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67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/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egetation1" table:style-name="ta1">
        <table:shapes>
          <draw:frame draw:z-index="0" draw:style-name="gr1" draw:text-style-name="P1" svg:width="159.99mm" svg:height="89.99mm" svg:x="1107.85mm" svg:y="5.92mm">
            <loext:p draw:notify-on-update-of-ranges="Vegetation1.X24:Vegetation1.AQ24 Vegetation1.X25:Vegetation1.A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ASS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FLAMMABILITY</text:p>
          </table:table-cell>
          <table:table-cell office:value-type="float" office:value="1" calcext:value-type="float">
            <text:p>1</text:p>
          </table:table-cell>
          <table:table-cell table:number-columns-repeated="50"/>
          <table:table-cell table:formula="of:=[.C5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FDI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  <table:table-cell office:value-type="float" office:value="32.5" calcext:value-type="float">
            <text:p>32.5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table:number-columns-repeated="30"/>
          <table:table-cell table:formula="of:=[.C6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S_PER_KM^2_PER_HOUR_POISSON_PARAMETER</text:p>
          </table:table-cell>
          <table:table-cell office:value-type="string" calcext:value-type="string">
            <text:p>TIME_STEP</text:p>
          </table:table-cell>
          <table:table-cell table:number-columns-repeated="21"/>
          <table:table-cell office:value-type="float" office:value="20000" calcext:value-type="float">
            <text:p>20000</text:p>
          </table:table-cell>
          <table:table-cell table:number-columns-repeated="28"/>
          <table:table-cell table:formula="of:=[.C7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" calcext:value-type="float">
            <text:p>0.00012</text:p>
          </table:table-cell>
          <table:table-cell table:number-columns-repeated="30"/>
          <table:table-cell table:formula="of:=[.C8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38" calcext:value-type="float">
            <text:p>0.000138</text:p>
          </table:table-cell>
          <table:table-cell table:number-columns-repeated="30"/>
          <table:table-cell table:formula="of:=[.C9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58" calcext:value-type="float">
            <text:p>0.000158</text:p>
          </table:table-cell>
          <table:table-cell table:number-columns-repeated="30"/>
          <table:table-cell table:formula="of:=[.C10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4" calcext:value-type="float">
            <text:p>0.000174</text:p>
          </table:table-cell>
          <table:table-cell table:number-columns-repeated="30"/>
          <table:table-cell table:formula="of:=[.C11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" calcext:value-type="float">
            <text:p>0.00019</text:p>
          </table:table-cell>
          <table:table-cell table:number-columns-repeated="30"/>
          <table:table-cell table:formula="of:=[.C12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04" calcext:value-type="float">
            <text:p>0.000204</text:p>
          </table:table-cell>
          <table:table-cell table:number-columns-repeated="30"/>
          <table:table-cell table:formula="of:=[.C13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18" calcext:value-type="float">
            <text:p>0.000218</text:p>
          </table:table-cell>
          <table:table-cell table:number-columns-repeated="30"/>
          <table:table-cell table:formula="of:=[.C14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6" calcext:value-type="float">
            <text:p>0.000226</text:p>
          </table:table-cell>
          <table:table-cell table:number-columns-repeated="30"/>
          <table:table-cell table:formula="of:=[.C15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34" calcext:value-type="float">
            <text:p>0.000234</text:p>
          </table:table-cell>
          <table:table-cell table:number-columns-repeated="30"/>
          <table:table-cell table:formula="of:=[.C16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38" calcext:value-type="float">
            <text:p>0.000238</text:p>
          </table:table-cell>
          <table:table-cell table:number-columns-repeated="30"/>
          <table:table-cell table:formula="of:=[.C17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4" calcext:value-type="float">
            <text:p>0.00024</text:p>
          </table:table-cell>
          <table:table-cell table:number-columns-repeated="30"/>
          <table:table-cell table:formula="of:=[.C18]/2" office:value-type="float" office:value="0.000006" calcext:value-type="float">
            <text:p>0.00000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38" calcext:value-type="float">
            <text:p>0.000238</text:p>
          </table:table-cell>
          <table:table-cell table:number-columns-repeated="30"/>
          <table:table-cell table:formula="of:=[.C19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34" calcext:value-type="float">
            <text:p>0.000234</text:p>
          </table:table-cell>
          <table:table-cell table:number-columns-repeated="30"/>
          <table:table-cell table:formula="of:=[.C20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6" calcext:value-type="float">
            <text:p>0.000226</text:p>
          </table:table-cell>
          <table:table-cell table:number-columns-repeated="30"/>
          <table:table-cell table:formula="of:=[.C21]/2" office:value-type="float" office:value="0.000005" calcext:value-type="float">
            <text:p>0.000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18" calcext:value-type="float">
            <text:p>0.000218</text:p>
          </table:table-cell>
          <table:table-cell table:number-columns-repeated="30"/>
          <table:table-cell table:formula="of:=[.C22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04" calcext:value-type="float">
            <text:p>0.000204</text:p>
          </table:table-cell>
          <table:table-cell table:number-columns-repeated="30"/>
          <table:table-cell table:formula="of:=[.C23]/2" office:value-type="float" office:value="0.000004" calcext:value-type="float">
            <text:p>0.00000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9" calcext:value-type="float">
            <text:p>0.00019</text:p>
          </table:table-cell>
          <table:table-cell table:number-columns-repeated="30"/>
          <table:table-cell table:formula="of:=[.C24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74" calcext:value-type="float">
            <text:p>0.000174</text:p>
          </table:table-cell>
          <table:table-cell table:number-columns-repeated="30"/>
          <table:table-cell table:formula="of:=[.C25]/2" office:value-type="float" office:value="0.000003" calcext:value-type="float">
            <text:p>0.00000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58" calcext:value-type="float">
            <text:p>0.0001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38" calcext:value-type="float">
            <text:p>0.000138</text:p>
          </table:table-cell>
          <table:table-cell/>
          <table:table-cell table:formula="of:=[.C5]*[.$X$4]*((EXP([.C355]+[.C437]^2)+[.AS27]+[.AS27]*(1-[.C273])+[.AS27]*(1-[.C273])*(1-[.C273]))*(1-[.C191])-(EXP([.C356]+[.C438]^2)+[.AS27]+[.AS27]*(1-[.C273])+[.AS27]*(1-[.C273])*(1-[.C273]))*(1-[.C192]))" office:value-type="float" office:value="2.35550903076547" calcext:value-type="float">
            <text:p>2.3555090308</text:p>
          </table:table-cell>
          <table:table-cell table:formula="of:=[.D5]*[.$X$4]*((EXP([.D355]+[.D437]^2)+[.AT27]+[.AT27]*(1-[.D273])+[.AT27]*(1-[.D273])*(1-[.D273]))*(1-[.D191])-(EXP([.D356]+[.D438]^2)+[.AT27]+[.AT27]*(1-[.D273])+[.AT27]*(1-[.D273])*(1-[.D273]))*(1-[.D192]))" office:value-type="float" office:value="5.32161062115147" calcext:value-type="float">
            <text:p>5.3216106212</text:p>
          </table:table-cell>
          <table:table-cell table:formula="of:=[.E5]*[.$X$4]*((EXP([.E355]+[.E437]^2)+[.AU27]+[.AU27]*(1-[.E273])+[.AU27]*(1-[.E273])*(1-[.E273]))*(1-[.E191])-(EXP([.E356]+[.E438]^2)+[.AU27]+[.AU27]*(1-[.E273])+[.AU27]*(1-[.E273])*(1-[.E273]))*(1-[.E192]))" office:value-type="float" office:value="8.87465241531665" calcext:value-type="float">
            <text:p>8.8746524153</text:p>
          </table:table-cell>
          <table:table-cell table:formula="of:=[.F5]*[.$X$4]*((EXP([.F355]+[.F437]^2)+[.AV27]+[.AV27]*(1-[.F273])+[.AV27]*(1-[.F273])*(1-[.F273]))*(1-[.F191])-(EXP([.F356]+[.F438]^2)+[.AV27]+[.AV27]*(1-[.F273])+[.AV27]*(1-[.F273])*(1-[.F273]))*(1-[.F192]))" office:value-type="float" office:value="13.0245797378578" calcext:value-type="float">
            <text:p>13.0245797379</text:p>
          </table:table-cell>
          <table:table-cell table:formula="of:=[.G5]*[.$X$4]*((EXP([.G355]+[.G437]^2)+[.AW27]+[.AW27]*(1-[.G273])+[.AW27]*(1-[.G273])*(1-[.G273]))*(1-[.G191])-(EXP([.G356]+[.G438]^2)+[.AW27]+[.AW27]*(1-[.G273])+[.AW27]*(1-[.G273])*(1-[.G273]))*(1-[.G192]))" office:value-type="float" office:value="17.7022052501419" calcext:value-type="float">
            <text:p>17.7022052501</text:p>
          </table:table-cell>
          <table:table-cell table:formula="of:=[.H5]*[.$X$4]*((EXP([.H355]+[.H437]^2)+[.AX27]+[.AX27]*(1-[.H273])+[.AX27]*(1-[.H273])*(1-[.H273]))*(1-[.H191])-(EXP([.H356]+[.H438]^2)+[.AX27]+[.AX27]*(1-[.H273])+[.AX27]*(1-[.H273])*(1-[.H273]))*(1-[.H192]))" office:value-type="float" office:value="23.0073424039797" calcext:value-type="float">
            <text:p>23.007342404</text:p>
          </table:table-cell>
          <table:table-cell table:formula="of:=[.I5]*[.$X$4]*((EXP([.I355]+[.I437]^2)+[.AY27]+[.AY27]*(1-[.I273])+[.AY27]*(1-[.I273])*(1-[.I273]))*(1-[.I191])-(EXP([.I356]+[.I438]^2)+[.AY27]+[.AY27]*(1-[.I273])+[.AY27]*(1-[.I273])*(1-[.I273]))*(1-[.I192]))" office:value-type="float" office:value="28.7812436482028" calcext:value-type="float">
            <text:p>28.7812436482</text:p>
          </table:table-cell>
          <table:table-cell table:formula="of:=[.J5]*[.$X$4]*((EXP([.J355]+[.J437]^2)+[.AZ27]+[.AZ27]*(1-[.J273])+[.AZ27]*(1-[.J273])*(1-[.J273]))*(1-[.J191])-(EXP([.J356]+[.J438]^2)+[.AZ27]+[.AZ27]*(1-[.J273])+[.AZ27]*(1-[.J273])*(1-[.J273]))*(1-[.J192]))" office:value-type="float" office:value="35.2225302154389" calcext:value-type="float">
            <text:p>35.2225302154</text:p>
          </table:table-cell>
          <table:table-cell table:formula="of:=[.K5]*[.$X$4]*((EXP([.K355]+[.K437]^2)+[.BA27]+[.BA27]*(1-[.K273])+[.BA27]*(1-[.K273])*(1-[.K273]))*(1-[.K191])-(EXP([.K356]+[.K438]^2)+[.BA27]+[.BA27]*(1-[.K273])+[.BA27]*(1-[.K273])*(1-[.K273]))*(1-[.K192]))" office:value-type="float" office:value="42.2448392325029" calcext:value-type="float">
            <text:p>42.2448392325</text:p>
          </table:table-cell>
          <table:table-cell table:formula="of:=[.L5]*[.$X$4]*((EXP([.L355]+[.L437]^2)+[.BB27]+[.BB27]*(1-[.L273])+[.BB27]*(1-[.L273])*(1-[.L273]))*(1-[.L191])-(EXP([.L356]+[.L438]^2)+[.BB27]+[.BB27]*(1-[.L273])+[.BB27]*(1-[.L273])*(1-[.L273]))*(1-[.L192]))" office:value-type="float" office:value="49.8152747607283" calcext:value-type="float">
            <text:p>49.8152747607</text:p>
          </table:table-cell>
          <table:table-cell table:formula="of:=[.M5]*[.$X$4]*((EXP([.M355]+[.M437]^2)+[.BC27]+[.BC27]*(1-[.M273])+[.BC27]*(1-[.M273])*(1-[.M273]))*(1-[.M191])-(EXP([.M356]+[.M438]^2)+[.BC27]+[.BC27]*(1-[.M273])+[.BC27]*(1-[.M273])*(1-[.M273]))*(1-[.M192]))" office:value-type="float" office:value="57.8747288554825" calcext:value-type="float">
            <text:p>57.8747288555</text:p>
          </table:table-cell>
          <table:table-cell table:formula="of:=[.N5]*[.$X$4]*((EXP([.N355]+[.N437]^2)+[.BD27]+[.BD27]*(1-[.N273])+[.BD27]*(1-[.N273])*(1-[.N273]))*(1-[.N191])-(EXP([.N356]+[.N438]^2)+[.BD27]+[.BD27]*(1-[.N273])+[.BD27]*(1-[.N273])*(1-[.N273]))*(1-[.N192]))" office:value-type="float" office:value="66.5979632775178" calcext:value-type="float">
            <text:p>66.5979632775</text:p>
          </table:table-cell>
          <table:table-cell table:formula="of:=[.O5]*[.$X$4]*((EXP([.O355]+[.O437]^2)+[.BE27]+[.BE27]*(1-[.O273])+[.BE27]*(1-[.O273])*(1-[.O273]))*(1-[.O191])-(EXP([.O356]+[.O438]^2)+[.BE27]+[.BE27]*(1-[.O273])+[.BE27]*(1-[.O273])*(1-[.O273]))*(1-[.O192]))" office:value-type="float" office:value="75.9625613964605" calcext:value-type="float">
            <text:p>75.9625613965</text:p>
          </table:table-cell>
          <table:table-cell table:formula="of:=[.P5]*[.$X$4]*((EXP([.P355]+[.P437]^2)+[.BF27]+[.BF27]*(1-[.P273])+[.BF27]*(1-[.P273])*(1-[.P273]))*(1-[.P191])-(EXP([.P356]+[.P438]^2)+[.BF27]+[.BF27]*(1-[.P273])+[.BF27]*(1-[.P273])*(1-[.P273]))*(1-[.P192]))" office:value-type="float" office:value="85.925536035219" calcext:value-type="float">
            <text:p>85.9255360352</text:p>
          </table:table-cell>
          <table:table-cell table:formula="of:=[.Q5]*[.$X$4]*((EXP([.Q355]+[.Q437]^2)+[.BG27]+[.BG27]*(1-[.Q273])+[.BG27]*(1-[.Q273])*(1-[.Q273]))*(1-[.Q191])-(EXP([.Q356]+[.Q438]^2)+[.BG27]+[.BG27]*(1-[.Q273])+[.BG27]*(1-[.Q273])*(1-[.Q273]))*(1-[.Q192]))" office:value-type="float" office:value="96.5151289877413" calcext:value-type="float">
            <text:p>96.5151289877</text:p>
          </table:table-cell>
          <table:table-cell table:formula="of:=[.R5]*[.$X$4]*((EXP([.R355]+[.R437]^2)+[.BH27]+[.BH27]*(1-[.R273])+[.BH27]*(1-[.R273])*(1-[.R273]))*(1-[.R191])-(EXP([.R356]+[.R438]^2)+[.BH27]+[.BH27]*(1-[.R273])+[.BH27]*(1-[.R273])*(1-[.R273]))*(1-[.R192]))" office:value-type="float" office:value="107.720346415338" calcext:value-type="float">
            <text:p>107.7203464153</text:p>
          </table:table-cell>
          <table:table-cell table:formula="of:=[.S5]*[.$X$4]*((EXP([.S355]+[.S437]^2)+[.BI27]+[.BI27]*(1-[.S273])+[.BI27]*(1-[.S273])*(1-[.S273]))*(1-[.S191])-(EXP([.S356]+[.S438]^2)+[.BI27]+[.BI27]*(1-[.S273])+[.BI27]*(1-[.S273])*(1-[.S273]))*(1-[.S192]))" office:value-type="float" office:value="119.560781339113" calcext:value-type="float">
            <text:p>119.5607813391</text:p>
          </table:table-cell>
          <table:table-cell table:formula="of:=[.T5]*[.$X$4]*((EXP([.T355]+[.T437]^2)+[.BJ27]+[.BJ27]*(1-[.T273])+[.BJ27]*(1-[.T273])*(1-[.T273]))*(1-[.T191])-(EXP([.T356]+[.T438]^2)+[.BJ27]+[.BJ27]*(1-[.T273])+[.BJ27]*(1-[.T273])*(1-[.T273]))*(1-[.T192]))" office:value-type="float" office:value="132.038365059999" calcext:value-type="float">
            <text:p>132.03836506</text:p>
          </table:table-cell>
          <table:table-cell table:formula="of:=[.U5]*[.$X$4]*((EXP([.U355]+[.U437]^2)+[.BK27]+[.BK27]*(1-[.U273])+[.BK27]*(1-[.U273])*(1-[.U273]))*(1-[.U191])-(EXP([.U356]+[.U438]^2)+[.BK27]+[.BK27]*(1-[.U273])+[.BK27]*(1-[.U273])*(1-[.U273]))*(1-[.U192]))" office:value-type="float" office:value="145.163662517489" calcext:value-type="float">
            <text:p>145.1636625175</text:p>
          </table:table-cell>
          <table:table-cell table:formula="of:=[.V5]*[.$X$4]*((EXP([.V355]+[.V437]^2)+[.BL27]+[.BL27]*(1-[.V273])+[.BL27]*(1-[.V273])*(1-[.V273]))*(1-[.V191])-(EXP([.V356]+[.V438]^2)+[.BL27]+[.BL27]*(1-[.V273])+[.BL27]*(1-[.V273])*(1-[.V273]))*(1-[.V192]))" office:value-type="float" office:value="158.927197406073" calcext:value-type="float">
            <text:p>158.927197406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2" calcext:value-type="float">
            <text:p>0.00012</text:p>
          </table:table-cell>
          <table:table-cell/>
          <table:table-cell table:formula="of:=([.AS27]-[.AS28])+([.AS27]+[.AS27]*(1-[.C273])+[.AS27]*(1-[.C273])*(1-[.C273]))*([.C274]-[.C273])" office:value-type="float" office:value="21.7830447840841" calcext:value-type="float">
            <text:p>21.7830447841</text:p>
          </table:table-cell>
          <table:table-cell table:formula="of:=([.AT27]-[.AT28])+([.AT27]+[.AT27]*(1-[.D273])+[.AT27]*(1-[.D273])*(1-[.D273]))*([.D274]-[.D273])" office:value-type="float" office:value="24.8657889695628" calcext:value-type="float">
            <text:p>24.8657889696</text:p>
          </table:table-cell>
          <table:table-cell table:formula="of:=([.AU27]-[.AU28])+([.AU27]+[.AU27]*(1-[.E273])+[.AU27]*(1-[.E273])*(1-[.E273]))*([.E274]-[.E273])" office:value-type="float" office:value="27.8973569157799" calcext:value-type="float">
            <text:p>27.8973569158</text:p>
          </table:table-cell>
          <table:table-cell table:formula="of:=([.AV27]-[.AV28])+([.AV27]+[.AV27]*(1-[.F273])+[.AV27]*(1-[.F273])*(1-[.F273]))*([.F274]-[.F273])" office:value-type="float" office:value="30.8800943647385" calcext:value-type="float">
            <text:p>30.8800943647</text:p>
          </table:table-cell>
          <table:table-cell table:formula="of:=([.AW27]-[.AW28])+([.AW27]+[.AW27]*(1-[.G273])+[.AW27]*(1-[.G273])*(1-[.G273]))*([.G274]-[.G273])" office:value-type="float" office:value="33.8162807116714" calcext:value-type="float">
            <text:p>33.8162807117</text:p>
          </table:table-cell>
          <table:table-cell table:formula="of:=([.AX27]-[.AX28])+([.AX27]+[.AX27]*(1-[.H273])+[.AX27]*(1-[.H273])*(1-[.H273]))*([.H274]-[.H273])" office:value-type="float" office:value="36.7079779451702" calcext:value-type="float">
            <text:p>36.7079779452</text:p>
          </table:table-cell>
          <table:table-cell table:formula="of:=([.AY27]-[.AY28])+([.AY27]+[.AY27]*(1-[.I273])+[.AY27]*(1-[.I273])*(1-[.I273]))*([.I274]-[.I273])" office:value-type="float" office:value="39.5569941839959" calcext:value-type="float">
            <text:p>39.556994184</text:p>
          </table:table-cell>
          <table:table-cell table:formula="of:=([.AZ27]-[.AZ28])+([.AZ27]+[.AZ27]*(1-[.J273])+[.AZ27]*(1-[.J273])*(1-[.J273]))*([.J274]-[.J273])" office:value-type="float" office:value="42.3648898375597" calcext:value-type="float">
            <text:p>42.3648898376</text:p>
          </table:table-cell>
          <table:table-cell table:formula="of:=([.BA27]-[.BA28])+([.BA27]+[.BA27]*(1-[.K273])+[.BA27]*(1-[.K273])*(1-[.K273]))*([.K274]-[.K273])" office:value-type="float" office:value="45.1329986386063" calcext:value-type="float">
            <text:p>45.1329986386</text:p>
          </table:table-cell>
          <table:table-cell table:formula="of:=([.BB27]-[.BB28])+([.BB27]+[.BB27]*(1-[.L273])+[.BB27]*(1-[.L273])*(1-[.L273]))*([.L274]-[.L273])" office:value-type="float" office:value="47.8624522191228" calcext:value-type="float">
            <text:p>47.8624522191</text:p>
          </table:table-cell>
          <table:table-cell table:formula="of:=([.BC27]-[.BC28])+([.BC27]+[.BC27]*(1-[.M273])+[.BC27]*(1-[.M273])*(1-[.M273]))*([.M274]-[.M273])" office:value-type="float" office:value="50.5542041223348" calcext:value-type="float">
            <text:p>50.5542041223</text:p>
          </table:table-cell>
          <table:table-cell table:formula="of:=([.BD27]-[.BD28])+([.BD27]+[.BD27]*(1-[.N273])+[.BD27]*(1-[.N273])*(1-[.N273]))*([.N274]-[.N273])" office:value-type="float" office:value="53.2090514076008" calcext:value-type="float">
            <text:p>53.2090514076</text:p>
          </table:table-cell>
          <table:table-cell table:formula="of:=([.BE27]-[.BE28])+([.BE27]+[.BE27]*(1-[.O273])+[.BE27]*(1-[.O273])*(1-[.O273]))*([.O274]-[.O273])" office:value-type="float" office:value="55.8276536109789" calcext:value-type="float">
            <text:p>55.827653611</text:p>
          </table:table-cell>
          <table:table-cell table:formula="of:=([.BF27]-[.BF28])+([.BF27]+[.BF27]*(1-[.P273])+[.BF27]*(1-[.P273])*(1-[.P273]))*([.P274]-[.P273])" office:value-type="float" office:value="58.4105491083563" calcext:value-type="float">
            <text:p>58.4105491084</text:p>
          </table:table-cell>
          <table:table-cell table:formula="of:=([.BG27]-[.BG28])+([.BG27]+[.BG27]*(1-[.Q273])+[.BG27]*(1-[.Q273])*(1-[.Q273]))*([.Q274]-[.Q273])" office:value-type="float" office:value="60.9581690472855" calcext:value-type="float">
            <text:p>60.9581690473</text:p>
          </table:table-cell>
          <table:table-cell table:formula="of:=([.BH27]-[.BH28])+([.BH27]+[.BH27]*(1-[.R273])+[.BH27]*(1-[.R273])*(1-[.R273]))*([.R274]-[.R273])" office:value-type="float" office:value="63.4708493822267" calcext:value-type="float">
            <text:p>63.4708493822</text:p>
          </table:table-cell>
          <table:table-cell table:formula="of:=([.BI27]-[.BI28])+([.BI27]+[.BI27]*(1-[.S273])+[.BI27]*(1-[.S273])*(1-[.S273]))*([.S274]-[.S273])" office:value-type="float" office:value="65.9488411570413" calcext:value-type="float">
            <text:p>65.948841157</text:p>
          </table:table-cell>
          <table:table-cell table:formula="of:=([.BJ27]-[.BJ28])+([.BJ27]+[.BJ27]*(1-[.T273])+[.BJ27]*(1-[.T273])*(1-[.T273]))*([.T274]-[.T273])" office:value-type="float" office:value="68.3923192065285" calcext:value-type="float">
            <text:p>68.3923192065</text:p>
          </table:table-cell>
          <table:table-cell table:formula="of:=([.BK27]-[.BK28])+([.BK27]+[.BK27]*(1-[.U273])+[.BK27]*(1-[.U273])*(1-[.U273]))*([.U274]-[.U273])" office:value-type="float" office:value="70.8013897817557" calcext:value-type="float">
            <text:p>70.8013897818</text:p>
          </table:table-cell>
          <table:table-cell table:formula="of:=([.BL27]-[.BL28])+([.BL27]+[.BL27]*(1-[.V273])+[.BL27]*(1-[.V273])*(1-[.V273]))*([.V274]-[.V273])" office:value-type="float" office:value="73.1760970071601" calcext:value-type="float">
            <text:p>73.176097007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OC_A^2_PER_HOUR_MEAN (Lognormal MU Parameter)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9133102513" calcext:value-type="float">
            <text:p>4.9133102513</text:p>
          </table:table-cell>
          <table:table-cell office:value-type="float" office:value="5.0213610972" calcext:value-type="float">
            <text:p>5.0213610972</text:p>
          </table:table-cell>
          <table:table-cell office:value-type="float" office:value="5.1157875564" calcext:value-type="float">
            <text:p>5.1157875564</text:p>
          </table:table-cell>
          <table:table-cell office:value-type="float" office:value="5.1996439427" calcext:value-type="float">
            <text:p>5.1996439427</text:p>
          </table:table-cell>
          <table:table-cell office:value-type="float" office:value="5.2750602415" calcext:value-type="float">
            <text:p>5.2750602415</text:p>
          </table:table-cell>
          <table:table-cell office:value-type="float" office:value="5.3435811404" calcext:value-type="float">
            <text:p>5.3435811404</text:p>
          </table:table-cell>
          <table:table-cell office:value-type="float" office:value="5.406362594" calcext:value-type="float">
            <text:p>5.406362594</text:p>
          </table:table-cell>
          <table:table-cell office:value-type="float" office:value="5.4642922256" calcext:value-type="float">
            <text:p>5.4642922256</text:p>
          </table:table-cell>
          <table:table-cell office:value-type="float" office:value="5.5180664458" calcext:value-type="float">
            <text:p>5.5180664458</text:p>
          </table:table-cell>
          <table:table-cell office:value-type="float" office:value="5.5682417132" calcext:value-type="float">
            <text:p>5.5682417132</text:p>
          </table:table-cell>
          <table:table-cell office:value-type="float" office:value="5.615269692" calcext:value-type="float">
            <text:p>5.615269692</text:p>
          </table:table-cell>
          <table:table-cell office:value-type="float" office:value="5.6595220186" calcext:value-type="float">
            <text:p>5.6595220186</text:p>
          </table:table-cell>
          <table:table-cell office:value-type="float" office:value="5.7013081578" calcext:value-type="float">
            <text:p>5.7013081578</text:p>
          </table:table-cell>
          <table:table-cell office:value-type="float" office:value="5.7408885415" calcext:value-type="float">
            <text:p>5.7408885415</text:p>
          </table:table-cell>
          <table:table-cell office:value-type="float" office:value="5.7784844092" calcext:value-type="float">
            <text:p>5.7784844092</text:p>
          </table:table-cell>
          <table:table-cell office:value-type="float" office:value="5.8142852984" calcext:value-type="float">
            <text:p>5.8142852984</text:p>
          </table:table-cell>
          <table:table-cell office:value-type="float" office:value="5.848454826" calcext:value-type="float">
            <text:p>5.848454826</text:p>
          </table:table-cell>
          <table:table-cell office:value-type="float" office:value="5.8811352096" calcext:value-type="float">
            <text:p>5.8811352096</text:p>
          </table:table-cell>
          <table:table-cell office:value-type="float" office:value="5.9124508437" calcext:value-type="float">
            <text:p>5.9124508437</text:p>
          </table:table-cell>
          <table:table-cell office:value-type="float" office:value="5.9425111589" calcext:value-type="float">
            <text:p>5.9425111589</text:p>
          </table:table-cell>
          <table:table-cell/>
          <table:table-cell table:style-name="ce2" table:formula="of:=EXP([.C27]+[.C109]^2/2)" office:value-type="float" office:value="137.390331999914" calcext:value-type="float">
            <text:p>137.3903319999</text:p>
          </table:table-cell>
          <table:table-cell table:style-name="ce2" table:formula="of:=EXP([.D27]+[.D109]^2/2)" office:value-type="float" office:value="152.702973193982" calcext:value-type="float">
            <text:p>152.702973194</text:p>
          </table:table-cell>
          <table:table-cell table:style-name="ce2" table:formula="of:=EXP([.E27]+[.E109]^2/2)" office:value-type="float" office:value="167.558607527367" calcext:value-type="float">
            <text:p>167.5586075274</text:p>
          </table:table-cell>
          <table:table-cell table:style-name="ce2" table:formula="of:=EXP([.F27]+[.F109]^2/2)" office:value-type="float" office:value="182.01304240647" calcext:value-type="float">
            <text:p>182.0130424065</text:p>
          </table:table-cell>
          <table:table-cell table:style-name="ce2" table:formula="of:=EXP([.G27]+[.G109]^2/2)" office:value-type="float" office:value="196.112170841373" calcext:value-type="float">
            <text:p>196.1121708414</text:p>
          </table:table-cell>
          <table:table-cell table:style-name="ce2" table:formula="of:=EXP([.H27]+[.H109]^2/2)" office:value-type="float" office:value="209.8938775071" calcext:value-type="float">
            <text:p>209.8938775071</text:p>
          </table:table-cell>
          <table:table-cell table:style-name="ce2" table:formula="of:=EXP([.I27]+[.I109]^2/2)" office:value-type="float" office:value="223.389710476367" calcext:value-type="float">
            <text:p>223.3897104764</text:p>
          </table:table-cell>
          <table:table-cell table:style-name="ce2" table:formula="of:=EXP([.J27]+[.J109]^2/2)" office:value-type="float" office:value="236.626205993978" calcext:value-type="float">
            <text:p>236.626205994</text:p>
          </table:table-cell>
          <table:table-cell table:style-name="ce2" table:formula="of:=EXP([.K27]+[.K109]^2/2)" office:value-type="float" office:value="249.62590869895" calcext:value-type="float">
            <text:p>249.625908699</text:p>
          </table:table-cell>
          <table:table-cell table:style-name="ce2" table:formula="of:=EXP([.L27]+[.L109]^2/2)" office:value-type="float" office:value="262.408153436912" calcext:value-type="float">
            <text:p>262.4081534369</text:p>
          </table:table-cell>
          <table:table-cell table:style-name="ce2" table:formula="of:=EXP([.M27]+[.M109]^2/2)" office:value-type="float" office:value="274.989667474266" calcext:value-type="float">
            <text:p>274.9896674743</text:p>
          </table:table-cell>
          <table:table-cell table:style-name="ce2" table:formula="of:=EXP([.N27]+[.N109]^2/2)" office:value-type="float" office:value="287.385037980585" calcext:value-type="float">
            <text:p>287.3850379806</text:p>
          </table:table-cell>
          <table:table-cell table:style-name="ce2" table:formula="of:=EXP([.O27]+[.O109]^2/2)" office:value-type="float" office:value="299.607078504931" calcext:value-type="float">
            <text:p>299.6070785049</text:p>
          </table:table-cell>
          <table:table-cell table:style-name="ce2" table:formula="of:=EXP([.P27]+[.P109]^2/2)" office:value-type="float" office:value="311.667119499701" calcext:value-type="float">
            <text:p>311.6671194997</text:p>
          </table:table-cell>
          <table:table-cell table:style-name="ce2" table:formula="of:=EXP([.Q27]+[.Q109]^2/2)" office:value-type="float" office:value="323.575240429189" calcext:value-type="float">
            <text:p>323.5752404292</text:p>
          </table:table-cell>
          <table:table-cell table:style-name="ce2" table:formula="of:=EXP([.R27]+[.R109]^2/2)" office:value-type="float" office:value="335.340457642451" calcext:value-type="float">
            <text:p>335.3404576425</text:p>
          </table:table-cell>
          <table:table-cell table:style-name="ce2" table:formula="of:=EXP([.S27]+[.S109]^2/2)" office:value-type="float" office:value="346.970877171267" calcext:value-type="float">
            <text:p>346.9708771713</text:p>
          </table:table-cell>
          <table:table-cell table:style-name="ce2" table:formula="of:=EXP([.T27]+[.T109]^2/2)" office:value-type="float" office:value="358.473820561454" calcext:value-type="float">
            <text:p>358.4738205615</text:p>
          </table:table-cell>
          <table:table-cell table:style-name="ce2" table:formula="of:=EXP([.U27]+[.U109]^2/2)" office:value-type="float" office:value="369.85592899351" calcext:value-type="float">
            <text:p>369.8559289935</text:p>
          </table:table-cell>
          <table:table-cell table:style-name="ce2" table:formula="of:=EXP([.V27]+[.V109]^2/2)" office:value-type="float" office:value="381.123250271306" calcext:value-type="float">
            <text:p>381.1232502713</text:p>
          </table:table-cell>
          <table:table-cell table:style-name="ce3" office:value-type="float" office:value="0.5" calcext:value-type="float">
            <text:p>0.5</text:p>
          </table:table-cell>
          <table:table-cell table:style-name="ce6" table:formula="of:=[.$AR27]*[.X27]" office:value-type="float" office:value="68.6951659999571" calcext:value-type="float">
            <text:p>68.695166</text:p>
          </table:table-cell>
          <table:table-cell table:style-name="ce6" table:formula="of:=[.$AR27]*[.Y27]" office:value-type="float" office:value="76.3514865969911" calcext:value-type="float">
            <text:p>76.351486597</text:p>
          </table:table-cell>
          <table:table-cell table:style-name="ce6" table:formula="of:=[.$AR27]*[.Z27]" office:value-type="float" office:value="83.7793037636837" calcext:value-type="float">
            <text:p>83.7793037637</text:p>
          </table:table-cell>
          <table:table-cell table:style-name="ce6" table:formula="of:=[.$AR27]*[.AA27]" office:value-type="float" office:value="91.0065212032348" calcext:value-type="float">
            <text:p>91.0065212032</text:p>
          </table:table-cell>
          <table:table-cell table:style-name="ce6" table:formula="of:=[.$AR27]*[.AB27]" office:value-type="float" office:value="98.0560854206867" calcext:value-type="float">
            <text:p>98.0560854207</text:p>
          </table:table-cell>
          <table:table-cell table:style-name="ce6" table:formula="of:=[.$AR27]*[.AC27]" office:value-type="float" office:value="104.94693875355" calcext:value-type="float">
            <text:p>104.9469387536</text:p>
          </table:table-cell>
          <table:table-cell table:style-name="ce6" table:formula="of:=[.$AR27]*[.AD27]" office:value-type="float" office:value="111.694855238183" calcext:value-type="float">
            <text:p>111.6948552382</text:p>
          </table:table-cell>
          <table:table-cell table:style-name="ce6" table:formula="of:=[.$AR27]*[.AE27]" office:value-type="float" office:value="118.313102996989" calcext:value-type="float">
            <text:p>118.313102997</text:p>
          </table:table-cell>
          <table:table-cell table:style-name="ce6" table:formula="of:=[.$AR27]*[.AF27]" office:value-type="float" office:value="124.812954349475" calcext:value-type="float">
            <text:p>124.8129543495</text:p>
          </table:table-cell>
          <table:table-cell table:style-name="ce6" table:formula="of:=[.$AR27]*[.AG27]" office:value-type="float" office:value="131.204076718456" calcext:value-type="float">
            <text:p>131.2040767185</text:p>
          </table:table-cell>
          <table:table-cell table:style-name="ce6" table:formula="of:=[.$AR27]*[.AH27]" office:value-type="float" office:value="137.494833737133" calcext:value-type="float">
            <text:p>137.4948337371</text:p>
          </table:table-cell>
          <table:table-cell table:style-name="ce6" table:formula="of:=[.$AR27]*[.AI27]" office:value-type="float" office:value="143.692518990293" calcext:value-type="float">
            <text:p>143.6925189903</text:p>
          </table:table-cell>
          <table:table-cell table:style-name="ce6" table:formula="of:=[.$AR27]*[.AJ27]" office:value-type="float" office:value="149.803539252465" calcext:value-type="float">
            <text:p>149.8035392525</text:p>
          </table:table-cell>
          <table:table-cell table:style-name="ce6" table:formula="of:=[.$AR27]*[.AK27]" office:value-type="float" office:value="155.833559749851" calcext:value-type="float">
            <text:p>155.8335597499</text:p>
          </table:table-cell>
          <table:table-cell table:style-name="ce6" table:formula="of:=[.$AR27]*[.AL27]" office:value-type="float" office:value="161.787620214595" calcext:value-type="float">
            <text:p>161.7876202146</text:p>
          </table:table-cell>
          <table:table-cell table:style-name="ce6" table:formula="of:=[.$AR27]*[.AM27]" office:value-type="float" office:value="167.670228821226" calcext:value-type="float">
            <text:p>167.6702288212</text:p>
          </table:table-cell>
          <table:table-cell table:style-name="ce6" table:formula="of:=[.$AR27]*[.AN27]" office:value-type="float" office:value="173.485438585633" calcext:value-type="float">
            <text:p>173.4854385856</text:p>
          </table:table-cell>
          <table:table-cell table:style-name="ce6" table:formula="of:=[.$AR27]*[.AO27]" office:value-type="float" office:value="179.236910280727" calcext:value-type="float">
            <text:p>179.2369102807</text:p>
          </table:table-cell>
          <table:table-cell table:style-name="ce6" table:formula="of:=[.$AR27]*[.AP27]" office:value-type="float" office:value="184.927964496755" calcext:value-type="float">
            <text:p>184.9279644968</text:p>
          </table:table-cell>
          <table:table-cell table:style-name="ce6" table:formula="of:=[.$AR27]*[.AQ27]" office:value-type="float" office:value="190.561625135653" calcext:value-type="float">
            <text:p>190.5616251357</text:p>
          </table:table-cell>
          <table:table-cell/>
          <table:table-cell table:formula="of:=LN([.AS27])-[.C109]^2/2" office:value-type="float" office:value="4.22016307074006" calcext:value-type="float">
            <text:p>4.2201630707</text:p>
          </table:table-cell>
          <table:table-cell table:formula="of:=LN([.AT27])-[.D109]^2/2" office:value-type="float" office:value="4.32821391664005" calcext:value-type="float">
            <text:p>4.3282139166</text:p>
          </table:table-cell>
          <table:table-cell table:formula="of:=LN([.AU27])-[.E109]^2/2" office:value-type="float" office:value="4.42264037584005" calcext:value-type="float">
            <text:p>4.4226403758</text:p>
          </table:table-cell>
          <table:table-cell table:formula="of:=LN([.AV27])-[.F109]^2/2" office:value-type="float" office:value="4.50649676214005" calcext:value-type="float">
            <text:p>4.5064967621</text:p>
          </table:table-cell>
          <table:table-cell table:formula="of:=LN([.AW27])-[.G109]^2/2" office:value-type="float" office:value="4.58191306094006" calcext:value-type="float">
            <text:p>4.5819130609</text:p>
          </table:table-cell>
          <table:table-cell table:formula="of:=LN([.AX27])-[.H109]^2/2" office:value-type="float" office:value="4.65043395984006" calcext:value-type="float">
            <text:p>4.6504339598</text:p>
          </table:table-cell>
          <table:table-cell table:formula="of:=LN([.AY27])-[.I109]^2/2" office:value-type="float" office:value="4.71321541344005" calcext:value-type="float">
            <text:p>4.7132154134</text:p>
          </table:table-cell>
          <table:table-cell table:formula="of:=LN([.AZ27])-[.J109]^2/2" office:value-type="float" office:value="4.77114504504006" calcext:value-type="float">
            <text:p>4.771145045</text:p>
          </table:table-cell>
          <table:table-cell table:formula="of:=LN([.BA27])-[.K109]^2/2" office:value-type="float" office:value="4.82491926524005" calcext:value-type="float">
            <text:p>4.8249192652</text:p>
          </table:table-cell>
          <table:table-cell table:formula="of:=LN([.BB27])-[.L109]^2/2" office:value-type="float" office:value="4.87509453264005" calcext:value-type="float">
            <text:p>4.8750945326</text:p>
          </table:table-cell>
          <table:table-cell table:formula="of:=LN([.BC27])-[.M109]^2/2" office:value-type="float" office:value="4.92212251144005" calcext:value-type="float">
            <text:p>4.9221225114</text:p>
          </table:table-cell>
          <table:table-cell table:formula="of:=LN([.BD27])-[.N109]^2/2" office:value-type="float" office:value="4.96637483804005" calcext:value-type="float">
            <text:p>4.966374838</text:p>
          </table:table-cell>
          <table:table-cell table:formula="of:=LN([.BE27])-[.O109]^2/2" office:value-type="float" office:value="5.00816097724005" calcext:value-type="float">
            <text:p>5.0081609772</text:p>
          </table:table-cell>
          <table:table-cell table:formula="of:=LN([.BF27])-[.P109]^2/2" office:value-type="float" office:value="5.04774136094006" calcext:value-type="float">
            <text:p>5.0477413609</text:p>
          </table:table-cell>
          <table:table-cell table:formula="of:=LN([.BG27])-[.Q109]^2/2" office:value-type="float" office:value="5.08533722864005" calcext:value-type="float">
            <text:p>5.0853372286</text:p>
          </table:table-cell>
          <table:table-cell table:formula="of:=LN([.BH27])-[.R109]^2/2" office:value-type="float" office:value="5.12113811784005" calcext:value-type="float">
            <text:p>5.1211381178</text:p>
          </table:table-cell>
          <table:table-cell table:formula="of:=LN([.BI27])-[.S109]^2/2" office:value-type="float" office:value="5.15530764544006" calcext:value-type="float">
            <text:p>5.1553076454</text:p>
          </table:table-cell>
          <table:table-cell table:formula="of:=LN([.BJ27])-[.T109]^2/2" office:value-type="float" office:value="5.18798802904005" calcext:value-type="float">
            <text:p>5.187988029</text:p>
          </table:table-cell>
          <table:table-cell table:formula="of:=LN([.BK27])-[.U109]^2/2" office:value-type="float" office:value="5.21930366314006" calcext:value-type="float">
            <text:p>5.2193036631</text:p>
          </table:table-cell>
          <table:table-cell table:formula="of:=LN([.BL27])-[.V109]^2/2" office:value-type="float" office:value="5.24936397834006" calcext:value-type="float">
            <text:p>5.24936397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3899406003" calcext:value-type="float">
            <text:p>4.3899406003</text:p>
          </table:table-cell>
          <table:table-cell office:value-type="float" office:value="4.4864817856" calcext:value-type="float">
            <text:p>4.4864817856</text:p>
          </table:table-cell>
          <table:table-cell office:value-type="float" office:value="4.5708498645" calcext:value-type="float">
            <text:p>4.5708498645</text:p>
          </table:table-cell>
          <table:table-cell office:value-type="float" office:value="4.645773803" calcext:value-type="float">
            <text:p>4.645773803</text:p>
          </table:table-cell>
          <table:table-cell office:value-type="float" office:value="4.7131566986" calcext:value-type="float">
            <text:p>4.7131566986</text:p>
          </table:table-cell>
          <table:table-cell office:value-type="float" office:value="4.7743786977" calcext:value-type="float">
            <text:p>4.7743786977</text:p>
          </table:table-cell>
          <table:table-cell office:value-type="float" office:value="4.8304726217" calcext:value-type="float">
            <text:p>4.8304726217</text:p>
          </table:table-cell>
          <table:table-cell office:value-type="float" office:value="4.8822315437" calcext:value-type="float">
            <text:p>4.8822315437</text:p>
          </table:table-cell>
          <table:table-cell office:value-type="float" office:value="4.9302776919" calcext:value-type="float">
            <text:p>4.9302776919</text:p>
          </table:table-cell>
          <table:table-cell office:value-type="float" office:value="4.9751082506" calcext:value-type="float">
            <text:p>4.9751082506</text:p>
          </table:table-cell>
          <table:table-cell office:value-type="float" office:value="5.0171267723" calcext:value-type="float">
            <text:p>5.0171267723</text:p>
          </table:table-cell>
          <table:table-cell office:value-type="float" office:value="5.0566653065" calcext:value-type="float">
            <text:p>5.0566653065</text:p>
          </table:table-cell>
          <table:table-cell office:value-type="float" office:value="5.0940003535" calcext:value-type="float">
            <text:p>5.0940003535</text:p>
          </table:table-cell>
          <table:table-cell office:value-type="float" office:value="5.1293646037" calcext:value-type="float">
            <text:p>5.1293646037</text:p>
          </table:table-cell>
          <table:table-cell office:value-type="float" office:value="5.1629557301" calcext:value-type="float">
            <text:p>5.1629557301</text:p>
          </table:table-cell>
          <table:table-cell office:value-type="float" office:value="5.1949430807" calcext:value-type="float">
            <text:p>5.1949430807</text:p>
          </table:table-cell>
          <table:table-cell office:value-type="float" office:value="5.2254728435" calcext:value-type="float">
            <text:p>5.2254728435</text:p>
          </table:table-cell>
          <table:table-cell office:value-type="float" office:value="5.2546720871" calcext:value-type="float">
            <text:p>5.2546720871</text:p>
          </table:table-cell>
          <table:table-cell office:value-type="float" office:value="5.2826519553" calcext:value-type="float">
            <text:p>5.2826519553</text:p>
          </table:table-cell>
          <table:table-cell office:value-type="float" office:value="5.3095102223" calcext:value-type="float">
            <text:p>5.3095102223</text:p>
          </table:table-cell>
          <table:table-cell/>
          <table:table-cell table:style-name="ce2" table:formula="of:=EXP([.C28]+[.C110]^2/2)" office:value-type="float" office:value="81.4066009449896" calcext:value-type="float">
            <text:p>81.406600945</text:p>
          </table:table-cell>
          <table:table-cell table:style-name="ce2" table:formula="of:=EXP([.D28]+[.D110]^2/2)" office:value-type="float" office:value="89.4442361438862" calcext:value-type="float">
            <text:p>89.4442361439</text:p>
          </table:table-cell>
          <table:table-cell table:style-name="ce2" table:formula="of:=EXP([.E28]+[.E110]^2/2)" office:value-type="float" office:value="97.1635356893031" calcext:value-type="float">
            <text:p>97.1635356893</text:p>
          </table:table-cell>
          <table:table-cell table:style-name="ce2" table:formula="of:=EXP([.F28]+[.F110]^2/2)" office:value-type="float" office:value="104.606763105734" calcext:value-type="float">
            <text:p>104.6067631057</text:p>
          </table:table-cell>
          <table:table-cell table:style-name="ce2" table:formula="of:=EXP([.G28]+[.G110]^2/2)" office:value-type="float" office:value="111.808015466257" calcext:value-type="float">
            <text:p>111.8080154663</text:p>
          </table:table-cell>
          <table:table-cell table:style-name="ce2" table:formula="of:=EXP([.H28]+[.H110]^2/2)" office:value-type="float" office:value="118.795035232525" calcext:value-type="float">
            <text:p>118.7950352325</text:p>
          </table:table-cell>
          <table:table-cell table:style-name="ce2" table:formula="of:=EXP([.I28]+[.I110]^2/2)" office:value-type="float" office:value="125.590655769813" calcext:value-type="float">
            <text:p>125.5906557698</text:p>
          </table:table-cell>
          <table:table-cell table:style-name="ce2" table:formula="of:=EXP([.J28]+[.J110]^2/2)" office:value-type="float" office:value="132.213894533086" calcext:value-type="float">
            <text:p>132.2138945331</text:p>
          </table:table-cell>
          <table:table-cell table:style-name="ce2" table:formula="of:=EXP([.K28]+[.K110]^2/2)" office:value-type="float" office:value="138.680770684167" calcext:value-type="float">
            <text:p>138.6807706842</text:p>
          </table:table-cell>
          <table:table-cell table:style-name="ce2" table:formula="of:=EXP([.L28]+[.L110]^2/2)" office:value-type="float" office:value="145.004919080232" calcext:value-type="float">
            <text:p>145.0049190802</text:p>
          </table:table-cell>
          <table:table-cell table:style-name="ce2" table:formula="of:=EXP([.M28]+[.M110]^2/2)" office:value-type="float" office:value="151.198055685496" calcext:value-type="float">
            <text:p>151.1980556855</text:p>
          </table:table-cell>
          <table:table-cell table:style-name="ce2" table:formula="of:=EXP([.N28]+[.N110]^2/2)" office:value-type="float" office:value="157.270334477893" calcext:value-type="float">
            <text:p>157.2703344779</text:p>
          </table:table-cell>
          <table:table-cell table:style-name="ce2" table:formula="of:=EXP([.O28]+[.O110]^2/2)" office:value-type="float" office:value="163.230624260696" calcext:value-type="float">
            <text:p>163.2306242607</text:p>
          </table:table-cell>
          <table:table-cell table:style-name="ce2" table:formula="of:=EXP([.P28]+[.P110]^2/2)" office:value-type="float" office:value="169.086726146522" calcext:value-type="float">
            <text:p>169.0867261465</text:p>
          </table:table-cell>
          <table:table-cell table:style-name="ce2" table:formula="of:=EXP([.Q28]+[.Q110]^2/2)" office:value-type="float" office:value="174.845546060523" calcext:value-type="float">
            <text:p>174.8455460605</text:p>
          </table:table-cell>
          <table:table-cell table:style-name="ce2" table:formula="of:=EXP([.R28]+[.R110]^2/2)" office:value-type="float" office:value="180.513233255509" calcext:value-type="float">
            <text:p>180.5132332555</text:p>
          </table:table-cell>
          <table:table-cell table:style-name="ce2" table:formula="of:=EXP([.S28]+[.S110]^2/2)" office:value-type="float" office:value="186.095292253646" calcext:value-type="float">
            <text:p>186.0952922536</text:p>
          </table:table-cell>
          <table:table-cell table:style-name="ce2" table:formula="of:=EXP([.T28]+[.T110]^2/2)" office:value-type="float" office:value="191.596674696525" calcext:value-type="float">
            <text:p>191.5966746965</text:p>
          </table:table-cell>
          <table:table-cell table:style-name="ce2" table:formula="of:=EXP([.U28]+[.U110]^2/2)" office:value-type="float" office:value="197.021854732079" calcext:value-type="float">
            <text:p>197.0218547321</text:p>
          </table:table-cell>
          <table:table-cell table:style-name="ce2" table:formula="of:=EXP([.V28]+[.V110]^2/2)" office:value-type="float" office:value="202.374891879675" calcext:value-type="float">
            <text:p>202.3748918797</text:p>
          </table:table-cell>
          <table:table-cell table:style-name="ce4" office:value-type="float" office:value="0.675" calcext:value-type="float">
            <text:p>0.675</text:p>
          </table:table-cell>
          <table:table-cell table:style-name="ce6" table:formula="of:=[.$AR28]*[.X28]" office:value-type="float" office:value="54.949455637868" calcext:value-type="float">
            <text:p>54.9494556379</text:p>
          </table:table-cell>
          <table:table-cell table:style-name="ce6" table:formula="of:=[.$AR28]*[.Y28]" office:value-type="float" office:value="60.3748593971232" calcext:value-type="float">
            <text:p>60.3748593971</text:p>
          </table:table-cell>
          <table:table-cell table:style-name="ce6" table:formula="of:=[.$AR28]*[.Z28]" office:value-type="float" office:value="65.5853865902796" calcext:value-type="float">
            <text:p>65.5853865903</text:p>
          </table:table-cell>
          <table:table-cell table:style-name="ce6" table:formula="of:=[.$AR28]*[.AA28]" office:value-type="float" office:value="70.6095650963701" calcext:value-type="float">
            <text:p>70.6095650964</text:p>
          </table:table-cell>
          <table:table-cell table:style-name="ce6" table:formula="of:=[.$AR28]*[.AB28]" office:value-type="float" office:value="75.4704104397232" calcext:value-type="float">
            <text:p>75.4704104397</text:p>
          </table:table-cell>
          <table:table-cell table:style-name="ce6" table:formula="of:=[.$AR28]*[.AC28]" office:value-type="float" office:value="80.1866487819541" calcext:value-type="float">
            <text:p>80.186648782</text:p>
          </table:table-cell>
          <table:table-cell table:style-name="ce6" table:formula="of:=[.$AR28]*[.AD28]" office:value-type="float" office:value="84.7736926446235" calcext:value-type="float">
            <text:p>84.7736926446</text:p>
          </table:table-cell>
          <table:table-cell table:style-name="ce6" table:formula="of:=[.$AR28]*[.AE28]" office:value-type="float" office:value="89.2443788098334" calcext:value-type="float">
            <text:p>89.2443788098</text:p>
          </table:table-cell>
          <table:table-cell table:style-name="ce6" table:formula="of:=[.$AR28]*[.AF28]" office:value-type="float" office:value="93.6095202118125" calcext:value-type="float">
            <text:p>93.6095202118</text:p>
          </table:table-cell>
          <table:table-cell table:style-name="ce6" table:formula="of:=[.$AR28]*[.AG28]" office:value-type="float" office:value="97.8783203791565" calcext:value-type="float">
            <text:p>97.8783203792</text:p>
          </table:table-cell>
          <table:table-cell table:style-name="ce6" table:formula="of:=[.$AR28]*[.AH28]" office:value-type="float" office:value="102.05868758771" calcext:value-type="float">
            <text:p>102.0586875877</text:p>
          </table:table-cell>
          <table:table-cell table:style-name="ce6" table:formula="of:=[.$AR28]*[.AI28]" office:value-type="float" office:value="106.157475772578" calcext:value-type="float">
            <text:p>106.1574757726</text:p>
          </table:table-cell>
          <table:table-cell table:style-name="ce6" table:formula="of:=[.$AR28]*[.AJ28]" office:value-type="float" office:value="110.18067137597" calcext:value-type="float">
            <text:p>110.180671376</text:p>
          </table:table-cell>
          <table:table-cell table:style-name="ce6" table:formula="of:=[.$AR28]*[.AK28]" office:value-type="float" office:value="114.133540148902" calcext:value-type="float">
            <text:p>114.1335401489</text:p>
          </table:table-cell>
          <table:table-cell table:style-name="ce6" table:formula="of:=[.$AR28]*[.AL28]" office:value-type="float" office:value="118.020743590853" calcext:value-type="float">
            <text:p>118.0207435909</text:p>
          </table:table-cell>
          <table:table-cell table:style-name="ce6" table:formula="of:=[.$AR28]*[.AM28]" office:value-type="float" office:value="121.846432447469" calcext:value-type="float">
            <text:p>121.8464324475</text:p>
          </table:table-cell>
          <table:table-cell table:style-name="ce6" table:formula="of:=[.$AR28]*[.AN28]" office:value-type="float" office:value="125.614322271211" calcext:value-type="float">
            <text:p>125.6143222712</text:p>
          </table:table-cell>
          <table:table-cell table:style-name="ce6" table:formula="of:=[.$AR28]*[.AO28]" office:value-type="float" office:value="129.327755420155" calcext:value-type="float">
            <text:p>129.3277554202</text:p>
          </table:table-cell>
          <table:table-cell table:style-name="ce6" table:formula="of:=[.$AR28]*[.AP28]" office:value-type="float" office:value="132.989751944153" calcext:value-type="float">
            <text:p>132.9897519442</text:p>
          </table:table-cell>
          <table:table-cell table:style-name="ce6" table:formula="of:=[.$AR28]*[.AQ28]" office:value-type="float" office:value="136.603052018781" calcext:value-type="float">
            <text:p>136.6030520188</text:p>
          </table:table-cell>
          <table:table-cell/>
          <table:table-cell table:formula="of:=LN([.AS28])-[.C110]^2/2" office:value-type="float" office:value="3.99689801219039" calcext:value-type="float">
            <text:p>3.9968980122</text:p>
          </table:table-cell>
          <table:table-cell table:formula="of:=LN([.AT28])-[.D110]^2/2" office:value-type="float" office:value="4.09343919749039" calcext:value-type="float">
            <text:p>4.0934391975</text:p>
          </table:table-cell>
          <table:table-cell table:formula="of:=LN([.AU28])-[.E110]^2/2" office:value-type="float" office:value="4.17780727639039" calcext:value-type="float">
            <text:p>4.1778072764</text:p>
          </table:table-cell>
          <table:table-cell table:formula="of:=LN([.AV28])-[.F110]^2/2" office:value-type="float" office:value="4.25273121489039" calcext:value-type="float">
            <text:p>4.2527312149</text:p>
          </table:table-cell>
          <table:table-cell table:formula="of:=LN([.AW28])-[.G110]^2/2" office:value-type="float" office:value="4.32011411049039" calcext:value-type="float">
            <text:p>4.3201141105</text:p>
          </table:table-cell>
          <table:table-cell table:formula="of:=LN([.AX28])-[.H110]^2/2" office:value-type="float" office:value="4.38133610959039" calcext:value-type="float">
            <text:p>4.3813361096</text:p>
          </table:table-cell>
          <table:table-cell table:formula="of:=LN([.AY28])-[.I110]^2/2" office:value-type="float" office:value="4.43743003359039" calcext:value-type="float">
            <text:p>4.4374300336</text:p>
          </table:table-cell>
          <table:table-cell table:formula="of:=LN([.AZ28])-[.J110]^2/2" office:value-type="float" office:value="4.48918895559039" calcext:value-type="float">
            <text:p>4.4891889556</text:p>
          </table:table-cell>
          <table:table-cell table:formula="of:=LN([.BA28])-[.K110]^2/2" office:value-type="float" office:value="4.53723510379039" calcext:value-type="float">
            <text:p>4.5372351038</text:p>
          </table:table-cell>
          <table:table-cell table:formula="of:=LN([.BB28])-[.L110]^2/2" office:value-type="float" office:value="4.58206566249039" calcext:value-type="float">
            <text:p>4.5820656625</text:p>
          </table:table-cell>
          <table:table-cell table:formula="of:=LN([.BC28])-[.M110]^2/2" office:value-type="float" office:value="4.62408418419039" calcext:value-type="float">
            <text:p>4.6240841842</text:p>
          </table:table-cell>
          <table:table-cell table:formula="of:=LN([.BD28])-[.N110]^2/2" office:value-type="float" office:value="4.66362271839039" calcext:value-type="float">
            <text:p>4.6636227184</text:p>
          </table:table-cell>
          <table:table-cell table:formula="of:=LN([.BE28])-[.O110]^2/2" office:value-type="float" office:value="4.70095776539039" calcext:value-type="float">
            <text:p>4.7009577654</text:p>
          </table:table-cell>
          <table:table-cell table:formula="of:=LN([.BF28])-[.P110]^2/2" office:value-type="float" office:value="4.73632201559039" calcext:value-type="float">
            <text:p>4.7363220156</text:p>
          </table:table-cell>
          <table:table-cell table:formula="of:=LN([.BG28])-[.Q110]^2/2" office:value-type="float" office:value="4.76991314199039" calcext:value-type="float">
            <text:p>4.769913142</text:p>
          </table:table-cell>
          <table:table-cell table:formula="of:=LN([.BH28])-[.R110]^2/2" office:value-type="float" office:value="4.80190049259039" calcext:value-type="float">
            <text:p>4.8019004926</text:p>
          </table:table-cell>
          <table:table-cell table:formula="of:=LN([.BI28])-[.S110]^2/2" office:value-type="float" office:value="4.83243025539039" calcext:value-type="float">
            <text:p>4.8324302554</text:p>
          </table:table-cell>
          <table:table-cell table:formula="of:=LN([.BJ28])-[.T110]^2/2" office:value-type="float" office:value="4.86162949899039" calcext:value-type="float">
            <text:p>4.861629499</text:p>
          </table:table-cell>
          <table:table-cell table:formula="of:=LN([.BK28])-[.U110]^2/2" office:value-type="float" office:value="4.88960936719039" calcext:value-type="float">
            <text:p>4.8896093672</text:p>
          </table:table-cell>
          <table:table-cell table:formula="of:=LN([.BL28])-[.V110]^2/2" office:value-type="float" office:value="4.91646763419039" calcext:value-type="float">
            <text:p>4.916467634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6522925072" calcext:value-type="float">
            <text:p>3.6522925072</text:p>
          </table:table-cell>
          <table:table-cell office:value-type="float" office:value="3.732611737" calcext:value-type="float">
            <text:p>3.732611737</text:p>
          </table:table-cell>
          <table:table-cell office:value-type="float" office:value="3.8028033251" calcext:value-type="float">
            <text:p>3.8028033251</text:p>
          </table:table-cell>
          <table:table-cell office:value-type="float" office:value="3.8651376854" calcext:value-type="float">
            <text:p>3.8651376854</text:p>
          </table:table-cell>
          <table:table-cell office:value-type="float" office:value="3.9211981352" calcext:value-type="float">
            <text:p>3.9211981352</text:p>
          </table:table-cell>
          <table:table-cell office:value-type="float" office:value="3.9721329129" calcext:value-type="float">
            <text:p>3.9721329129</text:p>
          </table:table-cell>
          <table:table-cell office:value-type="float" office:value="4.0188012935" calcext:value-type="float">
            <text:p>4.0188012935</text:p>
          </table:table-cell>
          <table:table-cell office:value-type="float" office:value="4.0618630886" calcext:value-type="float">
            <text:p>4.0618630886</text:p>
          </table:table-cell>
          <table:table-cell office:value-type="float" office:value="4.1018359728" calcext:value-type="float">
            <text:p>4.1018359728</text:p>
          </table:table-cell>
          <table:table-cell office:value-type="float" office:value="4.1391335876" calcext:value-type="float">
            <text:p>4.1391335876</text:p>
          </table:table-cell>
          <table:table-cell office:value-type="float" office:value="4.1740916761" calcext:value-type="float">
            <text:p>4.1740916761</text:p>
          </table:table-cell>
          <table:table-cell office:value-type="float" office:value="4.2069864929" calcext:value-type="float">
            <text:p>4.2069864929</text:p>
          </table:table-cell>
          <table:table-cell office:value-type="float" office:value="4.2380480778" calcext:value-type="float">
            <text:p>4.2380480778</text:p>
          </table:table-cell>
          <table:table-cell office:value-type="float" office:value="4.2674700217" calcext:value-type="float">
            <text:p>4.2674700217</text:p>
          </table:table-cell>
          <table:table-cell office:value-type="float" office:value="4.2954167825" calcext:value-type="float">
            <text:p>4.2954167825</text:p>
          </table:table-cell>
          <table:table-cell office:value-type="float" office:value="4.3220292519" calcext:value-type="float">
            <text:p>4.3220292519</text:p>
          </table:table-cell>
          <table:table-cell office:value-type="float" office:value="4.3474290544" calcext:value-type="float">
            <text:p>4.3474290544</text:p>
          </table:table-cell>
          <table:table-cell office:value-type="float" office:value="4.3717219067" calcext:value-type="float">
            <text:p>4.3717219067</text:p>
          </table:table-cell>
          <table:table-cell office:value-type="float" office:value="4.3950002771" calcext:value-type="float">
            <text:p>4.3950002771</text:p>
          </table:table-cell>
          <table:table-cell office:value-type="float" office:value="4.4173455104" calcext:value-type="float">
            <text:p>4.4173455104</text:p>
          </table:table-cell>
          <table:table-cell/>
          <table:table-cell table:style-name="ce2" table:formula="of:=EXP([.C29]+[.C111]^2/2)" office:value-type="float" office:value="38.9316782184884" calcext:value-type="float">
            <text:p>38.9316782185</text:p>
          </table:table-cell>
          <table:table-cell table:style-name="ce2" table:formula="of:=EXP([.D29]+[.D111]^2/2)" office:value-type="float" office:value="42.0872701257029" calcext:value-type="float">
            <text:p>42.0872701257</text:p>
          </table:table-cell>
          <table:table-cell table:style-name="ce2" table:formula="of:=EXP([.E29]+[.E111]^2/2)" office:value-type="float" office:value="45.0759549403208" calcext:value-type="float">
            <text:p>45.0759549403</text:p>
          </table:table-cell>
          <table:table-cell table:style-name="ce2" table:formula="of:=EXP([.F29]+[.F111]^2/2)" office:value-type="float" office:value="47.9218753847483" calcext:value-type="float">
            <text:p>47.9218753847</text:p>
          </table:table-cell>
          <table:table-cell table:style-name="ce2" table:formula="of:=EXP([.G29]+[.G111]^2/2)" office:value-type="float" office:value="50.6441988177084" calcext:value-type="float">
            <text:p>50.6441988177</text:p>
          </table:table-cell>
          <table:table-cell table:style-name="ce2" table:formula="of:=EXP([.H29]+[.H111]^2/2)" office:value-type="float" office:value="53.2583090163841" calcext:value-type="float">
            <text:p>53.2583090164</text:p>
          </table:table-cell>
          <table:table-cell table:style-name="ce2" table:formula="of:=EXP([.I29]+[.I111]^2/2)" office:value-type="float" office:value="55.776717116182" calcext:value-type="float">
            <text:p>55.7767171162</text:p>
          </table:table-cell>
          <table:table-cell table:style-name="ce2" table:formula="of:=EXP([.J29]+[.J111]^2/2)" office:value-type="float" office:value="58.2097326932709" calcext:value-type="float">
            <text:p>58.2097326933</text:p>
          </table:table-cell>
          <table:table-cell table:style-name="ce2" table:formula="of:=EXP([.K29]+[.K111]^2/2)" office:value-type="float" office:value="60.5659563601989" calcext:value-type="float">
            <text:p>60.5659563602</text:p>
          </table:table-cell>
          <table:table-cell table:style-name="ce2" table:formula="of:=EXP([.L29]+[.L111]^2/2)" office:value-type="float" office:value="62.8526440608494" calcext:value-type="float">
            <text:p>62.8526440608</text:p>
          </table:table-cell>
          <table:table-cell table:style-name="ce2" table:formula="of:=EXP([.M29]+[.M111]^2/2)" office:value-type="float" office:value="65.075979865028" calcext:value-type="float">
            <text:p>65.075979865</text:p>
          </table:table-cell>
          <table:table-cell table:style-name="ce2" table:formula="of:=EXP([.N29]+[.N111]^2/2)" office:value-type="float" office:value="67.2412828260268" calcext:value-type="float">
            <text:p>67.241282826</text:p>
          </table:table-cell>
          <table:table-cell table:style-name="ce2" table:formula="of:=EXP([.O29]+[.O111]^2/2)" office:value-type="float" office:value="69.3531659775464" calcext:value-type="float">
            <text:p>69.3531659775</text:p>
          </table:table-cell>
          <table:table-cell table:style-name="ce2" table:formula="of:=EXP([.P29]+[.P111]^2/2)" office:value-type="float" office:value="71.4156600522705" calcext:value-type="float">
            <text:p>71.4156600523</text:p>
          </table:table-cell>
          <table:table-cell table:style-name="ce2" table:formula="of:=EXP([.Q29]+[.Q111]^2/2)" office:value-type="float" office:value="73.4323109669308" calcext:value-type="float">
            <text:p>73.4323109669</text:p>
          </table:table-cell>
          <table:table-cell table:style-name="ce2" table:formula="of:=EXP([.R29]+[.R111]^2/2)" office:value-type="float" office:value="75.4062573819113" calcext:value-type="float">
            <text:p>75.4062573819</text:p>
          </table:table-cell>
          <table:table-cell table:style-name="ce2" table:formula="of:=EXP([.S29]+[.S111]^2/2)" office:value-type="float" office:value="77.340293210825" calcext:value-type="float">
            <text:p>77.3402932108</text:p>
          </table:table-cell>
          <table:table-cell table:style-name="ce2" table:formula="of:=EXP([.T29]+[.T111]^2/2)" office:value-type="float" office:value="79.2369182348448" calcext:value-type="float">
            <text:p>79.2369182348</text:p>
          </table:table-cell>
          <table:table-cell table:style-name="ce2" table:formula="of:=EXP([.U29]+[.U111]^2/2)" office:value-type="float" office:value="81.0983797184567" calcext:value-type="float">
            <text:p>81.0983797185</text:p>
          </table:table-cell>
          <table:table-cell table:style-name="ce2" table:formula="of:=EXP([.V29]+[.V111]^2/2)" office:value-type="float" office:value="82.9267066975864" calcext:value-type="float">
            <text:p>82.9267066976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29]*[.X29]" office:value-type="float" office:value="38.9316782184884" calcext:value-type="float">
            <text:p>38.9316782185</text:p>
          </table:table-cell>
          <table:table-cell table:style-name="ce6" table:formula="of:=[.$AR29]*[.Y29]" office:value-type="float" office:value="42.0872701257029" calcext:value-type="float">
            <text:p>42.0872701257</text:p>
          </table:table-cell>
          <table:table-cell table:style-name="ce6" table:formula="of:=[.$AR29]*[.Z29]" office:value-type="float" office:value="45.0759549403208" calcext:value-type="float">
            <text:p>45.0759549403</text:p>
          </table:table-cell>
          <table:table-cell table:style-name="ce6" table:formula="of:=[.$AR29]*[.AA29]" office:value-type="float" office:value="47.9218753847483" calcext:value-type="float">
            <text:p>47.9218753847</text:p>
          </table:table-cell>
          <table:table-cell table:style-name="ce6" table:formula="of:=[.$AR29]*[.AB29]" office:value-type="float" office:value="50.6441988177084" calcext:value-type="float">
            <text:p>50.6441988177</text:p>
          </table:table-cell>
          <table:table-cell table:style-name="ce6" table:formula="of:=[.$AR29]*[.AC29]" office:value-type="float" office:value="53.2583090163841" calcext:value-type="float">
            <text:p>53.2583090164</text:p>
          </table:table-cell>
          <table:table-cell table:style-name="ce6" table:formula="of:=[.$AR29]*[.AD29]" office:value-type="float" office:value="55.776717116182" calcext:value-type="float">
            <text:p>55.7767171162</text:p>
          </table:table-cell>
          <table:table-cell table:style-name="ce6" table:formula="of:=[.$AR29]*[.AE29]" office:value-type="float" office:value="58.2097326932709" calcext:value-type="float">
            <text:p>58.2097326933</text:p>
          </table:table-cell>
          <table:table-cell table:style-name="ce6" table:formula="of:=[.$AR29]*[.AF29]" office:value-type="float" office:value="60.5659563601989" calcext:value-type="float">
            <text:p>60.5659563602</text:p>
          </table:table-cell>
          <table:table-cell table:style-name="ce6" table:formula="of:=[.$AR29]*[.AG29]" office:value-type="float" office:value="62.8526440608494" calcext:value-type="float">
            <text:p>62.8526440608</text:p>
          </table:table-cell>
          <table:table-cell table:style-name="ce6" table:formula="of:=[.$AR29]*[.AH29]" office:value-type="float" office:value="65.075979865028" calcext:value-type="float">
            <text:p>65.075979865</text:p>
          </table:table-cell>
          <table:table-cell table:style-name="ce6" table:formula="of:=[.$AR29]*[.AI29]" office:value-type="float" office:value="67.2412828260268" calcext:value-type="float">
            <text:p>67.241282826</text:p>
          </table:table-cell>
          <table:table-cell table:style-name="ce6" table:formula="of:=[.$AR29]*[.AJ29]" office:value-type="float" office:value="69.3531659775464" calcext:value-type="float">
            <text:p>69.3531659775</text:p>
          </table:table-cell>
          <table:table-cell table:style-name="ce6" table:formula="of:=[.$AR29]*[.AK29]" office:value-type="float" office:value="71.4156600522705" calcext:value-type="float">
            <text:p>71.4156600523</text:p>
          </table:table-cell>
          <table:table-cell table:style-name="ce6" table:formula="of:=[.$AR29]*[.AL29]" office:value-type="float" office:value="73.4323109669308" calcext:value-type="float">
            <text:p>73.4323109669</text:p>
          </table:table-cell>
          <table:table-cell table:style-name="ce6" table:formula="of:=[.$AR29]*[.AM29]" office:value-type="float" office:value="75.4062573819113" calcext:value-type="float">
            <text:p>75.4062573819</text:p>
          </table:table-cell>
          <table:table-cell table:style-name="ce6" table:formula="of:=[.$AR29]*[.AN29]" office:value-type="float" office:value="77.340293210825" calcext:value-type="float">
            <text:p>77.3402932108</text:p>
          </table:table-cell>
          <table:table-cell table:style-name="ce6" table:formula="of:=[.$AR29]*[.AO29]" office:value-type="float" office:value="79.2369182348448" calcext:value-type="float">
            <text:p>79.2369182348</text:p>
          </table:table-cell>
          <table:table-cell table:style-name="ce6" table:formula="of:=[.$AR29]*[.AP29]" office:value-type="float" office:value="81.0983797184567" calcext:value-type="float">
            <text:p>81.0983797185</text:p>
          </table:table-cell>
          <table:table-cell table:style-name="ce6" table:formula="of:=[.$AR29]*[.AQ29]" office:value-type="float" office:value="82.9267066975864" calcext:value-type="float">
            <text:p>82.9267066976</text:p>
          </table:table-cell>
          <table:table-cell/>
          <table:table-cell table:formula="of:=LN([.AS29])-[.C111]^2/2" office:value-type="float" office:value="3.6522925072" calcext:value-type="float">
            <text:p>3.6522925072</text:p>
          </table:table-cell>
          <table:table-cell table:formula="of:=LN([.AT29])-[.D111]^2/2" office:value-type="float" office:value="3.732611737" calcext:value-type="float">
            <text:p>3.732611737</text:p>
          </table:table-cell>
          <table:table-cell table:formula="of:=LN([.AU29])-[.E111]^2/2" office:value-type="float" office:value="3.8028033251" calcext:value-type="float">
            <text:p>3.8028033251</text:p>
          </table:table-cell>
          <table:table-cell table:formula="of:=LN([.AV29])-[.F111]^2/2" office:value-type="float" office:value="3.8651376854" calcext:value-type="float">
            <text:p>3.8651376854</text:p>
          </table:table-cell>
          <table:table-cell table:formula="of:=LN([.AW29])-[.G111]^2/2" office:value-type="float" office:value="3.9211981352" calcext:value-type="float">
            <text:p>3.9211981352</text:p>
          </table:table-cell>
          <table:table-cell table:formula="of:=LN([.AX29])-[.H111]^2/2" office:value-type="float" office:value="3.9721329129" calcext:value-type="float">
            <text:p>3.9721329129</text:p>
          </table:table-cell>
          <table:table-cell table:formula="of:=LN([.AY29])-[.I111]^2/2" office:value-type="float" office:value="4.0188012935" calcext:value-type="float">
            <text:p>4.0188012935</text:p>
          </table:table-cell>
          <table:table-cell table:formula="of:=LN([.AZ29])-[.J111]^2/2" office:value-type="float" office:value="4.0618630886" calcext:value-type="float">
            <text:p>4.0618630886</text:p>
          </table:table-cell>
          <table:table-cell table:formula="of:=LN([.BA29])-[.K111]^2/2" office:value-type="float" office:value="4.1018359728" calcext:value-type="float">
            <text:p>4.1018359728</text:p>
          </table:table-cell>
          <table:table-cell table:formula="of:=LN([.BB29])-[.L111]^2/2" office:value-type="float" office:value="4.1391335876" calcext:value-type="float">
            <text:p>4.1391335876</text:p>
          </table:table-cell>
          <table:table-cell table:formula="of:=LN([.BC29])-[.M111]^2/2" office:value-type="float" office:value="4.1740916761" calcext:value-type="float">
            <text:p>4.1740916761</text:p>
          </table:table-cell>
          <table:table-cell table:formula="of:=LN([.BD29])-[.N111]^2/2" office:value-type="float" office:value="4.2069864929" calcext:value-type="float">
            <text:p>4.2069864929</text:p>
          </table:table-cell>
          <table:table-cell table:formula="of:=LN([.BE29])-[.O111]^2/2" office:value-type="float" office:value="4.2380480778" calcext:value-type="float">
            <text:p>4.2380480778</text:p>
          </table:table-cell>
          <table:table-cell table:formula="of:=LN([.BF29])-[.P111]^2/2" office:value-type="float" office:value="4.2674700217" calcext:value-type="float">
            <text:p>4.2674700217</text:p>
          </table:table-cell>
          <table:table-cell table:formula="of:=LN([.BG29])-[.Q111]^2/2" office:value-type="float" office:value="4.2954167825" calcext:value-type="float">
            <text:p>4.2954167825</text:p>
          </table:table-cell>
          <table:table-cell table:formula="of:=LN([.BH29])-[.R111]^2/2" office:value-type="float" office:value="4.3220292519" calcext:value-type="float">
            <text:p>4.3220292519</text:p>
          </table:table-cell>
          <table:table-cell table:formula="of:=LN([.BI29])-[.S111]^2/2" office:value-type="float" office:value="4.3474290544" calcext:value-type="float">
            <text:p>4.3474290544</text:p>
          </table:table-cell>
          <table:table-cell table:formula="of:=LN([.BJ29])-[.T111]^2/2" office:value-type="float" office:value="4.3717219067" calcext:value-type="float">
            <text:p>4.3717219067</text:p>
          </table:table-cell>
          <table:table-cell table:formula="of:=LN([.BK29])-[.U111]^2/2" office:value-type="float" office:value="4.3950002771" calcext:value-type="float">
            <text:p>4.3950002771</text:p>
          </table:table-cell>
          <table:table-cell table:formula="of:=LN([.BL29])-[.V111]^2/2" office:value-type="float" office:value="4.4173455104" calcext:value-type="float">
            <text:p>4.41734551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3899406003" calcext:value-type="float">
            <text:p>4.3899406003</text:p>
          </table:table-cell>
          <table:table-cell office:value-type="float" office:value="4.4864817856" calcext:value-type="float">
            <text:p>4.4864817856</text:p>
          </table:table-cell>
          <table:table-cell office:value-type="float" office:value="4.5708498645" calcext:value-type="float">
            <text:p>4.5708498645</text:p>
          </table:table-cell>
          <table:table-cell office:value-type="float" office:value="4.645773803" calcext:value-type="float">
            <text:p>4.645773803</text:p>
          </table:table-cell>
          <table:table-cell office:value-type="float" office:value="4.7131566986" calcext:value-type="float">
            <text:p>4.7131566986</text:p>
          </table:table-cell>
          <table:table-cell office:value-type="float" office:value="4.7743786977" calcext:value-type="float">
            <text:p>4.7743786977</text:p>
          </table:table-cell>
          <table:table-cell office:value-type="float" office:value="4.8304726217" calcext:value-type="float">
            <text:p>4.8304726217</text:p>
          </table:table-cell>
          <table:table-cell office:value-type="float" office:value="4.8822315437" calcext:value-type="float">
            <text:p>4.8822315437</text:p>
          </table:table-cell>
          <table:table-cell office:value-type="float" office:value="4.9302776919" calcext:value-type="float">
            <text:p>4.9302776919</text:p>
          </table:table-cell>
          <table:table-cell office:value-type="float" office:value="4.9751082506" calcext:value-type="float">
            <text:p>4.9751082506</text:p>
          </table:table-cell>
          <table:table-cell office:value-type="float" office:value="5.0171267723" calcext:value-type="float">
            <text:p>5.0171267723</text:p>
          </table:table-cell>
          <table:table-cell office:value-type="float" office:value="5.0566653065" calcext:value-type="float">
            <text:p>5.0566653065</text:p>
          </table:table-cell>
          <table:table-cell office:value-type="float" office:value="5.0940003535" calcext:value-type="float">
            <text:p>5.0940003535</text:p>
          </table:table-cell>
          <table:table-cell office:value-type="float" office:value="5.1293646037" calcext:value-type="float">
            <text:p>5.1293646037</text:p>
          </table:table-cell>
          <table:table-cell office:value-type="float" office:value="5.1629557301" calcext:value-type="float">
            <text:p>5.1629557301</text:p>
          </table:table-cell>
          <table:table-cell office:value-type="float" office:value="5.1949430807" calcext:value-type="float">
            <text:p>5.1949430807</text:p>
          </table:table-cell>
          <table:table-cell office:value-type="float" office:value="5.2254728435" calcext:value-type="float">
            <text:p>5.2254728435</text:p>
          </table:table-cell>
          <table:table-cell office:value-type="float" office:value="5.2546720871" calcext:value-type="float">
            <text:p>5.2546720871</text:p>
          </table:table-cell>
          <table:table-cell office:value-type="float" office:value="5.2826519553" calcext:value-type="float">
            <text:p>5.2826519553</text:p>
          </table:table-cell>
          <table:table-cell office:value-type="float" office:value="5.3095102223" calcext:value-type="float">
            <text:p>5.3095102223</text:p>
          </table:table-cell>
          <table:table-cell/>
          <table:table-cell table:style-name="ce2" table:formula="of:=EXP([.C30]+[.C112]^2/2)" office:value-type="float" office:value="81.4066009449896" calcext:value-type="float">
            <text:p>81.406600945</text:p>
          </table:table-cell>
          <table:table-cell table:style-name="ce2" table:formula="of:=EXP([.D30]+[.D112]^2/2)" office:value-type="float" office:value="89.4442361438862" calcext:value-type="float">
            <text:p>89.4442361439</text:p>
          </table:table-cell>
          <table:table-cell table:style-name="ce2" table:formula="of:=EXP([.E30]+[.E112]^2/2)" office:value-type="float" office:value="97.1635356893031" calcext:value-type="float">
            <text:p>97.1635356893</text:p>
          </table:table-cell>
          <table:table-cell table:style-name="ce2" table:formula="of:=EXP([.F30]+[.F112]^2/2)" office:value-type="float" office:value="104.606763105734" calcext:value-type="float">
            <text:p>104.6067631057</text:p>
          </table:table-cell>
          <table:table-cell table:style-name="ce2" table:formula="of:=EXP([.G30]+[.G112]^2/2)" office:value-type="float" office:value="111.808015466257" calcext:value-type="float">
            <text:p>111.8080154663</text:p>
          </table:table-cell>
          <table:table-cell table:style-name="ce2" table:formula="of:=EXP([.H30]+[.H112]^2/2)" office:value-type="float" office:value="118.795035232525" calcext:value-type="float">
            <text:p>118.7950352325</text:p>
          </table:table-cell>
          <table:table-cell table:style-name="ce2" table:formula="of:=EXP([.I30]+[.I112]^2/2)" office:value-type="float" office:value="125.590655769813" calcext:value-type="float">
            <text:p>125.5906557698</text:p>
          </table:table-cell>
          <table:table-cell table:style-name="ce2" table:formula="of:=EXP([.J30]+[.J112]^2/2)" office:value-type="float" office:value="132.213894533086" calcext:value-type="float">
            <text:p>132.2138945331</text:p>
          </table:table-cell>
          <table:table-cell table:style-name="ce2" table:formula="of:=EXP([.K30]+[.K112]^2/2)" office:value-type="float" office:value="138.680770684167" calcext:value-type="float">
            <text:p>138.6807706842</text:p>
          </table:table-cell>
          <table:table-cell table:style-name="ce2" table:formula="of:=EXP([.L30]+[.L112]^2/2)" office:value-type="float" office:value="145.004919080232" calcext:value-type="float">
            <text:p>145.0049190802</text:p>
          </table:table-cell>
          <table:table-cell table:style-name="ce2" table:formula="of:=EXP([.M30]+[.M112]^2/2)" office:value-type="float" office:value="151.198055685496" calcext:value-type="float">
            <text:p>151.1980556855</text:p>
          </table:table-cell>
          <table:table-cell table:style-name="ce2" table:formula="of:=EXP([.N30]+[.N112]^2/2)" office:value-type="float" office:value="157.270334477893" calcext:value-type="float">
            <text:p>157.2703344779</text:p>
          </table:table-cell>
          <table:table-cell table:style-name="ce2" table:formula="of:=EXP([.O30]+[.O112]^2/2)" office:value-type="float" office:value="163.230624260696" calcext:value-type="float">
            <text:p>163.2306242607</text:p>
          </table:table-cell>
          <table:table-cell table:style-name="ce2" table:formula="of:=EXP([.P30]+[.P112]^2/2)" office:value-type="float" office:value="169.086726146522" calcext:value-type="float">
            <text:p>169.0867261465</text:p>
          </table:table-cell>
          <table:table-cell table:style-name="ce2" table:formula="of:=EXP([.Q30]+[.Q112]^2/2)" office:value-type="float" office:value="174.845546060523" calcext:value-type="float">
            <text:p>174.8455460605</text:p>
          </table:table-cell>
          <table:table-cell table:style-name="ce2" table:formula="of:=EXP([.R30]+[.R112]^2/2)" office:value-type="float" office:value="180.513233255509" calcext:value-type="float">
            <text:p>180.5132332555</text:p>
          </table:table-cell>
          <table:table-cell table:style-name="ce2" table:formula="of:=EXP([.S30]+[.S112]^2/2)" office:value-type="float" office:value="186.095292253646" calcext:value-type="float">
            <text:p>186.0952922536</text:p>
          </table:table-cell>
          <table:table-cell table:style-name="ce2" table:formula="of:=EXP([.T30]+[.T112]^2/2)" office:value-type="float" office:value="191.596674696525" calcext:value-type="float">
            <text:p>191.5966746965</text:p>
          </table:table-cell>
          <table:table-cell table:style-name="ce2" table:formula="of:=EXP([.U30]+[.U112]^2/2)" office:value-type="float" office:value="197.021854732079" calcext:value-type="float">
            <text:p>197.0218547321</text:p>
          </table:table-cell>
          <table:table-cell table:style-name="ce2" table:formula="of:=EXP([.V30]+[.V112]^2/2)" office:value-type="float" office:value="202.374891879675" calcext:value-type="float">
            <text:p>202.3748918797</text:p>
          </table:table-cell>
          <table:table-cell table:style-name="ce4" office:value-type="float" office:value="0.675" calcext:value-type="float">
            <text:p>0.675</text:p>
          </table:table-cell>
          <table:table-cell table:style-name="ce6" table:formula="of:=[.$AR30]*[.X30]" office:value-type="float" office:value="54.949455637868" calcext:value-type="float">
            <text:p>54.9494556379</text:p>
          </table:table-cell>
          <table:table-cell table:style-name="ce6" table:formula="of:=[.$AR30]*[.Y30]" office:value-type="float" office:value="60.3748593971232" calcext:value-type="float">
            <text:p>60.3748593971</text:p>
          </table:table-cell>
          <table:table-cell table:style-name="ce6" table:formula="of:=[.$AR30]*[.Z30]" office:value-type="float" office:value="65.5853865902796" calcext:value-type="float">
            <text:p>65.5853865903</text:p>
          </table:table-cell>
          <table:table-cell table:style-name="ce6" table:formula="of:=[.$AR30]*[.AA30]" office:value-type="float" office:value="70.6095650963701" calcext:value-type="float">
            <text:p>70.6095650964</text:p>
          </table:table-cell>
          <table:table-cell table:style-name="ce6" table:formula="of:=[.$AR30]*[.AB30]" office:value-type="float" office:value="75.4704104397232" calcext:value-type="float">
            <text:p>75.4704104397</text:p>
          </table:table-cell>
          <table:table-cell table:style-name="ce6" table:formula="of:=[.$AR30]*[.AC30]" office:value-type="float" office:value="80.1866487819541" calcext:value-type="float">
            <text:p>80.186648782</text:p>
          </table:table-cell>
          <table:table-cell table:style-name="ce6" table:formula="of:=[.$AR30]*[.AD30]" office:value-type="float" office:value="84.7736926446235" calcext:value-type="float">
            <text:p>84.7736926446</text:p>
          </table:table-cell>
          <table:table-cell table:style-name="ce6" table:formula="of:=[.$AR30]*[.AE30]" office:value-type="float" office:value="89.2443788098334" calcext:value-type="float">
            <text:p>89.2443788098</text:p>
          </table:table-cell>
          <table:table-cell table:style-name="ce6" table:formula="of:=[.$AR30]*[.AF30]" office:value-type="float" office:value="93.6095202118125" calcext:value-type="float">
            <text:p>93.6095202118</text:p>
          </table:table-cell>
          <table:table-cell table:style-name="ce6" table:formula="of:=[.$AR30]*[.AG30]" office:value-type="float" office:value="97.8783203791565" calcext:value-type="float">
            <text:p>97.8783203792</text:p>
          </table:table-cell>
          <table:table-cell table:style-name="ce6" table:formula="of:=[.$AR30]*[.AH30]" office:value-type="float" office:value="102.05868758771" calcext:value-type="float">
            <text:p>102.0586875877</text:p>
          </table:table-cell>
          <table:table-cell table:style-name="ce6" table:formula="of:=[.$AR30]*[.AI30]" office:value-type="float" office:value="106.157475772578" calcext:value-type="float">
            <text:p>106.1574757726</text:p>
          </table:table-cell>
          <table:table-cell table:style-name="ce6" table:formula="of:=[.$AR30]*[.AJ30]" office:value-type="float" office:value="110.18067137597" calcext:value-type="float">
            <text:p>110.180671376</text:p>
          </table:table-cell>
          <table:table-cell table:style-name="ce6" table:formula="of:=[.$AR30]*[.AK30]" office:value-type="float" office:value="114.133540148902" calcext:value-type="float">
            <text:p>114.1335401489</text:p>
          </table:table-cell>
          <table:table-cell table:style-name="ce6" table:formula="of:=[.$AR30]*[.AL30]" office:value-type="float" office:value="118.020743590853" calcext:value-type="float">
            <text:p>118.0207435909</text:p>
          </table:table-cell>
          <table:table-cell table:style-name="ce6" table:formula="of:=[.$AR30]*[.AM30]" office:value-type="float" office:value="121.846432447469" calcext:value-type="float">
            <text:p>121.8464324475</text:p>
          </table:table-cell>
          <table:table-cell table:style-name="ce6" table:formula="of:=[.$AR30]*[.AN30]" office:value-type="float" office:value="125.614322271211" calcext:value-type="float">
            <text:p>125.6143222712</text:p>
          </table:table-cell>
          <table:table-cell table:style-name="ce6" table:formula="of:=[.$AR30]*[.AO30]" office:value-type="float" office:value="129.327755420155" calcext:value-type="float">
            <text:p>129.3277554202</text:p>
          </table:table-cell>
          <table:table-cell table:style-name="ce6" table:formula="of:=[.$AR30]*[.AP30]" office:value-type="float" office:value="132.989751944153" calcext:value-type="float">
            <text:p>132.9897519442</text:p>
          </table:table-cell>
          <table:table-cell table:style-name="ce6" table:formula="of:=[.$AR30]*[.AQ30]" office:value-type="float" office:value="136.603052018781" calcext:value-type="float">
            <text:p>136.6030520188</text:p>
          </table:table-cell>
          <table:table-cell/>
          <table:table-cell table:formula="of:=LN([.AS30])-[.C112]^2/2" office:value-type="float" office:value="3.99689801219039" calcext:value-type="float">
            <text:p>3.9968980122</text:p>
          </table:table-cell>
          <table:table-cell table:formula="of:=LN([.AT30])-[.D112]^2/2" office:value-type="float" office:value="4.09343919749039" calcext:value-type="float">
            <text:p>4.0934391975</text:p>
          </table:table-cell>
          <table:table-cell table:formula="of:=LN([.AU30])-[.E112]^2/2" office:value-type="float" office:value="4.17780727639039" calcext:value-type="float">
            <text:p>4.1778072764</text:p>
          </table:table-cell>
          <table:table-cell table:formula="of:=LN([.AV30])-[.F112]^2/2" office:value-type="float" office:value="4.25273121489039" calcext:value-type="float">
            <text:p>4.2527312149</text:p>
          </table:table-cell>
          <table:table-cell table:formula="of:=LN([.AW30])-[.G112]^2/2" office:value-type="float" office:value="4.32011411049039" calcext:value-type="float">
            <text:p>4.3201141105</text:p>
          </table:table-cell>
          <table:table-cell table:formula="of:=LN([.AX30])-[.H112]^2/2" office:value-type="float" office:value="4.38133610959039" calcext:value-type="float">
            <text:p>4.3813361096</text:p>
          </table:table-cell>
          <table:table-cell table:formula="of:=LN([.AY30])-[.I112]^2/2" office:value-type="float" office:value="4.43743003359039" calcext:value-type="float">
            <text:p>4.4374300336</text:p>
          </table:table-cell>
          <table:table-cell table:formula="of:=LN([.AZ30])-[.J112]^2/2" office:value-type="float" office:value="4.48918895559039" calcext:value-type="float">
            <text:p>4.4891889556</text:p>
          </table:table-cell>
          <table:table-cell table:formula="of:=LN([.BA30])-[.K112]^2/2" office:value-type="float" office:value="4.53723510379039" calcext:value-type="float">
            <text:p>4.5372351038</text:p>
          </table:table-cell>
          <table:table-cell table:formula="of:=LN([.BB30])-[.L112]^2/2" office:value-type="float" office:value="4.58206566249039" calcext:value-type="float">
            <text:p>4.5820656625</text:p>
          </table:table-cell>
          <table:table-cell table:formula="of:=LN([.BC30])-[.M112]^2/2" office:value-type="float" office:value="4.62408418419039" calcext:value-type="float">
            <text:p>4.6240841842</text:p>
          </table:table-cell>
          <table:table-cell table:formula="of:=LN([.BD30])-[.N112]^2/2" office:value-type="float" office:value="4.66362271839039" calcext:value-type="float">
            <text:p>4.6636227184</text:p>
          </table:table-cell>
          <table:table-cell table:formula="of:=LN([.BE30])-[.O112]^2/2" office:value-type="float" office:value="4.70095776539039" calcext:value-type="float">
            <text:p>4.7009577654</text:p>
          </table:table-cell>
          <table:table-cell table:formula="of:=LN([.BF30])-[.P112]^2/2" office:value-type="float" office:value="4.73632201559039" calcext:value-type="float">
            <text:p>4.7363220156</text:p>
          </table:table-cell>
          <table:table-cell table:formula="of:=LN([.BG30])-[.Q112]^2/2" office:value-type="float" office:value="4.76991314199039" calcext:value-type="float">
            <text:p>4.769913142</text:p>
          </table:table-cell>
          <table:table-cell table:formula="of:=LN([.BH30])-[.R112]^2/2" office:value-type="float" office:value="4.80190049259039" calcext:value-type="float">
            <text:p>4.8019004926</text:p>
          </table:table-cell>
          <table:table-cell table:formula="of:=LN([.BI30])-[.S112]^2/2" office:value-type="float" office:value="4.83243025539039" calcext:value-type="float">
            <text:p>4.8324302554</text:p>
          </table:table-cell>
          <table:table-cell table:formula="of:=LN([.BJ30])-[.T112]^2/2" office:value-type="float" office:value="4.86162949899039" calcext:value-type="float">
            <text:p>4.861629499</text:p>
          </table:table-cell>
          <table:table-cell table:formula="of:=LN([.BK30])-[.U112]^2/2" office:value-type="float" office:value="4.88960936719039" calcext:value-type="float">
            <text:p>4.8896093672</text:p>
          </table:table-cell>
          <table:table-cell table:formula="of:=LN([.BL30])-[.V112]^2/2" office:value-type="float" office:value="4.91646763419039" calcext:value-type="float">
            <text:p>4.91646763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522925072" calcext:value-type="float">
            <text:p>3.6522925072</text:p>
          </table:table-cell>
          <table:table-cell office:value-type="float" office:value="3.732611737" calcext:value-type="float">
            <text:p>3.732611737</text:p>
          </table:table-cell>
          <table:table-cell office:value-type="float" office:value="3.8028033251" calcext:value-type="float">
            <text:p>3.8028033251</text:p>
          </table:table-cell>
          <table:table-cell office:value-type="float" office:value="3.8651376854" calcext:value-type="float">
            <text:p>3.8651376854</text:p>
          </table:table-cell>
          <table:table-cell office:value-type="float" office:value="3.9211981352" calcext:value-type="float">
            <text:p>3.9211981352</text:p>
          </table:table-cell>
          <table:table-cell office:value-type="float" office:value="3.9721329129" calcext:value-type="float">
            <text:p>3.9721329129</text:p>
          </table:table-cell>
          <table:table-cell office:value-type="float" office:value="4.0188012935" calcext:value-type="float">
            <text:p>4.0188012935</text:p>
          </table:table-cell>
          <table:table-cell office:value-type="float" office:value="4.0618630886" calcext:value-type="float">
            <text:p>4.0618630886</text:p>
          </table:table-cell>
          <table:table-cell office:value-type="float" office:value="4.1018359728" calcext:value-type="float">
            <text:p>4.1018359728</text:p>
          </table:table-cell>
          <table:table-cell office:value-type="float" office:value="4.1391335876" calcext:value-type="float">
            <text:p>4.1391335876</text:p>
          </table:table-cell>
          <table:table-cell office:value-type="float" office:value="4.1740916761" calcext:value-type="float">
            <text:p>4.1740916761</text:p>
          </table:table-cell>
          <table:table-cell office:value-type="float" office:value="4.2069864929" calcext:value-type="float">
            <text:p>4.2069864929</text:p>
          </table:table-cell>
          <table:table-cell office:value-type="float" office:value="4.2380480778" calcext:value-type="float">
            <text:p>4.2380480778</text:p>
          </table:table-cell>
          <table:table-cell office:value-type="float" office:value="4.2674700217" calcext:value-type="float">
            <text:p>4.2674700217</text:p>
          </table:table-cell>
          <table:table-cell office:value-type="float" office:value="4.2954167825" calcext:value-type="float">
            <text:p>4.2954167825</text:p>
          </table:table-cell>
          <table:table-cell office:value-type="float" office:value="4.3220292519" calcext:value-type="float">
            <text:p>4.3220292519</text:p>
          </table:table-cell>
          <table:table-cell office:value-type="float" office:value="4.3474290544" calcext:value-type="float">
            <text:p>4.3474290544</text:p>
          </table:table-cell>
          <table:table-cell office:value-type="float" office:value="4.3717219067" calcext:value-type="float">
            <text:p>4.3717219067</text:p>
          </table:table-cell>
          <table:table-cell office:value-type="float" office:value="4.3950002771" calcext:value-type="float">
            <text:p>4.3950002771</text:p>
          </table:table-cell>
          <table:table-cell office:value-type="float" office:value="4.4173455104" calcext:value-type="float">
            <text:p>4.4173455104</text:p>
          </table:table-cell>
          <table:table-cell/>
          <table:table-cell table:style-name="ce2" table:formula="of:=EXP([.C31]+[.C113]^2/2)" office:value-type="float" office:value="38.9316782184884" calcext:value-type="float">
            <text:p>38.9316782185</text:p>
          </table:table-cell>
          <table:table-cell table:style-name="ce2" table:formula="of:=EXP([.D31]+[.D113]^2/2)" office:value-type="float" office:value="42.0872701257029" calcext:value-type="float">
            <text:p>42.0872701257</text:p>
          </table:table-cell>
          <table:table-cell table:style-name="ce2" table:formula="of:=EXP([.E31]+[.E113]^2/2)" office:value-type="float" office:value="45.0759549403208" calcext:value-type="float">
            <text:p>45.0759549403</text:p>
          </table:table-cell>
          <table:table-cell table:style-name="ce2" table:formula="of:=EXP([.F31]+[.F113]^2/2)" office:value-type="float" office:value="47.9218753847483" calcext:value-type="float">
            <text:p>47.9218753847</text:p>
          </table:table-cell>
          <table:table-cell table:style-name="ce2" table:formula="of:=EXP([.G31]+[.G113]^2/2)" office:value-type="float" office:value="50.6441988177084" calcext:value-type="float">
            <text:p>50.6441988177</text:p>
          </table:table-cell>
          <table:table-cell table:style-name="ce2" table:formula="of:=EXP([.H31]+[.H113]^2/2)" office:value-type="float" office:value="53.2583090163841" calcext:value-type="float">
            <text:p>53.2583090164</text:p>
          </table:table-cell>
          <table:table-cell table:style-name="ce2" table:formula="of:=EXP([.I31]+[.I113]^2/2)" office:value-type="float" office:value="55.776717116182" calcext:value-type="float">
            <text:p>55.7767171162</text:p>
          </table:table-cell>
          <table:table-cell table:style-name="ce2" table:formula="of:=EXP([.J31]+[.J113]^2/2)" office:value-type="float" office:value="58.2097326932709" calcext:value-type="float">
            <text:p>58.2097326933</text:p>
          </table:table-cell>
          <table:table-cell table:style-name="ce2" table:formula="of:=EXP([.K31]+[.K113]^2/2)" office:value-type="float" office:value="60.5659563601989" calcext:value-type="float">
            <text:p>60.5659563602</text:p>
          </table:table-cell>
          <table:table-cell table:style-name="ce2" table:formula="of:=EXP([.L31]+[.L113]^2/2)" office:value-type="float" office:value="62.8526440608494" calcext:value-type="float">
            <text:p>62.8526440608</text:p>
          </table:table-cell>
          <table:table-cell table:style-name="ce2" table:formula="of:=EXP([.M31]+[.M113]^2/2)" office:value-type="float" office:value="65.075979865028" calcext:value-type="float">
            <text:p>65.075979865</text:p>
          </table:table-cell>
          <table:table-cell table:style-name="ce2" table:formula="of:=EXP([.N31]+[.N113]^2/2)" office:value-type="float" office:value="67.2412828260268" calcext:value-type="float">
            <text:p>67.241282826</text:p>
          </table:table-cell>
          <table:table-cell table:style-name="ce2" table:formula="of:=EXP([.O31]+[.O113]^2/2)" office:value-type="float" office:value="69.3531659775464" calcext:value-type="float">
            <text:p>69.3531659775</text:p>
          </table:table-cell>
          <table:table-cell table:style-name="ce2" table:formula="of:=EXP([.P31]+[.P113]^2/2)" office:value-type="float" office:value="71.4156600522705" calcext:value-type="float">
            <text:p>71.4156600523</text:p>
          </table:table-cell>
          <table:table-cell table:style-name="ce2" table:formula="of:=EXP([.Q31]+[.Q113]^2/2)" office:value-type="float" office:value="73.4323109669308" calcext:value-type="float">
            <text:p>73.4323109669</text:p>
          </table:table-cell>
          <table:table-cell table:style-name="ce2" table:formula="of:=EXP([.R31]+[.R113]^2/2)" office:value-type="float" office:value="75.4062573819113" calcext:value-type="float">
            <text:p>75.4062573819</text:p>
          </table:table-cell>
          <table:table-cell table:style-name="ce2" table:formula="of:=EXP([.S31]+[.S113]^2/2)" office:value-type="float" office:value="77.340293210825" calcext:value-type="float">
            <text:p>77.3402932108</text:p>
          </table:table-cell>
          <table:table-cell table:style-name="ce2" table:formula="of:=EXP([.T31]+[.T113]^2/2)" office:value-type="float" office:value="79.2369182348448" calcext:value-type="float">
            <text:p>79.2369182348</text:p>
          </table:table-cell>
          <table:table-cell table:style-name="ce2" table:formula="of:=EXP([.U31]+[.U113]^2/2)" office:value-type="float" office:value="81.0983797184567" calcext:value-type="float">
            <text:p>81.0983797185</text:p>
          </table:table-cell>
          <table:table-cell table:style-name="ce2" table:formula="of:=EXP([.V31]+[.V113]^2/2)" office:value-type="float" office:value="82.9267066975864" calcext:value-type="float">
            <text:p>82.9267066976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1]*[.X31]" office:value-type="float" office:value="38.9316782184884" calcext:value-type="float">
            <text:p>38.9316782185</text:p>
          </table:table-cell>
          <table:table-cell table:style-name="ce6" table:formula="of:=[.$AR31]*[.Y31]" office:value-type="float" office:value="42.0872701257029" calcext:value-type="float">
            <text:p>42.0872701257</text:p>
          </table:table-cell>
          <table:table-cell table:style-name="ce6" table:formula="of:=[.$AR31]*[.Z31]" office:value-type="float" office:value="45.0759549403208" calcext:value-type="float">
            <text:p>45.0759549403</text:p>
          </table:table-cell>
          <table:table-cell table:style-name="ce6" table:formula="of:=[.$AR31]*[.AA31]" office:value-type="float" office:value="47.9218753847483" calcext:value-type="float">
            <text:p>47.9218753847</text:p>
          </table:table-cell>
          <table:table-cell table:style-name="ce6" table:formula="of:=[.$AR31]*[.AB31]" office:value-type="float" office:value="50.6441988177084" calcext:value-type="float">
            <text:p>50.6441988177</text:p>
          </table:table-cell>
          <table:table-cell table:style-name="ce6" table:formula="of:=[.$AR31]*[.AC31]" office:value-type="float" office:value="53.2583090163841" calcext:value-type="float">
            <text:p>53.2583090164</text:p>
          </table:table-cell>
          <table:table-cell table:style-name="ce6" table:formula="of:=[.$AR31]*[.AD31]" office:value-type="float" office:value="55.776717116182" calcext:value-type="float">
            <text:p>55.7767171162</text:p>
          </table:table-cell>
          <table:table-cell table:style-name="ce6" table:formula="of:=[.$AR31]*[.AE31]" office:value-type="float" office:value="58.2097326932709" calcext:value-type="float">
            <text:p>58.2097326933</text:p>
          </table:table-cell>
          <table:table-cell table:style-name="ce6" table:formula="of:=[.$AR31]*[.AF31]" office:value-type="float" office:value="60.5659563601989" calcext:value-type="float">
            <text:p>60.5659563602</text:p>
          </table:table-cell>
          <table:table-cell table:style-name="ce6" table:formula="of:=[.$AR31]*[.AG31]" office:value-type="float" office:value="62.8526440608494" calcext:value-type="float">
            <text:p>62.8526440608</text:p>
          </table:table-cell>
          <table:table-cell table:style-name="ce6" table:formula="of:=[.$AR31]*[.AH31]" office:value-type="float" office:value="65.075979865028" calcext:value-type="float">
            <text:p>65.075979865</text:p>
          </table:table-cell>
          <table:table-cell table:style-name="ce6" table:formula="of:=[.$AR31]*[.AI31]" office:value-type="float" office:value="67.2412828260268" calcext:value-type="float">
            <text:p>67.241282826</text:p>
          </table:table-cell>
          <table:table-cell table:style-name="ce6" table:formula="of:=[.$AR31]*[.AJ31]" office:value-type="float" office:value="69.3531659775464" calcext:value-type="float">
            <text:p>69.3531659775</text:p>
          </table:table-cell>
          <table:table-cell table:style-name="ce6" table:formula="of:=[.$AR31]*[.AK31]" office:value-type="float" office:value="71.4156600522705" calcext:value-type="float">
            <text:p>71.4156600523</text:p>
          </table:table-cell>
          <table:table-cell table:style-name="ce6" table:formula="of:=[.$AR31]*[.AL31]" office:value-type="float" office:value="73.4323109669308" calcext:value-type="float">
            <text:p>73.4323109669</text:p>
          </table:table-cell>
          <table:table-cell table:style-name="ce6" table:formula="of:=[.$AR31]*[.AM31]" office:value-type="float" office:value="75.4062573819113" calcext:value-type="float">
            <text:p>75.4062573819</text:p>
          </table:table-cell>
          <table:table-cell table:style-name="ce6" table:formula="of:=[.$AR31]*[.AN31]" office:value-type="float" office:value="77.340293210825" calcext:value-type="float">
            <text:p>77.3402932108</text:p>
          </table:table-cell>
          <table:table-cell table:style-name="ce6" table:formula="of:=[.$AR31]*[.AO31]" office:value-type="float" office:value="79.2369182348448" calcext:value-type="float">
            <text:p>79.2369182348</text:p>
          </table:table-cell>
          <table:table-cell table:style-name="ce6" table:formula="of:=[.$AR31]*[.AP31]" office:value-type="float" office:value="81.0983797184567" calcext:value-type="float">
            <text:p>81.0983797185</text:p>
          </table:table-cell>
          <table:table-cell table:style-name="ce6" table:formula="of:=[.$AR31]*[.AQ31]" office:value-type="float" office:value="82.9267066975864" calcext:value-type="float">
            <text:p>82.9267066976</text:p>
          </table:table-cell>
          <table:table-cell/>
          <table:table-cell table:formula="of:=LN([.AS31])-[.C113]^2/2" office:value-type="float" office:value="3.6522925072" calcext:value-type="float">
            <text:p>3.6522925072</text:p>
          </table:table-cell>
          <table:table-cell table:formula="of:=LN([.AT31])-[.D113]^2/2" office:value-type="float" office:value="3.732611737" calcext:value-type="float">
            <text:p>3.732611737</text:p>
          </table:table-cell>
          <table:table-cell table:formula="of:=LN([.AU31])-[.E113]^2/2" office:value-type="float" office:value="3.8028033251" calcext:value-type="float">
            <text:p>3.8028033251</text:p>
          </table:table-cell>
          <table:table-cell table:formula="of:=LN([.AV31])-[.F113]^2/2" office:value-type="float" office:value="3.8651376854" calcext:value-type="float">
            <text:p>3.8651376854</text:p>
          </table:table-cell>
          <table:table-cell table:formula="of:=LN([.AW31])-[.G113]^2/2" office:value-type="float" office:value="3.9211981352" calcext:value-type="float">
            <text:p>3.9211981352</text:p>
          </table:table-cell>
          <table:table-cell table:formula="of:=LN([.AX31])-[.H113]^2/2" office:value-type="float" office:value="3.9721329129" calcext:value-type="float">
            <text:p>3.9721329129</text:p>
          </table:table-cell>
          <table:table-cell table:formula="of:=LN([.AY31])-[.I113]^2/2" office:value-type="float" office:value="4.0188012935" calcext:value-type="float">
            <text:p>4.0188012935</text:p>
          </table:table-cell>
          <table:table-cell table:formula="of:=LN([.AZ31])-[.J113]^2/2" office:value-type="float" office:value="4.0618630886" calcext:value-type="float">
            <text:p>4.0618630886</text:p>
          </table:table-cell>
          <table:table-cell table:formula="of:=LN([.BA31])-[.K113]^2/2" office:value-type="float" office:value="4.1018359728" calcext:value-type="float">
            <text:p>4.1018359728</text:p>
          </table:table-cell>
          <table:table-cell table:formula="of:=LN([.BB31])-[.L113]^2/2" office:value-type="float" office:value="4.1391335876" calcext:value-type="float">
            <text:p>4.1391335876</text:p>
          </table:table-cell>
          <table:table-cell table:formula="of:=LN([.BC31])-[.M113]^2/2" office:value-type="float" office:value="4.1740916761" calcext:value-type="float">
            <text:p>4.1740916761</text:p>
          </table:table-cell>
          <table:table-cell table:formula="of:=LN([.BD31])-[.N113]^2/2" office:value-type="float" office:value="4.2069864929" calcext:value-type="float">
            <text:p>4.2069864929</text:p>
          </table:table-cell>
          <table:table-cell table:formula="of:=LN([.BE31])-[.O113]^2/2" office:value-type="float" office:value="4.2380480778" calcext:value-type="float">
            <text:p>4.2380480778</text:p>
          </table:table-cell>
          <table:table-cell table:formula="of:=LN([.BF31])-[.P113]^2/2" office:value-type="float" office:value="4.2674700217" calcext:value-type="float">
            <text:p>4.2674700217</text:p>
          </table:table-cell>
          <table:table-cell table:formula="of:=LN([.BG31])-[.Q113]^2/2" office:value-type="float" office:value="4.2954167825" calcext:value-type="float">
            <text:p>4.2954167825</text:p>
          </table:table-cell>
          <table:table-cell table:formula="of:=LN([.BH31])-[.R113]^2/2" office:value-type="float" office:value="4.3220292519" calcext:value-type="float">
            <text:p>4.3220292519</text:p>
          </table:table-cell>
          <table:table-cell table:formula="of:=LN([.BI31])-[.S113]^2/2" office:value-type="float" office:value="4.3474290544" calcext:value-type="float">
            <text:p>4.3474290544</text:p>
          </table:table-cell>
          <table:table-cell table:formula="of:=LN([.BJ31])-[.T113]^2/2" office:value-type="float" office:value="4.3717219067" calcext:value-type="float">
            <text:p>4.3717219067</text:p>
          </table:table-cell>
          <table:table-cell table:formula="of:=LN([.BK31])-[.U113]^2/2" office:value-type="float" office:value="4.3950002771" calcext:value-type="float">
            <text:p>4.3950002771</text:p>
          </table:table-cell>
          <table:table-cell table:formula="of:=LN([.BL31])-[.V113]^2/2" office:value-type="float" office:value="4.4173455104" calcext:value-type="float">
            <text:p>4.417345510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0385924942" calcext:value-type="float">
            <text:p>3.0385924942</text:p>
          </table:table-cell>
          <table:table-cell office:value-type="float" office:value="3.1054155672" calcext:value-type="float">
            <text:p>3.1054155672</text:p>
          </table:table-cell>
          <table:table-cell office:value-type="float" office:value="3.1638127608" calcext:value-type="float">
            <text:p>3.1638127608</text:p>
          </table:table-cell>
          <table:table-cell office:value-type="float" office:value="3.2156729881" calcext:value-type="float">
            <text:p>3.2156729881</text:p>
          </table:table-cell>
          <table:table-cell office:value-type="float" office:value="3.2623135191" calcext:value-type="float">
            <text:p>3.2623135191</text:p>
          </table:table-cell>
          <table:table-cell office:value-type="float" office:value="3.3046896522" calcext:value-type="float">
            <text:p>3.3046896522</text:p>
          </table:table-cell>
          <table:table-cell office:value-type="float" office:value="3.343516277" calcext:value-type="float">
            <text:p>3.343516277</text:p>
          </table:table-cell>
          <table:table-cell office:value-type="float" office:value="3.3793423362" calcext:value-type="float">
            <text:p>3.3793423362</text:p>
          </table:table-cell>
          <table:table-cell office:value-type="float" office:value="3.4125985186" calcext:value-type="float">
            <text:p>3.4125985186</text:p>
          </table:table-cell>
          <table:table-cell office:value-type="float" office:value="3.443628961" calcext:value-type="float">
            <text:p>3.443628961</text:p>
          </table:table-cell>
          <table:table-cell office:value-type="float" office:value="3.4727129912" calcext:value-type="float">
            <text:p>3.4727129912</text:p>
          </table:table-cell>
          <table:table-cell office:value-type="float" office:value="3.5000804441" calcext:value-type="float">
            <text:p>3.5000804441</text:p>
          </table:table-cell>
          <table:table-cell office:value-type="float" office:value="3.5259227058" calcext:value-type="float">
            <text:p>3.5259227058</text:p>
          </table:table-cell>
          <table:table-cell office:value-type="float" office:value="3.5504008378" calcext:value-type="float">
            <text:p>3.5504008378</text:p>
          </table:table-cell>
          <table:table-cell office:value-type="float" office:value="3.5736516637" calcext:value-type="float">
            <text:p>3.5736516637</text:p>
          </table:table-cell>
          <table:table-cell office:value-type="float" office:value="3.5957924013" calcext:value-type="float">
            <text:p>3.5957924013</text:p>
          </table:table-cell>
          <table:table-cell office:value-type="float" office:value="3.6169242381" calcext:value-type="float">
            <text:p>3.6169242381</text:p>
          </table:table-cell>
          <table:table-cell office:value-type="float" office:value="3.6371351271" calcext:value-type="float">
            <text:p>3.6371351271</text:p>
          </table:table-cell>
          <table:table-cell office:value-type="float" office:value="3.6565019991" calcext:value-type="float">
            <text:p>3.6565019991</text:p>
          </table:table-cell>
          <table:table-cell office:value-type="float" office:value="3.6750925305" calcext:value-type="float">
            <text:p>3.6750925305</text:p>
          </table:table-cell>
          <table:table-cell/>
          <table:table-cell table:style-name="ce2" table:formula="of:=EXP([.C32]+[.C114]^2/2)" office:value-type="float" office:value="21.0754373618535" calcext:value-type="float">
            <text:p>21.0754373619</text:p>
          </table:table-cell>
          <table:table-cell table:style-name="ce2" table:formula="of:=EXP([.D32]+[.D114]^2/2)" office:value-type="float" office:value="22.4782719799932" calcext:value-type="float">
            <text:p>22.47827198</text:p>
          </table:table-cell>
          <table:table-cell table:style-name="ce2" table:formula="of:=EXP([.E32]+[.E114]^2/2)" office:value-type="float" office:value="23.7922141392865" calcext:value-type="float">
            <text:p>23.7922141393</text:p>
          </table:table-cell>
          <table:table-cell table:style-name="ce2" table:formula="of:=EXP([.F32]+[.F114]^2/2)" office:value-type="float" office:value="25.0308081326157" calcext:value-type="float">
            <text:p>25.0308081326</text:p>
          </table:table-cell>
          <table:table-cell table:style-name="ce2" table:formula="of:=EXP([.G32]+[.G114]^2/2)" office:value-type="float" office:value="26.2047337870152" calcext:value-type="float">
            <text:p>26.204733787</text:p>
          </table:table-cell>
          <table:table-cell table:style-name="ce2" table:formula="of:=EXP([.H32]+[.H114]^2/2)" office:value-type="float" office:value="27.3225008473956" calcext:value-type="float">
            <text:p>27.3225008474</text:p>
          </table:table-cell>
          <table:table-cell table:style-name="ce2" table:formula="of:=EXP([.I32]+[.I114]^2/2)" office:value-type="float" office:value="28.3909805889242" calcext:value-type="float">
            <text:p>28.3909805889</text:p>
          </table:table-cell>
          <table:table-cell table:style-name="ce2" table:formula="of:=EXP([.J32]+[.J114]^2/2)" office:value-type="float" office:value="29.4157962291324" calcext:value-type="float">
            <text:p>29.4157962291</text:p>
          </table:table-cell>
          <table:table-cell table:style-name="ce2" table:formula="of:=EXP([.K32]+[.K114]^2/2)" office:value-type="float" office:value="30.4016080922809" calcext:value-type="float">
            <text:p>30.4016080923</text:p>
          </table:table-cell>
          <table:table-cell table:style-name="ce2" table:formula="of:=EXP([.L32]+[.L114]^2/2)" office:value-type="float" office:value="31.3523234301252" calcext:value-type="float">
            <text:p>31.3523234301</text:p>
          </table:table-cell>
          <table:table-cell table:style-name="ce2" table:formula="of:=EXP([.M32]+[.M114]^2/2)" office:value-type="float" office:value="32.2712526578079" calcext:value-type="float">
            <text:p>32.2712526578</text:p>
          </table:table-cell>
          <table:table-cell table:style-name="ce2" table:formula="of:=EXP([.N32]+[.N114]^2/2)" office:value-type="float" office:value="33.1612271949958" calcext:value-type="float">
            <text:p>33.161227195</text:p>
          </table:table-cell>
          <table:table-cell table:style-name="ce2" table:formula="of:=EXP([.O32]+[.O114]^2/2)" office:value-type="float" office:value="34.0246896030758" calcext:value-type="float">
            <text:p>34.0246896031</text:p>
          </table:table-cell>
          <table:table-cell table:style-name="ce2" table:formula="of:=EXP([.P32]+[.P114]^2/2)" office:value-type="float" office:value="34.8637633320295" calcext:value-type="float">
            <text:p>34.863763332</text:p>
          </table:table-cell>
          <table:table-cell table:style-name="ce2" table:formula="of:=EXP([.Q32]+[.Q114]^2/2)" office:value-type="float" office:value="35.6803074257877" calcext:value-type="float">
            <text:p>35.6803074258</text:p>
          </table:table-cell>
          <table:table-cell table:style-name="ce2" table:formula="of:=EXP([.R32]+[.R114]^2/2)" office:value-type="float" office:value="36.475959878213" calcext:value-type="float">
            <text:p>36.4759598782</text:p>
          </table:table-cell>
          <table:table-cell table:style-name="ce2" table:formula="of:=EXP([.S32]+[.S114]^2/2)" office:value-type="float" office:value="37.2521723432383" calcext:value-type="float">
            <text:p>37.2521723432</text:p>
          </table:table-cell>
          <table:table-cell table:style-name="ce2" table:formula="of:=EXP([.T32]+[.T114]^2/2)" office:value-type="float" office:value="38.0102382070934" calcext:value-type="float">
            <text:p>38.0102382071</text:p>
          </table:table-cell>
          <table:table-cell table:style-name="ce2" table:formula="of:=EXP([.U32]+[.U114]^2/2)" office:value-type="float" office:value="38.7513155194115" calcext:value-type="float">
            <text:p>38.7513155194</text:p>
          </table:table-cell>
          <table:table-cell table:style-name="ce2" table:formula="of:=EXP([.V32]+[.V114]^2/2)" office:value-type="float" office:value="39.4764458298781" calcext:value-type="float">
            <text:p>39.4764458299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2]*[.X32]" office:value-type="float" office:value="21.0754373618535" calcext:value-type="float">
            <text:p>21.0754373619</text:p>
          </table:table-cell>
          <table:table-cell table:style-name="ce6" table:formula="of:=[.$AR32]*[.Y32]" office:value-type="float" office:value="22.4782719799932" calcext:value-type="float">
            <text:p>22.47827198</text:p>
          </table:table-cell>
          <table:table-cell table:style-name="ce6" table:formula="of:=[.$AR32]*[.Z32]" office:value-type="float" office:value="23.7922141392865" calcext:value-type="float">
            <text:p>23.7922141393</text:p>
          </table:table-cell>
          <table:table-cell table:style-name="ce6" table:formula="of:=[.$AR32]*[.AA32]" office:value-type="float" office:value="25.0308081326157" calcext:value-type="float">
            <text:p>25.0308081326</text:p>
          </table:table-cell>
          <table:table-cell table:style-name="ce6" table:formula="of:=[.$AR32]*[.AB32]" office:value-type="float" office:value="26.2047337870152" calcext:value-type="float">
            <text:p>26.204733787</text:p>
          </table:table-cell>
          <table:table-cell table:style-name="ce6" table:formula="of:=[.$AR32]*[.AC32]" office:value-type="float" office:value="27.3225008473956" calcext:value-type="float">
            <text:p>27.3225008474</text:p>
          </table:table-cell>
          <table:table-cell table:style-name="ce6" table:formula="of:=[.$AR32]*[.AD32]" office:value-type="float" office:value="28.3909805889242" calcext:value-type="float">
            <text:p>28.3909805889</text:p>
          </table:table-cell>
          <table:table-cell table:style-name="ce6" table:formula="of:=[.$AR32]*[.AE32]" office:value-type="float" office:value="29.4157962291324" calcext:value-type="float">
            <text:p>29.4157962291</text:p>
          </table:table-cell>
          <table:table-cell table:style-name="ce6" table:formula="of:=[.$AR32]*[.AF32]" office:value-type="float" office:value="30.4016080922809" calcext:value-type="float">
            <text:p>30.4016080923</text:p>
          </table:table-cell>
          <table:table-cell table:style-name="ce6" table:formula="of:=[.$AR32]*[.AG32]" office:value-type="float" office:value="31.3523234301252" calcext:value-type="float">
            <text:p>31.3523234301</text:p>
          </table:table-cell>
          <table:table-cell table:style-name="ce6" table:formula="of:=[.$AR32]*[.AH32]" office:value-type="float" office:value="32.2712526578079" calcext:value-type="float">
            <text:p>32.2712526578</text:p>
          </table:table-cell>
          <table:table-cell table:style-name="ce6" table:formula="of:=[.$AR32]*[.AI32]" office:value-type="float" office:value="33.1612271949958" calcext:value-type="float">
            <text:p>33.161227195</text:p>
          </table:table-cell>
          <table:table-cell table:style-name="ce6" table:formula="of:=[.$AR32]*[.AJ32]" office:value-type="float" office:value="34.0246896030758" calcext:value-type="float">
            <text:p>34.0246896031</text:p>
          </table:table-cell>
          <table:table-cell table:style-name="ce6" table:formula="of:=[.$AR32]*[.AK32]" office:value-type="float" office:value="34.8637633320295" calcext:value-type="float">
            <text:p>34.863763332</text:p>
          </table:table-cell>
          <table:table-cell table:style-name="ce6" table:formula="of:=[.$AR32]*[.AL32]" office:value-type="float" office:value="35.6803074257877" calcext:value-type="float">
            <text:p>35.6803074258</text:p>
          </table:table-cell>
          <table:table-cell table:style-name="ce6" table:formula="of:=[.$AR32]*[.AM32]" office:value-type="float" office:value="36.475959878213" calcext:value-type="float">
            <text:p>36.4759598782</text:p>
          </table:table-cell>
          <table:table-cell table:style-name="ce6" table:formula="of:=[.$AR32]*[.AN32]" office:value-type="float" office:value="37.2521723432383" calcext:value-type="float">
            <text:p>37.2521723432</text:p>
          </table:table-cell>
          <table:table-cell table:style-name="ce6" table:formula="of:=[.$AR32]*[.AO32]" office:value-type="float" office:value="38.0102382070934" calcext:value-type="float">
            <text:p>38.0102382071</text:p>
          </table:table-cell>
          <table:table-cell table:style-name="ce6" table:formula="of:=[.$AR32]*[.AP32]" office:value-type="float" office:value="38.7513155194115" calcext:value-type="float">
            <text:p>38.7513155194</text:p>
          </table:table-cell>
          <table:table-cell table:style-name="ce6" table:formula="of:=[.$AR32]*[.AQ32]" office:value-type="float" office:value="39.4764458298781" calcext:value-type="float">
            <text:p>39.4764458299</text:p>
          </table:table-cell>
          <table:table-cell/>
          <table:table-cell table:formula="of:=LN([.AS32])-[.C114]^2/2" office:value-type="float" office:value="3.0385924942" calcext:value-type="float">
            <text:p>3.0385924942</text:p>
          </table:table-cell>
          <table:table-cell table:formula="of:=LN([.AT32])-[.D114]^2/2" office:value-type="float" office:value="3.1054155672" calcext:value-type="float">
            <text:p>3.1054155672</text:p>
          </table:table-cell>
          <table:table-cell table:formula="of:=LN([.AU32])-[.E114]^2/2" office:value-type="float" office:value="3.1638127608" calcext:value-type="float">
            <text:p>3.1638127608</text:p>
          </table:table-cell>
          <table:table-cell table:formula="of:=LN([.AV32])-[.F114]^2/2" office:value-type="float" office:value="3.2156729881" calcext:value-type="float">
            <text:p>3.2156729881</text:p>
          </table:table-cell>
          <table:table-cell table:formula="of:=LN([.AW32])-[.G114]^2/2" office:value-type="float" office:value="3.2623135191" calcext:value-type="float">
            <text:p>3.2623135191</text:p>
          </table:table-cell>
          <table:table-cell table:formula="of:=LN([.AX32])-[.H114]^2/2" office:value-type="float" office:value="3.3046896522" calcext:value-type="float">
            <text:p>3.3046896522</text:p>
          </table:table-cell>
          <table:table-cell table:formula="of:=LN([.AY32])-[.I114]^2/2" office:value-type="float" office:value="3.343516277" calcext:value-type="float">
            <text:p>3.343516277</text:p>
          </table:table-cell>
          <table:table-cell table:formula="of:=LN([.AZ32])-[.J114]^2/2" office:value-type="float" office:value="3.3793423362" calcext:value-type="float">
            <text:p>3.3793423362</text:p>
          </table:table-cell>
          <table:table-cell table:formula="of:=LN([.BA32])-[.K114]^2/2" office:value-type="float" office:value="3.4125985186" calcext:value-type="float">
            <text:p>3.4125985186</text:p>
          </table:table-cell>
          <table:table-cell table:formula="of:=LN([.BB32])-[.L114]^2/2" office:value-type="float" office:value="3.443628961" calcext:value-type="float">
            <text:p>3.443628961</text:p>
          </table:table-cell>
          <table:table-cell table:formula="of:=LN([.BC32])-[.M114]^2/2" office:value-type="float" office:value="3.4727129912" calcext:value-type="float">
            <text:p>3.4727129912</text:p>
          </table:table-cell>
          <table:table-cell table:formula="of:=LN([.BD32])-[.N114]^2/2" office:value-type="float" office:value="3.5000804441" calcext:value-type="float">
            <text:p>3.5000804441</text:p>
          </table:table-cell>
          <table:table-cell table:formula="of:=LN([.BE32])-[.O114]^2/2" office:value-type="float" office:value="3.5259227058" calcext:value-type="float">
            <text:p>3.5259227058</text:p>
          </table:table-cell>
          <table:table-cell table:formula="of:=LN([.BF32])-[.P114]^2/2" office:value-type="float" office:value="3.5504008378" calcext:value-type="float">
            <text:p>3.5504008378</text:p>
          </table:table-cell>
          <table:table-cell table:formula="of:=LN([.BG32])-[.Q114]^2/2" office:value-type="float" office:value="3.5736516637" calcext:value-type="float">
            <text:p>3.5736516637</text:p>
          </table:table-cell>
          <table:table-cell table:formula="of:=LN([.BH32])-[.R114]^2/2" office:value-type="float" office:value="3.5957924013" calcext:value-type="float">
            <text:p>3.5957924013</text:p>
          </table:table-cell>
          <table:table-cell table:formula="of:=LN([.BI32])-[.S114]^2/2" office:value-type="float" office:value="3.6169242381" calcext:value-type="float">
            <text:p>3.6169242381</text:p>
          </table:table-cell>
          <table:table-cell table:formula="of:=LN([.BJ32])-[.T114]^2/2" office:value-type="float" office:value="3.6371351271" calcext:value-type="float">
            <text:p>3.6371351271</text:p>
          </table:table-cell>
          <table:table-cell table:formula="of:=LN([.BK32])-[.U114]^2/2" office:value-type="float" office:value="3.6565019991" calcext:value-type="float">
            <text:p>3.6565019991</text:p>
          </table:table-cell>
          <table:table-cell table:formula="of:=LN([.BL32])-[.V114]^2/2" office:value-type="float" office:value="3.6750925305" calcext:value-type="float">
            <text:p>3.67509253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6522925072" calcext:value-type="float">
            <text:p>3.6522925072</text:p>
          </table:table-cell>
          <table:table-cell office:value-type="float" office:value="3.732611737" calcext:value-type="float">
            <text:p>3.732611737</text:p>
          </table:table-cell>
          <table:table-cell office:value-type="float" office:value="3.8028033251" calcext:value-type="float">
            <text:p>3.8028033251</text:p>
          </table:table-cell>
          <table:table-cell office:value-type="float" office:value="3.8651376854" calcext:value-type="float">
            <text:p>3.8651376854</text:p>
          </table:table-cell>
          <table:table-cell office:value-type="float" office:value="3.9211981352" calcext:value-type="float">
            <text:p>3.9211981352</text:p>
          </table:table-cell>
          <table:table-cell office:value-type="float" office:value="3.9721329129" calcext:value-type="float">
            <text:p>3.9721329129</text:p>
          </table:table-cell>
          <table:table-cell office:value-type="float" office:value="4.0188012935" calcext:value-type="float">
            <text:p>4.0188012935</text:p>
          </table:table-cell>
          <table:table-cell office:value-type="float" office:value="4.0618630886" calcext:value-type="float">
            <text:p>4.0618630886</text:p>
          </table:table-cell>
          <table:table-cell office:value-type="float" office:value="4.1018359728" calcext:value-type="float">
            <text:p>4.1018359728</text:p>
          </table:table-cell>
          <table:table-cell office:value-type="float" office:value="4.1391335876" calcext:value-type="float">
            <text:p>4.1391335876</text:p>
          </table:table-cell>
          <table:table-cell office:value-type="float" office:value="4.1740916761" calcext:value-type="float">
            <text:p>4.1740916761</text:p>
          </table:table-cell>
          <table:table-cell office:value-type="float" office:value="4.2069864929" calcext:value-type="float">
            <text:p>4.2069864929</text:p>
          </table:table-cell>
          <table:table-cell office:value-type="float" office:value="4.2380480778" calcext:value-type="float">
            <text:p>4.2380480778</text:p>
          </table:table-cell>
          <table:table-cell office:value-type="float" office:value="4.2674700217" calcext:value-type="float">
            <text:p>4.2674700217</text:p>
          </table:table-cell>
          <table:table-cell office:value-type="float" office:value="4.2954167825" calcext:value-type="float">
            <text:p>4.2954167825</text:p>
          </table:table-cell>
          <table:table-cell office:value-type="float" office:value="4.3220292519" calcext:value-type="float">
            <text:p>4.3220292519</text:p>
          </table:table-cell>
          <table:table-cell office:value-type="float" office:value="4.3474290544" calcext:value-type="float">
            <text:p>4.3474290544</text:p>
          </table:table-cell>
          <table:table-cell office:value-type="float" office:value="4.3717219067" calcext:value-type="float">
            <text:p>4.3717219067</text:p>
          </table:table-cell>
          <table:table-cell office:value-type="float" office:value="4.3950002771" calcext:value-type="float">
            <text:p>4.3950002771</text:p>
          </table:table-cell>
          <table:table-cell office:value-type="float" office:value="4.4173455104" calcext:value-type="float">
            <text:p>4.4173455104</text:p>
          </table:table-cell>
          <table:table-cell/>
          <table:table-cell table:style-name="ce2" table:formula="of:=EXP([.C33]+[.C115]^2/2)" office:value-type="float" office:value="38.9316782184884" calcext:value-type="float">
            <text:p>38.9316782185</text:p>
          </table:table-cell>
          <table:table-cell table:style-name="ce2" table:formula="of:=EXP([.D33]+[.D115]^2/2)" office:value-type="float" office:value="42.0872701257029" calcext:value-type="float">
            <text:p>42.0872701257</text:p>
          </table:table-cell>
          <table:table-cell table:style-name="ce2" table:formula="of:=EXP([.E33]+[.E115]^2/2)" office:value-type="float" office:value="45.0759549403208" calcext:value-type="float">
            <text:p>45.0759549403</text:p>
          </table:table-cell>
          <table:table-cell table:style-name="ce2" table:formula="of:=EXP([.F33]+[.F115]^2/2)" office:value-type="float" office:value="47.9218753847483" calcext:value-type="float">
            <text:p>47.9218753847</text:p>
          </table:table-cell>
          <table:table-cell table:style-name="ce2" table:formula="of:=EXP([.G33]+[.G115]^2/2)" office:value-type="float" office:value="50.6441988177084" calcext:value-type="float">
            <text:p>50.6441988177</text:p>
          </table:table-cell>
          <table:table-cell table:style-name="ce2" table:formula="of:=EXP([.H33]+[.H115]^2/2)" office:value-type="float" office:value="53.2583090163841" calcext:value-type="float">
            <text:p>53.2583090164</text:p>
          </table:table-cell>
          <table:table-cell table:style-name="ce2" table:formula="of:=EXP([.I33]+[.I115]^2/2)" office:value-type="float" office:value="55.776717116182" calcext:value-type="float">
            <text:p>55.7767171162</text:p>
          </table:table-cell>
          <table:table-cell table:style-name="ce2" table:formula="of:=EXP([.J33]+[.J115]^2/2)" office:value-type="float" office:value="58.2097326932709" calcext:value-type="float">
            <text:p>58.2097326933</text:p>
          </table:table-cell>
          <table:table-cell table:style-name="ce2" table:formula="of:=EXP([.K33]+[.K115]^2/2)" office:value-type="float" office:value="60.5659563601989" calcext:value-type="float">
            <text:p>60.5659563602</text:p>
          </table:table-cell>
          <table:table-cell table:style-name="ce2" table:formula="of:=EXP([.L33]+[.L115]^2/2)" office:value-type="float" office:value="62.8526440608494" calcext:value-type="float">
            <text:p>62.8526440608</text:p>
          </table:table-cell>
          <table:table-cell table:style-name="ce2" table:formula="of:=EXP([.M33]+[.M115]^2/2)" office:value-type="float" office:value="65.075979865028" calcext:value-type="float">
            <text:p>65.075979865</text:p>
          </table:table-cell>
          <table:table-cell table:style-name="ce2" table:formula="of:=EXP([.N33]+[.N115]^2/2)" office:value-type="float" office:value="67.2412828260268" calcext:value-type="float">
            <text:p>67.241282826</text:p>
          </table:table-cell>
          <table:table-cell table:style-name="ce2" table:formula="of:=EXP([.O33]+[.O115]^2/2)" office:value-type="float" office:value="69.3531659775464" calcext:value-type="float">
            <text:p>69.3531659775</text:p>
          </table:table-cell>
          <table:table-cell table:style-name="ce2" table:formula="of:=EXP([.P33]+[.P115]^2/2)" office:value-type="float" office:value="71.4156600522705" calcext:value-type="float">
            <text:p>71.4156600523</text:p>
          </table:table-cell>
          <table:table-cell table:style-name="ce2" table:formula="of:=EXP([.Q33]+[.Q115]^2/2)" office:value-type="float" office:value="73.4323109669308" calcext:value-type="float">
            <text:p>73.4323109669</text:p>
          </table:table-cell>
          <table:table-cell table:style-name="ce2" table:formula="of:=EXP([.R33]+[.R115]^2/2)" office:value-type="float" office:value="75.4062573819113" calcext:value-type="float">
            <text:p>75.4062573819</text:p>
          </table:table-cell>
          <table:table-cell table:style-name="ce2" table:formula="of:=EXP([.S33]+[.S115]^2/2)" office:value-type="float" office:value="77.340293210825" calcext:value-type="float">
            <text:p>77.3402932108</text:p>
          </table:table-cell>
          <table:table-cell table:style-name="ce2" table:formula="of:=EXP([.T33]+[.T115]^2/2)" office:value-type="float" office:value="79.2369182348448" calcext:value-type="float">
            <text:p>79.2369182348</text:p>
          </table:table-cell>
          <table:table-cell table:style-name="ce2" table:formula="of:=EXP([.U33]+[.U115]^2/2)" office:value-type="float" office:value="81.0983797184567" calcext:value-type="float">
            <text:p>81.0983797185</text:p>
          </table:table-cell>
          <table:table-cell table:style-name="ce2" table:formula="of:=EXP([.V33]+[.V115]^2/2)" office:value-type="float" office:value="82.9267066975864" calcext:value-type="float">
            <text:p>82.9267066976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3]*[.X33]" office:value-type="float" office:value="38.9316782184884" calcext:value-type="float">
            <text:p>38.9316782185</text:p>
          </table:table-cell>
          <table:table-cell table:style-name="ce6" table:formula="of:=[.$AR33]*[.Y33]" office:value-type="float" office:value="42.0872701257029" calcext:value-type="float">
            <text:p>42.0872701257</text:p>
          </table:table-cell>
          <table:table-cell table:style-name="ce6" table:formula="of:=[.$AR33]*[.Z33]" office:value-type="float" office:value="45.0759549403208" calcext:value-type="float">
            <text:p>45.0759549403</text:p>
          </table:table-cell>
          <table:table-cell table:style-name="ce6" table:formula="of:=[.$AR33]*[.AA33]" office:value-type="float" office:value="47.9218753847483" calcext:value-type="float">
            <text:p>47.9218753847</text:p>
          </table:table-cell>
          <table:table-cell table:style-name="ce6" table:formula="of:=[.$AR33]*[.AB33]" office:value-type="float" office:value="50.6441988177084" calcext:value-type="float">
            <text:p>50.6441988177</text:p>
          </table:table-cell>
          <table:table-cell table:style-name="ce6" table:formula="of:=[.$AR33]*[.AC33]" office:value-type="float" office:value="53.2583090163841" calcext:value-type="float">
            <text:p>53.2583090164</text:p>
          </table:table-cell>
          <table:table-cell table:style-name="ce6" table:formula="of:=[.$AR33]*[.AD33]" office:value-type="float" office:value="55.776717116182" calcext:value-type="float">
            <text:p>55.7767171162</text:p>
          </table:table-cell>
          <table:table-cell table:style-name="ce6" table:formula="of:=[.$AR33]*[.AE33]" office:value-type="float" office:value="58.2097326932709" calcext:value-type="float">
            <text:p>58.2097326933</text:p>
          </table:table-cell>
          <table:table-cell table:style-name="ce6" table:formula="of:=[.$AR33]*[.AF33]" office:value-type="float" office:value="60.5659563601989" calcext:value-type="float">
            <text:p>60.5659563602</text:p>
          </table:table-cell>
          <table:table-cell table:style-name="ce6" table:formula="of:=[.$AR33]*[.AG33]" office:value-type="float" office:value="62.8526440608494" calcext:value-type="float">
            <text:p>62.8526440608</text:p>
          </table:table-cell>
          <table:table-cell table:style-name="ce6" table:formula="of:=[.$AR33]*[.AH33]" office:value-type="float" office:value="65.075979865028" calcext:value-type="float">
            <text:p>65.075979865</text:p>
          </table:table-cell>
          <table:table-cell table:style-name="ce6" table:formula="of:=[.$AR33]*[.AI33]" office:value-type="float" office:value="67.2412828260268" calcext:value-type="float">
            <text:p>67.241282826</text:p>
          </table:table-cell>
          <table:table-cell table:style-name="ce6" table:formula="of:=[.$AR33]*[.AJ33]" office:value-type="float" office:value="69.3531659775464" calcext:value-type="float">
            <text:p>69.3531659775</text:p>
          </table:table-cell>
          <table:table-cell table:style-name="ce6" table:formula="of:=[.$AR33]*[.AK33]" office:value-type="float" office:value="71.4156600522705" calcext:value-type="float">
            <text:p>71.4156600523</text:p>
          </table:table-cell>
          <table:table-cell table:style-name="ce6" table:formula="of:=[.$AR33]*[.AL33]" office:value-type="float" office:value="73.4323109669308" calcext:value-type="float">
            <text:p>73.4323109669</text:p>
          </table:table-cell>
          <table:table-cell table:style-name="ce6" table:formula="of:=[.$AR33]*[.AM33]" office:value-type="float" office:value="75.4062573819113" calcext:value-type="float">
            <text:p>75.4062573819</text:p>
          </table:table-cell>
          <table:table-cell table:style-name="ce6" table:formula="of:=[.$AR33]*[.AN33]" office:value-type="float" office:value="77.340293210825" calcext:value-type="float">
            <text:p>77.3402932108</text:p>
          </table:table-cell>
          <table:table-cell table:style-name="ce6" table:formula="of:=[.$AR33]*[.AO33]" office:value-type="float" office:value="79.2369182348448" calcext:value-type="float">
            <text:p>79.2369182348</text:p>
          </table:table-cell>
          <table:table-cell table:style-name="ce6" table:formula="of:=[.$AR33]*[.AP33]" office:value-type="float" office:value="81.0983797184567" calcext:value-type="float">
            <text:p>81.0983797185</text:p>
          </table:table-cell>
          <table:table-cell table:style-name="ce6" table:formula="of:=[.$AR33]*[.AQ33]" office:value-type="float" office:value="82.9267066975864" calcext:value-type="float">
            <text:p>82.9267066976</text:p>
          </table:table-cell>
          <table:table-cell/>
          <table:table-cell table:formula="of:=LN([.AS33])-[.C115]^2/2" office:value-type="float" office:value="3.6522925072" calcext:value-type="float">
            <text:p>3.6522925072</text:p>
          </table:table-cell>
          <table:table-cell table:formula="of:=LN([.AT33])-[.D115]^2/2" office:value-type="float" office:value="3.732611737" calcext:value-type="float">
            <text:p>3.732611737</text:p>
          </table:table-cell>
          <table:table-cell table:formula="of:=LN([.AU33])-[.E115]^2/2" office:value-type="float" office:value="3.8028033251" calcext:value-type="float">
            <text:p>3.8028033251</text:p>
          </table:table-cell>
          <table:table-cell table:formula="of:=LN([.AV33])-[.F115]^2/2" office:value-type="float" office:value="3.8651376854" calcext:value-type="float">
            <text:p>3.8651376854</text:p>
          </table:table-cell>
          <table:table-cell table:formula="of:=LN([.AW33])-[.G115]^2/2" office:value-type="float" office:value="3.9211981352" calcext:value-type="float">
            <text:p>3.9211981352</text:p>
          </table:table-cell>
          <table:table-cell table:formula="of:=LN([.AX33])-[.H115]^2/2" office:value-type="float" office:value="3.9721329129" calcext:value-type="float">
            <text:p>3.9721329129</text:p>
          </table:table-cell>
          <table:table-cell table:formula="of:=LN([.AY33])-[.I115]^2/2" office:value-type="float" office:value="4.0188012935" calcext:value-type="float">
            <text:p>4.0188012935</text:p>
          </table:table-cell>
          <table:table-cell table:formula="of:=LN([.AZ33])-[.J115]^2/2" office:value-type="float" office:value="4.0618630886" calcext:value-type="float">
            <text:p>4.0618630886</text:p>
          </table:table-cell>
          <table:table-cell table:formula="of:=LN([.BA33])-[.K115]^2/2" office:value-type="float" office:value="4.1018359728" calcext:value-type="float">
            <text:p>4.1018359728</text:p>
          </table:table-cell>
          <table:table-cell table:formula="of:=LN([.BB33])-[.L115]^2/2" office:value-type="float" office:value="4.1391335876" calcext:value-type="float">
            <text:p>4.1391335876</text:p>
          </table:table-cell>
          <table:table-cell table:formula="of:=LN([.BC33])-[.M115]^2/2" office:value-type="float" office:value="4.1740916761" calcext:value-type="float">
            <text:p>4.1740916761</text:p>
          </table:table-cell>
          <table:table-cell table:formula="of:=LN([.BD33])-[.N115]^2/2" office:value-type="float" office:value="4.2069864929" calcext:value-type="float">
            <text:p>4.2069864929</text:p>
          </table:table-cell>
          <table:table-cell table:formula="of:=LN([.BE33])-[.O115]^2/2" office:value-type="float" office:value="4.2380480778" calcext:value-type="float">
            <text:p>4.2380480778</text:p>
          </table:table-cell>
          <table:table-cell table:formula="of:=LN([.BF33])-[.P115]^2/2" office:value-type="float" office:value="4.2674700217" calcext:value-type="float">
            <text:p>4.2674700217</text:p>
          </table:table-cell>
          <table:table-cell table:formula="of:=LN([.BG33])-[.Q115]^2/2" office:value-type="float" office:value="4.2954167825" calcext:value-type="float">
            <text:p>4.2954167825</text:p>
          </table:table-cell>
          <table:table-cell table:formula="of:=LN([.BH33])-[.R115]^2/2" office:value-type="float" office:value="4.3220292519" calcext:value-type="float">
            <text:p>4.3220292519</text:p>
          </table:table-cell>
          <table:table-cell table:formula="of:=LN([.BI33])-[.S115]^2/2" office:value-type="float" office:value="4.3474290544" calcext:value-type="float">
            <text:p>4.3474290544</text:p>
          </table:table-cell>
          <table:table-cell table:formula="of:=LN([.BJ33])-[.T115]^2/2" office:value-type="float" office:value="4.3717219067" calcext:value-type="float">
            <text:p>4.3717219067</text:p>
          </table:table-cell>
          <table:table-cell table:formula="of:=LN([.BK33])-[.U115]^2/2" office:value-type="float" office:value="4.3950002771" calcext:value-type="float">
            <text:p>4.3950002771</text:p>
          </table:table-cell>
          <table:table-cell table:formula="of:=LN([.BL33])-[.V115]^2/2" office:value-type="float" office:value="4.4173455104" calcext:value-type="float">
            <text:p>4.41734551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385924942" calcext:value-type="float">
            <text:p>3.0385924942</text:p>
          </table:table-cell>
          <table:table-cell office:value-type="float" office:value="3.1054155672" calcext:value-type="float">
            <text:p>3.1054155672</text:p>
          </table:table-cell>
          <table:table-cell office:value-type="float" office:value="3.1638127608" calcext:value-type="float">
            <text:p>3.1638127608</text:p>
          </table:table-cell>
          <table:table-cell office:value-type="float" office:value="3.2156729881" calcext:value-type="float">
            <text:p>3.2156729881</text:p>
          </table:table-cell>
          <table:table-cell office:value-type="float" office:value="3.2623135191" calcext:value-type="float">
            <text:p>3.2623135191</text:p>
          </table:table-cell>
          <table:table-cell office:value-type="float" office:value="3.3046896522" calcext:value-type="float">
            <text:p>3.3046896522</text:p>
          </table:table-cell>
          <table:table-cell office:value-type="float" office:value="3.343516277" calcext:value-type="float">
            <text:p>3.343516277</text:p>
          </table:table-cell>
          <table:table-cell office:value-type="float" office:value="3.3793423362" calcext:value-type="float">
            <text:p>3.3793423362</text:p>
          </table:table-cell>
          <table:table-cell office:value-type="float" office:value="3.4125985186" calcext:value-type="float">
            <text:p>3.4125985186</text:p>
          </table:table-cell>
          <table:table-cell office:value-type="float" office:value="3.443628961" calcext:value-type="float">
            <text:p>3.443628961</text:p>
          </table:table-cell>
          <table:table-cell office:value-type="float" office:value="3.4727129912" calcext:value-type="float">
            <text:p>3.4727129912</text:p>
          </table:table-cell>
          <table:table-cell office:value-type="float" office:value="3.5000804441" calcext:value-type="float">
            <text:p>3.5000804441</text:p>
          </table:table-cell>
          <table:table-cell office:value-type="float" office:value="3.5259227058" calcext:value-type="float">
            <text:p>3.5259227058</text:p>
          </table:table-cell>
          <table:table-cell office:value-type="float" office:value="3.5504008378" calcext:value-type="float">
            <text:p>3.5504008378</text:p>
          </table:table-cell>
          <table:table-cell office:value-type="float" office:value="3.5736516637" calcext:value-type="float">
            <text:p>3.5736516637</text:p>
          </table:table-cell>
          <table:table-cell office:value-type="float" office:value="3.5957924013" calcext:value-type="float">
            <text:p>3.5957924013</text:p>
          </table:table-cell>
          <table:table-cell office:value-type="float" office:value="3.6169242381" calcext:value-type="float">
            <text:p>3.6169242381</text:p>
          </table:table-cell>
          <table:table-cell office:value-type="float" office:value="3.6371351271" calcext:value-type="float">
            <text:p>3.6371351271</text:p>
          </table:table-cell>
          <table:table-cell office:value-type="float" office:value="3.6565019991" calcext:value-type="float">
            <text:p>3.6565019991</text:p>
          </table:table-cell>
          <table:table-cell office:value-type="float" office:value="3.6750925305" calcext:value-type="float">
            <text:p>3.6750925305</text:p>
          </table:table-cell>
          <table:table-cell/>
          <table:table-cell table:style-name="ce2" table:formula="of:=EXP([.C34]+[.C116]^2/2)" office:value-type="float" office:value="21.0754373618535" calcext:value-type="float">
            <text:p>21.0754373619</text:p>
          </table:table-cell>
          <table:table-cell table:style-name="ce2" table:formula="of:=EXP([.D34]+[.D116]^2/2)" office:value-type="float" office:value="22.4782719799932" calcext:value-type="float">
            <text:p>22.47827198</text:p>
          </table:table-cell>
          <table:table-cell table:style-name="ce2" table:formula="of:=EXP([.E34]+[.E116]^2/2)" office:value-type="float" office:value="23.7922141392865" calcext:value-type="float">
            <text:p>23.7922141393</text:p>
          </table:table-cell>
          <table:table-cell table:style-name="ce2" table:formula="of:=EXP([.F34]+[.F116]^2/2)" office:value-type="float" office:value="25.0308081326157" calcext:value-type="float">
            <text:p>25.0308081326</text:p>
          </table:table-cell>
          <table:table-cell table:style-name="ce2" table:formula="of:=EXP([.G34]+[.G116]^2/2)" office:value-type="float" office:value="26.2047337870152" calcext:value-type="float">
            <text:p>26.204733787</text:p>
          </table:table-cell>
          <table:table-cell table:style-name="ce2" table:formula="of:=EXP([.H34]+[.H116]^2/2)" office:value-type="float" office:value="27.3225008473956" calcext:value-type="float">
            <text:p>27.3225008474</text:p>
          </table:table-cell>
          <table:table-cell table:style-name="ce2" table:formula="of:=EXP([.I34]+[.I116]^2/2)" office:value-type="float" office:value="28.3909805889242" calcext:value-type="float">
            <text:p>28.3909805889</text:p>
          </table:table-cell>
          <table:table-cell table:style-name="ce2" table:formula="of:=EXP([.J34]+[.J116]^2/2)" office:value-type="float" office:value="29.4157962291324" calcext:value-type="float">
            <text:p>29.4157962291</text:p>
          </table:table-cell>
          <table:table-cell table:style-name="ce2" table:formula="of:=EXP([.K34]+[.K116]^2/2)" office:value-type="float" office:value="30.4016080922809" calcext:value-type="float">
            <text:p>30.4016080923</text:p>
          </table:table-cell>
          <table:table-cell table:style-name="ce2" table:formula="of:=EXP([.L34]+[.L116]^2/2)" office:value-type="float" office:value="31.3523234301252" calcext:value-type="float">
            <text:p>31.3523234301</text:p>
          </table:table-cell>
          <table:table-cell table:style-name="ce2" table:formula="of:=EXP([.M34]+[.M116]^2/2)" office:value-type="float" office:value="32.2712526578079" calcext:value-type="float">
            <text:p>32.2712526578</text:p>
          </table:table-cell>
          <table:table-cell table:style-name="ce2" table:formula="of:=EXP([.N34]+[.N116]^2/2)" office:value-type="float" office:value="33.1612271949958" calcext:value-type="float">
            <text:p>33.161227195</text:p>
          </table:table-cell>
          <table:table-cell table:style-name="ce2" table:formula="of:=EXP([.O34]+[.O116]^2/2)" office:value-type="float" office:value="34.0246896030758" calcext:value-type="float">
            <text:p>34.0246896031</text:p>
          </table:table-cell>
          <table:table-cell table:style-name="ce2" table:formula="of:=EXP([.P34]+[.P116]^2/2)" office:value-type="float" office:value="34.8637633320295" calcext:value-type="float">
            <text:p>34.863763332</text:p>
          </table:table-cell>
          <table:table-cell table:style-name="ce2" table:formula="of:=EXP([.Q34]+[.Q116]^2/2)" office:value-type="float" office:value="35.6803074257877" calcext:value-type="float">
            <text:p>35.6803074258</text:p>
          </table:table-cell>
          <table:table-cell table:style-name="ce2" table:formula="of:=EXP([.R34]+[.R116]^2/2)" office:value-type="float" office:value="36.475959878213" calcext:value-type="float">
            <text:p>36.4759598782</text:p>
          </table:table-cell>
          <table:table-cell table:style-name="ce2" table:formula="of:=EXP([.S34]+[.S116]^2/2)" office:value-type="float" office:value="37.2521723432383" calcext:value-type="float">
            <text:p>37.2521723432</text:p>
          </table:table-cell>
          <table:table-cell table:style-name="ce2" table:formula="of:=EXP([.T34]+[.T116]^2/2)" office:value-type="float" office:value="38.0102382070934" calcext:value-type="float">
            <text:p>38.0102382071</text:p>
          </table:table-cell>
          <table:table-cell table:style-name="ce2" table:formula="of:=EXP([.U34]+[.U116]^2/2)" office:value-type="float" office:value="38.7513155194115" calcext:value-type="float">
            <text:p>38.7513155194</text:p>
          </table:table-cell>
          <table:table-cell table:style-name="ce2" table:formula="of:=EXP([.V34]+[.V116]^2/2)" office:value-type="float" office:value="39.4764458298781" calcext:value-type="float">
            <text:p>39.4764458299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$AR34]*[.X34]" office:value-type="float" office:value="21.0754373618535" calcext:value-type="float">
            <text:p>21.0754373619</text:p>
          </table:table-cell>
          <table:table-cell table:style-name="ce6" table:formula="of:=[.$AR34]*[.Y34]" office:value-type="float" office:value="22.4782719799932" calcext:value-type="float">
            <text:p>22.47827198</text:p>
          </table:table-cell>
          <table:table-cell table:style-name="ce6" table:formula="of:=[.$AR34]*[.Z34]" office:value-type="float" office:value="23.7922141392865" calcext:value-type="float">
            <text:p>23.7922141393</text:p>
          </table:table-cell>
          <table:table-cell table:style-name="ce6" table:formula="of:=[.$AR34]*[.AA34]" office:value-type="float" office:value="25.0308081326157" calcext:value-type="float">
            <text:p>25.0308081326</text:p>
          </table:table-cell>
          <table:table-cell table:style-name="ce6" table:formula="of:=[.$AR34]*[.AB34]" office:value-type="float" office:value="26.2047337870152" calcext:value-type="float">
            <text:p>26.204733787</text:p>
          </table:table-cell>
          <table:table-cell table:style-name="ce6" table:formula="of:=[.$AR34]*[.AC34]" office:value-type="float" office:value="27.3225008473956" calcext:value-type="float">
            <text:p>27.3225008474</text:p>
          </table:table-cell>
          <table:table-cell table:style-name="ce6" table:formula="of:=[.$AR34]*[.AD34]" office:value-type="float" office:value="28.3909805889242" calcext:value-type="float">
            <text:p>28.3909805889</text:p>
          </table:table-cell>
          <table:table-cell table:style-name="ce6" table:formula="of:=[.$AR34]*[.AE34]" office:value-type="float" office:value="29.4157962291324" calcext:value-type="float">
            <text:p>29.4157962291</text:p>
          </table:table-cell>
          <table:table-cell table:style-name="ce6" table:formula="of:=[.$AR34]*[.AF34]" office:value-type="float" office:value="30.4016080922809" calcext:value-type="float">
            <text:p>30.4016080923</text:p>
          </table:table-cell>
          <table:table-cell table:style-name="ce6" table:formula="of:=[.$AR34]*[.AG34]" office:value-type="float" office:value="31.3523234301252" calcext:value-type="float">
            <text:p>31.3523234301</text:p>
          </table:table-cell>
          <table:table-cell table:style-name="ce6" table:formula="of:=[.$AR34]*[.AH34]" office:value-type="float" office:value="32.2712526578079" calcext:value-type="float">
            <text:p>32.2712526578</text:p>
          </table:table-cell>
          <table:table-cell table:style-name="ce6" table:formula="of:=[.$AR34]*[.AI34]" office:value-type="float" office:value="33.1612271949958" calcext:value-type="float">
            <text:p>33.161227195</text:p>
          </table:table-cell>
          <table:table-cell table:style-name="ce6" table:formula="of:=[.$AR34]*[.AJ34]" office:value-type="float" office:value="34.0246896030758" calcext:value-type="float">
            <text:p>34.0246896031</text:p>
          </table:table-cell>
          <table:table-cell table:style-name="ce6" table:formula="of:=[.$AR34]*[.AK34]" office:value-type="float" office:value="34.8637633320295" calcext:value-type="float">
            <text:p>34.863763332</text:p>
          </table:table-cell>
          <table:table-cell table:style-name="ce6" table:formula="of:=[.$AR34]*[.AL34]" office:value-type="float" office:value="35.6803074257877" calcext:value-type="float">
            <text:p>35.6803074258</text:p>
          </table:table-cell>
          <table:table-cell table:style-name="ce6" table:formula="of:=[.$AR34]*[.AM34]" office:value-type="float" office:value="36.475959878213" calcext:value-type="float">
            <text:p>36.4759598782</text:p>
          </table:table-cell>
          <table:table-cell table:style-name="ce6" table:formula="of:=[.$AR34]*[.AN34]" office:value-type="float" office:value="37.2521723432383" calcext:value-type="float">
            <text:p>37.2521723432</text:p>
          </table:table-cell>
          <table:table-cell table:style-name="ce6" table:formula="of:=[.$AR34]*[.AO34]" office:value-type="float" office:value="38.0102382070934" calcext:value-type="float">
            <text:p>38.0102382071</text:p>
          </table:table-cell>
          <table:table-cell table:style-name="ce6" table:formula="of:=[.$AR34]*[.AP34]" office:value-type="float" office:value="38.7513155194115" calcext:value-type="float">
            <text:p>38.7513155194</text:p>
          </table:table-cell>
          <table:table-cell table:style-name="ce6" table:formula="of:=[.$AR34]*[.AQ34]" office:value-type="float" office:value="39.4764458298781" calcext:value-type="float">
            <text:p>39.4764458299</text:p>
          </table:table-cell>
          <table:table-cell/>
          <table:table-cell table:formula="of:=LN([.AS34])-[.C116]^2/2" office:value-type="float" office:value="3.0385924942" calcext:value-type="float">
            <text:p>3.0385924942</text:p>
          </table:table-cell>
          <table:table-cell table:formula="of:=LN([.AT34])-[.D116]^2/2" office:value-type="float" office:value="3.1054155672" calcext:value-type="float">
            <text:p>3.1054155672</text:p>
          </table:table-cell>
          <table:table-cell table:formula="of:=LN([.AU34])-[.E116]^2/2" office:value-type="float" office:value="3.1638127608" calcext:value-type="float">
            <text:p>3.1638127608</text:p>
          </table:table-cell>
          <table:table-cell table:formula="of:=LN([.AV34])-[.F116]^2/2" office:value-type="float" office:value="3.2156729881" calcext:value-type="float">
            <text:p>3.2156729881</text:p>
          </table:table-cell>
          <table:table-cell table:formula="of:=LN([.AW34])-[.G116]^2/2" office:value-type="float" office:value="3.2623135191" calcext:value-type="float">
            <text:p>3.2623135191</text:p>
          </table:table-cell>
          <table:table-cell table:formula="of:=LN([.AX34])-[.H116]^2/2" office:value-type="float" office:value="3.3046896522" calcext:value-type="float">
            <text:p>3.3046896522</text:p>
          </table:table-cell>
          <table:table-cell table:formula="of:=LN([.AY34])-[.I116]^2/2" office:value-type="float" office:value="3.343516277" calcext:value-type="float">
            <text:p>3.343516277</text:p>
          </table:table-cell>
          <table:table-cell table:formula="of:=LN([.AZ34])-[.J116]^2/2" office:value-type="float" office:value="3.3793423362" calcext:value-type="float">
            <text:p>3.3793423362</text:p>
          </table:table-cell>
          <table:table-cell table:formula="of:=LN([.BA34])-[.K116]^2/2" office:value-type="float" office:value="3.4125985186" calcext:value-type="float">
            <text:p>3.4125985186</text:p>
          </table:table-cell>
          <table:table-cell table:formula="of:=LN([.BB34])-[.L116]^2/2" office:value-type="float" office:value="3.443628961" calcext:value-type="float">
            <text:p>3.443628961</text:p>
          </table:table-cell>
          <table:table-cell table:formula="of:=LN([.BC34])-[.M116]^2/2" office:value-type="float" office:value="3.4727129912" calcext:value-type="float">
            <text:p>3.4727129912</text:p>
          </table:table-cell>
          <table:table-cell table:formula="of:=LN([.BD34])-[.N116]^2/2" office:value-type="float" office:value="3.5000804441" calcext:value-type="float">
            <text:p>3.5000804441</text:p>
          </table:table-cell>
          <table:table-cell table:formula="of:=LN([.BE34])-[.O116]^2/2" office:value-type="float" office:value="3.5259227058" calcext:value-type="float">
            <text:p>3.5259227058</text:p>
          </table:table-cell>
          <table:table-cell table:formula="of:=LN([.BF34])-[.P116]^2/2" office:value-type="float" office:value="3.5504008378" calcext:value-type="float">
            <text:p>3.5504008378</text:p>
          </table:table-cell>
          <table:table-cell table:formula="of:=LN([.BG34])-[.Q116]^2/2" office:value-type="float" office:value="3.5736516637" calcext:value-type="float">
            <text:p>3.5736516637</text:p>
          </table:table-cell>
          <table:table-cell table:formula="of:=LN([.BH34])-[.R116]^2/2" office:value-type="float" office:value="3.5957924013" calcext:value-type="float">
            <text:p>3.5957924013</text:p>
          </table:table-cell>
          <table:table-cell table:formula="of:=LN([.BI34])-[.S116]^2/2" office:value-type="float" office:value="3.6169242381" calcext:value-type="float">
            <text:p>3.6169242381</text:p>
          </table:table-cell>
          <table:table-cell table:formula="of:=LN([.BJ34])-[.T116]^2/2" office:value-type="float" office:value="3.6371351271" calcext:value-type="float">
            <text:p>3.6371351271</text:p>
          </table:table-cell>
          <table:table-cell table:formula="of:=LN([.BK34])-[.U116]^2/2" office:value-type="float" office:value="3.6565019991" calcext:value-type="float">
            <text:p>3.6565019991</text:p>
          </table:table-cell>
          <table:table-cell table:formula="of:=LN([.BL34])-[.V116]^2/2" office:value-type="float" office:value="3.6750925305" calcext:value-type="float">
            <text:p>3.6750925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5280133855" calcext:value-type="float">
            <text:p>2.5280133855</text:p>
          </table:table-cell>
          <table:table-cell office:value-type="float" office:value="2.5836080805" calcext:value-type="float">
            <text:p>2.5836080805</text:p>
          </table:table-cell>
          <table:table-cell office:value-type="float" office:value="2.6321927089" calcext:value-type="float">
            <text:p>2.6321927089</text:p>
          </table:table-cell>
          <table:table-cell office:value-type="float" office:value="2.6753387869" calcext:value-type="float">
            <text:p>2.6753387869</text:p>
          </table:table-cell>
          <table:table-cell office:value-type="float" office:value="2.7141422417" calcext:value-type="float">
            <text:p>2.7141422417</text:p>
          </table:table-cell>
          <table:table-cell office:value-type="float" office:value="2.7493978517" calcext:value-type="float">
            <text:p>2.7493978517</text:p>
          </table:table-cell>
          <table:table-cell office:value-type="float" office:value="2.7817003823" calcext:value-type="float">
            <text:p>2.7817003823</text:p>
          </table:table-cell>
          <table:table-cell office:value-type="float" office:value="2.8115065368" calcext:value-type="float">
            <text:p>2.8115065368</text:p>
          </table:table-cell>
          <table:table-cell office:value-type="float" office:value="2.8391746346" calcext:value-type="float">
            <text:p>2.8391746346</text:p>
          </table:table-cell>
          <table:table-cell office:value-type="float" office:value="2.8649909867" calcext:value-type="float">
            <text:p>2.8649909867</text:p>
          </table:table-cell>
          <table:table-cell office:value-type="float" office:value="2.889187985" calcext:value-type="float">
            <text:p>2.889187985</text:p>
          </table:table-cell>
          <table:table-cell office:value-type="float" office:value="2.9119568452" calcext:value-type="float">
            <text:p>2.9119568452</text:p>
          </table:table-cell>
          <table:table-cell office:value-type="float" office:value="2.9334567941" calcext:value-type="float">
            <text:p>2.9334567941</text:p>
          </table:table-cell>
          <table:table-cell office:value-type="float" office:value="2.95382183" calcext:value-type="float">
            <text:p>2.95382183</text:p>
          </table:table-cell>
          <table:table-cell office:value-type="float" office:value="2.9731657859" calcext:value-type="float">
            <text:p>2.9731657859</text:p>
          </table:table-cell>
          <table:table-cell office:value-type="float" office:value="2.9915861832" calcext:value-type="float">
            <text:p>2.9915861832</text:p>
          </table:table-cell>
          <table:table-cell office:value-type="float" office:value="3.0091672067" calcext:value-type="float">
            <text:p>3.0091672067</text:p>
          </table:table-cell>
          <table:table-cell office:value-type="float" office:value="3.0259820308" calcext:value-type="float">
            <text:p>3.0259820308</text:p>
          </table:table-cell>
          <table:table-cell office:value-type="float" office:value="3.0420946592" calcext:value-type="float">
            <text:p>3.0420946592</text:p>
          </table:table-cell>
          <table:table-cell office:value-type="float" office:value="3.0575613965" calcext:value-type="float">
            <text:p>3.0575613965</text:p>
          </table:table-cell>
          <table:table-cell/>
          <table:table-cell table:style-name="ce2" table:formula="of:=EXP([.C35]+[.C117]^2/2)" office:value-type="float" office:value="12.6483800490672" calcext:value-type="float">
            <text:p>12.6483800491</text:p>
          </table:table-cell>
          <table:table-cell table:style-name="ce2" table:formula="of:=EXP([.D35]+[.D117]^2/2)" office:value-type="float" office:value="13.3396615106794" calcext:value-type="float">
            <text:p>13.3396615107</text:p>
          </table:table-cell>
          <table:table-cell table:style-name="ce2" table:formula="of:=EXP([.E35]+[.E117]^2/2)" office:value-type="float" office:value="13.9815462937248" calcext:value-type="float">
            <text:p>13.9815462937</text:p>
          </table:table-cell>
          <table:table-cell table:style-name="ce2" table:formula="of:=EXP([.F35]+[.F117]^2/2)" office:value-type="float" office:value="14.5817856301209" calcext:value-type="float">
            <text:p>14.5817856301</text:p>
          </table:table-cell>
          <table:table-cell table:style-name="ce2" table:formula="of:=EXP([.G35]+[.G117]^2/2)" office:value-type="float" office:value="15.1464896061295" calcext:value-type="float">
            <text:p>15.1464896061</text:p>
          </table:table-cell>
          <table:table-cell table:style-name="ce2" table:formula="of:=EXP([.H35]+[.H117]^2/2)" office:value-type="float" office:value="15.6805135936556" calcext:value-type="float">
            <text:p>15.6805135937</text:p>
          </table:table-cell>
          <table:table-cell table:style-name="ce2" table:formula="of:=EXP([.I35]+[.I117]^2/2)" office:value-type="float" office:value="16.1877634645458" calcext:value-type="float">
            <text:p>16.1877634645</text:p>
          </table:table-cell>
          <table:table-cell table:style-name="ce2" table:formula="of:=EXP([.J35]+[.J117]^2/2)" office:value-type="float" office:value="16.6714223550841" calcext:value-type="float">
            <text:p>16.6714223551</text:p>
          </table:table-cell>
          <table:table-cell table:style-name="ce2" table:formula="of:=EXP([.K35]+[.K117]^2/2)" office:value-type="float" office:value="17.1341169783926" calcext:value-type="float">
            <text:p>17.1341169784</text:p>
          </table:table-cell>
          <table:table-cell table:style-name="ce2" table:formula="of:=EXP([.L35]+[.L117]^2/2)" office:value-type="float" office:value="17.5780401217244" calcext:value-type="float">
            <text:p>17.5780401217</text:p>
          </table:table-cell>
          <table:table-cell table:style-name="ce2" table:formula="of:=EXP([.M35]+[.M117]^2/2)" office:value-type="float" office:value="18.0050417723507" calcext:value-type="float">
            <text:p>18.0050417724</text:p>
          </table:table-cell>
          <table:table-cell table:style-name="ce2" table:formula="of:=EXP([.N35]+[.N117]^2/2)" office:value-type="float" office:value="18.4166977401318" calcext:value-type="float">
            <text:p>18.4166977401</text:p>
          </table:table-cell>
          <table:table-cell table:style-name="ce2" table:formula="of:=EXP([.O35]+[.O117]^2/2)" office:value-type="float" office:value="18.8143619967454" calcext:value-type="float">
            <text:p>18.8143619967</text:p>
          </table:table-cell>
          <table:table-cell table:style-name="ce2" table:formula="of:=EXP([.P35]+[.P117]^2/2)" office:value-type="float" office:value="19.1992071144713" calcext:value-type="float">
            <text:p>19.1992071145</text:p>
          </table:table-cell>
          <table:table-cell table:style-name="ce2" table:formula="of:=EXP([.Q35]+[.Q117]^2/2)" office:value-type="float" office:value="19.5722558594101" calcext:value-type="float">
            <text:p>19.5722558594</text:p>
          </table:table-cell>
          <table:table-cell table:style-name="ce2" table:formula="of:=EXP([.R35]+[.R117]^2/2)" office:value-type="float" office:value="19.9344061688617" calcext:value-type="float">
            <text:p>19.9344061689</text:p>
          </table:table-cell>
          <table:table-cell table:style-name="ce2" table:formula="of:=EXP([.S35]+[.S117]^2/2)" office:value-type="float" office:value="20.2864510989271" calcext:value-type="float">
            <text:p>20.2864510989</text:p>
          </table:table-cell>
          <table:table-cell table:style-name="ce2" table:formula="of:=EXP([.T35]+[.T117]^2/2)" office:value-type="float" office:value="20.6290949107233" calcext:value-type="float">
            <text:p>20.6290949107</text:p>
          </table:table-cell>
          <table:table-cell table:style-name="ce2" table:formula="of:=EXP([.U35]+[.U117]^2/2)" office:value-type="float" office:value="20.9629661495912" calcext:value-type="float">
            <text:p>20.9629661496</text:p>
          </table:table-cell>
          <table:table-cell table:style-name="ce2" table:formula="of:=EXP([.V35]+[.V117]^2/2)" office:value-type="float" office:value="21.2886283940987" calcext:value-type="float">
            <text:p>21.2886283941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[.$AR35]*[.X35]" office:value-type="float" office:value="12.6483800490672" calcext:value-type="float">
            <text:p>12.6483800491</text:p>
          </table:table-cell>
          <table:table-cell table:style-name="ce6" table:formula="of:=[.$AR35]*[.Y35]" office:value-type="float" office:value="13.3396615106794" calcext:value-type="float">
            <text:p>13.3396615107</text:p>
          </table:table-cell>
          <table:table-cell table:style-name="ce6" table:formula="of:=[.$AR35]*[.Z35]" office:value-type="float" office:value="13.9815462937248" calcext:value-type="float">
            <text:p>13.9815462937</text:p>
          </table:table-cell>
          <table:table-cell table:style-name="ce6" table:formula="of:=[.$AR35]*[.AA35]" office:value-type="float" office:value="14.5817856301209" calcext:value-type="float">
            <text:p>14.5817856301</text:p>
          </table:table-cell>
          <table:table-cell table:style-name="ce6" table:formula="of:=[.$AR35]*[.AB35]" office:value-type="float" office:value="15.1464896061295" calcext:value-type="float">
            <text:p>15.1464896061</text:p>
          </table:table-cell>
          <table:table-cell table:style-name="ce6" table:formula="of:=[.$AR35]*[.AC35]" office:value-type="float" office:value="15.6805135936556" calcext:value-type="float">
            <text:p>15.6805135937</text:p>
          </table:table-cell>
          <table:table-cell table:style-name="ce6" table:formula="of:=[.$AR35]*[.AD35]" office:value-type="float" office:value="16.1877634645458" calcext:value-type="float">
            <text:p>16.1877634645</text:p>
          </table:table-cell>
          <table:table-cell table:style-name="ce6" table:formula="of:=[.$AR35]*[.AE35]" office:value-type="float" office:value="16.6714223550841" calcext:value-type="float">
            <text:p>16.6714223551</text:p>
          </table:table-cell>
          <table:table-cell table:style-name="ce6" table:formula="of:=[.$AR35]*[.AF35]" office:value-type="float" office:value="17.1341169783926" calcext:value-type="float">
            <text:p>17.1341169784</text:p>
          </table:table-cell>
          <table:table-cell table:style-name="ce6" table:formula="of:=[.$AR35]*[.AG35]" office:value-type="float" office:value="17.5780401217244" calcext:value-type="float">
            <text:p>17.5780401217</text:p>
          </table:table-cell>
          <table:table-cell table:style-name="ce6" table:formula="of:=[.$AR35]*[.AH35]" office:value-type="float" office:value="18.0050417723507" calcext:value-type="float">
            <text:p>18.0050417724</text:p>
          </table:table-cell>
          <table:table-cell table:style-name="ce6" table:formula="of:=[.$AR35]*[.AI35]" office:value-type="float" office:value="18.4166977401318" calcext:value-type="float">
            <text:p>18.4166977401</text:p>
          </table:table-cell>
          <table:table-cell table:style-name="ce6" table:formula="of:=[.$AR35]*[.AJ35]" office:value-type="float" office:value="18.8143619967454" calcext:value-type="float">
            <text:p>18.8143619967</text:p>
          </table:table-cell>
          <table:table-cell table:style-name="ce6" table:formula="of:=[.$AR35]*[.AK35]" office:value-type="float" office:value="19.1992071144713" calcext:value-type="float">
            <text:p>19.1992071145</text:p>
          </table:table-cell>
          <table:table-cell table:style-name="ce6" table:formula="of:=[.$AR35]*[.AL35]" office:value-type="float" office:value="19.5722558594101" calcext:value-type="float">
            <text:p>19.5722558594</text:p>
          </table:table-cell>
          <table:table-cell table:style-name="ce6" table:formula="of:=[.$AR35]*[.AM35]" office:value-type="float" office:value="19.9344061688617" calcext:value-type="float">
            <text:p>19.9344061689</text:p>
          </table:table-cell>
          <table:table-cell table:style-name="ce6" table:formula="of:=[.$AR35]*[.AN35]" office:value-type="float" office:value="20.2864510989271" calcext:value-type="float">
            <text:p>20.2864510989</text:p>
          </table:table-cell>
          <table:table-cell table:style-name="ce6" table:formula="of:=[.$AR35]*[.AO35]" office:value-type="float" office:value="20.6290949107233" calcext:value-type="float">
            <text:p>20.6290949107</text:p>
          </table:table-cell>
          <table:table-cell table:style-name="ce6" table:formula="of:=[.$AR35]*[.AP35]" office:value-type="float" office:value="20.9629661495912" calcext:value-type="float">
            <text:p>20.9629661496</text:p>
          </table:table-cell>
          <table:table-cell table:style-name="ce6" table:formula="of:=[.$AR35]*[.AQ35]" office:value-type="float" office:value="21.2886283940987" calcext:value-type="float">
            <text:p>21.2886283941</text:p>
          </table:table-cell>
          <table:table-cell/>
          <table:table-cell table:formula="of:=LN([.AS35])-[.C117]^2/2" office:value-type="float" office:value="2.5280133855" calcext:value-type="float">
            <text:p>2.5280133855</text:p>
          </table:table-cell>
          <table:table-cell table:formula="of:=LN([.AT35])-[.D117]^2/2" office:value-type="float" office:value="2.5836080805" calcext:value-type="float">
            <text:p>2.5836080805</text:p>
          </table:table-cell>
          <table:table-cell table:formula="of:=LN([.AU35])-[.E117]^2/2" office:value-type="float" office:value="2.6321927089" calcext:value-type="float">
            <text:p>2.6321927089</text:p>
          </table:table-cell>
          <table:table-cell table:formula="of:=LN([.AV35])-[.F117]^2/2" office:value-type="float" office:value="2.6753387869" calcext:value-type="float">
            <text:p>2.6753387869</text:p>
          </table:table-cell>
          <table:table-cell table:formula="of:=LN([.AW35])-[.G117]^2/2" office:value-type="float" office:value="2.7141422417" calcext:value-type="float">
            <text:p>2.7141422417</text:p>
          </table:table-cell>
          <table:table-cell table:formula="of:=LN([.AX35])-[.H117]^2/2" office:value-type="float" office:value="2.7493978517" calcext:value-type="float">
            <text:p>2.7493978517</text:p>
          </table:table-cell>
          <table:table-cell table:formula="of:=LN([.AY35])-[.I117]^2/2" office:value-type="float" office:value="2.7817003823" calcext:value-type="float">
            <text:p>2.7817003823</text:p>
          </table:table-cell>
          <table:table-cell table:formula="of:=LN([.AZ35])-[.J117]^2/2" office:value-type="float" office:value="2.8115065368" calcext:value-type="float">
            <text:p>2.8115065368</text:p>
          </table:table-cell>
          <table:table-cell table:formula="of:=LN([.BA35])-[.K117]^2/2" office:value-type="float" office:value="2.8391746346" calcext:value-type="float">
            <text:p>2.8391746346</text:p>
          </table:table-cell>
          <table:table-cell table:formula="of:=LN([.BB35])-[.L117]^2/2" office:value-type="float" office:value="2.8649909867" calcext:value-type="float">
            <text:p>2.8649909867</text:p>
          </table:table-cell>
          <table:table-cell table:formula="of:=LN([.BC35])-[.M117]^2/2" office:value-type="float" office:value="2.889187985" calcext:value-type="float">
            <text:p>2.889187985</text:p>
          </table:table-cell>
          <table:table-cell table:formula="of:=LN([.BD35])-[.N117]^2/2" office:value-type="float" office:value="2.9119568452" calcext:value-type="float">
            <text:p>2.9119568452</text:p>
          </table:table-cell>
          <table:table-cell table:formula="of:=LN([.BE35])-[.O117]^2/2" office:value-type="float" office:value="2.9334567941" calcext:value-type="float">
            <text:p>2.9334567941</text:p>
          </table:table-cell>
          <table:table-cell table:formula="of:=LN([.BF35])-[.P117]^2/2" office:value-type="float" office:value="2.95382183" calcext:value-type="float">
            <text:p>2.95382183</text:p>
          </table:table-cell>
          <table:table-cell table:formula="of:=LN([.BG35])-[.Q117]^2/2" office:value-type="float" office:value="2.9731657859" calcext:value-type="float">
            <text:p>2.9731657859</text:p>
          </table:table-cell>
          <table:table-cell table:formula="of:=LN([.BH35])-[.R117]^2/2" office:value-type="float" office:value="2.9915861832" calcext:value-type="float">
            <text:p>2.9915861832</text:p>
          </table:table-cell>
          <table:table-cell table:formula="of:=LN([.BI35])-[.S117]^2/2" office:value-type="float" office:value="3.0091672067" calcext:value-type="float">
            <text:p>3.0091672067</text:p>
          </table:table-cell>
          <table:table-cell table:formula="of:=LN([.BJ35])-[.T117]^2/2" office:value-type="float" office:value="3.0259820308" calcext:value-type="float">
            <text:p>3.0259820308</text:p>
          </table:table-cell>
          <table:table-cell table:formula="of:=LN([.BK35])-[.U117]^2/2" office:value-type="float" office:value="3.0420946592" calcext:value-type="float">
            <text:p>3.0420946592</text:p>
          </table:table-cell>
          <table:table-cell table:formula="of:=LN([.BL35])-[.V117]^2/2" office:value-type="float" office:value="3.0575613965" calcext:value-type="float">
            <text:p>3.05756139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7958976403" calcext:value-type="float">
            <text:p>4.7958976403</text:p>
          </table:table-cell>
          <table:table-cell office:value-type="float" office:value="4.9013664119" calcext:value-type="float">
            <text:p>4.9013664119</text:p>
          </table:table-cell>
          <table:table-cell office:value-type="float" office:value="4.9935363767" calcext:value-type="float">
            <text:p>4.9935363767</text:p>
          </table:table-cell>
          <table:table-cell office:value-type="float" office:value="5.07538886" calcext:value-type="float">
            <text:p>5.07538886</text:p>
          </table:table-cell>
          <table:table-cell office:value-type="float" office:value="5.1490029472" calcext:value-type="float">
            <text:p>5.1490029472</text:p>
          </table:table-cell>
          <table:table-cell office:value-type="float" office:value="5.2158864128" calcext:value-type="float">
            <text:p>5.2158864128</text:p>
          </table:table-cell>
          <table:table-cell office:value-type="float" office:value="5.2771675878" calcext:value-type="float">
            <text:p>5.2771675878</text:p>
          </table:table-cell>
          <table:table-cell office:value-type="float" office:value="5.333712884" calcext:value-type="float">
            <text:p>5.333712884</text:p>
          </table:table-cell>
          <table:table-cell office:value-type="float" office:value="5.38620207" calcext:value-type="float">
            <text:p>5.38620207</text:p>
          </table:table-cell>
          <table:table-cell office:value-type="float" office:value="5.4351783068" calcext:value-type="float">
            <text:p>5.4351783068</text:p>
          </table:table-cell>
          <table:table-cell office:value-type="float" office:value="5.4810824654" calcext:value-type="float">
            <text:p>5.4810824654</text:p>
          </table:table-cell>
          <table:table-cell office:value-type="float" office:value="5.524277301" calcext:value-type="float">
            <text:p>5.524277301</text:p>
          </table:table-cell>
          <table:table-cell office:value-type="float" office:value="5.5650648833" calcext:value-type="float">
            <text:p>5.5650648833</text:p>
          </table:table-cell>
          <table:table-cell office:value-type="float" office:value="5.6036994208" calcext:value-type="float">
            <text:p>5.6036994208</text:p>
          </table:table-cell>
          <table:table-cell office:value-type="float" office:value="5.6403968659" calcext:value-type="float">
            <text:p>5.6403968659</text:p>
          </table:table-cell>
          <table:table-cell office:value-type="float" office:value="5.6753422268" calcext:value-type="float">
            <text:p>5.6753422268</text:p>
          </table:table-cell>
          <table:table-cell office:value-type="float" office:value="5.7086952105" calcext:value-type="float">
            <text:p>5.7086952105</text:p>
          </table:table-cell>
          <table:table-cell office:value-type="float" office:value="5.7405946361" calcext:value-type="float">
            <text:p>5.7405946361</text:p>
          </table:table-cell>
          <table:table-cell office:value-type="float" office:value="5.7711619253" calcext:value-type="float">
            <text:p>5.7711619253</text:p>
          </table:table-cell>
          <table:table-cell office:value-type="float" office:value="5.8005038939" calcext:value-type="float">
            <text:p>5.8005038939</text:p>
          </table:table-cell>
          <table:table-cell/>
          <table:table-cell table:style-name="ce2" table:formula="of:=EXP([.C36]+[.C118]^2/2)" office:value-type="float" office:value="122.169985949838" calcext:value-type="float">
            <text:p>122.1699859498</text:p>
          </table:table-cell>
          <table:table-cell table:style-name="ce2" table:formula="of:=EXP([.D36]+[.D118]^2/2)" office:value-type="float" office:value="135.436107473583" calcext:value-type="float">
            <text:p>135.4361074736</text:p>
          </table:table-cell>
          <table:table-cell table:style-name="ce2" table:formula="of:=EXP([.E36]+[.E118]^2/2)" office:value-type="float" office:value="148.276979236379" calcext:value-type="float">
            <text:p>148.2769792364</text:p>
          </table:table-cell>
          <table:table-cell table:style-name="ce2" table:formula="of:=EXP([.F36]+[.F118]^2/2)" office:value-type="float" office:value="160.745643776707" calcext:value-type="float">
            <text:p>160.7456437767</text:p>
          </table:table-cell>
          <table:table-cell table:style-name="ce2" table:formula="of:=EXP([.G36]+[.G118]^2/2)" office:value-type="float" office:value="172.885495811452" calcext:value-type="float">
            <text:p>172.8854958115</text:p>
          </table:table-cell>
          <table:table-cell table:style-name="ce2" table:formula="of:=EXP([.H36]+[.H118]^2/2)" office:value-type="float" office:value="184.732222428456" calcext:value-type="float">
            <text:p>184.7322224285</text:p>
          </table:table-cell>
          <table:table-cell table:style-name="ce2" table:formula="of:=EXP([.I36]+[.I118]^2/2)" office:value-type="float" office:value="196.315453216031" calcext:value-type="float">
            <text:p>196.315453216</text:p>
          </table:table-cell>
          <table:table-cell table:style-name="ce2" table:formula="of:=EXP([.J36]+[.J118]^2/2)" office:value-type="float" office:value="207.660049358231" calcext:value-type="float">
            <text:p>207.6600493582</text:p>
          </table:table-cell>
          <table:table-cell table:style-name="ce2" table:formula="of:=EXP([.K36]+[.K118]^2/2)" office:value-type="float" office:value="218.78708803853" calcext:value-type="float">
            <text:p>218.7870880385</text:p>
          </table:table-cell>
          <table:table-cell table:style-name="ce2" table:formula="of:=EXP([.L36]+[.L118]^2/2)" office:value-type="float" office:value="229.714612380361" calcext:value-type="float">
            <text:p>229.7146123804</text:p>
          </table:table-cell>
          <table:table-cell table:style-name="ce2" table:formula="of:=EXP([.M36]+[.M118]^2/2)" office:value-type="float" office:value="240.458206654344" calcext:value-type="float">
            <text:p>240.4582066543</text:p>
          </table:table-cell>
          <table:table-cell table:style-name="ce2" table:formula="of:=EXP([.N36]+[.N118]^2/2)" office:value-type="float" office:value="251.031441135572" calcext:value-type="float">
            <text:p>251.0314411356</text:p>
          </table:table-cell>
          <table:table-cell table:style-name="ce2" table:formula="of:=EXP([.O36]+[.O118]^2/2)" office:value-type="float" office:value="261.446220178862" calcext:value-type="float">
            <text:p>261.4462201789</text:p>
          </table:table-cell>
          <table:table-cell table:style-name="ce2" table:formula="of:=EXP([.P36]+[.P118]^2/2)" office:value-type="float" office:value="271.713057245075" calcext:value-type="float">
            <text:p>271.7130572451</text:p>
          </table:table-cell>
          <table:table-cell table:style-name="ce2" table:formula="of:=EXP([.Q36]+[.Q118]^2/2)" office:value-type="float" office:value="281.841294222203" calcext:value-type="float">
            <text:p>281.8412942222</text:p>
          </table:table-cell>
          <table:table-cell table:style-name="ce2" table:formula="of:=EXP([.R36]+[.R118]^2/2)" office:value-type="float" office:value="291.839278786783" calcext:value-type="float">
            <text:p>291.8392787868</text:p>
          </table:table-cell>
          <table:table-cell table:style-name="ce2" table:formula="of:=EXP([.S36]+[.S118]^2/2)" office:value-type="float" office:value="301.714508287062" calcext:value-type="float">
            <text:p>301.7145082871</text:p>
          </table:table-cell>
          <table:table-cell table:style-name="ce2" table:formula="of:=EXP([.T36]+[.T118]^2/2)" office:value-type="float" office:value="311.473748108215" calcext:value-type="float">
            <text:p>311.4737481082</text:p>
          </table:table-cell>
          <table:table-cell table:style-name="ce2" table:formula="of:=EXP([.U36]+[.U118]^2/2)" office:value-type="float" office:value="321.12312941414" calcext:value-type="float">
            <text:p>321.1231294141</text:p>
          </table:table-cell>
          <table:table-cell table:style-name="ce2" table:formula="of:=EXP([.V36]+[.V118]^2/2)" office:value-type="float" office:value="330.668230962962" calcext:value-type="float">
            <text:p>330.668230963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36]*[.X36]" office:value-type="float" office:value="61.0849929749188" calcext:value-type="float">
            <text:p>61.0849929749</text:p>
          </table:table-cell>
          <table:table-cell table:style-name="ce6" table:formula="of:=[.$AR36]*[.Y36]" office:value-type="float" office:value="67.7180537367914" calcext:value-type="float">
            <text:p>67.7180537368</text:p>
          </table:table-cell>
          <table:table-cell table:style-name="ce6" table:formula="of:=[.$AR36]*[.Z36]" office:value-type="float" office:value="74.1384896181894" calcext:value-type="float">
            <text:p>74.1384896182</text:p>
          </table:table-cell>
          <table:table-cell table:style-name="ce6" table:formula="of:=[.$AR36]*[.AA36]" office:value-type="float" office:value="80.3728218883534" calcext:value-type="float">
            <text:p>80.3728218884</text:p>
          </table:table-cell>
          <table:table-cell table:style-name="ce6" table:formula="of:=[.$AR36]*[.AB36]" office:value-type="float" office:value="86.4427479057261" calcext:value-type="float">
            <text:p>86.4427479057</text:p>
          </table:table-cell>
          <table:table-cell table:style-name="ce6" table:formula="of:=[.$AR36]*[.AC36]" office:value-type="float" office:value="92.3661112142278" calcext:value-type="float">
            <text:p>92.3661112142</text:p>
          </table:table-cell>
          <table:table-cell table:style-name="ce6" table:formula="of:=[.$AR36]*[.AD36]" office:value-type="float" office:value="98.1577266080157" calcext:value-type="float">
            <text:p>98.157726608</text:p>
          </table:table-cell>
          <table:table-cell table:style-name="ce6" table:formula="of:=[.$AR36]*[.AE36]" office:value-type="float" office:value="103.830024679116" calcext:value-type="float">
            <text:p>103.8300246791</text:p>
          </table:table-cell>
          <table:table-cell table:style-name="ce6" table:formula="of:=[.$AR36]*[.AF36]" office:value-type="float" office:value="109.393544019265" calcext:value-type="float">
            <text:p>109.3935440193</text:p>
          </table:table-cell>
          <table:table-cell table:style-name="ce6" table:formula="of:=[.$AR36]*[.AG36]" office:value-type="float" office:value="114.857306190181" calcext:value-type="float">
            <text:p>114.8573061902</text:p>
          </table:table-cell>
          <table:table-cell table:style-name="ce6" table:formula="of:=[.$AR36]*[.AH36]" office:value-type="float" office:value="120.229103327172" calcext:value-type="float">
            <text:p>120.2291033272</text:p>
          </table:table-cell>
          <table:table-cell table:style-name="ce6" table:formula="of:=[.$AR36]*[.AI36]" office:value-type="float" office:value="125.515720567786" calcext:value-type="float">
            <text:p>125.5157205678</text:p>
          </table:table-cell>
          <table:table-cell table:style-name="ce6" table:formula="of:=[.$AR36]*[.AJ36]" office:value-type="float" office:value="130.723110089431" calcext:value-type="float">
            <text:p>130.7231100894</text:p>
          </table:table-cell>
          <table:table-cell table:style-name="ce6" table:formula="of:=[.$AR36]*[.AK36]" office:value-type="float" office:value="135.856528622537" calcext:value-type="float">
            <text:p>135.8565286225</text:p>
          </table:table-cell>
          <table:table-cell table:style-name="ce6" table:formula="of:=[.$AR36]*[.AL36]" office:value-type="float" office:value="140.920647111102" calcext:value-type="float">
            <text:p>140.9206471111</text:p>
          </table:table-cell>
          <table:table-cell table:style-name="ce6" table:formula="of:=[.$AR36]*[.AM36]" office:value-type="float" office:value="145.919639393391" calcext:value-type="float">
            <text:p>145.9196393934</text:p>
          </table:table-cell>
          <table:table-cell table:style-name="ce6" table:formula="of:=[.$AR36]*[.AN36]" office:value-type="float" office:value="150.857254143531" calcext:value-type="float">
            <text:p>150.8572541435</text:p>
          </table:table-cell>
          <table:table-cell table:style-name="ce6" table:formula="of:=[.$AR36]*[.AO36]" office:value-type="float" office:value="155.736874054108" calcext:value-type="float">
            <text:p>155.7368740541</text:p>
          </table:table-cell>
          <table:table-cell table:style-name="ce6" table:formula="of:=[.$AR36]*[.AP36]" office:value-type="float" office:value="160.56156470707" calcext:value-type="float">
            <text:p>160.5615647071</text:p>
          </table:table-cell>
          <table:table-cell table:style-name="ce6" table:formula="of:=[.$AR36]*[.AQ36]" office:value-type="float" office:value="165.334115481481" calcext:value-type="float">
            <text:p>165.3341154815</text:p>
          </table:table-cell>
          <table:table-cell/>
          <table:table-cell table:formula="of:=LN([.AS36])-[.C118]^2/2" office:value-type="float" office:value="4.10275045974005" calcext:value-type="float">
            <text:p>4.1027504597</text:p>
          </table:table-cell>
          <table:table-cell table:formula="of:=LN([.AT36])-[.D118]^2/2" office:value-type="float" office:value="4.20821923134005" calcext:value-type="float">
            <text:p>4.2082192313</text:p>
          </table:table-cell>
          <table:table-cell table:formula="of:=LN([.AU36])-[.E118]^2/2" office:value-type="float" office:value="4.30038919614005" calcext:value-type="float">
            <text:p>4.3003891961</text:p>
          </table:table-cell>
          <table:table-cell table:formula="of:=LN([.AV36])-[.F118]^2/2" office:value-type="float" office:value="4.38224167944006" calcext:value-type="float">
            <text:p>4.3822416794</text:p>
          </table:table-cell>
          <table:table-cell table:formula="of:=LN([.AW36])-[.G118]^2/2" office:value-type="float" office:value="4.45585576664005" calcext:value-type="float">
            <text:p>4.4558557666</text:p>
          </table:table-cell>
          <table:table-cell table:formula="of:=LN([.AX36])-[.H118]^2/2" office:value-type="float" office:value="4.52273923224005" calcext:value-type="float">
            <text:p>4.5227392322</text:p>
          </table:table-cell>
          <table:table-cell table:formula="of:=LN([.AY36])-[.I118]^2/2" office:value-type="float" office:value="4.58402040724006" calcext:value-type="float">
            <text:p>4.5840204072</text:p>
          </table:table-cell>
          <table:table-cell table:formula="of:=LN([.AZ36])-[.J118]^2/2" office:value-type="float" office:value="4.64056570344005" calcext:value-type="float">
            <text:p>4.6405657034</text:p>
          </table:table-cell>
          <table:table-cell table:formula="of:=LN([.BA36])-[.K118]^2/2" office:value-type="float" office:value="4.69305488944006" calcext:value-type="float">
            <text:p>4.6930548894</text:p>
          </table:table-cell>
          <table:table-cell table:formula="of:=LN([.BB36])-[.L118]^2/2" office:value-type="float" office:value="4.74203112624006" calcext:value-type="float">
            <text:p>4.7420311262</text:p>
          </table:table-cell>
          <table:table-cell table:formula="of:=LN([.BC36])-[.M118]^2/2" office:value-type="float" office:value="4.78793528484006" calcext:value-type="float">
            <text:p>4.7879352848</text:p>
          </table:table-cell>
          <table:table-cell table:formula="of:=LN([.BD36])-[.N118]^2/2" office:value-type="float" office:value="4.83113012044005" calcext:value-type="float">
            <text:p>4.8311301204</text:p>
          </table:table-cell>
          <table:table-cell table:formula="of:=LN([.BE36])-[.O118]^2/2" office:value-type="float" office:value="4.87191770274005" calcext:value-type="float">
            <text:p>4.8719177027</text:p>
          </table:table-cell>
          <table:table-cell table:formula="of:=LN([.BF36])-[.P118]^2/2" office:value-type="float" office:value="4.91055224024005" calcext:value-type="float">
            <text:p>4.9105522402</text:p>
          </table:table-cell>
          <table:table-cell table:formula="of:=LN([.BG36])-[.Q118]^2/2" office:value-type="float" office:value="4.94724968534005" calcext:value-type="float">
            <text:p>4.9472496853</text:p>
          </table:table-cell>
          <table:table-cell table:formula="of:=LN([.BH36])-[.R118]^2/2" office:value-type="float" office:value="4.98219504624005" calcext:value-type="float">
            <text:p>4.9821950462</text:p>
          </table:table-cell>
          <table:table-cell table:formula="of:=LN([.BI36])-[.S118]^2/2" office:value-type="float" office:value="5.01554802994006" calcext:value-type="float">
            <text:p>5.0155480299</text:p>
          </table:table-cell>
          <table:table-cell table:formula="of:=LN([.BJ36])-[.T118]^2/2" office:value-type="float" office:value="5.04744745554005" calcext:value-type="float">
            <text:p>5.0474474555</text:p>
          </table:table-cell>
          <table:table-cell table:formula="of:=LN([.BK36])-[.U118]^2/2" office:value-type="float" office:value="5.07801474474006" calcext:value-type="float">
            <text:p>5.0780147447</text:p>
          </table:table-cell>
          <table:table-cell table:formula="of:=LN([.BL36])-[.V118]^2/2" office:value-type="float" office:value="5.10735671334006" calcext:value-type="float">
            <text:p>5.10735671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37]+[.C119]^2/2)" office:value-type="float" office:value="73.2992688814708" calcext:value-type="float">
            <text:p>73.2992688815</text:p>
          </table:table-cell>
          <table:table-cell table:style-name="ce2" table:formula="of:=EXP([.D37]+[.D119]^2/2)" office:value-type="float" office:value="80.3508454045615" calcext:value-type="float">
            <text:p>80.3508454046</text:p>
          </table:table-cell>
          <table:table-cell table:style-name="ce2" table:formula="of:=EXP([.E37]+[.E119]^2/2)" office:value-type="float" office:value="87.1095572750795" calcext:value-type="float">
            <text:p>87.1095572751</text:p>
          </table:table-cell>
          <table:table-cell table:style-name="ce2" table:formula="of:=EXP([.F37]+[.F119]^2/2)" office:value-type="float" office:value="93.6148357272682" calcext:value-type="float">
            <text:p>93.6148357273</text:p>
          </table:table-cell>
          <table:table-cell table:style-name="ce2" table:formula="of:=EXP([.G37]+[.G119]^2/2)" office:value-type="float" office:value="99.898401061926" calcext:value-type="float">
            <text:p>99.8984010619</text:p>
          </table:table-cell>
          <table:table-cell table:style-name="ce2" table:formula="of:=EXP([.H37]+[.H119]^2/2)" office:value-type="float" office:value="105.986002105478" calcext:value-type="float">
            <text:p>105.9860021055</text:p>
          </table:table-cell>
          <table:table-cell table:style-name="ce2" table:formula="of:=EXP([.I37]+[.I119]^2/2)" office:value-type="float" office:value="111.898789943608" calcext:value-type="float">
            <text:p>111.8987899436</text:p>
          </table:table-cell>
          <table:table-cell table:style-name="ce2" table:formula="of:=EXP([.J37]+[.J119]^2/2)" office:value-type="float" office:value="117.65435091741" calcext:value-type="float">
            <text:p>117.6543509174</text:p>
          </table:table-cell>
          <table:table-cell table:style-name="ce2" table:formula="of:=EXP([.K37]+[.K119]^2/2)" office:value-type="float" office:value="123.267476346502" calcext:value-type="float">
            <text:p>123.2674763465</text:p>
          </table:table-cell>
          <table:table-cell table:style-name="ce2" table:formula="of:=EXP([.L37]+[.L119]^2/2)" office:value-type="float" office:value="128.750738858786" calcext:value-type="float">
            <text:p>128.7507388588</text:p>
          </table:table-cell>
          <table:table-cell table:style-name="ce2" table:formula="of:=EXP([.M37]+[.M119]^2/2)" office:value-type="float" office:value="134.114928300055" calcext:value-type="float">
            <text:p>134.1149283001</text:p>
          </table:table-cell>
          <table:table-cell table:style-name="ce2" table:formula="of:=EXP([.N37]+[.N119]^2/2)" office:value-type="float" office:value="139.369385190654" calcext:value-type="float">
            <text:p>139.3693851907</text:p>
          </table:table-cell>
          <table:table-cell table:style-name="ce2" table:formula="of:=EXP([.O37]+[.O119]^2/2)" office:value-type="float" office:value="144.522259299251" calcext:value-type="float">
            <text:p>144.5222592993</text:p>
          </table:table-cell>
          <table:table-cell table:style-name="ce2" table:formula="of:=EXP([.P37]+[.P119]^2/2)" office:value-type="float" office:value="149.580712106635" calcext:value-type="float">
            <text:p>149.5807121066</text:p>
          </table:table-cell>
          <table:table-cell table:style-name="ce2" table:formula="of:=EXP([.Q37]+[.Q119]^2/2)" office:value-type="float" office:value="154.551077463016" calcext:value-type="float">
            <text:p>154.551077463</text:p>
          </table:table-cell>
          <table:table-cell table:style-name="ce2" table:formula="of:=EXP([.R37]+[.R119]^2/2)" office:value-type="float" office:value="159.43899020845" calcext:value-type="float">
            <text:p>159.4389902085</text:p>
          </table:table-cell>
          <table:table-cell table:style-name="ce2" table:formula="of:=EXP([.S37]+[.S119]^2/2)" office:value-type="float" office:value="164.249490349417" calcext:value-type="float">
            <text:p>164.2494903494</text:p>
          </table:table-cell>
          <table:table-cell table:style-name="ce2" table:formula="of:=EXP([.T37]+[.T119]^2/2)" office:value-type="float" office:value="168.987108025417" calcext:value-type="float">
            <text:p>168.9871080254</text:p>
          </table:table-cell>
          <table:table-cell table:style-name="ce2" table:formula="of:=EXP([.U37]+[.U119]^2/2)" office:value-type="float" office:value="173.655933517147" calcext:value-type="float">
            <text:p>173.6559335171</text:p>
          </table:table-cell>
          <table:table-cell table:style-name="ce2" table:formula="of:=EXP([.V37]+[.V119]^2/2)" office:value-type="float" office:value="178.259675359916" calcext:value-type="float">
            <text:p>178.2596753599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37]*[.X37]" office:value-type="float" office:value="49.4770064949928" calcext:value-type="float">
            <text:p>49.477006495</text:p>
          </table:table-cell>
          <table:table-cell table:style-name="ce6" table:formula="of:=[.$AR37]*[.Y37]" office:value-type="float" office:value="54.236820648079" calcext:value-type="float">
            <text:p>54.2368206481</text:p>
          </table:table-cell>
          <table:table-cell table:style-name="ce6" table:formula="of:=[.$AR37]*[.Z37]" office:value-type="float" office:value="58.7989511606787" calcext:value-type="float">
            <text:p>58.7989511607</text:p>
          </table:table-cell>
          <table:table-cell table:style-name="ce6" table:formula="of:=[.$AR37]*[.AA37]" office:value-type="float" office:value="63.190014115906" calcext:value-type="float">
            <text:p>63.1900141159</text:p>
          </table:table-cell>
          <table:table-cell table:style-name="ce6" table:formula="of:=[.$AR37]*[.AB37]" office:value-type="float" office:value="67.4314207168001" calcext:value-type="float">
            <text:p>67.4314207168</text:p>
          </table:table-cell>
          <table:table-cell table:style-name="ce6" table:formula="of:=[.$AR37]*[.AC37]" office:value-type="float" office:value="71.5405514211978" calcext:value-type="float">
            <text:p>71.5405514212</text:p>
          </table:table-cell>
          <table:table-cell table:style-name="ce6" table:formula="of:=[.$AR37]*[.AD37]" office:value-type="float" office:value="75.5316832119352" calcext:value-type="float">
            <text:p>75.5316832119</text:p>
          </table:table-cell>
          <table:table-cell table:style-name="ce6" table:formula="of:=[.$AR37]*[.AE37]" office:value-type="float" office:value="79.4166868692519" calcext:value-type="float">
            <text:p>79.4166868693</text:p>
          </table:table-cell>
          <table:table-cell table:style-name="ce6" table:formula="of:=[.$AR37]*[.AF37]" office:value-type="float" office:value="83.2055465338891" calcext:value-type="float">
            <text:p>83.2055465339</text:p>
          </table:table-cell>
          <table:table-cell table:style-name="ce6" table:formula="of:=[.$AR37]*[.AG37]" office:value-type="float" office:value="86.9067487296808" calcext:value-type="float">
            <text:p>86.9067487297</text:p>
          </table:table-cell>
          <table:table-cell table:style-name="ce6" table:formula="of:=[.$AR37]*[.AH37]" office:value-type="float" office:value="90.5275766025372" calcext:value-type="float">
            <text:p>90.5275766025</text:p>
          </table:table-cell>
          <table:table-cell table:style-name="ce6" table:formula="of:=[.$AR37]*[.AI37]" office:value-type="float" office:value="94.0743350036917" calcext:value-type="float">
            <text:p>94.0743350037</text:p>
          </table:table-cell>
          <table:table-cell table:style-name="ce6" table:formula="of:=[.$AR37]*[.AJ37]" office:value-type="float" office:value="97.5525250269944" calcext:value-type="float">
            <text:p>97.552525027</text:p>
          </table:table-cell>
          <table:table-cell table:style-name="ce6" table:formula="of:=[.$AR37]*[.AK37]" office:value-type="float" office:value="100.966980671979" calcext:value-type="float">
            <text:p>100.966980672</text:p>
          </table:table-cell>
          <table:table-cell table:style-name="ce6" table:formula="of:=[.$AR37]*[.AL37]" office:value-type="float" office:value="104.321977287536" calcext:value-type="float">
            <text:p>104.3219772875</text:p>
          </table:table-cell>
          <table:table-cell table:style-name="ce6" table:formula="of:=[.$AR37]*[.AM37]" office:value-type="float" office:value="107.621318390703" calcext:value-type="float">
            <text:p>107.6213183907</text:p>
          </table:table-cell>
          <table:table-cell table:style-name="ce6" table:formula="of:=[.$AR37]*[.AN37]" office:value-type="float" office:value="110.868405985857" calcext:value-type="float">
            <text:p>110.8684059859</text:p>
          </table:table-cell>
          <table:table-cell table:style-name="ce6" table:formula="of:=[.$AR37]*[.AO37]" office:value-type="float" office:value="114.066297917157" calcext:value-type="float">
            <text:p>114.0662979172</text:p>
          </table:table-cell>
          <table:table-cell table:style-name="ce6" table:formula="of:=[.$AR37]*[.AP37]" office:value-type="float" office:value="117.217755124074" calcext:value-type="float">
            <text:p>117.2177551241</text:p>
          </table:table-cell>
          <table:table-cell table:style-name="ce6" table:formula="of:=[.$AR37]*[.AQ37]" office:value-type="float" office:value="120.325280867943" calcext:value-type="float">
            <text:p>120.3252808679</text:p>
          </table:table-cell>
          <table:table-cell/>
          <table:table-cell table:formula="of:=LN([.AS37])-[.C119]^2/2" office:value-type="float" office:value="3.89199228429039" calcext:value-type="float">
            <text:p>3.8919922843</text:p>
          </table:table-cell>
          <table:table-cell table:formula="of:=LN([.AT37])-[.D119]^2/2" office:value-type="float" office:value="3.98622643989039" calcext:value-type="float">
            <text:p>3.9862264399</text:p>
          </table:table-cell>
          <table:table-cell table:formula="of:=LN([.AU37])-[.E119]^2/2" office:value-type="float" office:value="4.06857838799039" calcext:value-type="float">
            <text:p>4.068578388</text:p>
          </table:table-cell>
          <table:table-cell table:formula="of:=LN([.AV37])-[.F119]^2/2" office:value-type="float" office:value="4.14171188079039" calcext:value-type="float">
            <text:p>4.1417118808</text:p>
          </table:table-cell>
          <table:table-cell table:formula="of:=LN([.AW37])-[.G119]^2/2" office:value-type="float" office:value="4.20748453779039" calcext:value-type="float">
            <text:p>4.2074845378</text:p>
          </table:table-cell>
          <table:table-cell table:formula="of:=LN([.AX37])-[.H119]^2/2" office:value-type="float" office:value="4.26724352429039" calcext:value-type="float">
            <text:p>4.2672435243</text:p>
          </table:table-cell>
          <table:table-cell table:formula="of:=LN([.AY37])-[.I119]^2/2" office:value-type="float" office:value="4.32199698059039" calcext:value-type="float">
            <text:p>4.3219969806</text:p>
          </table:table-cell>
          <table:table-cell table:formula="of:=LN([.AZ37])-[.J119]^2/2" office:value-type="float" office:value="4.37251902769039" calcext:value-type="float">
            <text:p>4.3725190277</text:p>
          </table:table-cell>
          <table:table-cell table:formula="of:=LN([.BA37])-[.K119]^2/2" office:value-type="float" office:value="4.41941702449039" calcext:value-type="float">
            <text:p>4.4194170245</text:p>
          </table:table-cell>
          <table:table-cell table:formula="of:=LN([.BB37])-[.L119]^2/2" office:value-type="float" office:value="4.46317627419039" calcext:value-type="float">
            <text:p>4.4631762742</text:p>
          </table:table-cell>
          <table:table-cell table:formula="of:=LN([.BC37])-[.M119]^2/2" office:value-type="float" office:value="4.50419068599039" calcext:value-type="float">
            <text:p>4.504190686</text:p>
          </table:table-cell>
          <table:table-cell table:formula="of:=LN([.BD37])-[.N119]^2/2" office:value-type="float" office:value="4.54278437389039" calcext:value-type="float">
            <text:p>4.5427843739</text:p>
          </table:table-cell>
          <table:table-cell table:formula="of:=LN([.BE37])-[.O119]^2/2" office:value-type="float" office:value="4.57922723109039" calcext:value-type="float">
            <text:p>4.5792272311</text:p>
          </table:table-cell>
          <table:table-cell table:formula="of:=LN([.BF37])-[.P119]^2/2" office:value-type="float" office:value="4.61374638729039" calcext:value-type="float">
            <text:p>4.6137463873</text:p>
          </table:table-cell>
          <table:table-cell table:formula="of:=LN([.BG37])-[.Q119]^2/2" office:value-type="float" office:value="4.64653479189039" calcext:value-type="float">
            <text:p>4.6465347919</text:p>
          </table:table-cell>
          <table:table-cell table:formula="of:=LN([.BH37])-[.R119]^2/2" office:value-type="float" office:value="4.67775774559039" calcext:value-type="float">
            <text:p>4.6777577456</text:p>
          </table:table-cell>
          <table:table-cell table:formula="of:=LN([.BI37])-[.S119]^2/2" office:value-type="float" office:value="4.70755794339039" calcext:value-type="float">
            <text:p>4.7075579434</text:p>
          </table:table-cell>
          <table:table-cell table:formula="of:=LN([.BJ37])-[.T119]^2/2" office:value-type="float" office:value="4.73605941719039" calcext:value-type="float">
            <text:p>4.7360594172</text:p>
          </table:table-cell>
          <table:table-cell table:formula="of:=LN([.BK37])-[.U119]^2/2" office:value-type="float" office:value="4.76337065489039" calcext:value-type="float">
            <text:p>4.7633706549</text:p>
          </table:table-cell>
          <table:table-cell table:formula="of:=LN([.BL37])-[.V119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38]+[.C120]^2/2)" office:value-type="float" office:value="35.6778484002856" calcext:value-type="float">
            <text:p>35.6778484003</text:p>
          </table:table-cell>
          <table:table-cell table:style-name="ce2" table:formula="of:=EXP([.D38]+[.D120]^2/2)" office:value-type="float" office:value="38.4957436390994" calcext:value-type="float">
            <text:p>38.4957436391</text:p>
          </table:table-cell>
          <table:table-cell table:style-name="ce2" table:formula="of:=EXP([.E38]+[.E120]^2/2)" office:value-type="float" office:value="41.1602899232457" calcext:value-type="float">
            <text:p>41.1602899232</text:p>
          </table:table-cell>
          <table:table-cell table:style-name="ce2" table:formula="of:=EXP([.F38]+[.F120]^2/2)" office:value-type="float" office:value="43.6938558790452" calcext:value-type="float">
            <text:p>43.693855879</text:p>
          </table:table-cell>
          <table:table-cell table:style-name="ce2" table:formula="of:=EXP([.G38]+[.G120]^2/2)" office:value-type="float" office:value="46.1141768893027" calcext:value-type="float">
            <text:p>46.1141768893</text:p>
          </table:table-cell>
          <table:table-cell table:style-name="ce2" table:formula="of:=EXP([.H38]+[.H120]^2/2)" office:value-type="float" office:value="48.4354695749957" calcext:value-type="float">
            <text:p>48.435469575</text:p>
          </table:table-cell>
          <table:table-cell table:style-name="ce2" table:formula="of:=EXP([.I38]+[.I120]^2/2)" office:value-type="float" office:value="50.6692823781108" calcext:value-type="float">
            <text:p>50.6692823781</text:p>
          </table:table-cell>
          <table:table-cell table:style-name="ce2" table:formula="of:=EXP([.J38]+[.J120]^2/2)" office:value-type="float" office:value="52.8251212420125" calcext:value-type="float">
            <text:p>52.825121242</text:p>
          </table:table-cell>
          <table:table-cell table:style-name="ce2" table:formula="of:=EXP([.K38]+[.K120]^2/2)" office:value-type="float" office:value="54.9109082900071" calcext:value-type="float">
            <text:p>54.91090829</text:p>
          </table:table-cell>
          <table:table-cell table:style-name="ce2" table:formula="of:=EXP([.L38]+[.L120]^2/2)" office:value-type="float" office:value="56.9333207596103" calcext:value-type="float">
            <text:p>56.9333207596</text:p>
          </table:table-cell>
          <table:table-cell table:style-name="ce2" table:formula="of:=EXP([.M38]+[.M120]^2/2)" office:value-type="float" office:value="58.8980444277324" calcext:value-type="float">
            <text:p>58.8980444277</text:p>
          </table:table-cell>
          <table:table-cell table:style-name="ce2" table:formula="of:=EXP([.N38]+[.N120]^2/2)" office:value-type="float" office:value="60.8099656753968" calcext:value-type="float">
            <text:p>60.8099656754</text:p>
          </table:table-cell>
          <table:table-cell table:style-name="ce2" table:formula="of:=EXP([.O38]+[.O120]^2/2)" office:value-type="float" office:value="62.673318949813" calcext:value-type="float">
            <text:p>62.6733189498</text:p>
          </table:table-cell>
          <table:table-cell table:style-name="ce2" table:formula="of:=EXP([.P38]+[.P120]^2/2)" office:value-type="float" office:value="64.4918014460925" calcext:value-type="float">
            <text:p>64.4918014461</text:p>
          </table:table-cell>
          <table:table-cell table:style-name="ce2" table:formula="of:=EXP([.Q38]+[.Q120]^2/2)" office:value-type="float" office:value="66.2686633189625" calcext:value-type="float">
            <text:p>66.268663319</text:p>
          </table:table-cell>
          <table:table-cell table:style-name="ce2" table:formula="of:=EXP([.R38]+[.R120]^2/2)" office:value-type="float" office:value="68.006779573758" calcext:value-type="float">
            <text:p>68.0067795738</text:p>
          </table:table-cell>
          <table:table-cell table:style-name="ce2" table:formula="of:=EXP([.S38]+[.S120]^2/2)" office:value-type="float" office:value="69.7087077116945" calcext:value-type="float">
            <text:p>69.7087077117</text:p>
          </table:table-cell>
          <table:table-cell table:style-name="ce2" table:formula="of:=EXP([.T38]+[.T120]^2/2)" office:value-type="float" office:value="71.3767346451244" calcext:value-type="float">
            <text:p>71.3767346451</text:p>
          </table:table-cell>
          <table:table-cell table:style-name="ce2" table:formula="of:=EXP([.U38]+[.U120]^2/2)" office:value-type="float" office:value="73.0129150440007" calcext:value-type="float">
            <text:p>73.012915044</text:p>
          </table:table-cell>
          <table:table-cell table:style-name="ce2" table:formula="of:=EXP([.V38]+[.V120]^2/2)" office:value-type="float" office:value="74.6191030242885" calcext:value-type="float">
            <text:p>74.6191030243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38]*[.X38]" office:value-type="float" office:value="35.6778484002856" calcext:value-type="float">
            <text:p>35.6778484003</text:p>
          </table:table-cell>
          <table:table-cell table:style-name="ce6" table:formula="of:=[.$AR38]*[.Y38]" office:value-type="float" office:value="38.4957436390994" calcext:value-type="float">
            <text:p>38.4957436391</text:p>
          </table:table-cell>
          <table:table-cell table:style-name="ce6" table:formula="of:=[.$AR38]*[.Z38]" office:value-type="float" office:value="41.1602899232457" calcext:value-type="float">
            <text:p>41.1602899232</text:p>
          </table:table-cell>
          <table:table-cell table:style-name="ce6" table:formula="of:=[.$AR38]*[.AA38]" office:value-type="float" office:value="43.6938558790452" calcext:value-type="float">
            <text:p>43.693855879</text:p>
          </table:table-cell>
          <table:table-cell table:style-name="ce6" table:formula="of:=[.$AR38]*[.AB38]" office:value-type="float" office:value="46.1141768893027" calcext:value-type="float">
            <text:p>46.1141768893</text:p>
          </table:table-cell>
          <table:table-cell table:style-name="ce6" table:formula="of:=[.$AR38]*[.AC38]" office:value-type="float" office:value="48.4354695749957" calcext:value-type="float">
            <text:p>48.435469575</text:p>
          </table:table-cell>
          <table:table-cell table:style-name="ce6" table:formula="of:=[.$AR38]*[.AD38]" office:value-type="float" office:value="50.6692823781108" calcext:value-type="float">
            <text:p>50.6692823781</text:p>
          </table:table-cell>
          <table:table-cell table:style-name="ce6" table:formula="of:=[.$AR38]*[.AE38]" office:value-type="float" office:value="52.8251212420125" calcext:value-type="float">
            <text:p>52.825121242</text:p>
          </table:table-cell>
          <table:table-cell table:style-name="ce6" table:formula="of:=[.$AR38]*[.AF38]" office:value-type="float" office:value="54.9109082900071" calcext:value-type="float">
            <text:p>54.91090829</text:p>
          </table:table-cell>
          <table:table-cell table:style-name="ce6" table:formula="of:=[.$AR38]*[.AG38]" office:value-type="float" office:value="56.9333207596103" calcext:value-type="float">
            <text:p>56.9333207596</text:p>
          </table:table-cell>
          <table:table-cell table:style-name="ce6" table:formula="of:=[.$AR38]*[.AH38]" office:value-type="float" office:value="58.8980444277324" calcext:value-type="float">
            <text:p>58.8980444277</text:p>
          </table:table-cell>
          <table:table-cell table:style-name="ce6" table:formula="of:=[.$AR38]*[.AI38]" office:value-type="float" office:value="60.8099656753968" calcext:value-type="float">
            <text:p>60.8099656754</text:p>
          </table:table-cell>
          <table:table-cell table:style-name="ce6" table:formula="of:=[.$AR38]*[.AJ38]" office:value-type="float" office:value="62.673318949813" calcext:value-type="float">
            <text:p>62.6733189498</text:p>
          </table:table-cell>
          <table:table-cell table:style-name="ce6" table:formula="of:=[.$AR38]*[.AK38]" office:value-type="float" office:value="64.4918014460925" calcext:value-type="float">
            <text:p>64.4918014461</text:p>
          </table:table-cell>
          <table:table-cell table:style-name="ce6" table:formula="of:=[.$AR38]*[.AL38]" office:value-type="float" office:value="66.2686633189625" calcext:value-type="float">
            <text:p>66.268663319</text:p>
          </table:table-cell>
          <table:table-cell table:style-name="ce6" table:formula="of:=[.$AR38]*[.AM38]" office:value-type="float" office:value="68.006779573758" calcext:value-type="float">
            <text:p>68.0067795738</text:p>
          </table:table-cell>
          <table:table-cell table:style-name="ce6" table:formula="of:=[.$AR38]*[.AN38]" office:value-type="float" office:value="69.7087077116945" calcext:value-type="float">
            <text:p>69.7087077117</text:p>
          </table:table-cell>
          <table:table-cell table:style-name="ce6" table:formula="of:=[.$AR38]*[.AO38]" office:value-type="float" office:value="71.3767346451244" calcext:value-type="float">
            <text:p>71.3767346451</text:p>
          </table:table-cell>
          <table:table-cell table:style-name="ce6" table:formula="of:=[.$AR38]*[.AP38]" office:value-type="float" office:value="73.0129150440007" calcext:value-type="float">
            <text:p>73.012915044</text:p>
          </table:table-cell>
          <table:table-cell table:style-name="ce6" table:formula="of:=[.$AR38]*[.AQ38]" office:value-type="float" office:value="74.6191030242885" calcext:value-type="float">
            <text:p>74.6191030243</text:p>
          </table:table-cell>
          <table:table-cell/>
          <table:table-cell table:formula="of:=LN([.AS38])-[.C120]^2/2" office:value-type="float" office:value="3.5650142411" calcext:value-type="float">
            <text:p>3.5650142411</text:p>
          </table:table-cell>
          <table:table-cell table:formula="of:=LN([.AT38])-[.D120]^2/2" office:value-type="float" office:value="3.6434140947" calcext:value-type="float">
            <text:p>3.6434140947</text:p>
          </table:table-cell>
          <table:table-cell table:formula="of:=LN([.AU38])-[.E120]^2/2" office:value-type="float" office:value="3.7119283254" calcext:value-type="float">
            <text:p>3.7119283254</text:p>
          </table:table-cell>
          <table:table-cell table:formula="of:=LN([.AV38])-[.F120]^2/2" office:value-type="float" office:value="3.7727730911" calcext:value-type="float">
            <text:p>3.7727730911</text:p>
          </table:table-cell>
          <table:table-cell table:formula="of:=LN([.AW38])-[.G120]^2/2" office:value-type="float" office:value="3.8274938732" calcext:value-type="float">
            <text:p>3.8274938732</text:p>
          </table:table-cell>
          <table:table-cell table:formula="of:=LN([.AX38])-[.H120]^2/2" office:value-type="float" office:value="3.8772114704" calcext:value-type="float">
            <text:p>3.8772114704</text:p>
          </table:table-cell>
          <table:table-cell table:formula="of:=LN([.AY38])-[.I120]^2/2" office:value-type="float" office:value="3.9227646239" calcext:value-type="float">
            <text:p>3.9227646239</text:p>
          </table:table-cell>
          <table:table-cell table:formula="of:=LN([.AZ38])-[.J120]^2/2" office:value-type="float" office:value="3.9647973781" calcext:value-type="float">
            <text:p>3.9647973781</text:p>
          </table:table-cell>
          <table:table-cell table:formula="of:=LN([.BA38])-[.K120]^2/2" office:value-type="float" office:value="4.0038150364" calcext:value-type="float">
            <text:p>4.0038150364</text:p>
          </table:table-cell>
          <table:table-cell table:formula="of:=LN([.BB38])-[.L120]^2/2" office:value-type="float" office:value="4.0402213559" calcext:value-type="float">
            <text:p>4.0402213559</text:p>
          </table:table-cell>
          <table:table-cell table:formula="of:=LN([.BC38])-[.M120]^2/2" office:value-type="float" office:value="4.0743440564" calcext:value-type="float">
            <text:p>4.0743440564</text:p>
          </table:table-cell>
          <table:table-cell table:formula="of:=LN([.BD38])-[.N120]^2/2" office:value-type="float" office:value="4.1064527909" calcext:value-type="float">
            <text:p>4.1064527909</text:p>
          </table:table-cell>
          <table:table-cell table:formula="of:=LN([.BE38])-[.O120]^2/2" office:value-type="float" office:value="4.1367721019" calcext:value-type="float">
            <text:p>4.1367721019</text:p>
          </table:table-cell>
          <table:table-cell table:formula="of:=LN([.BF38])-[.P120]^2/2" office:value-type="float" office:value="4.1654909543" calcext:value-type="float">
            <text:p>4.1654909543</text:p>
          </table:table-cell>
          <table:table-cell table:formula="of:=LN([.BG38])-[.Q120]^2/2" office:value-type="float" office:value="4.1927698755" calcext:value-type="float">
            <text:p>4.1927698755</text:p>
          </table:table-cell>
          <table:table-cell table:formula="of:=LN([.BH38])-[.R120]^2/2" office:value-type="float" office:value="4.218746391" calcext:value-type="float">
            <text:p>4.218746391</text:p>
          </table:table-cell>
          <table:table-cell table:formula="of:=LN([.BI38])-[.S120]^2/2" office:value-type="float" office:value="4.2435392183" calcext:value-type="float">
            <text:p>4.2435392183</text:p>
          </table:table-cell>
          <table:table-cell table:formula="of:=LN([.BJ38])-[.T120]^2/2" office:value-type="float" office:value="4.2672515481" calcext:value-type="float">
            <text:p>4.2672515481</text:p>
          </table:table-cell>
          <table:table-cell table:formula="of:=LN([.BK38])-[.U120]^2/2" office:value-type="float" office:value="4.2899736389" calcext:value-type="float">
            <text:p>4.2899736389</text:p>
          </table:table-cell>
          <table:table-cell table:formula="of:=LN([.BL38])-[.V120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39]+[.C121]^2/2)" office:value-type="float" office:value="73.2992688814708" calcext:value-type="float">
            <text:p>73.2992688815</text:p>
          </table:table-cell>
          <table:table-cell table:style-name="ce2" table:formula="of:=EXP([.D39]+[.D121]^2/2)" office:value-type="float" office:value="80.3508454045615" calcext:value-type="float">
            <text:p>80.3508454046</text:p>
          </table:table-cell>
          <table:table-cell table:style-name="ce2" table:formula="of:=EXP([.E39]+[.E121]^2/2)" office:value-type="float" office:value="87.1095572750795" calcext:value-type="float">
            <text:p>87.1095572751</text:p>
          </table:table-cell>
          <table:table-cell table:style-name="ce2" table:formula="of:=EXP([.F39]+[.F121]^2/2)" office:value-type="float" office:value="93.6148357272682" calcext:value-type="float">
            <text:p>93.6148357273</text:p>
          </table:table-cell>
          <table:table-cell table:style-name="ce2" table:formula="of:=EXP([.G39]+[.G121]^2/2)" office:value-type="float" office:value="99.898401061926" calcext:value-type="float">
            <text:p>99.8984010619</text:p>
          </table:table-cell>
          <table:table-cell table:style-name="ce2" table:formula="of:=EXP([.H39]+[.H121]^2/2)" office:value-type="float" office:value="105.986002105478" calcext:value-type="float">
            <text:p>105.9860021055</text:p>
          </table:table-cell>
          <table:table-cell table:style-name="ce2" table:formula="of:=EXP([.I39]+[.I121]^2/2)" office:value-type="float" office:value="111.898789943608" calcext:value-type="float">
            <text:p>111.8987899436</text:p>
          </table:table-cell>
          <table:table-cell table:style-name="ce2" table:formula="of:=EXP([.J39]+[.J121]^2/2)" office:value-type="float" office:value="117.65435091741" calcext:value-type="float">
            <text:p>117.6543509174</text:p>
          </table:table-cell>
          <table:table-cell table:style-name="ce2" table:formula="of:=EXP([.K39]+[.K121]^2/2)" office:value-type="float" office:value="123.267476346502" calcext:value-type="float">
            <text:p>123.2674763465</text:p>
          </table:table-cell>
          <table:table-cell table:style-name="ce2" table:formula="of:=EXP([.L39]+[.L121]^2/2)" office:value-type="float" office:value="128.750738858786" calcext:value-type="float">
            <text:p>128.7507388588</text:p>
          </table:table-cell>
          <table:table-cell table:style-name="ce2" table:formula="of:=EXP([.M39]+[.M121]^2/2)" office:value-type="float" office:value="134.114928300055" calcext:value-type="float">
            <text:p>134.1149283001</text:p>
          </table:table-cell>
          <table:table-cell table:style-name="ce2" table:formula="of:=EXP([.N39]+[.N121]^2/2)" office:value-type="float" office:value="139.369385190654" calcext:value-type="float">
            <text:p>139.3693851907</text:p>
          </table:table-cell>
          <table:table-cell table:style-name="ce2" table:formula="of:=EXP([.O39]+[.O121]^2/2)" office:value-type="float" office:value="144.522259299251" calcext:value-type="float">
            <text:p>144.5222592993</text:p>
          </table:table-cell>
          <table:table-cell table:style-name="ce2" table:formula="of:=EXP([.P39]+[.P121]^2/2)" office:value-type="float" office:value="149.580712106635" calcext:value-type="float">
            <text:p>149.5807121066</text:p>
          </table:table-cell>
          <table:table-cell table:style-name="ce2" table:formula="of:=EXP([.Q39]+[.Q121]^2/2)" office:value-type="float" office:value="154.551077463016" calcext:value-type="float">
            <text:p>154.551077463</text:p>
          </table:table-cell>
          <table:table-cell table:style-name="ce2" table:formula="of:=EXP([.R39]+[.R121]^2/2)" office:value-type="float" office:value="159.43899020845" calcext:value-type="float">
            <text:p>159.4389902085</text:p>
          </table:table-cell>
          <table:table-cell table:style-name="ce2" table:formula="of:=EXP([.S39]+[.S121]^2/2)" office:value-type="float" office:value="164.249490349417" calcext:value-type="float">
            <text:p>164.2494903494</text:p>
          </table:table-cell>
          <table:table-cell table:style-name="ce2" table:formula="of:=EXP([.T39]+[.T121]^2/2)" office:value-type="float" office:value="168.987108025417" calcext:value-type="float">
            <text:p>168.9871080254</text:p>
          </table:table-cell>
          <table:table-cell table:style-name="ce2" table:formula="of:=EXP([.U39]+[.U121]^2/2)" office:value-type="float" office:value="173.655933517147" calcext:value-type="float">
            <text:p>173.6559335171</text:p>
          </table:table-cell>
          <table:table-cell table:style-name="ce2" table:formula="of:=EXP([.V39]+[.V121]^2/2)" office:value-type="float" office:value="178.259675359916" calcext:value-type="float">
            <text:p>178.2596753599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39]*[.X39]" office:value-type="float" office:value="49.4770064949928" calcext:value-type="float">
            <text:p>49.477006495</text:p>
          </table:table-cell>
          <table:table-cell table:style-name="ce6" table:formula="of:=[.$AR39]*[.Y39]" office:value-type="float" office:value="54.236820648079" calcext:value-type="float">
            <text:p>54.2368206481</text:p>
          </table:table-cell>
          <table:table-cell table:style-name="ce6" table:formula="of:=[.$AR39]*[.Z39]" office:value-type="float" office:value="58.7989511606787" calcext:value-type="float">
            <text:p>58.7989511607</text:p>
          </table:table-cell>
          <table:table-cell table:style-name="ce6" table:formula="of:=[.$AR39]*[.AA39]" office:value-type="float" office:value="63.190014115906" calcext:value-type="float">
            <text:p>63.1900141159</text:p>
          </table:table-cell>
          <table:table-cell table:style-name="ce6" table:formula="of:=[.$AR39]*[.AB39]" office:value-type="float" office:value="67.4314207168001" calcext:value-type="float">
            <text:p>67.4314207168</text:p>
          </table:table-cell>
          <table:table-cell table:style-name="ce6" table:formula="of:=[.$AR39]*[.AC39]" office:value-type="float" office:value="71.5405514211978" calcext:value-type="float">
            <text:p>71.5405514212</text:p>
          </table:table-cell>
          <table:table-cell table:style-name="ce6" table:formula="of:=[.$AR39]*[.AD39]" office:value-type="float" office:value="75.5316832119352" calcext:value-type="float">
            <text:p>75.5316832119</text:p>
          </table:table-cell>
          <table:table-cell table:style-name="ce6" table:formula="of:=[.$AR39]*[.AE39]" office:value-type="float" office:value="79.4166868692519" calcext:value-type="float">
            <text:p>79.4166868693</text:p>
          </table:table-cell>
          <table:table-cell table:style-name="ce6" table:formula="of:=[.$AR39]*[.AF39]" office:value-type="float" office:value="83.2055465338891" calcext:value-type="float">
            <text:p>83.2055465339</text:p>
          </table:table-cell>
          <table:table-cell table:style-name="ce6" table:formula="of:=[.$AR39]*[.AG39]" office:value-type="float" office:value="86.9067487296808" calcext:value-type="float">
            <text:p>86.9067487297</text:p>
          </table:table-cell>
          <table:table-cell table:style-name="ce6" table:formula="of:=[.$AR39]*[.AH39]" office:value-type="float" office:value="90.5275766025372" calcext:value-type="float">
            <text:p>90.5275766025</text:p>
          </table:table-cell>
          <table:table-cell table:style-name="ce6" table:formula="of:=[.$AR39]*[.AI39]" office:value-type="float" office:value="94.0743350036917" calcext:value-type="float">
            <text:p>94.0743350037</text:p>
          </table:table-cell>
          <table:table-cell table:style-name="ce6" table:formula="of:=[.$AR39]*[.AJ39]" office:value-type="float" office:value="97.5525250269944" calcext:value-type="float">
            <text:p>97.552525027</text:p>
          </table:table-cell>
          <table:table-cell table:style-name="ce6" table:formula="of:=[.$AR39]*[.AK39]" office:value-type="float" office:value="100.966980671979" calcext:value-type="float">
            <text:p>100.966980672</text:p>
          </table:table-cell>
          <table:table-cell table:style-name="ce6" table:formula="of:=[.$AR39]*[.AL39]" office:value-type="float" office:value="104.321977287536" calcext:value-type="float">
            <text:p>104.3219772875</text:p>
          </table:table-cell>
          <table:table-cell table:style-name="ce6" table:formula="of:=[.$AR39]*[.AM39]" office:value-type="float" office:value="107.621318390703" calcext:value-type="float">
            <text:p>107.6213183907</text:p>
          </table:table-cell>
          <table:table-cell table:style-name="ce6" table:formula="of:=[.$AR39]*[.AN39]" office:value-type="float" office:value="110.868405985857" calcext:value-type="float">
            <text:p>110.8684059859</text:p>
          </table:table-cell>
          <table:table-cell table:style-name="ce6" table:formula="of:=[.$AR39]*[.AO39]" office:value-type="float" office:value="114.066297917157" calcext:value-type="float">
            <text:p>114.0662979172</text:p>
          </table:table-cell>
          <table:table-cell table:style-name="ce6" table:formula="of:=[.$AR39]*[.AP39]" office:value-type="float" office:value="117.217755124074" calcext:value-type="float">
            <text:p>117.2177551241</text:p>
          </table:table-cell>
          <table:table-cell table:style-name="ce6" table:formula="of:=[.$AR39]*[.AQ39]" office:value-type="float" office:value="120.325280867943" calcext:value-type="float">
            <text:p>120.3252808679</text:p>
          </table:table-cell>
          <table:table-cell/>
          <table:table-cell table:formula="of:=LN([.AS39])-[.C121]^2/2" office:value-type="float" office:value="3.89199228429039" calcext:value-type="float">
            <text:p>3.8919922843</text:p>
          </table:table-cell>
          <table:table-cell table:formula="of:=LN([.AT39])-[.D121]^2/2" office:value-type="float" office:value="3.98622643989039" calcext:value-type="float">
            <text:p>3.9862264399</text:p>
          </table:table-cell>
          <table:table-cell table:formula="of:=LN([.AU39])-[.E121]^2/2" office:value-type="float" office:value="4.06857838799039" calcext:value-type="float">
            <text:p>4.068578388</text:p>
          </table:table-cell>
          <table:table-cell table:formula="of:=LN([.AV39])-[.F121]^2/2" office:value-type="float" office:value="4.14171188079039" calcext:value-type="float">
            <text:p>4.1417118808</text:p>
          </table:table-cell>
          <table:table-cell table:formula="of:=LN([.AW39])-[.G121]^2/2" office:value-type="float" office:value="4.20748453779039" calcext:value-type="float">
            <text:p>4.2074845378</text:p>
          </table:table-cell>
          <table:table-cell table:formula="of:=LN([.AX39])-[.H121]^2/2" office:value-type="float" office:value="4.26724352429039" calcext:value-type="float">
            <text:p>4.2672435243</text:p>
          </table:table-cell>
          <table:table-cell table:formula="of:=LN([.AY39])-[.I121]^2/2" office:value-type="float" office:value="4.32199698059039" calcext:value-type="float">
            <text:p>4.3219969806</text:p>
          </table:table-cell>
          <table:table-cell table:formula="of:=LN([.AZ39])-[.J121]^2/2" office:value-type="float" office:value="4.37251902769039" calcext:value-type="float">
            <text:p>4.3725190277</text:p>
          </table:table-cell>
          <table:table-cell table:formula="of:=LN([.BA39])-[.K121]^2/2" office:value-type="float" office:value="4.41941702449039" calcext:value-type="float">
            <text:p>4.4194170245</text:p>
          </table:table-cell>
          <table:table-cell table:formula="of:=LN([.BB39])-[.L121]^2/2" office:value-type="float" office:value="4.46317627419039" calcext:value-type="float">
            <text:p>4.4631762742</text:p>
          </table:table-cell>
          <table:table-cell table:formula="of:=LN([.BC39])-[.M121]^2/2" office:value-type="float" office:value="4.50419068599039" calcext:value-type="float">
            <text:p>4.504190686</text:p>
          </table:table-cell>
          <table:table-cell table:formula="of:=LN([.BD39])-[.N121]^2/2" office:value-type="float" office:value="4.54278437389039" calcext:value-type="float">
            <text:p>4.5427843739</text:p>
          </table:table-cell>
          <table:table-cell table:formula="of:=LN([.BE39])-[.O121]^2/2" office:value-type="float" office:value="4.57922723109039" calcext:value-type="float">
            <text:p>4.5792272311</text:p>
          </table:table-cell>
          <table:table-cell table:formula="of:=LN([.BF39])-[.P121]^2/2" office:value-type="float" office:value="4.61374638729039" calcext:value-type="float">
            <text:p>4.6137463873</text:p>
          </table:table-cell>
          <table:table-cell table:formula="of:=LN([.BG39])-[.Q121]^2/2" office:value-type="float" office:value="4.64653479189039" calcext:value-type="float">
            <text:p>4.6465347919</text:p>
          </table:table-cell>
          <table:table-cell table:formula="of:=LN([.BH39])-[.R121]^2/2" office:value-type="float" office:value="4.67775774559039" calcext:value-type="float">
            <text:p>4.6777577456</text:p>
          </table:table-cell>
          <table:table-cell table:formula="of:=LN([.BI39])-[.S121]^2/2" office:value-type="float" office:value="4.70755794339039" calcext:value-type="float">
            <text:p>4.7075579434</text:p>
          </table:table-cell>
          <table:table-cell table:formula="of:=LN([.BJ39])-[.T121]^2/2" office:value-type="float" office:value="4.73605941719039" calcext:value-type="float">
            <text:p>4.7360594172</text:p>
          </table:table-cell>
          <table:table-cell table:formula="of:=LN([.BK39])-[.U121]^2/2" office:value-type="float" office:value="4.76337065489039" calcext:value-type="float">
            <text:p>4.7633706549</text:p>
          </table:table-cell>
          <table:table-cell table:formula="of:=LN([.BL39])-[.V121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40]+[.C122]^2/2)" office:value-type="float" office:value="35.6778484002856" calcext:value-type="float">
            <text:p>35.6778484003</text:p>
          </table:table-cell>
          <table:table-cell table:style-name="ce2" table:formula="of:=EXP([.D40]+[.D122]^2/2)" office:value-type="float" office:value="38.4957436390994" calcext:value-type="float">
            <text:p>38.4957436391</text:p>
          </table:table-cell>
          <table:table-cell table:style-name="ce2" table:formula="of:=EXP([.E40]+[.E122]^2/2)" office:value-type="float" office:value="41.1602899232457" calcext:value-type="float">
            <text:p>41.1602899232</text:p>
          </table:table-cell>
          <table:table-cell table:style-name="ce2" table:formula="of:=EXP([.F40]+[.F122]^2/2)" office:value-type="float" office:value="43.6938558790452" calcext:value-type="float">
            <text:p>43.693855879</text:p>
          </table:table-cell>
          <table:table-cell table:style-name="ce2" table:formula="of:=EXP([.G40]+[.G122]^2/2)" office:value-type="float" office:value="46.1141768893027" calcext:value-type="float">
            <text:p>46.1141768893</text:p>
          </table:table-cell>
          <table:table-cell table:style-name="ce2" table:formula="of:=EXP([.H40]+[.H122]^2/2)" office:value-type="float" office:value="48.4354695749957" calcext:value-type="float">
            <text:p>48.435469575</text:p>
          </table:table-cell>
          <table:table-cell table:style-name="ce2" table:formula="of:=EXP([.I40]+[.I122]^2/2)" office:value-type="float" office:value="50.6692823781108" calcext:value-type="float">
            <text:p>50.6692823781</text:p>
          </table:table-cell>
          <table:table-cell table:style-name="ce2" table:formula="of:=EXP([.J40]+[.J122]^2/2)" office:value-type="float" office:value="52.8251212420125" calcext:value-type="float">
            <text:p>52.825121242</text:p>
          </table:table-cell>
          <table:table-cell table:style-name="ce2" table:formula="of:=EXP([.K40]+[.K122]^2/2)" office:value-type="float" office:value="54.9109082900071" calcext:value-type="float">
            <text:p>54.91090829</text:p>
          </table:table-cell>
          <table:table-cell table:style-name="ce2" table:formula="of:=EXP([.L40]+[.L122]^2/2)" office:value-type="float" office:value="56.9333207596103" calcext:value-type="float">
            <text:p>56.9333207596</text:p>
          </table:table-cell>
          <table:table-cell table:style-name="ce2" table:formula="of:=EXP([.M40]+[.M122]^2/2)" office:value-type="float" office:value="58.8980444277324" calcext:value-type="float">
            <text:p>58.8980444277</text:p>
          </table:table-cell>
          <table:table-cell table:style-name="ce2" table:formula="of:=EXP([.N40]+[.N122]^2/2)" office:value-type="float" office:value="60.8099656753968" calcext:value-type="float">
            <text:p>60.8099656754</text:p>
          </table:table-cell>
          <table:table-cell table:style-name="ce2" table:formula="of:=EXP([.O40]+[.O122]^2/2)" office:value-type="float" office:value="62.673318949813" calcext:value-type="float">
            <text:p>62.6733189498</text:p>
          </table:table-cell>
          <table:table-cell table:style-name="ce2" table:formula="of:=EXP([.P40]+[.P122]^2/2)" office:value-type="float" office:value="64.4918014460925" calcext:value-type="float">
            <text:p>64.4918014461</text:p>
          </table:table-cell>
          <table:table-cell table:style-name="ce2" table:formula="of:=EXP([.Q40]+[.Q122]^2/2)" office:value-type="float" office:value="66.2686633189625" calcext:value-type="float">
            <text:p>66.268663319</text:p>
          </table:table-cell>
          <table:table-cell table:style-name="ce2" table:formula="of:=EXP([.R40]+[.R122]^2/2)" office:value-type="float" office:value="68.006779573758" calcext:value-type="float">
            <text:p>68.0067795738</text:p>
          </table:table-cell>
          <table:table-cell table:style-name="ce2" table:formula="of:=EXP([.S40]+[.S122]^2/2)" office:value-type="float" office:value="69.7087077116945" calcext:value-type="float">
            <text:p>69.7087077117</text:p>
          </table:table-cell>
          <table:table-cell table:style-name="ce2" table:formula="of:=EXP([.T40]+[.T122]^2/2)" office:value-type="float" office:value="71.3767346451244" calcext:value-type="float">
            <text:p>71.3767346451</text:p>
          </table:table-cell>
          <table:table-cell table:style-name="ce2" table:formula="of:=EXP([.U40]+[.U122]^2/2)" office:value-type="float" office:value="73.0129150440007" calcext:value-type="float">
            <text:p>73.012915044</text:p>
          </table:table-cell>
          <table:table-cell table:style-name="ce2" table:formula="of:=EXP([.V40]+[.V122]^2/2)" office:value-type="float" office:value="74.6191030242885" calcext:value-type="float">
            <text:p>74.6191030243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40]*[.X40]" office:value-type="float" office:value="35.6778484002856" calcext:value-type="float">
            <text:p>35.6778484003</text:p>
          </table:table-cell>
          <table:table-cell table:style-name="ce6" table:formula="of:=[.$AR40]*[.Y40]" office:value-type="float" office:value="38.4957436390994" calcext:value-type="float">
            <text:p>38.4957436391</text:p>
          </table:table-cell>
          <table:table-cell table:style-name="ce6" table:formula="of:=[.$AR40]*[.Z40]" office:value-type="float" office:value="41.1602899232457" calcext:value-type="float">
            <text:p>41.1602899232</text:p>
          </table:table-cell>
          <table:table-cell table:style-name="ce6" table:formula="of:=[.$AR40]*[.AA40]" office:value-type="float" office:value="43.6938558790452" calcext:value-type="float">
            <text:p>43.693855879</text:p>
          </table:table-cell>
          <table:table-cell table:style-name="ce6" table:formula="of:=[.$AR40]*[.AB40]" office:value-type="float" office:value="46.1141768893027" calcext:value-type="float">
            <text:p>46.1141768893</text:p>
          </table:table-cell>
          <table:table-cell table:style-name="ce6" table:formula="of:=[.$AR40]*[.AC40]" office:value-type="float" office:value="48.4354695749957" calcext:value-type="float">
            <text:p>48.435469575</text:p>
          </table:table-cell>
          <table:table-cell table:style-name="ce6" table:formula="of:=[.$AR40]*[.AD40]" office:value-type="float" office:value="50.6692823781108" calcext:value-type="float">
            <text:p>50.6692823781</text:p>
          </table:table-cell>
          <table:table-cell table:style-name="ce6" table:formula="of:=[.$AR40]*[.AE40]" office:value-type="float" office:value="52.8251212420125" calcext:value-type="float">
            <text:p>52.825121242</text:p>
          </table:table-cell>
          <table:table-cell table:style-name="ce6" table:formula="of:=[.$AR40]*[.AF40]" office:value-type="float" office:value="54.9109082900071" calcext:value-type="float">
            <text:p>54.91090829</text:p>
          </table:table-cell>
          <table:table-cell table:style-name="ce6" table:formula="of:=[.$AR40]*[.AG40]" office:value-type="float" office:value="56.9333207596103" calcext:value-type="float">
            <text:p>56.9333207596</text:p>
          </table:table-cell>
          <table:table-cell table:style-name="ce6" table:formula="of:=[.$AR40]*[.AH40]" office:value-type="float" office:value="58.8980444277324" calcext:value-type="float">
            <text:p>58.8980444277</text:p>
          </table:table-cell>
          <table:table-cell table:style-name="ce6" table:formula="of:=[.$AR40]*[.AI40]" office:value-type="float" office:value="60.8099656753968" calcext:value-type="float">
            <text:p>60.8099656754</text:p>
          </table:table-cell>
          <table:table-cell table:style-name="ce6" table:formula="of:=[.$AR40]*[.AJ40]" office:value-type="float" office:value="62.673318949813" calcext:value-type="float">
            <text:p>62.6733189498</text:p>
          </table:table-cell>
          <table:table-cell table:style-name="ce6" table:formula="of:=[.$AR40]*[.AK40]" office:value-type="float" office:value="64.4918014460925" calcext:value-type="float">
            <text:p>64.4918014461</text:p>
          </table:table-cell>
          <table:table-cell table:style-name="ce6" table:formula="of:=[.$AR40]*[.AL40]" office:value-type="float" office:value="66.2686633189625" calcext:value-type="float">
            <text:p>66.268663319</text:p>
          </table:table-cell>
          <table:table-cell table:style-name="ce6" table:formula="of:=[.$AR40]*[.AM40]" office:value-type="float" office:value="68.006779573758" calcext:value-type="float">
            <text:p>68.0067795738</text:p>
          </table:table-cell>
          <table:table-cell table:style-name="ce6" table:formula="of:=[.$AR40]*[.AN40]" office:value-type="float" office:value="69.7087077116945" calcext:value-type="float">
            <text:p>69.7087077117</text:p>
          </table:table-cell>
          <table:table-cell table:style-name="ce6" table:formula="of:=[.$AR40]*[.AO40]" office:value-type="float" office:value="71.3767346451244" calcext:value-type="float">
            <text:p>71.3767346451</text:p>
          </table:table-cell>
          <table:table-cell table:style-name="ce6" table:formula="of:=[.$AR40]*[.AP40]" office:value-type="float" office:value="73.0129150440007" calcext:value-type="float">
            <text:p>73.012915044</text:p>
          </table:table-cell>
          <table:table-cell table:style-name="ce6" table:formula="of:=[.$AR40]*[.AQ40]" office:value-type="float" office:value="74.6191030242885" calcext:value-type="float">
            <text:p>74.6191030243</text:p>
          </table:table-cell>
          <table:table-cell/>
          <table:table-cell table:formula="of:=LN([.AS40])-[.C122]^2/2" office:value-type="float" office:value="3.5650142411" calcext:value-type="float">
            <text:p>3.5650142411</text:p>
          </table:table-cell>
          <table:table-cell table:formula="of:=LN([.AT40])-[.D122]^2/2" office:value-type="float" office:value="3.6434140947" calcext:value-type="float">
            <text:p>3.6434140947</text:p>
          </table:table-cell>
          <table:table-cell table:formula="of:=LN([.AU40])-[.E122]^2/2" office:value-type="float" office:value="3.7119283254" calcext:value-type="float">
            <text:p>3.7119283254</text:p>
          </table:table-cell>
          <table:table-cell table:formula="of:=LN([.AV40])-[.F122]^2/2" office:value-type="float" office:value="3.7727730911" calcext:value-type="float">
            <text:p>3.7727730911</text:p>
          </table:table-cell>
          <table:table-cell table:formula="of:=LN([.AW40])-[.G122]^2/2" office:value-type="float" office:value="3.8274938732" calcext:value-type="float">
            <text:p>3.8274938732</text:p>
          </table:table-cell>
          <table:table-cell table:formula="of:=LN([.AX40])-[.H122]^2/2" office:value-type="float" office:value="3.8772114704" calcext:value-type="float">
            <text:p>3.8772114704</text:p>
          </table:table-cell>
          <table:table-cell table:formula="of:=LN([.AY40])-[.I122]^2/2" office:value-type="float" office:value="3.9227646239" calcext:value-type="float">
            <text:p>3.9227646239</text:p>
          </table:table-cell>
          <table:table-cell table:formula="of:=LN([.AZ40])-[.J122]^2/2" office:value-type="float" office:value="3.9647973781" calcext:value-type="float">
            <text:p>3.9647973781</text:p>
          </table:table-cell>
          <table:table-cell table:formula="of:=LN([.BA40])-[.K122]^2/2" office:value-type="float" office:value="4.0038150364" calcext:value-type="float">
            <text:p>4.0038150364</text:p>
          </table:table-cell>
          <table:table-cell table:formula="of:=LN([.BB40])-[.L122]^2/2" office:value-type="float" office:value="4.0402213559" calcext:value-type="float">
            <text:p>4.0402213559</text:p>
          </table:table-cell>
          <table:table-cell table:formula="of:=LN([.BC40])-[.M122]^2/2" office:value-type="float" office:value="4.0743440564" calcext:value-type="float">
            <text:p>4.0743440564</text:p>
          </table:table-cell>
          <table:table-cell table:formula="of:=LN([.BD40])-[.N122]^2/2" office:value-type="float" office:value="4.1064527909" calcext:value-type="float">
            <text:p>4.1064527909</text:p>
          </table:table-cell>
          <table:table-cell table:formula="of:=LN([.BE40])-[.O122]^2/2" office:value-type="float" office:value="4.1367721019" calcext:value-type="float">
            <text:p>4.1367721019</text:p>
          </table:table-cell>
          <table:table-cell table:formula="of:=LN([.BF40])-[.P122]^2/2" office:value-type="float" office:value="4.1654909543" calcext:value-type="float">
            <text:p>4.1654909543</text:p>
          </table:table-cell>
          <table:table-cell table:formula="of:=LN([.BG40])-[.Q122]^2/2" office:value-type="float" office:value="4.1927698755" calcext:value-type="float">
            <text:p>4.1927698755</text:p>
          </table:table-cell>
          <table:table-cell table:formula="of:=LN([.BH40])-[.R122]^2/2" office:value-type="float" office:value="4.218746391" calcext:value-type="float">
            <text:p>4.218746391</text:p>
          </table:table-cell>
          <table:table-cell table:formula="of:=LN([.BI40])-[.S122]^2/2" office:value-type="float" office:value="4.2435392183" calcext:value-type="float">
            <text:p>4.2435392183</text:p>
          </table:table-cell>
          <table:table-cell table:formula="of:=LN([.BJ40])-[.T122]^2/2" office:value-type="float" office:value="4.2672515481" calcext:value-type="float">
            <text:p>4.2672515481</text:p>
          </table:table-cell>
          <table:table-cell table:formula="of:=LN([.BK40])-[.U122]^2/2" office:value-type="float" office:value="4.2899736389" calcext:value-type="float">
            <text:p>4.2899736389</text:p>
          </table:table-cell>
          <table:table-cell table:formula="of:=LN([.BL40])-[.V122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41]+[.C123]^2/2)" office:value-type="float" office:value="19.5993319997633" calcext:value-type="float">
            <text:p>19.5993319998</text:p>
          </table:table-cell>
          <table:table-cell table:style-name="ce2" table:formula="of:=EXP([.D41]+[.D123]^2/2)" office:value-type="float" office:value="20.8705592997944" calcext:value-type="float">
            <text:p>20.8705592998</text:p>
          </table:table-cell>
          <table:table-cell table:style-name="ce2" table:formula="of:=EXP([.E41]+[.E123]^2/2)" office:value-type="float" office:value="22.0597184020659" calcext:value-type="float">
            <text:p>22.0597184021</text:p>
          </table:table-cell>
          <table:table-cell table:style-name="ce2" table:formula="of:=EXP([.F41]+[.F123]^2/2)" office:value-type="float" office:value="23.1793768412349" calcext:value-type="float">
            <text:p>23.1793768412</text:p>
          </table:table-cell>
          <table:table-cell table:style-name="ce2" table:formula="of:=EXP([.G41]+[.G123]^2/2)" office:value-type="float" office:value="24.2394403858016" calcext:value-type="float">
            <text:p>24.2394403858</text:p>
          </table:table-cell>
          <table:table-cell table:style-name="ce2" table:formula="of:=EXP([.H41]+[.H123]^2/2)" office:value-type="float" office:value="25.2477972649234" calcext:value-type="float">
            <text:p>25.2477972649</text:p>
          </table:table-cell>
          <table:table-cell table:style-name="ce2" table:formula="of:=EXP([.I41]+[.I123]^2/2)" office:value-type="float" office:value="26.2108126272813" calcext:value-type="float">
            <text:p>26.2108126273</text:p>
          </table:table-cell>
          <table:table-cell table:style-name="ce2" table:formula="of:=EXP([.J41]+[.J123]^2/2)" office:value-type="float" office:value="27.1336918788958" calcext:value-type="float">
            <text:p>27.1336918789</text:p>
          </table:table-cell>
          <table:table-cell table:style-name="ce2" table:formula="of:=EXP([.K41]+[.K123]^2/2)" office:value-type="float" office:value="28.0207461202361" calcext:value-type="float">
            <text:p>28.0207461202</text:p>
          </table:table-cell>
          <table:table-cell table:style-name="ce2" table:formula="of:=EXP([.L41]+[.L123]^2/2)" office:value-type="float" office:value="28.8755873897264" calcext:value-type="float">
            <text:p>28.8755873897</text:p>
          </table:table-cell>
          <table:table-cell table:style-name="ce2" table:formula="of:=EXP([.M41]+[.M123]^2/2)" office:value-type="float" office:value="29.7012740156907" calcext:value-type="float">
            <text:p>29.7012740157</text:p>
          </table:table-cell>
          <table:table-cell table:style-name="ce2" table:formula="of:=EXP([.N41]+[.N123]^2/2)" office:value-type="float" office:value="30.5004201788833" calcext:value-type="float">
            <text:p>30.5004201789</text:p>
          </table:table-cell>
          <table:table-cell table:style-name="ce2" table:formula="of:=EXP([.O41]+[.O123]^2/2)" office:value-type="float" office:value="31.2752796913691" calcext:value-type="float">
            <text:p>31.2752796914</text:p>
          </table:table-cell>
          <table:table-cell table:style-name="ce2" table:formula="of:=EXP([.P41]+[.P123]^2/2)" office:value-type="float" office:value="32.0278108095406" calcext:value-type="float">
            <text:p>32.0278108095</text:p>
          </table:table-cell>
          <table:table-cell table:style-name="ce2" table:formula="of:=EXP([.Q41]+[.Q123]^2/2)" office:value-type="float" office:value="32.7597270082384" calcext:value-type="float">
            <text:p>32.7597270082</text:p>
          </table:table-cell>
          <table:table-cell table:style-name="ce2" table:formula="of:=EXP([.R41]+[.R123]^2/2)" office:value-type="float" office:value="33.4725372258297" calcext:value-type="float">
            <text:p>33.4725372258</text:p>
          </table:table-cell>
          <table:table-cell table:style-name="ce2" table:formula="of:=EXP([.S41]+[.S123]^2/2)" office:value-type="float" office:value="34.1675780799202" calcext:value-type="float">
            <text:p>34.1675780799</text:p>
          </table:table-cell>
          <table:table-cell table:style-name="ce2" table:formula="of:=EXP([.T41]+[.T123]^2/2)" office:value-type="float" office:value="34.8460398791557" calcext:value-type="float">
            <text:p>34.8460398792</text:p>
          </table:table-cell>
          <table:table-cell table:style-name="ce2" table:formula="of:=EXP([.U41]+[.U123]^2/2)" office:value-type="float" office:value="35.5089878926426" calcext:value-type="float">
            <text:p>35.5089878926</text:p>
          </table:table-cell>
          <table:table-cell table:style-name="ce2" table:formula="of:=EXP([.V41]+[.V123]^2/2)" office:value-type="float" office:value="36.1573797864407" calcext:value-type="float">
            <text:p>36.1573797864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41]*[.X41]" office:value-type="float" office:value="19.5993319997633" calcext:value-type="float">
            <text:p>19.5993319998</text:p>
          </table:table-cell>
          <table:table-cell table:style-name="ce6" table:formula="of:=[.$AR41]*[.Y41]" office:value-type="float" office:value="20.8705592997944" calcext:value-type="float">
            <text:p>20.8705592998</text:p>
          </table:table-cell>
          <table:table-cell table:style-name="ce6" table:formula="of:=[.$AR41]*[.Z41]" office:value-type="float" office:value="22.0597184020659" calcext:value-type="float">
            <text:p>22.0597184021</text:p>
          </table:table-cell>
          <table:table-cell table:style-name="ce6" table:formula="of:=[.$AR41]*[.AA41]" office:value-type="float" office:value="23.1793768412349" calcext:value-type="float">
            <text:p>23.1793768412</text:p>
          </table:table-cell>
          <table:table-cell table:style-name="ce6" table:formula="of:=[.$AR41]*[.AB41]" office:value-type="float" office:value="24.2394403858016" calcext:value-type="float">
            <text:p>24.2394403858</text:p>
          </table:table-cell>
          <table:table-cell table:style-name="ce6" table:formula="of:=[.$AR41]*[.AC41]" office:value-type="float" office:value="25.2477972649234" calcext:value-type="float">
            <text:p>25.2477972649</text:p>
          </table:table-cell>
          <table:table-cell table:style-name="ce6" table:formula="of:=[.$AR41]*[.AD41]" office:value-type="float" office:value="26.2108126272813" calcext:value-type="float">
            <text:p>26.2108126273</text:p>
          </table:table-cell>
          <table:table-cell table:style-name="ce6" table:formula="of:=[.$AR41]*[.AE41]" office:value-type="float" office:value="27.1336918788958" calcext:value-type="float">
            <text:p>27.1336918789</text:p>
          </table:table-cell>
          <table:table-cell table:style-name="ce6" table:formula="of:=[.$AR41]*[.AF41]" office:value-type="float" office:value="28.0207461202361" calcext:value-type="float">
            <text:p>28.0207461202</text:p>
          </table:table-cell>
          <table:table-cell table:style-name="ce6" table:formula="of:=[.$AR41]*[.AG41]" office:value-type="float" office:value="28.8755873897264" calcext:value-type="float">
            <text:p>28.8755873897</text:p>
          </table:table-cell>
          <table:table-cell table:style-name="ce6" table:formula="of:=[.$AR41]*[.AH41]" office:value-type="float" office:value="29.7012740156907" calcext:value-type="float">
            <text:p>29.7012740157</text:p>
          </table:table-cell>
          <table:table-cell table:style-name="ce6" table:formula="of:=[.$AR41]*[.AI41]" office:value-type="float" office:value="30.5004201788833" calcext:value-type="float">
            <text:p>30.5004201789</text:p>
          </table:table-cell>
          <table:table-cell table:style-name="ce6" table:formula="of:=[.$AR41]*[.AJ41]" office:value-type="float" office:value="31.2752796913691" calcext:value-type="float">
            <text:p>31.2752796914</text:p>
          </table:table-cell>
          <table:table-cell table:style-name="ce6" table:formula="of:=[.$AR41]*[.AK41]" office:value-type="float" office:value="32.0278108095406" calcext:value-type="float">
            <text:p>32.0278108095</text:p>
          </table:table-cell>
          <table:table-cell table:style-name="ce6" table:formula="of:=[.$AR41]*[.AL41]" office:value-type="float" office:value="32.7597270082384" calcext:value-type="float">
            <text:p>32.7597270082</text:p>
          </table:table-cell>
          <table:table-cell table:style-name="ce6" table:formula="of:=[.$AR41]*[.AM41]" office:value-type="float" office:value="33.4725372258297" calcext:value-type="float">
            <text:p>33.4725372258</text:p>
          </table:table-cell>
          <table:table-cell table:style-name="ce6" table:formula="of:=[.$AR41]*[.AN41]" office:value-type="float" office:value="34.1675780799202" calcext:value-type="float">
            <text:p>34.1675780799</text:p>
          </table:table-cell>
          <table:table-cell table:style-name="ce6" table:formula="of:=[.$AR41]*[.AO41]" office:value-type="float" office:value="34.8460398791557" calcext:value-type="float">
            <text:p>34.8460398792</text:p>
          </table:table-cell>
          <table:table-cell table:style-name="ce6" table:formula="of:=[.$AR41]*[.AP41]" office:value-type="float" office:value="35.5089878926426" calcext:value-type="float">
            <text:p>35.5089878926</text:p>
          </table:table-cell>
          <table:table-cell table:style-name="ce6" table:formula="of:=[.$AR41]*[.AQ41]" office:value-type="float" office:value="36.1573797864407" calcext:value-type="float">
            <text:p>36.1573797864</text:p>
          </table:table-cell>
          <table:table-cell/>
          <table:table-cell table:formula="of:=LN([.AS41])-[.C123]^2/2" office:value-type="float" office:value="2.9659797219" calcext:value-type="float">
            <text:p>2.9659797219</text:p>
          </table:table-cell>
          <table:table-cell table:formula="of:=LN([.AT41])-[.D123]^2/2" office:value-type="float" office:value="3.0312059343" calcext:value-type="float">
            <text:p>3.0312059343</text:p>
          </table:table-cell>
          <table:table-cell table:formula="of:=LN([.AU41])-[.E123]^2/2" office:value-type="float" office:value="3.0882076193" calcext:value-type="float">
            <text:p>3.0882076193</text:p>
          </table:table-cell>
          <table:table-cell table:formula="of:=LN([.AV41])-[.F123]^2/2" office:value-type="float" office:value="3.1388285507" calcext:value-type="float">
            <text:p>3.1388285507</text:p>
          </table:table-cell>
          <table:table-cell table:formula="of:=LN([.AW41])-[.G123]^2/2" office:value-type="float" office:value="3.1843545203" calcext:value-type="float">
            <text:p>3.1843545203</text:p>
          </table:table-cell>
          <table:table-cell table:formula="of:=LN([.AX41])-[.H123]^2/2" office:value-type="float" office:value="3.2257179975" calcext:value-type="float">
            <text:p>3.2257179975</text:p>
          </table:table-cell>
          <table:table-cell table:formula="of:=LN([.AY41])-[.I123]^2/2" office:value-type="float" office:value="3.2636167885" calcext:value-type="float">
            <text:p>3.2636167885</text:p>
          </table:table-cell>
          <table:table-cell table:formula="of:=LN([.AZ41])-[.J123]^2/2" office:value-type="float" office:value="3.2985867179" calcext:value-type="float">
            <text:p>3.2985867179</text:p>
          </table:table-cell>
          <table:table-cell table:formula="of:=LN([.BA41])-[.K123]^2/2" office:value-type="float" office:value="3.3310481825" calcext:value-type="float">
            <text:p>3.3310481825</text:p>
          </table:table-cell>
          <table:table-cell table:formula="of:=LN([.BB41])-[.L123]^2/2" office:value-type="float" office:value="3.3613370952" calcext:value-type="float">
            <text:p>3.3613370952</text:p>
          </table:table-cell>
          <table:table-cell table:formula="of:=LN([.BC41])-[.M123]^2/2" office:value-type="float" office:value="3.3897261089" calcext:value-type="float">
            <text:p>3.3897261089</text:p>
          </table:table-cell>
          <table:table-cell table:formula="of:=LN([.BD41])-[.N123]^2/2" office:value-type="float" office:value="3.4164395661" calcext:value-type="float">
            <text:p>3.4164395661</text:p>
          </table:table-cell>
          <table:table-cell table:formula="of:=LN([.BE41])-[.O123]^2/2" office:value-type="float" office:value="3.4416642792" calcext:value-type="float">
            <text:p>3.4416642792</text:p>
          </table:table-cell>
          <table:table-cell table:formula="of:=LN([.BF41])-[.P123]^2/2" office:value-type="float" office:value="3.4655574611" calcext:value-type="float">
            <text:p>3.4655574611</text:p>
          </table:table-cell>
          <table:table-cell table:formula="of:=LN([.BG41])-[.Q123]^2/2" office:value-type="float" office:value="3.4882526657" calcext:value-type="float">
            <text:p>3.4882526657</text:p>
          </table:table-cell>
          <table:table-cell table:formula="of:=LN([.BH41])-[.R123]^2/2" office:value-type="float" office:value="3.5098643095" calcext:value-type="float">
            <text:p>3.5098643095</text:p>
          </table:table-cell>
          <table:table-cell table:formula="of:=LN([.BI41])-[.S123]^2/2" office:value-type="float" office:value="3.5304911621" calcext:value-type="float">
            <text:p>3.5304911621</text:p>
          </table:table-cell>
          <table:table-cell table:formula="of:=LN([.BJ41])-[.T123]^2/2" office:value-type="float" office:value="3.5502190746" calcext:value-type="float">
            <text:p>3.5502190746</text:p>
          </table:table-cell>
          <table:table-cell table:formula="of:=LN([.BK41])-[.U123]^2/2" office:value-type="float" office:value="3.5691231395" calcext:value-type="float">
            <text:p>3.5691231395</text:p>
          </table:table-cell>
          <table:table-cell table:formula="of:=LN([.BL41])-[.V123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42]+[.C124]^2/2)" office:value-type="float" office:value="35.6778484002856" calcext:value-type="float">
            <text:p>35.6778484003</text:p>
          </table:table-cell>
          <table:table-cell table:style-name="ce2" table:formula="of:=EXP([.D42]+[.D124]^2/2)" office:value-type="float" office:value="38.4957436390994" calcext:value-type="float">
            <text:p>38.4957436391</text:p>
          </table:table-cell>
          <table:table-cell table:style-name="ce2" table:formula="of:=EXP([.E42]+[.E124]^2/2)" office:value-type="float" office:value="41.1602899232457" calcext:value-type="float">
            <text:p>41.1602899232</text:p>
          </table:table-cell>
          <table:table-cell table:style-name="ce2" table:formula="of:=EXP([.F42]+[.F124]^2/2)" office:value-type="float" office:value="43.6938558790452" calcext:value-type="float">
            <text:p>43.693855879</text:p>
          </table:table-cell>
          <table:table-cell table:style-name="ce2" table:formula="of:=EXP([.G42]+[.G124]^2/2)" office:value-type="float" office:value="46.1141768893027" calcext:value-type="float">
            <text:p>46.1141768893</text:p>
          </table:table-cell>
          <table:table-cell table:style-name="ce2" table:formula="of:=EXP([.H42]+[.H124]^2/2)" office:value-type="float" office:value="48.4354695749957" calcext:value-type="float">
            <text:p>48.435469575</text:p>
          </table:table-cell>
          <table:table-cell table:style-name="ce2" table:formula="of:=EXP([.I42]+[.I124]^2/2)" office:value-type="float" office:value="50.6692823781108" calcext:value-type="float">
            <text:p>50.6692823781</text:p>
          </table:table-cell>
          <table:table-cell table:style-name="ce2" table:formula="of:=EXP([.J42]+[.J124]^2/2)" office:value-type="float" office:value="52.8251212420125" calcext:value-type="float">
            <text:p>52.825121242</text:p>
          </table:table-cell>
          <table:table-cell table:style-name="ce2" table:formula="of:=EXP([.K42]+[.K124]^2/2)" office:value-type="float" office:value="54.9109082900071" calcext:value-type="float">
            <text:p>54.91090829</text:p>
          </table:table-cell>
          <table:table-cell table:style-name="ce2" table:formula="of:=EXP([.L42]+[.L124]^2/2)" office:value-type="float" office:value="56.9333207596103" calcext:value-type="float">
            <text:p>56.9333207596</text:p>
          </table:table-cell>
          <table:table-cell table:style-name="ce2" table:formula="of:=EXP([.M42]+[.M124]^2/2)" office:value-type="float" office:value="58.8980444277324" calcext:value-type="float">
            <text:p>58.8980444277</text:p>
          </table:table-cell>
          <table:table-cell table:style-name="ce2" table:formula="of:=EXP([.N42]+[.N124]^2/2)" office:value-type="float" office:value="60.8099656753968" calcext:value-type="float">
            <text:p>60.8099656754</text:p>
          </table:table-cell>
          <table:table-cell table:style-name="ce2" table:formula="of:=EXP([.O42]+[.O124]^2/2)" office:value-type="float" office:value="62.673318949813" calcext:value-type="float">
            <text:p>62.6733189498</text:p>
          </table:table-cell>
          <table:table-cell table:style-name="ce2" table:formula="of:=EXP([.P42]+[.P124]^2/2)" office:value-type="float" office:value="64.4918014460925" calcext:value-type="float">
            <text:p>64.4918014461</text:p>
          </table:table-cell>
          <table:table-cell table:style-name="ce2" table:formula="of:=EXP([.Q42]+[.Q124]^2/2)" office:value-type="float" office:value="66.2686633189625" calcext:value-type="float">
            <text:p>66.268663319</text:p>
          </table:table-cell>
          <table:table-cell table:style-name="ce2" table:formula="of:=EXP([.R42]+[.R124]^2/2)" office:value-type="float" office:value="68.006779573758" calcext:value-type="float">
            <text:p>68.0067795738</text:p>
          </table:table-cell>
          <table:table-cell table:style-name="ce2" table:formula="of:=EXP([.S42]+[.S124]^2/2)" office:value-type="float" office:value="69.7087077116945" calcext:value-type="float">
            <text:p>69.7087077117</text:p>
          </table:table-cell>
          <table:table-cell table:style-name="ce2" table:formula="of:=EXP([.T42]+[.T124]^2/2)" office:value-type="float" office:value="71.3767346451244" calcext:value-type="float">
            <text:p>71.3767346451</text:p>
          </table:table-cell>
          <table:table-cell table:style-name="ce2" table:formula="of:=EXP([.U42]+[.U124]^2/2)" office:value-type="float" office:value="73.0129150440007" calcext:value-type="float">
            <text:p>73.012915044</text:p>
          </table:table-cell>
          <table:table-cell table:style-name="ce2" table:formula="of:=EXP([.V42]+[.V124]^2/2)" office:value-type="float" office:value="74.6191030242885" calcext:value-type="float">
            <text:p>74.6191030243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42]*[.X42]" office:value-type="float" office:value="35.6778484002856" calcext:value-type="float">
            <text:p>35.6778484003</text:p>
          </table:table-cell>
          <table:table-cell table:style-name="ce6" table:formula="of:=[.$AR42]*[.Y42]" office:value-type="float" office:value="38.4957436390994" calcext:value-type="float">
            <text:p>38.4957436391</text:p>
          </table:table-cell>
          <table:table-cell table:style-name="ce6" table:formula="of:=[.$AR42]*[.Z42]" office:value-type="float" office:value="41.1602899232457" calcext:value-type="float">
            <text:p>41.1602899232</text:p>
          </table:table-cell>
          <table:table-cell table:style-name="ce6" table:formula="of:=[.$AR42]*[.AA42]" office:value-type="float" office:value="43.6938558790452" calcext:value-type="float">
            <text:p>43.693855879</text:p>
          </table:table-cell>
          <table:table-cell table:style-name="ce6" table:formula="of:=[.$AR42]*[.AB42]" office:value-type="float" office:value="46.1141768893027" calcext:value-type="float">
            <text:p>46.1141768893</text:p>
          </table:table-cell>
          <table:table-cell table:style-name="ce6" table:formula="of:=[.$AR42]*[.AC42]" office:value-type="float" office:value="48.4354695749957" calcext:value-type="float">
            <text:p>48.435469575</text:p>
          </table:table-cell>
          <table:table-cell table:style-name="ce6" table:formula="of:=[.$AR42]*[.AD42]" office:value-type="float" office:value="50.6692823781108" calcext:value-type="float">
            <text:p>50.6692823781</text:p>
          </table:table-cell>
          <table:table-cell table:style-name="ce6" table:formula="of:=[.$AR42]*[.AE42]" office:value-type="float" office:value="52.8251212420125" calcext:value-type="float">
            <text:p>52.825121242</text:p>
          </table:table-cell>
          <table:table-cell table:style-name="ce6" table:formula="of:=[.$AR42]*[.AF42]" office:value-type="float" office:value="54.9109082900071" calcext:value-type="float">
            <text:p>54.91090829</text:p>
          </table:table-cell>
          <table:table-cell table:style-name="ce6" table:formula="of:=[.$AR42]*[.AG42]" office:value-type="float" office:value="56.9333207596103" calcext:value-type="float">
            <text:p>56.9333207596</text:p>
          </table:table-cell>
          <table:table-cell table:style-name="ce6" table:formula="of:=[.$AR42]*[.AH42]" office:value-type="float" office:value="58.8980444277324" calcext:value-type="float">
            <text:p>58.8980444277</text:p>
          </table:table-cell>
          <table:table-cell table:style-name="ce6" table:formula="of:=[.$AR42]*[.AI42]" office:value-type="float" office:value="60.8099656753968" calcext:value-type="float">
            <text:p>60.8099656754</text:p>
          </table:table-cell>
          <table:table-cell table:style-name="ce6" table:formula="of:=[.$AR42]*[.AJ42]" office:value-type="float" office:value="62.673318949813" calcext:value-type="float">
            <text:p>62.6733189498</text:p>
          </table:table-cell>
          <table:table-cell table:style-name="ce6" table:formula="of:=[.$AR42]*[.AK42]" office:value-type="float" office:value="64.4918014460925" calcext:value-type="float">
            <text:p>64.4918014461</text:p>
          </table:table-cell>
          <table:table-cell table:style-name="ce6" table:formula="of:=[.$AR42]*[.AL42]" office:value-type="float" office:value="66.2686633189625" calcext:value-type="float">
            <text:p>66.268663319</text:p>
          </table:table-cell>
          <table:table-cell table:style-name="ce6" table:formula="of:=[.$AR42]*[.AM42]" office:value-type="float" office:value="68.006779573758" calcext:value-type="float">
            <text:p>68.0067795738</text:p>
          </table:table-cell>
          <table:table-cell table:style-name="ce6" table:formula="of:=[.$AR42]*[.AN42]" office:value-type="float" office:value="69.7087077116945" calcext:value-type="float">
            <text:p>69.7087077117</text:p>
          </table:table-cell>
          <table:table-cell table:style-name="ce6" table:formula="of:=[.$AR42]*[.AO42]" office:value-type="float" office:value="71.3767346451244" calcext:value-type="float">
            <text:p>71.3767346451</text:p>
          </table:table-cell>
          <table:table-cell table:style-name="ce6" table:formula="of:=[.$AR42]*[.AP42]" office:value-type="float" office:value="73.0129150440007" calcext:value-type="float">
            <text:p>73.012915044</text:p>
          </table:table-cell>
          <table:table-cell table:style-name="ce6" table:formula="of:=[.$AR42]*[.AQ42]" office:value-type="float" office:value="74.6191030242885" calcext:value-type="float">
            <text:p>74.6191030243</text:p>
          </table:table-cell>
          <table:table-cell/>
          <table:table-cell table:formula="of:=LN([.AS42])-[.C124]^2/2" office:value-type="float" office:value="3.5650142411" calcext:value-type="float">
            <text:p>3.5650142411</text:p>
          </table:table-cell>
          <table:table-cell table:formula="of:=LN([.AT42])-[.D124]^2/2" office:value-type="float" office:value="3.6434140947" calcext:value-type="float">
            <text:p>3.6434140947</text:p>
          </table:table-cell>
          <table:table-cell table:formula="of:=LN([.AU42])-[.E124]^2/2" office:value-type="float" office:value="3.7119283254" calcext:value-type="float">
            <text:p>3.7119283254</text:p>
          </table:table-cell>
          <table:table-cell table:formula="of:=LN([.AV42])-[.F124]^2/2" office:value-type="float" office:value="3.7727730911" calcext:value-type="float">
            <text:p>3.7727730911</text:p>
          </table:table-cell>
          <table:table-cell table:formula="of:=LN([.AW42])-[.G124]^2/2" office:value-type="float" office:value="3.8274938732" calcext:value-type="float">
            <text:p>3.8274938732</text:p>
          </table:table-cell>
          <table:table-cell table:formula="of:=LN([.AX42])-[.H124]^2/2" office:value-type="float" office:value="3.8772114704" calcext:value-type="float">
            <text:p>3.8772114704</text:p>
          </table:table-cell>
          <table:table-cell table:formula="of:=LN([.AY42])-[.I124]^2/2" office:value-type="float" office:value="3.9227646239" calcext:value-type="float">
            <text:p>3.9227646239</text:p>
          </table:table-cell>
          <table:table-cell table:formula="of:=LN([.AZ42])-[.J124]^2/2" office:value-type="float" office:value="3.9647973781" calcext:value-type="float">
            <text:p>3.9647973781</text:p>
          </table:table-cell>
          <table:table-cell table:formula="of:=LN([.BA42])-[.K124]^2/2" office:value-type="float" office:value="4.0038150364" calcext:value-type="float">
            <text:p>4.0038150364</text:p>
          </table:table-cell>
          <table:table-cell table:formula="of:=LN([.BB42])-[.L124]^2/2" office:value-type="float" office:value="4.0402213559" calcext:value-type="float">
            <text:p>4.0402213559</text:p>
          </table:table-cell>
          <table:table-cell table:formula="of:=LN([.BC42])-[.M124]^2/2" office:value-type="float" office:value="4.0743440564" calcext:value-type="float">
            <text:p>4.0743440564</text:p>
          </table:table-cell>
          <table:table-cell table:formula="of:=LN([.BD42])-[.N124]^2/2" office:value-type="float" office:value="4.1064527909" calcext:value-type="float">
            <text:p>4.1064527909</text:p>
          </table:table-cell>
          <table:table-cell table:formula="of:=LN([.BE42])-[.O124]^2/2" office:value-type="float" office:value="4.1367721019" calcext:value-type="float">
            <text:p>4.1367721019</text:p>
          </table:table-cell>
          <table:table-cell table:formula="of:=LN([.BF42])-[.P124]^2/2" office:value-type="float" office:value="4.1654909543" calcext:value-type="float">
            <text:p>4.1654909543</text:p>
          </table:table-cell>
          <table:table-cell table:formula="of:=LN([.BG42])-[.Q124]^2/2" office:value-type="float" office:value="4.1927698755" calcext:value-type="float">
            <text:p>4.1927698755</text:p>
          </table:table-cell>
          <table:table-cell table:formula="of:=LN([.BH42])-[.R124]^2/2" office:value-type="float" office:value="4.218746391" calcext:value-type="float">
            <text:p>4.218746391</text:p>
          </table:table-cell>
          <table:table-cell table:formula="of:=LN([.BI42])-[.S124]^2/2" office:value-type="float" office:value="4.2435392183" calcext:value-type="float">
            <text:p>4.2435392183</text:p>
          </table:table-cell>
          <table:table-cell table:formula="of:=LN([.BJ42])-[.T124]^2/2" office:value-type="float" office:value="4.2672515481" calcext:value-type="float">
            <text:p>4.2672515481</text:p>
          </table:table-cell>
          <table:table-cell table:formula="of:=LN([.BK42])-[.U124]^2/2" office:value-type="float" office:value="4.2899736389" calcext:value-type="float">
            <text:p>4.2899736389</text:p>
          </table:table-cell>
          <table:table-cell table:formula="of:=LN([.BL42])-[.V124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43]+[.C125]^2/2)" office:value-type="float" office:value="19.5993319997633" calcext:value-type="float">
            <text:p>19.5993319998</text:p>
          </table:table-cell>
          <table:table-cell table:style-name="ce2" table:formula="of:=EXP([.D43]+[.D125]^2/2)" office:value-type="float" office:value="20.8705592997944" calcext:value-type="float">
            <text:p>20.8705592998</text:p>
          </table:table-cell>
          <table:table-cell table:style-name="ce2" table:formula="of:=EXP([.E43]+[.E125]^2/2)" office:value-type="float" office:value="22.0597184020659" calcext:value-type="float">
            <text:p>22.0597184021</text:p>
          </table:table-cell>
          <table:table-cell table:style-name="ce2" table:formula="of:=EXP([.F43]+[.F125]^2/2)" office:value-type="float" office:value="23.1793768412349" calcext:value-type="float">
            <text:p>23.1793768412</text:p>
          </table:table-cell>
          <table:table-cell table:style-name="ce2" table:formula="of:=EXP([.G43]+[.G125]^2/2)" office:value-type="float" office:value="24.2394403858016" calcext:value-type="float">
            <text:p>24.2394403858</text:p>
          </table:table-cell>
          <table:table-cell table:style-name="ce2" table:formula="of:=EXP([.H43]+[.H125]^2/2)" office:value-type="float" office:value="25.2477972649234" calcext:value-type="float">
            <text:p>25.2477972649</text:p>
          </table:table-cell>
          <table:table-cell table:style-name="ce2" table:formula="of:=EXP([.I43]+[.I125]^2/2)" office:value-type="float" office:value="26.2108126272813" calcext:value-type="float">
            <text:p>26.2108126273</text:p>
          </table:table-cell>
          <table:table-cell table:style-name="ce2" table:formula="of:=EXP([.J43]+[.J125]^2/2)" office:value-type="float" office:value="27.1336918788958" calcext:value-type="float">
            <text:p>27.1336918789</text:p>
          </table:table-cell>
          <table:table-cell table:style-name="ce2" table:formula="of:=EXP([.K43]+[.K125]^2/2)" office:value-type="float" office:value="28.0207461202361" calcext:value-type="float">
            <text:p>28.0207461202</text:p>
          </table:table-cell>
          <table:table-cell table:style-name="ce2" table:formula="of:=EXP([.L43]+[.L125]^2/2)" office:value-type="float" office:value="28.8755873897264" calcext:value-type="float">
            <text:p>28.8755873897</text:p>
          </table:table-cell>
          <table:table-cell table:style-name="ce2" table:formula="of:=EXP([.M43]+[.M125]^2/2)" office:value-type="float" office:value="29.7012740156907" calcext:value-type="float">
            <text:p>29.7012740157</text:p>
          </table:table-cell>
          <table:table-cell table:style-name="ce2" table:formula="of:=EXP([.N43]+[.N125]^2/2)" office:value-type="float" office:value="30.5004201788833" calcext:value-type="float">
            <text:p>30.5004201789</text:p>
          </table:table-cell>
          <table:table-cell table:style-name="ce2" table:formula="of:=EXP([.O43]+[.O125]^2/2)" office:value-type="float" office:value="31.2752796913691" calcext:value-type="float">
            <text:p>31.2752796914</text:p>
          </table:table-cell>
          <table:table-cell table:style-name="ce2" table:formula="of:=EXP([.P43]+[.P125]^2/2)" office:value-type="float" office:value="32.0278108095406" calcext:value-type="float">
            <text:p>32.0278108095</text:p>
          </table:table-cell>
          <table:table-cell table:style-name="ce2" table:formula="of:=EXP([.Q43]+[.Q125]^2/2)" office:value-type="float" office:value="32.7597270082384" calcext:value-type="float">
            <text:p>32.7597270082</text:p>
          </table:table-cell>
          <table:table-cell table:style-name="ce2" table:formula="of:=EXP([.R43]+[.R125]^2/2)" office:value-type="float" office:value="33.4725372258297" calcext:value-type="float">
            <text:p>33.4725372258</text:p>
          </table:table-cell>
          <table:table-cell table:style-name="ce2" table:formula="of:=EXP([.S43]+[.S125]^2/2)" office:value-type="float" office:value="34.1675780799202" calcext:value-type="float">
            <text:p>34.1675780799</text:p>
          </table:table-cell>
          <table:table-cell table:style-name="ce2" table:formula="of:=EXP([.T43]+[.T125]^2/2)" office:value-type="float" office:value="34.8460398791557" calcext:value-type="float">
            <text:p>34.8460398792</text:p>
          </table:table-cell>
          <table:table-cell table:style-name="ce2" table:formula="of:=EXP([.U43]+[.U125]^2/2)" office:value-type="float" office:value="35.5089878926426" calcext:value-type="float">
            <text:p>35.5089878926</text:p>
          </table:table-cell>
          <table:table-cell table:style-name="ce2" table:formula="of:=EXP([.V43]+[.V125]^2/2)" office:value-type="float" office:value="36.1573797864407" calcext:value-type="float">
            <text:p>36.1573797864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43]*[.X43]" office:value-type="float" office:value="19.5993319997633" calcext:value-type="float">
            <text:p>19.5993319998</text:p>
          </table:table-cell>
          <table:table-cell table:style-name="ce6" table:formula="of:=[.$AR43]*[.Y43]" office:value-type="float" office:value="20.8705592997944" calcext:value-type="float">
            <text:p>20.8705592998</text:p>
          </table:table-cell>
          <table:table-cell table:style-name="ce6" table:formula="of:=[.$AR43]*[.Z43]" office:value-type="float" office:value="22.0597184020659" calcext:value-type="float">
            <text:p>22.0597184021</text:p>
          </table:table-cell>
          <table:table-cell table:style-name="ce6" table:formula="of:=[.$AR43]*[.AA43]" office:value-type="float" office:value="23.1793768412349" calcext:value-type="float">
            <text:p>23.1793768412</text:p>
          </table:table-cell>
          <table:table-cell table:style-name="ce6" table:formula="of:=[.$AR43]*[.AB43]" office:value-type="float" office:value="24.2394403858016" calcext:value-type="float">
            <text:p>24.2394403858</text:p>
          </table:table-cell>
          <table:table-cell table:style-name="ce6" table:formula="of:=[.$AR43]*[.AC43]" office:value-type="float" office:value="25.2477972649234" calcext:value-type="float">
            <text:p>25.2477972649</text:p>
          </table:table-cell>
          <table:table-cell table:style-name="ce6" table:formula="of:=[.$AR43]*[.AD43]" office:value-type="float" office:value="26.2108126272813" calcext:value-type="float">
            <text:p>26.2108126273</text:p>
          </table:table-cell>
          <table:table-cell table:style-name="ce6" table:formula="of:=[.$AR43]*[.AE43]" office:value-type="float" office:value="27.1336918788958" calcext:value-type="float">
            <text:p>27.1336918789</text:p>
          </table:table-cell>
          <table:table-cell table:style-name="ce6" table:formula="of:=[.$AR43]*[.AF43]" office:value-type="float" office:value="28.0207461202361" calcext:value-type="float">
            <text:p>28.0207461202</text:p>
          </table:table-cell>
          <table:table-cell table:style-name="ce6" table:formula="of:=[.$AR43]*[.AG43]" office:value-type="float" office:value="28.8755873897264" calcext:value-type="float">
            <text:p>28.8755873897</text:p>
          </table:table-cell>
          <table:table-cell table:style-name="ce6" table:formula="of:=[.$AR43]*[.AH43]" office:value-type="float" office:value="29.7012740156907" calcext:value-type="float">
            <text:p>29.7012740157</text:p>
          </table:table-cell>
          <table:table-cell table:style-name="ce6" table:formula="of:=[.$AR43]*[.AI43]" office:value-type="float" office:value="30.5004201788833" calcext:value-type="float">
            <text:p>30.5004201789</text:p>
          </table:table-cell>
          <table:table-cell table:style-name="ce6" table:formula="of:=[.$AR43]*[.AJ43]" office:value-type="float" office:value="31.2752796913691" calcext:value-type="float">
            <text:p>31.2752796914</text:p>
          </table:table-cell>
          <table:table-cell table:style-name="ce6" table:formula="of:=[.$AR43]*[.AK43]" office:value-type="float" office:value="32.0278108095406" calcext:value-type="float">
            <text:p>32.0278108095</text:p>
          </table:table-cell>
          <table:table-cell table:style-name="ce6" table:formula="of:=[.$AR43]*[.AL43]" office:value-type="float" office:value="32.7597270082384" calcext:value-type="float">
            <text:p>32.7597270082</text:p>
          </table:table-cell>
          <table:table-cell table:style-name="ce6" table:formula="of:=[.$AR43]*[.AM43]" office:value-type="float" office:value="33.4725372258297" calcext:value-type="float">
            <text:p>33.4725372258</text:p>
          </table:table-cell>
          <table:table-cell table:style-name="ce6" table:formula="of:=[.$AR43]*[.AN43]" office:value-type="float" office:value="34.1675780799202" calcext:value-type="float">
            <text:p>34.1675780799</text:p>
          </table:table-cell>
          <table:table-cell table:style-name="ce6" table:formula="of:=[.$AR43]*[.AO43]" office:value-type="float" office:value="34.8460398791557" calcext:value-type="float">
            <text:p>34.8460398792</text:p>
          </table:table-cell>
          <table:table-cell table:style-name="ce6" table:formula="of:=[.$AR43]*[.AP43]" office:value-type="float" office:value="35.5089878926426" calcext:value-type="float">
            <text:p>35.5089878926</text:p>
          </table:table-cell>
          <table:table-cell table:style-name="ce6" table:formula="of:=[.$AR43]*[.AQ43]" office:value-type="float" office:value="36.1573797864407" calcext:value-type="float">
            <text:p>36.1573797864</text:p>
          </table:table-cell>
          <table:table-cell/>
          <table:table-cell table:formula="of:=LN([.AS43])-[.C125]^2/2" office:value-type="float" office:value="2.9659797219" calcext:value-type="float">
            <text:p>2.9659797219</text:p>
          </table:table-cell>
          <table:table-cell table:formula="of:=LN([.AT43])-[.D125]^2/2" office:value-type="float" office:value="3.0312059343" calcext:value-type="float">
            <text:p>3.0312059343</text:p>
          </table:table-cell>
          <table:table-cell table:formula="of:=LN([.AU43])-[.E125]^2/2" office:value-type="float" office:value="3.0882076193" calcext:value-type="float">
            <text:p>3.0882076193</text:p>
          </table:table-cell>
          <table:table-cell table:formula="of:=LN([.AV43])-[.F125]^2/2" office:value-type="float" office:value="3.1388285507" calcext:value-type="float">
            <text:p>3.1388285507</text:p>
          </table:table-cell>
          <table:table-cell table:formula="of:=LN([.AW43])-[.G125]^2/2" office:value-type="float" office:value="3.1843545203" calcext:value-type="float">
            <text:p>3.1843545203</text:p>
          </table:table-cell>
          <table:table-cell table:formula="of:=LN([.AX43])-[.H125]^2/2" office:value-type="float" office:value="3.2257179975" calcext:value-type="float">
            <text:p>3.2257179975</text:p>
          </table:table-cell>
          <table:table-cell table:formula="of:=LN([.AY43])-[.I125]^2/2" office:value-type="float" office:value="3.2636167885" calcext:value-type="float">
            <text:p>3.2636167885</text:p>
          </table:table-cell>
          <table:table-cell table:formula="of:=LN([.AZ43])-[.J125]^2/2" office:value-type="float" office:value="3.2985867179" calcext:value-type="float">
            <text:p>3.2985867179</text:p>
          </table:table-cell>
          <table:table-cell table:formula="of:=LN([.BA43])-[.K125]^2/2" office:value-type="float" office:value="3.3310481825" calcext:value-type="float">
            <text:p>3.3310481825</text:p>
          </table:table-cell>
          <table:table-cell table:formula="of:=LN([.BB43])-[.L125]^2/2" office:value-type="float" office:value="3.3613370952" calcext:value-type="float">
            <text:p>3.3613370952</text:p>
          </table:table-cell>
          <table:table-cell table:formula="of:=LN([.BC43])-[.M125]^2/2" office:value-type="float" office:value="3.3897261089" calcext:value-type="float">
            <text:p>3.3897261089</text:p>
          </table:table-cell>
          <table:table-cell table:formula="of:=LN([.BD43])-[.N125]^2/2" office:value-type="float" office:value="3.4164395661" calcext:value-type="float">
            <text:p>3.4164395661</text:p>
          </table:table-cell>
          <table:table-cell table:formula="of:=LN([.BE43])-[.O125]^2/2" office:value-type="float" office:value="3.4416642792" calcext:value-type="float">
            <text:p>3.4416642792</text:p>
          </table:table-cell>
          <table:table-cell table:formula="of:=LN([.BF43])-[.P125]^2/2" office:value-type="float" office:value="3.4655574611" calcext:value-type="float">
            <text:p>3.4655574611</text:p>
          </table:table-cell>
          <table:table-cell table:formula="of:=LN([.BG43])-[.Q125]^2/2" office:value-type="float" office:value="3.4882526657" calcext:value-type="float">
            <text:p>3.4882526657</text:p>
          </table:table-cell>
          <table:table-cell table:formula="of:=LN([.BH43])-[.R125]^2/2" office:value-type="float" office:value="3.5098643095" calcext:value-type="float">
            <text:p>3.5098643095</text:p>
          </table:table-cell>
          <table:table-cell table:formula="of:=LN([.BI43])-[.S125]^2/2" office:value-type="float" office:value="3.5304911621" calcext:value-type="float">
            <text:p>3.5304911621</text:p>
          </table:table-cell>
          <table:table-cell table:formula="of:=LN([.BJ43])-[.T125]^2/2" office:value-type="float" office:value="3.5502190746" calcext:value-type="float">
            <text:p>3.5502190746</text:p>
          </table:table-cell>
          <table:table-cell table:formula="of:=LN([.BK43])-[.U125]^2/2" office:value-type="float" office:value="3.5691231395" calcext:value-type="float">
            <text:p>3.5691231395</text:p>
          </table:table-cell>
          <table:table-cell table:formula="of:=LN([.BL43])-[.V125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4676018427" calcext:value-type="float">
            <text:p>2.4676018427</text:p>
          </table:table-cell>
          <table:table-cell office:value-type="float" office:value="2.521868" calcext:value-type="float">
            <text:p>2.521868</text:p>
          </table:table-cell>
          <table:table-cell office:value-type="float" office:value="2.5692916091" calcext:value-type="float">
            <text:p>2.5692916091</text:p>
          </table:table-cell>
          <table:table-cell office:value-type="float" office:value="2.6114066319" calcext:value-type="float">
            <text:p>2.6114066319</text:p>
          </table:table-cell>
          <table:table-cell office:value-type="float" office:value="2.6492828067" calcext:value-type="float">
            <text:p>2.6492828067</text:p>
          </table:table-cell>
          <table:table-cell office:value-type="float" office:value="2.6836959188" calcext:value-type="float">
            <text:p>2.6836959188</text:p>
          </table:table-cell>
          <table:table-cell office:value-type="float" office:value="2.7152265209" calcext:value-type="float">
            <text:p>2.7152265209</text:p>
          </table:table-cell>
          <table:table-cell office:value-type="float" office:value="2.7443204023" calcext:value-type="float">
            <text:p>2.7443204023</text:p>
          </table:table-cell>
          <table:table-cell office:value-type="float" office:value="2.7713273198" calcext:value-type="float">
            <text:p>2.7713273198</text:p>
          </table:table-cell>
          <table:table-cell office:value-type="float" office:value="2.7965267426" calcext:value-type="float">
            <text:p>2.7965267426</text:p>
          </table:table-cell>
          <table:table-cell office:value-type="float" office:value="2.820145509" calcext:value-type="float">
            <text:p>2.820145509</text:p>
          </table:table-cell>
          <table:table-cell office:value-type="float" office:value="2.8423702652" calcext:value-type="float">
            <text:p>2.8423702652</text:p>
          </table:table-cell>
          <table:table-cell office:value-type="float" office:value="2.8633564332" calcext:value-type="float">
            <text:p>2.8633564332</text:p>
          </table:table-cell>
          <table:table-cell office:value-type="float" office:value="2.883234809" calcext:value-type="float">
            <text:p>2.883234809</text:p>
          </table:table-cell>
          <table:table-cell office:value-type="float" office:value="2.9021165054" calcext:value-type="float">
            <text:p>2.9021165054</text:p>
          </table:table-cell>
          <table:table-cell office:value-type="float" office:value="2.9200967134" calcext:value-type="float">
            <text:p>2.9200967134</text:p>
          </table:table-cell>
          <table:table-cell office:value-type="float" office:value="2.937257606" calcext:value-type="float">
            <text:p>2.937257606</text:p>
          </table:table-cell>
          <table:table-cell office:value-type="float" office:value="2.9536706087" calcext:value-type="float">
            <text:p>2.9536706087</text:p>
          </table:table-cell>
          <table:table-cell office:value-type="float" office:value="2.9693981961" calcext:value-type="float">
            <text:p>2.9693981961</text:p>
          </table:table-cell>
          <table:table-cell office:value-type="float" office:value="2.9844953273" calcext:value-type="float">
            <text:p>2.9844953273</text:p>
          </table:table-cell>
          <table:table-cell/>
          <table:table-cell table:style-name="ce2" table:formula="of:=EXP([.C44]+[.C126]^2/2)" office:value-type="float" office:value="11.9068945323322" calcext:value-type="float">
            <text:p>11.9068945323</text:p>
          </table:table-cell>
          <table:table-cell table:style-name="ce2" table:formula="of:=EXP([.D44]+[.D126]^2/2)" office:value-type="float" office:value="12.5409787908242" calcext:value-type="float">
            <text:p>12.5409787908</text:p>
          </table:table-cell>
          <table:table-cell table:style-name="ce2" table:formula="of:=EXP([.E44]+[.E126]^2/2)" office:value-type="float" office:value="13.1291800589013" calcext:value-type="float">
            <text:p>13.1291800589</text:p>
          </table:table-cell>
          <table:table-cell table:style-name="ce2" table:formula="of:=EXP([.F44]+[.F126]^2/2)" office:value-type="float" office:value="13.6787158241334" calcext:value-type="float">
            <text:p>13.6787158241</text:p>
          </table:table-cell>
          <table:table-cell table:style-name="ce2" table:formula="of:=EXP([.G44]+[.G126]^2/2)" office:value-type="float" office:value="14.1952778132816" calcext:value-type="float">
            <text:p>14.1952778133</text:p>
          </table:table-cell>
          <table:table-cell table:style-name="ce2" table:formula="of:=EXP([.H44]+[.H126]^2/2)" office:value-type="float" office:value="14.6833887258603" calcext:value-type="float">
            <text:p>14.6833887259</text:p>
          </table:table-cell>
          <table:table-cell table:style-name="ce2" table:formula="of:=EXP([.I44]+[.I126]^2/2)" office:value-type="float" office:value="15.1466858724186" calcext:value-type="float">
            <text:p>15.1466858724</text:p>
          </table:table-cell>
          <table:table-cell table:style-name="ce2" table:formula="of:=EXP([.J44]+[.J126]^2/2)" office:value-type="float" office:value="15.5881324266478" calcext:value-type="float">
            <text:p>15.5881324266</text:p>
          </table:table-cell>
          <table:table-cell table:style-name="ce2" table:formula="of:=EXP([.K44]+[.K126]^2/2)" office:value-type="float" office:value="16.0101725723504" calcext:value-type="float">
            <text:p>16.0101725724</text:p>
          </table:table-cell>
          <table:table-cell table:style-name="ce2" table:formula="of:=EXP([.L44]+[.L126]^2/2)" office:value-type="float" office:value="16.4148458241964" calcext:value-type="float">
            <text:p>16.4148458242</text:p>
          </table:table-cell>
          <table:table-cell table:style-name="ce2" table:formula="of:=EXP([.M44]+[.M126]^2/2)" office:value-type="float" office:value="16.8038720856277" calcext:value-type="float">
            <text:p>16.8038720856</text:p>
          </table:table-cell>
          <table:table-cell table:style-name="ce2" table:formula="of:=EXP([.N44]+[.N126]^2/2)" office:value-type="float" office:value="17.1787157127675" calcext:value-type="float">
            <text:p>17.1787157128</text:p>
          </table:table-cell>
          <table:table-cell table:style-name="ce2" table:formula="of:=EXP([.O44]+[.O126]^2/2)" office:value-type="float" office:value="17.5406343690466" calcext:value-type="float">
            <text:p>17.540634369</text:p>
          </table:table-cell>
          <table:table-cell table:style-name="ce2" table:formula="of:=EXP([.P44]+[.P126]^2/2)" office:value-type="float" office:value="17.8907167510724" calcext:value-type="float">
            <text:p>17.8907167511</text:p>
          </table:table-cell>
          <table:table-cell table:style-name="ce2" table:formula="of:=EXP([.Q44]+[.Q126]^2/2)" office:value-type="float" office:value="18.2299120746929" calcext:value-type="float">
            <text:p>18.2299120747</text:p>
          </table:table-cell>
          <table:table-cell table:style-name="ce2" table:formula="of:=EXP([.R44]+[.R126]^2/2)" office:value-type="float" office:value="18.5590533687891" calcext:value-type="float">
            <text:p>18.5590533688</text:p>
          </table:table-cell>
          <table:table-cell table:style-name="ce2" table:formula="of:=EXP([.S44]+[.S126]^2/2)" office:value-type="float" office:value="18.8788760739597" calcext:value-type="float">
            <text:p>18.878876074</text:p>
          </table:table-cell>
          <table:table-cell table:style-name="ce2" table:formula="of:=EXP([.T44]+[.T126]^2/2)" office:value-type="float" office:value="19.1900330360056" calcext:value-type="float">
            <text:p>19.190033036</text:p>
          </table:table-cell>
          <table:table-cell table:style-name="ce2" table:formula="of:=EXP([.U44]+[.U126]^2/2)" office:value-type="float" office:value="19.4931067117408" calcext:value-type="float">
            <text:p>19.4931067117</text:p>
          </table:table-cell>
          <table:table-cell table:style-name="ce2" table:formula="of:=EXP([.V44]+[.V126]^2/2)" office:value-type="float" office:value="19.7886191638366" calcext:value-type="float">
            <text:p>19.7886191638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44]*[.X44]" office:value-type="float" office:value="11.9068945323322" calcext:value-type="float">
            <text:p>11.9068945323</text:p>
          </table:table-cell>
          <table:table-cell table:style-name="ce6" table:formula="of:=[.$AR44]*[.Y44]" office:value-type="float" office:value="12.5409787908242" calcext:value-type="float">
            <text:p>12.5409787908</text:p>
          </table:table-cell>
          <table:table-cell table:style-name="ce6" table:formula="of:=[.$AR44]*[.Z44]" office:value-type="float" office:value="13.1291800589013" calcext:value-type="float">
            <text:p>13.1291800589</text:p>
          </table:table-cell>
          <table:table-cell table:style-name="ce6" table:formula="of:=[.$AR44]*[.AA44]" office:value-type="float" office:value="13.6787158241334" calcext:value-type="float">
            <text:p>13.6787158241</text:p>
          </table:table-cell>
          <table:table-cell table:style-name="ce6" table:formula="of:=[.$AR44]*[.AB44]" office:value-type="float" office:value="14.1952778132816" calcext:value-type="float">
            <text:p>14.1952778133</text:p>
          </table:table-cell>
          <table:table-cell table:style-name="ce6" table:formula="of:=[.$AR44]*[.AC44]" office:value-type="float" office:value="14.6833887258603" calcext:value-type="float">
            <text:p>14.6833887259</text:p>
          </table:table-cell>
          <table:table-cell table:style-name="ce6" table:formula="of:=[.$AR44]*[.AD44]" office:value-type="float" office:value="15.1466858724186" calcext:value-type="float">
            <text:p>15.1466858724</text:p>
          </table:table-cell>
          <table:table-cell table:style-name="ce6" table:formula="of:=[.$AR44]*[.AE44]" office:value-type="float" office:value="15.5881324266478" calcext:value-type="float">
            <text:p>15.5881324266</text:p>
          </table:table-cell>
          <table:table-cell table:style-name="ce6" table:formula="of:=[.$AR44]*[.AF44]" office:value-type="float" office:value="16.0101725723504" calcext:value-type="float">
            <text:p>16.0101725724</text:p>
          </table:table-cell>
          <table:table-cell table:style-name="ce6" table:formula="of:=[.$AR44]*[.AG44]" office:value-type="float" office:value="16.4148458241964" calcext:value-type="float">
            <text:p>16.4148458242</text:p>
          </table:table-cell>
          <table:table-cell table:style-name="ce6" table:formula="of:=[.$AR44]*[.AH44]" office:value-type="float" office:value="16.8038720856277" calcext:value-type="float">
            <text:p>16.8038720856</text:p>
          </table:table-cell>
          <table:table-cell table:style-name="ce6" table:formula="of:=[.$AR44]*[.AI44]" office:value-type="float" office:value="17.1787157127675" calcext:value-type="float">
            <text:p>17.1787157128</text:p>
          </table:table-cell>
          <table:table-cell table:style-name="ce6" table:formula="of:=[.$AR44]*[.AJ44]" office:value-type="float" office:value="17.5406343690466" calcext:value-type="float">
            <text:p>17.540634369</text:p>
          </table:table-cell>
          <table:table-cell table:style-name="ce6" table:formula="of:=[.$AR44]*[.AK44]" office:value-type="float" office:value="17.8907167510724" calcext:value-type="float">
            <text:p>17.8907167511</text:p>
          </table:table-cell>
          <table:table-cell table:style-name="ce6" table:formula="of:=[.$AR44]*[.AL44]" office:value-type="float" office:value="18.2299120746929" calcext:value-type="float">
            <text:p>18.2299120747</text:p>
          </table:table-cell>
          <table:table-cell table:style-name="ce6" table:formula="of:=[.$AR44]*[.AM44]" office:value-type="float" office:value="18.5590533687891" calcext:value-type="float">
            <text:p>18.5590533688</text:p>
          </table:table-cell>
          <table:table-cell table:style-name="ce6" table:formula="of:=[.$AR44]*[.AN44]" office:value-type="float" office:value="18.8788760739597" calcext:value-type="float">
            <text:p>18.878876074</text:p>
          </table:table-cell>
          <table:table-cell table:style-name="ce6" table:formula="of:=[.$AR44]*[.AO44]" office:value-type="float" office:value="19.1900330360056" calcext:value-type="float">
            <text:p>19.190033036</text:p>
          </table:table-cell>
          <table:table-cell table:style-name="ce6" table:formula="of:=[.$AR44]*[.AP44]" office:value-type="float" office:value="19.4931067117408" calcext:value-type="float">
            <text:p>19.4931067117</text:p>
          </table:table-cell>
          <table:table-cell table:style-name="ce6" table:formula="of:=[.$AR44]*[.AQ44]" office:value-type="float" office:value="19.7886191638366" calcext:value-type="float">
            <text:p>19.7886191638</text:p>
          </table:table-cell>
          <table:table-cell/>
          <table:table-cell table:formula="of:=LN([.AS44])-[.C126]^2/2" office:value-type="float" office:value="2.4676018427" calcext:value-type="float">
            <text:p>2.4676018427</text:p>
          </table:table-cell>
          <table:table-cell table:formula="of:=LN([.AT44])-[.D126]^2/2" office:value-type="float" office:value="2.521868" calcext:value-type="float">
            <text:p>2.521868</text:p>
          </table:table-cell>
          <table:table-cell table:formula="of:=LN([.AU44])-[.E126]^2/2" office:value-type="float" office:value="2.5692916091" calcext:value-type="float">
            <text:p>2.5692916091</text:p>
          </table:table-cell>
          <table:table-cell table:formula="of:=LN([.AV44])-[.F126]^2/2" office:value-type="float" office:value="2.6114066319" calcext:value-type="float">
            <text:p>2.6114066319</text:p>
          </table:table-cell>
          <table:table-cell table:formula="of:=LN([.AW44])-[.G126]^2/2" office:value-type="float" office:value="2.6492828067" calcext:value-type="float">
            <text:p>2.6492828067</text:p>
          </table:table-cell>
          <table:table-cell table:formula="of:=LN([.AX44])-[.H126]^2/2" office:value-type="float" office:value="2.6836959188" calcext:value-type="float">
            <text:p>2.6836959188</text:p>
          </table:table-cell>
          <table:table-cell table:formula="of:=LN([.AY44])-[.I126]^2/2" office:value-type="float" office:value="2.7152265209" calcext:value-type="float">
            <text:p>2.7152265209</text:p>
          </table:table-cell>
          <table:table-cell table:formula="of:=LN([.AZ44])-[.J126]^2/2" office:value-type="float" office:value="2.7443204023" calcext:value-type="float">
            <text:p>2.7443204023</text:p>
          </table:table-cell>
          <table:table-cell table:formula="of:=LN([.BA44])-[.K126]^2/2" office:value-type="float" office:value="2.7713273198" calcext:value-type="float">
            <text:p>2.7713273198</text:p>
          </table:table-cell>
          <table:table-cell table:formula="of:=LN([.BB44])-[.L126]^2/2" office:value-type="float" office:value="2.7965267426" calcext:value-type="float">
            <text:p>2.7965267426</text:p>
          </table:table-cell>
          <table:table-cell table:formula="of:=LN([.BC44])-[.M126]^2/2" office:value-type="float" office:value="2.820145509" calcext:value-type="float">
            <text:p>2.820145509</text:p>
          </table:table-cell>
          <table:table-cell table:formula="of:=LN([.BD44])-[.N126]^2/2" office:value-type="float" office:value="2.8423702652" calcext:value-type="float">
            <text:p>2.8423702652</text:p>
          </table:table-cell>
          <table:table-cell table:formula="of:=LN([.BE44])-[.O126]^2/2" office:value-type="float" office:value="2.8633564332" calcext:value-type="float">
            <text:p>2.8633564332</text:p>
          </table:table-cell>
          <table:table-cell table:formula="of:=LN([.BF44])-[.P126]^2/2" office:value-type="float" office:value="2.883234809" calcext:value-type="float">
            <text:p>2.883234809</text:p>
          </table:table-cell>
          <table:table-cell table:formula="of:=LN([.BG44])-[.Q126]^2/2" office:value-type="float" office:value="2.9021165054" calcext:value-type="float">
            <text:p>2.9021165054</text:p>
          </table:table-cell>
          <table:table-cell table:formula="of:=LN([.BH44])-[.R126]^2/2" office:value-type="float" office:value="2.9200967134" calcext:value-type="float">
            <text:p>2.9200967134</text:p>
          </table:table-cell>
          <table:table-cell table:formula="of:=LN([.BI44])-[.S126]^2/2" office:value-type="float" office:value="2.937257606" calcext:value-type="float">
            <text:p>2.937257606</text:p>
          </table:table-cell>
          <table:table-cell table:formula="of:=LN([.BJ44])-[.T126]^2/2" office:value-type="float" office:value="2.9536706087" calcext:value-type="float">
            <text:p>2.9536706087</text:p>
          </table:table-cell>
          <table:table-cell table:formula="of:=LN([.BK44])-[.U126]^2/2" office:value-type="float" office:value="2.9693981961" calcext:value-type="float">
            <text:p>2.9693981961</text:p>
          </table:table-cell>
          <table:table-cell table:formula="of:=LN([.BL44])-[.V126]^2/2" office:value-type="float" office:value="2.9844953273" calcext:value-type="float">
            <text:p>2.984495327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.6703813897" calcext:value-type="float">
            <text:p>4.6703813897</text:p>
          </table:table-cell>
          <table:table-cell office:value-type="float" office:value="4.7730898763" calcext:value-type="float">
            <text:p>4.7730898763</text:p>
          </table:table-cell>
          <table:table-cell office:value-type="float" office:value="4.8628476068" calcext:value-type="float">
            <text:p>4.8628476068</text:p>
          </table:table-cell>
          <table:table-cell office:value-type="float" office:value="4.9425578808" calcext:value-type="float">
            <text:p>4.9425578808</text:p>
          </table:table-cell>
          <table:table-cell office:value-type="float" office:value="5.0142453705" calcext:value-type="float">
            <text:p>5.0142453705</text:p>
          </table:table-cell>
          <table:table-cell office:value-type="float" office:value="5.0793783897" calcext:value-type="float">
            <text:p>5.0793783897</text:p>
          </table:table-cell>
          <table:table-cell office:value-type="float" office:value="5.1390557391" calcext:value-type="float">
            <text:p>5.1390557391</text:p>
          </table:table-cell>
          <table:table-cell office:value-type="float" office:value="5.1941211553" calcext:value-type="float">
            <text:p>5.1941211553</text:p>
          </table:table-cell>
          <table:table-cell office:value-type="float" office:value="5.245236616" calcext:value-type="float">
            <text:p>5.245236616</text:p>
          </table:table-cell>
          <table:table-cell office:value-type="float" office:value="5.292931067" calcext:value-type="float">
            <text:p>5.292931067</text:p>
          </table:table-cell>
          <table:table-cell office:value-type="float" office:value="5.3376338408" calcext:value-type="float">
            <text:p>5.3376338408</text:p>
          </table:table-cell>
          <table:table-cell office:value-type="float" office:value="5.3796981991" calcext:value-type="float">
            <text:p>5.3796981991</text:p>
          </table:table-cell>
          <table:table-cell office:value-type="float" office:value="5.4194183057" calcext:value-type="float">
            <text:p>5.4194183057</text:p>
          </table:table-cell>
          <table:table-cell office:value-type="float" office:value="5.4570417159" calcext:value-type="float">
            <text:p>5.4570417159</text:p>
          </table:table-cell>
          <table:table-cell office:value-type="float" office:value="5.4927787307" calcext:value-type="float">
            <text:p>5.4927787307</text:p>
          </table:table-cell>
          <table:table-cell office:value-type="float" office:value="5.526809516" calcext:value-type="float">
            <text:p>5.526809516</text:p>
          </table:table-cell>
          <table:table-cell office:value-type="float" office:value="5.5592895993" calcext:value-type="float">
            <text:p>5.5592895993</text:p>
          </table:table-cell>
          <table:table-cell office:value-type="float" office:value="5.5903541663" calcext:value-type="float">
            <text:p>5.5903541663</text:p>
          </table:table-cell>
          <table:table-cell office:value-type="float" office:value="5.6201214611" calcext:value-type="float">
            <text:p>5.6201214611</text:p>
          </table:table-cell>
          <table:table-cell office:value-type="float" office:value="5.6486955038" calcext:value-type="float">
            <text:p>5.6486955038</text:p>
          </table:table-cell>
          <table:table-cell/>
          <table:table-cell table:style-name="ce2" table:formula="of:=EXP([.C45]+[.C127]^2/2)" office:value-type="float" office:value="107.758989184566" calcext:value-type="float">
            <text:p>107.7589891846</text:p>
          </table:table-cell>
          <table:table-cell table:style-name="ce2" table:formula="of:=EXP([.D45]+[.D127]^2/2)" office:value-type="float" office:value="119.130968309521" calcext:value-type="float">
            <text:p>119.1309683095</text:p>
          </table:table-cell>
          <table:table-cell table:style-name="ce2" table:formula="of:=EXP([.E45]+[.E127]^2/2)" office:value-type="float" office:value="130.111690092555" calcext:value-type="float">
            <text:p>130.1116900926</text:p>
          </table:table-cell>
          <table:table-cell table:style-name="ce2" table:formula="of:=EXP([.F45]+[.F127]^2/2)" office:value-type="float" office:value="140.750987669219" calcext:value-type="float">
            <text:p>140.7509876692</text:p>
          </table:table-cell>
          <table:table-cell table:style-name="ce2" table:formula="of:=EXP([.G45]+[.G127]^2/2)" office:value-type="float" office:value="151.089431749848" calcext:value-type="float">
            <text:p>151.0894317498</text:p>
          </table:table-cell>
          <table:table-cell table:style-name="ce2" table:formula="of:=EXP([.H45]+[.H127]^2/2)" office:value-type="float" office:value="161.160265392079" calcext:value-type="float">
            <text:p>161.1602653921</text:p>
          </table:table-cell>
          <table:table-cell table:style-name="ce2" table:formula="of:=EXP([.I45]+[.I127]^2/2)" office:value-type="float" office:value="170.991008274381" calcext:value-type="float">
            <text:p>170.9910082744</text:p>
          </table:table-cell>
          <table:table-cell table:style-name="ce2" table:formula="of:=EXP([.J45]+[.J127]^2/2)" office:value-type="float" office:value="180.604694736368" calcext:value-type="float">
            <text:p>180.6046947364</text:p>
          </table:table-cell>
          <table:table-cell table:style-name="ce2" table:formula="of:=EXP([.K45]+[.K127]^2/2)" office:value-type="float" office:value="190.0208118445" calcext:value-type="float">
            <text:p>190.0208118445</text:p>
          </table:table-cell>
          <table:table-cell table:style-name="ce2" table:formula="of:=EXP([.L45]+[.L127]^2/2)" office:value-type="float" office:value="199.256010519919" calcext:value-type="float">
            <text:p>199.2560105199</text:p>
          </table:table-cell>
          <table:table-cell table:style-name="ce2" table:formula="of:=EXP([.M45]+[.M127]^2/2)" office:value-type="float" office:value="208.324648487602" calcext:value-type="float">
            <text:p>208.3246484876</text:p>
          </table:table-cell>
          <table:table-cell table:style-name="ce2" table:formula="of:=EXP([.N45]+[.N127]^2/2)" office:value-type="float" office:value="217.239209184548" calcext:value-type="float">
            <text:p>217.2392091845</text:p>
          </table:table-cell>
          <table:table-cell table:style-name="ce2" table:formula="of:=EXP([.O45]+[.O127]^2/2)" office:value-type="float" office:value="226.010628241194" calcext:value-type="float">
            <text:p>226.0106282412</text:p>
          </table:table-cell>
          <table:table-cell table:style-name="ce2" table:formula="of:=EXP([.P45]+[.P127]^2/2)" office:value-type="float" office:value="234.648551209509" calcext:value-type="float">
            <text:p>234.6485512095</text:p>
          </table:table-cell>
          <table:table-cell table:style-name="ce2" table:formula="of:=EXP([.Q45]+[.Q127]^2/2)" office:value-type="float" office:value="243.161538718375" calcext:value-type="float">
            <text:p>243.1615387184</text:p>
          </table:table-cell>
          <table:table-cell table:style-name="ce2" table:formula="of:=EXP([.R45]+[.R127]^2/2)" office:value-type="float" office:value="251.557231633963" calcext:value-type="float">
            <text:p>251.557231634</text:p>
          </table:table-cell>
          <table:table-cell table:style-name="ce2" table:formula="of:=EXP([.S45]+[.S127]^2/2)" office:value-type="float" office:value="259.84248545713" calcext:value-type="float">
            <text:p>259.8424854571</text:p>
          </table:table-cell>
          <table:table-cell table:style-name="ce2" table:formula="of:=EXP([.T45]+[.T127]^2/2)" office:value-type="float" office:value="268.023480141138" calcext:value-type="float">
            <text:p>268.0234801411</text:p>
          </table:table-cell>
          <table:table-cell table:style-name="ce2" table:formula="of:=EXP([.U45]+[.U127]^2/2)" office:value-type="float" office:value="276.105811186181" calcext:value-type="float">
            <text:p>276.1058111862</text:p>
          </table:table-cell>
          <table:table-cell table:style-name="ce2" table:formula="of:=EXP([.V45]+[.V127]^2/2)" office:value-type="float" office:value="284.094565326995" calcext:value-type="float">
            <text:p>284.094565327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45]*[.X45]" office:value-type="float" office:value="53.8794945922828" calcext:value-type="float">
            <text:p>53.8794945923</text:p>
          </table:table-cell>
          <table:table-cell table:style-name="ce6" table:formula="of:=[.$AR45]*[.Y45]" office:value-type="float" office:value="59.5654841547605" calcext:value-type="float">
            <text:p>59.5654841548</text:p>
          </table:table-cell>
          <table:table-cell table:style-name="ce6" table:formula="of:=[.$AR45]*[.Z45]" office:value-type="float" office:value="65.0558450462774" calcext:value-type="float">
            <text:p>65.0558450463</text:p>
          </table:table-cell>
          <table:table-cell table:style-name="ce6" table:formula="of:=[.$AR45]*[.AA45]" office:value-type="float" office:value="70.3754938346095" calcext:value-type="float">
            <text:p>70.3754938346</text:p>
          </table:table-cell>
          <table:table-cell table:style-name="ce6" table:formula="of:=[.$AR45]*[.AB45]" office:value-type="float" office:value="75.5447158749239" calcext:value-type="float">
            <text:p>75.5447158749</text:p>
          </table:table-cell>
          <table:table-cell table:style-name="ce6" table:formula="of:=[.$AR45]*[.AC45]" office:value-type="float" office:value="80.5801326960394" calcext:value-type="float">
            <text:p>80.580132696</text:p>
          </table:table-cell>
          <table:table-cell table:style-name="ce6" table:formula="of:=[.$AR45]*[.AD45]" office:value-type="float" office:value="85.4955041371906" calcext:value-type="float">
            <text:p>85.4955041372</text:p>
          </table:table-cell>
          <table:table-cell table:style-name="ce6" table:formula="of:=[.$AR45]*[.AE45]" office:value-type="float" office:value="90.3023473681839" calcext:value-type="float">
            <text:p>90.3023473682</text:p>
          </table:table-cell>
          <table:table-cell table:style-name="ce6" table:formula="of:=[.$AR45]*[.AF45]" office:value-type="float" office:value="95.0104059222498" calcext:value-type="float">
            <text:p>95.0104059222</text:p>
          </table:table-cell>
          <table:table-cell table:style-name="ce6" table:formula="of:=[.$AR45]*[.AG45]" office:value-type="float" office:value="99.6280052599597" calcext:value-type="float">
            <text:p>99.62800526</text:p>
          </table:table-cell>
          <table:table-cell table:style-name="ce6" table:formula="of:=[.$AR45]*[.AH45]" office:value-type="float" office:value="104.162324243801" calcext:value-type="float">
            <text:p>104.1623242438</text:p>
          </table:table-cell>
          <table:table-cell table:style-name="ce6" table:formula="of:=[.$AR45]*[.AI45]" office:value-type="float" office:value="108.619604592274" calcext:value-type="float">
            <text:p>108.6196045923</text:p>
          </table:table-cell>
          <table:table-cell table:style-name="ce6" table:formula="of:=[.$AR45]*[.AJ45]" office:value-type="float" office:value="113.005314120597" calcext:value-type="float">
            <text:p>113.0053141206</text:p>
          </table:table-cell>
          <table:table-cell table:style-name="ce6" table:formula="of:=[.$AR45]*[.AK45]" office:value-type="float" office:value="117.324275604755" calcext:value-type="float">
            <text:p>117.3242756048</text:p>
          </table:table-cell>
          <table:table-cell table:style-name="ce6" table:formula="of:=[.$AR45]*[.AL45]" office:value-type="float" office:value="121.580769359187" calcext:value-type="float">
            <text:p>121.5807693592</text:p>
          </table:table-cell>
          <table:table-cell table:style-name="ce6" table:formula="of:=[.$AR45]*[.AM45]" office:value-type="float" office:value="125.778615816982" calcext:value-type="float">
            <text:p>125.778615817</text:p>
          </table:table-cell>
          <table:table-cell table:style-name="ce6" table:formula="of:=[.$AR45]*[.AN45]" office:value-type="float" office:value="129.921242728565" calcext:value-type="float">
            <text:p>129.9212427286</text:p>
          </table:table-cell>
          <table:table-cell table:style-name="ce6" table:formula="of:=[.$AR45]*[.AO45]" office:value-type="float" office:value="134.011740070569" calcext:value-type="float">
            <text:p>134.0117400706</text:p>
          </table:table-cell>
          <table:table-cell table:style-name="ce6" table:formula="of:=[.$AR45]*[.AP45]" office:value-type="float" office:value="138.052905593091" calcext:value-type="float">
            <text:p>138.0529055931</text:p>
          </table:table-cell>
          <table:table-cell table:style-name="ce6" table:formula="of:=[.$AR45]*[.AQ45]" office:value-type="float" office:value="142.047282663497" calcext:value-type="float">
            <text:p>142.0472826635</text:p>
          </table:table-cell>
          <table:table-cell/>
          <table:table-cell table:formula="of:=LN([.AS45])-[.C127]^2/2" office:value-type="float" office:value="3.97723420914006" calcext:value-type="float">
            <text:p>3.9772342091</text:p>
          </table:table-cell>
          <table:table-cell table:formula="of:=LN([.AT45])-[.D127]^2/2" office:value-type="float" office:value="4.07994269574006" calcext:value-type="float">
            <text:p>4.0799426957</text:p>
          </table:table-cell>
          <table:table-cell table:formula="of:=LN([.AU45])-[.E127]^2/2" office:value-type="float" office:value="4.16970042624005" calcext:value-type="float">
            <text:p>4.1697004262</text:p>
          </table:table-cell>
          <table:table-cell table:formula="of:=LN([.AV45])-[.F127]^2/2" office:value-type="float" office:value="4.24941070024005" calcext:value-type="float">
            <text:p>4.2494107002</text:p>
          </table:table-cell>
          <table:table-cell table:formula="of:=LN([.AW45])-[.G127]^2/2" office:value-type="float" office:value="4.32109818994006" calcext:value-type="float">
            <text:p>4.3210981899</text:p>
          </table:table-cell>
          <table:table-cell table:formula="of:=LN([.AX45])-[.H127]^2/2" office:value-type="float" office:value="4.38623120914006" calcext:value-type="float">
            <text:p>4.3862312091</text:p>
          </table:table-cell>
          <table:table-cell table:formula="of:=LN([.AY45])-[.I127]^2/2" office:value-type="float" office:value="4.44590855854005" calcext:value-type="float">
            <text:p>4.4459085585</text:p>
          </table:table-cell>
          <table:table-cell table:formula="of:=LN([.AZ45])-[.J127]^2/2" office:value-type="float" office:value="4.50097397474006" calcext:value-type="float">
            <text:p>4.5009739747</text:p>
          </table:table-cell>
          <table:table-cell table:formula="of:=LN([.BA45])-[.K127]^2/2" office:value-type="float" office:value="4.55208943544005" calcext:value-type="float">
            <text:p>4.5520894354</text:p>
          </table:table-cell>
          <table:table-cell table:formula="of:=LN([.BB45])-[.L127]^2/2" office:value-type="float" office:value="4.59978388644005" calcext:value-type="float">
            <text:p>4.5997838864</text:p>
          </table:table-cell>
          <table:table-cell table:formula="of:=LN([.BC45])-[.M127]^2/2" office:value-type="float" office:value="4.64448666024005" calcext:value-type="float">
            <text:p>4.6444866602</text:p>
          </table:table-cell>
          <table:table-cell table:formula="of:=LN([.BD45])-[.N127]^2/2" office:value-type="float" office:value="4.68655101854005" calcext:value-type="float">
            <text:p>4.6865510185</text:p>
          </table:table-cell>
          <table:table-cell table:formula="of:=LN([.BE45])-[.O127]^2/2" office:value-type="float" office:value="4.72627112514005" calcext:value-type="float">
            <text:p>4.7262711251</text:p>
          </table:table-cell>
          <table:table-cell table:formula="of:=LN([.BF45])-[.P127]^2/2" office:value-type="float" office:value="4.76389453534005" calcext:value-type="float">
            <text:p>4.7638945353</text:p>
          </table:table-cell>
          <table:table-cell table:formula="of:=LN([.BG45])-[.Q127]^2/2" office:value-type="float" office:value="4.79963155014005" calcext:value-type="float">
            <text:p>4.7996315501</text:p>
          </table:table-cell>
          <table:table-cell table:formula="of:=LN([.BH45])-[.R127]^2/2" office:value-type="float" office:value="4.83366233544006" calcext:value-type="float">
            <text:p>4.8336623354</text:p>
          </table:table-cell>
          <table:table-cell table:formula="of:=LN([.BI45])-[.S127]^2/2" office:value-type="float" office:value="4.86614241874005" calcext:value-type="float">
            <text:p>4.8661424187</text:p>
          </table:table-cell>
          <table:table-cell table:formula="of:=LN([.BJ45])-[.T127]^2/2" office:value-type="float" office:value="4.89720698574005" calcext:value-type="float">
            <text:p>4.8972069857</text:p>
          </table:table-cell>
          <table:table-cell table:formula="of:=LN([.BK45])-[.U127]^2/2" office:value-type="float" office:value="4.92697428054006" calcext:value-type="float">
            <text:p>4.9269742805</text:p>
          </table:table-cell>
          <table:table-cell table:formula="of:=LN([.BL45])-[.V127]^2/2" office:value-type="float" office:value="4.95554832324005" calcext:value-type="float">
            <text:p>4.95554832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46]+[.C128]^2/2)" office:value-type="float" office:value="65.523212758019" calcext:value-type="float">
            <text:p>65.523212758</text:p>
          </table:table-cell>
          <table:table-cell table:style-name="ce2" table:formula="of:=EXP([.D46]+[.D128]^2/2)" office:value-type="float" office:value="71.6497879649881" calcext:value-type="float">
            <text:p>71.649787965</text:p>
          </table:table-cell>
          <table:table-cell table:style-name="ce2" table:formula="of:=EXP([.E46]+[.E128]^2/2)" office:value-type="float" office:value="77.5093756794818" calcext:value-type="float">
            <text:p>77.5093756795</text:p>
          </table:table-cell>
          <table:table-cell table:style-name="ce2" table:formula="of:=EXP([.F46]+[.F128]^2/2)" office:value-type="float" office:value="83.1384385588928" calcext:value-type="float">
            <text:p>83.1384385589</text:p>
          </table:table-cell>
          <table:table-cell table:style-name="ce2" table:formula="of:=EXP([.G46]+[.G128]^2/2)" office:value-type="float" office:value="88.5662257689602" calcext:value-type="float">
            <text:p>88.566225769</text:p>
          </table:table-cell>
          <table:table-cell table:style-name="ce2" table:formula="of:=EXP([.H46]+[.H128]^2/2)" office:value-type="float" office:value="93.8164250741758" calcext:value-type="float">
            <text:p>93.8164250742</text:p>
          </table:table-cell>
          <table:table-cell table:style-name="ce2" table:formula="of:=EXP([.I46]+[.I128]^2/2)" office:value-type="float" office:value="98.9084559555006" calcext:value-type="float">
            <text:p>98.9084559555</text:p>
          </table:table-cell>
          <table:table-cell table:style-name="ce2" table:formula="of:=EXP([.J46]+[.J128]^2/2)" office:value-type="float" office:value="103.858436840539" calcext:value-type="float">
            <text:p>103.8584368405</text:p>
          </table:table-cell>
          <table:table-cell table:style-name="ce2" table:formula="of:=EXP([.K46]+[.K128]^2/2)" office:value-type="float" office:value="108.679903343028" calcext:value-type="float">
            <text:p>108.679903343</text:p>
          </table:table-cell>
          <table:table-cell table:style-name="ce2" table:formula="of:=EXP([.L46]+[.L128]^2/2)" office:value-type="float" office:value="113.38434443524" calcext:value-type="float">
            <text:p>113.3843444352</text:p>
          </table:table-cell>
          <table:table-cell table:style-name="ce2" table:formula="of:=EXP([.M46]+[.M128]^2/2)" office:value-type="float" office:value="117.981607224752" calcext:value-type="float">
            <text:p>117.9816072248</text:p>
          </table:table-cell>
          <table:table-cell table:style-name="ce2" table:formula="of:=EXP([.N46]+[.N128]^2/2)" office:value-type="float" office:value="122.480205941214" calcext:value-type="float">
            <text:p>122.4802059412</text:p>
          </table:table-cell>
          <table:table-cell table:style-name="ce2" table:formula="of:=EXP([.O46]+[.O128]^2/2)" office:value-type="float" office:value="126.887561130843" calcext:value-type="float">
            <text:p>126.8875611308</text:p>
          </table:table-cell>
          <table:table-cell table:style-name="ce2" table:formula="of:=EXP([.P46]+[.P128]^2/2)" office:value-type="float" office:value="131.210186717489" calcext:value-type="float">
            <text:p>131.2101867175</text:p>
          </table:table-cell>
          <table:table-cell table:style-name="ce2" table:formula="of:=EXP([.Q46]+[.Q128]^2/2)" office:value-type="float" office:value="135.453838116435" calcext:value-type="float">
            <text:p>135.4538381164</text:p>
          </table:table-cell>
          <table:table-cell table:style-name="ce2" table:formula="of:=EXP([.R46]+[.R128]^2/2)" office:value-type="float" office:value="139.623630973974" calcext:value-type="float">
            <text:p>139.623630974</text:p>
          </table:table-cell>
          <table:table-cell table:style-name="ce2" table:formula="of:=EXP([.S46]+[.S128]^2/2)" office:value-type="float" office:value="143.724136841275" calcext:value-type="float">
            <text:p>143.7241368413</text:p>
          </table:table-cell>
          <table:table-cell table:style-name="ce2" table:formula="of:=EXP([.T46]+[.T128]^2/2)" office:value-type="float" office:value="147.759461378702" calcext:value-type="float">
            <text:p>147.7594613787</text:p>
          </table:table-cell>
          <table:table-cell table:style-name="ce2" table:formula="of:=EXP([.U46]+[.U128]^2/2)" office:value-type="float" office:value="151.733308747548" calcext:value-type="float">
            <text:p>151.7333087475</text:p>
          </table:table-cell>
          <table:table-cell table:style-name="ce2" table:formula="of:=EXP([.V46]+[.V128]^2/2)" office:value-type="float" office:value="155.649034825548" calcext:value-type="float">
            <text:p>155.649034825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46]*[.X46]" office:value-type="float" office:value="44.2281686116629" calcext:value-type="float">
            <text:p>44.2281686117</text:p>
          </table:table-cell>
          <table:table-cell table:style-name="ce6" table:formula="of:=[.$AR46]*[.Y46]" office:value-type="float" office:value="48.363606876367" calcext:value-type="float">
            <text:p>48.3636068764</text:p>
          </table:table-cell>
          <table:table-cell table:style-name="ce6" table:formula="of:=[.$AR46]*[.Z46]" office:value-type="float" office:value="52.3188285836502" calcext:value-type="float">
            <text:p>52.3188285837</text:p>
          </table:table-cell>
          <table:table-cell table:style-name="ce6" table:formula="of:=[.$AR46]*[.AA46]" office:value-type="float" office:value="56.1184460272526" calcext:value-type="float">
            <text:p>56.1184460273</text:p>
          </table:table-cell>
          <table:table-cell table:style-name="ce6" table:formula="of:=[.$AR46]*[.AB46]" office:value-type="float" office:value="59.7822023940482" calcext:value-type="float">
            <text:p>59.782202394</text:p>
          </table:table-cell>
          <table:table-cell table:style-name="ce6" table:formula="of:=[.$AR46]*[.AC46]" office:value-type="float" office:value="63.3260869250687" calcext:value-type="float">
            <text:p>63.3260869251</text:p>
          </table:table-cell>
          <table:table-cell table:style-name="ce6" table:formula="of:=[.$AR46]*[.AD46]" office:value-type="float" office:value="66.7632077699629" calcext:value-type="float">
            <text:p>66.76320777</text:p>
          </table:table-cell>
          <table:table-cell table:style-name="ce6" table:formula="of:=[.$AR46]*[.AE46]" office:value-type="float" office:value="70.1044448673636" calcext:value-type="float">
            <text:p>70.1044448674</text:p>
          </table:table-cell>
          <table:table-cell table:style-name="ce6" table:formula="of:=[.$AR46]*[.AF46]" office:value-type="float" office:value="73.3589347565436" calcext:value-type="float">
            <text:p>73.3589347565</text:p>
          </table:table-cell>
          <table:table-cell table:style-name="ce6" table:formula="of:=[.$AR46]*[.AG46]" office:value-type="float" office:value="76.5344324937873" calcext:value-type="float">
            <text:p>76.5344324938</text:p>
          </table:table-cell>
          <table:table-cell table:style-name="ce6" table:formula="of:=[.$AR46]*[.AH46]" office:value-type="float" office:value="79.6375848767077" calcext:value-type="float">
            <text:p>79.6375848767</text:p>
          </table:table-cell>
          <table:table-cell table:style-name="ce6" table:formula="of:=[.$AR46]*[.AI46]" office:value-type="float" office:value="82.6741390103197" calcext:value-type="float">
            <text:p>82.6741390103</text:p>
          </table:table-cell>
          <table:table-cell table:style-name="ce6" table:formula="of:=[.$AR46]*[.AJ46]" office:value-type="float" office:value="85.6491037633193" calcext:value-type="float">
            <text:p>85.6491037633</text:p>
          </table:table-cell>
          <table:table-cell table:style-name="ce6" table:formula="of:=[.$AR46]*[.AK46]" office:value-type="float" office:value="88.566876034305" calcext:value-type="float">
            <text:p>88.5668760343</text:p>
          </table:table-cell>
          <table:table-cell table:style-name="ce6" table:formula="of:=[.$AR46]*[.AL46]" office:value-type="float" office:value="91.4313407285934" calcext:value-type="float">
            <text:p>91.4313407286</text:p>
          </table:table-cell>
          <table:table-cell table:style-name="ce6" table:formula="of:=[.$AR46]*[.AM46]" office:value-type="float" office:value="94.2459509074325" calcext:value-type="float">
            <text:p>94.2459509074</text:p>
          </table:table-cell>
          <table:table-cell table:style-name="ce6" table:formula="of:=[.$AR46]*[.AN46]" office:value-type="float" office:value="97.0137923678604" calcext:value-type="float">
            <text:p>97.0137923679</text:p>
          </table:table-cell>
          <table:table-cell table:style-name="ce6" table:formula="of:=[.$AR46]*[.AO46]" office:value-type="float" office:value="99.7376364306241" calcext:value-type="float">
            <text:p>99.7376364306</text:p>
          </table:table-cell>
          <table:table-cell table:style-name="ce6" table:formula="of:=[.$AR46]*[.AP46]" office:value-type="float" office:value="102.419983404595" calcext:value-type="float">
            <text:p>102.4199834046</text:p>
          </table:table-cell>
          <table:table-cell table:style-name="ce6" table:formula="of:=[.$AR46]*[.AQ46]" office:value-type="float" office:value="105.063098507245" calcext:value-type="float">
            <text:p>105.0630985072</text:p>
          </table:table-cell>
          <table:table-cell/>
          <table:table-cell table:formula="of:=LN([.AS46])-[.C128]^2/2" office:value-type="float" office:value="3.77984612289039" calcext:value-type="float">
            <text:p>3.7798461229</text:p>
          </table:table-cell>
          <table:table-cell table:formula="of:=LN([.AT46])-[.D128]^2/2" office:value-type="float" office:value="3.87161402119039" calcext:value-type="float">
            <text:p>3.8716140212</text:p>
          </table:table-cell>
          <table:table-cell table:formula="of:=LN([.AU46])-[.E128]^2/2" office:value-type="float" office:value="3.95181068809039" calcext:value-type="float">
            <text:p>3.9518106881</text:p>
          </table:table-cell>
          <table:table-cell table:formula="of:=LN([.AV46])-[.F128]^2/2" office:value-type="float" office:value="4.02303016129039" calcext:value-type="float">
            <text:p>4.0230301613</text:p>
          </table:table-cell>
          <table:table-cell table:formula="of:=LN([.AW46])-[.G128]^2/2" office:value-type="float" office:value="4.08708144359039" calcext:value-type="float">
            <text:p>4.0870814436</text:p>
          </table:table-cell>
          <table:table-cell table:formula="of:=LN([.AX46])-[.H128]^2/2" office:value-type="float" office:value="4.14527644259039" calcext:value-type="float">
            <text:p>4.1452764426</text:p>
          </table:table-cell>
          <table:table-cell table:formula="of:=LN([.AY46])-[.I128]^2/2" office:value-type="float" office:value="4.19859691409039" calcext:value-type="float">
            <text:p>4.1985969141</text:p>
          </table:table-cell>
          <table:table-cell table:formula="of:=LN([.AZ46])-[.J128]^2/2" office:value-type="float" office:value="4.24779671899039" calcext:value-type="float">
            <text:p>4.247796719</text:p>
          </table:table-cell>
          <table:table-cell table:formula="of:=LN([.BA46])-[.K128]^2/2" office:value-type="float" office:value="4.29346732089039" calcext:value-type="float">
            <text:p>4.2934673209</text:p>
          </table:table-cell>
          <table:table-cell table:formula="of:=LN([.BB46])-[.L128]^2/2" office:value-type="float" office:value="4.33608132159039" calcext:value-type="float">
            <text:p>4.3360813216</text:p>
          </table:table-cell>
          <table:table-cell table:formula="of:=LN([.BC46])-[.M128]^2/2" office:value-type="float" office:value="4.37602232109039" calcext:value-type="float">
            <text:p>4.3760223211</text:p>
          </table:table-cell>
          <table:table-cell table:formula="of:=LN([.BD46])-[.N128]^2/2" office:value-type="float" office:value="4.41360595089039" calcext:value-type="float">
            <text:p>4.4136059509</text:p>
          </table:table-cell>
          <table:table-cell table:formula="of:=LN([.BE46])-[.O128]^2/2" office:value-type="float" office:value="4.44909504069039" calcext:value-type="float">
            <text:p>4.4490950407</text:p>
          </table:table-cell>
          <table:table-cell table:formula="of:=LN([.BF46])-[.P128]^2/2" office:value-type="float" office:value="4.48271077599039" calcext:value-type="float">
            <text:p>4.482710776</text:p>
          </table:table-cell>
          <table:table-cell table:formula="of:=LN([.BG46])-[.Q128]^2/2" office:value-type="float" office:value="4.51464105589039" calcext:value-type="float">
            <text:p>4.5146410559</text:p>
          </table:table-cell>
          <table:table-cell table:formula="of:=LN([.BH46])-[.R128]^2/2" office:value-type="float" office:value="4.54504685539039" calcext:value-type="float">
            <text:p>4.5450468554</text:p>
          </table:table-cell>
          <table:table-cell table:formula="of:=LN([.BI46])-[.S128]^2/2" office:value-type="float" office:value="4.57406713479039" calcext:value-type="float">
            <text:p>4.5740671348</text:p>
          </table:table-cell>
          <table:table-cell table:formula="of:=LN([.BJ46])-[.T128]^2/2" office:value-type="float" office:value="4.60182267969039" calcext:value-type="float">
            <text:p>4.6018226797</text:p>
          </table:table-cell>
          <table:table-cell table:formula="of:=LN([.BK46])-[.U128]^2/2" office:value-type="float" office:value="4.62841913899039" calcext:value-type="float">
            <text:p>4.628419139</text:p>
          </table:table-cell>
          <table:table-cell table:formula="of:=LN([.BL46])-[.V128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47]+[.C129]^2/2)" office:value-type="float" office:value="32.4996046358507" calcext:value-type="float">
            <text:p>32.4996046359</text:p>
          </table:table-cell>
          <table:table-cell table:style-name="ce2" table:formula="of:=EXP([.D47]+[.D129]^2/2)" office:value-type="float" office:value="34.9945996109179" calcext:value-type="float">
            <text:p>34.9945996109</text:p>
          </table:table-cell>
          <table:table-cell table:style-name="ce2" table:formula="of:=EXP([.E47]+[.E129]^2/2)" office:value-type="float" office:value="37.3497755074856" calcext:value-type="float">
            <text:p>37.3497755075</text:p>
          </table:table-cell>
          <table:table-cell table:style-name="ce2" table:formula="of:=EXP([.F47]+[.F129]^2/2)" office:value-type="float" office:value="39.585703754713" calcext:value-type="float">
            <text:p>39.5857037547</text:p>
          </table:table-cell>
          <table:table-cell table:style-name="ce2" table:formula="of:=EXP([.G47]+[.G129]^2/2)" office:value-type="float" office:value="41.7186737300876" calcext:value-type="float">
            <text:p>41.7186737301</text:p>
          </table:table-cell>
          <table:table-cell table:style-name="ce2" table:formula="of:=EXP([.H47]+[.H129]^2/2)" office:value-type="float" office:value="43.7617265353899" calcext:value-type="float">
            <text:p>43.7617265354</text:p>
          </table:table-cell>
          <table:table-cell table:style-name="ce2" table:formula="of:=EXP([.I47]+[.I129]^2/2)" office:value-type="float" office:value="45.7254429974884" calcext:value-type="float">
            <text:p>45.7254429975</text:p>
          </table:table-cell>
          <table:table-cell table:style-name="ce2" table:formula="of:=EXP([.J47]+[.J129]^2/2)" office:value-type="float" office:value="47.6185228269053" calcext:value-type="float">
            <text:p>47.6185228269</text:p>
          </table:table-cell>
          <table:table-cell table:style-name="ce2" table:formula="of:=EXP([.K47]+[.K129]^2/2)" office:value-type="float" office:value="49.4482085834059" calcext:value-type="float">
            <text:p>49.4482085834</text:p>
          </table:table-cell>
          <table:table-cell table:style-name="ce2" table:formula="of:=EXP([.L47]+[.L129]^2/2)" office:value-type="float" office:value="51.2205986559448" calcext:value-type="float">
            <text:p>51.2205986559</text:p>
          </table:table-cell>
          <table:table-cell table:style-name="ce2" table:formula="of:=EXP([.M47]+[.M129]^2/2)" office:value-type="float" office:value="52.9408811057989" calcext:value-type="float">
            <text:p>52.9408811058</text:p>
          </table:table-cell>
          <table:table-cell table:style-name="ce2" table:formula="of:=EXP([.N47]+[.N129]^2/2)" office:value-type="float" office:value="54.613510640847" calcext:value-type="float">
            <text:p>54.6135106408</text:p>
          </table:table-cell>
          <table:table-cell table:style-name="ce2" table:formula="of:=EXP([.O47]+[.O129]^2/2)" office:value-type="float" office:value="56.2423444177632" calcext:value-type="float">
            <text:p>56.2423444178</text:p>
          </table:table-cell>
          <table:table-cell table:style-name="ce2" table:formula="of:=EXP([.P47]+[.P129]^2/2)" office:value-type="float" office:value="57.8307475610751" calcext:value-type="float">
            <text:p>57.8307475611</text:p>
          </table:table-cell>
          <table:table-cell table:style-name="ce2" table:formula="of:=EXP([.Q47]+[.Q129]^2/2)" office:value-type="float" office:value="59.3816761092276" calcext:value-type="float">
            <text:p>59.3816761092</text:p>
          </table:table-cell>
          <table:table-cell table:style-name="ce2" table:formula="of:=EXP([.R47]+[.R129]^2/2)" office:value-type="float" office:value="60.8977429967585" calcext:value-type="float">
            <text:p>60.8977429968</text:p>
          </table:table-cell>
          <table:table-cell table:style-name="ce2" table:formula="of:=EXP([.S47]+[.S129]^2/2)" office:value-type="float" office:value="62.3812710606414" calcext:value-type="float">
            <text:p>62.3812710606</text:p>
          </table:table-cell>
          <table:table-cell table:style-name="ce2" table:formula="of:=EXP([.T47]+[.T129]^2/2)" office:value-type="float" office:value="63.8343359961068" calcext:value-type="float">
            <text:p>63.8343359961</text:p>
          </table:table-cell>
          <table:table-cell table:style-name="ce2" table:formula="of:=EXP([.U47]+[.U129]^2/2)" office:value-type="float" office:value="65.2588015793638" calcext:value-type="float">
            <text:p>65.2588015794</text:p>
          </table:table-cell>
          <table:table-cell table:style-name="ce2" table:formula="of:=EXP([.V47]+[.V129]^2/2)" office:value-type="float" office:value="66.6563486225749" calcext:value-type="float">
            <text:p>66.6563486226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47]*[.X47]" office:value-type="float" office:value="32.4996046358507" calcext:value-type="float">
            <text:p>32.4996046359</text:p>
          </table:table-cell>
          <table:table-cell table:style-name="ce6" table:formula="of:=[.$AR47]*[.Y47]" office:value-type="float" office:value="34.9945996109179" calcext:value-type="float">
            <text:p>34.9945996109</text:p>
          </table:table-cell>
          <table:table-cell table:style-name="ce6" table:formula="of:=[.$AR47]*[.Z47]" office:value-type="float" office:value="37.3497755074856" calcext:value-type="float">
            <text:p>37.3497755075</text:p>
          </table:table-cell>
          <table:table-cell table:style-name="ce6" table:formula="of:=[.$AR47]*[.AA47]" office:value-type="float" office:value="39.585703754713" calcext:value-type="float">
            <text:p>39.5857037547</text:p>
          </table:table-cell>
          <table:table-cell table:style-name="ce6" table:formula="of:=[.$AR47]*[.AB47]" office:value-type="float" office:value="41.7186737300876" calcext:value-type="float">
            <text:p>41.7186737301</text:p>
          </table:table-cell>
          <table:table-cell table:style-name="ce6" table:formula="of:=[.$AR47]*[.AC47]" office:value-type="float" office:value="43.7617265353899" calcext:value-type="float">
            <text:p>43.7617265354</text:p>
          </table:table-cell>
          <table:table-cell table:style-name="ce6" table:formula="of:=[.$AR47]*[.AD47]" office:value-type="float" office:value="45.7254429974884" calcext:value-type="float">
            <text:p>45.7254429975</text:p>
          </table:table-cell>
          <table:table-cell table:style-name="ce6" table:formula="of:=[.$AR47]*[.AE47]" office:value-type="float" office:value="47.6185228269053" calcext:value-type="float">
            <text:p>47.6185228269</text:p>
          </table:table-cell>
          <table:table-cell table:style-name="ce6" table:formula="of:=[.$AR47]*[.AF47]" office:value-type="float" office:value="49.4482085834059" calcext:value-type="float">
            <text:p>49.4482085834</text:p>
          </table:table-cell>
          <table:table-cell table:style-name="ce6" table:formula="of:=[.$AR47]*[.AG47]" office:value-type="float" office:value="51.2205986559448" calcext:value-type="float">
            <text:p>51.2205986559</text:p>
          </table:table-cell>
          <table:table-cell table:style-name="ce6" table:formula="of:=[.$AR47]*[.AH47]" office:value-type="float" office:value="52.9408811057989" calcext:value-type="float">
            <text:p>52.9408811058</text:p>
          </table:table-cell>
          <table:table-cell table:style-name="ce6" table:formula="of:=[.$AR47]*[.AI47]" office:value-type="float" office:value="54.613510640847" calcext:value-type="float">
            <text:p>54.6135106408</text:p>
          </table:table-cell>
          <table:table-cell table:style-name="ce6" table:formula="of:=[.$AR47]*[.AJ47]" office:value-type="float" office:value="56.2423444177632" calcext:value-type="float">
            <text:p>56.2423444178</text:p>
          </table:table-cell>
          <table:table-cell table:style-name="ce6" table:formula="of:=[.$AR47]*[.AK47]" office:value-type="float" office:value="57.8307475610751" calcext:value-type="float">
            <text:p>57.8307475611</text:p>
          </table:table-cell>
          <table:table-cell table:style-name="ce6" table:formula="of:=[.$AR47]*[.AL47]" office:value-type="float" office:value="59.3816761092276" calcext:value-type="float">
            <text:p>59.3816761092</text:p>
          </table:table-cell>
          <table:table-cell table:style-name="ce6" table:formula="of:=[.$AR47]*[.AM47]" office:value-type="float" office:value="60.8977429967585" calcext:value-type="float">
            <text:p>60.8977429968</text:p>
          </table:table-cell>
          <table:table-cell table:style-name="ce6" table:formula="of:=[.$AR47]*[.AN47]" office:value-type="float" office:value="62.3812710606414" calcext:value-type="float">
            <text:p>62.3812710606</text:p>
          </table:table-cell>
          <table:table-cell table:style-name="ce6" table:formula="of:=[.$AR47]*[.AO47]" office:value-type="float" office:value="63.8343359961068" calcext:value-type="float">
            <text:p>63.8343359961</text:p>
          </table:table-cell>
          <table:table-cell table:style-name="ce6" table:formula="of:=[.$AR47]*[.AP47]" office:value-type="float" office:value="65.2588015793638" calcext:value-type="float">
            <text:p>65.2588015794</text:p>
          </table:table-cell>
          <table:table-cell table:style-name="ce6" table:formula="of:=[.$AR47]*[.AQ47]" office:value-type="float" office:value="66.6563486225749" calcext:value-type="float">
            <text:p>66.6563486226</text:p>
          </table:table-cell>
          <table:table-cell/>
          <table:table-cell table:formula="of:=LN([.AS47])-[.C129]^2/2" office:value-type="float" office:value="3.4717121621" calcext:value-type="float">
            <text:p>3.4717121621</text:p>
          </table:table-cell>
          <table:table-cell table:formula="of:=LN([.AT47])-[.D129]^2/2" office:value-type="float" office:value="3.5480601671" calcext:value-type="float">
            <text:p>3.5480601671</text:p>
          </table:table-cell>
          <table:table-cell table:formula="of:=LN([.AU47])-[.E129]^2/2" office:value-type="float" office:value="3.6147812717" calcext:value-type="float">
            <text:p>3.6147812717</text:p>
          </table:table-cell>
          <table:table-cell table:formula="of:=LN([.AV47])-[.F129]^2/2" office:value-type="float" office:value="3.6740336334" calcext:value-type="float">
            <text:p>3.6740336334</text:p>
          </table:table-cell>
          <table:table-cell table:formula="of:=LN([.AW47])-[.G129]^2/2" office:value-type="float" office:value="3.7273222856" calcext:value-type="float">
            <text:p>3.7273222856</text:p>
          </table:table-cell>
          <table:table-cell table:formula="of:=LN([.AX47])-[.H129]^2/2" office:value-type="float" office:value="3.7757386946" calcext:value-type="float">
            <text:p>3.7757386946</text:p>
          </table:table-cell>
          <table:table-cell table:formula="of:=LN([.AY47])-[.I129]^2/2" office:value-type="float" office:value="3.8200996497" calcext:value-type="float">
            <text:p>3.8200996497</text:p>
          </table:table-cell>
          <table:table-cell table:formula="of:=LN([.AZ47])-[.J129]^2/2" office:value-type="float" office:value="3.86103234" calcext:value-type="float">
            <text:p>3.86103234</text:p>
          </table:table-cell>
          <table:table-cell table:formula="of:=LN([.BA47])-[.K129]^2/2" office:value-type="float" office:value="3.8990288444" calcext:value-type="float">
            <text:p>3.8990288444</text:p>
          </table:table-cell>
          <table:table-cell table:formula="of:=LN([.BB47])-[.L129]^2/2" office:value-type="float" office:value="3.9344823527" calcext:value-type="float">
            <text:p>3.9344823527</text:p>
          </table:table-cell>
          <table:table-cell table:formula="of:=LN([.BC47])-[.M129]^2/2" office:value-type="float" office:value="3.967712008" calcext:value-type="float">
            <text:p>3.967712008</text:p>
          </table:table-cell>
          <table:table-cell table:formula="of:=LN([.BD47])-[.N129]^2/2" office:value-type="float" office:value="3.998980406" calcext:value-type="float">
            <text:p>3.998980406</text:p>
          </table:table-cell>
          <table:table-cell table:formula="of:=LN([.BE47])-[.O129]^2/2" office:value-type="float" office:value="4.0285062125" calcext:value-type="float">
            <text:p>4.0285062125</text:p>
          </table:table-cell>
          <table:table-cell table:formula="of:=LN([.BF47])-[.P129]^2/2" office:value-type="float" office:value="4.0564734469" calcext:value-type="float">
            <text:p>4.0564734469</text:p>
          </table:table-cell>
          <table:table-cell table:formula="of:=LN([.BG47])-[.Q129]^2/2" office:value-type="float" office:value="4.0830384356" calcext:value-type="float">
            <text:p>4.0830384356</text:p>
          </table:table-cell>
          <table:table-cell table:formula="of:=LN([.BH47])-[.R129]^2/2" office:value-type="float" office:value="4.1083351044" calcext:value-type="float">
            <text:p>4.1083351044</text:p>
          </table:table-cell>
          <table:table-cell table:formula="of:=LN([.BI47])-[.S129]^2/2" office:value-type="float" office:value="4.1324790641" calcext:value-type="float">
            <text:p>4.1324790641</text:p>
          </table:table-cell>
          <table:table-cell table:formula="of:=LN([.BJ47])-[.T129]^2/2" office:value-type="float" office:value="4.1555708045" calcext:value-type="float">
            <text:p>4.1555708045</text:p>
          </table:table-cell>
          <table:table-cell table:formula="of:=LN([.BK47])-[.U129]^2/2" office:value-type="float" office:value="4.1776982222" calcext:value-type="float">
            <text:p>4.1776982222</text:p>
          </table:table-cell>
          <table:table-cell table:formula="of:=LN([.BL47])-[.V129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48]+[.C130]^2/2)" office:value-type="float" office:value="65.523212758019" calcext:value-type="float">
            <text:p>65.523212758</text:p>
          </table:table-cell>
          <table:table-cell table:style-name="ce2" table:formula="of:=EXP([.D48]+[.D130]^2/2)" office:value-type="float" office:value="71.6497879649881" calcext:value-type="float">
            <text:p>71.649787965</text:p>
          </table:table-cell>
          <table:table-cell table:style-name="ce2" table:formula="of:=EXP([.E48]+[.E130]^2/2)" office:value-type="float" office:value="77.5093756794818" calcext:value-type="float">
            <text:p>77.5093756795</text:p>
          </table:table-cell>
          <table:table-cell table:style-name="ce2" table:formula="of:=EXP([.F48]+[.F130]^2/2)" office:value-type="float" office:value="83.1384385588928" calcext:value-type="float">
            <text:p>83.1384385589</text:p>
          </table:table-cell>
          <table:table-cell table:style-name="ce2" table:formula="of:=EXP([.G48]+[.G130]^2/2)" office:value-type="float" office:value="88.5662257689602" calcext:value-type="float">
            <text:p>88.566225769</text:p>
          </table:table-cell>
          <table:table-cell table:style-name="ce2" table:formula="of:=EXP([.H48]+[.H130]^2/2)" office:value-type="float" office:value="93.8164250741758" calcext:value-type="float">
            <text:p>93.8164250742</text:p>
          </table:table-cell>
          <table:table-cell table:style-name="ce2" table:formula="of:=EXP([.I48]+[.I130]^2/2)" office:value-type="float" office:value="98.9084559555006" calcext:value-type="float">
            <text:p>98.9084559555</text:p>
          </table:table-cell>
          <table:table-cell table:style-name="ce2" table:formula="of:=EXP([.J48]+[.J130]^2/2)" office:value-type="float" office:value="103.858436840539" calcext:value-type="float">
            <text:p>103.8584368405</text:p>
          </table:table-cell>
          <table:table-cell table:style-name="ce2" table:formula="of:=EXP([.K48]+[.K130]^2/2)" office:value-type="float" office:value="108.679903343028" calcext:value-type="float">
            <text:p>108.679903343</text:p>
          </table:table-cell>
          <table:table-cell table:style-name="ce2" table:formula="of:=EXP([.L48]+[.L130]^2/2)" office:value-type="float" office:value="113.38434443524" calcext:value-type="float">
            <text:p>113.3843444352</text:p>
          </table:table-cell>
          <table:table-cell table:style-name="ce2" table:formula="of:=EXP([.M48]+[.M130]^2/2)" office:value-type="float" office:value="117.981607224752" calcext:value-type="float">
            <text:p>117.9816072248</text:p>
          </table:table-cell>
          <table:table-cell table:style-name="ce2" table:formula="of:=EXP([.N48]+[.N130]^2/2)" office:value-type="float" office:value="122.480205941214" calcext:value-type="float">
            <text:p>122.4802059412</text:p>
          </table:table-cell>
          <table:table-cell table:style-name="ce2" table:formula="of:=EXP([.O48]+[.O130]^2/2)" office:value-type="float" office:value="126.887561130843" calcext:value-type="float">
            <text:p>126.8875611308</text:p>
          </table:table-cell>
          <table:table-cell table:style-name="ce2" table:formula="of:=EXP([.P48]+[.P130]^2/2)" office:value-type="float" office:value="131.210186717489" calcext:value-type="float">
            <text:p>131.2101867175</text:p>
          </table:table-cell>
          <table:table-cell table:style-name="ce2" table:formula="of:=EXP([.Q48]+[.Q130]^2/2)" office:value-type="float" office:value="135.453838116435" calcext:value-type="float">
            <text:p>135.4538381164</text:p>
          </table:table-cell>
          <table:table-cell table:style-name="ce2" table:formula="of:=EXP([.R48]+[.R130]^2/2)" office:value-type="float" office:value="139.623630973974" calcext:value-type="float">
            <text:p>139.623630974</text:p>
          </table:table-cell>
          <table:table-cell table:style-name="ce2" table:formula="of:=EXP([.S48]+[.S130]^2/2)" office:value-type="float" office:value="143.724136841275" calcext:value-type="float">
            <text:p>143.7241368413</text:p>
          </table:table-cell>
          <table:table-cell table:style-name="ce2" table:formula="of:=EXP([.T48]+[.T130]^2/2)" office:value-type="float" office:value="147.759461378702" calcext:value-type="float">
            <text:p>147.7594613787</text:p>
          </table:table-cell>
          <table:table-cell table:style-name="ce2" table:formula="of:=EXP([.U48]+[.U130]^2/2)" office:value-type="float" office:value="151.733308747548" calcext:value-type="float">
            <text:p>151.7333087475</text:p>
          </table:table-cell>
          <table:table-cell table:style-name="ce2" table:formula="of:=EXP([.V48]+[.V130]^2/2)" office:value-type="float" office:value="155.649034825548" calcext:value-type="float">
            <text:p>155.649034825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48]*[.X48]" office:value-type="float" office:value="44.2281686116629" calcext:value-type="float">
            <text:p>44.2281686117</text:p>
          </table:table-cell>
          <table:table-cell table:style-name="ce6" table:formula="of:=[.$AR48]*[.Y48]" office:value-type="float" office:value="48.363606876367" calcext:value-type="float">
            <text:p>48.3636068764</text:p>
          </table:table-cell>
          <table:table-cell table:style-name="ce6" table:formula="of:=[.$AR48]*[.Z48]" office:value-type="float" office:value="52.3188285836502" calcext:value-type="float">
            <text:p>52.3188285837</text:p>
          </table:table-cell>
          <table:table-cell table:style-name="ce6" table:formula="of:=[.$AR48]*[.AA48]" office:value-type="float" office:value="56.1184460272526" calcext:value-type="float">
            <text:p>56.1184460273</text:p>
          </table:table-cell>
          <table:table-cell table:style-name="ce6" table:formula="of:=[.$AR48]*[.AB48]" office:value-type="float" office:value="59.7822023940482" calcext:value-type="float">
            <text:p>59.782202394</text:p>
          </table:table-cell>
          <table:table-cell table:style-name="ce6" table:formula="of:=[.$AR48]*[.AC48]" office:value-type="float" office:value="63.3260869250687" calcext:value-type="float">
            <text:p>63.3260869251</text:p>
          </table:table-cell>
          <table:table-cell table:style-name="ce6" table:formula="of:=[.$AR48]*[.AD48]" office:value-type="float" office:value="66.7632077699629" calcext:value-type="float">
            <text:p>66.76320777</text:p>
          </table:table-cell>
          <table:table-cell table:style-name="ce6" table:formula="of:=[.$AR48]*[.AE48]" office:value-type="float" office:value="70.1044448673636" calcext:value-type="float">
            <text:p>70.1044448674</text:p>
          </table:table-cell>
          <table:table-cell table:style-name="ce6" table:formula="of:=[.$AR48]*[.AF48]" office:value-type="float" office:value="73.3589347565436" calcext:value-type="float">
            <text:p>73.3589347565</text:p>
          </table:table-cell>
          <table:table-cell table:style-name="ce6" table:formula="of:=[.$AR48]*[.AG48]" office:value-type="float" office:value="76.5344324937873" calcext:value-type="float">
            <text:p>76.5344324938</text:p>
          </table:table-cell>
          <table:table-cell table:style-name="ce6" table:formula="of:=[.$AR48]*[.AH48]" office:value-type="float" office:value="79.6375848767077" calcext:value-type="float">
            <text:p>79.6375848767</text:p>
          </table:table-cell>
          <table:table-cell table:style-name="ce6" table:formula="of:=[.$AR48]*[.AI48]" office:value-type="float" office:value="82.6741390103197" calcext:value-type="float">
            <text:p>82.6741390103</text:p>
          </table:table-cell>
          <table:table-cell table:style-name="ce6" table:formula="of:=[.$AR48]*[.AJ48]" office:value-type="float" office:value="85.6491037633193" calcext:value-type="float">
            <text:p>85.6491037633</text:p>
          </table:table-cell>
          <table:table-cell table:style-name="ce6" table:formula="of:=[.$AR48]*[.AK48]" office:value-type="float" office:value="88.566876034305" calcext:value-type="float">
            <text:p>88.5668760343</text:p>
          </table:table-cell>
          <table:table-cell table:style-name="ce6" table:formula="of:=[.$AR48]*[.AL48]" office:value-type="float" office:value="91.4313407285934" calcext:value-type="float">
            <text:p>91.4313407286</text:p>
          </table:table-cell>
          <table:table-cell table:style-name="ce6" table:formula="of:=[.$AR48]*[.AM48]" office:value-type="float" office:value="94.2459509074325" calcext:value-type="float">
            <text:p>94.2459509074</text:p>
          </table:table-cell>
          <table:table-cell table:style-name="ce6" table:formula="of:=[.$AR48]*[.AN48]" office:value-type="float" office:value="97.0137923678604" calcext:value-type="float">
            <text:p>97.0137923679</text:p>
          </table:table-cell>
          <table:table-cell table:style-name="ce6" table:formula="of:=[.$AR48]*[.AO48]" office:value-type="float" office:value="99.7376364306241" calcext:value-type="float">
            <text:p>99.7376364306</text:p>
          </table:table-cell>
          <table:table-cell table:style-name="ce6" table:formula="of:=[.$AR48]*[.AP48]" office:value-type="float" office:value="102.419983404595" calcext:value-type="float">
            <text:p>102.4199834046</text:p>
          </table:table-cell>
          <table:table-cell table:style-name="ce6" table:formula="of:=[.$AR48]*[.AQ48]" office:value-type="float" office:value="105.063098507245" calcext:value-type="float">
            <text:p>105.0630985072</text:p>
          </table:table-cell>
          <table:table-cell/>
          <table:table-cell table:formula="of:=LN([.AS48])-[.C130]^2/2" office:value-type="float" office:value="3.77984612289039" calcext:value-type="float">
            <text:p>3.7798461229</text:p>
          </table:table-cell>
          <table:table-cell table:formula="of:=LN([.AT48])-[.D130]^2/2" office:value-type="float" office:value="3.87161402119039" calcext:value-type="float">
            <text:p>3.8716140212</text:p>
          </table:table-cell>
          <table:table-cell table:formula="of:=LN([.AU48])-[.E130]^2/2" office:value-type="float" office:value="3.95181068809039" calcext:value-type="float">
            <text:p>3.9518106881</text:p>
          </table:table-cell>
          <table:table-cell table:formula="of:=LN([.AV48])-[.F130]^2/2" office:value-type="float" office:value="4.02303016129039" calcext:value-type="float">
            <text:p>4.0230301613</text:p>
          </table:table-cell>
          <table:table-cell table:formula="of:=LN([.AW48])-[.G130]^2/2" office:value-type="float" office:value="4.08708144359039" calcext:value-type="float">
            <text:p>4.0870814436</text:p>
          </table:table-cell>
          <table:table-cell table:formula="of:=LN([.AX48])-[.H130]^2/2" office:value-type="float" office:value="4.14527644259039" calcext:value-type="float">
            <text:p>4.1452764426</text:p>
          </table:table-cell>
          <table:table-cell table:formula="of:=LN([.AY48])-[.I130]^2/2" office:value-type="float" office:value="4.19859691409039" calcext:value-type="float">
            <text:p>4.1985969141</text:p>
          </table:table-cell>
          <table:table-cell table:formula="of:=LN([.AZ48])-[.J130]^2/2" office:value-type="float" office:value="4.24779671899039" calcext:value-type="float">
            <text:p>4.247796719</text:p>
          </table:table-cell>
          <table:table-cell table:formula="of:=LN([.BA48])-[.K130]^2/2" office:value-type="float" office:value="4.29346732089039" calcext:value-type="float">
            <text:p>4.2934673209</text:p>
          </table:table-cell>
          <table:table-cell table:formula="of:=LN([.BB48])-[.L130]^2/2" office:value-type="float" office:value="4.33608132159039" calcext:value-type="float">
            <text:p>4.3360813216</text:p>
          </table:table-cell>
          <table:table-cell table:formula="of:=LN([.BC48])-[.M130]^2/2" office:value-type="float" office:value="4.37602232109039" calcext:value-type="float">
            <text:p>4.3760223211</text:p>
          </table:table-cell>
          <table:table-cell table:formula="of:=LN([.BD48])-[.N130]^2/2" office:value-type="float" office:value="4.41360595089039" calcext:value-type="float">
            <text:p>4.4136059509</text:p>
          </table:table-cell>
          <table:table-cell table:formula="of:=LN([.BE48])-[.O130]^2/2" office:value-type="float" office:value="4.44909504069039" calcext:value-type="float">
            <text:p>4.4490950407</text:p>
          </table:table-cell>
          <table:table-cell table:formula="of:=LN([.BF48])-[.P130]^2/2" office:value-type="float" office:value="4.48271077599039" calcext:value-type="float">
            <text:p>4.482710776</text:p>
          </table:table-cell>
          <table:table-cell table:formula="of:=LN([.BG48])-[.Q130]^2/2" office:value-type="float" office:value="4.51464105589039" calcext:value-type="float">
            <text:p>4.5146410559</text:p>
          </table:table-cell>
          <table:table-cell table:formula="of:=LN([.BH48])-[.R130]^2/2" office:value-type="float" office:value="4.54504685539039" calcext:value-type="float">
            <text:p>4.5450468554</text:p>
          </table:table-cell>
          <table:table-cell table:formula="of:=LN([.BI48])-[.S130]^2/2" office:value-type="float" office:value="4.57406713479039" calcext:value-type="float">
            <text:p>4.5740671348</text:p>
          </table:table-cell>
          <table:table-cell table:formula="of:=LN([.BJ48])-[.T130]^2/2" office:value-type="float" office:value="4.60182267969039" calcext:value-type="float">
            <text:p>4.6018226797</text:p>
          </table:table-cell>
          <table:table-cell table:formula="of:=LN([.BK48])-[.U130]^2/2" office:value-type="float" office:value="4.62841913899039" calcext:value-type="float">
            <text:p>4.628419139</text:p>
          </table:table-cell>
          <table:table-cell table:formula="of:=LN([.BL48])-[.V130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49]+[.C131]^2/2)" office:value-type="float" office:value="32.4996046358507" calcext:value-type="float">
            <text:p>32.4996046359</text:p>
          </table:table-cell>
          <table:table-cell table:style-name="ce2" table:formula="of:=EXP([.D49]+[.D131]^2/2)" office:value-type="float" office:value="34.9945996109179" calcext:value-type="float">
            <text:p>34.9945996109</text:p>
          </table:table-cell>
          <table:table-cell table:style-name="ce2" table:formula="of:=EXP([.E49]+[.E131]^2/2)" office:value-type="float" office:value="37.3497755074856" calcext:value-type="float">
            <text:p>37.3497755075</text:p>
          </table:table-cell>
          <table:table-cell table:style-name="ce2" table:formula="of:=EXP([.F49]+[.F131]^2/2)" office:value-type="float" office:value="39.585703754713" calcext:value-type="float">
            <text:p>39.5857037547</text:p>
          </table:table-cell>
          <table:table-cell table:style-name="ce2" table:formula="of:=EXP([.G49]+[.G131]^2/2)" office:value-type="float" office:value="41.7186737300876" calcext:value-type="float">
            <text:p>41.7186737301</text:p>
          </table:table-cell>
          <table:table-cell table:style-name="ce2" table:formula="of:=EXP([.H49]+[.H131]^2/2)" office:value-type="float" office:value="43.7617265353899" calcext:value-type="float">
            <text:p>43.7617265354</text:p>
          </table:table-cell>
          <table:table-cell table:style-name="ce2" table:formula="of:=EXP([.I49]+[.I131]^2/2)" office:value-type="float" office:value="45.7254429974884" calcext:value-type="float">
            <text:p>45.7254429975</text:p>
          </table:table-cell>
          <table:table-cell table:style-name="ce2" table:formula="of:=EXP([.J49]+[.J131]^2/2)" office:value-type="float" office:value="47.6185228269053" calcext:value-type="float">
            <text:p>47.6185228269</text:p>
          </table:table-cell>
          <table:table-cell table:style-name="ce2" table:formula="of:=EXP([.K49]+[.K131]^2/2)" office:value-type="float" office:value="49.4482085834059" calcext:value-type="float">
            <text:p>49.4482085834</text:p>
          </table:table-cell>
          <table:table-cell table:style-name="ce2" table:formula="of:=EXP([.L49]+[.L131]^2/2)" office:value-type="float" office:value="51.2205986559448" calcext:value-type="float">
            <text:p>51.2205986559</text:p>
          </table:table-cell>
          <table:table-cell table:style-name="ce2" table:formula="of:=EXP([.M49]+[.M131]^2/2)" office:value-type="float" office:value="52.9408811057989" calcext:value-type="float">
            <text:p>52.9408811058</text:p>
          </table:table-cell>
          <table:table-cell table:style-name="ce2" table:formula="of:=EXP([.N49]+[.N131]^2/2)" office:value-type="float" office:value="54.613510640847" calcext:value-type="float">
            <text:p>54.6135106408</text:p>
          </table:table-cell>
          <table:table-cell table:style-name="ce2" table:formula="of:=EXP([.O49]+[.O131]^2/2)" office:value-type="float" office:value="56.2423444177632" calcext:value-type="float">
            <text:p>56.2423444178</text:p>
          </table:table-cell>
          <table:table-cell table:style-name="ce2" table:formula="of:=EXP([.P49]+[.P131]^2/2)" office:value-type="float" office:value="57.8307475610751" calcext:value-type="float">
            <text:p>57.8307475611</text:p>
          </table:table-cell>
          <table:table-cell table:style-name="ce2" table:formula="of:=EXP([.Q49]+[.Q131]^2/2)" office:value-type="float" office:value="59.3816761092276" calcext:value-type="float">
            <text:p>59.3816761092</text:p>
          </table:table-cell>
          <table:table-cell table:style-name="ce2" table:formula="of:=EXP([.R49]+[.R131]^2/2)" office:value-type="float" office:value="60.8977429967585" calcext:value-type="float">
            <text:p>60.8977429968</text:p>
          </table:table-cell>
          <table:table-cell table:style-name="ce2" table:formula="of:=EXP([.S49]+[.S131]^2/2)" office:value-type="float" office:value="62.3812710606414" calcext:value-type="float">
            <text:p>62.3812710606</text:p>
          </table:table-cell>
          <table:table-cell table:style-name="ce2" table:formula="of:=EXP([.T49]+[.T131]^2/2)" office:value-type="float" office:value="63.8343359961068" calcext:value-type="float">
            <text:p>63.8343359961</text:p>
          </table:table-cell>
          <table:table-cell table:style-name="ce2" table:formula="of:=EXP([.U49]+[.U131]^2/2)" office:value-type="float" office:value="65.2588015793638" calcext:value-type="float">
            <text:p>65.2588015794</text:p>
          </table:table-cell>
          <table:table-cell table:style-name="ce2" table:formula="of:=EXP([.V49]+[.V131]^2/2)" office:value-type="float" office:value="66.6563486225749" calcext:value-type="float">
            <text:p>66.6563486226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49]*[.X49]" office:value-type="float" office:value="32.4996046358507" calcext:value-type="float">
            <text:p>32.4996046359</text:p>
          </table:table-cell>
          <table:table-cell table:style-name="ce6" table:formula="of:=[.$AR49]*[.Y49]" office:value-type="float" office:value="34.9945996109179" calcext:value-type="float">
            <text:p>34.9945996109</text:p>
          </table:table-cell>
          <table:table-cell table:style-name="ce6" table:formula="of:=[.$AR49]*[.Z49]" office:value-type="float" office:value="37.3497755074856" calcext:value-type="float">
            <text:p>37.3497755075</text:p>
          </table:table-cell>
          <table:table-cell table:style-name="ce6" table:formula="of:=[.$AR49]*[.AA49]" office:value-type="float" office:value="39.585703754713" calcext:value-type="float">
            <text:p>39.5857037547</text:p>
          </table:table-cell>
          <table:table-cell table:style-name="ce6" table:formula="of:=[.$AR49]*[.AB49]" office:value-type="float" office:value="41.7186737300876" calcext:value-type="float">
            <text:p>41.7186737301</text:p>
          </table:table-cell>
          <table:table-cell table:style-name="ce6" table:formula="of:=[.$AR49]*[.AC49]" office:value-type="float" office:value="43.7617265353899" calcext:value-type="float">
            <text:p>43.7617265354</text:p>
          </table:table-cell>
          <table:table-cell table:style-name="ce6" table:formula="of:=[.$AR49]*[.AD49]" office:value-type="float" office:value="45.7254429974884" calcext:value-type="float">
            <text:p>45.7254429975</text:p>
          </table:table-cell>
          <table:table-cell table:style-name="ce6" table:formula="of:=[.$AR49]*[.AE49]" office:value-type="float" office:value="47.6185228269053" calcext:value-type="float">
            <text:p>47.6185228269</text:p>
          </table:table-cell>
          <table:table-cell table:style-name="ce6" table:formula="of:=[.$AR49]*[.AF49]" office:value-type="float" office:value="49.4482085834059" calcext:value-type="float">
            <text:p>49.4482085834</text:p>
          </table:table-cell>
          <table:table-cell table:style-name="ce6" table:formula="of:=[.$AR49]*[.AG49]" office:value-type="float" office:value="51.2205986559448" calcext:value-type="float">
            <text:p>51.2205986559</text:p>
          </table:table-cell>
          <table:table-cell table:style-name="ce6" table:formula="of:=[.$AR49]*[.AH49]" office:value-type="float" office:value="52.9408811057989" calcext:value-type="float">
            <text:p>52.9408811058</text:p>
          </table:table-cell>
          <table:table-cell table:style-name="ce6" table:formula="of:=[.$AR49]*[.AI49]" office:value-type="float" office:value="54.613510640847" calcext:value-type="float">
            <text:p>54.6135106408</text:p>
          </table:table-cell>
          <table:table-cell table:style-name="ce6" table:formula="of:=[.$AR49]*[.AJ49]" office:value-type="float" office:value="56.2423444177632" calcext:value-type="float">
            <text:p>56.2423444178</text:p>
          </table:table-cell>
          <table:table-cell table:style-name="ce6" table:formula="of:=[.$AR49]*[.AK49]" office:value-type="float" office:value="57.8307475610751" calcext:value-type="float">
            <text:p>57.8307475611</text:p>
          </table:table-cell>
          <table:table-cell table:style-name="ce6" table:formula="of:=[.$AR49]*[.AL49]" office:value-type="float" office:value="59.3816761092276" calcext:value-type="float">
            <text:p>59.3816761092</text:p>
          </table:table-cell>
          <table:table-cell table:style-name="ce6" table:formula="of:=[.$AR49]*[.AM49]" office:value-type="float" office:value="60.8977429967585" calcext:value-type="float">
            <text:p>60.8977429968</text:p>
          </table:table-cell>
          <table:table-cell table:style-name="ce6" table:formula="of:=[.$AR49]*[.AN49]" office:value-type="float" office:value="62.3812710606414" calcext:value-type="float">
            <text:p>62.3812710606</text:p>
          </table:table-cell>
          <table:table-cell table:style-name="ce6" table:formula="of:=[.$AR49]*[.AO49]" office:value-type="float" office:value="63.8343359961068" calcext:value-type="float">
            <text:p>63.8343359961</text:p>
          </table:table-cell>
          <table:table-cell table:style-name="ce6" table:formula="of:=[.$AR49]*[.AP49]" office:value-type="float" office:value="65.2588015793638" calcext:value-type="float">
            <text:p>65.2588015794</text:p>
          </table:table-cell>
          <table:table-cell table:style-name="ce6" table:formula="of:=[.$AR49]*[.AQ49]" office:value-type="float" office:value="66.6563486225749" calcext:value-type="float">
            <text:p>66.6563486226</text:p>
          </table:table-cell>
          <table:table-cell/>
          <table:table-cell table:formula="of:=LN([.AS49])-[.C131]^2/2" office:value-type="float" office:value="3.4717121621" calcext:value-type="float">
            <text:p>3.4717121621</text:p>
          </table:table-cell>
          <table:table-cell table:formula="of:=LN([.AT49])-[.D131]^2/2" office:value-type="float" office:value="3.5480601671" calcext:value-type="float">
            <text:p>3.5480601671</text:p>
          </table:table-cell>
          <table:table-cell table:formula="of:=LN([.AU49])-[.E131]^2/2" office:value-type="float" office:value="3.6147812717" calcext:value-type="float">
            <text:p>3.6147812717</text:p>
          </table:table-cell>
          <table:table-cell table:formula="of:=LN([.AV49])-[.F131]^2/2" office:value-type="float" office:value="3.6740336334" calcext:value-type="float">
            <text:p>3.6740336334</text:p>
          </table:table-cell>
          <table:table-cell table:formula="of:=LN([.AW49])-[.G131]^2/2" office:value-type="float" office:value="3.7273222856" calcext:value-type="float">
            <text:p>3.7273222856</text:p>
          </table:table-cell>
          <table:table-cell table:formula="of:=LN([.AX49])-[.H131]^2/2" office:value-type="float" office:value="3.7757386946" calcext:value-type="float">
            <text:p>3.7757386946</text:p>
          </table:table-cell>
          <table:table-cell table:formula="of:=LN([.AY49])-[.I131]^2/2" office:value-type="float" office:value="3.8200996497" calcext:value-type="float">
            <text:p>3.8200996497</text:p>
          </table:table-cell>
          <table:table-cell table:formula="of:=LN([.AZ49])-[.J131]^2/2" office:value-type="float" office:value="3.86103234" calcext:value-type="float">
            <text:p>3.86103234</text:p>
          </table:table-cell>
          <table:table-cell table:formula="of:=LN([.BA49])-[.K131]^2/2" office:value-type="float" office:value="3.8990288444" calcext:value-type="float">
            <text:p>3.8990288444</text:p>
          </table:table-cell>
          <table:table-cell table:formula="of:=LN([.BB49])-[.L131]^2/2" office:value-type="float" office:value="3.9344823527" calcext:value-type="float">
            <text:p>3.9344823527</text:p>
          </table:table-cell>
          <table:table-cell table:formula="of:=LN([.BC49])-[.M131]^2/2" office:value-type="float" office:value="3.967712008" calcext:value-type="float">
            <text:p>3.967712008</text:p>
          </table:table-cell>
          <table:table-cell table:formula="of:=LN([.BD49])-[.N131]^2/2" office:value-type="float" office:value="3.998980406" calcext:value-type="float">
            <text:p>3.998980406</text:p>
          </table:table-cell>
          <table:table-cell table:formula="of:=LN([.BE49])-[.O131]^2/2" office:value-type="float" office:value="4.0285062125" calcext:value-type="float">
            <text:p>4.0285062125</text:p>
          </table:table-cell>
          <table:table-cell table:formula="of:=LN([.BF49])-[.P131]^2/2" office:value-type="float" office:value="4.0564734469" calcext:value-type="float">
            <text:p>4.0564734469</text:p>
          </table:table-cell>
          <table:table-cell table:formula="of:=LN([.BG49])-[.Q131]^2/2" office:value-type="float" office:value="4.0830384356" calcext:value-type="float">
            <text:p>4.0830384356</text:p>
          </table:table-cell>
          <table:table-cell table:formula="of:=LN([.BH49])-[.R131]^2/2" office:value-type="float" office:value="4.1083351044" calcext:value-type="float">
            <text:p>4.1083351044</text:p>
          </table:table-cell>
          <table:table-cell table:formula="of:=LN([.BI49])-[.S131]^2/2" office:value-type="float" office:value="4.1324790641" calcext:value-type="float">
            <text:p>4.1324790641</text:p>
          </table:table-cell>
          <table:table-cell table:formula="of:=LN([.BJ49])-[.T131]^2/2" office:value-type="float" office:value="4.1555708045" calcext:value-type="float">
            <text:p>4.1555708045</text:p>
          </table:table-cell>
          <table:table-cell table:formula="of:=LN([.BK49])-[.U131]^2/2" office:value-type="float" office:value="4.1776982222" calcext:value-type="float">
            <text:p>4.1776982222</text:p>
          </table:table-cell>
          <table:table-cell table:formula="of:=LN([.BL49])-[.V131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50]+[.C132]^2/2)" office:value-type="float" office:value="18.1354953838057" calcext:value-type="float">
            <text:p>18.1354953838</text:p>
          </table:table-cell>
          <table:table-cell table:style-name="ce2" table:formula="of:=EXP([.D50]+[.D132]^2/2)" office:value-type="float" office:value="19.2788386477102" calcext:value-type="float">
            <text:p>19.2788386477</text:p>
          </table:table-cell>
          <table:table-cell table:style-name="ce2" table:formula="of:=EXP([.E50]+[.E132]^2/2)" office:value-type="float" office:value="20.3469282683632" calcext:value-type="float">
            <text:p>20.3469282684</text:p>
          </table:table-cell>
          <table:table-cell table:style-name="ce2" table:formula="of:=EXP([.F50]+[.F132]^2/2)" office:value-type="float" office:value="21.3513470376613" calcext:value-type="float">
            <text:p>21.3513470377</text:p>
          </table:table-cell>
          <table:table-cell table:style-name="ce2" table:formula="of:=EXP([.G50]+[.G132]^2/2)" office:value-type="float" office:value="22.3012217584624" calcext:value-type="float">
            <text:p>22.3012217585</text:p>
          </table:table-cell>
          <table:table-cell table:style-name="ce2" table:formula="of:=EXP([.H50]+[.H132]^2/2)" office:value-type="float" office:value="23.2038162083281" calcext:value-type="float">
            <text:p>23.2038162083</text:p>
          </table:table-cell>
          <table:table-cell table:style-name="ce2" table:formula="of:=EXP([.I50]+[.I132]^2/2)" office:value-type="float" office:value="24.0649877045759" calcext:value-type="float">
            <text:p>24.0649877046</text:p>
          </table:table-cell>
          <table:table-cell table:style-name="ce2" table:formula="of:=EXP([.J50]+[.J132]^2/2)" office:value-type="float" office:value="24.8895229649097" calcext:value-type="float">
            <text:p>24.8895229649</text:p>
          </table:table-cell>
          <table:table-cell table:style-name="ce2" table:formula="of:=EXP([.K50]+[.K132]^2/2)" office:value-type="float" office:value="25.681383515521" calcext:value-type="float">
            <text:p>25.6813835155</text:p>
          </table:table-cell>
          <table:table-cell table:style-name="ce2" table:formula="of:=EXP([.L50]+[.L132]^2/2)" office:value-type="float" office:value="26.4438862055003" calcext:value-type="float">
            <text:p>26.4438862055</text:p>
          </table:table-cell>
          <table:table-cell table:style-name="ce2" table:formula="of:=EXP([.M50]+[.M132]^2/2)" office:value-type="float" office:value="27.1798375134676" calcext:value-type="float">
            <text:p>27.1798375135</text:p>
          </table:table-cell>
          <table:table-cell table:style-name="ce2" table:formula="of:=EXP([.N50]+[.N132]^2/2)" office:value-type="float" office:value="27.891634796161" calcext:value-type="float">
            <text:p>27.8916347962</text:p>
          </table:table-cell>
          <table:table-cell table:style-name="ce2" table:formula="of:=EXP([.O50]+[.O132]^2/2)" office:value-type="float" office:value="28.5813436339917" calcext:value-type="float">
            <text:p>28.581343634</text:p>
          </table:table-cell>
          <table:table-cell table:style-name="ce2" table:formula="of:=EXP([.P50]+[.P132]^2/2)" office:value-type="float" office:value="29.2507576457071" calcext:value-type="float">
            <text:p>29.2507576457</text:p>
          </table:table-cell>
          <table:table-cell table:style-name="ce2" table:formula="of:=EXP([.Q50]+[.Q132]^2/2)" office:value-type="float" office:value="29.9014453582254" calcext:value-type="float">
            <text:p>29.9014453582</text:p>
          </table:table-cell>
          <table:table-cell table:style-name="ce2" table:formula="of:=EXP([.R50]+[.R132]^2/2)" office:value-type="float" office:value="30.5347872892108" calcext:value-type="float">
            <text:p>30.5347872892</text:p>
          </table:table-cell>
          <table:table-cell table:style-name="ce2" table:formula="of:=EXP([.S50]+[.S132]^2/2)" office:value-type="float" office:value="31.152005642705" calcext:value-type="float">
            <text:p>31.1520056427</text:p>
          </table:table-cell>
          <table:table-cell table:style-name="ce2" table:formula="of:=EXP([.T50]+[.T132]^2/2)" office:value-type="float" office:value="31.7541882917669" calcext:value-type="float">
            <text:p>31.7541882918</text:p>
          </table:table-cell>
          <table:table-cell table:style-name="ce2" table:formula="of:=EXP([.U50]+[.U132]^2/2)" office:value-type="float" office:value="32.3423083454209" calcext:value-type="float">
            <text:p>32.3423083454</text:p>
          </table:table-cell>
          <table:table-cell table:style-name="ce2" table:formula="of:=EXP([.V50]+[.V132]^2/2)" office:value-type="float" office:value="32.9172402059757" calcext:value-type="float">
            <text:p>32.91724020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50]*[.X50]" office:value-type="float" office:value="18.1354953838057" calcext:value-type="float">
            <text:p>18.1354953838</text:p>
          </table:table-cell>
          <table:table-cell table:style-name="ce6" table:formula="of:=[.$AR50]*[.Y50]" office:value-type="float" office:value="19.2788386477102" calcext:value-type="float">
            <text:p>19.2788386477</text:p>
          </table:table-cell>
          <table:table-cell table:style-name="ce6" table:formula="of:=[.$AR50]*[.Z50]" office:value-type="float" office:value="20.3469282683632" calcext:value-type="float">
            <text:p>20.3469282684</text:p>
          </table:table-cell>
          <table:table-cell table:style-name="ce6" table:formula="of:=[.$AR50]*[.AA50]" office:value-type="float" office:value="21.3513470376613" calcext:value-type="float">
            <text:p>21.3513470377</text:p>
          </table:table-cell>
          <table:table-cell table:style-name="ce6" table:formula="of:=[.$AR50]*[.AB50]" office:value-type="float" office:value="22.3012217584624" calcext:value-type="float">
            <text:p>22.3012217585</text:p>
          </table:table-cell>
          <table:table-cell table:style-name="ce6" table:formula="of:=[.$AR50]*[.AC50]" office:value-type="float" office:value="23.2038162083281" calcext:value-type="float">
            <text:p>23.2038162083</text:p>
          </table:table-cell>
          <table:table-cell table:style-name="ce6" table:formula="of:=[.$AR50]*[.AD50]" office:value-type="float" office:value="24.0649877045759" calcext:value-type="float">
            <text:p>24.0649877046</text:p>
          </table:table-cell>
          <table:table-cell table:style-name="ce6" table:formula="of:=[.$AR50]*[.AE50]" office:value-type="float" office:value="24.8895229649097" calcext:value-type="float">
            <text:p>24.8895229649</text:p>
          </table:table-cell>
          <table:table-cell table:style-name="ce6" table:formula="of:=[.$AR50]*[.AF50]" office:value-type="float" office:value="25.681383515521" calcext:value-type="float">
            <text:p>25.6813835155</text:p>
          </table:table-cell>
          <table:table-cell table:style-name="ce6" table:formula="of:=[.$AR50]*[.AG50]" office:value-type="float" office:value="26.4438862055003" calcext:value-type="float">
            <text:p>26.4438862055</text:p>
          </table:table-cell>
          <table:table-cell table:style-name="ce6" table:formula="of:=[.$AR50]*[.AH50]" office:value-type="float" office:value="27.1798375134676" calcext:value-type="float">
            <text:p>27.1798375135</text:p>
          </table:table-cell>
          <table:table-cell table:style-name="ce6" table:formula="of:=[.$AR50]*[.AI50]" office:value-type="float" office:value="27.891634796161" calcext:value-type="float">
            <text:p>27.8916347962</text:p>
          </table:table-cell>
          <table:table-cell table:style-name="ce6" table:formula="of:=[.$AR50]*[.AJ50]" office:value-type="float" office:value="28.5813436339917" calcext:value-type="float">
            <text:p>28.581343634</text:p>
          </table:table-cell>
          <table:table-cell table:style-name="ce6" table:formula="of:=[.$AR50]*[.AK50]" office:value-type="float" office:value="29.2507576457071" calcext:value-type="float">
            <text:p>29.2507576457</text:p>
          </table:table-cell>
          <table:table-cell table:style-name="ce6" table:formula="of:=[.$AR50]*[.AL50]" office:value-type="float" office:value="29.9014453582254" calcext:value-type="float">
            <text:p>29.9014453582</text:p>
          </table:table-cell>
          <table:table-cell table:style-name="ce6" table:formula="of:=[.$AR50]*[.AM50]" office:value-type="float" office:value="30.5347872892108" calcext:value-type="float">
            <text:p>30.5347872892</text:p>
          </table:table-cell>
          <table:table-cell table:style-name="ce6" table:formula="of:=[.$AR50]*[.AN50]" office:value-type="float" office:value="31.152005642705" calcext:value-type="float">
            <text:p>31.1520056427</text:p>
          </table:table-cell>
          <table:table-cell table:style-name="ce6" table:formula="of:=[.$AR50]*[.AO50]" office:value-type="float" office:value="31.7541882917669" calcext:value-type="float">
            <text:p>31.7541882918</text:p>
          </table:table-cell>
          <table:table-cell table:style-name="ce6" table:formula="of:=[.$AR50]*[.AP50]" office:value-type="float" office:value="32.3423083454209" calcext:value-type="float">
            <text:p>32.3423083454</text:p>
          </table:table-cell>
          <table:table-cell table:style-name="ce6" table:formula="of:=[.$AR50]*[.AQ50]" office:value-type="float" office:value="32.9172402059757" calcext:value-type="float">
            <text:p>32.917240206</text:p>
          </table:table-cell>
          <table:table-cell/>
          <table:table-cell table:formula="of:=LN([.AS50])-[.C132]^2/2" office:value-type="float" office:value="2.8883553267" calcext:value-type="float">
            <text:p>2.8883553267</text:p>
          </table:table-cell>
          <table:table-cell table:formula="of:=LN([.AT50])-[.D132]^2/2" office:value-type="float" office:value="2.9518744656" calcext:value-type="float">
            <text:p>2.9518744656</text:p>
          </table:table-cell>
          <table:table-cell table:formula="of:=LN([.AU50])-[.E132]^2/2" office:value-type="float" office:value="3.0073843261" calcext:value-type="float">
            <text:p>3.0073843261</text:p>
          </table:table-cell>
          <table:table-cell table:formula="of:=LN([.AV50])-[.F132]^2/2" office:value-type="float" office:value="3.0566804274" calcext:value-type="float">
            <text:p>3.0566804274</text:p>
          </table:table-cell>
          <table:table-cell table:formula="of:=LN([.AW50])-[.G132]^2/2" office:value-type="float" office:value="3.1010149101" calcext:value-type="float">
            <text:p>3.1010149101</text:p>
          </table:table-cell>
          <table:table-cell table:formula="of:=LN([.AX50])-[.H132]^2/2" office:value-type="float" office:value="3.1412958395" calcext:value-type="float">
            <text:p>3.1412958395</text:p>
          </table:table-cell>
          <table:table-cell table:formula="of:=LN([.AY50])-[.I132]^2/2" office:value-type="float" office:value="3.178202759" calcext:value-type="float">
            <text:p>3.178202759</text:p>
          </table:table-cell>
          <table:table-cell table:formula="of:=LN([.AZ50])-[.J132]^2/2" office:value-type="float" office:value="3.2122574699" calcext:value-type="float">
            <text:p>3.2122574699</text:p>
          </table:table-cell>
          <table:table-cell table:formula="of:=LN([.BA50])-[.K132]^2/2" office:value-type="float" office:value="3.2438693664" calcext:value-type="float">
            <text:p>3.2438693664</text:p>
          </table:table-cell>
          <table:table-cell table:formula="of:=LN([.BB50])-[.L132]^2/2" office:value-type="float" office:value="3.2733655703" calcext:value-type="float">
            <text:p>3.2733655703</text:p>
          </table:table-cell>
          <table:table-cell table:formula="of:=LN([.BC50])-[.M132]^2/2" office:value-type="float" office:value="3.3010115984" calcext:value-type="float">
            <text:p>3.3010115984</text:p>
          </table:table-cell>
          <table:table-cell table:formula="of:=LN([.BD50])-[.N132]^2/2" office:value-type="float" office:value="3.327025922" calcext:value-type="float">
            <text:p>3.327025922</text:p>
          </table:table-cell>
          <table:table-cell table:formula="of:=LN([.BE50])-[.O132]^2/2" office:value-type="float" office:value="3.3515904644" calcext:value-type="float">
            <text:p>3.3515904644</text:p>
          </table:table-cell>
          <table:table-cell table:formula="of:=LN([.BF50])-[.P132]^2/2" office:value-type="float" office:value="3.3748583237" calcext:value-type="float">
            <text:p>3.3748583237</text:p>
          </table:table-cell>
          <table:table-cell table:formula="of:=LN([.BG50])-[.Q132]^2/2" office:value-type="float" office:value="3.3969595588" calcext:value-type="float">
            <text:p>3.3969595588</text:p>
          </table:table-cell>
          <table:table-cell table:formula="of:=LN([.BH50])-[.R132]^2/2" office:value-type="float" office:value="3.4180055917" calcext:value-type="float">
            <text:p>3.4180055917</text:p>
          </table:table-cell>
          <table:table-cell table:formula="of:=LN([.BI50])-[.S132]^2/2" office:value-type="float" office:value="3.4380926068" calcext:value-type="float">
            <text:p>3.4380926068</text:p>
          </table:table-cell>
          <table:table-cell table:formula="of:=LN([.BJ50])-[.T132]^2/2" office:value-type="float" office:value="3.4573042085" calcext:value-type="float">
            <text:p>3.4573042085</text:p>
          </table:table-cell>
          <table:table-cell table:formula="of:=LN([.BK50])-[.U132]^2/2" office:value-type="float" office:value="3.475713524" calcext:value-type="float">
            <text:p>3.475713524</text:p>
          </table:table-cell>
          <table:table-cell table:formula="of:=LN([.BL50])-[.V132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51]+[.C133]^2/2)" office:value-type="float" office:value="32.4996046358507" calcext:value-type="float">
            <text:p>32.4996046359</text:p>
          </table:table-cell>
          <table:table-cell table:style-name="ce2" table:formula="of:=EXP([.D51]+[.D133]^2/2)" office:value-type="float" office:value="34.9945996109179" calcext:value-type="float">
            <text:p>34.9945996109</text:p>
          </table:table-cell>
          <table:table-cell table:style-name="ce2" table:formula="of:=EXP([.E51]+[.E133]^2/2)" office:value-type="float" office:value="37.3497755074856" calcext:value-type="float">
            <text:p>37.3497755075</text:p>
          </table:table-cell>
          <table:table-cell table:style-name="ce2" table:formula="of:=EXP([.F51]+[.F133]^2/2)" office:value-type="float" office:value="39.585703754713" calcext:value-type="float">
            <text:p>39.5857037547</text:p>
          </table:table-cell>
          <table:table-cell table:style-name="ce2" table:formula="of:=EXP([.G51]+[.G133]^2/2)" office:value-type="float" office:value="41.7186737300876" calcext:value-type="float">
            <text:p>41.7186737301</text:p>
          </table:table-cell>
          <table:table-cell table:style-name="ce2" table:formula="of:=EXP([.H51]+[.H133]^2/2)" office:value-type="float" office:value="43.7617265353899" calcext:value-type="float">
            <text:p>43.7617265354</text:p>
          </table:table-cell>
          <table:table-cell table:style-name="ce2" table:formula="of:=EXP([.I51]+[.I133]^2/2)" office:value-type="float" office:value="45.7254429974884" calcext:value-type="float">
            <text:p>45.7254429975</text:p>
          </table:table-cell>
          <table:table-cell table:style-name="ce2" table:formula="of:=EXP([.J51]+[.J133]^2/2)" office:value-type="float" office:value="47.6185228269053" calcext:value-type="float">
            <text:p>47.6185228269</text:p>
          </table:table-cell>
          <table:table-cell table:style-name="ce2" table:formula="of:=EXP([.K51]+[.K133]^2/2)" office:value-type="float" office:value="49.4482085834059" calcext:value-type="float">
            <text:p>49.4482085834</text:p>
          </table:table-cell>
          <table:table-cell table:style-name="ce2" table:formula="of:=EXP([.L51]+[.L133]^2/2)" office:value-type="float" office:value="51.2205986559448" calcext:value-type="float">
            <text:p>51.2205986559</text:p>
          </table:table-cell>
          <table:table-cell table:style-name="ce2" table:formula="of:=EXP([.M51]+[.M133]^2/2)" office:value-type="float" office:value="52.9408811057989" calcext:value-type="float">
            <text:p>52.9408811058</text:p>
          </table:table-cell>
          <table:table-cell table:style-name="ce2" table:formula="of:=EXP([.N51]+[.N133]^2/2)" office:value-type="float" office:value="54.613510640847" calcext:value-type="float">
            <text:p>54.6135106408</text:p>
          </table:table-cell>
          <table:table-cell table:style-name="ce2" table:formula="of:=EXP([.O51]+[.O133]^2/2)" office:value-type="float" office:value="56.2423444177632" calcext:value-type="float">
            <text:p>56.2423444178</text:p>
          </table:table-cell>
          <table:table-cell table:style-name="ce2" table:formula="of:=EXP([.P51]+[.P133]^2/2)" office:value-type="float" office:value="57.8307475610751" calcext:value-type="float">
            <text:p>57.8307475611</text:p>
          </table:table-cell>
          <table:table-cell table:style-name="ce2" table:formula="of:=EXP([.Q51]+[.Q133]^2/2)" office:value-type="float" office:value="59.3816761092276" calcext:value-type="float">
            <text:p>59.3816761092</text:p>
          </table:table-cell>
          <table:table-cell table:style-name="ce2" table:formula="of:=EXP([.R51]+[.R133]^2/2)" office:value-type="float" office:value="60.8977429967585" calcext:value-type="float">
            <text:p>60.8977429968</text:p>
          </table:table-cell>
          <table:table-cell table:style-name="ce2" table:formula="of:=EXP([.S51]+[.S133]^2/2)" office:value-type="float" office:value="62.3812710606414" calcext:value-type="float">
            <text:p>62.3812710606</text:p>
          </table:table-cell>
          <table:table-cell table:style-name="ce2" table:formula="of:=EXP([.T51]+[.T133]^2/2)" office:value-type="float" office:value="63.8343359961068" calcext:value-type="float">
            <text:p>63.8343359961</text:p>
          </table:table-cell>
          <table:table-cell table:style-name="ce2" table:formula="of:=EXP([.U51]+[.U133]^2/2)" office:value-type="float" office:value="65.2588015793638" calcext:value-type="float">
            <text:p>65.2588015794</text:p>
          </table:table-cell>
          <table:table-cell table:style-name="ce2" table:formula="of:=EXP([.V51]+[.V133]^2/2)" office:value-type="float" office:value="66.6563486225749" calcext:value-type="float">
            <text:p>66.6563486226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51]*[.X51]" office:value-type="float" office:value="32.4996046358507" calcext:value-type="float">
            <text:p>32.4996046359</text:p>
          </table:table-cell>
          <table:table-cell table:style-name="ce6" table:formula="of:=[.$AR51]*[.Y51]" office:value-type="float" office:value="34.9945996109179" calcext:value-type="float">
            <text:p>34.9945996109</text:p>
          </table:table-cell>
          <table:table-cell table:style-name="ce6" table:formula="of:=[.$AR51]*[.Z51]" office:value-type="float" office:value="37.3497755074856" calcext:value-type="float">
            <text:p>37.3497755075</text:p>
          </table:table-cell>
          <table:table-cell table:style-name="ce6" table:formula="of:=[.$AR51]*[.AA51]" office:value-type="float" office:value="39.585703754713" calcext:value-type="float">
            <text:p>39.5857037547</text:p>
          </table:table-cell>
          <table:table-cell table:style-name="ce6" table:formula="of:=[.$AR51]*[.AB51]" office:value-type="float" office:value="41.7186737300876" calcext:value-type="float">
            <text:p>41.7186737301</text:p>
          </table:table-cell>
          <table:table-cell table:style-name="ce6" table:formula="of:=[.$AR51]*[.AC51]" office:value-type="float" office:value="43.7617265353899" calcext:value-type="float">
            <text:p>43.7617265354</text:p>
          </table:table-cell>
          <table:table-cell table:style-name="ce6" table:formula="of:=[.$AR51]*[.AD51]" office:value-type="float" office:value="45.7254429974884" calcext:value-type="float">
            <text:p>45.7254429975</text:p>
          </table:table-cell>
          <table:table-cell table:style-name="ce6" table:formula="of:=[.$AR51]*[.AE51]" office:value-type="float" office:value="47.6185228269053" calcext:value-type="float">
            <text:p>47.6185228269</text:p>
          </table:table-cell>
          <table:table-cell table:style-name="ce6" table:formula="of:=[.$AR51]*[.AF51]" office:value-type="float" office:value="49.4482085834059" calcext:value-type="float">
            <text:p>49.4482085834</text:p>
          </table:table-cell>
          <table:table-cell table:style-name="ce6" table:formula="of:=[.$AR51]*[.AG51]" office:value-type="float" office:value="51.2205986559448" calcext:value-type="float">
            <text:p>51.2205986559</text:p>
          </table:table-cell>
          <table:table-cell table:style-name="ce6" table:formula="of:=[.$AR51]*[.AH51]" office:value-type="float" office:value="52.9408811057989" calcext:value-type="float">
            <text:p>52.9408811058</text:p>
          </table:table-cell>
          <table:table-cell table:style-name="ce6" table:formula="of:=[.$AR51]*[.AI51]" office:value-type="float" office:value="54.613510640847" calcext:value-type="float">
            <text:p>54.6135106408</text:p>
          </table:table-cell>
          <table:table-cell table:style-name="ce6" table:formula="of:=[.$AR51]*[.AJ51]" office:value-type="float" office:value="56.2423444177632" calcext:value-type="float">
            <text:p>56.2423444178</text:p>
          </table:table-cell>
          <table:table-cell table:style-name="ce6" table:formula="of:=[.$AR51]*[.AK51]" office:value-type="float" office:value="57.8307475610751" calcext:value-type="float">
            <text:p>57.8307475611</text:p>
          </table:table-cell>
          <table:table-cell table:style-name="ce6" table:formula="of:=[.$AR51]*[.AL51]" office:value-type="float" office:value="59.3816761092276" calcext:value-type="float">
            <text:p>59.3816761092</text:p>
          </table:table-cell>
          <table:table-cell table:style-name="ce6" table:formula="of:=[.$AR51]*[.AM51]" office:value-type="float" office:value="60.8977429967585" calcext:value-type="float">
            <text:p>60.8977429968</text:p>
          </table:table-cell>
          <table:table-cell table:style-name="ce6" table:formula="of:=[.$AR51]*[.AN51]" office:value-type="float" office:value="62.3812710606414" calcext:value-type="float">
            <text:p>62.3812710606</text:p>
          </table:table-cell>
          <table:table-cell table:style-name="ce6" table:formula="of:=[.$AR51]*[.AO51]" office:value-type="float" office:value="63.8343359961068" calcext:value-type="float">
            <text:p>63.8343359961</text:p>
          </table:table-cell>
          <table:table-cell table:style-name="ce6" table:formula="of:=[.$AR51]*[.AP51]" office:value-type="float" office:value="65.2588015793638" calcext:value-type="float">
            <text:p>65.2588015794</text:p>
          </table:table-cell>
          <table:table-cell table:style-name="ce6" table:formula="of:=[.$AR51]*[.AQ51]" office:value-type="float" office:value="66.6563486225749" calcext:value-type="float">
            <text:p>66.6563486226</text:p>
          </table:table-cell>
          <table:table-cell/>
          <table:table-cell table:formula="of:=LN([.AS51])-[.C133]^2/2" office:value-type="float" office:value="3.4717121621" calcext:value-type="float">
            <text:p>3.4717121621</text:p>
          </table:table-cell>
          <table:table-cell table:formula="of:=LN([.AT51])-[.D133]^2/2" office:value-type="float" office:value="3.5480601671" calcext:value-type="float">
            <text:p>3.5480601671</text:p>
          </table:table-cell>
          <table:table-cell table:formula="of:=LN([.AU51])-[.E133]^2/2" office:value-type="float" office:value="3.6147812717" calcext:value-type="float">
            <text:p>3.6147812717</text:p>
          </table:table-cell>
          <table:table-cell table:formula="of:=LN([.AV51])-[.F133]^2/2" office:value-type="float" office:value="3.6740336334" calcext:value-type="float">
            <text:p>3.6740336334</text:p>
          </table:table-cell>
          <table:table-cell table:formula="of:=LN([.AW51])-[.G133]^2/2" office:value-type="float" office:value="3.7273222856" calcext:value-type="float">
            <text:p>3.7273222856</text:p>
          </table:table-cell>
          <table:table-cell table:formula="of:=LN([.AX51])-[.H133]^2/2" office:value-type="float" office:value="3.7757386946" calcext:value-type="float">
            <text:p>3.7757386946</text:p>
          </table:table-cell>
          <table:table-cell table:formula="of:=LN([.AY51])-[.I133]^2/2" office:value-type="float" office:value="3.8200996497" calcext:value-type="float">
            <text:p>3.8200996497</text:p>
          </table:table-cell>
          <table:table-cell table:formula="of:=LN([.AZ51])-[.J133]^2/2" office:value-type="float" office:value="3.86103234" calcext:value-type="float">
            <text:p>3.86103234</text:p>
          </table:table-cell>
          <table:table-cell table:formula="of:=LN([.BA51])-[.K133]^2/2" office:value-type="float" office:value="3.8990288444" calcext:value-type="float">
            <text:p>3.8990288444</text:p>
          </table:table-cell>
          <table:table-cell table:formula="of:=LN([.BB51])-[.L133]^2/2" office:value-type="float" office:value="3.9344823527" calcext:value-type="float">
            <text:p>3.9344823527</text:p>
          </table:table-cell>
          <table:table-cell table:formula="of:=LN([.BC51])-[.M133]^2/2" office:value-type="float" office:value="3.967712008" calcext:value-type="float">
            <text:p>3.967712008</text:p>
          </table:table-cell>
          <table:table-cell table:formula="of:=LN([.BD51])-[.N133]^2/2" office:value-type="float" office:value="3.998980406" calcext:value-type="float">
            <text:p>3.998980406</text:p>
          </table:table-cell>
          <table:table-cell table:formula="of:=LN([.BE51])-[.O133]^2/2" office:value-type="float" office:value="4.0285062125" calcext:value-type="float">
            <text:p>4.0285062125</text:p>
          </table:table-cell>
          <table:table-cell table:formula="of:=LN([.BF51])-[.P133]^2/2" office:value-type="float" office:value="4.0564734469" calcext:value-type="float">
            <text:p>4.0564734469</text:p>
          </table:table-cell>
          <table:table-cell table:formula="of:=LN([.BG51])-[.Q133]^2/2" office:value-type="float" office:value="4.0830384356" calcext:value-type="float">
            <text:p>4.0830384356</text:p>
          </table:table-cell>
          <table:table-cell table:formula="of:=LN([.BH51])-[.R133]^2/2" office:value-type="float" office:value="4.1083351044" calcext:value-type="float">
            <text:p>4.1083351044</text:p>
          </table:table-cell>
          <table:table-cell table:formula="of:=LN([.BI51])-[.S133]^2/2" office:value-type="float" office:value="4.1324790641" calcext:value-type="float">
            <text:p>4.1324790641</text:p>
          </table:table-cell>
          <table:table-cell table:formula="of:=LN([.BJ51])-[.T133]^2/2" office:value-type="float" office:value="4.1555708045" calcext:value-type="float">
            <text:p>4.1555708045</text:p>
          </table:table-cell>
          <table:table-cell table:formula="of:=LN([.BK51])-[.U133]^2/2" office:value-type="float" office:value="4.1776982222" calcext:value-type="float">
            <text:p>4.1776982222</text:p>
          </table:table-cell>
          <table:table-cell table:formula="of:=LN([.BL51])-[.V133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52]+[.C134]^2/2)" office:value-type="float" office:value="18.1354953838057" calcext:value-type="float">
            <text:p>18.1354953838</text:p>
          </table:table-cell>
          <table:table-cell table:style-name="ce2" table:formula="of:=EXP([.D52]+[.D134]^2/2)" office:value-type="float" office:value="19.2788386477102" calcext:value-type="float">
            <text:p>19.2788386477</text:p>
          </table:table-cell>
          <table:table-cell table:style-name="ce2" table:formula="of:=EXP([.E52]+[.E134]^2/2)" office:value-type="float" office:value="20.3469282683632" calcext:value-type="float">
            <text:p>20.3469282684</text:p>
          </table:table-cell>
          <table:table-cell table:style-name="ce2" table:formula="of:=EXP([.F52]+[.F134]^2/2)" office:value-type="float" office:value="21.3513470376613" calcext:value-type="float">
            <text:p>21.3513470377</text:p>
          </table:table-cell>
          <table:table-cell table:style-name="ce2" table:formula="of:=EXP([.G52]+[.G134]^2/2)" office:value-type="float" office:value="22.3012217584624" calcext:value-type="float">
            <text:p>22.3012217585</text:p>
          </table:table-cell>
          <table:table-cell table:style-name="ce2" table:formula="of:=EXP([.H52]+[.H134]^2/2)" office:value-type="float" office:value="23.2038162083281" calcext:value-type="float">
            <text:p>23.2038162083</text:p>
          </table:table-cell>
          <table:table-cell table:style-name="ce2" table:formula="of:=EXP([.I52]+[.I134]^2/2)" office:value-type="float" office:value="24.0649877045759" calcext:value-type="float">
            <text:p>24.0649877046</text:p>
          </table:table-cell>
          <table:table-cell table:style-name="ce2" table:formula="of:=EXP([.J52]+[.J134]^2/2)" office:value-type="float" office:value="24.8895229649097" calcext:value-type="float">
            <text:p>24.8895229649</text:p>
          </table:table-cell>
          <table:table-cell table:style-name="ce2" table:formula="of:=EXP([.K52]+[.K134]^2/2)" office:value-type="float" office:value="25.681383515521" calcext:value-type="float">
            <text:p>25.6813835155</text:p>
          </table:table-cell>
          <table:table-cell table:style-name="ce2" table:formula="of:=EXP([.L52]+[.L134]^2/2)" office:value-type="float" office:value="26.4438862055003" calcext:value-type="float">
            <text:p>26.4438862055</text:p>
          </table:table-cell>
          <table:table-cell table:style-name="ce2" table:formula="of:=EXP([.M52]+[.M134]^2/2)" office:value-type="float" office:value="27.1798375134676" calcext:value-type="float">
            <text:p>27.1798375135</text:p>
          </table:table-cell>
          <table:table-cell table:style-name="ce2" table:formula="of:=EXP([.N52]+[.N134]^2/2)" office:value-type="float" office:value="27.891634796161" calcext:value-type="float">
            <text:p>27.8916347962</text:p>
          </table:table-cell>
          <table:table-cell table:style-name="ce2" table:formula="of:=EXP([.O52]+[.O134]^2/2)" office:value-type="float" office:value="28.5813436339917" calcext:value-type="float">
            <text:p>28.581343634</text:p>
          </table:table-cell>
          <table:table-cell table:style-name="ce2" table:formula="of:=EXP([.P52]+[.P134]^2/2)" office:value-type="float" office:value="29.2507576457071" calcext:value-type="float">
            <text:p>29.2507576457</text:p>
          </table:table-cell>
          <table:table-cell table:style-name="ce2" table:formula="of:=EXP([.Q52]+[.Q134]^2/2)" office:value-type="float" office:value="29.9014453582254" calcext:value-type="float">
            <text:p>29.9014453582</text:p>
          </table:table-cell>
          <table:table-cell table:style-name="ce2" table:formula="of:=EXP([.R52]+[.R134]^2/2)" office:value-type="float" office:value="30.5347872892108" calcext:value-type="float">
            <text:p>30.5347872892</text:p>
          </table:table-cell>
          <table:table-cell table:style-name="ce2" table:formula="of:=EXP([.S52]+[.S134]^2/2)" office:value-type="float" office:value="31.152005642705" calcext:value-type="float">
            <text:p>31.1520056427</text:p>
          </table:table-cell>
          <table:table-cell table:style-name="ce2" table:formula="of:=EXP([.T52]+[.T134]^2/2)" office:value-type="float" office:value="31.7541882917669" calcext:value-type="float">
            <text:p>31.7541882918</text:p>
          </table:table-cell>
          <table:table-cell table:style-name="ce2" table:formula="of:=EXP([.U52]+[.U134]^2/2)" office:value-type="float" office:value="32.3423083454209" calcext:value-type="float">
            <text:p>32.3423083454</text:p>
          </table:table-cell>
          <table:table-cell table:style-name="ce2" table:formula="of:=EXP([.V52]+[.V134]^2/2)" office:value-type="float" office:value="32.9172402059757" calcext:value-type="float">
            <text:p>32.91724020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52]*[.X52]" office:value-type="float" office:value="18.1354953838057" calcext:value-type="float">
            <text:p>18.1354953838</text:p>
          </table:table-cell>
          <table:table-cell table:style-name="ce6" table:formula="of:=[.$AR52]*[.Y52]" office:value-type="float" office:value="19.2788386477102" calcext:value-type="float">
            <text:p>19.2788386477</text:p>
          </table:table-cell>
          <table:table-cell table:style-name="ce6" table:formula="of:=[.$AR52]*[.Z52]" office:value-type="float" office:value="20.3469282683632" calcext:value-type="float">
            <text:p>20.3469282684</text:p>
          </table:table-cell>
          <table:table-cell table:style-name="ce6" table:formula="of:=[.$AR52]*[.AA52]" office:value-type="float" office:value="21.3513470376613" calcext:value-type="float">
            <text:p>21.3513470377</text:p>
          </table:table-cell>
          <table:table-cell table:style-name="ce6" table:formula="of:=[.$AR52]*[.AB52]" office:value-type="float" office:value="22.3012217584624" calcext:value-type="float">
            <text:p>22.3012217585</text:p>
          </table:table-cell>
          <table:table-cell table:style-name="ce6" table:formula="of:=[.$AR52]*[.AC52]" office:value-type="float" office:value="23.2038162083281" calcext:value-type="float">
            <text:p>23.2038162083</text:p>
          </table:table-cell>
          <table:table-cell table:style-name="ce6" table:formula="of:=[.$AR52]*[.AD52]" office:value-type="float" office:value="24.0649877045759" calcext:value-type="float">
            <text:p>24.0649877046</text:p>
          </table:table-cell>
          <table:table-cell table:style-name="ce6" table:formula="of:=[.$AR52]*[.AE52]" office:value-type="float" office:value="24.8895229649097" calcext:value-type="float">
            <text:p>24.8895229649</text:p>
          </table:table-cell>
          <table:table-cell table:style-name="ce6" table:formula="of:=[.$AR52]*[.AF52]" office:value-type="float" office:value="25.681383515521" calcext:value-type="float">
            <text:p>25.6813835155</text:p>
          </table:table-cell>
          <table:table-cell table:style-name="ce6" table:formula="of:=[.$AR52]*[.AG52]" office:value-type="float" office:value="26.4438862055003" calcext:value-type="float">
            <text:p>26.4438862055</text:p>
          </table:table-cell>
          <table:table-cell table:style-name="ce6" table:formula="of:=[.$AR52]*[.AH52]" office:value-type="float" office:value="27.1798375134676" calcext:value-type="float">
            <text:p>27.1798375135</text:p>
          </table:table-cell>
          <table:table-cell table:style-name="ce6" table:formula="of:=[.$AR52]*[.AI52]" office:value-type="float" office:value="27.891634796161" calcext:value-type="float">
            <text:p>27.8916347962</text:p>
          </table:table-cell>
          <table:table-cell table:style-name="ce6" table:formula="of:=[.$AR52]*[.AJ52]" office:value-type="float" office:value="28.5813436339917" calcext:value-type="float">
            <text:p>28.581343634</text:p>
          </table:table-cell>
          <table:table-cell table:style-name="ce6" table:formula="of:=[.$AR52]*[.AK52]" office:value-type="float" office:value="29.2507576457071" calcext:value-type="float">
            <text:p>29.2507576457</text:p>
          </table:table-cell>
          <table:table-cell table:style-name="ce6" table:formula="of:=[.$AR52]*[.AL52]" office:value-type="float" office:value="29.9014453582254" calcext:value-type="float">
            <text:p>29.9014453582</text:p>
          </table:table-cell>
          <table:table-cell table:style-name="ce6" table:formula="of:=[.$AR52]*[.AM52]" office:value-type="float" office:value="30.5347872892108" calcext:value-type="float">
            <text:p>30.5347872892</text:p>
          </table:table-cell>
          <table:table-cell table:style-name="ce6" table:formula="of:=[.$AR52]*[.AN52]" office:value-type="float" office:value="31.152005642705" calcext:value-type="float">
            <text:p>31.1520056427</text:p>
          </table:table-cell>
          <table:table-cell table:style-name="ce6" table:formula="of:=[.$AR52]*[.AO52]" office:value-type="float" office:value="31.7541882917669" calcext:value-type="float">
            <text:p>31.7541882918</text:p>
          </table:table-cell>
          <table:table-cell table:style-name="ce6" table:formula="of:=[.$AR52]*[.AP52]" office:value-type="float" office:value="32.3423083454209" calcext:value-type="float">
            <text:p>32.3423083454</text:p>
          </table:table-cell>
          <table:table-cell table:style-name="ce6" table:formula="of:=[.$AR52]*[.AQ52]" office:value-type="float" office:value="32.9172402059757" calcext:value-type="float">
            <text:p>32.917240206</text:p>
          </table:table-cell>
          <table:table-cell/>
          <table:table-cell table:formula="of:=LN([.AS52])-[.C134]^2/2" office:value-type="float" office:value="2.8883553267" calcext:value-type="float">
            <text:p>2.8883553267</text:p>
          </table:table-cell>
          <table:table-cell table:formula="of:=LN([.AT52])-[.D134]^2/2" office:value-type="float" office:value="2.9518744656" calcext:value-type="float">
            <text:p>2.9518744656</text:p>
          </table:table-cell>
          <table:table-cell table:formula="of:=LN([.AU52])-[.E134]^2/2" office:value-type="float" office:value="3.0073843261" calcext:value-type="float">
            <text:p>3.0073843261</text:p>
          </table:table-cell>
          <table:table-cell table:formula="of:=LN([.AV52])-[.F134]^2/2" office:value-type="float" office:value="3.0566804274" calcext:value-type="float">
            <text:p>3.0566804274</text:p>
          </table:table-cell>
          <table:table-cell table:formula="of:=LN([.AW52])-[.G134]^2/2" office:value-type="float" office:value="3.1010149101" calcext:value-type="float">
            <text:p>3.1010149101</text:p>
          </table:table-cell>
          <table:table-cell table:formula="of:=LN([.AX52])-[.H134]^2/2" office:value-type="float" office:value="3.1412958395" calcext:value-type="float">
            <text:p>3.1412958395</text:p>
          </table:table-cell>
          <table:table-cell table:formula="of:=LN([.AY52])-[.I134]^2/2" office:value-type="float" office:value="3.178202759" calcext:value-type="float">
            <text:p>3.178202759</text:p>
          </table:table-cell>
          <table:table-cell table:formula="of:=LN([.AZ52])-[.J134]^2/2" office:value-type="float" office:value="3.2122574699" calcext:value-type="float">
            <text:p>3.2122574699</text:p>
          </table:table-cell>
          <table:table-cell table:formula="of:=LN([.BA52])-[.K134]^2/2" office:value-type="float" office:value="3.2438693664" calcext:value-type="float">
            <text:p>3.2438693664</text:p>
          </table:table-cell>
          <table:table-cell table:formula="of:=LN([.BB52])-[.L134]^2/2" office:value-type="float" office:value="3.2733655703" calcext:value-type="float">
            <text:p>3.2733655703</text:p>
          </table:table-cell>
          <table:table-cell table:formula="of:=LN([.BC52])-[.M134]^2/2" office:value-type="float" office:value="3.3010115984" calcext:value-type="float">
            <text:p>3.3010115984</text:p>
          </table:table-cell>
          <table:table-cell table:formula="of:=LN([.BD52])-[.N134]^2/2" office:value-type="float" office:value="3.327025922" calcext:value-type="float">
            <text:p>3.327025922</text:p>
          </table:table-cell>
          <table:table-cell table:formula="of:=LN([.BE52])-[.O134]^2/2" office:value-type="float" office:value="3.3515904644" calcext:value-type="float">
            <text:p>3.3515904644</text:p>
          </table:table-cell>
          <table:table-cell table:formula="of:=LN([.BF52])-[.P134]^2/2" office:value-type="float" office:value="3.3748583237" calcext:value-type="float">
            <text:p>3.3748583237</text:p>
          </table:table-cell>
          <table:table-cell table:formula="of:=LN([.BG52])-[.Q134]^2/2" office:value-type="float" office:value="3.3969595588" calcext:value-type="float">
            <text:p>3.3969595588</text:p>
          </table:table-cell>
          <table:table-cell table:formula="of:=LN([.BH52])-[.R134]^2/2" office:value-type="float" office:value="3.4180055917" calcext:value-type="float">
            <text:p>3.4180055917</text:p>
          </table:table-cell>
          <table:table-cell table:formula="of:=LN([.BI52])-[.S134]^2/2" office:value-type="float" office:value="3.4380926068" calcext:value-type="float">
            <text:p>3.4380926068</text:p>
          </table:table-cell>
          <table:table-cell table:formula="of:=LN([.BJ52])-[.T134]^2/2" office:value-type="float" office:value="3.4573042085" calcext:value-type="float">
            <text:p>3.4573042085</text:p>
          </table:table-cell>
          <table:table-cell table:formula="of:=LN([.BK52])-[.U134]^2/2" office:value-type="float" office:value="3.475713524" calcext:value-type="float">
            <text:p>3.475713524</text:p>
          </table:table-cell>
          <table:table-cell table:formula="of:=LN([.BL52])-[.V134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.4030207874" calcext:value-type="float">
            <text:p>2.4030207874</text:p>
          </table:table-cell>
          <table:table-cell office:value-type="float" office:value="2.4558667132" calcext:value-type="float">
            <text:p>2.4558667132</text:p>
          </table:table-cell>
          <table:table-cell office:value-type="float" office:value="2.5020491711" calcext:value-type="float">
            <text:p>2.5020491711</text:p>
          </table:table-cell>
          <table:table-cell office:value-type="float" office:value="2.543061977" calcext:value-type="float">
            <text:p>2.543061977</text:p>
          </table:table-cell>
          <table:table-cell office:value-type="float" office:value="2.5799468722" calcext:value-type="float">
            <text:p>2.5799468722</text:p>
          </table:table-cell>
          <table:table-cell office:value-type="float" office:value="2.6134593386" calcext:value-type="float">
            <text:p>2.6134593386</text:p>
          </table:table-cell>
          <table:table-cell office:value-type="float" office:value="2.6441647348" calcext:value-type="float">
            <text:p>2.6441647348</text:p>
          </table:table-cell>
          <table:table-cell office:value-type="float" office:value="2.6724971831" calcext:value-type="float">
            <text:p>2.6724971831</text:p>
          </table:table-cell>
          <table:table-cell office:value-type="float" office:value="2.6987972868" calcext:value-type="float">
            <text:p>2.6987972868</text:p>
          </table:table-cell>
          <table:table-cell office:value-type="float" office:value="2.7233372007" calcext:value-type="float">
            <text:p>2.7233372007</text:p>
          </table:table-cell>
          <table:table-cell office:value-type="float" office:value="2.7463378265" calcext:value-type="float">
            <text:p>2.7463378265</text:p>
          </table:table-cell>
          <table:table-cell office:value-type="float" office:value="2.7679809257" calcext:value-type="float">
            <text:p>2.7679809257</text:p>
          </table:table-cell>
          <table:table-cell office:value-type="float" office:value="2.7884178523" calcext:value-type="float">
            <text:p>2.7884178523</text:p>
          </table:table-cell>
          <table:table-cell office:value-type="float" office:value="2.8077759794" calcext:value-type="float">
            <text:p>2.8077759794</text:p>
          </table:table-cell>
          <table:table-cell office:value-type="float" office:value="2.8261635119" calcext:value-type="float">
            <text:p>2.8261635119</text:p>
          </table:table-cell>
          <table:table-cell office:value-type="float" office:value="2.8436731493" calcext:value-type="float">
            <text:p>2.8436731493</text:p>
          </table:table-cell>
          <table:table-cell office:value-type="float" office:value="2.8603849141" calcext:value-type="float">
            <text:p>2.8603849141</text:p>
          </table:table-cell>
          <table:table-cell office:value-type="float" office:value="2.8763683625" calcext:value-type="float">
            <text:p>2.8763683625</text:p>
          </table:table-cell>
          <table:table-cell office:value-type="float" office:value="2.891684334" calcext:value-type="float">
            <text:p>2.891684334</text:p>
          </table:table-cell>
          <table:table-cell office:value-type="float" office:value="2.9063863493" calcext:value-type="float">
            <text:p>2.9063863493</text:p>
          </table:table-cell>
          <table:table-cell/>
          <table:table-cell table:style-name="ce2" table:formula="of:=EXP([.C53]+[.C135]^2/2)" office:value-type="float" office:value="11.1622388374844" calcext:value-type="float">
            <text:p>11.1622388375</text:p>
          </table:table-cell>
          <table:table-cell table:style-name="ce2" table:formula="of:=EXP([.D53]+[.D135]^2/2)" office:value-type="float" office:value="11.7399822074983" calcext:value-type="float">
            <text:p>11.7399822075</text:p>
          </table:table-cell>
          <table:table-cell table:style-name="ce2" table:formula="of:=EXP([.E53]+[.E135]^2/2)" office:value-type="float" office:value="12.2753698116857" calcext:value-type="float">
            <text:p>12.2753698117</text:p>
          </table:table-cell>
          <table:table-cell table:style-name="ce2" table:formula="of:=EXP([.F53]+[.F135]^2/2)" office:value-type="float" office:value="12.7750797710981" calcext:value-type="float">
            <text:p>12.7750797711</text:p>
          </table:table-cell>
          <table:table-cell table:style-name="ce2" table:formula="of:=EXP([.G53]+[.G135]^2/2)" office:value-type="float" office:value="13.2443815221623" calcext:value-type="float">
            <text:p>13.2443815222</text:p>
          </table:table-cell>
          <table:table-cell table:style-name="ce2" table:formula="of:=EXP([.H53]+[.H135]^2/2)" office:value-type="float" office:value="13.6874623376164" calcext:value-type="float">
            <text:p>13.6874623376</text:p>
          </table:table-cell>
          <table:table-cell table:style-name="ce2" table:formula="of:=EXP([.I53]+[.I135]^2/2)" office:value-type="float" office:value="14.1076889961734" calcext:value-type="float">
            <text:p>14.1076889962</text:p>
          </table:table-cell>
          <table:table-cell table:style-name="ce2" table:formula="of:=EXP([.J53]+[.J135]^2/2)" office:value-type="float" office:value="14.5078033053853" calcext:value-type="float">
            <text:p>14.5078033054</text:p>
          </table:table-cell>
          <table:table-cell table:style-name="ce2" table:formula="of:=EXP([.K53]+[.K135]^2/2)" office:value-type="float" office:value="14.8900659075983" calcext:value-type="float">
            <text:p>14.8900659076</text:p>
          </table:table-cell>
          <table:table-cell table:style-name="ce2" table:formula="of:=EXP([.L53]+[.L135]^2/2)" office:value-type="float" office:value="15.2563623089509" calcext:value-type="float">
            <text:p>15.256362309</text:p>
          </table:table-cell>
          <table:table-cell table:style-name="ce2" table:formula="of:=EXP([.M53]+[.M135]^2/2)" office:value-type="float" office:value="15.6082818099636" calcext:value-type="float">
            <text:p>15.60828181</text:p>
          </table:table-cell>
          <table:table-cell table:style-name="ce2" table:formula="of:=EXP([.N53]+[.N135]^2/2)" office:value-type="float" office:value="15.9471769442605" calcext:value-type="float">
            <text:p>15.9471769443</text:p>
          </table:table-cell>
          <table:table-cell table:style-name="ce2" table:formula="of:=EXP([.O53]+[.O135]^2/2)" office:value-type="float" office:value="16.2742087985164" calcext:value-type="float">
            <text:p>16.2742087985</text:p>
          </table:table-cell>
          <table:table-cell table:style-name="ce2" table:formula="of:=EXP([.P53]+[.P135]^2/2)" office:value-type="float" office:value="16.5903820265985" calcext:value-type="float">
            <text:p>16.5903820266</text:p>
          </table:table-cell>
          <table:table-cell table:style-name="ce2" table:formula="of:=EXP([.Q53]+[.Q135]^2/2)" office:value-type="float" office:value="16.8965721850312" calcext:value-type="float">
            <text:p>16.896572185</text:p>
          </table:table-cell>
          <table:table-cell table:style-name="ce2" table:formula="of:=EXP([.R53]+[.R135]^2/2)" office:value-type="float" office:value="17.1935473286589" calcext:value-type="float">
            <text:p>17.1935473287</text:p>
          </table:table-cell>
          <table:table-cell table:style-name="ce2" table:formula="of:=EXP([.S53]+[.S135]^2/2)" office:value-type="float" office:value="17.4819852610392" calcext:value-type="float">
            <text:p>17.481985261</text:p>
          </table:table-cell>
          <table:table-cell table:style-name="ce2" table:formula="of:=EXP([.T53]+[.T135]^2/2)" office:value-type="float" office:value="17.762487422677" calcext:value-type="float">
            <text:p>17.7624874227</text:p>
          </table:table-cell>
          <table:table-cell table:style-name="ce2" table:formula="of:=EXP([.U53]+[.U135]^2/2)" office:value-type="float" office:value="18.0355901988215" calcext:value-type="float">
            <text:p>18.0355901988</text:p>
          </table:table-cell>
          <table:table-cell table:style-name="ce2" table:formula="of:=EXP([.V53]+[.V135]^2/2)" office:value-type="float" office:value="18.3017741775385" calcext:value-type="float">
            <text:p>18.301774177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53]*[.X53]" office:value-type="float" office:value="11.1622388374844" calcext:value-type="float">
            <text:p>11.1622388375</text:p>
          </table:table-cell>
          <table:table-cell table:style-name="ce6" table:formula="of:=[.$AR53]*[.Y53]" office:value-type="float" office:value="11.7399822074983" calcext:value-type="float">
            <text:p>11.7399822075</text:p>
          </table:table-cell>
          <table:table-cell table:style-name="ce6" table:formula="of:=[.$AR53]*[.Z53]" office:value-type="float" office:value="12.2753698116857" calcext:value-type="float">
            <text:p>12.2753698117</text:p>
          </table:table-cell>
          <table:table-cell table:style-name="ce6" table:formula="of:=[.$AR53]*[.AA53]" office:value-type="float" office:value="12.7750797710981" calcext:value-type="float">
            <text:p>12.7750797711</text:p>
          </table:table-cell>
          <table:table-cell table:style-name="ce6" table:formula="of:=[.$AR53]*[.AB53]" office:value-type="float" office:value="13.2443815221623" calcext:value-type="float">
            <text:p>13.2443815222</text:p>
          </table:table-cell>
          <table:table-cell table:style-name="ce6" table:formula="of:=[.$AR53]*[.AC53]" office:value-type="float" office:value="13.6874623376164" calcext:value-type="float">
            <text:p>13.6874623376</text:p>
          </table:table-cell>
          <table:table-cell table:style-name="ce6" table:formula="of:=[.$AR53]*[.AD53]" office:value-type="float" office:value="14.1076889961734" calcext:value-type="float">
            <text:p>14.1076889962</text:p>
          </table:table-cell>
          <table:table-cell table:style-name="ce6" table:formula="of:=[.$AR53]*[.AE53]" office:value-type="float" office:value="14.5078033053853" calcext:value-type="float">
            <text:p>14.5078033054</text:p>
          </table:table-cell>
          <table:table-cell table:style-name="ce6" table:formula="of:=[.$AR53]*[.AF53]" office:value-type="float" office:value="14.8900659075983" calcext:value-type="float">
            <text:p>14.8900659076</text:p>
          </table:table-cell>
          <table:table-cell table:style-name="ce6" table:formula="of:=[.$AR53]*[.AG53]" office:value-type="float" office:value="15.2563623089509" calcext:value-type="float">
            <text:p>15.256362309</text:p>
          </table:table-cell>
          <table:table-cell table:style-name="ce6" table:formula="of:=[.$AR53]*[.AH53]" office:value-type="float" office:value="15.6082818099636" calcext:value-type="float">
            <text:p>15.60828181</text:p>
          </table:table-cell>
          <table:table-cell table:style-name="ce6" table:formula="of:=[.$AR53]*[.AI53]" office:value-type="float" office:value="15.9471769442605" calcext:value-type="float">
            <text:p>15.9471769443</text:p>
          </table:table-cell>
          <table:table-cell table:style-name="ce6" table:formula="of:=[.$AR53]*[.AJ53]" office:value-type="float" office:value="16.2742087985164" calcext:value-type="float">
            <text:p>16.2742087985</text:p>
          </table:table-cell>
          <table:table-cell table:style-name="ce6" table:formula="of:=[.$AR53]*[.AK53]" office:value-type="float" office:value="16.5903820265985" calcext:value-type="float">
            <text:p>16.5903820266</text:p>
          </table:table-cell>
          <table:table-cell table:style-name="ce6" table:formula="of:=[.$AR53]*[.AL53]" office:value-type="float" office:value="16.8965721850312" calcext:value-type="float">
            <text:p>16.896572185</text:p>
          </table:table-cell>
          <table:table-cell table:style-name="ce6" table:formula="of:=[.$AR53]*[.AM53]" office:value-type="float" office:value="17.1935473286589" calcext:value-type="float">
            <text:p>17.1935473287</text:p>
          </table:table-cell>
          <table:table-cell table:style-name="ce6" table:formula="of:=[.$AR53]*[.AN53]" office:value-type="float" office:value="17.4819852610392" calcext:value-type="float">
            <text:p>17.481985261</text:p>
          </table:table-cell>
          <table:table-cell table:style-name="ce6" table:formula="of:=[.$AR53]*[.AO53]" office:value-type="float" office:value="17.762487422677" calcext:value-type="float">
            <text:p>17.7624874227</text:p>
          </table:table-cell>
          <table:table-cell table:style-name="ce6" table:formula="of:=[.$AR53]*[.AP53]" office:value-type="float" office:value="18.0355901988215" calcext:value-type="float">
            <text:p>18.0355901988</text:p>
          </table:table-cell>
          <table:table-cell table:style-name="ce6" table:formula="of:=[.$AR53]*[.AQ53]" office:value-type="float" office:value="18.3017741775385" calcext:value-type="float">
            <text:p>18.3017741775</text:p>
          </table:table-cell>
          <table:table-cell/>
          <table:table-cell table:formula="of:=LN([.AS53])-[.C135]^2/2" office:value-type="float" office:value="2.4030207874" calcext:value-type="float">
            <text:p>2.4030207874</text:p>
          </table:table-cell>
          <table:table-cell table:formula="of:=LN([.AT53])-[.D135]^2/2" office:value-type="float" office:value="2.4558667132" calcext:value-type="float">
            <text:p>2.4558667132</text:p>
          </table:table-cell>
          <table:table-cell table:formula="of:=LN([.AU53])-[.E135]^2/2" office:value-type="float" office:value="2.5020491711" calcext:value-type="float">
            <text:p>2.5020491711</text:p>
          </table:table-cell>
          <table:table-cell table:formula="of:=LN([.AV53])-[.F135]^2/2" office:value-type="float" office:value="2.543061977" calcext:value-type="float">
            <text:p>2.543061977</text:p>
          </table:table-cell>
          <table:table-cell table:formula="of:=LN([.AW53])-[.G135]^2/2" office:value-type="float" office:value="2.5799468722" calcext:value-type="float">
            <text:p>2.5799468722</text:p>
          </table:table-cell>
          <table:table-cell table:formula="of:=LN([.AX53])-[.H135]^2/2" office:value-type="float" office:value="2.6134593386" calcext:value-type="float">
            <text:p>2.6134593386</text:p>
          </table:table-cell>
          <table:table-cell table:formula="of:=LN([.AY53])-[.I135]^2/2" office:value-type="float" office:value="2.6441647348" calcext:value-type="float">
            <text:p>2.6441647348</text:p>
          </table:table-cell>
          <table:table-cell table:formula="of:=LN([.AZ53])-[.J135]^2/2" office:value-type="float" office:value="2.6724971831" calcext:value-type="float">
            <text:p>2.6724971831</text:p>
          </table:table-cell>
          <table:table-cell table:formula="of:=LN([.BA53])-[.K135]^2/2" office:value-type="float" office:value="2.6987972868" calcext:value-type="float">
            <text:p>2.6987972868</text:p>
          </table:table-cell>
          <table:table-cell table:formula="of:=LN([.BB53])-[.L135]^2/2" office:value-type="float" office:value="2.7233372007" calcext:value-type="float">
            <text:p>2.7233372007</text:p>
          </table:table-cell>
          <table:table-cell table:formula="of:=LN([.BC53])-[.M135]^2/2" office:value-type="float" office:value="2.7463378265" calcext:value-type="float">
            <text:p>2.7463378265</text:p>
          </table:table-cell>
          <table:table-cell table:formula="of:=LN([.BD53])-[.N135]^2/2" office:value-type="float" office:value="2.7679809257" calcext:value-type="float">
            <text:p>2.7679809257</text:p>
          </table:table-cell>
          <table:table-cell table:formula="of:=LN([.BE53])-[.O135]^2/2" office:value-type="float" office:value="2.7884178523" calcext:value-type="float">
            <text:p>2.7884178523</text:p>
          </table:table-cell>
          <table:table-cell table:formula="of:=LN([.BF53])-[.P135]^2/2" office:value-type="float" office:value="2.8077759794" calcext:value-type="float">
            <text:p>2.8077759794</text:p>
          </table:table-cell>
          <table:table-cell table:formula="of:=LN([.BG53])-[.Q135]^2/2" office:value-type="float" office:value="2.8261635119" calcext:value-type="float">
            <text:p>2.8261635119</text:p>
          </table:table-cell>
          <table:table-cell table:formula="of:=LN([.BH53])-[.R135]^2/2" office:value-type="float" office:value="2.8436731493" calcext:value-type="float">
            <text:p>2.8436731493</text:p>
          </table:table-cell>
          <table:table-cell table:formula="of:=LN([.BI53])-[.S135]^2/2" office:value-type="float" office:value="2.8603849141" calcext:value-type="float">
            <text:p>2.8603849141</text:p>
          </table:table-cell>
          <table:table-cell table:formula="of:=LN([.BJ53])-[.T135]^2/2" office:value-type="float" office:value="2.8763683625" calcext:value-type="float">
            <text:p>2.8763683625</text:p>
          </table:table-cell>
          <table:table-cell table:formula="of:=LN([.BK53])-[.U135]^2/2" office:value-type="float" office:value="2.891684334" calcext:value-type="float">
            <text:p>2.891684334</text:p>
          </table:table-cell>
          <table:table-cell table:formula="of:=LN([.BL53])-[.V135]^2/2" office:value-type="float" office:value="2.9063863493" calcext:value-type="float">
            <text:p>2.906386349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.7958976403" calcext:value-type="float">
            <text:p>4.7958976403</text:p>
          </table:table-cell>
          <table:table-cell office:value-type="float" office:value="4.9013664119" calcext:value-type="float">
            <text:p>4.9013664119</text:p>
          </table:table-cell>
          <table:table-cell office:value-type="float" office:value="4.9935363767" calcext:value-type="float">
            <text:p>4.9935363767</text:p>
          </table:table-cell>
          <table:table-cell office:value-type="float" office:value="5.07538886" calcext:value-type="float">
            <text:p>5.07538886</text:p>
          </table:table-cell>
          <table:table-cell office:value-type="float" office:value="5.1490029472" calcext:value-type="float">
            <text:p>5.1490029472</text:p>
          </table:table-cell>
          <table:table-cell office:value-type="float" office:value="5.2158864128" calcext:value-type="float">
            <text:p>5.2158864128</text:p>
          </table:table-cell>
          <table:table-cell office:value-type="float" office:value="5.2771675878" calcext:value-type="float">
            <text:p>5.2771675878</text:p>
          </table:table-cell>
          <table:table-cell office:value-type="float" office:value="5.333712884" calcext:value-type="float">
            <text:p>5.333712884</text:p>
          </table:table-cell>
          <table:table-cell office:value-type="float" office:value="5.38620207" calcext:value-type="float">
            <text:p>5.38620207</text:p>
          </table:table-cell>
          <table:table-cell office:value-type="float" office:value="5.4351783068" calcext:value-type="float">
            <text:p>5.4351783068</text:p>
          </table:table-cell>
          <table:table-cell office:value-type="float" office:value="5.4810824654" calcext:value-type="float">
            <text:p>5.4810824654</text:p>
          </table:table-cell>
          <table:table-cell office:value-type="float" office:value="5.524277301" calcext:value-type="float">
            <text:p>5.524277301</text:p>
          </table:table-cell>
          <table:table-cell office:value-type="float" office:value="5.5650648833" calcext:value-type="float">
            <text:p>5.5650648833</text:p>
          </table:table-cell>
          <table:table-cell office:value-type="float" office:value="5.6036994208" calcext:value-type="float">
            <text:p>5.6036994208</text:p>
          </table:table-cell>
          <table:table-cell office:value-type="float" office:value="5.6403968659" calcext:value-type="float">
            <text:p>5.6403968659</text:p>
          </table:table-cell>
          <table:table-cell office:value-type="float" office:value="5.6753422268" calcext:value-type="float">
            <text:p>5.6753422268</text:p>
          </table:table-cell>
          <table:table-cell office:value-type="float" office:value="5.7086952105" calcext:value-type="float">
            <text:p>5.7086952105</text:p>
          </table:table-cell>
          <table:table-cell office:value-type="float" office:value="5.7405946361" calcext:value-type="float">
            <text:p>5.7405946361</text:p>
          </table:table-cell>
          <table:table-cell office:value-type="float" office:value="5.7711619253" calcext:value-type="float">
            <text:p>5.7711619253</text:p>
          </table:table-cell>
          <table:table-cell office:value-type="float" office:value="5.8005038939" calcext:value-type="float">
            <text:p>5.8005038939</text:p>
          </table:table-cell>
          <table:table-cell/>
          <table:table-cell table:style-name="ce2" table:formula="of:=EXP([.C54]+[.C136]^2/2)" office:value-type="float" office:value="122.169985949838" calcext:value-type="float">
            <text:p>122.1699859498</text:p>
          </table:table-cell>
          <table:table-cell table:style-name="ce2" table:formula="of:=EXP([.D54]+[.D136]^2/2)" office:value-type="float" office:value="135.436107473583" calcext:value-type="float">
            <text:p>135.4361074736</text:p>
          </table:table-cell>
          <table:table-cell table:style-name="ce2" table:formula="of:=EXP([.E54]+[.E136]^2/2)" office:value-type="float" office:value="148.276979236379" calcext:value-type="float">
            <text:p>148.2769792364</text:p>
          </table:table-cell>
          <table:table-cell table:style-name="ce2" table:formula="of:=EXP([.F54]+[.F136]^2/2)" office:value-type="float" office:value="160.745643776707" calcext:value-type="float">
            <text:p>160.7456437767</text:p>
          </table:table-cell>
          <table:table-cell table:style-name="ce2" table:formula="of:=EXP([.G54]+[.G136]^2/2)" office:value-type="float" office:value="172.885495811452" calcext:value-type="float">
            <text:p>172.8854958115</text:p>
          </table:table-cell>
          <table:table-cell table:style-name="ce2" table:formula="of:=EXP([.H54]+[.H136]^2/2)" office:value-type="float" office:value="184.732222428456" calcext:value-type="float">
            <text:p>184.7322224285</text:p>
          </table:table-cell>
          <table:table-cell table:style-name="ce2" table:formula="of:=EXP([.I54]+[.I136]^2/2)" office:value-type="float" office:value="196.315453216031" calcext:value-type="float">
            <text:p>196.315453216</text:p>
          </table:table-cell>
          <table:table-cell table:style-name="ce2" table:formula="of:=EXP([.J54]+[.J136]^2/2)" office:value-type="float" office:value="207.660049358231" calcext:value-type="float">
            <text:p>207.6600493582</text:p>
          </table:table-cell>
          <table:table-cell table:style-name="ce2" table:formula="of:=EXP([.K54]+[.K136]^2/2)" office:value-type="float" office:value="218.78708803853" calcext:value-type="float">
            <text:p>218.7870880385</text:p>
          </table:table-cell>
          <table:table-cell table:style-name="ce2" table:formula="of:=EXP([.L54]+[.L136]^2/2)" office:value-type="float" office:value="229.714612380361" calcext:value-type="float">
            <text:p>229.7146123804</text:p>
          </table:table-cell>
          <table:table-cell table:style-name="ce2" table:formula="of:=EXP([.M54]+[.M136]^2/2)" office:value-type="float" office:value="240.458206654344" calcext:value-type="float">
            <text:p>240.4582066543</text:p>
          </table:table-cell>
          <table:table-cell table:style-name="ce2" table:formula="of:=EXP([.N54]+[.N136]^2/2)" office:value-type="float" office:value="251.031441135572" calcext:value-type="float">
            <text:p>251.0314411356</text:p>
          </table:table-cell>
          <table:table-cell table:style-name="ce2" table:formula="of:=EXP([.O54]+[.O136]^2/2)" office:value-type="float" office:value="261.446220178862" calcext:value-type="float">
            <text:p>261.4462201789</text:p>
          </table:table-cell>
          <table:table-cell table:style-name="ce2" table:formula="of:=EXP([.P54]+[.P136]^2/2)" office:value-type="float" office:value="271.713057245075" calcext:value-type="float">
            <text:p>271.7130572451</text:p>
          </table:table-cell>
          <table:table-cell table:style-name="ce2" table:formula="of:=EXP([.Q54]+[.Q136]^2/2)" office:value-type="float" office:value="281.841294222203" calcext:value-type="float">
            <text:p>281.8412942222</text:p>
          </table:table-cell>
          <table:table-cell table:style-name="ce2" table:formula="of:=EXP([.R54]+[.R136]^2/2)" office:value-type="float" office:value="291.839278786783" calcext:value-type="float">
            <text:p>291.8392787868</text:p>
          </table:table-cell>
          <table:table-cell table:style-name="ce2" table:formula="of:=EXP([.S54]+[.S136]^2/2)" office:value-type="float" office:value="301.714508287062" calcext:value-type="float">
            <text:p>301.7145082871</text:p>
          </table:table-cell>
          <table:table-cell table:style-name="ce2" table:formula="of:=EXP([.T54]+[.T136]^2/2)" office:value-type="float" office:value="311.473748108215" calcext:value-type="float">
            <text:p>311.4737481082</text:p>
          </table:table-cell>
          <table:table-cell table:style-name="ce2" table:formula="of:=EXP([.U54]+[.U136]^2/2)" office:value-type="float" office:value="321.12312941414" calcext:value-type="float">
            <text:p>321.1231294141</text:p>
          </table:table-cell>
          <table:table-cell table:style-name="ce2" table:formula="of:=EXP([.V54]+[.V136]^2/2)" office:value-type="float" office:value="330.668230962962" calcext:value-type="float">
            <text:p>330.668230963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54]*[.X54]" office:value-type="float" office:value="61.0849929749188" calcext:value-type="float">
            <text:p>61.0849929749</text:p>
          </table:table-cell>
          <table:table-cell table:style-name="ce6" table:formula="of:=[.$AR54]*[.Y54]" office:value-type="float" office:value="67.7180537367914" calcext:value-type="float">
            <text:p>67.7180537368</text:p>
          </table:table-cell>
          <table:table-cell table:style-name="ce6" table:formula="of:=[.$AR54]*[.Z54]" office:value-type="float" office:value="74.1384896181894" calcext:value-type="float">
            <text:p>74.1384896182</text:p>
          </table:table-cell>
          <table:table-cell table:style-name="ce6" table:formula="of:=[.$AR54]*[.AA54]" office:value-type="float" office:value="80.3728218883534" calcext:value-type="float">
            <text:p>80.3728218884</text:p>
          </table:table-cell>
          <table:table-cell table:style-name="ce6" table:formula="of:=[.$AR54]*[.AB54]" office:value-type="float" office:value="86.4427479057261" calcext:value-type="float">
            <text:p>86.4427479057</text:p>
          </table:table-cell>
          <table:table-cell table:style-name="ce6" table:formula="of:=[.$AR54]*[.AC54]" office:value-type="float" office:value="92.3661112142278" calcext:value-type="float">
            <text:p>92.3661112142</text:p>
          </table:table-cell>
          <table:table-cell table:style-name="ce6" table:formula="of:=[.$AR54]*[.AD54]" office:value-type="float" office:value="98.1577266080157" calcext:value-type="float">
            <text:p>98.157726608</text:p>
          </table:table-cell>
          <table:table-cell table:style-name="ce6" table:formula="of:=[.$AR54]*[.AE54]" office:value-type="float" office:value="103.830024679116" calcext:value-type="float">
            <text:p>103.8300246791</text:p>
          </table:table-cell>
          <table:table-cell table:style-name="ce6" table:formula="of:=[.$AR54]*[.AF54]" office:value-type="float" office:value="109.393544019265" calcext:value-type="float">
            <text:p>109.3935440193</text:p>
          </table:table-cell>
          <table:table-cell table:style-name="ce6" table:formula="of:=[.$AR54]*[.AG54]" office:value-type="float" office:value="114.857306190181" calcext:value-type="float">
            <text:p>114.8573061902</text:p>
          </table:table-cell>
          <table:table-cell table:style-name="ce6" table:formula="of:=[.$AR54]*[.AH54]" office:value-type="float" office:value="120.229103327172" calcext:value-type="float">
            <text:p>120.2291033272</text:p>
          </table:table-cell>
          <table:table-cell table:style-name="ce6" table:formula="of:=[.$AR54]*[.AI54]" office:value-type="float" office:value="125.515720567786" calcext:value-type="float">
            <text:p>125.5157205678</text:p>
          </table:table-cell>
          <table:table-cell table:style-name="ce6" table:formula="of:=[.$AR54]*[.AJ54]" office:value-type="float" office:value="130.723110089431" calcext:value-type="float">
            <text:p>130.7231100894</text:p>
          </table:table-cell>
          <table:table-cell table:style-name="ce6" table:formula="of:=[.$AR54]*[.AK54]" office:value-type="float" office:value="135.856528622537" calcext:value-type="float">
            <text:p>135.8565286225</text:p>
          </table:table-cell>
          <table:table-cell table:style-name="ce6" table:formula="of:=[.$AR54]*[.AL54]" office:value-type="float" office:value="140.920647111102" calcext:value-type="float">
            <text:p>140.9206471111</text:p>
          </table:table-cell>
          <table:table-cell table:style-name="ce6" table:formula="of:=[.$AR54]*[.AM54]" office:value-type="float" office:value="145.919639393391" calcext:value-type="float">
            <text:p>145.9196393934</text:p>
          </table:table-cell>
          <table:table-cell table:style-name="ce6" table:formula="of:=[.$AR54]*[.AN54]" office:value-type="float" office:value="150.857254143531" calcext:value-type="float">
            <text:p>150.8572541435</text:p>
          </table:table-cell>
          <table:table-cell table:style-name="ce6" table:formula="of:=[.$AR54]*[.AO54]" office:value-type="float" office:value="155.736874054108" calcext:value-type="float">
            <text:p>155.7368740541</text:p>
          </table:table-cell>
          <table:table-cell table:style-name="ce6" table:formula="of:=[.$AR54]*[.AP54]" office:value-type="float" office:value="160.56156470707" calcext:value-type="float">
            <text:p>160.5615647071</text:p>
          </table:table-cell>
          <table:table-cell table:style-name="ce6" table:formula="of:=[.$AR54]*[.AQ54]" office:value-type="float" office:value="165.334115481481" calcext:value-type="float">
            <text:p>165.3341154815</text:p>
          </table:table-cell>
          <table:table-cell/>
          <table:table-cell table:formula="of:=LN([.AS54])-[.C136]^2/2" office:value-type="float" office:value="4.10275045974005" calcext:value-type="float">
            <text:p>4.1027504597</text:p>
          </table:table-cell>
          <table:table-cell table:formula="of:=LN([.AT54])-[.D136]^2/2" office:value-type="float" office:value="4.20821923134005" calcext:value-type="float">
            <text:p>4.2082192313</text:p>
          </table:table-cell>
          <table:table-cell table:formula="of:=LN([.AU54])-[.E136]^2/2" office:value-type="float" office:value="4.30038919614005" calcext:value-type="float">
            <text:p>4.3003891961</text:p>
          </table:table-cell>
          <table:table-cell table:formula="of:=LN([.AV54])-[.F136]^2/2" office:value-type="float" office:value="4.38224167944006" calcext:value-type="float">
            <text:p>4.3822416794</text:p>
          </table:table-cell>
          <table:table-cell table:formula="of:=LN([.AW54])-[.G136]^2/2" office:value-type="float" office:value="4.45585576664005" calcext:value-type="float">
            <text:p>4.4558557666</text:p>
          </table:table-cell>
          <table:table-cell table:formula="of:=LN([.AX54])-[.H136]^2/2" office:value-type="float" office:value="4.52273923224005" calcext:value-type="float">
            <text:p>4.5227392322</text:p>
          </table:table-cell>
          <table:table-cell table:formula="of:=LN([.AY54])-[.I136]^2/2" office:value-type="float" office:value="4.58402040724006" calcext:value-type="float">
            <text:p>4.5840204072</text:p>
          </table:table-cell>
          <table:table-cell table:formula="of:=LN([.AZ54])-[.J136]^2/2" office:value-type="float" office:value="4.64056570344005" calcext:value-type="float">
            <text:p>4.6405657034</text:p>
          </table:table-cell>
          <table:table-cell table:formula="of:=LN([.BA54])-[.K136]^2/2" office:value-type="float" office:value="4.69305488944006" calcext:value-type="float">
            <text:p>4.6930548894</text:p>
          </table:table-cell>
          <table:table-cell table:formula="of:=LN([.BB54])-[.L136]^2/2" office:value-type="float" office:value="4.74203112624006" calcext:value-type="float">
            <text:p>4.7420311262</text:p>
          </table:table-cell>
          <table:table-cell table:formula="of:=LN([.BC54])-[.M136]^2/2" office:value-type="float" office:value="4.78793528484006" calcext:value-type="float">
            <text:p>4.7879352848</text:p>
          </table:table-cell>
          <table:table-cell table:formula="of:=LN([.BD54])-[.N136]^2/2" office:value-type="float" office:value="4.83113012044005" calcext:value-type="float">
            <text:p>4.8311301204</text:p>
          </table:table-cell>
          <table:table-cell table:formula="of:=LN([.BE54])-[.O136]^2/2" office:value-type="float" office:value="4.87191770274005" calcext:value-type="float">
            <text:p>4.8719177027</text:p>
          </table:table-cell>
          <table:table-cell table:formula="of:=LN([.BF54])-[.P136]^2/2" office:value-type="float" office:value="4.91055224024005" calcext:value-type="float">
            <text:p>4.9105522402</text:p>
          </table:table-cell>
          <table:table-cell table:formula="of:=LN([.BG54])-[.Q136]^2/2" office:value-type="float" office:value="4.94724968534005" calcext:value-type="float">
            <text:p>4.9472496853</text:p>
          </table:table-cell>
          <table:table-cell table:formula="of:=LN([.BH54])-[.R136]^2/2" office:value-type="float" office:value="4.98219504624005" calcext:value-type="float">
            <text:p>4.9821950462</text:p>
          </table:table-cell>
          <table:table-cell table:formula="of:=LN([.BI54])-[.S136]^2/2" office:value-type="float" office:value="5.01554802994006" calcext:value-type="float">
            <text:p>5.0155480299</text:p>
          </table:table-cell>
          <table:table-cell table:formula="of:=LN([.BJ54])-[.T136]^2/2" office:value-type="float" office:value="5.04744745554005" calcext:value-type="float">
            <text:p>5.0474474555</text:p>
          </table:table-cell>
          <table:table-cell table:formula="of:=LN([.BK54])-[.U136]^2/2" office:value-type="float" office:value="5.07801474474006" calcext:value-type="float">
            <text:p>5.0780147447</text:p>
          </table:table-cell>
          <table:table-cell table:formula="of:=LN([.BL54])-[.V136]^2/2" office:value-type="float" office:value="5.10735671334006" calcext:value-type="float">
            <text:p>5.10735671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55]+[.C137]^2/2)" office:value-type="float" office:value="73.2992688814708" calcext:value-type="float">
            <text:p>73.2992688815</text:p>
          </table:table-cell>
          <table:table-cell table:style-name="ce2" table:formula="of:=EXP([.D55]+[.D137]^2/2)" office:value-type="float" office:value="80.3508454045615" calcext:value-type="float">
            <text:p>80.3508454046</text:p>
          </table:table-cell>
          <table:table-cell table:style-name="ce2" table:formula="of:=EXP([.E55]+[.E137]^2/2)" office:value-type="float" office:value="87.1095572750795" calcext:value-type="float">
            <text:p>87.1095572751</text:p>
          </table:table-cell>
          <table:table-cell table:style-name="ce2" table:formula="of:=EXP([.F55]+[.F137]^2/2)" office:value-type="float" office:value="93.6148357272682" calcext:value-type="float">
            <text:p>93.6148357273</text:p>
          </table:table-cell>
          <table:table-cell table:style-name="ce2" table:formula="of:=EXP([.G55]+[.G137]^2/2)" office:value-type="float" office:value="99.898401061926" calcext:value-type="float">
            <text:p>99.8984010619</text:p>
          </table:table-cell>
          <table:table-cell table:style-name="ce2" table:formula="of:=EXP([.H55]+[.H137]^2/2)" office:value-type="float" office:value="105.986002105478" calcext:value-type="float">
            <text:p>105.9860021055</text:p>
          </table:table-cell>
          <table:table-cell table:style-name="ce2" table:formula="of:=EXP([.I55]+[.I137]^2/2)" office:value-type="float" office:value="111.898789943608" calcext:value-type="float">
            <text:p>111.8987899436</text:p>
          </table:table-cell>
          <table:table-cell table:style-name="ce2" table:formula="of:=EXP([.J55]+[.J137]^2/2)" office:value-type="float" office:value="117.65435091741" calcext:value-type="float">
            <text:p>117.6543509174</text:p>
          </table:table-cell>
          <table:table-cell table:style-name="ce2" table:formula="of:=EXP([.K55]+[.K137]^2/2)" office:value-type="float" office:value="123.267476346502" calcext:value-type="float">
            <text:p>123.2674763465</text:p>
          </table:table-cell>
          <table:table-cell table:style-name="ce2" table:formula="of:=EXP([.L55]+[.L137]^2/2)" office:value-type="float" office:value="128.750738858786" calcext:value-type="float">
            <text:p>128.7507388588</text:p>
          </table:table-cell>
          <table:table-cell table:style-name="ce2" table:formula="of:=EXP([.M55]+[.M137]^2/2)" office:value-type="float" office:value="134.114928300055" calcext:value-type="float">
            <text:p>134.1149283001</text:p>
          </table:table-cell>
          <table:table-cell table:style-name="ce2" table:formula="of:=EXP([.N55]+[.N137]^2/2)" office:value-type="float" office:value="139.369385190654" calcext:value-type="float">
            <text:p>139.3693851907</text:p>
          </table:table-cell>
          <table:table-cell table:style-name="ce2" table:formula="of:=EXP([.O55]+[.O137]^2/2)" office:value-type="float" office:value="144.522259299251" calcext:value-type="float">
            <text:p>144.5222592993</text:p>
          </table:table-cell>
          <table:table-cell table:style-name="ce2" table:formula="of:=EXP([.P55]+[.P137]^2/2)" office:value-type="float" office:value="149.580712106635" calcext:value-type="float">
            <text:p>149.5807121066</text:p>
          </table:table-cell>
          <table:table-cell table:style-name="ce2" table:formula="of:=EXP([.Q55]+[.Q137]^2/2)" office:value-type="float" office:value="154.551077463016" calcext:value-type="float">
            <text:p>154.551077463</text:p>
          </table:table-cell>
          <table:table-cell table:style-name="ce2" table:formula="of:=EXP([.R55]+[.R137]^2/2)" office:value-type="float" office:value="159.43899020845" calcext:value-type="float">
            <text:p>159.4389902085</text:p>
          </table:table-cell>
          <table:table-cell table:style-name="ce2" table:formula="of:=EXP([.S55]+[.S137]^2/2)" office:value-type="float" office:value="164.249490349417" calcext:value-type="float">
            <text:p>164.2494903494</text:p>
          </table:table-cell>
          <table:table-cell table:style-name="ce2" table:formula="of:=EXP([.T55]+[.T137]^2/2)" office:value-type="float" office:value="168.987108025417" calcext:value-type="float">
            <text:p>168.9871080254</text:p>
          </table:table-cell>
          <table:table-cell table:style-name="ce2" table:formula="of:=EXP([.U55]+[.U137]^2/2)" office:value-type="float" office:value="173.655933517147" calcext:value-type="float">
            <text:p>173.6559335171</text:p>
          </table:table-cell>
          <table:table-cell table:style-name="ce2" table:formula="of:=EXP([.V55]+[.V137]^2/2)" office:value-type="float" office:value="178.259675359916" calcext:value-type="float">
            <text:p>178.2596753599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55]*[.X55]" office:value-type="float" office:value="49.4770064949928" calcext:value-type="float">
            <text:p>49.477006495</text:p>
          </table:table-cell>
          <table:table-cell table:style-name="ce6" table:formula="of:=[.$AR55]*[.Y55]" office:value-type="float" office:value="54.236820648079" calcext:value-type="float">
            <text:p>54.2368206481</text:p>
          </table:table-cell>
          <table:table-cell table:style-name="ce6" table:formula="of:=[.$AR55]*[.Z55]" office:value-type="float" office:value="58.7989511606787" calcext:value-type="float">
            <text:p>58.7989511607</text:p>
          </table:table-cell>
          <table:table-cell table:style-name="ce6" table:formula="of:=[.$AR55]*[.AA55]" office:value-type="float" office:value="63.190014115906" calcext:value-type="float">
            <text:p>63.1900141159</text:p>
          </table:table-cell>
          <table:table-cell table:style-name="ce6" table:formula="of:=[.$AR55]*[.AB55]" office:value-type="float" office:value="67.4314207168001" calcext:value-type="float">
            <text:p>67.4314207168</text:p>
          </table:table-cell>
          <table:table-cell table:style-name="ce6" table:formula="of:=[.$AR55]*[.AC55]" office:value-type="float" office:value="71.5405514211978" calcext:value-type="float">
            <text:p>71.5405514212</text:p>
          </table:table-cell>
          <table:table-cell table:style-name="ce6" table:formula="of:=[.$AR55]*[.AD55]" office:value-type="float" office:value="75.5316832119352" calcext:value-type="float">
            <text:p>75.5316832119</text:p>
          </table:table-cell>
          <table:table-cell table:style-name="ce6" table:formula="of:=[.$AR55]*[.AE55]" office:value-type="float" office:value="79.4166868692519" calcext:value-type="float">
            <text:p>79.4166868693</text:p>
          </table:table-cell>
          <table:table-cell table:style-name="ce6" table:formula="of:=[.$AR55]*[.AF55]" office:value-type="float" office:value="83.2055465338891" calcext:value-type="float">
            <text:p>83.2055465339</text:p>
          </table:table-cell>
          <table:table-cell table:style-name="ce6" table:formula="of:=[.$AR55]*[.AG55]" office:value-type="float" office:value="86.9067487296808" calcext:value-type="float">
            <text:p>86.9067487297</text:p>
          </table:table-cell>
          <table:table-cell table:style-name="ce6" table:formula="of:=[.$AR55]*[.AH55]" office:value-type="float" office:value="90.5275766025372" calcext:value-type="float">
            <text:p>90.5275766025</text:p>
          </table:table-cell>
          <table:table-cell table:style-name="ce6" table:formula="of:=[.$AR55]*[.AI55]" office:value-type="float" office:value="94.0743350036917" calcext:value-type="float">
            <text:p>94.0743350037</text:p>
          </table:table-cell>
          <table:table-cell table:style-name="ce6" table:formula="of:=[.$AR55]*[.AJ55]" office:value-type="float" office:value="97.5525250269944" calcext:value-type="float">
            <text:p>97.552525027</text:p>
          </table:table-cell>
          <table:table-cell table:style-name="ce6" table:formula="of:=[.$AR55]*[.AK55]" office:value-type="float" office:value="100.966980671979" calcext:value-type="float">
            <text:p>100.966980672</text:p>
          </table:table-cell>
          <table:table-cell table:style-name="ce6" table:formula="of:=[.$AR55]*[.AL55]" office:value-type="float" office:value="104.321977287536" calcext:value-type="float">
            <text:p>104.3219772875</text:p>
          </table:table-cell>
          <table:table-cell table:style-name="ce6" table:formula="of:=[.$AR55]*[.AM55]" office:value-type="float" office:value="107.621318390703" calcext:value-type="float">
            <text:p>107.6213183907</text:p>
          </table:table-cell>
          <table:table-cell table:style-name="ce6" table:formula="of:=[.$AR55]*[.AN55]" office:value-type="float" office:value="110.868405985857" calcext:value-type="float">
            <text:p>110.8684059859</text:p>
          </table:table-cell>
          <table:table-cell table:style-name="ce6" table:formula="of:=[.$AR55]*[.AO55]" office:value-type="float" office:value="114.066297917157" calcext:value-type="float">
            <text:p>114.0662979172</text:p>
          </table:table-cell>
          <table:table-cell table:style-name="ce6" table:formula="of:=[.$AR55]*[.AP55]" office:value-type="float" office:value="117.217755124074" calcext:value-type="float">
            <text:p>117.2177551241</text:p>
          </table:table-cell>
          <table:table-cell table:style-name="ce6" table:formula="of:=[.$AR55]*[.AQ55]" office:value-type="float" office:value="120.325280867943" calcext:value-type="float">
            <text:p>120.3252808679</text:p>
          </table:table-cell>
          <table:table-cell/>
          <table:table-cell table:formula="of:=LN([.AS55])-[.C137]^2/2" office:value-type="float" office:value="3.89199228429039" calcext:value-type="float">
            <text:p>3.8919922843</text:p>
          </table:table-cell>
          <table:table-cell table:formula="of:=LN([.AT55])-[.D137]^2/2" office:value-type="float" office:value="3.98622643989039" calcext:value-type="float">
            <text:p>3.9862264399</text:p>
          </table:table-cell>
          <table:table-cell table:formula="of:=LN([.AU55])-[.E137]^2/2" office:value-type="float" office:value="4.06857838799039" calcext:value-type="float">
            <text:p>4.068578388</text:p>
          </table:table-cell>
          <table:table-cell table:formula="of:=LN([.AV55])-[.F137]^2/2" office:value-type="float" office:value="4.14171188079039" calcext:value-type="float">
            <text:p>4.1417118808</text:p>
          </table:table-cell>
          <table:table-cell table:formula="of:=LN([.AW55])-[.G137]^2/2" office:value-type="float" office:value="4.20748453779039" calcext:value-type="float">
            <text:p>4.2074845378</text:p>
          </table:table-cell>
          <table:table-cell table:formula="of:=LN([.AX55])-[.H137]^2/2" office:value-type="float" office:value="4.26724352429039" calcext:value-type="float">
            <text:p>4.2672435243</text:p>
          </table:table-cell>
          <table:table-cell table:formula="of:=LN([.AY55])-[.I137]^2/2" office:value-type="float" office:value="4.32199698059039" calcext:value-type="float">
            <text:p>4.3219969806</text:p>
          </table:table-cell>
          <table:table-cell table:formula="of:=LN([.AZ55])-[.J137]^2/2" office:value-type="float" office:value="4.37251902769039" calcext:value-type="float">
            <text:p>4.3725190277</text:p>
          </table:table-cell>
          <table:table-cell table:formula="of:=LN([.BA55])-[.K137]^2/2" office:value-type="float" office:value="4.41941702449039" calcext:value-type="float">
            <text:p>4.4194170245</text:p>
          </table:table-cell>
          <table:table-cell table:formula="of:=LN([.BB55])-[.L137]^2/2" office:value-type="float" office:value="4.46317627419039" calcext:value-type="float">
            <text:p>4.4631762742</text:p>
          </table:table-cell>
          <table:table-cell table:formula="of:=LN([.BC55])-[.M137]^2/2" office:value-type="float" office:value="4.50419068599039" calcext:value-type="float">
            <text:p>4.504190686</text:p>
          </table:table-cell>
          <table:table-cell table:formula="of:=LN([.BD55])-[.N137]^2/2" office:value-type="float" office:value="4.54278437389039" calcext:value-type="float">
            <text:p>4.5427843739</text:p>
          </table:table-cell>
          <table:table-cell table:formula="of:=LN([.BE55])-[.O137]^2/2" office:value-type="float" office:value="4.57922723109039" calcext:value-type="float">
            <text:p>4.5792272311</text:p>
          </table:table-cell>
          <table:table-cell table:formula="of:=LN([.BF55])-[.P137]^2/2" office:value-type="float" office:value="4.61374638729039" calcext:value-type="float">
            <text:p>4.6137463873</text:p>
          </table:table-cell>
          <table:table-cell table:formula="of:=LN([.BG55])-[.Q137]^2/2" office:value-type="float" office:value="4.64653479189039" calcext:value-type="float">
            <text:p>4.6465347919</text:p>
          </table:table-cell>
          <table:table-cell table:formula="of:=LN([.BH55])-[.R137]^2/2" office:value-type="float" office:value="4.67775774559039" calcext:value-type="float">
            <text:p>4.6777577456</text:p>
          </table:table-cell>
          <table:table-cell table:formula="of:=LN([.BI55])-[.S137]^2/2" office:value-type="float" office:value="4.70755794339039" calcext:value-type="float">
            <text:p>4.7075579434</text:p>
          </table:table-cell>
          <table:table-cell table:formula="of:=LN([.BJ55])-[.T137]^2/2" office:value-type="float" office:value="4.73605941719039" calcext:value-type="float">
            <text:p>4.7360594172</text:p>
          </table:table-cell>
          <table:table-cell table:formula="of:=LN([.BK55])-[.U137]^2/2" office:value-type="float" office:value="4.76337065489039" calcext:value-type="float">
            <text:p>4.7633706549</text:p>
          </table:table-cell>
          <table:table-cell table:formula="of:=LN([.BL55])-[.V137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56]+[.C138]^2/2)" office:value-type="float" office:value="35.6778484002856" calcext:value-type="float">
            <text:p>35.6778484003</text:p>
          </table:table-cell>
          <table:table-cell table:style-name="ce2" table:formula="of:=EXP([.D56]+[.D138]^2/2)" office:value-type="float" office:value="38.4957436390994" calcext:value-type="float">
            <text:p>38.4957436391</text:p>
          </table:table-cell>
          <table:table-cell table:style-name="ce2" table:formula="of:=EXP([.E56]+[.E138]^2/2)" office:value-type="float" office:value="41.1602899232457" calcext:value-type="float">
            <text:p>41.1602899232</text:p>
          </table:table-cell>
          <table:table-cell table:style-name="ce2" table:formula="of:=EXP([.F56]+[.F138]^2/2)" office:value-type="float" office:value="43.6938558790452" calcext:value-type="float">
            <text:p>43.693855879</text:p>
          </table:table-cell>
          <table:table-cell table:style-name="ce2" table:formula="of:=EXP([.G56]+[.G138]^2/2)" office:value-type="float" office:value="46.1141768893027" calcext:value-type="float">
            <text:p>46.1141768893</text:p>
          </table:table-cell>
          <table:table-cell table:style-name="ce2" table:formula="of:=EXP([.H56]+[.H138]^2/2)" office:value-type="float" office:value="48.4354695749957" calcext:value-type="float">
            <text:p>48.435469575</text:p>
          </table:table-cell>
          <table:table-cell table:style-name="ce2" table:formula="of:=EXP([.I56]+[.I138]^2/2)" office:value-type="float" office:value="50.6692823781108" calcext:value-type="float">
            <text:p>50.6692823781</text:p>
          </table:table-cell>
          <table:table-cell table:style-name="ce2" table:formula="of:=EXP([.J56]+[.J138]^2/2)" office:value-type="float" office:value="52.8251212420125" calcext:value-type="float">
            <text:p>52.825121242</text:p>
          </table:table-cell>
          <table:table-cell table:style-name="ce2" table:formula="of:=EXP([.K56]+[.K138]^2/2)" office:value-type="float" office:value="54.9109082900071" calcext:value-type="float">
            <text:p>54.91090829</text:p>
          </table:table-cell>
          <table:table-cell table:style-name="ce2" table:formula="of:=EXP([.L56]+[.L138]^2/2)" office:value-type="float" office:value="56.9333207596103" calcext:value-type="float">
            <text:p>56.9333207596</text:p>
          </table:table-cell>
          <table:table-cell table:style-name="ce2" table:formula="of:=EXP([.M56]+[.M138]^2/2)" office:value-type="float" office:value="58.8980444277324" calcext:value-type="float">
            <text:p>58.8980444277</text:p>
          </table:table-cell>
          <table:table-cell table:style-name="ce2" table:formula="of:=EXP([.N56]+[.N138]^2/2)" office:value-type="float" office:value="60.8099656753968" calcext:value-type="float">
            <text:p>60.8099656754</text:p>
          </table:table-cell>
          <table:table-cell table:style-name="ce2" table:formula="of:=EXP([.O56]+[.O138]^2/2)" office:value-type="float" office:value="62.673318949813" calcext:value-type="float">
            <text:p>62.6733189498</text:p>
          </table:table-cell>
          <table:table-cell table:style-name="ce2" table:formula="of:=EXP([.P56]+[.P138]^2/2)" office:value-type="float" office:value="64.4918014460925" calcext:value-type="float">
            <text:p>64.4918014461</text:p>
          </table:table-cell>
          <table:table-cell table:style-name="ce2" table:formula="of:=EXP([.Q56]+[.Q138]^2/2)" office:value-type="float" office:value="66.2686633189625" calcext:value-type="float">
            <text:p>66.268663319</text:p>
          </table:table-cell>
          <table:table-cell table:style-name="ce2" table:formula="of:=EXP([.R56]+[.R138]^2/2)" office:value-type="float" office:value="68.006779573758" calcext:value-type="float">
            <text:p>68.0067795738</text:p>
          </table:table-cell>
          <table:table-cell table:style-name="ce2" table:formula="of:=EXP([.S56]+[.S138]^2/2)" office:value-type="float" office:value="69.7087077116945" calcext:value-type="float">
            <text:p>69.7087077117</text:p>
          </table:table-cell>
          <table:table-cell table:style-name="ce2" table:formula="of:=EXP([.T56]+[.T138]^2/2)" office:value-type="float" office:value="71.3767346451244" calcext:value-type="float">
            <text:p>71.3767346451</text:p>
          </table:table-cell>
          <table:table-cell table:style-name="ce2" table:formula="of:=EXP([.U56]+[.U138]^2/2)" office:value-type="float" office:value="73.0129150440007" calcext:value-type="float">
            <text:p>73.012915044</text:p>
          </table:table-cell>
          <table:table-cell table:style-name="ce2" table:formula="of:=EXP([.V56]+[.V138]^2/2)" office:value-type="float" office:value="74.6191030242885" calcext:value-type="float">
            <text:p>74.6191030243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56]*[.X56]" office:value-type="float" office:value="35.6778484002856" calcext:value-type="float">
            <text:p>35.6778484003</text:p>
          </table:table-cell>
          <table:table-cell table:style-name="ce6" table:formula="of:=[.$AR56]*[.Y56]" office:value-type="float" office:value="38.4957436390994" calcext:value-type="float">
            <text:p>38.4957436391</text:p>
          </table:table-cell>
          <table:table-cell table:style-name="ce6" table:formula="of:=[.$AR56]*[.Z56]" office:value-type="float" office:value="41.1602899232457" calcext:value-type="float">
            <text:p>41.1602899232</text:p>
          </table:table-cell>
          <table:table-cell table:style-name="ce6" table:formula="of:=[.$AR56]*[.AA56]" office:value-type="float" office:value="43.6938558790452" calcext:value-type="float">
            <text:p>43.693855879</text:p>
          </table:table-cell>
          <table:table-cell table:style-name="ce6" table:formula="of:=[.$AR56]*[.AB56]" office:value-type="float" office:value="46.1141768893027" calcext:value-type="float">
            <text:p>46.1141768893</text:p>
          </table:table-cell>
          <table:table-cell table:style-name="ce6" table:formula="of:=[.$AR56]*[.AC56]" office:value-type="float" office:value="48.4354695749957" calcext:value-type="float">
            <text:p>48.435469575</text:p>
          </table:table-cell>
          <table:table-cell table:style-name="ce6" table:formula="of:=[.$AR56]*[.AD56]" office:value-type="float" office:value="50.6692823781108" calcext:value-type="float">
            <text:p>50.6692823781</text:p>
          </table:table-cell>
          <table:table-cell table:style-name="ce6" table:formula="of:=[.$AR56]*[.AE56]" office:value-type="float" office:value="52.8251212420125" calcext:value-type="float">
            <text:p>52.825121242</text:p>
          </table:table-cell>
          <table:table-cell table:style-name="ce6" table:formula="of:=[.$AR56]*[.AF56]" office:value-type="float" office:value="54.9109082900071" calcext:value-type="float">
            <text:p>54.91090829</text:p>
          </table:table-cell>
          <table:table-cell table:style-name="ce6" table:formula="of:=[.$AR56]*[.AG56]" office:value-type="float" office:value="56.9333207596103" calcext:value-type="float">
            <text:p>56.9333207596</text:p>
          </table:table-cell>
          <table:table-cell table:style-name="ce6" table:formula="of:=[.$AR56]*[.AH56]" office:value-type="float" office:value="58.8980444277324" calcext:value-type="float">
            <text:p>58.8980444277</text:p>
          </table:table-cell>
          <table:table-cell table:style-name="ce6" table:formula="of:=[.$AR56]*[.AI56]" office:value-type="float" office:value="60.8099656753968" calcext:value-type="float">
            <text:p>60.8099656754</text:p>
          </table:table-cell>
          <table:table-cell table:style-name="ce6" table:formula="of:=[.$AR56]*[.AJ56]" office:value-type="float" office:value="62.673318949813" calcext:value-type="float">
            <text:p>62.6733189498</text:p>
          </table:table-cell>
          <table:table-cell table:style-name="ce6" table:formula="of:=[.$AR56]*[.AK56]" office:value-type="float" office:value="64.4918014460925" calcext:value-type="float">
            <text:p>64.4918014461</text:p>
          </table:table-cell>
          <table:table-cell table:style-name="ce6" table:formula="of:=[.$AR56]*[.AL56]" office:value-type="float" office:value="66.2686633189625" calcext:value-type="float">
            <text:p>66.268663319</text:p>
          </table:table-cell>
          <table:table-cell table:style-name="ce6" table:formula="of:=[.$AR56]*[.AM56]" office:value-type="float" office:value="68.006779573758" calcext:value-type="float">
            <text:p>68.0067795738</text:p>
          </table:table-cell>
          <table:table-cell table:style-name="ce6" table:formula="of:=[.$AR56]*[.AN56]" office:value-type="float" office:value="69.7087077116945" calcext:value-type="float">
            <text:p>69.7087077117</text:p>
          </table:table-cell>
          <table:table-cell table:style-name="ce6" table:formula="of:=[.$AR56]*[.AO56]" office:value-type="float" office:value="71.3767346451244" calcext:value-type="float">
            <text:p>71.3767346451</text:p>
          </table:table-cell>
          <table:table-cell table:style-name="ce6" table:formula="of:=[.$AR56]*[.AP56]" office:value-type="float" office:value="73.0129150440007" calcext:value-type="float">
            <text:p>73.012915044</text:p>
          </table:table-cell>
          <table:table-cell table:style-name="ce6" table:formula="of:=[.$AR56]*[.AQ56]" office:value-type="float" office:value="74.6191030242885" calcext:value-type="float">
            <text:p>74.6191030243</text:p>
          </table:table-cell>
          <table:table-cell/>
          <table:table-cell table:formula="of:=LN([.AS56])-[.C138]^2/2" office:value-type="float" office:value="3.5650142411" calcext:value-type="float">
            <text:p>3.5650142411</text:p>
          </table:table-cell>
          <table:table-cell table:formula="of:=LN([.AT56])-[.D138]^2/2" office:value-type="float" office:value="3.6434140947" calcext:value-type="float">
            <text:p>3.6434140947</text:p>
          </table:table-cell>
          <table:table-cell table:formula="of:=LN([.AU56])-[.E138]^2/2" office:value-type="float" office:value="3.7119283254" calcext:value-type="float">
            <text:p>3.7119283254</text:p>
          </table:table-cell>
          <table:table-cell table:formula="of:=LN([.AV56])-[.F138]^2/2" office:value-type="float" office:value="3.7727730911" calcext:value-type="float">
            <text:p>3.7727730911</text:p>
          </table:table-cell>
          <table:table-cell table:formula="of:=LN([.AW56])-[.G138]^2/2" office:value-type="float" office:value="3.8274938732" calcext:value-type="float">
            <text:p>3.8274938732</text:p>
          </table:table-cell>
          <table:table-cell table:formula="of:=LN([.AX56])-[.H138]^2/2" office:value-type="float" office:value="3.8772114704" calcext:value-type="float">
            <text:p>3.8772114704</text:p>
          </table:table-cell>
          <table:table-cell table:formula="of:=LN([.AY56])-[.I138]^2/2" office:value-type="float" office:value="3.9227646239" calcext:value-type="float">
            <text:p>3.9227646239</text:p>
          </table:table-cell>
          <table:table-cell table:formula="of:=LN([.AZ56])-[.J138]^2/2" office:value-type="float" office:value="3.9647973781" calcext:value-type="float">
            <text:p>3.9647973781</text:p>
          </table:table-cell>
          <table:table-cell table:formula="of:=LN([.BA56])-[.K138]^2/2" office:value-type="float" office:value="4.0038150364" calcext:value-type="float">
            <text:p>4.0038150364</text:p>
          </table:table-cell>
          <table:table-cell table:formula="of:=LN([.BB56])-[.L138]^2/2" office:value-type="float" office:value="4.0402213559" calcext:value-type="float">
            <text:p>4.0402213559</text:p>
          </table:table-cell>
          <table:table-cell table:formula="of:=LN([.BC56])-[.M138]^2/2" office:value-type="float" office:value="4.0743440564" calcext:value-type="float">
            <text:p>4.0743440564</text:p>
          </table:table-cell>
          <table:table-cell table:formula="of:=LN([.BD56])-[.N138]^2/2" office:value-type="float" office:value="4.1064527909" calcext:value-type="float">
            <text:p>4.1064527909</text:p>
          </table:table-cell>
          <table:table-cell table:formula="of:=LN([.BE56])-[.O138]^2/2" office:value-type="float" office:value="4.1367721019" calcext:value-type="float">
            <text:p>4.1367721019</text:p>
          </table:table-cell>
          <table:table-cell table:formula="of:=LN([.BF56])-[.P138]^2/2" office:value-type="float" office:value="4.1654909543" calcext:value-type="float">
            <text:p>4.1654909543</text:p>
          </table:table-cell>
          <table:table-cell table:formula="of:=LN([.BG56])-[.Q138]^2/2" office:value-type="float" office:value="4.1927698755" calcext:value-type="float">
            <text:p>4.1927698755</text:p>
          </table:table-cell>
          <table:table-cell table:formula="of:=LN([.BH56])-[.R138]^2/2" office:value-type="float" office:value="4.218746391" calcext:value-type="float">
            <text:p>4.218746391</text:p>
          </table:table-cell>
          <table:table-cell table:formula="of:=LN([.BI56])-[.S138]^2/2" office:value-type="float" office:value="4.2435392183" calcext:value-type="float">
            <text:p>4.2435392183</text:p>
          </table:table-cell>
          <table:table-cell table:formula="of:=LN([.BJ56])-[.T138]^2/2" office:value-type="float" office:value="4.2672515481" calcext:value-type="float">
            <text:p>4.2672515481</text:p>
          </table:table-cell>
          <table:table-cell table:formula="of:=LN([.BK56])-[.U138]^2/2" office:value-type="float" office:value="4.2899736389" calcext:value-type="float">
            <text:p>4.2899736389</text:p>
          </table:table-cell>
          <table:table-cell table:formula="of:=LN([.BL56])-[.V138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.2850348724" calcext:value-type="float">
            <text:p>4.2850348724</text:p>
          </table:table-cell>
          <table:table-cell office:value-type="float" office:value="4.379269028" calcext:value-type="float">
            <text:p>4.379269028</text:p>
          </table:table-cell>
          <table:table-cell office:value-type="float" office:value="4.4616209761" calcext:value-type="float">
            <text:p>4.4616209761</text:p>
          </table:table-cell>
          <table:table-cell office:value-type="float" office:value="4.5347544689" calcext:value-type="float">
            <text:p>4.5347544689</text:p>
          </table:table-cell>
          <table:table-cell office:value-type="float" office:value="4.6005271259" calcext:value-type="float">
            <text:p>4.6005271259</text:p>
          </table:table-cell>
          <table:table-cell office:value-type="float" office:value="4.6602861124" calcext:value-type="float">
            <text:p>4.6602861124</text:p>
          </table:table-cell>
          <table:table-cell office:value-type="float" office:value="4.7150395687" calcext:value-type="float">
            <text:p>4.7150395687</text:p>
          </table:table-cell>
          <table:table-cell office:value-type="float" office:value="4.7655616158" calcext:value-type="float">
            <text:p>4.7655616158</text:p>
          </table:table-cell>
          <table:table-cell office:value-type="float" office:value="4.8124596126" calcext:value-type="float">
            <text:p>4.8124596126</text:p>
          </table:table-cell>
          <table:table-cell office:value-type="float" office:value="4.8562188623" calcext:value-type="float">
            <text:p>4.8562188623</text:p>
          </table:table-cell>
          <table:table-cell office:value-type="float" office:value="4.8972332741" calcext:value-type="float">
            <text:p>4.8972332741</text:p>
          </table:table-cell>
          <table:table-cell office:value-type="float" office:value="4.935826962" calcext:value-type="float">
            <text:p>4.935826962</text:p>
          </table:table-cell>
          <table:table-cell office:value-type="float" office:value="4.9722698192" calcext:value-type="float">
            <text:p>4.9722698192</text:p>
          </table:table-cell>
          <table:table-cell office:value-type="float" office:value="5.0067889754" calcext:value-type="float">
            <text:p>5.0067889754</text:p>
          </table:table-cell>
          <table:table-cell office:value-type="float" office:value="5.03957738" calcext:value-type="float">
            <text:p>5.03957738</text:p>
          </table:table-cell>
          <table:table-cell office:value-type="float" office:value="5.0708003337" calcext:value-type="float">
            <text:p>5.0708003337</text:p>
          </table:table-cell>
          <table:table-cell office:value-type="float" office:value="5.1006005315" calcext:value-type="float">
            <text:p>5.1006005315</text:p>
          </table:table-cell>
          <table:table-cell office:value-type="float" office:value="5.1291020053" calcext:value-type="float">
            <text:p>5.1291020053</text:p>
          </table:table-cell>
          <table:table-cell office:value-type="float" office:value="5.156413243" calcext:value-type="float">
            <text:p>5.156413243</text:p>
          </table:table-cell>
          <table:table-cell office:value-type="float" office:value="5.1826296821" calcext:value-type="float">
            <text:p>5.1826296821</text:p>
          </table:table-cell>
          <table:table-cell/>
          <table:table-cell table:style-name="ce2" table:formula="of:=EXP([.C57]+[.C139]^2/2)" office:value-type="float" office:value="73.2992688814708" calcext:value-type="float">
            <text:p>73.2992688815</text:p>
          </table:table-cell>
          <table:table-cell table:style-name="ce2" table:formula="of:=EXP([.D57]+[.D139]^2/2)" office:value-type="float" office:value="80.3508454045615" calcext:value-type="float">
            <text:p>80.3508454046</text:p>
          </table:table-cell>
          <table:table-cell table:style-name="ce2" table:formula="of:=EXP([.E57]+[.E139]^2/2)" office:value-type="float" office:value="87.1095572750795" calcext:value-type="float">
            <text:p>87.1095572751</text:p>
          </table:table-cell>
          <table:table-cell table:style-name="ce2" table:formula="of:=EXP([.F57]+[.F139]^2/2)" office:value-type="float" office:value="93.6148357272682" calcext:value-type="float">
            <text:p>93.6148357273</text:p>
          </table:table-cell>
          <table:table-cell table:style-name="ce2" table:formula="of:=EXP([.G57]+[.G139]^2/2)" office:value-type="float" office:value="99.898401061926" calcext:value-type="float">
            <text:p>99.8984010619</text:p>
          </table:table-cell>
          <table:table-cell table:style-name="ce2" table:formula="of:=EXP([.H57]+[.H139]^2/2)" office:value-type="float" office:value="105.986002105478" calcext:value-type="float">
            <text:p>105.9860021055</text:p>
          </table:table-cell>
          <table:table-cell table:style-name="ce2" table:formula="of:=EXP([.I57]+[.I139]^2/2)" office:value-type="float" office:value="111.898789943608" calcext:value-type="float">
            <text:p>111.8987899436</text:p>
          </table:table-cell>
          <table:table-cell table:style-name="ce2" table:formula="of:=EXP([.J57]+[.J139]^2/2)" office:value-type="float" office:value="117.65435091741" calcext:value-type="float">
            <text:p>117.6543509174</text:p>
          </table:table-cell>
          <table:table-cell table:style-name="ce2" table:formula="of:=EXP([.K57]+[.K139]^2/2)" office:value-type="float" office:value="123.267476346502" calcext:value-type="float">
            <text:p>123.2674763465</text:p>
          </table:table-cell>
          <table:table-cell table:style-name="ce2" table:formula="of:=EXP([.L57]+[.L139]^2/2)" office:value-type="float" office:value="128.750738858786" calcext:value-type="float">
            <text:p>128.7507388588</text:p>
          </table:table-cell>
          <table:table-cell table:style-name="ce2" table:formula="of:=EXP([.M57]+[.M139]^2/2)" office:value-type="float" office:value="134.114928300055" calcext:value-type="float">
            <text:p>134.1149283001</text:p>
          </table:table-cell>
          <table:table-cell table:style-name="ce2" table:formula="of:=EXP([.N57]+[.N139]^2/2)" office:value-type="float" office:value="139.369385190654" calcext:value-type="float">
            <text:p>139.3693851907</text:p>
          </table:table-cell>
          <table:table-cell table:style-name="ce2" table:formula="of:=EXP([.O57]+[.O139]^2/2)" office:value-type="float" office:value="144.522259299251" calcext:value-type="float">
            <text:p>144.5222592993</text:p>
          </table:table-cell>
          <table:table-cell table:style-name="ce2" table:formula="of:=EXP([.P57]+[.P139]^2/2)" office:value-type="float" office:value="149.580712106635" calcext:value-type="float">
            <text:p>149.5807121066</text:p>
          </table:table-cell>
          <table:table-cell table:style-name="ce2" table:formula="of:=EXP([.Q57]+[.Q139]^2/2)" office:value-type="float" office:value="154.551077463016" calcext:value-type="float">
            <text:p>154.551077463</text:p>
          </table:table-cell>
          <table:table-cell table:style-name="ce2" table:formula="of:=EXP([.R57]+[.R139]^2/2)" office:value-type="float" office:value="159.43899020845" calcext:value-type="float">
            <text:p>159.4389902085</text:p>
          </table:table-cell>
          <table:table-cell table:style-name="ce2" table:formula="of:=EXP([.S57]+[.S139]^2/2)" office:value-type="float" office:value="164.249490349417" calcext:value-type="float">
            <text:p>164.2494903494</text:p>
          </table:table-cell>
          <table:table-cell table:style-name="ce2" table:formula="of:=EXP([.T57]+[.T139]^2/2)" office:value-type="float" office:value="168.987108025417" calcext:value-type="float">
            <text:p>168.9871080254</text:p>
          </table:table-cell>
          <table:table-cell table:style-name="ce2" table:formula="of:=EXP([.U57]+[.U139]^2/2)" office:value-type="float" office:value="173.655933517147" calcext:value-type="float">
            <text:p>173.6559335171</text:p>
          </table:table-cell>
          <table:table-cell table:style-name="ce2" table:formula="of:=EXP([.V57]+[.V139]^2/2)" office:value-type="float" office:value="178.259675359916" calcext:value-type="float">
            <text:p>178.2596753599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57]*[.X57]" office:value-type="float" office:value="49.4770064949928" calcext:value-type="float">
            <text:p>49.477006495</text:p>
          </table:table-cell>
          <table:table-cell table:style-name="ce6" table:formula="of:=[.$AR57]*[.Y57]" office:value-type="float" office:value="54.236820648079" calcext:value-type="float">
            <text:p>54.2368206481</text:p>
          </table:table-cell>
          <table:table-cell table:style-name="ce6" table:formula="of:=[.$AR57]*[.Z57]" office:value-type="float" office:value="58.7989511606787" calcext:value-type="float">
            <text:p>58.7989511607</text:p>
          </table:table-cell>
          <table:table-cell table:style-name="ce6" table:formula="of:=[.$AR57]*[.AA57]" office:value-type="float" office:value="63.190014115906" calcext:value-type="float">
            <text:p>63.1900141159</text:p>
          </table:table-cell>
          <table:table-cell table:style-name="ce6" table:formula="of:=[.$AR57]*[.AB57]" office:value-type="float" office:value="67.4314207168001" calcext:value-type="float">
            <text:p>67.4314207168</text:p>
          </table:table-cell>
          <table:table-cell table:style-name="ce6" table:formula="of:=[.$AR57]*[.AC57]" office:value-type="float" office:value="71.5405514211978" calcext:value-type="float">
            <text:p>71.5405514212</text:p>
          </table:table-cell>
          <table:table-cell table:style-name="ce6" table:formula="of:=[.$AR57]*[.AD57]" office:value-type="float" office:value="75.5316832119352" calcext:value-type="float">
            <text:p>75.5316832119</text:p>
          </table:table-cell>
          <table:table-cell table:style-name="ce6" table:formula="of:=[.$AR57]*[.AE57]" office:value-type="float" office:value="79.4166868692519" calcext:value-type="float">
            <text:p>79.4166868693</text:p>
          </table:table-cell>
          <table:table-cell table:style-name="ce6" table:formula="of:=[.$AR57]*[.AF57]" office:value-type="float" office:value="83.2055465338891" calcext:value-type="float">
            <text:p>83.2055465339</text:p>
          </table:table-cell>
          <table:table-cell table:style-name="ce6" table:formula="of:=[.$AR57]*[.AG57]" office:value-type="float" office:value="86.9067487296808" calcext:value-type="float">
            <text:p>86.9067487297</text:p>
          </table:table-cell>
          <table:table-cell table:style-name="ce6" table:formula="of:=[.$AR57]*[.AH57]" office:value-type="float" office:value="90.5275766025372" calcext:value-type="float">
            <text:p>90.5275766025</text:p>
          </table:table-cell>
          <table:table-cell table:style-name="ce6" table:formula="of:=[.$AR57]*[.AI57]" office:value-type="float" office:value="94.0743350036917" calcext:value-type="float">
            <text:p>94.0743350037</text:p>
          </table:table-cell>
          <table:table-cell table:style-name="ce6" table:formula="of:=[.$AR57]*[.AJ57]" office:value-type="float" office:value="97.5525250269944" calcext:value-type="float">
            <text:p>97.552525027</text:p>
          </table:table-cell>
          <table:table-cell table:style-name="ce6" table:formula="of:=[.$AR57]*[.AK57]" office:value-type="float" office:value="100.966980671979" calcext:value-type="float">
            <text:p>100.966980672</text:p>
          </table:table-cell>
          <table:table-cell table:style-name="ce6" table:formula="of:=[.$AR57]*[.AL57]" office:value-type="float" office:value="104.321977287536" calcext:value-type="float">
            <text:p>104.3219772875</text:p>
          </table:table-cell>
          <table:table-cell table:style-name="ce6" table:formula="of:=[.$AR57]*[.AM57]" office:value-type="float" office:value="107.621318390703" calcext:value-type="float">
            <text:p>107.6213183907</text:p>
          </table:table-cell>
          <table:table-cell table:style-name="ce6" table:formula="of:=[.$AR57]*[.AN57]" office:value-type="float" office:value="110.868405985857" calcext:value-type="float">
            <text:p>110.8684059859</text:p>
          </table:table-cell>
          <table:table-cell table:style-name="ce6" table:formula="of:=[.$AR57]*[.AO57]" office:value-type="float" office:value="114.066297917157" calcext:value-type="float">
            <text:p>114.0662979172</text:p>
          </table:table-cell>
          <table:table-cell table:style-name="ce6" table:formula="of:=[.$AR57]*[.AP57]" office:value-type="float" office:value="117.217755124074" calcext:value-type="float">
            <text:p>117.2177551241</text:p>
          </table:table-cell>
          <table:table-cell table:style-name="ce6" table:formula="of:=[.$AR57]*[.AQ57]" office:value-type="float" office:value="120.325280867943" calcext:value-type="float">
            <text:p>120.3252808679</text:p>
          </table:table-cell>
          <table:table-cell/>
          <table:table-cell table:formula="of:=LN([.AS57])-[.C139]^2/2" office:value-type="float" office:value="3.89199228429039" calcext:value-type="float">
            <text:p>3.8919922843</text:p>
          </table:table-cell>
          <table:table-cell table:formula="of:=LN([.AT57])-[.D139]^2/2" office:value-type="float" office:value="3.98622643989039" calcext:value-type="float">
            <text:p>3.9862264399</text:p>
          </table:table-cell>
          <table:table-cell table:formula="of:=LN([.AU57])-[.E139]^2/2" office:value-type="float" office:value="4.06857838799039" calcext:value-type="float">
            <text:p>4.068578388</text:p>
          </table:table-cell>
          <table:table-cell table:formula="of:=LN([.AV57])-[.F139]^2/2" office:value-type="float" office:value="4.14171188079039" calcext:value-type="float">
            <text:p>4.1417118808</text:p>
          </table:table-cell>
          <table:table-cell table:formula="of:=LN([.AW57])-[.G139]^2/2" office:value-type="float" office:value="4.20748453779039" calcext:value-type="float">
            <text:p>4.2074845378</text:p>
          </table:table-cell>
          <table:table-cell table:formula="of:=LN([.AX57])-[.H139]^2/2" office:value-type="float" office:value="4.26724352429039" calcext:value-type="float">
            <text:p>4.2672435243</text:p>
          </table:table-cell>
          <table:table-cell table:formula="of:=LN([.AY57])-[.I139]^2/2" office:value-type="float" office:value="4.32199698059039" calcext:value-type="float">
            <text:p>4.3219969806</text:p>
          </table:table-cell>
          <table:table-cell table:formula="of:=LN([.AZ57])-[.J139]^2/2" office:value-type="float" office:value="4.37251902769039" calcext:value-type="float">
            <text:p>4.3725190277</text:p>
          </table:table-cell>
          <table:table-cell table:formula="of:=LN([.BA57])-[.K139]^2/2" office:value-type="float" office:value="4.41941702449039" calcext:value-type="float">
            <text:p>4.4194170245</text:p>
          </table:table-cell>
          <table:table-cell table:formula="of:=LN([.BB57])-[.L139]^2/2" office:value-type="float" office:value="4.46317627419039" calcext:value-type="float">
            <text:p>4.4631762742</text:p>
          </table:table-cell>
          <table:table-cell table:formula="of:=LN([.BC57])-[.M139]^2/2" office:value-type="float" office:value="4.50419068599039" calcext:value-type="float">
            <text:p>4.504190686</text:p>
          </table:table-cell>
          <table:table-cell table:formula="of:=LN([.BD57])-[.N139]^2/2" office:value-type="float" office:value="4.54278437389039" calcext:value-type="float">
            <text:p>4.5427843739</text:p>
          </table:table-cell>
          <table:table-cell table:formula="of:=LN([.BE57])-[.O139]^2/2" office:value-type="float" office:value="4.57922723109039" calcext:value-type="float">
            <text:p>4.5792272311</text:p>
          </table:table-cell>
          <table:table-cell table:formula="of:=LN([.BF57])-[.P139]^2/2" office:value-type="float" office:value="4.61374638729039" calcext:value-type="float">
            <text:p>4.6137463873</text:p>
          </table:table-cell>
          <table:table-cell table:formula="of:=LN([.BG57])-[.Q139]^2/2" office:value-type="float" office:value="4.64653479189039" calcext:value-type="float">
            <text:p>4.6465347919</text:p>
          </table:table-cell>
          <table:table-cell table:formula="of:=LN([.BH57])-[.R139]^2/2" office:value-type="float" office:value="4.67775774559039" calcext:value-type="float">
            <text:p>4.6777577456</text:p>
          </table:table-cell>
          <table:table-cell table:formula="of:=LN([.BI57])-[.S139]^2/2" office:value-type="float" office:value="4.70755794339039" calcext:value-type="float">
            <text:p>4.7075579434</text:p>
          </table:table-cell>
          <table:table-cell table:formula="of:=LN([.BJ57])-[.T139]^2/2" office:value-type="float" office:value="4.73605941719039" calcext:value-type="float">
            <text:p>4.7360594172</text:p>
          </table:table-cell>
          <table:table-cell table:formula="of:=LN([.BK57])-[.U139]^2/2" office:value-type="float" office:value="4.76337065489039" calcext:value-type="float">
            <text:p>4.7633706549</text:p>
          </table:table-cell>
          <table:table-cell table:formula="of:=LN([.BL57])-[.V139]^2/2" office:value-type="float" office:value="4.78958709399039" calcext:value-type="float">
            <text:p>4.78958709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58]+[.C140]^2/2)" office:value-type="float" office:value="35.6778484002856" calcext:value-type="float">
            <text:p>35.6778484003</text:p>
          </table:table-cell>
          <table:table-cell table:style-name="ce2" table:formula="of:=EXP([.D58]+[.D140]^2/2)" office:value-type="float" office:value="38.4957436390994" calcext:value-type="float">
            <text:p>38.4957436391</text:p>
          </table:table-cell>
          <table:table-cell table:style-name="ce2" table:formula="of:=EXP([.E58]+[.E140]^2/2)" office:value-type="float" office:value="41.1602899232457" calcext:value-type="float">
            <text:p>41.1602899232</text:p>
          </table:table-cell>
          <table:table-cell table:style-name="ce2" table:formula="of:=EXP([.F58]+[.F140]^2/2)" office:value-type="float" office:value="43.6938558790452" calcext:value-type="float">
            <text:p>43.693855879</text:p>
          </table:table-cell>
          <table:table-cell table:style-name="ce2" table:formula="of:=EXP([.G58]+[.G140]^2/2)" office:value-type="float" office:value="46.1141768893027" calcext:value-type="float">
            <text:p>46.1141768893</text:p>
          </table:table-cell>
          <table:table-cell table:style-name="ce2" table:formula="of:=EXP([.H58]+[.H140]^2/2)" office:value-type="float" office:value="48.4354695749957" calcext:value-type="float">
            <text:p>48.435469575</text:p>
          </table:table-cell>
          <table:table-cell table:style-name="ce2" table:formula="of:=EXP([.I58]+[.I140]^2/2)" office:value-type="float" office:value="50.6692823781108" calcext:value-type="float">
            <text:p>50.6692823781</text:p>
          </table:table-cell>
          <table:table-cell table:style-name="ce2" table:formula="of:=EXP([.J58]+[.J140]^2/2)" office:value-type="float" office:value="52.8251212420125" calcext:value-type="float">
            <text:p>52.825121242</text:p>
          </table:table-cell>
          <table:table-cell table:style-name="ce2" table:formula="of:=EXP([.K58]+[.K140]^2/2)" office:value-type="float" office:value="54.9109082900071" calcext:value-type="float">
            <text:p>54.91090829</text:p>
          </table:table-cell>
          <table:table-cell table:style-name="ce2" table:formula="of:=EXP([.L58]+[.L140]^2/2)" office:value-type="float" office:value="56.9333207596103" calcext:value-type="float">
            <text:p>56.9333207596</text:p>
          </table:table-cell>
          <table:table-cell table:style-name="ce2" table:formula="of:=EXP([.M58]+[.M140]^2/2)" office:value-type="float" office:value="58.8980444277324" calcext:value-type="float">
            <text:p>58.8980444277</text:p>
          </table:table-cell>
          <table:table-cell table:style-name="ce2" table:formula="of:=EXP([.N58]+[.N140]^2/2)" office:value-type="float" office:value="60.8099656753968" calcext:value-type="float">
            <text:p>60.8099656754</text:p>
          </table:table-cell>
          <table:table-cell table:style-name="ce2" table:formula="of:=EXP([.O58]+[.O140]^2/2)" office:value-type="float" office:value="62.673318949813" calcext:value-type="float">
            <text:p>62.6733189498</text:p>
          </table:table-cell>
          <table:table-cell table:style-name="ce2" table:formula="of:=EXP([.P58]+[.P140]^2/2)" office:value-type="float" office:value="64.4918014460925" calcext:value-type="float">
            <text:p>64.4918014461</text:p>
          </table:table-cell>
          <table:table-cell table:style-name="ce2" table:formula="of:=EXP([.Q58]+[.Q140]^2/2)" office:value-type="float" office:value="66.2686633189625" calcext:value-type="float">
            <text:p>66.268663319</text:p>
          </table:table-cell>
          <table:table-cell table:style-name="ce2" table:formula="of:=EXP([.R58]+[.R140]^2/2)" office:value-type="float" office:value="68.006779573758" calcext:value-type="float">
            <text:p>68.0067795738</text:p>
          </table:table-cell>
          <table:table-cell table:style-name="ce2" table:formula="of:=EXP([.S58]+[.S140]^2/2)" office:value-type="float" office:value="69.7087077116945" calcext:value-type="float">
            <text:p>69.7087077117</text:p>
          </table:table-cell>
          <table:table-cell table:style-name="ce2" table:formula="of:=EXP([.T58]+[.T140]^2/2)" office:value-type="float" office:value="71.3767346451244" calcext:value-type="float">
            <text:p>71.3767346451</text:p>
          </table:table-cell>
          <table:table-cell table:style-name="ce2" table:formula="of:=EXP([.U58]+[.U140]^2/2)" office:value-type="float" office:value="73.0129150440007" calcext:value-type="float">
            <text:p>73.012915044</text:p>
          </table:table-cell>
          <table:table-cell table:style-name="ce2" table:formula="of:=EXP([.V58]+[.V140]^2/2)" office:value-type="float" office:value="74.6191030242885" calcext:value-type="float">
            <text:p>74.6191030243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58]*[.X58]" office:value-type="float" office:value="35.6778484002856" calcext:value-type="float">
            <text:p>35.6778484003</text:p>
          </table:table-cell>
          <table:table-cell table:style-name="ce6" table:formula="of:=[.$AR58]*[.Y58]" office:value-type="float" office:value="38.4957436390994" calcext:value-type="float">
            <text:p>38.4957436391</text:p>
          </table:table-cell>
          <table:table-cell table:style-name="ce6" table:formula="of:=[.$AR58]*[.Z58]" office:value-type="float" office:value="41.1602899232457" calcext:value-type="float">
            <text:p>41.1602899232</text:p>
          </table:table-cell>
          <table:table-cell table:style-name="ce6" table:formula="of:=[.$AR58]*[.AA58]" office:value-type="float" office:value="43.6938558790452" calcext:value-type="float">
            <text:p>43.693855879</text:p>
          </table:table-cell>
          <table:table-cell table:style-name="ce6" table:formula="of:=[.$AR58]*[.AB58]" office:value-type="float" office:value="46.1141768893027" calcext:value-type="float">
            <text:p>46.1141768893</text:p>
          </table:table-cell>
          <table:table-cell table:style-name="ce6" table:formula="of:=[.$AR58]*[.AC58]" office:value-type="float" office:value="48.4354695749957" calcext:value-type="float">
            <text:p>48.435469575</text:p>
          </table:table-cell>
          <table:table-cell table:style-name="ce6" table:formula="of:=[.$AR58]*[.AD58]" office:value-type="float" office:value="50.6692823781108" calcext:value-type="float">
            <text:p>50.6692823781</text:p>
          </table:table-cell>
          <table:table-cell table:style-name="ce6" table:formula="of:=[.$AR58]*[.AE58]" office:value-type="float" office:value="52.8251212420125" calcext:value-type="float">
            <text:p>52.825121242</text:p>
          </table:table-cell>
          <table:table-cell table:style-name="ce6" table:formula="of:=[.$AR58]*[.AF58]" office:value-type="float" office:value="54.9109082900071" calcext:value-type="float">
            <text:p>54.91090829</text:p>
          </table:table-cell>
          <table:table-cell table:style-name="ce6" table:formula="of:=[.$AR58]*[.AG58]" office:value-type="float" office:value="56.9333207596103" calcext:value-type="float">
            <text:p>56.9333207596</text:p>
          </table:table-cell>
          <table:table-cell table:style-name="ce6" table:formula="of:=[.$AR58]*[.AH58]" office:value-type="float" office:value="58.8980444277324" calcext:value-type="float">
            <text:p>58.8980444277</text:p>
          </table:table-cell>
          <table:table-cell table:style-name="ce6" table:formula="of:=[.$AR58]*[.AI58]" office:value-type="float" office:value="60.8099656753968" calcext:value-type="float">
            <text:p>60.8099656754</text:p>
          </table:table-cell>
          <table:table-cell table:style-name="ce6" table:formula="of:=[.$AR58]*[.AJ58]" office:value-type="float" office:value="62.673318949813" calcext:value-type="float">
            <text:p>62.6733189498</text:p>
          </table:table-cell>
          <table:table-cell table:style-name="ce6" table:formula="of:=[.$AR58]*[.AK58]" office:value-type="float" office:value="64.4918014460925" calcext:value-type="float">
            <text:p>64.4918014461</text:p>
          </table:table-cell>
          <table:table-cell table:style-name="ce6" table:formula="of:=[.$AR58]*[.AL58]" office:value-type="float" office:value="66.2686633189625" calcext:value-type="float">
            <text:p>66.268663319</text:p>
          </table:table-cell>
          <table:table-cell table:style-name="ce6" table:formula="of:=[.$AR58]*[.AM58]" office:value-type="float" office:value="68.006779573758" calcext:value-type="float">
            <text:p>68.0067795738</text:p>
          </table:table-cell>
          <table:table-cell table:style-name="ce6" table:formula="of:=[.$AR58]*[.AN58]" office:value-type="float" office:value="69.7087077116945" calcext:value-type="float">
            <text:p>69.7087077117</text:p>
          </table:table-cell>
          <table:table-cell table:style-name="ce6" table:formula="of:=[.$AR58]*[.AO58]" office:value-type="float" office:value="71.3767346451244" calcext:value-type="float">
            <text:p>71.3767346451</text:p>
          </table:table-cell>
          <table:table-cell table:style-name="ce6" table:formula="of:=[.$AR58]*[.AP58]" office:value-type="float" office:value="73.0129150440007" calcext:value-type="float">
            <text:p>73.012915044</text:p>
          </table:table-cell>
          <table:table-cell table:style-name="ce6" table:formula="of:=[.$AR58]*[.AQ58]" office:value-type="float" office:value="74.6191030242885" calcext:value-type="float">
            <text:p>74.6191030243</text:p>
          </table:table-cell>
          <table:table-cell/>
          <table:table-cell table:formula="of:=LN([.AS58])-[.C140]^2/2" office:value-type="float" office:value="3.5650142411" calcext:value-type="float">
            <text:p>3.5650142411</text:p>
          </table:table-cell>
          <table:table-cell table:formula="of:=LN([.AT58])-[.D140]^2/2" office:value-type="float" office:value="3.6434140947" calcext:value-type="float">
            <text:p>3.6434140947</text:p>
          </table:table-cell>
          <table:table-cell table:formula="of:=LN([.AU58])-[.E140]^2/2" office:value-type="float" office:value="3.7119283254" calcext:value-type="float">
            <text:p>3.7119283254</text:p>
          </table:table-cell>
          <table:table-cell table:formula="of:=LN([.AV58])-[.F140]^2/2" office:value-type="float" office:value="3.7727730911" calcext:value-type="float">
            <text:p>3.7727730911</text:p>
          </table:table-cell>
          <table:table-cell table:formula="of:=LN([.AW58])-[.G140]^2/2" office:value-type="float" office:value="3.8274938732" calcext:value-type="float">
            <text:p>3.8274938732</text:p>
          </table:table-cell>
          <table:table-cell table:formula="of:=LN([.AX58])-[.H140]^2/2" office:value-type="float" office:value="3.8772114704" calcext:value-type="float">
            <text:p>3.8772114704</text:p>
          </table:table-cell>
          <table:table-cell table:formula="of:=LN([.AY58])-[.I140]^2/2" office:value-type="float" office:value="3.9227646239" calcext:value-type="float">
            <text:p>3.9227646239</text:p>
          </table:table-cell>
          <table:table-cell table:formula="of:=LN([.AZ58])-[.J140]^2/2" office:value-type="float" office:value="3.9647973781" calcext:value-type="float">
            <text:p>3.9647973781</text:p>
          </table:table-cell>
          <table:table-cell table:formula="of:=LN([.BA58])-[.K140]^2/2" office:value-type="float" office:value="4.0038150364" calcext:value-type="float">
            <text:p>4.0038150364</text:p>
          </table:table-cell>
          <table:table-cell table:formula="of:=LN([.BB58])-[.L140]^2/2" office:value-type="float" office:value="4.0402213559" calcext:value-type="float">
            <text:p>4.0402213559</text:p>
          </table:table-cell>
          <table:table-cell table:formula="of:=LN([.BC58])-[.M140]^2/2" office:value-type="float" office:value="4.0743440564" calcext:value-type="float">
            <text:p>4.0743440564</text:p>
          </table:table-cell>
          <table:table-cell table:formula="of:=LN([.BD58])-[.N140]^2/2" office:value-type="float" office:value="4.1064527909" calcext:value-type="float">
            <text:p>4.1064527909</text:p>
          </table:table-cell>
          <table:table-cell table:formula="of:=LN([.BE58])-[.O140]^2/2" office:value-type="float" office:value="4.1367721019" calcext:value-type="float">
            <text:p>4.1367721019</text:p>
          </table:table-cell>
          <table:table-cell table:formula="of:=LN([.BF58])-[.P140]^2/2" office:value-type="float" office:value="4.1654909543" calcext:value-type="float">
            <text:p>4.1654909543</text:p>
          </table:table-cell>
          <table:table-cell table:formula="of:=LN([.BG58])-[.Q140]^2/2" office:value-type="float" office:value="4.1927698755" calcext:value-type="float">
            <text:p>4.1927698755</text:p>
          </table:table-cell>
          <table:table-cell table:formula="of:=LN([.BH58])-[.R140]^2/2" office:value-type="float" office:value="4.218746391" calcext:value-type="float">
            <text:p>4.218746391</text:p>
          </table:table-cell>
          <table:table-cell table:formula="of:=LN([.BI58])-[.S140]^2/2" office:value-type="float" office:value="4.2435392183" calcext:value-type="float">
            <text:p>4.2435392183</text:p>
          </table:table-cell>
          <table:table-cell table:formula="of:=LN([.BJ58])-[.T140]^2/2" office:value-type="float" office:value="4.2672515481" calcext:value-type="float">
            <text:p>4.2672515481</text:p>
          </table:table-cell>
          <table:table-cell table:formula="of:=LN([.BK58])-[.U140]^2/2" office:value-type="float" office:value="4.2899736389" calcext:value-type="float">
            <text:p>4.2899736389</text:p>
          </table:table-cell>
          <table:table-cell table:formula="of:=LN([.BL58])-[.V140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59]+[.C141]^2/2)" office:value-type="float" office:value="19.5993319997633" calcext:value-type="float">
            <text:p>19.5993319998</text:p>
          </table:table-cell>
          <table:table-cell table:style-name="ce2" table:formula="of:=EXP([.D59]+[.D141]^2/2)" office:value-type="float" office:value="20.8705592997944" calcext:value-type="float">
            <text:p>20.8705592998</text:p>
          </table:table-cell>
          <table:table-cell table:style-name="ce2" table:formula="of:=EXP([.E59]+[.E141]^2/2)" office:value-type="float" office:value="22.0597184020659" calcext:value-type="float">
            <text:p>22.0597184021</text:p>
          </table:table-cell>
          <table:table-cell table:style-name="ce2" table:formula="of:=EXP([.F59]+[.F141]^2/2)" office:value-type="float" office:value="23.1793768412349" calcext:value-type="float">
            <text:p>23.1793768412</text:p>
          </table:table-cell>
          <table:table-cell table:style-name="ce2" table:formula="of:=EXP([.G59]+[.G141]^2/2)" office:value-type="float" office:value="24.2394403858016" calcext:value-type="float">
            <text:p>24.2394403858</text:p>
          </table:table-cell>
          <table:table-cell table:style-name="ce2" table:formula="of:=EXP([.H59]+[.H141]^2/2)" office:value-type="float" office:value="25.2477972649234" calcext:value-type="float">
            <text:p>25.2477972649</text:p>
          </table:table-cell>
          <table:table-cell table:style-name="ce2" table:formula="of:=EXP([.I59]+[.I141]^2/2)" office:value-type="float" office:value="26.2108126272813" calcext:value-type="float">
            <text:p>26.2108126273</text:p>
          </table:table-cell>
          <table:table-cell table:style-name="ce2" table:formula="of:=EXP([.J59]+[.J141]^2/2)" office:value-type="float" office:value="27.1336918788958" calcext:value-type="float">
            <text:p>27.1336918789</text:p>
          </table:table-cell>
          <table:table-cell table:style-name="ce2" table:formula="of:=EXP([.K59]+[.K141]^2/2)" office:value-type="float" office:value="28.0207461202361" calcext:value-type="float">
            <text:p>28.0207461202</text:p>
          </table:table-cell>
          <table:table-cell table:style-name="ce2" table:formula="of:=EXP([.L59]+[.L141]^2/2)" office:value-type="float" office:value="28.8755873897264" calcext:value-type="float">
            <text:p>28.8755873897</text:p>
          </table:table-cell>
          <table:table-cell table:style-name="ce2" table:formula="of:=EXP([.M59]+[.M141]^2/2)" office:value-type="float" office:value="29.7012740156907" calcext:value-type="float">
            <text:p>29.7012740157</text:p>
          </table:table-cell>
          <table:table-cell table:style-name="ce2" table:formula="of:=EXP([.N59]+[.N141]^2/2)" office:value-type="float" office:value="30.5004201788833" calcext:value-type="float">
            <text:p>30.5004201789</text:p>
          </table:table-cell>
          <table:table-cell table:style-name="ce2" table:formula="of:=EXP([.O59]+[.O141]^2/2)" office:value-type="float" office:value="31.2752796913691" calcext:value-type="float">
            <text:p>31.2752796914</text:p>
          </table:table-cell>
          <table:table-cell table:style-name="ce2" table:formula="of:=EXP([.P59]+[.P141]^2/2)" office:value-type="float" office:value="32.0278108095406" calcext:value-type="float">
            <text:p>32.0278108095</text:p>
          </table:table-cell>
          <table:table-cell table:style-name="ce2" table:formula="of:=EXP([.Q59]+[.Q141]^2/2)" office:value-type="float" office:value="32.7597270082384" calcext:value-type="float">
            <text:p>32.7597270082</text:p>
          </table:table-cell>
          <table:table-cell table:style-name="ce2" table:formula="of:=EXP([.R59]+[.R141]^2/2)" office:value-type="float" office:value="33.4725372258297" calcext:value-type="float">
            <text:p>33.4725372258</text:p>
          </table:table-cell>
          <table:table-cell table:style-name="ce2" table:formula="of:=EXP([.S59]+[.S141]^2/2)" office:value-type="float" office:value="34.1675780799202" calcext:value-type="float">
            <text:p>34.1675780799</text:p>
          </table:table-cell>
          <table:table-cell table:style-name="ce2" table:formula="of:=EXP([.T59]+[.T141]^2/2)" office:value-type="float" office:value="34.8460398791557" calcext:value-type="float">
            <text:p>34.8460398792</text:p>
          </table:table-cell>
          <table:table-cell table:style-name="ce2" table:formula="of:=EXP([.U59]+[.U141]^2/2)" office:value-type="float" office:value="35.5089878926426" calcext:value-type="float">
            <text:p>35.5089878926</text:p>
          </table:table-cell>
          <table:table-cell table:style-name="ce2" table:formula="of:=EXP([.V59]+[.V141]^2/2)" office:value-type="float" office:value="36.1573797864407" calcext:value-type="float">
            <text:p>36.1573797864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59]*[.X59]" office:value-type="float" office:value="19.5993319997633" calcext:value-type="float">
            <text:p>19.5993319998</text:p>
          </table:table-cell>
          <table:table-cell table:style-name="ce6" table:formula="of:=[.$AR59]*[.Y59]" office:value-type="float" office:value="20.8705592997944" calcext:value-type="float">
            <text:p>20.8705592998</text:p>
          </table:table-cell>
          <table:table-cell table:style-name="ce6" table:formula="of:=[.$AR59]*[.Z59]" office:value-type="float" office:value="22.0597184020659" calcext:value-type="float">
            <text:p>22.0597184021</text:p>
          </table:table-cell>
          <table:table-cell table:style-name="ce6" table:formula="of:=[.$AR59]*[.AA59]" office:value-type="float" office:value="23.1793768412349" calcext:value-type="float">
            <text:p>23.1793768412</text:p>
          </table:table-cell>
          <table:table-cell table:style-name="ce6" table:formula="of:=[.$AR59]*[.AB59]" office:value-type="float" office:value="24.2394403858016" calcext:value-type="float">
            <text:p>24.2394403858</text:p>
          </table:table-cell>
          <table:table-cell table:style-name="ce6" table:formula="of:=[.$AR59]*[.AC59]" office:value-type="float" office:value="25.2477972649234" calcext:value-type="float">
            <text:p>25.2477972649</text:p>
          </table:table-cell>
          <table:table-cell table:style-name="ce6" table:formula="of:=[.$AR59]*[.AD59]" office:value-type="float" office:value="26.2108126272813" calcext:value-type="float">
            <text:p>26.2108126273</text:p>
          </table:table-cell>
          <table:table-cell table:style-name="ce6" table:formula="of:=[.$AR59]*[.AE59]" office:value-type="float" office:value="27.1336918788958" calcext:value-type="float">
            <text:p>27.1336918789</text:p>
          </table:table-cell>
          <table:table-cell table:style-name="ce6" table:formula="of:=[.$AR59]*[.AF59]" office:value-type="float" office:value="28.0207461202361" calcext:value-type="float">
            <text:p>28.0207461202</text:p>
          </table:table-cell>
          <table:table-cell table:style-name="ce6" table:formula="of:=[.$AR59]*[.AG59]" office:value-type="float" office:value="28.8755873897264" calcext:value-type="float">
            <text:p>28.8755873897</text:p>
          </table:table-cell>
          <table:table-cell table:style-name="ce6" table:formula="of:=[.$AR59]*[.AH59]" office:value-type="float" office:value="29.7012740156907" calcext:value-type="float">
            <text:p>29.7012740157</text:p>
          </table:table-cell>
          <table:table-cell table:style-name="ce6" table:formula="of:=[.$AR59]*[.AI59]" office:value-type="float" office:value="30.5004201788833" calcext:value-type="float">
            <text:p>30.5004201789</text:p>
          </table:table-cell>
          <table:table-cell table:style-name="ce6" table:formula="of:=[.$AR59]*[.AJ59]" office:value-type="float" office:value="31.2752796913691" calcext:value-type="float">
            <text:p>31.2752796914</text:p>
          </table:table-cell>
          <table:table-cell table:style-name="ce6" table:formula="of:=[.$AR59]*[.AK59]" office:value-type="float" office:value="32.0278108095406" calcext:value-type="float">
            <text:p>32.0278108095</text:p>
          </table:table-cell>
          <table:table-cell table:style-name="ce6" table:formula="of:=[.$AR59]*[.AL59]" office:value-type="float" office:value="32.7597270082384" calcext:value-type="float">
            <text:p>32.7597270082</text:p>
          </table:table-cell>
          <table:table-cell table:style-name="ce6" table:formula="of:=[.$AR59]*[.AM59]" office:value-type="float" office:value="33.4725372258297" calcext:value-type="float">
            <text:p>33.4725372258</text:p>
          </table:table-cell>
          <table:table-cell table:style-name="ce6" table:formula="of:=[.$AR59]*[.AN59]" office:value-type="float" office:value="34.1675780799202" calcext:value-type="float">
            <text:p>34.1675780799</text:p>
          </table:table-cell>
          <table:table-cell table:style-name="ce6" table:formula="of:=[.$AR59]*[.AO59]" office:value-type="float" office:value="34.8460398791557" calcext:value-type="float">
            <text:p>34.8460398792</text:p>
          </table:table-cell>
          <table:table-cell table:style-name="ce6" table:formula="of:=[.$AR59]*[.AP59]" office:value-type="float" office:value="35.5089878926426" calcext:value-type="float">
            <text:p>35.5089878926</text:p>
          </table:table-cell>
          <table:table-cell table:style-name="ce6" table:formula="of:=[.$AR59]*[.AQ59]" office:value-type="float" office:value="36.1573797864407" calcext:value-type="float">
            <text:p>36.1573797864</text:p>
          </table:table-cell>
          <table:table-cell/>
          <table:table-cell table:formula="of:=LN([.AS59])-[.C141]^2/2" office:value-type="float" office:value="2.9659797219" calcext:value-type="float">
            <text:p>2.9659797219</text:p>
          </table:table-cell>
          <table:table-cell table:formula="of:=LN([.AT59])-[.D141]^2/2" office:value-type="float" office:value="3.0312059343" calcext:value-type="float">
            <text:p>3.0312059343</text:p>
          </table:table-cell>
          <table:table-cell table:formula="of:=LN([.AU59])-[.E141]^2/2" office:value-type="float" office:value="3.0882076193" calcext:value-type="float">
            <text:p>3.0882076193</text:p>
          </table:table-cell>
          <table:table-cell table:formula="of:=LN([.AV59])-[.F141]^2/2" office:value-type="float" office:value="3.1388285507" calcext:value-type="float">
            <text:p>3.1388285507</text:p>
          </table:table-cell>
          <table:table-cell table:formula="of:=LN([.AW59])-[.G141]^2/2" office:value-type="float" office:value="3.1843545203" calcext:value-type="float">
            <text:p>3.1843545203</text:p>
          </table:table-cell>
          <table:table-cell table:formula="of:=LN([.AX59])-[.H141]^2/2" office:value-type="float" office:value="3.2257179975" calcext:value-type="float">
            <text:p>3.2257179975</text:p>
          </table:table-cell>
          <table:table-cell table:formula="of:=LN([.AY59])-[.I141]^2/2" office:value-type="float" office:value="3.2636167885" calcext:value-type="float">
            <text:p>3.2636167885</text:p>
          </table:table-cell>
          <table:table-cell table:formula="of:=LN([.AZ59])-[.J141]^2/2" office:value-type="float" office:value="3.2985867179" calcext:value-type="float">
            <text:p>3.2985867179</text:p>
          </table:table-cell>
          <table:table-cell table:formula="of:=LN([.BA59])-[.K141]^2/2" office:value-type="float" office:value="3.3310481825" calcext:value-type="float">
            <text:p>3.3310481825</text:p>
          </table:table-cell>
          <table:table-cell table:formula="of:=LN([.BB59])-[.L141]^2/2" office:value-type="float" office:value="3.3613370952" calcext:value-type="float">
            <text:p>3.3613370952</text:p>
          </table:table-cell>
          <table:table-cell table:formula="of:=LN([.BC59])-[.M141]^2/2" office:value-type="float" office:value="3.3897261089" calcext:value-type="float">
            <text:p>3.3897261089</text:p>
          </table:table-cell>
          <table:table-cell table:formula="of:=LN([.BD59])-[.N141]^2/2" office:value-type="float" office:value="3.4164395661" calcext:value-type="float">
            <text:p>3.4164395661</text:p>
          </table:table-cell>
          <table:table-cell table:formula="of:=LN([.BE59])-[.O141]^2/2" office:value-type="float" office:value="3.4416642792" calcext:value-type="float">
            <text:p>3.4416642792</text:p>
          </table:table-cell>
          <table:table-cell table:formula="of:=LN([.BF59])-[.P141]^2/2" office:value-type="float" office:value="3.4655574611" calcext:value-type="float">
            <text:p>3.4655574611</text:p>
          </table:table-cell>
          <table:table-cell table:formula="of:=LN([.BG59])-[.Q141]^2/2" office:value-type="float" office:value="3.4882526657" calcext:value-type="float">
            <text:p>3.4882526657</text:p>
          </table:table-cell>
          <table:table-cell table:formula="of:=LN([.BH59])-[.R141]^2/2" office:value-type="float" office:value="3.5098643095" calcext:value-type="float">
            <text:p>3.5098643095</text:p>
          </table:table-cell>
          <table:table-cell table:formula="of:=LN([.BI59])-[.S141]^2/2" office:value-type="float" office:value="3.5304911621" calcext:value-type="float">
            <text:p>3.5304911621</text:p>
          </table:table-cell>
          <table:table-cell table:formula="of:=LN([.BJ59])-[.T141]^2/2" office:value-type="float" office:value="3.5502190746" calcext:value-type="float">
            <text:p>3.5502190746</text:p>
          </table:table-cell>
          <table:table-cell table:formula="of:=LN([.BK59])-[.U141]^2/2" office:value-type="float" office:value="3.5691231395" calcext:value-type="float">
            <text:p>3.5691231395</text:p>
          </table:table-cell>
          <table:table-cell table:formula="of:=LN([.BL59])-[.V141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.5650142411" calcext:value-type="float">
            <text:p>3.5650142411</text:p>
          </table:table-cell>
          <table:table-cell office:value-type="float" office:value="3.6434140947" calcext:value-type="float">
            <text:p>3.6434140947</text:p>
          </table:table-cell>
          <table:table-cell office:value-type="float" office:value="3.7119283254" calcext:value-type="float">
            <text:p>3.7119283254</text:p>
          </table:table-cell>
          <table:table-cell office:value-type="float" office:value="3.7727730911" calcext:value-type="float">
            <text:p>3.7727730911</text:p>
          </table:table-cell>
          <table:table-cell office:value-type="float" office:value="3.8274938732" calcext:value-type="float">
            <text:p>3.8274938732</text:p>
          </table:table-cell>
          <table:table-cell office:value-type="float" office:value="3.8772114704" calcext:value-type="float">
            <text:p>3.8772114704</text:p>
          </table:table-cell>
          <table:table-cell office:value-type="float" office:value="3.9227646239" calcext:value-type="float">
            <text:p>3.9227646239</text:p>
          </table:table-cell>
          <table:table-cell office:value-type="float" office:value="3.9647973781" calcext:value-type="float">
            <text:p>3.9647973781</text:p>
          </table:table-cell>
          <table:table-cell office:value-type="float" office:value="4.0038150364" calcext:value-type="float">
            <text:p>4.0038150364</text:p>
          </table:table-cell>
          <table:table-cell office:value-type="float" office:value="4.0402213559" calcext:value-type="float">
            <text:p>4.0402213559</text:p>
          </table:table-cell>
          <table:table-cell office:value-type="float" office:value="4.0743440564" calcext:value-type="float">
            <text:p>4.0743440564</text:p>
          </table:table-cell>
          <table:table-cell office:value-type="float" office:value="4.1064527909" calcext:value-type="float">
            <text:p>4.1064527909</text:p>
          </table:table-cell>
          <table:table-cell office:value-type="float" office:value="4.1367721019" calcext:value-type="float">
            <text:p>4.1367721019</text:p>
          </table:table-cell>
          <table:table-cell office:value-type="float" office:value="4.1654909543" calcext:value-type="float">
            <text:p>4.1654909543</text:p>
          </table:table-cell>
          <table:table-cell office:value-type="float" office:value="4.1927698755" calcext:value-type="float">
            <text:p>4.1927698755</text:p>
          </table:table-cell>
          <table:table-cell office:value-type="float" office:value="4.218746391" calcext:value-type="float">
            <text:p>4.218746391</text:p>
          </table:table-cell>
          <table:table-cell office:value-type="float" office:value="4.2435392183" calcext:value-type="float">
            <text:p>4.2435392183</text:p>
          </table:table-cell>
          <table:table-cell office:value-type="float" office:value="4.2672515481" calcext:value-type="float">
            <text:p>4.2672515481</text:p>
          </table:table-cell>
          <table:table-cell office:value-type="float" office:value="4.2899736389" calcext:value-type="float">
            <text:p>4.2899736389</text:p>
          </table:table-cell>
          <table:table-cell office:value-type="float" office:value="4.3117848917" calcext:value-type="float">
            <text:p>4.3117848917</text:p>
          </table:table-cell>
          <table:table-cell/>
          <table:table-cell table:style-name="ce2" table:formula="of:=EXP([.C60]+[.C142]^2/2)" office:value-type="float" office:value="35.6778484002856" calcext:value-type="float">
            <text:p>35.6778484003</text:p>
          </table:table-cell>
          <table:table-cell table:style-name="ce2" table:formula="of:=EXP([.D60]+[.D142]^2/2)" office:value-type="float" office:value="38.4957436390994" calcext:value-type="float">
            <text:p>38.4957436391</text:p>
          </table:table-cell>
          <table:table-cell table:style-name="ce2" table:formula="of:=EXP([.E60]+[.E142]^2/2)" office:value-type="float" office:value="41.1602899232457" calcext:value-type="float">
            <text:p>41.1602899232</text:p>
          </table:table-cell>
          <table:table-cell table:style-name="ce2" table:formula="of:=EXP([.F60]+[.F142]^2/2)" office:value-type="float" office:value="43.6938558790452" calcext:value-type="float">
            <text:p>43.693855879</text:p>
          </table:table-cell>
          <table:table-cell table:style-name="ce2" table:formula="of:=EXP([.G60]+[.G142]^2/2)" office:value-type="float" office:value="46.1141768893027" calcext:value-type="float">
            <text:p>46.1141768893</text:p>
          </table:table-cell>
          <table:table-cell table:style-name="ce2" table:formula="of:=EXP([.H60]+[.H142]^2/2)" office:value-type="float" office:value="48.4354695749957" calcext:value-type="float">
            <text:p>48.435469575</text:p>
          </table:table-cell>
          <table:table-cell table:style-name="ce2" table:formula="of:=EXP([.I60]+[.I142]^2/2)" office:value-type="float" office:value="50.6692823781108" calcext:value-type="float">
            <text:p>50.6692823781</text:p>
          </table:table-cell>
          <table:table-cell table:style-name="ce2" table:formula="of:=EXP([.J60]+[.J142]^2/2)" office:value-type="float" office:value="52.8251212420125" calcext:value-type="float">
            <text:p>52.825121242</text:p>
          </table:table-cell>
          <table:table-cell table:style-name="ce2" table:formula="of:=EXP([.K60]+[.K142]^2/2)" office:value-type="float" office:value="54.9109082900071" calcext:value-type="float">
            <text:p>54.91090829</text:p>
          </table:table-cell>
          <table:table-cell table:style-name="ce2" table:formula="of:=EXP([.L60]+[.L142]^2/2)" office:value-type="float" office:value="56.9333207596103" calcext:value-type="float">
            <text:p>56.9333207596</text:p>
          </table:table-cell>
          <table:table-cell table:style-name="ce2" table:formula="of:=EXP([.M60]+[.M142]^2/2)" office:value-type="float" office:value="58.8980444277324" calcext:value-type="float">
            <text:p>58.8980444277</text:p>
          </table:table-cell>
          <table:table-cell table:style-name="ce2" table:formula="of:=EXP([.N60]+[.N142]^2/2)" office:value-type="float" office:value="60.8099656753968" calcext:value-type="float">
            <text:p>60.8099656754</text:p>
          </table:table-cell>
          <table:table-cell table:style-name="ce2" table:formula="of:=EXP([.O60]+[.O142]^2/2)" office:value-type="float" office:value="62.673318949813" calcext:value-type="float">
            <text:p>62.6733189498</text:p>
          </table:table-cell>
          <table:table-cell table:style-name="ce2" table:formula="of:=EXP([.P60]+[.P142]^2/2)" office:value-type="float" office:value="64.4918014460925" calcext:value-type="float">
            <text:p>64.4918014461</text:p>
          </table:table-cell>
          <table:table-cell table:style-name="ce2" table:formula="of:=EXP([.Q60]+[.Q142]^2/2)" office:value-type="float" office:value="66.2686633189625" calcext:value-type="float">
            <text:p>66.268663319</text:p>
          </table:table-cell>
          <table:table-cell table:style-name="ce2" table:formula="of:=EXP([.R60]+[.R142]^2/2)" office:value-type="float" office:value="68.006779573758" calcext:value-type="float">
            <text:p>68.0067795738</text:p>
          </table:table-cell>
          <table:table-cell table:style-name="ce2" table:formula="of:=EXP([.S60]+[.S142]^2/2)" office:value-type="float" office:value="69.7087077116945" calcext:value-type="float">
            <text:p>69.7087077117</text:p>
          </table:table-cell>
          <table:table-cell table:style-name="ce2" table:formula="of:=EXP([.T60]+[.T142]^2/2)" office:value-type="float" office:value="71.3767346451244" calcext:value-type="float">
            <text:p>71.3767346451</text:p>
          </table:table-cell>
          <table:table-cell table:style-name="ce2" table:formula="of:=EXP([.U60]+[.U142]^2/2)" office:value-type="float" office:value="73.0129150440007" calcext:value-type="float">
            <text:p>73.012915044</text:p>
          </table:table-cell>
          <table:table-cell table:style-name="ce2" table:formula="of:=EXP([.V60]+[.V142]^2/2)" office:value-type="float" office:value="74.6191030242885" calcext:value-type="float">
            <text:p>74.6191030243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60]*[.X60]" office:value-type="float" office:value="35.6778484002856" calcext:value-type="float">
            <text:p>35.6778484003</text:p>
          </table:table-cell>
          <table:table-cell table:style-name="ce6" table:formula="of:=[.$AR60]*[.Y60]" office:value-type="float" office:value="38.4957436390994" calcext:value-type="float">
            <text:p>38.4957436391</text:p>
          </table:table-cell>
          <table:table-cell table:style-name="ce6" table:formula="of:=[.$AR60]*[.Z60]" office:value-type="float" office:value="41.1602899232457" calcext:value-type="float">
            <text:p>41.1602899232</text:p>
          </table:table-cell>
          <table:table-cell table:style-name="ce6" table:formula="of:=[.$AR60]*[.AA60]" office:value-type="float" office:value="43.6938558790452" calcext:value-type="float">
            <text:p>43.693855879</text:p>
          </table:table-cell>
          <table:table-cell table:style-name="ce6" table:formula="of:=[.$AR60]*[.AB60]" office:value-type="float" office:value="46.1141768893027" calcext:value-type="float">
            <text:p>46.1141768893</text:p>
          </table:table-cell>
          <table:table-cell table:style-name="ce6" table:formula="of:=[.$AR60]*[.AC60]" office:value-type="float" office:value="48.4354695749957" calcext:value-type="float">
            <text:p>48.435469575</text:p>
          </table:table-cell>
          <table:table-cell table:style-name="ce6" table:formula="of:=[.$AR60]*[.AD60]" office:value-type="float" office:value="50.6692823781108" calcext:value-type="float">
            <text:p>50.6692823781</text:p>
          </table:table-cell>
          <table:table-cell table:style-name="ce6" table:formula="of:=[.$AR60]*[.AE60]" office:value-type="float" office:value="52.8251212420125" calcext:value-type="float">
            <text:p>52.825121242</text:p>
          </table:table-cell>
          <table:table-cell table:style-name="ce6" table:formula="of:=[.$AR60]*[.AF60]" office:value-type="float" office:value="54.9109082900071" calcext:value-type="float">
            <text:p>54.91090829</text:p>
          </table:table-cell>
          <table:table-cell table:style-name="ce6" table:formula="of:=[.$AR60]*[.AG60]" office:value-type="float" office:value="56.9333207596103" calcext:value-type="float">
            <text:p>56.9333207596</text:p>
          </table:table-cell>
          <table:table-cell table:style-name="ce6" table:formula="of:=[.$AR60]*[.AH60]" office:value-type="float" office:value="58.8980444277324" calcext:value-type="float">
            <text:p>58.8980444277</text:p>
          </table:table-cell>
          <table:table-cell table:style-name="ce6" table:formula="of:=[.$AR60]*[.AI60]" office:value-type="float" office:value="60.8099656753968" calcext:value-type="float">
            <text:p>60.8099656754</text:p>
          </table:table-cell>
          <table:table-cell table:style-name="ce6" table:formula="of:=[.$AR60]*[.AJ60]" office:value-type="float" office:value="62.673318949813" calcext:value-type="float">
            <text:p>62.6733189498</text:p>
          </table:table-cell>
          <table:table-cell table:style-name="ce6" table:formula="of:=[.$AR60]*[.AK60]" office:value-type="float" office:value="64.4918014460925" calcext:value-type="float">
            <text:p>64.4918014461</text:p>
          </table:table-cell>
          <table:table-cell table:style-name="ce6" table:formula="of:=[.$AR60]*[.AL60]" office:value-type="float" office:value="66.2686633189625" calcext:value-type="float">
            <text:p>66.268663319</text:p>
          </table:table-cell>
          <table:table-cell table:style-name="ce6" table:formula="of:=[.$AR60]*[.AM60]" office:value-type="float" office:value="68.006779573758" calcext:value-type="float">
            <text:p>68.0067795738</text:p>
          </table:table-cell>
          <table:table-cell table:style-name="ce6" table:formula="of:=[.$AR60]*[.AN60]" office:value-type="float" office:value="69.7087077116945" calcext:value-type="float">
            <text:p>69.7087077117</text:p>
          </table:table-cell>
          <table:table-cell table:style-name="ce6" table:formula="of:=[.$AR60]*[.AO60]" office:value-type="float" office:value="71.3767346451244" calcext:value-type="float">
            <text:p>71.3767346451</text:p>
          </table:table-cell>
          <table:table-cell table:style-name="ce6" table:formula="of:=[.$AR60]*[.AP60]" office:value-type="float" office:value="73.0129150440007" calcext:value-type="float">
            <text:p>73.012915044</text:p>
          </table:table-cell>
          <table:table-cell table:style-name="ce6" table:formula="of:=[.$AR60]*[.AQ60]" office:value-type="float" office:value="74.6191030242885" calcext:value-type="float">
            <text:p>74.6191030243</text:p>
          </table:table-cell>
          <table:table-cell/>
          <table:table-cell table:formula="of:=LN([.AS60])-[.C142]^2/2" office:value-type="float" office:value="3.5650142411" calcext:value-type="float">
            <text:p>3.5650142411</text:p>
          </table:table-cell>
          <table:table-cell table:formula="of:=LN([.AT60])-[.D142]^2/2" office:value-type="float" office:value="3.6434140947" calcext:value-type="float">
            <text:p>3.6434140947</text:p>
          </table:table-cell>
          <table:table-cell table:formula="of:=LN([.AU60])-[.E142]^2/2" office:value-type="float" office:value="3.7119283254" calcext:value-type="float">
            <text:p>3.7119283254</text:p>
          </table:table-cell>
          <table:table-cell table:formula="of:=LN([.AV60])-[.F142]^2/2" office:value-type="float" office:value="3.7727730911" calcext:value-type="float">
            <text:p>3.7727730911</text:p>
          </table:table-cell>
          <table:table-cell table:formula="of:=LN([.AW60])-[.G142]^2/2" office:value-type="float" office:value="3.8274938732" calcext:value-type="float">
            <text:p>3.8274938732</text:p>
          </table:table-cell>
          <table:table-cell table:formula="of:=LN([.AX60])-[.H142]^2/2" office:value-type="float" office:value="3.8772114704" calcext:value-type="float">
            <text:p>3.8772114704</text:p>
          </table:table-cell>
          <table:table-cell table:formula="of:=LN([.AY60])-[.I142]^2/2" office:value-type="float" office:value="3.9227646239" calcext:value-type="float">
            <text:p>3.9227646239</text:p>
          </table:table-cell>
          <table:table-cell table:formula="of:=LN([.AZ60])-[.J142]^2/2" office:value-type="float" office:value="3.9647973781" calcext:value-type="float">
            <text:p>3.9647973781</text:p>
          </table:table-cell>
          <table:table-cell table:formula="of:=LN([.BA60])-[.K142]^2/2" office:value-type="float" office:value="4.0038150364" calcext:value-type="float">
            <text:p>4.0038150364</text:p>
          </table:table-cell>
          <table:table-cell table:formula="of:=LN([.BB60])-[.L142]^2/2" office:value-type="float" office:value="4.0402213559" calcext:value-type="float">
            <text:p>4.0402213559</text:p>
          </table:table-cell>
          <table:table-cell table:formula="of:=LN([.BC60])-[.M142]^2/2" office:value-type="float" office:value="4.0743440564" calcext:value-type="float">
            <text:p>4.0743440564</text:p>
          </table:table-cell>
          <table:table-cell table:formula="of:=LN([.BD60])-[.N142]^2/2" office:value-type="float" office:value="4.1064527909" calcext:value-type="float">
            <text:p>4.1064527909</text:p>
          </table:table-cell>
          <table:table-cell table:formula="of:=LN([.BE60])-[.O142]^2/2" office:value-type="float" office:value="4.1367721019" calcext:value-type="float">
            <text:p>4.1367721019</text:p>
          </table:table-cell>
          <table:table-cell table:formula="of:=LN([.BF60])-[.P142]^2/2" office:value-type="float" office:value="4.1654909543" calcext:value-type="float">
            <text:p>4.1654909543</text:p>
          </table:table-cell>
          <table:table-cell table:formula="of:=LN([.BG60])-[.Q142]^2/2" office:value-type="float" office:value="4.1927698755" calcext:value-type="float">
            <text:p>4.1927698755</text:p>
          </table:table-cell>
          <table:table-cell table:formula="of:=LN([.BH60])-[.R142]^2/2" office:value-type="float" office:value="4.218746391" calcext:value-type="float">
            <text:p>4.218746391</text:p>
          </table:table-cell>
          <table:table-cell table:formula="of:=LN([.BI60])-[.S142]^2/2" office:value-type="float" office:value="4.2435392183" calcext:value-type="float">
            <text:p>4.2435392183</text:p>
          </table:table-cell>
          <table:table-cell table:formula="of:=LN([.BJ60])-[.T142]^2/2" office:value-type="float" office:value="4.2672515481" calcext:value-type="float">
            <text:p>4.2672515481</text:p>
          </table:table-cell>
          <table:table-cell table:formula="of:=LN([.BK60])-[.U142]^2/2" office:value-type="float" office:value="4.2899736389" calcext:value-type="float">
            <text:p>4.2899736389</text:p>
          </table:table-cell>
          <table:table-cell table:formula="of:=LN([.BL60])-[.V142]^2/2" office:value-type="float" office:value="4.3117848917" calcext:value-type="float">
            <text:p>4.31178489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9659797219" calcext:value-type="float">
            <text:p>2.9659797219</text:p>
          </table:table-cell>
          <table:table-cell office:value-type="float" office:value="3.0312059343" calcext:value-type="float">
            <text:p>3.0312059343</text:p>
          </table:table-cell>
          <table:table-cell office:value-type="float" office:value="3.0882076193" calcext:value-type="float">
            <text:p>3.0882076193</text:p>
          </table:table-cell>
          <table:table-cell office:value-type="float" office:value="3.1388285507" calcext:value-type="float">
            <text:p>3.1388285507</text:p>
          </table:table-cell>
          <table:table-cell office:value-type="float" office:value="3.1843545203" calcext:value-type="float">
            <text:p>3.1843545203</text:p>
          </table:table-cell>
          <table:table-cell office:value-type="float" office:value="3.2257179975" calcext:value-type="float">
            <text:p>3.2257179975</text:p>
          </table:table-cell>
          <table:table-cell office:value-type="float" office:value="3.2636167885" calcext:value-type="float">
            <text:p>3.2636167885</text:p>
          </table:table-cell>
          <table:table-cell office:value-type="float" office:value="3.2985867179" calcext:value-type="float">
            <text:p>3.2985867179</text:p>
          </table:table-cell>
          <table:table-cell office:value-type="float" office:value="3.3310481825" calcext:value-type="float">
            <text:p>3.3310481825</text:p>
          </table:table-cell>
          <table:table-cell office:value-type="float" office:value="3.3613370952" calcext:value-type="float">
            <text:p>3.3613370952</text:p>
          </table:table-cell>
          <table:table-cell office:value-type="float" office:value="3.3897261089" calcext:value-type="float">
            <text:p>3.3897261089</text:p>
          </table:table-cell>
          <table:table-cell office:value-type="float" office:value="3.4164395661" calcext:value-type="float">
            <text:p>3.4164395661</text:p>
          </table:table-cell>
          <table:table-cell office:value-type="float" office:value="3.4416642792" calcext:value-type="float">
            <text:p>3.4416642792</text:p>
          </table:table-cell>
          <table:table-cell office:value-type="float" office:value="3.4655574611" calcext:value-type="float">
            <text:p>3.4655574611</text:p>
          </table:table-cell>
          <table:table-cell office:value-type="float" office:value="3.4882526657" calcext:value-type="float">
            <text:p>3.4882526657</text:p>
          </table:table-cell>
          <table:table-cell office:value-type="float" office:value="3.5098643095" calcext:value-type="float">
            <text:p>3.5098643095</text:p>
          </table:table-cell>
          <table:table-cell office:value-type="float" office:value="3.5304911621" calcext:value-type="float">
            <text:p>3.5304911621</text:p>
          </table:table-cell>
          <table:table-cell office:value-type="float" office:value="3.5502190746" calcext:value-type="float">
            <text:p>3.5502190746</text:p>
          </table:table-cell>
          <table:table-cell office:value-type="float" office:value="3.5691231395" calcext:value-type="float">
            <text:p>3.5691231395</text:p>
          </table:table-cell>
          <table:table-cell office:value-type="float" office:value="3.5872694158" calcext:value-type="float">
            <text:p>3.5872694158</text:p>
          </table:table-cell>
          <table:table-cell/>
          <table:table-cell table:style-name="ce2" table:formula="of:=EXP([.C61]+[.C143]^2/2)" office:value-type="float" office:value="19.5993319997633" calcext:value-type="float">
            <text:p>19.5993319998</text:p>
          </table:table-cell>
          <table:table-cell table:style-name="ce2" table:formula="of:=EXP([.D61]+[.D143]^2/2)" office:value-type="float" office:value="20.8705592997944" calcext:value-type="float">
            <text:p>20.8705592998</text:p>
          </table:table-cell>
          <table:table-cell table:style-name="ce2" table:formula="of:=EXP([.E61]+[.E143]^2/2)" office:value-type="float" office:value="22.0597184020659" calcext:value-type="float">
            <text:p>22.0597184021</text:p>
          </table:table-cell>
          <table:table-cell table:style-name="ce2" table:formula="of:=EXP([.F61]+[.F143]^2/2)" office:value-type="float" office:value="23.1793768412349" calcext:value-type="float">
            <text:p>23.1793768412</text:p>
          </table:table-cell>
          <table:table-cell table:style-name="ce2" table:formula="of:=EXP([.G61]+[.G143]^2/2)" office:value-type="float" office:value="24.2394403858016" calcext:value-type="float">
            <text:p>24.2394403858</text:p>
          </table:table-cell>
          <table:table-cell table:style-name="ce2" table:formula="of:=EXP([.H61]+[.H143]^2/2)" office:value-type="float" office:value="25.2477972649234" calcext:value-type="float">
            <text:p>25.2477972649</text:p>
          </table:table-cell>
          <table:table-cell table:style-name="ce2" table:formula="of:=EXP([.I61]+[.I143]^2/2)" office:value-type="float" office:value="26.2108126272813" calcext:value-type="float">
            <text:p>26.2108126273</text:p>
          </table:table-cell>
          <table:table-cell table:style-name="ce2" table:formula="of:=EXP([.J61]+[.J143]^2/2)" office:value-type="float" office:value="27.1336918788958" calcext:value-type="float">
            <text:p>27.1336918789</text:p>
          </table:table-cell>
          <table:table-cell table:style-name="ce2" table:formula="of:=EXP([.K61]+[.K143]^2/2)" office:value-type="float" office:value="28.0207461202361" calcext:value-type="float">
            <text:p>28.0207461202</text:p>
          </table:table-cell>
          <table:table-cell table:style-name="ce2" table:formula="of:=EXP([.L61]+[.L143]^2/2)" office:value-type="float" office:value="28.8755873897264" calcext:value-type="float">
            <text:p>28.8755873897</text:p>
          </table:table-cell>
          <table:table-cell table:style-name="ce2" table:formula="of:=EXP([.M61]+[.M143]^2/2)" office:value-type="float" office:value="29.7012740156907" calcext:value-type="float">
            <text:p>29.7012740157</text:p>
          </table:table-cell>
          <table:table-cell table:style-name="ce2" table:formula="of:=EXP([.N61]+[.N143]^2/2)" office:value-type="float" office:value="30.5004201788833" calcext:value-type="float">
            <text:p>30.5004201789</text:p>
          </table:table-cell>
          <table:table-cell table:style-name="ce2" table:formula="of:=EXP([.O61]+[.O143]^2/2)" office:value-type="float" office:value="31.2752796913691" calcext:value-type="float">
            <text:p>31.2752796914</text:p>
          </table:table-cell>
          <table:table-cell table:style-name="ce2" table:formula="of:=EXP([.P61]+[.P143]^2/2)" office:value-type="float" office:value="32.0278108095406" calcext:value-type="float">
            <text:p>32.0278108095</text:p>
          </table:table-cell>
          <table:table-cell table:style-name="ce2" table:formula="of:=EXP([.Q61]+[.Q143]^2/2)" office:value-type="float" office:value="32.7597270082384" calcext:value-type="float">
            <text:p>32.7597270082</text:p>
          </table:table-cell>
          <table:table-cell table:style-name="ce2" table:formula="of:=EXP([.R61]+[.R143]^2/2)" office:value-type="float" office:value="33.4725372258297" calcext:value-type="float">
            <text:p>33.4725372258</text:p>
          </table:table-cell>
          <table:table-cell table:style-name="ce2" table:formula="of:=EXP([.S61]+[.S143]^2/2)" office:value-type="float" office:value="34.1675780799202" calcext:value-type="float">
            <text:p>34.1675780799</text:p>
          </table:table-cell>
          <table:table-cell table:style-name="ce2" table:formula="of:=EXP([.T61]+[.T143]^2/2)" office:value-type="float" office:value="34.8460398791557" calcext:value-type="float">
            <text:p>34.8460398792</text:p>
          </table:table-cell>
          <table:table-cell table:style-name="ce2" table:formula="of:=EXP([.U61]+[.U143]^2/2)" office:value-type="float" office:value="35.5089878926426" calcext:value-type="float">
            <text:p>35.5089878926</text:p>
          </table:table-cell>
          <table:table-cell table:style-name="ce2" table:formula="of:=EXP([.V61]+[.V143]^2/2)" office:value-type="float" office:value="36.1573797864407" calcext:value-type="float">
            <text:p>36.1573797864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61]*[.X61]" office:value-type="float" office:value="19.5993319997633" calcext:value-type="float">
            <text:p>19.5993319998</text:p>
          </table:table-cell>
          <table:table-cell table:style-name="ce6" table:formula="of:=[.$AR61]*[.Y61]" office:value-type="float" office:value="20.8705592997944" calcext:value-type="float">
            <text:p>20.8705592998</text:p>
          </table:table-cell>
          <table:table-cell table:style-name="ce6" table:formula="of:=[.$AR61]*[.Z61]" office:value-type="float" office:value="22.0597184020659" calcext:value-type="float">
            <text:p>22.0597184021</text:p>
          </table:table-cell>
          <table:table-cell table:style-name="ce6" table:formula="of:=[.$AR61]*[.AA61]" office:value-type="float" office:value="23.1793768412349" calcext:value-type="float">
            <text:p>23.1793768412</text:p>
          </table:table-cell>
          <table:table-cell table:style-name="ce6" table:formula="of:=[.$AR61]*[.AB61]" office:value-type="float" office:value="24.2394403858016" calcext:value-type="float">
            <text:p>24.2394403858</text:p>
          </table:table-cell>
          <table:table-cell table:style-name="ce6" table:formula="of:=[.$AR61]*[.AC61]" office:value-type="float" office:value="25.2477972649234" calcext:value-type="float">
            <text:p>25.2477972649</text:p>
          </table:table-cell>
          <table:table-cell table:style-name="ce6" table:formula="of:=[.$AR61]*[.AD61]" office:value-type="float" office:value="26.2108126272813" calcext:value-type="float">
            <text:p>26.2108126273</text:p>
          </table:table-cell>
          <table:table-cell table:style-name="ce6" table:formula="of:=[.$AR61]*[.AE61]" office:value-type="float" office:value="27.1336918788958" calcext:value-type="float">
            <text:p>27.1336918789</text:p>
          </table:table-cell>
          <table:table-cell table:style-name="ce6" table:formula="of:=[.$AR61]*[.AF61]" office:value-type="float" office:value="28.0207461202361" calcext:value-type="float">
            <text:p>28.0207461202</text:p>
          </table:table-cell>
          <table:table-cell table:style-name="ce6" table:formula="of:=[.$AR61]*[.AG61]" office:value-type="float" office:value="28.8755873897264" calcext:value-type="float">
            <text:p>28.8755873897</text:p>
          </table:table-cell>
          <table:table-cell table:style-name="ce6" table:formula="of:=[.$AR61]*[.AH61]" office:value-type="float" office:value="29.7012740156907" calcext:value-type="float">
            <text:p>29.7012740157</text:p>
          </table:table-cell>
          <table:table-cell table:style-name="ce6" table:formula="of:=[.$AR61]*[.AI61]" office:value-type="float" office:value="30.5004201788833" calcext:value-type="float">
            <text:p>30.5004201789</text:p>
          </table:table-cell>
          <table:table-cell table:style-name="ce6" table:formula="of:=[.$AR61]*[.AJ61]" office:value-type="float" office:value="31.2752796913691" calcext:value-type="float">
            <text:p>31.2752796914</text:p>
          </table:table-cell>
          <table:table-cell table:style-name="ce6" table:formula="of:=[.$AR61]*[.AK61]" office:value-type="float" office:value="32.0278108095406" calcext:value-type="float">
            <text:p>32.0278108095</text:p>
          </table:table-cell>
          <table:table-cell table:style-name="ce6" table:formula="of:=[.$AR61]*[.AL61]" office:value-type="float" office:value="32.7597270082384" calcext:value-type="float">
            <text:p>32.7597270082</text:p>
          </table:table-cell>
          <table:table-cell table:style-name="ce6" table:formula="of:=[.$AR61]*[.AM61]" office:value-type="float" office:value="33.4725372258297" calcext:value-type="float">
            <text:p>33.4725372258</text:p>
          </table:table-cell>
          <table:table-cell table:style-name="ce6" table:formula="of:=[.$AR61]*[.AN61]" office:value-type="float" office:value="34.1675780799202" calcext:value-type="float">
            <text:p>34.1675780799</text:p>
          </table:table-cell>
          <table:table-cell table:style-name="ce6" table:formula="of:=[.$AR61]*[.AO61]" office:value-type="float" office:value="34.8460398791557" calcext:value-type="float">
            <text:p>34.8460398792</text:p>
          </table:table-cell>
          <table:table-cell table:style-name="ce6" table:formula="of:=[.$AR61]*[.AP61]" office:value-type="float" office:value="35.5089878926426" calcext:value-type="float">
            <text:p>35.5089878926</text:p>
          </table:table-cell>
          <table:table-cell table:style-name="ce6" table:formula="of:=[.$AR61]*[.AQ61]" office:value-type="float" office:value="36.1573797864407" calcext:value-type="float">
            <text:p>36.1573797864</text:p>
          </table:table-cell>
          <table:table-cell/>
          <table:table-cell table:formula="of:=LN([.AS61])-[.C143]^2/2" office:value-type="float" office:value="2.9659797219" calcext:value-type="float">
            <text:p>2.9659797219</text:p>
          </table:table-cell>
          <table:table-cell table:formula="of:=LN([.AT61])-[.D143]^2/2" office:value-type="float" office:value="3.0312059343" calcext:value-type="float">
            <text:p>3.0312059343</text:p>
          </table:table-cell>
          <table:table-cell table:formula="of:=LN([.AU61])-[.E143]^2/2" office:value-type="float" office:value="3.0882076193" calcext:value-type="float">
            <text:p>3.0882076193</text:p>
          </table:table-cell>
          <table:table-cell table:formula="of:=LN([.AV61])-[.F143]^2/2" office:value-type="float" office:value="3.1388285507" calcext:value-type="float">
            <text:p>3.1388285507</text:p>
          </table:table-cell>
          <table:table-cell table:formula="of:=LN([.AW61])-[.G143]^2/2" office:value-type="float" office:value="3.1843545203" calcext:value-type="float">
            <text:p>3.1843545203</text:p>
          </table:table-cell>
          <table:table-cell table:formula="of:=LN([.AX61])-[.H143]^2/2" office:value-type="float" office:value="3.2257179975" calcext:value-type="float">
            <text:p>3.2257179975</text:p>
          </table:table-cell>
          <table:table-cell table:formula="of:=LN([.AY61])-[.I143]^2/2" office:value-type="float" office:value="3.2636167885" calcext:value-type="float">
            <text:p>3.2636167885</text:p>
          </table:table-cell>
          <table:table-cell table:formula="of:=LN([.AZ61])-[.J143]^2/2" office:value-type="float" office:value="3.2985867179" calcext:value-type="float">
            <text:p>3.2985867179</text:p>
          </table:table-cell>
          <table:table-cell table:formula="of:=LN([.BA61])-[.K143]^2/2" office:value-type="float" office:value="3.3310481825" calcext:value-type="float">
            <text:p>3.3310481825</text:p>
          </table:table-cell>
          <table:table-cell table:formula="of:=LN([.BB61])-[.L143]^2/2" office:value-type="float" office:value="3.3613370952" calcext:value-type="float">
            <text:p>3.3613370952</text:p>
          </table:table-cell>
          <table:table-cell table:formula="of:=LN([.BC61])-[.M143]^2/2" office:value-type="float" office:value="3.3897261089" calcext:value-type="float">
            <text:p>3.3897261089</text:p>
          </table:table-cell>
          <table:table-cell table:formula="of:=LN([.BD61])-[.N143]^2/2" office:value-type="float" office:value="3.4164395661" calcext:value-type="float">
            <text:p>3.4164395661</text:p>
          </table:table-cell>
          <table:table-cell table:formula="of:=LN([.BE61])-[.O143]^2/2" office:value-type="float" office:value="3.4416642792" calcext:value-type="float">
            <text:p>3.4416642792</text:p>
          </table:table-cell>
          <table:table-cell table:formula="of:=LN([.BF61])-[.P143]^2/2" office:value-type="float" office:value="3.4655574611" calcext:value-type="float">
            <text:p>3.4655574611</text:p>
          </table:table-cell>
          <table:table-cell table:formula="of:=LN([.BG61])-[.Q143]^2/2" office:value-type="float" office:value="3.4882526657" calcext:value-type="float">
            <text:p>3.4882526657</text:p>
          </table:table-cell>
          <table:table-cell table:formula="of:=LN([.BH61])-[.R143]^2/2" office:value-type="float" office:value="3.5098643095" calcext:value-type="float">
            <text:p>3.5098643095</text:p>
          </table:table-cell>
          <table:table-cell table:formula="of:=LN([.BI61])-[.S143]^2/2" office:value-type="float" office:value="3.5304911621" calcext:value-type="float">
            <text:p>3.5304911621</text:p>
          </table:table-cell>
          <table:table-cell table:formula="of:=LN([.BJ61])-[.T143]^2/2" office:value-type="float" office:value="3.5502190746" calcext:value-type="float">
            <text:p>3.5502190746</text:p>
          </table:table-cell>
          <table:table-cell table:formula="of:=LN([.BK61])-[.U143]^2/2" office:value-type="float" office:value="3.5691231395" calcext:value-type="float">
            <text:p>3.5691231395</text:p>
          </table:table-cell>
          <table:table-cell table:formula="of:=LN([.BL61])-[.V143]^2/2" office:value-type="float" office:value="3.5872694158" calcext:value-type="float">
            <text:p>3.587269415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.4676018427" calcext:value-type="float">
            <text:p>2.4676018427</text:p>
          </table:table-cell>
          <table:table-cell office:value-type="float" office:value="2.521868" calcext:value-type="float">
            <text:p>2.521868</text:p>
          </table:table-cell>
          <table:table-cell office:value-type="float" office:value="2.5692916091" calcext:value-type="float">
            <text:p>2.5692916091</text:p>
          </table:table-cell>
          <table:table-cell office:value-type="float" office:value="2.6114066319" calcext:value-type="float">
            <text:p>2.6114066319</text:p>
          </table:table-cell>
          <table:table-cell office:value-type="float" office:value="2.6492828067" calcext:value-type="float">
            <text:p>2.6492828067</text:p>
          </table:table-cell>
          <table:table-cell office:value-type="float" office:value="2.6836959188" calcext:value-type="float">
            <text:p>2.6836959188</text:p>
          </table:table-cell>
          <table:table-cell office:value-type="float" office:value="2.7152265209" calcext:value-type="float">
            <text:p>2.7152265209</text:p>
          </table:table-cell>
          <table:table-cell office:value-type="float" office:value="2.7443204023" calcext:value-type="float">
            <text:p>2.7443204023</text:p>
          </table:table-cell>
          <table:table-cell office:value-type="float" office:value="2.7713273198" calcext:value-type="float">
            <text:p>2.7713273198</text:p>
          </table:table-cell>
          <table:table-cell office:value-type="float" office:value="2.7965267426" calcext:value-type="float">
            <text:p>2.7965267426</text:p>
          </table:table-cell>
          <table:table-cell office:value-type="float" office:value="2.820145509" calcext:value-type="float">
            <text:p>2.820145509</text:p>
          </table:table-cell>
          <table:table-cell office:value-type="float" office:value="2.8423702652" calcext:value-type="float">
            <text:p>2.8423702652</text:p>
          </table:table-cell>
          <table:table-cell office:value-type="float" office:value="2.8633564332" calcext:value-type="float">
            <text:p>2.8633564332</text:p>
          </table:table-cell>
          <table:table-cell office:value-type="float" office:value="2.883234809" calcext:value-type="float">
            <text:p>2.883234809</text:p>
          </table:table-cell>
          <table:table-cell office:value-type="float" office:value="2.9021165054" calcext:value-type="float">
            <text:p>2.9021165054</text:p>
          </table:table-cell>
          <table:table-cell office:value-type="float" office:value="2.9200967134" calcext:value-type="float">
            <text:p>2.9200967134</text:p>
          </table:table-cell>
          <table:table-cell office:value-type="float" office:value="2.937257606" calcext:value-type="float">
            <text:p>2.937257606</text:p>
          </table:table-cell>
          <table:table-cell office:value-type="float" office:value="2.9536706087" calcext:value-type="float">
            <text:p>2.9536706087</text:p>
          </table:table-cell>
          <table:table-cell office:value-type="float" office:value="2.9693981961" calcext:value-type="float">
            <text:p>2.9693981961</text:p>
          </table:table-cell>
          <table:table-cell office:value-type="float" office:value="2.9844953273" calcext:value-type="float">
            <text:p>2.9844953273</text:p>
          </table:table-cell>
          <table:table-cell/>
          <table:table-cell table:style-name="ce2" table:formula="of:=EXP([.C62]+[.C144]^2/2)" office:value-type="float" office:value="11.9068945323322" calcext:value-type="float">
            <text:p>11.9068945323</text:p>
          </table:table-cell>
          <table:table-cell table:style-name="ce2" table:formula="of:=EXP([.D62]+[.D144]^2/2)" office:value-type="float" office:value="12.5409787908242" calcext:value-type="float">
            <text:p>12.5409787908</text:p>
          </table:table-cell>
          <table:table-cell table:style-name="ce2" table:formula="of:=EXP([.E62]+[.E144]^2/2)" office:value-type="float" office:value="13.1291800589013" calcext:value-type="float">
            <text:p>13.1291800589</text:p>
          </table:table-cell>
          <table:table-cell table:style-name="ce2" table:formula="of:=EXP([.F62]+[.F144]^2/2)" office:value-type="float" office:value="13.6787158241334" calcext:value-type="float">
            <text:p>13.6787158241</text:p>
          </table:table-cell>
          <table:table-cell table:style-name="ce2" table:formula="of:=EXP([.G62]+[.G144]^2/2)" office:value-type="float" office:value="14.1952778132816" calcext:value-type="float">
            <text:p>14.1952778133</text:p>
          </table:table-cell>
          <table:table-cell table:style-name="ce2" table:formula="of:=EXP([.H62]+[.H144]^2/2)" office:value-type="float" office:value="14.6833887258603" calcext:value-type="float">
            <text:p>14.6833887259</text:p>
          </table:table-cell>
          <table:table-cell table:style-name="ce2" table:formula="of:=EXP([.I62]+[.I144]^2/2)" office:value-type="float" office:value="15.1466858724186" calcext:value-type="float">
            <text:p>15.1466858724</text:p>
          </table:table-cell>
          <table:table-cell table:style-name="ce2" table:formula="of:=EXP([.J62]+[.J144]^2/2)" office:value-type="float" office:value="15.5881324266478" calcext:value-type="float">
            <text:p>15.5881324266</text:p>
          </table:table-cell>
          <table:table-cell table:style-name="ce2" table:formula="of:=EXP([.K62]+[.K144]^2/2)" office:value-type="float" office:value="16.0101725723504" calcext:value-type="float">
            <text:p>16.0101725724</text:p>
          </table:table-cell>
          <table:table-cell table:style-name="ce2" table:formula="of:=EXP([.L62]+[.L144]^2/2)" office:value-type="float" office:value="16.4148458241964" calcext:value-type="float">
            <text:p>16.4148458242</text:p>
          </table:table-cell>
          <table:table-cell table:style-name="ce2" table:formula="of:=EXP([.M62]+[.M144]^2/2)" office:value-type="float" office:value="16.8038720856277" calcext:value-type="float">
            <text:p>16.8038720856</text:p>
          </table:table-cell>
          <table:table-cell table:style-name="ce2" table:formula="of:=EXP([.N62]+[.N144]^2/2)" office:value-type="float" office:value="17.1787157127675" calcext:value-type="float">
            <text:p>17.1787157128</text:p>
          </table:table-cell>
          <table:table-cell table:style-name="ce2" table:formula="of:=EXP([.O62]+[.O144]^2/2)" office:value-type="float" office:value="17.5406343690466" calcext:value-type="float">
            <text:p>17.540634369</text:p>
          </table:table-cell>
          <table:table-cell table:style-name="ce2" table:formula="of:=EXP([.P62]+[.P144]^2/2)" office:value-type="float" office:value="17.8907167510724" calcext:value-type="float">
            <text:p>17.8907167511</text:p>
          </table:table-cell>
          <table:table-cell table:style-name="ce2" table:formula="of:=EXP([.Q62]+[.Q144]^2/2)" office:value-type="float" office:value="18.2299120746929" calcext:value-type="float">
            <text:p>18.2299120747</text:p>
          </table:table-cell>
          <table:table-cell table:style-name="ce2" table:formula="of:=EXP([.R62]+[.R144]^2/2)" office:value-type="float" office:value="18.5590533687891" calcext:value-type="float">
            <text:p>18.5590533688</text:p>
          </table:table-cell>
          <table:table-cell table:style-name="ce2" table:formula="of:=EXP([.S62]+[.S144]^2/2)" office:value-type="float" office:value="18.8788760739597" calcext:value-type="float">
            <text:p>18.878876074</text:p>
          </table:table-cell>
          <table:table-cell table:style-name="ce2" table:formula="of:=EXP([.T62]+[.T144]^2/2)" office:value-type="float" office:value="19.1900330360056" calcext:value-type="float">
            <text:p>19.190033036</text:p>
          </table:table-cell>
          <table:table-cell table:style-name="ce2" table:formula="of:=EXP([.U62]+[.U144]^2/2)" office:value-type="float" office:value="19.4931067117408" calcext:value-type="float">
            <text:p>19.4931067117</text:p>
          </table:table-cell>
          <table:table-cell table:style-name="ce2" table:formula="of:=EXP([.V62]+[.V144]^2/2)" office:value-type="float" office:value="19.7886191638366" calcext:value-type="float">
            <text:p>19.7886191638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62]*[.X62]" office:value-type="float" office:value="11.9068945323322" calcext:value-type="float">
            <text:p>11.9068945323</text:p>
          </table:table-cell>
          <table:table-cell table:style-name="ce6" table:formula="of:=[.$AR62]*[.Y62]" office:value-type="float" office:value="12.5409787908242" calcext:value-type="float">
            <text:p>12.5409787908</text:p>
          </table:table-cell>
          <table:table-cell table:style-name="ce6" table:formula="of:=[.$AR62]*[.Z62]" office:value-type="float" office:value="13.1291800589013" calcext:value-type="float">
            <text:p>13.1291800589</text:p>
          </table:table-cell>
          <table:table-cell table:style-name="ce6" table:formula="of:=[.$AR62]*[.AA62]" office:value-type="float" office:value="13.6787158241334" calcext:value-type="float">
            <text:p>13.6787158241</text:p>
          </table:table-cell>
          <table:table-cell table:style-name="ce6" table:formula="of:=[.$AR62]*[.AB62]" office:value-type="float" office:value="14.1952778132816" calcext:value-type="float">
            <text:p>14.1952778133</text:p>
          </table:table-cell>
          <table:table-cell table:style-name="ce6" table:formula="of:=[.$AR62]*[.AC62]" office:value-type="float" office:value="14.6833887258603" calcext:value-type="float">
            <text:p>14.6833887259</text:p>
          </table:table-cell>
          <table:table-cell table:style-name="ce6" table:formula="of:=[.$AR62]*[.AD62]" office:value-type="float" office:value="15.1466858724186" calcext:value-type="float">
            <text:p>15.1466858724</text:p>
          </table:table-cell>
          <table:table-cell table:style-name="ce6" table:formula="of:=[.$AR62]*[.AE62]" office:value-type="float" office:value="15.5881324266478" calcext:value-type="float">
            <text:p>15.5881324266</text:p>
          </table:table-cell>
          <table:table-cell table:style-name="ce6" table:formula="of:=[.$AR62]*[.AF62]" office:value-type="float" office:value="16.0101725723504" calcext:value-type="float">
            <text:p>16.0101725724</text:p>
          </table:table-cell>
          <table:table-cell table:style-name="ce6" table:formula="of:=[.$AR62]*[.AG62]" office:value-type="float" office:value="16.4148458241964" calcext:value-type="float">
            <text:p>16.4148458242</text:p>
          </table:table-cell>
          <table:table-cell table:style-name="ce6" table:formula="of:=[.$AR62]*[.AH62]" office:value-type="float" office:value="16.8038720856277" calcext:value-type="float">
            <text:p>16.8038720856</text:p>
          </table:table-cell>
          <table:table-cell table:style-name="ce6" table:formula="of:=[.$AR62]*[.AI62]" office:value-type="float" office:value="17.1787157127675" calcext:value-type="float">
            <text:p>17.1787157128</text:p>
          </table:table-cell>
          <table:table-cell table:style-name="ce6" table:formula="of:=[.$AR62]*[.AJ62]" office:value-type="float" office:value="17.5406343690466" calcext:value-type="float">
            <text:p>17.540634369</text:p>
          </table:table-cell>
          <table:table-cell table:style-name="ce6" table:formula="of:=[.$AR62]*[.AK62]" office:value-type="float" office:value="17.8907167510724" calcext:value-type="float">
            <text:p>17.8907167511</text:p>
          </table:table-cell>
          <table:table-cell table:style-name="ce6" table:formula="of:=[.$AR62]*[.AL62]" office:value-type="float" office:value="18.2299120746929" calcext:value-type="float">
            <text:p>18.2299120747</text:p>
          </table:table-cell>
          <table:table-cell table:style-name="ce6" table:formula="of:=[.$AR62]*[.AM62]" office:value-type="float" office:value="18.5590533687891" calcext:value-type="float">
            <text:p>18.5590533688</text:p>
          </table:table-cell>
          <table:table-cell table:style-name="ce6" table:formula="of:=[.$AR62]*[.AN62]" office:value-type="float" office:value="18.8788760739597" calcext:value-type="float">
            <text:p>18.878876074</text:p>
          </table:table-cell>
          <table:table-cell table:style-name="ce6" table:formula="of:=[.$AR62]*[.AO62]" office:value-type="float" office:value="19.1900330360056" calcext:value-type="float">
            <text:p>19.190033036</text:p>
          </table:table-cell>
          <table:table-cell table:style-name="ce6" table:formula="of:=[.$AR62]*[.AP62]" office:value-type="float" office:value="19.4931067117408" calcext:value-type="float">
            <text:p>19.4931067117</text:p>
          </table:table-cell>
          <table:table-cell table:style-name="ce6" table:formula="of:=[.$AR62]*[.AQ62]" office:value-type="float" office:value="19.7886191638366" calcext:value-type="float">
            <text:p>19.7886191638</text:p>
          </table:table-cell>
          <table:table-cell/>
          <table:table-cell table:formula="of:=LN([.AS62])-[.C144]^2/2" office:value-type="float" office:value="2.4676018427" calcext:value-type="float">
            <text:p>2.4676018427</text:p>
          </table:table-cell>
          <table:table-cell table:formula="of:=LN([.AT62])-[.D144]^2/2" office:value-type="float" office:value="2.521868" calcext:value-type="float">
            <text:p>2.521868</text:p>
          </table:table-cell>
          <table:table-cell table:formula="of:=LN([.AU62])-[.E144]^2/2" office:value-type="float" office:value="2.5692916091" calcext:value-type="float">
            <text:p>2.5692916091</text:p>
          </table:table-cell>
          <table:table-cell table:formula="of:=LN([.AV62])-[.F144]^2/2" office:value-type="float" office:value="2.6114066319" calcext:value-type="float">
            <text:p>2.6114066319</text:p>
          </table:table-cell>
          <table:table-cell table:formula="of:=LN([.AW62])-[.G144]^2/2" office:value-type="float" office:value="2.6492828067" calcext:value-type="float">
            <text:p>2.6492828067</text:p>
          </table:table-cell>
          <table:table-cell table:formula="of:=LN([.AX62])-[.H144]^2/2" office:value-type="float" office:value="2.6836959188" calcext:value-type="float">
            <text:p>2.6836959188</text:p>
          </table:table-cell>
          <table:table-cell table:formula="of:=LN([.AY62])-[.I144]^2/2" office:value-type="float" office:value="2.7152265209" calcext:value-type="float">
            <text:p>2.7152265209</text:p>
          </table:table-cell>
          <table:table-cell table:formula="of:=LN([.AZ62])-[.J144]^2/2" office:value-type="float" office:value="2.7443204023" calcext:value-type="float">
            <text:p>2.7443204023</text:p>
          </table:table-cell>
          <table:table-cell table:formula="of:=LN([.BA62])-[.K144]^2/2" office:value-type="float" office:value="2.7713273198" calcext:value-type="float">
            <text:p>2.7713273198</text:p>
          </table:table-cell>
          <table:table-cell table:formula="of:=LN([.BB62])-[.L144]^2/2" office:value-type="float" office:value="2.7965267426" calcext:value-type="float">
            <text:p>2.7965267426</text:p>
          </table:table-cell>
          <table:table-cell table:formula="of:=LN([.BC62])-[.M144]^2/2" office:value-type="float" office:value="2.820145509" calcext:value-type="float">
            <text:p>2.820145509</text:p>
          </table:table-cell>
          <table:table-cell table:formula="of:=LN([.BD62])-[.N144]^2/2" office:value-type="float" office:value="2.8423702652" calcext:value-type="float">
            <text:p>2.8423702652</text:p>
          </table:table-cell>
          <table:table-cell table:formula="of:=LN([.BE62])-[.O144]^2/2" office:value-type="float" office:value="2.8633564332" calcext:value-type="float">
            <text:p>2.8633564332</text:p>
          </table:table-cell>
          <table:table-cell table:formula="of:=LN([.BF62])-[.P144]^2/2" office:value-type="float" office:value="2.883234809" calcext:value-type="float">
            <text:p>2.883234809</text:p>
          </table:table-cell>
          <table:table-cell table:formula="of:=LN([.BG62])-[.Q144]^2/2" office:value-type="float" office:value="2.9021165054" calcext:value-type="float">
            <text:p>2.9021165054</text:p>
          </table:table-cell>
          <table:table-cell table:formula="of:=LN([.BH62])-[.R144]^2/2" office:value-type="float" office:value="2.9200967134" calcext:value-type="float">
            <text:p>2.9200967134</text:p>
          </table:table-cell>
          <table:table-cell table:formula="of:=LN([.BI62])-[.S144]^2/2" office:value-type="float" office:value="2.937257606" calcext:value-type="float">
            <text:p>2.937257606</text:p>
          </table:table-cell>
          <table:table-cell table:formula="of:=LN([.BJ62])-[.T144]^2/2" office:value-type="float" office:value="2.9536706087" calcext:value-type="float">
            <text:p>2.9536706087</text:p>
          </table:table-cell>
          <table:table-cell table:formula="of:=LN([.BK62])-[.U144]^2/2" office:value-type="float" office:value="2.9693981961" calcext:value-type="float">
            <text:p>2.9693981961</text:p>
          </table:table-cell>
          <table:table-cell table:formula="of:=LN([.BL62])-[.V144]^2/2" office:value-type="float" office:value="2.9844953273" calcext:value-type="float">
            <text:p>2.984495327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6703813897" calcext:value-type="float">
            <text:p>4.6703813897</text:p>
          </table:table-cell>
          <table:table-cell office:value-type="float" office:value="4.7730898763" calcext:value-type="float">
            <text:p>4.7730898763</text:p>
          </table:table-cell>
          <table:table-cell office:value-type="float" office:value="4.8628476068" calcext:value-type="float">
            <text:p>4.8628476068</text:p>
          </table:table-cell>
          <table:table-cell office:value-type="float" office:value="4.9425578808" calcext:value-type="float">
            <text:p>4.9425578808</text:p>
          </table:table-cell>
          <table:table-cell office:value-type="float" office:value="5.0142453705" calcext:value-type="float">
            <text:p>5.0142453705</text:p>
          </table:table-cell>
          <table:table-cell office:value-type="float" office:value="5.0793783897" calcext:value-type="float">
            <text:p>5.0793783897</text:p>
          </table:table-cell>
          <table:table-cell office:value-type="float" office:value="5.1390557391" calcext:value-type="float">
            <text:p>5.1390557391</text:p>
          </table:table-cell>
          <table:table-cell office:value-type="float" office:value="5.1941211553" calcext:value-type="float">
            <text:p>5.1941211553</text:p>
          </table:table-cell>
          <table:table-cell office:value-type="float" office:value="5.245236616" calcext:value-type="float">
            <text:p>5.245236616</text:p>
          </table:table-cell>
          <table:table-cell office:value-type="float" office:value="5.292931067" calcext:value-type="float">
            <text:p>5.292931067</text:p>
          </table:table-cell>
          <table:table-cell office:value-type="float" office:value="5.3376338408" calcext:value-type="float">
            <text:p>5.3376338408</text:p>
          </table:table-cell>
          <table:table-cell office:value-type="float" office:value="5.3796981991" calcext:value-type="float">
            <text:p>5.3796981991</text:p>
          </table:table-cell>
          <table:table-cell office:value-type="float" office:value="5.4194183057" calcext:value-type="float">
            <text:p>5.4194183057</text:p>
          </table:table-cell>
          <table:table-cell office:value-type="float" office:value="5.4570417159" calcext:value-type="float">
            <text:p>5.4570417159</text:p>
          </table:table-cell>
          <table:table-cell office:value-type="float" office:value="5.4927787307" calcext:value-type="float">
            <text:p>5.4927787307</text:p>
          </table:table-cell>
          <table:table-cell office:value-type="float" office:value="5.526809516" calcext:value-type="float">
            <text:p>5.526809516</text:p>
          </table:table-cell>
          <table:table-cell office:value-type="float" office:value="5.5592895993" calcext:value-type="float">
            <text:p>5.5592895993</text:p>
          </table:table-cell>
          <table:table-cell office:value-type="float" office:value="5.5903541663" calcext:value-type="float">
            <text:p>5.5903541663</text:p>
          </table:table-cell>
          <table:table-cell office:value-type="float" office:value="5.6201214611" calcext:value-type="float">
            <text:p>5.6201214611</text:p>
          </table:table-cell>
          <table:table-cell office:value-type="float" office:value="5.6486955038" calcext:value-type="float">
            <text:p>5.6486955038</text:p>
          </table:table-cell>
          <table:table-cell/>
          <table:table-cell table:style-name="ce2" table:formula="of:=EXP([.C63]+[.C145]^2/2)" office:value-type="float" office:value="107.758989184566" calcext:value-type="float">
            <text:p>107.7589891846</text:p>
          </table:table-cell>
          <table:table-cell table:style-name="ce2" table:formula="of:=EXP([.D63]+[.D145]^2/2)" office:value-type="float" office:value="119.130968309521" calcext:value-type="float">
            <text:p>119.1309683095</text:p>
          </table:table-cell>
          <table:table-cell table:style-name="ce2" table:formula="of:=EXP([.E63]+[.E145]^2/2)" office:value-type="float" office:value="130.111690092555" calcext:value-type="float">
            <text:p>130.1116900926</text:p>
          </table:table-cell>
          <table:table-cell table:style-name="ce2" table:formula="of:=EXP([.F63]+[.F145]^2/2)" office:value-type="float" office:value="140.750987669219" calcext:value-type="float">
            <text:p>140.7509876692</text:p>
          </table:table-cell>
          <table:table-cell table:style-name="ce2" table:formula="of:=EXP([.G63]+[.G145]^2/2)" office:value-type="float" office:value="151.089431749848" calcext:value-type="float">
            <text:p>151.0894317498</text:p>
          </table:table-cell>
          <table:table-cell table:style-name="ce2" table:formula="of:=EXP([.H63]+[.H145]^2/2)" office:value-type="float" office:value="161.160265392079" calcext:value-type="float">
            <text:p>161.1602653921</text:p>
          </table:table-cell>
          <table:table-cell table:style-name="ce2" table:formula="of:=EXP([.I63]+[.I145]^2/2)" office:value-type="float" office:value="170.991008274381" calcext:value-type="float">
            <text:p>170.9910082744</text:p>
          </table:table-cell>
          <table:table-cell table:style-name="ce2" table:formula="of:=EXP([.J63]+[.J145]^2/2)" office:value-type="float" office:value="180.604694736368" calcext:value-type="float">
            <text:p>180.6046947364</text:p>
          </table:table-cell>
          <table:table-cell table:style-name="ce2" table:formula="of:=EXP([.K63]+[.K145]^2/2)" office:value-type="float" office:value="190.0208118445" calcext:value-type="float">
            <text:p>190.0208118445</text:p>
          </table:table-cell>
          <table:table-cell table:style-name="ce2" table:formula="of:=EXP([.L63]+[.L145]^2/2)" office:value-type="float" office:value="199.256010519919" calcext:value-type="float">
            <text:p>199.2560105199</text:p>
          </table:table-cell>
          <table:table-cell table:style-name="ce2" table:formula="of:=EXP([.M63]+[.M145]^2/2)" office:value-type="float" office:value="208.324648487602" calcext:value-type="float">
            <text:p>208.3246484876</text:p>
          </table:table-cell>
          <table:table-cell table:style-name="ce2" table:formula="of:=EXP([.N63]+[.N145]^2/2)" office:value-type="float" office:value="217.239209184548" calcext:value-type="float">
            <text:p>217.2392091845</text:p>
          </table:table-cell>
          <table:table-cell table:style-name="ce2" table:formula="of:=EXP([.O63]+[.O145]^2/2)" office:value-type="float" office:value="226.010628241194" calcext:value-type="float">
            <text:p>226.0106282412</text:p>
          </table:table-cell>
          <table:table-cell table:style-name="ce2" table:formula="of:=EXP([.P63]+[.P145]^2/2)" office:value-type="float" office:value="234.648551209509" calcext:value-type="float">
            <text:p>234.6485512095</text:p>
          </table:table-cell>
          <table:table-cell table:style-name="ce2" table:formula="of:=EXP([.Q63]+[.Q145]^2/2)" office:value-type="float" office:value="243.161538718375" calcext:value-type="float">
            <text:p>243.1615387184</text:p>
          </table:table-cell>
          <table:table-cell table:style-name="ce2" table:formula="of:=EXP([.R63]+[.R145]^2/2)" office:value-type="float" office:value="251.557231633963" calcext:value-type="float">
            <text:p>251.557231634</text:p>
          </table:table-cell>
          <table:table-cell table:style-name="ce2" table:formula="of:=EXP([.S63]+[.S145]^2/2)" office:value-type="float" office:value="259.84248545713" calcext:value-type="float">
            <text:p>259.8424854571</text:p>
          </table:table-cell>
          <table:table-cell table:style-name="ce2" table:formula="of:=EXP([.T63]+[.T145]^2/2)" office:value-type="float" office:value="268.023480141138" calcext:value-type="float">
            <text:p>268.0234801411</text:p>
          </table:table-cell>
          <table:table-cell table:style-name="ce2" table:formula="of:=EXP([.U63]+[.U145]^2/2)" office:value-type="float" office:value="276.105811186181" calcext:value-type="float">
            <text:p>276.1058111862</text:p>
          </table:table-cell>
          <table:table-cell table:style-name="ce2" table:formula="of:=EXP([.V63]+[.V145]^2/2)" office:value-type="float" office:value="284.094565326995" calcext:value-type="float">
            <text:p>284.094565327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63]*[.X63]" office:value-type="float" office:value="53.8794945922828" calcext:value-type="float">
            <text:p>53.8794945923</text:p>
          </table:table-cell>
          <table:table-cell table:style-name="ce6" table:formula="of:=[.$AR63]*[.Y63]" office:value-type="float" office:value="59.5654841547605" calcext:value-type="float">
            <text:p>59.5654841548</text:p>
          </table:table-cell>
          <table:table-cell table:style-name="ce6" table:formula="of:=[.$AR63]*[.Z63]" office:value-type="float" office:value="65.0558450462774" calcext:value-type="float">
            <text:p>65.0558450463</text:p>
          </table:table-cell>
          <table:table-cell table:style-name="ce6" table:formula="of:=[.$AR63]*[.AA63]" office:value-type="float" office:value="70.3754938346095" calcext:value-type="float">
            <text:p>70.3754938346</text:p>
          </table:table-cell>
          <table:table-cell table:style-name="ce6" table:formula="of:=[.$AR63]*[.AB63]" office:value-type="float" office:value="75.5447158749239" calcext:value-type="float">
            <text:p>75.5447158749</text:p>
          </table:table-cell>
          <table:table-cell table:style-name="ce6" table:formula="of:=[.$AR63]*[.AC63]" office:value-type="float" office:value="80.5801326960394" calcext:value-type="float">
            <text:p>80.580132696</text:p>
          </table:table-cell>
          <table:table-cell table:style-name="ce6" table:formula="of:=[.$AR63]*[.AD63]" office:value-type="float" office:value="85.4955041371906" calcext:value-type="float">
            <text:p>85.4955041372</text:p>
          </table:table-cell>
          <table:table-cell table:style-name="ce6" table:formula="of:=[.$AR63]*[.AE63]" office:value-type="float" office:value="90.3023473681839" calcext:value-type="float">
            <text:p>90.3023473682</text:p>
          </table:table-cell>
          <table:table-cell table:style-name="ce6" table:formula="of:=[.$AR63]*[.AF63]" office:value-type="float" office:value="95.0104059222498" calcext:value-type="float">
            <text:p>95.0104059222</text:p>
          </table:table-cell>
          <table:table-cell table:style-name="ce6" table:formula="of:=[.$AR63]*[.AG63]" office:value-type="float" office:value="99.6280052599597" calcext:value-type="float">
            <text:p>99.62800526</text:p>
          </table:table-cell>
          <table:table-cell table:style-name="ce6" table:formula="of:=[.$AR63]*[.AH63]" office:value-type="float" office:value="104.162324243801" calcext:value-type="float">
            <text:p>104.1623242438</text:p>
          </table:table-cell>
          <table:table-cell table:style-name="ce6" table:formula="of:=[.$AR63]*[.AI63]" office:value-type="float" office:value="108.619604592274" calcext:value-type="float">
            <text:p>108.6196045923</text:p>
          </table:table-cell>
          <table:table-cell table:style-name="ce6" table:formula="of:=[.$AR63]*[.AJ63]" office:value-type="float" office:value="113.005314120597" calcext:value-type="float">
            <text:p>113.0053141206</text:p>
          </table:table-cell>
          <table:table-cell table:style-name="ce6" table:formula="of:=[.$AR63]*[.AK63]" office:value-type="float" office:value="117.324275604755" calcext:value-type="float">
            <text:p>117.3242756048</text:p>
          </table:table-cell>
          <table:table-cell table:style-name="ce6" table:formula="of:=[.$AR63]*[.AL63]" office:value-type="float" office:value="121.580769359187" calcext:value-type="float">
            <text:p>121.5807693592</text:p>
          </table:table-cell>
          <table:table-cell table:style-name="ce6" table:formula="of:=[.$AR63]*[.AM63]" office:value-type="float" office:value="125.778615816982" calcext:value-type="float">
            <text:p>125.778615817</text:p>
          </table:table-cell>
          <table:table-cell table:style-name="ce6" table:formula="of:=[.$AR63]*[.AN63]" office:value-type="float" office:value="129.921242728565" calcext:value-type="float">
            <text:p>129.9212427286</text:p>
          </table:table-cell>
          <table:table-cell table:style-name="ce6" table:formula="of:=[.$AR63]*[.AO63]" office:value-type="float" office:value="134.011740070569" calcext:value-type="float">
            <text:p>134.0117400706</text:p>
          </table:table-cell>
          <table:table-cell table:style-name="ce6" table:formula="of:=[.$AR63]*[.AP63]" office:value-type="float" office:value="138.052905593091" calcext:value-type="float">
            <text:p>138.0529055931</text:p>
          </table:table-cell>
          <table:table-cell table:style-name="ce6" table:formula="of:=[.$AR63]*[.AQ63]" office:value-type="float" office:value="142.047282663497" calcext:value-type="float">
            <text:p>142.0472826635</text:p>
          </table:table-cell>
          <table:table-cell/>
          <table:table-cell table:formula="of:=LN([.AS63])-[.C145]^2/2" office:value-type="float" office:value="3.97723420914006" calcext:value-type="float">
            <text:p>3.9772342091</text:p>
          </table:table-cell>
          <table:table-cell table:formula="of:=LN([.AT63])-[.D145]^2/2" office:value-type="float" office:value="4.07994269574006" calcext:value-type="float">
            <text:p>4.0799426957</text:p>
          </table:table-cell>
          <table:table-cell table:formula="of:=LN([.AU63])-[.E145]^2/2" office:value-type="float" office:value="4.16970042624005" calcext:value-type="float">
            <text:p>4.1697004262</text:p>
          </table:table-cell>
          <table:table-cell table:formula="of:=LN([.AV63])-[.F145]^2/2" office:value-type="float" office:value="4.24941070024005" calcext:value-type="float">
            <text:p>4.2494107002</text:p>
          </table:table-cell>
          <table:table-cell table:formula="of:=LN([.AW63])-[.G145]^2/2" office:value-type="float" office:value="4.32109818994006" calcext:value-type="float">
            <text:p>4.3210981899</text:p>
          </table:table-cell>
          <table:table-cell table:formula="of:=LN([.AX63])-[.H145]^2/2" office:value-type="float" office:value="4.38623120914006" calcext:value-type="float">
            <text:p>4.3862312091</text:p>
          </table:table-cell>
          <table:table-cell table:formula="of:=LN([.AY63])-[.I145]^2/2" office:value-type="float" office:value="4.44590855854005" calcext:value-type="float">
            <text:p>4.4459085585</text:p>
          </table:table-cell>
          <table:table-cell table:formula="of:=LN([.AZ63])-[.J145]^2/2" office:value-type="float" office:value="4.50097397474006" calcext:value-type="float">
            <text:p>4.5009739747</text:p>
          </table:table-cell>
          <table:table-cell table:formula="of:=LN([.BA63])-[.K145]^2/2" office:value-type="float" office:value="4.55208943544005" calcext:value-type="float">
            <text:p>4.5520894354</text:p>
          </table:table-cell>
          <table:table-cell table:formula="of:=LN([.BB63])-[.L145]^2/2" office:value-type="float" office:value="4.59978388644005" calcext:value-type="float">
            <text:p>4.5997838864</text:p>
          </table:table-cell>
          <table:table-cell table:formula="of:=LN([.BC63])-[.M145]^2/2" office:value-type="float" office:value="4.64448666024005" calcext:value-type="float">
            <text:p>4.6444866602</text:p>
          </table:table-cell>
          <table:table-cell table:formula="of:=LN([.BD63])-[.N145]^2/2" office:value-type="float" office:value="4.68655101854005" calcext:value-type="float">
            <text:p>4.6865510185</text:p>
          </table:table-cell>
          <table:table-cell table:formula="of:=LN([.BE63])-[.O145]^2/2" office:value-type="float" office:value="4.72627112514005" calcext:value-type="float">
            <text:p>4.7262711251</text:p>
          </table:table-cell>
          <table:table-cell table:formula="of:=LN([.BF63])-[.P145]^2/2" office:value-type="float" office:value="4.76389453534005" calcext:value-type="float">
            <text:p>4.7638945353</text:p>
          </table:table-cell>
          <table:table-cell table:formula="of:=LN([.BG63])-[.Q145]^2/2" office:value-type="float" office:value="4.79963155014005" calcext:value-type="float">
            <text:p>4.7996315501</text:p>
          </table:table-cell>
          <table:table-cell table:formula="of:=LN([.BH63])-[.R145]^2/2" office:value-type="float" office:value="4.83366233544006" calcext:value-type="float">
            <text:p>4.8336623354</text:p>
          </table:table-cell>
          <table:table-cell table:formula="of:=LN([.BI63])-[.S145]^2/2" office:value-type="float" office:value="4.86614241874005" calcext:value-type="float">
            <text:p>4.8661424187</text:p>
          </table:table-cell>
          <table:table-cell table:formula="of:=LN([.BJ63])-[.T145]^2/2" office:value-type="float" office:value="4.89720698574005" calcext:value-type="float">
            <text:p>4.8972069857</text:p>
          </table:table-cell>
          <table:table-cell table:formula="of:=LN([.BK63])-[.U145]^2/2" office:value-type="float" office:value="4.92697428054006" calcext:value-type="float">
            <text:p>4.9269742805</text:p>
          </table:table-cell>
          <table:table-cell table:formula="of:=LN([.BL63])-[.V145]^2/2" office:value-type="float" office:value="4.95554832324005" calcext:value-type="float">
            <text:p>4.955548323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64]+[.C146]^2/2)" office:value-type="float" office:value="65.523212758019" calcext:value-type="float">
            <text:p>65.523212758</text:p>
          </table:table-cell>
          <table:table-cell table:style-name="ce2" table:formula="of:=EXP([.D64]+[.D146]^2/2)" office:value-type="float" office:value="71.6497879649881" calcext:value-type="float">
            <text:p>71.649787965</text:p>
          </table:table-cell>
          <table:table-cell table:style-name="ce2" table:formula="of:=EXP([.E64]+[.E146]^2/2)" office:value-type="float" office:value="77.5093756794818" calcext:value-type="float">
            <text:p>77.5093756795</text:p>
          </table:table-cell>
          <table:table-cell table:style-name="ce2" table:formula="of:=EXP([.F64]+[.F146]^2/2)" office:value-type="float" office:value="83.1384385588928" calcext:value-type="float">
            <text:p>83.1384385589</text:p>
          </table:table-cell>
          <table:table-cell table:style-name="ce2" table:formula="of:=EXP([.G64]+[.G146]^2/2)" office:value-type="float" office:value="88.5662257689602" calcext:value-type="float">
            <text:p>88.566225769</text:p>
          </table:table-cell>
          <table:table-cell table:style-name="ce2" table:formula="of:=EXP([.H64]+[.H146]^2/2)" office:value-type="float" office:value="93.8164250741758" calcext:value-type="float">
            <text:p>93.8164250742</text:p>
          </table:table-cell>
          <table:table-cell table:style-name="ce2" table:formula="of:=EXP([.I64]+[.I146]^2/2)" office:value-type="float" office:value="98.9084559555006" calcext:value-type="float">
            <text:p>98.9084559555</text:p>
          </table:table-cell>
          <table:table-cell table:style-name="ce2" table:formula="of:=EXP([.J64]+[.J146]^2/2)" office:value-type="float" office:value="103.858436840539" calcext:value-type="float">
            <text:p>103.8584368405</text:p>
          </table:table-cell>
          <table:table-cell table:style-name="ce2" table:formula="of:=EXP([.K64]+[.K146]^2/2)" office:value-type="float" office:value="108.679903343028" calcext:value-type="float">
            <text:p>108.679903343</text:p>
          </table:table-cell>
          <table:table-cell table:style-name="ce2" table:formula="of:=EXP([.L64]+[.L146]^2/2)" office:value-type="float" office:value="113.38434443524" calcext:value-type="float">
            <text:p>113.3843444352</text:p>
          </table:table-cell>
          <table:table-cell table:style-name="ce2" table:formula="of:=EXP([.M64]+[.M146]^2/2)" office:value-type="float" office:value="117.981607224752" calcext:value-type="float">
            <text:p>117.9816072248</text:p>
          </table:table-cell>
          <table:table-cell table:style-name="ce2" table:formula="of:=EXP([.N64]+[.N146]^2/2)" office:value-type="float" office:value="122.480205941214" calcext:value-type="float">
            <text:p>122.4802059412</text:p>
          </table:table-cell>
          <table:table-cell table:style-name="ce2" table:formula="of:=EXP([.O64]+[.O146]^2/2)" office:value-type="float" office:value="126.887561130843" calcext:value-type="float">
            <text:p>126.8875611308</text:p>
          </table:table-cell>
          <table:table-cell table:style-name="ce2" table:formula="of:=EXP([.P64]+[.P146]^2/2)" office:value-type="float" office:value="131.210186717489" calcext:value-type="float">
            <text:p>131.2101867175</text:p>
          </table:table-cell>
          <table:table-cell table:style-name="ce2" table:formula="of:=EXP([.Q64]+[.Q146]^2/2)" office:value-type="float" office:value="135.453838116435" calcext:value-type="float">
            <text:p>135.4538381164</text:p>
          </table:table-cell>
          <table:table-cell table:style-name="ce2" table:formula="of:=EXP([.R64]+[.R146]^2/2)" office:value-type="float" office:value="139.623630973974" calcext:value-type="float">
            <text:p>139.623630974</text:p>
          </table:table-cell>
          <table:table-cell table:style-name="ce2" table:formula="of:=EXP([.S64]+[.S146]^2/2)" office:value-type="float" office:value="143.724136841275" calcext:value-type="float">
            <text:p>143.7241368413</text:p>
          </table:table-cell>
          <table:table-cell table:style-name="ce2" table:formula="of:=EXP([.T64]+[.T146]^2/2)" office:value-type="float" office:value="147.759461378702" calcext:value-type="float">
            <text:p>147.7594613787</text:p>
          </table:table-cell>
          <table:table-cell table:style-name="ce2" table:formula="of:=EXP([.U64]+[.U146]^2/2)" office:value-type="float" office:value="151.733308747548" calcext:value-type="float">
            <text:p>151.7333087475</text:p>
          </table:table-cell>
          <table:table-cell table:style-name="ce2" table:formula="of:=EXP([.V64]+[.V146]^2/2)" office:value-type="float" office:value="155.649034825548" calcext:value-type="float">
            <text:p>155.649034825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64]*[.X64]" office:value-type="float" office:value="44.2281686116629" calcext:value-type="float">
            <text:p>44.2281686117</text:p>
          </table:table-cell>
          <table:table-cell table:style-name="ce6" table:formula="of:=[.$AR64]*[.Y64]" office:value-type="float" office:value="48.363606876367" calcext:value-type="float">
            <text:p>48.3636068764</text:p>
          </table:table-cell>
          <table:table-cell table:style-name="ce6" table:formula="of:=[.$AR64]*[.Z64]" office:value-type="float" office:value="52.3188285836502" calcext:value-type="float">
            <text:p>52.3188285837</text:p>
          </table:table-cell>
          <table:table-cell table:style-name="ce6" table:formula="of:=[.$AR64]*[.AA64]" office:value-type="float" office:value="56.1184460272526" calcext:value-type="float">
            <text:p>56.1184460273</text:p>
          </table:table-cell>
          <table:table-cell table:style-name="ce6" table:formula="of:=[.$AR64]*[.AB64]" office:value-type="float" office:value="59.7822023940482" calcext:value-type="float">
            <text:p>59.782202394</text:p>
          </table:table-cell>
          <table:table-cell table:style-name="ce6" table:formula="of:=[.$AR64]*[.AC64]" office:value-type="float" office:value="63.3260869250687" calcext:value-type="float">
            <text:p>63.3260869251</text:p>
          </table:table-cell>
          <table:table-cell table:style-name="ce6" table:formula="of:=[.$AR64]*[.AD64]" office:value-type="float" office:value="66.7632077699629" calcext:value-type="float">
            <text:p>66.76320777</text:p>
          </table:table-cell>
          <table:table-cell table:style-name="ce6" table:formula="of:=[.$AR64]*[.AE64]" office:value-type="float" office:value="70.1044448673636" calcext:value-type="float">
            <text:p>70.1044448674</text:p>
          </table:table-cell>
          <table:table-cell table:style-name="ce6" table:formula="of:=[.$AR64]*[.AF64]" office:value-type="float" office:value="73.3589347565436" calcext:value-type="float">
            <text:p>73.3589347565</text:p>
          </table:table-cell>
          <table:table-cell table:style-name="ce6" table:formula="of:=[.$AR64]*[.AG64]" office:value-type="float" office:value="76.5344324937873" calcext:value-type="float">
            <text:p>76.5344324938</text:p>
          </table:table-cell>
          <table:table-cell table:style-name="ce6" table:formula="of:=[.$AR64]*[.AH64]" office:value-type="float" office:value="79.6375848767077" calcext:value-type="float">
            <text:p>79.6375848767</text:p>
          </table:table-cell>
          <table:table-cell table:style-name="ce6" table:formula="of:=[.$AR64]*[.AI64]" office:value-type="float" office:value="82.6741390103197" calcext:value-type="float">
            <text:p>82.6741390103</text:p>
          </table:table-cell>
          <table:table-cell table:style-name="ce6" table:formula="of:=[.$AR64]*[.AJ64]" office:value-type="float" office:value="85.6491037633193" calcext:value-type="float">
            <text:p>85.6491037633</text:p>
          </table:table-cell>
          <table:table-cell table:style-name="ce6" table:formula="of:=[.$AR64]*[.AK64]" office:value-type="float" office:value="88.566876034305" calcext:value-type="float">
            <text:p>88.5668760343</text:p>
          </table:table-cell>
          <table:table-cell table:style-name="ce6" table:formula="of:=[.$AR64]*[.AL64]" office:value-type="float" office:value="91.4313407285934" calcext:value-type="float">
            <text:p>91.4313407286</text:p>
          </table:table-cell>
          <table:table-cell table:style-name="ce6" table:formula="of:=[.$AR64]*[.AM64]" office:value-type="float" office:value="94.2459509074325" calcext:value-type="float">
            <text:p>94.2459509074</text:p>
          </table:table-cell>
          <table:table-cell table:style-name="ce6" table:formula="of:=[.$AR64]*[.AN64]" office:value-type="float" office:value="97.0137923678604" calcext:value-type="float">
            <text:p>97.0137923679</text:p>
          </table:table-cell>
          <table:table-cell table:style-name="ce6" table:formula="of:=[.$AR64]*[.AO64]" office:value-type="float" office:value="99.7376364306241" calcext:value-type="float">
            <text:p>99.7376364306</text:p>
          </table:table-cell>
          <table:table-cell table:style-name="ce6" table:formula="of:=[.$AR64]*[.AP64]" office:value-type="float" office:value="102.419983404595" calcext:value-type="float">
            <text:p>102.4199834046</text:p>
          </table:table-cell>
          <table:table-cell table:style-name="ce6" table:formula="of:=[.$AR64]*[.AQ64]" office:value-type="float" office:value="105.063098507245" calcext:value-type="float">
            <text:p>105.0630985072</text:p>
          </table:table-cell>
          <table:table-cell/>
          <table:table-cell table:formula="of:=LN([.AS64])-[.C146]^2/2" office:value-type="float" office:value="3.77984612289039" calcext:value-type="float">
            <text:p>3.7798461229</text:p>
          </table:table-cell>
          <table:table-cell table:formula="of:=LN([.AT64])-[.D146]^2/2" office:value-type="float" office:value="3.87161402119039" calcext:value-type="float">
            <text:p>3.8716140212</text:p>
          </table:table-cell>
          <table:table-cell table:formula="of:=LN([.AU64])-[.E146]^2/2" office:value-type="float" office:value="3.95181068809039" calcext:value-type="float">
            <text:p>3.9518106881</text:p>
          </table:table-cell>
          <table:table-cell table:formula="of:=LN([.AV64])-[.F146]^2/2" office:value-type="float" office:value="4.02303016129039" calcext:value-type="float">
            <text:p>4.0230301613</text:p>
          </table:table-cell>
          <table:table-cell table:formula="of:=LN([.AW64])-[.G146]^2/2" office:value-type="float" office:value="4.08708144359039" calcext:value-type="float">
            <text:p>4.0870814436</text:p>
          </table:table-cell>
          <table:table-cell table:formula="of:=LN([.AX64])-[.H146]^2/2" office:value-type="float" office:value="4.14527644259039" calcext:value-type="float">
            <text:p>4.1452764426</text:p>
          </table:table-cell>
          <table:table-cell table:formula="of:=LN([.AY64])-[.I146]^2/2" office:value-type="float" office:value="4.19859691409039" calcext:value-type="float">
            <text:p>4.1985969141</text:p>
          </table:table-cell>
          <table:table-cell table:formula="of:=LN([.AZ64])-[.J146]^2/2" office:value-type="float" office:value="4.24779671899039" calcext:value-type="float">
            <text:p>4.247796719</text:p>
          </table:table-cell>
          <table:table-cell table:formula="of:=LN([.BA64])-[.K146]^2/2" office:value-type="float" office:value="4.29346732089039" calcext:value-type="float">
            <text:p>4.2934673209</text:p>
          </table:table-cell>
          <table:table-cell table:formula="of:=LN([.BB64])-[.L146]^2/2" office:value-type="float" office:value="4.33608132159039" calcext:value-type="float">
            <text:p>4.3360813216</text:p>
          </table:table-cell>
          <table:table-cell table:formula="of:=LN([.BC64])-[.M146]^2/2" office:value-type="float" office:value="4.37602232109039" calcext:value-type="float">
            <text:p>4.3760223211</text:p>
          </table:table-cell>
          <table:table-cell table:formula="of:=LN([.BD64])-[.N146]^2/2" office:value-type="float" office:value="4.41360595089039" calcext:value-type="float">
            <text:p>4.4136059509</text:p>
          </table:table-cell>
          <table:table-cell table:formula="of:=LN([.BE64])-[.O146]^2/2" office:value-type="float" office:value="4.44909504069039" calcext:value-type="float">
            <text:p>4.4490950407</text:p>
          </table:table-cell>
          <table:table-cell table:formula="of:=LN([.BF64])-[.P146]^2/2" office:value-type="float" office:value="4.48271077599039" calcext:value-type="float">
            <text:p>4.482710776</text:p>
          </table:table-cell>
          <table:table-cell table:formula="of:=LN([.BG64])-[.Q146]^2/2" office:value-type="float" office:value="4.51464105589039" calcext:value-type="float">
            <text:p>4.5146410559</text:p>
          </table:table-cell>
          <table:table-cell table:formula="of:=LN([.BH64])-[.R146]^2/2" office:value-type="float" office:value="4.54504685539039" calcext:value-type="float">
            <text:p>4.5450468554</text:p>
          </table:table-cell>
          <table:table-cell table:formula="of:=LN([.BI64])-[.S146]^2/2" office:value-type="float" office:value="4.57406713479039" calcext:value-type="float">
            <text:p>4.5740671348</text:p>
          </table:table-cell>
          <table:table-cell table:formula="of:=LN([.BJ64])-[.T146]^2/2" office:value-type="float" office:value="4.60182267969039" calcext:value-type="float">
            <text:p>4.6018226797</text:p>
          </table:table-cell>
          <table:table-cell table:formula="of:=LN([.BK64])-[.U146]^2/2" office:value-type="float" office:value="4.62841913899039" calcext:value-type="float">
            <text:p>4.628419139</text:p>
          </table:table-cell>
          <table:table-cell table:formula="of:=LN([.BL64])-[.V146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65]+[.C147]^2/2)" office:value-type="float" office:value="32.4996046358507" calcext:value-type="float">
            <text:p>32.4996046359</text:p>
          </table:table-cell>
          <table:table-cell table:style-name="ce2" table:formula="of:=EXP([.D65]+[.D147]^2/2)" office:value-type="float" office:value="34.9945996109179" calcext:value-type="float">
            <text:p>34.9945996109</text:p>
          </table:table-cell>
          <table:table-cell table:style-name="ce2" table:formula="of:=EXP([.E65]+[.E147]^2/2)" office:value-type="float" office:value="37.3497755074856" calcext:value-type="float">
            <text:p>37.3497755075</text:p>
          </table:table-cell>
          <table:table-cell table:style-name="ce2" table:formula="of:=EXP([.F65]+[.F147]^2/2)" office:value-type="float" office:value="39.585703754713" calcext:value-type="float">
            <text:p>39.5857037547</text:p>
          </table:table-cell>
          <table:table-cell table:style-name="ce2" table:formula="of:=EXP([.G65]+[.G147]^2/2)" office:value-type="float" office:value="41.7186737300876" calcext:value-type="float">
            <text:p>41.7186737301</text:p>
          </table:table-cell>
          <table:table-cell table:style-name="ce2" table:formula="of:=EXP([.H65]+[.H147]^2/2)" office:value-type="float" office:value="43.7617265353899" calcext:value-type="float">
            <text:p>43.7617265354</text:p>
          </table:table-cell>
          <table:table-cell table:style-name="ce2" table:formula="of:=EXP([.I65]+[.I147]^2/2)" office:value-type="float" office:value="45.7254429974884" calcext:value-type="float">
            <text:p>45.7254429975</text:p>
          </table:table-cell>
          <table:table-cell table:style-name="ce2" table:formula="of:=EXP([.J65]+[.J147]^2/2)" office:value-type="float" office:value="47.6185228269053" calcext:value-type="float">
            <text:p>47.6185228269</text:p>
          </table:table-cell>
          <table:table-cell table:style-name="ce2" table:formula="of:=EXP([.K65]+[.K147]^2/2)" office:value-type="float" office:value="49.4482085834059" calcext:value-type="float">
            <text:p>49.4482085834</text:p>
          </table:table-cell>
          <table:table-cell table:style-name="ce2" table:formula="of:=EXP([.L65]+[.L147]^2/2)" office:value-type="float" office:value="51.2205986559448" calcext:value-type="float">
            <text:p>51.2205986559</text:p>
          </table:table-cell>
          <table:table-cell table:style-name="ce2" table:formula="of:=EXP([.M65]+[.M147]^2/2)" office:value-type="float" office:value="52.9408811057989" calcext:value-type="float">
            <text:p>52.9408811058</text:p>
          </table:table-cell>
          <table:table-cell table:style-name="ce2" table:formula="of:=EXP([.N65]+[.N147]^2/2)" office:value-type="float" office:value="54.613510640847" calcext:value-type="float">
            <text:p>54.6135106408</text:p>
          </table:table-cell>
          <table:table-cell table:style-name="ce2" table:formula="of:=EXP([.O65]+[.O147]^2/2)" office:value-type="float" office:value="56.2423444177632" calcext:value-type="float">
            <text:p>56.2423444178</text:p>
          </table:table-cell>
          <table:table-cell table:style-name="ce2" table:formula="of:=EXP([.P65]+[.P147]^2/2)" office:value-type="float" office:value="57.8307475610751" calcext:value-type="float">
            <text:p>57.8307475611</text:p>
          </table:table-cell>
          <table:table-cell table:style-name="ce2" table:formula="of:=EXP([.Q65]+[.Q147]^2/2)" office:value-type="float" office:value="59.3816761092276" calcext:value-type="float">
            <text:p>59.3816761092</text:p>
          </table:table-cell>
          <table:table-cell table:style-name="ce2" table:formula="of:=EXP([.R65]+[.R147]^2/2)" office:value-type="float" office:value="60.8977429967585" calcext:value-type="float">
            <text:p>60.8977429968</text:p>
          </table:table-cell>
          <table:table-cell table:style-name="ce2" table:formula="of:=EXP([.S65]+[.S147]^2/2)" office:value-type="float" office:value="62.3812710606414" calcext:value-type="float">
            <text:p>62.3812710606</text:p>
          </table:table-cell>
          <table:table-cell table:style-name="ce2" table:formula="of:=EXP([.T65]+[.T147]^2/2)" office:value-type="float" office:value="63.8343359961068" calcext:value-type="float">
            <text:p>63.8343359961</text:p>
          </table:table-cell>
          <table:table-cell table:style-name="ce2" table:formula="of:=EXP([.U65]+[.U147]^2/2)" office:value-type="float" office:value="65.2588015793638" calcext:value-type="float">
            <text:p>65.2588015794</text:p>
          </table:table-cell>
          <table:table-cell table:style-name="ce2" table:formula="of:=EXP([.V65]+[.V147]^2/2)" office:value-type="float" office:value="66.6563486225749" calcext:value-type="float">
            <text:p>66.6563486226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65]*[.X65]" office:value-type="float" office:value="32.4996046358507" calcext:value-type="float">
            <text:p>32.4996046359</text:p>
          </table:table-cell>
          <table:table-cell table:style-name="ce6" table:formula="of:=[.$AR65]*[.Y65]" office:value-type="float" office:value="34.9945996109179" calcext:value-type="float">
            <text:p>34.9945996109</text:p>
          </table:table-cell>
          <table:table-cell table:style-name="ce6" table:formula="of:=[.$AR65]*[.Z65]" office:value-type="float" office:value="37.3497755074856" calcext:value-type="float">
            <text:p>37.3497755075</text:p>
          </table:table-cell>
          <table:table-cell table:style-name="ce6" table:formula="of:=[.$AR65]*[.AA65]" office:value-type="float" office:value="39.585703754713" calcext:value-type="float">
            <text:p>39.5857037547</text:p>
          </table:table-cell>
          <table:table-cell table:style-name="ce6" table:formula="of:=[.$AR65]*[.AB65]" office:value-type="float" office:value="41.7186737300876" calcext:value-type="float">
            <text:p>41.7186737301</text:p>
          </table:table-cell>
          <table:table-cell table:style-name="ce6" table:formula="of:=[.$AR65]*[.AC65]" office:value-type="float" office:value="43.7617265353899" calcext:value-type="float">
            <text:p>43.7617265354</text:p>
          </table:table-cell>
          <table:table-cell table:style-name="ce6" table:formula="of:=[.$AR65]*[.AD65]" office:value-type="float" office:value="45.7254429974884" calcext:value-type="float">
            <text:p>45.7254429975</text:p>
          </table:table-cell>
          <table:table-cell table:style-name="ce6" table:formula="of:=[.$AR65]*[.AE65]" office:value-type="float" office:value="47.6185228269053" calcext:value-type="float">
            <text:p>47.6185228269</text:p>
          </table:table-cell>
          <table:table-cell table:style-name="ce6" table:formula="of:=[.$AR65]*[.AF65]" office:value-type="float" office:value="49.4482085834059" calcext:value-type="float">
            <text:p>49.4482085834</text:p>
          </table:table-cell>
          <table:table-cell table:style-name="ce6" table:formula="of:=[.$AR65]*[.AG65]" office:value-type="float" office:value="51.2205986559448" calcext:value-type="float">
            <text:p>51.2205986559</text:p>
          </table:table-cell>
          <table:table-cell table:style-name="ce6" table:formula="of:=[.$AR65]*[.AH65]" office:value-type="float" office:value="52.9408811057989" calcext:value-type="float">
            <text:p>52.9408811058</text:p>
          </table:table-cell>
          <table:table-cell table:style-name="ce6" table:formula="of:=[.$AR65]*[.AI65]" office:value-type="float" office:value="54.613510640847" calcext:value-type="float">
            <text:p>54.6135106408</text:p>
          </table:table-cell>
          <table:table-cell table:style-name="ce6" table:formula="of:=[.$AR65]*[.AJ65]" office:value-type="float" office:value="56.2423444177632" calcext:value-type="float">
            <text:p>56.2423444178</text:p>
          </table:table-cell>
          <table:table-cell table:style-name="ce6" table:formula="of:=[.$AR65]*[.AK65]" office:value-type="float" office:value="57.8307475610751" calcext:value-type="float">
            <text:p>57.8307475611</text:p>
          </table:table-cell>
          <table:table-cell table:style-name="ce6" table:formula="of:=[.$AR65]*[.AL65]" office:value-type="float" office:value="59.3816761092276" calcext:value-type="float">
            <text:p>59.3816761092</text:p>
          </table:table-cell>
          <table:table-cell table:style-name="ce6" table:formula="of:=[.$AR65]*[.AM65]" office:value-type="float" office:value="60.8977429967585" calcext:value-type="float">
            <text:p>60.8977429968</text:p>
          </table:table-cell>
          <table:table-cell table:style-name="ce6" table:formula="of:=[.$AR65]*[.AN65]" office:value-type="float" office:value="62.3812710606414" calcext:value-type="float">
            <text:p>62.3812710606</text:p>
          </table:table-cell>
          <table:table-cell table:style-name="ce6" table:formula="of:=[.$AR65]*[.AO65]" office:value-type="float" office:value="63.8343359961068" calcext:value-type="float">
            <text:p>63.8343359961</text:p>
          </table:table-cell>
          <table:table-cell table:style-name="ce6" table:formula="of:=[.$AR65]*[.AP65]" office:value-type="float" office:value="65.2588015793638" calcext:value-type="float">
            <text:p>65.2588015794</text:p>
          </table:table-cell>
          <table:table-cell table:style-name="ce6" table:formula="of:=[.$AR65]*[.AQ65]" office:value-type="float" office:value="66.6563486225749" calcext:value-type="float">
            <text:p>66.6563486226</text:p>
          </table:table-cell>
          <table:table-cell/>
          <table:table-cell table:formula="of:=LN([.AS65])-[.C147]^2/2" office:value-type="float" office:value="3.4717121621" calcext:value-type="float">
            <text:p>3.4717121621</text:p>
          </table:table-cell>
          <table:table-cell table:formula="of:=LN([.AT65])-[.D147]^2/2" office:value-type="float" office:value="3.5480601671" calcext:value-type="float">
            <text:p>3.5480601671</text:p>
          </table:table-cell>
          <table:table-cell table:formula="of:=LN([.AU65])-[.E147]^2/2" office:value-type="float" office:value="3.6147812717" calcext:value-type="float">
            <text:p>3.6147812717</text:p>
          </table:table-cell>
          <table:table-cell table:formula="of:=LN([.AV65])-[.F147]^2/2" office:value-type="float" office:value="3.6740336334" calcext:value-type="float">
            <text:p>3.6740336334</text:p>
          </table:table-cell>
          <table:table-cell table:formula="of:=LN([.AW65])-[.G147]^2/2" office:value-type="float" office:value="3.7273222856" calcext:value-type="float">
            <text:p>3.7273222856</text:p>
          </table:table-cell>
          <table:table-cell table:formula="of:=LN([.AX65])-[.H147]^2/2" office:value-type="float" office:value="3.7757386946" calcext:value-type="float">
            <text:p>3.7757386946</text:p>
          </table:table-cell>
          <table:table-cell table:formula="of:=LN([.AY65])-[.I147]^2/2" office:value-type="float" office:value="3.8200996497" calcext:value-type="float">
            <text:p>3.8200996497</text:p>
          </table:table-cell>
          <table:table-cell table:formula="of:=LN([.AZ65])-[.J147]^2/2" office:value-type="float" office:value="3.86103234" calcext:value-type="float">
            <text:p>3.86103234</text:p>
          </table:table-cell>
          <table:table-cell table:formula="of:=LN([.BA65])-[.K147]^2/2" office:value-type="float" office:value="3.8990288444" calcext:value-type="float">
            <text:p>3.8990288444</text:p>
          </table:table-cell>
          <table:table-cell table:formula="of:=LN([.BB65])-[.L147]^2/2" office:value-type="float" office:value="3.9344823527" calcext:value-type="float">
            <text:p>3.9344823527</text:p>
          </table:table-cell>
          <table:table-cell table:formula="of:=LN([.BC65])-[.M147]^2/2" office:value-type="float" office:value="3.967712008" calcext:value-type="float">
            <text:p>3.967712008</text:p>
          </table:table-cell>
          <table:table-cell table:formula="of:=LN([.BD65])-[.N147]^2/2" office:value-type="float" office:value="3.998980406" calcext:value-type="float">
            <text:p>3.998980406</text:p>
          </table:table-cell>
          <table:table-cell table:formula="of:=LN([.BE65])-[.O147]^2/2" office:value-type="float" office:value="4.0285062125" calcext:value-type="float">
            <text:p>4.0285062125</text:p>
          </table:table-cell>
          <table:table-cell table:formula="of:=LN([.BF65])-[.P147]^2/2" office:value-type="float" office:value="4.0564734469" calcext:value-type="float">
            <text:p>4.0564734469</text:p>
          </table:table-cell>
          <table:table-cell table:formula="of:=LN([.BG65])-[.Q147]^2/2" office:value-type="float" office:value="4.0830384356" calcext:value-type="float">
            <text:p>4.0830384356</text:p>
          </table:table-cell>
          <table:table-cell table:formula="of:=LN([.BH65])-[.R147]^2/2" office:value-type="float" office:value="4.1083351044" calcext:value-type="float">
            <text:p>4.1083351044</text:p>
          </table:table-cell>
          <table:table-cell table:formula="of:=LN([.BI65])-[.S147]^2/2" office:value-type="float" office:value="4.1324790641" calcext:value-type="float">
            <text:p>4.1324790641</text:p>
          </table:table-cell>
          <table:table-cell table:formula="of:=LN([.BJ65])-[.T147]^2/2" office:value-type="float" office:value="4.1555708045" calcext:value-type="float">
            <text:p>4.1555708045</text:p>
          </table:table-cell>
          <table:table-cell table:formula="of:=LN([.BK65])-[.U147]^2/2" office:value-type="float" office:value="4.1776982222" calcext:value-type="float">
            <text:p>4.1776982222</text:p>
          </table:table-cell>
          <table:table-cell table:formula="of:=LN([.BL65])-[.V147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66]+[.C148]^2/2)" office:value-type="float" office:value="65.523212758019" calcext:value-type="float">
            <text:p>65.523212758</text:p>
          </table:table-cell>
          <table:table-cell table:style-name="ce2" table:formula="of:=EXP([.D66]+[.D148]^2/2)" office:value-type="float" office:value="71.6497879649881" calcext:value-type="float">
            <text:p>71.649787965</text:p>
          </table:table-cell>
          <table:table-cell table:style-name="ce2" table:formula="of:=EXP([.E66]+[.E148]^2/2)" office:value-type="float" office:value="77.5093756794818" calcext:value-type="float">
            <text:p>77.5093756795</text:p>
          </table:table-cell>
          <table:table-cell table:style-name="ce2" table:formula="of:=EXP([.F66]+[.F148]^2/2)" office:value-type="float" office:value="83.1384385588928" calcext:value-type="float">
            <text:p>83.1384385589</text:p>
          </table:table-cell>
          <table:table-cell table:style-name="ce2" table:formula="of:=EXP([.G66]+[.G148]^2/2)" office:value-type="float" office:value="88.5662257689602" calcext:value-type="float">
            <text:p>88.566225769</text:p>
          </table:table-cell>
          <table:table-cell table:style-name="ce2" table:formula="of:=EXP([.H66]+[.H148]^2/2)" office:value-type="float" office:value="93.8164250741758" calcext:value-type="float">
            <text:p>93.8164250742</text:p>
          </table:table-cell>
          <table:table-cell table:style-name="ce2" table:formula="of:=EXP([.I66]+[.I148]^2/2)" office:value-type="float" office:value="98.9084559555006" calcext:value-type="float">
            <text:p>98.9084559555</text:p>
          </table:table-cell>
          <table:table-cell table:style-name="ce2" table:formula="of:=EXP([.J66]+[.J148]^2/2)" office:value-type="float" office:value="103.858436840539" calcext:value-type="float">
            <text:p>103.8584368405</text:p>
          </table:table-cell>
          <table:table-cell table:style-name="ce2" table:formula="of:=EXP([.K66]+[.K148]^2/2)" office:value-type="float" office:value="108.679903343028" calcext:value-type="float">
            <text:p>108.679903343</text:p>
          </table:table-cell>
          <table:table-cell table:style-name="ce2" table:formula="of:=EXP([.L66]+[.L148]^2/2)" office:value-type="float" office:value="113.38434443524" calcext:value-type="float">
            <text:p>113.3843444352</text:p>
          </table:table-cell>
          <table:table-cell table:style-name="ce2" table:formula="of:=EXP([.M66]+[.M148]^2/2)" office:value-type="float" office:value="117.981607224752" calcext:value-type="float">
            <text:p>117.9816072248</text:p>
          </table:table-cell>
          <table:table-cell table:style-name="ce2" table:formula="of:=EXP([.N66]+[.N148]^2/2)" office:value-type="float" office:value="122.480205941214" calcext:value-type="float">
            <text:p>122.4802059412</text:p>
          </table:table-cell>
          <table:table-cell table:style-name="ce2" table:formula="of:=EXP([.O66]+[.O148]^2/2)" office:value-type="float" office:value="126.887561130843" calcext:value-type="float">
            <text:p>126.8875611308</text:p>
          </table:table-cell>
          <table:table-cell table:style-name="ce2" table:formula="of:=EXP([.P66]+[.P148]^2/2)" office:value-type="float" office:value="131.210186717489" calcext:value-type="float">
            <text:p>131.2101867175</text:p>
          </table:table-cell>
          <table:table-cell table:style-name="ce2" table:formula="of:=EXP([.Q66]+[.Q148]^2/2)" office:value-type="float" office:value="135.453838116435" calcext:value-type="float">
            <text:p>135.4538381164</text:p>
          </table:table-cell>
          <table:table-cell table:style-name="ce2" table:formula="of:=EXP([.R66]+[.R148]^2/2)" office:value-type="float" office:value="139.623630973974" calcext:value-type="float">
            <text:p>139.623630974</text:p>
          </table:table-cell>
          <table:table-cell table:style-name="ce2" table:formula="of:=EXP([.S66]+[.S148]^2/2)" office:value-type="float" office:value="143.724136841275" calcext:value-type="float">
            <text:p>143.7241368413</text:p>
          </table:table-cell>
          <table:table-cell table:style-name="ce2" table:formula="of:=EXP([.T66]+[.T148]^2/2)" office:value-type="float" office:value="147.759461378702" calcext:value-type="float">
            <text:p>147.7594613787</text:p>
          </table:table-cell>
          <table:table-cell table:style-name="ce2" table:formula="of:=EXP([.U66]+[.U148]^2/2)" office:value-type="float" office:value="151.733308747548" calcext:value-type="float">
            <text:p>151.7333087475</text:p>
          </table:table-cell>
          <table:table-cell table:style-name="ce2" table:formula="of:=EXP([.V66]+[.V148]^2/2)" office:value-type="float" office:value="155.649034825548" calcext:value-type="float">
            <text:p>155.649034825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66]*[.X66]" office:value-type="float" office:value="44.2281686116629" calcext:value-type="float">
            <text:p>44.2281686117</text:p>
          </table:table-cell>
          <table:table-cell table:style-name="ce6" table:formula="of:=[.$AR66]*[.Y66]" office:value-type="float" office:value="48.363606876367" calcext:value-type="float">
            <text:p>48.3636068764</text:p>
          </table:table-cell>
          <table:table-cell table:style-name="ce6" table:formula="of:=[.$AR66]*[.Z66]" office:value-type="float" office:value="52.3188285836502" calcext:value-type="float">
            <text:p>52.3188285837</text:p>
          </table:table-cell>
          <table:table-cell table:style-name="ce6" table:formula="of:=[.$AR66]*[.AA66]" office:value-type="float" office:value="56.1184460272526" calcext:value-type="float">
            <text:p>56.1184460273</text:p>
          </table:table-cell>
          <table:table-cell table:style-name="ce6" table:formula="of:=[.$AR66]*[.AB66]" office:value-type="float" office:value="59.7822023940482" calcext:value-type="float">
            <text:p>59.782202394</text:p>
          </table:table-cell>
          <table:table-cell table:style-name="ce6" table:formula="of:=[.$AR66]*[.AC66]" office:value-type="float" office:value="63.3260869250687" calcext:value-type="float">
            <text:p>63.3260869251</text:p>
          </table:table-cell>
          <table:table-cell table:style-name="ce6" table:formula="of:=[.$AR66]*[.AD66]" office:value-type="float" office:value="66.7632077699629" calcext:value-type="float">
            <text:p>66.76320777</text:p>
          </table:table-cell>
          <table:table-cell table:style-name="ce6" table:formula="of:=[.$AR66]*[.AE66]" office:value-type="float" office:value="70.1044448673636" calcext:value-type="float">
            <text:p>70.1044448674</text:p>
          </table:table-cell>
          <table:table-cell table:style-name="ce6" table:formula="of:=[.$AR66]*[.AF66]" office:value-type="float" office:value="73.3589347565436" calcext:value-type="float">
            <text:p>73.3589347565</text:p>
          </table:table-cell>
          <table:table-cell table:style-name="ce6" table:formula="of:=[.$AR66]*[.AG66]" office:value-type="float" office:value="76.5344324937873" calcext:value-type="float">
            <text:p>76.5344324938</text:p>
          </table:table-cell>
          <table:table-cell table:style-name="ce6" table:formula="of:=[.$AR66]*[.AH66]" office:value-type="float" office:value="79.6375848767077" calcext:value-type="float">
            <text:p>79.6375848767</text:p>
          </table:table-cell>
          <table:table-cell table:style-name="ce6" table:formula="of:=[.$AR66]*[.AI66]" office:value-type="float" office:value="82.6741390103197" calcext:value-type="float">
            <text:p>82.6741390103</text:p>
          </table:table-cell>
          <table:table-cell table:style-name="ce6" table:formula="of:=[.$AR66]*[.AJ66]" office:value-type="float" office:value="85.6491037633193" calcext:value-type="float">
            <text:p>85.6491037633</text:p>
          </table:table-cell>
          <table:table-cell table:style-name="ce6" table:formula="of:=[.$AR66]*[.AK66]" office:value-type="float" office:value="88.566876034305" calcext:value-type="float">
            <text:p>88.5668760343</text:p>
          </table:table-cell>
          <table:table-cell table:style-name="ce6" table:formula="of:=[.$AR66]*[.AL66]" office:value-type="float" office:value="91.4313407285934" calcext:value-type="float">
            <text:p>91.4313407286</text:p>
          </table:table-cell>
          <table:table-cell table:style-name="ce6" table:formula="of:=[.$AR66]*[.AM66]" office:value-type="float" office:value="94.2459509074325" calcext:value-type="float">
            <text:p>94.2459509074</text:p>
          </table:table-cell>
          <table:table-cell table:style-name="ce6" table:formula="of:=[.$AR66]*[.AN66]" office:value-type="float" office:value="97.0137923678604" calcext:value-type="float">
            <text:p>97.0137923679</text:p>
          </table:table-cell>
          <table:table-cell table:style-name="ce6" table:formula="of:=[.$AR66]*[.AO66]" office:value-type="float" office:value="99.7376364306241" calcext:value-type="float">
            <text:p>99.7376364306</text:p>
          </table:table-cell>
          <table:table-cell table:style-name="ce6" table:formula="of:=[.$AR66]*[.AP66]" office:value-type="float" office:value="102.419983404595" calcext:value-type="float">
            <text:p>102.4199834046</text:p>
          </table:table-cell>
          <table:table-cell table:style-name="ce6" table:formula="of:=[.$AR66]*[.AQ66]" office:value-type="float" office:value="105.063098507245" calcext:value-type="float">
            <text:p>105.0630985072</text:p>
          </table:table-cell>
          <table:table-cell/>
          <table:table-cell table:formula="of:=LN([.AS66])-[.C148]^2/2" office:value-type="float" office:value="3.77984612289039" calcext:value-type="float">
            <text:p>3.7798461229</text:p>
          </table:table-cell>
          <table:table-cell table:formula="of:=LN([.AT66])-[.D148]^2/2" office:value-type="float" office:value="3.87161402119039" calcext:value-type="float">
            <text:p>3.8716140212</text:p>
          </table:table-cell>
          <table:table-cell table:formula="of:=LN([.AU66])-[.E148]^2/2" office:value-type="float" office:value="3.95181068809039" calcext:value-type="float">
            <text:p>3.9518106881</text:p>
          </table:table-cell>
          <table:table-cell table:formula="of:=LN([.AV66])-[.F148]^2/2" office:value-type="float" office:value="4.02303016129039" calcext:value-type="float">
            <text:p>4.0230301613</text:p>
          </table:table-cell>
          <table:table-cell table:formula="of:=LN([.AW66])-[.G148]^2/2" office:value-type="float" office:value="4.08708144359039" calcext:value-type="float">
            <text:p>4.0870814436</text:p>
          </table:table-cell>
          <table:table-cell table:formula="of:=LN([.AX66])-[.H148]^2/2" office:value-type="float" office:value="4.14527644259039" calcext:value-type="float">
            <text:p>4.1452764426</text:p>
          </table:table-cell>
          <table:table-cell table:formula="of:=LN([.AY66])-[.I148]^2/2" office:value-type="float" office:value="4.19859691409039" calcext:value-type="float">
            <text:p>4.1985969141</text:p>
          </table:table-cell>
          <table:table-cell table:formula="of:=LN([.AZ66])-[.J148]^2/2" office:value-type="float" office:value="4.24779671899039" calcext:value-type="float">
            <text:p>4.247796719</text:p>
          </table:table-cell>
          <table:table-cell table:formula="of:=LN([.BA66])-[.K148]^2/2" office:value-type="float" office:value="4.29346732089039" calcext:value-type="float">
            <text:p>4.2934673209</text:p>
          </table:table-cell>
          <table:table-cell table:formula="of:=LN([.BB66])-[.L148]^2/2" office:value-type="float" office:value="4.33608132159039" calcext:value-type="float">
            <text:p>4.3360813216</text:p>
          </table:table-cell>
          <table:table-cell table:formula="of:=LN([.BC66])-[.M148]^2/2" office:value-type="float" office:value="4.37602232109039" calcext:value-type="float">
            <text:p>4.3760223211</text:p>
          </table:table-cell>
          <table:table-cell table:formula="of:=LN([.BD66])-[.N148]^2/2" office:value-type="float" office:value="4.41360595089039" calcext:value-type="float">
            <text:p>4.4136059509</text:p>
          </table:table-cell>
          <table:table-cell table:formula="of:=LN([.BE66])-[.O148]^2/2" office:value-type="float" office:value="4.44909504069039" calcext:value-type="float">
            <text:p>4.4490950407</text:p>
          </table:table-cell>
          <table:table-cell table:formula="of:=LN([.BF66])-[.P148]^2/2" office:value-type="float" office:value="4.48271077599039" calcext:value-type="float">
            <text:p>4.482710776</text:p>
          </table:table-cell>
          <table:table-cell table:formula="of:=LN([.BG66])-[.Q148]^2/2" office:value-type="float" office:value="4.51464105589039" calcext:value-type="float">
            <text:p>4.5146410559</text:p>
          </table:table-cell>
          <table:table-cell table:formula="of:=LN([.BH66])-[.R148]^2/2" office:value-type="float" office:value="4.54504685539039" calcext:value-type="float">
            <text:p>4.5450468554</text:p>
          </table:table-cell>
          <table:table-cell table:formula="of:=LN([.BI66])-[.S148]^2/2" office:value-type="float" office:value="4.57406713479039" calcext:value-type="float">
            <text:p>4.5740671348</text:p>
          </table:table-cell>
          <table:table-cell table:formula="of:=LN([.BJ66])-[.T148]^2/2" office:value-type="float" office:value="4.60182267969039" calcext:value-type="float">
            <text:p>4.6018226797</text:p>
          </table:table-cell>
          <table:table-cell table:formula="of:=LN([.BK66])-[.U148]^2/2" office:value-type="float" office:value="4.62841913899039" calcext:value-type="float">
            <text:p>4.628419139</text:p>
          </table:table-cell>
          <table:table-cell table:formula="of:=LN([.BL66])-[.V148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67]+[.C149]^2/2)" office:value-type="float" office:value="32.4996046358507" calcext:value-type="float">
            <text:p>32.4996046359</text:p>
          </table:table-cell>
          <table:table-cell table:style-name="ce2" table:formula="of:=EXP([.D67]+[.D149]^2/2)" office:value-type="float" office:value="34.9945996109179" calcext:value-type="float">
            <text:p>34.9945996109</text:p>
          </table:table-cell>
          <table:table-cell table:style-name="ce2" table:formula="of:=EXP([.E67]+[.E149]^2/2)" office:value-type="float" office:value="37.3497755074856" calcext:value-type="float">
            <text:p>37.3497755075</text:p>
          </table:table-cell>
          <table:table-cell table:style-name="ce2" table:formula="of:=EXP([.F67]+[.F149]^2/2)" office:value-type="float" office:value="39.585703754713" calcext:value-type="float">
            <text:p>39.5857037547</text:p>
          </table:table-cell>
          <table:table-cell table:style-name="ce2" table:formula="of:=EXP([.G67]+[.G149]^2/2)" office:value-type="float" office:value="41.7186737300876" calcext:value-type="float">
            <text:p>41.7186737301</text:p>
          </table:table-cell>
          <table:table-cell table:style-name="ce2" table:formula="of:=EXP([.H67]+[.H149]^2/2)" office:value-type="float" office:value="43.7617265353899" calcext:value-type="float">
            <text:p>43.7617265354</text:p>
          </table:table-cell>
          <table:table-cell table:style-name="ce2" table:formula="of:=EXP([.I67]+[.I149]^2/2)" office:value-type="float" office:value="45.7254429974884" calcext:value-type="float">
            <text:p>45.7254429975</text:p>
          </table:table-cell>
          <table:table-cell table:style-name="ce2" table:formula="of:=EXP([.J67]+[.J149]^2/2)" office:value-type="float" office:value="47.6185228269053" calcext:value-type="float">
            <text:p>47.6185228269</text:p>
          </table:table-cell>
          <table:table-cell table:style-name="ce2" table:formula="of:=EXP([.K67]+[.K149]^2/2)" office:value-type="float" office:value="49.4482085834059" calcext:value-type="float">
            <text:p>49.4482085834</text:p>
          </table:table-cell>
          <table:table-cell table:style-name="ce2" table:formula="of:=EXP([.L67]+[.L149]^2/2)" office:value-type="float" office:value="51.2205986559448" calcext:value-type="float">
            <text:p>51.2205986559</text:p>
          </table:table-cell>
          <table:table-cell table:style-name="ce2" table:formula="of:=EXP([.M67]+[.M149]^2/2)" office:value-type="float" office:value="52.9408811057989" calcext:value-type="float">
            <text:p>52.9408811058</text:p>
          </table:table-cell>
          <table:table-cell table:style-name="ce2" table:formula="of:=EXP([.N67]+[.N149]^2/2)" office:value-type="float" office:value="54.613510640847" calcext:value-type="float">
            <text:p>54.6135106408</text:p>
          </table:table-cell>
          <table:table-cell table:style-name="ce2" table:formula="of:=EXP([.O67]+[.O149]^2/2)" office:value-type="float" office:value="56.2423444177632" calcext:value-type="float">
            <text:p>56.2423444178</text:p>
          </table:table-cell>
          <table:table-cell table:style-name="ce2" table:formula="of:=EXP([.P67]+[.P149]^2/2)" office:value-type="float" office:value="57.8307475610751" calcext:value-type="float">
            <text:p>57.8307475611</text:p>
          </table:table-cell>
          <table:table-cell table:style-name="ce2" table:formula="of:=EXP([.Q67]+[.Q149]^2/2)" office:value-type="float" office:value="59.3816761092276" calcext:value-type="float">
            <text:p>59.3816761092</text:p>
          </table:table-cell>
          <table:table-cell table:style-name="ce2" table:formula="of:=EXP([.R67]+[.R149]^2/2)" office:value-type="float" office:value="60.8977429967585" calcext:value-type="float">
            <text:p>60.8977429968</text:p>
          </table:table-cell>
          <table:table-cell table:style-name="ce2" table:formula="of:=EXP([.S67]+[.S149]^2/2)" office:value-type="float" office:value="62.3812710606414" calcext:value-type="float">
            <text:p>62.3812710606</text:p>
          </table:table-cell>
          <table:table-cell table:style-name="ce2" table:formula="of:=EXP([.T67]+[.T149]^2/2)" office:value-type="float" office:value="63.8343359961068" calcext:value-type="float">
            <text:p>63.8343359961</text:p>
          </table:table-cell>
          <table:table-cell table:style-name="ce2" table:formula="of:=EXP([.U67]+[.U149]^2/2)" office:value-type="float" office:value="65.2588015793638" calcext:value-type="float">
            <text:p>65.2588015794</text:p>
          </table:table-cell>
          <table:table-cell table:style-name="ce2" table:formula="of:=EXP([.V67]+[.V149]^2/2)" office:value-type="float" office:value="66.6563486225749" calcext:value-type="float">
            <text:p>66.6563486226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67]*[.X67]" office:value-type="float" office:value="32.4996046358507" calcext:value-type="float">
            <text:p>32.4996046359</text:p>
          </table:table-cell>
          <table:table-cell table:style-name="ce6" table:formula="of:=[.$AR67]*[.Y67]" office:value-type="float" office:value="34.9945996109179" calcext:value-type="float">
            <text:p>34.9945996109</text:p>
          </table:table-cell>
          <table:table-cell table:style-name="ce6" table:formula="of:=[.$AR67]*[.Z67]" office:value-type="float" office:value="37.3497755074856" calcext:value-type="float">
            <text:p>37.3497755075</text:p>
          </table:table-cell>
          <table:table-cell table:style-name="ce6" table:formula="of:=[.$AR67]*[.AA67]" office:value-type="float" office:value="39.585703754713" calcext:value-type="float">
            <text:p>39.5857037547</text:p>
          </table:table-cell>
          <table:table-cell table:style-name="ce6" table:formula="of:=[.$AR67]*[.AB67]" office:value-type="float" office:value="41.7186737300876" calcext:value-type="float">
            <text:p>41.7186737301</text:p>
          </table:table-cell>
          <table:table-cell table:style-name="ce6" table:formula="of:=[.$AR67]*[.AC67]" office:value-type="float" office:value="43.7617265353899" calcext:value-type="float">
            <text:p>43.7617265354</text:p>
          </table:table-cell>
          <table:table-cell table:style-name="ce6" table:formula="of:=[.$AR67]*[.AD67]" office:value-type="float" office:value="45.7254429974884" calcext:value-type="float">
            <text:p>45.7254429975</text:p>
          </table:table-cell>
          <table:table-cell table:style-name="ce6" table:formula="of:=[.$AR67]*[.AE67]" office:value-type="float" office:value="47.6185228269053" calcext:value-type="float">
            <text:p>47.6185228269</text:p>
          </table:table-cell>
          <table:table-cell table:style-name="ce6" table:formula="of:=[.$AR67]*[.AF67]" office:value-type="float" office:value="49.4482085834059" calcext:value-type="float">
            <text:p>49.4482085834</text:p>
          </table:table-cell>
          <table:table-cell table:style-name="ce6" table:formula="of:=[.$AR67]*[.AG67]" office:value-type="float" office:value="51.2205986559448" calcext:value-type="float">
            <text:p>51.2205986559</text:p>
          </table:table-cell>
          <table:table-cell table:style-name="ce6" table:formula="of:=[.$AR67]*[.AH67]" office:value-type="float" office:value="52.9408811057989" calcext:value-type="float">
            <text:p>52.9408811058</text:p>
          </table:table-cell>
          <table:table-cell table:style-name="ce6" table:formula="of:=[.$AR67]*[.AI67]" office:value-type="float" office:value="54.613510640847" calcext:value-type="float">
            <text:p>54.6135106408</text:p>
          </table:table-cell>
          <table:table-cell table:style-name="ce6" table:formula="of:=[.$AR67]*[.AJ67]" office:value-type="float" office:value="56.2423444177632" calcext:value-type="float">
            <text:p>56.2423444178</text:p>
          </table:table-cell>
          <table:table-cell table:style-name="ce6" table:formula="of:=[.$AR67]*[.AK67]" office:value-type="float" office:value="57.8307475610751" calcext:value-type="float">
            <text:p>57.8307475611</text:p>
          </table:table-cell>
          <table:table-cell table:style-name="ce6" table:formula="of:=[.$AR67]*[.AL67]" office:value-type="float" office:value="59.3816761092276" calcext:value-type="float">
            <text:p>59.3816761092</text:p>
          </table:table-cell>
          <table:table-cell table:style-name="ce6" table:formula="of:=[.$AR67]*[.AM67]" office:value-type="float" office:value="60.8977429967585" calcext:value-type="float">
            <text:p>60.8977429968</text:p>
          </table:table-cell>
          <table:table-cell table:style-name="ce6" table:formula="of:=[.$AR67]*[.AN67]" office:value-type="float" office:value="62.3812710606414" calcext:value-type="float">
            <text:p>62.3812710606</text:p>
          </table:table-cell>
          <table:table-cell table:style-name="ce6" table:formula="of:=[.$AR67]*[.AO67]" office:value-type="float" office:value="63.8343359961068" calcext:value-type="float">
            <text:p>63.8343359961</text:p>
          </table:table-cell>
          <table:table-cell table:style-name="ce6" table:formula="of:=[.$AR67]*[.AP67]" office:value-type="float" office:value="65.2588015793638" calcext:value-type="float">
            <text:p>65.2588015794</text:p>
          </table:table-cell>
          <table:table-cell table:style-name="ce6" table:formula="of:=[.$AR67]*[.AQ67]" office:value-type="float" office:value="66.6563486225749" calcext:value-type="float">
            <text:p>66.6563486226</text:p>
          </table:table-cell>
          <table:table-cell/>
          <table:table-cell table:formula="of:=LN([.AS67])-[.C149]^2/2" office:value-type="float" office:value="3.4717121621" calcext:value-type="float">
            <text:p>3.4717121621</text:p>
          </table:table-cell>
          <table:table-cell table:formula="of:=LN([.AT67])-[.D149]^2/2" office:value-type="float" office:value="3.5480601671" calcext:value-type="float">
            <text:p>3.5480601671</text:p>
          </table:table-cell>
          <table:table-cell table:formula="of:=LN([.AU67])-[.E149]^2/2" office:value-type="float" office:value="3.6147812717" calcext:value-type="float">
            <text:p>3.6147812717</text:p>
          </table:table-cell>
          <table:table-cell table:formula="of:=LN([.AV67])-[.F149]^2/2" office:value-type="float" office:value="3.6740336334" calcext:value-type="float">
            <text:p>3.6740336334</text:p>
          </table:table-cell>
          <table:table-cell table:formula="of:=LN([.AW67])-[.G149]^2/2" office:value-type="float" office:value="3.7273222856" calcext:value-type="float">
            <text:p>3.7273222856</text:p>
          </table:table-cell>
          <table:table-cell table:formula="of:=LN([.AX67])-[.H149]^2/2" office:value-type="float" office:value="3.7757386946" calcext:value-type="float">
            <text:p>3.7757386946</text:p>
          </table:table-cell>
          <table:table-cell table:formula="of:=LN([.AY67])-[.I149]^2/2" office:value-type="float" office:value="3.8200996497" calcext:value-type="float">
            <text:p>3.8200996497</text:p>
          </table:table-cell>
          <table:table-cell table:formula="of:=LN([.AZ67])-[.J149]^2/2" office:value-type="float" office:value="3.86103234" calcext:value-type="float">
            <text:p>3.86103234</text:p>
          </table:table-cell>
          <table:table-cell table:formula="of:=LN([.BA67])-[.K149]^2/2" office:value-type="float" office:value="3.8990288444" calcext:value-type="float">
            <text:p>3.8990288444</text:p>
          </table:table-cell>
          <table:table-cell table:formula="of:=LN([.BB67])-[.L149]^2/2" office:value-type="float" office:value="3.9344823527" calcext:value-type="float">
            <text:p>3.9344823527</text:p>
          </table:table-cell>
          <table:table-cell table:formula="of:=LN([.BC67])-[.M149]^2/2" office:value-type="float" office:value="3.967712008" calcext:value-type="float">
            <text:p>3.967712008</text:p>
          </table:table-cell>
          <table:table-cell table:formula="of:=LN([.BD67])-[.N149]^2/2" office:value-type="float" office:value="3.998980406" calcext:value-type="float">
            <text:p>3.998980406</text:p>
          </table:table-cell>
          <table:table-cell table:formula="of:=LN([.BE67])-[.O149]^2/2" office:value-type="float" office:value="4.0285062125" calcext:value-type="float">
            <text:p>4.0285062125</text:p>
          </table:table-cell>
          <table:table-cell table:formula="of:=LN([.BF67])-[.P149]^2/2" office:value-type="float" office:value="4.0564734469" calcext:value-type="float">
            <text:p>4.0564734469</text:p>
          </table:table-cell>
          <table:table-cell table:formula="of:=LN([.BG67])-[.Q149]^2/2" office:value-type="float" office:value="4.0830384356" calcext:value-type="float">
            <text:p>4.0830384356</text:p>
          </table:table-cell>
          <table:table-cell table:formula="of:=LN([.BH67])-[.R149]^2/2" office:value-type="float" office:value="4.1083351044" calcext:value-type="float">
            <text:p>4.1083351044</text:p>
          </table:table-cell>
          <table:table-cell table:formula="of:=LN([.BI67])-[.S149]^2/2" office:value-type="float" office:value="4.1324790641" calcext:value-type="float">
            <text:p>4.1324790641</text:p>
          </table:table-cell>
          <table:table-cell table:formula="of:=LN([.BJ67])-[.T149]^2/2" office:value-type="float" office:value="4.1555708045" calcext:value-type="float">
            <text:p>4.1555708045</text:p>
          </table:table-cell>
          <table:table-cell table:formula="of:=LN([.BK67])-[.U149]^2/2" office:value-type="float" office:value="4.1776982222" calcext:value-type="float">
            <text:p>4.1776982222</text:p>
          </table:table-cell>
          <table:table-cell table:formula="of:=LN([.BL67])-[.V149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68]+[.C150]^2/2)" office:value-type="float" office:value="18.1354953838057" calcext:value-type="float">
            <text:p>18.1354953838</text:p>
          </table:table-cell>
          <table:table-cell table:style-name="ce2" table:formula="of:=EXP([.D68]+[.D150]^2/2)" office:value-type="float" office:value="19.2788386477102" calcext:value-type="float">
            <text:p>19.2788386477</text:p>
          </table:table-cell>
          <table:table-cell table:style-name="ce2" table:formula="of:=EXP([.E68]+[.E150]^2/2)" office:value-type="float" office:value="20.3469282683632" calcext:value-type="float">
            <text:p>20.3469282684</text:p>
          </table:table-cell>
          <table:table-cell table:style-name="ce2" table:formula="of:=EXP([.F68]+[.F150]^2/2)" office:value-type="float" office:value="21.3513470376613" calcext:value-type="float">
            <text:p>21.3513470377</text:p>
          </table:table-cell>
          <table:table-cell table:style-name="ce2" table:formula="of:=EXP([.G68]+[.G150]^2/2)" office:value-type="float" office:value="22.3012217584624" calcext:value-type="float">
            <text:p>22.3012217585</text:p>
          </table:table-cell>
          <table:table-cell table:style-name="ce2" table:formula="of:=EXP([.H68]+[.H150]^2/2)" office:value-type="float" office:value="23.2038162083281" calcext:value-type="float">
            <text:p>23.2038162083</text:p>
          </table:table-cell>
          <table:table-cell table:style-name="ce2" table:formula="of:=EXP([.I68]+[.I150]^2/2)" office:value-type="float" office:value="24.0649877045759" calcext:value-type="float">
            <text:p>24.0649877046</text:p>
          </table:table-cell>
          <table:table-cell table:style-name="ce2" table:formula="of:=EXP([.J68]+[.J150]^2/2)" office:value-type="float" office:value="24.8895229649097" calcext:value-type="float">
            <text:p>24.8895229649</text:p>
          </table:table-cell>
          <table:table-cell table:style-name="ce2" table:formula="of:=EXP([.K68]+[.K150]^2/2)" office:value-type="float" office:value="25.681383515521" calcext:value-type="float">
            <text:p>25.6813835155</text:p>
          </table:table-cell>
          <table:table-cell table:style-name="ce2" table:formula="of:=EXP([.L68]+[.L150]^2/2)" office:value-type="float" office:value="26.4438862055003" calcext:value-type="float">
            <text:p>26.4438862055</text:p>
          </table:table-cell>
          <table:table-cell table:style-name="ce2" table:formula="of:=EXP([.M68]+[.M150]^2/2)" office:value-type="float" office:value="27.1798375134676" calcext:value-type="float">
            <text:p>27.1798375135</text:p>
          </table:table-cell>
          <table:table-cell table:style-name="ce2" table:formula="of:=EXP([.N68]+[.N150]^2/2)" office:value-type="float" office:value="27.891634796161" calcext:value-type="float">
            <text:p>27.8916347962</text:p>
          </table:table-cell>
          <table:table-cell table:style-name="ce2" table:formula="of:=EXP([.O68]+[.O150]^2/2)" office:value-type="float" office:value="28.5813436339917" calcext:value-type="float">
            <text:p>28.581343634</text:p>
          </table:table-cell>
          <table:table-cell table:style-name="ce2" table:formula="of:=EXP([.P68]+[.P150]^2/2)" office:value-type="float" office:value="29.2507576457071" calcext:value-type="float">
            <text:p>29.2507576457</text:p>
          </table:table-cell>
          <table:table-cell table:style-name="ce2" table:formula="of:=EXP([.Q68]+[.Q150]^2/2)" office:value-type="float" office:value="29.9014453582254" calcext:value-type="float">
            <text:p>29.9014453582</text:p>
          </table:table-cell>
          <table:table-cell table:style-name="ce2" table:formula="of:=EXP([.R68]+[.R150]^2/2)" office:value-type="float" office:value="30.5347872892108" calcext:value-type="float">
            <text:p>30.5347872892</text:p>
          </table:table-cell>
          <table:table-cell table:style-name="ce2" table:formula="of:=EXP([.S68]+[.S150]^2/2)" office:value-type="float" office:value="31.152005642705" calcext:value-type="float">
            <text:p>31.1520056427</text:p>
          </table:table-cell>
          <table:table-cell table:style-name="ce2" table:formula="of:=EXP([.T68]+[.T150]^2/2)" office:value-type="float" office:value="31.7541882917669" calcext:value-type="float">
            <text:p>31.7541882918</text:p>
          </table:table-cell>
          <table:table-cell table:style-name="ce2" table:formula="of:=EXP([.U68]+[.U150]^2/2)" office:value-type="float" office:value="32.3423083454209" calcext:value-type="float">
            <text:p>32.3423083454</text:p>
          </table:table-cell>
          <table:table-cell table:style-name="ce2" table:formula="of:=EXP([.V68]+[.V150]^2/2)" office:value-type="float" office:value="32.9172402059757" calcext:value-type="float">
            <text:p>32.91724020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68]*[.X68]" office:value-type="float" office:value="18.1354953838057" calcext:value-type="float">
            <text:p>18.1354953838</text:p>
          </table:table-cell>
          <table:table-cell table:style-name="ce6" table:formula="of:=[.$AR68]*[.Y68]" office:value-type="float" office:value="19.2788386477102" calcext:value-type="float">
            <text:p>19.2788386477</text:p>
          </table:table-cell>
          <table:table-cell table:style-name="ce6" table:formula="of:=[.$AR68]*[.Z68]" office:value-type="float" office:value="20.3469282683632" calcext:value-type="float">
            <text:p>20.3469282684</text:p>
          </table:table-cell>
          <table:table-cell table:style-name="ce6" table:formula="of:=[.$AR68]*[.AA68]" office:value-type="float" office:value="21.3513470376613" calcext:value-type="float">
            <text:p>21.3513470377</text:p>
          </table:table-cell>
          <table:table-cell table:style-name="ce6" table:formula="of:=[.$AR68]*[.AB68]" office:value-type="float" office:value="22.3012217584624" calcext:value-type="float">
            <text:p>22.3012217585</text:p>
          </table:table-cell>
          <table:table-cell table:style-name="ce6" table:formula="of:=[.$AR68]*[.AC68]" office:value-type="float" office:value="23.2038162083281" calcext:value-type="float">
            <text:p>23.2038162083</text:p>
          </table:table-cell>
          <table:table-cell table:style-name="ce6" table:formula="of:=[.$AR68]*[.AD68]" office:value-type="float" office:value="24.0649877045759" calcext:value-type="float">
            <text:p>24.0649877046</text:p>
          </table:table-cell>
          <table:table-cell table:style-name="ce6" table:formula="of:=[.$AR68]*[.AE68]" office:value-type="float" office:value="24.8895229649097" calcext:value-type="float">
            <text:p>24.8895229649</text:p>
          </table:table-cell>
          <table:table-cell table:style-name="ce6" table:formula="of:=[.$AR68]*[.AF68]" office:value-type="float" office:value="25.681383515521" calcext:value-type="float">
            <text:p>25.6813835155</text:p>
          </table:table-cell>
          <table:table-cell table:style-name="ce6" table:formula="of:=[.$AR68]*[.AG68]" office:value-type="float" office:value="26.4438862055003" calcext:value-type="float">
            <text:p>26.4438862055</text:p>
          </table:table-cell>
          <table:table-cell table:style-name="ce6" table:formula="of:=[.$AR68]*[.AH68]" office:value-type="float" office:value="27.1798375134676" calcext:value-type="float">
            <text:p>27.1798375135</text:p>
          </table:table-cell>
          <table:table-cell table:style-name="ce6" table:formula="of:=[.$AR68]*[.AI68]" office:value-type="float" office:value="27.891634796161" calcext:value-type="float">
            <text:p>27.8916347962</text:p>
          </table:table-cell>
          <table:table-cell table:style-name="ce6" table:formula="of:=[.$AR68]*[.AJ68]" office:value-type="float" office:value="28.5813436339917" calcext:value-type="float">
            <text:p>28.581343634</text:p>
          </table:table-cell>
          <table:table-cell table:style-name="ce6" table:formula="of:=[.$AR68]*[.AK68]" office:value-type="float" office:value="29.2507576457071" calcext:value-type="float">
            <text:p>29.2507576457</text:p>
          </table:table-cell>
          <table:table-cell table:style-name="ce6" table:formula="of:=[.$AR68]*[.AL68]" office:value-type="float" office:value="29.9014453582254" calcext:value-type="float">
            <text:p>29.9014453582</text:p>
          </table:table-cell>
          <table:table-cell table:style-name="ce6" table:formula="of:=[.$AR68]*[.AM68]" office:value-type="float" office:value="30.5347872892108" calcext:value-type="float">
            <text:p>30.5347872892</text:p>
          </table:table-cell>
          <table:table-cell table:style-name="ce6" table:formula="of:=[.$AR68]*[.AN68]" office:value-type="float" office:value="31.152005642705" calcext:value-type="float">
            <text:p>31.1520056427</text:p>
          </table:table-cell>
          <table:table-cell table:style-name="ce6" table:formula="of:=[.$AR68]*[.AO68]" office:value-type="float" office:value="31.7541882917669" calcext:value-type="float">
            <text:p>31.7541882918</text:p>
          </table:table-cell>
          <table:table-cell table:style-name="ce6" table:formula="of:=[.$AR68]*[.AP68]" office:value-type="float" office:value="32.3423083454209" calcext:value-type="float">
            <text:p>32.3423083454</text:p>
          </table:table-cell>
          <table:table-cell table:style-name="ce6" table:formula="of:=[.$AR68]*[.AQ68]" office:value-type="float" office:value="32.9172402059757" calcext:value-type="float">
            <text:p>32.917240206</text:p>
          </table:table-cell>
          <table:table-cell/>
          <table:table-cell table:formula="of:=LN([.AS68])-[.C150]^2/2" office:value-type="float" office:value="2.8883553267" calcext:value-type="float">
            <text:p>2.8883553267</text:p>
          </table:table-cell>
          <table:table-cell table:formula="of:=LN([.AT68])-[.D150]^2/2" office:value-type="float" office:value="2.9518744656" calcext:value-type="float">
            <text:p>2.9518744656</text:p>
          </table:table-cell>
          <table:table-cell table:formula="of:=LN([.AU68])-[.E150]^2/2" office:value-type="float" office:value="3.0073843261" calcext:value-type="float">
            <text:p>3.0073843261</text:p>
          </table:table-cell>
          <table:table-cell table:formula="of:=LN([.AV68])-[.F150]^2/2" office:value-type="float" office:value="3.0566804274" calcext:value-type="float">
            <text:p>3.0566804274</text:p>
          </table:table-cell>
          <table:table-cell table:formula="of:=LN([.AW68])-[.G150]^2/2" office:value-type="float" office:value="3.1010149101" calcext:value-type="float">
            <text:p>3.1010149101</text:p>
          </table:table-cell>
          <table:table-cell table:formula="of:=LN([.AX68])-[.H150]^2/2" office:value-type="float" office:value="3.1412958395" calcext:value-type="float">
            <text:p>3.1412958395</text:p>
          </table:table-cell>
          <table:table-cell table:formula="of:=LN([.AY68])-[.I150]^2/2" office:value-type="float" office:value="3.178202759" calcext:value-type="float">
            <text:p>3.178202759</text:p>
          </table:table-cell>
          <table:table-cell table:formula="of:=LN([.AZ68])-[.J150]^2/2" office:value-type="float" office:value="3.2122574699" calcext:value-type="float">
            <text:p>3.2122574699</text:p>
          </table:table-cell>
          <table:table-cell table:formula="of:=LN([.BA68])-[.K150]^2/2" office:value-type="float" office:value="3.2438693664" calcext:value-type="float">
            <text:p>3.2438693664</text:p>
          </table:table-cell>
          <table:table-cell table:formula="of:=LN([.BB68])-[.L150]^2/2" office:value-type="float" office:value="3.2733655703" calcext:value-type="float">
            <text:p>3.2733655703</text:p>
          </table:table-cell>
          <table:table-cell table:formula="of:=LN([.BC68])-[.M150]^2/2" office:value-type="float" office:value="3.3010115984" calcext:value-type="float">
            <text:p>3.3010115984</text:p>
          </table:table-cell>
          <table:table-cell table:formula="of:=LN([.BD68])-[.N150]^2/2" office:value-type="float" office:value="3.327025922" calcext:value-type="float">
            <text:p>3.327025922</text:p>
          </table:table-cell>
          <table:table-cell table:formula="of:=LN([.BE68])-[.O150]^2/2" office:value-type="float" office:value="3.3515904644" calcext:value-type="float">
            <text:p>3.3515904644</text:p>
          </table:table-cell>
          <table:table-cell table:formula="of:=LN([.BF68])-[.P150]^2/2" office:value-type="float" office:value="3.3748583237" calcext:value-type="float">
            <text:p>3.3748583237</text:p>
          </table:table-cell>
          <table:table-cell table:formula="of:=LN([.BG68])-[.Q150]^2/2" office:value-type="float" office:value="3.3969595588" calcext:value-type="float">
            <text:p>3.3969595588</text:p>
          </table:table-cell>
          <table:table-cell table:formula="of:=LN([.BH68])-[.R150]^2/2" office:value-type="float" office:value="3.4180055917" calcext:value-type="float">
            <text:p>3.4180055917</text:p>
          </table:table-cell>
          <table:table-cell table:formula="of:=LN([.BI68])-[.S150]^2/2" office:value-type="float" office:value="3.4380926068" calcext:value-type="float">
            <text:p>3.4380926068</text:p>
          </table:table-cell>
          <table:table-cell table:formula="of:=LN([.BJ68])-[.T150]^2/2" office:value-type="float" office:value="3.4573042085" calcext:value-type="float">
            <text:p>3.4573042085</text:p>
          </table:table-cell>
          <table:table-cell table:formula="of:=LN([.BK68])-[.U150]^2/2" office:value-type="float" office:value="3.475713524" calcext:value-type="float">
            <text:p>3.475713524</text:p>
          </table:table-cell>
          <table:table-cell table:formula="of:=LN([.BL68])-[.V150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69]+[.C151]^2/2)" office:value-type="float" office:value="32.4996046358507" calcext:value-type="float">
            <text:p>32.4996046359</text:p>
          </table:table-cell>
          <table:table-cell table:style-name="ce2" table:formula="of:=EXP([.D69]+[.D151]^2/2)" office:value-type="float" office:value="34.9945996109179" calcext:value-type="float">
            <text:p>34.9945996109</text:p>
          </table:table-cell>
          <table:table-cell table:style-name="ce2" table:formula="of:=EXP([.E69]+[.E151]^2/2)" office:value-type="float" office:value="37.3497755074856" calcext:value-type="float">
            <text:p>37.3497755075</text:p>
          </table:table-cell>
          <table:table-cell table:style-name="ce2" table:formula="of:=EXP([.F69]+[.F151]^2/2)" office:value-type="float" office:value="39.585703754713" calcext:value-type="float">
            <text:p>39.5857037547</text:p>
          </table:table-cell>
          <table:table-cell table:style-name="ce2" table:formula="of:=EXP([.G69]+[.G151]^2/2)" office:value-type="float" office:value="41.7186737300876" calcext:value-type="float">
            <text:p>41.7186737301</text:p>
          </table:table-cell>
          <table:table-cell table:style-name="ce2" table:formula="of:=EXP([.H69]+[.H151]^2/2)" office:value-type="float" office:value="43.7617265353899" calcext:value-type="float">
            <text:p>43.7617265354</text:p>
          </table:table-cell>
          <table:table-cell table:style-name="ce2" table:formula="of:=EXP([.I69]+[.I151]^2/2)" office:value-type="float" office:value="45.7254429974884" calcext:value-type="float">
            <text:p>45.7254429975</text:p>
          </table:table-cell>
          <table:table-cell table:style-name="ce2" table:formula="of:=EXP([.J69]+[.J151]^2/2)" office:value-type="float" office:value="47.6185228269053" calcext:value-type="float">
            <text:p>47.6185228269</text:p>
          </table:table-cell>
          <table:table-cell table:style-name="ce2" table:formula="of:=EXP([.K69]+[.K151]^2/2)" office:value-type="float" office:value="49.4482085834059" calcext:value-type="float">
            <text:p>49.4482085834</text:p>
          </table:table-cell>
          <table:table-cell table:style-name="ce2" table:formula="of:=EXP([.L69]+[.L151]^2/2)" office:value-type="float" office:value="51.2205986559448" calcext:value-type="float">
            <text:p>51.2205986559</text:p>
          </table:table-cell>
          <table:table-cell table:style-name="ce2" table:formula="of:=EXP([.M69]+[.M151]^2/2)" office:value-type="float" office:value="52.9408811057989" calcext:value-type="float">
            <text:p>52.9408811058</text:p>
          </table:table-cell>
          <table:table-cell table:style-name="ce2" table:formula="of:=EXP([.N69]+[.N151]^2/2)" office:value-type="float" office:value="54.613510640847" calcext:value-type="float">
            <text:p>54.6135106408</text:p>
          </table:table-cell>
          <table:table-cell table:style-name="ce2" table:formula="of:=EXP([.O69]+[.O151]^2/2)" office:value-type="float" office:value="56.2423444177632" calcext:value-type="float">
            <text:p>56.2423444178</text:p>
          </table:table-cell>
          <table:table-cell table:style-name="ce2" table:formula="of:=EXP([.P69]+[.P151]^2/2)" office:value-type="float" office:value="57.8307475610751" calcext:value-type="float">
            <text:p>57.8307475611</text:p>
          </table:table-cell>
          <table:table-cell table:style-name="ce2" table:formula="of:=EXP([.Q69]+[.Q151]^2/2)" office:value-type="float" office:value="59.3816761092276" calcext:value-type="float">
            <text:p>59.3816761092</text:p>
          </table:table-cell>
          <table:table-cell table:style-name="ce2" table:formula="of:=EXP([.R69]+[.R151]^2/2)" office:value-type="float" office:value="60.8977429967585" calcext:value-type="float">
            <text:p>60.8977429968</text:p>
          </table:table-cell>
          <table:table-cell table:style-name="ce2" table:formula="of:=EXP([.S69]+[.S151]^2/2)" office:value-type="float" office:value="62.3812710606414" calcext:value-type="float">
            <text:p>62.3812710606</text:p>
          </table:table-cell>
          <table:table-cell table:style-name="ce2" table:formula="of:=EXP([.T69]+[.T151]^2/2)" office:value-type="float" office:value="63.8343359961068" calcext:value-type="float">
            <text:p>63.8343359961</text:p>
          </table:table-cell>
          <table:table-cell table:style-name="ce2" table:formula="of:=EXP([.U69]+[.U151]^2/2)" office:value-type="float" office:value="65.2588015793638" calcext:value-type="float">
            <text:p>65.2588015794</text:p>
          </table:table-cell>
          <table:table-cell table:style-name="ce2" table:formula="of:=EXP([.V69]+[.V151]^2/2)" office:value-type="float" office:value="66.6563486225749" calcext:value-type="float">
            <text:p>66.6563486226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69]*[.X69]" office:value-type="float" office:value="32.4996046358507" calcext:value-type="float">
            <text:p>32.4996046359</text:p>
          </table:table-cell>
          <table:table-cell table:style-name="ce6" table:formula="of:=[.$AR69]*[.Y69]" office:value-type="float" office:value="34.9945996109179" calcext:value-type="float">
            <text:p>34.9945996109</text:p>
          </table:table-cell>
          <table:table-cell table:style-name="ce6" table:formula="of:=[.$AR69]*[.Z69]" office:value-type="float" office:value="37.3497755074856" calcext:value-type="float">
            <text:p>37.3497755075</text:p>
          </table:table-cell>
          <table:table-cell table:style-name="ce6" table:formula="of:=[.$AR69]*[.AA69]" office:value-type="float" office:value="39.585703754713" calcext:value-type="float">
            <text:p>39.5857037547</text:p>
          </table:table-cell>
          <table:table-cell table:style-name="ce6" table:formula="of:=[.$AR69]*[.AB69]" office:value-type="float" office:value="41.7186737300876" calcext:value-type="float">
            <text:p>41.7186737301</text:p>
          </table:table-cell>
          <table:table-cell table:style-name="ce6" table:formula="of:=[.$AR69]*[.AC69]" office:value-type="float" office:value="43.7617265353899" calcext:value-type="float">
            <text:p>43.7617265354</text:p>
          </table:table-cell>
          <table:table-cell table:style-name="ce6" table:formula="of:=[.$AR69]*[.AD69]" office:value-type="float" office:value="45.7254429974884" calcext:value-type="float">
            <text:p>45.7254429975</text:p>
          </table:table-cell>
          <table:table-cell table:style-name="ce6" table:formula="of:=[.$AR69]*[.AE69]" office:value-type="float" office:value="47.6185228269053" calcext:value-type="float">
            <text:p>47.6185228269</text:p>
          </table:table-cell>
          <table:table-cell table:style-name="ce6" table:formula="of:=[.$AR69]*[.AF69]" office:value-type="float" office:value="49.4482085834059" calcext:value-type="float">
            <text:p>49.4482085834</text:p>
          </table:table-cell>
          <table:table-cell table:style-name="ce6" table:formula="of:=[.$AR69]*[.AG69]" office:value-type="float" office:value="51.2205986559448" calcext:value-type="float">
            <text:p>51.2205986559</text:p>
          </table:table-cell>
          <table:table-cell table:style-name="ce6" table:formula="of:=[.$AR69]*[.AH69]" office:value-type="float" office:value="52.9408811057989" calcext:value-type="float">
            <text:p>52.9408811058</text:p>
          </table:table-cell>
          <table:table-cell table:style-name="ce6" table:formula="of:=[.$AR69]*[.AI69]" office:value-type="float" office:value="54.613510640847" calcext:value-type="float">
            <text:p>54.6135106408</text:p>
          </table:table-cell>
          <table:table-cell table:style-name="ce6" table:formula="of:=[.$AR69]*[.AJ69]" office:value-type="float" office:value="56.2423444177632" calcext:value-type="float">
            <text:p>56.2423444178</text:p>
          </table:table-cell>
          <table:table-cell table:style-name="ce6" table:formula="of:=[.$AR69]*[.AK69]" office:value-type="float" office:value="57.8307475610751" calcext:value-type="float">
            <text:p>57.8307475611</text:p>
          </table:table-cell>
          <table:table-cell table:style-name="ce6" table:formula="of:=[.$AR69]*[.AL69]" office:value-type="float" office:value="59.3816761092276" calcext:value-type="float">
            <text:p>59.3816761092</text:p>
          </table:table-cell>
          <table:table-cell table:style-name="ce6" table:formula="of:=[.$AR69]*[.AM69]" office:value-type="float" office:value="60.8977429967585" calcext:value-type="float">
            <text:p>60.8977429968</text:p>
          </table:table-cell>
          <table:table-cell table:style-name="ce6" table:formula="of:=[.$AR69]*[.AN69]" office:value-type="float" office:value="62.3812710606414" calcext:value-type="float">
            <text:p>62.3812710606</text:p>
          </table:table-cell>
          <table:table-cell table:style-name="ce6" table:formula="of:=[.$AR69]*[.AO69]" office:value-type="float" office:value="63.8343359961068" calcext:value-type="float">
            <text:p>63.8343359961</text:p>
          </table:table-cell>
          <table:table-cell table:style-name="ce6" table:formula="of:=[.$AR69]*[.AP69]" office:value-type="float" office:value="65.2588015793638" calcext:value-type="float">
            <text:p>65.2588015794</text:p>
          </table:table-cell>
          <table:table-cell table:style-name="ce6" table:formula="of:=[.$AR69]*[.AQ69]" office:value-type="float" office:value="66.6563486225749" calcext:value-type="float">
            <text:p>66.6563486226</text:p>
          </table:table-cell>
          <table:table-cell/>
          <table:table-cell table:formula="of:=LN([.AS69])-[.C151]^2/2" office:value-type="float" office:value="3.4717121621" calcext:value-type="float">
            <text:p>3.4717121621</text:p>
          </table:table-cell>
          <table:table-cell table:formula="of:=LN([.AT69])-[.D151]^2/2" office:value-type="float" office:value="3.5480601671" calcext:value-type="float">
            <text:p>3.5480601671</text:p>
          </table:table-cell>
          <table:table-cell table:formula="of:=LN([.AU69])-[.E151]^2/2" office:value-type="float" office:value="3.6147812717" calcext:value-type="float">
            <text:p>3.6147812717</text:p>
          </table:table-cell>
          <table:table-cell table:formula="of:=LN([.AV69])-[.F151]^2/2" office:value-type="float" office:value="3.6740336334" calcext:value-type="float">
            <text:p>3.6740336334</text:p>
          </table:table-cell>
          <table:table-cell table:formula="of:=LN([.AW69])-[.G151]^2/2" office:value-type="float" office:value="3.7273222856" calcext:value-type="float">
            <text:p>3.7273222856</text:p>
          </table:table-cell>
          <table:table-cell table:formula="of:=LN([.AX69])-[.H151]^2/2" office:value-type="float" office:value="3.7757386946" calcext:value-type="float">
            <text:p>3.7757386946</text:p>
          </table:table-cell>
          <table:table-cell table:formula="of:=LN([.AY69])-[.I151]^2/2" office:value-type="float" office:value="3.8200996497" calcext:value-type="float">
            <text:p>3.8200996497</text:p>
          </table:table-cell>
          <table:table-cell table:formula="of:=LN([.AZ69])-[.J151]^2/2" office:value-type="float" office:value="3.86103234" calcext:value-type="float">
            <text:p>3.86103234</text:p>
          </table:table-cell>
          <table:table-cell table:formula="of:=LN([.BA69])-[.K151]^2/2" office:value-type="float" office:value="3.8990288444" calcext:value-type="float">
            <text:p>3.8990288444</text:p>
          </table:table-cell>
          <table:table-cell table:formula="of:=LN([.BB69])-[.L151]^2/2" office:value-type="float" office:value="3.9344823527" calcext:value-type="float">
            <text:p>3.9344823527</text:p>
          </table:table-cell>
          <table:table-cell table:formula="of:=LN([.BC69])-[.M151]^2/2" office:value-type="float" office:value="3.967712008" calcext:value-type="float">
            <text:p>3.967712008</text:p>
          </table:table-cell>
          <table:table-cell table:formula="of:=LN([.BD69])-[.N151]^2/2" office:value-type="float" office:value="3.998980406" calcext:value-type="float">
            <text:p>3.998980406</text:p>
          </table:table-cell>
          <table:table-cell table:formula="of:=LN([.BE69])-[.O151]^2/2" office:value-type="float" office:value="4.0285062125" calcext:value-type="float">
            <text:p>4.0285062125</text:p>
          </table:table-cell>
          <table:table-cell table:formula="of:=LN([.BF69])-[.P151]^2/2" office:value-type="float" office:value="4.0564734469" calcext:value-type="float">
            <text:p>4.0564734469</text:p>
          </table:table-cell>
          <table:table-cell table:formula="of:=LN([.BG69])-[.Q151]^2/2" office:value-type="float" office:value="4.0830384356" calcext:value-type="float">
            <text:p>4.0830384356</text:p>
          </table:table-cell>
          <table:table-cell table:formula="of:=LN([.BH69])-[.R151]^2/2" office:value-type="float" office:value="4.1083351044" calcext:value-type="float">
            <text:p>4.1083351044</text:p>
          </table:table-cell>
          <table:table-cell table:formula="of:=LN([.BI69])-[.S151]^2/2" office:value-type="float" office:value="4.1324790641" calcext:value-type="float">
            <text:p>4.1324790641</text:p>
          </table:table-cell>
          <table:table-cell table:formula="of:=LN([.BJ69])-[.T151]^2/2" office:value-type="float" office:value="4.1555708045" calcext:value-type="float">
            <text:p>4.1555708045</text:p>
          </table:table-cell>
          <table:table-cell table:formula="of:=LN([.BK69])-[.U151]^2/2" office:value-type="float" office:value="4.1776982222" calcext:value-type="float">
            <text:p>4.1776982222</text:p>
          </table:table-cell>
          <table:table-cell table:formula="of:=LN([.BL69])-[.V151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70]+[.C152]^2/2)" office:value-type="float" office:value="18.1354953838057" calcext:value-type="float">
            <text:p>18.1354953838</text:p>
          </table:table-cell>
          <table:table-cell table:style-name="ce2" table:formula="of:=EXP([.D70]+[.D152]^2/2)" office:value-type="float" office:value="19.2788386477102" calcext:value-type="float">
            <text:p>19.2788386477</text:p>
          </table:table-cell>
          <table:table-cell table:style-name="ce2" table:formula="of:=EXP([.E70]+[.E152]^2/2)" office:value-type="float" office:value="20.3469282683632" calcext:value-type="float">
            <text:p>20.3469282684</text:p>
          </table:table-cell>
          <table:table-cell table:style-name="ce2" table:formula="of:=EXP([.F70]+[.F152]^2/2)" office:value-type="float" office:value="21.3513470376613" calcext:value-type="float">
            <text:p>21.3513470377</text:p>
          </table:table-cell>
          <table:table-cell table:style-name="ce2" table:formula="of:=EXP([.G70]+[.G152]^2/2)" office:value-type="float" office:value="22.3012217584624" calcext:value-type="float">
            <text:p>22.3012217585</text:p>
          </table:table-cell>
          <table:table-cell table:style-name="ce2" table:formula="of:=EXP([.H70]+[.H152]^2/2)" office:value-type="float" office:value="23.2038162083281" calcext:value-type="float">
            <text:p>23.2038162083</text:p>
          </table:table-cell>
          <table:table-cell table:style-name="ce2" table:formula="of:=EXP([.I70]+[.I152]^2/2)" office:value-type="float" office:value="24.0649877045759" calcext:value-type="float">
            <text:p>24.0649877046</text:p>
          </table:table-cell>
          <table:table-cell table:style-name="ce2" table:formula="of:=EXP([.J70]+[.J152]^2/2)" office:value-type="float" office:value="24.8895229649097" calcext:value-type="float">
            <text:p>24.8895229649</text:p>
          </table:table-cell>
          <table:table-cell table:style-name="ce2" table:formula="of:=EXP([.K70]+[.K152]^2/2)" office:value-type="float" office:value="25.681383515521" calcext:value-type="float">
            <text:p>25.6813835155</text:p>
          </table:table-cell>
          <table:table-cell table:style-name="ce2" table:formula="of:=EXP([.L70]+[.L152]^2/2)" office:value-type="float" office:value="26.4438862055003" calcext:value-type="float">
            <text:p>26.4438862055</text:p>
          </table:table-cell>
          <table:table-cell table:style-name="ce2" table:formula="of:=EXP([.M70]+[.M152]^2/2)" office:value-type="float" office:value="27.1798375134676" calcext:value-type="float">
            <text:p>27.1798375135</text:p>
          </table:table-cell>
          <table:table-cell table:style-name="ce2" table:formula="of:=EXP([.N70]+[.N152]^2/2)" office:value-type="float" office:value="27.891634796161" calcext:value-type="float">
            <text:p>27.8916347962</text:p>
          </table:table-cell>
          <table:table-cell table:style-name="ce2" table:formula="of:=EXP([.O70]+[.O152]^2/2)" office:value-type="float" office:value="28.5813436339917" calcext:value-type="float">
            <text:p>28.581343634</text:p>
          </table:table-cell>
          <table:table-cell table:style-name="ce2" table:formula="of:=EXP([.P70]+[.P152]^2/2)" office:value-type="float" office:value="29.2507576457071" calcext:value-type="float">
            <text:p>29.2507576457</text:p>
          </table:table-cell>
          <table:table-cell table:style-name="ce2" table:formula="of:=EXP([.Q70]+[.Q152]^2/2)" office:value-type="float" office:value="29.9014453582254" calcext:value-type="float">
            <text:p>29.9014453582</text:p>
          </table:table-cell>
          <table:table-cell table:style-name="ce2" table:formula="of:=EXP([.R70]+[.R152]^2/2)" office:value-type="float" office:value="30.5347872892108" calcext:value-type="float">
            <text:p>30.5347872892</text:p>
          </table:table-cell>
          <table:table-cell table:style-name="ce2" table:formula="of:=EXP([.S70]+[.S152]^2/2)" office:value-type="float" office:value="31.152005642705" calcext:value-type="float">
            <text:p>31.1520056427</text:p>
          </table:table-cell>
          <table:table-cell table:style-name="ce2" table:formula="of:=EXP([.T70]+[.T152]^2/2)" office:value-type="float" office:value="31.7541882917669" calcext:value-type="float">
            <text:p>31.7541882918</text:p>
          </table:table-cell>
          <table:table-cell table:style-name="ce2" table:formula="of:=EXP([.U70]+[.U152]^2/2)" office:value-type="float" office:value="32.3423083454209" calcext:value-type="float">
            <text:p>32.3423083454</text:p>
          </table:table-cell>
          <table:table-cell table:style-name="ce2" table:formula="of:=EXP([.V70]+[.V152]^2/2)" office:value-type="float" office:value="32.9172402059757" calcext:value-type="float">
            <text:p>32.91724020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70]*[.X70]" office:value-type="float" office:value="18.1354953838057" calcext:value-type="float">
            <text:p>18.1354953838</text:p>
          </table:table-cell>
          <table:table-cell table:style-name="ce6" table:formula="of:=[.$AR70]*[.Y70]" office:value-type="float" office:value="19.2788386477102" calcext:value-type="float">
            <text:p>19.2788386477</text:p>
          </table:table-cell>
          <table:table-cell table:style-name="ce6" table:formula="of:=[.$AR70]*[.Z70]" office:value-type="float" office:value="20.3469282683632" calcext:value-type="float">
            <text:p>20.3469282684</text:p>
          </table:table-cell>
          <table:table-cell table:style-name="ce6" table:formula="of:=[.$AR70]*[.AA70]" office:value-type="float" office:value="21.3513470376613" calcext:value-type="float">
            <text:p>21.3513470377</text:p>
          </table:table-cell>
          <table:table-cell table:style-name="ce6" table:formula="of:=[.$AR70]*[.AB70]" office:value-type="float" office:value="22.3012217584624" calcext:value-type="float">
            <text:p>22.3012217585</text:p>
          </table:table-cell>
          <table:table-cell table:style-name="ce6" table:formula="of:=[.$AR70]*[.AC70]" office:value-type="float" office:value="23.2038162083281" calcext:value-type="float">
            <text:p>23.2038162083</text:p>
          </table:table-cell>
          <table:table-cell table:style-name="ce6" table:formula="of:=[.$AR70]*[.AD70]" office:value-type="float" office:value="24.0649877045759" calcext:value-type="float">
            <text:p>24.0649877046</text:p>
          </table:table-cell>
          <table:table-cell table:style-name="ce6" table:formula="of:=[.$AR70]*[.AE70]" office:value-type="float" office:value="24.8895229649097" calcext:value-type="float">
            <text:p>24.8895229649</text:p>
          </table:table-cell>
          <table:table-cell table:style-name="ce6" table:formula="of:=[.$AR70]*[.AF70]" office:value-type="float" office:value="25.681383515521" calcext:value-type="float">
            <text:p>25.6813835155</text:p>
          </table:table-cell>
          <table:table-cell table:style-name="ce6" table:formula="of:=[.$AR70]*[.AG70]" office:value-type="float" office:value="26.4438862055003" calcext:value-type="float">
            <text:p>26.4438862055</text:p>
          </table:table-cell>
          <table:table-cell table:style-name="ce6" table:formula="of:=[.$AR70]*[.AH70]" office:value-type="float" office:value="27.1798375134676" calcext:value-type="float">
            <text:p>27.1798375135</text:p>
          </table:table-cell>
          <table:table-cell table:style-name="ce6" table:formula="of:=[.$AR70]*[.AI70]" office:value-type="float" office:value="27.891634796161" calcext:value-type="float">
            <text:p>27.8916347962</text:p>
          </table:table-cell>
          <table:table-cell table:style-name="ce6" table:formula="of:=[.$AR70]*[.AJ70]" office:value-type="float" office:value="28.5813436339917" calcext:value-type="float">
            <text:p>28.581343634</text:p>
          </table:table-cell>
          <table:table-cell table:style-name="ce6" table:formula="of:=[.$AR70]*[.AK70]" office:value-type="float" office:value="29.2507576457071" calcext:value-type="float">
            <text:p>29.2507576457</text:p>
          </table:table-cell>
          <table:table-cell table:style-name="ce6" table:formula="of:=[.$AR70]*[.AL70]" office:value-type="float" office:value="29.9014453582254" calcext:value-type="float">
            <text:p>29.9014453582</text:p>
          </table:table-cell>
          <table:table-cell table:style-name="ce6" table:formula="of:=[.$AR70]*[.AM70]" office:value-type="float" office:value="30.5347872892108" calcext:value-type="float">
            <text:p>30.5347872892</text:p>
          </table:table-cell>
          <table:table-cell table:style-name="ce6" table:formula="of:=[.$AR70]*[.AN70]" office:value-type="float" office:value="31.152005642705" calcext:value-type="float">
            <text:p>31.1520056427</text:p>
          </table:table-cell>
          <table:table-cell table:style-name="ce6" table:formula="of:=[.$AR70]*[.AO70]" office:value-type="float" office:value="31.7541882917669" calcext:value-type="float">
            <text:p>31.7541882918</text:p>
          </table:table-cell>
          <table:table-cell table:style-name="ce6" table:formula="of:=[.$AR70]*[.AP70]" office:value-type="float" office:value="32.3423083454209" calcext:value-type="float">
            <text:p>32.3423083454</text:p>
          </table:table-cell>
          <table:table-cell table:style-name="ce6" table:formula="of:=[.$AR70]*[.AQ70]" office:value-type="float" office:value="32.9172402059757" calcext:value-type="float">
            <text:p>32.917240206</text:p>
          </table:table-cell>
          <table:table-cell/>
          <table:table-cell table:formula="of:=LN([.AS70])-[.C152]^2/2" office:value-type="float" office:value="2.8883553267" calcext:value-type="float">
            <text:p>2.8883553267</text:p>
          </table:table-cell>
          <table:table-cell table:formula="of:=LN([.AT70])-[.D152]^2/2" office:value-type="float" office:value="2.9518744656" calcext:value-type="float">
            <text:p>2.9518744656</text:p>
          </table:table-cell>
          <table:table-cell table:formula="of:=LN([.AU70])-[.E152]^2/2" office:value-type="float" office:value="3.0073843261" calcext:value-type="float">
            <text:p>3.0073843261</text:p>
          </table:table-cell>
          <table:table-cell table:formula="of:=LN([.AV70])-[.F152]^2/2" office:value-type="float" office:value="3.0566804274" calcext:value-type="float">
            <text:p>3.0566804274</text:p>
          </table:table-cell>
          <table:table-cell table:formula="of:=LN([.AW70])-[.G152]^2/2" office:value-type="float" office:value="3.1010149101" calcext:value-type="float">
            <text:p>3.1010149101</text:p>
          </table:table-cell>
          <table:table-cell table:formula="of:=LN([.AX70])-[.H152]^2/2" office:value-type="float" office:value="3.1412958395" calcext:value-type="float">
            <text:p>3.1412958395</text:p>
          </table:table-cell>
          <table:table-cell table:formula="of:=LN([.AY70])-[.I152]^2/2" office:value-type="float" office:value="3.178202759" calcext:value-type="float">
            <text:p>3.178202759</text:p>
          </table:table-cell>
          <table:table-cell table:formula="of:=LN([.AZ70])-[.J152]^2/2" office:value-type="float" office:value="3.2122574699" calcext:value-type="float">
            <text:p>3.2122574699</text:p>
          </table:table-cell>
          <table:table-cell table:formula="of:=LN([.BA70])-[.K152]^2/2" office:value-type="float" office:value="3.2438693664" calcext:value-type="float">
            <text:p>3.2438693664</text:p>
          </table:table-cell>
          <table:table-cell table:formula="of:=LN([.BB70])-[.L152]^2/2" office:value-type="float" office:value="3.2733655703" calcext:value-type="float">
            <text:p>3.2733655703</text:p>
          </table:table-cell>
          <table:table-cell table:formula="of:=LN([.BC70])-[.M152]^2/2" office:value-type="float" office:value="3.3010115984" calcext:value-type="float">
            <text:p>3.3010115984</text:p>
          </table:table-cell>
          <table:table-cell table:formula="of:=LN([.BD70])-[.N152]^2/2" office:value-type="float" office:value="3.327025922" calcext:value-type="float">
            <text:p>3.327025922</text:p>
          </table:table-cell>
          <table:table-cell table:formula="of:=LN([.BE70])-[.O152]^2/2" office:value-type="float" office:value="3.3515904644" calcext:value-type="float">
            <text:p>3.3515904644</text:p>
          </table:table-cell>
          <table:table-cell table:formula="of:=LN([.BF70])-[.P152]^2/2" office:value-type="float" office:value="3.3748583237" calcext:value-type="float">
            <text:p>3.3748583237</text:p>
          </table:table-cell>
          <table:table-cell table:formula="of:=LN([.BG70])-[.Q152]^2/2" office:value-type="float" office:value="3.3969595588" calcext:value-type="float">
            <text:p>3.3969595588</text:p>
          </table:table-cell>
          <table:table-cell table:formula="of:=LN([.BH70])-[.R152]^2/2" office:value-type="float" office:value="3.4180055917" calcext:value-type="float">
            <text:p>3.4180055917</text:p>
          </table:table-cell>
          <table:table-cell table:formula="of:=LN([.BI70])-[.S152]^2/2" office:value-type="float" office:value="3.4380926068" calcext:value-type="float">
            <text:p>3.4380926068</text:p>
          </table:table-cell>
          <table:table-cell table:formula="of:=LN([.BJ70])-[.T152]^2/2" office:value-type="float" office:value="3.4573042085" calcext:value-type="float">
            <text:p>3.4573042085</text:p>
          </table:table-cell>
          <table:table-cell table:formula="of:=LN([.BK70])-[.U152]^2/2" office:value-type="float" office:value="3.475713524" calcext:value-type="float">
            <text:p>3.475713524</text:p>
          </table:table-cell>
          <table:table-cell table:formula="of:=LN([.BL70])-[.V152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.4030207874" calcext:value-type="float">
            <text:p>2.4030207874</text:p>
          </table:table-cell>
          <table:table-cell office:value-type="float" office:value="2.4558667132" calcext:value-type="float">
            <text:p>2.4558667132</text:p>
          </table:table-cell>
          <table:table-cell office:value-type="float" office:value="2.5020491711" calcext:value-type="float">
            <text:p>2.5020491711</text:p>
          </table:table-cell>
          <table:table-cell office:value-type="float" office:value="2.543061977" calcext:value-type="float">
            <text:p>2.543061977</text:p>
          </table:table-cell>
          <table:table-cell office:value-type="float" office:value="2.5799468722" calcext:value-type="float">
            <text:p>2.5799468722</text:p>
          </table:table-cell>
          <table:table-cell office:value-type="float" office:value="2.6134593386" calcext:value-type="float">
            <text:p>2.6134593386</text:p>
          </table:table-cell>
          <table:table-cell office:value-type="float" office:value="2.6441647348" calcext:value-type="float">
            <text:p>2.6441647348</text:p>
          </table:table-cell>
          <table:table-cell office:value-type="float" office:value="2.6724971831" calcext:value-type="float">
            <text:p>2.6724971831</text:p>
          </table:table-cell>
          <table:table-cell office:value-type="float" office:value="2.6987972868" calcext:value-type="float">
            <text:p>2.6987972868</text:p>
          </table:table-cell>
          <table:table-cell office:value-type="float" office:value="2.7233372007" calcext:value-type="float">
            <text:p>2.7233372007</text:p>
          </table:table-cell>
          <table:table-cell office:value-type="float" office:value="2.7463378265" calcext:value-type="float">
            <text:p>2.7463378265</text:p>
          </table:table-cell>
          <table:table-cell office:value-type="float" office:value="2.7679809257" calcext:value-type="float">
            <text:p>2.7679809257</text:p>
          </table:table-cell>
          <table:table-cell office:value-type="float" office:value="2.7884178523" calcext:value-type="float">
            <text:p>2.7884178523</text:p>
          </table:table-cell>
          <table:table-cell office:value-type="float" office:value="2.8077759794" calcext:value-type="float">
            <text:p>2.8077759794</text:p>
          </table:table-cell>
          <table:table-cell office:value-type="float" office:value="2.8261635119" calcext:value-type="float">
            <text:p>2.8261635119</text:p>
          </table:table-cell>
          <table:table-cell office:value-type="float" office:value="2.8436731493" calcext:value-type="float">
            <text:p>2.8436731493</text:p>
          </table:table-cell>
          <table:table-cell office:value-type="float" office:value="2.8603849141" calcext:value-type="float">
            <text:p>2.8603849141</text:p>
          </table:table-cell>
          <table:table-cell office:value-type="float" office:value="2.8763683625" calcext:value-type="float">
            <text:p>2.8763683625</text:p>
          </table:table-cell>
          <table:table-cell office:value-type="float" office:value="2.891684334" calcext:value-type="float">
            <text:p>2.891684334</text:p>
          </table:table-cell>
          <table:table-cell office:value-type="float" office:value="2.9063863493" calcext:value-type="float">
            <text:p>2.9063863493</text:p>
          </table:table-cell>
          <table:table-cell/>
          <table:table-cell table:style-name="ce2" table:formula="of:=EXP([.C71]+[.C153]^2/2)" office:value-type="float" office:value="11.1622388374844" calcext:value-type="float">
            <text:p>11.1622388375</text:p>
          </table:table-cell>
          <table:table-cell table:style-name="ce2" table:formula="of:=EXP([.D71]+[.D153]^2/2)" office:value-type="float" office:value="11.7399822074983" calcext:value-type="float">
            <text:p>11.7399822075</text:p>
          </table:table-cell>
          <table:table-cell table:style-name="ce2" table:formula="of:=EXP([.E71]+[.E153]^2/2)" office:value-type="float" office:value="12.2753698116857" calcext:value-type="float">
            <text:p>12.2753698117</text:p>
          </table:table-cell>
          <table:table-cell table:style-name="ce2" table:formula="of:=EXP([.F71]+[.F153]^2/2)" office:value-type="float" office:value="12.7750797710981" calcext:value-type="float">
            <text:p>12.7750797711</text:p>
          </table:table-cell>
          <table:table-cell table:style-name="ce2" table:formula="of:=EXP([.G71]+[.G153]^2/2)" office:value-type="float" office:value="13.2443815221623" calcext:value-type="float">
            <text:p>13.2443815222</text:p>
          </table:table-cell>
          <table:table-cell table:style-name="ce2" table:formula="of:=EXP([.H71]+[.H153]^2/2)" office:value-type="float" office:value="13.6874623376164" calcext:value-type="float">
            <text:p>13.6874623376</text:p>
          </table:table-cell>
          <table:table-cell table:style-name="ce2" table:formula="of:=EXP([.I71]+[.I153]^2/2)" office:value-type="float" office:value="14.1076889961734" calcext:value-type="float">
            <text:p>14.1076889962</text:p>
          </table:table-cell>
          <table:table-cell table:style-name="ce2" table:formula="of:=EXP([.J71]+[.J153]^2/2)" office:value-type="float" office:value="14.5078033053853" calcext:value-type="float">
            <text:p>14.5078033054</text:p>
          </table:table-cell>
          <table:table-cell table:style-name="ce2" table:formula="of:=EXP([.K71]+[.K153]^2/2)" office:value-type="float" office:value="14.8900659075983" calcext:value-type="float">
            <text:p>14.8900659076</text:p>
          </table:table-cell>
          <table:table-cell table:style-name="ce2" table:formula="of:=EXP([.L71]+[.L153]^2/2)" office:value-type="float" office:value="15.2563623089509" calcext:value-type="float">
            <text:p>15.256362309</text:p>
          </table:table-cell>
          <table:table-cell table:style-name="ce2" table:formula="of:=EXP([.M71]+[.M153]^2/2)" office:value-type="float" office:value="15.6082818099636" calcext:value-type="float">
            <text:p>15.60828181</text:p>
          </table:table-cell>
          <table:table-cell table:style-name="ce2" table:formula="of:=EXP([.N71]+[.N153]^2/2)" office:value-type="float" office:value="15.9471769442605" calcext:value-type="float">
            <text:p>15.9471769443</text:p>
          </table:table-cell>
          <table:table-cell table:style-name="ce2" table:formula="of:=EXP([.O71]+[.O153]^2/2)" office:value-type="float" office:value="16.2742087985164" calcext:value-type="float">
            <text:p>16.2742087985</text:p>
          </table:table-cell>
          <table:table-cell table:style-name="ce2" table:formula="of:=EXP([.P71]+[.P153]^2/2)" office:value-type="float" office:value="16.5903820265985" calcext:value-type="float">
            <text:p>16.5903820266</text:p>
          </table:table-cell>
          <table:table-cell table:style-name="ce2" table:formula="of:=EXP([.Q71]+[.Q153]^2/2)" office:value-type="float" office:value="16.8965721850312" calcext:value-type="float">
            <text:p>16.896572185</text:p>
          </table:table-cell>
          <table:table-cell table:style-name="ce2" table:formula="of:=EXP([.R71]+[.R153]^2/2)" office:value-type="float" office:value="17.1935473286589" calcext:value-type="float">
            <text:p>17.1935473287</text:p>
          </table:table-cell>
          <table:table-cell table:style-name="ce2" table:formula="of:=EXP([.S71]+[.S153]^2/2)" office:value-type="float" office:value="17.4819852610392" calcext:value-type="float">
            <text:p>17.481985261</text:p>
          </table:table-cell>
          <table:table-cell table:style-name="ce2" table:formula="of:=EXP([.T71]+[.T153]^2/2)" office:value-type="float" office:value="17.762487422677" calcext:value-type="float">
            <text:p>17.7624874227</text:p>
          </table:table-cell>
          <table:table-cell table:style-name="ce2" table:formula="of:=EXP([.U71]+[.U153]^2/2)" office:value-type="float" office:value="18.0355901988215" calcext:value-type="float">
            <text:p>18.0355901988</text:p>
          </table:table-cell>
          <table:table-cell table:style-name="ce2" table:formula="of:=EXP([.V71]+[.V153]^2/2)" office:value-type="float" office:value="18.3017741775385" calcext:value-type="float">
            <text:p>18.301774177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71]*[.X71]" office:value-type="float" office:value="11.1622388374844" calcext:value-type="float">
            <text:p>11.1622388375</text:p>
          </table:table-cell>
          <table:table-cell table:style-name="ce6" table:formula="of:=[.$AR71]*[.Y71]" office:value-type="float" office:value="11.7399822074983" calcext:value-type="float">
            <text:p>11.7399822075</text:p>
          </table:table-cell>
          <table:table-cell table:style-name="ce6" table:formula="of:=[.$AR71]*[.Z71]" office:value-type="float" office:value="12.2753698116857" calcext:value-type="float">
            <text:p>12.2753698117</text:p>
          </table:table-cell>
          <table:table-cell table:style-name="ce6" table:formula="of:=[.$AR71]*[.AA71]" office:value-type="float" office:value="12.7750797710981" calcext:value-type="float">
            <text:p>12.7750797711</text:p>
          </table:table-cell>
          <table:table-cell table:style-name="ce6" table:formula="of:=[.$AR71]*[.AB71]" office:value-type="float" office:value="13.2443815221623" calcext:value-type="float">
            <text:p>13.2443815222</text:p>
          </table:table-cell>
          <table:table-cell table:style-name="ce6" table:formula="of:=[.$AR71]*[.AC71]" office:value-type="float" office:value="13.6874623376164" calcext:value-type="float">
            <text:p>13.6874623376</text:p>
          </table:table-cell>
          <table:table-cell table:style-name="ce6" table:formula="of:=[.$AR71]*[.AD71]" office:value-type="float" office:value="14.1076889961734" calcext:value-type="float">
            <text:p>14.1076889962</text:p>
          </table:table-cell>
          <table:table-cell table:style-name="ce6" table:formula="of:=[.$AR71]*[.AE71]" office:value-type="float" office:value="14.5078033053853" calcext:value-type="float">
            <text:p>14.5078033054</text:p>
          </table:table-cell>
          <table:table-cell table:style-name="ce6" table:formula="of:=[.$AR71]*[.AF71]" office:value-type="float" office:value="14.8900659075983" calcext:value-type="float">
            <text:p>14.8900659076</text:p>
          </table:table-cell>
          <table:table-cell table:style-name="ce6" table:formula="of:=[.$AR71]*[.AG71]" office:value-type="float" office:value="15.2563623089509" calcext:value-type="float">
            <text:p>15.256362309</text:p>
          </table:table-cell>
          <table:table-cell table:style-name="ce6" table:formula="of:=[.$AR71]*[.AH71]" office:value-type="float" office:value="15.6082818099636" calcext:value-type="float">
            <text:p>15.60828181</text:p>
          </table:table-cell>
          <table:table-cell table:style-name="ce6" table:formula="of:=[.$AR71]*[.AI71]" office:value-type="float" office:value="15.9471769442605" calcext:value-type="float">
            <text:p>15.9471769443</text:p>
          </table:table-cell>
          <table:table-cell table:style-name="ce6" table:formula="of:=[.$AR71]*[.AJ71]" office:value-type="float" office:value="16.2742087985164" calcext:value-type="float">
            <text:p>16.2742087985</text:p>
          </table:table-cell>
          <table:table-cell table:style-name="ce6" table:formula="of:=[.$AR71]*[.AK71]" office:value-type="float" office:value="16.5903820265985" calcext:value-type="float">
            <text:p>16.5903820266</text:p>
          </table:table-cell>
          <table:table-cell table:style-name="ce6" table:formula="of:=[.$AR71]*[.AL71]" office:value-type="float" office:value="16.8965721850312" calcext:value-type="float">
            <text:p>16.896572185</text:p>
          </table:table-cell>
          <table:table-cell table:style-name="ce6" table:formula="of:=[.$AR71]*[.AM71]" office:value-type="float" office:value="17.1935473286589" calcext:value-type="float">
            <text:p>17.1935473287</text:p>
          </table:table-cell>
          <table:table-cell table:style-name="ce6" table:formula="of:=[.$AR71]*[.AN71]" office:value-type="float" office:value="17.4819852610392" calcext:value-type="float">
            <text:p>17.481985261</text:p>
          </table:table-cell>
          <table:table-cell table:style-name="ce6" table:formula="of:=[.$AR71]*[.AO71]" office:value-type="float" office:value="17.762487422677" calcext:value-type="float">
            <text:p>17.7624874227</text:p>
          </table:table-cell>
          <table:table-cell table:style-name="ce6" table:formula="of:=[.$AR71]*[.AP71]" office:value-type="float" office:value="18.0355901988215" calcext:value-type="float">
            <text:p>18.0355901988</text:p>
          </table:table-cell>
          <table:table-cell table:style-name="ce6" table:formula="of:=[.$AR71]*[.AQ71]" office:value-type="float" office:value="18.3017741775385" calcext:value-type="float">
            <text:p>18.3017741775</text:p>
          </table:table-cell>
          <table:table-cell/>
          <table:table-cell table:formula="of:=LN([.AS71])-[.C153]^2/2" office:value-type="float" office:value="2.4030207874" calcext:value-type="float">
            <text:p>2.4030207874</text:p>
          </table:table-cell>
          <table:table-cell table:formula="of:=LN([.AT71])-[.D153]^2/2" office:value-type="float" office:value="2.4558667132" calcext:value-type="float">
            <text:p>2.4558667132</text:p>
          </table:table-cell>
          <table:table-cell table:formula="of:=LN([.AU71])-[.E153]^2/2" office:value-type="float" office:value="2.5020491711" calcext:value-type="float">
            <text:p>2.5020491711</text:p>
          </table:table-cell>
          <table:table-cell table:formula="of:=LN([.AV71])-[.F153]^2/2" office:value-type="float" office:value="2.543061977" calcext:value-type="float">
            <text:p>2.543061977</text:p>
          </table:table-cell>
          <table:table-cell table:formula="of:=LN([.AW71])-[.G153]^2/2" office:value-type="float" office:value="2.5799468722" calcext:value-type="float">
            <text:p>2.5799468722</text:p>
          </table:table-cell>
          <table:table-cell table:formula="of:=LN([.AX71])-[.H153]^2/2" office:value-type="float" office:value="2.6134593386" calcext:value-type="float">
            <text:p>2.6134593386</text:p>
          </table:table-cell>
          <table:table-cell table:formula="of:=LN([.AY71])-[.I153]^2/2" office:value-type="float" office:value="2.6441647348" calcext:value-type="float">
            <text:p>2.6441647348</text:p>
          </table:table-cell>
          <table:table-cell table:formula="of:=LN([.AZ71])-[.J153]^2/2" office:value-type="float" office:value="2.6724971831" calcext:value-type="float">
            <text:p>2.6724971831</text:p>
          </table:table-cell>
          <table:table-cell table:formula="of:=LN([.BA71])-[.K153]^2/2" office:value-type="float" office:value="2.6987972868" calcext:value-type="float">
            <text:p>2.6987972868</text:p>
          </table:table-cell>
          <table:table-cell table:formula="of:=LN([.BB71])-[.L153]^2/2" office:value-type="float" office:value="2.7233372007" calcext:value-type="float">
            <text:p>2.7233372007</text:p>
          </table:table-cell>
          <table:table-cell table:formula="of:=LN([.BC71])-[.M153]^2/2" office:value-type="float" office:value="2.7463378265" calcext:value-type="float">
            <text:p>2.7463378265</text:p>
          </table:table-cell>
          <table:table-cell table:formula="of:=LN([.BD71])-[.N153]^2/2" office:value-type="float" office:value="2.7679809257" calcext:value-type="float">
            <text:p>2.7679809257</text:p>
          </table:table-cell>
          <table:table-cell table:formula="of:=LN([.BE71])-[.O153]^2/2" office:value-type="float" office:value="2.7884178523" calcext:value-type="float">
            <text:p>2.7884178523</text:p>
          </table:table-cell>
          <table:table-cell table:formula="of:=LN([.BF71])-[.P153]^2/2" office:value-type="float" office:value="2.8077759794" calcext:value-type="float">
            <text:p>2.8077759794</text:p>
          </table:table-cell>
          <table:table-cell table:formula="of:=LN([.BG71])-[.Q153]^2/2" office:value-type="float" office:value="2.8261635119" calcext:value-type="float">
            <text:p>2.8261635119</text:p>
          </table:table-cell>
          <table:table-cell table:formula="of:=LN([.BH71])-[.R153]^2/2" office:value-type="float" office:value="2.8436731493" calcext:value-type="float">
            <text:p>2.8436731493</text:p>
          </table:table-cell>
          <table:table-cell table:formula="of:=LN([.BI71])-[.S153]^2/2" office:value-type="float" office:value="2.8603849141" calcext:value-type="float">
            <text:p>2.8603849141</text:p>
          </table:table-cell>
          <table:table-cell table:formula="of:=LN([.BJ71])-[.T153]^2/2" office:value-type="float" office:value="2.8763683625" calcext:value-type="float">
            <text:p>2.8763683625</text:p>
          </table:table-cell>
          <table:table-cell table:formula="of:=LN([.BK71])-[.U153]^2/2" office:value-type="float" office:value="2.891684334" calcext:value-type="float">
            <text:p>2.891684334</text:p>
          </table:table-cell>
          <table:table-cell table:formula="of:=LN([.BL71])-[.V153]^2/2" office:value-type="float" office:value="2.9063863493" calcext:value-type="float">
            <text:p>2.906386349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.5355594205" calcext:value-type="float">
            <text:p>4.5355594205</text:p>
          </table:table-cell>
          <table:table-cell office:value-type="float" office:value="4.6353029757" calcext:value-type="float">
            <text:p>4.6353029757</text:p>
          </table:table-cell>
          <table:table-cell office:value-type="float" office:value="4.7224696301" calcext:value-type="float">
            <text:p>4.7224696301</text:p>
          </table:table-cell>
          <table:table-cell office:value-type="float" office:value="4.7998788722" calcext:value-type="float">
            <text:p>4.7998788722</text:p>
          </table:table-cell>
          <table:table-cell office:value-type="float" office:value="4.8694969274" calcext:value-type="float">
            <text:p>4.8694969274</text:p>
          </table:table-cell>
          <table:table-cell office:value-type="float" office:value="4.9327497229" calcext:value-type="float">
            <text:p>4.9327497229</text:p>
          </table:table-cell>
          <table:table-cell office:value-type="float" office:value="4.9907043398" calcext:value-type="float">
            <text:p>4.9907043398</text:p>
          </table:table-cell>
          <table:table-cell office:value-type="float" office:value="5.0441801582" calcext:value-type="float">
            <text:p>5.0441801582</text:p>
          </table:table-cell>
          <table:table-cell office:value-type="float" office:value="5.0938200462" calcext:value-type="float">
            <text:p>5.0938200462</text:p>
          </table:table-cell>
          <table:table-cell office:value-type="float" office:value="5.1401376804" calcext:value-type="float">
            <text:p>5.1401376804</text:p>
          </table:table-cell>
          <table:table-cell office:value-type="float" office:value="5.1835499995" calcext:value-type="float">
            <text:p>5.1835499995</text:p>
          </table:table-cell>
          <table:table-cell office:value-type="float" office:value="5.2244000672" calcext:value-type="float">
            <text:p>5.2244000672</text:p>
          </table:table-cell>
          <table:table-cell office:value-type="float" office:value="5.262973556" calcext:value-type="float">
            <text:p>5.262973556</text:p>
          </table:table-cell>
          <table:table-cell office:value-type="float" office:value="5.2995108746" calcext:value-type="float">
            <text:p>5.2995108746</text:p>
          </table:table-cell>
          <table:table-cell office:value-type="float" office:value="5.3342162531" calcext:value-type="float">
            <text:p>5.3342162531</text:p>
          </table:table-cell>
          <table:table-cell office:value-type="float" office:value="5.3672646566" calcext:value-type="float">
            <text:p>5.3672646566</text:p>
          </table:table-cell>
          <table:table-cell office:value-type="float" office:value="5.3988071229" calcext:value-type="float">
            <text:p>5.3988071229</text:p>
          </table:table-cell>
          <table:table-cell office:value-type="float" office:value="5.4289749353" calcext:value-type="float">
            <text:p>5.4289749353</text:p>
          </table:table-cell>
          <table:table-cell office:value-type="float" office:value="5.4578829244" calcext:value-type="float">
            <text:p>5.4578829244</text:p>
          </table:table-cell>
          <table:table-cell office:value-type="float" office:value="5.4856321075" calcext:value-type="float">
            <text:p>5.4856321075</text:p>
          </table:table-cell>
          <table:table-cell/>
          <table:table-cell table:style-name="ce2" table:formula="of:=EXP([.C72]+[.C154]^2/2)" office:value-type="float" office:value="94.1675067022966" calcext:value-type="float">
            <text:p>94.1675067023</text:p>
          </table:table-cell>
          <table:table-cell table:style-name="ce2" table:formula="of:=EXP([.D72]+[.D154]^2/2)" office:value-type="float" office:value="103.796947351424" calcext:value-type="float">
            <text:p>103.7969473514</text:p>
          </table:table-cell>
          <table:table-cell table:style-name="ce2" table:formula="of:=EXP([.E72]+[.E154]^2/2)" office:value-type="float" office:value="113.070923051224" calcext:value-type="float">
            <text:p>113.0709230512</text:p>
          </table:table-cell>
          <table:table-cell table:style-name="ce2" table:formula="of:=EXP([.F72]+[.F154]^2/2)" office:value-type="float" office:value="122.035657373536" calcext:value-type="float">
            <text:p>122.0356573735</text:p>
          </table:table-cell>
          <table:table-cell table:style-name="ce2" table:formula="of:=EXP([.G72]+[.G154]^2/2)" office:value-type="float" office:value="130.728608264525" calcext:value-type="float">
            <text:p>130.7286082645</text:p>
          </table:table-cell>
          <table:table-cell table:style-name="ce2" table:formula="of:=EXP([.H72]+[.H154]^2/2)" office:value-type="float" office:value="139.180359205471" calcext:value-type="float">
            <text:p>139.1803592055</text:p>
          </table:table-cell>
          <table:table-cell table:style-name="ce2" table:formula="of:=EXP([.I72]+[.I154]^2/2)" office:value-type="float" office:value="147.41615487486" calcext:value-type="float">
            <text:p>147.4161548749</text:p>
          </table:table-cell>
          <table:table-cell table:style-name="ce2" table:formula="of:=EXP([.J72]+[.J154]^2/2)" office:value-type="float" office:value="155.457073486971" calcext:value-type="float">
            <text:p>155.457073487</text:p>
          </table:table-cell>
          <table:table-cell table:style-name="ce2" table:formula="of:=EXP([.K72]+[.K154]^2/2)" office:value-type="float" office:value="163.320909030897" calcext:value-type="float">
            <text:p>163.3209090309</text:p>
          </table:table-cell>
          <table:table-cell table:style-name="ce2" table:formula="of:=EXP([.L72]+[.L154]^2/2)" office:value-type="float" office:value="171.022836836349" calcext:value-type="float">
            <text:p>171.0228368363</text:p>
          </table:table-cell>
          <table:table-cell table:style-name="ce2" table:formula="of:=EXP([.M72]+[.M154]^2/2)" office:value-type="float" office:value="178.575919770551" calcext:value-type="float">
            <text:p>178.5759197706</text:p>
          </table:table-cell>
          <table:table-cell table:style-name="ce2" table:formula="of:=EXP([.N72]+[.N154]^2/2)" office:value-type="float" office:value="185.991497625086" calcext:value-type="float">
            <text:p>185.9914976251</text:p>
          </table:table-cell>
          <table:table-cell table:style-name="ce2" table:formula="of:=EXP([.O72]+[.O154]^2/2)" office:value-type="float" office:value="193.27948999969" calcext:value-type="float">
            <text:p>193.2794899997</text:p>
          </table:table-cell>
          <table:table-cell table:style-name="ce2" table:formula="of:=EXP([.P72]+[.P154]^2/2)" office:value-type="float" office:value="200.448634453303" calcext:value-type="float">
            <text:p>200.4486344533</text:p>
          </table:table-cell>
          <table:table-cell table:style-name="ce2" table:formula="of:=EXP([.Q72]+[.Q154]^2/2)" office:value-type="float" office:value="207.506676128886" calcext:value-type="float">
            <text:p>207.5066761289</text:p>
          </table:table-cell>
          <table:table-cell table:style-name="ce2" table:formula="of:=EXP([.R72]+[.R154]^2/2)" office:value-type="float" office:value="214.460519986463" calcext:value-type="float">
            <text:p>214.4605199865</text:p>
          </table:table-cell>
          <table:table-cell table:style-name="ce2" table:formula="of:=EXP([.S72]+[.S154]^2/2)" office:value-type="float" office:value="221.316354410361" calcext:value-type="float">
            <text:p>221.3163544104</text:p>
          </table:table-cell>
          <table:table-cell table:style-name="ce2" table:formula="of:=EXP([.T72]+[.T154]^2/2)" office:value-type="float" office:value="228.07975219934" calcext:value-type="float">
            <text:p>228.0797521993</text:p>
          </table:table-cell>
          <table:table-cell table:style-name="ce2" table:formula="of:=EXP([.U72]+[.U154]^2/2)" office:value-type="float" office:value="234.75575410354" calcext:value-type="float">
            <text:p>234.7557541035</text:p>
          </table:table-cell>
          <table:table-cell table:style-name="ce2" table:formula="of:=EXP([.V72]+[.V154]^2/2)" office:value-type="float" office:value="241.348938263581" calcext:value-type="float">
            <text:p>241.3489382636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72]*[.X72]" office:value-type="float" office:value="47.0837533511483" calcext:value-type="float">
            <text:p>47.0837533511</text:p>
          </table:table-cell>
          <table:table-cell table:style-name="ce6" table:formula="of:=[.$AR72]*[.Y72]" office:value-type="float" office:value="51.8984736757119" calcext:value-type="float">
            <text:p>51.8984736757</text:p>
          </table:table-cell>
          <table:table-cell table:style-name="ce6" table:formula="of:=[.$AR72]*[.Z72]" office:value-type="float" office:value="56.535461525612" calcext:value-type="float">
            <text:p>56.5354615256</text:p>
          </table:table-cell>
          <table:table-cell table:style-name="ce6" table:formula="of:=[.$AR72]*[.AA72]" office:value-type="float" office:value="61.017828686768" calcext:value-type="float">
            <text:p>61.0178286868</text:p>
          </table:table-cell>
          <table:table-cell table:style-name="ce6" table:formula="of:=[.$AR72]*[.AB72]" office:value-type="float" office:value="65.3643041322625" calcext:value-type="float">
            <text:p>65.3643041323</text:p>
          </table:table-cell>
          <table:table-cell table:style-name="ce6" table:formula="of:=[.$AR72]*[.AC72]" office:value-type="float" office:value="69.5901796027355" calcext:value-type="float">
            <text:p>69.5901796027</text:p>
          </table:table-cell>
          <table:table-cell table:style-name="ce6" table:formula="of:=[.$AR72]*[.AD72]" office:value-type="float" office:value="73.7080774374298" calcext:value-type="float">
            <text:p>73.7080774374</text:p>
          </table:table-cell>
          <table:table-cell table:style-name="ce6" table:formula="of:=[.$AR72]*[.AE72]" office:value-type="float" office:value="77.7285367434856" calcext:value-type="float">
            <text:p>77.7285367435</text:p>
          </table:table-cell>
          <table:table-cell table:style-name="ce6" table:formula="of:=[.$AR72]*[.AF72]" office:value-type="float" office:value="81.6604545154485" calcext:value-type="float">
            <text:p>81.6604545154</text:p>
          </table:table-cell>
          <table:table-cell table:style-name="ce6" table:formula="of:=[.$AR72]*[.AG72]" office:value-type="float" office:value="85.5114184181745" calcext:value-type="float">
            <text:p>85.5114184182</text:p>
          </table:table-cell>
          <table:table-cell table:style-name="ce6" table:formula="of:=[.$AR72]*[.AH72]" office:value-type="float" office:value="89.2879598852755" calcext:value-type="float">
            <text:p>89.2879598853</text:p>
          </table:table-cell>
          <table:table-cell table:style-name="ce6" table:formula="of:=[.$AR72]*[.AI72]" office:value-type="float" office:value="92.995748812543" calcext:value-type="float">
            <text:p>92.9957488125</text:p>
          </table:table-cell>
          <table:table-cell table:style-name="ce6" table:formula="of:=[.$AR72]*[.AJ72]" office:value-type="float" office:value="96.6397449998449" calcext:value-type="float">
            <text:p>96.6397449998</text:p>
          </table:table-cell>
          <table:table-cell table:style-name="ce6" table:formula="of:=[.$AR72]*[.AK72]" office:value-type="float" office:value="100.224317226652" calcext:value-type="float">
            <text:p>100.2243172267</text:p>
          </table:table-cell>
          <table:table-cell table:style-name="ce6" table:formula="of:=[.$AR72]*[.AL72]" office:value-type="float" office:value="103.753338064443" calcext:value-type="float">
            <text:p>103.7533380644</text:p>
          </table:table-cell>
          <table:table-cell table:style-name="ce6" table:formula="of:=[.$AR72]*[.AM72]" office:value-type="float" office:value="107.230259993231" calcext:value-type="float">
            <text:p>107.2302599932</text:p>
          </table:table-cell>
          <table:table-cell table:style-name="ce6" table:formula="of:=[.$AR72]*[.AN72]" office:value-type="float" office:value="110.65817720518" calcext:value-type="float">
            <text:p>110.6581772052</text:p>
          </table:table-cell>
          <table:table-cell table:style-name="ce6" table:formula="of:=[.$AR72]*[.AO72]" office:value-type="float" office:value="114.03987609967" calcext:value-type="float">
            <text:p>114.0398760997</text:p>
          </table:table-cell>
          <table:table-cell table:style-name="ce6" table:formula="of:=[.$AR72]*[.AP72]" office:value-type="float" office:value="117.37787705177" calcext:value-type="float">
            <text:p>117.3778770518</text:p>
          </table:table-cell>
          <table:table-cell table:style-name="ce6" table:formula="of:=[.$AR72]*[.AQ72]" office:value-type="float" office:value="120.674469131791" calcext:value-type="float">
            <text:p>120.6744691318</text:p>
          </table:table-cell>
          <table:table-cell/>
          <table:table-cell table:formula="of:=LN([.AS72])-[.C154]^2/2" office:value-type="float" office:value="3.84241223994006" calcext:value-type="float">
            <text:p>3.8424122399</text:p>
          </table:table-cell>
          <table:table-cell table:formula="of:=LN([.AT72])-[.D154]^2/2" office:value-type="float" office:value="3.94215579514005" calcext:value-type="float">
            <text:p>3.9421557951</text:p>
          </table:table-cell>
          <table:table-cell table:formula="of:=LN([.AU72])-[.E154]^2/2" office:value-type="float" office:value="4.02932244954005" calcext:value-type="float">
            <text:p>4.0293224495</text:p>
          </table:table-cell>
          <table:table-cell table:formula="of:=LN([.AV72])-[.F154]^2/2" office:value-type="float" office:value="4.10673169164005" calcext:value-type="float">
            <text:p>4.1067316916</text:p>
          </table:table-cell>
          <table:table-cell table:formula="of:=LN([.AW72])-[.G154]^2/2" office:value-type="float" office:value="4.17634974684006" calcext:value-type="float">
            <text:p>4.1763497468</text:p>
          </table:table-cell>
          <table:table-cell table:formula="of:=LN([.AX72])-[.H154]^2/2" office:value-type="float" office:value="4.23960254234005" calcext:value-type="float">
            <text:p>4.2396025423</text:p>
          </table:table-cell>
          <table:table-cell table:formula="of:=LN([.AY72])-[.I154]^2/2" office:value-type="float" office:value="4.29755715924005" calcext:value-type="float">
            <text:p>4.2975571592</text:p>
          </table:table-cell>
          <table:table-cell table:formula="of:=LN([.AZ72])-[.J154]^2/2" office:value-type="float" office:value="4.35103297764005" calcext:value-type="float">
            <text:p>4.3510329776</text:p>
          </table:table-cell>
          <table:table-cell table:formula="of:=LN([.BA72])-[.K154]^2/2" office:value-type="float" office:value="4.40067286564006" calcext:value-type="float">
            <text:p>4.4006728656</text:p>
          </table:table-cell>
          <table:table-cell table:formula="of:=LN([.BB72])-[.L154]^2/2" office:value-type="float" office:value="4.44699049984005" calcext:value-type="float">
            <text:p>4.4469904998</text:p>
          </table:table-cell>
          <table:table-cell table:formula="of:=LN([.BC72])-[.M154]^2/2" office:value-type="float" office:value="4.49040281894006" calcext:value-type="float">
            <text:p>4.4904028189</text:p>
          </table:table-cell>
          <table:table-cell table:formula="of:=LN([.BD72])-[.N154]^2/2" office:value-type="float" office:value="4.53125288664006" calcext:value-type="float">
            <text:p>4.5312528866</text:p>
          </table:table-cell>
          <table:table-cell table:formula="of:=LN([.BE72])-[.O154]^2/2" office:value-type="float" office:value="4.56982637544006" calcext:value-type="float">
            <text:p>4.5698263754</text:p>
          </table:table-cell>
          <table:table-cell table:formula="of:=LN([.BF72])-[.P154]^2/2" office:value-type="float" office:value="4.60636369404006" calcext:value-type="float">
            <text:p>4.606363694</text:p>
          </table:table-cell>
          <table:table-cell table:formula="of:=LN([.BG72])-[.Q154]^2/2" office:value-type="float" office:value="4.64106907254006" calcext:value-type="float">
            <text:p>4.6410690725</text:p>
          </table:table-cell>
          <table:table-cell table:formula="of:=LN([.BH72])-[.R154]^2/2" office:value-type="float" office:value="4.67411747604005" calcext:value-type="float">
            <text:p>4.674117476</text:p>
          </table:table-cell>
          <table:table-cell table:formula="of:=LN([.BI72])-[.S154]^2/2" office:value-type="float" office:value="4.70565994234006" calcext:value-type="float">
            <text:p>4.7056599423</text:p>
          </table:table-cell>
          <table:table-cell table:formula="of:=LN([.BJ72])-[.T154]^2/2" office:value-type="float" office:value="4.73582775474006" calcext:value-type="float">
            <text:p>4.7358277547</text:p>
          </table:table-cell>
          <table:table-cell table:formula="of:=LN([.BK72])-[.U154]^2/2" office:value-type="float" office:value="4.76473574384005" calcext:value-type="float">
            <text:p>4.7647357438</text:p>
          </table:table-cell>
          <table:table-cell table:formula="of:=LN([.BL72])-[.V154]^2/2" office:value-type="float" office:value="4.79248492694005" calcext:value-type="float">
            <text:p>4.792484926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73]+[.C155]^2/2)" office:value-type="float" office:value="58.0871137891054" calcext:value-type="float">
            <text:p>58.0871137891</text:p>
          </table:table-cell>
          <table:table-cell table:style-name="ce2" table:formula="of:=EXP([.D73]+[.D155]^2/2)" office:value-type="float" office:value="63.3503519790492" calcext:value-type="float">
            <text:p>63.350351979</text:p>
          </table:table-cell>
          <table:table-cell table:style-name="ce2" table:formula="of:=EXP([.E73]+[.E155]^2/2)" office:value-type="float" office:value="68.372732716406" calcext:value-type="float">
            <text:p>68.3727327164</text:p>
          </table:table-cell>
          <table:table-cell table:style-name="ce2" table:formula="of:=EXP([.F73]+[.F155]^2/2)" office:value-type="float" office:value="73.1876304513679" calcext:value-type="float">
            <text:p>73.1876304514</text:p>
          </table:table-cell>
          <table:table-cell table:style-name="ce2" table:formula="of:=EXP([.G73]+[.G155]^2/2)" office:value-type="float" office:value="77.8217426181709" calcext:value-type="float">
            <text:p>77.8217426182</text:p>
          </table:table-cell>
          <table:table-cell table:style-name="ce2" table:formula="of:=EXP([.H73]+[.H155]^2/2)" office:value-type="float" office:value="82.2966400805762" calcext:value-type="float">
            <text:p>82.2966400806</text:p>
          </table:table-cell>
          <table:table-cell table:style-name="ce2" table:formula="of:=EXP([.I73]+[.I155]^2/2)" office:value-type="float" office:value="86.629971145918" calcext:value-type="float">
            <text:p>86.6299711459</text:p>
          </table:table-cell>
          <table:table-cell table:style-name="ce2" table:formula="of:=EXP([.J73]+[.J155]^2/2)" office:value-type="float" office:value="90.8363579091312" calcext:value-type="float">
            <text:p>90.8363579091</text:p>
          </table:table-cell>
          <table:table-cell table:style-name="ce2" table:formula="of:=EXP([.K73]+[.K155]^2/2)" office:value-type="float" office:value="94.9280595549267" calcext:value-type="float">
            <text:p>94.9280595549</text:p>
          </table:table-cell>
          <table:table-cell table:style-name="ce2" table:formula="of:=EXP([.L73]+[.L155]^2/2)" office:value-type="float" office:value="98.9154663513316" calcext:value-type="float">
            <text:p>98.9154663513</text:p>
          </table:table-cell>
          <table:table-cell table:style-name="ce2" table:formula="of:=EXP([.M73]+[.M155]^2/2)" office:value-type="float" office:value="102.807471592398" calcext:value-type="float">
            <text:p>102.8074715924</text:p>
          </table:table-cell>
          <table:table-cell table:style-name="ce2" table:formula="of:=EXP([.N73]+[.N155]^2/2)" office:value-type="float" office:value="106.611755189561" calcext:value-type="float">
            <text:p>106.6117551896</text:p>
          </table:table-cell>
          <table:table-cell table:style-name="ce2" table:formula="of:=EXP([.O73]+[.O155]^2/2)" office:value-type="float" office:value="110.335002642234" calcext:value-type="float">
            <text:p>110.3350026422</text:p>
          </table:table-cell>
          <table:table-cell table:style-name="ce2" table:formula="of:=EXP([.P73]+[.P155]^2/2)" office:value-type="float" office:value="113.983076219565" calcext:value-type="float">
            <text:p>113.9830762196</text:p>
          </table:table-cell>
          <table:table-cell table:style-name="ce2" table:formula="of:=EXP([.Q73]+[.Q155]^2/2)" office:value-type="float" office:value="117.561150226489" calcext:value-type="float">
            <text:p>117.5611502265</text:p>
          </table:table-cell>
          <table:table-cell table:style-name="ce2" table:formula="of:=EXP([.R73]+[.R155]^2/2)" office:value-type="float" office:value="121.073819261923" calcext:value-type="float">
            <text:p>121.0738192619</text:p>
          </table:table-cell>
          <table:table-cell table:style-name="ce2" table:formula="of:=EXP([.S73]+[.S155]^2/2)" office:value-type="float" office:value="124.525185468306" calcext:value-type="float">
            <text:p>124.5251854683</text:p>
          </table:table-cell>
          <table:table-cell table:style-name="ce2" table:formula="of:=EXP([.T73]+[.T155]^2/2)" office:value-type="float" office:value="127.918929712464" calcext:value-type="float">
            <text:p>127.9189297125</text:p>
          </table:table-cell>
          <table:table-cell table:style-name="ce2" table:formula="of:=EXP([.U73]+[.U155]^2/2)" office:value-type="float" office:value="131.258370058298" calcext:value-type="float">
            <text:p>131.2583700583</text:p>
          </table:table-cell>
          <table:table-cell table:style-name="ce2" table:formula="of:=EXP([.V73]+[.V155]^2/2)" office:value-type="float" office:value="134.546510217524" calcext:value-type="float">
            <text:p>134.546510217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73]*[.X73]" office:value-type="float" office:value="39.2088018076461" calcext:value-type="float">
            <text:p>39.2088018076</text:p>
          </table:table-cell>
          <table:table-cell table:style-name="ce6" table:formula="of:=[.$AR73]*[.Y73]" office:value-type="float" office:value="42.7614875858582" calcext:value-type="float">
            <text:p>42.7614875859</text:p>
          </table:table-cell>
          <table:table-cell table:style-name="ce6" table:formula="of:=[.$AR73]*[.Z73]" office:value-type="float" office:value="46.1515945835741" calcext:value-type="float">
            <text:p>46.1515945836</text:p>
          </table:table-cell>
          <table:table-cell table:style-name="ce6" table:formula="of:=[.$AR73]*[.AA73]" office:value-type="float" office:value="49.4016505546734" calcext:value-type="float">
            <text:p>49.4016505547</text:p>
          </table:table-cell>
          <table:table-cell table:style-name="ce6" table:formula="of:=[.$AR73]*[.AB73]" office:value-type="float" office:value="52.5296762672654" calcext:value-type="float">
            <text:p>52.5296762673</text:p>
          </table:table-cell>
          <table:table-cell table:style-name="ce6" table:formula="of:=[.$AR73]*[.AC73]" office:value-type="float" office:value="55.550232054389" calcext:value-type="float">
            <text:p>55.5502320544</text:p>
          </table:table-cell>
          <table:table-cell table:style-name="ce6" table:formula="of:=[.$AR73]*[.AD73]" office:value-type="float" office:value="58.4752305234946" calcext:value-type="float">
            <text:p>58.4752305235</text:p>
          </table:table-cell>
          <table:table-cell table:style-name="ce6" table:formula="of:=[.$AR73]*[.AE73]" office:value-type="float" office:value="61.3145415886635" calcext:value-type="float">
            <text:p>61.3145415887</text:p>
          </table:table-cell>
          <table:table-cell table:style-name="ce6" table:formula="of:=[.$AR73]*[.AF73]" office:value-type="float" office:value="64.0764401995755" calcext:value-type="float">
            <text:p>64.0764401996</text:p>
          </table:table-cell>
          <table:table-cell table:style-name="ce6" table:formula="of:=[.$AR73]*[.AG73]" office:value-type="float" office:value="66.7679397871488" calcext:value-type="float">
            <text:p>66.7679397871</text:p>
          </table:table-cell>
          <table:table-cell table:style-name="ce6" table:formula="of:=[.$AR73]*[.AH73]" office:value-type="float" office:value="69.3950433248688" calcext:value-type="float">
            <text:p>69.3950433249</text:p>
          </table:table-cell>
          <table:table-cell table:style-name="ce6" table:formula="of:=[.$AR73]*[.AI73]" office:value-type="float" office:value="71.9629347529534" calcext:value-type="float">
            <text:p>71.962934753</text:p>
          </table:table-cell>
          <table:table-cell table:style-name="ce6" table:formula="of:=[.$AR73]*[.AJ73]" office:value-type="float" office:value="74.4761267835081" calcext:value-type="float">
            <text:p>74.4761267835</text:p>
          </table:table-cell>
          <table:table-cell table:style-name="ce6" table:formula="of:=[.$AR73]*[.AK73]" office:value-type="float" office:value="76.9385764482067" calcext:value-type="float">
            <text:p>76.9385764482</text:p>
          </table:table-cell>
          <table:table-cell table:style-name="ce6" table:formula="of:=[.$AR73]*[.AL73]" office:value-type="float" office:value="79.3537764028802" calcext:value-type="float">
            <text:p>79.3537764029</text:p>
          </table:table-cell>
          <table:table-cell table:style-name="ce6" table:formula="of:=[.$AR73]*[.AM73]" office:value-type="float" office:value="81.7248280017981" calcext:value-type="float">
            <text:p>81.7248280018</text:p>
          </table:table-cell>
          <table:table-cell table:style-name="ce6" table:formula="of:=[.$AR73]*[.AN73]" office:value-type="float" office:value="84.0545001911063" calcext:value-type="float">
            <text:p>84.0545001911</text:p>
          </table:table-cell>
          <table:table-cell table:style-name="ce6" table:formula="of:=[.$AR73]*[.AO73]" office:value-type="float" office:value="86.3452775559133" calcext:value-type="float">
            <text:p>86.3452775559</text:p>
          </table:table-cell>
          <table:table-cell table:style-name="ce6" table:formula="of:=[.$AR73]*[.AP73]" office:value-type="float" office:value="88.5993997893514" calcext:value-type="float">
            <text:p>88.5993997894</text:p>
          </table:table-cell>
          <table:table-cell table:style-name="ce6" table:formula="of:=[.$AR73]*[.AQ73]" office:value-type="float" office:value="90.8188943968287" calcext:value-type="float">
            <text:p>90.8188943968</text:p>
          </table:table-cell>
          <table:table-cell/>
          <table:table-cell table:formula="of:=LN([.AS73])-[.C155]^2/2" office:value-type="float" office:value="3.65938549539039" calcext:value-type="float">
            <text:p>3.6593854954</text:p>
          </table:table-cell>
          <table:table-cell table:formula="of:=LN([.AT73])-[.D155]^2/2" office:value-type="float" office:value="3.74850428909039" calcext:value-type="float">
            <text:p>3.7485042891</text:p>
          </table:table-cell>
          <table:table-cell table:formula="of:=LN([.AU73])-[.E155]^2/2" office:value-type="float" office:value="3.82638588319039" calcext:value-type="float">
            <text:p>3.8263858832</text:p>
          </table:table-cell>
          <table:table-cell table:formula="of:=LN([.AV73])-[.F155]^2/2" office:value-type="float" office:value="3.89554943229039" calcext:value-type="float">
            <text:p>3.8955494323</text:p>
          </table:table-cell>
          <table:table-cell table:formula="of:=LN([.AW73])-[.G155]^2/2" office:value-type="float" office:value="3.95775171789039" calcext:value-type="float">
            <text:p>3.9577517179</text:p>
          </table:table-cell>
          <table:table-cell table:formula="of:=LN([.AX73])-[.H155]^2/2" office:value-type="float" office:value="4.01426677609039" calcext:value-type="float">
            <text:p>4.0142667761</text:p>
          </table:table-cell>
          <table:table-cell table:formula="of:=LN([.AY73])-[.I155]^2/2" office:value-type="float" office:value="4.06604802189039" calcext:value-type="float">
            <text:p>4.0660480219</text:p>
          </table:table-cell>
          <table:table-cell table:formula="of:=LN([.AZ73])-[.J155]^2/2" office:value-type="float" office:value="4.11382755429039" calcext:value-type="float">
            <text:p>4.1138275543</text:p>
          </table:table-cell>
          <table:table-cell table:formula="of:=LN([.BA73])-[.K155]^2/2" office:value-type="float" office:value="4.15817976259039" calcext:value-type="float">
            <text:p>4.1581797626</text:p>
          </table:table-cell>
          <table:table-cell table:formula="of:=LN([.BB73])-[.L155]^2/2" office:value-type="float" office:value="4.19956360609039" calcext:value-type="float">
            <text:p>4.1995636061</text:p>
          </table:table-cell>
          <table:table-cell table:formula="of:=LN([.BC73])-[.M155]^2/2" office:value-type="float" office:value="4.23835161099039" calcext:value-type="float">
            <text:p>4.238351611</text:p>
          </table:table-cell>
          <table:table-cell table:formula="of:=LN([.BD73])-[.N155]^2/2" office:value-type="float" office:value="4.27485029759039" calcext:value-type="float">
            <text:p>4.2748502976</text:p>
          </table:table-cell>
          <table:table-cell table:formula="of:=LN([.BE73])-[.O155]^2/2" office:value-type="float" office:value="4.30931490809039" calcext:value-type="float">
            <text:p>4.3093149081</text:p>
          </table:table-cell>
          <table:table-cell table:formula="of:=LN([.BF73])-[.P155]^2/2" office:value-type="float" office:value="4.34196024299039" calcext:value-type="float">
            <text:p>4.341960243</text:p>
          </table:table-cell>
          <table:table-cell table:formula="of:=LN([.BG73])-[.Q155]^2/2" office:value-type="float" office:value="4.37296877739039" calcext:value-type="float">
            <text:p>4.3729687774</text:p>
          </table:table-cell>
          <table:table-cell table:formula="of:=LN([.BH73])-[.R155]^2/2" office:value-type="float" office:value="4.40249683919039" calcext:value-type="float">
            <text:p>4.4024968392</text:p>
          </table:table-cell>
          <table:table-cell table:formula="of:=LN([.BI73])-[.S155]^2/2" office:value-type="float" office:value="4.43067937729039" calcext:value-type="float">
            <text:p>4.4306793773</text:p>
          </table:table-cell>
          <table:table-cell table:formula="of:=LN([.BJ73])-[.T155]^2/2" office:value-type="float" office:value="4.45763369069039" calcext:value-type="float">
            <text:p>4.4576336907</text:p>
          </table:table-cell>
          <table:table-cell table:formula="of:=LN([.BK73])-[.U155]^2/2" office:value-type="float" office:value="4.48346237819039" calcext:value-type="float">
            <text:p>4.4834623782</text:p>
          </table:table-cell>
          <table:table-cell table:formula="of:=LN([.BL73])-[.V155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74]+[.C156]^2/2)" office:value-type="float" office:value="29.4004056159676" calcext:value-type="float">
            <text:p>29.400405616</text:p>
          </table:table-cell>
          <table:table-cell table:style-name="ce2" table:formula="of:=EXP([.D74]+[.D156]^2/2)" office:value-type="float" office:value="31.5877797066305" calcext:value-type="float">
            <text:p>31.5877797066</text:p>
          </table:table-cell>
          <table:table-cell table:style-name="ce2" table:formula="of:=EXP([.E74]+[.E156]^2/2)" office:value-type="float" office:value="33.6488004682311" calcext:value-type="float">
            <text:p>33.6488004682</text:p>
          </table:table-cell>
          <table:table-cell table:style-name="ce2" table:formula="of:=EXP([.F74]+[.F156]^2/2)" office:value-type="float" office:value="35.6022230019425" calcext:value-type="float">
            <text:p>35.6022230019</text:p>
          </table:table-cell>
          <table:table-cell table:style-name="ce2" table:formula="of:=EXP([.G74]+[.G156]^2/2)" office:value-type="float" office:value="37.462879991464" calcext:value-type="float">
            <text:p>37.4628799915</text:p>
          </table:table-cell>
          <table:table-cell table:style-name="ce2" table:formula="of:=EXP([.H74]+[.H156]^2/2)" office:value-type="float" office:value="39.2426313337238" calcext:value-type="float">
            <text:p>39.2426313337</text:p>
          </table:table-cell>
          <table:table-cell table:style-name="ce2" table:formula="of:=EXP([.I74]+[.I156]^2/2)" office:value-type="float" office:value="40.9510877664422" calcext:value-type="float">
            <text:p>40.9510877664</text:p>
          </table:table-cell>
          <table:table-cell table:style-name="ce2" table:formula="of:=EXP([.J74]+[.J156]^2/2)" office:value-type="float" office:value="42.5961421392496" calcext:value-type="float">
            <text:p>42.5961421392</text:p>
          </table:table-cell>
          <table:table-cell table:style-name="ce2" table:formula="of:=EXP([.K74]+[.K156]^2/2)" office:value-type="float" office:value="44.1843580900892" calcext:value-type="float">
            <text:p>44.1843580901</text:p>
          </table:table-cell>
          <table:table-cell table:style-name="ce2" table:formula="of:=EXP([.L74]+[.L156]^2/2)" office:value-type="float" office:value="45.7212565907676" calcext:value-type="float">
            <text:p>45.7212565908</text:p>
          </table:table-cell>
          <table:table-cell table:style-name="ce2" table:formula="of:=EXP([.M74]+[.M156]^2/2)" office:value-type="float" office:value="47.2115298592499" calcext:value-type="float">
            <text:p>47.2115298593</text:p>
          </table:table-cell>
          <table:table-cell table:style-name="ce2" table:formula="of:=EXP([.N74]+[.N156]^2/2)" office:value-type="float" office:value="48.6592030978091" calcext:value-type="float">
            <text:p>48.6592030978</text:p>
          </table:table-cell>
          <table:table-cell table:style-name="ce2" table:formula="of:=EXP([.O74]+[.O156]^2/2)" office:value-type="float" office:value="50.0677585284585" calcext:value-type="float">
            <text:p>50.0677585285</text:p>
          </table:table-cell>
          <table:table-cell table:style-name="ce2" table:formula="of:=EXP([.P74]+[.P156]^2/2)" office:value-type="float" office:value="51.4402316055399" calcext:value-type="float">
            <text:p>51.4402316055</text:p>
          </table:table-cell>
          <table:table-cell table:style-name="ce2" table:formula="of:=EXP([.Q74]+[.Q156]^2/2)" office:value-type="float" office:value="52.7792866722009" calcext:value-type="float">
            <text:p>52.7792866722</text:p>
          </table:table-cell>
          <table:table-cell table:style-name="ce2" table:formula="of:=EXP([.R74]+[.R156]^2/2)" office:value-type="float" office:value="54.0872770339095" calcext:value-type="float">
            <text:p>54.0872770339</text:p>
          </table:table-cell>
          <table:table-cell table:style-name="ce2" table:formula="of:=EXP([.S74]+[.S156]^2/2)" office:value-type="float" office:value="55.3662932038852" calcext:value-type="float">
            <text:p>55.3662932039</text:p>
          </table:table-cell>
          <table:table-cell table:style-name="ce2" table:formula="of:=EXP([.T74]+[.T156]^2/2)" office:value-type="float" office:value="56.618201995692" calcext:value-type="float">
            <text:p>56.6182019957</text:p>
          </table:table-cell>
          <table:table-cell table:style-name="ce2" table:formula="of:=EXP([.U74]+[.U156]^2/2)" office:value-type="float" office:value="57.8446784885667" calcext:value-type="float">
            <text:p>57.8446784886</text:p>
          </table:table-cell>
          <table:table-cell table:style-name="ce2" table:formula="of:=EXP([.V74]+[.V156]^2/2)" office:value-type="float" office:value="59.0472324088943" calcext:value-type="float">
            <text:p>59.0472324089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74]*[.X74]" office:value-type="float" office:value="29.4004056159676" calcext:value-type="float">
            <text:p>29.400405616</text:p>
          </table:table-cell>
          <table:table-cell table:style-name="ce6" table:formula="of:=[.$AR74]*[.Y74]" office:value-type="float" office:value="31.5877797066305" calcext:value-type="float">
            <text:p>31.5877797066</text:p>
          </table:table-cell>
          <table:table-cell table:style-name="ce6" table:formula="of:=[.$AR74]*[.Z74]" office:value-type="float" office:value="33.6488004682311" calcext:value-type="float">
            <text:p>33.6488004682</text:p>
          </table:table-cell>
          <table:table-cell table:style-name="ce6" table:formula="of:=[.$AR74]*[.AA74]" office:value-type="float" office:value="35.6022230019425" calcext:value-type="float">
            <text:p>35.6022230019</text:p>
          </table:table-cell>
          <table:table-cell table:style-name="ce6" table:formula="of:=[.$AR74]*[.AB74]" office:value-type="float" office:value="37.462879991464" calcext:value-type="float">
            <text:p>37.4628799915</text:p>
          </table:table-cell>
          <table:table-cell table:style-name="ce6" table:formula="of:=[.$AR74]*[.AC74]" office:value-type="float" office:value="39.2426313337238" calcext:value-type="float">
            <text:p>39.2426313337</text:p>
          </table:table-cell>
          <table:table-cell table:style-name="ce6" table:formula="of:=[.$AR74]*[.AD74]" office:value-type="float" office:value="40.9510877664422" calcext:value-type="float">
            <text:p>40.9510877664</text:p>
          </table:table-cell>
          <table:table-cell table:style-name="ce6" table:formula="of:=[.$AR74]*[.AE74]" office:value-type="float" office:value="42.5961421392496" calcext:value-type="float">
            <text:p>42.5961421392</text:p>
          </table:table-cell>
          <table:table-cell table:style-name="ce6" table:formula="of:=[.$AR74]*[.AF74]" office:value-type="float" office:value="44.1843580900892" calcext:value-type="float">
            <text:p>44.1843580901</text:p>
          </table:table-cell>
          <table:table-cell table:style-name="ce6" table:formula="of:=[.$AR74]*[.AG74]" office:value-type="float" office:value="45.7212565907676" calcext:value-type="float">
            <text:p>45.7212565908</text:p>
          </table:table-cell>
          <table:table-cell table:style-name="ce6" table:formula="of:=[.$AR74]*[.AH74]" office:value-type="float" office:value="47.2115298592499" calcext:value-type="float">
            <text:p>47.2115298593</text:p>
          </table:table-cell>
          <table:table-cell table:style-name="ce6" table:formula="of:=[.$AR74]*[.AI74]" office:value-type="float" office:value="48.6592030978091" calcext:value-type="float">
            <text:p>48.6592030978</text:p>
          </table:table-cell>
          <table:table-cell table:style-name="ce6" table:formula="of:=[.$AR74]*[.AJ74]" office:value-type="float" office:value="50.0677585284585" calcext:value-type="float">
            <text:p>50.0677585285</text:p>
          </table:table-cell>
          <table:table-cell table:style-name="ce6" table:formula="of:=[.$AR74]*[.AK74]" office:value-type="float" office:value="51.4402316055399" calcext:value-type="float">
            <text:p>51.4402316055</text:p>
          </table:table-cell>
          <table:table-cell table:style-name="ce6" table:formula="of:=[.$AR74]*[.AL74]" office:value-type="float" office:value="52.7792866722009" calcext:value-type="float">
            <text:p>52.7792866722</text:p>
          </table:table-cell>
          <table:table-cell table:style-name="ce6" table:formula="of:=[.$AR74]*[.AM74]" office:value-type="float" office:value="54.0872770339095" calcext:value-type="float">
            <text:p>54.0872770339</text:p>
          </table:table-cell>
          <table:table-cell table:style-name="ce6" table:formula="of:=[.$AR74]*[.AN74]" office:value-type="float" office:value="55.3662932038852" calcext:value-type="float">
            <text:p>55.3662932039</text:p>
          </table:table-cell>
          <table:table-cell table:style-name="ce6" table:formula="of:=[.$AR74]*[.AO74]" office:value-type="float" office:value="56.618201995692" calcext:value-type="float">
            <text:p>56.6182019957</text:p>
          </table:table-cell>
          <table:table-cell table:style-name="ce6" table:formula="of:=[.$AR74]*[.AP74]" office:value-type="float" office:value="57.8446784885667" calcext:value-type="float">
            <text:p>57.8446784886</text:p>
          </table:table-cell>
          <table:table-cell table:style-name="ce6" table:formula="of:=[.$AR74]*[.AQ74]" office:value-type="float" office:value="59.0472324088943" calcext:value-type="float">
            <text:p>59.0472324089</text:p>
          </table:table-cell>
          <table:table-cell/>
          <table:table-cell table:formula="of:=LN([.AS74])-[.C156]^2/2" office:value-type="float" office:value="3.3714927086" calcext:value-type="float">
            <text:p>3.3714927086</text:p>
          </table:table-cell>
          <table:table-cell table:formula="of:=LN([.AT74])-[.D156]^2/2" office:value-type="float" office:value="3.445636742" calcext:value-type="float">
            <text:p>3.445636742</text:p>
          </table:table-cell>
          <table:table-cell table:formula="of:=LN([.AU74])-[.E156]^2/2" office:value-type="float" office:value="3.5104317788" calcext:value-type="float">
            <text:p>3.5104317788</text:p>
          </table:table-cell>
          <table:table-cell table:formula="of:=LN([.AV74])-[.F156]^2/2" office:value-type="float" office:value="3.5679736764" calcext:value-type="float">
            <text:p>3.5679736764</text:p>
          </table:table-cell>
          <table:table-cell table:formula="of:=LN([.AW74])-[.G156]^2/2" office:value-type="float" office:value="3.6197240216" calcext:value-type="float">
            <text:p>3.6197240216</text:p>
          </table:table-cell>
          <table:table-cell table:formula="of:=LN([.AX74])-[.H156]^2/2" office:value-type="float" office:value="3.6667427725" calcext:value-type="float">
            <text:p>3.6667427725</text:p>
          </table:table-cell>
          <table:table-cell table:formula="of:=LN([.AY74])-[.I156]^2/2" office:value-type="float" office:value="3.7098231404" calcext:value-type="float">
            <text:p>3.7098231404</text:p>
          </table:table-cell>
          <table:table-cell table:formula="of:=LN([.AZ74])-[.J156]^2/2" office:value-type="float" office:value="3.7495742085" calcext:value-type="float">
            <text:p>3.7495742085</text:p>
          </table:table-cell>
          <table:table-cell table:formula="of:=LN([.BA74])-[.K156]^2/2" office:value-type="float" office:value="3.7864738509" calcext:value-type="float">
            <text:p>3.7864738509</text:p>
          </table:table-cell>
          <table:table-cell table:formula="of:=LN([.BB74])-[.L156]^2/2" office:value-type="float" office:value="3.8209039071" calcext:value-type="float">
            <text:p>3.8209039071</text:p>
          </table:table-cell>
          <table:table-cell table:formula="of:=LN([.BC74])-[.M156]^2/2" office:value-type="float" office:value="3.8531743073" calcext:value-type="float">
            <text:p>3.8531743073</text:p>
          </table:table-cell>
          <table:table-cell table:formula="of:=LN([.BD74])-[.N156]^2/2" office:value-type="float" office:value="3.8835400665" calcext:value-type="float">
            <text:p>3.8835400665</text:p>
          </table:table-cell>
          <table:table-cell table:formula="of:=LN([.BE74])-[.O156]^2/2" office:value-type="float" office:value="3.9122135385" calcext:value-type="float">
            <text:p>3.9122135385</text:p>
          </table:table-cell>
          <table:table-cell table:formula="of:=LN([.BF74])-[.P156]^2/2" office:value-type="float" office:value="3.9393734303" calcext:value-type="float">
            <text:p>3.9393734303</text:p>
          </table:table-cell>
          <table:table-cell table:formula="of:=LN([.BG74])-[.Q156]^2/2" office:value-type="float" office:value="3.9651715557" calcext:value-type="float">
            <text:p>3.9651715557</text:p>
          </table:table-cell>
          <table:table-cell table:formula="of:=LN([.BH74])-[.R156]^2/2" office:value-type="float" office:value="3.9897379744" calcext:value-type="float">
            <text:p>3.9897379744</text:p>
          </table:table-cell>
          <table:table-cell table:formula="of:=LN([.BI74])-[.S156]^2/2" office:value-type="float" office:value="4.0131849597" calcext:value-type="float">
            <text:p>4.0131849597</text:p>
          </table:table-cell>
          <table:table-cell table:formula="of:=LN([.BJ74])-[.T156]^2/2" office:value-type="float" office:value="4.0356101007" calcext:value-type="float">
            <text:p>4.0356101007</text:p>
          </table:table-cell>
          <table:table-cell table:formula="of:=LN([.BK74])-[.U156]^2/2" office:value-type="float" office:value="4.0570987563" calcext:value-type="float">
            <text:p>4.0570987563</text:p>
          </table:table-cell>
          <table:table-cell table:formula="of:=LN([.BL74])-[.V156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75]+[.C157]^2/2)" office:value-type="float" office:value="58.0871137891054" calcext:value-type="float">
            <text:p>58.0871137891</text:p>
          </table:table-cell>
          <table:table-cell table:style-name="ce2" table:formula="of:=EXP([.D75]+[.D157]^2/2)" office:value-type="float" office:value="63.3503519790492" calcext:value-type="float">
            <text:p>63.350351979</text:p>
          </table:table-cell>
          <table:table-cell table:style-name="ce2" table:formula="of:=EXP([.E75]+[.E157]^2/2)" office:value-type="float" office:value="68.372732716406" calcext:value-type="float">
            <text:p>68.3727327164</text:p>
          </table:table-cell>
          <table:table-cell table:style-name="ce2" table:formula="of:=EXP([.F75]+[.F157]^2/2)" office:value-type="float" office:value="73.1876304513679" calcext:value-type="float">
            <text:p>73.1876304514</text:p>
          </table:table-cell>
          <table:table-cell table:style-name="ce2" table:formula="of:=EXP([.G75]+[.G157]^2/2)" office:value-type="float" office:value="77.8217426181709" calcext:value-type="float">
            <text:p>77.8217426182</text:p>
          </table:table-cell>
          <table:table-cell table:style-name="ce2" table:formula="of:=EXP([.H75]+[.H157]^2/2)" office:value-type="float" office:value="82.2966400805762" calcext:value-type="float">
            <text:p>82.2966400806</text:p>
          </table:table-cell>
          <table:table-cell table:style-name="ce2" table:formula="of:=EXP([.I75]+[.I157]^2/2)" office:value-type="float" office:value="86.629971145918" calcext:value-type="float">
            <text:p>86.6299711459</text:p>
          </table:table-cell>
          <table:table-cell table:style-name="ce2" table:formula="of:=EXP([.J75]+[.J157]^2/2)" office:value-type="float" office:value="90.8363579091312" calcext:value-type="float">
            <text:p>90.8363579091</text:p>
          </table:table-cell>
          <table:table-cell table:style-name="ce2" table:formula="of:=EXP([.K75]+[.K157]^2/2)" office:value-type="float" office:value="94.9280595549267" calcext:value-type="float">
            <text:p>94.9280595549</text:p>
          </table:table-cell>
          <table:table-cell table:style-name="ce2" table:formula="of:=EXP([.L75]+[.L157]^2/2)" office:value-type="float" office:value="98.9154663513316" calcext:value-type="float">
            <text:p>98.9154663513</text:p>
          </table:table-cell>
          <table:table-cell table:style-name="ce2" table:formula="of:=EXP([.M75]+[.M157]^2/2)" office:value-type="float" office:value="102.807471592398" calcext:value-type="float">
            <text:p>102.8074715924</text:p>
          </table:table-cell>
          <table:table-cell table:style-name="ce2" table:formula="of:=EXP([.N75]+[.N157]^2/2)" office:value-type="float" office:value="106.611755189561" calcext:value-type="float">
            <text:p>106.6117551896</text:p>
          </table:table-cell>
          <table:table-cell table:style-name="ce2" table:formula="of:=EXP([.O75]+[.O157]^2/2)" office:value-type="float" office:value="110.335002642234" calcext:value-type="float">
            <text:p>110.3350026422</text:p>
          </table:table-cell>
          <table:table-cell table:style-name="ce2" table:formula="of:=EXP([.P75]+[.P157]^2/2)" office:value-type="float" office:value="113.983076219565" calcext:value-type="float">
            <text:p>113.9830762196</text:p>
          </table:table-cell>
          <table:table-cell table:style-name="ce2" table:formula="of:=EXP([.Q75]+[.Q157]^2/2)" office:value-type="float" office:value="117.561150226489" calcext:value-type="float">
            <text:p>117.5611502265</text:p>
          </table:table-cell>
          <table:table-cell table:style-name="ce2" table:formula="of:=EXP([.R75]+[.R157]^2/2)" office:value-type="float" office:value="121.073819261923" calcext:value-type="float">
            <text:p>121.0738192619</text:p>
          </table:table-cell>
          <table:table-cell table:style-name="ce2" table:formula="of:=EXP([.S75]+[.S157]^2/2)" office:value-type="float" office:value="124.525185468306" calcext:value-type="float">
            <text:p>124.5251854683</text:p>
          </table:table-cell>
          <table:table-cell table:style-name="ce2" table:formula="of:=EXP([.T75]+[.T157]^2/2)" office:value-type="float" office:value="127.918929712464" calcext:value-type="float">
            <text:p>127.9189297125</text:p>
          </table:table-cell>
          <table:table-cell table:style-name="ce2" table:formula="of:=EXP([.U75]+[.U157]^2/2)" office:value-type="float" office:value="131.258370058298" calcext:value-type="float">
            <text:p>131.2583700583</text:p>
          </table:table-cell>
          <table:table-cell table:style-name="ce2" table:formula="of:=EXP([.V75]+[.V157]^2/2)" office:value-type="float" office:value="134.546510217524" calcext:value-type="float">
            <text:p>134.546510217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75]*[.X75]" office:value-type="float" office:value="39.2088018076461" calcext:value-type="float">
            <text:p>39.2088018076</text:p>
          </table:table-cell>
          <table:table-cell table:style-name="ce6" table:formula="of:=[.$AR75]*[.Y75]" office:value-type="float" office:value="42.7614875858582" calcext:value-type="float">
            <text:p>42.7614875859</text:p>
          </table:table-cell>
          <table:table-cell table:style-name="ce6" table:formula="of:=[.$AR75]*[.Z75]" office:value-type="float" office:value="46.1515945835741" calcext:value-type="float">
            <text:p>46.1515945836</text:p>
          </table:table-cell>
          <table:table-cell table:style-name="ce6" table:formula="of:=[.$AR75]*[.AA75]" office:value-type="float" office:value="49.4016505546734" calcext:value-type="float">
            <text:p>49.4016505547</text:p>
          </table:table-cell>
          <table:table-cell table:style-name="ce6" table:formula="of:=[.$AR75]*[.AB75]" office:value-type="float" office:value="52.5296762672654" calcext:value-type="float">
            <text:p>52.5296762673</text:p>
          </table:table-cell>
          <table:table-cell table:style-name="ce6" table:formula="of:=[.$AR75]*[.AC75]" office:value-type="float" office:value="55.550232054389" calcext:value-type="float">
            <text:p>55.5502320544</text:p>
          </table:table-cell>
          <table:table-cell table:style-name="ce6" table:formula="of:=[.$AR75]*[.AD75]" office:value-type="float" office:value="58.4752305234946" calcext:value-type="float">
            <text:p>58.4752305235</text:p>
          </table:table-cell>
          <table:table-cell table:style-name="ce6" table:formula="of:=[.$AR75]*[.AE75]" office:value-type="float" office:value="61.3145415886635" calcext:value-type="float">
            <text:p>61.3145415887</text:p>
          </table:table-cell>
          <table:table-cell table:style-name="ce6" table:formula="of:=[.$AR75]*[.AF75]" office:value-type="float" office:value="64.0764401995755" calcext:value-type="float">
            <text:p>64.0764401996</text:p>
          </table:table-cell>
          <table:table-cell table:style-name="ce6" table:formula="of:=[.$AR75]*[.AG75]" office:value-type="float" office:value="66.7679397871488" calcext:value-type="float">
            <text:p>66.7679397871</text:p>
          </table:table-cell>
          <table:table-cell table:style-name="ce6" table:formula="of:=[.$AR75]*[.AH75]" office:value-type="float" office:value="69.3950433248688" calcext:value-type="float">
            <text:p>69.3950433249</text:p>
          </table:table-cell>
          <table:table-cell table:style-name="ce6" table:formula="of:=[.$AR75]*[.AI75]" office:value-type="float" office:value="71.9629347529534" calcext:value-type="float">
            <text:p>71.962934753</text:p>
          </table:table-cell>
          <table:table-cell table:style-name="ce6" table:formula="of:=[.$AR75]*[.AJ75]" office:value-type="float" office:value="74.4761267835081" calcext:value-type="float">
            <text:p>74.4761267835</text:p>
          </table:table-cell>
          <table:table-cell table:style-name="ce6" table:formula="of:=[.$AR75]*[.AK75]" office:value-type="float" office:value="76.9385764482067" calcext:value-type="float">
            <text:p>76.9385764482</text:p>
          </table:table-cell>
          <table:table-cell table:style-name="ce6" table:formula="of:=[.$AR75]*[.AL75]" office:value-type="float" office:value="79.3537764028802" calcext:value-type="float">
            <text:p>79.3537764029</text:p>
          </table:table-cell>
          <table:table-cell table:style-name="ce6" table:formula="of:=[.$AR75]*[.AM75]" office:value-type="float" office:value="81.7248280017981" calcext:value-type="float">
            <text:p>81.7248280018</text:p>
          </table:table-cell>
          <table:table-cell table:style-name="ce6" table:formula="of:=[.$AR75]*[.AN75]" office:value-type="float" office:value="84.0545001911063" calcext:value-type="float">
            <text:p>84.0545001911</text:p>
          </table:table-cell>
          <table:table-cell table:style-name="ce6" table:formula="of:=[.$AR75]*[.AO75]" office:value-type="float" office:value="86.3452775559133" calcext:value-type="float">
            <text:p>86.3452775559</text:p>
          </table:table-cell>
          <table:table-cell table:style-name="ce6" table:formula="of:=[.$AR75]*[.AP75]" office:value-type="float" office:value="88.5993997893514" calcext:value-type="float">
            <text:p>88.5993997894</text:p>
          </table:table-cell>
          <table:table-cell table:style-name="ce6" table:formula="of:=[.$AR75]*[.AQ75]" office:value-type="float" office:value="90.8188943968287" calcext:value-type="float">
            <text:p>90.8188943968</text:p>
          </table:table-cell>
          <table:table-cell/>
          <table:table-cell table:formula="of:=LN([.AS75])-[.C157]^2/2" office:value-type="float" office:value="3.65938549539039" calcext:value-type="float">
            <text:p>3.6593854954</text:p>
          </table:table-cell>
          <table:table-cell table:formula="of:=LN([.AT75])-[.D157]^2/2" office:value-type="float" office:value="3.74850428909039" calcext:value-type="float">
            <text:p>3.7485042891</text:p>
          </table:table-cell>
          <table:table-cell table:formula="of:=LN([.AU75])-[.E157]^2/2" office:value-type="float" office:value="3.82638588319039" calcext:value-type="float">
            <text:p>3.8263858832</text:p>
          </table:table-cell>
          <table:table-cell table:formula="of:=LN([.AV75])-[.F157]^2/2" office:value-type="float" office:value="3.89554943229039" calcext:value-type="float">
            <text:p>3.8955494323</text:p>
          </table:table-cell>
          <table:table-cell table:formula="of:=LN([.AW75])-[.G157]^2/2" office:value-type="float" office:value="3.95775171789039" calcext:value-type="float">
            <text:p>3.9577517179</text:p>
          </table:table-cell>
          <table:table-cell table:formula="of:=LN([.AX75])-[.H157]^2/2" office:value-type="float" office:value="4.01426677609039" calcext:value-type="float">
            <text:p>4.0142667761</text:p>
          </table:table-cell>
          <table:table-cell table:formula="of:=LN([.AY75])-[.I157]^2/2" office:value-type="float" office:value="4.06604802189039" calcext:value-type="float">
            <text:p>4.0660480219</text:p>
          </table:table-cell>
          <table:table-cell table:formula="of:=LN([.AZ75])-[.J157]^2/2" office:value-type="float" office:value="4.11382755429039" calcext:value-type="float">
            <text:p>4.1138275543</text:p>
          </table:table-cell>
          <table:table-cell table:formula="of:=LN([.BA75])-[.K157]^2/2" office:value-type="float" office:value="4.15817976259039" calcext:value-type="float">
            <text:p>4.1581797626</text:p>
          </table:table-cell>
          <table:table-cell table:formula="of:=LN([.BB75])-[.L157]^2/2" office:value-type="float" office:value="4.19956360609039" calcext:value-type="float">
            <text:p>4.1995636061</text:p>
          </table:table-cell>
          <table:table-cell table:formula="of:=LN([.BC75])-[.M157]^2/2" office:value-type="float" office:value="4.23835161099039" calcext:value-type="float">
            <text:p>4.238351611</text:p>
          </table:table-cell>
          <table:table-cell table:formula="of:=LN([.BD75])-[.N157]^2/2" office:value-type="float" office:value="4.27485029759039" calcext:value-type="float">
            <text:p>4.2748502976</text:p>
          </table:table-cell>
          <table:table-cell table:formula="of:=LN([.BE75])-[.O157]^2/2" office:value-type="float" office:value="4.30931490809039" calcext:value-type="float">
            <text:p>4.3093149081</text:p>
          </table:table-cell>
          <table:table-cell table:formula="of:=LN([.BF75])-[.P157]^2/2" office:value-type="float" office:value="4.34196024299039" calcext:value-type="float">
            <text:p>4.341960243</text:p>
          </table:table-cell>
          <table:table-cell table:formula="of:=LN([.BG75])-[.Q157]^2/2" office:value-type="float" office:value="4.37296877739039" calcext:value-type="float">
            <text:p>4.3729687774</text:p>
          </table:table-cell>
          <table:table-cell table:formula="of:=LN([.BH75])-[.R157]^2/2" office:value-type="float" office:value="4.40249683919039" calcext:value-type="float">
            <text:p>4.4024968392</text:p>
          </table:table-cell>
          <table:table-cell table:formula="of:=LN([.BI75])-[.S157]^2/2" office:value-type="float" office:value="4.43067937729039" calcext:value-type="float">
            <text:p>4.4306793773</text:p>
          </table:table-cell>
          <table:table-cell table:formula="of:=LN([.BJ75])-[.T157]^2/2" office:value-type="float" office:value="4.45763369069039" calcext:value-type="float">
            <text:p>4.4576336907</text:p>
          </table:table-cell>
          <table:table-cell table:formula="of:=LN([.BK75])-[.U157]^2/2" office:value-type="float" office:value="4.48346237819039" calcext:value-type="float">
            <text:p>4.4834623782</text:p>
          </table:table-cell>
          <table:table-cell table:formula="of:=LN([.BL75])-[.V157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76]+[.C158]^2/2)" office:value-type="float" office:value="29.4004056159676" calcext:value-type="float">
            <text:p>29.400405616</text:p>
          </table:table-cell>
          <table:table-cell table:style-name="ce2" table:formula="of:=EXP([.D76]+[.D158]^2/2)" office:value-type="float" office:value="31.5877797066305" calcext:value-type="float">
            <text:p>31.5877797066</text:p>
          </table:table-cell>
          <table:table-cell table:style-name="ce2" table:formula="of:=EXP([.E76]+[.E158]^2/2)" office:value-type="float" office:value="33.6488004682311" calcext:value-type="float">
            <text:p>33.6488004682</text:p>
          </table:table-cell>
          <table:table-cell table:style-name="ce2" table:formula="of:=EXP([.F76]+[.F158]^2/2)" office:value-type="float" office:value="35.6022230019425" calcext:value-type="float">
            <text:p>35.6022230019</text:p>
          </table:table-cell>
          <table:table-cell table:style-name="ce2" table:formula="of:=EXP([.G76]+[.G158]^2/2)" office:value-type="float" office:value="37.462879991464" calcext:value-type="float">
            <text:p>37.4628799915</text:p>
          </table:table-cell>
          <table:table-cell table:style-name="ce2" table:formula="of:=EXP([.H76]+[.H158]^2/2)" office:value-type="float" office:value="39.2426313337238" calcext:value-type="float">
            <text:p>39.2426313337</text:p>
          </table:table-cell>
          <table:table-cell table:style-name="ce2" table:formula="of:=EXP([.I76]+[.I158]^2/2)" office:value-type="float" office:value="40.9510877664422" calcext:value-type="float">
            <text:p>40.9510877664</text:p>
          </table:table-cell>
          <table:table-cell table:style-name="ce2" table:formula="of:=EXP([.J76]+[.J158]^2/2)" office:value-type="float" office:value="42.5961421392496" calcext:value-type="float">
            <text:p>42.5961421392</text:p>
          </table:table-cell>
          <table:table-cell table:style-name="ce2" table:formula="of:=EXP([.K76]+[.K158]^2/2)" office:value-type="float" office:value="44.1843580900892" calcext:value-type="float">
            <text:p>44.1843580901</text:p>
          </table:table-cell>
          <table:table-cell table:style-name="ce2" table:formula="of:=EXP([.L76]+[.L158]^2/2)" office:value-type="float" office:value="45.7212565907676" calcext:value-type="float">
            <text:p>45.7212565908</text:p>
          </table:table-cell>
          <table:table-cell table:style-name="ce2" table:formula="of:=EXP([.M76]+[.M158]^2/2)" office:value-type="float" office:value="47.2115298592499" calcext:value-type="float">
            <text:p>47.2115298593</text:p>
          </table:table-cell>
          <table:table-cell table:style-name="ce2" table:formula="of:=EXP([.N76]+[.N158]^2/2)" office:value-type="float" office:value="48.6592030978091" calcext:value-type="float">
            <text:p>48.6592030978</text:p>
          </table:table-cell>
          <table:table-cell table:style-name="ce2" table:formula="of:=EXP([.O76]+[.O158]^2/2)" office:value-type="float" office:value="50.0677585284585" calcext:value-type="float">
            <text:p>50.0677585285</text:p>
          </table:table-cell>
          <table:table-cell table:style-name="ce2" table:formula="of:=EXP([.P76]+[.P158]^2/2)" office:value-type="float" office:value="51.4402316055399" calcext:value-type="float">
            <text:p>51.4402316055</text:p>
          </table:table-cell>
          <table:table-cell table:style-name="ce2" table:formula="of:=EXP([.Q76]+[.Q158]^2/2)" office:value-type="float" office:value="52.7792866722009" calcext:value-type="float">
            <text:p>52.7792866722</text:p>
          </table:table-cell>
          <table:table-cell table:style-name="ce2" table:formula="of:=EXP([.R76]+[.R158]^2/2)" office:value-type="float" office:value="54.0872770339095" calcext:value-type="float">
            <text:p>54.0872770339</text:p>
          </table:table-cell>
          <table:table-cell table:style-name="ce2" table:formula="of:=EXP([.S76]+[.S158]^2/2)" office:value-type="float" office:value="55.3662932038852" calcext:value-type="float">
            <text:p>55.3662932039</text:p>
          </table:table-cell>
          <table:table-cell table:style-name="ce2" table:formula="of:=EXP([.T76]+[.T158]^2/2)" office:value-type="float" office:value="56.618201995692" calcext:value-type="float">
            <text:p>56.6182019957</text:p>
          </table:table-cell>
          <table:table-cell table:style-name="ce2" table:formula="of:=EXP([.U76]+[.U158]^2/2)" office:value-type="float" office:value="57.8446784885667" calcext:value-type="float">
            <text:p>57.8446784886</text:p>
          </table:table-cell>
          <table:table-cell table:style-name="ce2" table:formula="of:=EXP([.V76]+[.V158]^2/2)" office:value-type="float" office:value="59.0472324088943" calcext:value-type="float">
            <text:p>59.0472324089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76]*[.X76]" office:value-type="float" office:value="29.4004056159676" calcext:value-type="float">
            <text:p>29.400405616</text:p>
          </table:table-cell>
          <table:table-cell table:style-name="ce6" table:formula="of:=[.$AR76]*[.Y76]" office:value-type="float" office:value="31.5877797066305" calcext:value-type="float">
            <text:p>31.5877797066</text:p>
          </table:table-cell>
          <table:table-cell table:style-name="ce6" table:formula="of:=[.$AR76]*[.Z76]" office:value-type="float" office:value="33.6488004682311" calcext:value-type="float">
            <text:p>33.6488004682</text:p>
          </table:table-cell>
          <table:table-cell table:style-name="ce6" table:formula="of:=[.$AR76]*[.AA76]" office:value-type="float" office:value="35.6022230019425" calcext:value-type="float">
            <text:p>35.6022230019</text:p>
          </table:table-cell>
          <table:table-cell table:style-name="ce6" table:formula="of:=[.$AR76]*[.AB76]" office:value-type="float" office:value="37.462879991464" calcext:value-type="float">
            <text:p>37.4628799915</text:p>
          </table:table-cell>
          <table:table-cell table:style-name="ce6" table:formula="of:=[.$AR76]*[.AC76]" office:value-type="float" office:value="39.2426313337238" calcext:value-type="float">
            <text:p>39.2426313337</text:p>
          </table:table-cell>
          <table:table-cell table:style-name="ce6" table:formula="of:=[.$AR76]*[.AD76]" office:value-type="float" office:value="40.9510877664422" calcext:value-type="float">
            <text:p>40.9510877664</text:p>
          </table:table-cell>
          <table:table-cell table:style-name="ce6" table:formula="of:=[.$AR76]*[.AE76]" office:value-type="float" office:value="42.5961421392496" calcext:value-type="float">
            <text:p>42.5961421392</text:p>
          </table:table-cell>
          <table:table-cell table:style-name="ce6" table:formula="of:=[.$AR76]*[.AF76]" office:value-type="float" office:value="44.1843580900892" calcext:value-type="float">
            <text:p>44.1843580901</text:p>
          </table:table-cell>
          <table:table-cell table:style-name="ce6" table:formula="of:=[.$AR76]*[.AG76]" office:value-type="float" office:value="45.7212565907676" calcext:value-type="float">
            <text:p>45.7212565908</text:p>
          </table:table-cell>
          <table:table-cell table:style-name="ce6" table:formula="of:=[.$AR76]*[.AH76]" office:value-type="float" office:value="47.2115298592499" calcext:value-type="float">
            <text:p>47.2115298593</text:p>
          </table:table-cell>
          <table:table-cell table:style-name="ce6" table:formula="of:=[.$AR76]*[.AI76]" office:value-type="float" office:value="48.6592030978091" calcext:value-type="float">
            <text:p>48.6592030978</text:p>
          </table:table-cell>
          <table:table-cell table:style-name="ce6" table:formula="of:=[.$AR76]*[.AJ76]" office:value-type="float" office:value="50.0677585284585" calcext:value-type="float">
            <text:p>50.0677585285</text:p>
          </table:table-cell>
          <table:table-cell table:style-name="ce6" table:formula="of:=[.$AR76]*[.AK76]" office:value-type="float" office:value="51.4402316055399" calcext:value-type="float">
            <text:p>51.4402316055</text:p>
          </table:table-cell>
          <table:table-cell table:style-name="ce6" table:formula="of:=[.$AR76]*[.AL76]" office:value-type="float" office:value="52.7792866722009" calcext:value-type="float">
            <text:p>52.7792866722</text:p>
          </table:table-cell>
          <table:table-cell table:style-name="ce6" table:formula="of:=[.$AR76]*[.AM76]" office:value-type="float" office:value="54.0872770339095" calcext:value-type="float">
            <text:p>54.0872770339</text:p>
          </table:table-cell>
          <table:table-cell table:style-name="ce6" table:formula="of:=[.$AR76]*[.AN76]" office:value-type="float" office:value="55.3662932038852" calcext:value-type="float">
            <text:p>55.3662932039</text:p>
          </table:table-cell>
          <table:table-cell table:style-name="ce6" table:formula="of:=[.$AR76]*[.AO76]" office:value-type="float" office:value="56.618201995692" calcext:value-type="float">
            <text:p>56.6182019957</text:p>
          </table:table-cell>
          <table:table-cell table:style-name="ce6" table:formula="of:=[.$AR76]*[.AP76]" office:value-type="float" office:value="57.8446784885667" calcext:value-type="float">
            <text:p>57.8446784886</text:p>
          </table:table-cell>
          <table:table-cell table:style-name="ce6" table:formula="of:=[.$AR76]*[.AQ76]" office:value-type="float" office:value="59.0472324088943" calcext:value-type="float">
            <text:p>59.0472324089</text:p>
          </table:table-cell>
          <table:table-cell/>
          <table:table-cell table:formula="of:=LN([.AS76])-[.C158]^2/2" office:value-type="float" office:value="3.3714927086" calcext:value-type="float">
            <text:p>3.3714927086</text:p>
          </table:table-cell>
          <table:table-cell table:formula="of:=LN([.AT76])-[.D158]^2/2" office:value-type="float" office:value="3.445636742" calcext:value-type="float">
            <text:p>3.445636742</text:p>
          </table:table-cell>
          <table:table-cell table:formula="of:=LN([.AU76])-[.E158]^2/2" office:value-type="float" office:value="3.5104317788" calcext:value-type="float">
            <text:p>3.5104317788</text:p>
          </table:table-cell>
          <table:table-cell table:formula="of:=LN([.AV76])-[.F158]^2/2" office:value-type="float" office:value="3.5679736764" calcext:value-type="float">
            <text:p>3.5679736764</text:p>
          </table:table-cell>
          <table:table-cell table:formula="of:=LN([.AW76])-[.G158]^2/2" office:value-type="float" office:value="3.6197240216" calcext:value-type="float">
            <text:p>3.6197240216</text:p>
          </table:table-cell>
          <table:table-cell table:formula="of:=LN([.AX76])-[.H158]^2/2" office:value-type="float" office:value="3.6667427725" calcext:value-type="float">
            <text:p>3.6667427725</text:p>
          </table:table-cell>
          <table:table-cell table:formula="of:=LN([.AY76])-[.I158]^2/2" office:value-type="float" office:value="3.7098231404" calcext:value-type="float">
            <text:p>3.7098231404</text:p>
          </table:table-cell>
          <table:table-cell table:formula="of:=LN([.AZ76])-[.J158]^2/2" office:value-type="float" office:value="3.7495742085" calcext:value-type="float">
            <text:p>3.7495742085</text:p>
          </table:table-cell>
          <table:table-cell table:formula="of:=LN([.BA76])-[.K158]^2/2" office:value-type="float" office:value="3.7864738509" calcext:value-type="float">
            <text:p>3.7864738509</text:p>
          </table:table-cell>
          <table:table-cell table:formula="of:=LN([.BB76])-[.L158]^2/2" office:value-type="float" office:value="3.8209039071" calcext:value-type="float">
            <text:p>3.8209039071</text:p>
          </table:table-cell>
          <table:table-cell table:formula="of:=LN([.BC76])-[.M158]^2/2" office:value-type="float" office:value="3.8531743073" calcext:value-type="float">
            <text:p>3.8531743073</text:p>
          </table:table-cell>
          <table:table-cell table:formula="of:=LN([.BD76])-[.N158]^2/2" office:value-type="float" office:value="3.8835400665" calcext:value-type="float">
            <text:p>3.8835400665</text:p>
          </table:table-cell>
          <table:table-cell table:formula="of:=LN([.BE76])-[.O158]^2/2" office:value-type="float" office:value="3.9122135385" calcext:value-type="float">
            <text:p>3.9122135385</text:p>
          </table:table-cell>
          <table:table-cell table:formula="of:=LN([.BF76])-[.P158]^2/2" office:value-type="float" office:value="3.9393734303" calcext:value-type="float">
            <text:p>3.9393734303</text:p>
          </table:table-cell>
          <table:table-cell table:formula="of:=LN([.BG76])-[.Q158]^2/2" office:value-type="float" office:value="3.9651715557" calcext:value-type="float">
            <text:p>3.9651715557</text:p>
          </table:table-cell>
          <table:table-cell table:formula="of:=LN([.BH76])-[.R158]^2/2" office:value-type="float" office:value="3.9897379744" calcext:value-type="float">
            <text:p>3.9897379744</text:p>
          </table:table-cell>
          <table:table-cell table:formula="of:=LN([.BI76])-[.S158]^2/2" office:value-type="float" office:value="4.0131849597" calcext:value-type="float">
            <text:p>4.0131849597</text:p>
          </table:table-cell>
          <table:table-cell table:formula="of:=LN([.BJ76])-[.T158]^2/2" office:value-type="float" office:value="4.0356101007" calcext:value-type="float">
            <text:p>4.0356101007</text:p>
          </table:table-cell>
          <table:table-cell table:formula="of:=LN([.BK76])-[.U158]^2/2" office:value-type="float" office:value="4.0570987563" calcext:value-type="float">
            <text:p>4.0570987563</text:p>
          </table:table-cell>
          <table:table-cell table:formula="of:=LN([.BL76])-[.V158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77]+[.C159]^2/2)" office:value-type="float" office:value="16.6846920545978" calcext:value-type="float">
            <text:p>16.6846920546</text:p>
          </table:table-cell>
          <table:table-cell table:style-name="ce2" table:formula="of:=EXP([.D77]+[.D159]^2/2)" office:value-type="float" office:value="17.704077547315" calcext:value-type="float">
            <text:p>17.7040775473</text:p>
          </table:table-cell>
          <table:table-cell table:style-name="ce2" table:formula="of:=EXP([.E77]+[.E159]^2/2)" office:value-type="float" office:value="18.6550047155845" calcext:value-type="float">
            <text:p>18.6550047156</text:p>
          </table:table-cell>
          <table:table-cell table:style-name="ce2" table:formula="of:=EXP([.F77]+[.F159]^2/2)" office:value-type="float" office:value="19.5480645666683" calcext:value-type="float">
            <text:p>19.5480645667</text:p>
          </table:table-cell>
          <table:table-cell table:style-name="ce2" table:formula="of:=EXP([.G77]+[.G159]^2/2)" office:value-type="float" office:value="20.3916008440975" calcext:value-type="float">
            <text:p>20.3916008441</text:p>
          </table:table-cell>
          <table:table-cell table:style-name="ce2" table:formula="of:=EXP([.H77]+[.H159]^2/2)" office:value-type="float" office:value="21.1922506141214" calcext:value-type="float">
            <text:p>21.1922506141</text:p>
          </table:table-cell>
          <table:table-cell table:style-name="ce2" table:formula="of:=EXP([.I77]+[.I159]^2/2)" office:value-type="float" office:value="21.9553622696151" calcext:value-type="float">
            <text:p>21.9553622696</text:p>
          </table:table-cell>
          <table:table-cell table:style-name="ce2" table:formula="of:=EXP([.J77]+[.J159]^2/2)" office:value-type="float" office:value="22.6853034716851" calcext:value-type="float">
            <text:p>22.6853034717</text:p>
          </table:table-cell>
          <table:table-cell table:style-name="ce2" table:formula="of:=EXP([.K77]+[.K159]^2/2)" office:value-type="float" office:value="23.3856862875064" calcext:value-type="float">
            <text:p>23.3856862875</text:p>
          </table:table-cell>
          <table:table-cell table:style-name="ce2" table:formula="of:=EXP([.L77]+[.L159]^2/2)" office:value-type="float" office:value="24.0595327879646" calcext:value-type="float">
            <text:p>24.059532788</text:p>
          </table:table-cell>
          <table:table-cell table:style-name="ce2" table:formula="of:=EXP([.M77]+[.M159]^2/2)" office:value-type="float" office:value="24.7093982184887" calcext:value-type="float">
            <text:p>24.7093982185</text:p>
          </table:table-cell>
          <table:table-cell table:style-name="ce2" table:formula="of:=EXP([.N77]+[.N159]^2/2)" office:value-type="float" office:value="25.3374638281395" calcext:value-type="float">
            <text:p>25.3374638281</text:p>
          </table:table-cell>
          <table:table-cell table:style-name="ce2" table:formula="of:=EXP([.O77]+[.O159]^2/2)" office:value-type="float" office:value="25.945607757398" calcext:value-type="float">
            <text:p>25.9456077574</text:p>
          </table:table-cell>
          <table:table-cell table:style-name="ce2" table:formula="of:=EXP([.P77]+[.P159]^2/2)" office:value-type="float" office:value="26.5354598231582" calcext:value-type="float">
            <text:p>26.5354598232</text:p>
          </table:table-cell>
          <table:table-cell table:style-name="ce2" table:formula="of:=EXP([.Q77]+[.Q159]^2/2)" office:value-type="float" office:value="27.1084444337305" calcext:value-type="float">
            <text:p>27.1084444337</text:p>
          </table:table-cell>
          <table:table-cell table:style-name="ce2" table:formula="of:=EXP([.R77]+[.R159]^2/2)" office:value-type="float" office:value="27.6658145268695" calcext:value-type="float">
            <text:p>27.6658145269</text:p>
          </table:table-cell>
          <table:table-cell table:style-name="ce2" table:formula="of:=EXP([.S77]+[.S159]^2/2)" office:value-type="float" office:value="28.2086787267464" calcext:value-type="float">
            <text:p>28.2086787267</text:p>
          </table:table-cell>
          <table:table-cell table:style-name="ce2" table:formula="of:=EXP([.T77]+[.T159]^2/2)" office:value-type="float" office:value="28.7380232758648" calcext:value-type="float">
            <text:p>28.7380232759</text:p>
          </table:table-cell>
          <table:table-cell table:style-name="ce2" table:formula="of:=EXP([.U77]+[.U159]^2/2)" office:value-type="float" office:value="29.2547298977583" calcext:value-type="float">
            <text:p>29.2547298978</text:p>
          </table:table-cell>
          <table:table-cell table:style-name="ce2" table:formula="of:=EXP([.V77]+[.V159]^2/2)" office:value-type="float" office:value="29.7595904925827" calcext:value-type="float">
            <text:p>29.759590492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77]*[.X77]" office:value-type="float" office:value="16.6846920545978" calcext:value-type="float">
            <text:p>16.6846920546</text:p>
          </table:table-cell>
          <table:table-cell table:style-name="ce6" table:formula="of:=[.$AR77]*[.Y77]" office:value-type="float" office:value="17.704077547315" calcext:value-type="float">
            <text:p>17.7040775473</text:p>
          </table:table-cell>
          <table:table-cell table:style-name="ce6" table:formula="of:=[.$AR77]*[.Z77]" office:value-type="float" office:value="18.6550047155845" calcext:value-type="float">
            <text:p>18.6550047156</text:p>
          </table:table-cell>
          <table:table-cell table:style-name="ce6" table:formula="of:=[.$AR77]*[.AA77]" office:value-type="float" office:value="19.5480645666683" calcext:value-type="float">
            <text:p>19.5480645667</text:p>
          </table:table-cell>
          <table:table-cell table:style-name="ce6" table:formula="of:=[.$AR77]*[.AB77]" office:value-type="float" office:value="20.3916008440975" calcext:value-type="float">
            <text:p>20.3916008441</text:p>
          </table:table-cell>
          <table:table-cell table:style-name="ce6" table:formula="of:=[.$AR77]*[.AC77]" office:value-type="float" office:value="21.1922506141214" calcext:value-type="float">
            <text:p>21.1922506141</text:p>
          </table:table-cell>
          <table:table-cell table:style-name="ce6" table:formula="of:=[.$AR77]*[.AD77]" office:value-type="float" office:value="21.9553622696151" calcext:value-type="float">
            <text:p>21.9553622696</text:p>
          </table:table-cell>
          <table:table-cell table:style-name="ce6" table:formula="of:=[.$AR77]*[.AE77]" office:value-type="float" office:value="22.6853034716851" calcext:value-type="float">
            <text:p>22.6853034717</text:p>
          </table:table-cell>
          <table:table-cell table:style-name="ce6" table:formula="of:=[.$AR77]*[.AF77]" office:value-type="float" office:value="23.3856862875064" calcext:value-type="float">
            <text:p>23.3856862875</text:p>
          </table:table-cell>
          <table:table-cell table:style-name="ce6" table:formula="of:=[.$AR77]*[.AG77]" office:value-type="float" office:value="24.0595327879646" calcext:value-type="float">
            <text:p>24.059532788</text:p>
          </table:table-cell>
          <table:table-cell table:style-name="ce6" table:formula="of:=[.$AR77]*[.AH77]" office:value-type="float" office:value="24.7093982184887" calcext:value-type="float">
            <text:p>24.7093982185</text:p>
          </table:table-cell>
          <table:table-cell table:style-name="ce6" table:formula="of:=[.$AR77]*[.AI77]" office:value-type="float" office:value="25.3374638281395" calcext:value-type="float">
            <text:p>25.3374638281</text:p>
          </table:table-cell>
          <table:table-cell table:style-name="ce6" table:formula="of:=[.$AR77]*[.AJ77]" office:value-type="float" office:value="25.945607757398" calcext:value-type="float">
            <text:p>25.9456077574</text:p>
          </table:table-cell>
          <table:table-cell table:style-name="ce6" table:formula="of:=[.$AR77]*[.AK77]" office:value-type="float" office:value="26.5354598231582" calcext:value-type="float">
            <text:p>26.5354598232</text:p>
          </table:table-cell>
          <table:table-cell table:style-name="ce6" table:formula="of:=[.$AR77]*[.AL77]" office:value-type="float" office:value="27.1084444337305" calcext:value-type="float">
            <text:p>27.1084444337</text:p>
          </table:table-cell>
          <table:table-cell table:style-name="ce6" table:formula="of:=[.$AR77]*[.AM77]" office:value-type="float" office:value="27.6658145268695" calcext:value-type="float">
            <text:p>27.6658145269</text:p>
          </table:table-cell>
          <table:table-cell table:style-name="ce6" table:formula="of:=[.$AR77]*[.AN77]" office:value-type="float" office:value="28.2086787267464" calcext:value-type="float">
            <text:p>28.2086787267</text:p>
          </table:table-cell>
          <table:table-cell table:style-name="ce6" table:formula="of:=[.$AR77]*[.AO77]" office:value-type="float" office:value="28.7380232758648" calcext:value-type="float">
            <text:p>28.7380232759</text:p>
          </table:table-cell>
          <table:table-cell table:style-name="ce6" table:formula="of:=[.$AR77]*[.AP77]" office:value-type="float" office:value="29.2547298977583" calcext:value-type="float">
            <text:p>29.2547298978</text:p>
          </table:table-cell>
          <table:table-cell table:style-name="ce6" table:formula="of:=[.$AR77]*[.AQ77]" office:value-type="float" office:value="29.7595904925827" calcext:value-type="float">
            <text:p>29.7595904926</text:p>
          </table:table-cell>
          <table:table-cell/>
          <table:table-cell table:formula="of:=LN([.AS77])-[.C159]^2/2" office:value-type="float" office:value="2.8049758935" calcext:value-type="float">
            <text:p>2.8049758935</text:p>
          </table:table-cell>
          <table:table-cell table:formula="of:=LN([.AT77])-[.D159]^2/2" office:value-type="float" office:value="2.8666613973" calcext:value-type="float">
            <text:p>2.8666613973</text:p>
          </table:table-cell>
          <table:table-cell table:formula="of:=LN([.AU77])-[.E159]^2/2" office:value-type="float" office:value="2.9205688301" calcext:value-type="float">
            <text:p>2.9205688301</text:p>
          </table:table-cell>
          <table:table-cell table:formula="of:=LN([.AV77])-[.F159]^2/2" office:value-type="float" office:value="2.968441879" calcext:value-type="float">
            <text:p>2.968441879</text:p>
          </table:table-cell>
          <table:table-cell table:formula="of:=LN([.AW77])-[.G159]^2/2" office:value-type="float" office:value="3.0114965385" calcext:value-type="float">
            <text:p>3.0114965385</text:p>
          </table:table-cell>
          <table:table-cell table:formula="of:=LN([.AX77])-[.H159]^2/2" office:value-type="float" office:value="3.0506146604" calcext:value-type="float">
            <text:p>3.0506146604</text:p>
          </table:table-cell>
          <table:table-cell table:formula="of:=LN([.AY77])-[.I159]^2/2" office:value-type="float" office:value="3.0864561716" calcext:value-type="float">
            <text:p>3.0864561716</text:p>
          </table:table-cell>
          <table:table-cell table:formula="of:=LN([.AZ77])-[.J159]^2/2" office:value-type="float" office:value="3.1195278101" calcext:value-type="float">
            <text:p>3.1195278101</text:p>
          </table:table-cell>
          <table:table-cell table:formula="of:=LN([.BA77])-[.K159]^2/2" office:value-type="float" office:value="3.1502271519" calcext:value-type="float">
            <text:p>3.1502271519</text:p>
          </table:table-cell>
          <table:table-cell table:formula="of:=LN([.BB77])-[.L159]^2/2" office:value-type="float" office:value="3.1788718758" calcext:value-type="float">
            <text:p>3.1788718758</text:p>
          </table:table-cell>
          <table:table-cell table:formula="of:=LN([.BC77])-[.M159]^2/2" office:value-type="float" office:value="3.2057198338" calcext:value-type="float">
            <text:p>3.2057198338</text:p>
          </table:table-cell>
          <table:table-cell table:formula="of:=LN([.BD77])-[.N159]^2/2" office:value-type="float" office:value="3.2309831904" calcext:value-type="float">
            <text:p>3.2309831904</text:p>
          </table:table-cell>
          <table:table-cell table:formula="of:=LN([.BE77])-[.O159]^2/2" office:value-type="float" office:value="3.2548386173" calcext:value-type="float">
            <text:p>3.2548386173</text:p>
          </table:table-cell>
          <table:table-cell table:formula="of:=LN([.BF77])-[.P159]^2/2" office:value-type="float" office:value="3.277434793" calcext:value-type="float">
            <text:p>3.277434793</text:p>
          </table:table-cell>
          <table:table-cell table:formula="of:=LN([.BG77])-[.Q159]^2/2" office:value-type="float" office:value="3.2988980219" calcext:value-type="float">
            <text:p>3.2988980219</text:p>
          </table:table-cell>
          <table:table-cell table:formula="of:=LN([.BH77])-[.R159]^2/2" office:value-type="float" office:value="3.3193365096" calcext:value-type="float">
            <text:p>3.3193365096</text:p>
          </table:table-cell>
          <table:table-cell table:formula="of:=LN([.BI77])-[.S159]^2/2" office:value-type="float" office:value="3.3388436639" calcext:value-type="float">
            <text:p>3.3388436639</text:p>
          </table:table-cell>
          <table:table-cell table:formula="of:=LN([.BJ77])-[.T159]^2/2" office:value-type="float" office:value="3.3575006759" calcext:value-type="float">
            <text:p>3.3575006759</text:p>
          </table:table-cell>
          <table:table-cell table:formula="of:=LN([.BK77])-[.U159]^2/2" office:value-type="float" office:value="3.3753785615" calcext:value-type="float">
            <text:p>3.3753785615</text:p>
          </table:table-cell>
          <table:table-cell table:formula="of:=LN([.BL77])-[.V159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78]+[.C160]^2/2)" office:value-type="float" office:value="29.4004056159676" calcext:value-type="float">
            <text:p>29.400405616</text:p>
          </table:table-cell>
          <table:table-cell table:style-name="ce2" table:formula="of:=EXP([.D78]+[.D160]^2/2)" office:value-type="float" office:value="31.5877797066305" calcext:value-type="float">
            <text:p>31.5877797066</text:p>
          </table:table-cell>
          <table:table-cell table:style-name="ce2" table:formula="of:=EXP([.E78]+[.E160]^2/2)" office:value-type="float" office:value="33.6488004682311" calcext:value-type="float">
            <text:p>33.6488004682</text:p>
          </table:table-cell>
          <table:table-cell table:style-name="ce2" table:formula="of:=EXP([.F78]+[.F160]^2/2)" office:value-type="float" office:value="35.6022230019425" calcext:value-type="float">
            <text:p>35.6022230019</text:p>
          </table:table-cell>
          <table:table-cell table:style-name="ce2" table:formula="of:=EXP([.G78]+[.G160]^2/2)" office:value-type="float" office:value="37.462879991464" calcext:value-type="float">
            <text:p>37.4628799915</text:p>
          </table:table-cell>
          <table:table-cell table:style-name="ce2" table:formula="of:=EXP([.H78]+[.H160]^2/2)" office:value-type="float" office:value="39.2426313337238" calcext:value-type="float">
            <text:p>39.2426313337</text:p>
          </table:table-cell>
          <table:table-cell table:style-name="ce2" table:formula="of:=EXP([.I78]+[.I160]^2/2)" office:value-type="float" office:value="40.9510877664422" calcext:value-type="float">
            <text:p>40.9510877664</text:p>
          </table:table-cell>
          <table:table-cell table:style-name="ce2" table:formula="of:=EXP([.J78]+[.J160]^2/2)" office:value-type="float" office:value="42.5961421392496" calcext:value-type="float">
            <text:p>42.5961421392</text:p>
          </table:table-cell>
          <table:table-cell table:style-name="ce2" table:formula="of:=EXP([.K78]+[.K160]^2/2)" office:value-type="float" office:value="44.1843580900892" calcext:value-type="float">
            <text:p>44.1843580901</text:p>
          </table:table-cell>
          <table:table-cell table:style-name="ce2" table:formula="of:=EXP([.L78]+[.L160]^2/2)" office:value-type="float" office:value="45.7212565907676" calcext:value-type="float">
            <text:p>45.7212565908</text:p>
          </table:table-cell>
          <table:table-cell table:style-name="ce2" table:formula="of:=EXP([.M78]+[.M160]^2/2)" office:value-type="float" office:value="47.2115298592499" calcext:value-type="float">
            <text:p>47.2115298593</text:p>
          </table:table-cell>
          <table:table-cell table:style-name="ce2" table:formula="of:=EXP([.N78]+[.N160]^2/2)" office:value-type="float" office:value="48.6592030978091" calcext:value-type="float">
            <text:p>48.6592030978</text:p>
          </table:table-cell>
          <table:table-cell table:style-name="ce2" table:formula="of:=EXP([.O78]+[.O160]^2/2)" office:value-type="float" office:value="50.0677585284585" calcext:value-type="float">
            <text:p>50.0677585285</text:p>
          </table:table-cell>
          <table:table-cell table:style-name="ce2" table:formula="of:=EXP([.P78]+[.P160]^2/2)" office:value-type="float" office:value="51.4402316055399" calcext:value-type="float">
            <text:p>51.4402316055</text:p>
          </table:table-cell>
          <table:table-cell table:style-name="ce2" table:formula="of:=EXP([.Q78]+[.Q160]^2/2)" office:value-type="float" office:value="52.7792866722009" calcext:value-type="float">
            <text:p>52.7792866722</text:p>
          </table:table-cell>
          <table:table-cell table:style-name="ce2" table:formula="of:=EXP([.R78]+[.R160]^2/2)" office:value-type="float" office:value="54.0872770339095" calcext:value-type="float">
            <text:p>54.0872770339</text:p>
          </table:table-cell>
          <table:table-cell table:style-name="ce2" table:formula="of:=EXP([.S78]+[.S160]^2/2)" office:value-type="float" office:value="55.3662932038852" calcext:value-type="float">
            <text:p>55.3662932039</text:p>
          </table:table-cell>
          <table:table-cell table:style-name="ce2" table:formula="of:=EXP([.T78]+[.T160]^2/2)" office:value-type="float" office:value="56.618201995692" calcext:value-type="float">
            <text:p>56.6182019957</text:p>
          </table:table-cell>
          <table:table-cell table:style-name="ce2" table:formula="of:=EXP([.U78]+[.U160]^2/2)" office:value-type="float" office:value="57.8446784885667" calcext:value-type="float">
            <text:p>57.8446784886</text:p>
          </table:table-cell>
          <table:table-cell table:style-name="ce2" table:formula="of:=EXP([.V78]+[.V160]^2/2)" office:value-type="float" office:value="59.0472324088943" calcext:value-type="float">
            <text:p>59.0472324089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78]*[.X78]" office:value-type="float" office:value="29.4004056159676" calcext:value-type="float">
            <text:p>29.400405616</text:p>
          </table:table-cell>
          <table:table-cell table:style-name="ce6" table:formula="of:=[.$AR78]*[.Y78]" office:value-type="float" office:value="31.5877797066305" calcext:value-type="float">
            <text:p>31.5877797066</text:p>
          </table:table-cell>
          <table:table-cell table:style-name="ce6" table:formula="of:=[.$AR78]*[.Z78]" office:value-type="float" office:value="33.6488004682311" calcext:value-type="float">
            <text:p>33.6488004682</text:p>
          </table:table-cell>
          <table:table-cell table:style-name="ce6" table:formula="of:=[.$AR78]*[.AA78]" office:value-type="float" office:value="35.6022230019425" calcext:value-type="float">
            <text:p>35.6022230019</text:p>
          </table:table-cell>
          <table:table-cell table:style-name="ce6" table:formula="of:=[.$AR78]*[.AB78]" office:value-type="float" office:value="37.462879991464" calcext:value-type="float">
            <text:p>37.4628799915</text:p>
          </table:table-cell>
          <table:table-cell table:style-name="ce6" table:formula="of:=[.$AR78]*[.AC78]" office:value-type="float" office:value="39.2426313337238" calcext:value-type="float">
            <text:p>39.2426313337</text:p>
          </table:table-cell>
          <table:table-cell table:style-name="ce6" table:formula="of:=[.$AR78]*[.AD78]" office:value-type="float" office:value="40.9510877664422" calcext:value-type="float">
            <text:p>40.9510877664</text:p>
          </table:table-cell>
          <table:table-cell table:style-name="ce6" table:formula="of:=[.$AR78]*[.AE78]" office:value-type="float" office:value="42.5961421392496" calcext:value-type="float">
            <text:p>42.5961421392</text:p>
          </table:table-cell>
          <table:table-cell table:style-name="ce6" table:formula="of:=[.$AR78]*[.AF78]" office:value-type="float" office:value="44.1843580900892" calcext:value-type="float">
            <text:p>44.1843580901</text:p>
          </table:table-cell>
          <table:table-cell table:style-name="ce6" table:formula="of:=[.$AR78]*[.AG78]" office:value-type="float" office:value="45.7212565907676" calcext:value-type="float">
            <text:p>45.7212565908</text:p>
          </table:table-cell>
          <table:table-cell table:style-name="ce6" table:formula="of:=[.$AR78]*[.AH78]" office:value-type="float" office:value="47.2115298592499" calcext:value-type="float">
            <text:p>47.2115298593</text:p>
          </table:table-cell>
          <table:table-cell table:style-name="ce6" table:formula="of:=[.$AR78]*[.AI78]" office:value-type="float" office:value="48.6592030978091" calcext:value-type="float">
            <text:p>48.6592030978</text:p>
          </table:table-cell>
          <table:table-cell table:style-name="ce6" table:formula="of:=[.$AR78]*[.AJ78]" office:value-type="float" office:value="50.0677585284585" calcext:value-type="float">
            <text:p>50.0677585285</text:p>
          </table:table-cell>
          <table:table-cell table:style-name="ce6" table:formula="of:=[.$AR78]*[.AK78]" office:value-type="float" office:value="51.4402316055399" calcext:value-type="float">
            <text:p>51.4402316055</text:p>
          </table:table-cell>
          <table:table-cell table:style-name="ce6" table:formula="of:=[.$AR78]*[.AL78]" office:value-type="float" office:value="52.7792866722009" calcext:value-type="float">
            <text:p>52.7792866722</text:p>
          </table:table-cell>
          <table:table-cell table:style-name="ce6" table:formula="of:=[.$AR78]*[.AM78]" office:value-type="float" office:value="54.0872770339095" calcext:value-type="float">
            <text:p>54.0872770339</text:p>
          </table:table-cell>
          <table:table-cell table:style-name="ce6" table:formula="of:=[.$AR78]*[.AN78]" office:value-type="float" office:value="55.3662932038852" calcext:value-type="float">
            <text:p>55.3662932039</text:p>
          </table:table-cell>
          <table:table-cell table:style-name="ce6" table:formula="of:=[.$AR78]*[.AO78]" office:value-type="float" office:value="56.618201995692" calcext:value-type="float">
            <text:p>56.6182019957</text:p>
          </table:table-cell>
          <table:table-cell table:style-name="ce6" table:formula="of:=[.$AR78]*[.AP78]" office:value-type="float" office:value="57.8446784885667" calcext:value-type="float">
            <text:p>57.8446784886</text:p>
          </table:table-cell>
          <table:table-cell table:style-name="ce6" table:formula="of:=[.$AR78]*[.AQ78]" office:value-type="float" office:value="59.0472324088943" calcext:value-type="float">
            <text:p>59.0472324089</text:p>
          </table:table-cell>
          <table:table-cell/>
          <table:table-cell table:formula="of:=LN([.AS78])-[.C160]^2/2" office:value-type="float" office:value="3.3714927086" calcext:value-type="float">
            <text:p>3.3714927086</text:p>
          </table:table-cell>
          <table:table-cell table:formula="of:=LN([.AT78])-[.D160]^2/2" office:value-type="float" office:value="3.445636742" calcext:value-type="float">
            <text:p>3.445636742</text:p>
          </table:table-cell>
          <table:table-cell table:formula="of:=LN([.AU78])-[.E160]^2/2" office:value-type="float" office:value="3.5104317788" calcext:value-type="float">
            <text:p>3.5104317788</text:p>
          </table:table-cell>
          <table:table-cell table:formula="of:=LN([.AV78])-[.F160]^2/2" office:value-type="float" office:value="3.5679736764" calcext:value-type="float">
            <text:p>3.5679736764</text:p>
          </table:table-cell>
          <table:table-cell table:formula="of:=LN([.AW78])-[.G160]^2/2" office:value-type="float" office:value="3.6197240216" calcext:value-type="float">
            <text:p>3.6197240216</text:p>
          </table:table-cell>
          <table:table-cell table:formula="of:=LN([.AX78])-[.H160]^2/2" office:value-type="float" office:value="3.6667427725" calcext:value-type="float">
            <text:p>3.6667427725</text:p>
          </table:table-cell>
          <table:table-cell table:formula="of:=LN([.AY78])-[.I160]^2/2" office:value-type="float" office:value="3.7098231404" calcext:value-type="float">
            <text:p>3.7098231404</text:p>
          </table:table-cell>
          <table:table-cell table:formula="of:=LN([.AZ78])-[.J160]^2/2" office:value-type="float" office:value="3.7495742085" calcext:value-type="float">
            <text:p>3.7495742085</text:p>
          </table:table-cell>
          <table:table-cell table:formula="of:=LN([.BA78])-[.K160]^2/2" office:value-type="float" office:value="3.7864738509" calcext:value-type="float">
            <text:p>3.7864738509</text:p>
          </table:table-cell>
          <table:table-cell table:formula="of:=LN([.BB78])-[.L160]^2/2" office:value-type="float" office:value="3.8209039071" calcext:value-type="float">
            <text:p>3.8209039071</text:p>
          </table:table-cell>
          <table:table-cell table:formula="of:=LN([.BC78])-[.M160]^2/2" office:value-type="float" office:value="3.8531743073" calcext:value-type="float">
            <text:p>3.8531743073</text:p>
          </table:table-cell>
          <table:table-cell table:formula="of:=LN([.BD78])-[.N160]^2/2" office:value-type="float" office:value="3.8835400665" calcext:value-type="float">
            <text:p>3.8835400665</text:p>
          </table:table-cell>
          <table:table-cell table:formula="of:=LN([.BE78])-[.O160]^2/2" office:value-type="float" office:value="3.9122135385" calcext:value-type="float">
            <text:p>3.9122135385</text:p>
          </table:table-cell>
          <table:table-cell table:formula="of:=LN([.BF78])-[.P160]^2/2" office:value-type="float" office:value="3.9393734303" calcext:value-type="float">
            <text:p>3.9393734303</text:p>
          </table:table-cell>
          <table:table-cell table:formula="of:=LN([.BG78])-[.Q160]^2/2" office:value-type="float" office:value="3.9651715557" calcext:value-type="float">
            <text:p>3.9651715557</text:p>
          </table:table-cell>
          <table:table-cell table:formula="of:=LN([.BH78])-[.R160]^2/2" office:value-type="float" office:value="3.9897379744" calcext:value-type="float">
            <text:p>3.9897379744</text:p>
          </table:table-cell>
          <table:table-cell table:formula="of:=LN([.BI78])-[.S160]^2/2" office:value-type="float" office:value="4.0131849597" calcext:value-type="float">
            <text:p>4.0131849597</text:p>
          </table:table-cell>
          <table:table-cell table:formula="of:=LN([.BJ78])-[.T160]^2/2" office:value-type="float" office:value="4.0356101007" calcext:value-type="float">
            <text:p>4.0356101007</text:p>
          </table:table-cell>
          <table:table-cell table:formula="of:=LN([.BK78])-[.U160]^2/2" office:value-type="float" office:value="4.0570987563" calcext:value-type="float">
            <text:p>4.0570987563</text:p>
          </table:table-cell>
          <table:table-cell table:formula="of:=LN([.BL78])-[.V160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79]+[.C161]^2/2)" office:value-type="float" office:value="16.6846920545978" calcext:value-type="float">
            <text:p>16.6846920546</text:p>
          </table:table-cell>
          <table:table-cell table:style-name="ce2" table:formula="of:=EXP([.D79]+[.D161]^2/2)" office:value-type="float" office:value="17.704077547315" calcext:value-type="float">
            <text:p>17.7040775473</text:p>
          </table:table-cell>
          <table:table-cell table:style-name="ce2" table:formula="of:=EXP([.E79]+[.E161]^2/2)" office:value-type="float" office:value="18.6550047155845" calcext:value-type="float">
            <text:p>18.6550047156</text:p>
          </table:table-cell>
          <table:table-cell table:style-name="ce2" table:formula="of:=EXP([.F79]+[.F161]^2/2)" office:value-type="float" office:value="19.5480645666683" calcext:value-type="float">
            <text:p>19.5480645667</text:p>
          </table:table-cell>
          <table:table-cell table:style-name="ce2" table:formula="of:=EXP([.G79]+[.G161]^2/2)" office:value-type="float" office:value="20.3916008440975" calcext:value-type="float">
            <text:p>20.3916008441</text:p>
          </table:table-cell>
          <table:table-cell table:style-name="ce2" table:formula="of:=EXP([.H79]+[.H161]^2/2)" office:value-type="float" office:value="21.1922506141214" calcext:value-type="float">
            <text:p>21.1922506141</text:p>
          </table:table-cell>
          <table:table-cell table:style-name="ce2" table:formula="of:=EXP([.I79]+[.I161]^2/2)" office:value-type="float" office:value="21.9553622696151" calcext:value-type="float">
            <text:p>21.9553622696</text:p>
          </table:table-cell>
          <table:table-cell table:style-name="ce2" table:formula="of:=EXP([.J79]+[.J161]^2/2)" office:value-type="float" office:value="22.6853034716851" calcext:value-type="float">
            <text:p>22.6853034717</text:p>
          </table:table-cell>
          <table:table-cell table:style-name="ce2" table:formula="of:=EXP([.K79]+[.K161]^2/2)" office:value-type="float" office:value="23.3856862875064" calcext:value-type="float">
            <text:p>23.3856862875</text:p>
          </table:table-cell>
          <table:table-cell table:style-name="ce2" table:formula="of:=EXP([.L79]+[.L161]^2/2)" office:value-type="float" office:value="24.0595327879646" calcext:value-type="float">
            <text:p>24.059532788</text:p>
          </table:table-cell>
          <table:table-cell table:style-name="ce2" table:formula="of:=EXP([.M79]+[.M161]^2/2)" office:value-type="float" office:value="24.7093982184887" calcext:value-type="float">
            <text:p>24.7093982185</text:p>
          </table:table-cell>
          <table:table-cell table:style-name="ce2" table:formula="of:=EXP([.N79]+[.N161]^2/2)" office:value-type="float" office:value="25.3374638281395" calcext:value-type="float">
            <text:p>25.3374638281</text:p>
          </table:table-cell>
          <table:table-cell table:style-name="ce2" table:formula="of:=EXP([.O79]+[.O161]^2/2)" office:value-type="float" office:value="25.945607757398" calcext:value-type="float">
            <text:p>25.9456077574</text:p>
          </table:table-cell>
          <table:table-cell table:style-name="ce2" table:formula="of:=EXP([.P79]+[.P161]^2/2)" office:value-type="float" office:value="26.5354598231582" calcext:value-type="float">
            <text:p>26.5354598232</text:p>
          </table:table-cell>
          <table:table-cell table:style-name="ce2" table:formula="of:=EXP([.Q79]+[.Q161]^2/2)" office:value-type="float" office:value="27.1084444337305" calcext:value-type="float">
            <text:p>27.1084444337</text:p>
          </table:table-cell>
          <table:table-cell table:style-name="ce2" table:formula="of:=EXP([.R79]+[.R161]^2/2)" office:value-type="float" office:value="27.6658145268695" calcext:value-type="float">
            <text:p>27.6658145269</text:p>
          </table:table-cell>
          <table:table-cell table:style-name="ce2" table:formula="of:=EXP([.S79]+[.S161]^2/2)" office:value-type="float" office:value="28.2086787267464" calcext:value-type="float">
            <text:p>28.2086787267</text:p>
          </table:table-cell>
          <table:table-cell table:style-name="ce2" table:formula="of:=EXP([.T79]+[.T161]^2/2)" office:value-type="float" office:value="28.7380232758648" calcext:value-type="float">
            <text:p>28.7380232759</text:p>
          </table:table-cell>
          <table:table-cell table:style-name="ce2" table:formula="of:=EXP([.U79]+[.U161]^2/2)" office:value-type="float" office:value="29.2547298977583" calcext:value-type="float">
            <text:p>29.2547298978</text:p>
          </table:table-cell>
          <table:table-cell table:style-name="ce2" table:formula="of:=EXP([.V79]+[.V161]^2/2)" office:value-type="float" office:value="29.7595904925827" calcext:value-type="float">
            <text:p>29.759590492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79]*[.X79]" office:value-type="float" office:value="16.6846920545978" calcext:value-type="float">
            <text:p>16.6846920546</text:p>
          </table:table-cell>
          <table:table-cell table:style-name="ce6" table:formula="of:=[.$AR79]*[.Y79]" office:value-type="float" office:value="17.704077547315" calcext:value-type="float">
            <text:p>17.7040775473</text:p>
          </table:table-cell>
          <table:table-cell table:style-name="ce6" table:formula="of:=[.$AR79]*[.Z79]" office:value-type="float" office:value="18.6550047155845" calcext:value-type="float">
            <text:p>18.6550047156</text:p>
          </table:table-cell>
          <table:table-cell table:style-name="ce6" table:formula="of:=[.$AR79]*[.AA79]" office:value-type="float" office:value="19.5480645666683" calcext:value-type="float">
            <text:p>19.5480645667</text:p>
          </table:table-cell>
          <table:table-cell table:style-name="ce6" table:formula="of:=[.$AR79]*[.AB79]" office:value-type="float" office:value="20.3916008440975" calcext:value-type="float">
            <text:p>20.3916008441</text:p>
          </table:table-cell>
          <table:table-cell table:style-name="ce6" table:formula="of:=[.$AR79]*[.AC79]" office:value-type="float" office:value="21.1922506141214" calcext:value-type="float">
            <text:p>21.1922506141</text:p>
          </table:table-cell>
          <table:table-cell table:style-name="ce6" table:formula="of:=[.$AR79]*[.AD79]" office:value-type="float" office:value="21.9553622696151" calcext:value-type="float">
            <text:p>21.9553622696</text:p>
          </table:table-cell>
          <table:table-cell table:style-name="ce6" table:formula="of:=[.$AR79]*[.AE79]" office:value-type="float" office:value="22.6853034716851" calcext:value-type="float">
            <text:p>22.6853034717</text:p>
          </table:table-cell>
          <table:table-cell table:style-name="ce6" table:formula="of:=[.$AR79]*[.AF79]" office:value-type="float" office:value="23.3856862875064" calcext:value-type="float">
            <text:p>23.3856862875</text:p>
          </table:table-cell>
          <table:table-cell table:style-name="ce6" table:formula="of:=[.$AR79]*[.AG79]" office:value-type="float" office:value="24.0595327879646" calcext:value-type="float">
            <text:p>24.059532788</text:p>
          </table:table-cell>
          <table:table-cell table:style-name="ce6" table:formula="of:=[.$AR79]*[.AH79]" office:value-type="float" office:value="24.7093982184887" calcext:value-type="float">
            <text:p>24.7093982185</text:p>
          </table:table-cell>
          <table:table-cell table:style-name="ce6" table:formula="of:=[.$AR79]*[.AI79]" office:value-type="float" office:value="25.3374638281395" calcext:value-type="float">
            <text:p>25.3374638281</text:p>
          </table:table-cell>
          <table:table-cell table:style-name="ce6" table:formula="of:=[.$AR79]*[.AJ79]" office:value-type="float" office:value="25.945607757398" calcext:value-type="float">
            <text:p>25.9456077574</text:p>
          </table:table-cell>
          <table:table-cell table:style-name="ce6" table:formula="of:=[.$AR79]*[.AK79]" office:value-type="float" office:value="26.5354598231582" calcext:value-type="float">
            <text:p>26.5354598232</text:p>
          </table:table-cell>
          <table:table-cell table:style-name="ce6" table:formula="of:=[.$AR79]*[.AL79]" office:value-type="float" office:value="27.1084444337305" calcext:value-type="float">
            <text:p>27.1084444337</text:p>
          </table:table-cell>
          <table:table-cell table:style-name="ce6" table:formula="of:=[.$AR79]*[.AM79]" office:value-type="float" office:value="27.6658145268695" calcext:value-type="float">
            <text:p>27.6658145269</text:p>
          </table:table-cell>
          <table:table-cell table:style-name="ce6" table:formula="of:=[.$AR79]*[.AN79]" office:value-type="float" office:value="28.2086787267464" calcext:value-type="float">
            <text:p>28.2086787267</text:p>
          </table:table-cell>
          <table:table-cell table:style-name="ce6" table:formula="of:=[.$AR79]*[.AO79]" office:value-type="float" office:value="28.7380232758648" calcext:value-type="float">
            <text:p>28.7380232759</text:p>
          </table:table-cell>
          <table:table-cell table:style-name="ce6" table:formula="of:=[.$AR79]*[.AP79]" office:value-type="float" office:value="29.2547298977583" calcext:value-type="float">
            <text:p>29.2547298978</text:p>
          </table:table-cell>
          <table:table-cell table:style-name="ce6" table:formula="of:=[.$AR79]*[.AQ79]" office:value-type="float" office:value="29.7595904925827" calcext:value-type="float">
            <text:p>29.7595904926</text:p>
          </table:table-cell>
          <table:table-cell/>
          <table:table-cell table:formula="of:=LN([.AS79])-[.C161]^2/2" office:value-type="float" office:value="2.8049758935" calcext:value-type="float">
            <text:p>2.8049758935</text:p>
          </table:table-cell>
          <table:table-cell table:formula="of:=LN([.AT79])-[.D161]^2/2" office:value-type="float" office:value="2.8666613973" calcext:value-type="float">
            <text:p>2.8666613973</text:p>
          </table:table-cell>
          <table:table-cell table:formula="of:=LN([.AU79])-[.E161]^2/2" office:value-type="float" office:value="2.9205688301" calcext:value-type="float">
            <text:p>2.9205688301</text:p>
          </table:table-cell>
          <table:table-cell table:formula="of:=LN([.AV79])-[.F161]^2/2" office:value-type="float" office:value="2.968441879" calcext:value-type="float">
            <text:p>2.968441879</text:p>
          </table:table-cell>
          <table:table-cell table:formula="of:=LN([.AW79])-[.G161]^2/2" office:value-type="float" office:value="3.0114965385" calcext:value-type="float">
            <text:p>3.0114965385</text:p>
          </table:table-cell>
          <table:table-cell table:formula="of:=LN([.AX79])-[.H161]^2/2" office:value-type="float" office:value="3.0506146604" calcext:value-type="float">
            <text:p>3.0506146604</text:p>
          </table:table-cell>
          <table:table-cell table:formula="of:=LN([.AY79])-[.I161]^2/2" office:value-type="float" office:value="3.0864561716" calcext:value-type="float">
            <text:p>3.0864561716</text:p>
          </table:table-cell>
          <table:table-cell table:formula="of:=LN([.AZ79])-[.J161]^2/2" office:value-type="float" office:value="3.1195278101" calcext:value-type="float">
            <text:p>3.1195278101</text:p>
          </table:table-cell>
          <table:table-cell table:formula="of:=LN([.BA79])-[.K161]^2/2" office:value-type="float" office:value="3.1502271519" calcext:value-type="float">
            <text:p>3.1502271519</text:p>
          </table:table-cell>
          <table:table-cell table:formula="of:=LN([.BB79])-[.L161]^2/2" office:value-type="float" office:value="3.1788718758" calcext:value-type="float">
            <text:p>3.1788718758</text:p>
          </table:table-cell>
          <table:table-cell table:formula="of:=LN([.BC79])-[.M161]^2/2" office:value-type="float" office:value="3.2057198338" calcext:value-type="float">
            <text:p>3.2057198338</text:p>
          </table:table-cell>
          <table:table-cell table:formula="of:=LN([.BD79])-[.N161]^2/2" office:value-type="float" office:value="3.2309831904" calcext:value-type="float">
            <text:p>3.2309831904</text:p>
          </table:table-cell>
          <table:table-cell table:formula="of:=LN([.BE79])-[.O161]^2/2" office:value-type="float" office:value="3.2548386173" calcext:value-type="float">
            <text:p>3.2548386173</text:p>
          </table:table-cell>
          <table:table-cell table:formula="of:=LN([.BF79])-[.P161]^2/2" office:value-type="float" office:value="3.277434793" calcext:value-type="float">
            <text:p>3.277434793</text:p>
          </table:table-cell>
          <table:table-cell table:formula="of:=LN([.BG79])-[.Q161]^2/2" office:value-type="float" office:value="3.2988980219" calcext:value-type="float">
            <text:p>3.2988980219</text:p>
          </table:table-cell>
          <table:table-cell table:formula="of:=LN([.BH79])-[.R161]^2/2" office:value-type="float" office:value="3.3193365096" calcext:value-type="float">
            <text:p>3.3193365096</text:p>
          </table:table-cell>
          <table:table-cell table:formula="of:=LN([.BI79])-[.S161]^2/2" office:value-type="float" office:value="3.3388436639" calcext:value-type="float">
            <text:p>3.3388436639</text:p>
          </table:table-cell>
          <table:table-cell table:formula="of:=LN([.BJ79])-[.T161]^2/2" office:value-type="float" office:value="3.3575006759" calcext:value-type="float">
            <text:p>3.3575006759</text:p>
          </table:table-cell>
          <table:table-cell table:formula="of:=LN([.BK79])-[.U161]^2/2" office:value-type="float" office:value="3.3753785615" calcext:value-type="float">
            <text:p>3.3753785615</text:p>
          </table:table-cell>
          <table:table-cell table:formula="of:=LN([.BL79])-[.V161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.3336517215" calcext:value-type="float">
            <text:p>2.3336517215</text:p>
          </table:table-cell>
          <table:table-cell office:value-type="float" office:value="2.3849721205" calcext:value-type="float">
            <text:p>2.3849721205</text:p>
          </table:table-cell>
          <table:table-cell office:value-type="float" office:value="2.429821409" calcext:value-type="float">
            <text:p>2.429821409</text:p>
          </table:table-cell>
          <table:table-cell office:value-type="float" office:value="2.46965028" calcext:value-type="float">
            <text:p>2.46965028</text:p>
          </table:table-cell>
          <table:table-cell office:value-type="float" office:value="2.5054704026" calcext:value-type="float">
            <text:p>2.5054704026</text:p>
          </table:table-cell>
          <table:table-cell office:value-type="float" office:value="2.5380154497" calcext:value-type="float">
            <text:p>2.5380154497</text:p>
          </table:table-cell>
          <table:table-cell office:value-type="float" office:value="2.5678344596" calcext:value-type="float">
            <text:p>2.5678344596</text:p>
          </table:table-cell>
          <table:table-cell office:value-type="float" office:value="2.5953490227" calcext:value-type="float">
            <text:p>2.5953490227</text:p>
          </table:table-cell>
          <table:table-cell office:value-type="float" office:value="2.6208899096" calcext:value-type="float">
            <text:p>2.6208899096</text:p>
          </table:table-cell>
          <table:table-cell office:value-type="float" office:value="2.6447214189" calcext:value-type="float">
            <text:p>2.6447214189</text:p>
          </table:table-cell>
          <table:table-cell office:value-type="float" office:value="2.6670580755" calcext:value-type="float">
            <text:p>2.6670580755</text:p>
          </table:table-cell>
          <table:table-cell office:value-type="float" office:value="2.6880763937" calcext:value-type="float">
            <text:p>2.6880763937</text:p>
          </table:table-cell>
          <table:table-cell office:value-type="float" office:value="2.7079233585" calcext:value-type="float">
            <text:p>2.7079233585</text:p>
          </table:table-cell>
          <table:table-cell office:value-type="float" office:value="2.7267226661" calcext:value-type="float">
            <text:p>2.7267226661</text:p>
          </table:table-cell>
          <table:table-cell office:value-type="float" office:value="2.7445793975" calcext:value-type="float">
            <text:p>2.7445793975</text:p>
          </table:table-cell>
          <table:table-cell office:value-type="float" office:value="2.7615835763" calcext:value-type="float">
            <text:p>2.7615835763</text:p>
          </table:table-cell>
          <table:table-cell office:value-type="float" office:value="2.7778129152" calcext:value-type="float">
            <text:p>2.7778129152</text:p>
          </table:table-cell>
          <table:table-cell office:value-type="float" office:value="2.7933349624" calcext:value-type="float">
            <text:p>2.7933349624</text:p>
          </table:table-cell>
          <table:table-cell office:value-type="float" office:value="2.8082088009" calcext:value-type="float">
            <text:p>2.8082088009</text:p>
          </table:table-cell>
          <table:table-cell office:value-type="float" office:value="2.8224864066" calcext:value-type="float">
            <text:p>2.8224864066</text:p>
          </table:table-cell>
          <table:table-cell/>
          <table:table-cell table:style-name="ce2" table:formula="of:=EXP([.C80]+[.C162]^2/2)" office:value-type="float" office:value="10.4141710916601" calcext:value-type="float">
            <text:p>10.4141710917</text:p>
          </table:table-cell>
          <table:table-cell table:style-name="ce2" table:formula="of:=EXP([.D80]+[.D162]^2/2)" office:value-type="float" office:value="10.9364987665932" calcext:value-type="float">
            <text:p>10.9364987666</text:p>
          </table:table-cell>
          <table:table-cell table:style-name="ce2" table:formula="of:=EXP([.E80]+[.E162]^2/2)" office:value-type="float" office:value="11.4200095256979" calcext:value-type="float">
            <text:p>11.4200095257</text:p>
          </table:table-cell>
          <table:table-cell table:style-name="ce2" table:formula="of:=EXP([.F80]+[.F162]^2/2)" office:value-type="float" office:value="11.8708365648989" calcext:value-type="float">
            <text:p>11.8708365649</text:p>
          </table:table-cell>
          <table:table-cell table:style-name="ce2" table:formula="of:=EXP([.G80]+[.G162]^2/2)" office:value-type="float" office:value="12.2938231933336" calcext:value-type="float">
            <text:p>12.2938231933</text:p>
          </table:table-cell>
          <table:table-cell table:style-name="ce2" table:formula="of:=EXP([.H80]+[.H162]^2/2)" office:value-type="float" office:value="12.6928185761506" calcext:value-type="float">
            <text:p>12.6928185762</text:p>
          </table:table-cell>
          <table:table-cell table:style-name="ce2" table:formula="of:=EXP([.I80]+[.I162]^2/2)" office:value-type="float" office:value="13.0709170860207" calcext:value-type="float">
            <text:p>13.070917086</text:p>
          </table:table-cell>
          <table:table-cell table:style-name="ce2" table:formula="of:=EXP([.J80]+[.J162]^2/2)" office:value-type="float" office:value="13.4306378424814" calcext:value-type="float">
            <text:p>13.4306378425</text:p>
          </table:table-cell>
          <table:table-cell table:style-name="ce2" table:formula="of:=EXP([.K80]+[.K162]^2/2)" office:value-type="float" office:value="13.7740570060625" calcext:value-type="float">
            <text:p>13.7740570061</text:p>
          </table:table-cell>
          <table:table-cell table:style-name="ce2" table:formula="of:=EXP([.L80]+[.L162]^2/2)" office:value-type="float" office:value="14.1029054273803" calcext:value-type="float">
            <text:p>14.1029054274</text:p>
          </table:table-cell>
          <table:table-cell table:style-name="ce2" table:formula="of:=EXP([.M80]+[.M162]^2/2)" office:value-type="float" office:value="14.4186413508013" calcext:value-type="float">
            <text:p>14.4186413508</text:p>
          </table:table-cell>
          <table:table-cell table:style-name="ce2" table:formula="of:=EXP([.N80]+[.N162]^2/2)" office:value-type="float" office:value="14.7225051770019" calcext:value-type="float">
            <text:p>14.722505177</text:p>
          </table:table-cell>
          <table:table-cell table:style-name="ce2" table:formula="of:=EXP([.O80]+[.O162]^2/2)" office:value-type="float" office:value="15.0155612283526" calcext:value-type="float">
            <text:p>15.0155612284</text:p>
          </table:table-cell>
          <table:table-cell table:style-name="ce2" table:formula="of:=EXP([.P80]+[.P162]^2/2)" office:value-type="float" office:value="15.2987299960611" calcext:value-type="float">
            <text:p>15.2987299961</text:p>
          </table:table-cell>
          <table:table-cell table:style-name="ce2" table:formula="of:=EXP([.Q80]+[.Q162]^2/2)" office:value-type="float" office:value="15.5728133144102" calcext:value-type="float">
            <text:p>15.5728133144</text:p>
          </table:table-cell>
          <table:table-cell table:style-name="ce2" table:formula="of:=EXP([.R80]+[.R162]^2/2)" office:value-type="float" office:value="15.8385142576337" calcext:value-type="float">
            <text:p>15.8385142576</text:p>
          </table:table-cell>
          <table:table-cell table:style-name="ce2" table:formula="of:=EXP([.S80]+[.S162]^2/2)" office:value-type="float" office:value="16.0964530161762" calcext:value-type="float">
            <text:p>16.0964530162</text:p>
          </table:table-cell>
          <table:table-cell table:style-name="ce2" table:formula="of:=EXP([.T80]+[.T162]^2/2)" office:value-type="float" office:value="16.3471796703898" calcext:value-type="float">
            <text:p>16.3471796704</text:p>
          </table:table-cell>
          <table:table-cell table:style-name="ce2" table:formula="of:=EXP([.U80]+[.U162]^2/2)" office:value-type="float" office:value="16.5911845966394" calcext:value-type="float">
            <text:p>16.5911845966</text:p>
          </table:table-cell>
          <table:table-cell table:style-name="ce2" table:formula="of:=EXP([.V80]+[.V162]^2/2)" office:value-type="float" office:value="16.8289069915809" calcext:value-type="float">
            <text:p>16.8289069916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80]*[.X80]" office:value-type="float" office:value="10.4141710916601" calcext:value-type="float">
            <text:p>10.4141710917</text:p>
          </table:table-cell>
          <table:table-cell table:style-name="ce6" table:formula="of:=[.$AR80]*[.Y80]" office:value-type="float" office:value="10.9364987665932" calcext:value-type="float">
            <text:p>10.9364987666</text:p>
          </table:table-cell>
          <table:table-cell table:style-name="ce6" table:formula="of:=[.$AR80]*[.Z80]" office:value-type="float" office:value="11.4200095256979" calcext:value-type="float">
            <text:p>11.4200095257</text:p>
          </table:table-cell>
          <table:table-cell table:style-name="ce6" table:formula="of:=[.$AR80]*[.AA80]" office:value-type="float" office:value="11.8708365648989" calcext:value-type="float">
            <text:p>11.8708365649</text:p>
          </table:table-cell>
          <table:table-cell table:style-name="ce6" table:formula="of:=[.$AR80]*[.AB80]" office:value-type="float" office:value="12.2938231933336" calcext:value-type="float">
            <text:p>12.2938231933</text:p>
          </table:table-cell>
          <table:table-cell table:style-name="ce6" table:formula="of:=[.$AR80]*[.AC80]" office:value-type="float" office:value="12.6928185761506" calcext:value-type="float">
            <text:p>12.6928185762</text:p>
          </table:table-cell>
          <table:table-cell table:style-name="ce6" table:formula="of:=[.$AR80]*[.AD80]" office:value-type="float" office:value="13.0709170860207" calcext:value-type="float">
            <text:p>13.070917086</text:p>
          </table:table-cell>
          <table:table-cell table:style-name="ce6" table:formula="of:=[.$AR80]*[.AE80]" office:value-type="float" office:value="13.4306378424814" calcext:value-type="float">
            <text:p>13.4306378425</text:p>
          </table:table-cell>
          <table:table-cell table:style-name="ce6" table:formula="of:=[.$AR80]*[.AF80]" office:value-type="float" office:value="13.7740570060625" calcext:value-type="float">
            <text:p>13.7740570061</text:p>
          </table:table-cell>
          <table:table-cell table:style-name="ce6" table:formula="of:=[.$AR80]*[.AG80]" office:value-type="float" office:value="14.1029054273803" calcext:value-type="float">
            <text:p>14.1029054274</text:p>
          </table:table-cell>
          <table:table-cell table:style-name="ce6" table:formula="of:=[.$AR80]*[.AH80]" office:value-type="float" office:value="14.4186413508013" calcext:value-type="float">
            <text:p>14.4186413508</text:p>
          </table:table-cell>
          <table:table-cell table:style-name="ce6" table:formula="of:=[.$AR80]*[.AI80]" office:value-type="float" office:value="14.7225051770019" calcext:value-type="float">
            <text:p>14.722505177</text:p>
          </table:table-cell>
          <table:table-cell table:style-name="ce6" table:formula="of:=[.$AR80]*[.AJ80]" office:value-type="float" office:value="15.0155612283526" calcext:value-type="float">
            <text:p>15.0155612284</text:p>
          </table:table-cell>
          <table:table-cell table:style-name="ce6" table:formula="of:=[.$AR80]*[.AK80]" office:value-type="float" office:value="15.2987299960611" calcext:value-type="float">
            <text:p>15.2987299961</text:p>
          </table:table-cell>
          <table:table-cell table:style-name="ce6" table:formula="of:=[.$AR80]*[.AL80]" office:value-type="float" office:value="15.5728133144102" calcext:value-type="float">
            <text:p>15.5728133144</text:p>
          </table:table-cell>
          <table:table-cell table:style-name="ce6" table:formula="of:=[.$AR80]*[.AM80]" office:value-type="float" office:value="15.8385142576337" calcext:value-type="float">
            <text:p>15.8385142576</text:p>
          </table:table-cell>
          <table:table-cell table:style-name="ce6" table:formula="of:=[.$AR80]*[.AN80]" office:value-type="float" office:value="16.0964530161762" calcext:value-type="float">
            <text:p>16.0964530162</text:p>
          </table:table-cell>
          <table:table-cell table:style-name="ce6" table:formula="of:=[.$AR80]*[.AO80]" office:value-type="float" office:value="16.3471796703898" calcext:value-type="float">
            <text:p>16.3471796704</text:p>
          </table:table-cell>
          <table:table-cell table:style-name="ce6" table:formula="of:=[.$AR80]*[.AP80]" office:value-type="float" office:value="16.5911845966394" calcext:value-type="float">
            <text:p>16.5911845966</text:p>
          </table:table-cell>
          <table:table-cell table:style-name="ce6" table:formula="of:=[.$AR80]*[.AQ80]" office:value-type="float" office:value="16.8289069915809" calcext:value-type="float">
            <text:p>16.8289069916</text:p>
          </table:table-cell>
          <table:table-cell/>
          <table:table-cell table:formula="of:=LN([.AS80])-[.C162]^2/2" office:value-type="float" office:value="2.3336517215" calcext:value-type="float">
            <text:p>2.3336517215</text:p>
          </table:table-cell>
          <table:table-cell table:formula="of:=LN([.AT80])-[.D162]^2/2" office:value-type="float" office:value="2.3849721205" calcext:value-type="float">
            <text:p>2.3849721205</text:p>
          </table:table-cell>
          <table:table-cell table:formula="of:=LN([.AU80])-[.E162]^2/2" office:value-type="float" office:value="2.429821409" calcext:value-type="float">
            <text:p>2.429821409</text:p>
          </table:table-cell>
          <table:table-cell table:formula="of:=LN([.AV80])-[.F162]^2/2" office:value-type="float" office:value="2.46965028" calcext:value-type="float">
            <text:p>2.46965028</text:p>
          </table:table-cell>
          <table:table-cell table:formula="of:=LN([.AW80])-[.G162]^2/2" office:value-type="float" office:value="2.5054704026" calcext:value-type="float">
            <text:p>2.5054704026</text:p>
          </table:table-cell>
          <table:table-cell table:formula="of:=LN([.AX80])-[.H162]^2/2" office:value-type="float" office:value="2.5380154497" calcext:value-type="float">
            <text:p>2.5380154497</text:p>
          </table:table-cell>
          <table:table-cell table:formula="of:=LN([.AY80])-[.I162]^2/2" office:value-type="float" office:value="2.5678344596" calcext:value-type="float">
            <text:p>2.5678344596</text:p>
          </table:table-cell>
          <table:table-cell table:formula="of:=LN([.AZ80])-[.J162]^2/2" office:value-type="float" office:value="2.5953490227" calcext:value-type="float">
            <text:p>2.5953490227</text:p>
          </table:table-cell>
          <table:table-cell table:formula="of:=LN([.BA80])-[.K162]^2/2" office:value-type="float" office:value="2.6208899096" calcext:value-type="float">
            <text:p>2.6208899096</text:p>
          </table:table-cell>
          <table:table-cell table:formula="of:=LN([.BB80])-[.L162]^2/2" office:value-type="float" office:value="2.6447214189" calcext:value-type="float">
            <text:p>2.6447214189</text:p>
          </table:table-cell>
          <table:table-cell table:formula="of:=LN([.BC80])-[.M162]^2/2" office:value-type="float" office:value="2.6670580755" calcext:value-type="float">
            <text:p>2.6670580755</text:p>
          </table:table-cell>
          <table:table-cell table:formula="of:=LN([.BD80])-[.N162]^2/2" office:value-type="float" office:value="2.6880763937" calcext:value-type="float">
            <text:p>2.6880763937</text:p>
          </table:table-cell>
          <table:table-cell table:formula="of:=LN([.BE80])-[.O162]^2/2" office:value-type="float" office:value="2.7079233585" calcext:value-type="float">
            <text:p>2.7079233585</text:p>
          </table:table-cell>
          <table:table-cell table:formula="of:=LN([.BF80])-[.P162]^2/2" office:value-type="float" office:value="2.7267226661" calcext:value-type="float">
            <text:p>2.7267226661</text:p>
          </table:table-cell>
          <table:table-cell table:formula="of:=LN([.BG80])-[.Q162]^2/2" office:value-type="float" office:value="2.7445793975" calcext:value-type="float">
            <text:p>2.7445793975</text:p>
          </table:table-cell>
          <table:table-cell table:formula="of:=LN([.BH80])-[.R162]^2/2" office:value-type="float" office:value="2.7615835763" calcext:value-type="float">
            <text:p>2.7615835763</text:p>
          </table:table-cell>
          <table:table-cell table:formula="of:=LN([.BI80])-[.S162]^2/2" office:value-type="float" office:value="2.7778129152" calcext:value-type="float">
            <text:p>2.7778129152</text:p>
          </table:table-cell>
          <table:table-cell table:formula="of:=LN([.BJ80])-[.T162]^2/2" office:value-type="float" office:value="2.7933349624" calcext:value-type="float">
            <text:p>2.7933349624</text:p>
          </table:table-cell>
          <table:table-cell table:formula="of:=LN([.BK80])-[.U162]^2/2" office:value-type="float" office:value="2.8082088009" calcext:value-type="float">
            <text:p>2.8082088009</text:p>
          </table:table-cell>
          <table:table-cell table:formula="of:=LN([.BL80])-[.V162]^2/2" office:value-type="float" office:value="2.8224864066" calcext:value-type="float">
            <text:p>2.822486406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.6703813897" calcext:value-type="float">
            <text:p>4.6703813897</text:p>
          </table:table-cell>
          <table:table-cell office:value-type="float" office:value="4.7730898763" calcext:value-type="float">
            <text:p>4.7730898763</text:p>
          </table:table-cell>
          <table:table-cell office:value-type="float" office:value="4.8628476068" calcext:value-type="float">
            <text:p>4.8628476068</text:p>
          </table:table-cell>
          <table:table-cell office:value-type="float" office:value="4.9425578808" calcext:value-type="float">
            <text:p>4.9425578808</text:p>
          </table:table-cell>
          <table:table-cell office:value-type="float" office:value="5.0142453705" calcext:value-type="float">
            <text:p>5.0142453705</text:p>
          </table:table-cell>
          <table:table-cell office:value-type="float" office:value="5.0793783897" calcext:value-type="float">
            <text:p>5.0793783897</text:p>
          </table:table-cell>
          <table:table-cell office:value-type="float" office:value="5.1390557391" calcext:value-type="float">
            <text:p>5.1390557391</text:p>
          </table:table-cell>
          <table:table-cell office:value-type="float" office:value="5.1941211553" calcext:value-type="float">
            <text:p>5.1941211553</text:p>
          </table:table-cell>
          <table:table-cell office:value-type="float" office:value="5.245236616" calcext:value-type="float">
            <text:p>5.245236616</text:p>
          </table:table-cell>
          <table:table-cell office:value-type="float" office:value="5.292931067" calcext:value-type="float">
            <text:p>5.292931067</text:p>
          </table:table-cell>
          <table:table-cell office:value-type="float" office:value="5.3376338408" calcext:value-type="float">
            <text:p>5.3376338408</text:p>
          </table:table-cell>
          <table:table-cell office:value-type="float" office:value="5.3796981991" calcext:value-type="float">
            <text:p>5.3796981991</text:p>
          </table:table-cell>
          <table:table-cell office:value-type="float" office:value="5.4194183057" calcext:value-type="float">
            <text:p>5.4194183057</text:p>
          </table:table-cell>
          <table:table-cell office:value-type="float" office:value="5.4570417159" calcext:value-type="float">
            <text:p>5.4570417159</text:p>
          </table:table-cell>
          <table:table-cell office:value-type="float" office:value="5.4927787307" calcext:value-type="float">
            <text:p>5.4927787307</text:p>
          </table:table-cell>
          <table:table-cell office:value-type="float" office:value="5.526809516" calcext:value-type="float">
            <text:p>5.526809516</text:p>
          </table:table-cell>
          <table:table-cell office:value-type="float" office:value="5.5592895993" calcext:value-type="float">
            <text:p>5.5592895993</text:p>
          </table:table-cell>
          <table:table-cell office:value-type="float" office:value="5.5903541663" calcext:value-type="float">
            <text:p>5.5903541663</text:p>
          </table:table-cell>
          <table:table-cell office:value-type="float" office:value="5.6201214611" calcext:value-type="float">
            <text:p>5.6201214611</text:p>
          </table:table-cell>
          <table:table-cell office:value-type="float" office:value="5.6486955038" calcext:value-type="float">
            <text:p>5.6486955038</text:p>
          </table:table-cell>
          <table:table-cell/>
          <table:table-cell table:style-name="ce2" table:formula="of:=EXP([.C81]+[.C163]^2/2)" office:value-type="float" office:value="107.758989184566" calcext:value-type="float">
            <text:p>107.7589891846</text:p>
          </table:table-cell>
          <table:table-cell table:style-name="ce2" table:formula="of:=EXP([.D81]+[.D163]^2/2)" office:value-type="float" office:value="119.130968309521" calcext:value-type="float">
            <text:p>119.1309683095</text:p>
          </table:table-cell>
          <table:table-cell table:style-name="ce2" table:formula="of:=EXP([.E81]+[.E163]^2/2)" office:value-type="float" office:value="130.111690092555" calcext:value-type="float">
            <text:p>130.1116900926</text:p>
          </table:table-cell>
          <table:table-cell table:style-name="ce2" table:formula="of:=EXP([.F81]+[.F163]^2/2)" office:value-type="float" office:value="140.750987669219" calcext:value-type="float">
            <text:p>140.7509876692</text:p>
          </table:table-cell>
          <table:table-cell table:style-name="ce2" table:formula="of:=EXP([.G81]+[.G163]^2/2)" office:value-type="float" office:value="151.089431749848" calcext:value-type="float">
            <text:p>151.0894317498</text:p>
          </table:table-cell>
          <table:table-cell table:style-name="ce2" table:formula="of:=EXP([.H81]+[.H163]^2/2)" office:value-type="float" office:value="161.160265392079" calcext:value-type="float">
            <text:p>161.1602653921</text:p>
          </table:table-cell>
          <table:table-cell table:style-name="ce2" table:formula="of:=EXP([.I81]+[.I163]^2/2)" office:value-type="float" office:value="170.991008274381" calcext:value-type="float">
            <text:p>170.9910082744</text:p>
          </table:table-cell>
          <table:table-cell table:style-name="ce2" table:formula="of:=EXP([.J81]+[.J163]^2/2)" office:value-type="float" office:value="180.604694736368" calcext:value-type="float">
            <text:p>180.6046947364</text:p>
          </table:table-cell>
          <table:table-cell table:style-name="ce2" table:formula="of:=EXP([.K81]+[.K163]^2/2)" office:value-type="float" office:value="190.0208118445" calcext:value-type="float">
            <text:p>190.0208118445</text:p>
          </table:table-cell>
          <table:table-cell table:style-name="ce2" table:formula="of:=EXP([.L81]+[.L163]^2/2)" office:value-type="float" office:value="199.256010519919" calcext:value-type="float">
            <text:p>199.2560105199</text:p>
          </table:table-cell>
          <table:table-cell table:style-name="ce2" table:formula="of:=EXP([.M81]+[.M163]^2/2)" office:value-type="float" office:value="208.324648487602" calcext:value-type="float">
            <text:p>208.3246484876</text:p>
          </table:table-cell>
          <table:table-cell table:style-name="ce2" table:formula="of:=EXP([.N81]+[.N163]^2/2)" office:value-type="float" office:value="217.239209184548" calcext:value-type="float">
            <text:p>217.2392091845</text:p>
          </table:table-cell>
          <table:table-cell table:style-name="ce2" table:formula="of:=EXP([.O81]+[.O163]^2/2)" office:value-type="float" office:value="226.010628241194" calcext:value-type="float">
            <text:p>226.0106282412</text:p>
          </table:table-cell>
          <table:table-cell table:style-name="ce2" table:formula="of:=EXP([.P81]+[.P163]^2/2)" office:value-type="float" office:value="234.648551209509" calcext:value-type="float">
            <text:p>234.6485512095</text:p>
          </table:table-cell>
          <table:table-cell table:style-name="ce2" table:formula="of:=EXP([.Q81]+[.Q163]^2/2)" office:value-type="float" office:value="243.161538718375" calcext:value-type="float">
            <text:p>243.1615387184</text:p>
          </table:table-cell>
          <table:table-cell table:style-name="ce2" table:formula="of:=EXP([.R81]+[.R163]^2/2)" office:value-type="float" office:value="251.557231633963" calcext:value-type="float">
            <text:p>251.557231634</text:p>
          </table:table-cell>
          <table:table-cell table:style-name="ce2" table:formula="of:=EXP([.S81]+[.S163]^2/2)" office:value-type="float" office:value="259.84248545713" calcext:value-type="float">
            <text:p>259.8424854571</text:p>
          </table:table-cell>
          <table:table-cell table:style-name="ce2" table:formula="of:=EXP([.T81]+[.T163]^2/2)" office:value-type="float" office:value="268.023480141138" calcext:value-type="float">
            <text:p>268.0234801411</text:p>
          </table:table-cell>
          <table:table-cell table:style-name="ce2" table:formula="of:=EXP([.U81]+[.U163]^2/2)" office:value-type="float" office:value="276.105811186181" calcext:value-type="float">
            <text:p>276.1058111862</text:p>
          </table:table-cell>
          <table:table-cell table:style-name="ce2" table:formula="of:=EXP([.V81]+[.V163]^2/2)" office:value-type="float" office:value="284.094565326995" calcext:value-type="float">
            <text:p>284.094565327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81]*[.X81]" office:value-type="float" office:value="53.8794945922828" calcext:value-type="float">
            <text:p>53.8794945923</text:p>
          </table:table-cell>
          <table:table-cell table:style-name="ce6" table:formula="of:=[.$AR81]*[.Y81]" office:value-type="float" office:value="59.5654841547605" calcext:value-type="float">
            <text:p>59.5654841548</text:p>
          </table:table-cell>
          <table:table-cell table:style-name="ce6" table:formula="of:=[.$AR81]*[.Z81]" office:value-type="float" office:value="65.0558450462774" calcext:value-type="float">
            <text:p>65.0558450463</text:p>
          </table:table-cell>
          <table:table-cell table:style-name="ce6" table:formula="of:=[.$AR81]*[.AA81]" office:value-type="float" office:value="70.3754938346095" calcext:value-type="float">
            <text:p>70.3754938346</text:p>
          </table:table-cell>
          <table:table-cell table:style-name="ce6" table:formula="of:=[.$AR81]*[.AB81]" office:value-type="float" office:value="75.5447158749239" calcext:value-type="float">
            <text:p>75.5447158749</text:p>
          </table:table-cell>
          <table:table-cell table:style-name="ce6" table:formula="of:=[.$AR81]*[.AC81]" office:value-type="float" office:value="80.5801326960394" calcext:value-type="float">
            <text:p>80.580132696</text:p>
          </table:table-cell>
          <table:table-cell table:style-name="ce6" table:formula="of:=[.$AR81]*[.AD81]" office:value-type="float" office:value="85.4955041371906" calcext:value-type="float">
            <text:p>85.4955041372</text:p>
          </table:table-cell>
          <table:table-cell table:style-name="ce6" table:formula="of:=[.$AR81]*[.AE81]" office:value-type="float" office:value="90.3023473681839" calcext:value-type="float">
            <text:p>90.3023473682</text:p>
          </table:table-cell>
          <table:table-cell table:style-name="ce6" table:formula="of:=[.$AR81]*[.AF81]" office:value-type="float" office:value="95.0104059222498" calcext:value-type="float">
            <text:p>95.0104059222</text:p>
          </table:table-cell>
          <table:table-cell table:style-name="ce6" table:formula="of:=[.$AR81]*[.AG81]" office:value-type="float" office:value="99.6280052599597" calcext:value-type="float">
            <text:p>99.62800526</text:p>
          </table:table-cell>
          <table:table-cell table:style-name="ce6" table:formula="of:=[.$AR81]*[.AH81]" office:value-type="float" office:value="104.162324243801" calcext:value-type="float">
            <text:p>104.1623242438</text:p>
          </table:table-cell>
          <table:table-cell table:style-name="ce6" table:formula="of:=[.$AR81]*[.AI81]" office:value-type="float" office:value="108.619604592274" calcext:value-type="float">
            <text:p>108.6196045923</text:p>
          </table:table-cell>
          <table:table-cell table:style-name="ce6" table:formula="of:=[.$AR81]*[.AJ81]" office:value-type="float" office:value="113.005314120597" calcext:value-type="float">
            <text:p>113.0053141206</text:p>
          </table:table-cell>
          <table:table-cell table:style-name="ce6" table:formula="of:=[.$AR81]*[.AK81]" office:value-type="float" office:value="117.324275604755" calcext:value-type="float">
            <text:p>117.3242756048</text:p>
          </table:table-cell>
          <table:table-cell table:style-name="ce6" table:formula="of:=[.$AR81]*[.AL81]" office:value-type="float" office:value="121.580769359187" calcext:value-type="float">
            <text:p>121.5807693592</text:p>
          </table:table-cell>
          <table:table-cell table:style-name="ce6" table:formula="of:=[.$AR81]*[.AM81]" office:value-type="float" office:value="125.778615816982" calcext:value-type="float">
            <text:p>125.778615817</text:p>
          </table:table-cell>
          <table:table-cell table:style-name="ce6" table:formula="of:=[.$AR81]*[.AN81]" office:value-type="float" office:value="129.921242728565" calcext:value-type="float">
            <text:p>129.9212427286</text:p>
          </table:table-cell>
          <table:table-cell table:style-name="ce6" table:formula="of:=[.$AR81]*[.AO81]" office:value-type="float" office:value="134.011740070569" calcext:value-type="float">
            <text:p>134.0117400706</text:p>
          </table:table-cell>
          <table:table-cell table:style-name="ce6" table:formula="of:=[.$AR81]*[.AP81]" office:value-type="float" office:value="138.052905593091" calcext:value-type="float">
            <text:p>138.0529055931</text:p>
          </table:table-cell>
          <table:table-cell table:style-name="ce6" table:formula="of:=[.$AR81]*[.AQ81]" office:value-type="float" office:value="142.047282663497" calcext:value-type="float">
            <text:p>142.0472826635</text:p>
          </table:table-cell>
          <table:table-cell/>
          <table:table-cell table:formula="of:=LN([.AS81])-[.C163]^2/2" office:value-type="float" office:value="3.97723420914006" calcext:value-type="float">
            <text:p>3.9772342091</text:p>
          </table:table-cell>
          <table:table-cell table:formula="of:=LN([.AT81])-[.D163]^2/2" office:value-type="float" office:value="4.07994269574006" calcext:value-type="float">
            <text:p>4.0799426957</text:p>
          </table:table-cell>
          <table:table-cell table:formula="of:=LN([.AU81])-[.E163]^2/2" office:value-type="float" office:value="4.16970042624005" calcext:value-type="float">
            <text:p>4.1697004262</text:p>
          </table:table-cell>
          <table:table-cell table:formula="of:=LN([.AV81])-[.F163]^2/2" office:value-type="float" office:value="4.24941070024005" calcext:value-type="float">
            <text:p>4.2494107002</text:p>
          </table:table-cell>
          <table:table-cell table:formula="of:=LN([.AW81])-[.G163]^2/2" office:value-type="float" office:value="4.32109818994006" calcext:value-type="float">
            <text:p>4.3210981899</text:p>
          </table:table-cell>
          <table:table-cell table:formula="of:=LN([.AX81])-[.H163]^2/2" office:value-type="float" office:value="4.38623120914006" calcext:value-type="float">
            <text:p>4.3862312091</text:p>
          </table:table-cell>
          <table:table-cell table:formula="of:=LN([.AY81])-[.I163]^2/2" office:value-type="float" office:value="4.44590855854005" calcext:value-type="float">
            <text:p>4.4459085585</text:p>
          </table:table-cell>
          <table:table-cell table:formula="of:=LN([.AZ81])-[.J163]^2/2" office:value-type="float" office:value="4.50097397474006" calcext:value-type="float">
            <text:p>4.5009739747</text:p>
          </table:table-cell>
          <table:table-cell table:formula="of:=LN([.BA81])-[.K163]^2/2" office:value-type="float" office:value="4.55208943544005" calcext:value-type="float">
            <text:p>4.5520894354</text:p>
          </table:table-cell>
          <table:table-cell table:formula="of:=LN([.BB81])-[.L163]^2/2" office:value-type="float" office:value="4.59978388644005" calcext:value-type="float">
            <text:p>4.5997838864</text:p>
          </table:table-cell>
          <table:table-cell table:formula="of:=LN([.BC81])-[.M163]^2/2" office:value-type="float" office:value="4.64448666024005" calcext:value-type="float">
            <text:p>4.6444866602</text:p>
          </table:table-cell>
          <table:table-cell table:formula="of:=LN([.BD81])-[.N163]^2/2" office:value-type="float" office:value="4.68655101854005" calcext:value-type="float">
            <text:p>4.6865510185</text:p>
          </table:table-cell>
          <table:table-cell table:formula="of:=LN([.BE81])-[.O163]^2/2" office:value-type="float" office:value="4.72627112514005" calcext:value-type="float">
            <text:p>4.7262711251</text:p>
          </table:table-cell>
          <table:table-cell table:formula="of:=LN([.BF81])-[.P163]^2/2" office:value-type="float" office:value="4.76389453534005" calcext:value-type="float">
            <text:p>4.7638945353</text:p>
          </table:table-cell>
          <table:table-cell table:formula="of:=LN([.BG81])-[.Q163]^2/2" office:value-type="float" office:value="4.79963155014005" calcext:value-type="float">
            <text:p>4.7996315501</text:p>
          </table:table-cell>
          <table:table-cell table:formula="of:=LN([.BH81])-[.R163]^2/2" office:value-type="float" office:value="4.83366233544006" calcext:value-type="float">
            <text:p>4.8336623354</text:p>
          </table:table-cell>
          <table:table-cell table:formula="of:=LN([.BI81])-[.S163]^2/2" office:value-type="float" office:value="4.86614241874005" calcext:value-type="float">
            <text:p>4.8661424187</text:p>
          </table:table-cell>
          <table:table-cell table:formula="of:=LN([.BJ81])-[.T163]^2/2" office:value-type="float" office:value="4.89720698574005" calcext:value-type="float">
            <text:p>4.8972069857</text:p>
          </table:table-cell>
          <table:table-cell table:formula="of:=LN([.BK81])-[.U163]^2/2" office:value-type="float" office:value="4.92697428054006" calcext:value-type="float">
            <text:p>4.9269742805</text:p>
          </table:table-cell>
          <table:table-cell table:formula="of:=LN([.BL81])-[.V163]^2/2" office:value-type="float" office:value="4.95554832324005" calcext:value-type="float">
            <text:p>4.955548323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82]+[.C164]^2/2)" office:value-type="float" office:value="65.523212758019" calcext:value-type="float">
            <text:p>65.523212758</text:p>
          </table:table-cell>
          <table:table-cell table:style-name="ce2" table:formula="of:=EXP([.D82]+[.D164]^2/2)" office:value-type="float" office:value="71.6497879649881" calcext:value-type="float">
            <text:p>71.649787965</text:p>
          </table:table-cell>
          <table:table-cell table:style-name="ce2" table:formula="of:=EXP([.E82]+[.E164]^2/2)" office:value-type="float" office:value="77.5093756794818" calcext:value-type="float">
            <text:p>77.5093756795</text:p>
          </table:table-cell>
          <table:table-cell table:style-name="ce2" table:formula="of:=EXP([.F82]+[.F164]^2/2)" office:value-type="float" office:value="83.1384385588928" calcext:value-type="float">
            <text:p>83.1384385589</text:p>
          </table:table-cell>
          <table:table-cell table:style-name="ce2" table:formula="of:=EXP([.G82]+[.G164]^2/2)" office:value-type="float" office:value="88.5662257689602" calcext:value-type="float">
            <text:p>88.566225769</text:p>
          </table:table-cell>
          <table:table-cell table:style-name="ce2" table:formula="of:=EXP([.H82]+[.H164]^2/2)" office:value-type="float" office:value="93.8164250741758" calcext:value-type="float">
            <text:p>93.8164250742</text:p>
          </table:table-cell>
          <table:table-cell table:style-name="ce2" table:formula="of:=EXP([.I82]+[.I164]^2/2)" office:value-type="float" office:value="98.9084559555006" calcext:value-type="float">
            <text:p>98.9084559555</text:p>
          </table:table-cell>
          <table:table-cell table:style-name="ce2" table:formula="of:=EXP([.J82]+[.J164]^2/2)" office:value-type="float" office:value="103.858436840539" calcext:value-type="float">
            <text:p>103.8584368405</text:p>
          </table:table-cell>
          <table:table-cell table:style-name="ce2" table:formula="of:=EXP([.K82]+[.K164]^2/2)" office:value-type="float" office:value="108.679903343028" calcext:value-type="float">
            <text:p>108.679903343</text:p>
          </table:table-cell>
          <table:table-cell table:style-name="ce2" table:formula="of:=EXP([.L82]+[.L164]^2/2)" office:value-type="float" office:value="113.38434443524" calcext:value-type="float">
            <text:p>113.3843444352</text:p>
          </table:table-cell>
          <table:table-cell table:style-name="ce2" table:formula="of:=EXP([.M82]+[.M164]^2/2)" office:value-type="float" office:value="117.981607224752" calcext:value-type="float">
            <text:p>117.9816072248</text:p>
          </table:table-cell>
          <table:table-cell table:style-name="ce2" table:formula="of:=EXP([.N82]+[.N164]^2/2)" office:value-type="float" office:value="122.480205941214" calcext:value-type="float">
            <text:p>122.4802059412</text:p>
          </table:table-cell>
          <table:table-cell table:style-name="ce2" table:formula="of:=EXP([.O82]+[.O164]^2/2)" office:value-type="float" office:value="126.887561130843" calcext:value-type="float">
            <text:p>126.8875611308</text:p>
          </table:table-cell>
          <table:table-cell table:style-name="ce2" table:formula="of:=EXP([.P82]+[.P164]^2/2)" office:value-type="float" office:value="131.210186717489" calcext:value-type="float">
            <text:p>131.2101867175</text:p>
          </table:table-cell>
          <table:table-cell table:style-name="ce2" table:formula="of:=EXP([.Q82]+[.Q164]^2/2)" office:value-type="float" office:value="135.453838116435" calcext:value-type="float">
            <text:p>135.4538381164</text:p>
          </table:table-cell>
          <table:table-cell table:style-name="ce2" table:formula="of:=EXP([.R82]+[.R164]^2/2)" office:value-type="float" office:value="139.623630973974" calcext:value-type="float">
            <text:p>139.623630974</text:p>
          </table:table-cell>
          <table:table-cell table:style-name="ce2" table:formula="of:=EXP([.S82]+[.S164]^2/2)" office:value-type="float" office:value="143.724136841275" calcext:value-type="float">
            <text:p>143.7241368413</text:p>
          </table:table-cell>
          <table:table-cell table:style-name="ce2" table:formula="of:=EXP([.T82]+[.T164]^2/2)" office:value-type="float" office:value="147.759461378702" calcext:value-type="float">
            <text:p>147.7594613787</text:p>
          </table:table-cell>
          <table:table-cell table:style-name="ce2" table:formula="of:=EXP([.U82]+[.U164]^2/2)" office:value-type="float" office:value="151.733308747548" calcext:value-type="float">
            <text:p>151.7333087475</text:p>
          </table:table-cell>
          <table:table-cell table:style-name="ce2" table:formula="of:=EXP([.V82]+[.V164]^2/2)" office:value-type="float" office:value="155.649034825548" calcext:value-type="float">
            <text:p>155.649034825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82]*[.X82]" office:value-type="float" office:value="44.2281686116629" calcext:value-type="float">
            <text:p>44.2281686117</text:p>
          </table:table-cell>
          <table:table-cell table:style-name="ce6" table:formula="of:=[.$AR82]*[.Y82]" office:value-type="float" office:value="48.363606876367" calcext:value-type="float">
            <text:p>48.3636068764</text:p>
          </table:table-cell>
          <table:table-cell table:style-name="ce6" table:formula="of:=[.$AR82]*[.Z82]" office:value-type="float" office:value="52.3188285836502" calcext:value-type="float">
            <text:p>52.3188285837</text:p>
          </table:table-cell>
          <table:table-cell table:style-name="ce6" table:formula="of:=[.$AR82]*[.AA82]" office:value-type="float" office:value="56.1184460272526" calcext:value-type="float">
            <text:p>56.1184460273</text:p>
          </table:table-cell>
          <table:table-cell table:style-name="ce6" table:formula="of:=[.$AR82]*[.AB82]" office:value-type="float" office:value="59.7822023940482" calcext:value-type="float">
            <text:p>59.782202394</text:p>
          </table:table-cell>
          <table:table-cell table:style-name="ce6" table:formula="of:=[.$AR82]*[.AC82]" office:value-type="float" office:value="63.3260869250687" calcext:value-type="float">
            <text:p>63.3260869251</text:p>
          </table:table-cell>
          <table:table-cell table:style-name="ce6" table:formula="of:=[.$AR82]*[.AD82]" office:value-type="float" office:value="66.7632077699629" calcext:value-type="float">
            <text:p>66.76320777</text:p>
          </table:table-cell>
          <table:table-cell table:style-name="ce6" table:formula="of:=[.$AR82]*[.AE82]" office:value-type="float" office:value="70.1044448673636" calcext:value-type="float">
            <text:p>70.1044448674</text:p>
          </table:table-cell>
          <table:table-cell table:style-name="ce6" table:formula="of:=[.$AR82]*[.AF82]" office:value-type="float" office:value="73.3589347565436" calcext:value-type="float">
            <text:p>73.3589347565</text:p>
          </table:table-cell>
          <table:table-cell table:style-name="ce6" table:formula="of:=[.$AR82]*[.AG82]" office:value-type="float" office:value="76.5344324937873" calcext:value-type="float">
            <text:p>76.5344324938</text:p>
          </table:table-cell>
          <table:table-cell table:style-name="ce6" table:formula="of:=[.$AR82]*[.AH82]" office:value-type="float" office:value="79.6375848767077" calcext:value-type="float">
            <text:p>79.6375848767</text:p>
          </table:table-cell>
          <table:table-cell table:style-name="ce6" table:formula="of:=[.$AR82]*[.AI82]" office:value-type="float" office:value="82.6741390103197" calcext:value-type="float">
            <text:p>82.6741390103</text:p>
          </table:table-cell>
          <table:table-cell table:style-name="ce6" table:formula="of:=[.$AR82]*[.AJ82]" office:value-type="float" office:value="85.6491037633193" calcext:value-type="float">
            <text:p>85.6491037633</text:p>
          </table:table-cell>
          <table:table-cell table:style-name="ce6" table:formula="of:=[.$AR82]*[.AK82]" office:value-type="float" office:value="88.566876034305" calcext:value-type="float">
            <text:p>88.5668760343</text:p>
          </table:table-cell>
          <table:table-cell table:style-name="ce6" table:formula="of:=[.$AR82]*[.AL82]" office:value-type="float" office:value="91.4313407285934" calcext:value-type="float">
            <text:p>91.4313407286</text:p>
          </table:table-cell>
          <table:table-cell table:style-name="ce6" table:formula="of:=[.$AR82]*[.AM82]" office:value-type="float" office:value="94.2459509074325" calcext:value-type="float">
            <text:p>94.2459509074</text:p>
          </table:table-cell>
          <table:table-cell table:style-name="ce6" table:formula="of:=[.$AR82]*[.AN82]" office:value-type="float" office:value="97.0137923678604" calcext:value-type="float">
            <text:p>97.0137923679</text:p>
          </table:table-cell>
          <table:table-cell table:style-name="ce6" table:formula="of:=[.$AR82]*[.AO82]" office:value-type="float" office:value="99.7376364306241" calcext:value-type="float">
            <text:p>99.7376364306</text:p>
          </table:table-cell>
          <table:table-cell table:style-name="ce6" table:formula="of:=[.$AR82]*[.AP82]" office:value-type="float" office:value="102.419983404595" calcext:value-type="float">
            <text:p>102.4199834046</text:p>
          </table:table-cell>
          <table:table-cell table:style-name="ce6" table:formula="of:=[.$AR82]*[.AQ82]" office:value-type="float" office:value="105.063098507245" calcext:value-type="float">
            <text:p>105.0630985072</text:p>
          </table:table-cell>
          <table:table-cell/>
          <table:table-cell table:formula="of:=LN([.AS82])-[.C164]^2/2" office:value-type="float" office:value="3.77984612289039" calcext:value-type="float">
            <text:p>3.7798461229</text:p>
          </table:table-cell>
          <table:table-cell table:formula="of:=LN([.AT82])-[.D164]^2/2" office:value-type="float" office:value="3.87161402119039" calcext:value-type="float">
            <text:p>3.8716140212</text:p>
          </table:table-cell>
          <table:table-cell table:formula="of:=LN([.AU82])-[.E164]^2/2" office:value-type="float" office:value="3.95181068809039" calcext:value-type="float">
            <text:p>3.9518106881</text:p>
          </table:table-cell>
          <table:table-cell table:formula="of:=LN([.AV82])-[.F164]^2/2" office:value-type="float" office:value="4.02303016129039" calcext:value-type="float">
            <text:p>4.0230301613</text:p>
          </table:table-cell>
          <table:table-cell table:formula="of:=LN([.AW82])-[.G164]^2/2" office:value-type="float" office:value="4.08708144359039" calcext:value-type="float">
            <text:p>4.0870814436</text:p>
          </table:table-cell>
          <table:table-cell table:formula="of:=LN([.AX82])-[.H164]^2/2" office:value-type="float" office:value="4.14527644259039" calcext:value-type="float">
            <text:p>4.1452764426</text:p>
          </table:table-cell>
          <table:table-cell table:formula="of:=LN([.AY82])-[.I164]^2/2" office:value-type="float" office:value="4.19859691409039" calcext:value-type="float">
            <text:p>4.1985969141</text:p>
          </table:table-cell>
          <table:table-cell table:formula="of:=LN([.AZ82])-[.J164]^2/2" office:value-type="float" office:value="4.24779671899039" calcext:value-type="float">
            <text:p>4.247796719</text:p>
          </table:table-cell>
          <table:table-cell table:formula="of:=LN([.BA82])-[.K164]^2/2" office:value-type="float" office:value="4.29346732089039" calcext:value-type="float">
            <text:p>4.2934673209</text:p>
          </table:table-cell>
          <table:table-cell table:formula="of:=LN([.BB82])-[.L164]^2/2" office:value-type="float" office:value="4.33608132159039" calcext:value-type="float">
            <text:p>4.3360813216</text:p>
          </table:table-cell>
          <table:table-cell table:formula="of:=LN([.BC82])-[.M164]^2/2" office:value-type="float" office:value="4.37602232109039" calcext:value-type="float">
            <text:p>4.3760223211</text:p>
          </table:table-cell>
          <table:table-cell table:formula="of:=LN([.BD82])-[.N164]^2/2" office:value-type="float" office:value="4.41360595089039" calcext:value-type="float">
            <text:p>4.4136059509</text:p>
          </table:table-cell>
          <table:table-cell table:formula="of:=LN([.BE82])-[.O164]^2/2" office:value-type="float" office:value="4.44909504069039" calcext:value-type="float">
            <text:p>4.4490950407</text:p>
          </table:table-cell>
          <table:table-cell table:formula="of:=LN([.BF82])-[.P164]^2/2" office:value-type="float" office:value="4.48271077599039" calcext:value-type="float">
            <text:p>4.482710776</text:p>
          </table:table-cell>
          <table:table-cell table:formula="of:=LN([.BG82])-[.Q164]^2/2" office:value-type="float" office:value="4.51464105589039" calcext:value-type="float">
            <text:p>4.5146410559</text:p>
          </table:table-cell>
          <table:table-cell table:formula="of:=LN([.BH82])-[.R164]^2/2" office:value-type="float" office:value="4.54504685539039" calcext:value-type="float">
            <text:p>4.5450468554</text:p>
          </table:table-cell>
          <table:table-cell table:formula="of:=LN([.BI82])-[.S164]^2/2" office:value-type="float" office:value="4.57406713479039" calcext:value-type="float">
            <text:p>4.5740671348</text:p>
          </table:table-cell>
          <table:table-cell table:formula="of:=LN([.BJ82])-[.T164]^2/2" office:value-type="float" office:value="4.60182267969039" calcext:value-type="float">
            <text:p>4.6018226797</text:p>
          </table:table-cell>
          <table:table-cell table:formula="of:=LN([.BK82])-[.U164]^2/2" office:value-type="float" office:value="4.62841913899039" calcext:value-type="float">
            <text:p>4.628419139</text:p>
          </table:table-cell>
          <table:table-cell table:formula="of:=LN([.BL82])-[.V164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83]+[.C165]^2/2)" office:value-type="float" office:value="32.4996046358507" calcext:value-type="float">
            <text:p>32.4996046359</text:p>
          </table:table-cell>
          <table:table-cell table:style-name="ce2" table:formula="of:=EXP([.D83]+[.D165]^2/2)" office:value-type="float" office:value="34.9945996109179" calcext:value-type="float">
            <text:p>34.9945996109</text:p>
          </table:table-cell>
          <table:table-cell table:style-name="ce2" table:formula="of:=EXP([.E83]+[.E165]^2/2)" office:value-type="float" office:value="37.3497755074856" calcext:value-type="float">
            <text:p>37.3497755075</text:p>
          </table:table-cell>
          <table:table-cell table:style-name="ce2" table:formula="of:=EXP([.F83]+[.F165]^2/2)" office:value-type="float" office:value="39.585703754713" calcext:value-type="float">
            <text:p>39.5857037547</text:p>
          </table:table-cell>
          <table:table-cell table:style-name="ce2" table:formula="of:=EXP([.G83]+[.G165]^2/2)" office:value-type="float" office:value="41.7186737300876" calcext:value-type="float">
            <text:p>41.7186737301</text:p>
          </table:table-cell>
          <table:table-cell table:style-name="ce2" table:formula="of:=EXP([.H83]+[.H165]^2/2)" office:value-type="float" office:value="43.7617265353899" calcext:value-type="float">
            <text:p>43.7617265354</text:p>
          </table:table-cell>
          <table:table-cell table:style-name="ce2" table:formula="of:=EXP([.I83]+[.I165]^2/2)" office:value-type="float" office:value="45.7254429974884" calcext:value-type="float">
            <text:p>45.7254429975</text:p>
          </table:table-cell>
          <table:table-cell table:style-name="ce2" table:formula="of:=EXP([.J83]+[.J165]^2/2)" office:value-type="float" office:value="47.6185228269053" calcext:value-type="float">
            <text:p>47.6185228269</text:p>
          </table:table-cell>
          <table:table-cell table:style-name="ce2" table:formula="of:=EXP([.K83]+[.K165]^2/2)" office:value-type="float" office:value="49.4482085834059" calcext:value-type="float">
            <text:p>49.4482085834</text:p>
          </table:table-cell>
          <table:table-cell table:style-name="ce2" table:formula="of:=EXP([.L83]+[.L165]^2/2)" office:value-type="float" office:value="51.2205986559448" calcext:value-type="float">
            <text:p>51.2205986559</text:p>
          </table:table-cell>
          <table:table-cell table:style-name="ce2" table:formula="of:=EXP([.M83]+[.M165]^2/2)" office:value-type="float" office:value="52.9408811057989" calcext:value-type="float">
            <text:p>52.9408811058</text:p>
          </table:table-cell>
          <table:table-cell table:style-name="ce2" table:formula="of:=EXP([.N83]+[.N165]^2/2)" office:value-type="float" office:value="54.613510640847" calcext:value-type="float">
            <text:p>54.6135106408</text:p>
          </table:table-cell>
          <table:table-cell table:style-name="ce2" table:formula="of:=EXP([.O83]+[.O165]^2/2)" office:value-type="float" office:value="56.2423444177632" calcext:value-type="float">
            <text:p>56.2423444178</text:p>
          </table:table-cell>
          <table:table-cell table:style-name="ce2" table:formula="of:=EXP([.P83]+[.P165]^2/2)" office:value-type="float" office:value="57.8307475610751" calcext:value-type="float">
            <text:p>57.8307475611</text:p>
          </table:table-cell>
          <table:table-cell table:style-name="ce2" table:formula="of:=EXP([.Q83]+[.Q165]^2/2)" office:value-type="float" office:value="59.3816761092276" calcext:value-type="float">
            <text:p>59.3816761092</text:p>
          </table:table-cell>
          <table:table-cell table:style-name="ce2" table:formula="of:=EXP([.R83]+[.R165]^2/2)" office:value-type="float" office:value="60.8977429967585" calcext:value-type="float">
            <text:p>60.8977429968</text:p>
          </table:table-cell>
          <table:table-cell table:style-name="ce2" table:formula="of:=EXP([.S83]+[.S165]^2/2)" office:value-type="float" office:value="62.3812710606414" calcext:value-type="float">
            <text:p>62.3812710606</text:p>
          </table:table-cell>
          <table:table-cell table:style-name="ce2" table:formula="of:=EXP([.T83]+[.T165]^2/2)" office:value-type="float" office:value="63.8343359961068" calcext:value-type="float">
            <text:p>63.8343359961</text:p>
          </table:table-cell>
          <table:table-cell table:style-name="ce2" table:formula="of:=EXP([.U83]+[.U165]^2/2)" office:value-type="float" office:value="65.2588015793638" calcext:value-type="float">
            <text:p>65.2588015794</text:p>
          </table:table-cell>
          <table:table-cell table:style-name="ce2" table:formula="of:=EXP([.V83]+[.V165]^2/2)" office:value-type="float" office:value="66.6563486225749" calcext:value-type="float">
            <text:p>66.6563486226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83]*[.X83]" office:value-type="float" office:value="32.4996046358507" calcext:value-type="float">
            <text:p>32.4996046359</text:p>
          </table:table-cell>
          <table:table-cell table:style-name="ce6" table:formula="of:=[.$AR83]*[.Y83]" office:value-type="float" office:value="34.9945996109179" calcext:value-type="float">
            <text:p>34.9945996109</text:p>
          </table:table-cell>
          <table:table-cell table:style-name="ce6" table:formula="of:=[.$AR83]*[.Z83]" office:value-type="float" office:value="37.3497755074856" calcext:value-type="float">
            <text:p>37.3497755075</text:p>
          </table:table-cell>
          <table:table-cell table:style-name="ce6" table:formula="of:=[.$AR83]*[.AA83]" office:value-type="float" office:value="39.585703754713" calcext:value-type="float">
            <text:p>39.5857037547</text:p>
          </table:table-cell>
          <table:table-cell table:style-name="ce6" table:formula="of:=[.$AR83]*[.AB83]" office:value-type="float" office:value="41.7186737300876" calcext:value-type="float">
            <text:p>41.7186737301</text:p>
          </table:table-cell>
          <table:table-cell table:style-name="ce6" table:formula="of:=[.$AR83]*[.AC83]" office:value-type="float" office:value="43.7617265353899" calcext:value-type="float">
            <text:p>43.7617265354</text:p>
          </table:table-cell>
          <table:table-cell table:style-name="ce6" table:formula="of:=[.$AR83]*[.AD83]" office:value-type="float" office:value="45.7254429974884" calcext:value-type="float">
            <text:p>45.7254429975</text:p>
          </table:table-cell>
          <table:table-cell table:style-name="ce6" table:formula="of:=[.$AR83]*[.AE83]" office:value-type="float" office:value="47.6185228269053" calcext:value-type="float">
            <text:p>47.6185228269</text:p>
          </table:table-cell>
          <table:table-cell table:style-name="ce6" table:formula="of:=[.$AR83]*[.AF83]" office:value-type="float" office:value="49.4482085834059" calcext:value-type="float">
            <text:p>49.4482085834</text:p>
          </table:table-cell>
          <table:table-cell table:style-name="ce6" table:formula="of:=[.$AR83]*[.AG83]" office:value-type="float" office:value="51.2205986559448" calcext:value-type="float">
            <text:p>51.2205986559</text:p>
          </table:table-cell>
          <table:table-cell table:style-name="ce6" table:formula="of:=[.$AR83]*[.AH83]" office:value-type="float" office:value="52.9408811057989" calcext:value-type="float">
            <text:p>52.9408811058</text:p>
          </table:table-cell>
          <table:table-cell table:style-name="ce6" table:formula="of:=[.$AR83]*[.AI83]" office:value-type="float" office:value="54.613510640847" calcext:value-type="float">
            <text:p>54.6135106408</text:p>
          </table:table-cell>
          <table:table-cell table:style-name="ce6" table:formula="of:=[.$AR83]*[.AJ83]" office:value-type="float" office:value="56.2423444177632" calcext:value-type="float">
            <text:p>56.2423444178</text:p>
          </table:table-cell>
          <table:table-cell table:style-name="ce6" table:formula="of:=[.$AR83]*[.AK83]" office:value-type="float" office:value="57.8307475610751" calcext:value-type="float">
            <text:p>57.8307475611</text:p>
          </table:table-cell>
          <table:table-cell table:style-name="ce6" table:formula="of:=[.$AR83]*[.AL83]" office:value-type="float" office:value="59.3816761092276" calcext:value-type="float">
            <text:p>59.3816761092</text:p>
          </table:table-cell>
          <table:table-cell table:style-name="ce6" table:formula="of:=[.$AR83]*[.AM83]" office:value-type="float" office:value="60.8977429967585" calcext:value-type="float">
            <text:p>60.8977429968</text:p>
          </table:table-cell>
          <table:table-cell table:style-name="ce6" table:formula="of:=[.$AR83]*[.AN83]" office:value-type="float" office:value="62.3812710606414" calcext:value-type="float">
            <text:p>62.3812710606</text:p>
          </table:table-cell>
          <table:table-cell table:style-name="ce6" table:formula="of:=[.$AR83]*[.AO83]" office:value-type="float" office:value="63.8343359961068" calcext:value-type="float">
            <text:p>63.8343359961</text:p>
          </table:table-cell>
          <table:table-cell table:style-name="ce6" table:formula="of:=[.$AR83]*[.AP83]" office:value-type="float" office:value="65.2588015793638" calcext:value-type="float">
            <text:p>65.2588015794</text:p>
          </table:table-cell>
          <table:table-cell table:style-name="ce6" table:formula="of:=[.$AR83]*[.AQ83]" office:value-type="float" office:value="66.6563486225749" calcext:value-type="float">
            <text:p>66.6563486226</text:p>
          </table:table-cell>
          <table:table-cell/>
          <table:table-cell table:formula="of:=LN([.AS83])-[.C165]^2/2" office:value-type="float" office:value="3.4717121621" calcext:value-type="float">
            <text:p>3.4717121621</text:p>
          </table:table-cell>
          <table:table-cell table:formula="of:=LN([.AT83])-[.D165]^2/2" office:value-type="float" office:value="3.5480601671" calcext:value-type="float">
            <text:p>3.5480601671</text:p>
          </table:table-cell>
          <table:table-cell table:formula="of:=LN([.AU83])-[.E165]^2/2" office:value-type="float" office:value="3.6147812717" calcext:value-type="float">
            <text:p>3.6147812717</text:p>
          </table:table-cell>
          <table:table-cell table:formula="of:=LN([.AV83])-[.F165]^2/2" office:value-type="float" office:value="3.6740336334" calcext:value-type="float">
            <text:p>3.6740336334</text:p>
          </table:table-cell>
          <table:table-cell table:formula="of:=LN([.AW83])-[.G165]^2/2" office:value-type="float" office:value="3.7273222856" calcext:value-type="float">
            <text:p>3.7273222856</text:p>
          </table:table-cell>
          <table:table-cell table:formula="of:=LN([.AX83])-[.H165]^2/2" office:value-type="float" office:value="3.7757386946" calcext:value-type="float">
            <text:p>3.7757386946</text:p>
          </table:table-cell>
          <table:table-cell table:formula="of:=LN([.AY83])-[.I165]^2/2" office:value-type="float" office:value="3.8200996497" calcext:value-type="float">
            <text:p>3.8200996497</text:p>
          </table:table-cell>
          <table:table-cell table:formula="of:=LN([.AZ83])-[.J165]^2/2" office:value-type="float" office:value="3.86103234" calcext:value-type="float">
            <text:p>3.86103234</text:p>
          </table:table-cell>
          <table:table-cell table:formula="of:=LN([.BA83])-[.K165]^2/2" office:value-type="float" office:value="3.8990288444" calcext:value-type="float">
            <text:p>3.8990288444</text:p>
          </table:table-cell>
          <table:table-cell table:formula="of:=LN([.BB83])-[.L165]^2/2" office:value-type="float" office:value="3.9344823527" calcext:value-type="float">
            <text:p>3.9344823527</text:p>
          </table:table-cell>
          <table:table-cell table:formula="of:=LN([.BC83])-[.M165]^2/2" office:value-type="float" office:value="3.967712008" calcext:value-type="float">
            <text:p>3.967712008</text:p>
          </table:table-cell>
          <table:table-cell table:formula="of:=LN([.BD83])-[.N165]^2/2" office:value-type="float" office:value="3.998980406" calcext:value-type="float">
            <text:p>3.998980406</text:p>
          </table:table-cell>
          <table:table-cell table:formula="of:=LN([.BE83])-[.O165]^2/2" office:value-type="float" office:value="4.0285062125" calcext:value-type="float">
            <text:p>4.0285062125</text:p>
          </table:table-cell>
          <table:table-cell table:formula="of:=LN([.BF83])-[.P165]^2/2" office:value-type="float" office:value="4.0564734469" calcext:value-type="float">
            <text:p>4.0564734469</text:p>
          </table:table-cell>
          <table:table-cell table:formula="of:=LN([.BG83])-[.Q165]^2/2" office:value-type="float" office:value="4.0830384356" calcext:value-type="float">
            <text:p>4.0830384356</text:p>
          </table:table-cell>
          <table:table-cell table:formula="of:=LN([.BH83])-[.R165]^2/2" office:value-type="float" office:value="4.1083351044" calcext:value-type="float">
            <text:p>4.1083351044</text:p>
          </table:table-cell>
          <table:table-cell table:formula="of:=LN([.BI83])-[.S165]^2/2" office:value-type="float" office:value="4.1324790641" calcext:value-type="float">
            <text:p>4.1324790641</text:p>
          </table:table-cell>
          <table:table-cell table:formula="of:=LN([.BJ83])-[.T165]^2/2" office:value-type="float" office:value="4.1555708045" calcext:value-type="float">
            <text:p>4.1555708045</text:p>
          </table:table-cell>
          <table:table-cell table:formula="of:=LN([.BK83])-[.U165]^2/2" office:value-type="float" office:value="4.1776982222" calcext:value-type="float">
            <text:p>4.1776982222</text:p>
          </table:table-cell>
          <table:table-cell table:formula="of:=LN([.BL83])-[.V165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.172888711" calcext:value-type="float">
            <text:p>4.172888711</text:p>
          </table:table-cell>
          <table:table-cell office:value-type="float" office:value="4.2646566093" calcext:value-type="float">
            <text:p>4.2646566093</text:p>
          </table:table-cell>
          <table:table-cell office:value-type="float" office:value="4.3448532762" calcext:value-type="float">
            <text:p>4.3448532762</text:p>
          </table:table-cell>
          <table:table-cell office:value-type="float" office:value="4.4160727494" calcext:value-type="float">
            <text:p>4.4160727494</text:p>
          </table:table-cell>
          <table:table-cell office:value-type="float" office:value="4.4801240317" calcext:value-type="float">
            <text:p>4.4801240317</text:p>
          </table:table-cell>
          <table:table-cell office:value-type="float" office:value="4.5383190307" calcext:value-type="float">
            <text:p>4.5383190307</text:p>
          </table:table-cell>
          <table:table-cell office:value-type="float" office:value="4.5916395022" calcext:value-type="float">
            <text:p>4.5916395022</text:p>
          </table:table-cell>
          <table:table-cell office:value-type="float" office:value="4.6408393071" calcext:value-type="float">
            <text:p>4.6408393071</text:p>
          </table:table-cell>
          <table:table-cell office:value-type="float" office:value="4.686509909" calcext:value-type="float">
            <text:p>4.686509909</text:p>
          </table:table-cell>
          <table:table-cell office:value-type="float" office:value="4.7291239097" calcext:value-type="float">
            <text:p>4.7291239097</text:p>
          </table:table-cell>
          <table:table-cell office:value-type="float" office:value="4.7690649092" calcext:value-type="float">
            <text:p>4.7690649092</text:p>
          </table:table-cell>
          <table:table-cell office:value-type="float" office:value="4.806648539" calcext:value-type="float">
            <text:p>4.806648539</text:p>
          </table:table-cell>
          <table:table-cell office:value-type="float" office:value="4.8421376288" calcext:value-type="float">
            <text:p>4.8421376288</text:p>
          </table:table-cell>
          <table:table-cell office:value-type="float" office:value="4.8757533641" calcext:value-type="float">
            <text:p>4.8757533641</text:p>
          </table:table-cell>
          <table:table-cell office:value-type="float" office:value="4.907683644" calcext:value-type="float">
            <text:p>4.907683644</text:p>
          </table:table-cell>
          <table:table-cell office:value-type="float" office:value="4.9380894435" calcext:value-type="float">
            <text:p>4.9380894435</text:p>
          </table:table-cell>
          <table:table-cell office:value-type="float" office:value="4.9671097229" calcext:value-type="float">
            <text:p>4.9671097229</text:p>
          </table:table-cell>
          <table:table-cell office:value-type="float" office:value="4.9948652678" calcext:value-type="float">
            <text:p>4.9948652678</text:p>
          </table:table-cell>
          <table:table-cell office:value-type="float" office:value="5.0214617271" calcext:value-type="float">
            <text:p>5.0214617271</text:p>
          </table:table-cell>
          <table:table-cell office:value-type="float" office:value="5.0469920405" calcext:value-type="float">
            <text:p>5.0469920405</text:p>
          </table:table-cell>
          <table:table-cell/>
          <table:table-cell table:style-name="ce2" table:formula="of:=EXP([.C84]+[.C166]^2/2)" office:value-type="float" office:value="65.523212758019" calcext:value-type="float">
            <text:p>65.523212758</text:p>
          </table:table-cell>
          <table:table-cell table:style-name="ce2" table:formula="of:=EXP([.D84]+[.D166]^2/2)" office:value-type="float" office:value="71.6497879649881" calcext:value-type="float">
            <text:p>71.649787965</text:p>
          </table:table-cell>
          <table:table-cell table:style-name="ce2" table:formula="of:=EXP([.E84]+[.E166]^2/2)" office:value-type="float" office:value="77.5093756794818" calcext:value-type="float">
            <text:p>77.5093756795</text:p>
          </table:table-cell>
          <table:table-cell table:style-name="ce2" table:formula="of:=EXP([.F84]+[.F166]^2/2)" office:value-type="float" office:value="83.1384385588928" calcext:value-type="float">
            <text:p>83.1384385589</text:p>
          </table:table-cell>
          <table:table-cell table:style-name="ce2" table:formula="of:=EXP([.G84]+[.G166]^2/2)" office:value-type="float" office:value="88.5662257689602" calcext:value-type="float">
            <text:p>88.566225769</text:p>
          </table:table-cell>
          <table:table-cell table:style-name="ce2" table:formula="of:=EXP([.H84]+[.H166]^2/2)" office:value-type="float" office:value="93.8164250741758" calcext:value-type="float">
            <text:p>93.8164250742</text:p>
          </table:table-cell>
          <table:table-cell table:style-name="ce2" table:formula="of:=EXP([.I84]+[.I166]^2/2)" office:value-type="float" office:value="98.9084559555006" calcext:value-type="float">
            <text:p>98.9084559555</text:p>
          </table:table-cell>
          <table:table-cell table:style-name="ce2" table:formula="of:=EXP([.J84]+[.J166]^2/2)" office:value-type="float" office:value="103.858436840539" calcext:value-type="float">
            <text:p>103.8584368405</text:p>
          </table:table-cell>
          <table:table-cell table:style-name="ce2" table:formula="of:=EXP([.K84]+[.K166]^2/2)" office:value-type="float" office:value="108.679903343028" calcext:value-type="float">
            <text:p>108.679903343</text:p>
          </table:table-cell>
          <table:table-cell table:style-name="ce2" table:formula="of:=EXP([.L84]+[.L166]^2/2)" office:value-type="float" office:value="113.38434443524" calcext:value-type="float">
            <text:p>113.3843444352</text:p>
          </table:table-cell>
          <table:table-cell table:style-name="ce2" table:formula="of:=EXP([.M84]+[.M166]^2/2)" office:value-type="float" office:value="117.981607224752" calcext:value-type="float">
            <text:p>117.9816072248</text:p>
          </table:table-cell>
          <table:table-cell table:style-name="ce2" table:formula="of:=EXP([.N84]+[.N166]^2/2)" office:value-type="float" office:value="122.480205941214" calcext:value-type="float">
            <text:p>122.4802059412</text:p>
          </table:table-cell>
          <table:table-cell table:style-name="ce2" table:formula="of:=EXP([.O84]+[.O166]^2/2)" office:value-type="float" office:value="126.887561130843" calcext:value-type="float">
            <text:p>126.8875611308</text:p>
          </table:table-cell>
          <table:table-cell table:style-name="ce2" table:formula="of:=EXP([.P84]+[.P166]^2/2)" office:value-type="float" office:value="131.210186717489" calcext:value-type="float">
            <text:p>131.2101867175</text:p>
          </table:table-cell>
          <table:table-cell table:style-name="ce2" table:formula="of:=EXP([.Q84]+[.Q166]^2/2)" office:value-type="float" office:value="135.453838116435" calcext:value-type="float">
            <text:p>135.4538381164</text:p>
          </table:table-cell>
          <table:table-cell table:style-name="ce2" table:formula="of:=EXP([.R84]+[.R166]^2/2)" office:value-type="float" office:value="139.623630973974" calcext:value-type="float">
            <text:p>139.623630974</text:p>
          </table:table-cell>
          <table:table-cell table:style-name="ce2" table:formula="of:=EXP([.S84]+[.S166]^2/2)" office:value-type="float" office:value="143.724136841275" calcext:value-type="float">
            <text:p>143.7241368413</text:p>
          </table:table-cell>
          <table:table-cell table:style-name="ce2" table:formula="of:=EXP([.T84]+[.T166]^2/2)" office:value-type="float" office:value="147.759461378702" calcext:value-type="float">
            <text:p>147.7594613787</text:p>
          </table:table-cell>
          <table:table-cell table:style-name="ce2" table:formula="of:=EXP([.U84]+[.U166]^2/2)" office:value-type="float" office:value="151.733308747548" calcext:value-type="float">
            <text:p>151.7333087475</text:p>
          </table:table-cell>
          <table:table-cell table:style-name="ce2" table:formula="of:=EXP([.V84]+[.V166]^2/2)" office:value-type="float" office:value="155.649034825548" calcext:value-type="float">
            <text:p>155.649034825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84]*[.X84]" office:value-type="float" office:value="44.2281686116629" calcext:value-type="float">
            <text:p>44.2281686117</text:p>
          </table:table-cell>
          <table:table-cell table:style-name="ce6" table:formula="of:=[.$AR84]*[.Y84]" office:value-type="float" office:value="48.363606876367" calcext:value-type="float">
            <text:p>48.3636068764</text:p>
          </table:table-cell>
          <table:table-cell table:style-name="ce6" table:formula="of:=[.$AR84]*[.Z84]" office:value-type="float" office:value="52.3188285836502" calcext:value-type="float">
            <text:p>52.3188285837</text:p>
          </table:table-cell>
          <table:table-cell table:style-name="ce6" table:formula="of:=[.$AR84]*[.AA84]" office:value-type="float" office:value="56.1184460272526" calcext:value-type="float">
            <text:p>56.1184460273</text:p>
          </table:table-cell>
          <table:table-cell table:style-name="ce6" table:formula="of:=[.$AR84]*[.AB84]" office:value-type="float" office:value="59.7822023940482" calcext:value-type="float">
            <text:p>59.782202394</text:p>
          </table:table-cell>
          <table:table-cell table:style-name="ce6" table:formula="of:=[.$AR84]*[.AC84]" office:value-type="float" office:value="63.3260869250687" calcext:value-type="float">
            <text:p>63.3260869251</text:p>
          </table:table-cell>
          <table:table-cell table:style-name="ce6" table:formula="of:=[.$AR84]*[.AD84]" office:value-type="float" office:value="66.7632077699629" calcext:value-type="float">
            <text:p>66.76320777</text:p>
          </table:table-cell>
          <table:table-cell table:style-name="ce6" table:formula="of:=[.$AR84]*[.AE84]" office:value-type="float" office:value="70.1044448673636" calcext:value-type="float">
            <text:p>70.1044448674</text:p>
          </table:table-cell>
          <table:table-cell table:style-name="ce6" table:formula="of:=[.$AR84]*[.AF84]" office:value-type="float" office:value="73.3589347565436" calcext:value-type="float">
            <text:p>73.3589347565</text:p>
          </table:table-cell>
          <table:table-cell table:style-name="ce6" table:formula="of:=[.$AR84]*[.AG84]" office:value-type="float" office:value="76.5344324937873" calcext:value-type="float">
            <text:p>76.5344324938</text:p>
          </table:table-cell>
          <table:table-cell table:style-name="ce6" table:formula="of:=[.$AR84]*[.AH84]" office:value-type="float" office:value="79.6375848767077" calcext:value-type="float">
            <text:p>79.6375848767</text:p>
          </table:table-cell>
          <table:table-cell table:style-name="ce6" table:formula="of:=[.$AR84]*[.AI84]" office:value-type="float" office:value="82.6741390103197" calcext:value-type="float">
            <text:p>82.6741390103</text:p>
          </table:table-cell>
          <table:table-cell table:style-name="ce6" table:formula="of:=[.$AR84]*[.AJ84]" office:value-type="float" office:value="85.6491037633193" calcext:value-type="float">
            <text:p>85.6491037633</text:p>
          </table:table-cell>
          <table:table-cell table:style-name="ce6" table:formula="of:=[.$AR84]*[.AK84]" office:value-type="float" office:value="88.566876034305" calcext:value-type="float">
            <text:p>88.5668760343</text:p>
          </table:table-cell>
          <table:table-cell table:style-name="ce6" table:formula="of:=[.$AR84]*[.AL84]" office:value-type="float" office:value="91.4313407285934" calcext:value-type="float">
            <text:p>91.4313407286</text:p>
          </table:table-cell>
          <table:table-cell table:style-name="ce6" table:formula="of:=[.$AR84]*[.AM84]" office:value-type="float" office:value="94.2459509074325" calcext:value-type="float">
            <text:p>94.2459509074</text:p>
          </table:table-cell>
          <table:table-cell table:style-name="ce6" table:formula="of:=[.$AR84]*[.AN84]" office:value-type="float" office:value="97.0137923678604" calcext:value-type="float">
            <text:p>97.0137923679</text:p>
          </table:table-cell>
          <table:table-cell table:style-name="ce6" table:formula="of:=[.$AR84]*[.AO84]" office:value-type="float" office:value="99.7376364306241" calcext:value-type="float">
            <text:p>99.7376364306</text:p>
          </table:table-cell>
          <table:table-cell table:style-name="ce6" table:formula="of:=[.$AR84]*[.AP84]" office:value-type="float" office:value="102.419983404595" calcext:value-type="float">
            <text:p>102.4199834046</text:p>
          </table:table-cell>
          <table:table-cell table:style-name="ce6" table:formula="of:=[.$AR84]*[.AQ84]" office:value-type="float" office:value="105.063098507245" calcext:value-type="float">
            <text:p>105.0630985072</text:p>
          </table:table-cell>
          <table:table-cell/>
          <table:table-cell table:formula="of:=LN([.AS84])-[.C166]^2/2" office:value-type="float" office:value="3.77984612289039" calcext:value-type="float">
            <text:p>3.7798461229</text:p>
          </table:table-cell>
          <table:table-cell table:formula="of:=LN([.AT84])-[.D166]^2/2" office:value-type="float" office:value="3.87161402119039" calcext:value-type="float">
            <text:p>3.8716140212</text:p>
          </table:table-cell>
          <table:table-cell table:formula="of:=LN([.AU84])-[.E166]^2/2" office:value-type="float" office:value="3.95181068809039" calcext:value-type="float">
            <text:p>3.9518106881</text:p>
          </table:table-cell>
          <table:table-cell table:formula="of:=LN([.AV84])-[.F166]^2/2" office:value-type="float" office:value="4.02303016129039" calcext:value-type="float">
            <text:p>4.0230301613</text:p>
          </table:table-cell>
          <table:table-cell table:formula="of:=LN([.AW84])-[.G166]^2/2" office:value-type="float" office:value="4.08708144359039" calcext:value-type="float">
            <text:p>4.0870814436</text:p>
          </table:table-cell>
          <table:table-cell table:formula="of:=LN([.AX84])-[.H166]^2/2" office:value-type="float" office:value="4.14527644259039" calcext:value-type="float">
            <text:p>4.1452764426</text:p>
          </table:table-cell>
          <table:table-cell table:formula="of:=LN([.AY84])-[.I166]^2/2" office:value-type="float" office:value="4.19859691409039" calcext:value-type="float">
            <text:p>4.1985969141</text:p>
          </table:table-cell>
          <table:table-cell table:formula="of:=LN([.AZ84])-[.J166]^2/2" office:value-type="float" office:value="4.24779671899039" calcext:value-type="float">
            <text:p>4.247796719</text:p>
          </table:table-cell>
          <table:table-cell table:formula="of:=LN([.BA84])-[.K166]^2/2" office:value-type="float" office:value="4.29346732089039" calcext:value-type="float">
            <text:p>4.2934673209</text:p>
          </table:table-cell>
          <table:table-cell table:formula="of:=LN([.BB84])-[.L166]^2/2" office:value-type="float" office:value="4.33608132159039" calcext:value-type="float">
            <text:p>4.3360813216</text:p>
          </table:table-cell>
          <table:table-cell table:formula="of:=LN([.BC84])-[.M166]^2/2" office:value-type="float" office:value="4.37602232109039" calcext:value-type="float">
            <text:p>4.3760223211</text:p>
          </table:table-cell>
          <table:table-cell table:formula="of:=LN([.BD84])-[.N166]^2/2" office:value-type="float" office:value="4.41360595089039" calcext:value-type="float">
            <text:p>4.4136059509</text:p>
          </table:table-cell>
          <table:table-cell table:formula="of:=LN([.BE84])-[.O166]^2/2" office:value-type="float" office:value="4.44909504069039" calcext:value-type="float">
            <text:p>4.4490950407</text:p>
          </table:table-cell>
          <table:table-cell table:formula="of:=LN([.BF84])-[.P166]^2/2" office:value-type="float" office:value="4.48271077599039" calcext:value-type="float">
            <text:p>4.482710776</text:p>
          </table:table-cell>
          <table:table-cell table:formula="of:=LN([.BG84])-[.Q166]^2/2" office:value-type="float" office:value="4.51464105589039" calcext:value-type="float">
            <text:p>4.5146410559</text:p>
          </table:table-cell>
          <table:table-cell table:formula="of:=LN([.BH84])-[.R166]^2/2" office:value-type="float" office:value="4.54504685539039" calcext:value-type="float">
            <text:p>4.5450468554</text:p>
          </table:table-cell>
          <table:table-cell table:formula="of:=LN([.BI84])-[.S166]^2/2" office:value-type="float" office:value="4.57406713479039" calcext:value-type="float">
            <text:p>4.5740671348</text:p>
          </table:table-cell>
          <table:table-cell table:formula="of:=LN([.BJ84])-[.T166]^2/2" office:value-type="float" office:value="4.60182267969039" calcext:value-type="float">
            <text:p>4.6018226797</text:p>
          </table:table-cell>
          <table:table-cell table:formula="of:=LN([.BK84])-[.U166]^2/2" office:value-type="float" office:value="4.62841913899039" calcext:value-type="float">
            <text:p>4.628419139</text:p>
          </table:table-cell>
          <table:table-cell table:formula="of:=LN([.BL84])-[.V166]^2/2" office:value-type="float" office:value="4.65394945239039" calcext:value-type="float">
            <text:p>4.653949452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85]+[.C167]^2/2)" office:value-type="float" office:value="32.4996046358507" calcext:value-type="float">
            <text:p>32.4996046359</text:p>
          </table:table-cell>
          <table:table-cell table:style-name="ce2" table:formula="of:=EXP([.D85]+[.D167]^2/2)" office:value-type="float" office:value="34.9945996109179" calcext:value-type="float">
            <text:p>34.9945996109</text:p>
          </table:table-cell>
          <table:table-cell table:style-name="ce2" table:formula="of:=EXP([.E85]+[.E167]^2/2)" office:value-type="float" office:value="37.3497755074856" calcext:value-type="float">
            <text:p>37.3497755075</text:p>
          </table:table-cell>
          <table:table-cell table:style-name="ce2" table:formula="of:=EXP([.F85]+[.F167]^2/2)" office:value-type="float" office:value="39.585703754713" calcext:value-type="float">
            <text:p>39.5857037547</text:p>
          </table:table-cell>
          <table:table-cell table:style-name="ce2" table:formula="of:=EXP([.G85]+[.G167]^2/2)" office:value-type="float" office:value="41.7186737300876" calcext:value-type="float">
            <text:p>41.7186737301</text:p>
          </table:table-cell>
          <table:table-cell table:style-name="ce2" table:formula="of:=EXP([.H85]+[.H167]^2/2)" office:value-type="float" office:value="43.7617265353899" calcext:value-type="float">
            <text:p>43.7617265354</text:p>
          </table:table-cell>
          <table:table-cell table:style-name="ce2" table:formula="of:=EXP([.I85]+[.I167]^2/2)" office:value-type="float" office:value="45.7254429974884" calcext:value-type="float">
            <text:p>45.7254429975</text:p>
          </table:table-cell>
          <table:table-cell table:style-name="ce2" table:formula="of:=EXP([.J85]+[.J167]^2/2)" office:value-type="float" office:value="47.6185228269053" calcext:value-type="float">
            <text:p>47.6185228269</text:p>
          </table:table-cell>
          <table:table-cell table:style-name="ce2" table:formula="of:=EXP([.K85]+[.K167]^2/2)" office:value-type="float" office:value="49.4482085834059" calcext:value-type="float">
            <text:p>49.4482085834</text:p>
          </table:table-cell>
          <table:table-cell table:style-name="ce2" table:formula="of:=EXP([.L85]+[.L167]^2/2)" office:value-type="float" office:value="51.2205986559448" calcext:value-type="float">
            <text:p>51.2205986559</text:p>
          </table:table-cell>
          <table:table-cell table:style-name="ce2" table:formula="of:=EXP([.M85]+[.M167]^2/2)" office:value-type="float" office:value="52.9408811057989" calcext:value-type="float">
            <text:p>52.9408811058</text:p>
          </table:table-cell>
          <table:table-cell table:style-name="ce2" table:formula="of:=EXP([.N85]+[.N167]^2/2)" office:value-type="float" office:value="54.613510640847" calcext:value-type="float">
            <text:p>54.6135106408</text:p>
          </table:table-cell>
          <table:table-cell table:style-name="ce2" table:formula="of:=EXP([.O85]+[.O167]^2/2)" office:value-type="float" office:value="56.2423444177632" calcext:value-type="float">
            <text:p>56.2423444178</text:p>
          </table:table-cell>
          <table:table-cell table:style-name="ce2" table:formula="of:=EXP([.P85]+[.P167]^2/2)" office:value-type="float" office:value="57.8307475610751" calcext:value-type="float">
            <text:p>57.8307475611</text:p>
          </table:table-cell>
          <table:table-cell table:style-name="ce2" table:formula="of:=EXP([.Q85]+[.Q167]^2/2)" office:value-type="float" office:value="59.3816761092276" calcext:value-type="float">
            <text:p>59.3816761092</text:p>
          </table:table-cell>
          <table:table-cell table:style-name="ce2" table:formula="of:=EXP([.R85]+[.R167]^2/2)" office:value-type="float" office:value="60.8977429967585" calcext:value-type="float">
            <text:p>60.8977429968</text:p>
          </table:table-cell>
          <table:table-cell table:style-name="ce2" table:formula="of:=EXP([.S85]+[.S167]^2/2)" office:value-type="float" office:value="62.3812710606414" calcext:value-type="float">
            <text:p>62.3812710606</text:p>
          </table:table-cell>
          <table:table-cell table:style-name="ce2" table:formula="of:=EXP([.T85]+[.T167]^2/2)" office:value-type="float" office:value="63.8343359961068" calcext:value-type="float">
            <text:p>63.8343359961</text:p>
          </table:table-cell>
          <table:table-cell table:style-name="ce2" table:formula="of:=EXP([.U85]+[.U167]^2/2)" office:value-type="float" office:value="65.2588015793638" calcext:value-type="float">
            <text:p>65.2588015794</text:p>
          </table:table-cell>
          <table:table-cell table:style-name="ce2" table:formula="of:=EXP([.V85]+[.V167]^2/2)" office:value-type="float" office:value="66.6563486225749" calcext:value-type="float">
            <text:p>66.6563486226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85]*[.X85]" office:value-type="float" office:value="32.4996046358507" calcext:value-type="float">
            <text:p>32.4996046359</text:p>
          </table:table-cell>
          <table:table-cell table:style-name="ce6" table:formula="of:=[.$AR85]*[.Y85]" office:value-type="float" office:value="34.9945996109179" calcext:value-type="float">
            <text:p>34.9945996109</text:p>
          </table:table-cell>
          <table:table-cell table:style-name="ce6" table:formula="of:=[.$AR85]*[.Z85]" office:value-type="float" office:value="37.3497755074856" calcext:value-type="float">
            <text:p>37.3497755075</text:p>
          </table:table-cell>
          <table:table-cell table:style-name="ce6" table:formula="of:=[.$AR85]*[.AA85]" office:value-type="float" office:value="39.585703754713" calcext:value-type="float">
            <text:p>39.5857037547</text:p>
          </table:table-cell>
          <table:table-cell table:style-name="ce6" table:formula="of:=[.$AR85]*[.AB85]" office:value-type="float" office:value="41.7186737300876" calcext:value-type="float">
            <text:p>41.7186737301</text:p>
          </table:table-cell>
          <table:table-cell table:style-name="ce6" table:formula="of:=[.$AR85]*[.AC85]" office:value-type="float" office:value="43.7617265353899" calcext:value-type="float">
            <text:p>43.7617265354</text:p>
          </table:table-cell>
          <table:table-cell table:style-name="ce6" table:formula="of:=[.$AR85]*[.AD85]" office:value-type="float" office:value="45.7254429974884" calcext:value-type="float">
            <text:p>45.7254429975</text:p>
          </table:table-cell>
          <table:table-cell table:style-name="ce6" table:formula="of:=[.$AR85]*[.AE85]" office:value-type="float" office:value="47.6185228269053" calcext:value-type="float">
            <text:p>47.6185228269</text:p>
          </table:table-cell>
          <table:table-cell table:style-name="ce6" table:formula="of:=[.$AR85]*[.AF85]" office:value-type="float" office:value="49.4482085834059" calcext:value-type="float">
            <text:p>49.4482085834</text:p>
          </table:table-cell>
          <table:table-cell table:style-name="ce6" table:formula="of:=[.$AR85]*[.AG85]" office:value-type="float" office:value="51.2205986559448" calcext:value-type="float">
            <text:p>51.2205986559</text:p>
          </table:table-cell>
          <table:table-cell table:style-name="ce6" table:formula="of:=[.$AR85]*[.AH85]" office:value-type="float" office:value="52.9408811057989" calcext:value-type="float">
            <text:p>52.9408811058</text:p>
          </table:table-cell>
          <table:table-cell table:style-name="ce6" table:formula="of:=[.$AR85]*[.AI85]" office:value-type="float" office:value="54.613510640847" calcext:value-type="float">
            <text:p>54.6135106408</text:p>
          </table:table-cell>
          <table:table-cell table:style-name="ce6" table:formula="of:=[.$AR85]*[.AJ85]" office:value-type="float" office:value="56.2423444177632" calcext:value-type="float">
            <text:p>56.2423444178</text:p>
          </table:table-cell>
          <table:table-cell table:style-name="ce6" table:formula="of:=[.$AR85]*[.AK85]" office:value-type="float" office:value="57.8307475610751" calcext:value-type="float">
            <text:p>57.8307475611</text:p>
          </table:table-cell>
          <table:table-cell table:style-name="ce6" table:formula="of:=[.$AR85]*[.AL85]" office:value-type="float" office:value="59.3816761092276" calcext:value-type="float">
            <text:p>59.3816761092</text:p>
          </table:table-cell>
          <table:table-cell table:style-name="ce6" table:formula="of:=[.$AR85]*[.AM85]" office:value-type="float" office:value="60.8977429967585" calcext:value-type="float">
            <text:p>60.8977429968</text:p>
          </table:table-cell>
          <table:table-cell table:style-name="ce6" table:formula="of:=[.$AR85]*[.AN85]" office:value-type="float" office:value="62.3812710606414" calcext:value-type="float">
            <text:p>62.3812710606</text:p>
          </table:table-cell>
          <table:table-cell table:style-name="ce6" table:formula="of:=[.$AR85]*[.AO85]" office:value-type="float" office:value="63.8343359961068" calcext:value-type="float">
            <text:p>63.8343359961</text:p>
          </table:table-cell>
          <table:table-cell table:style-name="ce6" table:formula="of:=[.$AR85]*[.AP85]" office:value-type="float" office:value="65.2588015793638" calcext:value-type="float">
            <text:p>65.2588015794</text:p>
          </table:table-cell>
          <table:table-cell table:style-name="ce6" table:formula="of:=[.$AR85]*[.AQ85]" office:value-type="float" office:value="66.6563486225749" calcext:value-type="float">
            <text:p>66.6563486226</text:p>
          </table:table-cell>
          <table:table-cell/>
          <table:table-cell table:formula="of:=LN([.AS85])-[.C167]^2/2" office:value-type="float" office:value="3.4717121621" calcext:value-type="float">
            <text:p>3.4717121621</text:p>
          </table:table-cell>
          <table:table-cell table:formula="of:=LN([.AT85])-[.D167]^2/2" office:value-type="float" office:value="3.5480601671" calcext:value-type="float">
            <text:p>3.5480601671</text:p>
          </table:table-cell>
          <table:table-cell table:formula="of:=LN([.AU85])-[.E167]^2/2" office:value-type="float" office:value="3.6147812717" calcext:value-type="float">
            <text:p>3.6147812717</text:p>
          </table:table-cell>
          <table:table-cell table:formula="of:=LN([.AV85])-[.F167]^2/2" office:value-type="float" office:value="3.6740336334" calcext:value-type="float">
            <text:p>3.6740336334</text:p>
          </table:table-cell>
          <table:table-cell table:formula="of:=LN([.AW85])-[.G167]^2/2" office:value-type="float" office:value="3.7273222856" calcext:value-type="float">
            <text:p>3.7273222856</text:p>
          </table:table-cell>
          <table:table-cell table:formula="of:=LN([.AX85])-[.H167]^2/2" office:value-type="float" office:value="3.7757386946" calcext:value-type="float">
            <text:p>3.7757386946</text:p>
          </table:table-cell>
          <table:table-cell table:formula="of:=LN([.AY85])-[.I167]^2/2" office:value-type="float" office:value="3.8200996497" calcext:value-type="float">
            <text:p>3.8200996497</text:p>
          </table:table-cell>
          <table:table-cell table:formula="of:=LN([.AZ85])-[.J167]^2/2" office:value-type="float" office:value="3.86103234" calcext:value-type="float">
            <text:p>3.86103234</text:p>
          </table:table-cell>
          <table:table-cell table:formula="of:=LN([.BA85])-[.K167]^2/2" office:value-type="float" office:value="3.8990288444" calcext:value-type="float">
            <text:p>3.8990288444</text:p>
          </table:table-cell>
          <table:table-cell table:formula="of:=LN([.BB85])-[.L167]^2/2" office:value-type="float" office:value="3.9344823527" calcext:value-type="float">
            <text:p>3.9344823527</text:p>
          </table:table-cell>
          <table:table-cell table:formula="of:=LN([.BC85])-[.M167]^2/2" office:value-type="float" office:value="3.967712008" calcext:value-type="float">
            <text:p>3.967712008</text:p>
          </table:table-cell>
          <table:table-cell table:formula="of:=LN([.BD85])-[.N167]^2/2" office:value-type="float" office:value="3.998980406" calcext:value-type="float">
            <text:p>3.998980406</text:p>
          </table:table-cell>
          <table:table-cell table:formula="of:=LN([.BE85])-[.O167]^2/2" office:value-type="float" office:value="4.0285062125" calcext:value-type="float">
            <text:p>4.0285062125</text:p>
          </table:table-cell>
          <table:table-cell table:formula="of:=LN([.BF85])-[.P167]^2/2" office:value-type="float" office:value="4.0564734469" calcext:value-type="float">
            <text:p>4.0564734469</text:p>
          </table:table-cell>
          <table:table-cell table:formula="of:=LN([.BG85])-[.Q167]^2/2" office:value-type="float" office:value="4.0830384356" calcext:value-type="float">
            <text:p>4.0830384356</text:p>
          </table:table-cell>
          <table:table-cell table:formula="of:=LN([.BH85])-[.R167]^2/2" office:value-type="float" office:value="4.1083351044" calcext:value-type="float">
            <text:p>4.1083351044</text:p>
          </table:table-cell>
          <table:table-cell table:formula="of:=LN([.BI85])-[.S167]^2/2" office:value-type="float" office:value="4.1324790641" calcext:value-type="float">
            <text:p>4.1324790641</text:p>
          </table:table-cell>
          <table:table-cell table:formula="of:=LN([.BJ85])-[.T167]^2/2" office:value-type="float" office:value="4.1555708045" calcext:value-type="float">
            <text:p>4.1555708045</text:p>
          </table:table-cell>
          <table:table-cell table:formula="of:=LN([.BK85])-[.U167]^2/2" office:value-type="float" office:value="4.1776982222" calcext:value-type="float">
            <text:p>4.1776982222</text:p>
          </table:table-cell>
          <table:table-cell table:formula="of:=LN([.BL85])-[.V167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86]+[.C168]^2/2)" office:value-type="float" office:value="18.1354953838057" calcext:value-type="float">
            <text:p>18.1354953838</text:p>
          </table:table-cell>
          <table:table-cell table:style-name="ce2" table:formula="of:=EXP([.D86]+[.D168]^2/2)" office:value-type="float" office:value="19.2788386477102" calcext:value-type="float">
            <text:p>19.2788386477</text:p>
          </table:table-cell>
          <table:table-cell table:style-name="ce2" table:formula="of:=EXP([.E86]+[.E168]^2/2)" office:value-type="float" office:value="20.3469282683632" calcext:value-type="float">
            <text:p>20.3469282684</text:p>
          </table:table-cell>
          <table:table-cell table:style-name="ce2" table:formula="of:=EXP([.F86]+[.F168]^2/2)" office:value-type="float" office:value="21.3513470376613" calcext:value-type="float">
            <text:p>21.3513470377</text:p>
          </table:table-cell>
          <table:table-cell table:style-name="ce2" table:formula="of:=EXP([.G86]+[.G168]^2/2)" office:value-type="float" office:value="22.3012217584624" calcext:value-type="float">
            <text:p>22.3012217585</text:p>
          </table:table-cell>
          <table:table-cell table:style-name="ce2" table:formula="of:=EXP([.H86]+[.H168]^2/2)" office:value-type="float" office:value="23.2038162083281" calcext:value-type="float">
            <text:p>23.2038162083</text:p>
          </table:table-cell>
          <table:table-cell table:style-name="ce2" table:formula="of:=EXP([.I86]+[.I168]^2/2)" office:value-type="float" office:value="24.0649877045759" calcext:value-type="float">
            <text:p>24.0649877046</text:p>
          </table:table-cell>
          <table:table-cell table:style-name="ce2" table:formula="of:=EXP([.J86]+[.J168]^2/2)" office:value-type="float" office:value="24.8895229649097" calcext:value-type="float">
            <text:p>24.8895229649</text:p>
          </table:table-cell>
          <table:table-cell table:style-name="ce2" table:formula="of:=EXP([.K86]+[.K168]^2/2)" office:value-type="float" office:value="25.681383515521" calcext:value-type="float">
            <text:p>25.6813835155</text:p>
          </table:table-cell>
          <table:table-cell table:style-name="ce2" table:formula="of:=EXP([.L86]+[.L168]^2/2)" office:value-type="float" office:value="26.4438862055003" calcext:value-type="float">
            <text:p>26.4438862055</text:p>
          </table:table-cell>
          <table:table-cell table:style-name="ce2" table:formula="of:=EXP([.M86]+[.M168]^2/2)" office:value-type="float" office:value="27.1798375134676" calcext:value-type="float">
            <text:p>27.1798375135</text:p>
          </table:table-cell>
          <table:table-cell table:style-name="ce2" table:formula="of:=EXP([.N86]+[.N168]^2/2)" office:value-type="float" office:value="27.891634796161" calcext:value-type="float">
            <text:p>27.8916347962</text:p>
          </table:table-cell>
          <table:table-cell table:style-name="ce2" table:formula="of:=EXP([.O86]+[.O168]^2/2)" office:value-type="float" office:value="28.5813436339917" calcext:value-type="float">
            <text:p>28.581343634</text:p>
          </table:table-cell>
          <table:table-cell table:style-name="ce2" table:formula="of:=EXP([.P86]+[.P168]^2/2)" office:value-type="float" office:value="29.2507576457071" calcext:value-type="float">
            <text:p>29.2507576457</text:p>
          </table:table-cell>
          <table:table-cell table:style-name="ce2" table:formula="of:=EXP([.Q86]+[.Q168]^2/2)" office:value-type="float" office:value="29.9014453582254" calcext:value-type="float">
            <text:p>29.9014453582</text:p>
          </table:table-cell>
          <table:table-cell table:style-name="ce2" table:formula="of:=EXP([.R86]+[.R168]^2/2)" office:value-type="float" office:value="30.5347872892108" calcext:value-type="float">
            <text:p>30.5347872892</text:p>
          </table:table-cell>
          <table:table-cell table:style-name="ce2" table:formula="of:=EXP([.S86]+[.S168]^2/2)" office:value-type="float" office:value="31.152005642705" calcext:value-type="float">
            <text:p>31.1520056427</text:p>
          </table:table-cell>
          <table:table-cell table:style-name="ce2" table:formula="of:=EXP([.T86]+[.T168]^2/2)" office:value-type="float" office:value="31.7541882917669" calcext:value-type="float">
            <text:p>31.7541882918</text:p>
          </table:table-cell>
          <table:table-cell table:style-name="ce2" table:formula="of:=EXP([.U86]+[.U168]^2/2)" office:value-type="float" office:value="32.3423083454209" calcext:value-type="float">
            <text:p>32.3423083454</text:p>
          </table:table-cell>
          <table:table-cell table:style-name="ce2" table:formula="of:=EXP([.V86]+[.V168]^2/2)" office:value-type="float" office:value="32.9172402059757" calcext:value-type="float">
            <text:p>32.91724020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86]*[.X86]" office:value-type="float" office:value="18.1354953838057" calcext:value-type="float">
            <text:p>18.1354953838</text:p>
          </table:table-cell>
          <table:table-cell table:style-name="ce6" table:formula="of:=[.$AR86]*[.Y86]" office:value-type="float" office:value="19.2788386477102" calcext:value-type="float">
            <text:p>19.2788386477</text:p>
          </table:table-cell>
          <table:table-cell table:style-name="ce6" table:formula="of:=[.$AR86]*[.Z86]" office:value-type="float" office:value="20.3469282683632" calcext:value-type="float">
            <text:p>20.3469282684</text:p>
          </table:table-cell>
          <table:table-cell table:style-name="ce6" table:formula="of:=[.$AR86]*[.AA86]" office:value-type="float" office:value="21.3513470376613" calcext:value-type="float">
            <text:p>21.3513470377</text:p>
          </table:table-cell>
          <table:table-cell table:style-name="ce6" table:formula="of:=[.$AR86]*[.AB86]" office:value-type="float" office:value="22.3012217584624" calcext:value-type="float">
            <text:p>22.3012217585</text:p>
          </table:table-cell>
          <table:table-cell table:style-name="ce6" table:formula="of:=[.$AR86]*[.AC86]" office:value-type="float" office:value="23.2038162083281" calcext:value-type="float">
            <text:p>23.2038162083</text:p>
          </table:table-cell>
          <table:table-cell table:style-name="ce6" table:formula="of:=[.$AR86]*[.AD86]" office:value-type="float" office:value="24.0649877045759" calcext:value-type="float">
            <text:p>24.0649877046</text:p>
          </table:table-cell>
          <table:table-cell table:style-name="ce6" table:formula="of:=[.$AR86]*[.AE86]" office:value-type="float" office:value="24.8895229649097" calcext:value-type="float">
            <text:p>24.8895229649</text:p>
          </table:table-cell>
          <table:table-cell table:style-name="ce6" table:formula="of:=[.$AR86]*[.AF86]" office:value-type="float" office:value="25.681383515521" calcext:value-type="float">
            <text:p>25.6813835155</text:p>
          </table:table-cell>
          <table:table-cell table:style-name="ce6" table:formula="of:=[.$AR86]*[.AG86]" office:value-type="float" office:value="26.4438862055003" calcext:value-type="float">
            <text:p>26.4438862055</text:p>
          </table:table-cell>
          <table:table-cell table:style-name="ce6" table:formula="of:=[.$AR86]*[.AH86]" office:value-type="float" office:value="27.1798375134676" calcext:value-type="float">
            <text:p>27.1798375135</text:p>
          </table:table-cell>
          <table:table-cell table:style-name="ce6" table:formula="of:=[.$AR86]*[.AI86]" office:value-type="float" office:value="27.891634796161" calcext:value-type="float">
            <text:p>27.8916347962</text:p>
          </table:table-cell>
          <table:table-cell table:style-name="ce6" table:formula="of:=[.$AR86]*[.AJ86]" office:value-type="float" office:value="28.5813436339917" calcext:value-type="float">
            <text:p>28.581343634</text:p>
          </table:table-cell>
          <table:table-cell table:style-name="ce6" table:formula="of:=[.$AR86]*[.AK86]" office:value-type="float" office:value="29.2507576457071" calcext:value-type="float">
            <text:p>29.2507576457</text:p>
          </table:table-cell>
          <table:table-cell table:style-name="ce6" table:formula="of:=[.$AR86]*[.AL86]" office:value-type="float" office:value="29.9014453582254" calcext:value-type="float">
            <text:p>29.9014453582</text:p>
          </table:table-cell>
          <table:table-cell table:style-name="ce6" table:formula="of:=[.$AR86]*[.AM86]" office:value-type="float" office:value="30.5347872892108" calcext:value-type="float">
            <text:p>30.5347872892</text:p>
          </table:table-cell>
          <table:table-cell table:style-name="ce6" table:formula="of:=[.$AR86]*[.AN86]" office:value-type="float" office:value="31.152005642705" calcext:value-type="float">
            <text:p>31.1520056427</text:p>
          </table:table-cell>
          <table:table-cell table:style-name="ce6" table:formula="of:=[.$AR86]*[.AO86]" office:value-type="float" office:value="31.7541882917669" calcext:value-type="float">
            <text:p>31.7541882918</text:p>
          </table:table-cell>
          <table:table-cell table:style-name="ce6" table:formula="of:=[.$AR86]*[.AP86]" office:value-type="float" office:value="32.3423083454209" calcext:value-type="float">
            <text:p>32.3423083454</text:p>
          </table:table-cell>
          <table:table-cell table:style-name="ce6" table:formula="of:=[.$AR86]*[.AQ86]" office:value-type="float" office:value="32.9172402059757" calcext:value-type="float">
            <text:p>32.917240206</text:p>
          </table:table-cell>
          <table:table-cell/>
          <table:table-cell table:formula="of:=LN([.AS86])-[.C168]^2/2" office:value-type="float" office:value="2.8883553267" calcext:value-type="float">
            <text:p>2.8883553267</text:p>
          </table:table-cell>
          <table:table-cell table:formula="of:=LN([.AT86])-[.D168]^2/2" office:value-type="float" office:value="2.9518744656" calcext:value-type="float">
            <text:p>2.9518744656</text:p>
          </table:table-cell>
          <table:table-cell table:formula="of:=LN([.AU86])-[.E168]^2/2" office:value-type="float" office:value="3.0073843261" calcext:value-type="float">
            <text:p>3.0073843261</text:p>
          </table:table-cell>
          <table:table-cell table:formula="of:=LN([.AV86])-[.F168]^2/2" office:value-type="float" office:value="3.0566804274" calcext:value-type="float">
            <text:p>3.0566804274</text:p>
          </table:table-cell>
          <table:table-cell table:formula="of:=LN([.AW86])-[.G168]^2/2" office:value-type="float" office:value="3.1010149101" calcext:value-type="float">
            <text:p>3.1010149101</text:p>
          </table:table-cell>
          <table:table-cell table:formula="of:=LN([.AX86])-[.H168]^2/2" office:value-type="float" office:value="3.1412958395" calcext:value-type="float">
            <text:p>3.1412958395</text:p>
          </table:table-cell>
          <table:table-cell table:formula="of:=LN([.AY86])-[.I168]^2/2" office:value-type="float" office:value="3.178202759" calcext:value-type="float">
            <text:p>3.178202759</text:p>
          </table:table-cell>
          <table:table-cell table:formula="of:=LN([.AZ86])-[.J168]^2/2" office:value-type="float" office:value="3.2122574699" calcext:value-type="float">
            <text:p>3.2122574699</text:p>
          </table:table-cell>
          <table:table-cell table:formula="of:=LN([.BA86])-[.K168]^2/2" office:value-type="float" office:value="3.2438693664" calcext:value-type="float">
            <text:p>3.2438693664</text:p>
          </table:table-cell>
          <table:table-cell table:formula="of:=LN([.BB86])-[.L168]^2/2" office:value-type="float" office:value="3.2733655703" calcext:value-type="float">
            <text:p>3.2733655703</text:p>
          </table:table-cell>
          <table:table-cell table:formula="of:=LN([.BC86])-[.M168]^2/2" office:value-type="float" office:value="3.3010115984" calcext:value-type="float">
            <text:p>3.3010115984</text:p>
          </table:table-cell>
          <table:table-cell table:formula="of:=LN([.BD86])-[.N168]^2/2" office:value-type="float" office:value="3.327025922" calcext:value-type="float">
            <text:p>3.327025922</text:p>
          </table:table-cell>
          <table:table-cell table:formula="of:=LN([.BE86])-[.O168]^2/2" office:value-type="float" office:value="3.3515904644" calcext:value-type="float">
            <text:p>3.3515904644</text:p>
          </table:table-cell>
          <table:table-cell table:formula="of:=LN([.BF86])-[.P168]^2/2" office:value-type="float" office:value="3.3748583237" calcext:value-type="float">
            <text:p>3.3748583237</text:p>
          </table:table-cell>
          <table:table-cell table:formula="of:=LN([.BG86])-[.Q168]^2/2" office:value-type="float" office:value="3.3969595588" calcext:value-type="float">
            <text:p>3.3969595588</text:p>
          </table:table-cell>
          <table:table-cell table:formula="of:=LN([.BH86])-[.R168]^2/2" office:value-type="float" office:value="3.4180055917" calcext:value-type="float">
            <text:p>3.4180055917</text:p>
          </table:table-cell>
          <table:table-cell table:formula="of:=LN([.BI86])-[.S168]^2/2" office:value-type="float" office:value="3.4380926068" calcext:value-type="float">
            <text:p>3.4380926068</text:p>
          </table:table-cell>
          <table:table-cell table:formula="of:=LN([.BJ86])-[.T168]^2/2" office:value-type="float" office:value="3.4573042085" calcext:value-type="float">
            <text:p>3.4573042085</text:p>
          </table:table-cell>
          <table:table-cell table:formula="of:=LN([.BK86])-[.U168]^2/2" office:value-type="float" office:value="3.475713524" calcext:value-type="float">
            <text:p>3.475713524</text:p>
          </table:table-cell>
          <table:table-cell table:formula="of:=LN([.BL86])-[.V168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.4717121621" calcext:value-type="float">
            <text:p>3.4717121621</text:p>
          </table:table-cell>
          <table:table-cell office:value-type="float" office:value="3.5480601671" calcext:value-type="float">
            <text:p>3.5480601671</text:p>
          </table:table-cell>
          <table:table-cell office:value-type="float" office:value="3.6147812717" calcext:value-type="float">
            <text:p>3.6147812717</text:p>
          </table:table-cell>
          <table:table-cell office:value-type="float" office:value="3.6740336334" calcext:value-type="float">
            <text:p>3.6740336334</text:p>
          </table:table-cell>
          <table:table-cell office:value-type="float" office:value="3.7273222856" calcext:value-type="float">
            <text:p>3.7273222856</text:p>
          </table:table-cell>
          <table:table-cell office:value-type="float" office:value="3.7757386946" calcext:value-type="float">
            <text:p>3.7757386946</text:p>
          </table:table-cell>
          <table:table-cell office:value-type="float" office:value="3.8200996497" calcext:value-type="float">
            <text:p>3.8200996497</text:p>
          </table:table-cell>
          <table:table-cell office:value-type="float" office:value="3.86103234" calcext:value-type="float">
            <text:p>3.86103234</text:p>
          </table:table-cell>
          <table:table-cell office:value-type="float" office:value="3.8990288444" calcext:value-type="float">
            <text:p>3.8990288444</text:p>
          </table:table-cell>
          <table:table-cell office:value-type="float" office:value="3.9344823527" calcext:value-type="float">
            <text:p>3.9344823527</text:p>
          </table:table-cell>
          <table:table-cell office:value-type="float" office:value="3.967712008" calcext:value-type="float">
            <text:p>3.967712008</text:p>
          </table:table-cell>
          <table:table-cell office:value-type="float" office:value="3.998980406" calcext:value-type="float">
            <text:p>3.998980406</text:p>
          </table:table-cell>
          <table:table-cell office:value-type="float" office:value="4.0285062125" calcext:value-type="float">
            <text:p>4.0285062125</text:p>
          </table:table-cell>
          <table:table-cell office:value-type="float" office:value="4.0564734469" calcext:value-type="float">
            <text:p>4.0564734469</text:p>
          </table:table-cell>
          <table:table-cell office:value-type="float" office:value="4.0830384356" calcext:value-type="float">
            <text:p>4.0830384356</text:p>
          </table:table-cell>
          <table:table-cell office:value-type="float" office:value="4.1083351044" calcext:value-type="float">
            <text:p>4.1083351044</text:p>
          </table:table-cell>
          <table:table-cell office:value-type="float" office:value="4.1324790641" calcext:value-type="float">
            <text:p>4.1324790641</text:p>
          </table:table-cell>
          <table:table-cell office:value-type="float" office:value="4.1555708045" calcext:value-type="float">
            <text:p>4.1555708045</text:p>
          </table:table-cell>
          <table:table-cell office:value-type="float" office:value="4.1776982222" calcext:value-type="float">
            <text:p>4.1776982222</text:p>
          </table:table-cell>
          <table:table-cell office:value-type="float" office:value="4.1989386398" calcext:value-type="float">
            <text:p>4.1989386398</text:p>
          </table:table-cell>
          <table:table-cell/>
          <table:table-cell table:style-name="ce2" table:formula="of:=EXP([.C87]+[.C169]^2/2)" office:value-type="float" office:value="32.4996046358507" calcext:value-type="float">
            <text:p>32.4996046359</text:p>
          </table:table-cell>
          <table:table-cell table:style-name="ce2" table:formula="of:=EXP([.D87]+[.D169]^2/2)" office:value-type="float" office:value="34.9945996109179" calcext:value-type="float">
            <text:p>34.9945996109</text:p>
          </table:table-cell>
          <table:table-cell table:style-name="ce2" table:formula="of:=EXP([.E87]+[.E169]^2/2)" office:value-type="float" office:value="37.3497755074856" calcext:value-type="float">
            <text:p>37.3497755075</text:p>
          </table:table-cell>
          <table:table-cell table:style-name="ce2" table:formula="of:=EXP([.F87]+[.F169]^2/2)" office:value-type="float" office:value="39.585703754713" calcext:value-type="float">
            <text:p>39.5857037547</text:p>
          </table:table-cell>
          <table:table-cell table:style-name="ce2" table:formula="of:=EXP([.G87]+[.G169]^2/2)" office:value-type="float" office:value="41.7186737300876" calcext:value-type="float">
            <text:p>41.7186737301</text:p>
          </table:table-cell>
          <table:table-cell table:style-name="ce2" table:formula="of:=EXP([.H87]+[.H169]^2/2)" office:value-type="float" office:value="43.7617265353899" calcext:value-type="float">
            <text:p>43.7617265354</text:p>
          </table:table-cell>
          <table:table-cell table:style-name="ce2" table:formula="of:=EXP([.I87]+[.I169]^2/2)" office:value-type="float" office:value="45.7254429974884" calcext:value-type="float">
            <text:p>45.7254429975</text:p>
          </table:table-cell>
          <table:table-cell table:style-name="ce2" table:formula="of:=EXP([.J87]+[.J169]^2/2)" office:value-type="float" office:value="47.6185228269053" calcext:value-type="float">
            <text:p>47.6185228269</text:p>
          </table:table-cell>
          <table:table-cell table:style-name="ce2" table:formula="of:=EXP([.K87]+[.K169]^2/2)" office:value-type="float" office:value="49.4482085834059" calcext:value-type="float">
            <text:p>49.4482085834</text:p>
          </table:table-cell>
          <table:table-cell table:style-name="ce2" table:formula="of:=EXP([.L87]+[.L169]^2/2)" office:value-type="float" office:value="51.2205986559448" calcext:value-type="float">
            <text:p>51.2205986559</text:p>
          </table:table-cell>
          <table:table-cell table:style-name="ce2" table:formula="of:=EXP([.M87]+[.M169]^2/2)" office:value-type="float" office:value="52.9408811057989" calcext:value-type="float">
            <text:p>52.9408811058</text:p>
          </table:table-cell>
          <table:table-cell table:style-name="ce2" table:formula="of:=EXP([.N87]+[.N169]^2/2)" office:value-type="float" office:value="54.613510640847" calcext:value-type="float">
            <text:p>54.6135106408</text:p>
          </table:table-cell>
          <table:table-cell table:style-name="ce2" table:formula="of:=EXP([.O87]+[.O169]^2/2)" office:value-type="float" office:value="56.2423444177632" calcext:value-type="float">
            <text:p>56.2423444178</text:p>
          </table:table-cell>
          <table:table-cell table:style-name="ce2" table:formula="of:=EXP([.P87]+[.P169]^2/2)" office:value-type="float" office:value="57.8307475610751" calcext:value-type="float">
            <text:p>57.8307475611</text:p>
          </table:table-cell>
          <table:table-cell table:style-name="ce2" table:formula="of:=EXP([.Q87]+[.Q169]^2/2)" office:value-type="float" office:value="59.3816761092276" calcext:value-type="float">
            <text:p>59.3816761092</text:p>
          </table:table-cell>
          <table:table-cell table:style-name="ce2" table:formula="of:=EXP([.R87]+[.R169]^2/2)" office:value-type="float" office:value="60.8977429967585" calcext:value-type="float">
            <text:p>60.8977429968</text:p>
          </table:table-cell>
          <table:table-cell table:style-name="ce2" table:formula="of:=EXP([.S87]+[.S169]^2/2)" office:value-type="float" office:value="62.3812710606414" calcext:value-type="float">
            <text:p>62.3812710606</text:p>
          </table:table-cell>
          <table:table-cell table:style-name="ce2" table:formula="of:=EXP([.T87]+[.T169]^2/2)" office:value-type="float" office:value="63.8343359961068" calcext:value-type="float">
            <text:p>63.8343359961</text:p>
          </table:table-cell>
          <table:table-cell table:style-name="ce2" table:formula="of:=EXP([.U87]+[.U169]^2/2)" office:value-type="float" office:value="65.2588015793638" calcext:value-type="float">
            <text:p>65.2588015794</text:p>
          </table:table-cell>
          <table:table-cell table:style-name="ce2" table:formula="of:=EXP([.V87]+[.V169]^2/2)" office:value-type="float" office:value="66.6563486225749" calcext:value-type="float">
            <text:p>66.6563486226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87]*[.X87]" office:value-type="float" office:value="32.4996046358507" calcext:value-type="float">
            <text:p>32.4996046359</text:p>
          </table:table-cell>
          <table:table-cell table:style-name="ce6" table:formula="of:=[.$AR87]*[.Y87]" office:value-type="float" office:value="34.9945996109179" calcext:value-type="float">
            <text:p>34.9945996109</text:p>
          </table:table-cell>
          <table:table-cell table:style-name="ce6" table:formula="of:=[.$AR87]*[.Z87]" office:value-type="float" office:value="37.3497755074856" calcext:value-type="float">
            <text:p>37.3497755075</text:p>
          </table:table-cell>
          <table:table-cell table:style-name="ce6" table:formula="of:=[.$AR87]*[.AA87]" office:value-type="float" office:value="39.585703754713" calcext:value-type="float">
            <text:p>39.5857037547</text:p>
          </table:table-cell>
          <table:table-cell table:style-name="ce6" table:formula="of:=[.$AR87]*[.AB87]" office:value-type="float" office:value="41.7186737300876" calcext:value-type="float">
            <text:p>41.7186737301</text:p>
          </table:table-cell>
          <table:table-cell table:style-name="ce6" table:formula="of:=[.$AR87]*[.AC87]" office:value-type="float" office:value="43.7617265353899" calcext:value-type="float">
            <text:p>43.7617265354</text:p>
          </table:table-cell>
          <table:table-cell table:style-name="ce6" table:formula="of:=[.$AR87]*[.AD87]" office:value-type="float" office:value="45.7254429974884" calcext:value-type="float">
            <text:p>45.7254429975</text:p>
          </table:table-cell>
          <table:table-cell table:style-name="ce6" table:formula="of:=[.$AR87]*[.AE87]" office:value-type="float" office:value="47.6185228269053" calcext:value-type="float">
            <text:p>47.6185228269</text:p>
          </table:table-cell>
          <table:table-cell table:style-name="ce6" table:formula="of:=[.$AR87]*[.AF87]" office:value-type="float" office:value="49.4482085834059" calcext:value-type="float">
            <text:p>49.4482085834</text:p>
          </table:table-cell>
          <table:table-cell table:style-name="ce6" table:formula="of:=[.$AR87]*[.AG87]" office:value-type="float" office:value="51.2205986559448" calcext:value-type="float">
            <text:p>51.2205986559</text:p>
          </table:table-cell>
          <table:table-cell table:style-name="ce6" table:formula="of:=[.$AR87]*[.AH87]" office:value-type="float" office:value="52.9408811057989" calcext:value-type="float">
            <text:p>52.9408811058</text:p>
          </table:table-cell>
          <table:table-cell table:style-name="ce6" table:formula="of:=[.$AR87]*[.AI87]" office:value-type="float" office:value="54.613510640847" calcext:value-type="float">
            <text:p>54.6135106408</text:p>
          </table:table-cell>
          <table:table-cell table:style-name="ce6" table:formula="of:=[.$AR87]*[.AJ87]" office:value-type="float" office:value="56.2423444177632" calcext:value-type="float">
            <text:p>56.2423444178</text:p>
          </table:table-cell>
          <table:table-cell table:style-name="ce6" table:formula="of:=[.$AR87]*[.AK87]" office:value-type="float" office:value="57.8307475610751" calcext:value-type="float">
            <text:p>57.8307475611</text:p>
          </table:table-cell>
          <table:table-cell table:style-name="ce6" table:formula="of:=[.$AR87]*[.AL87]" office:value-type="float" office:value="59.3816761092276" calcext:value-type="float">
            <text:p>59.3816761092</text:p>
          </table:table-cell>
          <table:table-cell table:style-name="ce6" table:formula="of:=[.$AR87]*[.AM87]" office:value-type="float" office:value="60.8977429967585" calcext:value-type="float">
            <text:p>60.8977429968</text:p>
          </table:table-cell>
          <table:table-cell table:style-name="ce6" table:formula="of:=[.$AR87]*[.AN87]" office:value-type="float" office:value="62.3812710606414" calcext:value-type="float">
            <text:p>62.3812710606</text:p>
          </table:table-cell>
          <table:table-cell table:style-name="ce6" table:formula="of:=[.$AR87]*[.AO87]" office:value-type="float" office:value="63.8343359961068" calcext:value-type="float">
            <text:p>63.8343359961</text:p>
          </table:table-cell>
          <table:table-cell table:style-name="ce6" table:formula="of:=[.$AR87]*[.AP87]" office:value-type="float" office:value="65.2588015793638" calcext:value-type="float">
            <text:p>65.2588015794</text:p>
          </table:table-cell>
          <table:table-cell table:style-name="ce6" table:formula="of:=[.$AR87]*[.AQ87]" office:value-type="float" office:value="66.6563486225749" calcext:value-type="float">
            <text:p>66.6563486226</text:p>
          </table:table-cell>
          <table:table-cell/>
          <table:table-cell table:formula="of:=LN([.AS87])-[.C169]^2/2" office:value-type="float" office:value="3.4717121621" calcext:value-type="float">
            <text:p>3.4717121621</text:p>
          </table:table-cell>
          <table:table-cell table:formula="of:=LN([.AT87])-[.D169]^2/2" office:value-type="float" office:value="3.5480601671" calcext:value-type="float">
            <text:p>3.5480601671</text:p>
          </table:table-cell>
          <table:table-cell table:formula="of:=LN([.AU87])-[.E169]^2/2" office:value-type="float" office:value="3.6147812717" calcext:value-type="float">
            <text:p>3.6147812717</text:p>
          </table:table-cell>
          <table:table-cell table:formula="of:=LN([.AV87])-[.F169]^2/2" office:value-type="float" office:value="3.6740336334" calcext:value-type="float">
            <text:p>3.6740336334</text:p>
          </table:table-cell>
          <table:table-cell table:formula="of:=LN([.AW87])-[.G169]^2/2" office:value-type="float" office:value="3.7273222856" calcext:value-type="float">
            <text:p>3.7273222856</text:p>
          </table:table-cell>
          <table:table-cell table:formula="of:=LN([.AX87])-[.H169]^2/2" office:value-type="float" office:value="3.7757386946" calcext:value-type="float">
            <text:p>3.7757386946</text:p>
          </table:table-cell>
          <table:table-cell table:formula="of:=LN([.AY87])-[.I169]^2/2" office:value-type="float" office:value="3.8200996497" calcext:value-type="float">
            <text:p>3.8200996497</text:p>
          </table:table-cell>
          <table:table-cell table:formula="of:=LN([.AZ87])-[.J169]^2/2" office:value-type="float" office:value="3.86103234" calcext:value-type="float">
            <text:p>3.86103234</text:p>
          </table:table-cell>
          <table:table-cell table:formula="of:=LN([.BA87])-[.K169]^2/2" office:value-type="float" office:value="3.8990288444" calcext:value-type="float">
            <text:p>3.8990288444</text:p>
          </table:table-cell>
          <table:table-cell table:formula="of:=LN([.BB87])-[.L169]^2/2" office:value-type="float" office:value="3.9344823527" calcext:value-type="float">
            <text:p>3.9344823527</text:p>
          </table:table-cell>
          <table:table-cell table:formula="of:=LN([.BC87])-[.M169]^2/2" office:value-type="float" office:value="3.967712008" calcext:value-type="float">
            <text:p>3.967712008</text:p>
          </table:table-cell>
          <table:table-cell table:formula="of:=LN([.BD87])-[.N169]^2/2" office:value-type="float" office:value="3.998980406" calcext:value-type="float">
            <text:p>3.998980406</text:p>
          </table:table-cell>
          <table:table-cell table:formula="of:=LN([.BE87])-[.O169]^2/2" office:value-type="float" office:value="4.0285062125" calcext:value-type="float">
            <text:p>4.0285062125</text:p>
          </table:table-cell>
          <table:table-cell table:formula="of:=LN([.BF87])-[.P169]^2/2" office:value-type="float" office:value="4.0564734469" calcext:value-type="float">
            <text:p>4.0564734469</text:p>
          </table:table-cell>
          <table:table-cell table:formula="of:=LN([.BG87])-[.Q169]^2/2" office:value-type="float" office:value="4.0830384356" calcext:value-type="float">
            <text:p>4.0830384356</text:p>
          </table:table-cell>
          <table:table-cell table:formula="of:=LN([.BH87])-[.R169]^2/2" office:value-type="float" office:value="4.1083351044" calcext:value-type="float">
            <text:p>4.1083351044</text:p>
          </table:table-cell>
          <table:table-cell table:formula="of:=LN([.BI87])-[.S169]^2/2" office:value-type="float" office:value="4.1324790641" calcext:value-type="float">
            <text:p>4.1324790641</text:p>
          </table:table-cell>
          <table:table-cell table:formula="of:=LN([.BJ87])-[.T169]^2/2" office:value-type="float" office:value="4.1555708045" calcext:value-type="float">
            <text:p>4.1555708045</text:p>
          </table:table-cell>
          <table:table-cell table:formula="of:=LN([.BK87])-[.U169]^2/2" office:value-type="float" office:value="4.1776982222" calcext:value-type="float">
            <text:p>4.1776982222</text:p>
          </table:table-cell>
          <table:table-cell table:formula="of:=LN([.BL87])-[.V169]^2/2" office:value-type="float" office:value="4.1989386398" calcext:value-type="float">
            <text:p>4.198938639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.8883553267" calcext:value-type="float">
            <text:p>2.8883553267</text:p>
          </table:table-cell>
          <table:table-cell office:value-type="float" office:value="2.9518744656" calcext:value-type="float">
            <text:p>2.9518744656</text:p>
          </table:table-cell>
          <table:table-cell office:value-type="float" office:value="3.0073843261" calcext:value-type="float">
            <text:p>3.0073843261</text:p>
          </table:table-cell>
          <table:table-cell office:value-type="float" office:value="3.0566804274" calcext:value-type="float">
            <text:p>3.0566804274</text:p>
          </table:table-cell>
          <table:table-cell office:value-type="float" office:value="3.1010149101" calcext:value-type="float">
            <text:p>3.1010149101</text:p>
          </table:table-cell>
          <table:table-cell office:value-type="float" office:value="3.1412958395" calcext:value-type="float">
            <text:p>3.1412958395</text:p>
          </table:table-cell>
          <table:table-cell office:value-type="float" office:value="3.178202759" calcext:value-type="float">
            <text:p>3.178202759</text:p>
          </table:table-cell>
          <table:table-cell office:value-type="float" office:value="3.2122574699" calcext:value-type="float">
            <text:p>3.2122574699</text:p>
          </table:table-cell>
          <table:table-cell office:value-type="float" office:value="3.2438693664" calcext:value-type="float">
            <text:p>3.2438693664</text:p>
          </table:table-cell>
          <table:table-cell office:value-type="float" office:value="3.2733655703" calcext:value-type="float">
            <text:p>3.2733655703</text:p>
          </table:table-cell>
          <table:table-cell office:value-type="float" office:value="3.3010115984" calcext:value-type="float">
            <text:p>3.3010115984</text:p>
          </table:table-cell>
          <table:table-cell office:value-type="float" office:value="3.327025922" calcext:value-type="float">
            <text:p>3.327025922</text:p>
          </table:table-cell>
          <table:table-cell office:value-type="float" office:value="3.3515904644" calcext:value-type="float">
            <text:p>3.3515904644</text:p>
          </table:table-cell>
          <table:table-cell office:value-type="float" office:value="3.3748583237" calcext:value-type="float">
            <text:p>3.3748583237</text:p>
          </table:table-cell>
          <table:table-cell office:value-type="float" office:value="3.3969595588" calcext:value-type="float">
            <text:p>3.3969595588</text:p>
          </table:table-cell>
          <table:table-cell office:value-type="float" office:value="3.4180055917" calcext:value-type="float">
            <text:p>3.4180055917</text:p>
          </table:table-cell>
          <table:table-cell office:value-type="float" office:value="3.4380926068" calcext:value-type="float">
            <text:p>3.4380926068</text:p>
          </table:table-cell>
          <table:table-cell office:value-type="float" office:value="3.4573042085" calcext:value-type="float">
            <text:p>3.4573042085</text:p>
          </table:table-cell>
          <table:table-cell office:value-type="float" office:value="3.475713524" calcext:value-type="float">
            <text:p>3.475713524</text:p>
          </table:table-cell>
          <table:table-cell office:value-type="float" office:value="3.4933848835" calcext:value-type="float">
            <text:p>3.4933848835</text:p>
          </table:table-cell>
          <table:table-cell/>
          <table:table-cell table:style-name="ce2" table:formula="of:=EXP([.C88]+[.C170]^2/2)" office:value-type="float" office:value="18.1354953838057" calcext:value-type="float">
            <text:p>18.1354953838</text:p>
          </table:table-cell>
          <table:table-cell table:style-name="ce2" table:formula="of:=EXP([.D88]+[.D170]^2/2)" office:value-type="float" office:value="19.2788386477102" calcext:value-type="float">
            <text:p>19.2788386477</text:p>
          </table:table-cell>
          <table:table-cell table:style-name="ce2" table:formula="of:=EXP([.E88]+[.E170]^2/2)" office:value-type="float" office:value="20.3469282683632" calcext:value-type="float">
            <text:p>20.3469282684</text:p>
          </table:table-cell>
          <table:table-cell table:style-name="ce2" table:formula="of:=EXP([.F88]+[.F170]^2/2)" office:value-type="float" office:value="21.3513470376613" calcext:value-type="float">
            <text:p>21.3513470377</text:p>
          </table:table-cell>
          <table:table-cell table:style-name="ce2" table:formula="of:=EXP([.G88]+[.G170]^2/2)" office:value-type="float" office:value="22.3012217584624" calcext:value-type="float">
            <text:p>22.3012217585</text:p>
          </table:table-cell>
          <table:table-cell table:style-name="ce2" table:formula="of:=EXP([.H88]+[.H170]^2/2)" office:value-type="float" office:value="23.2038162083281" calcext:value-type="float">
            <text:p>23.2038162083</text:p>
          </table:table-cell>
          <table:table-cell table:style-name="ce2" table:formula="of:=EXP([.I88]+[.I170]^2/2)" office:value-type="float" office:value="24.0649877045759" calcext:value-type="float">
            <text:p>24.0649877046</text:p>
          </table:table-cell>
          <table:table-cell table:style-name="ce2" table:formula="of:=EXP([.J88]+[.J170]^2/2)" office:value-type="float" office:value="24.8895229649097" calcext:value-type="float">
            <text:p>24.8895229649</text:p>
          </table:table-cell>
          <table:table-cell table:style-name="ce2" table:formula="of:=EXP([.K88]+[.K170]^2/2)" office:value-type="float" office:value="25.681383515521" calcext:value-type="float">
            <text:p>25.6813835155</text:p>
          </table:table-cell>
          <table:table-cell table:style-name="ce2" table:formula="of:=EXP([.L88]+[.L170]^2/2)" office:value-type="float" office:value="26.4438862055003" calcext:value-type="float">
            <text:p>26.4438862055</text:p>
          </table:table-cell>
          <table:table-cell table:style-name="ce2" table:formula="of:=EXP([.M88]+[.M170]^2/2)" office:value-type="float" office:value="27.1798375134676" calcext:value-type="float">
            <text:p>27.1798375135</text:p>
          </table:table-cell>
          <table:table-cell table:style-name="ce2" table:formula="of:=EXP([.N88]+[.N170]^2/2)" office:value-type="float" office:value="27.891634796161" calcext:value-type="float">
            <text:p>27.8916347962</text:p>
          </table:table-cell>
          <table:table-cell table:style-name="ce2" table:formula="of:=EXP([.O88]+[.O170]^2/2)" office:value-type="float" office:value="28.5813436339917" calcext:value-type="float">
            <text:p>28.581343634</text:p>
          </table:table-cell>
          <table:table-cell table:style-name="ce2" table:formula="of:=EXP([.P88]+[.P170]^2/2)" office:value-type="float" office:value="29.2507576457071" calcext:value-type="float">
            <text:p>29.2507576457</text:p>
          </table:table-cell>
          <table:table-cell table:style-name="ce2" table:formula="of:=EXP([.Q88]+[.Q170]^2/2)" office:value-type="float" office:value="29.9014453582254" calcext:value-type="float">
            <text:p>29.9014453582</text:p>
          </table:table-cell>
          <table:table-cell table:style-name="ce2" table:formula="of:=EXP([.R88]+[.R170]^2/2)" office:value-type="float" office:value="30.5347872892108" calcext:value-type="float">
            <text:p>30.5347872892</text:p>
          </table:table-cell>
          <table:table-cell table:style-name="ce2" table:formula="of:=EXP([.S88]+[.S170]^2/2)" office:value-type="float" office:value="31.152005642705" calcext:value-type="float">
            <text:p>31.1520056427</text:p>
          </table:table-cell>
          <table:table-cell table:style-name="ce2" table:formula="of:=EXP([.T88]+[.T170]^2/2)" office:value-type="float" office:value="31.7541882917669" calcext:value-type="float">
            <text:p>31.7541882918</text:p>
          </table:table-cell>
          <table:table-cell table:style-name="ce2" table:formula="of:=EXP([.U88]+[.U170]^2/2)" office:value-type="float" office:value="32.3423083454209" calcext:value-type="float">
            <text:p>32.3423083454</text:p>
          </table:table-cell>
          <table:table-cell table:style-name="ce2" table:formula="of:=EXP([.V88]+[.V170]^2/2)" office:value-type="float" office:value="32.9172402059757" calcext:value-type="float">
            <text:p>32.91724020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88]*[.X88]" office:value-type="float" office:value="18.1354953838057" calcext:value-type="float">
            <text:p>18.1354953838</text:p>
          </table:table-cell>
          <table:table-cell table:style-name="ce6" table:formula="of:=[.$AR88]*[.Y88]" office:value-type="float" office:value="19.2788386477102" calcext:value-type="float">
            <text:p>19.2788386477</text:p>
          </table:table-cell>
          <table:table-cell table:style-name="ce6" table:formula="of:=[.$AR88]*[.Z88]" office:value-type="float" office:value="20.3469282683632" calcext:value-type="float">
            <text:p>20.3469282684</text:p>
          </table:table-cell>
          <table:table-cell table:style-name="ce6" table:formula="of:=[.$AR88]*[.AA88]" office:value-type="float" office:value="21.3513470376613" calcext:value-type="float">
            <text:p>21.3513470377</text:p>
          </table:table-cell>
          <table:table-cell table:style-name="ce6" table:formula="of:=[.$AR88]*[.AB88]" office:value-type="float" office:value="22.3012217584624" calcext:value-type="float">
            <text:p>22.3012217585</text:p>
          </table:table-cell>
          <table:table-cell table:style-name="ce6" table:formula="of:=[.$AR88]*[.AC88]" office:value-type="float" office:value="23.2038162083281" calcext:value-type="float">
            <text:p>23.2038162083</text:p>
          </table:table-cell>
          <table:table-cell table:style-name="ce6" table:formula="of:=[.$AR88]*[.AD88]" office:value-type="float" office:value="24.0649877045759" calcext:value-type="float">
            <text:p>24.0649877046</text:p>
          </table:table-cell>
          <table:table-cell table:style-name="ce6" table:formula="of:=[.$AR88]*[.AE88]" office:value-type="float" office:value="24.8895229649097" calcext:value-type="float">
            <text:p>24.8895229649</text:p>
          </table:table-cell>
          <table:table-cell table:style-name="ce6" table:formula="of:=[.$AR88]*[.AF88]" office:value-type="float" office:value="25.681383515521" calcext:value-type="float">
            <text:p>25.6813835155</text:p>
          </table:table-cell>
          <table:table-cell table:style-name="ce6" table:formula="of:=[.$AR88]*[.AG88]" office:value-type="float" office:value="26.4438862055003" calcext:value-type="float">
            <text:p>26.4438862055</text:p>
          </table:table-cell>
          <table:table-cell table:style-name="ce6" table:formula="of:=[.$AR88]*[.AH88]" office:value-type="float" office:value="27.1798375134676" calcext:value-type="float">
            <text:p>27.1798375135</text:p>
          </table:table-cell>
          <table:table-cell table:style-name="ce6" table:formula="of:=[.$AR88]*[.AI88]" office:value-type="float" office:value="27.891634796161" calcext:value-type="float">
            <text:p>27.8916347962</text:p>
          </table:table-cell>
          <table:table-cell table:style-name="ce6" table:formula="of:=[.$AR88]*[.AJ88]" office:value-type="float" office:value="28.5813436339917" calcext:value-type="float">
            <text:p>28.581343634</text:p>
          </table:table-cell>
          <table:table-cell table:style-name="ce6" table:formula="of:=[.$AR88]*[.AK88]" office:value-type="float" office:value="29.2507576457071" calcext:value-type="float">
            <text:p>29.2507576457</text:p>
          </table:table-cell>
          <table:table-cell table:style-name="ce6" table:formula="of:=[.$AR88]*[.AL88]" office:value-type="float" office:value="29.9014453582254" calcext:value-type="float">
            <text:p>29.9014453582</text:p>
          </table:table-cell>
          <table:table-cell table:style-name="ce6" table:formula="of:=[.$AR88]*[.AM88]" office:value-type="float" office:value="30.5347872892108" calcext:value-type="float">
            <text:p>30.5347872892</text:p>
          </table:table-cell>
          <table:table-cell table:style-name="ce6" table:formula="of:=[.$AR88]*[.AN88]" office:value-type="float" office:value="31.152005642705" calcext:value-type="float">
            <text:p>31.1520056427</text:p>
          </table:table-cell>
          <table:table-cell table:style-name="ce6" table:formula="of:=[.$AR88]*[.AO88]" office:value-type="float" office:value="31.7541882917669" calcext:value-type="float">
            <text:p>31.7541882918</text:p>
          </table:table-cell>
          <table:table-cell table:style-name="ce6" table:formula="of:=[.$AR88]*[.AP88]" office:value-type="float" office:value="32.3423083454209" calcext:value-type="float">
            <text:p>32.3423083454</text:p>
          </table:table-cell>
          <table:table-cell table:style-name="ce6" table:formula="of:=[.$AR88]*[.AQ88]" office:value-type="float" office:value="32.9172402059757" calcext:value-type="float">
            <text:p>32.917240206</text:p>
          </table:table-cell>
          <table:table-cell/>
          <table:table-cell table:formula="of:=LN([.AS88])-[.C170]^2/2" office:value-type="float" office:value="2.8883553267" calcext:value-type="float">
            <text:p>2.8883553267</text:p>
          </table:table-cell>
          <table:table-cell table:formula="of:=LN([.AT88])-[.D170]^2/2" office:value-type="float" office:value="2.9518744656" calcext:value-type="float">
            <text:p>2.9518744656</text:p>
          </table:table-cell>
          <table:table-cell table:formula="of:=LN([.AU88])-[.E170]^2/2" office:value-type="float" office:value="3.0073843261" calcext:value-type="float">
            <text:p>3.0073843261</text:p>
          </table:table-cell>
          <table:table-cell table:formula="of:=LN([.AV88])-[.F170]^2/2" office:value-type="float" office:value="3.0566804274" calcext:value-type="float">
            <text:p>3.0566804274</text:p>
          </table:table-cell>
          <table:table-cell table:formula="of:=LN([.AW88])-[.G170]^2/2" office:value-type="float" office:value="3.1010149101" calcext:value-type="float">
            <text:p>3.1010149101</text:p>
          </table:table-cell>
          <table:table-cell table:formula="of:=LN([.AX88])-[.H170]^2/2" office:value-type="float" office:value="3.1412958395" calcext:value-type="float">
            <text:p>3.1412958395</text:p>
          </table:table-cell>
          <table:table-cell table:formula="of:=LN([.AY88])-[.I170]^2/2" office:value-type="float" office:value="3.178202759" calcext:value-type="float">
            <text:p>3.178202759</text:p>
          </table:table-cell>
          <table:table-cell table:formula="of:=LN([.AZ88])-[.J170]^2/2" office:value-type="float" office:value="3.2122574699" calcext:value-type="float">
            <text:p>3.2122574699</text:p>
          </table:table-cell>
          <table:table-cell table:formula="of:=LN([.BA88])-[.K170]^2/2" office:value-type="float" office:value="3.2438693664" calcext:value-type="float">
            <text:p>3.2438693664</text:p>
          </table:table-cell>
          <table:table-cell table:formula="of:=LN([.BB88])-[.L170]^2/2" office:value-type="float" office:value="3.2733655703" calcext:value-type="float">
            <text:p>3.2733655703</text:p>
          </table:table-cell>
          <table:table-cell table:formula="of:=LN([.BC88])-[.M170]^2/2" office:value-type="float" office:value="3.3010115984" calcext:value-type="float">
            <text:p>3.3010115984</text:p>
          </table:table-cell>
          <table:table-cell table:formula="of:=LN([.BD88])-[.N170]^2/2" office:value-type="float" office:value="3.327025922" calcext:value-type="float">
            <text:p>3.327025922</text:p>
          </table:table-cell>
          <table:table-cell table:formula="of:=LN([.BE88])-[.O170]^2/2" office:value-type="float" office:value="3.3515904644" calcext:value-type="float">
            <text:p>3.3515904644</text:p>
          </table:table-cell>
          <table:table-cell table:formula="of:=LN([.BF88])-[.P170]^2/2" office:value-type="float" office:value="3.3748583237" calcext:value-type="float">
            <text:p>3.3748583237</text:p>
          </table:table-cell>
          <table:table-cell table:formula="of:=LN([.BG88])-[.Q170]^2/2" office:value-type="float" office:value="3.3969595588" calcext:value-type="float">
            <text:p>3.3969595588</text:p>
          </table:table-cell>
          <table:table-cell table:formula="of:=LN([.BH88])-[.R170]^2/2" office:value-type="float" office:value="3.4180055917" calcext:value-type="float">
            <text:p>3.4180055917</text:p>
          </table:table-cell>
          <table:table-cell table:formula="of:=LN([.BI88])-[.S170]^2/2" office:value-type="float" office:value="3.4380926068" calcext:value-type="float">
            <text:p>3.4380926068</text:p>
          </table:table-cell>
          <table:table-cell table:formula="of:=LN([.BJ88])-[.T170]^2/2" office:value-type="float" office:value="3.4573042085" calcext:value-type="float">
            <text:p>3.4573042085</text:p>
          </table:table-cell>
          <table:table-cell table:formula="of:=LN([.BK88])-[.U170]^2/2" office:value-type="float" office:value="3.475713524" calcext:value-type="float">
            <text:p>3.475713524</text:p>
          </table:table-cell>
          <table:table-cell table:formula="of:=LN([.BL88])-[.V170]^2/2" office:value-type="float" office:value="3.4933848835" calcext:value-type="float">
            <text:p>3.493384883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.4030207874" calcext:value-type="float">
            <text:p>2.4030207874</text:p>
          </table:table-cell>
          <table:table-cell office:value-type="float" office:value="2.4558667132" calcext:value-type="float">
            <text:p>2.4558667132</text:p>
          </table:table-cell>
          <table:table-cell office:value-type="float" office:value="2.5020491711" calcext:value-type="float">
            <text:p>2.5020491711</text:p>
          </table:table-cell>
          <table:table-cell office:value-type="float" office:value="2.543061977" calcext:value-type="float">
            <text:p>2.543061977</text:p>
          </table:table-cell>
          <table:table-cell office:value-type="float" office:value="2.5799468722" calcext:value-type="float">
            <text:p>2.5799468722</text:p>
          </table:table-cell>
          <table:table-cell office:value-type="float" office:value="2.6134593386" calcext:value-type="float">
            <text:p>2.6134593386</text:p>
          </table:table-cell>
          <table:table-cell office:value-type="float" office:value="2.6441647348" calcext:value-type="float">
            <text:p>2.6441647348</text:p>
          </table:table-cell>
          <table:table-cell office:value-type="float" office:value="2.6724971831" calcext:value-type="float">
            <text:p>2.6724971831</text:p>
          </table:table-cell>
          <table:table-cell office:value-type="float" office:value="2.6987972868" calcext:value-type="float">
            <text:p>2.6987972868</text:p>
          </table:table-cell>
          <table:table-cell office:value-type="float" office:value="2.7233372007" calcext:value-type="float">
            <text:p>2.7233372007</text:p>
          </table:table-cell>
          <table:table-cell office:value-type="float" office:value="2.7463378265" calcext:value-type="float">
            <text:p>2.7463378265</text:p>
          </table:table-cell>
          <table:table-cell office:value-type="float" office:value="2.7679809257" calcext:value-type="float">
            <text:p>2.7679809257</text:p>
          </table:table-cell>
          <table:table-cell office:value-type="float" office:value="2.7884178523" calcext:value-type="float">
            <text:p>2.7884178523</text:p>
          </table:table-cell>
          <table:table-cell office:value-type="float" office:value="2.8077759794" calcext:value-type="float">
            <text:p>2.8077759794</text:p>
          </table:table-cell>
          <table:table-cell office:value-type="float" office:value="2.8261635119" calcext:value-type="float">
            <text:p>2.8261635119</text:p>
          </table:table-cell>
          <table:table-cell office:value-type="float" office:value="2.8436731493" calcext:value-type="float">
            <text:p>2.8436731493</text:p>
          </table:table-cell>
          <table:table-cell office:value-type="float" office:value="2.8603849141" calcext:value-type="float">
            <text:p>2.8603849141</text:p>
          </table:table-cell>
          <table:table-cell office:value-type="float" office:value="2.8763683625" calcext:value-type="float">
            <text:p>2.8763683625</text:p>
          </table:table-cell>
          <table:table-cell office:value-type="float" office:value="2.891684334" calcext:value-type="float">
            <text:p>2.891684334</text:p>
          </table:table-cell>
          <table:table-cell office:value-type="float" office:value="2.9063863493" calcext:value-type="float">
            <text:p>2.9063863493</text:p>
          </table:table-cell>
          <table:table-cell/>
          <table:table-cell table:style-name="ce2" table:formula="of:=EXP([.C89]+[.C171]^2/2)" office:value-type="float" office:value="11.1622388374844" calcext:value-type="float">
            <text:p>11.1622388375</text:p>
          </table:table-cell>
          <table:table-cell table:style-name="ce2" table:formula="of:=EXP([.D89]+[.D171]^2/2)" office:value-type="float" office:value="11.7399822074983" calcext:value-type="float">
            <text:p>11.7399822075</text:p>
          </table:table-cell>
          <table:table-cell table:style-name="ce2" table:formula="of:=EXP([.E89]+[.E171]^2/2)" office:value-type="float" office:value="12.2753698116857" calcext:value-type="float">
            <text:p>12.2753698117</text:p>
          </table:table-cell>
          <table:table-cell table:style-name="ce2" table:formula="of:=EXP([.F89]+[.F171]^2/2)" office:value-type="float" office:value="12.7750797710981" calcext:value-type="float">
            <text:p>12.7750797711</text:p>
          </table:table-cell>
          <table:table-cell table:style-name="ce2" table:formula="of:=EXP([.G89]+[.G171]^2/2)" office:value-type="float" office:value="13.2443815221623" calcext:value-type="float">
            <text:p>13.2443815222</text:p>
          </table:table-cell>
          <table:table-cell table:style-name="ce2" table:formula="of:=EXP([.H89]+[.H171]^2/2)" office:value-type="float" office:value="13.6874623376164" calcext:value-type="float">
            <text:p>13.6874623376</text:p>
          </table:table-cell>
          <table:table-cell table:style-name="ce2" table:formula="of:=EXP([.I89]+[.I171]^2/2)" office:value-type="float" office:value="14.1076889961734" calcext:value-type="float">
            <text:p>14.1076889962</text:p>
          </table:table-cell>
          <table:table-cell table:style-name="ce2" table:formula="of:=EXP([.J89]+[.J171]^2/2)" office:value-type="float" office:value="14.5078033053853" calcext:value-type="float">
            <text:p>14.5078033054</text:p>
          </table:table-cell>
          <table:table-cell table:style-name="ce2" table:formula="of:=EXP([.K89]+[.K171]^2/2)" office:value-type="float" office:value="14.8900659075983" calcext:value-type="float">
            <text:p>14.8900659076</text:p>
          </table:table-cell>
          <table:table-cell table:style-name="ce2" table:formula="of:=EXP([.L89]+[.L171]^2/2)" office:value-type="float" office:value="15.2563623089509" calcext:value-type="float">
            <text:p>15.256362309</text:p>
          </table:table-cell>
          <table:table-cell table:style-name="ce2" table:formula="of:=EXP([.M89]+[.M171]^2/2)" office:value-type="float" office:value="15.6082818099636" calcext:value-type="float">
            <text:p>15.60828181</text:p>
          </table:table-cell>
          <table:table-cell table:style-name="ce2" table:formula="of:=EXP([.N89]+[.N171]^2/2)" office:value-type="float" office:value="15.9471769442605" calcext:value-type="float">
            <text:p>15.9471769443</text:p>
          </table:table-cell>
          <table:table-cell table:style-name="ce2" table:formula="of:=EXP([.O89]+[.O171]^2/2)" office:value-type="float" office:value="16.2742087985164" calcext:value-type="float">
            <text:p>16.2742087985</text:p>
          </table:table-cell>
          <table:table-cell table:style-name="ce2" table:formula="of:=EXP([.P89]+[.P171]^2/2)" office:value-type="float" office:value="16.5903820265985" calcext:value-type="float">
            <text:p>16.5903820266</text:p>
          </table:table-cell>
          <table:table-cell table:style-name="ce2" table:formula="of:=EXP([.Q89]+[.Q171]^2/2)" office:value-type="float" office:value="16.8965721850312" calcext:value-type="float">
            <text:p>16.896572185</text:p>
          </table:table-cell>
          <table:table-cell table:style-name="ce2" table:formula="of:=EXP([.R89]+[.R171]^2/2)" office:value-type="float" office:value="17.1935473286589" calcext:value-type="float">
            <text:p>17.1935473287</text:p>
          </table:table-cell>
          <table:table-cell table:style-name="ce2" table:formula="of:=EXP([.S89]+[.S171]^2/2)" office:value-type="float" office:value="17.4819852610392" calcext:value-type="float">
            <text:p>17.481985261</text:p>
          </table:table-cell>
          <table:table-cell table:style-name="ce2" table:formula="of:=EXP([.T89]+[.T171]^2/2)" office:value-type="float" office:value="17.762487422677" calcext:value-type="float">
            <text:p>17.7624874227</text:p>
          </table:table-cell>
          <table:table-cell table:style-name="ce2" table:formula="of:=EXP([.U89]+[.U171]^2/2)" office:value-type="float" office:value="18.0355901988215" calcext:value-type="float">
            <text:p>18.0355901988</text:p>
          </table:table-cell>
          <table:table-cell table:style-name="ce2" table:formula="of:=EXP([.V89]+[.V171]^2/2)" office:value-type="float" office:value="18.3017741775385" calcext:value-type="float">
            <text:p>18.301774177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89]*[.X89]" office:value-type="float" office:value="11.1622388374844" calcext:value-type="float">
            <text:p>11.1622388375</text:p>
          </table:table-cell>
          <table:table-cell table:style-name="ce6" table:formula="of:=[.$AR89]*[.Y89]" office:value-type="float" office:value="11.7399822074983" calcext:value-type="float">
            <text:p>11.7399822075</text:p>
          </table:table-cell>
          <table:table-cell table:style-name="ce6" table:formula="of:=[.$AR89]*[.Z89]" office:value-type="float" office:value="12.2753698116857" calcext:value-type="float">
            <text:p>12.2753698117</text:p>
          </table:table-cell>
          <table:table-cell table:style-name="ce6" table:formula="of:=[.$AR89]*[.AA89]" office:value-type="float" office:value="12.7750797710981" calcext:value-type="float">
            <text:p>12.7750797711</text:p>
          </table:table-cell>
          <table:table-cell table:style-name="ce6" table:formula="of:=[.$AR89]*[.AB89]" office:value-type="float" office:value="13.2443815221623" calcext:value-type="float">
            <text:p>13.2443815222</text:p>
          </table:table-cell>
          <table:table-cell table:style-name="ce6" table:formula="of:=[.$AR89]*[.AC89]" office:value-type="float" office:value="13.6874623376164" calcext:value-type="float">
            <text:p>13.6874623376</text:p>
          </table:table-cell>
          <table:table-cell table:style-name="ce6" table:formula="of:=[.$AR89]*[.AD89]" office:value-type="float" office:value="14.1076889961734" calcext:value-type="float">
            <text:p>14.1076889962</text:p>
          </table:table-cell>
          <table:table-cell table:style-name="ce6" table:formula="of:=[.$AR89]*[.AE89]" office:value-type="float" office:value="14.5078033053853" calcext:value-type="float">
            <text:p>14.5078033054</text:p>
          </table:table-cell>
          <table:table-cell table:style-name="ce6" table:formula="of:=[.$AR89]*[.AF89]" office:value-type="float" office:value="14.8900659075983" calcext:value-type="float">
            <text:p>14.8900659076</text:p>
          </table:table-cell>
          <table:table-cell table:style-name="ce6" table:formula="of:=[.$AR89]*[.AG89]" office:value-type="float" office:value="15.2563623089509" calcext:value-type="float">
            <text:p>15.256362309</text:p>
          </table:table-cell>
          <table:table-cell table:style-name="ce6" table:formula="of:=[.$AR89]*[.AH89]" office:value-type="float" office:value="15.6082818099636" calcext:value-type="float">
            <text:p>15.60828181</text:p>
          </table:table-cell>
          <table:table-cell table:style-name="ce6" table:formula="of:=[.$AR89]*[.AI89]" office:value-type="float" office:value="15.9471769442605" calcext:value-type="float">
            <text:p>15.9471769443</text:p>
          </table:table-cell>
          <table:table-cell table:style-name="ce6" table:formula="of:=[.$AR89]*[.AJ89]" office:value-type="float" office:value="16.2742087985164" calcext:value-type="float">
            <text:p>16.2742087985</text:p>
          </table:table-cell>
          <table:table-cell table:style-name="ce6" table:formula="of:=[.$AR89]*[.AK89]" office:value-type="float" office:value="16.5903820265985" calcext:value-type="float">
            <text:p>16.5903820266</text:p>
          </table:table-cell>
          <table:table-cell table:style-name="ce6" table:formula="of:=[.$AR89]*[.AL89]" office:value-type="float" office:value="16.8965721850312" calcext:value-type="float">
            <text:p>16.896572185</text:p>
          </table:table-cell>
          <table:table-cell table:style-name="ce6" table:formula="of:=[.$AR89]*[.AM89]" office:value-type="float" office:value="17.1935473286589" calcext:value-type="float">
            <text:p>17.1935473287</text:p>
          </table:table-cell>
          <table:table-cell table:style-name="ce6" table:formula="of:=[.$AR89]*[.AN89]" office:value-type="float" office:value="17.4819852610392" calcext:value-type="float">
            <text:p>17.481985261</text:p>
          </table:table-cell>
          <table:table-cell table:style-name="ce6" table:formula="of:=[.$AR89]*[.AO89]" office:value-type="float" office:value="17.762487422677" calcext:value-type="float">
            <text:p>17.7624874227</text:p>
          </table:table-cell>
          <table:table-cell table:style-name="ce6" table:formula="of:=[.$AR89]*[.AP89]" office:value-type="float" office:value="18.0355901988215" calcext:value-type="float">
            <text:p>18.0355901988</text:p>
          </table:table-cell>
          <table:table-cell table:style-name="ce6" table:formula="of:=[.$AR89]*[.AQ89]" office:value-type="float" office:value="18.3017741775385" calcext:value-type="float">
            <text:p>18.3017741775</text:p>
          </table:table-cell>
          <table:table-cell/>
          <table:table-cell table:formula="of:=LN([.AS89])-[.C171]^2/2" office:value-type="float" office:value="2.4030207874" calcext:value-type="float">
            <text:p>2.4030207874</text:p>
          </table:table-cell>
          <table:table-cell table:formula="of:=LN([.AT89])-[.D171]^2/2" office:value-type="float" office:value="2.4558667132" calcext:value-type="float">
            <text:p>2.4558667132</text:p>
          </table:table-cell>
          <table:table-cell table:formula="of:=LN([.AU89])-[.E171]^2/2" office:value-type="float" office:value="2.5020491711" calcext:value-type="float">
            <text:p>2.5020491711</text:p>
          </table:table-cell>
          <table:table-cell table:formula="of:=LN([.AV89])-[.F171]^2/2" office:value-type="float" office:value="2.543061977" calcext:value-type="float">
            <text:p>2.543061977</text:p>
          </table:table-cell>
          <table:table-cell table:formula="of:=LN([.AW89])-[.G171]^2/2" office:value-type="float" office:value="2.5799468722" calcext:value-type="float">
            <text:p>2.5799468722</text:p>
          </table:table-cell>
          <table:table-cell table:formula="of:=LN([.AX89])-[.H171]^2/2" office:value-type="float" office:value="2.6134593386" calcext:value-type="float">
            <text:p>2.6134593386</text:p>
          </table:table-cell>
          <table:table-cell table:formula="of:=LN([.AY89])-[.I171]^2/2" office:value-type="float" office:value="2.6441647348" calcext:value-type="float">
            <text:p>2.6441647348</text:p>
          </table:table-cell>
          <table:table-cell table:formula="of:=LN([.AZ89])-[.J171]^2/2" office:value-type="float" office:value="2.6724971831" calcext:value-type="float">
            <text:p>2.6724971831</text:p>
          </table:table-cell>
          <table:table-cell table:formula="of:=LN([.BA89])-[.K171]^2/2" office:value-type="float" office:value="2.6987972868" calcext:value-type="float">
            <text:p>2.6987972868</text:p>
          </table:table-cell>
          <table:table-cell table:formula="of:=LN([.BB89])-[.L171]^2/2" office:value-type="float" office:value="2.7233372007" calcext:value-type="float">
            <text:p>2.7233372007</text:p>
          </table:table-cell>
          <table:table-cell table:formula="of:=LN([.BC89])-[.M171]^2/2" office:value-type="float" office:value="2.7463378265" calcext:value-type="float">
            <text:p>2.7463378265</text:p>
          </table:table-cell>
          <table:table-cell table:formula="of:=LN([.BD89])-[.N171]^2/2" office:value-type="float" office:value="2.7679809257" calcext:value-type="float">
            <text:p>2.7679809257</text:p>
          </table:table-cell>
          <table:table-cell table:formula="of:=LN([.BE89])-[.O171]^2/2" office:value-type="float" office:value="2.7884178523" calcext:value-type="float">
            <text:p>2.7884178523</text:p>
          </table:table-cell>
          <table:table-cell table:formula="of:=LN([.BF89])-[.P171]^2/2" office:value-type="float" office:value="2.8077759794" calcext:value-type="float">
            <text:p>2.8077759794</text:p>
          </table:table-cell>
          <table:table-cell table:formula="of:=LN([.BG89])-[.Q171]^2/2" office:value-type="float" office:value="2.8261635119" calcext:value-type="float">
            <text:p>2.8261635119</text:p>
          </table:table-cell>
          <table:table-cell table:formula="of:=LN([.BH89])-[.R171]^2/2" office:value-type="float" office:value="2.8436731493" calcext:value-type="float">
            <text:p>2.8436731493</text:p>
          </table:table-cell>
          <table:table-cell table:formula="of:=LN([.BI89])-[.S171]^2/2" office:value-type="float" office:value="2.8603849141" calcext:value-type="float">
            <text:p>2.8603849141</text:p>
          </table:table-cell>
          <table:table-cell table:formula="of:=LN([.BJ89])-[.T171]^2/2" office:value-type="float" office:value="2.8763683625" calcext:value-type="float">
            <text:p>2.8763683625</text:p>
          </table:table-cell>
          <table:table-cell table:formula="of:=LN([.BK89])-[.U171]^2/2" office:value-type="float" office:value="2.891684334" calcext:value-type="float">
            <text:p>2.891684334</text:p>
          </table:table-cell>
          <table:table-cell table:formula="of:=LN([.BL89])-[.V171]^2/2" office:value-type="float" office:value="2.9063863493" calcext:value-type="float">
            <text:p>2.906386349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.5355594205" calcext:value-type="float">
            <text:p>4.5355594205</text:p>
          </table:table-cell>
          <table:table-cell office:value-type="float" office:value="4.6353029757" calcext:value-type="float">
            <text:p>4.6353029757</text:p>
          </table:table-cell>
          <table:table-cell office:value-type="float" office:value="4.7224696301" calcext:value-type="float">
            <text:p>4.7224696301</text:p>
          </table:table-cell>
          <table:table-cell office:value-type="float" office:value="4.7998788722" calcext:value-type="float">
            <text:p>4.7998788722</text:p>
          </table:table-cell>
          <table:table-cell office:value-type="float" office:value="4.8694969274" calcext:value-type="float">
            <text:p>4.8694969274</text:p>
          </table:table-cell>
          <table:table-cell office:value-type="float" office:value="4.9327497229" calcext:value-type="float">
            <text:p>4.9327497229</text:p>
          </table:table-cell>
          <table:table-cell office:value-type="float" office:value="4.9907043398" calcext:value-type="float">
            <text:p>4.9907043398</text:p>
          </table:table-cell>
          <table:table-cell office:value-type="float" office:value="5.0441801582" calcext:value-type="float">
            <text:p>5.0441801582</text:p>
          </table:table-cell>
          <table:table-cell office:value-type="float" office:value="5.0938200462" calcext:value-type="float">
            <text:p>5.0938200462</text:p>
          </table:table-cell>
          <table:table-cell office:value-type="float" office:value="5.1401376804" calcext:value-type="float">
            <text:p>5.1401376804</text:p>
          </table:table-cell>
          <table:table-cell office:value-type="float" office:value="5.1835499995" calcext:value-type="float">
            <text:p>5.1835499995</text:p>
          </table:table-cell>
          <table:table-cell office:value-type="float" office:value="5.2244000672" calcext:value-type="float">
            <text:p>5.2244000672</text:p>
          </table:table-cell>
          <table:table-cell office:value-type="float" office:value="5.262973556" calcext:value-type="float">
            <text:p>5.262973556</text:p>
          </table:table-cell>
          <table:table-cell office:value-type="float" office:value="5.2995108746" calcext:value-type="float">
            <text:p>5.2995108746</text:p>
          </table:table-cell>
          <table:table-cell office:value-type="float" office:value="5.3342162531" calcext:value-type="float">
            <text:p>5.3342162531</text:p>
          </table:table-cell>
          <table:table-cell office:value-type="float" office:value="5.3672646566" calcext:value-type="float">
            <text:p>5.3672646566</text:p>
          </table:table-cell>
          <table:table-cell office:value-type="float" office:value="5.3988071229" calcext:value-type="float">
            <text:p>5.3988071229</text:p>
          </table:table-cell>
          <table:table-cell office:value-type="float" office:value="5.4289749353" calcext:value-type="float">
            <text:p>5.4289749353</text:p>
          </table:table-cell>
          <table:table-cell office:value-type="float" office:value="5.4578829244" calcext:value-type="float">
            <text:p>5.4578829244</text:p>
          </table:table-cell>
          <table:table-cell office:value-type="float" office:value="5.4856321075" calcext:value-type="float">
            <text:p>5.4856321075</text:p>
          </table:table-cell>
          <table:table-cell/>
          <table:table-cell table:style-name="ce2" table:formula="of:=EXP([.C90]+[.C172]^2/2)" office:value-type="float" office:value="94.1675067022966" calcext:value-type="float">
            <text:p>94.1675067023</text:p>
          </table:table-cell>
          <table:table-cell table:style-name="ce2" table:formula="of:=EXP([.D90]+[.D172]^2/2)" office:value-type="float" office:value="103.796947351424" calcext:value-type="float">
            <text:p>103.7969473514</text:p>
          </table:table-cell>
          <table:table-cell table:style-name="ce2" table:formula="of:=EXP([.E90]+[.E172]^2/2)" office:value-type="float" office:value="113.070923051224" calcext:value-type="float">
            <text:p>113.0709230512</text:p>
          </table:table-cell>
          <table:table-cell table:style-name="ce2" table:formula="of:=EXP([.F90]+[.F172]^2/2)" office:value-type="float" office:value="122.035657373536" calcext:value-type="float">
            <text:p>122.0356573735</text:p>
          </table:table-cell>
          <table:table-cell table:style-name="ce2" table:formula="of:=EXP([.G90]+[.G172]^2/2)" office:value-type="float" office:value="130.728608264525" calcext:value-type="float">
            <text:p>130.7286082645</text:p>
          </table:table-cell>
          <table:table-cell table:style-name="ce2" table:formula="of:=EXP([.H90]+[.H172]^2/2)" office:value-type="float" office:value="139.180359205471" calcext:value-type="float">
            <text:p>139.1803592055</text:p>
          </table:table-cell>
          <table:table-cell table:style-name="ce2" table:formula="of:=EXP([.I90]+[.I172]^2/2)" office:value-type="float" office:value="147.41615487486" calcext:value-type="float">
            <text:p>147.4161548749</text:p>
          </table:table-cell>
          <table:table-cell table:style-name="ce2" table:formula="of:=EXP([.J90]+[.J172]^2/2)" office:value-type="float" office:value="155.457073486971" calcext:value-type="float">
            <text:p>155.457073487</text:p>
          </table:table-cell>
          <table:table-cell table:style-name="ce2" table:formula="of:=EXP([.K90]+[.K172]^2/2)" office:value-type="float" office:value="163.320909030897" calcext:value-type="float">
            <text:p>163.3209090309</text:p>
          </table:table-cell>
          <table:table-cell table:style-name="ce2" table:formula="of:=EXP([.L90]+[.L172]^2/2)" office:value-type="float" office:value="171.022836836349" calcext:value-type="float">
            <text:p>171.0228368363</text:p>
          </table:table-cell>
          <table:table-cell table:style-name="ce2" table:formula="of:=EXP([.M90]+[.M172]^2/2)" office:value-type="float" office:value="178.575919770551" calcext:value-type="float">
            <text:p>178.5759197706</text:p>
          </table:table-cell>
          <table:table-cell table:style-name="ce2" table:formula="of:=EXP([.N90]+[.N172]^2/2)" office:value-type="float" office:value="185.991497625086" calcext:value-type="float">
            <text:p>185.9914976251</text:p>
          </table:table-cell>
          <table:table-cell table:style-name="ce2" table:formula="of:=EXP([.O90]+[.O172]^2/2)" office:value-type="float" office:value="193.27948999969" calcext:value-type="float">
            <text:p>193.2794899997</text:p>
          </table:table-cell>
          <table:table-cell table:style-name="ce2" table:formula="of:=EXP([.P90]+[.P172]^2/2)" office:value-type="float" office:value="200.448634453303" calcext:value-type="float">
            <text:p>200.4486344533</text:p>
          </table:table-cell>
          <table:table-cell table:style-name="ce2" table:formula="of:=EXP([.Q90]+[.Q172]^2/2)" office:value-type="float" office:value="207.506676128886" calcext:value-type="float">
            <text:p>207.5066761289</text:p>
          </table:table-cell>
          <table:table-cell table:style-name="ce2" table:formula="of:=EXP([.R90]+[.R172]^2/2)" office:value-type="float" office:value="214.460519986463" calcext:value-type="float">
            <text:p>214.4605199865</text:p>
          </table:table-cell>
          <table:table-cell table:style-name="ce2" table:formula="of:=EXP([.S90]+[.S172]^2/2)" office:value-type="float" office:value="221.316354410361" calcext:value-type="float">
            <text:p>221.3163544104</text:p>
          </table:table-cell>
          <table:table-cell table:style-name="ce2" table:formula="of:=EXP([.T90]+[.T172]^2/2)" office:value-type="float" office:value="228.07975219934" calcext:value-type="float">
            <text:p>228.0797521993</text:p>
          </table:table-cell>
          <table:table-cell table:style-name="ce2" table:formula="of:=EXP([.U90]+[.U172]^2/2)" office:value-type="float" office:value="234.75575410354" calcext:value-type="float">
            <text:p>234.7557541035</text:p>
          </table:table-cell>
          <table:table-cell table:style-name="ce2" table:formula="of:=EXP([.V90]+[.V172]^2/2)" office:value-type="float" office:value="241.348938263581" calcext:value-type="float">
            <text:p>241.3489382636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90]*[.X90]" office:value-type="float" office:value="47.0837533511483" calcext:value-type="float">
            <text:p>47.0837533511</text:p>
          </table:table-cell>
          <table:table-cell table:style-name="ce6" table:formula="of:=[.$AR90]*[.Y90]" office:value-type="float" office:value="51.8984736757119" calcext:value-type="float">
            <text:p>51.8984736757</text:p>
          </table:table-cell>
          <table:table-cell table:style-name="ce6" table:formula="of:=[.$AR90]*[.Z90]" office:value-type="float" office:value="56.535461525612" calcext:value-type="float">
            <text:p>56.5354615256</text:p>
          </table:table-cell>
          <table:table-cell table:style-name="ce6" table:formula="of:=[.$AR90]*[.AA90]" office:value-type="float" office:value="61.017828686768" calcext:value-type="float">
            <text:p>61.0178286868</text:p>
          </table:table-cell>
          <table:table-cell table:style-name="ce6" table:formula="of:=[.$AR90]*[.AB90]" office:value-type="float" office:value="65.3643041322625" calcext:value-type="float">
            <text:p>65.3643041323</text:p>
          </table:table-cell>
          <table:table-cell table:style-name="ce6" table:formula="of:=[.$AR90]*[.AC90]" office:value-type="float" office:value="69.5901796027355" calcext:value-type="float">
            <text:p>69.5901796027</text:p>
          </table:table-cell>
          <table:table-cell table:style-name="ce6" table:formula="of:=[.$AR90]*[.AD90]" office:value-type="float" office:value="73.7080774374298" calcext:value-type="float">
            <text:p>73.7080774374</text:p>
          </table:table-cell>
          <table:table-cell table:style-name="ce6" table:formula="of:=[.$AR90]*[.AE90]" office:value-type="float" office:value="77.7285367434856" calcext:value-type="float">
            <text:p>77.7285367435</text:p>
          </table:table-cell>
          <table:table-cell table:style-name="ce6" table:formula="of:=[.$AR90]*[.AF90]" office:value-type="float" office:value="81.6604545154485" calcext:value-type="float">
            <text:p>81.6604545154</text:p>
          </table:table-cell>
          <table:table-cell table:style-name="ce6" table:formula="of:=[.$AR90]*[.AG90]" office:value-type="float" office:value="85.5114184181745" calcext:value-type="float">
            <text:p>85.5114184182</text:p>
          </table:table-cell>
          <table:table-cell table:style-name="ce6" table:formula="of:=[.$AR90]*[.AH90]" office:value-type="float" office:value="89.2879598852755" calcext:value-type="float">
            <text:p>89.2879598853</text:p>
          </table:table-cell>
          <table:table-cell table:style-name="ce6" table:formula="of:=[.$AR90]*[.AI90]" office:value-type="float" office:value="92.995748812543" calcext:value-type="float">
            <text:p>92.9957488125</text:p>
          </table:table-cell>
          <table:table-cell table:style-name="ce6" table:formula="of:=[.$AR90]*[.AJ90]" office:value-type="float" office:value="96.6397449998449" calcext:value-type="float">
            <text:p>96.6397449998</text:p>
          </table:table-cell>
          <table:table-cell table:style-name="ce6" table:formula="of:=[.$AR90]*[.AK90]" office:value-type="float" office:value="100.224317226652" calcext:value-type="float">
            <text:p>100.2243172267</text:p>
          </table:table-cell>
          <table:table-cell table:style-name="ce6" table:formula="of:=[.$AR90]*[.AL90]" office:value-type="float" office:value="103.753338064443" calcext:value-type="float">
            <text:p>103.7533380644</text:p>
          </table:table-cell>
          <table:table-cell table:style-name="ce6" table:formula="of:=[.$AR90]*[.AM90]" office:value-type="float" office:value="107.230259993231" calcext:value-type="float">
            <text:p>107.2302599932</text:p>
          </table:table-cell>
          <table:table-cell table:style-name="ce6" table:formula="of:=[.$AR90]*[.AN90]" office:value-type="float" office:value="110.65817720518" calcext:value-type="float">
            <text:p>110.6581772052</text:p>
          </table:table-cell>
          <table:table-cell table:style-name="ce6" table:formula="of:=[.$AR90]*[.AO90]" office:value-type="float" office:value="114.03987609967" calcext:value-type="float">
            <text:p>114.0398760997</text:p>
          </table:table-cell>
          <table:table-cell table:style-name="ce6" table:formula="of:=[.$AR90]*[.AP90]" office:value-type="float" office:value="117.37787705177" calcext:value-type="float">
            <text:p>117.3778770518</text:p>
          </table:table-cell>
          <table:table-cell table:style-name="ce6" table:formula="of:=[.$AR90]*[.AQ90]" office:value-type="float" office:value="120.674469131791" calcext:value-type="float">
            <text:p>120.6744691318</text:p>
          </table:table-cell>
          <table:table-cell/>
          <table:table-cell table:formula="of:=LN([.AS90])-[.C172]^2/2" office:value-type="float" office:value="3.84241223994006" calcext:value-type="float">
            <text:p>3.8424122399</text:p>
          </table:table-cell>
          <table:table-cell table:formula="of:=LN([.AT90])-[.D172]^2/2" office:value-type="float" office:value="3.94215579514005" calcext:value-type="float">
            <text:p>3.9421557951</text:p>
          </table:table-cell>
          <table:table-cell table:formula="of:=LN([.AU90])-[.E172]^2/2" office:value-type="float" office:value="4.02932244954005" calcext:value-type="float">
            <text:p>4.0293224495</text:p>
          </table:table-cell>
          <table:table-cell table:formula="of:=LN([.AV90])-[.F172]^2/2" office:value-type="float" office:value="4.10673169164005" calcext:value-type="float">
            <text:p>4.1067316916</text:p>
          </table:table-cell>
          <table:table-cell table:formula="of:=LN([.AW90])-[.G172]^2/2" office:value-type="float" office:value="4.17634974684006" calcext:value-type="float">
            <text:p>4.1763497468</text:p>
          </table:table-cell>
          <table:table-cell table:formula="of:=LN([.AX90])-[.H172]^2/2" office:value-type="float" office:value="4.23960254234005" calcext:value-type="float">
            <text:p>4.2396025423</text:p>
          </table:table-cell>
          <table:table-cell table:formula="of:=LN([.AY90])-[.I172]^2/2" office:value-type="float" office:value="4.29755715924005" calcext:value-type="float">
            <text:p>4.2975571592</text:p>
          </table:table-cell>
          <table:table-cell table:formula="of:=LN([.AZ90])-[.J172]^2/2" office:value-type="float" office:value="4.35103297764005" calcext:value-type="float">
            <text:p>4.3510329776</text:p>
          </table:table-cell>
          <table:table-cell table:formula="of:=LN([.BA90])-[.K172]^2/2" office:value-type="float" office:value="4.40067286564006" calcext:value-type="float">
            <text:p>4.4006728656</text:p>
          </table:table-cell>
          <table:table-cell table:formula="of:=LN([.BB90])-[.L172]^2/2" office:value-type="float" office:value="4.44699049984005" calcext:value-type="float">
            <text:p>4.4469904998</text:p>
          </table:table-cell>
          <table:table-cell table:formula="of:=LN([.BC90])-[.M172]^2/2" office:value-type="float" office:value="4.49040281894006" calcext:value-type="float">
            <text:p>4.4904028189</text:p>
          </table:table-cell>
          <table:table-cell table:formula="of:=LN([.BD90])-[.N172]^2/2" office:value-type="float" office:value="4.53125288664006" calcext:value-type="float">
            <text:p>4.5312528866</text:p>
          </table:table-cell>
          <table:table-cell table:formula="of:=LN([.BE90])-[.O172]^2/2" office:value-type="float" office:value="4.56982637544006" calcext:value-type="float">
            <text:p>4.5698263754</text:p>
          </table:table-cell>
          <table:table-cell table:formula="of:=LN([.BF90])-[.P172]^2/2" office:value-type="float" office:value="4.60636369404006" calcext:value-type="float">
            <text:p>4.606363694</text:p>
          </table:table-cell>
          <table:table-cell table:formula="of:=LN([.BG90])-[.Q172]^2/2" office:value-type="float" office:value="4.64106907254006" calcext:value-type="float">
            <text:p>4.6410690725</text:p>
          </table:table-cell>
          <table:table-cell table:formula="of:=LN([.BH90])-[.R172]^2/2" office:value-type="float" office:value="4.67411747604005" calcext:value-type="float">
            <text:p>4.674117476</text:p>
          </table:table-cell>
          <table:table-cell table:formula="of:=LN([.BI90])-[.S172]^2/2" office:value-type="float" office:value="4.70565994234006" calcext:value-type="float">
            <text:p>4.7056599423</text:p>
          </table:table-cell>
          <table:table-cell table:formula="of:=LN([.BJ90])-[.T172]^2/2" office:value-type="float" office:value="4.73582775474006" calcext:value-type="float">
            <text:p>4.7358277547</text:p>
          </table:table-cell>
          <table:table-cell table:formula="of:=LN([.BK90])-[.U172]^2/2" office:value-type="float" office:value="4.76473574384005" calcext:value-type="float">
            <text:p>4.7647357438</text:p>
          </table:table-cell>
          <table:table-cell table:formula="of:=LN([.BL90])-[.V172]^2/2" office:value-type="float" office:value="4.79248492694005" calcext:value-type="float">
            <text:p>4.792484926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91]+[.C173]^2/2)" office:value-type="float" office:value="58.0871137891054" calcext:value-type="float">
            <text:p>58.0871137891</text:p>
          </table:table-cell>
          <table:table-cell table:style-name="ce2" table:formula="of:=EXP([.D91]+[.D173]^2/2)" office:value-type="float" office:value="63.3503519790492" calcext:value-type="float">
            <text:p>63.350351979</text:p>
          </table:table-cell>
          <table:table-cell table:style-name="ce2" table:formula="of:=EXP([.E91]+[.E173]^2/2)" office:value-type="float" office:value="68.372732716406" calcext:value-type="float">
            <text:p>68.3727327164</text:p>
          </table:table-cell>
          <table:table-cell table:style-name="ce2" table:formula="of:=EXP([.F91]+[.F173]^2/2)" office:value-type="float" office:value="73.1876304513679" calcext:value-type="float">
            <text:p>73.1876304514</text:p>
          </table:table-cell>
          <table:table-cell table:style-name="ce2" table:formula="of:=EXP([.G91]+[.G173]^2/2)" office:value-type="float" office:value="77.8217426181709" calcext:value-type="float">
            <text:p>77.8217426182</text:p>
          </table:table-cell>
          <table:table-cell table:style-name="ce2" table:formula="of:=EXP([.H91]+[.H173]^2/2)" office:value-type="float" office:value="82.2966400805762" calcext:value-type="float">
            <text:p>82.2966400806</text:p>
          </table:table-cell>
          <table:table-cell table:style-name="ce2" table:formula="of:=EXP([.I91]+[.I173]^2/2)" office:value-type="float" office:value="86.629971145918" calcext:value-type="float">
            <text:p>86.6299711459</text:p>
          </table:table-cell>
          <table:table-cell table:style-name="ce2" table:formula="of:=EXP([.J91]+[.J173]^2/2)" office:value-type="float" office:value="90.8363579091312" calcext:value-type="float">
            <text:p>90.8363579091</text:p>
          </table:table-cell>
          <table:table-cell table:style-name="ce2" table:formula="of:=EXP([.K91]+[.K173]^2/2)" office:value-type="float" office:value="94.9280595549267" calcext:value-type="float">
            <text:p>94.9280595549</text:p>
          </table:table-cell>
          <table:table-cell table:style-name="ce2" table:formula="of:=EXP([.L91]+[.L173]^2/2)" office:value-type="float" office:value="98.9154663513316" calcext:value-type="float">
            <text:p>98.9154663513</text:p>
          </table:table-cell>
          <table:table-cell table:style-name="ce2" table:formula="of:=EXP([.M91]+[.M173]^2/2)" office:value-type="float" office:value="102.807471592398" calcext:value-type="float">
            <text:p>102.8074715924</text:p>
          </table:table-cell>
          <table:table-cell table:style-name="ce2" table:formula="of:=EXP([.N91]+[.N173]^2/2)" office:value-type="float" office:value="106.611755189561" calcext:value-type="float">
            <text:p>106.6117551896</text:p>
          </table:table-cell>
          <table:table-cell table:style-name="ce2" table:formula="of:=EXP([.O91]+[.O173]^2/2)" office:value-type="float" office:value="110.335002642234" calcext:value-type="float">
            <text:p>110.3350026422</text:p>
          </table:table-cell>
          <table:table-cell table:style-name="ce2" table:formula="of:=EXP([.P91]+[.P173]^2/2)" office:value-type="float" office:value="113.983076219565" calcext:value-type="float">
            <text:p>113.9830762196</text:p>
          </table:table-cell>
          <table:table-cell table:style-name="ce2" table:formula="of:=EXP([.Q91]+[.Q173]^2/2)" office:value-type="float" office:value="117.561150226489" calcext:value-type="float">
            <text:p>117.5611502265</text:p>
          </table:table-cell>
          <table:table-cell table:style-name="ce2" table:formula="of:=EXP([.R91]+[.R173]^2/2)" office:value-type="float" office:value="121.073819261923" calcext:value-type="float">
            <text:p>121.0738192619</text:p>
          </table:table-cell>
          <table:table-cell table:style-name="ce2" table:formula="of:=EXP([.S91]+[.S173]^2/2)" office:value-type="float" office:value="124.525185468306" calcext:value-type="float">
            <text:p>124.5251854683</text:p>
          </table:table-cell>
          <table:table-cell table:style-name="ce2" table:formula="of:=EXP([.T91]+[.T173]^2/2)" office:value-type="float" office:value="127.918929712464" calcext:value-type="float">
            <text:p>127.9189297125</text:p>
          </table:table-cell>
          <table:table-cell table:style-name="ce2" table:formula="of:=EXP([.U91]+[.U173]^2/2)" office:value-type="float" office:value="131.258370058298" calcext:value-type="float">
            <text:p>131.2583700583</text:p>
          </table:table-cell>
          <table:table-cell table:style-name="ce2" table:formula="of:=EXP([.V91]+[.V173]^2/2)" office:value-type="float" office:value="134.546510217524" calcext:value-type="float">
            <text:p>134.5465102175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91]*[.X91]" office:value-type="float" office:value="39.2088018076461" calcext:value-type="float">
            <text:p>39.2088018076</text:p>
          </table:table-cell>
          <table:table-cell table:style-name="ce6" table:formula="of:=[.$AR91]*[.Y91]" office:value-type="float" office:value="42.7614875858582" calcext:value-type="float">
            <text:p>42.7614875859</text:p>
          </table:table-cell>
          <table:table-cell table:style-name="ce6" table:formula="of:=[.$AR91]*[.Z91]" office:value-type="float" office:value="46.1515945835741" calcext:value-type="float">
            <text:p>46.1515945836</text:p>
          </table:table-cell>
          <table:table-cell table:style-name="ce6" table:formula="of:=[.$AR91]*[.AA91]" office:value-type="float" office:value="49.4016505546734" calcext:value-type="float">
            <text:p>49.4016505547</text:p>
          </table:table-cell>
          <table:table-cell table:style-name="ce6" table:formula="of:=[.$AR91]*[.AB91]" office:value-type="float" office:value="52.5296762672654" calcext:value-type="float">
            <text:p>52.5296762673</text:p>
          </table:table-cell>
          <table:table-cell table:style-name="ce6" table:formula="of:=[.$AR91]*[.AC91]" office:value-type="float" office:value="55.550232054389" calcext:value-type="float">
            <text:p>55.5502320544</text:p>
          </table:table-cell>
          <table:table-cell table:style-name="ce6" table:formula="of:=[.$AR91]*[.AD91]" office:value-type="float" office:value="58.4752305234946" calcext:value-type="float">
            <text:p>58.4752305235</text:p>
          </table:table-cell>
          <table:table-cell table:style-name="ce6" table:formula="of:=[.$AR91]*[.AE91]" office:value-type="float" office:value="61.3145415886635" calcext:value-type="float">
            <text:p>61.3145415887</text:p>
          </table:table-cell>
          <table:table-cell table:style-name="ce6" table:formula="of:=[.$AR91]*[.AF91]" office:value-type="float" office:value="64.0764401995755" calcext:value-type="float">
            <text:p>64.0764401996</text:p>
          </table:table-cell>
          <table:table-cell table:style-name="ce6" table:formula="of:=[.$AR91]*[.AG91]" office:value-type="float" office:value="66.7679397871488" calcext:value-type="float">
            <text:p>66.7679397871</text:p>
          </table:table-cell>
          <table:table-cell table:style-name="ce6" table:formula="of:=[.$AR91]*[.AH91]" office:value-type="float" office:value="69.3950433248688" calcext:value-type="float">
            <text:p>69.3950433249</text:p>
          </table:table-cell>
          <table:table-cell table:style-name="ce6" table:formula="of:=[.$AR91]*[.AI91]" office:value-type="float" office:value="71.9629347529534" calcext:value-type="float">
            <text:p>71.962934753</text:p>
          </table:table-cell>
          <table:table-cell table:style-name="ce6" table:formula="of:=[.$AR91]*[.AJ91]" office:value-type="float" office:value="74.4761267835081" calcext:value-type="float">
            <text:p>74.4761267835</text:p>
          </table:table-cell>
          <table:table-cell table:style-name="ce6" table:formula="of:=[.$AR91]*[.AK91]" office:value-type="float" office:value="76.9385764482067" calcext:value-type="float">
            <text:p>76.9385764482</text:p>
          </table:table-cell>
          <table:table-cell table:style-name="ce6" table:formula="of:=[.$AR91]*[.AL91]" office:value-type="float" office:value="79.3537764028802" calcext:value-type="float">
            <text:p>79.3537764029</text:p>
          </table:table-cell>
          <table:table-cell table:style-name="ce6" table:formula="of:=[.$AR91]*[.AM91]" office:value-type="float" office:value="81.7248280017981" calcext:value-type="float">
            <text:p>81.7248280018</text:p>
          </table:table-cell>
          <table:table-cell table:style-name="ce6" table:formula="of:=[.$AR91]*[.AN91]" office:value-type="float" office:value="84.0545001911063" calcext:value-type="float">
            <text:p>84.0545001911</text:p>
          </table:table-cell>
          <table:table-cell table:style-name="ce6" table:formula="of:=[.$AR91]*[.AO91]" office:value-type="float" office:value="86.3452775559133" calcext:value-type="float">
            <text:p>86.3452775559</text:p>
          </table:table-cell>
          <table:table-cell table:style-name="ce6" table:formula="of:=[.$AR91]*[.AP91]" office:value-type="float" office:value="88.5993997893514" calcext:value-type="float">
            <text:p>88.5993997894</text:p>
          </table:table-cell>
          <table:table-cell table:style-name="ce6" table:formula="of:=[.$AR91]*[.AQ91]" office:value-type="float" office:value="90.8188943968287" calcext:value-type="float">
            <text:p>90.8188943968</text:p>
          </table:table-cell>
          <table:table-cell/>
          <table:table-cell table:formula="of:=LN([.AS91])-[.C173]^2/2" office:value-type="float" office:value="3.65938549539039" calcext:value-type="float">
            <text:p>3.6593854954</text:p>
          </table:table-cell>
          <table:table-cell table:formula="of:=LN([.AT91])-[.D173]^2/2" office:value-type="float" office:value="3.74850428909039" calcext:value-type="float">
            <text:p>3.7485042891</text:p>
          </table:table-cell>
          <table:table-cell table:formula="of:=LN([.AU91])-[.E173]^2/2" office:value-type="float" office:value="3.82638588319039" calcext:value-type="float">
            <text:p>3.8263858832</text:p>
          </table:table-cell>
          <table:table-cell table:formula="of:=LN([.AV91])-[.F173]^2/2" office:value-type="float" office:value="3.89554943229039" calcext:value-type="float">
            <text:p>3.8955494323</text:p>
          </table:table-cell>
          <table:table-cell table:formula="of:=LN([.AW91])-[.G173]^2/2" office:value-type="float" office:value="3.95775171789039" calcext:value-type="float">
            <text:p>3.9577517179</text:p>
          </table:table-cell>
          <table:table-cell table:formula="of:=LN([.AX91])-[.H173]^2/2" office:value-type="float" office:value="4.01426677609039" calcext:value-type="float">
            <text:p>4.0142667761</text:p>
          </table:table-cell>
          <table:table-cell table:formula="of:=LN([.AY91])-[.I173]^2/2" office:value-type="float" office:value="4.06604802189039" calcext:value-type="float">
            <text:p>4.0660480219</text:p>
          </table:table-cell>
          <table:table-cell table:formula="of:=LN([.AZ91])-[.J173]^2/2" office:value-type="float" office:value="4.11382755429039" calcext:value-type="float">
            <text:p>4.1138275543</text:p>
          </table:table-cell>
          <table:table-cell table:formula="of:=LN([.BA91])-[.K173]^2/2" office:value-type="float" office:value="4.15817976259039" calcext:value-type="float">
            <text:p>4.1581797626</text:p>
          </table:table-cell>
          <table:table-cell table:formula="of:=LN([.BB91])-[.L173]^2/2" office:value-type="float" office:value="4.19956360609039" calcext:value-type="float">
            <text:p>4.1995636061</text:p>
          </table:table-cell>
          <table:table-cell table:formula="of:=LN([.BC91])-[.M173]^2/2" office:value-type="float" office:value="4.23835161099039" calcext:value-type="float">
            <text:p>4.238351611</text:p>
          </table:table-cell>
          <table:table-cell table:formula="of:=LN([.BD91])-[.N173]^2/2" office:value-type="float" office:value="4.27485029759039" calcext:value-type="float">
            <text:p>4.2748502976</text:p>
          </table:table-cell>
          <table:table-cell table:formula="of:=LN([.BE91])-[.O173]^2/2" office:value-type="float" office:value="4.30931490809039" calcext:value-type="float">
            <text:p>4.3093149081</text:p>
          </table:table-cell>
          <table:table-cell table:formula="of:=LN([.BF91])-[.P173]^2/2" office:value-type="float" office:value="4.34196024299039" calcext:value-type="float">
            <text:p>4.341960243</text:p>
          </table:table-cell>
          <table:table-cell table:formula="of:=LN([.BG91])-[.Q173]^2/2" office:value-type="float" office:value="4.37296877739039" calcext:value-type="float">
            <text:p>4.3729687774</text:p>
          </table:table-cell>
          <table:table-cell table:formula="of:=LN([.BH91])-[.R173]^2/2" office:value-type="float" office:value="4.40249683919039" calcext:value-type="float">
            <text:p>4.4024968392</text:p>
          </table:table-cell>
          <table:table-cell table:formula="of:=LN([.BI91])-[.S173]^2/2" office:value-type="float" office:value="4.43067937729039" calcext:value-type="float">
            <text:p>4.4306793773</text:p>
          </table:table-cell>
          <table:table-cell table:formula="of:=LN([.BJ91])-[.T173]^2/2" office:value-type="float" office:value="4.45763369069039" calcext:value-type="float">
            <text:p>4.4576336907</text:p>
          </table:table-cell>
          <table:table-cell table:formula="of:=LN([.BK91])-[.U173]^2/2" office:value-type="float" office:value="4.48346237819039" calcext:value-type="float">
            <text:p>4.4834623782</text:p>
          </table:table-cell>
          <table:table-cell table:formula="of:=LN([.BL91])-[.V173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92]+[.C174]^2/2)" office:value-type="float" office:value="29.4004056159676" calcext:value-type="float">
            <text:p>29.400405616</text:p>
          </table:table-cell>
          <table:table-cell table:style-name="ce2" table:formula="of:=EXP([.D92]+[.D174]^2/2)" office:value-type="float" office:value="31.5877797066305" calcext:value-type="float">
            <text:p>31.5877797066</text:p>
          </table:table-cell>
          <table:table-cell table:style-name="ce2" table:formula="of:=EXP([.E92]+[.E174]^2/2)" office:value-type="float" office:value="33.6488004682311" calcext:value-type="float">
            <text:p>33.6488004682</text:p>
          </table:table-cell>
          <table:table-cell table:style-name="ce2" table:formula="of:=EXP([.F92]+[.F174]^2/2)" office:value-type="float" office:value="35.6022230019425" calcext:value-type="float">
            <text:p>35.6022230019</text:p>
          </table:table-cell>
          <table:table-cell table:style-name="ce2" table:formula="of:=EXP([.G92]+[.G174]^2/2)" office:value-type="float" office:value="37.462879991464" calcext:value-type="float">
            <text:p>37.4628799915</text:p>
          </table:table-cell>
          <table:table-cell table:style-name="ce2" table:formula="of:=EXP([.H92]+[.H174]^2/2)" office:value-type="float" office:value="39.2426313337238" calcext:value-type="float">
            <text:p>39.2426313337</text:p>
          </table:table-cell>
          <table:table-cell table:style-name="ce2" table:formula="of:=EXP([.I92]+[.I174]^2/2)" office:value-type="float" office:value="40.9510877664422" calcext:value-type="float">
            <text:p>40.9510877664</text:p>
          </table:table-cell>
          <table:table-cell table:style-name="ce2" table:formula="of:=EXP([.J92]+[.J174]^2/2)" office:value-type="float" office:value="42.5961421392496" calcext:value-type="float">
            <text:p>42.5961421392</text:p>
          </table:table-cell>
          <table:table-cell table:style-name="ce2" table:formula="of:=EXP([.K92]+[.K174]^2/2)" office:value-type="float" office:value="44.1843580900892" calcext:value-type="float">
            <text:p>44.1843580901</text:p>
          </table:table-cell>
          <table:table-cell table:style-name="ce2" table:formula="of:=EXP([.L92]+[.L174]^2/2)" office:value-type="float" office:value="45.7212565907676" calcext:value-type="float">
            <text:p>45.7212565908</text:p>
          </table:table-cell>
          <table:table-cell table:style-name="ce2" table:formula="of:=EXP([.M92]+[.M174]^2/2)" office:value-type="float" office:value="47.2115298592499" calcext:value-type="float">
            <text:p>47.2115298593</text:p>
          </table:table-cell>
          <table:table-cell table:style-name="ce2" table:formula="of:=EXP([.N92]+[.N174]^2/2)" office:value-type="float" office:value="48.6592030978091" calcext:value-type="float">
            <text:p>48.6592030978</text:p>
          </table:table-cell>
          <table:table-cell table:style-name="ce2" table:formula="of:=EXP([.O92]+[.O174]^2/2)" office:value-type="float" office:value="50.0677585284585" calcext:value-type="float">
            <text:p>50.0677585285</text:p>
          </table:table-cell>
          <table:table-cell table:style-name="ce2" table:formula="of:=EXP([.P92]+[.P174]^2/2)" office:value-type="float" office:value="51.4402316055399" calcext:value-type="float">
            <text:p>51.4402316055</text:p>
          </table:table-cell>
          <table:table-cell table:style-name="ce2" table:formula="of:=EXP([.Q92]+[.Q174]^2/2)" office:value-type="float" office:value="52.7792866722009" calcext:value-type="float">
            <text:p>52.7792866722</text:p>
          </table:table-cell>
          <table:table-cell table:style-name="ce2" table:formula="of:=EXP([.R92]+[.R174]^2/2)" office:value-type="float" office:value="54.0872770339095" calcext:value-type="float">
            <text:p>54.0872770339</text:p>
          </table:table-cell>
          <table:table-cell table:style-name="ce2" table:formula="of:=EXP([.S92]+[.S174]^2/2)" office:value-type="float" office:value="55.3662932038852" calcext:value-type="float">
            <text:p>55.3662932039</text:p>
          </table:table-cell>
          <table:table-cell table:style-name="ce2" table:formula="of:=EXP([.T92]+[.T174]^2/2)" office:value-type="float" office:value="56.618201995692" calcext:value-type="float">
            <text:p>56.6182019957</text:p>
          </table:table-cell>
          <table:table-cell table:style-name="ce2" table:formula="of:=EXP([.U92]+[.U174]^2/2)" office:value-type="float" office:value="57.8446784885667" calcext:value-type="float">
            <text:p>57.8446784886</text:p>
          </table:table-cell>
          <table:table-cell table:style-name="ce2" table:formula="of:=EXP([.V92]+[.V174]^2/2)" office:value-type="float" office:value="59.0472324088943" calcext:value-type="float">
            <text:p>59.0472324089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92]*[.X92]" office:value-type="float" office:value="29.4004056159676" calcext:value-type="float">
            <text:p>29.400405616</text:p>
          </table:table-cell>
          <table:table-cell table:style-name="ce6" table:formula="of:=[.$AR92]*[.Y92]" office:value-type="float" office:value="31.5877797066305" calcext:value-type="float">
            <text:p>31.5877797066</text:p>
          </table:table-cell>
          <table:table-cell table:style-name="ce6" table:formula="of:=[.$AR92]*[.Z92]" office:value-type="float" office:value="33.6488004682311" calcext:value-type="float">
            <text:p>33.6488004682</text:p>
          </table:table-cell>
          <table:table-cell table:style-name="ce6" table:formula="of:=[.$AR92]*[.AA92]" office:value-type="float" office:value="35.6022230019425" calcext:value-type="float">
            <text:p>35.6022230019</text:p>
          </table:table-cell>
          <table:table-cell table:style-name="ce6" table:formula="of:=[.$AR92]*[.AB92]" office:value-type="float" office:value="37.462879991464" calcext:value-type="float">
            <text:p>37.4628799915</text:p>
          </table:table-cell>
          <table:table-cell table:style-name="ce6" table:formula="of:=[.$AR92]*[.AC92]" office:value-type="float" office:value="39.2426313337238" calcext:value-type="float">
            <text:p>39.2426313337</text:p>
          </table:table-cell>
          <table:table-cell table:style-name="ce6" table:formula="of:=[.$AR92]*[.AD92]" office:value-type="float" office:value="40.9510877664422" calcext:value-type="float">
            <text:p>40.9510877664</text:p>
          </table:table-cell>
          <table:table-cell table:style-name="ce6" table:formula="of:=[.$AR92]*[.AE92]" office:value-type="float" office:value="42.5961421392496" calcext:value-type="float">
            <text:p>42.5961421392</text:p>
          </table:table-cell>
          <table:table-cell table:style-name="ce6" table:formula="of:=[.$AR92]*[.AF92]" office:value-type="float" office:value="44.1843580900892" calcext:value-type="float">
            <text:p>44.1843580901</text:p>
          </table:table-cell>
          <table:table-cell table:style-name="ce6" table:formula="of:=[.$AR92]*[.AG92]" office:value-type="float" office:value="45.7212565907676" calcext:value-type="float">
            <text:p>45.7212565908</text:p>
          </table:table-cell>
          <table:table-cell table:style-name="ce6" table:formula="of:=[.$AR92]*[.AH92]" office:value-type="float" office:value="47.2115298592499" calcext:value-type="float">
            <text:p>47.2115298593</text:p>
          </table:table-cell>
          <table:table-cell table:style-name="ce6" table:formula="of:=[.$AR92]*[.AI92]" office:value-type="float" office:value="48.6592030978091" calcext:value-type="float">
            <text:p>48.6592030978</text:p>
          </table:table-cell>
          <table:table-cell table:style-name="ce6" table:formula="of:=[.$AR92]*[.AJ92]" office:value-type="float" office:value="50.0677585284585" calcext:value-type="float">
            <text:p>50.0677585285</text:p>
          </table:table-cell>
          <table:table-cell table:style-name="ce6" table:formula="of:=[.$AR92]*[.AK92]" office:value-type="float" office:value="51.4402316055399" calcext:value-type="float">
            <text:p>51.4402316055</text:p>
          </table:table-cell>
          <table:table-cell table:style-name="ce6" table:formula="of:=[.$AR92]*[.AL92]" office:value-type="float" office:value="52.7792866722009" calcext:value-type="float">
            <text:p>52.7792866722</text:p>
          </table:table-cell>
          <table:table-cell table:style-name="ce6" table:formula="of:=[.$AR92]*[.AM92]" office:value-type="float" office:value="54.0872770339095" calcext:value-type="float">
            <text:p>54.0872770339</text:p>
          </table:table-cell>
          <table:table-cell table:style-name="ce6" table:formula="of:=[.$AR92]*[.AN92]" office:value-type="float" office:value="55.3662932038852" calcext:value-type="float">
            <text:p>55.3662932039</text:p>
          </table:table-cell>
          <table:table-cell table:style-name="ce6" table:formula="of:=[.$AR92]*[.AO92]" office:value-type="float" office:value="56.618201995692" calcext:value-type="float">
            <text:p>56.6182019957</text:p>
          </table:table-cell>
          <table:table-cell table:style-name="ce6" table:formula="of:=[.$AR92]*[.AP92]" office:value-type="float" office:value="57.8446784885667" calcext:value-type="float">
            <text:p>57.8446784886</text:p>
          </table:table-cell>
          <table:table-cell table:style-name="ce6" table:formula="of:=[.$AR92]*[.AQ92]" office:value-type="float" office:value="59.0472324088943" calcext:value-type="float">
            <text:p>59.0472324089</text:p>
          </table:table-cell>
          <table:table-cell/>
          <table:table-cell table:formula="of:=LN([.AS92])-[.C174]^2/2" office:value-type="float" office:value="3.3714927086" calcext:value-type="float">
            <text:p>3.3714927086</text:p>
          </table:table-cell>
          <table:table-cell table:formula="of:=LN([.AT92])-[.D174]^2/2" office:value-type="float" office:value="3.445636742" calcext:value-type="float">
            <text:p>3.445636742</text:p>
          </table:table-cell>
          <table:table-cell table:formula="of:=LN([.AU92])-[.E174]^2/2" office:value-type="float" office:value="3.5104317788" calcext:value-type="float">
            <text:p>3.5104317788</text:p>
          </table:table-cell>
          <table:table-cell table:formula="of:=LN([.AV92])-[.F174]^2/2" office:value-type="float" office:value="3.5679736764" calcext:value-type="float">
            <text:p>3.5679736764</text:p>
          </table:table-cell>
          <table:table-cell table:formula="of:=LN([.AW92])-[.G174]^2/2" office:value-type="float" office:value="3.6197240216" calcext:value-type="float">
            <text:p>3.6197240216</text:p>
          </table:table-cell>
          <table:table-cell table:formula="of:=LN([.AX92])-[.H174]^2/2" office:value-type="float" office:value="3.6667427725" calcext:value-type="float">
            <text:p>3.6667427725</text:p>
          </table:table-cell>
          <table:table-cell table:formula="of:=LN([.AY92])-[.I174]^2/2" office:value-type="float" office:value="3.7098231404" calcext:value-type="float">
            <text:p>3.7098231404</text:p>
          </table:table-cell>
          <table:table-cell table:formula="of:=LN([.AZ92])-[.J174]^2/2" office:value-type="float" office:value="3.7495742085" calcext:value-type="float">
            <text:p>3.7495742085</text:p>
          </table:table-cell>
          <table:table-cell table:formula="of:=LN([.BA92])-[.K174]^2/2" office:value-type="float" office:value="3.7864738509" calcext:value-type="float">
            <text:p>3.7864738509</text:p>
          </table:table-cell>
          <table:table-cell table:formula="of:=LN([.BB92])-[.L174]^2/2" office:value-type="float" office:value="3.8209039071" calcext:value-type="float">
            <text:p>3.8209039071</text:p>
          </table:table-cell>
          <table:table-cell table:formula="of:=LN([.BC92])-[.M174]^2/2" office:value-type="float" office:value="3.8531743073" calcext:value-type="float">
            <text:p>3.8531743073</text:p>
          </table:table-cell>
          <table:table-cell table:formula="of:=LN([.BD92])-[.N174]^2/2" office:value-type="float" office:value="3.8835400665" calcext:value-type="float">
            <text:p>3.8835400665</text:p>
          </table:table-cell>
          <table:table-cell table:formula="of:=LN([.BE92])-[.O174]^2/2" office:value-type="float" office:value="3.9122135385" calcext:value-type="float">
            <text:p>3.9122135385</text:p>
          </table:table-cell>
          <table:table-cell table:formula="of:=LN([.BF92])-[.P174]^2/2" office:value-type="float" office:value="3.9393734303" calcext:value-type="float">
            <text:p>3.9393734303</text:p>
          </table:table-cell>
          <table:table-cell table:formula="of:=LN([.BG92])-[.Q174]^2/2" office:value-type="float" office:value="3.9651715557" calcext:value-type="float">
            <text:p>3.9651715557</text:p>
          </table:table-cell>
          <table:table-cell table:formula="of:=LN([.BH92])-[.R174]^2/2" office:value-type="float" office:value="3.9897379744" calcext:value-type="float">
            <text:p>3.9897379744</text:p>
          </table:table-cell>
          <table:table-cell table:formula="of:=LN([.BI92])-[.S174]^2/2" office:value-type="float" office:value="4.0131849597" calcext:value-type="float">
            <text:p>4.0131849597</text:p>
          </table:table-cell>
          <table:table-cell table:formula="of:=LN([.BJ92])-[.T174]^2/2" office:value-type="float" office:value="4.0356101007" calcext:value-type="float">
            <text:p>4.0356101007</text:p>
          </table:table-cell>
          <table:table-cell table:formula="of:=LN([.BK92])-[.U174]^2/2" office:value-type="float" office:value="4.0570987563" calcext:value-type="float">
            <text:p>4.0570987563</text:p>
          </table:table-cell>
          <table:table-cell table:formula="of:=LN([.BL92])-[.V174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.0524280835" calcext:value-type="float">
            <text:p>4.0524280835</text:p>
          </table:table-cell>
          <table:table-cell office:value-type="float" office:value="4.1415468772" calcext:value-type="float">
            <text:p>4.1415468772</text:p>
          </table:table-cell>
          <table:table-cell office:value-type="float" office:value="4.2194284713" calcext:value-type="float">
            <text:p>4.2194284713</text:p>
          </table:table-cell>
          <table:table-cell office:value-type="float" office:value="4.2885920204" calcext:value-type="float">
            <text:p>4.2885920204</text:p>
          </table:table-cell>
          <table:table-cell office:value-type="float" office:value="4.350794306" calcext:value-type="float">
            <text:p>4.350794306</text:p>
          </table:table-cell>
          <table:table-cell office:value-type="float" office:value="4.4073093642" calcext:value-type="float">
            <text:p>4.4073093642</text:p>
          </table:table-cell>
          <table:table-cell office:value-type="float" office:value="4.45909061" calcext:value-type="float">
            <text:p>4.45909061</text:p>
          </table:table-cell>
          <table:table-cell office:value-type="float" office:value="4.5068701424" calcext:value-type="float">
            <text:p>4.5068701424</text:p>
          </table:table-cell>
          <table:table-cell office:value-type="float" office:value="4.5512223507" calcext:value-type="float">
            <text:p>4.5512223507</text:p>
          </table:table-cell>
          <table:table-cell office:value-type="float" office:value="4.5926061942" calcext:value-type="float">
            <text:p>4.5926061942</text:p>
          </table:table-cell>
          <table:table-cell office:value-type="float" office:value="4.6313941991" calcext:value-type="float">
            <text:p>4.6313941991</text:p>
          </table:table-cell>
          <table:table-cell office:value-type="float" office:value="4.6678928857" calcext:value-type="float">
            <text:p>4.6678928857</text:p>
          </table:table-cell>
          <table:table-cell office:value-type="float" office:value="4.7023574962" calcext:value-type="float">
            <text:p>4.7023574962</text:p>
          </table:table-cell>
          <table:table-cell office:value-type="float" office:value="4.7350028311" calcext:value-type="float">
            <text:p>4.7350028311</text:p>
          </table:table-cell>
          <table:table-cell office:value-type="float" office:value="4.7660113655" calcext:value-type="float">
            <text:p>4.7660113655</text:p>
          </table:table-cell>
          <table:table-cell office:value-type="float" office:value="4.7955394273" calcext:value-type="float">
            <text:p>4.7955394273</text:p>
          </table:table-cell>
          <table:table-cell office:value-type="float" office:value="4.8237219654" calcext:value-type="float">
            <text:p>4.8237219654</text:p>
          </table:table-cell>
          <table:table-cell office:value-type="float" office:value="4.8506762788" calcext:value-type="float">
            <text:p>4.8506762788</text:p>
          </table:table-cell>
          <table:table-cell office:value-type="float" office:value="4.8765049663" calcext:value-type="float">
            <text:p>4.8765049663</text:p>
          </table:table-cell>
          <table:table-cell office:value-type="float" office:value="4.9012982847" calcext:value-type="float">
            <text:p>4.9012982847</text:p>
          </table:table-cell>
          <table:table-cell/>
          <table:table-cell table:style-name="ce2" table:formula="of:=EXP([.C93]+[.C175]^2/2)" office:value-type="float" office:value="58.0871137891054" calcext:value-type="float">
            <text:p>58.0871137891</text:p>
          </table:table-cell>
          <table:table-cell table:style-name="ce2" table:formula="of:=EXP([.D93]+[.D175]^2/2)" office:value-type="float" office:value="63.3503519790492" calcext:value-type="float">
            <text:p>63.350351979</text:p>
          </table:table-cell>
          <table:table-cell table:style-name="ce2" table:formula="of:=EXP([.E93]+[.E175]^2/2)" office:value-type="float" office:value="68.372732716406" calcext:value-type="float">
            <text:p>68.3727327164</text:p>
          </table:table-cell>
          <table:table-cell table:style-name="ce2" table:formula="of:=EXP([.F93]+[.F175]^2/2)" office:value-type="float" office:value="73.1876304513679" calcext:value-type="float">
            <text:p>73.1876304514</text:p>
          </table:table-cell>
          <table:table-cell table:style-name="ce2" table:formula="of:=EXP([.G93]+[.G175]^2/2)" office:value-type="float" office:value="77.8217426181709" calcext:value-type="float">
            <text:p>77.8217426182</text:p>
          </table:table-cell>
          <table:table-cell table:style-name="ce2" table:formula="of:=EXP([.H93]+[.H175]^2/2)" office:value-type="float" office:value="82.2966400805762" calcext:value-type="float">
            <text:p>82.2966400806</text:p>
          </table:table-cell>
          <table:table-cell table:style-name="ce2" table:formula="of:=EXP([.I93]+[.I175]^2/2)" office:value-type="float" office:value="86.629971145918" calcext:value-type="float">
            <text:p>86.6299711459</text:p>
          </table:table-cell>
          <table:table-cell table:style-name="ce2" table:formula="of:=EXP([.J93]+[.J175]^2/2)" office:value-type="float" office:value="90.8363579091312" calcext:value-type="float">
            <text:p>90.8363579091</text:p>
          </table:table-cell>
          <table:table-cell table:style-name="ce2" table:formula="of:=EXP([.K93]+[.K175]^2/2)" office:value-type="float" office:value="94.9280595549267" calcext:value-type="float">
            <text:p>94.9280595549</text:p>
          </table:table-cell>
          <table:table-cell table:style-name="ce2" table:formula="of:=EXP([.L93]+[.L175]^2/2)" office:value-type="float" office:value="98.9154663513316" calcext:value-type="float">
            <text:p>98.9154663513</text:p>
          </table:table-cell>
          <table:table-cell table:style-name="ce2" table:formula="of:=EXP([.M93]+[.M175]^2/2)" office:value-type="float" office:value="102.807471592398" calcext:value-type="float">
            <text:p>102.8074715924</text:p>
          </table:table-cell>
          <table:table-cell table:style-name="ce2" table:formula="of:=EXP([.N93]+[.N175]^2/2)" office:value-type="float" office:value="106.611755189561" calcext:value-type="float">
            <text:p>106.6117551896</text:p>
          </table:table-cell>
          <table:table-cell table:style-name="ce2" table:formula="of:=EXP([.O93]+[.O175]^2/2)" office:value-type="float" office:value="110.335002642234" calcext:value-type="float">
            <text:p>110.3350026422</text:p>
          </table:table-cell>
          <table:table-cell table:style-name="ce2" table:formula="of:=EXP([.P93]+[.P175]^2/2)" office:value-type="float" office:value="113.983076219565" calcext:value-type="float">
            <text:p>113.9830762196</text:p>
          </table:table-cell>
          <table:table-cell table:style-name="ce2" table:formula="of:=EXP([.Q93]+[.Q175]^2/2)" office:value-type="float" office:value="117.561150226489" calcext:value-type="float">
            <text:p>117.5611502265</text:p>
          </table:table-cell>
          <table:table-cell table:style-name="ce2" table:formula="of:=EXP([.R93]+[.R175]^2/2)" office:value-type="float" office:value="121.073819261923" calcext:value-type="float">
            <text:p>121.0738192619</text:p>
          </table:table-cell>
          <table:table-cell table:style-name="ce2" table:formula="of:=EXP([.S93]+[.S175]^2/2)" office:value-type="float" office:value="124.525185468306" calcext:value-type="float">
            <text:p>124.5251854683</text:p>
          </table:table-cell>
          <table:table-cell table:style-name="ce2" table:formula="of:=EXP([.T93]+[.T175]^2/2)" office:value-type="float" office:value="127.918929712464" calcext:value-type="float">
            <text:p>127.9189297125</text:p>
          </table:table-cell>
          <table:table-cell table:style-name="ce2" table:formula="of:=EXP([.U93]+[.U175]^2/2)" office:value-type="float" office:value="131.258370058298" calcext:value-type="float">
            <text:p>131.2583700583</text:p>
          </table:table-cell>
          <table:table-cell table:style-name="ce2" table:formula="of:=EXP([.V93]+[.V175]^2/2)" office:value-type="float" office:value="134.546510217524" calcext:value-type="float">
            <text:p>134.5465102175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93]*[.X93]" office:value-type="float" office:value="39.2088018076461" calcext:value-type="float">
            <text:p>39.2088018076</text:p>
          </table:table-cell>
          <table:table-cell table:style-name="ce6" table:formula="of:=[.$AR93]*[.Y93]" office:value-type="float" office:value="42.7614875858582" calcext:value-type="float">
            <text:p>42.7614875859</text:p>
          </table:table-cell>
          <table:table-cell table:style-name="ce6" table:formula="of:=[.$AR93]*[.Z93]" office:value-type="float" office:value="46.1515945835741" calcext:value-type="float">
            <text:p>46.1515945836</text:p>
          </table:table-cell>
          <table:table-cell table:style-name="ce6" table:formula="of:=[.$AR93]*[.AA93]" office:value-type="float" office:value="49.4016505546734" calcext:value-type="float">
            <text:p>49.4016505547</text:p>
          </table:table-cell>
          <table:table-cell table:style-name="ce6" table:formula="of:=[.$AR93]*[.AB93]" office:value-type="float" office:value="52.5296762672654" calcext:value-type="float">
            <text:p>52.5296762673</text:p>
          </table:table-cell>
          <table:table-cell table:style-name="ce6" table:formula="of:=[.$AR93]*[.AC93]" office:value-type="float" office:value="55.550232054389" calcext:value-type="float">
            <text:p>55.5502320544</text:p>
          </table:table-cell>
          <table:table-cell table:style-name="ce6" table:formula="of:=[.$AR93]*[.AD93]" office:value-type="float" office:value="58.4752305234946" calcext:value-type="float">
            <text:p>58.4752305235</text:p>
          </table:table-cell>
          <table:table-cell table:style-name="ce6" table:formula="of:=[.$AR93]*[.AE93]" office:value-type="float" office:value="61.3145415886635" calcext:value-type="float">
            <text:p>61.3145415887</text:p>
          </table:table-cell>
          <table:table-cell table:style-name="ce6" table:formula="of:=[.$AR93]*[.AF93]" office:value-type="float" office:value="64.0764401995755" calcext:value-type="float">
            <text:p>64.0764401996</text:p>
          </table:table-cell>
          <table:table-cell table:style-name="ce6" table:formula="of:=[.$AR93]*[.AG93]" office:value-type="float" office:value="66.7679397871488" calcext:value-type="float">
            <text:p>66.7679397871</text:p>
          </table:table-cell>
          <table:table-cell table:style-name="ce6" table:formula="of:=[.$AR93]*[.AH93]" office:value-type="float" office:value="69.3950433248688" calcext:value-type="float">
            <text:p>69.3950433249</text:p>
          </table:table-cell>
          <table:table-cell table:style-name="ce6" table:formula="of:=[.$AR93]*[.AI93]" office:value-type="float" office:value="71.9629347529534" calcext:value-type="float">
            <text:p>71.962934753</text:p>
          </table:table-cell>
          <table:table-cell table:style-name="ce6" table:formula="of:=[.$AR93]*[.AJ93]" office:value-type="float" office:value="74.4761267835081" calcext:value-type="float">
            <text:p>74.4761267835</text:p>
          </table:table-cell>
          <table:table-cell table:style-name="ce6" table:formula="of:=[.$AR93]*[.AK93]" office:value-type="float" office:value="76.9385764482067" calcext:value-type="float">
            <text:p>76.9385764482</text:p>
          </table:table-cell>
          <table:table-cell table:style-name="ce6" table:formula="of:=[.$AR93]*[.AL93]" office:value-type="float" office:value="79.3537764028802" calcext:value-type="float">
            <text:p>79.3537764029</text:p>
          </table:table-cell>
          <table:table-cell table:style-name="ce6" table:formula="of:=[.$AR93]*[.AM93]" office:value-type="float" office:value="81.7248280017981" calcext:value-type="float">
            <text:p>81.7248280018</text:p>
          </table:table-cell>
          <table:table-cell table:style-name="ce6" table:formula="of:=[.$AR93]*[.AN93]" office:value-type="float" office:value="84.0545001911063" calcext:value-type="float">
            <text:p>84.0545001911</text:p>
          </table:table-cell>
          <table:table-cell table:style-name="ce6" table:formula="of:=[.$AR93]*[.AO93]" office:value-type="float" office:value="86.3452775559133" calcext:value-type="float">
            <text:p>86.3452775559</text:p>
          </table:table-cell>
          <table:table-cell table:style-name="ce6" table:formula="of:=[.$AR93]*[.AP93]" office:value-type="float" office:value="88.5993997893514" calcext:value-type="float">
            <text:p>88.5993997894</text:p>
          </table:table-cell>
          <table:table-cell table:style-name="ce6" table:formula="of:=[.$AR93]*[.AQ93]" office:value-type="float" office:value="90.8188943968287" calcext:value-type="float">
            <text:p>90.8188943968</text:p>
          </table:table-cell>
          <table:table-cell/>
          <table:table-cell table:formula="of:=LN([.AS93])-[.C175]^2/2" office:value-type="float" office:value="3.65938549539039" calcext:value-type="float">
            <text:p>3.6593854954</text:p>
          </table:table-cell>
          <table:table-cell table:formula="of:=LN([.AT93])-[.D175]^2/2" office:value-type="float" office:value="3.74850428909039" calcext:value-type="float">
            <text:p>3.7485042891</text:p>
          </table:table-cell>
          <table:table-cell table:formula="of:=LN([.AU93])-[.E175]^2/2" office:value-type="float" office:value="3.82638588319039" calcext:value-type="float">
            <text:p>3.8263858832</text:p>
          </table:table-cell>
          <table:table-cell table:formula="of:=LN([.AV93])-[.F175]^2/2" office:value-type="float" office:value="3.89554943229039" calcext:value-type="float">
            <text:p>3.8955494323</text:p>
          </table:table-cell>
          <table:table-cell table:formula="of:=LN([.AW93])-[.G175]^2/2" office:value-type="float" office:value="3.95775171789039" calcext:value-type="float">
            <text:p>3.9577517179</text:p>
          </table:table-cell>
          <table:table-cell table:formula="of:=LN([.AX93])-[.H175]^2/2" office:value-type="float" office:value="4.01426677609039" calcext:value-type="float">
            <text:p>4.0142667761</text:p>
          </table:table-cell>
          <table:table-cell table:formula="of:=LN([.AY93])-[.I175]^2/2" office:value-type="float" office:value="4.06604802189039" calcext:value-type="float">
            <text:p>4.0660480219</text:p>
          </table:table-cell>
          <table:table-cell table:formula="of:=LN([.AZ93])-[.J175]^2/2" office:value-type="float" office:value="4.11382755429039" calcext:value-type="float">
            <text:p>4.1138275543</text:p>
          </table:table-cell>
          <table:table-cell table:formula="of:=LN([.BA93])-[.K175]^2/2" office:value-type="float" office:value="4.15817976259039" calcext:value-type="float">
            <text:p>4.1581797626</text:p>
          </table:table-cell>
          <table:table-cell table:formula="of:=LN([.BB93])-[.L175]^2/2" office:value-type="float" office:value="4.19956360609039" calcext:value-type="float">
            <text:p>4.1995636061</text:p>
          </table:table-cell>
          <table:table-cell table:formula="of:=LN([.BC93])-[.M175]^2/2" office:value-type="float" office:value="4.23835161099039" calcext:value-type="float">
            <text:p>4.238351611</text:p>
          </table:table-cell>
          <table:table-cell table:formula="of:=LN([.BD93])-[.N175]^2/2" office:value-type="float" office:value="4.27485029759039" calcext:value-type="float">
            <text:p>4.2748502976</text:p>
          </table:table-cell>
          <table:table-cell table:formula="of:=LN([.BE93])-[.O175]^2/2" office:value-type="float" office:value="4.30931490809039" calcext:value-type="float">
            <text:p>4.3093149081</text:p>
          </table:table-cell>
          <table:table-cell table:formula="of:=LN([.BF93])-[.P175]^2/2" office:value-type="float" office:value="4.34196024299039" calcext:value-type="float">
            <text:p>4.341960243</text:p>
          </table:table-cell>
          <table:table-cell table:formula="of:=LN([.BG93])-[.Q175]^2/2" office:value-type="float" office:value="4.37296877739039" calcext:value-type="float">
            <text:p>4.3729687774</text:p>
          </table:table-cell>
          <table:table-cell table:formula="of:=LN([.BH93])-[.R175]^2/2" office:value-type="float" office:value="4.40249683919039" calcext:value-type="float">
            <text:p>4.4024968392</text:p>
          </table:table-cell>
          <table:table-cell table:formula="of:=LN([.BI93])-[.S175]^2/2" office:value-type="float" office:value="4.43067937729039" calcext:value-type="float">
            <text:p>4.4306793773</text:p>
          </table:table-cell>
          <table:table-cell table:formula="of:=LN([.BJ93])-[.T175]^2/2" office:value-type="float" office:value="4.45763369069039" calcext:value-type="float">
            <text:p>4.4576336907</text:p>
          </table:table-cell>
          <table:table-cell table:formula="of:=LN([.BK93])-[.U175]^2/2" office:value-type="float" office:value="4.48346237819039" calcext:value-type="float">
            <text:p>4.4834623782</text:p>
          </table:table-cell>
          <table:table-cell table:formula="of:=LN([.BL93])-[.V175]^2/2" office:value-type="float" office:value="4.50825569659039" calcext:value-type="float">
            <text:p>4.508255696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94]+[.C176]^2/2)" office:value-type="float" office:value="29.4004056159676" calcext:value-type="float">
            <text:p>29.400405616</text:p>
          </table:table-cell>
          <table:table-cell table:style-name="ce2" table:formula="of:=EXP([.D94]+[.D176]^2/2)" office:value-type="float" office:value="31.5877797066305" calcext:value-type="float">
            <text:p>31.5877797066</text:p>
          </table:table-cell>
          <table:table-cell table:style-name="ce2" table:formula="of:=EXP([.E94]+[.E176]^2/2)" office:value-type="float" office:value="33.6488004682311" calcext:value-type="float">
            <text:p>33.6488004682</text:p>
          </table:table-cell>
          <table:table-cell table:style-name="ce2" table:formula="of:=EXP([.F94]+[.F176]^2/2)" office:value-type="float" office:value="35.6022230019425" calcext:value-type="float">
            <text:p>35.6022230019</text:p>
          </table:table-cell>
          <table:table-cell table:style-name="ce2" table:formula="of:=EXP([.G94]+[.G176]^2/2)" office:value-type="float" office:value="37.462879991464" calcext:value-type="float">
            <text:p>37.4628799915</text:p>
          </table:table-cell>
          <table:table-cell table:style-name="ce2" table:formula="of:=EXP([.H94]+[.H176]^2/2)" office:value-type="float" office:value="39.2426313337238" calcext:value-type="float">
            <text:p>39.2426313337</text:p>
          </table:table-cell>
          <table:table-cell table:style-name="ce2" table:formula="of:=EXP([.I94]+[.I176]^2/2)" office:value-type="float" office:value="40.9510877664422" calcext:value-type="float">
            <text:p>40.9510877664</text:p>
          </table:table-cell>
          <table:table-cell table:style-name="ce2" table:formula="of:=EXP([.J94]+[.J176]^2/2)" office:value-type="float" office:value="42.5961421392496" calcext:value-type="float">
            <text:p>42.5961421392</text:p>
          </table:table-cell>
          <table:table-cell table:style-name="ce2" table:formula="of:=EXP([.K94]+[.K176]^2/2)" office:value-type="float" office:value="44.1843580900892" calcext:value-type="float">
            <text:p>44.1843580901</text:p>
          </table:table-cell>
          <table:table-cell table:style-name="ce2" table:formula="of:=EXP([.L94]+[.L176]^2/2)" office:value-type="float" office:value="45.7212565907676" calcext:value-type="float">
            <text:p>45.7212565908</text:p>
          </table:table-cell>
          <table:table-cell table:style-name="ce2" table:formula="of:=EXP([.M94]+[.M176]^2/2)" office:value-type="float" office:value="47.2115298592499" calcext:value-type="float">
            <text:p>47.2115298593</text:p>
          </table:table-cell>
          <table:table-cell table:style-name="ce2" table:formula="of:=EXP([.N94]+[.N176]^2/2)" office:value-type="float" office:value="48.6592030978091" calcext:value-type="float">
            <text:p>48.6592030978</text:p>
          </table:table-cell>
          <table:table-cell table:style-name="ce2" table:formula="of:=EXP([.O94]+[.O176]^2/2)" office:value-type="float" office:value="50.0677585284585" calcext:value-type="float">
            <text:p>50.0677585285</text:p>
          </table:table-cell>
          <table:table-cell table:style-name="ce2" table:formula="of:=EXP([.P94]+[.P176]^2/2)" office:value-type="float" office:value="51.4402316055399" calcext:value-type="float">
            <text:p>51.4402316055</text:p>
          </table:table-cell>
          <table:table-cell table:style-name="ce2" table:formula="of:=EXP([.Q94]+[.Q176]^2/2)" office:value-type="float" office:value="52.7792866722009" calcext:value-type="float">
            <text:p>52.7792866722</text:p>
          </table:table-cell>
          <table:table-cell table:style-name="ce2" table:formula="of:=EXP([.R94]+[.R176]^2/2)" office:value-type="float" office:value="54.0872770339095" calcext:value-type="float">
            <text:p>54.0872770339</text:p>
          </table:table-cell>
          <table:table-cell table:style-name="ce2" table:formula="of:=EXP([.S94]+[.S176]^2/2)" office:value-type="float" office:value="55.3662932038852" calcext:value-type="float">
            <text:p>55.3662932039</text:p>
          </table:table-cell>
          <table:table-cell table:style-name="ce2" table:formula="of:=EXP([.T94]+[.T176]^2/2)" office:value-type="float" office:value="56.618201995692" calcext:value-type="float">
            <text:p>56.6182019957</text:p>
          </table:table-cell>
          <table:table-cell table:style-name="ce2" table:formula="of:=EXP([.U94]+[.U176]^2/2)" office:value-type="float" office:value="57.8446784885667" calcext:value-type="float">
            <text:p>57.8446784886</text:p>
          </table:table-cell>
          <table:table-cell table:style-name="ce2" table:formula="of:=EXP([.V94]+[.V176]^2/2)" office:value-type="float" office:value="59.0472324088943" calcext:value-type="float">
            <text:p>59.0472324089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94]*[.X94]" office:value-type="float" office:value="29.4004056159676" calcext:value-type="float">
            <text:p>29.400405616</text:p>
          </table:table-cell>
          <table:table-cell table:style-name="ce6" table:formula="of:=[.$AR94]*[.Y94]" office:value-type="float" office:value="31.5877797066305" calcext:value-type="float">
            <text:p>31.5877797066</text:p>
          </table:table-cell>
          <table:table-cell table:style-name="ce6" table:formula="of:=[.$AR94]*[.Z94]" office:value-type="float" office:value="33.6488004682311" calcext:value-type="float">
            <text:p>33.6488004682</text:p>
          </table:table-cell>
          <table:table-cell table:style-name="ce6" table:formula="of:=[.$AR94]*[.AA94]" office:value-type="float" office:value="35.6022230019425" calcext:value-type="float">
            <text:p>35.6022230019</text:p>
          </table:table-cell>
          <table:table-cell table:style-name="ce6" table:formula="of:=[.$AR94]*[.AB94]" office:value-type="float" office:value="37.462879991464" calcext:value-type="float">
            <text:p>37.4628799915</text:p>
          </table:table-cell>
          <table:table-cell table:style-name="ce6" table:formula="of:=[.$AR94]*[.AC94]" office:value-type="float" office:value="39.2426313337238" calcext:value-type="float">
            <text:p>39.2426313337</text:p>
          </table:table-cell>
          <table:table-cell table:style-name="ce6" table:formula="of:=[.$AR94]*[.AD94]" office:value-type="float" office:value="40.9510877664422" calcext:value-type="float">
            <text:p>40.9510877664</text:p>
          </table:table-cell>
          <table:table-cell table:style-name="ce6" table:formula="of:=[.$AR94]*[.AE94]" office:value-type="float" office:value="42.5961421392496" calcext:value-type="float">
            <text:p>42.5961421392</text:p>
          </table:table-cell>
          <table:table-cell table:style-name="ce6" table:formula="of:=[.$AR94]*[.AF94]" office:value-type="float" office:value="44.1843580900892" calcext:value-type="float">
            <text:p>44.1843580901</text:p>
          </table:table-cell>
          <table:table-cell table:style-name="ce6" table:formula="of:=[.$AR94]*[.AG94]" office:value-type="float" office:value="45.7212565907676" calcext:value-type="float">
            <text:p>45.7212565908</text:p>
          </table:table-cell>
          <table:table-cell table:style-name="ce6" table:formula="of:=[.$AR94]*[.AH94]" office:value-type="float" office:value="47.2115298592499" calcext:value-type="float">
            <text:p>47.2115298593</text:p>
          </table:table-cell>
          <table:table-cell table:style-name="ce6" table:formula="of:=[.$AR94]*[.AI94]" office:value-type="float" office:value="48.6592030978091" calcext:value-type="float">
            <text:p>48.6592030978</text:p>
          </table:table-cell>
          <table:table-cell table:style-name="ce6" table:formula="of:=[.$AR94]*[.AJ94]" office:value-type="float" office:value="50.0677585284585" calcext:value-type="float">
            <text:p>50.0677585285</text:p>
          </table:table-cell>
          <table:table-cell table:style-name="ce6" table:formula="of:=[.$AR94]*[.AK94]" office:value-type="float" office:value="51.4402316055399" calcext:value-type="float">
            <text:p>51.4402316055</text:p>
          </table:table-cell>
          <table:table-cell table:style-name="ce6" table:formula="of:=[.$AR94]*[.AL94]" office:value-type="float" office:value="52.7792866722009" calcext:value-type="float">
            <text:p>52.7792866722</text:p>
          </table:table-cell>
          <table:table-cell table:style-name="ce6" table:formula="of:=[.$AR94]*[.AM94]" office:value-type="float" office:value="54.0872770339095" calcext:value-type="float">
            <text:p>54.0872770339</text:p>
          </table:table-cell>
          <table:table-cell table:style-name="ce6" table:formula="of:=[.$AR94]*[.AN94]" office:value-type="float" office:value="55.3662932038852" calcext:value-type="float">
            <text:p>55.3662932039</text:p>
          </table:table-cell>
          <table:table-cell table:style-name="ce6" table:formula="of:=[.$AR94]*[.AO94]" office:value-type="float" office:value="56.618201995692" calcext:value-type="float">
            <text:p>56.6182019957</text:p>
          </table:table-cell>
          <table:table-cell table:style-name="ce6" table:formula="of:=[.$AR94]*[.AP94]" office:value-type="float" office:value="57.8446784885667" calcext:value-type="float">
            <text:p>57.8446784886</text:p>
          </table:table-cell>
          <table:table-cell table:style-name="ce6" table:formula="of:=[.$AR94]*[.AQ94]" office:value-type="float" office:value="59.0472324088943" calcext:value-type="float">
            <text:p>59.0472324089</text:p>
          </table:table-cell>
          <table:table-cell/>
          <table:table-cell table:formula="of:=LN([.AS94])-[.C176]^2/2" office:value-type="float" office:value="3.3714927086" calcext:value-type="float">
            <text:p>3.3714927086</text:p>
          </table:table-cell>
          <table:table-cell table:formula="of:=LN([.AT94])-[.D176]^2/2" office:value-type="float" office:value="3.445636742" calcext:value-type="float">
            <text:p>3.445636742</text:p>
          </table:table-cell>
          <table:table-cell table:formula="of:=LN([.AU94])-[.E176]^2/2" office:value-type="float" office:value="3.5104317788" calcext:value-type="float">
            <text:p>3.5104317788</text:p>
          </table:table-cell>
          <table:table-cell table:formula="of:=LN([.AV94])-[.F176]^2/2" office:value-type="float" office:value="3.5679736764" calcext:value-type="float">
            <text:p>3.5679736764</text:p>
          </table:table-cell>
          <table:table-cell table:formula="of:=LN([.AW94])-[.G176]^2/2" office:value-type="float" office:value="3.6197240216" calcext:value-type="float">
            <text:p>3.6197240216</text:p>
          </table:table-cell>
          <table:table-cell table:formula="of:=LN([.AX94])-[.H176]^2/2" office:value-type="float" office:value="3.6667427725" calcext:value-type="float">
            <text:p>3.6667427725</text:p>
          </table:table-cell>
          <table:table-cell table:formula="of:=LN([.AY94])-[.I176]^2/2" office:value-type="float" office:value="3.7098231404" calcext:value-type="float">
            <text:p>3.7098231404</text:p>
          </table:table-cell>
          <table:table-cell table:formula="of:=LN([.AZ94])-[.J176]^2/2" office:value-type="float" office:value="3.7495742085" calcext:value-type="float">
            <text:p>3.7495742085</text:p>
          </table:table-cell>
          <table:table-cell table:formula="of:=LN([.BA94])-[.K176]^2/2" office:value-type="float" office:value="3.7864738509" calcext:value-type="float">
            <text:p>3.7864738509</text:p>
          </table:table-cell>
          <table:table-cell table:formula="of:=LN([.BB94])-[.L176]^2/2" office:value-type="float" office:value="3.8209039071" calcext:value-type="float">
            <text:p>3.8209039071</text:p>
          </table:table-cell>
          <table:table-cell table:formula="of:=LN([.BC94])-[.M176]^2/2" office:value-type="float" office:value="3.8531743073" calcext:value-type="float">
            <text:p>3.8531743073</text:p>
          </table:table-cell>
          <table:table-cell table:formula="of:=LN([.BD94])-[.N176]^2/2" office:value-type="float" office:value="3.8835400665" calcext:value-type="float">
            <text:p>3.8835400665</text:p>
          </table:table-cell>
          <table:table-cell table:formula="of:=LN([.BE94])-[.O176]^2/2" office:value-type="float" office:value="3.9122135385" calcext:value-type="float">
            <text:p>3.9122135385</text:p>
          </table:table-cell>
          <table:table-cell table:formula="of:=LN([.BF94])-[.P176]^2/2" office:value-type="float" office:value="3.9393734303" calcext:value-type="float">
            <text:p>3.9393734303</text:p>
          </table:table-cell>
          <table:table-cell table:formula="of:=LN([.BG94])-[.Q176]^2/2" office:value-type="float" office:value="3.9651715557" calcext:value-type="float">
            <text:p>3.9651715557</text:p>
          </table:table-cell>
          <table:table-cell table:formula="of:=LN([.BH94])-[.R176]^2/2" office:value-type="float" office:value="3.9897379744" calcext:value-type="float">
            <text:p>3.9897379744</text:p>
          </table:table-cell>
          <table:table-cell table:formula="of:=LN([.BI94])-[.S176]^2/2" office:value-type="float" office:value="4.0131849597" calcext:value-type="float">
            <text:p>4.0131849597</text:p>
          </table:table-cell>
          <table:table-cell table:formula="of:=LN([.BJ94])-[.T176]^2/2" office:value-type="float" office:value="4.0356101007" calcext:value-type="float">
            <text:p>4.0356101007</text:p>
          </table:table-cell>
          <table:table-cell table:formula="of:=LN([.BK94])-[.U176]^2/2" office:value-type="float" office:value="4.0570987563" calcext:value-type="float">
            <text:p>4.0570987563</text:p>
          </table:table-cell>
          <table:table-cell table:formula="of:=LN([.BL94])-[.V176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95]+[.C177]^2/2)" office:value-type="float" office:value="16.6846920545978" calcext:value-type="float">
            <text:p>16.6846920546</text:p>
          </table:table-cell>
          <table:table-cell table:style-name="ce2" table:formula="of:=EXP([.D95]+[.D177]^2/2)" office:value-type="float" office:value="17.704077547315" calcext:value-type="float">
            <text:p>17.7040775473</text:p>
          </table:table-cell>
          <table:table-cell table:style-name="ce2" table:formula="of:=EXP([.E95]+[.E177]^2/2)" office:value-type="float" office:value="18.6550047155845" calcext:value-type="float">
            <text:p>18.6550047156</text:p>
          </table:table-cell>
          <table:table-cell table:style-name="ce2" table:formula="of:=EXP([.F95]+[.F177]^2/2)" office:value-type="float" office:value="19.5480645666683" calcext:value-type="float">
            <text:p>19.5480645667</text:p>
          </table:table-cell>
          <table:table-cell table:style-name="ce2" table:formula="of:=EXP([.G95]+[.G177]^2/2)" office:value-type="float" office:value="20.3916008440975" calcext:value-type="float">
            <text:p>20.3916008441</text:p>
          </table:table-cell>
          <table:table-cell table:style-name="ce2" table:formula="of:=EXP([.H95]+[.H177]^2/2)" office:value-type="float" office:value="21.1922506141214" calcext:value-type="float">
            <text:p>21.1922506141</text:p>
          </table:table-cell>
          <table:table-cell table:style-name="ce2" table:formula="of:=EXP([.I95]+[.I177]^2/2)" office:value-type="float" office:value="21.9553622696151" calcext:value-type="float">
            <text:p>21.9553622696</text:p>
          </table:table-cell>
          <table:table-cell table:style-name="ce2" table:formula="of:=EXP([.J95]+[.J177]^2/2)" office:value-type="float" office:value="22.6853034716851" calcext:value-type="float">
            <text:p>22.6853034717</text:p>
          </table:table-cell>
          <table:table-cell table:style-name="ce2" table:formula="of:=EXP([.K95]+[.K177]^2/2)" office:value-type="float" office:value="23.3856862875064" calcext:value-type="float">
            <text:p>23.3856862875</text:p>
          </table:table-cell>
          <table:table-cell table:style-name="ce2" table:formula="of:=EXP([.L95]+[.L177]^2/2)" office:value-type="float" office:value="24.0595327879646" calcext:value-type="float">
            <text:p>24.059532788</text:p>
          </table:table-cell>
          <table:table-cell table:style-name="ce2" table:formula="of:=EXP([.M95]+[.M177]^2/2)" office:value-type="float" office:value="24.7093982184887" calcext:value-type="float">
            <text:p>24.7093982185</text:p>
          </table:table-cell>
          <table:table-cell table:style-name="ce2" table:formula="of:=EXP([.N95]+[.N177]^2/2)" office:value-type="float" office:value="25.3374638281395" calcext:value-type="float">
            <text:p>25.3374638281</text:p>
          </table:table-cell>
          <table:table-cell table:style-name="ce2" table:formula="of:=EXP([.O95]+[.O177]^2/2)" office:value-type="float" office:value="25.945607757398" calcext:value-type="float">
            <text:p>25.9456077574</text:p>
          </table:table-cell>
          <table:table-cell table:style-name="ce2" table:formula="of:=EXP([.P95]+[.P177]^2/2)" office:value-type="float" office:value="26.5354598231582" calcext:value-type="float">
            <text:p>26.5354598232</text:p>
          </table:table-cell>
          <table:table-cell table:style-name="ce2" table:formula="of:=EXP([.Q95]+[.Q177]^2/2)" office:value-type="float" office:value="27.1084444337305" calcext:value-type="float">
            <text:p>27.1084444337</text:p>
          </table:table-cell>
          <table:table-cell table:style-name="ce2" table:formula="of:=EXP([.R95]+[.R177]^2/2)" office:value-type="float" office:value="27.6658145268695" calcext:value-type="float">
            <text:p>27.6658145269</text:p>
          </table:table-cell>
          <table:table-cell table:style-name="ce2" table:formula="of:=EXP([.S95]+[.S177]^2/2)" office:value-type="float" office:value="28.2086787267464" calcext:value-type="float">
            <text:p>28.2086787267</text:p>
          </table:table-cell>
          <table:table-cell table:style-name="ce2" table:formula="of:=EXP([.T95]+[.T177]^2/2)" office:value-type="float" office:value="28.7380232758648" calcext:value-type="float">
            <text:p>28.7380232759</text:p>
          </table:table-cell>
          <table:table-cell table:style-name="ce2" table:formula="of:=EXP([.U95]+[.U177]^2/2)" office:value-type="float" office:value="29.2547298977583" calcext:value-type="float">
            <text:p>29.2547298978</text:p>
          </table:table-cell>
          <table:table-cell table:style-name="ce2" table:formula="of:=EXP([.V95]+[.V177]^2/2)" office:value-type="float" office:value="29.7595904925827" calcext:value-type="float">
            <text:p>29.7595904926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95]*[.X95]" office:value-type="float" office:value="16.6846920545978" calcext:value-type="float">
            <text:p>16.6846920546</text:p>
          </table:table-cell>
          <table:table-cell table:style-name="ce6" table:formula="of:=[.$AR95]*[.Y95]" office:value-type="float" office:value="17.704077547315" calcext:value-type="float">
            <text:p>17.7040775473</text:p>
          </table:table-cell>
          <table:table-cell table:style-name="ce6" table:formula="of:=[.$AR95]*[.Z95]" office:value-type="float" office:value="18.6550047155845" calcext:value-type="float">
            <text:p>18.6550047156</text:p>
          </table:table-cell>
          <table:table-cell table:style-name="ce6" table:formula="of:=[.$AR95]*[.AA95]" office:value-type="float" office:value="19.5480645666683" calcext:value-type="float">
            <text:p>19.5480645667</text:p>
          </table:table-cell>
          <table:table-cell table:style-name="ce6" table:formula="of:=[.$AR95]*[.AB95]" office:value-type="float" office:value="20.3916008440975" calcext:value-type="float">
            <text:p>20.3916008441</text:p>
          </table:table-cell>
          <table:table-cell table:style-name="ce6" table:formula="of:=[.$AR95]*[.AC95]" office:value-type="float" office:value="21.1922506141214" calcext:value-type="float">
            <text:p>21.1922506141</text:p>
          </table:table-cell>
          <table:table-cell table:style-name="ce6" table:formula="of:=[.$AR95]*[.AD95]" office:value-type="float" office:value="21.9553622696151" calcext:value-type="float">
            <text:p>21.9553622696</text:p>
          </table:table-cell>
          <table:table-cell table:style-name="ce6" table:formula="of:=[.$AR95]*[.AE95]" office:value-type="float" office:value="22.6853034716851" calcext:value-type="float">
            <text:p>22.6853034717</text:p>
          </table:table-cell>
          <table:table-cell table:style-name="ce6" table:formula="of:=[.$AR95]*[.AF95]" office:value-type="float" office:value="23.3856862875064" calcext:value-type="float">
            <text:p>23.3856862875</text:p>
          </table:table-cell>
          <table:table-cell table:style-name="ce6" table:formula="of:=[.$AR95]*[.AG95]" office:value-type="float" office:value="24.0595327879646" calcext:value-type="float">
            <text:p>24.059532788</text:p>
          </table:table-cell>
          <table:table-cell table:style-name="ce6" table:formula="of:=[.$AR95]*[.AH95]" office:value-type="float" office:value="24.7093982184887" calcext:value-type="float">
            <text:p>24.7093982185</text:p>
          </table:table-cell>
          <table:table-cell table:style-name="ce6" table:formula="of:=[.$AR95]*[.AI95]" office:value-type="float" office:value="25.3374638281395" calcext:value-type="float">
            <text:p>25.3374638281</text:p>
          </table:table-cell>
          <table:table-cell table:style-name="ce6" table:formula="of:=[.$AR95]*[.AJ95]" office:value-type="float" office:value="25.945607757398" calcext:value-type="float">
            <text:p>25.9456077574</text:p>
          </table:table-cell>
          <table:table-cell table:style-name="ce6" table:formula="of:=[.$AR95]*[.AK95]" office:value-type="float" office:value="26.5354598231582" calcext:value-type="float">
            <text:p>26.5354598232</text:p>
          </table:table-cell>
          <table:table-cell table:style-name="ce6" table:formula="of:=[.$AR95]*[.AL95]" office:value-type="float" office:value="27.1084444337305" calcext:value-type="float">
            <text:p>27.1084444337</text:p>
          </table:table-cell>
          <table:table-cell table:style-name="ce6" table:formula="of:=[.$AR95]*[.AM95]" office:value-type="float" office:value="27.6658145268695" calcext:value-type="float">
            <text:p>27.6658145269</text:p>
          </table:table-cell>
          <table:table-cell table:style-name="ce6" table:formula="of:=[.$AR95]*[.AN95]" office:value-type="float" office:value="28.2086787267464" calcext:value-type="float">
            <text:p>28.2086787267</text:p>
          </table:table-cell>
          <table:table-cell table:style-name="ce6" table:formula="of:=[.$AR95]*[.AO95]" office:value-type="float" office:value="28.7380232758648" calcext:value-type="float">
            <text:p>28.7380232759</text:p>
          </table:table-cell>
          <table:table-cell table:style-name="ce6" table:formula="of:=[.$AR95]*[.AP95]" office:value-type="float" office:value="29.2547298977583" calcext:value-type="float">
            <text:p>29.2547298978</text:p>
          </table:table-cell>
          <table:table-cell table:style-name="ce6" table:formula="of:=[.$AR95]*[.AQ95]" office:value-type="float" office:value="29.7595904925827" calcext:value-type="float">
            <text:p>29.7595904926</text:p>
          </table:table-cell>
          <table:table-cell/>
          <table:table-cell table:formula="of:=LN([.AS95])-[.C177]^2/2" office:value-type="float" office:value="2.8049758935" calcext:value-type="float">
            <text:p>2.8049758935</text:p>
          </table:table-cell>
          <table:table-cell table:formula="of:=LN([.AT95])-[.D177]^2/2" office:value-type="float" office:value="2.8666613973" calcext:value-type="float">
            <text:p>2.8666613973</text:p>
          </table:table-cell>
          <table:table-cell table:formula="of:=LN([.AU95])-[.E177]^2/2" office:value-type="float" office:value="2.9205688301" calcext:value-type="float">
            <text:p>2.9205688301</text:p>
          </table:table-cell>
          <table:table-cell table:formula="of:=LN([.AV95])-[.F177]^2/2" office:value-type="float" office:value="2.968441879" calcext:value-type="float">
            <text:p>2.968441879</text:p>
          </table:table-cell>
          <table:table-cell table:formula="of:=LN([.AW95])-[.G177]^2/2" office:value-type="float" office:value="3.0114965385" calcext:value-type="float">
            <text:p>3.0114965385</text:p>
          </table:table-cell>
          <table:table-cell table:formula="of:=LN([.AX95])-[.H177]^2/2" office:value-type="float" office:value="3.0506146604" calcext:value-type="float">
            <text:p>3.0506146604</text:p>
          </table:table-cell>
          <table:table-cell table:formula="of:=LN([.AY95])-[.I177]^2/2" office:value-type="float" office:value="3.0864561716" calcext:value-type="float">
            <text:p>3.0864561716</text:p>
          </table:table-cell>
          <table:table-cell table:formula="of:=LN([.AZ95])-[.J177]^2/2" office:value-type="float" office:value="3.1195278101" calcext:value-type="float">
            <text:p>3.1195278101</text:p>
          </table:table-cell>
          <table:table-cell table:formula="of:=LN([.BA95])-[.K177]^2/2" office:value-type="float" office:value="3.1502271519" calcext:value-type="float">
            <text:p>3.1502271519</text:p>
          </table:table-cell>
          <table:table-cell table:formula="of:=LN([.BB95])-[.L177]^2/2" office:value-type="float" office:value="3.1788718758" calcext:value-type="float">
            <text:p>3.1788718758</text:p>
          </table:table-cell>
          <table:table-cell table:formula="of:=LN([.BC95])-[.M177]^2/2" office:value-type="float" office:value="3.2057198338" calcext:value-type="float">
            <text:p>3.2057198338</text:p>
          </table:table-cell>
          <table:table-cell table:formula="of:=LN([.BD95])-[.N177]^2/2" office:value-type="float" office:value="3.2309831904" calcext:value-type="float">
            <text:p>3.2309831904</text:p>
          </table:table-cell>
          <table:table-cell table:formula="of:=LN([.BE95])-[.O177]^2/2" office:value-type="float" office:value="3.2548386173" calcext:value-type="float">
            <text:p>3.2548386173</text:p>
          </table:table-cell>
          <table:table-cell table:formula="of:=LN([.BF95])-[.P177]^2/2" office:value-type="float" office:value="3.277434793" calcext:value-type="float">
            <text:p>3.277434793</text:p>
          </table:table-cell>
          <table:table-cell table:formula="of:=LN([.BG95])-[.Q177]^2/2" office:value-type="float" office:value="3.2988980219" calcext:value-type="float">
            <text:p>3.2988980219</text:p>
          </table:table-cell>
          <table:table-cell table:formula="of:=LN([.BH95])-[.R177]^2/2" office:value-type="float" office:value="3.3193365096" calcext:value-type="float">
            <text:p>3.3193365096</text:p>
          </table:table-cell>
          <table:table-cell table:formula="of:=LN([.BI95])-[.S177]^2/2" office:value-type="float" office:value="3.3388436639" calcext:value-type="float">
            <text:p>3.3388436639</text:p>
          </table:table-cell>
          <table:table-cell table:formula="of:=LN([.BJ95])-[.T177]^2/2" office:value-type="float" office:value="3.3575006759" calcext:value-type="float">
            <text:p>3.3575006759</text:p>
          </table:table-cell>
          <table:table-cell table:formula="of:=LN([.BK95])-[.U177]^2/2" office:value-type="float" office:value="3.3753785615" calcext:value-type="float">
            <text:p>3.3753785615</text:p>
          </table:table-cell>
          <table:table-cell table:formula="of:=LN([.BL95])-[.V177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.3714927086" calcext:value-type="float">
            <text:p>3.3714927086</text:p>
          </table:table-cell>
          <table:table-cell office:value-type="float" office:value="3.445636742" calcext:value-type="float">
            <text:p>3.445636742</text:p>
          </table:table-cell>
          <table:table-cell office:value-type="float" office:value="3.5104317788" calcext:value-type="float">
            <text:p>3.5104317788</text:p>
          </table:table-cell>
          <table:table-cell office:value-type="float" office:value="3.5679736764" calcext:value-type="float">
            <text:p>3.5679736764</text:p>
          </table:table-cell>
          <table:table-cell office:value-type="float" office:value="3.6197240216" calcext:value-type="float">
            <text:p>3.6197240216</text:p>
          </table:table-cell>
          <table:table-cell office:value-type="float" office:value="3.6667427725" calcext:value-type="float">
            <text:p>3.6667427725</text:p>
          </table:table-cell>
          <table:table-cell office:value-type="float" office:value="3.7098231404" calcext:value-type="float">
            <text:p>3.7098231404</text:p>
          </table:table-cell>
          <table:table-cell office:value-type="float" office:value="3.7495742085" calcext:value-type="float">
            <text:p>3.7495742085</text:p>
          </table:table-cell>
          <table:table-cell office:value-type="float" office:value="3.7864738509" calcext:value-type="float">
            <text:p>3.7864738509</text:p>
          </table:table-cell>
          <table:table-cell office:value-type="float" office:value="3.8209039071" calcext:value-type="float">
            <text:p>3.8209039071</text:p>
          </table:table-cell>
          <table:table-cell office:value-type="float" office:value="3.8531743073" calcext:value-type="float">
            <text:p>3.8531743073</text:p>
          </table:table-cell>
          <table:table-cell office:value-type="float" office:value="3.8835400665" calcext:value-type="float">
            <text:p>3.8835400665</text:p>
          </table:table-cell>
          <table:table-cell office:value-type="float" office:value="3.9122135385" calcext:value-type="float">
            <text:p>3.9122135385</text:p>
          </table:table-cell>
          <table:table-cell office:value-type="float" office:value="3.9393734303" calcext:value-type="float">
            <text:p>3.9393734303</text:p>
          </table:table-cell>
          <table:table-cell office:value-type="float" office:value="3.9651715557" calcext:value-type="float">
            <text:p>3.9651715557</text:p>
          </table:table-cell>
          <table:table-cell office:value-type="float" office:value="3.9897379744" calcext:value-type="float">
            <text:p>3.9897379744</text:p>
          </table:table-cell>
          <table:table-cell office:value-type="float" office:value="4.0131849597" calcext:value-type="float">
            <text:p>4.0131849597</text:p>
          </table:table-cell>
          <table:table-cell office:value-type="float" office:value="4.0356101007" calcext:value-type="float">
            <text:p>4.0356101007</text:p>
          </table:table-cell>
          <table:table-cell office:value-type="float" office:value="4.0570987563" calcext:value-type="float">
            <text:p>4.0570987563</text:p>
          </table:table-cell>
          <table:table-cell office:value-type="float" office:value="4.0777260175" calcext:value-type="float">
            <text:p>4.0777260175</text:p>
          </table:table-cell>
          <table:table-cell/>
          <table:table-cell table:style-name="ce2" table:formula="of:=EXP([.C96]+[.C178]^2/2)" office:value-type="float" office:value="29.4004056159676" calcext:value-type="float">
            <text:p>29.400405616</text:p>
          </table:table-cell>
          <table:table-cell table:style-name="ce2" table:formula="of:=EXP([.D96]+[.D178]^2/2)" office:value-type="float" office:value="31.5877797066305" calcext:value-type="float">
            <text:p>31.5877797066</text:p>
          </table:table-cell>
          <table:table-cell table:style-name="ce2" table:formula="of:=EXP([.E96]+[.E178]^2/2)" office:value-type="float" office:value="33.6488004682311" calcext:value-type="float">
            <text:p>33.6488004682</text:p>
          </table:table-cell>
          <table:table-cell table:style-name="ce2" table:formula="of:=EXP([.F96]+[.F178]^2/2)" office:value-type="float" office:value="35.6022230019425" calcext:value-type="float">
            <text:p>35.6022230019</text:p>
          </table:table-cell>
          <table:table-cell table:style-name="ce2" table:formula="of:=EXP([.G96]+[.G178]^2/2)" office:value-type="float" office:value="37.462879991464" calcext:value-type="float">
            <text:p>37.4628799915</text:p>
          </table:table-cell>
          <table:table-cell table:style-name="ce2" table:formula="of:=EXP([.H96]+[.H178]^2/2)" office:value-type="float" office:value="39.2426313337238" calcext:value-type="float">
            <text:p>39.2426313337</text:p>
          </table:table-cell>
          <table:table-cell table:style-name="ce2" table:formula="of:=EXP([.I96]+[.I178]^2/2)" office:value-type="float" office:value="40.9510877664422" calcext:value-type="float">
            <text:p>40.9510877664</text:p>
          </table:table-cell>
          <table:table-cell table:style-name="ce2" table:formula="of:=EXP([.J96]+[.J178]^2/2)" office:value-type="float" office:value="42.5961421392496" calcext:value-type="float">
            <text:p>42.5961421392</text:p>
          </table:table-cell>
          <table:table-cell table:style-name="ce2" table:formula="of:=EXP([.K96]+[.K178]^2/2)" office:value-type="float" office:value="44.1843580900892" calcext:value-type="float">
            <text:p>44.1843580901</text:p>
          </table:table-cell>
          <table:table-cell table:style-name="ce2" table:formula="of:=EXP([.L96]+[.L178]^2/2)" office:value-type="float" office:value="45.7212565907676" calcext:value-type="float">
            <text:p>45.7212565908</text:p>
          </table:table-cell>
          <table:table-cell table:style-name="ce2" table:formula="of:=EXP([.M96]+[.M178]^2/2)" office:value-type="float" office:value="47.2115298592499" calcext:value-type="float">
            <text:p>47.2115298593</text:p>
          </table:table-cell>
          <table:table-cell table:style-name="ce2" table:formula="of:=EXP([.N96]+[.N178]^2/2)" office:value-type="float" office:value="48.6592030978091" calcext:value-type="float">
            <text:p>48.6592030978</text:p>
          </table:table-cell>
          <table:table-cell table:style-name="ce2" table:formula="of:=EXP([.O96]+[.O178]^2/2)" office:value-type="float" office:value="50.0677585284585" calcext:value-type="float">
            <text:p>50.0677585285</text:p>
          </table:table-cell>
          <table:table-cell table:style-name="ce2" table:formula="of:=EXP([.P96]+[.P178]^2/2)" office:value-type="float" office:value="51.4402316055399" calcext:value-type="float">
            <text:p>51.4402316055</text:p>
          </table:table-cell>
          <table:table-cell table:style-name="ce2" table:formula="of:=EXP([.Q96]+[.Q178]^2/2)" office:value-type="float" office:value="52.7792866722009" calcext:value-type="float">
            <text:p>52.7792866722</text:p>
          </table:table-cell>
          <table:table-cell table:style-name="ce2" table:formula="of:=EXP([.R96]+[.R178]^2/2)" office:value-type="float" office:value="54.0872770339095" calcext:value-type="float">
            <text:p>54.0872770339</text:p>
          </table:table-cell>
          <table:table-cell table:style-name="ce2" table:formula="of:=EXP([.S96]+[.S178]^2/2)" office:value-type="float" office:value="55.3662932038852" calcext:value-type="float">
            <text:p>55.3662932039</text:p>
          </table:table-cell>
          <table:table-cell table:style-name="ce2" table:formula="of:=EXP([.T96]+[.T178]^2/2)" office:value-type="float" office:value="56.618201995692" calcext:value-type="float">
            <text:p>56.6182019957</text:p>
          </table:table-cell>
          <table:table-cell table:style-name="ce2" table:formula="of:=EXP([.U96]+[.U178]^2/2)" office:value-type="float" office:value="57.8446784885667" calcext:value-type="float">
            <text:p>57.8446784886</text:p>
          </table:table-cell>
          <table:table-cell table:style-name="ce2" table:formula="of:=EXP([.V96]+[.V178]^2/2)" office:value-type="float" office:value="59.0472324088943" calcext:value-type="float">
            <text:p>59.0472324089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96]*[.X96]" office:value-type="float" office:value="29.4004056159676" calcext:value-type="float">
            <text:p>29.400405616</text:p>
          </table:table-cell>
          <table:table-cell table:style-name="ce6" table:formula="of:=[.$AR96]*[.Y96]" office:value-type="float" office:value="31.5877797066305" calcext:value-type="float">
            <text:p>31.5877797066</text:p>
          </table:table-cell>
          <table:table-cell table:style-name="ce6" table:formula="of:=[.$AR96]*[.Z96]" office:value-type="float" office:value="33.6488004682311" calcext:value-type="float">
            <text:p>33.6488004682</text:p>
          </table:table-cell>
          <table:table-cell table:style-name="ce6" table:formula="of:=[.$AR96]*[.AA96]" office:value-type="float" office:value="35.6022230019425" calcext:value-type="float">
            <text:p>35.6022230019</text:p>
          </table:table-cell>
          <table:table-cell table:style-name="ce6" table:formula="of:=[.$AR96]*[.AB96]" office:value-type="float" office:value="37.462879991464" calcext:value-type="float">
            <text:p>37.4628799915</text:p>
          </table:table-cell>
          <table:table-cell table:style-name="ce6" table:formula="of:=[.$AR96]*[.AC96]" office:value-type="float" office:value="39.2426313337238" calcext:value-type="float">
            <text:p>39.2426313337</text:p>
          </table:table-cell>
          <table:table-cell table:style-name="ce6" table:formula="of:=[.$AR96]*[.AD96]" office:value-type="float" office:value="40.9510877664422" calcext:value-type="float">
            <text:p>40.9510877664</text:p>
          </table:table-cell>
          <table:table-cell table:style-name="ce6" table:formula="of:=[.$AR96]*[.AE96]" office:value-type="float" office:value="42.5961421392496" calcext:value-type="float">
            <text:p>42.5961421392</text:p>
          </table:table-cell>
          <table:table-cell table:style-name="ce6" table:formula="of:=[.$AR96]*[.AF96]" office:value-type="float" office:value="44.1843580900892" calcext:value-type="float">
            <text:p>44.1843580901</text:p>
          </table:table-cell>
          <table:table-cell table:style-name="ce6" table:formula="of:=[.$AR96]*[.AG96]" office:value-type="float" office:value="45.7212565907676" calcext:value-type="float">
            <text:p>45.7212565908</text:p>
          </table:table-cell>
          <table:table-cell table:style-name="ce6" table:formula="of:=[.$AR96]*[.AH96]" office:value-type="float" office:value="47.2115298592499" calcext:value-type="float">
            <text:p>47.2115298593</text:p>
          </table:table-cell>
          <table:table-cell table:style-name="ce6" table:formula="of:=[.$AR96]*[.AI96]" office:value-type="float" office:value="48.6592030978091" calcext:value-type="float">
            <text:p>48.6592030978</text:p>
          </table:table-cell>
          <table:table-cell table:style-name="ce6" table:formula="of:=[.$AR96]*[.AJ96]" office:value-type="float" office:value="50.0677585284585" calcext:value-type="float">
            <text:p>50.0677585285</text:p>
          </table:table-cell>
          <table:table-cell table:style-name="ce6" table:formula="of:=[.$AR96]*[.AK96]" office:value-type="float" office:value="51.4402316055399" calcext:value-type="float">
            <text:p>51.4402316055</text:p>
          </table:table-cell>
          <table:table-cell table:style-name="ce6" table:formula="of:=[.$AR96]*[.AL96]" office:value-type="float" office:value="52.7792866722009" calcext:value-type="float">
            <text:p>52.7792866722</text:p>
          </table:table-cell>
          <table:table-cell table:style-name="ce6" table:formula="of:=[.$AR96]*[.AM96]" office:value-type="float" office:value="54.0872770339095" calcext:value-type="float">
            <text:p>54.0872770339</text:p>
          </table:table-cell>
          <table:table-cell table:style-name="ce6" table:formula="of:=[.$AR96]*[.AN96]" office:value-type="float" office:value="55.3662932038852" calcext:value-type="float">
            <text:p>55.3662932039</text:p>
          </table:table-cell>
          <table:table-cell table:style-name="ce6" table:formula="of:=[.$AR96]*[.AO96]" office:value-type="float" office:value="56.618201995692" calcext:value-type="float">
            <text:p>56.6182019957</text:p>
          </table:table-cell>
          <table:table-cell table:style-name="ce6" table:formula="of:=[.$AR96]*[.AP96]" office:value-type="float" office:value="57.8446784885667" calcext:value-type="float">
            <text:p>57.8446784886</text:p>
          </table:table-cell>
          <table:table-cell table:style-name="ce6" table:formula="of:=[.$AR96]*[.AQ96]" office:value-type="float" office:value="59.0472324088943" calcext:value-type="float">
            <text:p>59.0472324089</text:p>
          </table:table-cell>
          <table:table-cell/>
          <table:table-cell table:formula="of:=LN([.AS96])-[.C178]^2/2" office:value-type="float" office:value="3.3714927086" calcext:value-type="float">
            <text:p>3.3714927086</text:p>
          </table:table-cell>
          <table:table-cell table:formula="of:=LN([.AT96])-[.D178]^2/2" office:value-type="float" office:value="3.445636742" calcext:value-type="float">
            <text:p>3.445636742</text:p>
          </table:table-cell>
          <table:table-cell table:formula="of:=LN([.AU96])-[.E178]^2/2" office:value-type="float" office:value="3.5104317788" calcext:value-type="float">
            <text:p>3.5104317788</text:p>
          </table:table-cell>
          <table:table-cell table:formula="of:=LN([.AV96])-[.F178]^2/2" office:value-type="float" office:value="3.5679736764" calcext:value-type="float">
            <text:p>3.5679736764</text:p>
          </table:table-cell>
          <table:table-cell table:formula="of:=LN([.AW96])-[.G178]^2/2" office:value-type="float" office:value="3.6197240216" calcext:value-type="float">
            <text:p>3.6197240216</text:p>
          </table:table-cell>
          <table:table-cell table:formula="of:=LN([.AX96])-[.H178]^2/2" office:value-type="float" office:value="3.6667427725" calcext:value-type="float">
            <text:p>3.6667427725</text:p>
          </table:table-cell>
          <table:table-cell table:formula="of:=LN([.AY96])-[.I178]^2/2" office:value-type="float" office:value="3.7098231404" calcext:value-type="float">
            <text:p>3.7098231404</text:p>
          </table:table-cell>
          <table:table-cell table:formula="of:=LN([.AZ96])-[.J178]^2/2" office:value-type="float" office:value="3.7495742085" calcext:value-type="float">
            <text:p>3.7495742085</text:p>
          </table:table-cell>
          <table:table-cell table:formula="of:=LN([.BA96])-[.K178]^2/2" office:value-type="float" office:value="3.7864738509" calcext:value-type="float">
            <text:p>3.7864738509</text:p>
          </table:table-cell>
          <table:table-cell table:formula="of:=LN([.BB96])-[.L178]^2/2" office:value-type="float" office:value="3.8209039071" calcext:value-type="float">
            <text:p>3.8209039071</text:p>
          </table:table-cell>
          <table:table-cell table:formula="of:=LN([.BC96])-[.M178]^2/2" office:value-type="float" office:value="3.8531743073" calcext:value-type="float">
            <text:p>3.8531743073</text:p>
          </table:table-cell>
          <table:table-cell table:formula="of:=LN([.BD96])-[.N178]^2/2" office:value-type="float" office:value="3.8835400665" calcext:value-type="float">
            <text:p>3.8835400665</text:p>
          </table:table-cell>
          <table:table-cell table:formula="of:=LN([.BE96])-[.O178]^2/2" office:value-type="float" office:value="3.9122135385" calcext:value-type="float">
            <text:p>3.9122135385</text:p>
          </table:table-cell>
          <table:table-cell table:formula="of:=LN([.BF96])-[.P178]^2/2" office:value-type="float" office:value="3.9393734303" calcext:value-type="float">
            <text:p>3.9393734303</text:p>
          </table:table-cell>
          <table:table-cell table:formula="of:=LN([.BG96])-[.Q178]^2/2" office:value-type="float" office:value="3.9651715557" calcext:value-type="float">
            <text:p>3.9651715557</text:p>
          </table:table-cell>
          <table:table-cell table:formula="of:=LN([.BH96])-[.R178]^2/2" office:value-type="float" office:value="3.9897379744" calcext:value-type="float">
            <text:p>3.9897379744</text:p>
          </table:table-cell>
          <table:table-cell table:formula="of:=LN([.BI96])-[.S178]^2/2" office:value-type="float" office:value="4.0131849597" calcext:value-type="float">
            <text:p>4.0131849597</text:p>
          </table:table-cell>
          <table:table-cell table:formula="of:=LN([.BJ96])-[.T178]^2/2" office:value-type="float" office:value="4.0356101007" calcext:value-type="float">
            <text:p>4.0356101007</text:p>
          </table:table-cell>
          <table:table-cell table:formula="of:=LN([.BK96])-[.U178]^2/2" office:value-type="float" office:value="4.0570987563" calcext:value-type="float">
            <text:p>4.0570987563</text:p>
          </table:table-cell>
          <table:table-cell table:formula="of:=LN([.BL96])-[.V178]^2/2" office:value-type="float" office:value="4.0777260175" calcext:value-type="float">
            <text:p>4.077726017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.8049758935" calcext:value-type="float">
            <text:p>2.8049758935</text:p>
          </table:table-cell>
          <table:table-cell office:value-type="float" office:value="2.8666613973" calcext:value-type="float">
            <text:p>2.8666613973</text:p>
          </table:table-cell>
          <table:table-cell office:value-type="float" office:value="2.9205688301" calcext:value-type="float">
            <text:p>2.9205688301</text:p>
          </table:table-cell>
          <table:table-cell office:value-type="float" office:value="2.968441879" calcext:value-type="float">
            <text:p>2.968441879</text:p>
          </table:table-cell>
          <table:table-cell office:value-type="float" office:value="3.0114965385" calcext:value-type="float">
            <text:p>3.0114965385</text:p>
          </table:table-cell>
          <table:table-cell office:value-type="float" office:value="3.0506146604" calcext:value-type="float">
            <text:p>3.0506146604</text:p>
          </table:table-cell>
          <table:table-cell office:value-type="float" office:value="3.0864561716" calcext:value-type="float">
            <text:p>3.0864561716</text:p>
          </table:table-cell>
          <table:table-cell office:value-type="float" office:value="3.1195278101" calcext:value-type="float">
            <text:p>3.1195278101</text:p>
          </table:table-cell>
          <table:table-cell office:value-type="float" office:value="3.1502271519" calcext:value-type="float">
            <text:p>3.1502271519</text:p>
          </table:table-cell>
          <table:table-cell office:value-type="float" office:value="3.1788718758" calcext:value-type="float">
            <text:p>3.1788718758</text:p>
          </table:table-cell>
          <table:table-cell office:value-type="float" office:value="3.2057198338" calcext:value-type="float">
            <text:p>3.2057198338</text:p>
          </table:table-cell>
          <table:table-cell office:value-type="float" office:value="3.2309831904" calcext:value-type="float">
            <text:p>3.2309831904</text:p>
          </table:table-cell>
          <table:table-cell office:value-type="float" office:value="3.2548386173" calcext:value-type="float">
            <text:p>3.2548386173</text:p>
          </table:table-cell>
          <table:table-cell office:value-type="float" office:value="3.277434793" calcext:value-type="float">
            <text:p>3.277434793</text:p>
          </table:table-cell>
          <table:table-cell office:value-type="float" office:value="3.2988980219" calcext:value-type="float">
            <text:p>3.2988980219</text:p>
          </table:table-cell>
          <table:table-cell office:value-type="float" office:value="3.3193365096" calcext:value-type="float">
            <text:p>3.3193365096</text:p>
          </table:table-cell>
          <table:table-cell office:value-type="float" office:value="3.3388436639" calcext:value-type="float">
            <text:p>3.3388436639</text:p>
          </table:table-cell>
          <table:table-cell office:value-type="float" office:value="3.3575006759" calcext:value-type="float">
            <text:p>3.3575006759</text:p>
          </table:table-cell>
          <table:table-cell office:value-type="float" office:value="3.3753785615" calcext:value-type="float">
            <text:p>3.3753785615</text:p>
          </table:table-cell>
          <table:table-cell office:value-type="float" office:value="3.3925397941" calcext:value-type="float">
            <text:p>3.3925397941</text:p>
          </table:table-cell>
          <table:table-cell/>
          <table:table-cell table:style-name="ce2" table:formula="of:=EXP([.C97]+[.C179]^2/2)" office:value-type="float" office:value="16.6846920545978" calcext:value-type="float">
            <text:p>16.6846920546</text:p>
          </table:table-cell>
          <table:table-cell table:style-name="ce2" table:formula="of:=EXP([.D97]+[.D179]^2/2)" office:value-type="float" office:value="17.704077547315" calcext:value-type="float">
            <text:p>17.7040775473</text:p>
          </table:table-cell>
          <table:table-cell table:style-name="ce2" table:formula="of:=EXP([.E97]+[.E179]^2/2)" office:value-type="float" office:value="18.6550047155845" calcext:value-type="float">
            <text:p>18.6550047156</text:p>
          </table:table-cell>
          <table:table-cell table:style-name="ce2" table:formula="of:=EXP([.F97]+[.F179]^2/2)" office:value-type="float" office:value="19.5480645666683" calcext:value-type="float">
            <text:p>19.5480645667</text:p>
          </table:table-cell>
          <table:table-cell table:style-name="ce2" table:formula="of:=EXP([.G97]+[.G179]^2/2)" office:value-type="float" office:value="20.3916008440975" calcext:value-type="float">
            <text:p>20.3916008441</text:p>
          </table:table-cell>
          <table:table-cell table:style-name="ce2" table:formula="of:=EXP([.H97]+[.H179]^2/2)" office:value-type="float" office:value="21.1922506141214" calcext:value-type="float">
            <text:p>21.1922506141</text:p>
          </table:table-cell>
          <table:table-cell table:style-name="ce2" table:formula="of:=EXP([.I97]+[.I179]^2/2)" office:value-type="float" office:value="21.9553622696151" calcext:value-type="float">
            <text:p>21.9553622696</text:p>
          </table:table-cell>
          <table:table-cell table:style-name="ce2" table:formula="of:=EXP([.J97]+[.J179]^2/2)" office:value-type="float" office:value="22.6853034716851" calcext:value-type="float">
            <text:p>22.6853034717</text:p>
          </table:table-cell>
          <table:table-cell table:style-name="ce2" table:formula="of:=EXP([.K97]+[.K179]^2/2)" office:value-type="float" office:value="23.3856862875064" calcext:value-type="float">
            <text:p>23.3856862875</text:p>
          </table:table-cell>
          <table:table-cell table:style-name="ce2" table:formula="of:=EXP([.L97]+[.L179]^2/2)" office:value-type="float" office:value="24.0595327879646" calcext:value-type="float">
            <text:p>24.059532788</text:p>
          </table:table-cell>
          <table:table-cell table:style-name="ce2" table:formula="of:=EXP([.M97]+[.M179]^2/2)" office:value-type="float" office:value="24.7093982184887" calcext:value-type="float">
            <text:p>24.7093982185</text:p>
          </table:table-cell>
          <table:table-cell table:style-name="ce2" table:formula="of:=EXP([.N97]+[.N179]^2/2)" office:value-type="float" office:value="25.3374638281395" calcext:value-type="float">
            <text:p>25.3374638281</text:p>
          </table:table-cell>
          <table:table-cell table:style-name="ce2" table:formula="of:=EXP([.O97]+[.O179]^2/2)" office:value-type="float" office:value="25.945607757398" calcext:value-type="float">
            <text:p>25.9456077574</text:p>
          </table:table-cell>
          <table:table-cell table:style-name="ce2" table:formula="of:=EXP([.P97]+[.P179]^2/2)" office:value-type="float" office:value="26.5354598231582" calcext:value-type="float">
            <text:p>26.5354598232</text:p>
          </table:table-cell>
          <table:table-cell table:style-name="ce2" table:formula="of:=EXP([.Q97]+[.Q179]^2/2)" office:value-type="float" office:value="27.1084444337305" calcext:value-type="float">
            <text:p>27.1084444337</text:p>
          </table:table-cell>
          <table:table-cell table:style-name="ce2" table:formula="of:=EXP([.R97]+[.R179]^2/2)" office:value-type="float" office:value="27.6658145268695" calcext:value-type="float">
            <text:p>27.6658145269</text:p>
          </table:table-cell>
          <table:table-cell table:style-name="ce2" table:formula="of:=EXP([.S97]+[.S179]^2/2)" office:value-type="float" office:value="28.2086787267464" calcext:value-type="float">
            <text:p>28.2086787267</text:p>
          </table:table-cell>
          <table:table-cell table:style-name="ce2" table:formula="of:=EXP([.T97]+[.T179]^2/2)" office:value-type="float" office:value="28.7380232758648" calcext:value-type="float">
            <text:p>28.7380232759</text:p>
          </table:table-cell>
          <table:table-cell table:style-name="ce2" table:formula="of:=EXP([.U97]+[.U179]^2/2)" office:value-type="float" office:value="29.2547298977583" calcext:value-type="float">
            <text:p>29.2547298978</text:p>
          </table:table-cell>
          <table:table-cell table:style-name="ce2" table:formula="of:=EXP([.V97]+[.V179]^2/2)" office:value-type="float" office:value="29.7595904925827" calcext:value-type="float">
            <text:p>29.7595904926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97]*[.X97]" office:value-type="float" office:value="16.6846920545978" calcext:value-type="float">
            <text:p>16.6846920546</text:p>
          </table:table-cell>
          <table:table-cell table:style-name="ce6" table:formula="of:=[.$AR97]*[.Y97]" office:value-type="float" office:value="17.704077547315" calcext:value-type="float">
            <text:p>17.7040775473</text:p>
          </table:table-cell>
          <table:table-cell table:style-name="ce6" table:formula="of:=[.$AR97]*[.Z97]" office:value-type="float" office:value="18.6550047155845" calcext:value-type="float">
            <text:p>18.6550047156</text:p>
          </table:table-cell>
          <table:table-cell table:style-name="ce6" table:formula="of:=[.$AR97]*[.AA97]" office:value-type="float" office:value="19.5480645666683" calcext:value-type="float">
            <text:p>19.5480645667</text:p>
          </table:table-cell>
          <table:table-cell table:style-name="ce6" table:formula="of:=[.$AR97]*[.AB97]" office:value-type="float" office:value="20.3916008440975" calcext:value-type="float">
            <text:p>20.3916008441</text:p>
          </table:table-cell>
          <table:table-cell table:style-name="ce6" table:formula="of:=[.$AR97]*[.AC97]" office:value-type="float" office:value="21.1922506141214" calcext:value-type="float">
            <text:p>21.1922506141</text:p>
          </table:table-cell>
          <table:table-cell table:style-name="ce6" table:formula="of:=[.$AR97]*[.AD97]" office:value-type="float" office:value="21.9553622696151" calcext:value-type="float">
            <text:p>21.9553622696</text:p>
          </table:table-cell>
          <table:table-cell table:style-name="ce6" table:formula="of:=[.$AR97]*[.AE97]" office:value-type="float" office:value="22.6853034716851" calcext:value-type="float">
            <text:p>22.6853034717</text:p>
          </table:table-cell>
          <table:table-cell table:style-name="ce6" table:formula="of:=[.$AR97]*[.AF97]" office:value-type="float" office:value="23.3856862875064" calcext:value-type="float">
            <text:p>23.3856862875</text:p>
          </table:table-cell>
          <table:table-cell table:style-name="ce6" table:formula="of:=[.$AR97]*[.AG97]" office:value-type="float" office:value="24.0595327879646" calcext:value-type="float">
            <text:p>24.059532788</text:p>
          </table:table-cell>
          <table:table-cell table:style-name="ce6" table:formula="of:=[.$AR97]*[.AH97]" office:value-type="float" office:value="24.7093982184887" calcext:value-type="float">
            <text:p>24.7093982185</text:p>
          </table:table-cell>
          <table:table-cell table:style-name="ce6" table:formula="of:=[.$AR97]*[.AI97]" office:value-type="float" office:value="25.3374638281395" calcext:value-type="float">
            <text:p>25.3374638281</text:p>
          </table:table-cell>
          <table:table-cell table:style-name="ce6" table:formula="of:=[.$AR97]*[.AJ97]" office:value-type="float" office:value="25.945607757398" calcext:value-type="float">
            <text:p>25.9456077574</text:p>
          </table:table-cell>
          <table:table-cell table:style-name="ce6" table:formula="of:=[.$AR97]*[.AK97]" office:value-type="float" office:value="26.5354598231582" calcext:value-type="float">
            <text:p>26.5354598232</text:p>
          </table:table-cell>
          <table:table-cell table:style-name="ce6" table:formula="of:=[.$AR97]*[.AL97]" office:value-type="float" office:value="27.1084444337305" calcext:value-type="float">
            <text:p>27.1084444337</text:p>
          </table:table-cell>
          <table:table-cell table:style-name="ce6" table:formula="of:=[.$AR97]*[.AM97]" office:value-type="float" office:value="27.6658145268695" calcext:value-type="float">
            <text:p>27.6658145269</text:p>
          </table:table-cell>
          <table:table-cell table:style-name="ce6" table:formula="of:=[.$AR97]*[.AN97]" office:value-type="float" office:value="28.2086787267464" calcext:value-type="float">
            <text:p>28.2086787267</text:p>
          </table:table-cell>
          <table:table-cell table:style-name="ce6" table:formula="of:=[.$AR97]*[.AO97]" office:value-type="float" office:value="28.7380232758648" calcext:value-type="float">
            <text:p>28.7380232759</text:p>
          </table:table-cell>
          <table:table-cell table:style-name="ce6" table:formula="of:=[.$AR97]*[.AP97]" office:value-type="float" office:value="29.2547298977583" calcext:value-type="float">
            <text:p>29.2547298978</text:p>
          </table:table-cell>
          <table:table-cell table:style-name="ce6" table:formula="of:=[.$AR97]*[.AQ97]" office:value-type="float" office:value="29.7595904925827" calcext:value-type="float">
            <text:p>29.7595904926</text:p>
          </table:table-cell>
          <table:table-cell/>
          <table:table-cell table:formula="of:=LN([.AS97])-[.C179]^2/2" office:value-type="float" office:value="2.8049758935" calcext:value-type="float">
            <text:p>2.8049758935</text:p>
          </table:table-cell>
          <table:table-cell table:formula="of:=LN([.AT97])-[.D179]^2/2" office:value-type="float" office:value="2.8666613973" calcext:value-type="float">
            <text:p>2.8666613973</text:p>
          </table:table-cell>
          <table:table-cell table:formula="of:=LN([.AU97])-[.E179]^2/2" office:value-type="float" office:value="2.9205688301" calcext:value-type="float">
            <text:p>2.9205688301</text:p>
          </table:table-cell>
          <table:table-cell table:formula="of:=LN([.AV97])-[.F179]^2/2" office:value-type="float" office:value="2.968441879" calcext:value-type="float">
            <text:p>2.968441879</text:p>
          </table:table-cell>
          <table:table-cell table:formula="of:=LN([.AW97])-[.G179]^2/2" office:value-type="float" office:value="3.0114965385" calcext:value-type="float">
            <text:p>3.0114965385</text:p>
          </table:table-cell>
          <table:table-cell table:formula="of:=LN([.AX97])-[.H179]^2/2" office:value-type="float" office:value="3.0506146604" calcext:value-type="float">
            <text:p>3.0506146604</text:p>
          </table:table-cell>
          <table:table-cell table:formula="of:=LN([.AY97])-[.I179]^2/2" office:value-type="float" office:value="3.0864561716" calcext:value-type="float">
            <text:p>3.0864561716</text:p>
          </table:table-cell>
          <table:table-cell table:formula="of:=LN([.AZ97])-[.J179]^2/2" office:value-type="float" office:value="3.1195278101" calcext:value-type="float">
            <text:p>3.1195278101</text:p>
          </table:table-cell>
          <table:table-cell table:formula="of:=LN([.BA97])-[.K179]^2/2" office:value-type="float" office:value="3.1502271519" calcext:value-type="float">
            <text:p>3.1502271519</text:p>
          </table:table-cell>
          <table:table-cell table:formula="of:=LN([.BB97])-[.L179]^2/2" office:value-type="float" office:value="3.1788718758" calcext:value-type="float">
            <text:p>3.1788718758</text:p>
          </table:table-cell>
          <table:table-cell table:formula="of:=LN([.BC97])-[.M179]^2/2" office:value-type="float" office:value="3.2057198338" calcext:value-type="float">
            <text:p>3.2057198338</text:p>
          </table:table-cell>
          <table:table-cell table:formula="of:=LN([.BD97])-[.N179]^2/2" office:value-type="float" office:value="3.2309831904" calcext:value-type="float">
            <text:p>3.2309831904</text:p>
          </table:table-cell>
          <table:table-cell table:formula="of:=LN([.BE97])-[.O179]^2/2" office:value-type="float" office:value="3.2548386173" calcext:value-type="float">
            <text:p>3.2548386173</text:p>
          </table:table-cell>
          <table:table-cell table:formula="of:=LN([.BF97])-[.P179]^2/2" office:value-type="float" office:value="3.277434793" calcext:value-type="float">
            <text:p>3.277434793</text:p>
          </table:table-cell>
          <table:table-cell table:formula="of:=LN([.BG97])-[.Q179]^2/2" office:value-type="float" office:value="3.2988980219" calcext:value-type="float">
            <text:p>3.2988980219</text:p>
          </table:table-cell>
          <table:table-cell table:formula="of:=LN([.BH97])-[.R179]^2/2" office:value-type="float" office:value="3.3193365096" calcext:value-type="float">
            <text:p>3.3193365096</text:p>
          </table:table-cell>
          <table:table-cell table:formula="of:=LN([.BI97])-[.S179]^2/2" office:value-type="float" office:value="3.3388436639" calcext:value-type="float">
            <text:p>3.3388436639</text:p>
          </table:table-cell>
          <table:table-cell table:formula="of:=LN([.BJ97])-[.T179]^2/2" office:value-type="float" office:value="3.3575006759" calcext:value-type="float">
            <text:p>3.3575006759</text:p>
          </table:table-cell>
          <table:table-cell table:formula="of:=LN([.BK97])-[.U179]^2/2" office:value-type="float" office:value="3.3753785615" calcext:value-type="float">
            <text:p>3.3753785615</text:p>
          </table:table-cell>
          <table:table-cell table:formula="of:=LN([.BL97])-[.V179]^2/2" office:value-type="float" office:value="3.3925397941" calcext:value-type="float">
            <text:p>3.392539794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.3336517215" calcext:value-type="float">
            <text:p>2.3336517215</text:p>
          </table:table-cell>
          <table:table-cell office:value-type="float" office:value="2.3849721205" calcext:value-type="float">
            <text:p>2.3849721205</text:p>
          </table:table-cell>
          <table:table-cell office:value-type="float" office:value="2.429821409" calcext:value-type="float">
            <text:p>2.429821409</text:p>
          </table:table-cell>
          <table:table-cell office:value-type="float" office:value="2.46965028" calcext:value-type="float">
            <text:p>2.46965028</text:p>
          </table:table-cell>
          <table:table-cell office:value-type="float" office:value="2.5054704026" calcext:value-type="float">
            <text:p>2.5054704026</text:p>
          </table:table-cell>
          <table:table-cell office:value-type="float" office:value="2.5380154497" calcext:value-type="float">
            <text:p>2.5380154497</text:p>
          </table:table-cell>
          <table:table-cell office:value-type="float" office:value="2.5678344596" calcext:value-type="float">
            <text:p>2.5678344596</text:p>
          </table:table-cell>
          <table:table-cell office:value-type="float" office:value="2.5953490227" calcext:value-type="float">
            <text:p>2.5953490227</text:p>
          </table:table-cell>
          <table:table-cell office:value-type="float" office:value="2.6208899096" calcext:value-type="float">
            <text:p>2.6208899096</text:p>
          </table:table-cell>
          <table:table-cell office:value-type="float" office:value="2.6447214189" calcext:value-type="float">
            <text:p>2.6447214189</text:p>
          </table:table-cell>
          <table:table-cell office:value-type="float" office:value="2.6670580755" calcext:value-type="float">
            <text:p>2.6670580755</text:p>
          </table:table-cell>
          <table:table-cell office:value-type="float" office:value="2.6880763937" calcext:value-type="float">
            <text:p>2.6880763937</text:p>
          </table:table-cell>
          <table:table-cell office:value-type="float" office:value="2.7079233585" calcext:value-type="float">
            <text:p>2.7079233585</text:p>
          </table:table-cell>
          <table:table-cell office:value-type="float" office:value="2.7267226661" calcext:value-type="float">
            <text:p>2.7267226661</text:p>
          </table:table-cell>
          <table:table-cell office:value-type="float" office:value="2.7445793975" calcext:value-type="float">
            <text:p>2.7445793975</text:p>
          </table:table-cell>
          <table:table-cell office:value-type="float" office:value="2.7615835763" calcext:value-type="float">
            <text:p>2.7615835763</text:p>
          </table:table-cell>
          <table:table-cell office:value-type="float" office:value="2.7778129152" calcext:value-type="float">
            <text:p>2.7778129152</text:p>
          </table:table-cell>
          <table:table-cell office:value-type="float" office:value="2.7933349624" calcext:value-type="float">
            <text:p>2.7933349624</text:p>
          </table:table-cell>
          <table:table-cell office:value-type="float" office:value="2.8082088009" calcext:value-type="float">
            <text:p>2.8082088009</text:p>
          </table:table-cell>
          <table:table-cell office:value-type="float" office:value="2.8224864066" calcext:value-type="float">
            <text:p>2.8224864066</text:p>
          </table:table-cell>
          <table:table-cell/>
          <table:table-cell table:style-name="ce2" table:formula="of:=EXP([.C98]+[.C180]^2/2)" office:value-type="float" office:value="10.4141710916601" calcext:value-type="float">
            <text:p>10.4141710917</text:p>
          </table:table-cell>
          <table:table-cell table:style-name="ce2" table:formula="of:=EXP([.D98]+[.D180]^2/2)" office:value-type="float" office:value="10.9364987665932" calcext:value-type="float">
            <text:p>10.9364987666</text:p>
          </table:table-cell>
          <table:table-cell table:style-name="ce2" table:formula="of:=EXP([.E98]+[.E180]^2/2)" office:value-type="float" office:value="11.4200095256979" calcext:value-type="float">
            <text:p>11.4200095257</text:p>
          </table:table-cell>
          <table:table-cell table:style-name="ce2" table:formula="of:=EXP([.F98]+[.F180]^2/2)" office:value-type="float" office:value="11.8708365648989" calcext:value-type="float">
            <text:p>11.8708365649</text:p>
          </table:table-cell>
          <table:table-cell table:style-name="ce2" table:formula="of:=EXP([.G98]+[.G180]^2/2)" office:value-type="float" office:value="12.2938231933336" calcext:value-type="float">
            <text:p>12.2938231933</text:p>
          </table:table-cell>
          <table:table-cell table:style-name="ce2" table:formula="of:=EXP([.H98]+[.H180]^2/2)" office:value-type="float" office:value="12.6928185761506" calcext:value-type="float">
            <text:p>12.6928185762</text:p>
          </table:table-cell>
          <table:table-cell table:style-name="ce2" table:formula="of:=EXP([.I98]+[.I180]^2/2)" office:value-type="float" office:value="13.0709170860207" calcext:value-type="float">
            <text:p>13.070917086</text:p>
          </table:table-cell>
          <table:table-cell table:style-name="ce2" table:formula="of:=EXP([.J98]+[.J180]^2/2)" office:value-type="float" office:value="13.4306378424814" calcext:value-type="float">
            <text:p>13.4306378425</text:p>
          </table:table-cell>
          <table:table-cell table:style-name="ce2" table:formula="of:=EXP([.K98]+[.K180]^2/2)" office:value-type="float" office:value="13.7740570060625" calcext:value-type="float">
            <text:p>13.7740570061</text:p>
          </table:table-cell>
          <table:table-cell table:style-name="ce2" table:formula="of:=EXP([.L98]+[.L180]^2/2)" office:value-type="float" office:value="14.1029054273803" calcext:value-type="float">
            <text:p>14.1029054274</text:p>
          </table:table-cell>
          <table:table-cell table:style-name="ce2" table:formula="of:=EXP([.M98]+[.M180]^2/2)" office:value-type="float" office:value="14.4186413508013" calcext:value-type="float">
            <text:p>14.4186413508</text:p>
          </table:table-cell>
          <table:table-cell table:style-name="ce2" table:formula="of:=EXP([.N98]+[.N180]^2/2)" office:value-type="float" office:value="14.7225051770019" calcext:value-type="float">
            <text:p>14.722505177</text:p>
          </table:table-cell>
          <table:table-cell table:style-name="ce2" table:formula="of:=EXP([.O98]+[.O180]^2/2)" office:value-type="float" office:value="15.0155612283526" calcext:value-type="float">
            <text:p>15.0155612284</text:p>
          </table:table-cell>
          <table:table-cell table:style-name="ce2" table:formula="of:=EXP([.P98]+[.P180]^2/2)" office:value-type="float" office:value="15.2987299960611" calcext:value-type="float">
            <text:p>15.2987299961</text:p>
          </table:table-cell>
          <table:table-cell table:style-name="ce2" table:formula="of:=EXP([.Q98]+[.Q180]^2/2)" office:value-type="float" office:value="15.5728133144102" calcext:value-type="float">
            <text:p>15.5728133144</text:p>
          </table:table-cell>
          <table:table-cell table:style-name="ce2" table:formula="of:=EXP([.R98]+[.R180]^2/2)" office:value-type="float" office:value="15.8385142576337" calcext:value-type="float">
            <text:p>15.8385142576</text:p>
          </table:table-cell>
          <table:table-cell table:style-name="ce2" table:formula="of:=EXP([.S98]+[.S180]^2/2)" office:value-type="float" office:value="16.0964530161762" calcext:value-type="float">
            <text:p>16.0964530162</text:p>
          </table:table-cell>
          <table:table-cell table:style-name="ce2" table:formula="of:=EXP([.T98]+[.T180]^2/2)" office:value-type="float" office:value="16.3471796703898" calcext:value-type="float">
            <text:p>16.3471796704</text:p>
          </table:table-cell>
          <table:table-cell table:style-name="ce2" table:formula="of:=EXP([.U98]+[.U180]^2/2)" office:value-type="float" office:value="16.5911845966394" calcext:value-type="float">
            <text:p>16.5911845966</text:p>
          </table:table-cell>
          <table:table-cell table:style-name="ce2" table:formula="of:=EXP([.V98]+[.V180]^2/2)" office:value-type="float" office:value="16.8289069915809" calcext:value-type="float">
            <text:p>16.8289069916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98]*[.X98]" office:value-type="float" office:value="10.4141710916601" calcext:value-type="float">
            <text:p>10.4141710917</text:p>
          </table:table-cell>
          <table:table-cell table:style-name="ce6" table:formula="of:=[.$AR98]*[.Y98]" office:value-type="float" office:value="10.9364987665932" calcext:value-type="float">
            <text:p>10.9364987666</text:p>
          </table:table-cell>
          <table:table-cell table:style-name="ce6" table:formula="of:=[.$AR98]*[.Z98]" office:value-type="float" office:value="11.4200095256979" calcext:value-type="float">
            <text:p>11.4200095257</text:p>
          </table:table-cell>
          <table:table-cell table:style-name="ce6" table:formula="of:=[.$AR98]*[.AA98]" office:value-type="float" office:value="11.8708365648989" calcext:value-type="float">
            <text:p>11.8708365649</text:p>
          </table:table-cell>
          <table:table-cell table:style-name="ce6" table:formula="of:=[.$AR98]*[.AB98]" office:value-type="float" office:value="12.2938231933336" calcext:value-type="float">
            <text:p>12.2938231933</text:p>
          </table:table-cell>
          <table:table-cell table:style-name="ce6" table:formula="of:=[.$AR98]*[.AC98]" office:value-type="float" office:value="12.6928185761506" calcext:value-type="float">
            <text:p>12.6928185762</text:p>
          </table:table-cell>
          <table:table-cell table:style-name="ce6" table:formula="of:=[.$AR98]*[.AD98]" office:value-type="float" office:value="13.0709170860207" calcext:value-type="float">
            <text:p>13.070917086</text:p>
          </table:table-cell>
          <table:table-cell table:style-name="ce6" table:formula="of:=[.$AR98]*[.AE98]" office:value-type="float" office:value="13.4306378424814" calcext:value-type="float">
            <text:p>13.4306378425</text:p>
          </table:table-cell>
          <table:table-cell table:style-name="ce6" table:formula="of:=[.$AR98]*[.AF98]" office:value-type="float" office:value="13.7740570060625" calcext:value-type="float">
            <text:p>13.7740570061</text:p>
          </table:table-cell>
          <table:table-cell table:style-name="ce6" table:formula="of:=[.$AR98]*[.AG98]" office:value-type="float" office:value="14.1029054273803" calcext:value-type="float">
            <text:p>14.1029054274</text:p>
          </table:table-cell>
          <table:table-cell table:style-name="ce6" table:formula="of:=[.$AR98]*[.AH98]" office:value-type="float" office:value="14.4186413508013" calcext:value-type="float">
            <text:p>14.4186413508</text:p>
          </table:table-cell>
          <table:table-cell table:style-name="ce6" table:formula="of:=[.$AR98]*[.AI98]" office:value-type="float" office:value="14.7225051770019" calcext:value-type="float">
            <text:p>14.722505177</text:p>
          </table:table-cell>
          <table:table-cell table:style-name="ce6" table:formula="of:=[.$AR98]*[.AJ98]" office:value-type="float" office:value="15.0155612283526" calcext:value-type="float">
            <text:p>15.0155612284</text:p>
          </table:table-cell>
          <table:table-cell table:style-name="ce6" table:formula="of:=[.$AR98]*[.AK98]" office:value-type="float" office:value="15.2987299960611" calcext:value-type="float">
            <text:p>15.2987299961</text:p>
          </table:table-cell>
          <table:table-cell table:style-name="ce6" table:formula="of:=[.$AR98]*[.AL98]" office:value-type="float" office:value="15.5728133144102" calcext:value-type="float">
            <text:p>15.5728133144</text:p>
          </table:table-cell>
          <table:table-cell table:style-name="ce6" table:formula="of:=[.$AR98]*[.AM98]" office:value-type="float" office:value="15.8385142576337" calcext:value-type="float">
            <text:p>15.8385142576</text:p>
          </table:table-cell>
          <table:table-cell table:style-name="ce6" table:formula="of:=[.$AR98]*[.AN98]" office:value-type="float" office:value="16.0964530161762" calcext:value-type="float">
            <text:p>16.0964530162</text:p>
          </table:table-cell>
          <table:table-cell table:style-name="ce6" table:formula="of:=[.$AR98]*[.AO98]" office:value-type="float" office:value="16.3471796703898" calcext:value-type="float">
            <text:p>16.3471796704</text:p>
          </table:table-cell>
          <table:table-cell table:style-name="ce6" table:formula="of:=[.$AR98]*[.AP98]" office:value-type="float" office:value="16.5911845966394" calcext:value-type="float">
            <text:p>16.5911845966</text:p>
          </table:table-cell>
          <table:table-cell table:style-name="ce6" table:formula="of:=[.$AR98]*[.AQ98]" office:value-type="float" office:value="16.8289069915809" calcext:value-type="float">
            <text:p>16.8289069916</text:p>
          </table:table-cell>
          <table:table-cell/>
          <table:table-cell table:formula="of:=LN([.AS98])-[.C180]^2/2" office:value-type="float" office:value="2.3336517215" calcext:value-type="float">
            <text:p>2.3336517215</text:p>
          </table:table-cell>
          <table:table-cell table:formula="of:=LN([.AT98])-[.D180]^2/2" office:value-type="float" office:value="2.3849721205" calcext:value-type="float">
            <text:p>2.3849721205</text:p>
          </table:table-cell>
          <table:table-cell table:formula="of:=LN([.AU98])-[.E180]^2/2" office:value-type="float" office:value="2.429821409" calcext:value-type="float">
            <text:p>2.429821409</text:p>
          </table:table-cell>
          <table:table-cell table:formula="of:=LN([.AV98])-[.F180]^2/2" office:value-type="float" office:value="2.46965028" calcext:value-type="float">
            <text:p>2.46965028</text:p>
          </table:table-cell>
          <table:table-cell table:formula="of:=LN([.AW98])-[.G180]^2/2" office:value-type="float" office:value="2.5054704026" calcext:value-type="float">
            <text:p>2.5054704026</text:p>
          </table:table-cell>
          <table:table-cell table:formula="of:=LN([.AX98])-[.H180]^2/2" office:value-type="float" office:value="2.5380154497" calcext:value-type="float">
            <text:p>2.5380154497</text:p>
          </table:table-cell>
          <table:table-cell table:formula="of:=LN([.AY98])-[.I180]^2/2" office:value-type="float" office:value="2.5678344596" calcext:value-type="float">
            <text:p>2.5678344596</text:p>
          </table:table-cell>
          <table:table-cell table:formula="of:=LN([.AZ98])-[.J180]^2/2" office:value-type="float" office:value="2.5953490227" calcext:value-type="float">
            <text:p>2.5953490227</text:p>
          </table:table-cell>
          <table:table-cell table:formula="of:=LN([.BA98])-[.K180]^2/2" office:value-type="float" office:value="2.6208899096" calcext:value-type="float">
            <text:p>2.6208899096</text:p>
          </table:table-cell>
          <table:table-cell table:formula="of:=LN([.BB98])-[.L180]^2/2" office:value-type="float" office:value="2.6447214189" calcext:value-type="float">
            <text:p>2.6447214189</text:p>
          </table:table-cell>
          <table:table-cell table:formula="of:=LN([.BC98])-[.M180]^2/2" office:value-type="float" office:value="2.6670580755" calcext:value-type="float">
            <text:p>2.6670580755</text:p>
          </table:table-cell>
          <table:table-cell table:formula="of:=LN([.BD98])-[.N180]^2/2" office:value-type="float" office:value="2.6880763937" calcext:value-type="float">
            <text:p>2.6880763937</text:p>
          </table:table-cell>
          <table:table-cell table:formula="of:=LN([.BE98])-[.O180]^2/2" office:value-type="float" office:value="2.7079233585" calcext:value-type="float">
            <text:p>2.7079233585</text:p>
          </table:table-cell>
          <table:table-cell table:formula="of:=LN([.BF98])-[.P180]^2/2" office:value-type="float" office:value="2.7267226661" calcext:value-type="float">
            <text:p>2.7267226661</text:p>
          </table:table-cell>
          <table:table-cell table:formula="of:=LN([.BG98])-[.Q180]^2/2" office:value-type="float" office:value="2.7445793975" calcext:value-type="float">
            <text:p>2.7445793975</text:p>
          </table:table-cell>
          <table:table-cell table:formula="of:=LN([.BH98])-[.R180]^2/2" office:value-type="float" office:value="2.7615835763" calcext:value-type="float">
            <text:p>2.7615835763</text:p>
          </table:table-cell>
          <table:table-cell table:formula="of:=LN([.BI98])-[.S180]^2/2" office:value-type="float" office:value="2.7778129152" calcext:value-type="float">
            <text:p>2.7778129152</text:p>
          </table:table-cell>
          <table:table-cell table:formula="of:=LN([.BJ98])-[.T180]^2/2" office:value-type="float" office:value="2.7933349624" calcext:value-type="float">
            <text:p>2.7933349624</text:p>
          </table:table-cell>
          <table:table-cell table:formula="of:=LN([.BK98])-[.U180]^2/2" office:value-type="float" office:value="2.8082088009" calcext:value-type="float">
            <text:p>2.8082088009</text:p>
          </table:table-cell>
          <table:table-cell table:formula="of:=LN([.BL98])-[.V180]^2/2" office:value-type="float" office:value="2.8224864066" calcext:value-type="float">
            <text:p>2.822486406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.1868512683" calcext:value-type="float">
            <text:p>4.1868512683</text:p>
          </table:table-cell>
          <table:table-cell office:value-type="float" office:value="4.2789262235" calcext:value-type="float">
            <text:p>4.2789262235</text:p>
          </table:table-cell>
          <table:table-cell office:value-type="float" office:value="4.3593912299" calcext:value-type="float">
            <text:p>4.3593912299</text:p>
          </table:table-cell>
          <table:table-cell office:value-type="float" office:value="4.4308490047" calcext:value-type="float">
            <text:p>4.4308490047</text:p>
          </table:table-cell>
          <table:table-cell office:value-type="float" office:value="4.4951146036" calcext:value-type="float">
            <text:p>4.4951146036</text:p>
          </table:table-cell>
          <table:table-cell office:value-type="float" office:value="4.5535043241" calcext:value-type="float">
            <text:p>4.5535043241</text:p>
          </table:table-cell>
          <table:table-cell office:value-type="float" office:value="4.6070032068" calcext:value-type="float">
            <text:p>4.6070032068</text:p>
          </table:table-cell>
          <table:table-cell office:value-type="float" office:value="4.6563676352" calcext:value-type="float">
            <text:p>4.6563676352</text:p>
          </table:table-cell>
          <table:table-cell office:value-type="float" office:value="4.7021910516" calcext:value-type="float">
            <text:p>4.7021910516</text:p>
          </table:table-cell>
          <table:table-cell office:value-type="float" office:value="4.7449476395" calcext:value-type="float">
            <text:p>4.7449476395</text:p>
          </table:table-cell>
          <table:table-cell office:value-type="float" office:value="4.7850222823" calcext:value-type="float">
            <text:p>4.7850222823</text:p>
          </table:table-cell>
          <table:table-cell office:value-type="float" office:value="4.8227316676" calcext:value-type="float">
            <text:p>4.8227316676</text:p>
          </table:table-cell>
          <table:table-cell office:value-type="float" office:value="4.8583395045" calcext:value-type="float">
            <text:p>4.8583395045</text:p>
          </table:table-cell>
          <table:table-cell office:value-type="float" office:value="4.8920677185" calcext:value-type="float">
            <text:p>4.8920677185</text:p>
          </table:table-cell>
          <table:table-cell office:value-type="float" office:value="4.9241048378" calcext:value-type="float">
            <text:p>4.9241048378</text:p>
          </table:table-cell>
          <table:table-cell office:value-type="float" office:value="4.9546123755" calcext:value-type="float">
            <text:p>4.9546123755</text:p>
          </table:table-cell>
          <table:table-cell office:value-type="float" office:value="4.9837297573" calcext:value-type="float">
            <text:p>4.9837297573</text:p>
          </table:table-cell>
          <table:table-cell office:value-type="float" office:value="5.0115781728" calcext:value-type="float">
            <text:p>5.0115781728</text:p>
          </table:table-cell>
          <table:table-cell office:value-type="float" office:value="5.0382636243" calcext:value-type="float">
            <text:p>5.0382636243</text:p>
          </table:table-cell>
          <table:table-cell office:value-type="float" office:value="5.0638793624" calcext:value-type="float">
            <text:p>5.0638793624</text:p>
          </table:table-cell>
          <table:table-cell/>
          <table:table-cell table:style-name="ce2" table:formula="of:=EXP([.C99]+[.C181]^2/2)" office:value-type="float" office:value="66.4445011745053" calcext:value-type="float">
            <text:p>66.4445011745</text:p>
          </table:table-cell>
          <table:table-cell table:style-name="ce2" table:formula="of:=EXP([.D99]+[.D181]^2/2)" office:value-type="float" office:value="72.6795323511692" calcext:value-type="float">
            <text:p>72.6795323512</text:p>
          </table:table-cell>
          <table:table-cell table:style-name="ce2" table:formula="of:=EXP([.E99]+[.E181]^2/2)" office:value-type="float" office:value="78.644434116584" calcext:value-type="float">
            <text:p>78.6444341166</text:p>
          </table:table-cell>
          <table:table-cell table:style-name="ce2" table:formula="of:=EXP([.F99]+[.F181]^2/2)" office:value-type="float" office:value="84.3760343502295" calcext:value-type="float">
            <text:p>84.3760343502</text:p>
          </table:table-cell>
          <table:table-cell table:style-name="ce2" table:formula="of:=EXP([.G99]+[.G181]^2/2)" office:value-type="float" office:value="89.9038852349608" calcext:value-type="float">
            <text:p>89.903885235</text:p>
          </table:table-cell>
          <table:table-cell table:style-name="ce2" table:formula="of:=EXP([.H99]+[.H181]^2/2)" office:value-type="float" office:value="95.251926686618" calcext:value-type="float">
            <text:p>95.2519266866</text:p>
          </table:table-cell>
          <table:table-cell table:style-name="ce2" table:formula="of:=EXP([.I99]+[.I181]^2/2)" office:value-type="float" office:value="100.439789612568" calcext:value-type="float">
            <text:p>100.4397896126</text:p>
          </table:table-cell>
          <table:table-cell table:style-name="ce2" table:formula="of:=EXP([.J99]+[.J181]^2/2)" office:value-type="float" office:value="105.483771428656" calcext:value-type="float">
            <text:p>105.4837714287</text:p>
          </table:table-cell>
          <table:table-cell table:style-name="ce2" table:formula="of:=EXP([.K99]+[.K181]^2/2)" office:value-type="float" office:value="110.397560622207" calcext:value-type="float">
            <text:p>110.3975606222</text:p>
          </table:table-cell>
          <table:table-cell table:style-name="ce2" table:formula="of:=EXP([.L99]+[.L181]^2/2)" office:value-type="float" office:value="115.192778012901" calcext:value-type="float">
            <text:p>115.1927780129</text:p>
          </table:table-cell>
          <table:table-cell table:style-name="ce2" table:formula="of:=EXP([.M99]+[.M181]^2/2)" office:value-type="float" office:value="119.879385255903" calcext:value-type="float">
            <text:p>119.8793852559</text:p>
          </table:table-cell>
          <table:table-cell table:style-name="ce2" table:formula="of:=EXP([.N99]+[.N181]^2/2)" office:value-type="float" office:value="124.465996905343" calcext:value-type="float">
            <text:p>124.4659969053</text:p>
          </table:table-cell>
          <table:table-cell table:style-name="ce2" table:formula="of:=EXP([.O99]+[.O181]^2/2)" office:value-type="float" office:value="128.960121973534" calcext:value-type="float">
            <text:p>128.9601219735</text:p>
          </table:table-cell>
          <table:table-cell table:style-name="ce2" table:formula="of:=EXP([.P99]+[.P181]^2/2)" office:value-type="float" office:value="133.368352880726" calcext:value-type="float">
            <text:p>133.3683528807</text:p>
          </table:table-cell>
          <table:table-cell table:style-name="ce2" table:formula="of:=EXP([.Q99]+[.Q181]^2/2)" office:value-type="float" office:value="137.696515164675" calcext:value-type="float">
            <text:p>137.6965151647</text:p>
          </table:table-cell>
          <table:table-cell table:style-name="ce2" table:formula="of:=EXP([.R99]+[.R181]^2/2)" office:value-type="float" office:value="141.949787274108" calcext:value-type="float">
            <text:p>141.9497872741</text:p>
          </table:table-cell>
          <table:table-cell table:style-name="ce2" table:formula="of:=EXP([.S99]+[.S181]^2/2)" office:value-type="float" office:value="146.132797507037" calcext:value-type="float">
            <text:p>146.132797507</text:p>
          </table:table-cell>
          <table:table-cell table:style-name="ce2" table:formula="of:=EXP([.T99]+[.T181]^2/2)" office:value-type="float" office:value="150.249702839559" calcext:value-type="float">
            <text:p>150.2497028396</text:p>
          </table:table-cell>
          <table:table-cell table:style-name="ce2" table:formula="of:=EXP([.U99]+[.U181]^2/2)" office:value-type="float" office:value="154.304254100697" calcext:value-type="float">
            <text:p>154.3042541007</text:p>
          </table:table-cell>
          <table:table-cell table:style-name="ce2" table:formula="of:=EXP([.V99]+[.V181]^2/2)" office:value-type="float" office:value="158.29984976599" calcext:value-type="float">
            <text:p>158.299849766</text:p>
          </table:table-cell>
          <table:table-cell table:formula="of:=[.$AR$27]" office:value-type="float" office:value="0.5" calcext:value-type="float">
            <text:p>0.5</text:p>
          </table:table-cell>
          <table:table-cell table:style-name="ce6" table:formula="of:=[.$AR99]*[.X99]" office:value-type="float" office:value="33.2222505872526" calcext:value-type="float">
            <text:p>33.2222505873</text:p>
          </table:table-cell>
          <table:table-cell table:style-name="ce6" table:formula="of:=[.$AR99]*[.Y99]" office:value-type="float" office:value="36.3397661755846" calcext:value-type="float">
            <text:p>36.3397661756</text:p>
          </table:table-cell>
          <table:table-cell table:style-name="ce6" table:formula="of:=[.$AR99]*[.Z99]" office:value-type="float" office:value="39.322217058292" calcext:value-type="float">
            <text:p>39.3222170583</text:p>
          </table:table-cell>
          <table:table-cell table:style-name="ce6" table:formula="of:=[.$AR99]*[.AA99]" office:value-type="float" office:value="42.1880171751147" calcext:value-type="float">
            <text:p>42.1880171751</text:p>
          </table:table-cell>
          <table:table-cell table:style-name="ce6" table:formula="of:=[.$AR99]*[.AB99]" office:value-type="float" office:value="44.9519426174804" calcext:value-type="float">
            <text:p>44.9519426175</text:p>
          </table:table-cell>
          <table:table-cell table:style-name="ce6" table:formula="of:=[.$AR99]*[.AC99]" office:value-type="float" office:value="47.625963343309" calcext:value-type="float">
            <text:p>47.6259633433</text:p>
          </table:table-cell>
          <table:table-cell table:style-name="ce6" table:formula="of:=[.$AR99]*[.AD99]" office:value-type="float" office:value="50.2198948062839" calcext:value-type="float">
            <text:p>50.2198948063</text:p>
          </table:table-cell>
          <table:table-cell table:style-name="ce6" table:formula="of:=[.$AR99]*[.AE99]" office:value-type="float" office:value="52.7418857143281" calcext:value-type="float">
            <text:p>52.7418857143</text:p>
          </table:table-cell>
          <table:table-cell table:style-name="ce6" table:formula="of:=[.$AR99]*[.AF99]" office:value-type="float" office:value="55.1987803111035" calcext:value-type="float">
            <text:p>55.1987803111</text:p>
          </table:table-cell>
          <table:table-cell table:style-name="ce6" table:formula="of:=[.$AR99]*[.AG99]" office:value-type="float" office:value="57.5963890064503" calcext:value-type="float">
            <text:p>57.5963890065</text:p>
          </table:table-cell>
          <table:table-cell table:style-name="ce6" table:formula="of:=[.$AR99]*[.AH99]" office:value-type="float" office:value="59.9396926279515" calcext:value-type="float">
            <text:p>59.939692628</text:p>
          </table:table-cell>
          <table:table-cell table:style-name="ce6" table:formula="of:=[.$AR99]*[.AI99]" office:value-type="float" office:value="62.2329984526717" calcext:value-type="float">
            <text:p>62.2329984527</text:p>
          </table:table-cell>
          <table:table-cell table:style-name="ce6" table:formula="of:=[.$AR99]*[.AJ99]" office:value-type="float" office:value="64.4800609867671" calcext:value-type="float">
            <text:p>64.4800609868</text:p>
          </table:table-cell>
          <table:table-cell table:style-name="ce6" table:formula="of:=[.$AR99]*[.AK99]" office:value-type="float" office:value="66.6841764403632" calcext:value-type="float">
            <text:p>66.6841764404</text:p>
          </table:table-cell>
          <table:table-cell table:style-name="ce6" table:formula="of:=[.$AR99]*[.AL99]" office:value-type="float" office:value="68.8482575823375" calcext:value-type="float">
            <text:p>68.8482575823</text:p>
          </table:table-cell>
          <table:table-cell table:style-name="ce6" table:formula="of:=[.$AR99]*[.AM99]" office:value-type="float" office:value="70.9748936370539" calcext:value-type="float">
            <text:p>70.9748936371</text:p>
          </table:table-cell>
          <table:table-cell table:style-name="ce6" table:formula="of:=[.$AR99]*[.AN99]" office:value-type="float" office:value="73.0663987535184" calcext:value-type="float">
            <text:p>73.0663987535</text:p>
          </table:table-cell>
          <table:table-cell table:style-name="ce6" table:formula="of:=[.$AR99]*[.AO99]" office:value-type="float" office:value="75.1248514197794" calcext:value-type="float">
            <text:p>75.1248514198</text:p>
          </table:table-cell>
          <table:table-cell table:style-name="ce6" table:formula="of:=[.$AR99]*[.AP99]" office:value-type="float" office:value="77.1521270503486" calcext:value-type="float">
            <text:p>77.1521270503</text:p>
          </table:table-cell>
          <table:table-cell table:style-name="ce6" table:formula="of:=[.$AR99]*[.AQ99]" office:value-type="float" office:value="79.1499248829948" calcext:value-type="float">
            <text:p>79.149924883</text:p>
          </table:table-cell>
          <table:table-cell/>
          <table:table-cell table:formula="of:=LN([.AS99])-[.C181]^2/2" office:value-type="float" office:value="3.49370408774005" calcext:value-type="float">
            <text:p>3.4937040877</text:p>
          </table:table-cell>
          <table:table-cell table:formula="of:=LN([.AT99])-[.D181]^2/2" office:value-type="float" office:value="3.58577904294005" calcext:value-type="float">
            <text:p>3.5857790429</text:p>
          </table:table-cell>
          <table:table-cell table:formula="of:=LN([.AU99])-[.E181]^2/2" office:value-type="float" office:value="3.66624404934005" calcext:value-type="float">
            <text:p>3.6662440493</text:p>
          </table:table-cell>
          <table:table-cell table:formula="of:=LN([.AV99])-[.F181]^2/2" office:value-type="float" office:value="3.73770182414005" calcext:value-type="float">
            <text:p>3.7377018241</text:p>
          </table:table-cell>
          <table:table-cell table:formula="of:=LN([.AW99])-[.G181]^2/2" office:value-type="float" office:value="3.80196742304005" calcext:value-type="float">
            <text:p>3.801967423</text:p>
          </table:table-cell>
          <table:table-cell table:formula="of:=LN([.AX99])-[.H181]^2/2" office:value-type="float" office:value="3.86035714354006" calcext:value-type="float">
            <text:p>3.8603571435</text:p>
          </table:table-cell>
          <table:table-cell table:formula="of:=LN([.AY99])-[.I181]^2/2" office:value-type="float" office:value="3.91385602624005" calcext:value-type="float">
            <text:p>3.9138560262</text:p>
          </table:table-cell>
          <table:table-cell table:formula="of:=LN([.AZ99])-[.J181]^2/2" office:value-type="float" office:value="3.96322045464006" calcext:value-type="float">
            <text:p>3.9632204546</text:p>
          </table:table-cell>
          <table:table-cell table:formula="of:=LN([.BA99])-[.K181]^2/2" office:value-type="float" office:value="4.00904387104005" calcext:value-type="float">
            <text:p>4.009043871</text:p>
          </table:table-cell>
          <table:table-cell table:formula="of:=LN([.BB99])-[.L181]^2/2" office:value-type="float" office:value="4.05180045894006" calcext:value-type="float">
            <text:p>4.0518004589</text:p>
          </table:table-cell>
          <table:table-cell table:formula="of:=LN([.BC99])-[.M181]^2/2" office:value-type="float" office:value="4.09187510174005" calcext:value-type="float">
            <text:p>4.0918751017</text:p>
          </table:table-cell>
          <table:table-cell table:formula="of:=LN([.BD99])-[.N181]^2/2" office:value-type="float" office:value="4.12958448704006" calcext:value-type="float">
            <text:p>4.129584487</text:p>
          </table:table-cell>
          <table:table-cell table:formula="of:=LN([.BE99])-[.O181]^2/2" office:value-type="float" office:value="4.16519232394005" calcext:value-type="float">
            <text:p>4.1651923239</text:p>
          </table:table-cell>
          <table:table-cell table:formula="of:=LN([.BF99])-[.P181]^2/2" office:value-type="float" office:value="4.19892053794005" calcext:value-type="float">
            <text:p>4.1989205379</text:p>
          </table:table-cell>
          <table:table-cell table:formula="of:=LN([.BG99])-[.Q181]^2/2" office:value-type="float" office:value="4.23095765724005" calcext:value-type="float">
            <text:p>4.2309576572</text:p>
          </table:table-cell>
          <table:table-cell table:formula="of:=LN([.BH99])-[.R181]^2/2" office:value-type="float" office:value="4.26146519494005" calcext:value-type="float">
            <text:p>4.2614651949</text:p>
          </table:table-cell>
          <table:table-cell table:formula="of:=LN([.BI99])-[.S181]^2/2" office:value-type="float" office:value="4.29058257674005" calcext:value-type="float">
            <text:p>4.2905825767</text:p>
          </table:table-cell>
          <table:table-cell table:formula="of:=LN([.BJ99])-[.T181]^2/2" office:value-type="float" office:value="4.31843099224006" calcext:value-type="float">
            <text:p>4.3184309922</text:p>
          </table:table-cell>
          <table:table-cell table:formula="of:=LN([.BK99])-[.U181]^2/2" office:value-type="float" office:value="4.34511644374005" calcext:value-type="float">
            <text:p>4.3451164437</text:p>
          </table:table-cell>
          <table:table-cell table:formula="of:=LN([.BL99])-[.V181]^2/2" office:value-type="float" office:value="4.37073218184005" calcext:value-type="float">
            <text:p>4.370732181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.7408645964" calcext:value-type="float">
            <text:p>3.7408645964</text:p>
          </table:table-cell>
          <table:table-cell office:value-type="float" office:value="3.8231316554" calcext:value-type="float">
            <text:p>3.8231316554</text:p>
          </table:table-cell>
          <table:table-cell office:value-type="float" office:value="3.8950254663" calcext:value-type="float">
            <text:p>3.8950254663</text:p>
          </table:table-cell>
          <table:table-cell office:value-type="float" office:value="3.958871503" calcext:value-type="float">
            <text:p>3.958871503</text:p>
          </table:table-cell>
          <table:table-cell office:value-type="float" office:value="4.0162914801" calcext:value-type="float">
            <text:p>4.0162914801</text:p>
          </table:table-cell>
          <table:table-cell office:value-type="float" office:value="4.0684614819" calcext:value-type="float">
            <text:p>4.0684614819</text:p>
          </table:table-cell>
          <table:table-cell office:value-type="float" office:value="4.1162616218" calcext:value-type="float">
            <text:p>4.1162616218</text:p>
          </table:table-cell>
          <table:table-cell office:value-type="float" office:value="4.1603677126" calcext:value-type="float">
            <text:p>4.1603677126</text:p>
          </table:table-cell>
          <table:table-cell office:value-type="float" office:value="4.2013099829" calcext:value-type="float">
            <text:p>4.2013099829</text:p>
          </table:table-cell>
          <table:table-cell office:value-type="float" office:value="4.2395121056" calcext:value-type="float">
            <text:p>4.2395121056</text:p>
          </table:table-cell>
          <table:table-cell office:value-type="float" office:value="4.275317966" calcext:value-type="float">
            <text:p>4.275317966</text:p>
          </table:table-cell>
          <table:table-cell office:value-type="float" office:value="4.3090105182" calcext:value-type="float">
            <text:p>4.3090105182</text:p>
          </table:table-cell>
          <table:table-cell office:value-type="float" office:value="4.3408253804" calcext:value-type="float">
            <text:p>4.3408253804</text:p>
          </table:table-cell>
          <table:table-cell office:value-type="float" office:value="4.3709608387" calcext:value-type="float">
            <text:p>4.3709608387</text:p>
          </table:table-cell>
          <table:table-cell office:value-type="float" office:value="4.3995853389" calcext:value-type="float">
            <text:p>4.3995853389</text:p>
          </table:table-cell>
          <table:table-cell office:value-type="float" office:value="4.42684319" calcext:value-type="float">
            <text:p>4.42684319</text:p>
          </table:table-cell>
          <table:table-cell office:value-type="float" office:value="4.4528589654" calcext:value-type="float">
            <text:p>4.4528589654</text:p>
          </table:table-cell>
          <table:table-cell office:value-type="float" office:value="4.477740946" calcext:value-type="float">
            <text:p>4.477740946</text:p>
          </table:table-cell>
          <table:table-cell office:value-type="float" office:value="4.5015838423" calcext:value-type="float">
            <text:p>4.5015838423</text:p>
          </table:table-cell>
          <table:table-cell office:value-type="float" office:value="4.524470972" calcext:value-type="float">
            <text:p>4.524470972</text:p>
          </table:table-cell>
          <table:table-cell/>
          <table:table-cell table:style-name="ce2" table:formula="of:=EXP([.C100]+[.C182]^2/2)" office:value-type="float" office:value="42.537258331704" calcext:value-type="float">
            <text:p>42.5372583317</text:p>
          </table:table-cell>
          <table:table-cell table:style-name="ce2" table:formula="of:=EXP([.D100]+[.D182]^2/2)" office:value-type="float" office:value="46.0747575308412" calcext:value-type="float">
            <text:p>46.0747575308</text:p>
          </table:table-cell>
          <table:table-cell table:style-name="ce2" table:formula="of:=EXP([.E100]+[.E182]^2/2)" office:value-type="float" office:value="49.4306706872407" calcext:value-type="float">
            <text:p>49.4306706872</text:p>
          </table:table-cell>
          <table:table-cell table:style-name="ce2" table:formula="of:=EXP([.F100]+[.F182]^2/2)" office:value-type="float" office:value="52.6310319274501" calcext:value-type="float">
            <text:p>52.6310319275</text:p>
          </table:table-cell>
          <table:table-cell table:style-name="ce2" table:formula="of:=EXP([.G100]+[.G182]^2/2)" office:value-type="float" office:value="55.6965404360154" calcext:value-type="float">
            <text:p>55.696540436</text:p>
          </table:table-cell>
          <table:table-cell table:style-name="ce2" table:formula="of:=EXP([.H100]+[.H182]^2/2)" office:value-type="float" office:value="58.6438317627589" calcext:value-type="float">
            <text:p>58.6438317628</text:p>
          </table:table-cell>
          <table:table-cell table:style-name="ce2" table:formula="of:=EXP([.I100]+[.I182]^2/2)" office:value-type="float" office:value="61.4864518012644" calcext:value-type="float">
            <text:p>61.4864518013</text:p>
          </table:table-cell>
          <table:table-cell table:style-name="ce2" table:formula="of:=EXP([.J100]+[.J182]^2/2)" office:value-type="float" office:value="64.2355755275861" calcext:value-type="float">
            <text:p>64.2355755276</text:p>
          </table:table-cell>
          <table:table-cell table:style-name="ce2" table:formula="of:=EXP([.K100]+[.K182]^2/2)" office:value-type="float" office:value="66.9005353326874" calcext:value-type="float">
            <text:p>66.9005353327</text:p>
          </table:table-cell>
          <table:table-cell table:style-name="ce2" table:formula="of:=EXP([.L100]+[.L182]^2/2)" office:value-type="float" office:value="69.489212280429" calcext:value-type="float">
            <text:p>69.4892122804</text:p>
          </table:table-cell>
          <table:table-cell table:style-name="ce2" table:formula="of:=EXP([.M100]+[.M182]^2/2)" office:value-type="float" office:value="72.0083293786712" calcext:value-type="float">
            <text:p>72.0083293787</text:p>
          </table:table-cell>
          <table:table-cell table:style-name="ce2" table:formula="of:=EXP([.N100]+[.N182]^2/2)" office:value-type="float" office:value="74.4636742099468" calcext:value-type="float">
            <text:p>74.4636742099</text:p>
          </table:table-cell>
          <table:table-cell table:style-name="ce2" table:formula="of:=EXP([.O100]+[.O182]^2/2)" office:value-type="float" office:value="76.8602701899473" calcext:value-type="float">
            <text:p>76.8602701899</text:p>
          </table:table-cell>
          <table:table-cell table:style-name="ce2" table:formula="of:=EXP([.P100]+[.P182]^2/2)" office:value-type="float" office:value="79.2025100413711" calcext:value-type="float">
            <text:p>79.2025100414</text:p>
          </table:table-cell>
          <table:table-cell table:style-name="ce2" table:formula="of:=EXP([.Q100]+[.Q182]^2/2)" office:value-type="float" office:value="81.4942608760305" calcext:value-type="float">
            <text:p>81.494260876</text:p>
          </table:table-cell>
          <table:table-cell table:style-name="ce2" table:formula="of:=EXP([.R100]+[.R182]^2/2)" office:value-type="float" office:value="83.7389480839471" calcext:value-type="float">
            <text:p>83.7389480839</text:p>
          </table:table-cell>
          <table:table-cell table:style-name="ce2" table:formula="of:=EXP([.S100]+[.S182]^2/2)" office:value-type="float" office:value="85.9396227257387" calcext:value-type="float">
            <text:p>85.9396227257</text:p>
          </table:table-cell>
          <table:table-cell table:style-name="ce2" table:formula="of:=EXP([.T100]+[.T182]^2/2)" office:value-type="float" office:value="88.0990164480959" calcext:value-type="float">
            <text:p>88.0990164481</text:p>
          </table:table-cell>
          <table:table-cell table:style-name="ce2" table:formula="of:=EXP([.U100]+[.U182]^2/2)" office:value-type="float" office:value="90.2195863721013" calcext:value-type="float">
            <text:p>90.2195863721</text:p>
          </table:table-cell>
          <table:table-cell table:style-name="ce2" table:formula="of:=EXP([.V100]+[.V182]^2/2)" office:value-type="float" office:value="92.3035523198369" calcext:value-type="float">
            <text:p>92.3035523198</text:p>
          </table:table-cell>
          <table:table-cell table:formula="of:=[.$AR$28]" office:value-type="float" office:value="0.675" calcext:value-type="float">
            <text:p>0.675</text:p>
          </table:table-cell>
          <table:table-cell table:style-name="ce6" table:formula="of:=[.$AR100]*[.X100]" office:value-type="float" office:value="28.7126493739002" calcext:value-type="float">
            <text:p>28.7126493739</text:p>
          </table:table-cell>
          <table:table-cell table:style-name="ce6" table:formula="of:=[.$AR100]*[.Y100]" office:value-type="float" office:value="31.1004613333178" calcext:value-type="float">
            <text:p>31.1004613333</text:p>
          </table:table-cell>
          <table:table-cell table:style-name="ce6" table:formula="of:=[.$AR100]*[.Z100]" office:value-type="float" office:value="33.3657027138875" calcext:value-type="float">
            <text:p>33.3657027139</text:p>
          </table:table-cell>
          <table:table-cell table:style-name="ce6" table:formula="of:=[.$AR100]*[.AA100]" office:value-type="float" office:value="35.5259465510288" calcext:value-type="float">
            <text:p>35.525946551</text:p>
          </table:table-cell>
          <table:table-cell table:style-name="ce6" table:formula="of:=[.$AR100]*[.AB100]" office:value-type="float" office:value="37.5951647943104" calcext:value-type="float">
            <text:p>37.5951647943</text:p>
          </table:table-cell>
          <table:table-cell table:style-name="ce6" table:formula="of:=[.$AR100]*[.AC100]" office:value-type="float" office:value="39.5845864398623" calcext:value-type="float">
            <text:p>39.5845864399</text:p>
          </table:table-cell>
          <table:table-cell table:style-name="ce6" table:formula="of:=[.$AR100]*[.AD100]" office:value-type="float" office:value="41.5033549658535" calcext:value-type="float">
            <text:p>41.5033549659</text:p>
          </table:table-cell>
          <table:table-cell table:style-name="ce6" table:formula="of:=[.$AR100]*[.AE100]" office:value-type="float" office:value="43.3590134811206" calcext:value-type="float">
            <text:p>43.3590134811</text:p>
          </table:table-cell>
          <table:table-cell table:style-name="ce6" table:formula="of:=[.$AR100]*[.AF100]" office:value-type="float" office:value="45.157861349564" calcext:value-type="float">
            <text:p>45.1578613496</text:p>
          </table:table-cell>
          <table:table-cell table:style-name="ce6" table:formula="of:=[.$AR100]*[.AG100]" office:value-type="float" office:value="46.9052182892896" calcext:value-type="float">
            <text:p>46.9052182893</text:p>
          </table:table-cell>
          <table:table-cell table:style-name="ce6" table:formula="of:=[.$AR100]*[.AH100]" office:value-type="float" office:value="48.605622330603" calcext:value-type="float">
            <text:p>48.6056223306</text:p>
          </table:table-cell>
          <table:table-cell table:style-name="ce6" table:formula="of:=[.$AR100]*[.AI100]" office:value-type="float" office:value="50.2629800917141" calcext:value-type="float">
            <text:p>50.2629800917</text:p>
          </table:table-cell>
          <table:table-cell table:style-name="ce6" table:formula="of:=[.$AR100]*[.AJ100]" office:value-type="float" office:value="51.8806823782145" calcext:value-type="float">
            <text:p>51.8806823782</text:p>
          </table:table-cell>
          <table:table-cell table:style-name="ce6" table:formula="of:=[.$AR100]*[.AK100]" office:value-type="float" office:value="53.4616942779255" calcext:value-type="float">
            <text:p>53.4616942779</text:p>
          </table:table-cell>
          <table:table-cell table:style-name="ce6" table:formula="of:=[.$AR100]*[.AL100]" office:value-type="float" office:value="55.0086260913206" calcext:value-type="float">
            <text:p>55.0086260913</text:p>
          </table:table-cell>
          <table:table-cell table:style-name="ce6" table:formula="of:=[.$AR100]*[.AM100]" office:value-type="float" office:value="56.5237899566643" calcext:value-type="float">
            <text:p>56.5237899567</text:p>
          </table:table-cell>
          <table:table-cell table:style-name="ce6" table:formula="of:=[.$AR100]*[.AN100]" office:value-type="float" office:value="58.0092453398736" calcext:value-type="float">
            <text:p>58.0092453399</text:p>
          </table:table-cell>
          <table:table-cell table:style-name="ce6" table:formula="of:=[.$AR100]*[.AO100]" office:value-type="float" office:value="59.4668361024647" calcext:value-type="float">
            <text:p>59.4668361025</text:p>
          </table:table-cell>
          <table:table-cell table:style-name="ce6" table:formula="of:=[.$AR100]*[.AP100]" office:value-type="float" office:value="60.8982208011684" calcext:value-type="float">
            <text:p>60.8982208012</text:p>
          </table:table-cell>
          <table:table-cell table:style-name="ce6" table:formula="of:=[.$AR100]*[.AQ100]" office:value-type="float" office:value="62.3048978158899" calcext:value-type="float">
            <text:p>62.3048978159</text:p>
          </table:table-cell>
          <table:table-cell/>
          <table:table-cell table:formula="of:=LN([.AS100])-[.C182]^2/2" office:value-type="float" office:value="3.34782200829039" calcext:value-type="float">
            <text:p>3.3478220083</text:p>
          </table:table-cell>
          <table:table-cell table:formula="of:=LN([.AT100])-[.D182]^2/2" office:value-type="float" office:value="3.43008906729039" calcext:value-type="float">
            <text:p>3.4300890673</text:p>
          </table:table-cell>
          <table:table-cell table:formula="of:=LN([.AU100])-[.E182]^2/2" office:value-type="float" office:value="3.50198287819039" calcext:value-type="float">
            <text:p>3.5019828782</text:p>
          </table:table-cell>
          <table:table-cell table:formula="of:=LN([.AV100])-[.F182]^2/2" office:value-type="float" office:value="3.56582891489039" calcext:value-type="float">
            <text:p>3.5658289149</text:p>
          </table:table-cell>
          <table:table-cell table:formula="of:=LN([.AW100])-[.G182]^2/2" office:value-type="float" office:value="3.62324889199039" calcext:value-type="float">
            <text:p>3.623248892</text:p>
          </table:table-cell>
          <table:table-cell table:formula="of:=LN([.AX100])-[.H182]^2/2" office:value-type="float" office:value="3.67541889379039" calcext:value-type="float">
            <text:p>3.6754188938</text:p>
          </table:table-cell>
          <table:table-cell table:formula="of:=LN([.AY100])-[.I182]^2/2" office:value-type="float" office:value="3.72321903369039" calcext:value-type="float">
            <text:p>3.7232190337</text:p>
          </table:table-cell>
          <table:table-cell table:formula="of:=LN([.AZ100])-[.J182]^2/2" office:value-type="float" office:value="3.76732512449039" calcext:value-type="float">
            <text:p>3.7673251245</text:p>
          </table:table-cell>
          <table:table-cell table:formula="of:=LN([.BA100])-[.K182]^2/2" office:value-type="float" office:value="3.80826739479039" calcext:value-type="float">
            <text:p>3.8082673948</text:p>
          </table:table-cell>
          <table:table-cell table:formula="of:=LN([.BB100])-[.L182]^2/2" office:value-type="float" office:value="3.84646951749039" calcext:value-type="float">
            <text:p>3.8464695175</text:p>
          </table:table-cell>
          <table:table-cell table:formula="of:=LN([.BC100])-[.M182]^2/2" office:value-type="float" office:value="3.88227537789039" calcext:value-type="float">
            <text:p>3.8822753779</text:p>
          </table:table-cell>
          <table:table-cell table:formula="of:=LN([.BD100])-[.N182]^2/2" office:value-type="float" office:value="3.91596793009039" calcext:value-type="float">
            <text:p>3.9159679301</text:p>
          </table:table-cell>
          <table:table-cell table:formula="of:=LN([.BE100])-[.O182]^2/2" office:value-type="float" office:value="3.94778279229039" calcext:value-type="float">
            <text:p>3.9477827923</text:p>
          </table:table-cell>
          <table:table-cell table:formula="of:=LN([.BF100])-[.P182]^2/2" office:value-type="float" office:value="3.97791825059039" calcext:value-type="float">
            <text:p>3.9779182506</text:p>
          </table:table-cell>
          <table:table-cell table:formula="of:=LN([.BG100])-[.Q182]^2/2" office:value-type="float" office:value="4.00654275079039" calcext:value-type="float">
            <text:p>4.0065427508</text:p>
          </table:table-cell>
          <table:table-cell table:formula="of:=LN([.BH100])-[.R182]^2/2" office:value-type="float" office:value="4.03380060189039" calcext:value-type="float">
            <text:p>4.0338006019</text:p>
          </table:table-cell>
          <table:table-cell table:formula="of:=LN([.BI100])-[.S182]^2/2" office:value-type="float" office:value="4.05981637729039" calcext:value-type="float">
            <text:p>4.0598163773</text:p>
          </table:table-cell>
          <table:table-cell table:formula="of:=LN([.BJ100])-[.T182]^2/2" office:value-type="float" office:value="4.08469835789039" calcext:value-type="float">
            <text:p>4.0846983579</text:p>
          </table:table-cell>
          <table:table-cell table:formula="of:=LN([.BK100])-[.U182]^2/2" office:value-type="float" office:value="4.10854125419039" calcext:value-type="float">
            <text:p>4.1085412542</text:p>
          </table:table-cell>
          <table:table-cell table:formula="of:=LN([.BL100])-[.V182]^2/2" office:value-type="float" office:value="4.13142838389039" calcext:value-type="float">
            <text:p>4.131428383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.1122816867" calcext:value-type="float">
            <text:p>3.1122816867</text:p>
          </table:table-cell>
          <table:table-cell office:value-type="float" office:value="3.1807252923" calcext:value-type="float">
            <text:p>3.1807252923</text:p>
          </table:table-cell>
          <table:table-cell office:value-type="float" office:value="3.2405386817" calcext:value-type="float">
            <text:p>3.2405386817</text:p>
          </table:table-cell>
          <table:table-cell office:value-type="float" office:value="3.2936565762" calcext:value-type="float">
            <text:p>3.2936565762</text:p>
          </table:table-cell>
          <table:table-cell office:value-type="float" office:value="3.3414281912" calcext:value-type="float">
            <text:p>3.3414281912</text:p>
          </table:table-cell>
          <table:table-cell office:value-type="float" office:value="3.3848319919" calcext:value-type="float">
            <text:p>3.3848319919</text:p>
          </table:table-cell>
          <table:table-cell office:value-type="float" office:value="3.4246002048" calcext:value-type="float">
            <text:p>3.4246002048</text:p>
          </table:table-cell>
          <table:table-cell office:value-type="float" office:value="3.4612950851" calcext:value-type="float">
            <text:p>3.4612950851</text:p>
          </table:table-cell>
          <table:table-cell office:value-type="float" office:value="3.4953577663" calcext:value-type="float">
            <text:p>3.4953577663</text:p>
          </table:table-cell>
          <table:table-cell office:value-type="float" office:value="3.5271407309" calcext:value-type="float">
            <text:p>3.5271407309</text:p>
          </table:table-cell>
          <table:table-cell office:value-type="float" office:value="3.5569300806" calcext:value-type="float">
            <text:p>3.5569300806</text:p>
          </table:table-cell>
          <table:table-cell office:value-type="float" office:value="3.5849612243" calcext:value-type="float">
            <text:p>3.5849612243</text:p>
          </table:table-cell>
          <table:table-cell office:value-type="float" office:value="3.6114301891" calcext:value-type="float">
            <text:p>3.6114301891</text:p>
          </table:table-cell>
          <table:table-cell office:value-type="float" office:value="3.6365019425" calcext:value-type="float">
            <text:p>3.6365019425</text:p>
          </table:table-cell>
          <table:table-cell office:value-type="float" office:value="3.6603166264" calcext:value-type="float">
            <text:p>3.6603166264</text:p>
          </table:table-cell>
          <table:table-cell office:value-type="float" office:value="3.6829943012" calcext:value-type="float">
            <text:p>3.6829943012</text:p>
          </table:table-cell>
          <table:table-cell office:value-type="float" office:value="3.7046386081" calcext:value-type="float">
            <text:p>3.7046386081</text:p>
          </table:table-cell>
          <table:table-cell office:value-type="float" office:value="3.7253396333" calcext:value-type="float">
            <text:p>3.7253396333</text:p>
          </table:table-cell>
          <table:table-cell office:value-type="float" office:value="3.7451761731" calcext:value-type="float">
            <text:p>3.7451761731</text:p>
          </table:table-cell>
          <table:table-cell office:value-type="float" office:value="3.7642175452" calcext:value-type="float">
            <text:p>3.7642175452</text:p>
          </table:table-cell>
          <table:table-cell/>
          <table:table-cell table:style-name="ce2" table:formula="of:=EXP([.C101]+[.C183]^2/2)" office:value-type="float" office:value="22.6871219564794" calcext:value-type="float">
            <text:p>22.6871219565</text:p>
          </table:table-cell>
          <table:table-cell table:style-name="ce2" table:formula="of:=EXP([.D101]+[.D183]^2/2)" office:value-type="float" office:value="24.2364785898854" calcext:value-type="float">
            <text:p>24.2364785899</text:p>
          </table:table-cell>
          <table:table-cell table:style-name="ce2" table:formula="of:=EXP([.E101]+[.E183]^2/2)" office:value-type="float" office:value="25.6895504271325" calcext:value-type="float">
            <text:p>25.6895504271</text:p>
          </table:table-cell>
          <table:table-cell table:style-name="ce2" table:formula="of:=EXP([.F101]+[.F183]^2/2)" office:value-type="float" office:value="27.0609297120774" calcext:value-type="float">
            <text:p>27.0609297121</text:p>
          </table:table-cell>
          <table:table-cell table:style-name="ce2" table:formula="of:=EXP([.G101]+[.G183]^2/2)" office:value-type="float" office:value="28.3621283213554" calcext:value-type="float">
            <text:p>28.3621283214</text:p>
          </table:table-cell>
          <table:table-cell table:style-name="ce2" table:formula="of:=EXP([.H101]+[.H183]^2/2)" office:value-type="float" office:value="29.6023251107313" calcext:value-type="float">
            <text:p>29.6023251107</text:p>
          </table:table-cell>
          <table:table-cell table:style-name="ce2" table:formula="of:=EXP([.I101]+[.I183]^2/2)" office:value-type="float" office:value="30.7889370149356" calcext:value-type="float">
            <text:p>30.7889370149</text:p>
          </table:table-cell>
          <table:table-cell table:style-name="ce2" table:formula="of:=EXP([.J101]+[.J183]^2/2)" office:value-type="float" office:value="31.928038247103" calcext:value-type="float">
            <text:p>31.9280382471</text:p>
          </table:table-cell>
          <table:table-cell table:style-name="ce2" table:formula="of:=EXP([.K101]+[.K183]^2/2)" office:value-type="float" office:value="33.0246665177815" calcext:value-type="float">
            <text:p>33.0246665178</text:p>
          </table:table-cell>
          <table:table-cell table:style-name="ce2" table:formula="of:=EXP([.L101]+[.L183]^2/2)" office:value-type="float" office:value="34.0830484176803" calcext:value-type="float">
            <text:p>34.0830484177</text:p>
          </table:table-cell>
          <table:table-cell table:style-name="ce2" table:formula="of:=EXP([.M101]+[.M183]^2/2)" office:value-type="float" office:value="35.1067673098953" calcext:value-type="float">
            <text:p>35.1067673099</text:p>
          </table:table-cell>
          <table:table-cell table:style-name="ce2" table:formula="of:=EXP([.N101]+[.N183]^2/2)" office:value-type="float" office:value="36.0988900408507" calcext:value-type="float">
            <text:p>36.0988900409</text:p>
          </table:table-cell>
          <table:table-cell table:style-name="ce2" table:formula="of:=EXP([.O101]+[.O183]^2/2)" office:value-type="float" office:value="37.0620638667984" calcext:value-type="float">
            <text:p>37.0620638668</text:p>
          </table:table-cell>
          <table:table-cell table:style-name="ce2" table:formula="of:=EXP([.P101]+[.P183]^2/2)" office:value-type="float" office:value="37.9985915497698" calcext:value-type="float">
            <text:p>37.9985915498</text:p>
          </table:table-cell>
          <table:table-cell table:style-name="ce2" table:formula="of:=EXP([.Q101]+[.Q183]^2/2)" office:value-type="float" office:value="38.9104902524284" calcext:value-type="float">
            <text:p>38.9104902524</text:p>
          </table:table-cell>
          <table:table-cell table:style-name="ce2" table:formula="of:=EXP([.R101]+[.R183]^2/2)" office:value-type="float" office:value="39.7995382323378" calcext:value-type="float">
            <text:p>39.7995382323</text:p>
          </table:table-cell>
          <table:table-cell table:style-name="ce2" table:formula="of:=EXP([.S101]+[.S183]^2/2)" office:value-type="float" office:value="40.667312255095" calcext:value-type="float">
            <text:p>40.6673122551</text:p>
          </table:table-cell>
          <table:table-cell table:style-name="ce2" table:formula="of:=EXP([.T101]+[.T183]^2/2)" office:value-type="float" office:value="41.5152178889792" calcext:value-type="float">
            <text:p>41.515217889</text:p>
          </table:table-cell>
          <table:table-cell table:style-name="ce2" table:formula="of:=EXP([.U101]+[.U183]^2/2)" office:value-type="float" office:value="42.3445142098344" calcext:value-type="float">
            <text:p>42.3445142098</text:p>
          </table:table-cell>
          <table:table-cell table:style-name="ce2" table:formula="of:=EXP([.V101]+[.V183]^2/2)" office:value-type="float" office:value="43.1563341560975" calcext:value-type="float">
            <text:p>43.1563341561</text:p>
          </table:table-cell>
          <table:table-cell table:formula="of:=[.$AR$29]" office:value-type="float" office:value="1" calcext:value-type="float">
            <text:p>1</text:p>
          </table:table-cell>
          <table:table-cell table:style-name="ce6" table:formula="of:=[.$AR101]*[.X101]" office:value-type="float" office:value="22.6871219564794" calcext:value-type="float">
            <text:p>22.6871219565</text:p>
          </table:table-cell>
          <table:table-cell table:style-name="ce6" table:formula="of:=[.$AR101]*[.Y101]" office:value-type="float" office:value="24.2364785898854" calcext:value-type="float">
            <text:p>24.2364785899</text:p>
          </table:table-cell>
          <table:table-cell table:style-name="ce6" table:formula="of:=[.$AR101]*[.Z101]" office:value-type="float" office:value="25.6895504271325" calcext:value-type="float">
            <text:p>25.6895504271</text:p>
          </table:table-cell>
          <table:table-cell table:style-name="ce6" table:formula="of:=[.$AR101]*[.AA101]" office:value-type="float" office:value="27.0609297120774" calcext:value-type="float">
            <text:p>27.0609297121</text:p>
          </table:table-cell>
          <table:table-cell table:style-name="ce6" table:formula="of:=[.$AR101]*[.AB101]" office:value-type="float" office:value="28.3621283213554" calcext:value-type="float">
            <text:p>28.3621283214</text:p>
          </table:table-cell>
          <table:table-cell table:style-name="ce6" table:formula="of:=[.$AR101]*[.AC101]" office:value-type="float" office:value="29.6023251107313" calcext:value-type="float">
            <text:p>29.6023251107</text:p>
          </table:table-cell>
          <table:table-cell table:style-name="ce6" table:formula="of:=[.$AR101]*[.AD101]" office:value-type="float" office:value="30.7889370149356" calcext:value-type="float">
            <text:p>30.7889370149</text:p>
          </table:table-cell>
          <table:table-cell table:style-name="ce6" table:formula="of:=[.$AR101]*[.AE101]" office:value-type="float" office:value="31.928038247103" calcext:value-type="float">
            <text:p>31.9280382471</text:p>
          </table:table-cell>
          <table:table-cell table:style-name="ce6" table:formula="of:=[.$AR101]*[.AF101]" office:value-type="float" office:value="33.0246665177815" calcext:value-type="float">
            <text:p>33.0246665178</text:p>
          </table:table-cell>
          <table:table-cell table:style-name="ce6" table:formula="of:=[.$AR101]*[.AG101]" office:value-type="float" office:value="34.0830484176803" calcext:value-type="float">
            <text:p>34.0830484177</text:p>
          </table:table-cell>
          <table:table-cell table:style-name="ce6" table:formula="of:=[.$AR101]*[.AH101]" office:value-type="float" office:value="35.1067673098953" calcext:value-type="float">
            <text:p>35.1067673099</text:p>
          </table:table-cell>
          <table:table-cell table:style-name="ce6" table:formula="of:=[.$AR101]*[.AI101]" office:value-type="float" office:value="36.0988900408507" calcext:value-type="float">
            <text:p>36.0988900409</text:p>
          </table:table-cell>
          <table:table-cell table:style-name="ce6" table:formula="of:=[.$AR101]*[.AJ101]" office:value-type="float" office:value="37.0620638667984" calcext:value-type="float">
            <text:p>37.0620638668</text:p>
          </table:table-cell>
          <table:table-cell table:style-name="ce6" table:formula="of:=[.$AR101]*[.AK101]" office:value-type="float" office:value="37.9985915497698" calcext:value-type="float">
            <text:p>37.9985915498</text:p>
          </table:table-cell>
          <table:table-cell table:style-name="ce6" table:formula="of:=[.$AR101]*[.AL101]" office:value-type="float" office:value="38.9104902524284" calcext:value-type="float">
            <text:p>38.9104902524</text:p>
          </table:table-cell>
          <table:table-cell table:style-name="ce6" table:formula="of:=[.$AR101]*[.AM101]" office:value-type="float" office:value="39.7995382323378" calcext:value-type="float">
            <text:p>39.7995382323</text:p>
          </table:table-cell>
          <table:table-cell table:style-name="ce6" table:formula="of:=[.$AR101]*[.AN101]" office:value-type="float" office:value="40.667312255095" calcext:value-type="float">
            <text:p>40.6673122551</text:p>
          </table:table-cell>
          <table:table-cell table:style-name="ce6" table:formula="of:=[.$AR101]*[.AO101]" office:value-type="float" office:value="41.5152178889792" calcext:value-type="float">
            <text:p>41.515217889</text:p>
          </table:table-cell>
          <table:table-cell table:style-name="ce6" table:formula="of:=[.$AR101]*[.AP101]" office:value-type="float" office:value="42.3445142098344" calcext:value-type="float">
            <text:p>42.3445142098</text:p>
          </table:table-cell>
          <table:table-cell table:style-name="ce6" table:formula="of:=[.$AR101]*[.AQ101]" office:value-type="float" office:value="43.1563341560975" calcext:value-type="float">
            <text:p>43.1563341561</text:p>
          </table:table-cell>
          <table:table-cell/>
          <table:table-cell table:formula="of:=LN([.AS101])-[.C183]^2/2" office:value-type="float" office:value="3.1122816867" calcext:value-type="float">
            <text:p>3.1122816867</text:p>
          </table:table-cell>
          <table:table-cell table:formula="of:=LN([.AT101])-[.D183]^2/2" office:value-type="float" office:value="3.1807252923" calcext:value-type="float">
            <text:p>3.1807252923</text:p>
          </table:table-cell>
          <table:table-cell table:formula="of:=LN([.AU101])-[.E183]^2/2" office:value-type="float" office:value="3.2405386817" calcext:value-type="float">
            <text:p>3.2405386817</text:p>
          </table:table-cell>
          <table:table-cell table:formula="of:=LN([.AV101])-[.F183]^2/2" office:value-type="float" office:value="3.2936565762" calcext:value-type="float">
            <text:p>3.2936565762</text:p>
          </table:table-cell>
          <table:table-cell table:formula="of:=LN([.AW101])-[.G183]^2/2" office:value-type="float" office:value="3.3414281912" calcext:value-type="float">
            <text:p>3.3414281912</text:p>
          </table:table-cell>
          <table:table-cell table:formula="of:=LN([.AX101])-[.H183]^2/2" office:value-type="float" office:value="3.3848319919" calcext:value-type="float">
            <text:p>3.3848319919</text:p>
          </table:table-cell>
          <table:table-cell table:formula="of:=LN([.AY101])-[.I183]^2/2" office:value-type="float" office:value="3.4246002048" calcext:value-type="float">
            <text:p>3.4246002048</text:p>
          </table:table-cell>
          <table:table-cell table:formula="of:=LN([.AZ101])-[.J183]^2/2" office:value-type="float" office:value="3.4612950851" calcext:value-type="float">
            <text:p>3.4612950851</text:p>
          </table:table-cell>
          <table:table-cell table:formula="of:=LN([.BA101])-[.K183]^2/2" office:value-type="float" office:value="3.4953577663" calcext:value-type="float">
            <text:p>3.4953577663</text:p>
          </table:table-cell>
          <table:table-cell table:formula="of:=LN([.BB101])-[.L183]^2/2" office:value-type="float" office:value="3.5271407309" calcext:value-type="float">
            <text:p>3.5271407309</text:p>
          </table:table-cell>
          <table:table-cell table:formula="of:=LN([.BC101])-[.M183]^2/2" office:value-type="float" office:value="3.5569300806" calcext:value-type="float">
            <text:p>3.5569300806</text:p>
          </table:table-cell>
          <table:table-cell table:formula="of:=LN([.BD101])-[.N183]^2/2" office:value-type="float" office:value="3.5849612243" calcext:value-type="float">
            <text:p>3.5849612243</text:p>
          </table:table-cell>
          <table:table-cell table:formula="of:=LN([.BE101])-[.O183]^2/2" office:value-type="float" office:value="3.6114301891" calcext:value-type="float">
            <text:p>3.6114301891</text:p>
          </table:table-cell>
          <table:table-cell table:formula="of:=LN([.BF101])-[.P183]^2/2" office:value-type="float" office:value="3.6365019425" calcext:value-type="float">
            <text:p>3.6365019425</text:p>
          </table:table-cell>
          <table:table-cell table:formula="of:=LN([.BG101])-[.Q183]^2/2" office:value-type="float" office:value="3.6603166264" calcext:value-type="float">
            <text:p>3.6603166264</text:p>
          </table:table-cell>
          <table:table-cell table:formula="of:=LN([.BH101])-[.R183]^2/2" office:value-type="float" office:value="3.6829943012" calcext:value-type="float">
            <text:p>3.6829943012</text:p>
          </table:table-cell>
          <table:table-cell table:formula="of:=LN([.BI101])-[.S183]^2/2" office:value-type="float" office:value="3.7046386081" calcext:value-type="float">
            <text:p>3.7046386081</text:p>
          </table:table-cell>
          <table:table-cell table:formula="of:=LN([.BJ101])-[.T183]^2/2" office:value-type="float" office:value="3.7253396333" calcext:value-type="float">
            <text:p>3.7253396333</text:p>
          </table:table-cell>
          <table:table-cell table:formula="of:=LN([.BK101])-[.U183]^2/2" office:value-type="float" office:value="3.7451761731" calcext:value-type="float">
            <text:p>3.7451761731</text:p>
          </table:table-cell>
          <table:table-cell table:formula="of:=LN([.BL101])-[.V183]^2/2" office:value-type="float" office:value="3.7642175452" calcext:value-type="float">
            <text:p>3.764217545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.7408645964" calcext:value-type="float">
            <text:p>3.7408645964</text:p>
          </table:table-cell>
          <table:table-cell office:value-type="float" office:value="3.8231316554" calcext:value-type="float">
            <text:p>3.8231316554</text:p>
          </table:table-cell>
          <table:table-cell office:value-type="float" office:value="3.8950254663" calcext:value-type="float">
            <text:p>3.8950254663</text:p>
          </table:table-cell>
          <table:table-cell office:value-type="float" office:value="3.958871503" calcext:value-type="float">
            <text:p>3.958871503</text:p>
          </table:table-cell>
          <table:table-cell office:value-type="float" office:value="4.0162914801" calcext:value-type="float">
            <text:p>4.0162914801</text:p>
          </table:table-cell>
          <table:table-cell office:value-type="float" office:value="4.0684614819" calcext:value-type="float">
            <text:p>4.0684614819</text:p>
          </table:table-cell>
          <table:table-cell office:value-type="float" office:value="4.1162616218" calcext:value-type="float">
            <text:p>4.1162616218</text:p>
          </table:table-cell>
          <table:table-cell office:value-type="float" office:value="4.1603677126" calcext:value-type="float">
            <text:p>4.1603677126</text:p>
          </table:table-cell>
          <table:table-cell office:value-type="float" office:value="4.2013099829" calcext:value-type="float">
            <text:p>4.2013099829</text:p>
          </table:table-cell>
          <table:table-cell office:value-type="float" office:value="4.2395121056" calcext:value-type="float">
            <text:p>4.2395121056</text:p>
          </table:table-cell>
          <table:table-cell office:value-type="float" office:value="4.275317966" calcext:value-type="float">
            <text:p>4.275317966</text:p>
          </table:table-cell>
          <table:table-cell office:value-type="float" office:value="4.3090105182" calcext:value-type="float">
            <text:p>4.3090105182</text:p>
          </table:table-cell>
          <table:table-cell office:value-type="float" office:value="4.3408253804" calcext:value-type="float">
            <text:p>4.3408253804</text:p>
          </table:table-cell>
          <table:table-cell office:value-type="float" office:value="4.3709608387" calcext:value-type="float">
            <text:p>4.3709608387</text:p>
          </table:table-cell>
          <table:table-cell office:value-type="float" office:value="4.3995853389" calcext:value-type="float">
            <text:p>4.3995853389</text:p>
          </table:table-cell>
          <table:table-cell office:value-type="float" office:value="4.42684319" calcext:value-type="float">
            <text:p>4.42684319</text:p>
          </table:table-cell>
          <table:table-cell office:value-type="float" office:value="4.4528589654" calcext:value-type="float">
            <text:p>4.4528589654</text:p>
          </table:table-cell>
          <table:table-cell office:value-type="float" office:value="4.477740946" calcext:value-type="float">
            <text:p>4.477740946</text:p>
          </table:table-cell>
          <table:table-cell office:value-type="float" office:value="4.5015838423" calcext:value-type="float">
            <text:p>4.5015838423</text:p>
          </table:table-cell>
          <table:table-cell office:value-type="float" office:value="4.524470972" calcext:value-type="float">
            <text:p>4.524470972</text:p>
          </table:table-cell>
          <table:table-cell/>
          <table:table-cell table:style-name="ce2" table:formula="of:=EXP([.C102]+[.C184]^2/2)" office:value-type="float" office:value="42.537258331704" calcext:value-type="float">
            <text:p>42.5372583317</text:p>
          </table:table-cell>
          <table:table-cell table:style-name="ce2" table:formula="of:=EXP([.D102]+[.D184]^2/2)" office:value-type="float" office:value="46.0747575308412" calcext:value-type="float">
            <text:p>46.0747575308</text:p>
          </table:table-cell>
          <table:table-cell table:style-name="ce2" table:formula="of:=EXP([.E102]+[.E184]^2/2)" office:value-type="float" office:value="49.4306706872407" calcext:value-type="float">
            <text:p>49.4306706872</text:p>
          </table:table-cell>
          <table:table-cell table:style-name="ce2" table:formula="of:=EXP([.F102]+[.F184]^2/2)" office:value-type="float" office:value="52.6310319274501" calcext:value-type="float">
            <text:p>52.6310319275</text:p>
          </table:table-cell>
          <table:table-cell table:style-name="ce2" table:formula="of:=EXP([.G102]+[.G184]^2/2)" office:value-type="float" office:value="55.6965404360154" calcext:value-type="float">
            <text:p>55.696540436</text:p>
          </table:table-cell>
          <table:table-cell table:style-name="ce2" table:formula="of:=EXP([.H102]+[.H184]^2/2)" office:value-type="float" office:value="58.6438317627589" calcext:value-type="float">
            <text:p>58.6438317628</text:p>
          </table:table-cell>
          <table:table-cell table:style-name="ce2" table:formula="of:=EXP([.I102]+[.I184]^2/2)" office:value-type="float" office:value="61.4864518012644" calcext:value-type="float">
            <text:p>61.4864518013</text:p>
          </table:table-cell>
          <table:table-cell table:style-name="ce2" table:formula="of:=EXP([.J102]+[.J184]^2/2)" office:value-type="float" office:value="64.2355755275861" calcext:value-type="float">
            <text:p>64.2355755276</text:p>
          </table:table-cell>
          <table:table-cell table:style-name="ce2" table:formula="of:=EXP([.K102]+[.K184]^2/2)" office:value-type="float" office:value="66.9005353326874" calcext:value-type="float">
            <text:p>66.9005353327</text:p>
          </table:table-cell>
          <table:table-cell table:style-name="ce2" table:formula="of:=EXP([.L102]+[.L184]^2/2)" office:value-type="float" office:value="69.489212280429" calcext:value-type="float">
            <text:p>69.4892122804</text:p>
          </table:table-cell>
          <table:table-cell table:style-name="ce2" table:formula="of:=EXP([.M102]+[.M184]^2/2)" office:value-type="float" office:value="72.0083293786712" calcext:value-type="float">
            <text:p>72.0083293787</text:p>
          </table:table-cell>
          <table:table-cell table:style-name="ce2" table:formula="of:=EXP([.N102]+[.N184]^2/2)" office:value-type="float" office:value="74.4636742099468" calcext:value-type="float">
            <text:p>74.4636742099</text:p>
          </table:table-cell>
          <table:table-cell table:style-name="ce2" table:formula="of:=EXP([.O102]+[.O184]^2/2)" office:value-type="float" office:value="76.8602701899473" calcext:value-type="float">
            <text:p>76.8602701899</text:p>
          </table:table-cell>
          <table:table-cell table:style-name="ce2" table:formula="of:=EXP([.P102]+[.P184]^2/2)" office:value-type="float" office:value="79.2025100413711" calcext:value-type="float">
            <text:p>79.2025100414</text:p>
          </table:table-cell>
          <table:table-cell table:style-name="ce2" table:formula="of:=EXP([.Q102]+[.Q184]^2/2)" office:value-type="float" office:value="81.4942608760305" calcext:value-type="float">
            <text:p>81.494260876</text:p>
          </table:table-cell>
          <table:table-cell table:style-name="ce2" table:formula="of:=EXP([.R102]+[.R184]^2/2)" office:value-type="float" office:value="83.7389480839471" calcext:value-type="float">
            <text:p>83.7389480839</text:p>
          </table:table-cell>
          <table:table-cell table:style-name="ce2" table:formula="of:=EXP([.S102]+[.S184]^2/2)" office:value-type="float" office:value="85.9396227257387" calcext:value-type="float">
            <text:p>85.9396227257</text:p>
          </table:table-cell>
          <table:table-cell table:style-name="ce2" table:formula="of:=EXP([.T102]+[.T184]^2/2)" office:value-type="float" office:value="88.0990164480959" calcext:value-type="float">
            <text:p>88.0990164481</text:p>
          </table:table-cell>
          <table:table-cell table:style-name="ce2" table:formula="of:=EXP([.U102]+[.U184]^2/2)" office:value-type="float" office:value="90.2195863721013" calcext:value-type="float">
            <text:p>90.2195863721</text:p>
          </table:table-cell>
          <table:table-cell table:style-name="ce2" table:formula="of:=EXP([.V102]+[.V184]^2/2)" office:value-type="float" office:value="92.3035523198369" calcext:value-type="float">
            <text:p>92.3035523198</text:p>
          </table:table-cell>
          <table:table-cell table:formula="of:=[.$AR$30]" office:value-type="float" office:value="0.675" calcext:value-type="float">
            <text:p>0.675</text:p>
          </table:table-cell>
          <table:table-cell table:style-name="ce6" table:formula="of:=[.$AR102]*[.X102]" office:value-type="float" office:value="28.7126493739002" calcext:value-type="float">
            <text:p>28.7126493739</text:p>
          </table:table-cell>
          <table:table-cell table:style-name="ce6" table:formula="of:=[.$AR102]*[.Y102]" office:value-type="float" office:value="31.1004613333178" calcext:value-type="float">
            <text:p>31.1004613333</text:p>
          </table:table-cell>
          <table:table-cell table:style-name="ce6" table:formula="of:=[.$AR102]*[.Z102]" office:value-type="float" office:value="33.3657027138875" calcext:value-type="float">
            <text:p>33.3657027139</text:p>
          </table:table-cell>
          <table:table-cell table:style-name="ce6" table:formula="of:=[.$AR102]*[.AA102]" office:value-type="float" office:value="35.5259465510288" calcext:value-type="float">
            <text:p>35.525946551</text:p>
          </table:table-cell>
          <table:table-cell table:style-name="ce6" table:formula="of:=[.$AR102]*[.AB102]" office:value-type="float" office:value="37.5951647943104" calcext:value-type="float">
            <text:p>37.5951647943</text:p>
          </table:table-cell>
          <table:table-cell table:style-name="ce6" table:formula="of:=[.$AR102]*[.AC102]" office:value-type="float" office:value="39.5845864398623" calcext:value-type="float">
            <text:p>39.5845864399</text:p>
          </table:table-cell>
          <table:table-cell table:style-name="ce6" table:formula="of:=[.$AR102]*[.AD102]" office:value-type="float" office:value="41.5033549658535" calcext:value-type="float">
            <text:p>41.5033549659</text:p>
          </table:table-cell>
          <table:table-cell table:style-name="ce6" table:formula="of:=[.$AR102]*[.AE102]" office:value-type="float" office:value="43.3590134811206" calcext:value-type="float">
            <text:p>43.3590134811</text:p>
          </table:table-cell>
          <table:table-cell table:style-name="ce6" table:formula="of:=[.$AR102]*[.AF102]" office:value-type="float" office:value="45.157861349564" calcext:value-type="float">
            <text:p>45.1578613496</text:p>
          </table:table-cell>
          <table:table-cell table:style-name="ce6" table:formula="of:=[.$AR102]*[.AG102]" office:value-type="float" office:value="46.9052182892896" calcext:value-type="float">
            <text:p>46.9052182893</text:p>
          </table:table-cell>
          <table:table-cell table:style-name="ce6" table:formula="of:=[.$AR102]*[.AH102]" office:value-type="float" office:value="48.605622330603" calcext:value-type="float">
            <text:p>48.6056223306</text:p>
          </table:table-cell>
          <table:table-cell table:style-name="ce6" table:formula="of:=[.$AR102]*[.AI102]" office:value-type="float" office:value="50.2629800917141" calcext:value-type="float">
            <text:p>50.2629800917</text:p>
          </table:table-cell>
          <table:table-cell table:style-name="ce6" table:formula="of:=[.$AR102]*[.AJ102]" office:value-type="float" office:value="51.8806823782145" calcext:value-type="float">
            <text:p>51.8806823782</text:p>
          </table:table-cell>
          <table:table-cell table:style-name="ce6" table:formula="of:=[.$AR102]*[.AK102]" office:value-type="float" office:value="53.4616942779255" calcext:value-type="float">
            <text:p>53.4616942779</text:p>
          </table:table-cell>
          <table:table-cell table:style-name="ce6" table:formula="of:=[.$AR102]*[.AL102]" office:value-type="float" office:value="55.0086260913206" calcext:value-type="float">
            <text:p>55.0086260913</text:p>
          </table:table-cell>
          <table:table-cell table:style-name="ce6" table:formula="of:=[.$AR102]*[.AM102]" office:value-type="float" office:value="56.5237899566643" calcext:value-type="float">
            <text:p>56.5237899567</text:p>
          </table:table-cell>
          <table:table-cell table:style-name="ce6" table:formula="of:=[.$AR102]*[.AN102]" office:value-type="float" office:value="58.0092453398736" calcext:value-type="float">
            <text:p>58.0092453399</text:p>
          </table:table-cell>
          <table:table-cell table:style-name="ce6" table:formula="of:=[.$AR102]*[.AO102]" office:value-type="float" office:value="59.4668361024647" calcext:value-type="float">
            <text:p>59.4668361025</text:p>
          </table:table-cell>
          <table:table-cell table:style-name="ce6" table:formula="of:=[.$AR102]*[.AP102]" office:value-type="float" office:value="60.8982208011684" calcext:value-type="float">
            <text:p>60.8982208012</text:p>
          </table:table-cell>
          <table:table-cell table:style-name="ce6" table:formula="of:=[.$AR102]*[.AQ102]" office:value-type="float" office:value="62.3048978158899" calcext:value-type="float">
            <text:p>62.3048978159</text:p>
          </table:table-cell>
          <table:table-cell/>
          <table:table-cell table:formula="of:=LN([.AS102])-[.C184]^2/2" office:value-type="float" office:value="3.34782200829039" calcext:value-type="float">
            <text:p>3.3478220083</text:p>
          </table:table-cell>
          <table:table-cell table:formula="of:=LN([.AT102])-[.D184]^2/2" office:value-type="float" office:value="3.43008906729039" calcext:value-type="float">
            <text:p>3.4300890673</text:p>
          </table:table-cell>
          <table:table-cell table:formula="of:=LN([.AU102])-[.E184]^2/2" office:value-type="float" office:value="3.50198287819039" calcext:value-type="float">
            <text:p>3.5019828782</text:p>
          </table:table-cell>
          <table:table-cell table:formula="of:=LN([.AV102])-[.F184]^2/2" office:value-type="float" office:value="3.56582891489039" calcext:value-type="float">
            <text:p>3.5658289149</text:p>
          </table:table-cell>
          <table:table-cell table:formula="of:=LN([.AW102])-[.G184]^2/2" office:value-type="float" office:value="3.62324889199039" calcext:value-type="float">
            <text:p>3.623248892</text:p>
          </table:table-cell>
          <table:table-cell table:formula="of:=LN([.AX102])-[.H184]^2/2" office:value-type="float" office:value="3.67541889379039" calcext:value-type="float">
            <text:p>3.6754188938</text:p>
          </table:table-cell>
          <table:table-cell table:formula="of:=LN([.AY102])-[.I184]^2/2" office:value-type="float" office:value="3.72321903369039" calcext:value-type="float">
            <text:p>3.7232190337</text:p>
          </table:table-cell>
          <table:table-cell table:formula="of:=LN([.AZ102])-[.J184]^2/2" office:value-type="float" office:value="3.76732512449039" calcext:value-type="float">
            <text:p>3.7673251245</text:p>
          </table:table-cell>
          <table:table-cell table:formula="of:=LN([.BA102])-[.K184]^2/2" office:value-type="float" office:value="3.80826739479039" calcext:value-type="float">
            <text:p>3.8082673948</text:p>
          </table:table-cell>
          <table:table-cell table:formula="of:=LN([.BB102])-[.L184]^2/2" office:value-type="float" office:value="3.84646951749039" calcext:value-type="float">
            <text:p>3.8464695175</text:p>
          </table:table-cell>
          <table:table-cell table:formula="of:=LN([.BC102])-[.M184]^2/2" office:value-type="float" office:value="3.88227537789039" calcext:value-type="float">
            <text:p>3.8822753779</text:p>
          </table:table-cell>
          <table:table-cell table:formula="of:=LN([.BD102])-[.N184]^2/2" office:value-type="float" office:value="3.91596793009039" calcext:value-type="float">
            <text:p>3.9159679301</text:p>
          </table:table-cell>
          <table:table-cell table:formula="of:=LN([.BE102])-[.O184]^2/2" office:value-type="float" office:value="3.94778279229039" calcext:value-type="float">
            <text:p>3.9477827923</text:p>
          </table:table-cell>
          <table:table-cell table:formula="of:=LN([.BF102])-[.P184]^2/2" office:value-type="float" office:value="3.97791825059039" calcext:value-type="float">
            <text:p>3.9779182506</text:p>
          </table:table-cell>
          <table:table-cell table:formula="of:=LN([.BG102])-[.Q184]^2/2" office:value-type="float" office:value="4.00654275079039" calcext:value-type="float">
            <text:p>4.0065427508</text:p>
          </table:table-cell>
          <table:table-cell table:formula="of:=LN([.BH102])-[.R184]^2/2" office:value-type="float" office:value="4.03380060189039" calcext:value-type="float">
            <text:p>4.0338006019</text:p>
          </table:table-cell>
          <table:table-cell table:formula="of:=LN([.BI102])-[.S184]^2/2" office:value-type="float" office:value="4.05981637729039" calcext:value-type="float">
            <text:p>4.0598163773</text:p>
          </table:table-cell>
          <table:table-cell table:formula="of:=LN([.BJ102])-[.T184]^2/2" office:value-type="float" office:value="4.08469835789039" calcext:value-type="float">
            <text:p>4.0846983579</text:p>
          </table:table-cell>
          <table:table-cell table:formula="of:=LN([.BK102])-[.U184]^2/2" office:value-type="float" office:value="4.10854125419039" calcext:value-type="float">
            <text:p>4.1085412542</text:p>
          </table:table-cell>
          <table:table-cell table:formula="of:=LN([.BL102])-[.V184]^2/2" office:value-type="float" office:value="4.13142838389039" calcext:value-type="float">
            <text:p>4.131428383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.1122816867" calcext:value-type="float">
            <text:p>3.1122816867</text:p>
          </table:table-cell>
          <table:table-cell office:value-type="float" office:value="3.1807252923" calcext:value-type="float">
            <text:p>3.1807252923</text:p>
          </table:table-cell>
          <table:table-cell office:value-type="float" office:value="3.2405386817" calcext:value-type="float">
            <text:p>3.2405386817</text:p>
          </table:table-cell>
          <table:table-cell office:value-type="float" office:value="3.2936565762" calcext:value-type="float">
            <text:p>3.2936565762</text:p>
          </table:table-cell>
          <table:table-cell office:value-type="float" office:value="3.3414281912" calcext:value-type="float">
            <text:p>3.3414281912</text:p>
          </table:table-cell>
          <table:table-cell office:value-type="float" office:value="3.3848319919" calcext:value-type="float">
            <text:p>3.3848319919</text:p>
          </table:table-cell>
          <table:table-cell office:value-type="float" office:value="3.4246002048" calcext:value-type="float">
            <text:p>3.4246002048</text:p>
          </table:table-cell>
          <table:table-cell office:value-type="float" office:value="3.4612950851" calcext:value-type="float">
            <text:p>3.4612950851</text:p>
          </table:table-cell>
          <table:table-cell office:value-type="float" office:value="3.4953577663" calcext:value-type="float">
            <text:p>3.4953577663</text:p>
          </table:table-cell>
          <table:table-cell office:value-type="float" office:value="3.5271407309" calcext:value-type="float">
            <text:p>3.5271407309</text:p>
          </table:table-cell>
          <table:table-cell office:value-type="float" office:value="3.5569300806" calcext:value-type="float">
            <text:p>3.5569300806</text:p>
          </table:table-cell>
          <table:table-cell office:value-type="float" office:value="3.5849612243" calcext:value-type="float">
            <text:p>3.5849612243</text:p>
          </table:table-cell>
          <table:table-cell office:value-type="float" office:value="3.6114301891" calcext:value-type="float">
            <text:p>3.6114301891</text:p>
          </table:table-cell>
          <table:table-cell office:value-type="float" office:value="3.6365019425" calcext:value-type="float">
            <text:p>3.6365019425</text:p>
          </table:table-cell>
          <table:table-cell office:value-type="float" office:value="3.6603166264" calcext:value-type="float">
            <text:p>3.6603166264</text:p>
          </table:table-cell>
          <table:table-cell office:value-type="float" office:value="3.6829943012" calcext:value-type="float">
            <text:p>3.6829943012</text:p>
          </table:table-cell>
          <table:table-cell office:value-type="float" office:value="3.7046386081" calcext:value-type="float">
            <text:p>3.7046386081</text:p>
          </table:table-cell>
          <table:table-cell office:value-type="float" office:value="3.7253396333" calcext:value-type="float">
            <text:p>3.7253396333</text:p>
          </table:table-cell>
          <table:table-cell office:value-type="float" office:value="3.7451761731" calcext:value-type="float">
            <text:p>3.7451761731</text:p>
          </table:table-cell>
          <table:table-cell office:value-type="float" office:value="3.7642175452" calcext:value-type="float">
            <text:p>3.7642175452</text:p>
          </table:table-cell>
          <table:table-cell/>
          <table:table-cell table:style-name="ce2" table:formula="of:=EXP([.C103]+[.C185]^2/2)" office:value-type="float" office:value="22.6871219564794" calcext:value-type="float">
            <text:p>22.6871219565</text:p>
          </table:table-cell>
          <table:table-cell table:style-name="ce2" table:formula="of:=EXP([.D103]+[.D185]^2/2)" office:value-type="float" office:value="24.2364785898854" calcext:value-type="float">
            <text:p>24.2364785899</text:p>
          </table:table-cell>
          <table:table-cell table:style-name="ce2" table:formula="of:=EXP([.E103]+[.E185]^2/2)" office:value-type="float" office:value="25.6895504271325" calcext:value-type="float">
            <text:p>25.6895504271</text:p>
          </table:table-cell>
          <table:table-cell table:style-name="ce2" table:formula="of:=EXP([.F103]+[.F185]^2/2)" office:value-type="float" office:value="27.0609297120774" calcext:value-type="float">
            <text:p>27.0609297121</text:p>
          </table:table-cell>
          <table:table-cell table:style-name="ce2" table:formula="of:=EXP([.G103]+[.G185]^2/2)" office:value-type="float" office:value="28.3621283213554" calcext:value-type="float">
            <text:p>28.3621283214</text:p>
          </table:table-cell>
          <table:table-cell table:style-name="ce2" table:formula="of:=EXP([.H103]+[.H185]^2/2)" office:value-type="float" office:value="29.6023251107313" calcext:value-type="float">
            <text:p>29.6023251107</text:p>
          </table:table-cell>
          <table:table-cell table:style-name="ce2" table:formula="of:=EXP([.I103]+[.I185]^2/2)" office:value-type="float" office:value="30.7889370149356" calcext:value-type="float">
            <text:p>30.7889370149</text:p>
          </table:table-cell>
          <table:table-cell table:style-name="ce2" table:formula="of:=EXP([.J103]+[.J185]^2/2)" office:value-type="float" office:value="31.928038247103" calcext:value-type="float">
            <text:p>31.9280382471</text:p>
          </table:table-cell>
          <table:table-cell table:style-name="ce2" table:formula="of:=EXP([.K103]+[.K185]^2/2)" office:value-type="float" office:value="33.0246665177815" calcext:value-type="float">
            <text:p>33.0246665178</text:p>
          </table:table-cell>
          <table:table-cell table:style-name="ce2" table:formula="of:=EXP([.L103]+[.L185]^2/2)" office:value-type="float" office:value="34.0830484176803" calcext:value-type="float">
            <text:p>34.0830484177</text:p>
          </table:table-cell>
          <table:table-cell table:style-name="ce2" table:formula="of:=EXP([.M103]+[.M185]^2/2)" office:value-type="float" office:value="35.1067673098953" calcext:value-type="float">
            <text:p>35.1067673099</text:p>
          </table:table-cell>
          <table:table-cell table:style-name="ce2" table:formula="of:=EXP([.N103]+[.N185]^2/2)" office:value-type="float" office:value="36.0988900408507" calcext:value-type="float">
            <text:p>36.0988900409</text:p>
          </table:table-cell>
          <table:table-cell table:style-name="ce2" table:formula="of:=EXP([.O103]+[.O185]^2/2)" office:value-type="float" office:value="37.0620638667984" calcext:value-type="float">
            <text:p>37.0620638668</text:p>
          </table:table-cell>
          <table:table-cell table:style-name="ce2" table:formula="of:=EXP([.P103]+[.P185]^2/2)" office:value-type="float" office:value="37.9985915497698" calcext:value-type="float">
            <text:p>37.9985915498</text:p>
          </table:table-cell>
          <table:table-cell table:style-name="ce2" table:formula="of:=EXP([.Q103]+[.Q185]^2/2)" office:value-type="float" office:value="38.9104902524284" calcext:value-type="float">
            <text:p>38.9104902524</text:p>
          </table:table-cell>
          <table:table-cell table:style-name="ce2" table:formula="of:=EXP([.R103]+[.R185]^2/2)" office:value-type="float" office:value="39.7995382323378" calcext:value-type="float">
            <text:p>39.7995382323</text:p>
          </table:table-cell>
          <table:table-cell table:style-name="ce2" table:formula="of:=EXP([.S103]+[.S185]^2/2)" office:value-type="float" office:value="40.667312255095" calcext:value-type="float">
            <text:p>40.6673122551</text:p>
          </table:table-cell>
          <table:table-cell table:style-name="ce2" table:formula="of:=EXP([.T103]+[.T185]^2/2)" office:value-type="float" office:value="41.5152178889792" calcext:value-type="float">
            <text:p>41.515217889</text:p>
          </table:table-cell>
          <table:table-cell table:style-name="ce2" table:formula="of:=EXP([.U103]+[.U185]^2/2)" office:value-type="float" office:value="42.3445142098344" calcext:value-type="float">
            <text:p>42.3445142098</text:p>
          </table:table-cell>
          <table:table-cell table:style-name="ce2" table:formula="of:=EXP([.V103]+[.V185]^2/2)" office:value-type="float" office:value="43.1563341560975" calcext:value-type="float">
            <text:p>43.1563341561</text:p>
          </table:table-cell>
          <table:table-cell table:formula="of:=[.$AR$31]" office:value-type="float" office:value="1" calcext:value-type="float">
            <text:p>1</text:p>
          </table:table-cell>
          <table:table-cell table:style-name="ce6" table:formula="of:=[.$AR103]*[.X103]" office:value-type="float" office:value="22.6871219564794" calcext:value-type="float">
            <text:p>22.6871219565</text:p>
          </table:table-cell>
          <table:table-cell table:style-name="ce6" table:formula="of:=[.$AR103]*[.Y103]" office:value-type="float" office:value="24.2364785898854" calcext:value-type="float">
            <text:p>24.2364785899</text:p>
          </table:table-cell>
          <table:table-cell table:style-name="ce6" table:formula="of:=[.$AR103]*[.Z103]" office:value-type="float" office:value="25.6895504271325" calcext:value-type="float">
            <text:p>25.6895504271</text:p>
          </table:table-cell>
          <table:table-cell table:style-name="ce6" table:formula="of:=[.$AR103]*[.AA103]" office:value-type="float" office:value="27.0609297120774" calcext:value-type="float">
            <text:p>27.0609297121</text:p>
          </table:table-cell>
          <table:table-cell table:style-name="ce6" table:formula="of:=[.$AR103]*[.AB103]" office:value-type="float" office:value="28.3621283213554" calcext:value-type="float">
            <text:p>28.3621283214</text:p>
          </table:table-cell>
          <table:table-cell table:style-name="ce6" table:formula="of:=[.$AR103]*[.AC103]" office:value-type="float" office:value="29.6023251107313" calcext:value-type="float">
            <text:p>29.6023251107</text:p>
          </table:table-cell>
          <table:table-cell table:style-name="ce6" table:formula="of:=[.$AR103]*[.AD103]" office:value-type="float" office:value="30.7889370149356" calcext:value-type="float">
            <text:p>30.7889370149</text:p>
          </table:table-cell>
          <table:table-cell table:style-name="ce6" table:formula="of:=[.$AR103]*[.AE103]" office:value-type="float" office:value="31.928038247103" calcext:value-type="float">
            <text:p>31.9280382471</text:p>
          </table:table-cell>
          <table:table-cell table:style-name="ce6" table:formula="of:=[.$AR103]*[.AF103]" office:value-type="float" office:value="33.0246665177815" calcext:value-type="float">
            <text:p>33.0246665178</text:p>
          </table:table-cell>
          <table:table-cell table:style-name="ce6" table:formula="of:=[.$AR103]*[.AG103]" office:value-type="float" office:value="34.0830484176803" calcext:value-type="float">
            <text:p>34.0830484177</text:p>
          </table:table-cell>
          <table:table-cell table:style-name="ce6" table:formula="of:=[.$AR103]*[.AH103]" office:value-type="float" office:value="35.1067673098953" calcext:value-type="float">
            <text:p>35.1067673099</text:p>
          </table:table-cell>
          <table:table-cell table:style-name="ce6" table:formula="of:=[.$AR103]*[.AI103]" office:value-type="float" office:value="36.0988900408507" calcext:value-type="float">
            <text:p>36.0988900409</text:p>
          </table:table-cell>
          <table:table-cell table:style-name="ce6" table:formula="of:=[.$AR103]*[.AJ103]" office:value-type="float" office:value="37.0620638667984" calcext:value-type="float">
            <text:p>37.0620638668</text:p>
          </table:table-cell>
          <table:table-cell table:style-name="ce6" table:formula="of:=[.$AR103]*[.AK103]" office:value-type="float" office:value="37.9985915497698" calcext:value-type="float">
            <text:p>37.9985915498</text:p>
          </table:table-cell>
          <table:table-cell table:style-name="ce6" table:formula="of:=[.$AR103]*[.AL103]" office:value-type="float" office:value="38.9104902524284" calcext:value-type="float">
            <text:p>38.9104902524</text:p>
          </table:table-cell>
          <table:table-cell table:style-name="ce6" table:formula="of:=[.$AR103]*[.AM103]" office:value-type="float" office:value="39.7995382323378" calcext:value-type="float">
            <text:p>39.7995382323</text:p>
          </table:table-cell>
          <table:table-cell table:style-name="ce6" table:formula="of:=[.$AR103]*[.AN103]" office:value-type="float" office:value="40.667312255095" calcext:value-type="float">
            <text:p>40.6673122551</text:p>
          </table:table-cell>
          <table:table-cell table:style-name="ce6" table:formula="of:=[.$AR103]*[.AO103]" office:value-type="float" office:value="41.5152178889792" calcext:value-type="float">
            <text:p>41.515217889</text:p>
          </table:table-cell>
          <table:table-cell table:style-name="ce6" table:formula="of:=[.$AR103]*[.AP103]" office:value-type="float" office:value="42.3445142098344" calcext:value-type="float">
            <text:p>42.3445142098</text:p>
          </table:table-cell>
          <table:table-cell table:style-name="ce6" table:formula="of:=[.$AR103]*[.AQ103]" office:value-type="float" office:value="43.1563341560975" calcext:value-type="float">
            <text:p>43.1563341561</text:p>
          </table:table-cell>
          <table:table-cell/>
          <table:table-cell table:formula="of:=LN([.AS103])-[.C185]^2/2" office:value-type="float" office:value="3.1122816867" calcext:value-type="float">
            <text:p>3.1122816867</text:p>
          </table:table-cell>
          <table:table-cell table:formula="of:=LN([.AT103])-[.D185]^2/2" office:value-type="float" office:value="3.1807252923" calcext:value-type="float">
            <text:p>3.1807252923</text:p>
          </table:table-cell>
          <table:table-cell table:formula="of:=LN([.AU103])-[.E185]^2/2" office:value-type="float" office:value="3.2405386817" calcext:value-type="float">
            <text:p>3.2405386817</text:p>
          </table:table-cell>
          <table:table-cell table:formula="of:=LN([.AV103])-[.F185]^2/2" office:value-type="float" office:value="3.2936565762" calcext:value-type="float">
            <text:p>3.2936565762</text:p>
          </table:table-cell>
          <table:table-cell table:formula="of:=LN([.AW103])-[.G185]^2/2" office:value-type="float" office:value="3.3414281912" calcext:value-type="float">
            <text:p>3.3414281912</text:p>
          </table:table-cell>
          <table:table-cell table:formula="of:=LN([.AX103])-[.H185]^2/2" office:value-type="float" office:value="3.3848319919" calcext:value-type="float">
            <text:p>3.3848319919</text:p>
          </table:table-cell>
          <table:table-cell table:formula="of:=LN([.AY103])-[.I185]^2/2" office:value-type="float" office:value="3.4246002048" calcext:value-type="float">
            <text:p>3.4246002048</text:p>
          </table:table-cell>
          <table:table-cell table:formula="of:=LN([.AZ103])-[.J185]^2/2" office:value-type="float" office:value="3.4612950851" calcext:value-type="float">
            <text:p>3.4612950851</text:p>
          </table:table-cell>
          <table:table-cell table:formula="of:=LN([.BA103])-[.K185]^2/2" office:value-type="float" office:value="3.4953577663" calcext:value-type="float">
            <text:p>3.4953577663</text:p>
          </table:table-cell>
          <table:table-cell table:formula="of:=LN([.BB103])-[.L185]^2/2" office:value-type="float" office:value="3.5271407309" calcext:value-type="float">
            <text:p>3.5271407309</text:p>
          </table:table-cell>
          <table:table-cell table:formula="of:=LN([.BC103])-[.M185]^2/2" office:value-type="float" office:value="3.5569300806" calcext:value-type="float">
            <text:p>3.5569300806</text:p>
          </table:table-cell>
          <table:table-cell table:formula="of:=LN([.BD103])-[.N185]^2/2" office:value-type="float" office:value="3.5849612243" calcext:value-type="float">
            <text:p>3.5849612243</text:p>
          </table:table-cell>
          <table:table-cell table:formula="of:=LN([.BE103])-[.O185]^2/2" office:value-type="float" office:value="3.6114301891" calcext:value-type="float">
            <text:p>3.6114301891</text:p>
          </table:table-cell>
          <table:table-cell table:formula="of:=LN([.BF103])-[.P185]^2/2" office:value-type="float" office:value="3.6365019425" calcext:value-type="float">
            <text:p>3.6365019425</text:p>
          </table:table-cell>
          <table:table-cell table:formula="of:=LN([.BG103])-[.Q185]^2/2" office:value-type="float" office:value="3.6603166264" calcext:value-type="float">
            <text:p>3.6603166264</text:p>
          </table:table-cell>
          <table:table-cell table:formula="of:=LN([.BH103])-[.R185]^2/2" office:value-type="float" office:value="3.6829943012" calcext:value-type="float">
            <text:p>3.6829943012</text:p>
          </table:table-cell>
          <table:table-cell table:formula="of:=LN([.BI103])-[.S185]^2/2" office:value-type="float" office:value="3.7046386081" calcext:value-type="float">
            <text:p>3.7046386081</text:p>
          </table:table-cell>
          <table:table-cell table:formula="of:=LN([.BJ103])-[.T185]^2/2" office:value-type="float" office:value="3.7253396333" calcext:value-type="float">
            <text:p>3.7253396333</text:p>
          </table:table-cell>
          <table:table-cell table:formula="of:=LN([.BK103])-[.U185]^2/2" office:value-type="float" office:value="3.7451761731" calcext:value-type="float">
            <text:p>3.7451761731</text:p>
          </table:table-cell>
          <table:table-cell table:formula="of:=LN([.BL103])-[.V185]^2/2" office:value-type="float" office:value="3.7642175452" calcext:value-type="float">
            <text:p>3.764217545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.589320476" calcext:value-type="float">
            <text:p>2.589320476</text:p>
          </table:table-cell>
          <table:table-cell office:value-type="float" office:value="2.6462634032" calcext:value-type="float">
            <text:p>2.6462634032</text:p>
          </table:table-cell>
          <table:table-cell office:value-type="float" office:value="2.696026262" calcext:value-type="float">
            <text:p>2.696026262</text:p>
          </table:table-cell>
          <table:table-cell office:value-type="float" office:value="2.7402186795" calcext:value-type="float">
            <text:p>2.7402186795</text:p>
          </table:table-cell>
          <table:table-cell office:value-type="float" office:value="2.7799631606" calcext:value-type="float">
            <text:p>2.7799631606</text:p>
          </table:table-cell>
          <table:table-cell office:value-type="float" office:value="2.8160737577" calcext:value-type="float">
            <text:p>2.8160737577</text:p>
          </table:table-cell>
          <table:table-cell office:value-type="float" office:value="2.84915966" calcext:value-type="float">
            <text:p>2.84915966</text:p>
          </table:table-cell>
          <table:table-cell office:value-type="float" office:value="2.8796886464" calcext:value-type="float">
            <text:p>2.8796886464</text:p>
          </table:table-cell>
          <table:table-cell office:value-type="float" office:value="2.9080277258" calcext:value-type="float">
            <text:p>2.9080277258</text:p>
          </table:table-cell>
          <table:table-cell office:value-type="float" office:value="2.9344701527" calcext:value-type="float">
            <text:p>2.9344701527</text:p>
          </table:table-cell>
          <table:table-cell office:value-type="float" office:value="2.9592539546" calcext:value-type="float">
            <text:p>2.9592539546</text:p>
          </table:table-cell>
          <table:table-cell office:value-type="float" office:value="2.9825749846" calcext:value-type="float">
            <text:p>2.9825749846</text:p>
          </table:table-cell>
          <table:table-cell office:value-type="float" office:value="3.0045963308" calcext:value-type="float">
            <text:p>3.0045963308</text:p>
          </table:table-cell>
          <table:table-cell office:value-type="float" office:value="3.0254552411" calcext:value-type="float">
            <text:p>3.0254552411</text:p>
          </table:table-cell>
          <table:table-cell office:value-type="float" office:value="3.0452683091" calcext:value-type="float">
            <text:p>3.0452683091</text:p>
          </table:table-cell>
          <table:table-cell office:value-type="float" office:value="3.0641354212" calcext:value-type="float">
            <text:p>3.0641354212</text:p>
          </table:table-cell>
          <table:table-cell office:value-type="float" office:value="3.0821428038" calcext:value-type="float">
            <text:p>3.0821428038</text:p>
          </table:table-cell>
          <table:table-cell office:value-type="float" office:value="3.0993654057" calcext:value-type="float">
            <text:p>3.0993654057</text:p>
          </table:table-cell>
          <table:table-cell office:value-type="float" office:value="3.1158687829" calcext:value-type="float">
            <text:p>3.1158687829</text:p>
          </table:table-cell>
          <table:table-cell office:value-type="float" office:value="3.1317106056" calcext:value-type="float">
            <text:p>3.1317106056</text:p>
          </table:table-cell>
          <table:table-cell/>
          <table:table-cell table:style-name="ce2" table:formula="of:=EXP([.C104]+[.C186]^2/2)" office:value-type="float" office:value="13.4480785635078" calcext:value-type="float">
            <text:p>13.4480785635</text:p>
          </table:table-cell>
          <table:table-cell table:style-name="ce2" table:formula="of:=EXP([.D104]+[.D186]^2/2)" office:value-type="float" office:value="14.2022015149372" calcext:value-type="float">
            <text:p>14.2022015149</text:p>
          </table:table-cell>
          <table:table-cell table:style-name="ce2" table:formula="of:=EXP([.E104]+[.E186]^2/2)" office:value-type="float" office:value="14.9031394388583" calcext:value-type="float">
            <text:p>14.9031394389</text:p>
          </table:table-cell>
          <table:table-cell table:style-name="ce2" table:formula="of:=EXP([.F104]+[.F186]^2/2)" office:value-type="float" office:value="15.5592152376996" calcext:value-type="float">
            <text:p>15.5592152377</text:p>
          </table:table-cell>
          <table:table-cell table:style-name="ce2" table:formula="of:=EXP([.G104]+[.G186]^2/2)" office:value-type="float" office:value="16.1769876163938" calcext:value-type="float">
            <text:p>16.1769876164</text:p>
          </table:table-cell>
          <table:table-cell table:style-name="ce2" table:formula="of:=EXP([.H104]+[.H186]^2/2)" office:value-type="float" office:value="16.7616690443918" calcext:value-type="float">
            <text:p>16.7616690444</text:p>
          </table:table-cell>
          <table:table-cell table:style-name="ce2" table:formula="of:=EXP([.I104]+[.I186]^2/2)" office:value-type="float" office:value="17.3174539686697" calcext:value-type="float">
            <text:p>17.3174539687</text:p>
          </table:table-cell>
          <table:table-cell table:style-name="ce2" table:formula="of:=EXP([.J104]+[.J186]^2/2)" office:value-type="float" office:value="17.8477620847609" calcext:value-type="float">
            <text:p>17.8477620848</text:p>
          </table:table-cell>
          <table:table-cell table:style-name="ce2" table:formula="of:=EXP([.K104]+[.K186]^2/2)" office:value-type="float" office:value="18.3554165721264" calcext:value-type="float">
            <text:p>18.3554165721</text:p>
          </table:table-cell>
          <table:table-cell table:style-name="ce2" table:formula="of:=EXP([.L104]+[.L186]^2/2)" office:value-type="float" office:value="18.8427753267544" calcext:value-type="float">
            <text:p>18.8427753268</text:p>
          </table:table-cell>
          <table:table-cell table:style-name="ce2" table:formula="of:=EXP([.M104]+[.M186]^2/2)" office:value-type="float" office:value="19.3118285562537" calcext:value-type="float">
            <text:p>19.3118285563</text:p>
          </table:table-cell>
          <table:table-cell table:style-name="ce2" table:formula="of:=EXP([.N104]+[.N186]^2/2)" office:value-type="float" office:value="19.7642722982473" calcext:value-type="float">
            <text:p>19.7642722982</text:p>
          </table:table-cell>
          <table:table-cell table:style-name="ce2" table:formula="of:=EXP([.O104]+[.O186]^2/2)" office:value-type="float" office:value="20.2015644793813" calcext:value-type="float">
            <text:p>20.2015644794</text:p>
          </table:table-cell>
          <table:table-cell table:style-name="ce2" table:formula="of:=EXP([.P104]+[.P186]^2/2)" office:value-type="float" office:value="20.6249682568912" calcext:value-type="float">
            <text:p>20.6249682569</text:p>
          </table:table-cell>
          <table:table-cell table:style-name="ce2" table:formula="of:=EXP([.Q104]+[.Q186]^2/2)" office:value-type="float" office:value="21.0355858797288" calcext:value-type="float">
            <text:p>21.0355858797</text:p>
          </table:table-cell>
          <table:table-cell table:style-name="ce2" table:formula="of:=EXP([.R104]+[.R186]^2/2)" office:value-type="float" office:value="21.4343854667287" calcext:value-type="float">
            <text:p>21.4343854667</text:p>
          </table:table-cell>
          <table:table-cell table:style-name="ce2" table:formula="of:=EXP([.S104]+[.S186]^2/2)" office:value-type="float" office:value="21.8222224007341" calcext:value-type="float">
            <text:p>21.8222224007</text:p>
          </table:table-cell>
          <table:table-cell table:style-name="ce2" table:formula="of:=EXP([.T104]+[.T186]^2/2)" office:value-type="float" office:value="22.1998565809554" calcext:value-type="float">
            <text:p>22.199856581</text:p>
          </table:table-cell>
          <table:table-cell table:style-name="ce2" table:formula="of:=EXP([.U104]+[.U186]^2/2)" office:value-type="float" office:value="22.5679664687489" calcext:value-type="float">
            <text:p>22.5679664687</text:p>
          </table:table-cell>
          <table:table-cell table:style-name="ce2" table:formula="of:=EXP([.V104]+[.V186]^2/2)" office:value-type="float" office:value="22.9271606202422" calcext:value-type="float">
            <text:p>22.9271606202</text:p>
          </table:table-cell>
          <table:table-cell table:formula="of:=[.$AR$32]" office:value-type="float" office:value="1" calcext:value-type="float">
            <text:p>1</text:p>
          </table:table-cell>
          <table:table-cell table:style-name="ce6" table:formula="of:=[.$AR104]*[.X104]" office:value-type="float" office:value="13.4480785635078" calcext:value-type="float">
            <text:p>13.4480785635</text:p>
          </table:table-cell>
          <table:table-cell table:style-name="ce6" table:formula="of:=[.$AR104]*[.Y104]" office:value-type="float" office:value="14.2022015149372" calcext:value-type="float">
            <text:p>14.2022015149</text:p>
          </table:table-cell>
          <table:table-cell table:style-name="ce6" table:formula="of:=[.$AR104]*[.Z104]" office:value-type="float" office:value="14.9031394388583" calcext:value-type="float">
            <text:p>14.9031394389</text:p>
          </table:table-cell>
          <table:table-cell table:style-name="ce6" table:formula="of:=[.$AR104]*[.AA104]" office:value-type="float" office:value="15.5592152376996" calcext:value-type="float">
            <text:p>15.5592152377</text:p>
          </table:table-cell>
          <table:table-cell table:style-name="ce6" table:formula="of:=[.$AR104]*[.AB104]" office:value-type="float" office:value="16.1769876163938" calcext:value-type="float">
            <text:p>16.1769876164</text:p>
          </table:table-cell>
          <table:table-cell table:style-name="ce6" table:formula="of:=[.$AR104]*[.AC104]" office:value-type="float" office:value="16.7616690443918" calcext:value-type="float">
            <text:p>16.7616690444</text:p>
          </table:table-cell>
          <table:table-cell table:style-name="ce6" table:formula="of:=[.$AR104]*[.AD104]" office:value-type="float" office:value="17.3174539686697" calcext:value-type="float">
            <text:p>17.3174539687</text:p>
          </table:table-cell>
          <table:table-cell table:style-name="ce6" table:formula="of:=[.$AR104]*[.AE104]" office:value-type="float" office:value="17.8477620847609" calcext:value-type="float">
            <text:p>17.8477620848</text:p>
          </table:table-cell>
          <table:table-cell table:style-name="ce6" table:formula="of:=[.$AR104]*[.AF104]" office:value-type="float" office:value="18.3554165721264" calcext:value-type="float">
            <text:p>18.3554165721</text:p>
          </table:table-cell>
          <table:table-cell table:style-name="ce6" table:formula="of:=[.$AR104]*[.AG104]" office:value-type="float" office:value="18.8427753267544" calcext:value-type="float">
            <text:p>18.8427753268</text:p>
          </table:table-cell>
          <table:table-cell table:style-name="ce6" table:formula="of:=[.$AR104]*[.AH104]" office:value-type="float" office:value="19.3118285562537" calcext:value-type="float">
            <text:p>19.3118285563</text:p>
          </table:table-cell>
          <table:table-cell table:style-name="ce6" table:formula="of:=[.$AR104]*[.AI104]" office:value-type="float" office:value="19.7642722982473" calcext:value-type="float">
            <text:p>19.7642722982</text:p>
          </table:table-cell>
          <table:table-cell table:style-name="ce6" table:formula="of:=[.$AR104]*[.AJ104]" office:value-type="float" office:value="20.2015644793813" calcext:value-type="float">
            <text:p>20.2015644794</text:p>
          </table:table-cell>
          <table:table-cell table:style-name="ce6" table:formula="of:=[.$AR104]*[.AK104]" office:value-type="float" office:value="20.6249682568912" calcext:value-type="float">
            <text:p>20.6249682569</text:p>
          </table:table-cell>
          <table:table-cell table:style-name="ce6" table:formula="of:=[.$AR104]*[.AL104]" office:value-type="float" office:value="21.0355858797288" calcext:value-type="float">
            <text:p>21.0355858797</text:p>
          </table:table-cell>
          <table:table-cell table:style-name="ce6" table:formula="of:=[.$AR104]*[.AM104]" office:value-type="float" office:value="21.4343854667287" calcext:value-type="float">
            <text:p>21.4343854667</text:p>
          </table:table-cell>
          <table:table-cell table:style-name="ce6" table:formula="of:=[.$AR104]*[.AN104]" office:value-type="float" office:value="21.8222224007341" calcext:value-type="float">
            <text:p>21.8222224007</text:p>
          </table:table-cell>
          <table:table-cell table:style-name="ce6" table:formula="of:=[.$AR104]*[.AO104]" office:value-type="float" office:value="22.1998565809554" calcext:value-type="float">
            <text:p>22.199856581</text:p>
          </table:table-cell>
          <table:table-cell table:style-name="ce6" table:formula="of:=[.$AR104]*[.AP104]" office:value-type="float" office:value="22.5679664687489" calcext:value-type="float">
            <text:p>22.5679664687</text:p>
          </table:table-cell>
          <table:table-cell table:style-name="ce6" table:formula="of:=[.$AR104]*[.AQ104]" office:value-type="float" office:value="22.9271606202422" calcext:value-type="float">
            <text:p>22.9271606202</text:p>
          </table:table-cell>
          <table:table-cell/>
          <table:table-cell table:formula="of:=LN([.AS104])-[.C186]^2/2" office:value-type="float" office:value="2.589320476" calcext:value-type="float">
            <text:p>2.589320476</text:p>
          </table:table-cell>
          <table:table-cell table:formula="of:=LN([.AT104])-[.D186]^2/2" office:value-type="float" office:value="2.6462634032" calcext:value-type="float">
            <text:p>2.6462634032</text:p>
          </table:table-cell>
          <table:table-cell table:formula="of:=LN([.AU104])-[.E186]^2/2" office:value-type="float" office:value="2.696026262" calcext:value-type="float">
            <text:p>2.696026262</text:p>
          </table:table-cell>
          <table:table-cell table:formula="of:=LN([.AV104])-[.F186]^2/2" office:value-type="float" office:value="2.7402186795" calcext:value-type="float">
            <text:p>2.7402186795</text:p>
          </table:table-cell>
          <table:table-cell table:formula="of:=LN([.AW104])-[.G186]^2/2" office:value-type="float" office:value="2.7799631606" calcext:value-type="float">
            <text:p>2.7799631606</text:p>
          </table:table-cell>
          <table:table-cell table:formula="of:=LN([.AX104])-[.H186]^2/2" office:value-type="float" office:value="2.8160737577" calcext:value-type="float">
            <text:p>2.8160737577</text:p>
          </table:table-cell>
          <table:table-cell table:formula="of:=LN([.AY104])-[.I186]^2/2" office:value-type="float" office:value="2.84915966" calcext:value-type="float">
            <text:p>2.84915966</text:p>
          </table:table-cell>
          <table:table-cell table:formula="of:=LN([.AZ104])-[.J186]^2/2" office:value-type="float" office:value="2.8796886464" calcext:value-type="float">
            <text:p>2.8796886464</text:p>
          </table:table-cell>
          <table:table-cell table:formula="of:=LN([.BA104])-[.K186]^2/2" office:value-type="float" office:value="2.9080277258" calcext:value-type="float">
            <text:p>2.9080277258</text:p>
          </table:table-cell>
          <table:table-cell table:formula="of:=LN([.BB104])-[.L186]^2/2" office:value-type="float" office:value="2.9344701527" calcext:value-type="float">
            <text:p>2.9344701527</text:p>
          </table:table-cell>
          <table:table-cell table:formula="of:=LN([.BC104])-[.M186]^2/2" office:value-type="float" office:value="2.9592539546" calcext:value-type="float">
            <text:p>2.9592539546</text:p>
          </table:table-cell>
          <table:table-cell table:formula="of:=LN([.BD104])-[.N186]^2/2" office:value-type="float" office:value="2.9825749846" calcext:value-type="float">
            <text:p>2.9825749846</text:p>
          </table:table-cell>
          <table:table-cell table:formula="of:=LN([.BE104])-[.O186]^2/2" office:value-type="float" office:value="3.0045963308" calcext:value-type="float">
            <text:p>3.0045963308</text:p>
          </table:table-cell>
          <table:table-cell table:formula="of:=LN([.BF104])-[.P186]^2/2" office:value-type="float" office:value="3.0254552411" calcext:value-type="float">
            <text:p>3.0254552411</text:p>
          </table:table-cell>
          <table:table-cell table:formula="of:=LN([.BG104])-[.Q186]^2/2" office:value-type="float" office:value="3.0452683091" calcext:value-type="float">
            <text:p>3.0452683091</text:p>
          </table:table-cell>
          <table:table-cell table:formula="of:=LN([.BH104])-[.R186]^2/2" office:value-type="float" office:value="3.0641354212" calcext:value-type="float">
            <text:p>3.0641354212</text:p>
          </table:table-cell>
          <table:table-cell table:formula="of:=LN([.BI104])-[.S186]^2/2" office:value-type="float" office:value="3.0821428038" calcext:value-type="float">
            <text:p>3.0821428038</text:p>
          </table:table-cell>
          <table:table-cell table:formula="of:=LN([.BJ104])-[.T186]^2/2" office:value-type="float" office:value="3.0993654057" calcext:value-type="float">
            <text:p>3.0993654057</text:p>
          </table:table-cell>
          <table:table-cell table:formula="of:=LN([.BK104])-[.U186]^2/2" office:value-type="float" office:value="3.1158687829" calcext:value-type="float">
            <text:p>3.1158687829</text:p>
          </table:table-cell>
          <table:table-cell table:formula="of:=LN([.BL104])-[.V186]^2/2" office:value-type="float" office:value="3.1317106056" calcext:value-type="float">
            <text:p>3.131710605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.1122816867" calcext:value-type="float">
            <text:p>3.1122816867</text:p>
          </table:table-cell>
          <table:table-cell office:value-type="float" office:value="3.1807252923" calcext:value-type="float">
            <text:p>3.1807252923</text:p>
          </table:table-cell>
          <table:table-cell office:value-type="float" office:value="3.2405386817" calcext:value-type="float">
            <text:p>3.2405386817</text:p>
          </table:table-cell>
          <table:table-cell office:value-type="float" office:value="3.2936565762" calcext:value-type="float">
            <text:p>3.2936565762</text:p>
          </table:table-cell>
          <table:table-cell office:value-type="float" office:value="3.3414281912" calcext:value-type="float">
            <text:p>3.3414281912</text:p>
          </table:table-cell>
          <table:table-cell office:value-type="float" office:value="3.3848319919" calcext:value-type="float">
            <text:p>3.3848319919</text:p>
          </table:table-cell>
          <table:table-cell office:value-type="float" office:value="3.4246002048" calcext:value-type="float">
            <text:p>3.4246002048</text:p>
          </table:table-cell>
          <table:table-cell office:value-type="float" office:value="3.4612950851" calcext:value-type="float">
            <text:p>3.4612950851</text:p>
          </table:table-cell>
          <table:table-cell office:value-type="float" office:value="3.4953577663" calcext:value-type="float">
            <text:p>3.4953577663</text:p>
          </table:table-cell>
          <table:table-cell office:value-type="float" office:value="3.5271407309" calcext:value-type="float">
            <text:p>3.5271407309</text:p>
          </table:table-cell>
          <table:table-cell office:value-type="float" office:value="3.5569300806" calcext:value-type="float">
            <text:p>3.5569300806</text:p>
          </table:table-cell>
          <table:table-cell office:value-type="float" office:value="3.5849612243" calcext:value-type="float">
            <text:p>3.5849612243</text:p>
          </table:table-cell>
          <table:table-cell office:value-type="float" office:value="3.6114301891" calcext:value-type="float">
            <text:p>3.6114301891</text:p>
          </table:table-cell>
          <table:table-cell office:value-type="float" office:value="3.6365019425" calcext:value-type="float">
            <text:p>3.6365019425</text:p>
          </table:table-cell>
          <table:table-cell office:value-type="float" office:value="3.6603166264" calcext:value-type="float">
            <text:p>3.6603166264</text:p>
          </table:table-cell>
          <table:table-cell office:value-type="float" office:value="3.6829943012" calcext:value-type="float">
            <text:p>3.6829943012</text:p>
          </table:table-cell>
          <table:table-cell office:value-type="float" office:value="3.7046386081" calcext:value-type="float">
            <text:p>3.7046386081</text:p>
          </table:table-cell>
          <table:table-cell office:value-type="float" office:value="3.7253396333" calcext:value-type="float">
            <text:p>3.7253396333</text:p>
          </table:table-cell>
          <table:table-cell office:value-type="float" office:value="3.7451761731" calcext:value-type="float">
            <text:p>3.7451761731</text:p>
          </table:table-cell>
          <table:table-cell office:value-type="float" office:value="3.7642175452" calcext:value-type="float">
            <text:p>3.7642175452</text:p>
          </table:table-cell>
          <table:table-cell/>
          <table:table-cell table:style-name="ce2" table:formula="of:=EXP([.C105]+[.C187]^2/2)" office:value-type="float" office:value="22.6871219564794" calcext:value-type="float">
            <text:p>22.6871219565</text:p>
          </table:table-cell>
          <table:table-cell table:style-name="ce2" table:formula="of:=EXP([.D105]+[.D187]^2/2)" office:value-type="float" office:value="24.2364785898854" calcext:value-type="float">
            <text:p>24.2364785899</text:p>
          </table:table-cell>
          <table:table-cell table:style-name="ce2" table:formula="of:=EXP([.E105]+[.E187]^2/2)" office:value-type="float" office:value="25.6895504271325" calcext:value-type="float">
            <text:p>25.6895504271</text:p>
          </table:table-cell>
          <table:table-cell table:style-name="ce2" table:formula="of:=EXP([.F105]+[.F187]^2/2)" office:value-type="float" office:value="27.0609297120774" calcext:value-type="float">
            <text:p>27.0609297121</text:p>
          </table:table-cell>
          <table:table-cell table:style-name="ce2" table:formula="of:=EXP([.G105]+[.G187]^2/2)" office:value-type="float" office:value="28.3621283213554" calcext:value-type="float">
            <text:p>28.3621283214</text:p>
          </table:table-cell>
          <table:table-cell table:style-name="ce2" table:formula="of:=EXP([.H105]+[.H187]^2/2)" office:value-type="float" office:value="29.6023251107313" calcext:value-type="float">
            <text:p>29.6023251107</text:p>
          </table:table-cell>
          <table:table-cell table:style-name="ce2" table:formula="of:=EXP([.I105]+[.I187]^2/2)" office:value-type="float" office:value="30.7889370149356" calcext:value-type="float">
            <text:p>30.7889370149</text:p>
          </table:table-cell>
          <table:table-cell table:style-name="ce2" table:formula="of:=EXP([.J105]+[.J187]^2/2)" office:value-type="float" office:value="31.928038247103" calcext:value-type="float">
            <text:p>31.9280382471</text:p>
          </table:table-cell>
          <table:table-cell table:style-name="ce2" table:formula="of:=EXP([.K105]+[.K187]^2/2)" office:value-type="float" office:value="33.0246665177815" calcext:value-type="float">
            <text:p>33.0246665178</text:p>
          </table:table-cell>
          <table:table-cell table:style-name="ce2" table:formula="of:=EXP([.L105]+[.L187]^2/2)" office:value-type="float" office:value="34.0830484176803" calcext:value-type="float">
            <text:p>34.0830484177</text:p>
          </table:table-cell>
          <table:table-cell table:style-name="ce2" table:formula="of:=EXP([.M105]+[.M187]^2/2)" office:value-type="float" office:value="35.1067673098953" calcext:value-type="float">
            <text:p>35.1067673099</text:p>
          </table:table-cell>
          <table:table-cell table:style-name="ce2" table:formula="of:=EXP([.N105]+[.N187]^2/2)" office:value-type="float" office:value="36.0988900408507" calcext:value-type="float">
            <text:p>36.0988900409</text:p>
          </table:table-cell>
          <table:table-cell table:style-name="ce2" table:formula="of:=EXP([.O105]+[.O187]^2/2)" office:value-type="float" office:value="37.0620638667984" calcext:value-type="float">
            <text:p>37.0620638668</text:p>
          </table:table-cell>
          <table:table-cell table:style-name="ce2" table:formula="of:=EXP([.P105]+[.P187]^2/2)" office:value-type="float" office:value="37.9985915497698" calcext:value-type="float">
            <text:p>37.9985915498</text:p>
          </table:table-cell>
          <table:table-cell table:style-name="ce2" table:formula="of:=EXP([.Q105]+[.Q187]^2/2)" office:value-type="float" office:value="38.9104902524284" calcext:value-type="float">
            <text:p>38.9104902524</text:p>
          </table:table-cell>
          <table:table-cell table:style-name="ce2" table:formula="of:=EXP([.R105]+[.R187]^2/2)" office:value-type="float" office:value="39.7995382323378" calcext:value-type="float">
            <text:p>39.7995382323</text:p>
          </table:table-cell>
          <table:table-cell table:style-name="ce2" table:formula="of:=EXP([.S105]+[.S187]^2/2)" office:value-type="float" office:value="40.667312255095" calcext:value-type="float">
            <text:p>40.6673122551</text:p>
          </table:table-cell>
          <table:table-cell table:style-name="ce2" table:formula="of:=EXP([.T105]+[.T187]^2/2)" office:value-type="float" office:value="41.5152178889792" calcext:value-type="float">
            <text:p>41.515217889</text:p>
          </table:table-cell>
          <table:table-cell table:style-name="ce2" table:formula="of:=EXP([.U105]+[.U187]^2/2)" office:value-type="float" office:value="42.3445142098344" calcext:value-type="float">
            <text:p>42.3445142098</text:p>
          </table:table-cell>
          <table:table-cell table:style-name="ce2" table:formula="of:=EXP([.V105]+[.V187]^2/2)" office:value-type="float" office:value="43.1563341560975" calcext:value-type="float">
            <text:p>43.1563341561</text:p>
          </table:table-cell>
          <table:table-cell table:formula="of:=[.$AR$33]" office:value-type="float" office:value="1" calcext:value-type="float">
            <text:p>1</text:p>
          </table:table-cell>
          <table:table-cell table:style-name="ce6" table:formula="of:=[.$AR105]*[.X105]" office:value-type="float" office:value="22.6871219564794" calcext:value-type="float">
            <text:p>22.6871219565</text:p>
          </table:table-cell>
          <table:table-cell table:style-name="ce6" table:formula="of:=[.$AR105]*[.Y105]" office:value-type="float" office:value="24.2364785898854" calcext:value-type="float">
            <text:p>24.2364785899</text:p>
          </table:table-cell>
          <table:table-cell table:style-name="ce6" table:formula="of:=[.$AR105]*[.Z105]" office:value-type="float" office:value="25.6895504271325" calcext:value-type="float">
            <text:p>25.6895504271</text:p>
          </table:table-cell>
          <table:table-cell table:style-name="ce6" table:formula="of:=[.$AR105]*[.AA105]" office:value-type="float" office:value="27.0609297120774" calcext:value-type="float">
            <text:p>27.0609297121</text:p>
          </table:table-cell>
          <table:table-cell table:style-name="ce6" table:formula="of:=[.$AR105]*[.AB105]" office:value-type="float" office:value="28.3621283213554" calcext:value-type="float">
            <text:p>28.3621283214</text:p>
          </table:table-cell>
          <table:table-cell table:style-name="ce6" table:formula="of:=[.$AR105]*[.AC105]" office:value-type="float" office:value="29.6023251107313" calcext:value-type="float">
            <text:p>29.6023251107</text:p>
          </table:table-cell>
          <table:table-cell table:style-name="ce6" table:formula="of:=[.$AR105]*[.AD105]" office:value-type="float" office:value="30.7889370149356" calcext:value-type="float">
            <text:p>30.7889370149</text:p>
          </table:table-cell>
          <table:table-cell table:style-name="ce6" table:formula="of:=[.$AR105]*[.AE105]" office:value-type="float" office:value="31.928038247103" calcext:value-type="float">
            <text:p>31.9280382471</text:p>
          </table:table-cell>
          <table:table-cell table:style-name="ce6" table:formula="of:=[.$AR105]*[.AF105]" office:value-type="float" office:value="33.0246665177815" calcext:value-type="float">
            <text:p>33.0246665178</text:p>
          </table:table-cell>
          <table:table-cell table:style-name="ce6" table:formula="of:=[.$AR105]*[.AG105]" office:value-type="float" office:value="34.0830484176803" calcext:value-type="float">
            <text:p>34.0830484177</text:p>
          </table:table-cell>
          <table:table-cell table:style-name="ce6" table:formula="of:=[.$AR105]*[.AH105]" office:value-type="float" office:value="35.1067673098953" calcext:value-type="float">
            <text:p>35.1067673099</text:p>
          </table:table-cell>
          <table:table-cell table:style-name="ce6" table:formula="of:=[.$AR105]*[.AI105]" office:value-type="float" office:value="36.0988900408507" calcext:value-type="float">
            <text:p>36.0988900409</text:p>
          </table:table-cell>
          <table:table-cell table:style-name="ce6" table:formula="of:=[.$AR105]*[.AJ105]" office:value-type="float" office:value="37.0620638667984" calcext:value-type="float">
            <text:p>37.0620638668</text:p>
          </table:table-cell>
          <table:table-cell table:style-name="ce6" table:formula="of:=[.$AR105]*[.AK105]" office:value-type="float" office:value="37.9985915497698" calcext:value-type="float">
            <text:p>37.9985915498</text:p>
          </table:table-cell>
          <table:table-cell table:style-name="ce6" table:formula="of:=[.$AR105]*[.AL105]" office:value-type="float" office:value="38.9104902524284" calcext:value-type="float">
            <text:p>38.9104902524</text:p>
          </table:table-cell>
          <table:table-cell table:style-name="ce6" table:formula="of:=[.$AR105]*[.AM105]" office:value-type="float" office:value="39.7995382323378" calcext:value-type="float">
            <text:p>39.7995382323</text:p>
          </table:table-cell>
          <table:table-cell table:style-name="ce6" table:formula="of:=[.$AR105]*[.AN105]" office:value-type="float" office:value="40.667312255095" calcext:value-type="float">
            <text:p>40.6673122551</text:p>
          </table:table-cell>
          <table:table-cell table:style-name="ce6" table:formula="of:=[.$AR105]*[.AO105]" office:value-type="float" office:value="41.5152178889792" calcext:value-type="float">
            <text:p>41.515217889</text:p>
          </table:table-cell>
          <table:table-cell table:style-name="ce6" table:formula="of:=[.$AR105]*[.AP105]" office:value-type="float" office:value="42.3445142098344" calcext:value-type="float">
            <text:p>42.3445142098</text:p>
          </table:table-cell>
          <table:table-cell table:style-name="ce6" table:formula="of:=[.$AR105]*[.AQ105]" office:value-type="float" office:value="43.1563341560975" calcext:value-type="float">
            <text:p>43.1563341561</text:p>
          </table:table-cell>
          <table:table-cell/>
          <table:table-cell table:formula="of:=LN([.AS105])-[.C187]^2/2" office:value-type="float" office:value="3.1122816867" calcext:value-type="float">
            <text:p>3.1122816867</text:p>
          </table:table-cell>
          <table:table-cell table:formula="of:=LN([.AT105])-[.D187]^2/2" office:value-type="float" office:value="3.1807252923" calcext:value-type="float">
            <text:p>3.1807252923</text:p>
          </table:table-cell>
          <table:table-cell table:formula="of:=LN([.AU105])-[.E187]^2/2" office:value-type="float" office:value="3.2405386817" calcext:value-type="float">
            <text:p>3.2405386817</text:p>
          </table:table-cell>
          <table:table-cell table:formula="of:=LN([.AV105])-[.F187]^2/2" office:value-type="float" office:value="3.2936565762" calcext:value-type="float">
            <text:p>3.2936565762</text:p>
          </table:table-cell>
          <table:table-cell table:formula="of:=LN([.AW105])-[.G187]^2/2" office:value-type="float" office:value="3.3414281912" calcext:value-type="float">
            <text:p>3.3414281912</text:p>
          </table:table-cell>
          <table:table-cell table:formula="of:=LN([.AX105])-[.H187]^2/2" office:value-type="float" office:value="3.3848319919" calcext:value-type="float">
            <text:p>3.3848319919</text:p>
          </table:table-cell>
          <table:table-cell table:formula="of:=LN([.AY105])-[.I187]^2/2" office:value-type="float" office:value="3.4246002048" calcext:value-type="float">
            <text:p>3.4246002048</text:p>
          </table:table-cell>
          <table:table-cell table:formula="of:=LN([.AZ105])-[.J187]^2/2" office:value-type="float" office:value="3.4612950851" calcext:value-type="float">
            <text:p>3.4612950851</text:p>
          </table:table-cell>
          <table:table-cell table:formula="of:=LN([.BA105])-[.K187]^2/2" office:value-type="float" office:value="3.4953577663" calcext:value-type="float">
            <text:p>3.4953577663</text:p>
          </table:table-cell>
          <table:table-cell table:formula="of:=LN([.BB105])-[.L187]^2/2" office:value-type="float" office:value="3.5271407309" calcext:value-type="float">
            <text:p>3.5271407309</text:p>
          </table:table-cell>
          <table:table-cell table:formula="of:=LN([.BC105])-[.M187]^2/2" office:value-type="float" office:value="3.5569300806" calcext:value-type="float">
            <text:p>3.5569300806</text:p>
          </table:table-cell>
          <table:table-cell table:formula="of:=LN([.BD105])-[.N187]^2/2" office:value-type="float" office:value="3.5849612243" calcext:value-type="float">
            <text:p>3.5849612243</text:p>
          </table:table-cell>
          <table:table-cell table:formula="of:=LN([.BE105])-[.O187]^2/2" office:value-type="float" office:value="3.6114301891" calcext:value-type="float">
            <text:p>3.6114301891</text:p>
          </table:table-cell>
          <table:table-cell table:formula="of:=LN([.BF105])-[.P187]^2/2" office:value-type="float" office:value="3.6365019425" calcext:value-type="float">
            <text:p>3.6365019425</text:p>
          </table:table-cell>
          <table:table-cell table:formula="of:=LN([.BG105])-[.Q187]^2/2" office:value-type="float" office:value="3.6603166264" calcext:value-type="float">
            <text:p>3.6603166264</text:p>
          </table:table-cell>
          <table:table-cell table:formula="of:=LN([.BH105])-[.R187]^2/2" office:value-type="float" office:value="3.6829943012" calcext:value-type="float">
            <text:p>3.6829943012</text:p>
          </table:table-cell>
          <table:table-cell table:formula="of:=LN([.BI105])-[.S187]^2/2" office:value-type="float" office:value="3.7046386081" calcext:value-type="float">
            <text:p>3.7046386081</text:p>
          </table:table-cell>
          <table:table-cell table:formula="of:=LN([.BJ105])-[.T187]^2/2" office:value-type="float" office:value="3.7253396333" calcext:value-type="float">
            <text:p>3.7253396333</text:p>
          </table:table-cell>
          <table:table-cell table:formula="of:=LN([.BK105])-[.U187]^2/2" office:value-type="float" office:value="3.7451761731" calcext:value-type="float">
            <text:p>3.7451761731</text:p>
          </table:table-cell>
          <table:table-cell table:formula="of:=LN([.BL105])-[.V187]^2/2" office:value-type="float" office:value="3.7642175452" calcext:value-type="float">
            <text:p>3.764217545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.589320476" calcext:value-type="float">
            <text:p>2.589320476</text:p>
          </table:table-cell>
          <table:table-cell office:value-type="float" office:value="2.6462634032" calcext:value-type="float">
            <text:p>2.6462634032</text:p>
          </table:table-cell>
          <table:table-cell office:value-type="float" office:value="2.696026262" calcext:value-type="float">
            <text:p>2.696026262</text:p>
          </table:table-cell>
          <table:table-cell office:value-type="float" office:value="2.7402186795" calcext:value-type="float">
            <text:p>2.7402186795</text:p>
          </table:table-cell>
          <table:table-cell office:value-type="float" office:value="2.7799631606" calcext:value-type="float">
            <text:p>2.7799631606</text:p>
          </table:table-cell>
          <table:table-cell office:value-type="float" office:value="2.8160737577" calcext:value-type="float">
            <text:p>2.8160737577</text:p>
          </table:table-cell>
          <table:table-cell office:value-type="float" office:value="2.84915966" calcext:value-type="float">
            <text:p>2.84915966</text:p>
          </table:table-cell>
          <table:table-cell office:value-type="float" office:value="2.8796886464" calcext:value-type="float">
            <text:p>2.8796886464</text:p>
          </table:table-cell>
          <table:table-cell office:value-type="float" office:value="2.9080277258" calcext:value-type="float">
            <text:p>2.9080277258</text:p>
          </table:table-cell>
          <table:table-cell office:value-type="float" office:value="2.9344701527" calcext:value-type="float">
            <text:p>2.9344701527</text:p>
          </table:table-cell>
          <table:table-cell office:value-type="float" office:value="2.9592539546" calcext:value-type="float">
            <text:p>2.9592539546</text:p>
          </table:table-cell>
          <table:table-cell office:value-type="float" office:value="2.9825749846" calcext:value-type="float">
            <text:p>2.9825749846</text:p>
          </table:table-cell>
          <table:table-cell office:value-type="float" office:value="3.0045963308" calcext:value-type="float">
            <text:p>3.0045963308</text:p>
          </table:table-cell>
          <table:table-cell office:value-type="float" office:value="3.0254552411" calcext:value-type="float">
            <text:p>3.0254552411</text:p>
          </table:table-cell>
          <table:table-cell office:value-type="float" office:value="3.0452683091" calcext:value-type="float">
            <text:p>3.0452683091</text:p>
          </table:table-cell>
          <table:table-cell office:value-type="float" office:value="3.0641354212" calcext:value-type="float">
            <text:p>3.0641354212</text:p>
          </table:table-cell>
          <table:table-cell office:value-type="float" office:value="3.0821428038" calcext:value-type="float">
            <text:p>3.0821428038</text:p>
          </table:table-cell>
          <table:table-cell office:value-type="float" office:value="3.0993654057" calcext:value-type="float">
            <text:p>3.0993654057</text:p>
          </table:table-cell>
          <table:table-cell office:value-type="float" office:value="3.1158687829" calcext:value-type="float">
            <text:p>3.1158687829</text:p>
          </table:table-cell>
          <table:table-cell office:value-type="float" office:value="3.1317106056" calcext:value-type="float">
            <text:p>3.1317106056</text:p>
          </table:table-cell>
          <table:table-cell/>
          <table:table-cell table:style-name="ce2" table:formula="of:=EXP([.C106]+[.C188]^2/2)" office:value-type="float" office:value="13.4480785635078" calcext:value-type="float">
            <text:p>13.4480785635</text:p>
          </table:table-cell>
          <table:table-cell table:style-name="ce2" table:formula="of:=EXP([.D106]+[.D188]^2/2)" office:value-type="float" office:value="14.2022015149372" calcext:value-type="float">
            <text:p>14.2022015149</text:p>
          </table:table-cell>
          <table:table-cell table:style-name="ce2" table:formula="of:=EXP([.E106]+[.E188]^2/2)" office:value-type="float" office:value="14.9031394388583" calcext:value-type="float">
            <text:p>14.9031394389</text:p>
          </table:table-cell>
          <table:table-cell table:style-name="ce2" table:formula="of:=EXP([.F106]+[.F188]^2/2)" office:value-type="float" office:value="15.5592152376996" calcext:value-type="float">
            <text:p>15.5592152377</text:p>
          </table:table-cell>
          <table:table-cell table:style-name="ce2" table:formula="of:=EXP([.G106]+[.G188]^2/2)" office:value-type="float" office:value="16.1769876163938" calcext:value-type="float">
            <text:p>16.1769876164</text:p>
          </table:table-cell>
          <table:table-cell table:style-name="ce2" table:formula="of:=EXP([.H106]+[.H188]^2/2)" office:value-type="float" office:value="16.7616690443918" calcext:value-type="float">
            <text:p>16.7616690444</text:p>
          </table:table-cell>
          <table:table-cell table:style-name="ce2" table:formula="of:=EXP([.I106]+[.I188]^2/2)" office:value-type="float" office:value="17.3174539686697" calcext:value-type="float">
            <text:p>17.3174539687</text:p>
          </table:table-cell>
          <table:table-cell table:style-name="ce2" table:formula="of:=EXP([.J106]+[.J188]^2/2)" office:value-type="float" office:value="17.8477620847609" calcext:value-type="float">
            <text:p>17.8477620848</text:p>
          </table:table-cell>
          <table:table-cell table:style-name="ce2" table:formula="of:=EXP([.K106]+[.K188]^2/2)" office:value-type="float" office:value="18.3554165721264" calcext:value-type="float">
            <text:p>18.3554165721</text:p>
          </table:table-cell>
          <table:table-cell table:style-name="ce2" table:formula="of:=EXP([.L106]+[.L188]^2/2)" office:value-type="float" office:value="18.8427753267544" calcext:value-type="float">
            <text:p>18.8427753268</text:p>
          </table:table-cell>
          <table:table-cell table:style-name="ce2" table:formula="of:=EXP([.M106]+[.M188]^2/2)" office:value-type="float" office:value="19.3118285562537" calcext:value-type="float">
            <text:p>19.3118285563</text:p>
          </table:table-cell>
          <table:table-cell table:style-name="ce2" table:formula="of:=EXP([.N106]+[.N188]^2/2)" office:value-type="float" office:value="19.7642722982473" calcext:value-type="float">
            <text:p>19.7642722982</text:p>
          </table:table-cell>
          <table:table-cell table:style-name="ce2" table:formula="of:=EXP([.O106]+[.O188]^2/2)" office:value-type="float" office:value="20.2015644793813" calcext:value-type="float">
            <text:p>20.2015644794</text:p>
          </table:table-cell>
          <table:table-cell table:style-name="ce2" table:formula="of:=EXP([.P106]+[.P188]^2/2)" office:value-type="float" office:value="20.6249682568912" calcext:value-type="float">
            <text:p>20.6249682569</text:p>
          </table:table-cell>
          <table:table-cell table:style-name="ce2" table:formula="of:=EXP([.Q106]+[.Q188]^2/2)" office:value-type="float" office:value="21.0355858797288" calcext:value-type="float">
            <text:p>21.0355858797</text:p>
          </table:table-cell>
          <table:table-cell table:style-name="ce2" table:formula="of:=EXP([.R106]+[.R188]^2/2)" office:value-type="float" office:value="21.4343854667287" calcext:value-type="float">
            <text:p>21.4343854667</text:p>
          </table:table-cell>
          <table:table-cell table:style-name="ce2" table:formula="of:=EXP([.S106]+[.S188]^2/2)" office:value-type="float" office:value="21.8222224007341" calcext:value-type="float">
            <text:p>21.8222224007</text:p>
          </table:table-cell>
          <table:table-cell table:style-name="ce2" table:formula="of:=EXP([.T106]+[.T188]^2/2)" office:value-type="float" office:value="22.1998565809554" calcext:value-type="float">
            <text:p>22.199856581</text:p>
          </table:table-cell>
          <table:table-cell table:style-name="ce2" table:formula="of:=EXP([.U106]+[.U188]^2/2)" office:value-type="float" office:value="22.5679664687489" calcext:value-type="float">
            <text:p>22.5679664687</text:p>
          </table:table-cell>
          <table:table-cell table:style-name="ce2" table:formula="of:=EXP([.V106]+[.V188]^2/2)" office:value-type="float" office:value="22.9271606202422" calcext:value-type="float">
            <text:p>22.9271606202</text:p>
          </table:table-cell>
          <table:table-cell table:formula="of:=[.$AR$34]" office:value-type="float" office:value="1" calcext:value-type="float">
            <text:p>1</text:p>
          </table:table-cell>
          <table:table-cell table:style-name="ce6" table:formula="of:=[.$AR106]*[.X106]" office:value-type="float" office:value="13.4480785635078" calcext:value-type="float">
            <text:p>13.4480785635</text:p>
          </table:table-cell>
          <table:table-cell table:style-name="ce6" table:formula="of:=[.$AR106]*[.Y106]" office:value-type="float" office:value="14.2022015149372" calcext:value-type="float">
            <text:p>14.2022015149</text:p>
          </table:table-cell>
          <table:table-cell table:style-name="ce6" table:formula="of:=[.$AR106]*[.Z106]" office:value-type="float" office:value="14.9031394388583" calcext:value-type="float">
            <text:p>14.9031394389</text:p>
          </table:table-cell>
          <table:table-cell table:style-name="ce6" table:formula="of:=[.$AR106]*[.AA106]" office:value-type="float" office:value="15.5592152376996" calcext:value-type="float">
            <text:p>15.5592152377</text:p>
          </table:table-cell>
          <table:table-cell table:style-name="ce6" table:formula="of:=[.$AR106]*[.AB106]" office:value-type="float" office:value="16.1769876163938" calcext:value-type="float">
            <text:p>16.1769876164</text:p>
          </table:table-cell>
          <table:table-cell table:style-name="ce6" table:formula="of:=[.$AR106]*[.AC106]" office:value-type="float" office:value="16.7616690443918" calcext:value-type="float">
            <text:p>16.7616690444</text:p>
          </table:table-cell>
          <table:table-cell table:style-name="ce6" table:formula="of:=[.$AR106]*[.AD106]" office:value-type="float" office:value="17.3174539686697" calcext:value-type="float">
            <text:p>17.3174539687</text:p>
          </table:table-cell>
          <table:table-cell table:style-name="ce6" table:formula="of:=[.$AR106]*[.AE106]" office:value-type="float" office:value="17.8477620847609" calcext:value-type="float">
            <text:p>17.8477620848</text:p>
          </table:table-cell>
          <table:table-cell table:style-name="ce6" table:formula="of:=[.$AR106]*[.AF106]" office:value-type="float" office:value="18.3554165721264" calcext:value-type="float">
            <text:p>18.3554165721</text:p>
          </table:table-cell>
          <table:table-cell table:style-name="ce6" table:formula="of:=[.$AR106]*[.AG106]" office:value-type="float" office:value="18.8427753267544" calcext:value-type="float">
            <text:p>18.8427753268</text:p>
          </table:table-cell>
          <table:table-cell table:style-name="ce6" table:formula="of:=[.$AR106]*[.AH106]" office:value-type="float" office:value="19.3118285562537" calcext:value-type="float">
            <text:p>19.3118285563</text:p>
          </table:table-cell>
          <table:table-cell table:style-name="ce6" table:formula="of:=[.$AR106]*[.AI106]" office:value-type="float" office:value="19.7642722982473" calcext:value-type="float">
            <text:p>19.7642722982</text:p>
          </table:table-cell>
          <table:table-cell table:style-name="ce6" table:formula="of:=[.$AR106]*[.AJ106]" office:value-type="float" office:value="20.2015644793813" calcext:value-type="float">
            <text:p>20.2015644794</text:p>
          </table:table-cell>
          <table:table-cell table:style-name="ce6" table:formula="of:=[.$AR106]*[.AK106]" office:value-type="float" office:value="20.6249682568912" calcext:value-type="float">
            <text:p>20.6249682569</text:p>
          </table:table-cell>
          <table:table-cell table:style-name="ce6" table:formula="of:=[.$AR106]*[.AL106]" office:value-type="float" office:value="21.0355858797288" calcext:value-type="float">
            <text:p>21.0355858797</text:p>
          </table:table-cell>
          <table:table-cell table:style-name="ce6" table:formula="of:=[.$AR106]*[.AM106]" office:value-type="float" office:value="21.4343854667287" calcext:value-type="float">
            <text:p>21.4343854667</text:p>
          </table:table-cell>
          <table:table-cell table:style-name="ce6" table:formula="of:=[.$AR106]*[.AN106]" office:value-type="float" office:value="21.8222224007341" calcext:value-type="float">
            <text:p>21.8222224007</text:p>
          </table:table-cell>
          <table:table-cell table:style-name="ce6" table:formula="of:=[.$AR106]*[.AO106]" office:value-type="float" office:value="22.1998565809554" calcext:value-type="float">
            <text:p>22.199856581</text:p>
          </table:table-cell>
          <table:table-cell table:style-name="ce6" table:formula="of:=[.$AR106]*[.AP106]" office:value-type="float" office:value="22.5679664687489" calcext:value-type="float">
            <text:p>22.5679664687</text:p>
          </table:table-cell>
          <table:table-cell table:style-name="ce6" table:formula="of:=[.$AR106]*[.AQ106]" office:value-type="float" office:value="22.9271606202422" calcext:value-type="float">
            <text:p>22.9271606202</text:p>
          </table:table-cell>
          <table:table-cell/>
          <table:table-cell table:formula="of:=LN([.AS106])-[.C188]^2/2" office:value-type="float" office:value="2.589320476" calcext:value-type="float">
            <text:p>2.589320476</text:p>
          </table:table-cell>
          <table:table-cell table:formula="of:=LN([.AT106])-[.D188]^2/2" office:value-type="float" office:value="2.6462634032" calcext:value-type="float">
            <text:p>2.6462634032</text:p>
          </table:table-cell>
          <table:table-cell table:formula="of:=LN([.AU106])-[.E188]^2/2" office:value-type="float" office:value="2.696026262" calcext:value-type="float">
            <text:p>2.696026262</text:p>
          </table:table-cell>
          <table:table-cell table:formula="of:=LN([.AV106])-[.F188]^2/2" office:value-type="float" office:value="2.7402186795" calcext:value-type="float">
            <text:p>2.7402186795</text:p>
          </table:table-cell>
          <table:table-cell table:formula="of:=LN([.AW106])-[.G188]^2/2" office:value-type="float" office:value="2.7799631606" calcext:value-type="float">
            <text:p>2.7799631606</text:p>
          </table:table-cell>
          <table:table-cell table:formula="of:=LN([.AX106])-[.H188]^2/2" office:value-type="float" office:value="2.8160737577" calcext:value-type="float">
            <text:p>2.8160737577</text:p>
          </table:table-cell>
          <table:table-cell table:formula="of:=LN([.AY106])-[.I188]^2/2" office:value-type="float" office:value="2.84915966" calcext:value-type="float">
            <text:p>2.84915966</text:p>
          </table:table-cell>
          <table:table-cell table:formula="of:=LN([.AZ106])-[.J188]^2/2" office:value-type="float" office:value="2.8796886464" calcext:value-type="float">
            <text:p>2.8796886464</text:p>
          </table:table-cell>
          <table:table-cell table:formula="of:=LN([.BA106])-[.K188]^2/2" office:value-type="float" office:value="2.9080277258" calcext:value-type="float">
            <text:p>2.9080277258</text:p>
          </table:table-cell>
          <table:table-cell table:formula="of:=LN([.BB106])-[.L188]^2/2" office:value-type="float" office:value="2.9344701527" calcext:value-type="float">
            <text:p>2.9344701527</text:p>
          </table:table-cell>
          <table:table-cell table:formula="of:=LN([.BC106])-[.M188]^2/2" office:value-type="float" office:value="2.9592539546" calcext:value-type="float">
            <text:p>2.9592539546</text:p>
          </table:table-cell>
          <table:table-cell table:formula="of:=LN([.BD106])-[.N188]^2/2" office:value-type="float" office:value="2.9825749846" calcext:value-type="float">
            <text:p>2.9825749846</text:p>
          </table:table-cell>
          <table:table-cell table:formula="of:=LN([.BE106])-[.O188]^2/2" office:value-type="float" office:value="3.0045963308" calcext:value-type="float">
            <text:p>3.0045963308</text:p>
          </table:table-cell>
          <table:table-cell table:formula="of:=LN([.BF106])-[.P188]^2/2" office:value-type="float" office:value="3.0254552411" calcext:value-type="float">
            <text:p>3.0254552411</text:p>
          </table:table-cell>
          <table:table-cell table:formula="of:=LN([.BG106])-[.Q188]^2/2" office:value-type="float" office:value="3.0452683091" calcext:value-type="float">
            <text:p>3.0452683091</text:p>
          </table:table-cell>
          <table:table-cell table:formula="of:=LN([.BH106])-[.R188]^2/2" office:value-type="float" office:value="3.0641354212" calcext:value-type="float">
            <text:p>3.0641354212</text:p>
          </table:table-cell>
          <table:table-cell table:formula="of:=LN([.BI106])-[.S188]^2/2" office:value-type="float" office:value="3.0821428038" calcext:value-type="float">
            <text:p>3.0821428038</text:p>
          </table:table-cell>
          <table:table-cell table:formula="of:=LN([.BJ106])-[.T188]^2/2" office:value-type="float" office:value="3.0993654057" calcext:value-type="float">
            <text:p>3.0993654057</text:p>
          </table:table-cell>
          <table:table-cell table:formula="of:=LN([.BK106])-[.U188]^2/2" office:value-type="float" office:value="3.1158687829" calcext:value-type="float">
            <text:p>3.1158687829</text:p>
          </table:table-cell>
          <table:table-cell table:formula="of:=LN([.BL106])-[.V188]^2/2" office:value-type="float" office:value="3.1317106056" calcext:value-type="float">
            <text:p>3.131710605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.1542331968" calcext:value-type="float">
            <text:p>2.1542331968</text:p>
          </table:table-cell>
          <table:table-cell office:value-type="float" office:value="2.2016079212" calcext:value-type="float">
            <text:p>2.2016079212</text:p>
          </table:table-cell>
          <table:table-cell office:value-type="float" office:value="2.2430090546" calcext:value-type="float">
            <text:p>2.2430090546</text:p>
          </table:table-cell>
          <table:table-cell office:value-type="float" office:value="2.2797757561" calcext:value-type="float">
            <text:p>2.2797757561</text:p>
          </table:table-cell>
          <table:table-cell office:value-type="float" office:value="2.3128419143" calcext:value-type="float">
            <text:p>2.3128419143</text:p>
          </table:table-cell>
          <table:table-cell office:value-type="float" office:value="2.3428847953" calcext:value-type="float">
            <text:p>2.3428847953</text:p>
          </table:table-cell>
          <table:table-cell office:value-type="float" office:value="2.3704112255" calcext:value-type="float">
            <text:p>2.3704112255</text:p>
          </table:table-cell>
          <table:table-cell office:value-type="float" office:value="2.3958103819" calcext:value-type="float">
            <text:p>2.3958103819</text:p>
          </table:table-cell>
          <table:table-cell office:value-type="float" office:value="2.4193876046" calcext:value-type="float">
            <text:p>2.4193876046</text:p>
          </table:table-cell>
          <table:table-cell office:value-type="float" office:value="2.4413868722" calcext:value-type="float">
            <text:p>2.4413868722</text:p>
          </table:table-cell>
          <table:table-cell office:value-type="float" office:value="2.462006216" calcext:value-type="float">
            <text:p>2.462006216</text:p>
          </table:table-cell>
          <table:table-cell office:value-type="float" office:value="2.4814085793" calcext:value-type="float">
            <text:p>2.4814085793</text:p>
          </table:table-cell>
          <table:table-cell office:value-type="float" office:value="2.4997296467" calcext:value-type="float">
            <text:p>2.4997296467</text:p>
          </table:table-cell>
          <table:table-cell office:value-type="float" office:value="2.5170836041" calcext:value-type="float">
            <text:p>2.5170836041</text:p>
          </table:table-cell>
          <table:table-cell office:value-type="float" office:value="2.5335674535" calcext:value-type="float">
            <text:p>2.5335674535</text:p>
          </table:table-cell>
          <table:table-cell office:value-type="float" office:value="2.5492642973" calcext:value-type="float">
            <text:p>2.5492642973</text:p>
          </table:table-cell>
          <table:table-cell office:value-type="float" office:value="2.5642458733" calcext:value-type="float">
            <text:p>2.5642458733</text:p>
          </table:table-cell>
          <table:table-cell office:value-type="float" office:value="2.5785745364" calcext:value-type="float">
            <text:p>2.5785745364</text:p>
          </table:table-cell>
          <table:table-cell office:value-type="float" office:value="2.5923048272" calcext:value-type="float">
            <text:p>2.5923048272</text:p>
          </table:table-cell>
          <table:table-cell office:value-type="float" office:value="2.6054847254" calcext:value-type="float">
            <text:p>2.6054847254</text:p>
          </table:table-cell>
          <table:table-cell/>
          <table:table-cell table:style-name="ce2" table:formula="of:=EXP([.C107]+[.C189]^2/2)" office:value-type="float" office:value="8.70370640856387" calcext:value-type="float">
            <text:p>8.7037064086</text:p>
          </table:table-cell>
          <table:table-cell table:style-name="ce2" table:formula="of:=EXP([.D107]+[.D189]^2/2)" office:value-type="float" office:value="9.10425154216567" calcext:value-type="float">
            <text:p>9.1042515422</text:p>
          </table:table-cell>
          <table:table-cell table:style-name="ce2" table:formula="of:=EXP([.E107]+[.E189]^2/2)" office:value-type="float" office:value="9.47403296436774" calcext:value-type="float">
            <text:p>9.4740329644</text:p>
          </table:table-cell>
          <table:table-cell table:style-name="ce2" table:formula="of:=EXP([.F107]+[.F189]^2/2)" office:value-type="float" office:value="9.81792856299343" calcext:value-type="float">
            <text:p>9.817928563</text:p>
          </table:table-cell>
          <table:table-cell table:style-name="ce2" table:formula="of:=EXP([.G107]+[.G189]^2/2)" office:value-type="float" office:value="10.1398019715591" calcext:value-type="float">
            <text:p>10.1398019716</text:p>
          </table:table-cell>
          <table:table-cell table:style-name="ce2" table:formula="of:=EXP([.H107]+[.H189]^2/2)" office:value-type="float" office:value="10.4427265555659" calcext:value-type="float">
            <text:p>10.4427265556</text:p>
          </table:table-cell>
          <table:table-cell table:style-name="ce2" table:formula="of:=EXP([.I107]+[.I189]^2/2)" office:value-type="float" office:value="10.7291727669884" calcext:value-type="float">
            <text:p>10.729172767</text:p>
          </table:table-cell>
          <table:table-cell table:style-name="ce2" table:formula="of:=EXP([.J107]+[.J189]^2/2)" office:value-type="float" office:value="11.0011505464775" calcext:value-type="float">
            <text:p>11.0011505465</text:p>
          </table:table-cell>
          <table:table-cell table:style-name="ce2" table:formula="of:=EXP([.K107]+[.K189]^2/2)" office:value-type="float" office:value="11.260314924917" calcext:value-type="float">
            <text:p>11.2603149249</text:p>
          </table:table-cell>
          <table:table-cell table:style-name="ce2" table:formula="of:=EXP([.L107]+[.L189]^2/2)" office:value-type="float" office:value="11.5080442189662" calcext:value-type="float">
            <text:p>11.508044219</text:p>
          </table:table-cell>
          <table:table-cell table:style-name="ce2" table:formula="of:=EXP([.M107]+[.M189]^2/2)" office:value-type="float" office:value="11.7454983512627" calcext:value-type="float">
            <text:p>11.7454983513</text:p>
          </table:table-cell>
          <table:table-cell table:style-name="ce2" table:formula="of:=EXP([.N107]+[.N189]^2/2)" office:value-type="float" office:value="11.9736628237582" calcext:value-type="float">
            <text:p>11.9736628238</text:p>
          </table:table-cell>
          <table:table-cell table:style-name="ce2" table:formula="of:=EXP([.O107]+[.O189]^2/2)" office:value-type="float" office:value="12.1933822590329" calcext:value-type="float">
            <text:p>12.193382259</text:p>
          </table:table-cell>
          <table:table-cell table:style-name="ce2" table:formula="of:=EXP([.P107]+[.P189]^2/2)" office:value-type="float" office:value="12.4053862855074" calcext:value-type="float">
            <text:p>12.4053862855</text:p>
          </table:table-cell>
          <table:table-cell table:style-name="ce2" table:formula="of:=EXP([.Q107]+[.Q189]^2/2)" office:value-type="float" office:value="12.6103097519537" calcext:value-type="float">
            <text:p>12.610309752</text:p>
          </table:table-cell>
          <table:table-cell table:style-name="ce2" table:formula="of:=EXP([.R107]+[.R189]^2/2)" office:value-type="float" office:value="12.8087086917035" calcext:value-type="float">
            <text:p>12.8087086917</text:p>
          </table:table-cell>
          <table:table-cell table:style-name="ce2" table:formula="of:=EXP([.S107]+[.S189]^2/2)" office:value-type="float" office:value="13.001073048721" calcext:value-type="float">
            <text:p>13.0010730487</text:p>
          </table:table-cell>
          <table:table-cell table:style-name="ce2" table:formula="of:=EXP([.T107]+[.T189]^2/2)" office:value-type="float" office:value="13.1878369186033" calcext:value-type="float">
            <text:p>13.1878369186</text:p>
          </table:table-cell>
          <table:table-cell table:style-name="ce2" table:formula="of:=EXP([.U107]+[.U189]^2/2)" office:value-type="float" office:value="13.3693868805294" calcext:value-type="float">
            <text:p>13.3693868805</text:p>
          </table:table-cell>
          <table:table-cell table:style-name="ce2" table:formula="of:=EXP([.V107]+[.V189]^2/2)" office:value-type="float" office:value="13.5460688144999" calcext:value-type="float">
            <text:p>13.5460688145</text:p>
          </table:table-cell>
          <table:table-cell table:formula="of:=[.$AR$35]" office:value-type="float" office:value="1" calcext:value-type="float">
            <text:p>1</text:p>
          </table:table-cell>
          <table:table-cell table:style-name="ce6" table:formula="of:=[.$AR107]*[.X107]" office:value-type="float" office:value="8.70370640856387" calcext:value-type="float">
            <text:p>8.7037064086</text:p>
          </table:table-cell>
          <table:table-cell table:style-name="ce6" table:formula="of:=[.$AR107]*[.Y107]" office:value-type="float" office:value="9.10425154216567" calcext:value-type="float">
            <text:p>9.1042515422</text:p>
          </table:table-cell>
          <table:table-cell table:style-name="ce6" table:formula="of:=[.$AR107]*[.Z107]" office:value-type="float" office:value="9.47403296436774" calcext:value-type="float">
            <text:p>9.4740329644</text:p>
          </table:table-cell>
          <table:table-cell table:style-name="ce6" table:formula="of:=[.$AR107]*[.AA107]" office:value-type="float" office:value="9.81792856299343" calcext:value-type="float">
            <text:p>9.817928563</text:p>
          </table:table-cell>
          <table:table-cell table:style-name="ce6" table:formula="of:=[.$AR107]*[.AB107]" office:value-type="float" office:value="10.1398019715591" calcext:value-type="float">
            <text:p>10.1398019716</text:p>
          </table:table-cell>
          <table:table-cell table:style-name="ce6" table:formula="of:=[.$AR107]*[.AC107]" office:value-type="float" office:value="10.4427265555659" calcext:value-type="float">
            <text:p>10.4427265556</text:p>
          </table:table-cell>
          <table:table-cell table:style-name="ce6" table:formula="of:=[.$AR107]*[.AD107]" office:value-type="float" office:value="10.7291727669884" calcext:value-type="float">
            <text:p>10.729172767</text:p>
          </table:table-cell>
          <table:table-cell table:style-name="ce6" table:formula="of:=[.$AR107]*[.AE107]" office:value-type="float" office:value="11.0011505464775" calcext:value-type="float">
            <text:p>11.0011505465</text:p>
          </table:table-cell>
          <table:table-cell table:style-name="ce6" table:formula="of:=[.$AR107]*[.AF107]" office:value-type="float" office:value="11.260314924917" calcext:value-type="float">
            <text:p>11.2603149249</text:p>
          </table:table-cell>
          <table:table-cell table:style-name="ce6" table:formula="of:=[.$AR107]*[.AG107]" office:value-type="float" office:value="11.5080442189662" calcext:value-type="float">
            <text:p>11.508044219</text:p>
          </table:table-cell>
          <table:table-cell table:style-name="ce6" table:formula="of:=[.$AR107]*[.AH107]" office:value-type="float" office:value="11.7454983512627" calcext:value-type="float">
            <text:p>11.7454983513</text:p>
          </table:table-cell>
          <table:table-cell table:style-name="ce6" table:formula="of:=[.$AR107]*[.AI107]" office:value-type="float" office:value="11.9736628237582" calcext:value-type="float">
            <text:p>11.9736628238</text:p>
          </table:table-cell>
          <table:table-cell table:style-name="ce6" table:formula="of:=[.$AR107]*[.AJ107]" office:value-type="float" office:value="12.1933822590329" calcext:value-type="float">
            <text:p>12.193382259</text:p>
          </table:table-cell>
          <table:table-cell table:style-name="ce6" table:formula="of:=[.$AR107]*[.AK107]" office:value-type="float" office:value="12.4053862855074" calcext:value-type="float">
            <text:p>12.4053862855</text:p>
          </table:table-cell>
          <table:table-cell table:style-name="ce6" table:formula="of:=[.$AR107]*[.AL107]" office:value-type="float" office:value="12.6103097519537" calcext:value-type="float">
            <text:p>12.610309752</text:p>
          </table:table-cell>
          <table:table-cell table:style-name="ce6" table:formula="of:=[.$AR107]*[.AM107]" office:value-type="float" office:value="12.8087086917035" calcext:value-type="float">
            <text:p>12.8087086917</text:p>
          </table:table-cell>
          <table:table-cell table:style-name="ce6" table:formula="of:=[.$AR107]*[.AN107]" office:value-type="float" office:value="13.001073048721" calcext:value-type="float">
            <text:p>13.0010730487</text:p>
          </table:table-cell>
          <table:table-cell table:style-name="ce6" table:formula="of:=[.$AR107]*[.AO107]" office:value-type="float" office:value="13.1878369186033" calcext:value-type="float">
            <text:p>13.1878369186</text:p>
          </table:table-cell>
          <table:table-cell table:style-name="ce6" table:formula="of:=[.$AR107]*[.AP107]" office:value-type="float" office:value="13.3693868805294" calcext:value-type="float">
            <text:p>13.3693868805</text:p>
          </table:table-cell>
          <table:table-cell table:style-name="ce6" table:formula="of:=[.$AR107]*[.AQ107]" office:value-type="float" office:value="13.5460688144999" calcext:value-type="float">
            <text:p>13.5460688145</text:p>
          </table:table-cell>
          <table:table-cell/>
          <table:table-cell table:formula="of:=LN([.AS107])-[.C189]^2/2" office:value-type="float" office:value="2.1542331968" calcext:value-type="float">
            <text:p>2.1542331968</text:p>
          </table:table-cell>
          <table:table-cell table:formula="of:=LN([.AT107])-[.D189]^2/2" office:value-type="float" office:value="2.2016079212" calcext:value-type="float">
            <text:p>2.2016079212</text:p>
          </table:table-cell>
          <table:table-cell table:formula="of:=LN([.AU107])-[.E189]^2/2" office:value-type="float" office:value="2.2430090546" calcext:value-type="float">
            <text:p>2.2430090546</text:p>
          </table:table-cell>
          <table:table-cell table:formula="of:=LN([.AV107])-[.F189]^2/2" office:value-type="float" office:value="2.2797757561" calcext:value-type="float">
            <text:p>2.2797757561</text:p>
          </table:table-cell>
          <table:table-cell table:formula="of:=LN([.AW107])-[.G189]^2/2" office:value-type="float" office:value="2.3128419143" calcext:value-type="float">
            <text:p>2.3128419143</text:p>
          </table:table-cell>
          <table:table-cell table:formula="of:=LN([.AX107])-[.H189]^2/2" office:value-type="float" office:value="2.3428847953" calcext:value-type="float">
            <text:p>2.3428847953</text:p>
          </table:table-cell>
          <table:table-cell table:formula="of:=LN([.AY107])-[.I189]^2/2" office:value-type="float" office:value="2.3704112255" calcext:value-type="float">
            <text:p>2.3704112255</text:p>
          </table:table-cell>
          <table:table-cell table:formula="of:=LN([.AZ107])-[.J189]^2/2" office:value-type="float" office:value="2.3958103819" calcext:value-type="float">
            <text:p>2.3958103819</text:p>
          </table:table-cell>
          <table:table-cell table:formula="of:=LN([.BA107])-[.K189]^2/2" office:value-type="float" office:value="2.4193876046" calcext:value-type="float">
            <text:p>2.4193876046</text:p>
          </table:table-cell>
          <table:table-cell table:formula="of:=LN([.BB107])-[.L189]^2/2" office:value-type="float" office:value="2.4413868722" calcext:value-type="float">
            <text:p>2.4413868722</text:p>
          </table:table-cell>
          <table:table-cell table:formula="of:=LN([.BC107])-[.M189]^2/2" office:value-type="float" office:value="2.462006216" calcext:value-type="float">
            <text:p>2.462006216</text:p>
          </table:table-cell>
          <table:table-cell table:formula="of:=LN([.BD107])-[.N189]^2/2" office:value-type="float" office:value="2.4814085793" calcext:value-type="float">
            <text:p>2.4814085793</text:p>
          </table:table-cell>
          <table:table-cell table:formula="of:=LN([.BE107])-[.O189]^2/2" office:value-type="float" office:value="2.4997296467" calcext:value-type="float">
            <text:p>2.4997296467</text:p>
          </table:table-cell>
          <table:table-cell table:formula="of:=LN([.BF107])-[.P189]^2/2" office:value-type="float" office:value="2.5170836041" calcext:value-type="float">
            <text:p>2.5170836041</text:p>
          </table:table-cell>
          <table:table-cell table:formula="of:=LN([.BG107])-[.Q189]^2/2" office:value-type="float" office:value="2.5335674535" calcext:value-type="float">
            <text:p>2.5335674535</text:p>
          </table:table-cell>
          <table:table-cell table:formula="of:=LN([.BH107])-[.R189]^2/2" office:value-type="float" office:value="2.5492642973" calcext:value-type="float">
            <text:p>2.5492642973</text:p>
          </table:table-cell>
          <table:table-cell table:formula="of:=LN([.BI107])-[.S189]^2/2" office:value-type="float" office:value="2.5642458733" calcext:value-type="float">
            <text:p>2.5642458733</text:p>
          </table:table-cell>
          <table:table-cell table:formula="of:=LN([.BJ107])-[.T189]^2/2" office:value-type="float" office:value="2.5785745364" calcext:value-type="float">
            <text:p>2.5785745364</text:p>
          </table:table-cell>
          <table:table-cell table:formula="of:=LN([.BK107])-[.U189]^2/2" office:value-type="float" office:value="2.5923048272" calcext:value-type="float">
            <text:p>2.5923048272</text:p>
          </table:table-cell>
          <table:table-cell table:formula="of:=LN([.BL107])-[.V189]^2/2" office:value-type="float" office:value="2.6054847254" calcext:value-type="float">
            <text:p>2.6054847254</text:p>
          </table:table-cell>
        </table:table-row>
        <table:table-row table:style-name="ro1">
          <table:table-cell office:value-type="string" calcext:value-type="string">
            <text:p>ROC_A^2_PER_HOUR_SD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ITIAL_ATTACK_SUCCESS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200]*0.975" office:value-type="float" office:value="0.79843359375" calcext:value-type="float">
            <text:p>0.7984335938</text:p>
          </table:table-cell>
          <table:table-cell table:formula="of:=[.D200]*0.975" office:value-type="float" office:value="0.79836641015625" calcext:value-type="float">
            <text:p>0.7983664102</text:p>
          </table:table-cell>
          <table:table-cell table:formula="of:=[.E200]*0.975" office:value-type="float" office:value="0.79829929374" calcext:value-type="float">
            <text:p>0.7982992937</text:p>
          </table:table-cell>
          <table:table-cell table:formula="of:=[.F200]*0.975" office:value-type="float" office:value="0.7982322444525" calcext:value-type="float">
            <text:p>0.7982322445</text:p>
          </table:table-cell>
          <table:table-cell table:formula="of:=[.G200]*0.975" office:value-type="float" office:value="0.79816526219625" calcext:value-type="float">
            <text:p>0.7981652622</text:p>
          </table:table-cell>
          <table:table-cell table:formula="of:=[.H200]*0.975" office:value-type="float" office:value="0.798098346946875" calcext:value-type="float">
            <text:p>0.7980983469</text:p>
          </table:table-cell>
          <table:table-cell table:formula="of:=[.I200]*0.975" office:value-type="float" office:value="0.798031498606875" calcext:value-type="float">
            <text:p>0.7980314986</text:p>
          </table:table-cell>
          <table:table-cell table:formula="of:=[.J200]*0.975" office:value-type="float" office:value="0.797964717103125" calcext:value-type="float">
            <text:p>0.7979647171</text:p>
          </table:table-cell>
          <table:table-cell table:formula="of:=[.K200]*0.975" office:value-type="float" office:value="0.797898002386875" calcext:value-type="float">
            <text:p>0.7978980024</text:p>
          </table:table-cell>
          <table:table-cell table:formula="of:=[.L200]*0.975" office:value-type="float" office:value="0.797831354385" calcext:value-type="float">
            <text:p>0.7978313544</text:p>
          </table:table-cell>
          <table:table-cell table:formula="of:=[.M200]*0.975" office:value-type="float" office:value="0.797764773024375" calcext:value-type="float">
            <text:p>0.797764773</text:p>
          </table:table-cell>
          <table:table-cell table:formula="of:=[.N200]*0.975" office:value-type="float" office:value="0.79769825825625" calcext:value-type="float">
            <text:p>0.7976982583</text:p>
          </table:table-cell>
          <table:table-cell table:formula="of:=[.O200]*0.975" office:value-type="float" office:value="0.797631809983125" calcext:value-type="float">
            <text:p>0.79763181</text:p>
          </table:table-cell>
          <table:table-cell table:formula="of:=[.P200]*0.975" office:value-type="float" office:value="0.797565428180625" calcext:value-type="float">
            <text:p>0.7975654282</text:p>
          </table:table-cell>
          <table:table-cell table:formula="of:=[.Q200]*0.975" office:value-type="float" office:value="0.79749911275125" calcext:value-type="float">
            <text:p>0.7974991128</text:p>
          </table:table-cell>
          <table:table-cell table:formula="of:=[.R200]*0.975" office:value-type="float" office:value="0.79743286364625" calcext:value-type="float">
            <text:p>0.7974328636</text:p>
          </table:table-cell>
          <table:table-cell table:formula="of:=[.S200]*0.975" office:value-type="float" office:value="0.7973666807925" calcext:value-type="float">
            <text:p>0.7973666808</text:p>
          </table:table-cell>
          <table:table-cell table:formula="of:=[.T200]*0.975" office:value-type="float" office:value="0.7973005640925" calcext:value-type="float">
            <text:p>0.7973005641</text:p>
          </table:table-cell>
          <table:table-cell table:formula="of:=[.U200]*0.975" office:value-type="float" office:value="0.79723451354625" calcext:value-type="float">
            <text:p>0.7972345135</text:p>
          </table:table-cell>
          <table:table-cell table:formula="of:=[.V200]*0.975" office:value-type="float" office:value="0.797168529031875" calcext:value-type="float">
            <text:p>0.79716852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4775" calcext:value-type="float">
            <text:p>0.974775</text:p>
          </table:table-cell>
          <table:table-cell office:value-type="float" office:value="0.974550225" calcext:value-type="float">
            <text:p>0.974550225</text:p>
          </table:table-cell>
          <table:table-cell office:value-type="float" office:value="0.974325674775" calcext:value-type="float">
            <text:p>0.9743256748</text:p>
          </table:table-cell>
          <table:table-cell office:value-type="float" office:value="0.9741013491" calcext:value-type="float">
            <text:p>0.9741013491</text:p>
          </table:table-cell>
          <table:table-cell office:value-type="float" office:value="0.97387724775" calcext:value-type="float">
            <text:p>0.9738772478</text:p>
          </table:table-cell>
          <table:table-cell office:value-type="float" office:value="0.9736533705" calcext:value-type="float">
            <text:p>0.9736533705</text:p>
          </table:table-cell>
          <table:table-cell office:value-type="float" office:value="0.973429717125" calcext:value-type="float">
            <text:p>0.9734297171</text:p>
          </table:table-cell>
          <table:table-cell office:value-type="float" office:value="0.973206287425" calcext:value-type="float">
            <text:p>0.9732062874</text:p>
          </table:table-cell>
          <table:table-cell office:value-type="float" office:value="0.972983081125" calcext:value-type="float">
            <text:p>0.9729830811</text:p>
          </table:table-cell>
          <table:table-cell office:value-type="float" office:value="0.97276009805" calcext:value-type="float">
            <text:p>0.9727600981</text:p>
          </table:table-cell>
          <table:table-cell office:value-type="float" office:value="0.97253733795" calcext:value-type="float">
            <text:p>0.972537338</text:p>
          </table:table-cell>
          <table:table-cell office:value-type="float" office:value="0.9723148006" calcext:value-type="float">
            <text:p>0.9723148006</text:p>
          </table:table-cell>
          <table:table-cell office:value-type="float" office:value="0.9720924858" calcext:value-type="float">
            <text:p>0.9720924858</text:p>
          </table:table-cell>
          <table:table-cell office:value-type="float" office:value="0.971870393325" calcext:value-type="float">
            <text:p>0.9718703933</text:p>
          </table:table-cell>
          <table:table-cell office:value-type="float" office:value="0.971648522925" calcext:value-type="float">
            <text:p>0.9716485229</text:p>
          </table:table-cell>
          <table:table-cell office:value-type="float" office:value="0.9714268744" calcext:value-type="float">
            <text:p>0.9714268744</text:p>
          </table:table-cell>
          <table:table-cell office:value-type="float" office:value="0.971205447525" calcext:value-type="float">
            <text:p>0.9712054475</text:p>
          </table:table-cell>
          <table:table-cell office:value-type="float" office:value="0.970984242075" calcext:value-type="float">
            <text:p>0.9709842421</text:p>
          </table:table-cell>
          <table:table-cell office:value-type="float" office:value="0.97076325785" calcext:value-type="float">
            <text:p>0.970763257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72625" calcext:value-type="float">
            <text:p>0.9872625</text:p>
          </table:table-cell>
          <table:table-cell office:value-type="float" office:value="0.9870252375" calcext:value-type="float">
            <text:p>0.9870252375</text:p>
          </table:table-cell>
          <table:table-cell office:value-type="float" office:value="0.986788212275" calcext:value-type="float">
            <text:p>0.9867882123</text:p>
          </table:table-cell>
          <table:table-cell office:value-type="float" office:value="0.98655142405" calcext:value-type="float">
            <text:p>0.9865514241</text:p>
          </table:table-cell>
          <table:table-cell office:value-type="float" office:value="0.986314872625" calcext:value-type="float">
            <text:p>0.9863148726</text:p>
          </table:table-cell>
          <table:table-cell office:value-type="float" office:value="0.98607855775" calcext:value-type="float">
            <text:p>0.9860785578</text:p>
          </table:table-cell>
          <table:table-cell office:value-type="float" office:value="0.9858424792" calcext:value-type="float">
            <text:p>0.9858424792</text:p>
          </table:table-cell>
          <table:table-cell office:value-type="float" office:value="0.985606636725" calcext:value-type="float">
            <text:p>0.9856066367</text:p>
          </table:table-cell>
          <table:table-cell office:value-type="float" office:value="0.985371030075" calcext:value-type="float">
            <text:p>0.9853710301</text:p>
          </table:table-cell>
          <table:table-cell office:value-type="float" office:value="0.98513565905" calcext:value-type="float">
            <text:p>0.9851356591</text:p>
          </table:table-cell>
          <table:table-cell office:value-type="float" office:value="0.9849005234" calcext:value-type="float">
            <text:p>0.9849005234</text:p>
          </table:table-cell>
          <table:table-cell office:value-type="float" office:value="0.984665622875" calcext:value-type="float">
            <text:p>0.9846656229</text:p>
          </table:table-cell>
          <table:table-cell office:value-type="float" office:value="0.98443095725" calcext:value-type="float">
            <text:p>0.9844309573</text:p>
          </table:table-cell>
          <table:table-cell office:value-type="float" office:value="0.984196526275" calcext:value-type="float">
            <text:p>0.9841965263</text:p>
          </table:table-cell>
          <table:table-cell office:value-type="float" office:value="0.98396232975" calcext:value-type="float">
            <text:p>0.9839623298</text:p>
          </table:table-cell>
          <table:table-cell office:value-type="float" office:value="0.983728367425" calcext:value-type="float">
            <text:p>0.9837283674</text:p>
          </table:table-cell>
          <table:table-cell office:value-type="float" office:value="0.983494639075" calcext:value-type="float">
            <text:p>0.9834946391</text:p>
          </table:table-cell>
          <table:table-cell office:value-type="float" office:value="0.983261144425" calcext:value-type="float">
            <text:p>0.9832611444</text:p>
          </table:table-cell>
          <table:table-cell office:value-type="float" office:value="0.983027883275" calcext:value-type="float">
            <text:p>0.98302788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4775" calcext:value-type="float">
            <text:p>0.974775</text:p>
          </table:table-cell>
          <table:table-cell office:value-type="float" office:value="0.974550225" calcext:value-type="float">
            <text:p>0.974550225</text:p>
          </table:table-cell>
          <table:table-cell office:value-type="float" office:value="0.974325674775" calcext:value-type="float">
            <text:p>0.9743256748</text:p>
          </table:table-cell>
          <table:table-cell office:value-type="float" office:value="0.9741013491" calcext:value-type="float">
            <text:p>0.9741013491</text:p>
          </table:table-cell>
          <table:table-cell office:value-type="float" office:value="0.97387724775" calcext:value-type="float">
            <text:p>0.9738772478</text:p>
          </table:table-cell>
          <table:table-cell office:value-type="float" office:value="0.9736533705" calcext:value-type="float">
            <text:p>0.9736533705</text:p>
          </table:table-cell>
          <table:table-cell office:value-type="float" office:value="0.973429717125" calcext:value-type="float">
            <text:p>0.9734297171</text:p>
          </table:table-cell>
          <table:table-cell office:value-type="float" office:value="0.973206287425" calcext:value-type="float">
            <text:p>0.9732062874</text:p>
          </table:table-cell>
          <table:table-cell office:value-type="float" office:value="0.972983081125" calcext:value-type="float">
            <text:p>0.9729830811</text:p>
          </table:table-cell>
          <table:table-cell office:value-type="float" office:value="0.97276009805" calcext:value-type="float">
            <text:p>0.9727600981</text:p>
          </table:table-cell>
          <table:table-cell office:value-type="float" office:value="0.97253733795" calcext:value-type="float">
            <text:p>0.972537338</text:p>
          </table:table-cell>
          <table:table-cell office:value-type="float" office:value="0.9723148006" calcext:value-type="float">
            <text:p>0.9723148006</text:p>
          </table:table-cell>
          <table:table-cell office:value-type="float" office:value="0.9720924858" calcext:value-type="float">
            <text:p>0.9720924858</text:p>
          </table:table-cell>
          <table:table-cell office:value-type="float" office:value="0.971870393325" calcext:value-type="float">
            <text:p>0.9718703933</text:p>
          </table:table-cell>
          <table:table-cell office:value-type="float" office:value="0.971648522925" calcext:value-type="float">
            <text:p>0.9716485229</text:p>
          </table:table-cell>
          <table:table-cell office:value-type="float" office:value="0.9714268744" calcext:value-type="float">
            <text:p>0.9714268744</text:p>
          </table:table-cell>
          <table:table-cell office:value-type="float" office:value="0.971205447525" calcext:value-type="float">
            <text:p>0.9712054475</text:p>
          </table:table-cell>
          <table:table-cell office:value-type="float" office:value="0.970984242075" calcext:value-type="float">
            <text:p>0.9709842421</text:p>
          </table:table-cell>
          <table:table-cell office:value-type="float" office:value="0.97076325785" calcext:value-type="float">
            <text:p>0.970763257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72625" calcext:value-type="float">
            <text:p>0.9872625</text:p>
          </table:table-cell>
          <table:table-cell office:value-type="float" office:value="0.9870252375" calcext:value-type="float">
            <text:p>0.9870252375</text:p>
          </table:table-cell>
          <table:table-cell office:value-type="float" office:value="0.986788212275" calcext:value-type="float">
            <text:p>0.9867882123</text:p>
          </table:table-cell>
          <table:table-cell office:value-type="float" office:value="0.98655142405" calcext:value-type="float">
            <text:p>0.9865514241</text:p>
          </table:table-cell>
          <table:table-cell office:value-type="float" office:value="0.986314872625" calcext:value-type="float">
            <text:p>0.9863148726</text:p>
          </table:table-cell>
          <table:table-cell office:value-type="float" office:value="0.98607855775" calcext:value-type="float">
            <text:p>0.9860785578</text:p>
          </table:table-cell>
          <table:table-cell office:value-type="float" office:value="0.9858424792" calcext:value-type="float">
            <text:p>0.9858424792</text:p>
          </table:table-cell>
          <table:table-cell office:value-type="float" office:value="0.985606636725" calcext:value-type="float">
            <text:p>0.9856066367</text:p>
          </table:table-cell>
          <table:table-cell office:value-type="float" office:value="0.985371030075" calcext:value-type="float">
            <text:p>0.9853710301</text:p>
          </table:table-cell>
          <table:table-cell office:value-type="float" office:value="0.98513565905" calcext:value-type="float">
            <text:p>0.9851356591</text:p>
          </table:table-cell>
          <table:table-cell office:value-type="float" office:value="0.9849005234" calcext:value-type="float">
            <text:p>0.9849005234</text:p>
          </table:table-cell>
          <table:table-cell office:value-type="float" office:value="0.984665622875" calcext:value-type="float">
            <text:p>0.9846656229</text:p>
          </table:table-cell>
          <table:table-cell office:value-type="float" office:value="0.98443095725" calcext:value-type="float">
            <text:p>0.9844309573</text:p>
          </table:table-cell>
          <table:table-cell office:value-type="float" office:value="0.984196526275" calcext:value-type="float">
            <text:p>0.9841965263</text:p>
          </table:table-cell>
          <table:table-cell office:value-type="float" office:value="0.98396232975" calcext:value-type="float">
            <text:p>0.9839623298</text:p>
          </table:table-cell>
          <table:table-cell office:value-type="float" office:value="0.983728367425" calcext:value-type="float">
            <text:p>0.9837283674</text:p>
          </table:table-cell>
          <table:table-cell office:value-type="float" office:value="0.983494639075" calcext:value-type="float">
            <text:p>0.9834946391</text:p>
          </table:table-cell>
          <table:table-cell office:value-type="float" office:value="0.983261144425" calcext:value-type="float">
            <text:p>0.9832611444</text:p>
          </table:table-cell>
          <table:table-cell office:value-type="float" office:value="0.983027883275" calcext:value-type="float">
            <text:p>0.98302788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350625" calcext:value-type="float">
            <text:p>0.99350625</text:p>
          </table:table-cell>
          <table:table-cell office:value-type="float" office:value="0.99326274375" calcext:value-type="float">
            <text:p>0.9932627438</text:p>
          </table:table-cell>
          <table:table-cell office:value-type="float" office:value="0.993019481" calcext:value-type="float">
            <text:p>0.993019481</text:p>
          </table:table-cell>
          <table:table-cell office:value-type="float" office:value="0.992776461525" calcext:value-type="float">
            <text:p>0.9927764615</text:p>
          </table:table-cell>
          <table:table-cell office:value-type="float" office:value="0.992533685075" calcext:value-type="float">
            <text:p>0.9925336851</text:p>
          </table:table-cell>
          <table:table-cell office:value-type="float" office:value="0.992291151375" calcext:value-type="float">
            <text:p>0.9922911514</text:p>
          </table:table-cell>
          <table:table-cell office:value-type="float" office:value="0.992048860225" calcext:value-type="float">
            <text:p>0.9920488602</text:p>
          </table:table-cell>
          <table:table-cell office:value-type="float" office:value="0.991806811375" calcext:value-type="float">
            <text:p>0.9918068114</text:p>
          </table:table-cell>
          <table:table-cell office:value-type="float" office:value="0.99156500455" calcext:value-type="float">
            <text:p>0.9915650046</text:p>
          </table:table-cell>
          <table:table-cell office:value-type="float" office:value="0.99132343955" calcext:value-type="float">
            <text:p>0.9913234396</text:p>
          </table:table-cell>
          <table:table-cell office:value-type="float" office:value="0.9910821161" calcext:value-type="float">
            <text:p>0.9910821161</text:p>
          </table:table-cell>
          <table:table-cell office:value-type="float" office:value="0.990841034" calcext:value-type="float">
            <text:p>0.990841034</text:p>
          </table:table-cell>
          <table:table-cell office:value-type="float" office:value="0.99060019295" calcext:value-type="float">
            <text:p>0.990600193</text:p>
          </table:table-cell>
          <table:table-cell office:value-type="float" office:value="0.990359592775" calcext:value-type="float">
            <text:p>0.9903595928</text:p>
          </table:table-cell>
          <table:table-cell office:value-type="float" office:value="0.990119233175" calcext:value-type="float">
            <text:p>0.9901192332</text:p>
          </table:table-cell>
          <table:table-cell office:value-type="float" office:value="0.98987911395" calcext:value-type="float">
            <text:p>0.989879114</text:p>
          </table:table-cell>
          <table:table-cell office:value-type="float" office:value="0.989639234825" calcext:value-type="float">
            <text:p>0.9896392348</text:p>
          </table:table-cell>
          <table:table-cell office:value-type="float" office:value="0.9893995956" calcext:value-type="float">
            <text:p>0.9893995956</text:p>
          </table:table-cell>
          <table:table-cell office:value-type="float" office:value="0.989160196" calcext:value-type="float">
            <text:p>0.98916019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872625" calcext:value-type="float">
            <text:p>0.9872625</text:p>
          </table:table-cell>
          <table:table-cell office:value-type="float" office:value="0.9870252375" calcext:value-type="float">
            <text:p>0.9870252375</text:p>
          </table:table-cell>
          <table:table-cell office:value-type="float" office:value="0.986788212275" calcext:value-type="float">
            <text:p>0.9867882123</text:p>
          </table:table-cell>
          <table:table-cell office:value-type="float" office:value="0.98655142405" calcext:value-type="float">
            <text:p>0.9865514241</text:p>
          </table:table-cell>
          <table:table-cell office:value-type="float" office:value="0.986314872625" calcext:value-type="float">
            <text:p>0.9863148726</text:p>
          </table:table-cell>
          <table:table-cell office:value-type="float" office:value="0.98607855775" calcext:value-type="float">
            <text:p>0.9860785578</text:p>
          </table:table-cell>
          <table:table-cell office:value-type="float" office:value="0.9858424792" calcext:value-type="float">
            <text:p>0.9858424792</text:p>
          </table:table-cell>
          <table:table-cell office:value-type="float" office:value="0.985606636725" calcext:value-type="float">
            <text:p>0.9856066367</text:p>
          </table:table-cell>
          <table:table-cell office:value-type="float" office:value="0.985371030075" calcext:value-type="float">
            <text:p>0.9853710301</text:p>
          </table:table-cell>
          <table:table-cell office:value-type="float" office:value="0.98513565905" calcext:value-type="float">
            <text:p>0.9851356591</text:p>
          </table:table-cell>
          <table:table-cell office:value-type="float" office:value="0.9849005234" calcext:value-type="float">
            <text:p>0.9849005234</text:p>
          </table:table-cell>
          <table:table-cell office:value-type="float" office:value="0.984665622875" calcext:value-type="float">
            <text:p>0.9846656229</text:p>
          </table:table-cell>
          <table:table-cell office:value-type="float" office:value="0.98443095725" calcext:value-type="float">
            <text:p>0.9844309573</text:p>
          </table:table-cell>
          <table:table-cell office:value-type="float" office:value="0.984196526275" calcext:value-type="float">
            <text:p>0.9841965263</text:p>
          </table:table-cell>
          <table:table-cell office:value-type="float" office:value="0.98396232975" calcext:value-type="float">
            <text:p>0.9839623298</text:p>
          </table:table-cell>
          <table:table-cell office:value-type="float" office:value="0.983728367425" calcext:value-type="float">
            <text:p>0.9837283674</text:p>
          </table:table-cell>
          <table:table-cell office:value-type="float" office:value="0.983494639075" calcext:value-type="float">
            <text:p>0.9834946391</text:p>
          </table:table-cell>
          <table:table-cell office:value-type="float" office:value="0.983261144425" calcext:value-type="float">
            <text:p>0.9832611444</text:p>
          </table:table-cell>
          <table:table-cell office:value-type="float" office:value="0.983027883275" calcext:value-type="float">
            <text:p>0.98302788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350625" calcext:value-type="float">
            <text:p>0.99350625</text:p>
          </table:table-cell>
          <table:table-cell office:value-type="float" office:value="0.99326274375" calcext:value-type="float">
            <text:p>0.9932627438</text:p>
          </table:table-cell>
          <table:table-cell office:value-type="float" office:value="0.993019481" calcext:value-type="float">
            <text:p>0.993019481</text:p>
          </table:table-cell>
          <table:table-cell office:value-type="float" office:value="0.992776461525" calcext:value-type="float">
            <text:p>0.9927764615</text:p>
          </table:table-cell>
          <table:table-cell office:value-type="float" office:value="0.992533685075" calcext:value-type="float">
            <text:p>0.9925336851</text:p>
          </table:table-cell>
          <table:table-cell office:value-type="float" office:value="0.992291151375" calcext:value-type="float">
            <text:p>0.9922911514</text:p>
          </table:table-cell>
          <table:table-cell office:value-type="float" office:value="0.992048860225" calcext:value-type="float">
            <text:p>0.9920488602</text:p>
          </table:table-cell>
          <table:table-cell office:value-type="float" office:value="0.991806811375" calcext:value-type="float">
            <text:p>0.9918068114</text:p>
          </table:table-cell>
          <table:table-cell office:value-type="float" office:value="0.99156500455" calcext:value-type="float">
            <text:p>0.9915650046</text:p>
          </table:table-cell>
          <table:table-cell office:value-type="float" office:value="0.99132343955" calcext:value-type="float">
            <text:p>0.9913234396</text:p>
          </table:table-cell>
          <table:table-cell office:value-type="float" office:value="0.9910821161" calcext:value-type="float">
            <text:p>0.9910821161</text:p>
          </table:table-cell>
          <table:table-cell office:value-type="float" office:value="0.990841034" calcext:value-type="float">
            <text:p>0.990841034</text:p>
          </table:table-cell>
          <table:table-cell office:value-type="float" office:value="0.99060019295" calcext:value-type="float">
            <text:p>0.990600193</text:p>
          </table:table-cell>
          <table:table-cell office:value-type="float" office:value="0.990359592775" calcext:value-type="float">
            <text:p>0.9903595928</text:p>
          </table:table-cell>
          <table:table-cell office:value-type="float" office:value="0.990119233175" calcext:value-type="float">
            <text:p>0.9901192332</text:p>
          </table:table-cell>
          <table:table-cell office:value-type="float" office:value="0.98987911395" calcext:value-type="float">
            <text:p>0.989879114</text:p>
          </table:table-cell>
          <table:table-cell office:value-type="float" office:value="0.989639234825" calcext:value-type="float">
            <text:p>0.9896392348</text:p>
          </table:table-cell>
          <table:table-cell office:value-type="float" office:value="0.9893995956" calcext:value-type="float">
            <text:p>0.9893995956</text:p>
          </table:table-cell>
          <table:table-cell office:value-type="float" office:value="0.989160196" calcext:value-type="float">
            <text:p>0.98916019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72525" calcext:value-type="float">
            <text:p>0.9972525</text:p>
          </table:table-cell>
          <table:table-cell office:value-type="float" office:value="0.9970052475" calcext:value-type="float">
            <text:p>0.9970052475</text:p>
          </table:table-cell>
          <table:table-cell office:value-type="float" office:value="0.99675824225" calcext:value-type="float">
            <text:p>0.9967582423</text:p>
          </table:table-cell>
          <table:table-cell office:value-type="float" office:value="0.996511484" calcext:value-type="float">
            <text:p>0.996511484</text:p>
          </table:table-cell>
          <table:table-cell office:value-type="float" office:value="0.996264972525" calcext:value-type="float">
            <text:p>0.9962649725</text:p>
          </table:table-cell>
          <table:table-cell office:value-type="float" office:value="0.99601870755" calcext:value-type="float">
            <text:p>0.9960187076</text:p>
          </table:table-cell>
          <table:table-cell office:value-type="float" office:value="0.99577268885" calcext:value-type="float">
            <text:p>0.9957726889</text:p>
          </table:table-cell>
          <table:table-cell office:value-type="float" office:value="0.99552691615" calcext:value-type="float">
            <text:p>0.9955269162</text:p>
          </table:table-cell>
          <table:table-cell office:value-type="float" office:value="0.99528138925" calcext:value-type="float">
            <text:p>0.9952813893</text:p>
          </table:table-cell>
          <table:table-cell office:value-type="float" office:value="0.99503610785" calcext:value-type="float">
            <text:p>0.9950361079</text:p>
          </table:table-cell>
          <table:table-cell office:value-type="float" office:value="0.99479107175" calcext:value-type="float">
            <text:p>0.9947910718</text:p>
          </table:table-cell>
          <table:table-cell office:value-type="float" office:value="0.994546280675" calcext:value-type="float">
            <text:p>0.9945462807</text:p>
          </table:table-cell>
          <table:table-cell office:value-type="float" office:value="0.9943017344" calcext:value-type="float">
            <text:p>0.9943017344</text:p>
          </table:table-cell>
          <table:table-cell office:value-type="float" office:value="0.99405743265" calcext:value-type="float">
            <text:p>0.9940574327</text:p>
          </table:table-cell>
          <table:table-cell office:value-type="float" office:value="0.993813375225" calcext:value-type="float">
            <text:p>0.9938133752</text:p>
          </table:table-cell>
          <table:table-cell office:value-type="float" office:value="0.99356956185" calcext:value-type="float">
            <text:p>0.9935695619</text:p>
          </table:table-cell>
          <table:table-cell office:value-type="float" office:value="0.9933259923" calcext:value-type="float">
            <text:p>0.9933259923</text:p>
          </table:table-cell>
          <table:table-cell office:value-type="float" office:value="0.9930826663" calcext:value-type="float">
            <text:p>0.9930826663</text:p>
          </table:table-cell>
          <table:table-cell office:value-type="float" office:value="0.992839583625" calcext:value-type="float">
            <text:p>0.992839583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1890625" calcext:value-type="float">
            <text:p>0.81890625</text:p>
          </table:table-cell>
          <table:table-cell office:value-type="float" office:value="0.81883734375" calcext:value-type="float">
            <text:p>0.8188373438</text:p>
          </table:table-cell>
          <table:table-cell office:value-type="float" office:value="0.8187685064" calcext:value-type="float">
            <text:p>0.8187685064</text:p>
          </table:table-cell>
          <table:table-cell office:value-type="float" office:value="0.8186997379" calcext:value-type="float">
            <text:p>0.8186997379</text:p>
          </table:table-cell>
          <table:table-cell office:value-type="float" office:value="0.81863103815" calcext:value-type="float">
            <text:p>0.8186310382</text:p>
          </table:table-cell>
          <table:table-cell office:value-type="float" office:value="0.818562407125" calcext:value-type="float">
            <text:p>0.8185624071</text:p>
          </table:table-cell>
          <table:table-cell office:value-type="float" office:value="0.818493844725" calcext:value-type="float">
            <text:p>0.8184938447</text:p>
          </table:table-cell>
          <table:table-cell office:value-type="float" office:value="0.818425350875" calcext:value-type="float">
            <text:p>0.8184253509</text:p>
          </table:table-cell>
          <table:table-cell office:value-type="float" office:value="0.818356925525" calcext:value-type="float">
            <text:p>0.8183569255</text:p>
          </table:table-cell>
          <table:table-cell office:value-type="float" office:value="0.8182885686" calcext:value-type="float">
            <text:p>0.8182885686</text:p>
          </table:table-cell>
          <table:table-cell office:value-type="float" office:value="0.818220280025" calcext:value-type="float">
            <text:p>0.81822028</text:p>
          </table:table-cell>
          <table:table-cell office:value-type="float" office:value="0.81815205975" calcext:value-type="float">
            <text:p>0.8181520598</text:p>
          </table:table-cell>
          <table:table-cell office:value-type="float" office:value="0.818083907675" calcext:value-type="float">
            <text:p>0.8180839077</text:p>
          </table:table-cell>
          <table:table-cell office:value-type="float" office:value="0.818015823775" calcext:value-type="float">
            <text:p>0.8180158238</text:p>
          </table:table-cell>
          <table:table-cell office:value-type="float" office:value="0.81794780795" calcext:value-type="float">
            <text:p>0.817947808</text:p>
          </table:table-cell>
          <table:table-cell office:value-type="float" office:value="0.81787986015" calcext:value-type="float">
            <text:p>0.8178798602</text:p>
          </table:table-cell>
          <table:table-cell office:value-type="float" office:value="0.8178119803" calcext:value-type="float">
            <text:p>0.8178119803</text:p>
          </table:table-cell>
          <table:table-cell office:value-type="float" office:value="0.8177441683" calcext:value-type="float">
            <text:p>0.8177441683</text:p>
          </table:table-cell>
          <table:table-cell office:value-type="float" office:value="0.81767642415" calcext:value-type="float">
            <text:p>0.8176764242</text:p>
          </table:table-cell>
          <table:table-cell office:value-type="float" office:value="0.817608747725" calcext:value-type="float">
            <text:p>0.817608747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97602375" calcext:value-type="float">
            <text:p>0.97602375</text:p>
          </table:table-cell>
          <table:table-cell office:value-type="float" office:value="0.97579772625" calcext:value-type="float">
            <text:p>0.9757977263</text:p>
          </table:table-cell>
          <table:table-cell office:value-type="float" office:value="0.975571928525" calcext:value-type="float">
            <text:p>0.9755719285</text:p>
          </table:table-cell>
          <table:table-cell office:value-type="float" office:value="0.9753463566" calcext:value-type="float">
            <text:p>0.9753463566</text:p>
          </table:table-cell>
          <table:table-cell office:value-type="float" office:value="0.97512101025" calcext:value-type="float">
            <text:p>0.9751210103</text:p>
          </table:table-cell>
          <table:table-cell office:value-type="float" office:value="0.974895889225" calcext:value-type="float">
            <text:p>0.9748958892</text:p>
          </table:table-cell>
          <table:table-cell office:value-type="float" office:value="0.97467099335" calcext:value-type="float">
            <text:p>0.9746709934</text:p>
          </table:table-cell>
          <table:table-cell office:value-type="float" office:value="0.97444632235" calcext:value-type="float">
            <text:p>0.9744463224</text:p>
          </table:table-cell>
          <table:table-cell office:value-type="float" office:value="0.974221876025" calcext:value-type="float">
            <text:p>0.974221876</text:p>
          </table:table-cell>
          <table:table-cell office:value-type="float" office:value="0.97399765415" calcext:value-type="float">
            <text:p>0.9739976542</text:p>
          </table:table-cell>
          <table:table-cell office:value-type="float" office:value="0.9737736565" calcext:value-type="float">
            <text:p>0.9737736565</text:p>
          </table:table-cell>
          <table:table-cell office:value-type="float" office:value="0.973549882825" calcext:value-type="float">
            <text:p>0.9735498828</text:p>
          </table:table-cell>
          <table:table-cell office:value-type="float" office:value="0.97332633295" calcext:value-type="float">
            <text:p>0.973326333</text:p>
          </table:table-cell>
          <table:table-cell office:value-type="float" office:value="0.973103006625" calcext:value-type="float">
            <text:p>0.9731030066</text:p>
          </table:table-cell>
          <table:table-cell office:value-type="float" office:value="0.972879903625" calcext:value-type="float">
            <text:p>0.9728799036</text:p>
          </table:table-cell>
          <table:table-cell office:value-type="float" office:value="0.9726570237" calcext:value-type="float">
            <text:p>0.9726570237</text:p>
          </table:table-cell>
          <table:table-cell office:value-type="float" office:value="0.972434366675" calcext:value-type="float">
            <text:p>0.9724343667</text:p>
          </table:table-cell>
          <table:table-cell office:value-type="float" office:value="0.972211932325" calcext:value-type="float">
            <text:p>0.9722119323</text:p>
          </table:table-cell>
          <table:table-cell office:value-type="float" office:value="0.9719897204" calcext:value-type="float">
            <text:p>0.97198972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87886875" calcext:value-type="float">
            <text:p>0.987886875</text:p>
          </table:table-cell>
          <table:table-cell office:value-type="float" office:value="0.987648988125" calcext:value-type="float">
            <text:p>0.9876489881</text:p>
          </table:table-cell>
          <table:table-cell office:value-type="float" office:value="0.987411339125" calcext:value-type="float">
            <text:p>0.9874113391</text:p>
          </table:table-cell>
          <table:table-cell office:value-type="float" office:value="0.9871739278" calcext:value-type="float">
            <text:p>0.9871739278</text:p>
          </table:table-cell>
          <table:table-cell office:value-type="float" office:value="0.986936753875" calcext:value-type="float">
            <text:p>0.9869367539</text:p>
          </table:table-cell>
          <table:table-cell office:value-type="float" office:value="0.986699817125" calcext:value-type="float">
            <text:p>0.9866998171</text:p>
          </table:table-cell>
          <table:table-cell office:value-type="float" office:value="0.9864631173" calcext:value-type="float">
            <text:p>0.9864631173</text:p>
          </table:table-cell>
          <table:table-cell office:value-type="float" office:value="0.986226654175" calcext:value-type="float">
            <text:p>0.9862266542</text:p>
          </table:table-cell>
          <table:table-cell office:value-type="float" office:value="0.985990427525" calcext:value-type="float">
            <text:p>0.9859904275</text:p>
          </table:table-cell>
          <table:table-cell office:value-type="float" office:value="0.9857544371" calcext:value-type="float">
            <text:p>0.9857544371</text:p>
          </table:table-cell>
          <table:table-cell office:value-type="float" office:value="0.985518682675" calcext:value-type="float">
            <text:p>0.9855186827</text:p>
          </table:table-cell>
          <table:table-cell office:value-type="float" office:value="0.985283163975" calcext:value-type="float">
            <text:p>0.985283164</text:p>
          </table:table-cell>
          <table:table-cell office:value-type="float" office:value="0.985047880825" calcext:value-type="float">
            <text:p>0.9850478808</text:p>
          </table:table-cell>
          <table:table-cell office:value-type="float" office:value="0.984812832925" calcext:value-type="float">
            <text:p>0.9848128329</text:p>
          </table:table-cell>
          <table:table-cell office:value-type="float" office:value="0.9845780201" calcext:value-type="float">
            <text:p>0.9845780201</text:p>
          </table:table-cell>
          <table:table-cell office:value-type="float" office:value="0.984343442075" calcext:value-type="float">
            <text:p>0.9843434421</text:p>
          </table:table-cell>
          <table:table-cell office:value-type="float" office:value="0.98410909865" calcext:value-type="float">
            <text:p>0.9841090987</text:p>
          </table:table-cell>
          <table:table-cell office:value-type="float" office:value="0.98387498955" calcext:value-type="float">
            <text:p>0.9838749896</text:p>
          </table:table-cell>
          <table:table-cell office:value-type="float" office:value="0.98364111455" calcext:value-type="float">
            <text:p>0.983641114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97602375" calcext:value-type="float">
            <text:p>0.97602375</text:p>
          </table:table-cell>
          <table:table-cell office:value-type="float" office:value="0.97579772625" calcext:value-type="float">
            <text:p>0.9757977263</text:p>
          </table:table-cell>
          <table:table-cell office:value-type="float" office:value="0.975571928525" calcext:value-type="float">
            <text:p>0.9755719285</text:p>
          </table:table-cell>
          <table:table-cell office:value-type="float" office:value="0.9753463566" calcext:value-type="float">
            <text:p>0.9753463566</text:p>
          </table:table-cell>
          <table:table-cell office:value-type="float" office:value="0.97512101025" calcext:value-type="float">
            <text:p>0.9751210103</text:p>
          </table:table-cell>
          <table:table-cell office:value-type="float" office:value="0.974895889225" calcext:value-type="float">
            <text:p>0.9748958892</text:p>
          </table:table-cell>
          <table:table-cell office:value-type="float" office:value="0.97467099335" calcext:value-type="float">
            <text:p>0.9746709934</text:p>
          </table:table-cell>
          <table:table-cell office:value-type="float" office:value="0.97444632235" calcext:value-type="float">
            <text:p>0.9744463224</text:p>
          </table:table-cell>
          <table:table-cell office:value-type="float" office:value="0.974221876025" calcext:value-type="float">
            <text:p>0.974221876</text:p>
          </table:table-cell>
          <table:table-cell office:value-type="float" office:value="0.97399765415" calcext:value-type="float">
            <text:p>0.9739976542</text:p>
          </table:table-cell>
          <table:table-cell office:value-type="float" office:value="0.9737736565" calcext:value-type="float">
            <text:p>0.9737736565</text:p>
          </table:table-cell>
          <table:table-cell office:value-type="float" office:value="0.973549882825" calcext:value-type="float">
            <text:p>0.9735498828</text:p>
          </table:table-cell>
          <table:table-cell office:value-type="float" office:value="0.97332633295" calcext:value-type="float">
            <text:p>0.973326333</text:p>
          </table:table-cell>
          <table:table-cell office:value-type="float" office:value="0.973103006625" calcext:value-type="float">
            <text:p>0.9731030066</text:p>
          </table:table-cell>
          <table:table-cell office:value-type="float" office:value="0.972879903625" calcext:value-type="float">
            <text:p>0.9728799036</text:p>
          </table:table-cell>
          <table:table-cell office:value-type="float" office:value="0.9726570237" calcext:value-type="float">
            <text:p>0.9726570237</text:p>
          </table:table-cell>
          <table:table-cell office:value-type="float" office:value="0.972434366675" calcext:value-type="float">
            <text:p>0.9724343667</text:p>
          </table:table-cell>
          <table:table-cell office:value-type="float" office:value="0.972211932325" calcext:value-type="float">
            <text:p>0.9722119323</text:p>
          </table:table-cell>
          <table:table-cell office:value-type="float" office:value="0.9719897204" calcext:value-type="float">
            <text:p>0.97198972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87886875" calcext:value-type="float">
            <text:p>0.987886875</text:p>
          </table:table-cell>
          <table:table-cell office:value-type="float" office:value="0.987648988125" calcext:value-type="float">
            <text:p>0.9876489881</text:p>
          </table:table-cell>
          <table:table-cell office:value-type="float" office:value="0.987411339125" calcext:value-type="float">
            <text:p>0.9874113391</text:p>
          </table:table-cell>
          <table:table-cell office:value-type="float" office:value="0.9871739278" calcext:value-type="float">
            <text:p>0.9871739278</text:p>
          </table:table-cell>
          <table:table-cell office:value-type="float" office:value="0.986936753875" calcext:value-type="float">
            <text:p>0.9869367539</text:p>
          </table:table-cell>
          <table:table-cell office:value-type="float" office:value="0.986699817125" calcext:value-type="float">
            <text:p>0.9866998171</text:p>
          </table:table-cell>
          <table:table-cell office:value-type="float" office:value="0.9864631173" calcext:value-type="float">
            <text:p>0.9864631173</text:p>
          </table:table-cell>
          <table:table-cell office:value-type="float" office:value="0.986226654175" calcext:value-type="float">
            <text:p>0.9862266542</text:p>
          </table:table-cell>
          <table:table-cell office:value-type="float" office:value="0.985990427525" calcext:value-type="float">
            <text:p>0.9859904275</text:p>
          </table:table-cell>
          <table:table-cell office:value-type="float" office:value="0.9857544371" calcext:value-type="float">
            <text:p>0.9857544371</text:p>
          </table:table-cell>
          <table:table-cell office:value-type="float" office:value="0.985518682675" calcext:value-type="float">
            <text:p>0.9855186827</text:p>
          </table:table-cell>
          <table:table-cell office:value-type="float" office:value="0.985283163975" calcext:value-type="float">
            <text:p>0.985283164</text:p>
          </table:table-cell>
          <table:table-cell office:value-type="float" office:value="0.985047880825" calcext:value-type="float">
            <text:p>0.9850478808</text:p>
          </table:table-cell>
          <table:table-cell office:value-type="float" office:value="0.984812832925" calcext:value-type="float">
            <text:p>0.9848128329</text:p>
          </table:table-cell>
          <table:table-cell office:value-type="float" office:value="0.9845780201" calcext:value-type="float">
            <text:p>0.9845780201</text:p>
          </table:table-cell>
          <table:table-cell office:value-type="float" office:value="0.984343442075" calcext:value-type="float">
            <text:p>0.9843434421</text:p>
          </table:table-cell>
          <table:table-cell office:value-type="float" office:value="0.98410909865" calcext:value-type="float">
            <text:p>0.9841090987</text:p>
          </table:table-cell>
          <table:table-cell office:value-type="float" office:value="0.98387498955" calcext:value-type="float">
            <text:p>0.9838749896</text:p>
          </table:table-cell>
          <table:table-cell office:value-type="float" office:value="0.98364111455" calcext:value-type="float">
            <text:p>0.983641114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940625" calcext:value-type="float">
            <text:p>0.9940625</text:p>
          </table:table-cell>
          <table:table-cell office:value-type="float" office:value="0.9938184375" calcext:value-type="float">
            <text:p>0.9938184375</text:p>
          </table:table-cell>
          <table:table-cell office:value-type="float" office:value="0.993574619075" calcext:value-type="float">
            <text:p>0.9935746191</text:p>
          </table:table-cell>
          <table:table-cell office:value-type="float" office:value="0.99333104445" calcext:value-type="float">
            <text:p>0.9933310445</text:p>
          </table:table-cell>
          <table:table-cell office:value-type="float" office:value="0.9930877134" calcext:value-type="float">
            <text:p>0.9930877134</text:p>
          </table:table-cell>
          <table:table-cell office:value-type="float" office:value="0.992844625675" calcext:value-type="float">
            <text:p>0.9928446257</text:p>
          </table:table-cell>
          <table:table-cell office:value-type="float" office:value="0.99260178105" calcext:value-type="float">
            <text:p>0.9926017811</text:p>
          </table:table-cell>
          <table:table-cell office:value-type="float" office:value="0.992359179275" calcext:value-type="float">
            <text:p>0.9923591793</text:p>
          </table:table-cell>
          <table:table-cell office:value-type="float" office:value="0.9921168201" calcext:value-type="float">
            <text:p>0.9921168201</text:p>
          </table:table-cell>
          <table:table-cell office:value-type="float" office:value="0.991874703275" calcext:value-type="float">
            <text:p>0.9918747033</text:p>
          </table:table-cell>
          <table:table-cell office:value-type="float" office:value="0.991632828575" calcext:value-type="float">
            <text:p>0.9916328286</text:p>
          </table:table-cell>
          <table:table-cell office:value-type="float" office:value="0.99139119575" calcext:value-type="float">
            <text:p>0.9913911958</text:p>
          </table:table-cell>
          <table:table-cell office:value-type="float" office:value="0.99114980455" calcext:value-type="float">
            <text:p>0.9911498046</text:p>
          </table:table-cell>
          <table:table-cell office:value-type="float" office:value="0.99090865475" calcext:value-type="float">
            <text:p>0.9909086548</text:p>
          </table:table-cell>
          <table:table-cell office:value-type="float" office:value="0.9906677461" calcext:value-type="float">
            <text:p>0.9906677461</text:p>
          </table:table-cell>
          <table:table-cell office:value-type="float" office:value="0.99042707835" calcext:value-type="float">
            <text:p>0.9904270784</text:p>
          </table:table-cell>
          <table:table-cell office:value-type="float" office:value="0.990186651275" calcext:value-type="float">
            <text:p>0.9901866513</text:p>
          </table:table-cell>
          <table:table-cell office:value-type="float" office:value="0.989946464625" calcext:value-type="float">
            <text:p>0.9899464646</text:p>
          </table:table-cell>
          <table:table-cell office:value-type="float" office:value="0.98970651815" calcext:value-type="float">
            <text:p>0.9897065182</text:p>
          </table:table-cell>
          <table:table-cell office:value-type="float" office:value="0.989466811625" calcext:value-type="float">
            <text:p>0.989466811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88125" calcext:value-type="float">
            <text:p>0.988125</text:p>
          </table:table-cell>
          <table:table-cell office:value-type="float" office:value="0.987886875" calcext:value-type="float">
            <text:p>0.987886875</text:p>
          </table:table-cell>
          <table:table-cell office:value-type="float" office:value="0.987648988125" calcext:value-type="float">
            <text:p>0.9876489881</text:p>
          </table:table-cell>
          <table:table-cell office:value-type="float" office:value="0.987411339125" calcext:value-type="float">
            <text:p>0.9874113391</text:p>
          </table:table-cell>
          <table:table-cell office:value-type="float" office:value="0.9871739278" calcext:value-type="float">
            <text:p>0.9871739278</text:p>
          </table:table-cell>
          <table:table-cell office:value-type="float" office:value="0.986936753875" calcext:value-type="float">
            <text:p>0.9869367539</text:p>
          </table:table-cell>
          <table:table-cell office:value-type="float" office:value="0.986699817125" calcext:value-type="float">
            <text:p>0.9866998171</text:p>
          </table:table-cell>
          <table:table-cell office:value-type="float" office:value="0.9864631173" calcext:value-type="float">
            <text:p>0.9864631173</text:p>
          </table:table-cell>
          <table:table-cell office:value-type="float" office:value="0.986226654175" calcext:value-type="float">
            <text:p>0.9862266542</text:p>
          </table:table-cell>
          <table:table-cell office:value-type="float" office:value="0.985990427525" calcext:value-type="float">
            <text:p>0.9859904275</text:p>
          </table:table-cell>
          <table:table-cell office:value-type="float" office:value="0.9857544371" calcext:value-type="float">
            <text:p>0.9857544371</text:p>
          </table:table-cell>
          <table:table-cell office:value-type="float" office:value="0.985518682675" calcext:value-type="float">
            <text:p>0.9855186827</text:p>
          </table:table-cell>
          <table:table-cell office:value-type="float" office:value="0.985283163975" calcext:value-type="float">
            <text:p>0.985283164</text:p>
          </table:table-cell>
          <table:table-cell office:value-type="float" office:value="0.985047880825" calcext:value-type="float">
            <text:p>0.9850478808</text:p>
          </table:table-cell>
          <table:table-cell office:value-type="float" office:value="0.984812832925" calcext:value-type="float">
            <text:p>0.9848128329</text:p>
          </table:table-cell>
          <table:table-cell office:value-type="float" office:value="0.9845780201" calcext:value-type="float">
            <text:p>0.9845780201</text:p>
          </table:table-cell>
          <table:table-cell office:value-type="float" office:value="0.984343442075" calcext:value-type="float">
            <text:p>0.9843434421</text:p>
          </table:table-cell>
          <table:table-cell office:value-type="float" office:value="0.98410909865" calcext:value-type="float">
            <text:p>0.9841090987</text:p>
          </table:table-cell>
          <table:table-cell office:value-type="float" office:value="0.98387498955" calcext:value-type="float">
            <text:p>0.9838749896</text:p>
          </table:table-cell>
          <table:table-cell office:value-type="float" office:value="0.98364111455" calcext:value-type="float">
            <text:p>0.983641114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940625" calcext:value-type="float">
            <text:p>0.9940625</text:p>
          </table:table-cell>
          <table:table-cell office:value-type="float" office:value="0.9938184375" calcext:value-type="float">
            <text:p>0.9938184375</text:p>
          </table:table-cell>
          <table:table-cell office:value-type="float" office:value="0.993574619075" calcext:value-type="float">
            <text:p>0.9935746191</text:p>
          </table:table-cell>
          <table:table-cell office:value-type="float" office:value="0.99333104445" calcext:value-type="float">
            <text:p>0.9933310445</text:p>
          </table:table-cell>
          <table:table-cell office:value-type="float" office:value="0.9930877134" calcext:value-type="float">
            <text:p>0.9930877134</text:p>
          </table:table-cell>
          <table:table-cell office:value-type="float" office:value="0.992844625675" calcext:value-type="float">
            <text:p>0.9928446257</text:p>
          </table:table-cell>
          <table:table-cell office:value-type="float" office:value="0.99260178105" calcext:value-type="float">
            <text:p>0.9926017811</text:p>
          </table:table-cell>
          <table:table-cell office:value-type="float" office:value="0.992359179275" calcext:value-type="float">
            <text:p>0.9923591793</text:p>
          </table:table-cell>
          <table:table-cell office:value-type="float" office:value="0.9921168201" calcext:value-type="float">
            <text:p>0.9921168201</text:p>
          </table:table-cell>
          <table:table-cell office:value-type="float" office:value="0.991874703275" calcext:value-type="float">
            <text:p>0.9918747033</text:p>
          </table:table-cell>
          <table:table-cell office:value-type="float" office:value="0.991632828575" calcext:value-type="float">
            <text:p>0.9916328286</text:p>
          </table:table-cell>
          <table:table-cell office:value-type="float" office:value="0.99139119575" calcext:value-type="float">
            <text:p>0.9913911958</text:p>
          </table:table-cell>
          <table:table-cell office:value-type="float" office:value="0.99114980455" calcext:value-type="float">
            <text:p>0.9911498046</text:p>
          </table:table-cell>
          <table:table-cell office:value-type="float" office:value="0.99090865475" calcext:value-type="float">
            <text:p>0.9909086548</text:p>
          </table:table-cell>
          <table:table-cell office:value-type="float" office:value="0.9906677461" calcext:value-type="float">
            <text:p>0.9906677461</text:p>
          </table:table-cell>
          <table:table-cell office:value-type="float" office:value="0.99042707835" calcext:value-type="float">
            <text:p>0.9904270784</text:p>
          </table:table-cell>
          <table:table-cell office:value-type="float" office:value="0.990186651275" calcext:value-type="float">
            <text:p>0.9901866513</text:p>
          </table:table-cell>
          <table:table-cell office:value-type="float" office:value="0.989946464625" calcext:value-type="float">
            <text:p>0.9899464646</text:p>
          </table:table-cell>
          <table:table-cell office:value-type="float" office:value="0.98970651815" calcext:value-type="float">
            <text:p>0.9897065182</text:p>
          </table:table-cell>
          <table:table-cell office:value-type="float" office:value="0.989466811625" calcext:value-type="float">
            <text:p>0.989466811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97625" calcext:value-type="float">
            <text:p>0.997625</text:p>
          </table:table-cell>
          <table:table-cell office:value-type="float" office:value="0.997377375" calcext:value-type="float">
            <text:p>0.997377375</text:p>
          </table:table-cell>
          <table:table-cell office:value-type="float" office:value="0.997129997625" calcext:value-type="float">
            <text:p>0.9971299976</text:p>
          </table:table-cell>
          <table:table-cell office:value-type="float" office:value="0.996882867625" calcext:value-type="float">
            <text:p>0.9968828676</text:p>
          </table:table-cell>
          <table:table-cell office:value-type="float" office:value="0.99663598475" calcext:value-type="float">
            <text:p>0.9966359848</text:p>
          </table:table-cell>
          <table:table-cell office:value-type="float" office:value="0.996389348775" calcext:value-type="float">
            <text:p>0.9963893488</text:p>
          </table:table-cell>
          <table:table-cell office:value-type="float" office:value="0.996142959425" calcext:value-type="float">
            <text:p>0.9961429594</text:p>
          </table:table-cell>
          <table:table-cell office:value-type="float" office:value="0.995896816475" calcext:value-type="float">
            <text:p>0.9958968165</text:p>
          </table:table-cell>
          <table:table-cell office:value-type="float" office:value="0.99565091965" calcext:value-type="float">
            <text:p>0.9956509197</text:p>
          </table:table-cell>
          <table:table-cell office:value-type="float" office:value="0.995405268725" calcext:value-type="float">
            <text:p>0.9954052687</text:p>
          </table:table-cell>
          <table:table-cell office:value-type="float" office:value="0.99515986345" calcext:value-type="float">
            <text:p>0.9951598635</text:p>
          </table:table-cell>
          <table:table-cell office:value-type="float" office:value="0.9949147036" calcext:value-type="float">
            <text:p>0.9949147036</text:p>
          </table:table-cell>
          <table:table-cell office:value-type="float" office:value="0.9946697889" calcext:value-type="float">
            <text:p>0.9946697889</text:p>
          </table:table-cell>
          <table:table-cell office:value-type="float" office:value="0.9944251191" calcext:value-type="float">
            <text:p>0.9944251191</text:p>
          </table:table-cell>
          <table:table-cell office:value-type="float" office:value="0.994180693975" calcext:value-type="float">
            <text:p>0.994180694</text:p>
          </table:table-cell>
          <table:table-cell office:value-type="float" office:value="0.9939365133" calcext:value-type="float">
            <text:p>0.9939365133</text:p>
          </table:table-cell>
          <table:table-cell office:value-type="float" office:value="0.993692576775" calcext:value-type="float">
            <text:p>0.9936925768</text:p>
          </table:table-cell>
          <table:table-cell office:value-type="float" office:value="0.9934488842" calcext:value-type="float">
            <text:p>0.9934488842</text:p>
          </table:table-cell>
          <table:table-cell office:value-type="float" office:value="0.993205435325" calcext:value-type="float">
            <text:p>0.9932054353</text:p>
          </table:table-cell>
          <table:table-cell office:value-type="float" office:value="0.992962229875" calcext:value-type="float">
            <text:p>0.992962229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836562890625" calcext:value-type="float">
            <text:p>0.8365628906</text:p>
          </table:table-cell>
          <table:table-cell office:value-type="float" office:value="0.836476327725" calcext:value-type="float">
            <text:p>0.8364763277</text:p>
          </table:table-cell>
          <table:table-cell office:value-type="float" office:value="0.8363898514" calcext:value-type="float">
            <text:p>0.8363898514</text:p>
          </table:table-cell>
          <table:table-cell office:value-type="float" office:value="0.83630346155" calcext:value-type="float">
            <text:p>0.8363034616</text:p>
          </table:table-cell>
          <table:table-cell office:value-type="float" office:value="0.8362171581" calcext:value-type="float">
            <text:p>0.8362171581</text:p>
          </table:table-cell>
          <table:table-cell office:value-type="float" office:value="0.836130940925" calcext:value-type="float">
            <text:p>0.8361309409</text:p>
          </table:table-cell>
          <table:table-cell office:value-type="float" office:value="0.83604481" calcext:value-type="float">
            <text:p>0.83604481</text:p>
          </table:table-cell>
          <table:table-cell office:value-type="float" office:value="0.835958765175" calcext:value-type="float">
            <text:p>0.8359587652</text:p>
          </table:table-cell>
          <table:table-cell office:value-type="float" office:value="0.835872806425" calcext:value-type="float">
            <text:p>0.8358728064</text:p>
          </table:table-cell>
          <table:table-cell office:value-type="float" office:value="0.835786933625" calcext:value-type="float">
            <text:p>0.8357869336</text:p>
          </table:table-cell>
          <table:table-cell office:value-type="float" office:value="0.835701146675" calcext:value-type="float">
            <text:p>0.8357011467</text:p>
          </table:table-cell>
          <table:table-cell office:value-type="float" office:value="0.835615445525" calcext:value-type="float">
            <text:p>0.8356154455</text:p>
          </table:table-cell>
          <table:table-cell office:value-type="float" office:value="0.835529830075" calcext:value-type="float">
            <text:p>0.8355298301</text:p>
          </table:table-cell>
          <table:table-cell office:value-type="float" office:value="0.83544430025" calcext:value-type="float">
            <text:p>0.8354443003</text:p>
          </table:table-cell>
          <table:table-cell office:value-type="float" office:value="0.83535885595" calcext:value-type="float">
            <text:p>0.835358856</text:p>
          </table:table-cell>
          <table:table-cell office:value-type="float" office:value="0.8352734971" calcext:value-type="float">
            <text:p>0.8352734971</text:p>
          </table:table-cell>
          <table:table-cell office:value-type="float" office:value="0.8351882236" calcext:value-type="float">
            <text:p>0.8351882236</text:p>
          </table:table-cell>
          <table:table-cell office:value-type="float" office:value="0.835103035375" calcext:value-type="float">
            <text:p>0.8351030354</text:p>
          </table:table-cell>
          <table:table-cell office:value-type="float" office:value="0.83501793235" calcext:value-type="float">
            <text:p>0.8350179324</text:p>
          </table:table-cell>
          <table:table-cell office:value-type="float" office:value="0.8349329144" calcext:value-type="float">
            <text:p>0.834932914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78565625" calcext:value-type="float">
            <text:p>0.978565625</text:p>
          </table:table-cell>
          <table:table-cell office:value-type="float" office:value="0.978337059375" calcext:value-type="float">
            <text:p>0.9783370594</text:p>
          </table:table-cell>
          <table:table-cell office:value-type="float" office:value="0.978108722325" calcext:value-type="float">
            <text:p>0.9781087223</text:p>
          </table:table-cell>
          <table:table-cell office:value-type="float" office:value="0.9778806136" calcext:value-type="float">
            <text:p>0.9778806136</text:p>
          </table:table-cell>
          <table:table-cell office:value-type="float" office:value="0.977652732975" calcext:value-type="float">
            <text:p>0.977652733</text:p>
          </table:table-cell>
          <table:table-cell office:value-type="float" office:value="0.97742508025" calcext:value-type="float">
            <text:p>0.9774250803</text:p>
          </table:table-cell>
          <table:table-cell office:value-type="float" office:value="0.977197655175" calcext:value-type="float">
            <text:p>0.9771976552</text:p>
          </table:table-cell>
          <table:table-cell office:value-type="float" office:value="0.9769704575" calcext:value-type="float">
            <text:p>0.9769704575</text:p>
          </table:table-cell>
          <table:table-cell office:value-type="float" office:value="0.97674348705" calcext:value-type="float">
            <text:p>0.9767434871</text:p>
          </table:table-cell>
          <table:table-cell office:value-type="float" office:value="0.976516743575" calcext:value-type="float">
            <text:p>0.9765167436</text:p>
          </table:table-cell>
          <table:table-cell office:value-type="float" office:value="0.976290226825" calcext:value-type="float">
            <text:p>0.9762902268</text:p>
          </table:table-cell>
          <table:table-cell office:value-type="float" office:value="0.9760639366" calcext:value-type="float">
            <text:p>0.9760639366</text:p>
          </table:table-cell>
          <table:table-cell office:value-type="float" office:value="0.97583787265" calcext:value-type="float">
            <text:p>0.9758378727</text:p>
          </table:table-cell>
          <table:table-cell office:value-type="float" office:value="0.975612034775" calcext:value-type="float">
            <text:p>0.9756120348</text:p>
          </table:table-cell>
          <table:table-cell office:value-type="float" office:value="0.97538642275" calcext:value-type="float">
            <text:p>0.9753864228</text:p>
          </table:table-cell>
          <table:table-cell office:value-type="float" office:value="0.975161036325" calcext:value-type="float">
            <text:p>0.9751610363</text:p>
          </table:table-cell>
          <table:table-cell office:value-type="float" office:value="0.9749358753" calcext:value-type="float">
            <text:p>0.9749358753</text:p>
          </table:table-cell>
          <table:table-cell office:value-type="float" office:value="0.974710939425" calcext:value-type="float">
            <text:p>0.9747109394</text:p>
          </table:table-cell>
          <table:table-cell office:value-type="float" office:value="0.974486228475" calcext:value-type="float">
            <text:p>0.9744862285</text:p>
          </table:table-cell>
          <table:table-cell office:value-type="float" office:value="0.97426174225" calcext:value-type="float">
            <text:p>0.97426174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892828125" calcext:value-type="float">
            <text:p>0.9892828125</text:p>
          </table:table-cell>
          <table:table-cell office:value-type="float" office:value="0.9890435297" calcext:value-type="float">
            <text:p>0.9890435297</text:p>
          </table:table-cell>
          <table:table-cell office:value-type="float" office:value="0.98880448615" calcext:value-type="float">
            <text:p>0.9888044862</text:p>
          </table:table-cell>
          <table:table-cell office:value-type="float" office:value="0.988565681675" calcext:value-type="float">
            <text:p>0.9885656817</text:p>
          </table:table-cell>
          <table:table-cell office:value-type="float" office:value="0.988327116" calcext:value-type="float">
            <text:p>0.988327116</text:p>
          </table:table-cell>
          <table:table-cell office:value-type="float" office:value="0.988088788875" calcext:value-type="float">
            <text:p>0.9880887889</text:p>
          </table:table-cell>
          <table:table-cell office:value-type="float" office:value="0.987850700075" calcext:value-type="float">
            <text:p>0.9878507001</text:p>
          </table:table-cell>
          <table:table-cell office:value-type="float" office:value="0.987612849375" calcext:value-type="float">
            <text:p>0.9876128494</text:p>
          </table:table-cell>
          <table:table-cell office:value-type="float" office:value="0.987375236525" calcext:value-type="float">
            <text:p>0.9873752365</text:p>
          </table:table-cell>
          <table:table-cell office:value-type="float" office:value="0.9871378613" calcext:value-type="float">
            <text:p>0.9871378613</text:p>
          </table:table-cell>
          <table:table-cell office:value-type="float" office:value="0.98690072345" calcext:value-type="float">
            <text:p>0.9869007235</text:p>
          </table:table-cell>
          <table:table-cell office:value-type="float" office:value="0.986663822725" calcext:value-type="float">
            <text:p>0.9866638227</text:p>
          </table:table-cell>
          <table:table-cell office:value-type="float" office:value="0.9864271589" calcext:value-type="float">
            <text:p>0.9864271589</text:p>
          </table:table-cell>
          <table:table-cell office:value-type="float" office:value="0.986190731725" calcext:value-type="float">
            <text:p>0.9861907317</text:p>
          </table:table-cell>
          <table:table-cell office:value-type="float" office:value="0.985954541" calcext:value-type="float">
            <text:p>0.985954541</text:p>
          </table:table-cell>
          <table:table-cell office:value-type="float" office:value="0.98571858645" calcext:value-type="float">
            <text:p>0.9857185865</text:p>
          </table:table-cell>
          <table:table-cell office:value-type="float" office:value="0.985482867875" calcext:value-type="float">
            <text:p>0.9854828679</text:p>
          </table:table-cell>
          <table:table-cell office:value-type="float" office:value="0.985247385" calcext:value-type="float">
            <text:p>0.985247385</text:p>
          </table:table-cell>
          <table:table-cell office:value-type="float" office:value="0.985012137625" calcext:value-type="float">
            <text:p>0.9850121376</text:p>
          </table:table-cell>
          <table:table-cell office:value-type="float" office:value="0.984777125475" calcext:value-type="float">
            <text:p>0.98477712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78565625" calcext:value-type="float">
            <text:p>0.978565625</text:p>
          </table:table-cell>
          <table:table-cell office:value-type="float" office:value="0.978337059375" calcext:value-type="float">
            <text:p>0.9783370594</text:p>
          </table:table-cell>
          <table:table-cell office:value-type="float" office:value="0.978108722325" calcext:value-type="float">
            <text:p>0.9781087223</text:p>
          </table:table-cell>
          <table:table-cell office:value-type="float" office:value="0.9778806136" calcext:value-type="float">
            <text:p>0.9778806136</text:p>
          </table:table-cell>
          <table:table-cell office:value-type="float" office:value="0.977652732975" calcext:value-type="float">
            <text:p>0.977652733</text:p>
          </table:table-cell>
          <table:table-cell office:value-type="float" office:value="0.97742508025" calcext:value-type="float">
            <text:p>0.9774250803</text:p>
          </table:table-cell>
          <table:table-cell office:value-type="float" office:value="0.977197655175" calcext:value-type="float">
            <text:p>0.9771976552</text:p>
          </table:table-cell>
          <table:table-cell office:value-type="float" office:value="0.9769704575" calcext:value-type="float">
            <text:p>0.9769704575</text:p>
          </table:table-cell>
          <table:table-cell office:value-type="float" office:value="0.97674348705" calcext:value-type="float">
            <text:p>0.9767434871</text:p>
          </table:table-cell>
          <table:table-cell office:value-type="float" office:value="0.976516743575" calcext:value-type="float">
            <text:p>0.9765167436</text:p>
          </table:table-cell>
          <table:table-cell office:value-type="float" office:value="0.976290226825" calcext:value-type="float">
            <text:p>0.9762902268</text:p>
          </table:table-cell>
          <table:table-cell office:value-type="float" office:value="0.9760639366" calcext:value-type="float">
            <text:p>0.9760639366</text:p>
          </table:table-cell>
          <table:table-cell office:value-type="float" office:value="0.97583787265" calcext:value-type="float">
            <text:p>0.9758378727</text:p>
          </table:table-cell>
          <table:table-cell office:value-type="float" office:value="0.975612034775" calcext:value-type="float">
            <text:p>0.9756120348</text:p>
          </table:table-cell>
          <table:table-cell office:value-type="float" office:value="0.97538642275" calcext:value-type="float">
            <text:p>0.9753864228</text:p>
          </table:table-cell>
          <table:table-cell office:value-type="float" office:value="0.975161036325" calcext:value-type="float">
            <text:p>0.9751610363</text:p>
          </table:table-cell>
          <table:table-cell office:value-type="float" office:value="0.9749358753" calcext:value-type="float">
            <text:p>0.9749358753</text:p>
          </table:table-cell>
          <table:table-cell office:value-type="float" office:value="0.974710939425" calcext:value-type="float">
            <text:p>0.9747109394</text:p>
          </table:table-cell>
          <table:table-cell office:value-type="float" office:value="0.974486228475" calcext:value-type="float">
            <text:p>0.9744862285</text:p>
          </table:table-cell>
          <table:table-cell office:value-type="float" office:value="0.97426174225" calcext:value-type="float">
            <text:p>0.97426174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892828125" calcext:value-type="float">
            <text:p>0.9892828125</text:p>
          </table:table-cell>
          <table:table-cell office:value-type="float" office:value="0.9890435297" calcext:value-type="float">
            <text:p>0.9890435297</text:p>
          </table:table-cell>
          <table:table-cell office:value-type="float" office:value="0.98880448615" calcext:value-type="float">
            <text:p>0.9888044862</text:p>
          </table:table-cell>
          <table:table-cell office:value-type="float" office:value="0.988565681675" calcext:value-type="float">
            <text:p>0.9885656817</text:p>
          </table:table-cell>
          <table:table-cell office:value-type="float" office:value="0.988327116" calcext:value-type="float">
            <text:p>0.988327116</text:p>
          </table:table-cell>
          <table:table-cell office:value-type="float" office:value="0.988088788875" calcext:value-type="float">
            <text:p>0.9880887889</text:p>
          </table:table-cell>
          <table:table-cell office:value-type="float" office:value="0.987850700075" calcext:value-type="float">
            <text:p>0.9878507001</text:p>
          </table:table-cell>
          <table:table-cell office:value-type="float" office:value="0.987612849375" calcext:value-type="float">
            <text:p>0.9876128494</text:p>
          </table:table-cell>
          <table:table-cell office:value-type="float" office:value="0.987375236525" calcext:value-type="float">
            <text:p>0.9873752365</text:p>
          </table:table-cell>
          <table:table-cell office:value-type="float" office:value="0.9871378613" calcext:value-type="float">
            <text:p>0.9871378613</text:p>
          </table:table-cell>
          <table:table-cell office:value-type="float" office:value="0.98690072345" calcext:value-type="float">
            <text:p>0.9869007235</text:p>
          </table:table-cell>
          <table:table-cell office:value-type="float" office:value="0.986663822725" calcext:value-type="float">
            <text:p>0.9866638227</text:p>
          </table:table-cell>
          <table:table-cell office:value-type="float" office:value="0.9864271589" calcext:value-type="float">
            <text:p>0.9864271589</text:p>
          </table:table-cell>
          <table:table-cell office:value-type="float" office:value="0.986190731725" calcext:value-type="float">
            <text:p>0.9861907317</text:p>
          </table:table-cell>
          <table:table-cell office:value-type="float" office:value="0.985954541" calcext:value-type="float">
            <text:p>0.985954541</text:p>
          </table:table-cell>
          <table:table-cell office:value-type="float" office:value="0.98571858645" calcext:value-type="float">
            <text:p>0.9857185865</text:p>
          </table:table-cell>
          <table:table-cell office:value-type="float" office:value="0.985482867875" calcext:value-type="float">
            <text:p>0.9854828679</text:p>
          </table:table-cell>
          <table:table-cell office:value-type="float" office:value="0.985247385" calcext:value-type="float">
            <text:p>0.985247385</text:p>
          </table:table-cell>
          <table:table-cell office:value-type="float" office:value="0.985012137625" calcext:value-type="float">
            <text:p>0.9850121376</text:p>
          </table:table-cell>
          <table:table-cell office:value-type="float" office:value="0.984777125475" calcext:value-type="float">
            <text:p>0.98477712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9464140625" calcext:value-type="float">
            <text:p>0.9946414063</text:p>
          </table:table-cell>
          <table:table-cell office:value-type="float" office:value="0.99439676485" calcext:value-type="float">
            <text:p>0.9943967649</text:p>
          </table:table-cell>
          <table:table-cell office:value-type="float" office:value="0.994152368075" calcext:value-type="float">
            <text:p>0.9941523681</text:p>
          </table:table-cell>
          <table:table-cell office:value-type="float" office:value="0.9939082157" calcext:value-type="float">
            <text:p>0.9939082157</text:p>
          </table:table-cell>
          <table:table-cell office:value-type="float" office:value="0.9936643075" calcext:value-type="float">
            <text:p>0.9936643075</text:p>
          </table:table-cell>
          <table:table-cell office:value-type="float" office:value="0.9934206432" calcext:value-type="float">
            <text:p>0.9934206432</text:p>
          </table:table-cell>
          <table:table-cell office:value-type="float" office:value="0.99317722255" calcext:value-type="float">
            <text:p>0.9931772226</text:p>
          </table:table-cell>
          <table:table-cell office:value-type="float" office:value="0.992934045325" calcext:value-type="float">
            <text:p>0.9929340453</text:p>
          </table:table-cell>
          <table:table-cell office:value-type="float" office:value="0.992691111275" calcext:value-type="float">
            <text:p>0.9926911113</text:p>
          </table:table-cell>
          <table:table-cell office:value-type="float" office:value="0.992448420175" calcext:value-type="float">
            <text:p>0.9924484202</text:p>
          </table:table-cell>
          <table:table-cell office:value-type="float" office:value="0.99220597175" calcext:value-type="float">
            <text:p>0.9922059718</text:p>
          </table:table-cell>
          <table:table-cell office:value-type="float" office:value="0.991963765775" calcext:value-type="float">
            <text:p>0.9919637658</text:p>
          </table:table-cell>
          <table:table-cell office:value-type="float" office:value="0.991721802" calcext:value-type="float">
            <text:p>0.991721802</text:p>
          </table:table-cell>
          <table:table-cell office:value-type="float" office:value="0.9914800802" calcext:value-type="float">
            <text:p>0.9914800802</text:p>
          </table:table-cell>
          <table:table-cell office:value-type="float" office:value="0.991238600125" calcext:value-type="float">
            <text:p>0.9912386001</text:p>
          </table:table-cell>
          <table:table-cell office:value-type="float" office:value="0.990997361525" calcext:value-type="float">
            <text:p>0.9909973615</text:p>
          </table:table-cell>
          <table:table-cell office:value-type="float" office:value="0.990756364175" calcext:value-type="float">
            <text:p>0.9907563642</text:p>
          </table:table-cell>
          <table:table-cell office:value-type="float" office:value="0.9905156078" calcext:value-type="float">
            <text:p>0.9905156078</text:p>
          </table:table-cell>
          <table:table-cell office:value-type="float" office:value="0.9902750922" calcext:value-type="float">
            <text:p>0.9902750922</text:p>
          </table:table-cell>
          <table:table-cell office:value-type="float" office:value="0.9900348171" calcext:value-type="float">
            <text:p>0.990034817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892828125" calcext:value-type="float">
            <text:p>0.9892828125</text:p>
          </table:table-cell>
          <table:table-cell office:value-type="float" office:value="0.9890435297" calcext:value-type="float">
            <text:p>0.9890435297</text:p>
          </table:table-cell>
          <table:table-cell office:value-type="float" office:value="0.98880448615" calcext:value-type="float">
            <text:p>0.9888044862</text:p>
          </table:table-cell>
          <table:table-cell office:value-type="float" office:value="0.988565681675" calcext:value-type="float">
            <text:p>0.9885656817</text:p>
          </table:table-cell>
          <table:table-cell office:value-type="float" office:value="0.988327116" calcext:value-type="float">
            <text:p>0.988327116</text:p>
          </table:table-cell>
          <table:table-cell office:value-type="float" office:value="0.988088788875" calcext:value-type="float">
            <text:p>0.9880887889</text:p>
          </table:table-cell>
          <table:table-cell office:value-type="float" office:value="0.987850700075" calcext:value-type="float">
            <text:p>0.9878507001</text:p>
          </table:table-cell>
          <table:table-cell office:value-type="float" office:value="0.987612849375" calcext:value-type="float">
            <text:p>0.9876128494</text:p>
          </table:table-cell>
          <table:table-cell office:value-type="float" office:value="0.987375236525" calcext:value-type="float">
            <text:p>0.9873752365</text:p>
          </table:table-cell>
          <table:table-cell office:value-type="float" office:value="0.9871378613" calcext:value-type="float">
            <text:p>0.9871378613</text:p>
          </table:table-cell>
          <table:table-cell office:value-type="float" office:value="0.98690072345" calcext:value-type="float">
            <text:p>0.9869007235</text:p>
          </table:table-cell>
          <table:table-cell office:value-type="float" office:value="0.986663822725" calcext:value-type="float">
            <text:p>0.9866638227</text:p>
          </table:table-cell>
          <table:table-cell office:value-type="float" office:value="0.9864271589" calcext:value-type="float">
            <text:p>0.9864271589</text:p>
          </table:table-cell>
          <table:table-cell office:value-type="float" office:value="0.986190731725" calcext:value-type="float">
            <text:p>0.9861907317</text:p>
          </table:table-cell>
          <table:table-cell office:value-type="float" office:value="0.985954541" calcext:value-type="float">
            <text:p>0.985954541</text:p>
          </table:table-cell>
          <table:table-cell office:value-type="float" office:value="0.98571858645" calcext:value-type="float">
            <text:p>0.9857185865</text:p>
          </table:table-cell>
          <table:table-cell office:value-type="float" office:value="0.985482867875" calcext:value-type="float">
            <text:p>0.9854828679</text:p>
          </table:table-cell>
          <table:table-cell office:value-type="float" office:value="0.985247385" calcext:value-type="float">
            <text:p>0.985247385</text:p>
          </table:table-cell>
          <table:table-cell office:value-type="float" office:value="0.985012137625" calcext:value-type="float">
            <text:p>0.9850121376</text:p>
          </table:table-cell>
          <table:table-cell office:value-type="float" office:value="0.984777125475" calcext:value-type="float">
            <text:p>0.98477712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9464140625" calcext:value-type="float">
            <text:p>0.9946414063</text:p>
          </table:table-cell>
          <table:table-cell office:value-type="float" office:value="0.99439676485" calcext:value-type="float">
            <text:p>0.9943967649</text:p>
          </table:table-cell>
          <table:table-cell office:value-type="float" office:value="0.994152368075" calcext:value-type="float">
            <text:p>0.9941523681</text:p>
          </table:table-cell>
          <table:table-cell office:value-type="float" office:value="0.9939082157" calcext:value-type="float">
            <text:p>0.9939082157</text:p>
          </table:table-cell>
          <table:table-cell office:value-type="float" office:value="0.9936643075" calcext:value-type="float">
            <text:p>0.9936643075</text:p>
          </table:table-cell>
          <table:table-cell office:value-type="float" office:value="0.9934206432" calcext:value-type="float">
            <text:p>0.9934206432</text:p>
          </table:table-cell>
          <table:table-cell office:value-type="float" office:value="0.99317722255" calcext:value-type="float">
            <text:p>0.9931772226</text:p>
          </table:table-cell>
          <table:table-cell office:value-type="float" office:value="0.992934045325" calcext:value-type="float">
            <text:p>0.9929340453</text:p>
          </table:table-cell>
          <table:table-cell office:value-type="float" office:value="0.992691111275" calcext:value-type="float">
            <text:p>0.9926911113</text:p>
          </table:table-cell>
          <table:table-cell office:value-type="float" office:value="0.992448420175" calcext:value-type="float">
            <text:p>0.9924484202</text:p>
          </table:table-cell>
          <table:table-cell office:value-type="float" office:value="0.99220597175" calcext:value-type="float">
            <text:p>0.9922059718</text:p>
          </table:table-cell>
          <table:table-cell office:value-type="float" office:value="0.991963765775" calcext:value-type="float">
            <text:p>0.9919637658</text:p>
          </table:table-cell>
          <table:table-cell office:value-type="float" office:value="0.991721802" calcext:value-type="float">
            <text:p>0.991721802</text:p>
          </table:table-cell>
          <table:table-cell office:value-type="float" office:value="0.9914800802" calcext:value-type="float">
            <text:p>0.9914800802</text:p>
          </table:table-cell>
          <table:table-cell office:value-type="float" office:value="0.991238600125" calcext:value-type="float">
            <text:p>0.9912386001</text:p>
          </table:table-cell>
          <table:table-cell office:value-type="float" office:value="0.990997361525" calcext:value-type="float">
            <text:p>0.9909973615</text:p>
          </table:table-cell>
          <table:table-cell office:value-type="float" office:value="0.990756364175" calcext:value-type="float">
            <text:p>0.9907563642</text:p>
          </table:table-cell>
          <table:table-cell office:value-type="float" office:value="0.9905156078" calcext:value-type="float">
            <text:p>0.9905156078</text:p>
          </table:table-cell>
          <table:table-cell office:value-type="float" office:value="0.9902750922" calcext:value-type="float">
            <text:p>0.9902750922</text:p>
          </table:table-cell>
          <table:table-cell office:value-type="float" office:value="0.9900348171" calcext:value-type="float">
            <text:p>0.990034817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978565625" calcext:value-type="float">
            <text:p>0.9978565625</text:p>
          </table:table-cell>
          <table:table-cell office:value-type="float" office:value="0.99760870595" calcext:value-type="float">
            <text:p>0.997608706</text:p>
          </table:table-cell>
          <table:table-cell office:value-type="float" office:value="0.997361097225" calcext:value-type="float">
            <text:p>0.9973610972</text:p>
          </table:table-cell>
          <table:table-cell office:value-type="float" office:value="0.997113736125" calcext:value-type="float">
            <text:p>0.9971137361</text:p>
          </table:table-cell>
          <table:table-cell office:value-type="float" office:value="0.9968666224" calcext:value-type="float">
            <text:p>0.9968666224</text:p>
          </table:table-cell>
          <table:table-cell office:value-type="float" office:value="0.996619755775" calcext:value-type="float">
            <text:p>0.9966197558</text:p>
          </table:table-cell>
          <table:table-cell office:value-type="float" office:value="0.996373136025" calcext:value-type="float">
            <text:p>0.996373136</text:p>
          </table:table-cell>
          <table:table-cell office:value-type="float" office:value="0.996126762875" calcext:value-type="float">
            <text:p>0.9961267629</text:p>
          </table:table-cell>
          <table:table-cell office:value-type="float" office:value="0.995880636125" calcext:value-type="float">
            <text:p>0.9958806361</text:p>
          </table:table-cell>
          <table:table-cell office:value-type="float" office:value="0.995634755475" calcext:value-type="float">
            <text:p>0.9956347555</text:p>
          </table:table-cell>
          <table:table-cell office:value-type="float" office:value="0.995389120725" calcext:value-type="float">
            <text:p>0.9953891207</text:p>
          </table:table-cell>
          <table:table-cell office:value-type="float" office:value="0.9951437316" calcext:value-type="float">
            <text:p>0.9951437316</text:p>
          </table:table-cell>
          <table:table-cell office:value-type="float" office:value="0.994898587875" calcext:value-type="float">
            <text:p>0.9948985879</text:p>
          </table:table-cell>
          <table:table-cell office:value-type="float" office:value="0.9946536893" calcext:value-type="float">
            <text:p>0.9946536893</text:p>
          </table:table-cell>
          <table:table-cell office:value-type="float" office:value="0.9944090356" calcext:value-type="float">
            <text:p>0.9944090356</text:p>
          </table:table-cell>
          <table:table-cell office:value-type="float" office:value="0.994164626575" calcext:value-type="float">
            <text:p>0.9941646266</text:p>
          </table:table-cell>
          <table:table-cell office:value-type="float" office:value="0.99392046195" calcext:value-type="float">
            <text:p>0.993920462</text:p>
          </table:table-cell>
          <table:table-cell office:value-type="float" office:value="0.993676541475" calcext:value-type="float">
            <text:p>0.9936765415</text:p>
          </table:table-cell>
          <table:table-cell office:value-type="float" office:value="0.993432864925" calcext:value-type="float">
            <text:p>0.9934328649</text:p>
          </table:table-cell>
          <table:table-cell office:value-type="float" office:value="0.993189432075" calcext:value-type="float">
            <text:p>0.993189432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8447347461" calcext:value-type="float">
            <text:p>0.8447347461</text:p>
          </table:table-cell>
          <table:table-cell office:value-type="float" office:value="0.84464001135" calcext:value-type="float">
            <text:p>0.8446400114</text:p>
          </table:table-cell>
          <table:table-cell office:value-type="float" office:value="0.844545371325" calcext:value-type="float">
            <text:p>0.8445453713</text:p>
          </table:table-cell>
          <table:table-cell office:value-type="float" office:value="0.844450825975" calcext:value-type="float">
            <text:p>0.844450826</text:p>
          </table:table-cell>
          <table:table-cell office:value-type="float" office:value="0.84435637515" calcext:value-type="float">
            <text:p>0.8443563752</text:p>
          </table:table-cell>
          <table:table-cell office:value-type="float" office:value="0.844262018775" calcext:value-type="float">
            <text:p>0.8442620188</text:p>
          </table:table-cell>
          <table:table-cell office:value-type="float" office:value="0.84416775675" calcext:value-type="float">
            <text:p>0.8441677568</text:p>
          </table:table-cell>
          <table:table-cell office:value-type="float" office:value="0.844073589" calcext:value-type="float">
            <text:p>0.844073589</text:p>
          </table:table-cell>
          <table:table-cell office:value-type="float" office:value="0.8439795154" calcext:value-type="float">
            <text:p>0.8439795154</text:p>
          </table:table-cell>
          <table:table-cell office:value-type="float" office:value="0.843885535875" calcext:value-type="float">
            <text:p>0.8438855359</text:p>
          </table:table-cell>
          <table:table-cell office:value-type="float" office:value="0.84379165035" calcext:value-type="float">
            <text:p>0.8437916504</text:p>
          </table:table-cell>
          <table:table-cell office:value-type="float" office:value="0.8436978587" calcext:value-type="float">
            <text:p>0.8436978587</text:p>
          </table:table-cell>
          <table:table-cell office:value-type="float" office:value="0.84360416085" calcext:value-type="float">
            <text:p>0.8436041609</text:p>
          </table:table-cell>
          <table:table-cell office:value-type="float" office:value="0.843510556675" calcext:value-type="float">
            <text:p>0.8435105567</text:p>
          </table:table-cell>
          <table:table-cell office:value-type="float" office:value="0.843417046125" calcext:value-type="float">
            <text:p>0.8434170461</text:p>
          </table:table-cell>
          <table:table-cell office:value-type="float" office:value="0.843323629075" calcext:value-type="float">
            <text:p>0.8433236291</text:p>
          </table:table-cell>
          <table:table-cell office:value-type="float" office:value="0.84323030545" calcext:value-type="float">
            <text:p>0.8432303055</text:p>
          </table:table-cell>
          <table:table-cell office:value-type="float" office:value="0.84313707515" calcext:value-type="float">
            <text:p>0.8431370752</text:p>
          </table:table-cell>
          <table:table-cell office:value-type="float" office:value="0.843043938075" calcext:value-type="float">
            <text:p>0.8430439381</text:p>
          </table:table-cell>
          <table:table-cell office:value-type="float" office:value="0.842950894125" calcext:value-type="float">
            <text:p>0.842950894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7963734375" calcext:value-type="float">
            <text:p>0.9796373438</text:p>
          </table:table-cell>
          <table:table-cell office:value-type="float" office:value="0.9794077064" calcext:value-type="float">
            <text:p>0.9794077064</text:p>
          </table:table-cell>
          <table:table-cell office:value-type="float" office:value="0.9791782987" calcext:value-type="float">
            <text:p>0.9791782987</text:p>
          </table:table-cell>
          <table:table-cell office:value-type="float" office:value="0.9789491204" calcext:value-type="float">
            <text:p>0.9789491204</text:p>
          </table:table-cell>
          <table:table-cell office:value-type="float" office:value="0.978720171275" calcext:value-type="float">
            <text:p>0.9787201713</text:p>
          </table:table-cell>
          <table:table-cell office:value-type="float" office:value="0.9784914511" calcext:value-type="float">
            <text:p>0.9784914511</text:p>
          </table:table-cell>
          <table:table-cell office:value-type="float" office:value="0.97826295965" calcext:value-type="float">
            <text:p>0.9782629597</text:p>
          </table:table-cell>
          <table:table-cell office:value-type="float" office:value="0.9780346967" calcext:value-type="float">
            <text:p>0.9780346967</text:p>
          </table:table-cell>
          <table:table-cell office:value-type="float" office:value="0.977806662" calcext:value-type="float">
            <text:p>0.977806662</text:p>
          </table:table-cell>
          <table:table-cell office:value-type="float" office:value="0.97757885535" calcext:value-type="float">
            <text:p>0.9775788554</text:p>
          </table:table-cell>
          <table:table-cell office:value-type="float" office:value="0.977351276475" calcext:value-type="float">
            <text:p>0.9773512765</text:p>
          </table:table-cell>
          <table:table-cell office:value-type="float" office:value="0.9771239252" calcext:value-type="float">
            <text:p>0.9771239252</text:p>
          </table:table-cell>
          <table:table-cell office:value-type="float" office:value="0.976896801275" calcext:value-type="float">
            <text:p>0.9768968013</text:p>
          </table:table-cell>
          <table:table-cell office:value-type="float" office:value="0.976669904475" calcext:value-type="float">
            <text:p>0.9766699045</text:p>
          </table:table-cell>
          <table:table-cell office:value-type="float" office:value="0.976443234575" calcext:value-type="float">
            <text:p>0.9764432346</text:p>
          </table:table-cell>
          <table:table-cell office:value-type="float" office:value="0.97621679135" calcext:value-type="float">
            <text:p>0.9762167914</text:p>
          </table:table-cell>
          <table:table-cell office:value-type="float" office:value="0.97599057455" calcext:value-type="float">
            <text:p>0.9759905746</text:p>
          </table:table-cell>
          <table:table-cell office:value-type="float" office:value="0.975764583975" calcext:value-type="float">
            <text:p>0.975764584</text:p>
          </table:table-cell>
          <table:table-cell office:value-type="float" office:value="0.9755388194" calcext:value-type="float">
            <text:p>0.9755388194</text:p>
          </table:table-cell>
          <table:table-cell office:value-type="float" office:value="0.975313280575" calcext:value-type="float">
            <text:p>0.975313280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89818671875" calcext:value-type="float">
            <text:p>0.9898186719</text:p>
          </table:table-cell>
          <table:table-cell office:value-type="float" office:value="0.9895788532" calcext:value-type="float">
            <text:p>0.9895788532</text:p>
          </table:table-cell>
          <table:table-cell office:value-type="float" office:value="0.98933927435" calcext:value-type="float">
            <text:p>0.9893392744</text:p>
          </table:table-cell>
          <table:table-cell office:value-type="float" office:value="0.989099935075" calcext:value-type="float">
            <text:p>0.9890999351</text:p>
          </table:table-cell>
          <table:table-cell office:value-type="float" office:value="0.98886083515" calcext:value-type="float">
            <text:p>0.9888608352</text:p>
          </table:table-cell>
          <table:table-cell office:value-type="float" office:value="0.9886219743" calcext:value-type="float">
            <text:p>0.9886219743</text:p>
          </table:table-cell>
          <table:table-cell office:value-type="float" office:value="0.988383352325" calcext:value-type="float">
            <text:p>0.9883833523</text:p>
          </table:table-cell>
          <table:table-cell office:value-type="float" office:value="0.988144968975" calcext:value-type="float">
            <text:p>0.988144969</text:p>
          </table:table-cell>
          <table:table-cell office:value-type="float" office:value="0.987906824" calcext:value-type="float">
            <text:p>0.987906824</text:p>
          </table:table-cell>
          <table:table-cell office:value-type="float" office:value="0.987668917175" calcext:value-type="float">
            <text:p>0.9876689172</text:p>
          </table:table-cell>
          <table:table-cell office:value-type="float" office:value="0.987431248275" calcext:value-type="float">
            <text:p>0.9874312483</text:p>
          </table:table-cell>
          <table:table-cell office:value-type="float" office:value="0.987193817025" calcext:value-type="float">
            <text:p>0.987193817</text:p>
          </table:table-cell>
          <table:table-cell office:value-type="float" office:value="0.9869566232" calcext:value-type="float">
            <text:p>0.9869566232</text:p>
          </table:table-cell>
          <table:table-cell office:value-type="float" office:value="0.986719666575" calcext:value-type="float">
            <text:p>0.9867196666</text:p>
          </table:table-cell>
          <table:table-cell office:value-type="float" office:value="0.986482946925" calcext:value-type="float">
            <text:p>0.9864829469</text:p>
          </table:table-cell>
          <table:table-cell office:value-type="float" office:value="0.986246463975" calcext:value-type="float">
            <text:p>0.986246464</text:p>
          </table:table-cell>
          <table:table-cell office:value-type="float" office:value="0.9860102175" calcext:value-type="float">
            <text:p>0.9860102175</text:p>
          </table:table-cell>
          <table:table-cell office:value-type="float" office:value="0.985774207275" calcext:value-type="float">
            <text:p>0.9857742073</text:p>
          </table:table-cell>
          <table:table-cell office:value-type="float" office:value="0.985538433075" calcext:value-type="float">
            <text:p>0.9855384331</text:p>
          </table:table-cell>
          <table:table-cell office:value-type="float" office:value="0.98530289465" calcext:value-type="float">
            <text:p>0.985302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7963734375" calcext:value-type="float">
            <text:p>0.9796373438</text:p>
          </table:table-cell>
          <table:table-cell office:value-type="float" office:value="0.9794077064" calcext:value-type="float">
            <text:p>0.9794077064</text:p>
          </table:table-cell>
          <table:table-cell office:value-type="float" office:value="0.9791782987" calcext:value-type="float">
            <text:p>0.9791782987</text:p>
          </table:table-cell>
          <table:table-cell office:value-type="float" office:value="0.9789491204" calcext:value-type="float">
            <text:p>0.9789491204</text:p>
          </table:table-cell>
          <table:table-cell office:value-type="float" office:value="0.978720171275" calcext:value-type="float">
            <text:p>0.9787201713</text:p>
          </table:table-cell>
          <table:table-cell office:value-type="float" office:value="0.9784914511" calcext:value-type="float">
            <text:p>0.9784914511</text:p>
          </table:table-cell>
          <table:table-cell office:value-type="float" office:value="0.97826295965" calcext:value-type="float">
            <text:p>0.9782629597</text:p>
          </table:table-cell>
          <table:table-cell office:value-type="float" office:value="0.9780346967" calcext:value-type="float">
            <text:p>0.9780346967</text:p>
          </table:table-cell>
          <table:table-cell office:value-type="float" office:value="0.977806662" calcext:value-type="float">
            <text:p>0.977806662</text:p>
          </table:table-cell>
          <table:table-cell office:value-type="float" office:value="0.97757885535" calcext:value-type="float">
            <text:p>0.9775788554</text:p>
          </table:table-cell>
          <table:table-cell office:value-type="float" office:value="0.977351276475" calcext:value-type="float">
            <text:p>0.9773512765</text:p>
          </table:table-cell>
          <table:table-cell office:value-type="float" office:value="0.9771239252" calcext:value-type="float">
            <text:p>0.9771239252</text:p>
          </table:table-cell>
          <table:table-cell office:value-type="float" office:value="0.976896801275" calcext:value-type="float">
            <text:p>0.9768968013</text:p>
          </table:table-cell>
          <table:table-cell office:value-type="float" office:value="0.976669904475" calcext:value-type="float">
            <text:p>0.9766699045</text:p>
          </table:table-cell>
          <table:table-cell office:value-type="float" office:value="0.976443234575" calcext:value-type="float">
            <text:p>0.9764432346</text:p>
          </table:table-cell>
          <table:table-cell office:value-type="float" office:value="0.97621679135" calcext:value-type="float">
            <text:p>0.9762167914</text:p>
          </table:table-cell>
          <table:table-cell office:value-type="float" office:value="0.97599057455" calcext:value-type="float">
            <text:p>0.9759905746</text:p>
          </table:table-cell>
          <table:table-cell office:value-type="float" office:value="0.975764583975" calcext:value-type="float">
            <text:p>0.975764584</text:p>
          </table:table-cell>
          <table:table-cell office:value-type="float" office:value="0.9755388194" calcext:value-type="float">
            <text:p>0.9755388194</text:p>
          </table:table-cell>
          <table:table-cell office:value-type="float" office:value="0.975313280575" calcext:value-type="float">
            <text:p>0.975313280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89818671875" calcext:value-type="float">
            <text:p>0.9898186719</text:p>
          </table:table-cell>
          <table:table-cell office:value-type="float" office:value="0.9895788532" calcext:value-type="float">
            <text:p>0.9895788532</text:p>
          </table:table-cell>
          <table:table-cell office:value-type="float" office:value="0.98933927435" calcext:value-type="float">
            <text:p>0.9893392744</text:p>
          </table:table-cell>
          <table:table-cell office:value-type="float" office:value="0.989099935075" calcext:value-type="float">
            <text:p>0.9890999351</text:p>
          </table:table-cell>
          <table:table-cell office:value-type="float" office:value="0.98886083515" calcext:value-type="float">
            <text:p>0.9888608352</text:p>
          </table:table-cell>
          <table:table-cell office:value-type="float" office:value="0.9886219743" calcext:value-type="float">
            <text:p>0.9886219743</text:p>
          </table:table-cell>
          <table:table-cell office:value-type="float" office:value="0.988383352325" calcext:value-type="float">
            <text:p>0.9883833523</text:p>
          </table:table-cell>
          <table:table-cell office:value-type="float" office:value="0.988144968975" calcext:value-type="float">
            <text:p>0.988144969</text:p>
          </table:table-cell>
          <table:table-cell office:value-type="float" office:value="0.987906824" calcext:value-type="float">
            <text:p>0.987906824</text:p>
          </table:table-cell>
          <table:table-cell office:value-type="float" office:value="0.987668917175" calcext:value-type="float">
            <text:p>0.9876689172</text:p>
          </table:table-cell>
          <table:table-cell office:value-type="float" office:value="0.987431248275" calcext:value-type="float">
            <text:p>0.9874312483</text:p>
          </table:table-cell>
          <table:table-cell office:value-type="float" office:value="0.987193817025" calcext:value-type="float">
            <text:p>0.987193817</text:p>
          </table:table-cell>
          <table:table-cell office:value-type="float" office:value="0.9869566232" calcext:value-type="float">
            <text:p>0.9869566232</text:p>
          </table:table-cell>
          <table:table-cell office:value-type="float" office:value="0.986719666575" calcext:value-type="float">
            <text:p>0.9867196666</text:p>
          </table:table-cell>
          <table:table-cell office:value-type="float" office:value="0.986482946925" calcext:value-type="float">
            <text:p>0.9864829469</text:p>
          </table:table-cell>
          <table:table-cell office:value-type="float" office:value="0.986246463975" calcext:value-type="float">
            <text:p>0.986246464</text:p>
          </table:table-cell>
          <table:table-cell office:value-type="float" office:value="0.9860102175" calcext:value-type="float">
            <text:p>0.9860102175</text:p>
          </table:table-cell>
          <table:table-cell office:value-type="float" office:value="0.985774207275" calcext:value-type="float">
            <text:p>0.9857742073</text:p>
          </table:table-cell>
          <table:table-cell office:value-type="float" office:value="0.985538433075" calcext:value-type="float">
            <text:p>0.9855384331</text:p>
          </table:table-cell>
          <table:table-cell office:value-type="float" office:value="0.98530289465" calcext:value-type="float">
            <text:p>0.985302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9490933595" calcext:value-type="float">
            <text:p>0.994909336</text:p>
          </table:table-cell>
          <table:table-cell office:value-type="float" office:value="0.9946644266" calcext:value-type="float">
            <text:p>0.9946644266</text:p>
          </table:table-cell>
          <table:table-cell office:value-type="float" office:value="0.994419762175" calcext:value-type="float">
            <text:p>0.9944197622</text:p>
          </table:table-cell>
          <table:table-cell office:value-type="float" office:value="0.994175342425" calcext:value-type="float">
            <text:p>0.9941753424</text:p>
          </table:table-cell>
          <table:table-cell office:value-type="float" office:value="0.993931167075" calcext:value-type="float">
            <text:p>0.9939311671</text:p>
          </table:table-cell>
          <table:table-cell office:value-type="float" office:value="0.9936872359" calcext:value-type="float">
            <text:p>0.9936872359</text:p>
          </table:table-cell>
          <table:table-cell office:value-type="float" office:value="0.993443548675" calcext:value-type="float">
            <text:p>0.9934435487</text:p>
          </table:table-cell>
          <table:table-cell office:value-type="float" office:value="0.993200105125" calcext:value-type="float">
            <text:p>0.9932001051</text:p>
          </table:table-cell>
          <table:table-cell office:value-type="float" office:value="0.992956905025" calcext:value-type="float">
            <text:p>0.992956905</text:p>
          </table:table-cell>
          <table:table-cell office:value-type="float" office:value="0.9927139481" calcext:value-type="float">
            <text:p>0.9927139481</text:p>
          </table:table-cell>
          <table:table-cell office:value-type="float" office:value="0.99247123415" calcext:value-type="float">
            <text:p>0.9924712342</text:p>
          </table:table-cell>
          <table:table-cell office:value-type="float" office:value="0.992228762925" calcext:value-type="float">
            <text:p>0.9922287629</text:p>
          </table:table-cell>
          <table:table-cell office:value-type="float" office:value="0.991986534175" calcext:value-type="float">
            <text:p>0.9919865342</text:p>
          </table:table-cell>
          <table:table-cell office:value-type="float" office:value="0.991744547625" calcext:value-type="float">
            <text:p>0.9917445476</text:p>
          </table:table-cell>
          <table:table-cell office:value-type="float" office:value="0.991502803075" calcext:value-type="float">
            <text:p>0.9915028031</text:p>
          </table:table-cell>
          <table:table-cell office:value-type="float" office:value="0.991261300275" calcext:value-type="float">
            <text:p>0.9912613003</text:p>
          </table:table-cell>
          <table:table-cell office:value-type="float" office:value="0.991020038975" calcext:value-type="float">
            <text:p>0.991020039</text:p>
          </table:table-cell>
          <table:table-cell office:value-type="float" office:value="0.99077901895" calcext:value-type="float">
            <text:p>0.990779019</text:p>
          </table:table-cell>
          <table:table-cell office:value-type="float" office:value="0.990538239925" calcext:value-type="float">
            <text:p>0.9905382399</text:p>
          </table:table-cell>
          <table:table-cell office:value-type="float" office:value="0.990297701675" calcext:value-type="float">
            <text:p>0.990297701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89818671875" calcext:value-type="float">
            <text:p>0.9898186719</text:p>
          </table:table-cell>
          <table:table-cell office:value-type="float" office:value="0.9895788532" calcext:value-type="float">
            <text:p>0.9895788532</text:p>
          </table:table-cell>
          <table:table-cell office:value-type="float" office:value="0.98933927435" calcext:value-type="float">
            <text:p>0.9893392744</text:p>
          </table:table-cell>
          <table:table-cell office:value-type="float" office:value="0.989099935075" calcext:value-type="float">
            <text:p>0.9890999351</text:p>
          </table:table-cell>
          <table:table-cell office:value-type="float" office:value="0.98886083515" calcext:value-type="float">
            <text:p>0.9888608352</text:p>
          </table:table-cell>
          <table:table-cell office:value-type="float" office:value="0.9886219743" calcext:value-type="float">
            <text:p>0.9886219743</text:p>
          </table:table-cell>
          <table:table-cell office:value-type="float" office:value="0.988383352325" calcext:value-type="float">
            <text:p>0.9883833523</text:p>
          </table:table-cell>
          <table:table-cell office:value-type="float" office:value="0.988144968975" calcext:value-type="float">
            <text:p>0.988144969</text:p>
          </table:table-cell>
          <table:table-cell office:value-type="float" office:value="0.987906824" calcext:value-type="float">
            <text:p>0.987906824</text:p>
          </table:table-cell>
          <table:table-cell office:value-type="float" office:value="0.987668917175" calcext:value-type="float">
            <text:p>0.9876689172</text:p>
          </table:table-cell>
          <table:table-cell office:value-type="float" office:value="0.987431248275" calcext:value-type="float">
            <text:p>0.9874312483</text:p>
          </table:table-cell>
          <table:table-cell office:value-type="float" office:value="0.987193817025" calcext:value-type="float">
            <text:p>0.987193817</text:p>
          </table:table-cell>
          <table:table-cell office:value-type="float" office:value="0.9869566232" calcext:value-type="float">
            <text:p>0.9869566232</text:p>
          </table:table-cell>
          <table:table-cell office:value-type="float" office:value="0.986719666575" calcext:value-type="float">
            <text:p>0.9867196666</text:p>
          </table:table-cell>
          <table:table-cell office:value-type="float" office:value="0.986482946925" calcext:value-type="float">
            <text:p>0.9864829469</text:p>
          </table:table-cell>
          <table:table-cell office:value-type="float" office:value="0.986246463975" calcext:value-type="float">
            <text:p>0.986246464</text:p>
          </table:table-cell>
          <table:table-cell office:value-type="float" office:value="0.9860102175" calcext:value-type="float">
            <text:p>0.9860102175</text:p>
          </table:table-cell>
          <table:table-cell office:value-type="float" office:value="0.985774207275" calcext:value-type="float">
            <text:p>0.9857742073</text:p>
          </table:table-cell>
          <table:table-cell office:value-type="float" office:value="0.985538433075" calcext:value-type="float">
            <text:p>0.9855384331</text:p>
          </table:table-cell>
          <table:table-cell office:value-type="float" office:value="0.98530289465" calcext:value-type="float">
            <text:p>0.985302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9490933595" calcext:value-type="float">
            <text:p>0.994909336</text:p>
          </table:table-cell>
          <table:table-cell office:value-type="float" office:value="0.9946644266" calcext:value-type="float">
            <text:p>0.9946644266</text:p>
          </table:table-cell>
          <table:table-cell office:value-type="float" office:value="0.994419762175" calcext:value-type="float">
            <text:p>0.9944197622</text:p>
          </table:table-cell>
          <table:table-cell office:value-type="float" office:value="0.994175342425" calcext:value-type="float">
            <text:p>0.9941753424</text:p>
          </table:table-cell>
          <table:table-cell office:value-type="float" office:value="0.993931167075" calcext:value-type="float">
            <text:p>0.9939311671</text:p>
          </table:table-cell>
          <table:table-cell office:value-type="float" office:value="0.9936872359" calcext:value-type="float">
            <text:p>0.9936872359</text:p>
          </table:table-cell>
          <table:table-cell office:value-type="float" office:value="0.993443548675" calcext:value-type="float">
            <text:p>0.9934435487</text:p>
          </table:table-cell>
          <table:table-cell office:value-type="float" office:value="0.993200105125" calcext:value-type="float">
            <text:p>0.9932001051</text:p>
          </table:table-cell>
          <table:table-cell office:value-type="float" office:value="0.992956905025" calcext:value-type="float">
            <text:p>0.992956905</text:p>
          </table:table-cell>
          <table:table-cell office:value-type="float" office:value="0.9927139481" calcext:value-type="float">
            <text:p>0.9927139481</text:p>
          </table:table-cell>
          <table:table-cell office:value-type="float" office:value="0.99247123415" calcext:value-type="float">
            <text:p>0.9924712342</text:p>
          </table:table-cell>
          <table:table-cell office:value-type="float" office:value="0.992228762925" calcext:value-type="float">
            <text:p>0.9922287629</text:p>
          </table:table-cell>
          <table:table-cell office:value-type="float" office:value="0.991986534175" calcext:value-type="float">
            <text:p>0.9919865342</text:p>
          </table:table-cell>
          <table:table-cell office:value-type="float" office:value="0.991744547625" calcext:value-type="float">
            <text:p>0.9917445476</text:p>
          </table:table-cell>
          <table:table-cell office:value-type="float" office:value="0.991502803075" calcext:value-type="float">
            <text:p>0.9915028031</text:p>
          </table:table-cell>
          <table:table-cell office:value-type="float" office:value="0.991261300275" calcext:value-type="float">
            <text:p>0.9912613003</text:p>
          </table:table-cell>
          <table:table-cell office:value-type="float" office:value="0.991020038975" calcext:value-type="float">
            <text:p>0.991020039</text:p>
          </table:table-cell>
          <table:table-cell office:value-type="float" office:value="0.99077901895" calcext:value-type="float">
            <text:p>0.990779019</text:p>
          </table:table-cell>
          <table:table-cell office:value-type="float" office:value="0.990538239925" calcext:value-type="float">
            <text:p>0.9905382399</text:p>
          </table:table-cell>
          <table:table-cell office:value-type="float" office:value="0.990297701675" calcext:value-type="float">
            <text:p>0.990297701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97963734375" calcext:value-type="float">
            <text:p>0.9979637344</text:p>
          </table:table-cell>
          <table:table-cell office:value-type="float" office:value="0.99771577065" calcext:value-type="float">
            <text:p>0.9977157707</text:p>
          </table:table-cell>
          <table:table-cell office:value-type="float" office:value="0.997468054875" calcext:value-type="float">
            <text:p>0.9974680549</text:p>
          </table:table-cell>
          <table:table-cell office:value-type="float" office:value="0.997220586825" calcext:value-type="float">
            <text:p>0.9972205868</text:p>
          </table:table-cell>
          <table:table-cell office:value-type="float" office:value="0.996973366225" calcext:value-type="float">
            <text:p>0.9969733662</text:p>
          </table:table-cell>
          <table:table-cell office:value-type="float" office:value="0.99672639285" calcext:value-type="float">
            <text:p>0.9967263929</text:p>
          </table:table-cell>
          <table:table-cell office:value-type="float" office:value="0.996479666475" calcext:value-type="float">
            <text:p>0.9964796665</text:p>
          </table:table-cell>
          <table:table-cell office:value-type="float" office:value="0.9962331868" calcext:value-type="float">
            <text:p>0.9962331868</text:p>
          </table:table-cell>
          <table:table-cell office:value-type="float" office:value="0.995986953625" calcext:value-type="float">
            <text:p>0.9959869536</text:p>
          </table:table-cell>
          <table:table-cell office:value-type="float" office:value="0.99574096665" calcext:value-type="float">
            <text:p>0.9957409667</text:p>
          </table:table-cell>
          <table:table-cell office:value-type="float" office:value="0.9954952257" calcext:value-type="float">
            <text:p>0.9954952257</text:p>
          </table:table-cell>
          <table:table-cell office:value-type="float" office:value="0.995249730475" calcext:value-type="float">
            <text:p>0.9952497305</text:p>
          </table:table-cell>
          <table:table-cell office:value-type="float" office:value="0.99500448075" calcext:value-type="float">
            <text:p>0.9950044808</text:p>
          </table:table-cell>
          <table:table-cell office:value-type="float" office:value="0.99475947625" calcext:value-type="float">
            <text:p>0.9947594763</text:p>
          </table:table-cell>
          <table:table-cell office:value-type="float" office:value="0.994514716775" calcext:value-type="float">
            <text:p>0.9945147168</text:p>
          </table:table-cell>
          <table:table-cell office:value-type="float" office:value="0.994270202075" calcext:value-type="float">
            <text:p>0.9942702021</text:p>
          </table:table-cell>
          <table:table-cell office:value-type="float" office:value="0.994025931875" calcext:value-type="float">
            <text:p>0.9940259319</text:p>
          </table:table-cell>
          <table:table-cell office:value-type="float" office:value="0.993781905925" calcext:value-type="float">
            <text:p>0.9937819059</text:p>
          </table:table-cell>
          <table:table-cell office:value-type="float" office:value="0.993538124025" calcext:value-type="float">
            <text:p>0.993538124</text:p>
          </table:table-cell>
          <table:table-cell office:value-type="float" office:value="0.9932945859" calcext:value-type="float">
            <text:p>0.99329458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85987310835" calcext:value-type="float">
            <text:p>0.8598731084</text:p>
          </table:table-cell>
          <table:table-cell office:value-type="float" office:value="0.85976323525" calcext:value-type="float">
            <text:p>0.8597632353</text:p>
          </table:table-cell>
          <table:table-cell office:value-type="float" office:value="0.859653472" calcext:value-type="float">
            <text:p>0.859653472</text:p>
          </table:table-cell>
          <table:table-cell office:value-type="float" office:value="0.859543818525" calcext:value-type="float">
            <text:p>0.8595438185</text:p>
          </table:table-cell>
          <table:table-cell office:value-type="float" office:value="0.859434274725" calcext:value-type="float">
            <text:p>0.8594342747</text:p>
          </table:table-cell>
          <table:table-cell office:value-type="float" office:value="0.85932484045" calcext:value-type="float">
            <text:p>0.8593248405</text:p>
          </table:table-cell>
          <table:table-cell office:value-type="float" office:value="0.8592155156" calcext:value-type="float">
            <text:p>0.8592155156</text:p>
          </table:table-cell>
          <table:table-cell office:value-type="float" office:value="0.859106300075" calcext:value-type="float">
            <text:p>0.8591063001</text:p>
          </table:table-cell>
          <table:table-cell office:value-type="float" office:value="0.858997193775" calcext:value-type="float">
            <text:p>0.8589971938</text:p>
          </table:table-cell>
          <table:table-cell office:value-type="float" office:value="0.8588881966" calcext:value-type="float">
            <text:p>0.8588881966</text:p>
          </table:table-cell>
          <table:table-cell office:value-type="float" office:value="0.8587793084" calcext:value-type="float">
            <text:p>0.8587793084</text:p>
          </table:table-cell>
          <table:table-cell office:value-type="float" office:value="0.858670529075" calcext:value-type="float">
            <text:p>0.8586705291</text:p>
          </table:table-cell>
          <table:table-cell office:value-type="float" office:value="0.85856185855" calcext:value-type="float">
            <text:p>0.8585618586</text:p>
          </table:table-cell>
          <table:table-cell office:value-type="float" office:value="0.8584532967" calcext:value-type="float">
            <text:p>0.8584532967</text:p>
          </table:table-cell>
          <table:table-cell office:value-type="float" office:value="0.8583448434" calcext:value-type="float">
            <text:p>0.8583448434</text:p>
          </table:table-cell>
          <table:table-cell office:value-type="float" office:value="0.85823649855" calcext:value-type="float">
            <text:p>0.8582364986</text:p>
          </table:table-cell>
          <table:table-cell office:value-type="float" office:value="0.85812826205" calcext:value-type="float">
            <text:p>0.8581282621</text:p>
          </table:table-cell>
          <table:table-cell office:value-type="float" office:value="0.8580201338" calcext:value-type="float">
            <text:p>0.8580201338</text:p>
          </table:table-cell>
          <table:table-cell office:value-type="float" office:value="0.857912113675" calcext:value-type="float">
            <text:p>0.8579121137</text:p>
          </table:table-cell>
          <table:table-cell office:value-type="float" office:value="0.85780420155" calcext:value-type="float">
            <text:p>0.857804201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81622702725" calcext:value-type="float">
            <text:p>0.9816227027</text:p>
          </table:table-cell>
          <table:table-cell office:value-type="float" office:value="0.981391080025" calcext:value-type="float">
            <text:p>0.98139108</text:p>
          </table:table-cell>
          <table:table-cell office:value-type="float" office:value="0.98115968895" calcext:value-type="float">
            <text:p>0.981159689</text:p>
          </table:table-cell>
          <table:table-cell office:value-type="float" office:value="0.980928529275" calcext:value-type="float">
            <text:p>0.9809285293</text:p>
          </table:table-cell>
          <table:table-cell office:value-type="float" office:value="0.980697600725" calcext:value-type="float">
            <text:p>0.9806976007</text:p>
          </table:table-cell>
          <table:table-cell office:value-type="float" office:value="0.980466903125" calcext:value-type="float">
            <text:p>0.9804669031</text:p>
          </table:table-cell>
          <table:table-cell office:value-type="float" office:value="0.980236436225" calcext:value-type="float">
            <text:p>0.9802364362</text:p>
          </table:table-cell>
          <table:table-cell office:value-type="float" office:value="0.9800061998" calcext:value-type="float">
            <text:p>0.9800061998</text:p>
          </table:table-cell>
          <table:table-cell office:value-type="float" office:value="0.9797761936" calcext:value-type="float">
            <text:p>0.9797761936</text:p>
          </table:table-cell>
          <table:table-cell office:value-type="float" office:value="0.9795464174" calcext:value-type="float">
            <text:p>0.9795464174</text:p>
          </table:table-cell>
          <table:table-cell office:value-type="float" office:value="0.979316870975" calcext:value-type="float">
            <text:p>0.979316871</text:p>
          </table:table-cell>
          <table:table-cell office:value-type="float" office:value="0.9790875541" calcext:value-type="float">
            <text:p>0.9790875541</text:p>
          </table:table-cell>
          <table:table-cell office:value-type="float" office:value="0.97885846655" calcext:value-type="float">
            <text:p>0.9788584666</text:p>
          </table:table-cell>
          <table:table-cell office:value-type="float" office:value="0.9786296081" calcext:value-type="float">
            <text:p>0.9786296081</text:p>
          </table:table-cell>
          <table:table-cell office:value-type="float" office:value="0.978400978475" calcext:value-type="float">
            <text:p>0.9784009785</text:p>
          </table:table-cell>
          <table:table-cell office:value-type="float" office:value="0.9781725775" calcext:value-type="float">
            <text:p>0.9781725775</text:p>
          </table:table-cell>
          <table:table-cell office:value-type="float" office:value="0.977944404925" calcext:value-type="float">
            <text:p>0.9779444049</text:p>
          </table:table-cell>
          <table:table-cell office:value-type="float" office:value="0.977716460525" calcext:value-type="float">
            <text:p>0.9777164605</text:p>
          </table:table-cell>
          <table:table-cell office:value-type="float" office:value="0.97748874405" calcext:value-type="float">
            <text:p>0.9774887441</text:p>
          </table:table-cell>
          <table:table-cell office:value-type="float" office:value="0.977261255325" calcext:value-type="float">
            <text:p>0.97726125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90811351375" calcext:value-type="float">
            <text:p>0.9908113514</text:p>
          </table:table-cell>
          <table:table-cell office:value-type="float" office:value="0.990570540025" calcext:value-type="float">
            <text:p>0.99057054</text:p>
          </table:table-cell>
          <table:table-cell office:value-type="float" office:value="0.990329969475" calcext:value-type="float">
            <text:p>0.9903299695</text:p>
          </table:table-cell>
          <table:table-cell office:value-type="float" office:value="0.9900896395" calcext:value-type="float">
            <text:p>0.9900896395</text:p>
          </table:table-cell>
          <table:table-cell office:value-type="float" office:value="0.989849549875" calcext:value-type="float">
            <text:p>0.9898495499</text:p>
          </table:table-cell>
          <table:table-cell office:value-type="float" office:value="0.989609700325" calcext:value-type="float">
            <text:p>0.9896097003</text:p>
          </table:table-cell>
          <table:table-cell office:value-type="float" office:value="0.989370090625" calcext:value-type="float">
            <text:p>0.9893700906</text:p>
          </table:table-cell>
          <table:table-cell office:value-type="float" office:value="0.989130720525" calcext:value-type="float">
            <text:p>0.9891307205</text:p>
          </table:table-cell>
          <table:table-cell office:value-type="float" office:value="0.9888915898" calcext:value-type="float">
            <text:p>0.9888915898</text:p>
          </table:table-cell>
          <table:table-cell office:value-type="float" office:value="0.988652698225" calcext:value-type="float">
            <text:p>0.9886526982</text:p>
          </table:table-cell>
          <table:table-cell office:value-type="float" office:value="0.988414045525" calcext:value-type="float">
            <text:p>0.9884140455</text:p>
          </table:table-cell>
          <table:table-cell office:value-type="float" office:value="0.988175631475" calcext:value-type="float">
            <text:p>0.9881756315</text:p>
          </table:table-cell>
          <table:table-cell office:value-type="float" office:value="0.98793745585" calcext:value-type="float">
            <text:p>0.9879374559</text:p>
          </table:table-cell>
          <table:table-cell office:value-type="float" office:value="0.987699518375" calcext:value-type="float">
            <text:p>0.9876995184</text:p>
          </table:table-cell>
          <table:table-cell office:value-type="float" office:value="0.987461818875" calcext:value-type="float">
            <text:p>0.9874618189</text:p>
          </table:table-cell>
          <table:table-cell office:value-type="float" office:value="0.98722435705" calcext:value-type="float">
            <text:p>0.9872243571</text:p>
          </table:table-cell>
          <table:table-cell office:value-type="float" office:value="0.9869871327" calcext:value-type="float">
            <text:p>0.9869871327</text:p>
          </table:table-cell>
          <table:table-cell office:value-type="float" office:value="0.98675014555" calcext:value-type="float">
            <text:p>0.9867501456</text:p>
          </table:table-cell>
          <table:table-cell office:value-type="float" office:value="0.9865133954" calcext:value-type="float">
            <text:p>0.9865133954</text:p>
          </table:table-cell>
          <table:table-cell office:value-type="float" office:value="0.986276882025" calcext:value-type="float">
            <text:p>0.98627688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81622702725" calcext:value-type="float">
            <text:p>0.9816227027</text:p>
          </table:table-cell>
          <table:table-cell office:value-type="float" office:value="0.981391080025" calcext:value-type="float">
            <text:p>0.98139108</text:p>
          </table:table-cell>
          <table:table-cell office:value-type="float" office:value="0.98115968895" calcext:value-type="float">
            <text:p>0.981159689</text:p>
          </table:table-cell>
          <table:table-cell office:value-type="float" office:value="0.980928529275" calcext:value-type="float">
            <text:p>0.9809285293</text:p>
          </table:table-cell>
          <table:table-cell office:value-type="float" office:value="0.980697600725" calcext:value-type="float">
            <text:p>0.9806976007</text:p>
          </table:table-cell>
          <table:table-cell office:value-type="float" office:value="0.980466903125" calcext:value-type="float">
            <text:p>0.9804669031</text:p>
          </table:table-cell>
          <table:table-cell office:value-type="float" office:value="0.980236436225" calcext:value-type="float">
            <text:p>0.9802364362</text:p>
          </table:table-cell>
          <table:table-cell office:value-type="float" office:value="0.9800061998" calcext:value-type="float">
            <text:p>0.9800061998</text:p>
          </table:table-cell>
          <table:table-cell office:value-type="float" office:value="0.9797761936" calcext:value-type="float">
            <text:p>0.9797761936</text:p>
          </table:table-cell>
          <table:table-cell office:value-type="float" office:value="0.9795464174" calcext:value-type="float">
            <text:p>0.9795464174</text:p>
          </table:table-cell>
          <table:table-cell office:value-type="float" office:value="0.979316870975" calcext:value-type="float">
            <text:p>0.979316871</text:p>
          </table:table-cell>
          <table:table-cell office:value-type="float" office:value="0.9790875541" calcext:value-type="float">
            <text:p>0.9790875541</text:p>
          </table:table-cell>
          <table:table-cell office:value-type="float" office:value="0.97885846655" calcext:value-type="float">
            <text:p>0.9788584666</text:p>
          </table:table-cell>
          <table:table-cell office:value-type="float" office:value="0.9786296081" calcext:value-type="float">
            <text:p>0.9786296081</text:p>
          </table:table-cell>
          <table:table-cell office:value-type="float" office:value="0.978400978475" calcext:value-type="float">
            <text:p>0.9784009785</text:p>
          </table:table-cell>
          <table:table-cell office:value-type="float" office:value="0.9781725775" calcext:value-type="float">
            <text:p>0.9781725775</text:p>
          </table:table-cell>
          <table:table-cell office:value-type="float" office:value="0.977944404925" calcext:value-type="float">
            <text:p>0.9779444049</text:p>
          </table:table-cell>
          <table:table-cell office:value-type="float" office:value="0.977716460525" calcext:value-type="float">
            <text:p>0.9777164605</text:p>
          </table:table-cell>
          <table:table-cell office:value-type="float" office:value="0.97748874405" calcext:value-type="float">
            <text:p>0.9774887441</text:p>
          </table:table-cell>
          <table:table-cell office:value-type="float" office:value="0.977261255325" calcext:value-type="float">
            <text:p>0.97726125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90811351375" calcext:value-type="float">
            <text:p>0.9908113514</text:p>
          </table:table-cell>
          <table:table-cell office:value-type="float" office:value="0.990570540025" calcext:value-type="float">
            <text:p>0.99057054</text:p>
          </table:table-cell>
          <table:table-cell office:value-type="float" office:value="0.990329969475" calcext:value-type="float">
            <text:p>0.9903299695</text:p>
          </table:table-cell>
          <table:table-cell office:value-type="float" office:value="0.9900896395" calcext:value-type="float">
            <text:p>0.9900896395</text:p>
          </table:table-cell>
          <table:table-cell office:value-type="float" office:value="0.989849549875" calcext:value-type="float">
            <text:p>0.9898495499</text:p>
          </table:table-cell>
          <table:table-cell office:value-type="float" office:value="0.989609700325" calcext:value-type="float">
            <text:p>0.9896097003</text:p>
          </table:table-cell>
          <table:table-cell office:value-type="float" office:value="0.989370090625" calcext:value-type="float">
            <text:p>0.9893700906</text:p>
          </table:table-cell>
          <table:table-cell office:value-type="float" office:value="0.989130720525" calcext:value-type="float">
            <text:p>0.9891307205</text:p>
          </table:table-cell>
          <table:table-cell office:value-type="float" office:value="0.9888915898" calcext:value-type="float">
            <text:p>0.9888915898</text:p>
          </table:table-cell>
          <table:table-cell office:value-type="float" office:value="0.988652698225" calcext:value-type="float">
            <text:p>0.9886526982</text:p>
          </table:table-cell>
          <table:table-cell office:value-type="float" office:value="0.988414045525" calcext:value-type="float">
            <text:p>0.9884140455</text:p>
          </table:table-cell>
          <table:table-cell office:value-type="float" office:value="0.988175631475" calcext:value-type="float">
            <text:p>0.9881756315</text:p>
          </table:table-cell>
          <table:table-cell office:value-type="float" office:value="0.98793745585" calcext:value-type="float">
            <text:p>0.9879374559</text:p>
          </table:table-cell>
          <table:table-cell office:value-type="float" office:value="0.987699518375" calcext:value-type="float">
            <text:p>0.9876995184</text:p>
          </table:table-cell>
          <table:table-cell office:value-type="float" office:value="0.987461818875" calcext:value-type="float">
            <text:p>0.9874618189</text:p>
          </table:table-cell>
          <table:table-cell office:value-type="float" office:value="0.98722435705" calcext:value-type="float">
            <text:p>0.9872243571</text:p>
          </table:table-cell>
          <table:table-cell office:value-type="float" office:value="0.9869871327" calcext:value-type="float">
            <text:p>0.9869871327</text:p>
          </table:table-cell>
          <table:table-cell office:value-type="float" office:value="0.98675014555" calcext:value-type="float">
            <text:p>0.9867501456</text:p>
          </table:table-cell>
          <table:table-cell office:value-type="float" office:value="0.9865133954" calcext:value-type="float">
            <text:p>0.9865133954</text:p>
          </table:table-cell>
          <table:table-cell office:value-type="float" office:value="0.986276882025" calcext:value-type="float">
            <text:p>0.98627688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95405675675" calcext:value-type="float">
            <text:p>0.9954056757</text:p>
          </table:table-cell>
          <table:table-cell office:value-type="float" office:value="0.99516027" calcext:value-type="float">
            <text:p>0.99516027</text:p>
          </table:table-cell>
          <table:table-cell office:value-type="float" office:value="0.99491510975" calcext:value-type="float">
            <text:p>0.9949151098</text:p>
          </table:table-cell>
          <table:table-cell office:value-type="float" office:value="0.994670194625" calcext:value-type="float">
            <text:p>0.9946701946</text:p>
          </table:table-cell>
          <table:table-cell office:value-type="float" office:value="0.994425524425" calcext:value-type="float">
            <text:p>0.9944255244</text:p>
          </table:table-cell>
          <table:table-cell office:value-type="float" office:value="0.9941810989" calcext:value-type="float">
            <text:p>0.9941810989</text:p>
          </table:table-cell>
          <table:table-cell office:value-type="float" office:value="0.9939369178" calcext:value-type="float">
            <text:p>0.9939369178</text:p>
          </table:table-cell>
          <table:table-cell office:value-type="float" office:value="0.9936929809" calcext:value-type="float">
            <text:p>0.9936929809</text:p>
          </table:table-cell>
          <table:table-cell office:value-type="float" office:value="0.9934492879" calcext:value-type="float">
            <text:p>0.9934492879</text:p>
          </table:table-cell>
          <table:table-cell office:value-type="float" office:value="0.993205838625" calcext:value-type="float">
            <text:p>0.9932058386</text:p>
          </table:table-cell>
          <table:table-cell office:value-type="float" office:value="0.992962632775" calcext:value-type="float">
            <text:p>0.9929626328</text:p>
          </table:table-cell>
          <table:table-cell office:value-type="float" office:value="0.99271967015" calcext:value-type="float">
            <text:p>0.9927196702</text:p>
          </table:table-cell>
          <table:table-cell office:value-type="float" office:value="0.992476950475" calcext:value-type="float">
            <text:p>0.9924769505</text:p>
          </table:table-cell>
          <table:table-cell office:value-type="float" office:value="0.992234473525" calcext:value-type="float">
            <text:p>0.9922344735</text:p>
          </table:table-cell>
          <table:table-cell office:value-type="float" office:value="0.99199223905" calcext:value-type="float">
            <text:p>0.9919922391</text:p>
          </table:table-cell>
          <table:table-cell office:value-type="float" office:value="0.991750246825" calcext:value-type="float">
            <text:p>0.9917502468</text:p>
          </table:table-cell>
          <table:table-cell office:value-type="float" office:value="0.991508496575" calcext:value-type="float">
            <text:p>0.9915084966</text:p>
          </table:table-cell>
          <table:table-cell office:value-type="float" office:value="0.991266988075" calcext:value-type="float">
            <text:p>0.9912669881</text:p>
          </table:table-cell>
          <table:table-cell office:value-type="float" office:value="0.991025721075" calcext:value-type="float">
            <text:p>0.9910257211</text:p>
          </table:table-cell>
          <table:table-cell office:value-type="float" office:value="0.990784695375" calcext:value-type="float">
            <text:p>0.990784695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90811351375" calcext:value-type="float">
            <text:p>0.9908113514</text:p>
          </table:table-cell>
          <table:table-cell office:value-type="float" office:value="0.990570540025" calcext:value-type="float">
            <text:p>0.99057054</text:p>
          </table:table-cell>
          <table:table-cell office:value-type="float" office:value="0.990329969475" calcext:value-type="float">
            <text:p>0.9903299695</text:p>
          </table:table-cell>
          <table:table-cell office:value-type="float" office:value="0.9900896395" calcext:value-type="float">
            <text:p>0.9900896395</text:p>
          </table:table-cell>
          <table:table-cell office:value-type="float" office:value="0.989849549875" calcext:value-type="float">
            <text:p>0.9898495499</text:p>
          </table:table-cell>
          <table:table-cell office:value-type="float" office:value="0.989609700325" calcext:value-type="float">
            <text:p>0.9896097003</text:p>
          </table:table-cell>
          <table:table-cell office:value-type="float" office:value="0.989370090625" calcext:value-type="float">
            <text:p>0.9893700906</text:p>
          </table:table-cell>
          <table:table-cell office:value-type="float" office:value="0.989130720525" calcext:value-type="float">
            <text:p>0.9891307205</text:p>
          </table:table-cell>
          <table:table-cell office:value-type="float" office:value="0.9888915898" calcext:value-type="float">
            <text:p>0.9888915898</text:p>
          </table:table-cell>
          <table:table-cell office:value-type="float" office:value="0.988652698225" calcext:value-type="float">
            <text:p>0.9886526982</text:p>
          </table:table-cell>
          <table:table-cell office:value-type="float" office:value="0.988414045525" calcext:value-type="float">
            <text:p>0.9884140455</text:p>
          </table:table-cell>
          <table:table-cell office:value-type="float" office:value="0.988175631475" calcext:value-type="float">
            <text:p>0.9881756315</text:p>
          </table:table-cell>
          <table:table-cell office:value-type="float" office:value="0.98793745585" calcext:value-type="float">
            <text:p>0.9879374559</text:p>
          </table:table-cell>
          <table:table-cell office:value-type="float" office:value="0.987699518375" calcext:value-type="float">
            <text:p>0.9876995184</text:p>
          </table:table-cell>
          <table:table-cell office:value-type="float" office:value="0.987461818875" calcext:value-type="float">
            <text:p>0.9874618189</text:p>
          </table:table-cell>
          <table:table-cell office:value-type="float" office:value="0.98722435705" calcext:value-type="float">
            <text:p>0.9872243571</text:p>
          </table:table-cell>
          <table:table-cell office:value-type="float" office:value="0.9869871327" calcext:value-type="float">
            <text:p>0.9869871327</text:p>
          </table:table-cell>
          <table:table-cell office:value-type="float" office:value="0.98675014555" calcext:value-type="float">
            <text:p>0.9867501456</text:p>
          </table:table-cell>
          <table:table-cell office:value-type="float" office:value="0.9865133954" calcext:value-type="float">
            <text:p>0.9865133954</text:p>
          </table:table-cell>
          <table:table-cell office:value-type="float" office:value="0.986276882025" calcext:value-type="float">
            <text:p>0.98627688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95405675675" calcext:value-type="float">
            <text:p>0.9954056757</text:p>
          </table:table-cell>
          <table:table-cell office:value-type="float" office:value="0.99516027" calcext:value-type="float">
            <text:p>0.99516027</text:p>
          </table:table-cell>
          <table:table-cell office:value-type="float" office:value="0.99491510975" calcext:value-type="float">
            <text:p>0.9949151098</text:p>
          </table:table-cell>
          <table:table-cell office:value-type="float" office:value="0.994670194625" calcext:value-type="float">
            <text:p>0.9946701946</text:p>
          </table:table-cell>
          <table:table-cell office:value-type="float" office:value="0.994425524425" calcext:value-type="float">
            <text:p>0.9944255244</text:p>
          </table:table-cell>
          <table:table-cell office:value-type="float" office:value="0.9941810989" calcext:value-type="float">
            <text:p>0.9941810989</text:p>
          </table:table-cell>
          <table:table-cell office:value-type="float" office:value="0.9939369178" calcext:value-type="float">
            <text:p>0.9939369178</text:p>
          </table:table-cell>
          <table:table-cell office:value-type="float" office:value="0.9936929809" calcext:value-type="float">
            <text:p>0.9936929809</text:p>
          </table:table-cell>
          <table:table-cell office:value-type="float" office:value="0.9934492879" calcext:value-type="float">
            <text:p>0.9934492879</text:p>
          </table:table-cell>
          <table:table-cell office:value-type="float" office:value="0.993205838625" calcext:value-type="float">
            <text:p>0.9932058386</text:p>
          </table:table-cell>
          <table:table-cell office:value-type="float" office:value="0.992962632775" calcext:value-type="float">
            <text:p>0.9929626328</text:p>
          </table:table-cell>
          <table:table-cell office:value-type="float" office:value="0.99271967015" calcext:value-type="float">
            <text:p>0.9927196702</text:p>
          </table:table-cell>
          <table:table-cell office:value-type="float" office:value="0.992476950475" calcext:value-type="float">
            <text:p>0.9924769505</text:p>
          </table:table-cell>
          <table:table-cell office:value-type="float" office:value="0.992234473525" calcext:value-type="float">
            <text:p>0.9922344735</text:p>
          </table:table-cell>
          <table:table-cell office:value-type="float" office:value="0.99199223905" calcext:value-type="float">
            <text:p>0.9919922391</text:p>
          </table:table-cell>
          <table:table-cell office:value-type="float" office:value="0.991750246825" calcext:value-type="float">
            <text:p>0.9917502468</text:p>
          </table:table-cell>
          <table:table-cell office:value-type="float" office:value="0.991508496575" calcext:value-type="float">
            <text:p>0.9915084966</text:p>
          </table:table-cell>
          <table:table-cell office:value-type="float" office:value="0.991266988075" calcext:value-type="float">
            <text:p>0.9912669881</text:p>
          </table:table-cell>
          <table:table-cell office:value-type="float" office:value="0.991025721075" calcext:value-type="float">
            <text:p>0.9910257211</text:p>
          </table:table-cell>
          <table:table-cell office:value-type="float" office:value="0.990784695375" calcext:value-type="float">
            <text:p>0.990784695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98162270275" calcext:value-type="float">
            <text:p>0.9981622703</text:p>
          </table:table-cell>
          <table:table-cell office:value-type="float" office:value="0.997914108" calcext:value-type="float">
            <text:p>0.997914108</text:p>
          </table:table-cell>
          <table:table-cell office:value-type="float" office:value="0.9976661939" calcext:value-type="float">
            <text:p>0.9976661939</text:p>
          </table:table-cell>
          <table:table-cell office:value-type="float" office:value="0.9974185277" calcext:value-type="float">
            <text:p>0.9974185277</text:p>
          </table:table-cell>
          <table:table-cell office:value-type="float" office:value="0.997171109175" calcext:value-type="float">
            <text:p>0.9971711092</text:p>
          </table:table-cell>
          <table:table-cell office:value-type="float" office:value="0.996923938075" calcext:value-type="float">
            <text:p>0.9969239381</text:p>
          </table:table-cell>
          <table:table-cell office:value-type="float" office:value="0.996677014125" calcext:value-type="float">
            <text:p>0.9966770141</text:p>
          </table:table-cell>
          <table:table-cell office:value-type="float" office:value="0.9964303371" calcext:value-type="float">
            <text:p>0.9964303371</text:p>
          </table:table-cell>
          <table:table-cell office:value-type="float" office:value="0.996183906775" calcext:value-type="float">
            <text:p>0.9961839068</text:p>
          </table:table-cell>
          <table:table-cell office:value-type="float" office:value="0.995937722875" calcext:value-type="float">
            <text:p>0.9959377229</text:p>
          </table:table-cell>
          <table:table-cell office:value-type="float" office:value="0.99569178515" calcext:value-type="float">
            <text:p>0.9956917852</text:p>
          </table:table-cell>
          <table:table-cell office:value-type="float" office:value="0.99544609335" calcext:value-type="float">
            <text:p>0.9954460934</text:p>
          </table:table-cell>
          <table:table-cell office:value-type="float" office:value="0.995200647275" calcext:value-type="float">
            <text:p>0.9952006473</text:p>
          </table:table-cell>
          <table:table-cell office:value-type="float" office:value="0.994955446625" calcext:value-type="float">
            <text:p>0.9949554466</text:p>
          </table:table-cell>
          <table:table-cell office:value-type="float" office:value="0.994710491175" calcext:value-type="float">
            <text:p>0.9947104912</text:p>
          </table:table-cell>
          <table:table-cell office:value-type="float" office:value="0.994465780675" calcext:value-type="float">
            <text:p>0.9944657807</text:p>
          </table:table-cell>
          <table:table-cell office:value-type="float" office:value="0.9942213149" calcext:value-type="float">
            <text:p>0.9942213149</text:p>
          </table:table-cell>
          <table:table-cell office:value-type="float" office:value="0.993977093575" calcext:value-type="float">
            <text:p>0.9939770936</text:p>
          </table:table-cell>
          <table:table-cell office:value-type="float" office:value="0.9937331165" calcext:value-type="float">
            <text:p>0.9937331165</text:p>
          </table:table-cell>
          <table:table-cell office:value-type="float" office:value="0.993489383375" calcext:value-type="float">
            <text:p>0.993489383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879858706275" calcext:value-type="float">
            <text:p>0.8798587063</text:p>
          </table:table-cell>
          <table:table-cell office:value-type="float" office:value="0.879728847575" calcext:value-type="float">
            <text:p>0.8797288476</text:p>
          </table:table-cell>
          <table:table-cell office:value-type="float" office:value="0.879599118725" calcext:value-type="float">
            <text:p>0.8795991187</text:p>
          </table:table-cell>
          <table:table-cell office:value-type="float" office:value="0.8794695196" calcext:value-type="float">
            <text:p>0.8794695196</text:p>
          </table:table-cell>
          <table:table-cell office:value-type="float" office:value="0.879340050075" calcext:value-type="float">
            <text:p>0.8793400501</text:p>
          </table:table-cell>
          <table:table-cell office:value-type="float" office:value="0.879210710025" calcext:value-type="float">
            <text:p>0.87921071</text:p>
          </table:table-cell>
          <table:table-cell office:value-type="float" office:value="0.879081499325" calcext:value-type="float">
            <text:p>0.8790814993</text:p>
          </table:table-cell>
          <table:table-cell office:value-type="float" office:value="0.878952417825" calcext:value-type="float">
            <text:p>0.8789524178</text:p>
          </table:table-cell>
          <table:table-cell office:value-type="float" office:value="0.8788234654" calcext:value-type="float">
            <text:p>0.8788234654</text:p>
          </table:table-cell>
          <table:table-cell office:value-type="float" office:value="0.878694641925" calcext:value-type="float">
            <text:p>0.8786946419</text:p>
          </table:table-cell>
          <table:table-cell office:value-type="float" office:value="0.8785659473" calcext:value-type="float">
            <text:p>0.8785659473</text:p>
          </table:table-cell>
          <table:table-cell office:value-type="float" office:value="0.87843738135" calcext:value-type="float">
            <text:p>0.8784373814</text:p>
          </table:table-cell>
          <table:table-cell office:value-type="float" office:value="0.878308943975" calcext:value-type="float">
            <text:p>0.878308944</text:p>
          </table:table-cell>
          <table:table-cell office:value-type="float" office:value="0.878180635025" calcext:value-type="float">
            <text:p>0.878180635</text:p>
          </table:table-cell>
          <table:table-cell office:value-type="float" office:value="0.878052454375" calcext:value-type="float">
            <text:p>0.8780524544</text:p>
          </table:table-cell>
          <table:table-cell office:value-type="float" office:value="0.877924401925" calcext:value-type="float">
            <text:p>0.8779244019</text:p>
          </table:table-cell>
          <table:table-cell office:value-type="float" office:value="0.877796477525" calcext:value-type="float">
            <text:p>0.8777964775</text:p>
          </table:table-cell>
          <table:table-cell office:value-type="float" office:value="0.87766868105" calcext:value-type="float">
            <text:p>0.8776686811</text:p>
          </table:table-cell>
          <table:table-cell office:value-type="float" office:value="0.877541012375" calcext:value-type="float">
            <text:p>0.8775410124</text:p>
          </table:table-cell>
          <table:table-cell office:value-type="float" office:value="0.87741347135" calcext:value-type="float">
            <text:p>0.87741347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98424376475" calcext:value-type="float">
            <text:p>0.9842437648</text:p>
          </table:table-cell>
          <table:table-cell office:value-type="float" office:value="0.984009521" calcext:value-type="float">
            <text:p>0.984009521</text:p>
          </table:table-cell>
          <table:table-cell office:value-type="float" office:value="0.983775511475" calcext:value-type="float">
            <text:p>0.9837755115</text:p>
          </table:table-cell>
          <table:table-cell office:value-type="float" office:value="0.98354173595" calcext:value-type="float">
            <text:p>0.983541736</text:p>
          </table:table-cell>
          <table:table-cell office:value-type="float" office:value="0.983308194225" calcext:value-type="float">
            <text:p>0.9833081942</text:p>
          </table:table-cell>
          <table:table-cell office:value-type="float" office:value="0.983074886025" calcext:value-type="float">
            <text:p>0.983074886</text:p>
          </table:table-cell>
          <table:table-cell office:value-type="float" office:value="0.98284181115" calcext:value-type="float">
            <text:p>0.9828418112</text:p>
          </table:table-cell>
          <table:table-cell office:value-type="float" office:value="0.982608969325" calcext:value-type="float">
            <text:p>0.9826089693</text:p>
          </table:table-cell>
          <table:table-cell office:value-type="float" office:value="0.982376360375" calcext:value-type="float">
            <text:p>0.9823763604</text:p>
          </table:table-cell>
          <table:table-cell office:value-type="float" office:value="0.982143984" calcext:value-type="float">
            <text:p>0.982143984</text:p>
          </table:table-cell>
          <table:table-cell office:value-type="float" office:value="0.981911840025" calcext:value-type="float">
            <text:p>0.98191184</text:p>
          </table:table-cell>
          <table:table-cell office:value-type="float" office:value="0.981679928175" calcext:value-type="float">
            <text:p>0.9816799282</text:p>
          </table:table-cell>
          <table:table-cell office:value-type="float" office:value="0.98144824825" calcext:value-type="float">
            <text:p>0.9814482483</text:p>
          </table:table-cell>
          <table:table-cell office:value-type="float" office:value="0.9812168" calcext:value-type="float">
            <text:p>0.9812168</text:p>
          </table:table-cell>
          <table:table-cell office:value-type="float" office:value="0.9809855832" calcext:value-type="float">
            <text:p>0.9809855832</text:p>
          </table:table-cell>
          <table:table-cell office:value-type="float" office:value="0.980754597625" calcext:value-type="float">
            <text:p>0.9807545976</text:p>
          </table:table-cell>
          <table:table-cell office:value-type="float" office:value="0.980523843025" calcext:value-type="float">
            <text:p>0.980523843</text:p>
          </table:table-cell>
          <table:table-cell office:value-type="float" office:value="0.980293319175" calcext:value-type="float">
            <text:p>0.9802933192</text:p>
          </table:table-cell>
          <table:table-cell office:value-type="float" office:value="0.98006302585" calcext:value-type="float">
            <text:p>0.9800630259</text:p>
          </table:table-cell>
          <table:table-cell office:value-type="float" office:value="0.979832962825" calcext:value-type="float">
            <text:p>0.97983296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92121882375" calcext:value-type="float">
            <text:p>0.9921218824</text:p>
          </table:table-cell>
          <table:table-cell office:value-type="float" office:value="0.9918797605" calcext:value-type="float">
            <text:p>0.9918797605</text:p>
          </table:table-cell>
          <table:table-cell office:value-type="float" office:value="0.991637880725" calcext:value-type="float">
            <text:p>0.9916378807</text:p>
          </table:table-cell>
          <table:table-cell office:value-type="float" office:value="0.99139624285" calcext:value-type="float">
            <text:p>0.9913962429</text:p>
          </table:table-cell>
          <table:table-cell office:value-type="float" office:value="0.9911548466" calcext:value-type="float">
            <text:p>0.9911548466</text:p>
          </table:table-cell>
          <table:table-cell office:value-type="float" office:value="0.990913691775" calcext:value-type="float">
            <text:p>0.9909136918</text:p>
          </table:table-cell>
          <table:table-cell office:value-type="float" office:value="0.990672778075" calcext:value-type="float">
            <text:p>0.9906727781</text:p>
          </table:table-cell>
          <table:table-cell office:value-type="float" office:value="0.9904321053" calcext:value-type="float">
            <text:p>0.9904321053</text:p>
          </table:table-cell>
          <table:table-cell office:value-type="float" office:value="0.9901916732" calcext:value-type="float">
            <text:p>0.9901916732</text:p>
          </table:table-cell>
          <table:table-cell office:value-type="float" office:value="0.989951481525" calcext:value-type="float">
            <text:p>0.9899514815</text:p>
          </table:table-cell>
          <table:table-cell office:value-type="float" office:value="0.989711530025" calcext:value-type="float">
            <text:p>0.98971153</text:p>
          </table:table-cell>
          <table:table-cell office:value-type="float" office:value="0.9894718185" calcext:value-type="float">
            <text:p>0.9894718185</text:p>
          </table:table-cell>
          <table:table-cell office:value-type="float" office:value="0.989232346675" calcext:value-type="float">
            <text:p>0.9892323467</text:p>
          </table:table-cell>
          <table:table-cell office:value-type="float" office:value="0.98899311435" calcext:value-type="float">
            <text:p>0.9889931144</text:p>
          </table:table-cell>
          <table:table-cell office:value-type="float" office:value="0.988754121225" calcext:value-type="float">
            <text:p>0.9887541212</text:p>
          </table:table-cell>
          <table:table-cell office:value-type="float" office:value="0.9885153671" calcext:value-type="float">
            <text:p>0.9885153671</text:p>
          </table:table-cell>
          <table:table-cell office:value-type="float" office:value="0.98827685175" calcext:value-type="float">
            <text:p>0.9882768518</text:p>
          </table:table-cell>
          <table:table-cell office:value-type="float" office:value="0.988038574875" calcext:value-type="float">
            <text:p>0.9880385749</text:p>
          </table:table-cell>
          <table:table-cell office:value-type="float" office:value="0.9878005363" calcext:value-type="float">
            <text:p>0.9878005363</text:p>
          </table:table-cell>
          <table:table-cell office:value-type="float" office:value="0.987562735775" calcext:value-type="float">
            <text:p>0.98756273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98424376475" calcext:value-type="float">
            <text:p>0.9842437648</text:p>
          </table:table-cell>
          <table:table-cell office:value-type="float" office:value="0.984009521" calcext:value-type="float">
            <text:p>0.984009521</text:p>
          </table:table-cell>
          <table:table-cell office:value-type="float" office:value="0.983775511475" calcext:value-type="float">
            <text:p>0.9837755115</text:p>
          </table:table-cell>
          <table:table-cell office:value-type="float" office:value="0.98354173595" calcext:value-type="float">
            <text:p>0.983541736</text:p>
          </table:table-cell>
          <table:table-cell office:value-type="float" office:value="0.983308194225" calcext:value-type="float">
            <text:p>0.9833081942</text:p>
          </table:table-cell>
          <table:table-cell office:value-type="float" office:value="0.983074886025" calcext:value-type="float">
            <text:p>0.983074886</text:p>
          </table:table-cell>
          <table:table-cell office:value-type="float" office:value="0.98284181115" calcext:value-type="float">
            <text:p>0.9828418112</text:p>
          </table:table-cell>
          <table:table-cell office:value-type="float" office:value="0.982608969325" calcext:value-type="float">
            <text:p>0.9826089693</text:p>
          </table:table-cell>
          <table:table-cell office:value-type="float" office:value="0.982376360375" calcext:value-type="float">
            <text:p>0.9823763604</text:p>
          </table:table-cell>
          <table:table-cell office:value-type="float" office:value="0.982143984" calcext:value-type="float">
            <text:p>0.982143984</text:p>
          </table:table-cell>
          <table:table-cell office:value-type="float" office:value="0.981911840025" calcext:value-type="float">
            <text:p>0.98191184</text:p>
          </table:table-cell>
          <table:table-cell office:value-type="float" office:value="0.981679928175" calcext:value-type="float">
            <text:p>0.9816799282</text:p>
          </table:table-cell>
          <table:table-cell office:value-type="float" office:value="0.98144824825" calcext:value-type="float">
            <text:p>0.9814482483</text:p>
          </table:table-cell>
          <table:table-cell office:value-type="float" office:value="0.9812168" calcext:value-type="float">
            <text:p>0.9812168</text:p>
          </table:table-cell>
          <table:table-cell office:value-type="float" office:value="0.9809855832" calcext:value-type="float">
            <text:p>0.9809855832</text:p>
          </table:table-cell>
          <table:table-cell office:value-type="float" office:value="0.980754597625" calcext:value-type="float">
            <text:p>0.9807545976</text:p>
          </table:table-cell>
          <table:table-cell office:value-type="float" office:value="0.980523843025" calcext:value-type="float">
            <text:p>0.980523843</text:p>
          </table:table-cell>
          <table:table-cell office:value-type="float" office:value="0.980293319175" calcext:value-type="float">
            <text:p>0.9802933192</text:p>
          </table:table-cell>
          <table:table-cell office:value-type="float" office:value="0.98006302585" calcext:value-type="float">
            <text:p>0.9800630259</text:p>
          </table:table-cell>
          <table:table-cell office:value-type="float" office:value="0.979832962825" calcext:value-type="float">
            <text:p>0.97983296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92121882375" calcext:value-type="float">
            <text:p>0.9921218824</text:p>
          </table:table-cell>
          <table:table-cell office:value-type="float" office:value="0.9918797605" calcext:value-type="float">
            <text:p>0.9918797605</text:p>
          </table:table-cell>
          <table:table-cell office:value-type="float" office:value="0.991637880725" calcext:value-type="float">
            <text:p>0.9916378807</text:p>
          </table:table-cell>
          <table:table-cell office:value-type="float" office:value="0.99139624285" calcext:value-type="float">
            <text:p>0.9913962429</text:p>
          </table:table-cell>
          <table:table-cell office:value-type="float" office:value="0.9911548466" calcext:value-type="float">
            <text:p>0.9911548466</text:p>
          </table:table-cell>
          <table:table-cell office:value-type="float" office:value="0.990913691775" calcext:value-type="float">
            <text:p>0.9909136918</text:p>
          </table:table-cell>
          <table:table-cell office:value-type="float" office:value="0.990672778075" calcext:value-type="float">
            <text:p>0.9906727781</text:p>
          </table:table-cell>
          <table:table-cell office:value-type="float" office:value="0.9904321053" calcext:value-type="float">
            <text:p>0.9904321053</text:p>
          </table:table-cell>
          <table:table-cell office:value-type="float" office:value="0.9901916732" calcext:value-type="float">
            <text:p>0.9901916732</text:p>
          </table:table-cell>
          <table:table-cell office:value-type="float" office:value="0.989951481525" calcext:value-type="float">
            <text:p>0.9899514815</text:p>
          </table:table-cell>
          <table:table-cell office:value-type="float" office:value="0.989711530025" calcext:value-type="float">
            <text:p>0.98971153</text:p>
          </table:table-cell>
          <table:table-cell office:value-type="float" office:value="0.9894718185" calcext:value-type="float">
            <text:p>0.9894718185</text:p>
          </table:table-cell>
          <table:table-cell office:value-type="float" office:value="0.989232346675" calcext:value-type="float">
            <text:p>0.9892323467</text:p>
          </table:table-cell>
          <table:table-cell office:value-type="float" office:value="0.98899311435" calcext:value-type="float">
            <text:p>0.9889931144</text:p>
          </table:table-cell>
          <table:table-cell office:value-type="float" office:value="0.988754121225" calcext:value-type="float">
            <text:p>0.9887541212</text:p>
          </table:table-cell>
          <table:table-cell office:value-type="float" office:value="0.9885153671" calcext:value-type="float">
            <text:p>0.9885153671</text:p>
          </table:table-cell>
          <table:table-cell office:value-type="float" office:value="0.98827685175" calcext:value-type="float">
            <text:p>0.9882768518</text:p>
          </table:table-cell>
          <table:table-cell office:value-type="float" office:value="0.988038574875" calcext:value-type="float">
            <text:p>0.9880385749</text:p>
          </table:table-cell>
          <table:table-cell office:value-type="float" office:value="0.9878005363" calcext:value-type="float">
            <text:p>0.9878005363</text:p>
          </table:table-cell>
          <table:table-cell office:value-type="float" office:value="0.987562735775" calcext:value-type="float">
            <text:p>0.98756273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9960609412" calcext:value-type="float">
            <text:p>0.9960609412</text:p>
          </table:table-cell>
          <table:table-cell office:value-type="float" office:value="0.99581488025" calcext:value-type="float">
            <text:p>0.9958148803</text:p>
          </table:table-cell>
          <table:table-cell office:value-type="float" office:value="0.995569065375" calcext:value-type="float">
            <text:p>0.9955690654</text:p>
          </table:table-cell>
          <table:table-cell office:value-type="float" office:value="0.9953234963" calcext:value-type="float">
            <text:p>0.9953234963</text:p>
          </table:table-cell>
          <table:table-cell office:value-type="float" office:value="0.9950781728" calcext:value-type="float">
            <text:p>0.9950781728</text:p>
          </table:table-cell>
          <table:table-cell office:value-type="float" office:value="0.994833094625" calcext:value-type="float">
            <text:p>0.9948330946</text:p>
          </table:table-cell>
          <table:table-cell office:value-type="float" office:value="0.99458826155" calcext:value-type="float">
            <text:p>0.9945882616</text:p>
          </table:table-cell>
          <table:table-cell office:value-type="float" office:value="0.994343673275" calcext:value-type="float">
            <text:p>0.9943436733</text:p>
          </table:table-cell>
          <table:table-cell office:value-type="float" office:value="0.9940993296" calcext:value-type="float">
            <text:p>0.9940993296</text:p>
          </table:table-cell>
          <table:table-cell office:value-type="float" office:value="0.993855230275" calcext:value-type="float">
            <text:p>0.9938552303</text:p>
          </table:table-cell>
          <table:table-cell office:value-type="float" office:value="0.99361137505" calcext:value-type="float">
            <text:p>0.9936113751</text:p>
          </table:table-cell>
          <table:table-cell office:value-type="float" office:value="0.993367763675" calcext:value-type="float">
            <text:p>0.9933677637</text:p>
          </table:table-cell>
          <table:table-cell office:value-type="float" office:value="0.9931243959" calcext:value-type="float">
            <text:p>0.9931243959</text:p>
          </table:table-cell>
          <table:table-cell office:value-type="float" office:value="0.9928812715" calcext:value-type="float">
            <text:p>0.9928812715</text:p>
          </table:table-cell>
          <table:table-cell office:value-type="float" office:value="0.99263839025" calcext:value-type="float">
            <text:p>0.9926383903</text:p>
          </table:table-cell>
          <table:table-cell office:value-type="float" office:value="0.99239575185" calcext:value-type="float">
            <text:p>0.9923957519</text:p>
          </table:table-cell>
          <table:table-cell office:value-type="float" office:value="0.9921533561" calcext:value-type="float">
            <text:p>0.9921533561</text:p>
          </table:table-cell>
          <table:table-cell office:value-type="float" office:value="0.99191120275" calcext:value-type="float">
            <text:p>0.9919112028</text:p>
          </table:table-cell>
          <table:table-cell office:value-type="float" office:value="0.991669291525" calcext:value-type="float">
            <text:p>0.9916692915</text:p>
          </table:table-cell>
          <table:table-cell office:value-type="float" office:value="0.99142762225" calcext:value-type="float">
            <text:p>0.99142762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92121882375" calcext:value-type="float">
            <text:p>0.9921218824</text:p>
          </table:table-cell>
          <table:table-cell office:value-type="float" office:value="0.9918797605" calcext:value-type="float">
            <text:p>0.9918797605</text:p>
          </table:table-cell>
          <table:table-cell office:value-type="float" office:value="0.991637880725" calcext:value-type="float">
            <text:p>0.9916378807</text:p>
          </table:table-cell>
          <table:table-cell office:value-type="float" office:value="0.99139624285" calcext:value-type="float">
            <text:p>0.9913962429</text:p>
          </table:table-cell>
          <table:table-cell office:value-type="float" office:value="0.9911548466" calcext:value-type="float">
            <text:p>0.9911548466</text:p>
          </table:table-cell>
          <table:table-cell office:value-type="float" office:value="0.990913691775" calcext:value-type="float">
            <text:p>0.9909136918</text:p>
          </table:table-cell>
          <table:table-cell office:value-type="float" office:value="0.990672778075" calcext:value-type="float">
            <text:p>0.9906727781</text:p>
          </table:table-cell>
          <table:table-cell office:value-type="float" office:value="0.9904321053" calcext:value-type="float">
            <text:p>0.9904321053</text:p>
          </table:table-cell>
          <table:table-cell office:value-type="float" office:value="0.9901916732" calcext:value-type="float">
            <text:p>0.9901916732</text:p>
          </table:table-cell>
          <table:table-cell office:value-type="float" office:value="0.989951481525" calcext:value-type="float">
            <text:p>0.9899514815</text:p>
          </table:table-cell>
          <table:table-cell office:value-type="float" office:value="0.989711530025" calcext:value-type="float">
            <text:p>0.98971153</text:p>
          </table:table-cell>
          <table:table-cell office:value-type="float" office:value="0.9894718185" calcext:value-type="float">
            <text:p>0.9894718185</text:p>
          </table:table-cell>
          <table:table-cell office:value-type="float" office:value="0.989232346675" calcext:value-type="float">
            <text:p>0.9892323467</text:p>
          </table:table-cell>
          <table:table-cell office:value-type="float" office:value="0.98899311435" calcext:value-type="float">
            <text:p>0.9889931144</text:p>
          </table:table-cell>
          <table:table-cell office:value-type="float" office:value="0.988754121225" calcext:value-type="float">
            <text:p>0.9887541212</text:p>
          </table:table-cell>
          <table:table-cell office:value-type="float" office:value="0.9885153671" calcext:value-type="float">
            <text:p>0.9885153671</text:p>
          </table:table-cell>
          <table:table-cell office:value-type="float" office:value="0.98827685175" calcext:value-type="float">
            <text:p>0.9882768518</text:p>
          </table:table-cell>
          <table:table-cell office:value-type="float" office:value="0.988038574875" calcext:value-type="float">
            <text:p>0.9880385749</text:p>
          </table:table-cell>
          <table:table-cell office:value-type="float" office:value="0.9878005363" calcext:value-type="float">
            <text:p>0.9878005363</text:p>
          </table:table-cell>
          <table:table-cell office:value-type="float" office:value="0.987562735775" calcext:value-type="float">
            <text:p>0.987562735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9960609412" calcext:value-type="float">
            <text:p>0.9960609412</text:p>
          </table:table-cell>
          <table:table-cell office:value-type="float" office:value="0.99581488025" calcext:value-type="float">
            <text:p>0.9958148803</text:p>
          </table:table-cell>
          <table:table-cell office:value-type="float" office:value="0.995569065375" calcext:value-type="float">
            <text:p>0.9955690654</text:p>
          </table:table-cell>
          <table:table-cell office:value-type="float" office:value="0.9953234963" calcext:value-type="float">
            <text:p>0.9953234963</text:p>
          </table:table-cell>
          <table:table-cell office:value-type="float" office:value="0.9950781728" calcext:value-type="float">
            <text:p>0.9950781728</text:p>
          </table:table-cell>
          <table:table-cell office:value-type="float" office:value="0.994833094625" calcext:value-type="float">
            <text:p>0.9948330946</text:p>
          </table:table-cell>
          <table:table-cell office:value-type="float" office:value="0.99458826155" calcext:value-type="float">
            <text:p>0.9945882616</text:p>
          </table:table-cell>
          <table:table-cell office:value-type="float" office:value="0.994343673275" calcext:value-type="float">
            <text:p>0.9943436733</text:p>
          </table:table-cell>
          <table:table-cell office:value-type="float" office:value="0.9940993296" calcext:value-type="float">
            <text:p>0.9940993296</text:p>
          </table:table-cell>
          <table:table-cell office:value-type="float" office:value="0.993855230275" calcext:value-type="float">
            <text:p>0.9938552303</text:p>
          </table:table-cell>
          <table:table-cell office:value-type="float" office:value="0.99361137505" calcext:value-type="float">
            <text:p>0.9936113751</text:p>
          </table:table-cell>
          <table:table-cell office:value-type="float" office:value="0.993367763675" calcext:value-type="float">
            <text:p>0.9933677637</text:p>
          </table:table-cell>
          <table:table-cell office:value-type="float" office:value="0.9931243959" calcext:value-type="float">
            <text:p>0.9931243959</text:p>
          </table:table-cell>
          <table:table-cell office:value-type="float" office:value="0.9928812715" calcext:value-type="float">
            <text:p>0.9928812715</text:p>
          </table:table-cell>
          <table:table-cell office:value-type="float" office:value="0.99263839025" calcext:value-type="float">
            <text:p>0.9926383903</text:p>
          </table:table-cell>
          <table:table-cell office:value-type="float" office:value="0.99239575185" calcext:value-type="float">
            <text:p>0.9923957519</text:p>
          </table:table-cell>
          <table:table-cell office:value-type="float" office:value="0.9921533561" calcext:value-type="float">
            <text:p>0.9921533561</text:p>
          </table:table-cell>
          <table:table-cell office:value-type="float" office:value="0.99191120275" calcext:value-type="float">
            <text:p>0.9919112028</text:p>
          </table:table-cell>
          <table:table-cell office:value-type="float" office:value="0.991669291525" calcext:value-type="float">
            <text:p>0.9916692915</text:p>
          </table:table-cell>
          <table:table-cell office:value-type="float" office:value="0.99142762225" calcext:value-type="float">
            <text:p>0.991427622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998424376475" calcext:value-type="float">
            <text:p>0.9984243765</text:p>
          </table:table-cell>
          <table:table-cell office:value-type="float" office:value="0.9981759521" calcext:value-type="float">
            <text:p>0.9981759521</text:p>
          </table:table-cell>
          <table:table-cell office:value-type="float" office:value="0.99792777615" calcext:value-type="float">
            <text:p>0.9979277762</text:p>
          </table:table-cell>
          <table:table-cell office:value-type="float" office:value="0.997679848375" calcext:value-type="float">
            <text:p>0.9976798484</text:p>
          </table:table-cell>
          <table:table-cell office:value-type="float" office:value="0.997432168525" calcext:value-type="float">
            <text:p>0.9974321685</text:p>
          </table:table-cell>
          <table:table-cell office:value-type="float" office:value="0.99718473635" calcext:value-type="float">
            <text:p>0.9971847364</text:p>
          </table:table-cell>
          <table:table-cell office:value-type="float" office:value="0.996937551625" calcext:value-type="float">
            <text:p>0.9969375516</text:p>
          </table:table-cell>
          <table:table-cell office:value-type="float" office:value="0.996690614075" calcext:value-type="float">
            <text:p>0.9966906141</text:p>
          </table:table-cell>
          <table:table-cell office:value-type="float" office:value="0.99644392345" calcext:value-type="float">
            <text:p>0.9964439235</text:p>
          </table:table-cell>
          <table:table-cell office:value-type="float" office:value="0.996197479525" calcext:value-type="float">
            <text:p>0.9961974795</text:p>
          </table:table-cell>
          <table:table-cell office:value-type="float" office:value="0.99595128205" calcext:value-type="float">
            <text:p>0.9959512821</text:p>
          </table:table-cell>
          <table:table-cell office:value-type="float" office:value="0.995705330775" calcext:value-type="float">
            <text:p>0.9957053308</text:p>
          </table:table-cell>
          <table:table-cell office:value-type="float" office:value="0.995459625425" calcext:value-type="float">
            <text:p>0.9954596254</text:p>
          </table:table-cell>
          <table:table-cell office:value-type="float" office:value="0.9952141658" calcext:value-type="float">
            <text:p>0.9952141658</text:p>
          </table:table-cell>
          <table:table-cell office:value-type="float" office:value="0.99496895165" calcext:value-type="float">
            <text:p>0.9949689517</text:p>
          </table:table-cell>
          <table:table-cell office:value-type="float" office:value="0.9947239827" calcext:value-type="float">
            <text:p>0.9947239827</text:p>
          </table:table-cell>
          <table:table-cell office:value-type="float" office:value="0.9944792587" calcext:value-type="float">
            <text:p>0.9944792587</text:p>
          </table:table-cell>
          <table:table-cell office:value-type="float" office:value="0.99423477945" calcext:value-type="float">
            <text:p>0.9942347795</text:p>
          </table:table-cell>
          <table:table-cell office:value-type="float" office:value="0.993990544675" calcext:value-type="float">
            <text:p>0.9939905447</text:p>
          </table:table-cell>
          <table:table-cell office:value-type="float" office:value="0.993746554125" calcext:value-type="float">
            <text:p>0.993746554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8915724824" calcext:value-type="float">
            <text:p>0.8915724824</text:p>
          </table:table-cell>
          <table:table-cell office:value-type="float" office:value="0.891430909925" calcext:value-type="float">
            <text:p>0.8914309099</text:p>
          </table:table-cell>
          <table:table-cell office:value-type="float" office:value="0.891289479025" calcext:value-type="float">
            <text:p>0.891289479</text:p>
          </table:table-cell>
          <table:table-cell office:value-type="float" office:value="0.89114818955" calcext:value-type="float">
            <text:p>0.8911481896</text:p>
          </table:table-cell>
          <table:table-cell office:value-type="float" office:value="0.89100704135" calcext:value-type="float">
            <text:p>0.8910070414</text:p>
          </table:table-cell>
          <table:table-cell office:value-type="float" office:value="0.8908660343" calcext:value-type="float">
            <text:p>0.8908660343</text:p>
          </table:table-cell>
          <table:table-cell office:value-type="float" office:value="0.890725168275" calcext:value-type="float">
            <text:p>0.8907251683</text:p>
          </table:table-cell>
          <table:table-cell office:value-type="float" office:value="0.8905844431" calcext:value-type="float">
            <text:p>0.8905844431</text:p>
          </table:table-cell>
          <table:table-cell office:value-type="float" office:value="0.89044385865" calcext:value-type="float">
            <text:p>0.8904438587</text:p>
          </table:table-cell>
          <table:table-cell office:value-type="float" office:value="0.8903034148" calcext:value-type="float">
            <text:p>0.8903034148</text:p>
          </table:table-cell>
          <table:table-cell office:value-type="float" office:value="0.8901631114" calcext:value-type="float">
            <text:p>0.8901631114</text:p>
          </table:table-cell>
          <table:table-cell office:value-type="float" office:value="0.890022948275" calcext:value-type="float">
            <text:p>0.8900229483</text:p>
          </table:table-cell>
          <table:table-cell office:value-type="float" office:value="0.889882925325" calcext:value-type="float">
            <text:p>0.8898829253</text:p>
          </table:table-cell>
          <table:table-cell office:value-type="float" office:value="0.8897430424" calcext:value-type="float">
            <text:p>0.8897430424</text:p>
          </table:table-cell>
          <table:table-cell office:value-type="float" office:value="0.88960329935" calcext:value-type="float">
            <text:p>0.8896032994</text:p>
          </table:table-cell>
          <table:table-cell office:value-type="float" office:value="0.88946369605" calcext:value-type="float">
            <text:p>0.8894636961</text:p>
          </table:table-cell>
          <table:table-cell office:value-type="float" office:value="0.889324232375" calcext:value-type="float">
            <text:p>0.8893242324</text:p>
          </table:table-cell>
          <table:table-cell office:value-type="float" office:value="0.889184908125" calcext:value-type="float">
            <text:p>0.8891849081</text:p>
          </table:table-cell>
          <table:table-cell office:value-type="float" office:value="0.889045723225" calcext:value-type="float">
            <text:p>0.8890457232</text:p>
          </table:table-cell>
          <table:table-cell office:value-type="float" office:value="0.8889066775" calcext:value-type="float">
            <text:p>0.888906677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857799977" calcext:value-type="float">
            <text:p>0.9857799977</text:p>
          </table:table-cell>
          <table:table-cell office:value-type="float" office:value="0.9855442177" calcext:value-type="float">
            <text:p>0.9855442177</text:p>
          </table:table-cell>
          <table:table-cell office:value-type="float" office:value="0.985308673475" calcext:value-type="float">
            <text:p>0.9853086735</text:p>
          </table:table-cell>
          <table:table-cell office:value-type="float" office:value="0.9850733648" calcext:value-type="float">
            <text:p>0.9850733648</text:p>
          </table:table-cell>
          <table:table-cell office:value-type="float" office:value="0.98483829145" calcext:value-type="float">
            <text:p>0.9848382915</text:p>
          </table:table-cell>
          <table:table-cell office:value-type="float" office:value="0.98460345315" calcext:value-type="float">
            <text:p>0.9846034532</text:p>
          </table:table-cell>
          <table:table-cell office:value-type="float" office:value="0.9843688497" calcext:value-type="float">
            <text:p>0.9843688497</text:p>
          </table:table-cell>
          <table:table-cell office:value-type="float" office:value="0.98413448085" calcext:value-type="float">
            <text:p>0.9841344809</text:p>
          </table:table-cell>
          <table:table-cell office:value-type="float" office:value="0.983900346375" calcext:value-type="float">
            <text:p>0.9839003464</text:p>
          </table:table-cell>
          <table:table-cell office:value-type="float" office:value="0.983666446025" calcext:value-type="float">
            <text:p>0.983666446</text:p>
          </table:table-cell>
          <table:table-cell office:value-type="float" office:value="0.983432779575" calcext:value-type="float">
            <text:p>0.9834327796</text:p>
          </table:table-cell>
          <table:table-cell office:value-type="float" office:value="0.9831993468" calcext:value-type="float">
            <text:p>0.9831993468</text:p>
          </table:table-cell>
          <table:table-cell office:value-type="float" office:value="0.98296614745" calcext:value-type="float">
            <text:p>0.9829661475</text:p>
          </table:table-cell>
          <table:table-cell office:value-type="float" office:value="0.9827331813" calcext:value-type="float">
            <text:p>0.9827331813</text:p>
          </table:table-cell>
          <table:table-cell office:value-type="float" office:value="0.982500448125" calcext:value-type="float">
            <text:p>0.9825004481</text:p>
          </table:table-cell>
          <table:table-cell office:value-type="float" office:value="0.982267947675" calcext:value-type="float">
            <text:p>0.9822679477</text:p>
          </table:table-cell>
          <table:table-cell office:value-type="float" office:value="0.982035679725" calcext:value-type="float">
            <text:p>0.9820356797</text:p>
          </table:table-cell>
          <table:table-cell office:value-type="float" office:value="0.98180364405" calcext:value-type="float">
            <text:p>0.9818036441</text:p>
          </table:table-cell>
          <table:table-cell office:value-type="float" office:value="0.9815718404" calcext:value-type="float">
            <text:p>0.9815718404</text:p>
          </table:table-cell>
          <table:table-cell office:value-type="float" office:value="0.98134026855" calcext:value-type="float">
            <text:p>0.98134026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9288999885" calcext:value-type="float">
            <text:p>0.9928899989</text:p>
          </table:table-cell>
          <table:table-cell office:value-type="float" office:value="0.99264710885" calcext:value-type="float">
            <text:p>0.9926471089</text:p>
          </table:table-cell>
          <table:table-cell office:value-type="float" office:value="0.99240446175" calcext:value-type="float">
            <text:p>0.9924044618</text:p>
          </table:table-cell>
          <table:table-cell office:value-type="float" office:value="0.992162057275" calcext:value-type="float">
            <text:p>0.9921620573</text:p>
          </table:table-cell>
          <table:table-cell office:value-type="float" office:value="0.991919895225" calcext:value-type="float">
            <text:p>0.9919198952</text:p>
          </table:table-cell>
          <table:table-cell office:value-type="float" office:value="0.991677975325" calcext:value-type="float">
            <text:p>0.9916779753</text:p>
          </table:table-cell>
          <table:table-cell office:value-type="float" office:value="0.99143629735" calcext:value-type="float">
            <text:p>0.9914362974</text:p>
          </table:table-cell>
          <table:table-cell office:value-type="float" office:value="0.99119486105" calcext:value-type="float">
            <text:p>0.9911948611</text:p>
          </table:table-cell>
          <table:table-cell office:value-type="float" office:value="0.9909536662" calcext:value-type="float">
            <text:p>0.9909536662</text:p>
          </table:table-cell>
          <table:table-cell office:value-type="float" office:value="0.990712712525" calcext:value-type="float">
            <text:p>0.9907127125</text:p>
          </table:table-cell>
          <table:table-cell office:value-type="float" office:value="0.9904719998" calcext:value-type="float">
            <text:p>0.9904719998</text:p>
          </table:table-cell>
          <table:table-cell office:value-type="float" office:value="0.9902315278" calcext:value-type="float">
            <text:p>0.9902315278</text:p>
          </table:table-cell>
          <table:table-cell office:value-type="float" office:value="0.989991296275" calcext:value-type="float">
            <text:p>0.9899912963</text:p>
          </table:table-cell>
          <table:table-cell office:value-type="float" office:value="0.989751305" calcext:value-type="float">
            <text:p>0.989751305</text:p>
          </table:table-cell>
          <table:table-cell office:value-type="float" office:value="0.989511553675" calcext:value-type="float">
            <text:p>0.9895115537</text:p>
          </table:table-cell>
          <table:table-cell office:value-type="float" office:value="0.989272042125" calcext:value-type="float">
            <text:p>0.9892720421</text:p>
          </table:table-cell>
          <table:table-cell office:value-type="float" office:value="0.989032770075" calcext:value-type="float">
            <text:p>0.9890327701</text:p>
          </table:table-cell>
          <table:table-cell office:value-type="float" office:value="0.988793737325" calcext:value-type="float">
            <text:p>0.9887937373</text:p>
          </table:table-cell>
          <table:table-cell office:value-type="float" office:value="0.988554943575" calcext:value-type="float">
            <text:p>0.9885549436</text:p>
          </table:table-cell>
          <table:table-cell office:value-type="float" office:value="0.988316388625" calcext:value-type="float">
            <text:p>0.98831638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9857799977" calcext:value-type="float">
            <text:p>0.9857799977</text:p>
          </table:table-cell>
          <table:table-cell office:value-type="float" office:value="0.9855442177" calcext:value-type="float">
            <text:p>0.9855442177</text:p>
          </table:table-cell>
          <table:table-cell office:value-type="float" office:value="0.985308673475" calcext:value-type="float">
            <text:p>0.9853086735</text:p>
          </table:table-cell>
          <table:table-cell office:value-type="float" office:value="0.9850733648" calcext:value-type="float">
            <text:p>0.9850733648</text:p>
          </table:table-cell>
          <table:table-cell office:value-type="float" office:value="0.98483829145" calcext:value-type="float">
            <text:p>0.9848382915</text:p>
          </table:table-cell>
          <table:table-cell office:value-type="float" office:value="0.98460345315" calcext:value-type="float">
            <text:p>0.9846034532</text:p>
          </table:table-cell>
          <table:table-cell office:value-type="float" office:value="0.9843688497" calcext:value-type="float">
            <text:p>0.9843688497</text:p>
          </table:table-cell>
          <table:table-cell office:value-type="float" office:value="0.98413448085" calcext:value-type="float">
            <text:p>0.9841344809</text:p>
          </table:table-cell>
          <table:table-cell office:value-type="float" office:value="0.983900346375" calcext:value-type="float">
            <text:p>0.9839003464</text:p>
          </table:table-cell>
          <table:table-cell office:value-type="float" office:value="0.983666446025" calcext:value-type="float">
            <text:p>0.983666446</text:p>
          </table:table-cell>
          <table:table-cell office:value-type="float" office:value="0.983432779575" calcext:value-type="float">
            <text:p>0.9834327796</text:p>
          </table:table-cell>
          <table:table-cell office:value-type="float" office:value="0.9831993468" calcext:value-type="float">
            <text:p>0.9831993468</text:p>
          </table:table-cell>
          <table:table-cell office:value-type="float" office:value="0.98296614745" calcext:value-type="float">
            <text:p>0.9829661475</text:p>
          </table:table-cell>
          <table:table-cell office:value-type="float" office:value="0.9827331813" calcext:value-type="float">
            <text:p>0.9827331813</text:p>
          </table:table-cell>
          <table:table-cell office:value-type="float" office:value="0.982500448125" calcext:value-type="float">
            <text:p>0.9825004481</text:p>
          </table:table-cell>
          <table:table-cell office:value-type="float" office:value="0.982267947675" calcext:value-type="float">
            <text:p>0.9822679477</text:p>
          </table:table-cell>
          <table:table-cell office:value-type="float" office:value="0.982035679725" calcext:value-type="float">
            <text:p>0.9820356797</text:p>
          </table:table-cell>
          <table:table-cell office:value-type="float" office:value="0.98180364405" calcext:value-type="float">
            <text:p>0.9818036441</text:p>
          </table:table-cell>
          <table:table-cell office:value-type="float" office:value="0.9815718404" calcext:value-type="float">
            <text:p>0.9815718404</text:p>
          </table:table-cell>
          <table:table-cell office:value-type="float" office:value="0.98134026855" calcext:value-type="float">
            <text:p>0.98134026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99288999885" calcext:value-type="float">
            <text:p>0.9928899989</text:p>
          </table:table-cell>
          <table:table-cell office:value-type="float" office:value="0.99264710885" calcext:value-type="float">
            <text:p>0.9926471089</text:p>
          </table:table-cell>
          <table:table-cell office:value-type="float" office:value="0.99240446175" calcext:value-type="float">
            <text:p>0.9924044618</text:p>
          </table:table-cell>
          <table:table-cell office:value-type="float" office:value="0.992162057275" calcext:value-type="float">
            <text:p>0.9921620573</text:p>
          </table:table-cell>
          <table:table-cell office:value-type="float" office:value="0.991919895225" calcext:value-type="float">
            <text:p>0.9919198952</text:p>
          </table:table-cell>
          <table:table-cell office:value-type="float" office:value="0.991677975325" calcext:value-type="float">
            <text:p>0.9916779753</text:p>
          </table:table-cell>
          <table:table-cell office:value-type="float" office:value="0.99143629735" calcext:value-type="float">
            <text:p>0.9914362974</text:p>
          </table:table-cell>
          <table:table-cell office:value-type="float" office:value="0.99119486105" calcext:value-type="float">
            <text:p>0.9911948611</text:p>
          </table:table-cell>
          <table:table-cell office:value-type="float" office:value="0.9909536662" calcext:value-type="float">
            <text:p>0.9909536662</text:p>
          </table:table-cell>
          <table:table-cell office:value-type="float" office:value="0.990712712525" calcext:value-type="float">
            <text:p>0.9907127125</text:p>
          </table:table-cell>
          <table:table-cell office:value-type="float" office:value="0.9904719998" calcext:value-type="float">
            <text:p>0.9904719998</text:p>
          </table:table-cell>
          <table:table-cell office:value-type="float" office:value="0.9902315278" calcext:value-type="float">
            <text:p>0.9902315278</text:p>
          </table:table-cell>
          <table:table-cell office:value-type="float" office:value="0.989991296275" calcext:value-type="float">
            <text:p>0.9899912963</text:p>
          </table:table-cell>
          <table:table-cell office:value-type="float" office:value="0.989751305" calcext:value-type="float">
            <text:p>0.989751305</text:p>
          </table:table-cell>
          <table:table-cell office:value-type="float" office:value="0.989511553675" calcext:value-type="float">
            <text:p>0.9895115537</text:p>
          </table:table-cell>
          <table:table-cell office:value-type="float" office:value="0.989272042125" calcext:value-type="float">
            <text:p>0.9892720421</text:p>
          </table:table-cell>
          <table:table-cell office:value-type="float" office:value="0.989032770075" calcext:value-type="float">
            <text:p>0.9890327701</text:p>
          </table:table-cell>
          <table:table-cell office:value-type="float" office:value="0.988793737325" calcext:value-type="float">
            <text:p>0.9887937373</text:p>
          </table:table-cell>
          <table:table-cell office:value-type="float" office:value="0.988554943575" calcext:value-type="float">
            <text:p>0.9885549436</text:p>
          </table:table-cell>
          <table:table-cell office:value-type="float" office:value="0.988316388625" calcext:value-type="float">
            <text:p>0.98831638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96444999425" calcext:value-type="float">
            <text:p>0.9964449994</text:p>
          </table:table-cell>
          <table:table-cell office:value-type="float" office:value="0.996198554425" calcext:value-type="float">
            <text:p>0.9961985544</text:p>
          </table:table-cell>
          <table:table-cell office:value-type="float" office:value="0.995952355875" calcext:value-type="float">
            <text:p>0.9959523559</text:p>
          </table:table-cell>
          <table:table-cell office:value-type="float" office:value="0.995706403525" calcext:value-type="float">
            <text:p>0.9957064035</text:p>
          </table:table-cell>
          <table:table-cell office:value-type="float" office:value="0.9954606971" calcext:value-type="float">
            <text:p>0.9954606971</text:p>
          </table:table-cell>
          <table:table-cell office:value-type="float" office:value="0.995215236425" calcext:value-type="float">
            <text:p>0.9952152364</text:p>
          </table:table-cell>
          <table:table-cell office:value-type="float" office:value="0.994970021175" calcext:value-type="float">
            <text:p>0.9949700212</text:p>
          </table:table-cell>
          <table:table-cell office:value-type="float" office:value="0.99472505115" calcext:value-type="float">
            <text:p>0.9947250512</text:p>
          </table:table-cell>
          <table:table-cell office:value-type="float" office:value="0.9944803261" calcext:value-type="float">
            <text:p>0.9944803261</text:p>
          </table:table-cell>
          <table:table-cell office:value-type="float" office:value="0.994235845775" calcext:value-type="float">
            <text:p>0.9942358458</text:p>
          </table:table-cell>
          <table:table-cell office:value-type="float" office:value="0.993991609925" calcext:value-type="float">
            <text:p>0.9939916099</text:p>
          </table:table-cell>
          <table:table-cell office:value-type="float" office:value="0.993747618325" calcext:value-type="float">
            <text:p>0.9937476183</text:p>
          </table:table-cell>
          <table:table-cell office:value-type="float" office:value="0.9935038707" calcext:value-type="float">
            <text:p>0.9935038707</text:p>
          </table:table-cell>
          <table:table-cell office:value-type="float" office:value="0.993260366825" calcext:value-type="float">
            <text:p>0.9932603668</text:p>
          </table:table-cell>
          <table:table-cell office:value-type="float" office:value="0.993017106475" calcext:value-type="float">
            <text:p>0.9930171065</text:p>
          </table:table-cell>
          <table:table-cell office:value-type="float" office:value="0.99277408935" calcext:value-type="float">
            <text:p>0.9927740894</text:p>
          </table:table-cell>
          <table:table-cell office:value-type="float" office:value="0.992531315275" calcext:value-type="float">
            <text:p>0.9925313153</text:p>
          </table:table-cell>
          <table:table-cell office:value-type="float" office:value="0.99228878395" calcext:value-type="float">
            <text:p>0.992288784</text:p>
          </table:table-cell>
          <table:table-cell office:value-type="float" office:value="0.992046495175" calcext:value-type="float">
            <text:p>0.9920464952</text:p>
          </table:table-cell>
          <table:table-cell office:value-type="float" office:value="0.991804448675" calcext:value-type="float">
            <text:p>0.991804448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99288999885" calcext:value-type="float">
            <text:p>0.9928899989</text:p>
          </table:table-cell>
          <table:table-cell office:value-type="float" office:value="0.99264710885" calcext:value-type="float">
            <text:p>0.9926471089</text:p>
          </table:table-cell>
          <table:table-cell office:value-type="float" office:value="0.99240446175" calcext:value-type="float">
            <text:p>0.9924044618</text:p>
          </table:table-cell>
          <table:table-cell office:value-type="float" office:value="0.992162057275" calcext:value-type="float">
            <text:p>0.9921620573</text:p>
          </table:table-cell>
          <table:table-cell office:value-type="float" office:value="0.991919895225" calcext:value-type="float">
            <text:p>0.9919198952</text:p>
          </table:table-cell>
          <table:table-cell office:value-type="float" office:value="0.991677975325" calcext:value-type="float">
            <text:p>0.9916779753</text:p>
          </table:table-cell>
          <table:table-cell office:value-type="float" office:value="0.99143629735" calcext:value-type="float">
            <text:p>0.9914362974</text:p>
          </table:table-cell>
          <table:table-cell office:value-type="float" office:value="0.99119486105" calcext:value-type="float">
            <text:p>0.9911948611</text:p>
          </table:table-cell>
          <table:table-cell office:value-type="float" office:value="0.9909536662" calcext:value-type="float">
            <text:p>0.9909536662</text:p>
          </table:table-cell>
          <table:table-cell office:value-type="float" office:value="0.990712712525" calcext:value-type="float">
            <text:p>0.9907127125</text:p>
          </table:table-cell>
          <table:table-cell office:value-type="float" office:value="0.9904719998" calcext:value-type="float">
            <text:p>0.9904719998</text:p>
          </table:table-cell>
          <table:table-cell office:value-type="float" office:value="0.9902315278" calcext:value-type="float">
            <text:p>0.9902315278</text:p>
          </table:table-cell>
          <table:table-cell office:value-type="float" office:value="0.989991296275" calcext:value-type="float">
            <text:p>0.9899912963</text:p>
          </table:table-cell>
          <table:table-cell office:value-type="float" office:value="0.989751305" calcext:value-type="float">
            <text:p>0.989751305</text:p>
          </table:table-cell>
          <table:table-cell office:value-type="float" office:value="0.989511553675" calcext:value-type="float">
            <text:p>0.9895115537</text:p>
          </table:table-cell>
          <table:table-cell office:value-type="float" office:value="0.989272042125" calcext:value-type="float">
            <text:p>0.9892720421</text:p>
          </table:table-cell>
          <table:table-cell office:value-type="float" office:value="0.989032770075" calcext:value-type="float">
            <text:p>0.9890327701</text:p>
          </table:table-cell>
          <table:table-cell office:value-type="float" office:value="0.988793737325" calcext:value-type="float">
            <text:p>0.9887937373</text:p>
          </table:table-cell>
          <table:table-cell office:value-type="float" office:value="0.988554943575" calcext:value-type="float">
            <text:p>0.9885549436</text:p>
          </table:table-cell>
          <table:table-cell office:value-type="float" office:value="0.988316388625" calcext:value-type="float">
            <text:p>0.988316388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996444999425" calcext:value-type="float">
            <text:p>0.9964449994</text:p>
          </table:table-cell>
          <table:table-cell office:value-type="float" office:value="0.996198554425" calcext:value-type="float">
            <text:p>0.9961985544</text:p>
          </table:table-cell>
          <table:table-cell office:value-type="float" office:value="0.995952355875" calcext:value-type="float">
            <text:p>0.9959523559</text:p>
          </table:table-cell>
          <table:table-cell office:value-type="float" office:value="0.995706403525" calcext:value-type="float">
            <text:p>0.9957064035</text:p>
          </table:table-cell>
          <table:table-cell office:value-type="float" office:value="0.9954606971" calcext:value-type="float">
            <text:p>0.9954606971</text:p>
          </table:table-cell>
          <table:table-cell office:value-type="float" office:value="0.995215236425" calcext:value-type="float">
            <text:p>0.9952152364</text:p>
          </table:table-cell>
          <table:table-cell office:value-type="float" office:value="0.994970021175" calcext:value-type="float">
            <text:p>0.9949700212</text:p>
          </table:table-cell>
          <table:table-cell office:value-type="float" office:value="0.99472505115" calcext:value-type="float">
            <text:p>0.9947250512</text:p>
          </table:table-cell>
          <table:table-cell office:value-type="float" office:value="0.9944803261" calcext:value-type="float">
            <text:p>0.9944803261</text:p>
          </table:table-cell>
          <table:table-cell office:value-type="float" office:value="0.994235845775" calcext:value-type="float">
            <text:p>0.9942358458</text:p>
          </table:table-cell>
          <table:table-cell office:value-type="float" office:value="0.993991609925" calcext:value-type="float">
            <text:p>0.9939916099</text:p>
          </table:table-cell>
          <table:table-cell office:value-type="float" office:value="0.993747618325" calcext:value-type="float">
            <text:p>0.9937476183</text:p>
          </table:table-cell>
          <table:table-cell office:value-type="float" office:value="0.9935038707" calcext:value-type="float">
            <text:p>0.9935038707</text:p>
          </table:table-cell>
          <table:table-cell office:value-type="float" office:value="0.993260366825" calcext:value-type="float">
            <text:p>0.9932603668</text:p>
          </table:table-cell>
          <table:table-cell office:value-type="float" office:value="0.993017106475" calcext:value-type="float">
            <text:p>0.9930171065</text:p>
          </table:table-cell>
          <table:table-cell office:value-type="float" office:value="0.99277408935" calcext:value-type="float">
            <text:p>0.9927740894</text:p>
          </table:table-cell>
          <table:table-cell office:value-type="float" office:value="0.992531315275" calcext:value-type="float">
            <text:p>0.9925313153</text:p>
          </table:table-cell>
          <table:table-cell office:value-type="float" office:value="0.99228878395" calcext:value-type="float">
            <text:p>0.992288784</text:p>
          </table:table-cell>
          <table:table-cell office:value-type="float" office:value="0.992046495175" calcext:value-type="float">
            <text:p>0.9920464952</text:p>
          </table:table-cell>
          <table:table-cell office:value-type="float" office:value="0.991804448675" calcext:value-type="float">
            <text:p>0.991804448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998577999775" calcext:value-type="float">
            <text:p>0.9985779998</text:p>
          </table:table-cell>
          <table:table-cell office:value-type="float" office:value="0.998329421775" calcext:value-type="float">
            <text:p>0.9983294218</text:p>
          </table:table-cell>
          <table:table-cell office:value-type="float" office:value="0.99808109235" calcext:value-type="float">
            <text:p>0.9980810924</text:p>
          </table:table-cell>
          <table:table-cell office:value-type="float" office:value="0.99783301125" calcext:value-type="float">
            <text:p>0.9978330113</text:p>
          </table:table-cell>
          <table:table-cell office:value-type="float" office:value="0.99758517825" calcext:value-type="float">
            <text:p>0.9975851783</text:p>
          </table:table-cell>
          <table:table-cell office:value-type="float" office:value="0.997337593075" calcext:value-type="float">
            <text:p>0.9973375931</text:p>
          </table:table-cell>
          <table:table-cell office:value-type="float" office:value="0.997090255475" calcext:value-type="float">
            <text:p>0.9970902555</text:p>
          </table:table-cell>
          <table:table-cell office:value-type="float" office:value="0.996843165225" calcext:value-type="float">
            <text:p>0.9968431652</text:p>
          </table:table-cell>
          <table:table-cell office:value-type="float" office:value="0.99659632205" calcext:value-type="float">
            <text:p>0.9965963221</text:p>
          </table:table-cell>
          <table:table-cell office:value-type="float" office:value="0.996349725725" calcext:value-type="float">
            <text:p>0.9963497257</text:p>
          </table:table-cell>
          <table:table-cell office:value-type="float" office:value="0.996103376" calcext:value-type="float">
            <text:p>0.996103376</text:p>
          </table:table-cell>
          <table:table-cell office:value-type="float" office:value="0.995857272625" calcext:value-type="float">
            <text:p>0.9958572726</text:p>
          </table:table-cell>
          <table:table-cell office:value-type="float" office:value="0.99561141535" calcext:value-type="float">
            <text:p>0.9956114154</text:p>
          </table:table-cell>
          <table:table-cell office:value-type="float" office:value="0.99536580395" calcext:value-type="float">
            <text:p>0.995365804</text:p>
          </table:table-cell>
          <table:table-cell office:value-type="float" office:value="0.995120438125" calcext:value-type="float">
            <text:p>0.9951204381</text:p>
          </table:table-cell>
          <table:table-cell office:value-type="float" office:value="0.9948753177" calcext:value-type="float">
            <text:p>0.9948753177</text:p>
          </table:table-cell>
          <table:table-cell office:value-type="float" office:value="0.994630442375" calcext:value-type="float">
            <text:p>0.9946304424</text:p>
          </table:table-cell>
          <table:table-cell office:value-type="float" office:value="0.99438581195" calcext:value-type="float">
            <text:p>0.994385812</text:p>
          </table:table-cell>
          <table:table-cell office:value-type="float" office:value="0.994141426125" calcext:value-type="float">
            <text:p>0.9941414261</text:p>
          </table:table-cell>
          <table:table-cell office:value-type="float" office:value="0.9938972847" calcext:value-type="float">
            <text:p>0.99389728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9070369571" calcext:value-type="float">
            <text:p>0.9070369571</text:p>
          </table:table-cell>
          <table:table-cell office:value-type="float" office:value="0.90687992015" calcext:value-type="float">
            <text:p>0.9068799202</text:p>
          </table:table-cell>
          <table:table-cell office:value-type="float" office:value="0.906723040225" calcext:value-type="float">
            <text:p>0.9067230402</text:p>
          </table:table-cell>
          <table:table-cell office:value-type="float" office:value="0.9065663172" calcext:value-type="float">
            <text:p>0.9065663172</text:p>
          </table:table-cell>
          <table:table-cell office:value-type="float" office:value="0.906409750875" calcext:value-type="float">
            <text:p>0.9064097509</text:p>
          </table:table-cell>
          <table:table-cell office:value-type="float" office:value="0.906253341125" calcext:value-type="float">
            <text:p>0.9062533411</text:p>
          </table:table-cell>
          <table:table-cell office:value-type="float" office:value="0.906097087775" calcext:value-type="float">
            <text:p>0.9060970878</text:p>
          </table:table-cell>
          <table:table-cell office:value-type="float" office:value="0.9059409907" calcext:value-type="float">
            <text:p>0.9059409907</text:p>
          </table:table-cell>
          <table:table-cell office:value-type="float" office:value="0.9057850497" calcext:value-type="float">
            <text:p>0.9057850497</text:p>
          </table:table-cell>
          <table:table-cell office:value-type="float" office:value="0.90562926465" calcext:value-type="float">
            <text:p>0.9056292647</text:p>
          </table:table-cell>
          <table:table-cell office:value-type="float" office:value="0.905473635375" calcext:value-type="float">
            <text:p>0.9054736354</text:p>
          </table:table-cell>
          <table:table-cell office:value-type="float" office:value="0.90531816175" calcext:value-type="float">
            <text:p>0.9053181618</text:p>
          </table:table-cell>
          <table:table-cell office:value-type="float" office:value="0.9051628436" calcext:value-type="float">
            <text:p>0.9051628436</text:p>
          </table:table-cell>
          <table:table-cell office:value-type="float" office:value="0.90500768075" calcext:value-type="float">
            <text:p>0.9050076808</text:p>
          </table:table-cell>
          <table:table-cell office:value-type="float" office:value="0.904852673075" calcext:value-type="float">
            <text:p>0.9048526731</text:p>
          </table:table-cell>
          <table:table-cell office:value-type="float" office:value="0.9046978204" calcext:value-type="float">
            <text:p>0.9046978204</text:p>
          </table:table-cell>
          <table:table-cell office:value-type="float" office:value="0.904543122575" calcext:value-type="float">
            <text:p>0.9045431226</text:p>
          </table:table-cell>
          <table:table-cell office:value-type="float" office:value="0.90438857945" calcext:value-type="float">
            <text:p>0.9043885795</text:p>
          </table:table-cell>
          <table:table-cell office:value-type="float" office:value="0.904234190875" calcext:value-type="float">
            <text:p>0.9042341909</text:p>
          </table:table-cell>
          <table:table-cell office:value-type="float" office:value="0.904079956675" calcext:value-type="float">
            <text:p>0.904079956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987808125525" calcext:value-type="float">
            <text:p>0.9878081255</text:p>
          </table:table-cell>
          <table:table-cell office:value-type="float" office:value="0.9875703174" calcext:value-type="float">
            <text:p>0.9875703174</text:p>
          </table:table-cell>
          <table:table-cell office:value-type="float" office:value="0.987332747075" calcext:value-type="float">
            <text:p>0.9873327471</text:p>
          </table:table-cell>
          <table:table-cell office:value-type="float" office:value="0.987095414325" calcext:value-type="float">
            <text:p>0.9870954143</text:p>
          </table:table-cell>
          <table:table-cell office:value-type="float" office:value="0.986858318925" calcext:value-type="float">
            <text:p>0.9868583189</text:p>
          </table:table-cell>
          <table:table-cell office:value-type="float" office:value="0.9866214606" calcext:value-type="float">
            <text:p>0.9866214606</text:p>
          </table:table-cell>
          <table:table-cell office:value-type="float" office:value="0.98638483915" calcext:value-type="float">
            <text:p>0.9863848392</text:p>
          </table:table-cell>
          <table:table-cell office:value-type="float" office:value="0.9861484543" calcext:value-type="float">
            <text:p>0.9861484543</text:p>
          </table:table-cell>
          <table:table-cell office:value-type="float" office:value="0.98591230585" calcext:value-type="float">
            <text:p>0.9859123059</text:p>
          </table:table-cell>
          <table:table-cell office:value-type="float" office:value="0.98567639355" calcext:value-type="float">
            <text:p>0.9856763936</text:p>
          </table:table-cell>
          <table:table-cell office:value-type="float" office:value="0.98544071715" calcext:value-type="float">
            <text:p>0.9854407172</text:p>
          </table:table-cell>
          <table:table-cell office:value-type="float" office:value="0.985205276425" calcext:value-type="float">
            <text:p>0.9852052764</text:p>
          </table:table-cell>
          <table:table-cell office:value-type="float" office:value="0.98497007115" calcext:value-type="float">
            <text:p>0.9849700712</text:p>
          </table:table-cell>
          <table:table-cell office:value-type="float" office:value="0.984735101075" calcext:value-type="float">
            <text:p>0.9847351011</text:p>
          </table:table-cell>
          <table:table-cell office:value-type="float" office:value="0.984500365975" calcext:value-type="float">
            <text:p>0.984500366</text:p>
          </table:table-cell>
          <table:table-cell office:value-type="float" office:value="0.984265865625" calcext:value-type="float">
            <text:p>0.9842658656</text:p>
          </table:table-cell>
          <table:table-cell office:value-type="float" office:value="0.98403159975" calcext:value-type="float">
            <text:p>0.9840315998</text:p>
          </table:table-cell>
          <table:table-cell office:value-type="float" office:value="0.98379756815" calcext:value-type="float">
            <text:p>0.9837975682</text:p>
          </table:table-cell>
          <table:table-cell office:value-type="float" office:value="0.983563770575" calcext:value-type="float">
            <text:p>0.9835637706</text:p>
          </table:table-cell>
          <table:table-cell office:value-type="float" office:value="0.9833302068" calcext:value-type="float">
            <text:p>0.983330206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99390406275" calcext:value-type="float">
            <text:p>0.9939040628</text:p>
          </table:table-cell>
          <table:table-cell office:value-type="float" office:value="0.9936601587" calcext:value-type="float">
            <text:p>0.9936601587</text:p>
          </table:table-cell>
          <table:table-cell office:value-type="float" office:value="0.99341649855" calcext:value-type="float">
            <text:p>0.9934164986</text:p>
          </table:table-cell>
          <table:table-cell office:value-type="float" office:value="0.99317308205" calcext:value-type="float">
            <text:p>0.9931730821</text:p>
          </table:table-cell>
          <table:table-cell office:value-type="float" office:value="0.99292990895" calcext:value-type="float">
            <text:p>0.992929909</text:p>
          </table:table-cell>
          <table:table-cell office:value-type="float" office:value="0.99268697905" calcext:value-type="float">
            <text:p>0.9926869791</text:p>
          </table:table-cell>
          <table:table-cell office:value-type="float" office:value="0.992444292075" calcext:value-type="float">
            <text:p>0.9924442921</text:p>
          </table:table-cell>
          <table:table-cell office:value-type="float" office:value="0.992201847775" calcext:value-type="float">
            <text:p>0.9922018478</text:p>
          </table:table-cell>
          <table:table-cell office:value-type="float" office:value="0.991959645925" calcext:value-type="float">
            <text:p>0.9919596459</text:p>
          </table:table-cell>
          <table:table-cell office:value-type="float" office:value="0.991717686275" calcext:value-type="float">
            <text:p>0.9917176863</text:p>
          </table:table-cell>
          <table:table-cell office:value-type="float" office:value="0.9914759686" calcext:value-type="float">
            <text:p>0.9914759686</text:p>
          </table:table-cell>
          <table:table-cell office:value-type="float" office:value="0.991234492625" calcext:value-type="float">
            <text:p>0.9912344926</text:p>
          </table:table-cell>
          <table:table-cell office:value-type="float" office:value="0.99099325815" calcext:value-type="float">
            <text:p>0.9909932582</text:p>
          </table:table-cell>
          <table:table-cell office:value-type="float" office:value="0.990752264875" calcext:value-type="float">
            <text:p>0.9907522649</text:p>
          </table:table-cell>
          <table:table-cell office:value-type="float" office:value="0.990511512625" calcext:value-type="float">
            <text:p>0.9905115126</text:p>
          </table:table-cell>
          <table:table-cell office:value-type="float" office:value="0.9902710011" calcext:value-type="float">
            <text:p>0.9902710011</text:p>
          </table:table-cell>
          <table:table-cell office:value-type="float" office:value="0.9900307301" calcext:value-type="float">
            <text:p>0.9900307301</text:p>
          </table:table-cell>
          <table:table-cell office:value-type="float" office:value="0.989790699375" calcext:value-type="float">
            <text:p>0.9897906994</text:p>
          </table:table-cell>
          <table:table-cell office:value-type="float" office:value="0.989550908675" calcext:value-type="float">
            <text:p>0.9895509087</text:p>
          </table:table-cell>
          <table:table-cell office:value-type="float" office:value="0.989311357775" calcext:value-type="float">
            <text:p>0.98931135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987808125525" calcext:value-type="float">
            <text:p>0.9878081255</text:p>
          </table:table-cell>
          <table:table-cell office:value-type="float" office:value="0.9875703174" calcext:value-type="float">
            <text:p>0.9875703174</text:p>
          </table:table-cell>
          <table:table-cell office:value-type="float" office:value="0.987332747075" calcext:value-type="float">
            <text:p>0.9873327471</text:p>
          </table:table-cell>
          <table:table-cell office:value-type="float" office:value="0.987095414325" calcext:value-type="float">
            <text:p>0.9870954143</text:p>
          </table:table-cell>
          <table:table-cell office:value-type="float" office:value="0.986858318925" calcext:value-type="float">
            <text:p>0.9868583189</text:p>
          </table:table-cell>
          <table:table-cell office:value-type="float" office:value="0.9866214606" calcext:value-type="float">
            <text:p>0.9866214606</text:p>
          </table:table-cell>
          <table:table-cell office:value-type="float" office:value="0.98638483915" calcext:value-type="float">
            <text:p>0.9863848392</text:p>
          </table:table-cell>
          <table:table-cell office:value-type="float" office:value="0.9861484543" calcext:value-type="float">
            <text:p>0.9861484543</text:p>
          </table:table-cell>
          <table:table-cell office:value-type="float" office:value="0.98591230585" calcext:value-type="float">
            <text:p>0.9859123059</text:p>
          </table:table-cell>
          <table:table-cell office:value-type="float" office:value="0.98567639355" calcext:value-type="float">
            <text:p>0.9856763936</text:p>
          </table:table-cell>
          <table:table-cell office:value-type="float" office:value="0.98544071715" calcext:value-type="float">
            <text:p>0.9854407172</text:p>
          </table:table-cell>
          <table:table-cell office:value-type="float" office:value="0.985205276425" calcext:value-type="float">
            <text:p>0.9852052764</text:p>
          </table:table-cell>
          <table:table-cell office:value-type="float" office:value="0.98497007115" calcext:value-type="float">
            <text:p>0.9849700712</text:p>
          </table:table-cell>
          <table:table-cell office:value-type="float" office:value="0.984735101075" calcext:value-type="float">
            <text:p>0.9847351011</text:p>
          </table:table-cell>
          <table:table-cell office:value-type="float" office:value="0.984500365975" calcext:value-type="float">
            <text:p>0.984500366</text:p>
          </table:table-cell>
          <table:table-cell office:value-type="float" office:value="0.984265865625" calcext:value-type="float">
            <text:p>0.9842658656</text:p>
          </table:table-cell>
          <table:table-cell office:value-type="float" office:value="0.98403159975" calcext:value-type="float">
            <text:p>0.9840315998</text:p>
          </table:table-cell>
          <table:table-cell office:value-type="float" office:value="0.98379756815" calcext:value-type="float">
            <text:p>0.9837975682</text:p>
          </table:table-cell>
          <table:table-cell office:value-type="float" office:value="0.983563770575" calcext:value-type="float">
            <text:p>0.9835637706</text:p>
          </table:table-cell>
          <table:table-cell office:value-type="float" office:value="0.9833302068" calcext:value-type="float">
            <text:p>0.983330206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99390406275" calcext:value-type="float">
            <text:p>0.9939040628</text:p>
          </table:table-cell>
          <table:table-cell office:value-type="float" office:value="0.9936601587" calcext:value-type="float">
            <text:p>0.9936601587</text:p>
          </table:table-cell>
          <table:table-cell office:value-type="float" office:value="0.99341649855" calcext:value-type="float">
            <text:p>0.9934164986</text:p>
          </table:table-cell>
          <table:table-cell office:value-type="float" office:value="0.99317308205" calcext:value-type="float">
            <text:p>0.9931730821</text:p>
          </table:table-cell>
          <table:table-cell office:value-type="float" office:value="0.99292990895" calcext:value-type="float">
            <text:p>0.992929909</text:p>
          </table:table-cell>
          <table:table-cell office:value-type="float" office:value="0.99268697905" calcext:value-type="float">
            <text:p>0.9926869791</text:p>
          </table:table-cell>
          <table:table-cell office:value-type="float" office:value="0.992444292075" calcext:value-type="float">
            <text:p>0.9924442921</text:p>
          </table:table-cell>
          <table:table-cell office:value-type="float" office:value="0.992201847775" calcext:value-type="float">
            <text:p>0.9922018478</text:p>
          </table:table-cell>
          <table:table-cell office:value-type="float" office:value="0.991959645925" calcext:value-type="float">
            <text:p>0.9919596459</text:p>
          </table:table-cell>
          <table:table-cell office:value-type="float" office:value="0.991717686275" calcext:value-type="float">
            <text:p>0.9917176863</text:p>
          </table:table-cell>
          <table:table-cell office:value-type="float" office:value="0.9914759686" calcext:value-type="float">
            <text:p>0.9914759686</text:p>
          </table:table-cell>
          <table:table-cell office:value-type="float" office:value="0.991234492625" calcext:value-type="float">
            <text:p>0.9912344926</text:p>
          </table:table-cell>
          <table:table-cell office:value-type="float" office:value="0.99099325815" calcext:value-type="float">
            <text:p>0.9909932582</text:p>
          </table:table-cell>
          <table:table-cell office:value-type="float" office:value="0.990752264875" calcext:value-type="float">
            <text:p>0.9907522649</text:p>
          </table:table-cell>
          <table:table-cell office:value-type="float" office:value="0.990511512625" calcext:value-type="float">
            <text:p>0.9905115126</text:p>
          </table:table-cell>
          <table:table-cell office:value-type="float" office:value="0.9902710011" calcext:value-type="float">
            <text:p>0.9902710011</text:p>
          </table:table-cell>
          <table:table-cell office:value-type="float" office:value="0.9900307301" calcext:value-type="float">
            <text:p>0.9900307301</text:p>
          </table:table-cell>
          <table:table-cell office:value-type="float" office:value="0.989790699375" calcext:value-type="float">
            <text:p>0.9897906994</text:p>
          </table:table-cell>
          <table:table-cell office:value-type="float" office:value="0.989550908675" calcext:value-type="float">
            <text:p>0.9895509087</text:p>
          </table:table-cell>
          <table:table-cell office:value-type="float" office:value="0.989311357775" calcext:value-type="float">
            <text:p>0.98931135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996952031375" calcext:value-type="float">
            <text:p>0.9969520314</text:p>
          </table:table-cell>
          <table:table-cell office:value-type="float" office:value="0.99670507935" calcext:value-type="float">
            <text:p>0.9967050794</text:p>
          </table:table-cell>
          <table:table-cell office:value-type="float" office:value="0.996458374275" calcext:value-type="float">
            <text:p>0.9964583743</text:p>
          </table:table-cell>
          <table:table-cell office:value-type="float" office:value="0.9962119159" calcext:value-type="float">
            <text:p>0.9962119159</text:p>
          </table:table-cell>
          <table:table-cell office:value-type="float" office:value="0.995965703975" calcext:value-type="float">
            <text:p>0.995965704</text:p>
          </table:table-cell>
          <table:table-cell office:value-type="float" office:value="0.995719738275" calcext:value-type="float">
            <text:p>0.9957197383</text:p>
          </table:table-cell>
          <table:table-cell office:value-type="float" office:value="0.995474018525" calcext:value-type="float">
            <text:p>0.9954740185</text:p>
          </table:table-cell>
          <table:table-cell office:value-type="float" office:value="0.995228544525" calcext:value-type="float">
            <text:p>0.9952285445</text:p>
          </table:table-cell>
          <table:table-cell office:value-type="float" office:value="0.994983315975" calcext:value-type="float">
            <text:p>0.994983316</text:p>
          </table:table-cell>
          <table:table-cell office:value-type="float" office:value="0.99473833265" calcext:value-type="float">
            <text:p>0.9947383327</text:p>
          </table:table-cell>
          <table:table-cell office:value-type="float" office:value="0.994493594325" calcext:value-type="float">
            <text:p>0.9944935943</text:p>
          </table:table-cell>
          <table:table-cell office:value-type="float" office:value="0.994249100725" calcext:value-type="float">
            <text:p>0.9942491007</text:p>
          </table:table-cell>
          <table:table-cell office:value-type="float" office:value="0.994004851625" calcext:value-type="float">
            <text:p>0.9940048516</text:p>
          </table:table-cell>
          <table:table-cell office:value-type="float" office:value="0.993760846775" calcext:value-type="float">
            <text:p>0.9937608468</text:p>
          </table:table-cell>
          <table:table-cell office:value-type="float" office:value="0.993517085925" calcext:value-type="float">
            <text:p>0.9935170859</text:p>
          </table:table-cell>
          <table:table-cell office:value-type="float" office:value="0.99327356885" calcext:value-type="float">
            <text:p>0.9932735689</text:p>
          </table:table-cell>
          <table:table-cell office:value-type="float" office:value="0.993030295275" calcext:value-type="float">
            <text:p>0.9930302953</text:p>
          </table:table-cell>
          <table:table-cell office:value-type="float" office:value="0.992787264975" calcext:value-type="float">
            <text:p>0.992787265</text:p>
          </table:table-cell>
          <table:table-cell office:value-type="float" office:value="0.992544477725" calcext:value-type="float">
            <text:p>0.9925444777</text:p>
          </table:table-cell>
          <table:table-cell office:value-type="float" office:value="0.99230193325" calcext:value-type="float">
            <text:p>0.99230193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99390406275" calcext:value-type="float">
            <text:p>0.9939040628</text:p>
          </table:table-cell>
          <table:table-cell office:value-type="float" office:value="0.9936601587" calcext:value-type="float">
            <text:p>0.9936601587</text:p>
          </table:table-cell>
          <table:table-cell office:value-type="float" office:value="0.99341649855" calcext:value-type="float">
            <text:p>0.9934164986</text:p>
          </table:table-cell>
          <table:table-cell office:value-type="float" office:value="0.99317308205" calcext:value-type="float">
            <text:p>0.9931730821</text:p>
          </table:table-cell>
          <table:table-cell office:value-type="float" office:value="0.99292990895" calcext:value-type="float">
            <text:p>0.992929909</text:p>
          </table:table-cell>
          <table:table-cell office:value-type="float" office:value="0.99268697905" calcext:value-type="float">
            <text:p>0.9926869791</text:p>
          </table:table-cell>
          <table:table-cell office:value-type="float" office:value="0.992444292075" calcext:value-type="float">
            <text:p>0.9924442921</text:p>
          </table:table-cell>
          <table:table-cell office:value-type="float" office:value="0.992201847775" calcext:value-type="float">
            <text:p>0.9922018478</text:p>
          </table:table-cell>
          <table:table-cell office:value-type="float" office:value="0.991959645925" calcext:value-type="float">
            <text:p>0.9919596459</text:p>
          </table:table-cell>
          <table:table-cell office:value-type="float" office:value="0.991717686275" calcext:value-type="float">
            <text:p>0.9917176863</text:p>
          </table:table-cell>
          <table:table-cell office:value-type="float" office:value="0.9914759686" calcext:value-type="float">
            <text:p>0.9914759686</text:p>
          </table:table-cell>
          <table:table-cell office:value-type="float" office:value="0.991234492625" calcext:value-type="float">
            <text:p>0.9912344926</text:p>
          </table:table-cell>
          <table:table-cell office:value-type="float" office:value="0.99099325815" calcext:value-type="float">
            <text:p>0.9909932582</text:p>
          </table:table-cell>
          <table:table-cell office:value-type="float" office:value="0.990752264875" calcext:value-type="float">
            <text:p>0.9907522649</text:p>
          </table:table-cell>
          <table:table-cell office:value-type="float" office:value="0.990511512625" calcext:value-type="float">
            <text:p>0.9905115126</text:p>
          </table:table-cell>
          <table:table-cell office:value-type="float" office:value="0.9902710011" calcext:value-type="float">
            <text:p>0.9902710011</text:p>
          </table:table-cell>
          <table:table-cell office:value-type="float" office:value="0.9900307301" calcext:value-type="float">
            <text:p>0.9900307301</text:p>
          </table:table-cell>
          <table:table-cell office:value-type="float" office:value="0.989790699375" calcext:value-type="float">
            <text:p>0.9897906994</text:p>
          </table:table-cell>
          <table:table-cell office:value-type="float" office:value="0.989550908675" calcext:value-type="float">
            <text:p>0.9895509087</text:p>
          </table:table-cell>
          <table:table-cell office:value-type="float" office:value="0.989311357775" calcext:value-type="float">
            <text:p>0.98931135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996952031375" calcext:value-type="float">
            <text:p>0.9969520314</text:p>
          </table:table-cell>
          <table:table-cell office:value-type="float" office:value="0.99670507935" calcext:value-type="float">
            <text:p>0.9967050794</text:p>
          </table:table-cell>
          <table:table-cell office:value-type="float" office:value="0.996458374275" calcext:value-type="float">
            <text:p>0.9964583743</text:p>
          </table:table-cell>
          <table:table-cell office:value-type="float" office:value="0.9962119159" calcext:value-type="float">
            <text:p>0.9962119159</text:p>
          </table:table-cell>
          <table:table-cell office:value-type="float" office:value="0.995965703975" calcext:value-type="float">
            <text:p>0.995965704</text:p>
          </table:table-cell>
          <table:table-cell office:value-type="float" office:value="0.995719738275" calcext:value-type="float">
            <text:p>0.9957197383</text:p>
          </table:table-cell>
          <table:table-cell office:value-type="float" office:value="0.995474018525" calcext:value-type="float">
            <text:p>0.9954740185</text:p>
          </table:table-cell>
          <table:table-cell office:value-type="float" office:value="0.995228544525" calcext:value-type="float">
            <text:p>0.9952285445</text:p>
          </table:table-cell>
          <table:table-cell office:value-type="float" office:value="0.994983315975" calcext:value-type="float">
            <text:p>0.994983316</text:p>
          </table:table-cell>
          <table:table-cell office:value-type="float" office:value="0.99473833265" calcext:value-type="float">
            <text:p>0.9947383327</text:p>
          </table:table-cell>
          <table:table-cell office:value-type="float" office:value="0.994493594325" calcext:value-type="float">
            <text:p>0.9944935943</text:p>
          </table:table-cell>
          <table:table-cell office:value-type="float" office:value="0.994249100725" calcext:value-type="float">
            <text:p>0.9942491007</text:p>
          </table:table-cell>
          <table:table-cell office:value-type="float" office:value="0.994004851625" calcext:value-type="float">
            <text:p>0.9940048516</text:p>
          </table:table-cell>
          <table:table-cell office:value-type="float" office:value="0.993760846775" calcext:value-type="float">
            <text:p>0.9937608468</text:p>
          </table:table-cell>
          <table:table-cell office:value-type="float" office:value="0.993517085925" calcext:value-type="float">
            <text:p>0.9935170859</text:p>
          </table:table-cell>
          <table:table-cell office:value-type="float" office:value="0.99327356885" calcext:value-type="float">
            <text:p>0.9932735689</text:p>
          </table:table-cell>
          <table:table-cell office:value-type="float" office:value="0.993030295275" calcext:value-type="float">
            <text:p>0.9930302953</text:p>
          </table:table-cell>
          <table:table-cell office:value-type="float" office:value="0.992787264975" calcext:value-type="float">
            <text:p>0.992787265</text:p>
          </table:table-cell>
          <table:table-cell office:value-type="float" office:value="0.992544477725" calcext:value-type="float">
            <text:p>0.9925444777</text:p>
          </table:table-cell>
          <table:table-cell office:value-type="float" office:value="0.99230193325" calcext:value-type="float">
            <text:p>0.992301933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99878081255" calcext:value-type="float">
            <text:p>0.9987808126</text:p>
          </table:table-cell>
          <table:table-cell office:value-type="float" office:value="0.99853203175" calcext:value-type="float">
            <text:p>0.9985320318</text:p>
          </table:table-cell>
          <table:table-cell office:value-type="float" office:value="0.9982834997" calcext:value-type="float">
            <text:p>0.9982834997</text:p>
          </table:table-cell>
          <table:table-cell office:value-type="float" office:value="0.9980352162" calcext:value-type="float">
            <text:p>0.9980352162</text:p>
          </table:table-cell>
          <table:table-cell office:value-type="float" office:value="0.997787181" calcext:value-type="float">
            <text:p>0.997787181</text:p>
          </table:table-cell>
          <table:table-cell office:value-type="float" office:value="0.9975393938" calcext:value-type="float">
            <text:p>0.9975393938</text:p>
          </table:table-cell>
          <table:table-cell office:value-type="float" office:value="0.997291854425" calcext:value-type="float">
            <text:p>0.9972918544</text:p>
          </table:table-cell>
          <table:table-cell office:value-type="float" office:value="0.997044562575" calcext:value-type="float">
            <text:p>0.9970445626</text:p>
          </table:table-cell>
          <table:table-cell office:value-type="float" office:value="0.996797518" calcext:value-type="float">
            <text:p>0.996797518</text:p>
          </table:table-cell>
          <table:table-cell office:value-type="float" office:value="0.996550720475" calcext:value-type="float">
            <text:p>0.9965507205</text:p>
          </table:table-cell>
          <table:table-cell office:value-type="float" office:value="0.99630416975" calcext:value-type="float">
            <text:p>0.9963041698</text:p>
          </table:table-cell>
          <table:table-cell office:value-type="float" office:value="0.9960578656" calcext:value-type="float">
            <text:p>0.9960578656</text:p>
          </table:table-cell>
          <table:table-cell office:value-type="float" office:value="0.995811807725" calcext:value-type="float">
            <text:p>0.9958118077</text:p>
          </table:table-cell>
          <table:table-cell office:value-type="float" office:value="0.995565995925" calcext:value-type="float">
            <text:p>0.9955659959</text:p>
          </table:table-cell>
          <table:table-cell office:value-type="float" office:value="0.995320429925" calcext:value-type="float">
            <text:p>0.9953204299</text:p>
          </table:table-cell>
          <table:table-cell office:value-type="float" office:value="0.9950751095" calcext:value-type="float">
            <text:p>0.9950751095</text:p>
          </table:table-cell>
          <table:table-cell office:value-type="float" office:value="0.994830034375" calcext:value-type="float">
            <text:p>0.9948300344</text:p>
          </table:table-cell>
          <table:table-cell office:value-type="float" office:value="0.99458520435" calcext:value-type="float">
            <text:p>0.9945852044</text:p>
          </table:table-cell>
          <table:table-cell office:value-type="float" office:value="0.99434061915" calcext:value-type="float">
            <text:p>0.9943406192</text:p>
          </table:table-cell>
          <table:table-cell office:value-type="float" office:value="0.994096278525" calcext:value-type="float">
            <text:p>0.994096278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92428102055" calcext:value-type="float">
            <text:p>0.9242810206</text:p>
          </table:table-cell>
          <table:table-cell office:value-type="float" office:value="0.924106739525" calcext:value-type="float">
            <text:p>0.9241067395</text:p>
          </table:table-cell>
          <table:table-cell office:value-type="float" office:value="0.923932632775" calcext:value-type="float">
            <text:p>0.9239326328</text:p>
          </table:table-cell>
          <table:table-cell office:value-type="float" office:value="0.92375870015" calcext:value-type="float">
            <text:p>0.9237587002</text:p>
          </table:table-cell>
          <table:table-cell office:value-type="float" office:value="0.92358494145" calcext:value-type="float">
            <text:p>0.9235849415</text:p>
          </table:table-cell>
          <table:table-cell office:value-type="float" office:value="0.9234113565" calcext:value-type="float">
            <text:p>0.9234113565</text:p>
          </table:table-cell>
          <table:table-cell office:value-type="float" office:value="0.92323794515" calcext:value-type="float">
            <text:p>0.9232379452</text:p>
          </table:table-cell>
          <table:table-cell office:value-type="float" office:value="0.9230647072" calcext:value-type="float">
            <text:p>0.9230647072</text:p>
          </table:table-cell>
          <table:table-cell office:value-type="float" office:value="0.9228916425" calcext:value-type="float">
            <text:p>0.9228916425</text:p>
          </table:table-cell>
          <table:table-cell office:value-type="float" office:value="0.92271875085" calcext:value-type="float">
            <text:p>0.9227187509</text:p>
          </table:table-cell>
          <table:table-cell office:value-type="float" office:value="0.9225460321" calcext:value-type="float">
            <text:p>0.9225460321</text:p>
          </table:table-cell>
          <table:table-cell office:value-type="float" office:value="0.922373486075" calcext:value-type="float">
            <text:p>0.9223734861</text:p>
          </table:table-cell>
          <table:table-cell office:value-type="float" office:value="0.9222011126" calcext:value-type="float">
            <text:p>0.9222011126</text:p>
          </table:table-cell>
          <table:table-cell office:value-type="float" office:value="0.922028911475" calcext:value-type="float">
            <text:p>0.9220289115</text:p>
          </table:table-cell>
          <table:table-cell office:value-type="float" office:value="0.921856882575" calcext:value-type="float">
            <text:p>0.9218568826</text:p>
          </table:table-cell>
          <table:table-cell office:value-type="float" office:value="0.921685025675" calcext:value-type="float">
            <text:p>0.9216850257</text:p>
          </table:table-cell>
          <table:table-cell office:value-type="float" office:value="0.92151334065" calcext:value-type="float">
            <text:p>0.9215133407</text:p>
          </table:table-cell>
          <table:table-cell office:value-type="float" office:value="0.921341827325" calcext:value-type="float">
            <text:p>0.9213418273</text:p>
          </table:table-cell>
          <table:table-cell office:value-type="float" office:value="0.9211704855" calcext:value-type="float">
            <text:p>0.9211704855</text:p>
          </table:table-cell>
          <table:table-cell office:value-type="float" office:value="0.920999315" calcext:value-type="float">
            <text:p>0.9209993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99006964205" calcext:value-type="float">
            <text:p>0.9900696421</text:p>
          </table:table-cell>
          <table:table-cell office:value-type="float" office:value="0.9898295724" calcext:value-type="float">
            <text:p>0.9898295724</text:p>
          </table:table-cell>
          <table:table-cell office:value-type="float" office:value="0.989589742825" calcext:value-type="float">
            <text:p>0.9895897428</text:p>
          </table:table-cell>
          <table:table-cell office:value-type="float" office:value="0.989350153075" calcext:value-type="float">
            <text:p>0.9893501531</text:p>
          </table:table-cell>
          <table:table-cell office:value-type="float" office:value="0.989110802925" calcext:value-type="float">
            <text:p>0.9891108029</text:p>
          </table:table-cell>
          <table:table-cell office:value-type="float" office:value="0.988871692125" calcext:value-type="float">
            <text:p>0.9888716921</text:p>
          </table:table-cell>
          <table:table-cell office:value-type="float" office:value="0.988632820425" calcext:value-type="float">
            <text:p>0.9886328204</text:p>
          </table:table-cell>
          <table:table-cell office:value-type="float" office:value="0.988394187625" calcext:value-type="float">
            <text:p>0.9883941876</text:p>
          </table:table-cell>
          <table:table-cell office:value-type="float" office:value="0.988155793425" calcext:value-type="float">
            <text:p>0.9881557934</text:p>
          </table:table-cell>
          <table:table-cell office:value-type="float" office:value="0.987917637625" calcext:value-type="float">
            <text:p>0.9879176376</text:p>
          </table:table-cell>
          <table:table-cell office:value-type="float" office:value="0.98767972" calcext:value-type="float">
            <text:p>0.98767972</text:p>
          </table:table-cell>
          <table:table-cell office:value-type="float" office:value="0.987442040275" calcext:value-type="float">
            <text:p>0.9874420403</text:p>
          </table:table-cell>
          <table:table-cell office:value-type="float" office:value="0.987204598225" calcext:value-type="float">
            <text:p>0.9872045982</text:p>
          </table:table-cell>
          <table:table-cell office:value-type="float" office:value="0.986967393625" calcext:value-type="float">
            <text:p>0.9869673936</text:p>
          </table:table-cell>
          <table:table-cell office:value-type="float" office:value="0.98673042625" calcext:value-type="float">
            <text:p>0.9867304263</text:p>
          </table:table-cell>
          <table:table-cell office:value-type="float" office:value="0.986493695825" calcext:value-type="float">
            <text:p>0.9864936958</text:p>
          </table:table-cell>
          <table:table-cell office:value-type="float" office:value="0.986257202125" calcext:value-type="float">
            <text:p>0.9862572021</text:p>
          </table:table-cell>
          <table:table-cell office:value-type="float" office:value="0.986020944925" calcext:value-type="float">
            <text:p>0.9860209449</text:p>
          </table:table-cell>
          <table:table-cell office:value-type="float" office:value="0.985784923975" calcext:value-type="float">
            <text:p>0.985784924</text:p>
          </table:table-cell>
          <table:table-cell office:value-type="float" office:value="0.98554913905" calcext:value-type="float">
            <text:p>0.98554913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995034821025" calcext:value-type="float">
            <text:p>0.995034821</text:p>
          </table:table-cell>
          <table:table-cell office:value-type="float" office:value="0.9947897862" calcext:value-type="float">
            <text:p>0.9947897862</text:p>
          </table:table-cell>
          <table:table-cell office:value-type="float" office:value="0.9945449964" calcext:value-type="float">
            <text:p>0.9945449964</text:p>
          </table:table-cell>
          <table:table-cell office:value-type="float" office:value="0.994300451425" calcext:value-type="float">
            <text:p>0.9943004514</text:p>
          </table:table-cell>
          <table:table-cell office:value-type="float" office:value="0.994056150975" calcext:value-type="float">
            <text:p>0.994056151</text:p>
          </table:table-cell>
          <table:table-cell office:value-type="float" office:value="0.993812094825" calcext:value-type="float">
            <text:p>0.9938120948</text:p>
          </table:table-cell>
          <table:table-cell office:value-type="float" office:value="0.993568282725" calcext:value-type="float">
            <text:p>0.9935682827</text:p>
          </table:table-cell>
          <table:table-cell office:value-type="float" office:value="0.993324714425" calcext:value-type="float">
            <text:p>0.9933247144</text:p>
          </table:table-cell>
          <table:table-cell office:value-type="float" office:value="0.993081389725" calcext:value-type="float">
            <text:p>0.9930813897</text:p>
          </table:table-cell>
          <table:table-cell office:value-type="float" office:value="0.992838308325" calcext:value-type="float">
            <text:p>0.9928383083</text:p>
          </table:table-cell>
          <table:table-cell office:value-type="float" office:value="0.992595470025" calcext:value-type="float">
            <text:p>0.99259547</text:p>
          </table:table-cell>
          <table:table-cell office:value-type="float" office:value="0.99235287455" calcext:value-type="float">
            <text:p>0.9923528746</text:p>
          </table:table-cell>
          <table:table-cell office:value-type="float" office:value="0.992110521675" calcext:value-type="float">
            <text:p>0.9921105217</text:p>
          </table:table-cell>
          <table:table-cell office:value-type="float" office:value="0.99186841115" calcext:value-type="float">
            <text:p>0.9918684112</text:p>
          </table:table-cell>
          <table:table-cell office:value-type="float" office:value="0.99162654275" calcext:value-type="float">
            <text:p>0.9916265428</text:p>
          </table:table-cell>
          <table:table-cell office:value-type="float" office:value="0.9913849162" calcext:value-type="float">
            <text:p>0.9913849162</text:p>
          </table:table-cell>
          <table:table-cell office:value-type="float" office:value="0.991143531275" calcext:value-type="float">
            <text:p>0.9911435313</text:p>
          </table:table-cell>
          <table:table-cell office:value-type="float" office:value="0.99090238775" calcext:value-type="float">
            <text:p>0.9909023878</text:p>
          </table:table-cell>
          <table:table-cell office:value-type="float" office:value="0.990661485375" calcext:value-type="float">
            <text:p>0.9906614854</text:p>
          </table:table-cell>
          <table:table-cell office:value-type="float" office:value="0.990420823875" calcext:value-type="float">
            <text:p>0.99042082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99006964205" calcext:value-type="float">
            <text:p>0.9900696421</text:p>
          </table:table-cell>
          <table:table-cell office:value-type="float" office:value="0.9898295724" calcext:value-type="float">
            <text:p>0.9898295724</text:p>
          </table:table-cell>
          <table:table-cell office:value-type="float" office:value="0.989589742825" calcext:value-type="float">
            <text:p>0.9895897428</text:p>
          </table:table-cell>
          <table:table-cell office:value-type="float" office:value="0.989350153075" calcext:value-type="float">
            <text:p>0.9893501531</text:p>
          </table:table-cell>
          <table:table-cell office:value-type="float" office:value="0.989110802925" calcext:value-type="float">
            <text:p>0.9891108029</text:p>
          </table:table-cell>
          <table:table-cell office:value-type="float" office:value="0.988871692125" calcext:value-type="float">
            <text:p>0.9888716921</text:p>
          </table:table-cell>
          <table:table-cell office:value-type="float" office:value="0.988632820425" calcext:value-type="float">
            <text:p>0.9886328204</text:p>
          </table:table-cell>
          <table:table-cell office:value-type="float" office:value="0.988394187625" calcext:value-type="float">
            <text:p>0.9883941876</text:p>
          </table:table-cell>
          <table:table-cell office:value-type="float" office:value="0.988155793425" calcext:value-type="float">
            <text:p>0.9881557934</text:p>
          </table:table-cell>
          <table:table-cell office:value-type="float" office:value="0.987917637625" calcext:value-type="float">
            <text:p>0.9879176376</text:p>
          </table:table-cell>
          <table:table-cell office:value-type="float" office:value="0.98767972" calcext:value-type="float">
            <text:p>0.98767972</text:p>
          </table:table-cell>
          <table:table-cell office:value-type="float" office:value="0.987442040275" calcext:value-type="float">
            <text:p>0.9874420403</text:p>
          </table:table-cell>
          <table:table-cell office:value-type="float" office:value="0.987204598225" calcext:value-type="float">
            <text:p>0.9872045982</text:p>
          </table:table-cell>
          <table:table-cell office:value-type="float" office:value="0.986967393625" calcext:value-type="float">
            <text:p>0.9869673936</text:p>
          </table:table-cell>
          <table:table-cell office:value-type="float" office:value="0.98673042625" calcext:value-type="float">
            <text:p>0.9867304263</text:p>
          </table:table-cell>
          <table:table-cell office:value-type="float" office:value="0.986493695825" calcext:value-type="float">
            <text:p>0.9864936958</text:p>
          </table:table-cell>
          <table:table-cell office:value-type="float" office:value="0.986257202125" calcext:value-type="float">
            <text:p>0.9862572021</text:p>
          </table:table-cell>
          <table:table-cell office:value-type="float" office:value="0.986020944925" calcext:value-type="float">
            <text:p>0.9860209449</text:p>
          </table:table-cell>
          <table:table-cell office:value-type="float" office:value="0.985784923975" calcext:value-type="float">
            <text:p>0.985784924</text:p>
          </table:table-cell>
          <table:table-cell office:value-type="float" office:value="0.98554913905" calcext:value-type="float">
            <text:p>0.98554913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995034821025" calcext:value-type="float">
            <text:p>0.995034821</text:p>
          </table:table-cell>
          <table:table-cell office:value-type="float" office:value="0.9947897862" calcext:value-type="float">
            <text:p>0.9947897862</text:p>
          </table:table-cell>
          <table:table-cell office:value-type="float" office:value="0.9945449964" calcext:value-type="float">
            <text:p>0.9945449964</text:p>
          </table:table-cell>
          <table:table-cell office:value-type="float" office:value="0.994300451425" calcext:value-type="float">
            <text:p>0.9943004514</text:p>
          </table:table-cell>
          <table:table-cell office:value-type="float" office:value="0.994056150975" calcext:value-type="float">
            <text:p>0.994056151</text:p>
          </table:table-cell>
          <table:table-cell office:value-type="float" office:value="0.993812094825" calcext:value-type="float">
            <text:p>0.9938120948</text:p>
          </table:table-cell>
          <table:table-cell office:value-type="float" office:value="0.993568282725" calcext:value-type="float">
            <text:p>0.9935682827</text:p>
          </table:table-cell>
          <table:table-cell office:value-type="float" office:value="0.993324714425" calcext:value-type="float">
            <text:p>0.9933247144</text:p>
          </table:table-cell>
          <table:table-cell office:value-type="float" office:value="0.993081389725" calcext:value-type="float">
            <text:p>0.9930813897</text:p>
          </table:table-cell>
          <table:table-cell office:value-type="float" office:value="0.992838308325" calcext:value-type="float">
            <text:p>0.9928383083</text:p>
          </table:table-cell>
          <table:table-cell office:value-type="float" office:value="0.992595470025" calcext:value-type="float">
            <text:p>0.99259547</text:p>
          </table:table-cell>
          <table:table-cell office:value-type="float" office:value="0.99235287455" calcext:value-type="float">
            <text:p>0.9923528746</text:p>
          </table:table-cell>
          <table:table-cell office:value-type="float" office:value="0.992110521675" calcext:value-type="float">
            <text:p>0.9921105217</text:p>
          </table:table-cell>
          <table:table-cell office:value-type="float" office:value="0.99186841115" calcext:value-type="float">
            <text:p>0.9918684112</text:p>
          </table:table-cell>
          <table:table-cell office:value-type="float" office:value="0.99162654275" calcext:value-type="float">
            <text:p>0.9916265428</text:p>
          </table:table-cell>
          <table:table-cell office:value-type="float" office:value="0.9913849162" calcext:value-type="float">
            <text:p>0.9913849162</text:p>
          </table:table-cell>
          <table:table-cell office:value-type="float" office:value="0.991143531275" calcext:value-type="float">
            <text:p>0.9911435313</text:p>
          </table:table-cell>
          <table:table-cell office:value-type="float" office:value="0.99090238775" calcext:value-type="float">
            <text:p>0.9909023878</text:p>
          </table:table-cell>
          <table:table-cell office:value-type="float" office:value="0.990661485375" calcext:value-type="float">
            <text:p>0.9906614854</text:p>
          </table:table-cell>
          <table:table-cell office:value-type="float" office:value="0.990420823875" calcext:value-type="float">
            <text:p>0.99042082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9975174105" calcext:value-type="float">
            <text:p>0.9975174105</text:p>
          </table:table-cell>
          <table:table-cell office:value-type="float" office:value="0.9972698931" calcext:value-type="float">
            <text:p>0.9972698931</text:p>
          </table:table-cell>
          <table:table-cell office:value-type="float" office:value="0.9970226232" calcext:value-type="float">
            <text:p>0.9970226232</text:p>
          </table:table-cell>
          <table:table-cell office:value-type="float" office:value="0.996775600575" calcext:value-type="float">
            <text:p>0.9967756006</text:p>
          </table:table-cell>
          <table:table-cell office:value-type="float" office:value="0.996528824975" calcext:value-type="float">
            <text:p>0.996528825</text:p>
          </table:table-cell>
          <table:table-cell office:value-type="float" office:value="0.99628229615" calcext:value-type="float">
            <text:p>0.9962822962</text:p>
          </table:table-cell>
          <table:table-cell office:value-type="float" office:value="0.99603601385" calcext:value-type="float">
            <text:p>0.9960360139</text:p>
          </table:table-cell>
          <table:table-cell office:value-type="float" office:value="0.99578997785" calcext:value-type="float">
            <text:p>0.9957899779</text:p>
          </table:table-cell>
          <table:table-cell office:value-type="float" office:value="0.995544187875" calcext:value-type="float">
            <text:p>0.9955441879</text:p>
          </table:table-cell>
          <table:table-cell office:value-type="float" office:value="0.995298643675" calcext:value-type="float">
            <text:p>0.9952986437</text:p>
          </table:table-cell>
          <table:table-cell office:value-type="float" office:value="0.99505334505" calcext:value-type="float">
            <text:p>0.9950533451</text:p>
          </table:table-cell>
          <table:table-cell office:value-type="float" office:value="0.9948082917" calcext:value-type="float">
            <text:p>0.9948082917</text:p>
          </table:table-cell>
          <table:table-cell office:value-type="float" office:value="0.9945634834" calcext:value-type="float">
            <text:p>0.9945634834</text:p>
          </table:table-cell>
          <table:table-cell office:value-type="float" office:value="0.994318919925" calcext:value-type="float">
            <text:p>0.9943189199</text:p>
          </table:table-cell>
          <table:table-cell office:value-type="float" office:value="0.994074601" calcext:value-type="float">
            <text:p>0.994074601</text:p>
          </table:table-cell>
          <table:table-cell office:value-type="float" office:value="0.9938305264" calcext:value-type="float">
            <text:p>0.9938305264</text:p>
          </table:table-cell>
          <table:table-cell office:value-type="float" office:value="0.993586695875" calcext:value-type="float">
            <text:p>0.9935866959</text:p>
          </table:table-cell>
          <table:table-cell office:value-type="float" office:value="0.993343109175" calcext:value-type="float">
            <text:p>0.9933431092</text:p>
          </table:table-cell>
          <table:table-cell office:value-type="float" office:value="0.993099766075" calcext:value-type="float">
            <text:p>0.9930997661</text:p>
          </table:table-cell>
          <table:table-cell office:value-type="float" office:value="0.9928566663" calcext:value-type="float">
            <text:p>0.992856666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995034821025" calcext:value-type="float">
            <text:p>0.995034821</text:p>
          </table:table-cell>
          <table:table-cell office:value-type="float" office:value="0.9947897862" calcext:value-type="float">
            <text:p>0.9947897862</text:p>
          </table:table-cell>
          <table:table-cell office:value-type="float" office:value="0.9945449964" calcext:value-type="float">
            <text:p>0.9945449964</text:p>
          </table:table-cell>
          <table:table-cell office:value-type="float" office:value="0.994300451425" calcext:value-type="float">
            <text:p>0.9943004514</text:p>
          </table:table-cell>
          <table:table-cell office:value-type="float" office:value="0.994056150975" calcext:value-type="float">
            <text:p>0.994056151</text:p>
          </table:table-cell>
          <table:table-cell office:value-type="float" office:value="0.993812094825" calcext:value-type="float">
            <text:p>0.9938120948</text:p>
          </table:table-cell>
          <table:table-cell office:value-type="float" office:value="0.993568282725" calcext:value-type="float">
            <text:p>0.9935682827</text:p>
          </table:table-cell>
          <table:table-cell office:value-type="float" office:value="0.993324714425" calcext:value-type="float">
            <text:p>0.9933247144</text:p>
          </table:table-cell>
          <table:table-cell office:value-type="float" office:value="0.993081389725" calcext:value-type="float">
            <text:p>0.9930813897</text:p>
          </table:table-cell>
          <table:table-cell office:value-type="float" office:value="0.992838308325" calcext:value-type="float">
            <text:p>0.9928383083</text:p>
          </table:table-cell>
          <table:table-cell office:value-type="float" office:value="0.992595470025" calcext:value-type="float">
            <text:p>0.99259547</text:p>
          </table:table-cell>
          <table:table-cell office:value-type="float" office:value="0.99235287455" calcext:value-type="float">
            <text:p>0.9923528746</text:p>
          </table:table-cell>
          <table:table-cell office:value-type="float" office:value="0.992110521675" calcext:value-type="float">
            <text:p>0.9921105217</text:p>
          </table:table-cell>
          <table:table-cell office:value-type="float" office:value="0.99186841115" calcext:value-type="float">
            <text:p>0.9918684112</text:p>
          </table:table-cell>
          <table:table-cell office:value-type="float" office:value="0.99162654275" calcext:value-type="float">
            <text:p>0.9916265428</text:p>
          </table:table-cell>
          <table:table-cell office:value-type="float" office:value="0.9913849162" calcext:value-type="float">
            <text:p>0.9913849162</text:p>
          </table:table-cell>
          <table:table-cell office:value-type="float" office:value="0.991143531275" calcext:value-type="float">
            <text:p>0.9911435313</text:p>
          </table:table-cell>
          <table:table-cell office:value-type="float" office:value="0.99090238775" calcext:value-type="float">
            <text:p>0.9909023878</text:p>
          </table:table-cell>
          <table:table-cell office:value-type="float" office:value="0.990661485375" calcext:value-type="float">
            <text:p>0.9906614854</text:p>
          </table:table-cell>
          <table:table-cell office:value-type="float" office:value="0.990420823875" calcext:value-type="float">
            <text:p>0.99042082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9975174105" calcext:value-type="float">
            <text:p>0.9975174105</text:p>
          </table:table-cell>
          <table:table-cell office:value-type="float" office:value="0.9972698931" calcext:value-type="float">
            <text:p>0.9972698931</text:p>
          </table:table-cell>
          <table:table-cell office:value-type="float" office:value="0.9970226232" calcext:value-type="float">
            <text:p>0.9970226232</text:p>
          </table:table-cell>
          <table:table-cell office:value-type="float" office:value="0.996775600575" calcext:value-type="float">
            <text:p>0.9967756006</text:p>
          </table:table-cell>
          <table:table-cell office:value-type="float" office:value="0.996528824975" calcext:value-type="float">
            <text:p>0.996528825</text:p>
          </table:table-cell>
          <table:table-cell office:value-type="float" office:value="0.99628229615" calcext:value-type="float">
            <text:p>0.9962822962</text:p>
          </table:table-cell>
          <table:table-cell office:value-type="float" office:value="0.99603601385" calcext:value-type="float">
            <text:p>0.9960360139</text:p>
          </table:table-cell>
          <table:table-cell office:value-type="float" office:value="0.99578997785" calcext:value-type="float">
            <text:p>0.9957899779</text:p>
          </table:table-cell>
          <table:table-cell office:value-type="float" office:value="0.995544187875" calcext:value-type="float">
            <text:p>0.9955441879</text:p>
          </table:table-cell>
          <table:table-cell office:value-type="float" office:value="0.995298643675" calcext:value-type="float">
            <text:p>0.9952986437</text:p>
          </table:table-cell>
          <table:table-cell office:value-type="float" office:value="0.99505334505" calcext:value-type="float">
            <text:p>0.9950533451</text:p>
          </table:table-cell>
          <table:table-cell office:value-type="float" office:value="0.9948082917" calcext:value-type="float">
            <text:p>0.9948082917</text:p>
          </table:table-cell>
          <table:table-cell office:value-type="float" office:value="0.9945634834" calcext:value-type="float">
            <text:p>0.9945634834</text:p>
          </table:table-cell>
          <table:table-cell office:value-type="float" office:value="0.994318919925" calcext:value-type="float">
            <text:p>0.9943189199</text:p>
          </table:table-cell>
          <table:table-cell office:value-type="float" office:value="0.994074601" calcext:value-type="float">
            <text:p>0.994074601</text:p>
          </table:table-cell>
          <table:table-cell office:value-type="float" office:value="0.9938305264" calcext:value-type="float">
            <text:p>0.9938305264</text:p>
          </table:table-cell>
          <table:table-cell office:value-type="float" office:value="0.993586695875" calcext:value-type="float">
            <text:p>0.9935866959</text:p>
          </table:table-cell>
          <table:table-cell office:value-type="float" office:value="0.993343109175" calcext:value-type="float">
            <text:p>0.9933431092</text:p>
          </table:table-cell>
          <table:table-cell office:value-type="float" office:value="0.993099766075" calcext:value-type="float">
            <text:p>0.9930997661</text:p>
          </table:table-cell>
          <table:table-cell office:value-type="float" office:value="0.9928566663" calcext:value-type="float">
            <text:p>0.992856666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9990069642" calcext:value-type="float">
            <text:p>0.9990069642</text:p>
          </table:table-cell>
          <table:table-cell office:value-type="float" office:value="0.99875795725" calcext:value-type="float">
            <text:p>0.9987579573</text:p>
          </table:table-cell>
          <table:table-cell office:value-type="float" office:value="0.998509199275" calcext:value-type="float">
            <text:p>0.9985091993</text:p>
          </table:table-cell>
          <table:table-cell office:value-type="float" office:value="0.998260690075" calcext:value-type="float">
            <text:p>0.9982606901</text:p>
          </table:table-cell>
          <table:table-cell office:value-type="float" office:value="0.9980124294" calcext:value-type="float">
            <text:p>0.9980124294</text:p>
          </table:table-cell>
          <table:table-cell office:value-type="float" office:value="0.997764416975" calcext:value-type="float">
            <text:p>0.997764417</text:p>
          </table:table-cell>
          <table:table-cell office:value-type="float" office:value="0.99751665255" calcext:value-type="float">
            <text:p>0.9975166526</text:p>
          </table:table-cell>
          <table:table-cell office:value-type="float" office:value="0.9972691359" calcext:value-type="float">
            <text:p>0.9972691359</text:p>
          </table:table-cell>
          <table:table-cell office:value-type="float" office:value="0.99702186675" calcext:value-type="float">
            <text:p>0.9970218668</text:p>
          </table:table-cell>
          <table:table-cell office:value-type="float" office:value="0.9967748449" calcext:value-type="float">
            <text:p>0.9967748449</text:p>
          </table:table-cell>
          <table:table-cell office:value-type="float" office:value="0.99652807005" calcext:value-type="float">
            <text:p>0.9965280701</text:p>
          </table:table-cell>
          <table:table-cell office:value-type="float" office:value="0.996281541975" calcext:value-type="float">
            <text:p>0.996281542</text:p>
          </table:table-cell>
          <table:table-cell office:value-type="float" office:value="0.996035260425" calcext:value-type="float">
            <text:p>0.9960352604</text:p>
          </table:table-cell>
          <table:table-cell office:value-type="float" office:value="0.995789225175" calcext:value-type="float">
            <text:p>0.9957892252</text:p>
          </table:table-cell>
          <table:table-cell office:value-type="float" office:value="0.99554343595" calcext:value-type="float">
            <text:p>0.995543436</text:p>
          </table:table-cell>
          <table:table-cell office:value-type="float" office:value="0.995297892525" calcext:value-type="float">
            <text:p>0.9952978925</text:p>
          </table:table-cell>
          <table:table-cell office:value-type="float" office:value="0.995052594625" calcext:value-type="float">
            <text:p>0.9950525946</text:p>
          </table:table-cell>
          <table:table-cell office:value-type="float" office:value="0.994807542025" calcext:value-type="float">
            <text:p>0.994807542</text:p>
          </table:table-cell>
          <table:table-cell office:value-type="float" office:value="0.994562734475" calcext:value-type="float">
            <text:p>0.9945627345</text:p>
          </table:table-cell>
          <table:table-cell office:value-type="float" office:value="0.99431817175" calcext:value-type="float">
            <text:p>0.994318171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TENDED_ATTACK_SUCCESS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45" calcext:value-type="float">
            <text:p>0.45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421875" calcext:value-type="float">
            <text:p>0.42187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4453125" calcext:value-type="float">
            <text:p>0.664453125</text:p>
          </table:table-cell>
          <table:table-cell office:value-type="float" office:value="0.65390625" calcext:value-type="float">
            <text:p>0.65390625</text:p>
          </table:table-cell>
          <table:table-cell office:value-type="float" office:value="0.643359375" calcext:value-type="float">
            <text:p>0.64335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622265625" calcext:value-type="float">
            <text:p>0.622265625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56953125" calcext:value-type="float">
            <text:p>0.56953125</text:p>
          </table:table-cell>
          <table:table-cell office:value-type="float" office:value="0.558984375" calcext:value-type="float">
            <text:p>0.55898437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890625" calcext:value-type="float">
            <text:p>0.537890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516796875" calcext:value-type="float">
            <text:p>0.51679687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495703125" calcext:value-type="float">
            <text:p>0.495703125</text:p>
          </table:table-cell>
          <table:table-cell office:value-type="float" office:value="0.48515625" calcext:value-type="float">
            <text:p>0.48515625</text:p>
          </table:table-cell>
          <table:table-cell office:value-type="float" office:value="0.474609375" calcext:value-type="float">
            <text:p>0.47460937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013671875" calcext:value-type="float">
            <text:p>0.7013671875</text:p>
          </table:table-cell>
          <table:table-cell office:value-type="float" office:value="0.690234375" calcext:value-type="float">
            <text:p>0.690234375</text:p>
          </table:table-cell>
          <table:table-cell office:value-type="float" office:value="0.6791015625" calcext:value-type="float">
            <text:p>0.67910156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6568359375" calcext:value-type="float">
            <text:p>0.6568359375</text:p>
          </table:table-cell>
          <table:table-cell office:value-type="float" office:value="0.645703125" calcext:value-type="float">
            <text:p>0.645703125</text:p>
          </table:table-cell>
          <table:table-cell office:value-type="float" office:value="0.6345703125" calcext:value-type="float">
            <text:p>0.6345703125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6123046875" calcext:value-type="float">
            <text:p>0.6123046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0390625" calcext:value-type="float">
            <text:p>0.5900390625</text:p>
          </table:table-cell>
          <table:table-cell office:value-type="float" office:value="0.57890625" calcext:value-type="float">
            <text:p>0.57890625</text:p>
          </table:table-cell>
          <table:table-cell office:value-type="float" office:value="0.5677734375" calcext:value-type="float">
            <text:p>0.567773437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5455078125" calcext:value-type="float">
            <text:p>0.5455078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32421875" calcext:value-type="float">
            <text:p>0.5232421875</text:p>
          </table:table-cell>
          <table:table-cell office:value-type="float" office:value="0.512109375" calcext:value-type="float">
            <text:p>0.512109375</text:p>
          </table:table-cell>
          <table:table-cell office:value-type="float" office:value="0.5009765625" calcext:value-type="float">
            <text:p>0.50097656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4453125" calcext:value-type="float">
            <text:p>0.664453125</text:p>
          </table:table-cell>
          <table:table-cell office:value-type="float" office:value="0.65390625" calcext:value-type="float">
            <text:p>0.65390625</text:p>
          </table:table-cell>
          <table:table-cell office:value-type="float" office:value="0.643359375" calcext:value-type="float">
            <text:p>0.64335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622265625" calcext:value-type="float">
            <text:p>0.622265625</text:p>
          </table:table-cell>
          <table:table-cell office:value-type="float" office:value="0.61171875" calcext:value-type="float">
            <text:p>0.61171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56953125" calcext:value-type="float">
            <text:p>0.56953125</text:p>
          </table:table-cell>
          <table:table-cell office:value-type="float" office:value="0.558984375" calcext:value-type="float">
            <text:p>0.55898437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890625" calcext:value-type="float">
            <text:p>0.537890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516796875" calcext:value-type="float">
            <text:p>0.51679687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495703125" calcext:value-type="float">
            <text:p>0.495703125</text:p>
          </table:table-cell>
          <table:table-cell office:value-type="float" office:value="0.48515625" calcext:value-type="float">
            <text:p>0.48515625</text:p>
          </table:table-cell>
          <table:table-cell office:value-type="float" office:value="0.474609375" calcext:value-type="float">
            <text:p>0.47460937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013671875" calcext:value-type="float">
            <text:p>0.7013671875</text:p>
          </table:table-cell>
          <table:table-cell office:value-type="float" office:value="0.690234375" calcext:value-type="float">
            <text:p>0.690234375</text:p>
          </table:table-cell>
          <table:table-cell office:value-type="float" office:value="0.6791015625" calcext:value-type="float">
            <text:p>0.67910156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6568359375" calcext:value-type="float">
            <text:p>0.6568359375</text:p>
          </table:table-cell>
          <table:table-cell office:value-type="float" office:value="0.645703125" calcext:value-type="float">
            <text:p>0.645703125</text:p>
          </table:table-cell>
          <table:table-cell office:value-type="float" office:value="0.6345703125" calcext:value-type="float">
            <text:p>0.6345703125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6123046875" calcext:value-type="float">
            <text:p>0.6123046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0390625" calcext:value-type="float">
            <text:p>0.5900390625</text:p>
          </table:table-cell>
          <table:table-cell office:value-type="float" office:value="0.57890625" calcext:value-type="float">
            <text:p>0.57890625</text:p>
          </table:table-cell>
          <table:table-cell office:value-type="float" office:value="0.5677734375" calcext:value-type="float">
            <text:p>0.567773437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5455078125" calcext:value-type="float">
            <text:p>0.5455078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32421875" calcext:value-type="float">
            <text:p>0.5232421875</text:p>
          </table:table-cell>
          <table:table-cell office:value-type="float" office:value="0.512109375" calcext:value-type="float">
            <text:p>0.512109375</text:p>
          </table:table-cell>
          <table:table-cell office:value-type="float" office:value="0.5009765625" calcext:value-type="float">
            <text:p>0.50097656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71982421875" calcext:value-type="float">
            <text:p>0.7198242188</text:p>
          </table:table-cell>
          <table:table-cell office:value-type="float" office:value="0.7083984375" calcext:value-type="float">
            <text:p>0.7083984375</text:p>
          </table:table-cell>
          <table:table-cell office:value-type="float" office:value="0.69697265625" calcext:value-type="float">
            <text:p>0.6969726563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67412109375" calcext:value-type="float">
            <text:p>0.6741210938</text:p>
          </table:table-cell>
          <table:table-cell office:value-type="float" office:value="0.6626953125" calcext:value-type="float">
            <text:p>0.6626953125</text:p>
          </table:table-cell>
          <table:table-cell office:value-type="float" office:value="0.65126953125" calcext:value-type="float">
            <text:p>0.6512695313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0.62841796875" calcext:value-type="float">
            <text:p>0.6284179688</text:p>
          </table:table-cell>
          <table:table-cell office:value-type="float" office:value="0.6169921875" calcext:value-type="float">
            <text:p>0.6169921875</text:p>
          </table:table-cell>
          <table:table-cell office:value-type="float" office:value="0.60556640625" calcext:value-type="float">
            <text:p>0.6055664063</text:p>
          </table:table-cell>
          <table:table-cell office:value-type="float" office:value="0.594140625" calcext:value-type="float">
            <text:p>0.594140625</text:p>
          </table:table-cell>
          <table:table-cell office:value-type="float" office:value="0.58271484375" calcext:value-type="float">
            <text:p>0.5827148438</text:p>
          </table:table-cell>
          <table:table-cell office:value-type="float" office:value="0.5712890625" calcext:value-type="float">
            <text:p>0.5712890625</text:p>
          </table:table-cell>
          <table:table-cell office:value-type="float" office:value="0.55986328125" calcext:value-type="float">
            <text:p>0.5598632813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01171875" calcext:value-type="float">
            <text:p>0.5370117188</text:p>
          </table:table-cell>
          <table:table-cell office:value-type="float" office:value="0.5255859375" calcext:value-type="float">
            <text:p>0.5255859375</text:p>
          </table:table-cell>
          <table:table-cell office:value-type="float" office:value="0.51416015625" calcext:value-type="float">
            <text:p>0.51416015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013671875" calcext:value-type="float">
            <text:p>0.7013671875</text:p>
          </table:table-cell>
          <table:table-cell office:value-type="float" office:value="0.690234375" calcext:value-type="float">
            <text:p>0.690234375</text:p>
          </table:table-cell>
          <table:table-cell office:value-type="float" office:value="0.6791015625" calcext:value-type="float">
            <text:p>0.67910156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6568359375" calcext:value-type="float">
            <text:p>0.6568359375</text:p>
          </table:table-cell>
          <table:table-cell office:value-type="float" office:value="0.645703125" calcext:value-type="float">
            <text:p>0.645703125</text:p>
          </table:table-cell>
          <table:table-cell office:value-type="float" office:value="0.6345703125" calcext:value-type="float">
            <text:p>0.6345703125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6123046875" calcext:value-type="float">
            <text:p>0.6123046875</text:p>
          </table:table-cell>
          <table:table-cell office:value-type="float" office:value="0.601171875" calcext:value-type="float">
            <text:p>0.601171875</text:p>
          </table:table-cell>
          <table:table-cell office:value-type="float" office:value="0.5900390625" calcext:value-type="float">
            <text:p>0.5900390625</text:p>
          </table:table-cell>
          <table:table-cell office:value-type="float" office:value="0.57890625" calcext:value-type="float">
            <text:p>0.57890625</text:p>
          </table:table-cell>
          <table:table-cell office:value-type="float" office:value="0.5677734375" calcext:value-type="float">
            <text:p>0.567773437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5455078125" calcext:value-type="float">
            <text:p>0.5455078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232421875" calcext:value-type="float">
            <text:p>0.5232421875</text:p>
          </table:table-cell>
          <table:table-cell office:value-type="float" office:value="0.512109375" calcext:value-type="float">
            <text:p>0.512109375</text:p>
          </table:table-cell>
          <table:table-cell office:value-type="float" office:value="0.5009765625" calcext:value-type="float">
            <text:p>0.50097656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71982421875" calcext:value-type="float">
            <text:p>0.7198242188</text:p>
          </table:table-cell>
          <table:table-cell office:value-type="float" office:value="0.7083984375" calcext:value-type="float">
            <text:p>0.7083984375</text:p>
          </table:table-cell>
          <table:table-cell office:value-type="float" office:value="0.69697265625" calcext:value-type="float">
            <text:p>0.6969726563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67412109375" calcext:value-type="float">
            <text:p>0.6741210938</text:p>
          </table:table-cell>
          <table:table-cell office:value-type="float" office:value="0.6626953125" calcext:value-type="float">
            <text:p>0.6626953125</text:p>
          </table:table-cell>
          <table:table-cell office:value-type="float" office:value="0.65126953125" calcext:value-type="float">
            <text:p>0.6512695313</text:p>
          </table:table-cell>
          <table:table-cell office:value-type="float" office:value="0.63984375" calcext:value-type="float">
            <text:p>0.63984375</text:p>
          </table:table-cell>
          <table:table-cell office:value-type="float" office:value="0.62841796875" calcext:value-type="float">
            <text:p>0.6284179688</text:p>
          </table:table-cell>
          <table:table-cell office:value-type="float" office:value="0.6169921875" calcext:value-type="float">
            <text:p>0.6169921875</text:p>
          </table:table-cell>
          <table:table-cell office:value-type="float" office:value="0.60556640625" calcext:value-type="float">
            <text:p>0.6055664063</text:p>
          </table:table-cell>
          <table:table-cell office:value-type="float" office:value="0.594140625" calcext:value-type="float">
            <text:p>0.594140625</text:p>
          </table:table-cell>
          <table:table-cell office:value-type="float" office:value="0.58271484375" calcext:value-type="float">
            <text:p>0.5827148438</text:p>
          </table:table-cell>
          <table:table-cell office:value-type="float" office:value="0.5712890625" calcext:value-type="float">
            <text:p>0.5712890625</text:p>
          </table:table-cell>
          <table:table-cell office:value-type="float" office:value="0.55986328125" calcext:value-type="float">
            <text:p>0.5598632813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3701171875" calcext:value-type="float">
            <text:p>0.5370117188</text:p>
          </table:table-cell>
          <table:table-cell office:value-type="float" office:value="0.5255859375" calcext:value-type="float">
            <text:p>0.5255859375</text:p>
          </table:table-cell>
          <table:table-cell office:value-type="float" office:value="0.51416015625" calcext:value-type="float">
            <text:p>0.51416015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308984375" calcext:value-type="float">
            <text:p>0.7308984375</text:p>
          </table:table-cell>
          <table:table-cell office:value-type="float" office:value="0.719296875" calcext:value-type="float">
            <text:p>0.719296875</text:p>
          </table:table-cell>
          <table:table-cell office:value-type="float" office:value="0.7076953125" calcext:value-type="float">
            <text:p>0.7076953125</text:p>
          </table:table-cell>
          <table:table-cell office:value-type="float" office:value="0.69609375" calcext:value-type="float">
            <text:p>0.69609375</text:p>
          </table:table-cell>
          <table:table-cell office:value-type="float" office:value="0.6844921875" calcext:value-type="float">
            <text:p>0.6844921875</text:p>
          </table:table-cell>
          <table:table-cell office:value-type="float" office:value="0.672890625" calcext:value-type="float">
            <text:p>0.672890625</text:p>
          </table:table-cell>
          <table:table-cell office:value-type="float" office:value="0.6612890625" calcext:value-type="float">
            <text:p>0.6612890625</text:p>
          </table:table-cell>
          <table:table-cell office:value-type="float" office:value="0.6496875" calcext:value-type="float">
            <text:p>0.6496875</text:p>
          </table:table-cell>
          <table:table-cell office:value-type="float" office:value="0.6380859375" calcext:value-type="float">
            <text:p>0.6380859375</text:p>
          </table:table-cell>
          <table:table-cell office:value-type="float" office:value="0.626484375" calcext:value-type="float">
            <text:p>0.626484375</text:p>
          </table:table-cell>
          <table:table-cell office:value-type="float" office:value="0.6148828125" calcext:value-type="float">
            <text:p>0.6148828125</text:p>
          </table:table-cell>
          <table:table-cell office:value-type="float" office:value="0.60328125" calcext:value-type="float">
            <text:p>0.60328125</text:p>
          </table:table-cell>
          <table:table-cell office:value-type="float" office:value="0.5916796875" calcext:value-type="float">
            <text:p>0.591679687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5684765625" calcext:value-type="float">
            <text:p>0.5684765625</text:p>
          </table:table-cell>
          <table:table-cell office:value-type="float" office:value="0.556875" calcext:value-type="float">
            <text:p>0.556875</text:p>
          </table:table-cell>
          <table:table-cell office:value-type="float" office:value="0.5452734375" calcext:value-type="float">
            <text:p>0.5452734375</text:p>
          </table:table-cell>
          <table:table-cell office:value-type="float" office:value="0.533671875" calcext:value-type="float">
            <text:p>0.533671875</text:p>
          </table:table-cell>
          <table:table-cell office:value-type="float" office:value="0.5220703125" calcext:value-type="float">
            <text:p>0.522070312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59734375" calcext:value-type="float">
            <text:p>0.59734375</text:p>
          </table:table-cell>
          <table:table-cell office:value-type="float" office:value="0.58801025390625" calcext:value-type="float">
            <text:p>0.5880102539</text:p>
          </table:table-cell>
          <table:table-cell office:value-type="float" office:value="0.5786767578125" calcext:value-type="float">
            <text:p>0.5786767578</text:p>
          </table:table-cell>
          <table:table-cell office:value-type="float" office:value="0.56934326171875" calcext:value-type="float">
            <text:p>0.5693432617</text:p>
          </table:table-cell>
          <table:table-cell office:value-type="float" office:value="0.560009765625" calcext:value-type="float">
            <text:p>0.5600097656</text:p>
          </table:table-cell>
          <table:table-cell office:value-type="float" office:value="0.55067626953125" calcext:value-type="float">
            <text:p>0.5506762695</text:p>
          </table:table-cell>
          <table:table-cell office:value-type="float" office:value="0.5413427734375" calcext:value-type="float">
            <text:p>0.5413427734</text:p>
          </table:table-cell>
          <table:table-cell office:value-type="float" office:value="0.53200927734375" calcext:value-type="float">
            <text:p>0.5320092773</text:p>
          </table:table-cell>
          <table:table-cell office:value-type="float" office:value="0.52267578125" calcext:value-type="float">
            <text:p>0.5226757813</text:p>
          </table:table-cell>
          <table:table-cell office:value-type="float" office:value="0.51334228515625" calcext:value-type="float">
            <text:p>0.5133422852</text:p>
          </table:table-cell>
          <table:table-cell office:value-type="float" office:value="0.5040087890625" calcext:value-type="float">
            <text:p>0.5040087891</text:p>
          </table:table-cell>
          <table:table-cell office:value-type="float" office:value="0.49467529296875" calcext:value-type="float">
            <text:p>0.494675293</text:p>
          </table:table-cell>
          <table:table-cell office:value-type="float" office:value="0.485341796875" calcext:value-type="float">
            <text:p>0.4853417969</text:p>
          </table:table-cell>
          <table:table-cell office:value-type="float" office:value="0.47600830078125" calcext:value-type="float">
            <text:p>0.4760083008</text:p>
          </table:table-cell>
          <table:table-cell office:value-type="float" office:value="0.4666748046875" calcext:value-type="float">
            <text:p>0.4666748047</text:p>
          </table:table-cell>
          <table:table-cell office:value-type="float" office:value="0.45734130859375" calcext:value-type="float">
            <text:p>0.4573413086</text:p>
          </table:table-cell>
          <table:table-cell office:value-type="float" office:value="0.4480078125" calcext:value-type="float">
            <text:p>0.4480078125</text:p>
          </table:table-cell>
          <table:table-cell office:value-type="float" office:value="0.43867431640625" calcext:value-type="float">
            <text:p>0.4386743164</text:p>
          </table:table-cell>
          <table:table-cell office:value-type="float" office:value="0.4293408203125" calcext:value-type="float">
            <text:p>0.4293408203</text:p>
          </table:table-cell>
          <table:table-cell office:value-type="float" office:value="0.42000732421875" calcext:value-type="float">
            <text:p>0.420007324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0.67875" calcext:value-type="float">
            <text:p>0.67875</text:p>
          </table:table-cell>
          <table:table-cell office:value-type="float" office:value="0.66814453125" calcext:value-type="float">
            <text:p>0.6681445313</text:p>
          </table:table-cell>
          <table:table-cell office:value-type="float" office:value="0.6575390625" calcext:value-type="float">
            <text:p>0.6575390625</text:p>
          </table:table-cell>
          <table:table-cell office:value-type="float" office:value="0.64693359375" calcext:value-type="float">
            <text:p>0.6469335938</text:p>
          </table:table-cell>
          <table:table-cell office:value-type="float" office:value="0.636328125" calcext:value-type="float">
            <text:p>0.636328125</text:p>
          </table:table-cell>
          <table:table-cell office:value-type="float" office:value="0.62572265625" calcext:value-type="float">
            <text:p>0.6257226563</text:p>
          </table:table-cell>
          <table:table-cell office:value-type="float" office:value="0.6151171875" calcext:value-type="float">
            <text:p>0.6151171875</text:p>
          </table:table-cell>
          <table:table-cell office:value-type="float" office:value="0.60451171875" calcext:value-type="float">
            <text:p>0.6045117188</text:p>
          </table:table-cell>
          <table:table-cell office:value-type="float" office:value="0.59390625" calcext:value-type="float">
            <text:p>0.59390625</text:p>
          </table:table-cell>
          <table:table-cell office:value-type="float" office:value="0.58330078125" calcext:value-type="float">
            <text:p>0.5833007813</text:p>
          </table:table-cell>
          <table:table-cell office:value-type="float" office:value="0.5726953125" calcext:value-type="float">
            <text:p>0.5726953125</text:p>
          </table:table-cell>
          <table:table-cell office:value-type="float" office:value="0.56208984375" calcext:value-type="float">
            <text:p>0.5620898438</text:p>
          </table:table-cell>
          <table:table-cell office:value-type="float" office:value="0.551484375" calcext:value-type="float">
            <text:p>0.551484375</text:p>
          </table:table-cell>
          <table:table-cell office:value-type="float" office:value="0.54087890625" calcext:value-type="float">
            <text:p>0.5408789063</text:p>
          </table:table-cell>
          <table:table-cell office:value-type="float" office:value="0.5302734375" calcext:value-type="float">
            <text:p>0.5302734375</text:p>
          </table:table-cell>
          <table:table-cell office:value-type="float" office:value="0.51966796875" calcext:value-type="float">
            <text:p>0.5196679688</text:p>
          </table:table-cell>
          <table:table-cell office:value-type="float" office:value="0.5090625" calcext:value-type="float">
            <text:p>0.5090625</text:p>
          </table:table-cell>
          <table:table-cell office:value-type="float" office:value="0.49845703125" calcext:value-type="float">
            <text:p>0.4984570313</text:p>
          </table:table-cell>
          <table:table-cell office:value-type="float" office:value="0.4878515625" calcext:value-type="float">
            <text:p>0.4878515625</text:p>
          </table:table-cell>
          <table:table-cell office:value-type="float" office:value="0.47724609375" calcext:value-type="float">
            <text:p>0.477246093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0.714375" calcext:value-type="float">
            <text:p>0.714375</text:p>
          </table:table-cell>
          <table:table-cell office:value-type="float" office:value="0.703212890625" calcext:value-type="float">
            <text:p>0.7032128906</text:p>
          </table:table-cell>
          <table:table-cell office:value-type="float" office:value="0.69205078125" calcext:value-type="float">
            <text:p>0.6920507813</text:p>
          </table:table-cell>
          <table:table-cell office:value-type="float" office:value="0.680888671875" calcext:value-type="float">
            <text:p>0.6808886719</text:p>
          </table:table-cell>
          <table:table-cell office:value-type="float" office:value="0.6697265625" calcext:value-type="float">
            <text:p>0.6697265625</text:p>
          </table:table-cell>
          <table:table-cell office:value-type="float" office:value="0.658564453125" calcext:value-type="float">
            <text:p>0.6585644531</text:p>
          </table:table-cell>
          <table:table-cell office:value-type="float" office:value="0.64740234375" calcext:value-type="float">
            <text:p>0.6474023438</text:p>
          </table:table-cell>
          <table:table-cell office:value-type="float" office:value="0.636240234375" calcext:value-type="float">
            <text:p>0.6362402344</text:p>
          </table:table-cell>
          <table:table-cell office:value-type="float" office:value="0.625078125" calcext:value-type="float">
            <text:p>0.625078125</text:p>
          </table:table-cell>
          <table:table-cell office:value-type="float" office:value="0.613916015625" calcext:value-type="float">
            <text:p>0.6139160156</text:p>
          </table:table-cell>
          <table:table-cell office:value-type="float" office:value="0.60275390625" calcext:value-type="float">
            <text:p>0.6027539063</text:p>
          </table:table-cell>
          <table:table-cell office:value-type="float" office:value="0.591591796875" calcext:value-type="float">
            <text:p>0.5915917969</text:p>
          </table:table-cell>
          <table:table-cell office:value-type="float" office:value="0.5804296875" calcext:value-type="float">
            <text:p>0.5804296875</text:p>
          </table:table-cell>
          <table:table-cell office:value-type="float" office:value="0.569267578125" calcext:value-type="float">
            <text:p>0.5692675781</text:p>
          </table:table-cell>
          <table:table-cell office:value-type="float" office:value="0.55810546875" calcext:value-type="float">
            <text:p>0.5581054688</text:p>
          </table:table-cell>
          <table:table-cell office:value-type="float" office:value="0.546943359375" calcext:value-type="float">
            <text:p>0.5469433594</text:p>
          </table:table-cell>
          <table:table-cell office:value-type="float" office:value="0.53578125" calcext:value-type="float">
            <text:p>0.53578125</text:p>
          </table:table-cell>
          <table:table-cell office:value-type="float" office:value="0.524619140625" calcext:value-type="float">
            <text:p>0.5246191406</text:p>
          </table:table-cell>
          <table:table-cell office:value-type="float" office:value="0.51345703125" calcext:value-type="float">
            <text:p>0.5134570313</text:p>
          </table:table-cell>
          <table:table-cell office:value-type="float" office:value="0.502294921875" calcext:value-type="float">
            <text:p>0.502294921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0.67875" calcext:value-type="float">
            <text:p>0.67875</text:p>
          </table:table-cell>
          <table:table-cell office:value-type="float" office:value="0.66814453125" calcext:value-type="float">
            <text:p>0.6681445313</text:p>
          </table:table-cell>
          <table:table-cell office:value-type="float" office:value="0.6575390625" calcext:value-type="float">
            <text:p>0.6575390625</text:p>
          </table:table-cell>
          <table:table-cell office:value-type="float" office:value="0.64693359375" calcext:value-type="float">
            <text:p>0.6469335938</text:p>
          </table:table-cell>
          <table:table-cell office:value-type="float" office:value="0.636328125" calcext:value-type="float">
            <text:p>0.636328125</text:p>
          </table:table-cell>
          <table:table-cell office:value-type="float" office:value="0.62572265625" calcext:value-type="float">
            <text:p>0.6257226563</text:p>
          </table:table-cell>
          <table:table-cell office:value-type="float" office:value="0.6151171875" calcext:value-type="float">
            <text:p>0.6151171875</text:p>
          </table:table-cell>
          <table:table-cell office:value-type="float" office:value="0.60451171875" calcext:value-type="float">
            <text:p>0.6045117188</text:p>
          </table:table-cell>
          <table:table-cell office:value-type="float" office:value="0.59390625" calcext:value-type="float">
            <text:p>0.59390625</text:p>
          </table:table-cell>
          <table:table-cell office:value-type="float" office:value="0.58330078125" calcext:value-type="float">
            <text:p>0.5833007813</text:p>
          </table:table-cell>
          <table:table-cell office:value-type="float" office:value="0.5726953125" calcext:value-type="float">
            <text:p>0.5726953125</text:p>
          </table:table-cell>
          <table:table-cell office:value-type="float" office:value="0.56208984375" calcext:value-type="float">
            <text:p>0.5620898438</text:p>
          </table:table-cell>
          <table:table-cell office:value-type="float" office:value="0.551484375" calcext:value-type="float">
            <text:p>0.551484375</text:p>
          </table:table-cell>
          <table:table-cell office:value-type="float" office:value="0.54087890625" calcext:value-type="float">
            <text:p>0.5408789063</text:p>
          </table:table-cell>
          <table:table-cell office:value-type="float" office:value="0.5302734375" calcext:value-type="float">
            <text:p>0.5302734375</text:p>
          </table:table-cell>
          <table:table-cell office:value-type="float" office:value="0.51966796875" calcext:value-type="float">
            <text:p>0.5196679688</text:p>
          </table:table-cell>
          <table:table-cell office:value-type="float" office:value="0.5090625" calcext:value-type="float">
            <text:p>0.5090625</text:p>
          </table:table-cell>
          <table:table-cell office:value-type="float" office:value="0.49845703125" calcext:value-type="float">
            <text:p>0.4984570313</text:p>
          </table:table-cell>
          <table:table-cell office:value-type="float" office:value="0.4878515625" calcext:value-type="float">
            <text:p>0.4878515625</text:p>
          </table:table-cell>
          <table:table-cell office:value-type="float" office:value="0.47724609375" calcext:value-type="float">
            <text:p>0.477246093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0.714375" calcext:value-type="float">
            <text:p>0.714375</text:p>
          </table:table-cell>
          <table:table-cell office:value-type="float" office:value="0.703212890625" calcext:value-type="float">
            <text:p>0.7032128906</text:p>
          </table:table-cell>
          <table:table-cell office:value-type="float" office:value="0.69205078125" calcext:value-type="float">
            <text:p>0.6920507813</text:p>
          </table:table-cell>
          <table:table-cell office:value-type="float" office:value="0.680888671875" calcext:value-type="float">
            <text:p>0.6808886719</text:p>
          </table:table-cell>
          <table:table-cell office:value-type="float" office:value="0.6697265625" calcext:value-type="float">
            <text:p>0.6697265625</text:p>
          </table:table-cell>
          <table:table-cell office:value-type="float" office:value="0.658564453125" calcext:value-type="float">
            <text:p>0.6585644531</text:p>
          </table:table-cell>
          <table:table-cell office:value-type="float" office:value="0.64740234375" calcext:value-type="float">
            <text:p>0.6474023438</text:p>
          </table:table-cell>
          <table:table-cell office:value-type="float" office:value="0.636240234375" calcext:value-type="float">
            <text:p>0.6362402344</text:p>
          </table:table-cell>
          <table:table-cell office:value-type="float" office:value="0.625078125" calcext:value-type="float">
            <text:p>0.625078125</text:p>
          </table:table-cell>
          <table:table-cell office:value-type="float" office:value="0.613916015625" calcext:value-type="float">
            <text:p>0.6139160156</text:p>
          </table:table-cell>
          <table:table-cell office:value-type="float" office:value="0.60275390625" calcext:value-type="float">
            <text:p>0.6027539063</text:p>
          </table:table-cell>
          <table:table-cell office:value-type="float" office:value="0.591591796875" calcext:value-type="float">
            <text:p>0.5915917969</text:p>
          </table:table-cell>
          <table:table-cell office:value-type="float" office:value="0.5804296875" calcext:value-type="float">
            <text:p>0.5804296875</text:p>
          </table:table-cell>
          <table:table-cell office:value-type="float" office:value="0.569267578125" calcext:value-type="float">
            <text:p>0.5692675781</text:p>
          </table:table-cell>
          <table:table-cell office:value-type="float" office:value="0.55810546875" calcext:value-type="float">
            <text:p>0.5581054688</text:p>
          </table:table-cell>
          <table:table-cell office:value-type="float" office:value="0.546943359375" calcext:value-type="float">
            <text:p>0.5469433594</text:p>
          </table:table-cell>
          <table:table-cell office:value-type="float" office:value="0.53578125" calcext:value-type="float">
            <text:p>0.53578125</text:p>
          </table:table-cell>
          <table:table-cell office:value-type="float" office:value="0.524619140625" calcext:value-type="float">
            <text:p>0.5246191406</text:p>
          </table:table-cell>
          <table:table-cell office:value-type="float" office:value="0.51345703125" calcext:value-type="float">
            <text:p>0.5134570313</text:p>
          </table:table-cell>
          <table:table-cell office:value-type="float" office:value="0.502294921875" calcext:value-type="float">
            <text:p>0.502294921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0.7321875" calcext:value-type="float">
            <text:p>0.7321875</text:p>
          </table:table-cell>
          <table:table-cell office:value-type="float" office:value="0.7207470703125" calcext:value-type="float">
            <text:p>0.7207470703</text:p>
          </table:table-cell>
          <table:table-cell office:value-type="float" office:value="0.709306640625" calcext:value-type="float">
            <text:p>0.7093066406</text:p>
          </table:table-cell>
          <table:table-cell office:value-type="float" office:value="0.6978662109375" calcext:value-type="float">
            <text:p>0.6978662109</text:p>
          </table:table-cell>
          <table:table-cell office:value-type="float" office:value="0.68642578125" calcext:value-type="float">
            <text:p>0.6864257813</text:p>
          </table:table-cell>
          <table:table-cell office:value-type="float" office:value="0.6749853515625" calcext:value-type="float">
            <text:p>0.6749853516</text:p>
          </table:table-cell>
          <table:table-cell office:value-type="float" office:value="0.663544921875" calcext:value-type="float">
            <text:p>0.6635449219</text:p>
          </table:table-cell>
          <table:table-cell office:value-type="float" office:value="0.6521044921875" calcext:value-type="float">
            <text:p>0.6521044922</text:p>
          </table:table-cell>
          <table:table-cell office:value-type="float" office:value="0.6406640625" calcext:value-type="float">
            <text:p>0.6406640625</text:p>
          </table:table-cell>
          <table:table-cell office:value-type="float" office:value="0.6292236328125" calcext:value-type="float">
            <text:p>0.6292236328</text:p>
          </table:table-cell>
          <table:table-cell office:value-type="float" office:value="0.617783203125" calcext:value-type="float">
            <text:p>0.6177832031</text:p>
          </table:table-cell>
          <table:table-cell office:value-type="float" office:value="0.6063427734375" calcext:value-type="float">
            <text:p>0.6063427734</text:p>
          </table:table-cell>
          <table:table-cell office:value-type="float" office:value="0.59490234375" calcext:value-type="float">
            <text:p>0.5949023438</text:p>
          </table:table-cell>
          <table:table-cell office:value-type="float" office:value="0.5834619140625" calcext:value-type="float">
            <text:p>0.5834619141</text:p>
          </table:table-cell>
          <table:table-cell office:value-type="float" office:value="0.572021484375" calcext:value-type="float">
            <text:p>0.5720214844</text:p>
          </table:table-cell>
          <table:table-cell office:value-type="float" office:value="0.5605810546875" calcext:value-type="float">
            <text:p>0.5605810547</text:p>
          </table:table-cell>
          <table:table-cell office:value-type="float" office:value="0.549140625" calcext:value-type="float">
            <text:p>0.549140625</text:p>
          </table:table-cell>
          <table:table-cell office:value-type="float" office:value="0.5377001953125" calcext:value-type="float">
            <text:p>0.5377001953</text:p>
          </table:table-cell>
          <table:table-cell office:value-type="float" office:value="0.526259765625" calcext:value-type="float">
            <text:p>0.5262597656</text:p>
          </table:table-cell>
          <table:table-cell office:value-type="float" office:value="0.5148193359375" calcext:value-type="float">
            <text:p>0.514819335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0.714375" calcext:value-type="float">
            <text:p>0.714375</text:p>
          </table:table-cell>
          <table:table-cell office:value-type="float" office:value="0.703212890625" calcext:value-type="float">
            <text:p>0.7032128906</text:p>
          </table:table-cell>
          <table:table-cell office:value-type="float" office:value="0.69205078125" calcext:value-type="float">
            <text:p>0.6920507813</text:p>
          </table:table-cell>
          <table:table-cell office:value-type="float" office:value="0.680888671875" calcext:value-type="float">
            <text:p>0.6808886719</text:p>
          </table:table-cell>
          <table:table-cell office:value-type="float" office:value="0.6697265625" calcext:value-type="float">
            <text:p>0.6697265625</text:p>
          </table:table-cell>
          <table:table-cell office:value-type="float" office:value="0.658564453125" calcext:value-type="float">
            <text:p>0.6585644531</text:p>
          </table:table-cell>
          <table:table-cell office:value-type="float" office:value="0.64740234375" calcext:value-type="float">
            <text:p>0.6474023438</text:p>
          </table:table-cell>
          <table:table-cell office:value-type="float" office:value="0.636240234375" calcext:value-type="float">
            <text:p>0.6362402344</text:p>
          </table:table-cell>
          <table:table-cell office:value-type="float" office:value="0.625078125" calcext:value-type="float">
            <text:p>0.625078125</text:p>
          </table:table-cell>
          <table:table-cell office:value-type="float" office:value="0.613916015625" calcext:value-type="float">
            <text:p>0.6139160156</text:p>
          </table:table-cell>
          <table:table-cell office:value-type="float" office:value="0.60275390625" calcext:value-type="float">
            <text:p>0.6027539063</text:p>
          </table:table-cell>
          <table:table-cell office:value-type="float" office:value="0.591591796875" calcext:value-type="float">
            <text:p>0.5915917969</text:p>
          </table:table-cell>
          <table:table-cell office:value-type="float" office:value="0.5804296875" calcext:value-type="float">
            <text:p>0.5804296875</text:p>
          </table:table-cell>
          <table:table-cell office:value-type="float" office:value="0.569267578125" calcext:value-type="float">
            <text:p>0.5692675781</text:p>
          </table:table-cell>
          <table:table-cell office:value-type="float" office:value="0.55810546875" calcext:value-type="float">
            <text:p>0.5581054688</text:p>
          </table:table-cell>
          <table:table-cell office:value-type="float" office:value="0.546943359375" calcext:value-type="float">
            <text:p>0.5469433594</text:p>
          </table:table-cell>
          <table:table-cell office:value-type="float" office:value="0.53578125" calcext:value-type="float">
            <text:p>0.53578125</text:p>
          </table:table-cell>
          <table:table-cell office:value-type="float" office:value="0.524619140625" calcext:value-type="float">
            <text:p>0.5246191406</text:p>
          </table:table-cell>
          <table:table-cell office:value-type="float" office:value="0.51345703125" calcext:value-type="float">
            <text:p>0.5134570313</text:p>
          </table:table-cell>
          <table:table-cell office:value-type="float" office:value="0.502294921875" calcext:value-type="float">
            <text:p>0.502294921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7" calcext:value-type="float">
            <text:p>17</text:p>
          </table:table-cell>
          <table:table-cell office:value-type="float" office:value="0.7321875" calcext:value-type="float">
            <text:p>0.7321875</text:p>
          </table:table-cell>
          <table:table-cell office:value-type="float" office:value="0.7207470703125" calcext:value-type="float">
            <text:p>0.7207470703</text:p>
          </table:table-cell>
          <table:table-cell office:value-type="float" office:value="0.709306640625" calcext:value-type="float">
            <text:p>0.7093066406</text:p>
          </table:table-cell>
          <table:table-cell office:value-type="float" office:value="0.6978662109375" calcext:value-type="float">
            <text:p>0.6978662109</text:p>
          </table:table-cell>
          <table:table-cell office:value-type="float" office:value="0.68642578125" calcext:value-type="float">
            <text:p>0.6864257813</text:p>
          </table:table-cell>
          <table:table-cell office:value-type="float" office:value="0.6749853515625" calcext:value-type="float">
            <text:p>0.6749853516</text:p>
          </table:table-cell>
          <table:table-cell office:value-type="float" office:value="0.663544921875" calcext:value-type="float">
            <text:p>0.6635449219</text:p>
          </table:table-cell>
          <table:table-cell office:value-type="float" office:value="0.6521044921875" calcext:value-type="float">
            <text:p>0.6521044922</text:p>
          </table:table-cell>
          <table:table-cell office:value-type="float" office:value="0.6406640625" calcext:value-type="float">
            <text:p>0.6406640625</text:p>
          </table:table-cell>
          <table:table-cell office:value-type="float" office:value="0.6292236328125" calcext:value-type="float">
            <text:p>0.6292236328</text:p>
          </table:table-cell>
          <table:table-cell office:value-type="float" office:value="0.617783203125" calcext:value-type="float">
            <text:p>0.6177832031</text:p>
          </table:table-cell>
          <table:table-cell office:value-type="float" office:value="0.6063427734375" calcext:value-type="float">
            <text:p>0.6063427734</text:p>
          </table:table-cell>
          <table:table-cell office:value-type="float" office:value="0.59490234375" calcext:value-type="float">
            <text:p>0.5949023438</text:p>
          </table:table-cell>
          <table:table-cell office:value-type="float" office:value="0.5834619140625" calcext:value-type="float">
            <text:p>0.5834619141</text:p>
          </table:table-cell>
          <table:table-cell office:value-type="float" office:value="0.572021484375" calcext:value-type="float">
            <text:p>0.5720214844</text:p>
          </table:table-cell>
          <table:table-cell office:value-type="float" office:value="0.5605810546875" calcext:value-type="float">
            <text:p>0.5605810547</text:p>
          </table:table-cell>
          <table:table-cell office:value-type="float" office:value="0.549140625" calcext:value-type="float">
            <text:p>0.549140625</text:p>
          </table:table-cell>
          <table:table-cell office:value-type="float" office:value="0.5377001953125" calcext:value-type="float">
            <text:p>0.5377001953</text:p>
          </table:table-cell>
          <table:table-cell office:value-type="float" office:value="0.526259765625" calcext:value-type="float">
            <text:p>0.5262597656</text:p>
          </table:table-cell>
          <table:table-cell office:value-type="float" office:value="0.5148193359375" calcext:value-type="float">
            <text:p>0.514819335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8" calcext:value-type="float">
            <text:p>18</text:p>
          </table:table-cell>
          <table:table-cell office:value-type="float" office:value="0.742875" calcext:value-type="float">
            <text:p>0.742875</text:p>
          </table:table-cell>
          <table:table-cell office:value-type="float" office:value="0.731267578125" calcext:value-type="float">
            <text:p>0.7312675781</text:p>
          </table:table-cell>
          <table:table-cell office:value-type="float" office:value="0.71966015625" calcext:value-type="float">
            <text:p>0.7196601563</text:p>
          </table:table-cell>
          <table:table-cell office:value-type="float" office:value="0.708052734375" calcext:value-type="float">
            <text:p>0.7080527344</text:p>
          </table:table-cell>
          <table:table-cell office:value-type="float" office:value="0.6964453125" calcext:value-type="float">
            <text:p>0.6964453125</text:p>
          </table:table-cell>
          <table:table-cell office:value-type="float" office:value="0.684837890625" calcext:value-type="float">
            <text:p>0.6848378906</text:p>
          </table:table-cell>
          <table:table-cell office:value-type="float" office:value="0.67323046875" calcext:value-type="float">
            <text:p>0.6732304688</text:p>
          </table:table-cell>
          <table:table-cell office:value-type="float" office:value="0.661623046875" calcext:value-type="float">
            <text:p>0.6616230469</text:p>
          </table:table-cell>
          <table:table-cell office:value-type="float" office:value="0.650015625" calcext:value-type="float">
            <text:p>0.650015625</text:p>
          </table:table-cell>
          <table:table-cell office:value-type="float" office:value="0.638408203125" calcext:value-type="float">
            <text:p>0.6384082031</text:p>
          </table:table-cell>
          <table:table-cell office:value-type="float" office:value="0.62680078125" calcext:value-type="float">
            <text:p>0.6268007813</text:p>
          </table:table-cell>
          <table:table-cell office:value-type="float" office:value="0.615193359375" calcext:value-type="float">
            <text:p>0.6151933594</text:p>
          </table:table-cell>
          <table:table-cell office:value-type="float" office:value="0.6035859375" calcext:value-type="float">
            <text:p>0.6035859375</text:p>
          </table:table-cell>
          <table:table-cell office:value-type="float" office:value="0.591978515625" calcext:value-type="float">
            <text:p>0.5919785156</text:p>
          </table:table-cell>
          <table:table-cell office:value-type="float" office:value="0.58037109375" calcext:value-type="float">
            <text:p>0.5803710938</text:p>
          </table:table-cell>
          <table:table-cell office:value-type="float" office:value="0.568763671875" calcext:value-type="float">
            <text:p>0.5687636719</text:p>
          </table:table-cell>
          <table:table-cell office:value-type="float" office:value="0.55715625" calcext:value-type="float">
            <text:p>0.55715625</text:p>
          </table:table-cell>
          <table:table-cell office:value-type="float" office:value="0.545548828125" calcext:value-type="float">
            <text:p>0.5455488281</text:p>
          </table:table-cell>
          <table:table-cell office:value-type="float" office:value="0.53394140625" calcext:value-type="float">
            <text:p>0.5339414063</text:p>
          </table:table-cell>
          <table:table-cell office:value-type="float" office:value="0.522333984375" calcext:value-type="float">
            <text:p>0.522333984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19" calcext:value-type="float">
            <text:p>19</text:p>
          </table:table-cell>
          <table:table-cell office:value-type="float" office:value="0.619063672" calcext:value-type="float">
            <text:p>0.619063672</text:p>
          </table:table-cell>
          <table:table-cell office:value-type="float" office:value="0.609390802125" calcext:value-type="float">
            <text:p>0.6093908021</text:p>
          </table:table-cell>
          <table:table-cell office:value-type="float" office:value="0.59971793225" calcext:value-type="float">
            <text:p>0.5997179323</text:p>
          </table:table-cell>
          <table:table-cell office:value-type="float" office:value="0.590045062375" calcext:value-type="float">
            <text:p>0.5900450624</text:p>
          </table:table-cell>
          <table:table-cell office:value-type="float" office:value="0.5803721925" calcext:value-type="float">
            <text:p>0.5803721925</text:p>
          </table:table-cell>
          <table:table-cell office:value-type="float" office:value="0.570699322625" calcext:value-type="float">
            <text:p>0.5706993226</text:p>
          </table:table-cell>
          <table:table-cell office:value-type="float" office:value="0.56102645275" calcext:value-type="float">
            <text:p>0.5610264528</text:p>
          </table:table-cell>
          <table:table-cell office:value-type="float" office:value="0.551353582875" calcext:value-type="float">
            <text:p>0.5513535829</text:p>
          </table:table-cell>
          <table:table-cell office:value-type="float" office:value="0.541680713" calcext:value-type="float">
            <text:p>0.541680713</text:p>
          </table:table-cell>
          <table:table-cell office:value-type="float" office:value="0.532007843125" calcext:value-type="float">
            <text:p>0.5320078431</text:p>
          </table:table-cell>
          <table:table-cell office:value-type="float" office:value="0.52233497325" calcext:value-type="float">
            <text:p>0.5223349733</text:p>
          </table:table-cell>
          <table:table-cell office:value-type="float" office:value="0.512662103375" calcext:value-type="float">
            <text:p>0.5126621034</text:p>
          </table:table-cell>
          <table:table-cell office:value-type="float" office:value="0.5029892335" calcext:value-type="float">
            <text:p>0.5029892335</text:p>
          </table:table-cell>
          <table:table-cell office:value-type="float" office:value="0.493316363625" calcext:value-type="float">
            <text:p>0.4933163636</text:p>
          </table:table-cell>
          <table:table-cell office:value-type="float" office:value="0.48364349375" calcext:value-type="float">
            <text:p>0.4836434938</text:p>
          </table:table-cell>
          <table:table-cell office:value-type="float" office:value="0.473970623875" calcext:value-type="float">
            <text:p>0.4739706239</text:p>
          </table:table-cell>
          <table:table-cell office:value-type="float" office:value="0.464297754" calcext:value-type="float">
            <text:p>0.464297754</text:p>
          </table:table-cell>
          <table:table-cell office:value-type="float" office:value="0.454624884125" calcext:value-type="float">
            <text:p>0.4546248841</text:p>
          </table:table-cell>
          <table:table-cell office:value-type="float" office:value="0.44495201425" calcext:value-type="float">
            <text:p>0.4449520143</text:p>
          </table:table-cell>
          <table:table-cell office:value-type="float" office:value="0.435279144375" calcext:value-type="float">
            <text:p>0.435279144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0" calcext:value-type="float">
            <text:p>20</text:p>
          </table:table-cell>
          <table:table-cell office:value-type="float" office:value="0.685696875" calcext:value-type="float">
            <text:p>0.685696875</text:p>
          </table:table-cell>
          <table:table-cell office:value-type="float" office:value="0.674982861328125" calcext:value-type="float">
            <text:p>0.6749828613</text:p>
          </table:table-cell>
          <table:table-cell office:value-type="float" office:value="0.66426884765625" calcext:value-type="float">
            <text:p>0.6642688477</text:p>
          </table:table-cell>
          <table:table-cell office:value-type="float" office:value="0.653554833984375" calcext:value-type="float">
            <text:p>0.653554834</text:p>
          </table:table-cell>
          <table:table-cell office:value-type="float" office:value="0.6428408203125" calcext:value-type="float">
            <text:p>0.6428408203</text:p>
          </table:table-cell>
          <table:table-cell office:value-type="float" office:value="0.632126806640625" calcext:value-type="float">
            <text:p>0.6321268066</text:p>
          </table:table-cell>
          <table:table-cell office:value-type="float" office:value="0.62141279296875" calcext:value-type="float">
            <text:p>0.621412793</text:p>
          </table:table-cell>
          <table:table-cell office:value-type="float" office:value="0.610698779296875" calcext:value-type="float">
            <text:p>0.6106987793</text:p>
          </table:table-cell>
          <table:table-cell office:value-type="float" office:value="0.599984765625" calcext:value-type="float">
            <text:p>0.5999847656</text:p>
          </table:table-cell>
          <table:table-cell office:value-type="float" office:value="0.589270751953125" calcext:value-type="float">
            <text:p>0.589270752</text:p>
          </table:table-cell>
          <table:table-cell office:value-type="float" office:value="0.57855673828125" calcext:value-type="float">
            <text:p>0.5785567383</text:p>
          </table:table-cell>
          <table:table-cell office:value-type="float" office:value="0.567842724609375" calcext:value-type="float">
            <text:p>0.5678427246</text:p>
          </table:table-cell>
          <table:table-cell office:value-type="float" office:value="0.5571287109375" calcext:value-type="float">
            <text:p>0.5571287109</text:p>
          </table:table-cell>
          <table:table-cell office:value-type="float" office:value="0.546414697265625" calcext:value-type="float">
            <text:p>0.5464146973</text:p>
          </table:table-cell>
          <table:table-cell office:value-type="float" office:value="0.53570068359375" calcext:value-type="float">
            <text:p>0.5357006836</text:p>
          </table:table-cell>
          <table:table-cell office:value-type="float" office:value="0.524986669921875" calcext:value-type="float">
            <text:p>0.5249866699</text:p>
          </table:table-cell>
          <table:table-cell office:value-type="float" office:value="0.51427265625" calcext:value-type="float">
            <text:p>0.5142726563</text:p>
          </table:table-cell>
          <table:table-cell office:value-type="float" office:value="0.503558642578125" calcext:value-type="float">
            <text:p>0.5035586426</text:p>
          </table:table-cell>
          <table:table-cell office:value-type="float" office:value="0.49284462890625" calcext:value-type="float">
            <text:p>0.4928446289</text:p>
          </table:table-cell>
          <table:table-cell office:value-type="float" office:value="0.482130615234375" calcext:value-type="float">
            <text:p>0.482130615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1" calcext:value-type="float">
            <text:p>21</text:p>
          </table:table-cell>
          <table:table-cell office:value-type="float" office:value="0.7178484375" calcext:value-type="float">
            <text:p>0.7178484375</text:p>
          </table:table-cell>
          <table:table-cell office:value-type="float" office:value="0.706632055664063" calcext:value-type="float">
            <text:p>0.7066320557</text:p>
          </table:table-cell>
          <table:table-cell office:value-type="float" office:value="0.695415673828125" calcext:value-type="float">
            <text:p>0.6954156738</text:p>
          </table:table-cell>
          <table:table-cell office:value-type="float" office:value="0.684199291992188" calcext:value-type="float">
            <text:p>0.684199292</text:p>
          </table:table-cell>
          <table:table-cell office:value-type="float" office:value="0.67298291015625" calcext:value-type="float">
            <text:p>0.6729829102</text:p>
          </table:table-cell>
          <table:table-cell office:value-type="float" office:value="0.661766528320312" calcext:value-type="float">
            <text:p>0.6617665283</text:p>
          </table:table-cell>
          <table:table-cell office:value-type="float" office:value="0.650550146484375" calcext:value-type="float">
            <text:p>0.6505501465</text:p>
          </table:table-cell>
          <table:table-cell office:value-type="float" office:value="0.639333764648438" calcext:value-type="float">
            <text:p>0.6393337646</text:p>
          </table:table-cell>
          <table:table-cell office:value-type="float" office:value="0.6281173828125" calcext:value-type="float">
            <text:p>0.6281173828</text:p>
          </table:table-cell>
          <table:table-cell office:value-type="float" office:value="0.616901000976563" calcext:value-type="float">
            <text:p>0.616901001</text:p>
          </table:table-cell>
          <table:table-cell office:value-type="float" office:value="0.605684619140625" calcext:value-type="float">
            <text:p>0.6056846191</text:p>
          </table:table-cell>
          <table:table-cell office:value-type="float" office:value="0.594468237304688" calcext:value-type="float">
            <text:p>0.5944682373</text:p>
          </table:table-cell>
          <table:table-cell office:value-type="float" office:value="0.58325185546875" calcext:value-type="float">
            <text:p>0.5832518555</text:p>
          </table:table-cell>
          <table:table-cell office:value-type="float" office:value="0.572035473632813" calcext:value-type="float">
            <text:p>0.5720354736</text:p>
          </table:table-cell>
          <table:table-cell office:value-type="float" office:value="0.560819091796875" calcext:value-type="float">
            <text:p>0.5608190918</text:p>
          </table:table-cell>
          <table:table-cell office:value-type="float" office:value="0.549602709960938" calcext:value-type="float">
            <text:p>0.54960271</text:p>
          </table:table-cell>
          <table:table-cell office:value-type="float" office:value="0.538386328125" calcext:value-type="float">
            <text:p>0.5383863281</text:p>
          </table:table-cell>
          <table:table-cell office:value-type="float" office:value="0.527169946289063" calcext:value-type="float">
            <text:p>0.5271699463</text:p>
          </table:table-cell>
          <table:table-cell office:value-type="float" office:value="0.515953564453125" calcext:value-type="float">
            <text:p>0.5159535645</text:p>
          </table:table-cell>
          <table:table-cell office:value-type="float" office:value="0.504737182617188" calcext:value-type="float">
            <text:p>0.50473718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2" calcext:value-type="float">
            <text:p>22</text:p>
          </table:table-cell>
          <table:table-cell office:value-type="float" office:value="0.685696875" calcext:value-type="float">
            <text:p>0.685696875</text:p>
          </table:table-cell>
          <table:table-cell office:value-type="float" office:value="0.674982861328125" calcext:value-type="float">
            <text:p>0.6749828613</text:p>
          </table:table-cell>
          <table:table-cell office:value-type="float" office:value="0.66426884765625" calcext:value-type="float">
            <text:p>0.6642688477</text:p>
          </table:table-cell>
          <table:table-cell office:value-type="float" office:value="0.653554833984375" calcext:value-type="float">
            <text:p>0.653554834</text:p>
          </table:table-cell>
          <table:table-cell office:value-type="float" office:value="0.6428408203125" calcext:value-type="float">
            <text:p>0.6428408203</text:p>
          </table:table-cell>
          <table:table-cell office:value-type="float" office:value="0.632126806640625" calcext:value-type="float">
            <text:p>0.6321268066</text:p>
          </table:table-cell>
          <table:table-cell office:value-type="float" office:value="0.62141279296875" calcext:value-type="float">
            <text:p>0.621412793</text:p>
          </table:table-cell>
          <table:table-cell office:value-type="float" office:value="0.610698779296875" calcext:value-type="float">
            <text:p>0.6106987793</text:p>
          </table:table-cell>
          <table:table-cell office:value-type="float" office:value="0.599984765625" calcext:value-type="float">
            <text:p>0.5999847656</text:p>
          </table:table-cell>
          <table:table-cell office:value-type="float" office:value="0.589270751953125" calcext:value-type="float">
            <text:p>0.589270752</text:p>
          </table:table-cell>
          <table:table-cell office:value-type="float" office:value="0.57855673828125" calcext:value-type="float">
            <text:p>0.5785567383</text:p>
          </table:table-cell>
          <table:table-cell office:value-type="float" office:value="0.567842724609375" calcext:value-type="float">
            <text:p>0.5678427246</text:p>
          </table:table-cell>
          <table:table-cell office:value-type="float" office:value="0.5571287109375" calcext:value-type="float">
            <text:p>0.5571287109</text:p>
          </table:table-cell>
          <table:table-cell office:value-type="float" office:value="0.546414697265625" calcext:value-type="float">
            <text:p>0.5464146973</text:p>
          </table:table-cell>
          <table:table-cell office:value-type="float" office:value="0.53570068359375" calcext:value-type="float">
            <text:p>0.5357006836</text:p>
          </table:table-cell>
          <table:table-cell office:value-type="float" office:value="0.524986669921875" calcext:value-type="float">
            <text:p>0.5249866699</text:p>
          </table:table-cell>
          <table:table-cell office:value-type="float" office:value="0.51427265625" calcext:value-type="float">
            <text:p>0.5142726563</text:p>
          </table:table-cell>
          <table:table-cell office:value-type="float" office:value="0.503558642578125" calcext:value-type="float">
            <text:p>0.5035586426</text:p>
          </table:table-cell>
          <table:table-cell office:value-type="float" office:value="0.49284462890625" calcext:value-type="float">
            <text:p>0.4928446289</text:p>
          </table:table-cell>
          <table:table-cell office:value-type="float" office:value="0.482130615234375" calcext:value-type="float">
            <text:p>0.482130615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0.7178484375" calcext:value-type="float">
            <text:p>0.7178484375</text:p>
          </table:table-cell>
          <table:table-cell office:value-type="float" office:value="0.706632055664063" calcext:value-type="float">
            <text:p>0.7066320557</text:p>
          </table:table-cell>
          <table:table-cell office:value-type="float" office:value="0.695415673828125" calcext:value-type="float">
            <text:p>0.6954156738</text:p>
          </table:table-cell>
          <table:table-cell office:value-type="float" office:value="0.684199291992188" calcext:value-type="float">
            <text:p>0.684199292</text:p>
          </table:table-cell>
          <table:table-cell office:value-type="float" office:value="0.67298291015625" calcext:value-type="float">
            <text:p>0.6729829102</text:p>
          </table:table-cell>
          <table:table-cell office:value-type="float" office:value="0.661766528320312" calcext:value-type="float">
            <text:p>0.6617665283</text:p>
          </table:table-cell>
          <table:table-cell office:value-type="float" office:value="0.650550146484375" calcext:value-type="float">
            <text:p>0.6505501465</text:p>
          </table:table-cell>
          <table:table-cell office:value-type="float" office:value="0.639333764648438" calcext:value-type="float">
            <text:p>0.6393337646</text:p>
          </table:table-cell>
          <table:table-cell office:value-type="float" office:value="0.6281173828125" calcext:value-type="float">
            <text:p>0.6281173828</text:p>
          </table:table-cell>
          <table:table-cell office:value-type="float" office:value="0.616901000976563" calcext:value-type="float">
            <text:p>0.616901001</text:p>
          </table:table-cell>
          <table:table-cell office:value-type="float" office:value="0.605684619140625" calcext:value-type="float">
            <text:p>0.6056846191</text:p>
          </table:table-cell>
          <table:table-cell office:value-type="float" office:value="0.594468237304688" calcext:value-type="float">
            <text:p>0.5944682373</text:p>
          </table:table-cell>
          <table:table-cell office:value-type="float" office:value="0.58325185546875" calcext:value-type="float">
            <text:p>0.5832518555</text:p>
          </table:table-cell>
          <table:table-cell office:value-type="float" office:value="0.572035473632813" calcext:value-type="float">
            <text:p>0.5720354736</text:p>
          </table:table-cell>
          <table:table-cell office:value-type="float" office:value="0.560819091796875" calcext:value-type="float">
            <text:p>0.5608190918</text:p>
          </table:table-cell>
          <table:table-cell office:value-type="float" office:value="0.549602709960938" calcext:value-type="float">
            <text:p>0.54960271</text:p>
          </table:table-cell>
          <table:table-cell office:value-type="float" office:value="0.538386328125" calcext:value-type="float">
            <text:p>0.5383863281</text:p>
          </table:table-cell>
          <table:table-cell office:value-type="float" office:value="0.527169946289063" calcext:value-type="float">
            <text:p>0.5271699463</text:p>
          </table:table-cell>
          <table:table-cell office:value-type="float" office:value="0.515953564453125" calcext:value-type="float">
            <text:p>0.5159535645</text:p>
          </table:table-cell>
          <table:table-cell office:value-type="float" office:value="0.504737182617188" calcext:value-type="float">
            <text:p>0.50473718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4" calcext:value-type="float">
            <text:p>24</text:p>
          </table:table-cell>
          <table:table-cell office:value-type="float" office:value="0.7339242188" calcext:value-type="float">
            <text:p>0.7339242188</text:p>
          </table:table-cell>
          <table:table-cell office:value-type="float" office:value="0.72245665288125" calcext:value-type="float">
            <text:p>0.7224566529</text:p>
          </table:table-cell>
          <table:table-cell office:value-type="float" office:value="0.7109890869625" calcext:value-type="float">
            <text:p>0.710989087</text:p>
          </table:table-cell>
          <table:table-cell office:value-type="float" office:value="0.69952152104375" calcext:value-type="float">
            <text:p>0.699521521</text:p>
          </table:table-cell>
          <table:table-cell office:value-type="float" office:value="0.688053955125" calcext:value-type="float">
            <text:p>0.6880539551</text:p>
          </table:table-cell>
          <table:table-cell office:value-type="float" office:value="0.67658638920625" calcext:value-type="float">
            <text:p>0.6765863892</text:p>
          </table:table-cell>
          <table:table-cell office:value-type="float" office:value="0.6651188232875" calcext:value-type="float">
            <text:p>0.6651188233</text:p>
          </table:table-cell>
          <table:table-cell office:value-type="float" office:value="0.65365125736875" calcext:value-type="float">
            <text:p>0.6536512574</text:p>
          </table:table-cell>
          <table:table-cell office:value-type="float" office:value="0.64218369145" calcext:value-type="float">
            <text:p>0.6421836915</text:p>
          </table:table-cell>
          <table:table-cell office:value-type="float" office:value="0.63071612553125" calcext:value-type="float">
            <text:p>0.6307161255</text:p>
          </table:table-cell>
          <table:table-cell office:value-type="float" office:value="0.6192485596125" calcext:value-type="float">
            <text:p>0.6192485596</text:p>
          </table:table-cell>
          <table:table-cell office:value-type="float" office:value="0.60778099369375" calcext:value-type="float">
            <text:p>0.6077809937</text:p>
          </table:table-cell>
          <table:table-cell office:value-type="float" office:value="0.596313427775" calcext:value-type="float">
            <text:p>0.5963134278</text:p>
          </table:table-cell>
          <table:table-cell office:value-type="float" office:value="0.58484586185625" calcext:value-type="float">
            <text:p>0.5848458619</text:p>
          </table:table-cell>
          <table:table-cell office:value-type="float" office:value="0.5733782959375" calcext:value-type="float">
            <text:p>0.5733782959</text:p>
          </table:table-cell>
          <table:table-cell office:value-type="float" office:value="0.56191073001875" calcext:value-type="float">
            <text:p>0.56191073</text:p>
          </table:table-cell>
          <table:table-cell office:value-type="float" office:value="0.5504431641" calcext:value-type="float">
            <text:p>0.5504431641</text:p>
          </table:table-cell>
          <table:table-cell office:value-type="float" office:value="0.53897559818125" calcext:value-type="float">
            <text:p>0.5389755982</text:p>
          </table:table-cell>
          <table:table-cell office:value-type="float" office:value="0.5275080322625" calcext:value-type="float">
            <text:p>0.5275080323</text:p>
          </table:table-cell>
          <table:table-cell office:value-type="float" office:value="0.51604046634375" calcext:value-type="float">
            <text:p>0.51604046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0.7178484375" calcext:value-type="float">
            <text:p>0.7178484375</text:p>
          </table:table-cell>
          <table:table-cell office:value-type="float" office:value="0.706632055664063" calcext:value-type="float">
            <text:p>0.7066320557</text:p>
          </table:table-cell>
          <table:table-cell office:value-type="float" office:value="0.695415673828125" calcext:value-type="float">
            <text:p>0.6954156738</text:p>
          </table:table-cell>
          <table:table-cell office:value-type="float" office:value="0.684199291992188" calcext:value-type="float">
            <text:p>0.684199292</text:p>
          </table:table-cell>
          <table:table-cell office:value-type="float" office:value="0.67298291015625" calcext:value-type="float">
            <text:p>0.6729829102</text:p>
          </table:table-cell>
          <table:table-cell office:value-type="float" office:value="0.661766528320312" calcext:value-type="float">
            <text:p>0.6617665283</text:p>
          </table:table-cell>
          <table:table-cell office:value-type="float" office:value="0.650550146484375" calcext:value-type="float">
            <text:p>0.6505501465</text:p>
          </table:table-cell>
          <table:table-cell office:value-type="float" office:value="0.639333764648438" calcext:value-type="float">
            <text:p>0.6393337646</text:p>
          </table:table-cell>
          <table:table-cell office:value-type="float" office:value="0.6281173828125" calcext:value-type="float">
            <text:p>0.6281173828</text:p>
          </table:table-cell>
          <table:table-cell office:value-type="float" office:value="0.616901000976563" calcext:value-type="float">
            <text:p>0.616901001</text:p>
          </table:table-cell>
          <table:table-cell office:value-type="float" office:value="0.605684619140625" calcext:value-type="float">
            <text:p>0.6056846191</text:p>
          </table:table-cell>
          <table:table-cell office:value-type="float" office:value="0.594468237304688" calcext:value-type="float">
            <text:p>0.5944682373</text:p>
          </table:table-cell>
          <table:table-cell office:value-type="float" office:value="0.58325185546875" calcext:value-type="float">
            <text:p>0.5832518555</text:p>
          </table:table-cell>
          <table:table-cell office:value-type="float" office:value="0.572035473632813" calcext:value-type="float">
            <text:p>0.5720354736</text:p>
          </table:table-cell>
          <table:table-cell office:value-type="float" office:value="0.560819091796875" calcext:value-type="float">
            <text:p>0.5608190918</text:p>
          </table:table-cell>
          <table:table-cell office:value-type="float" office:value="0.549602709960938" calcext:value-type="float">
            <text:p>0.54960271</text:p>
          </table:table-cell>
          <table:table-cell office:value-type="float" office:value="0.538386328125" calcext:value-type="float">
            <text:p>0.5383863281</text:p>
          </table:table-cell>
          <table:table-cell office:value-type="float" office:value="0.527169946289063" calcext:value-type="float">
            <text:p>0.5271699463</text:p>
          </table:table-cell>
          <table:table-cell office:value-type="float" office:value="0.515953564453125" calcext:value-type="float">
            <text:p>0.5159535645</text:p>
          </table:table-cell>
          <table:table-cell office:value-type="float" office:value="0.504737182617188" calcext:value-type="float">
            <text:p>0.50473718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6" calcext:value-type="float">
            <text:p>26</text:p>
          </table:table-cell>
          <table:table-cell office:value-type="float" office:value="0.7339242188" calcext:value-type="float">
            <text:p>0.7339242188</text:p>
          </table:table-cell>
          <table:table-cell office:value-type="float" office:value="0.72245665288125" calcext:value-type="float">
            <text:p>0.7224566529</text:p>
          </table:table-cell>
          <table:table-cell office:value-type="float" office:value="0.7109890869625" calcext:value-type="float">
            <text:p>0.710989087</text:p>
          </table:table-cell>
          <table:table-cell office:value-type="float" office:value="0.69952152104375" calcext:value-type="float">
            <text:p>0.699521521</text:p>
          </table:table-cell>
          <table:table-cell office:value-type="float" office:value="0.688053955125" calcext:value-type="float">
            <text:p>0.6880539551</text:p>
          </table:table-cell>
          <table:table-cell office:value-type="float" office:value="0.67658638920625" calcext:value-type="float">
            <text:p>0.6765863892</text:p>
          </table:table-cell>
          <table:table-cell office:value-type="float" office:value="0.6651188232875" calcext:value-type="float">
            <text:p>0.6651188233</text:p>
          </table:table-cell>
          <table:table-cell office:value-type="float" office:value="0.65365125736875" calcext:value-type="float">
            <text:p>0.6536512574</text:p>
          </table:table-cell>
          <table:table-cell office:value-type="float" office:value="0.64218369145" calcext:value-type="float">
            <text:p>0.6421836915</text:p>
          </table:table-cell>
          <table:table-cell office:value-type="float" office:value="0.63071612553125" calcext:value-type="float">
            <text:p>0.6307161255</text:p>
          </table:table-cell>
          <table:table-cell office:value-type="float" office:value="0.6192485596125" calcext:value-type="float">
            <text:p>0.6192485596</text:p>
          </table:table-cell>
          <table:table-cell office:value-type="float" office:value="0.60778099369375" calcext:value-type="float">
            <text:p>0.6077809937</text:p>
          </table:table-cell>
          <table:table-cell office:value-type="float" office:value="0.596313427775" calcext:value-type="float">
            <text:p>0.5963134278</text:p>
          </table:table-cell>
          <table:table-cell office:value-type="float" office:value="0.58484586185625" calcext:value-type="float">
            <text:p>0.5848458619</text:p>
          </table:table-cell>
          <table:table-cell office:value-type="float" office:value="0.5733782959375" calcext:value-type="float">
            <text:p>0.5733782959</text:p>
          </table:table-cell>
          <table:table-cell office:value-type="float" office:value="0.56191073001875" calcext:value-type="float">
            <text:p>0.56191073</text:p>
          </table:table-cell>
          <table:table-cell office:value-type="float" office:value="0.5504431641" calcext:value-type="float">
            <text:p>0.5504431641</text:p>
          </table:table-cell>
          <table:table-cell office:value-type="float" office:value="0.53897559818125" calcext:value-type="float">
            <text:p>0.5389755982</text:p>
          </table:table-cell>
          <table:table-cell office:value-type="float" office:value="0.5275080322625" calcext:value-type="float">
            <text:p>0.5275080323</text:p>
          </table:table-cell>
          <table:table-cell office:value-type="float" office:value="0.51604046634375" calcext:value-type="float">
            <text:p>0.516040466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7" calcext:value-type="float">
            <text:p>27</text:p>
          </table:table-cell>
          <table:table-cell office:value-type="float" office:value="0.7435696875" calcext:value-type="float">
            <text:p>0.7435696875</text:p>
          </table:table-cell>
          <table:table-cell office:value-type="float" office:value="0.731951411132813" calcext:value-type="float">
            <text:p>0.7319514111</text:p>
          </table:table-cell>
          <table:table-cell office:value-type="float" office:value="0.720333134765625" calcext:value-type="float">
            <text:p>0.7203331348</text:p>
          </table:table-cell>
          <table:table-cell office:value-type="float" office:value="0.708714858398438" calcext:value-type="float">
            <text:p>0.7087148584</text:p>
          </table:table-cell>
          <table:table-cell office:value-type="float" office:value="0.69709658203125" calcext:value-type="float">
            <text:p>0.697096582</text:p>
          </table:table-cell>
          <table:table-cell office:value-type="float" office:value="0.685478305664063" calcext:value-type="float">
            <text:p>0.6854783057</text:p>
          </table:table-cell>
          <table:table-cell office:value-type="float" office:value="0.673860029296875" calcext:value-type="float">
            <text:p>0.6738600293</text:p>
          </table:table-cell>
          <table:table-cell office:value-type="float" office:value="0.662241752929688" calcext:value-type="float">
            <text:p>0.6622417529</text:p>
          </table:table-cell>
          <table:table-cell office:value-type="float" office:value="0.6506234765625" calcext:value-type="float">
            <text:p>0.6506234766</text:p>
          </table:table-cell>
          <table:table-cell office:value-type="float" office:value="0.639005200195313" calcext:value-type="float">
            <text:p>0.6390052002</text:p>
          </table:table-cell>
          <table:table-cell office:value-type="float" office:value="0.627386923828125" calcext:value-type="float">
            <text:p>0.6273869238</text:p>
          </table:table-cell>
          <table:table-cell office:value-type="float" office:value="0.615768647460938" calcext:value-type="float">
            <text:p>0.6157686475</text:p>
          </table:table-cell>
          <table:table-cell office:value-type="float" office:value="0.60415037109375" calcext:value-type="float">
            <text:p>0.6041503711</text:p>
          </table:table-cell>
          <table:table-cell office:value-type="float" office:value="0.592532094726563" calcext:value-type="float">
            <text:p>0.5925320947</text:p>
          </table:table-cell>
          <table:table-cell office:value-type="float" office:value="0.580913818359375" calcext:value-type="float">
            <text:p>0.5809138184</text:p>
          </table:table-cell>
          <table:table-cell office:value-type="float" office:value="0.569295541992188" calcext:value-type="float">
            <text:p>0.569295542</text:p>
          </table:table-cell>
          <table:table-cell office:value-type="float" office:value="0.557677265625" calcext:value-type="float">
            <text:p>0.5576772656</text:p>
          </table:table-cell>
          <table:table-cell office:value-type="float" office:value="0.546058989257813" calcext:value-type="float">
            <text:p>0.5460589893</text:p>
          </table:table-cell>
          <table:table-cell office:value-type="float" office:value="0.534440712890625" calcext:value-type="float">
            <text:p>0.5344407129</text:p>
          </table:table-cell>
          <table:table-cell office:value-type="float" office:value="0.522822436523438" calcext:value-type="float">
            <text:p>0.5228224365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8" calcext:value-type="float">
            <text:p>28</text:p>
          </table:table-cell>
          <table:table-cell office:value-type="float" office:value="0.6123292383" calcext:value-type="float">
            <text:p>0.6123292383</text:p>
          </table:table-cell>
          <table:table-cell office:value-type="float" office:value="0.602761593951563" calcext:value-type="float">
            <text:p>0.602761594</text:p>
          </table:table-cell>
          <table:table-cell office:value-type="float" office:value="0.593193949603125" calcext:value-type="float">
            <text:p>0.5931939496</text:p>
          </table:table-cell>
          <table:table-cell office:value-type="float" office:value="0.583626305254688" calcext:value-type="float">
            <text:p>0.5836263053</text:p>
          </table:table-cell>
          <table:table-cell office:value-type="float" office:value="0.57405866090625" calcext:value-type="float">
            <text:p>0.5740586609</text:p>
          </table:table-cell>
          <table:table-cell office:value-type="float" office:value="0.564491016557813" calcext:value-type="float">
            <text:p>0.5644910166</text:p>
          </table:table-cell>
          <table:table-cell office:value-type="float" office:value="0.554923372209375" calcext:value-type="float">
            <text:p>0.5549233722</text:p>
          </table:table-cell>
          <table:table-cell office:value-type="float" office:value="0.545355727860938" calcext:value-type="float">
            <text:p>0.5453557279</text:p>
          </table:table-cell>
          <table:table-cell office:value-type="float" office:value="0.5357880835125" calcext:value-type="float">
            <text:p>0.5357880835</text:p>
          </table:table-cell>
          <table:table-cell office:value-type="float" office:value="0.526220439164063" calcext:value-type="float">
            <text:p>0.5262204392</text:p>
          </table:table-cell>
          <table:table-cell office:value-type="float" office:value="0.516652794815625" calcext:value-type="float">
            <text:p>0.5166527948</text:p>
          </table:table-cell>
          <table:table-cell office:value-type="float" office:value="0.507085150467188" calcext:value-type="float">
            <text:p>0.5070851505</text:p>
          </table:table-cell>
          <table:table-cell office:value-type="float" office:value="0.49751750611875" calcext:value-type="float">
            <text:p>0.4975175061</text:p>
          </table:table-cell>
          <table:table-cell office:value-type="float" office:value="0.487949861770313" calcext:value-type="float">
            <text:p>0.4879498618</text:p>
          </table:table-cell>
          <table:table-cell office:value-type="float" office:value="0.478382217421875" calcext:value-type="float">
            <text:p>0.4783822174</text:p>
          </table:table-cell>
          <table:table-cell office:value-type="float" office:value="0.468814573073438" calcext:value-type="float">
            <text:p>0.4688145731</text:p>
          </table:table-cell>
          <table:table-cell office:value-type="float" office:value="0.459246928725" calcext:value-type="float">
            <text:p>0.4592469287</text:p>
          </table:table-cell>
          <table:table-cell office:value-type="float" office:value="0.449679284376563" calcext:value-type="float">
            <text:p>0.4496792844</text:p>
          </table:table-cell>
          <table:table-cell office:value-type="float" office:value="0.440111640028125" calcext:value-type="float">
            <text:p>0.44011164</text:p>
          </table:table-cell>
          <table:table-cell office:value-type="float" office:value="0.430543995679688" calcext:value-type="float">
            <text:p>0.4305439957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29" calcext:value-type="float">
            <text:p>29</text:p>
          </table:table-cell>
          <table:table-cell office:value-type="float" office:value="0.6889120313" calcext:value-type="float">
            <text:p>0.6889120313</text:p>
          </table:table-cell>
          <table:table-cell office:value-type="float" office:value="0.678147780810938" calcext:value-type="float">
            <text:p>0.6781477808</text:p>
          </table:table-cell>
          <table:table-cell office:value-type="float" office:value="0.667383530321875" calcext:value-type="float">
            <text:p>0.6673835303</text:p>
          </table:table-cell>
          <table:table-cell office:value-type="float" office:value="0.656619279832813" calcext:value-type="float">
            <text:p>0.6566192798</text:p>
          </table:table-cell>
          <table:table-cell office:value-type="float" office:value="0.64585502934375" calcext:value-type="float">
            <text:p>0.6458550293</text:p>
          </table:table-cell>
          <table:table-cell office:value-type="float" office:value="0.635090778854687" calcext:value-type="float">
            <text:p>0.6350907789</text:p>
          </table:table-cell>
          <table:table-cell office:value-type="float" office:value="0.624326528365625" calcext:value-type="float">
            <text:p>0.6243265284</text:p>
          </table:table-cell>
          <table:table-cell office:value-type="float" office:value="0.613562277876563" calcext:value-type="float">
            <text:p>0.6135622779</text:p>
          </table:table-cell>
          <table:table-cell office:value-type="float" office:value="0.6027980273875" calcext:value-type="float">
            <text:p>0.6027980274</text:p>
          </table:table-cell>
          <table:table-cell office:value-type="float" office:value="0.592033776898438" calcext:value-type="float">
            <text:p>0.5920337769</text:p>
          </table:table-cell>
          <table:table-cell office:value-type="float" office:value="0.581269526409375" calcext:value-type="float">
            <text:p>0.5812695264</text:p>
          </table:table-cell>
          <table:table-cell office:value-type="float" office:value="0.570505275920312" calcext:value-type="float">
            <text:p>0.5705052759</text:p>
          </table:table-cell>
          <table:table-cell office:value-type="float" office:value="0.55974102543125" calcext:value-type="float">
            <text:p>0.5597410254</text:p>
          </table:table-cell>
          <table:table-cell office:value-type="float" office:value="0.548976774942188" calcext:value-type="float">
            <text:p>0.5489767749</text:p>
          </table:table-cell>
          <table:table-cell office:value-type="float" office:value="0.538212524453125" calcext:value-type="float">
            <text:p>0.5382125245</text:p>
          </table:table-cell>
          <table:table-cell office:value-type="float" office:value="0.527448273964063" calcext:value-type="float">
            <text:p>0.527448274</text:p>
          </table:table-cell>
          <table:table-cell office:value-type="float" office:value="0.516684023475" calcext:value-type="float">
            <text:p>0.5166840235</text:p>
          </table:table-cell>
          <table:table-cell office:value-type="float" office:value="0.505919772985938" calcext:value-type="float">
            <text:p>0.505919773</text:p>
          </table:table-cell>
          <table:table-cell office:value-type="float" office:value="0.495155522496875" calcext:value-type="float">
            <text:p>0.4951555225</text:p>
          </table:table-cell>
          <table:table-cell office:value-type="float" office:value="0.484391272007813" calcext:value-type="float">
            <text:p>0.4843912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0" calcext:value-type="float">
            <text:p>30</text:p>
          </table:table-cell>
          <table:table-cell office:value-type="float" office:value="0.7194560156" calcext:value-type="float">
            <text:p>0.7194560156</text:p>
          </table:table-cell>
          <table:table-cell office:value-type="float" office:value="0.70821451535625" calcext:value-type="float">
            <text:p>0.7082145154</text:p>
          </table:table-cell>
          <table:table-cell office:value-type="float" office:value="0.6969730151125" calcext:value-type="float">
            <text:p>0.6969730151</text:p>
          </table:table-cell>
          <table:table-cell office:value-type="float" office:value="0.68573151486875" calcext:value-type="float">
            <text:p>0.6857315149</text:p>
          </table:table-cell>
          <table:table-cell office:value-type="float" office:value="0.674490014625" calcext:value-type="float">
            <text:p>0.6744900146</text:p>
          </table:table-cell>
          <table:table-cell office:value-type="float" office:value="0.66324851438125" calcext:value-type="float">
            <text:p>0.6632485144</text:p>
          </table:table-cell>
          <table:table-cell office:value-type="float" office:value="0.6520070141375" calcext:value-type="float">
            <text:p>0.6520070141</text:p>
          </table:table-cell>
          <table:table-cell office:value-type="float" office:value="0.64076551389375" calcext:value-type="float">
            <text:p>0.6407655139</text:p>
          </table:table-cell>
          <table:table-cell office:value-type="float" office:value="0.62952401365" calcext:value-type="float">
            <text:p>0.6295240137</text:p>
          </table:table-cell>
          <table:table-cell office:value-type="float" office:value="0.61828251340625" calcext:value-type="float">
            <text:p>0.6182825134</text:p>
          </table:table-cell>
          <table:table-cell office:value-type="float" office:value="0.6070410131625" calcext:value-type="float">
            <text:p>0.6070410132</text:p>
          </table:table-cell>
          <table:table-cell office:value-type="float" office:value="0.59579951291875" calcext:value-type="float">
            <text:p>0.5957995129</text:p>
          </table:table-cell>
          <table:table-cell office:value-type="float" office:value="0.584558012675" calcext:value-type="float">
            <text:p>0.5845580127</text:p>
          </table:table-cell>
          <table:table-cell office:value-type="float" office:value="0.57331651243125" calcext:value-type="float">
            <text:p>0.5733165124</text:p>
          </table:table-cell>
          <table:table-cell office:value-type="float" office:value="0.5620750121875" calcext:value-type="float">
            <text:p>0.5620750122</text:p>
          </table:table-cell>
          <table:table-cell office:value-type="float" office:value="0.55083351194375" calcext:value-type="float">
            <text:p>0.5508335119</text:p>
          </table:table-cell>
          <table:table-cell office:value-type="float" office:value="0.5395920117" calcext:value-type="float">
            <text:p>0.5395920117</text:p>
          </table:table-cell>
          <table:table-cell office:value-type="float" office:value="0.52835051145625" calcext:value-type="float">
            <text:p>0.5283505115</text:p>
          </table:table-cell>
          <table:table-cell office:value-type="float" office:value="0.5171090112125" calcext:value-type="float">
            <text:p>0.5171090112</text:p>
          </table:table-cell>
          <table:table-cell office:value-type="float" office:value="0.50586751096875" calcext:value-type="float">
            <text:p>0.50586751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1" calcext:value-type="float">
            <text:p>31</text:p>
          </table:table-cell>
          <table:table-cell office:value-type="float" office:value="0.6889120313" calcext:value-type="float">
            <text:p>0.6889120313</text:p>
          </table:table-cell>
          <table:table-cell office:value-type="float" office:value="0.678147780810938" calcext:value-type="float">
            <text:p>0.6781477808</text:p>
          </table:table-cell>
          <table:table-cell office:value-type="float" office:value="0.667383530321875" calcext:value-type="float">
            <text:p>0.6673835303</text:p>
          </table:table-cell>
          <table:table-cell office:value-type="float" office:value="0.656619279832813" calcext:value-type="float">
            <text:p>0.6566192798</text:p>
          </table:table-cell>
          <table:table-cell office:value-type="float" office:value="0.64585502934375" calcext:value-type="float">
            <text:p>0.6458550293</text:p>
          </table:table-cell>
          <table:table-cell office:value-type="float" office:value="0.635090778854687" calcext:value-type="float">
            <text:p>0.6350907789</text:p>
          </table:table-cell>
          <table:table-cell office:value-type="float" office:value="0.624326528365625" calcext:value-type="float">
            <text:p>0.6243265284</text:p>
          </table:table-cell>
          <table:table-cell office:value-type="float" office:value="0.613562277876563" calcext:value-type="float">
            <text:p>0.6135622779</text:p>
          </table:table-cell>
          <table:table-cell office:value-type="float" office:value="0.6027980273875" calcext:value-type="float">
            <text:p>0.6027980274</text:p>
          </table:table-cell>
          <table:table-cell office:value-type="float" office:value="0.592033776898438" calcext:value-type="float">
            <text:p>0.5920337769</text:p>
          </table:table-cell>
          <table:table-cell office:value-type="float" office:value="0.581269526409375" calcext:value-type="float">
            <text:p>0.5812695264</text:p>
          </table:table-cell>
          <table:table-cell office:value-type="float" office:value="0.570505275920312" calcext:value-type="float">
            <text:p>0.5705052759</text:p>
          </table:table-cell>
          <table:table-cell office:value-type="float" office:value="0.55974102543125" calcext:value-type="float">
            <text:p>0.5597410254</text:p>
          </table:table-cell>
          <table:table-cell office:value-type="float" office:value="0.548976774942188" calcext:value-type="float">
            <text:p>0.5489767749</text:p>
          </table:table-cell>
          <table:table-cell office:value-type="float" office:value="0.538212524453125" calcext:value-type="float">
            <text:p>0.5382125245</text:p>
          </table:table-cell>
          <table:table-cell office:value-type="float" office:value="0.527448273964063" calcext:value-type="float">
            <text:p>0.527448274</text:p>
          </table:table-cell>
          <table:table-cell office:value-type="float" office:value="0.516684023475" calcext:value-type="float">
            <text:p>0.5166840235</text:p>
          </table:table-cell>
          <table:table-cell office:value-type="float" office:value="0.505919772985938" calcext:value-type="float">
            <text:p>0.505919773</text:p>
          </table:table-cell>
          <table:table-cell office:value-type="float" office:value="0.495155522496875" calcext:value-type="float">
            <text:p>0.4951555225</text:p>
          </table:table-cell>
          <table:table-cell office:value-type="float" office:value="0.484391272007813" calcext:value-type="float">
            <text:p>0.4843912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2" calcext:value-type="float">
            <text:p>32</text:p>
          </table:table-cell>
          <table:table-cell office:value-type="float" office:value="0.7194560156" calcext:value-type="float">
            <text:p>0.7194560156</text:p>
          </table:table-cell>
          <table:table-cell office:value-type="float" office:value="0.70821451535625" calcext:value-type="float">
            <text:p>0.7082145154</text:p>
          </table:table-cell>
          <table:table-cell office:value-type="float" office:value="0.6969730151125" calcext:value-type="float">
            <text:p>0.6969730151</text:p>
          </table:table-cell>
          <table:table-cell office:value-type="float" office:value="0.68573151486875" calcext:value-type="float">
            <text:p>0.6857315149</text:p>
          </table:table-cell>
          <table:table-cell office:value-type="float" office:value="0.674490014625" calcext:value-type="float">
            <text:p>0.6744900146</text:p>
          </table:table-cell>
          <table:table-cell office:value-type="float" office:value="0.66324851438125" calcext:value-type="float">
            <text:p>0.6632485144</text:p>
          </table:table-cell>
          <table:table-cell office:value-type="float" office:value="0.6520070141375" calcext:value-type="float">
            <text:p>0.6520070141</text:p>
          </table:table-cell>
          <table:table-cell office:value-type="float" office:value="0.64076551389375" calcext:value-type="float">
            <text:p>0.6407655139</text:p>
          </table:table-cell>
          <table:table-cell office:value-type="float" office:value="0.62952401365" calcext:value-type="float">
            <text:p>0.6295240137</text:p>
          </table:table-cell>
          <table:table-cell office:value-type="float" office:value="0.61828251340625" calcext:value-type="float">
            <text:p>0.6182825134</text:p>
          </table:table-cell>
          <table:table-cell office:value-type="float" office:value="0.6070410131625" calcext:value-type="float">
            <text:p>0.6070410132</text:p>
          </table:table-cell>
          <table:table-cell office:value-type="float" office:value="0.59579951291875" calcext:value-type="float">
            <text:p>0.5957995129</text:p>
          </table:table-cell>
          <table:table-cell office:value-type="float" office:value="0.584558012675" calcext:value-type="float">
            <text:p>0.5845580127</text:p>
          </table:table-cell>
          <table:table-cell office:value-type="float" office:value="0.57331651243125" calcext:value-type="float">
            <text:p>0.5733165124</text:p>
          </table:table-cell>
          <table:table-cell office:value-type="float" office:value="0.5620750121875" calcext:value-type="float">
            <text:p>0.5620750122</text:p>
          </table:table-cell>
          <table:table-cell office:value-type="float" office:value="0.55083351194375" calcext:value-type="float">
            <text:p>0.5508335119</text:p>
          </table:table-cell>
          <table:table-cell office:value-type="float" office:value="0.5395920117" calcext:value-type="float">
            <text:p>0.5395920117</text:p>
          </table:table-cell>
          <table:table-cell office:value-type="float" office:value="0.52835051145625" calcext:value-type="float">
            <text:p>0.5283505115</text:p>
          </table:table-cell>
          <table:table-cell office:value-type="float" office:value="0.5171090112125" calcext:value-type="float">
            <text:p>0.5171090112</text:p>
          </table:table-cell>
          <table:table-cell office:value-type="float" office:value="0.50586751096875" calcext:value-type="float">
            <text:p>0.50586751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3" calcext:value-type="float">
            <text:p>33</text:p>
          </table:table-cell>
          <table:table-cell office:value-type="float" office:value="0.7347280079" calcext:value-type="float">
            <text:p>0.7347280079</text:p>
          </table:table-cell>
          <table:table-cell office:value-type="float" office:value="0.723247882776563" calcext:value-type="float">
            <text:p>0.7232478828</text:p>
          </table:table-cell>
          <table:table-cell office:value-type="float" office:value="0.711767757653125" calcext:value-type="float">
            <text:p>0.7117677577</text:p>
          </table:table-cell>
          <table:table-cell office:value-type="float" office:value="0.700287632529688" calcext:value-type="float">
            <text:p>0.7002876325</text:p>
          </table:table-cell>
          <table:table-cell office:value-type="float" office:value="0.68880750740625" calcext:value-type="float">
            <text:p>0.6888075074</text:p>
          </table:table-cell>
          <table:table-cell office:value-type="float" office:value="0.677327382282813" calcext:value-type="float">
            <text:p>0.6773273823</text:p>
          </table:table-cell>
          <table:table-cell office:value-type="float" office:value="0.665847257159375" calcext:value-type="float">
            <text:p>0.6658472572</text:p>
          </table:table-cell>
          <table:table-cell office:value-type="float" office:value="0.654367132035938" calcext:value-type="float">
            <text:p>0.654367132</text:p>
          </table:table-cell>
          <table:table-cell office:value-type="float" office:value="0.6428870069125" calcext:value-type="float">
            <text:p>0.6428870069</text:p>
          </table:table-cell>
          <table:table-cell office:value-type="float" office:value="0.631406881789063" calcext:value-type="float">
            <text:p>0.6314068818</text:p>
          </table:table-cell>
          <table:table-cell office:value-type="float" office:value="0.619926756665625" calcext:value-type="float">
            <text:p>0.6199267567</text:p>
          </table:table-cell>
          <table:table-cell office:value-type="float" office:value="0.608446631542188" calcext:value-type="float">
            <text:p>0.6084466315</text:p>
          </table:table-cell>
          <table:table-cell office:value-type="float" office:value="0.59696650641875" calcext:value-type="float">
            <text:p>0.5969665064</text:p>
          </table:table-cell>
          <table:table-cell office:value-type="float" office:value="0.585486381295313" calcext:value-type="float">
            <text:p>0.5854863813</text:p>
          </table:table-cell>
          <table:table-cell office:value-type="float" office:value="0.574006256171875" calcext:value-type="float">
            <text:p>0.5740062562</text:p>
          </table:table-cell>
          <table:table-cell office:value-type="float" office:value="0.562526131048438" calcext:value-type="float">
            <text:p>0.562526131</text:p>
          </table:table-cell>
          <table:table-cell office:value-type="float" office:value="0.551046005925" calcext:value-type="float">
            <text:p>0.5510460059</text:p>
          </table:table-cell>
          <table:table-cell office:value-type="float" office:value="0.539565880801563" calcext:value-type="float">
            <text:p>0.5395658808</text:p>
          </table:table-cell>
          <table:table-cell office:value-type="float" office:value="0.528085755678125" calcext:value-type="float">
            <text:p>0.5280857557</text:p>
          </table:table-cell>
          <table:table-cell office:value-type="float" office:value="0.516605630554688" calcext:value-type="float">
            <text:p>0.516605630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4" calcext:value-type="float">
            <text:p>34</text:p>
          </table:table-cell>
          <table:table-cell office:value-type="float" office:value="0.7194560156" calcext:value-type="float">
            <text:p>0.7194560156</text:p>
          </table:table-cell>
          <table:table-cell office:value-type="float" office:value="0.70821451535625" calcext:value-type="float">
            <text:p>0.7082145154</text:p>
          </table:table-cell>
          <table:table-cell office:value-type="float" office:value="0.6969730151125" calcext:value-type="float">
            <text:p>0.6969730151</text:p>
          </table:table-cell>
          <table:table-cell office:value-type="float" office:value="0.68573151486875" calcext:value-type="float">
            <text:p>0.6857315149</text:p>
          </table:table-cell>
          <table:table-cell office:value-type="float" office:value="0.674490014625" calcext:value-type="float">
            <text:p>0.6744900146</text:p>
          </table:table-cell>
          <table:table-cell office:value-type="float" office:value="0.66324851438125" calcext:value-type="float">
            <text:p>0.6632485144</text:p>
          </table:table-cell>
          <table:table-cell office:value-type="float" office:value="0.6520070141375" calcext:value-type="float">
            <text:p>0.6520070141</text:p>
          </table:table-cell>
          <table:table-cell office:value-type="float" office:value="0.64076551389375" calcext:value-type="float">
            <text:p>0.6407655139</text:p>
          </table:table-cell>
          <table:table-cell office:value-type="float" office:value="0.62952401365" calcext:value-type="float">
            <text:p>0.6295240137</text:p>
          </table:table-cell>
          <table:table-cell office:value-type="float" office:value="0.61828251340625" calcext:value-type="float">
            <text:p>0.6182825134</text:p>
          </table:table-cell>
          <table:table-cell office:value-type="float" office:value="0.6070410131625" calcext:value-type="float">
            <text:p>0.6070410132</text:p>
          </table:table-cell>
          <table:table-cell office:value-type="float" office:value="0.59579951291875" calcext:value-type="float">
            <text:p>0.5957995129</text:p>
          </table:table-cell>
          <table:table-cell office:value-type="float" office:value="0.584558012675" calcext:value-type="float">
            <text:p>0.5845580127</text:p>
          </table:table-cell>
          <table:table-cell office:value-type="float" office:value="0.57331651243125" calcext:value-type="float">
            <text:p>0.5733165124</text:p>
          </table:table-cell>
          <table:table-cell office:value-type="float" office:value="0.5620750121875" calcext:value-type="float">
            <text:p>0.5620750122</text:p>
          </table:table-cell>
          <table:table-cell office:value-type="float" office:value="0.55083351194375" calcext:value-type="float">
            <text:p>0.5508335119</text:p>
          </table:table-cell>
          <table:table-cell office:value-type="float" office:value="0.5395920117" calcext:value-type="float">
            <text:p>0.5395920117</text:p>
          </table:table-cell>
          <table:table-cell office:value-type="float" office:value="0.52835051145625" calcext:value-type="float">
            <text:p>0.5283505115</text:p>
          </table:table-cell>
          <table:table-cell office:value-type="float" office:value="0.5171090112125" calcext:value-type="float">
            <text:p>0.5171090112</text:p>
          </table:table-cell>
          <table:table-cell office:value-type="float" office:value="0.50586751096875" calcext:value-type="float">
            <text:p>0.50586751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5" calcext:value-type="float">
            <text:p>35</text:p>
          </table:table-cell>
          <table:table-cell office:value-type="float" office:value="0.7347280079" calcext:value-type="float">
            <text:p>0.7347280079</text:p>
          </table:table-cell>
          <table:table-cell office:value-type="float" office:value="0.723247882776563" calcext:value-type="float">
            <text:p>0.7232478828</text:p>
          </table:table-cell>
          <table:table-cell office:value-type="float" office:value="0.711767757653125" calcext:value-type="float">
            <text:p>0.7117677577</text:p>
          </table:table-cell>
          <table:table-cell office:value-type="float" office:value="0.700287632529688" calcext:value-type="float">
            <text:p>0.7002876325</text:p>
          </table:table-cell>
          <table:table-cell office:value-type="float" office:value="0.68880750740625" calcext:value-type="float">
            <text:p>0.6888075074</text:p>
          </table:table-cell>
          <table:table-cell office:value-type="float" office:value="0.677327382282813" calcext:value-type="float">
            <text:p>0.6773273823</text:p>
          </table:table-cell>
          <table:table-cell office:value-type="float" office:value="0.665847257159375" calcext:value-type="float">
            <text:p>0.6658472572</text:p>
          </table:table-cell>
          <table:table-cell office:value-type="float" office:value="0.654367132035938" calcext:value-type="float">
            <text:p>0.654367132</text:p>
          </table:table-cell>
          <table:table-cell office:value-type="float" office:value="0.6428870069125" calcext:value-type="float">
            <text:p>0.6428870069</text:p>
          </table:table-cell>
          <table:table-cell office:value-type="float" office:value="0.631406881789063" calcext:value-type="float">
            <text:p>0.6314068818</text:p>
          </table:table-cell>
          <table:table-cell office:value-type="float" office:value="0.619926756665625" calcext:value-type="float">
            <text:p>0.6199267567</text:p>
          </table:table-cell>
          <table:table-cell office:value-type="float" office:value="0.608446631542188" calcext:value-type="float">
            <text:p>0.6084466315</text:p>
          </table:table-cell>
          <table:table-cell office:value-type="float" office:value="0.59696650641875" calcext:value-type="float">
            <text:p>0.5969665064</text:p>
          </table:table-cell>
          <table:table-cell office:value-type="float" office:value="0.585486381295313" calcext:value-type="float">
            <text:p>0.5854863813</text:p>
          </table:table-cell>
          <table:table-cell office:value-type="float" office:value="0.574006256171875" calcext:value-type="float">
            <text:p>0.5740062562</text:p>
          </table:table-cell>
          <table:table-cell office:value-type="float" office:value="0.562526131048438" calcext:value-type="float">
            <text:p>0.562526131</text:p>
          </table:table-cell>
          <table:table-cell office:value-type="float" office:value="0.551046005925" calcext:value-type="float">
            <text:p>0.5510460059</text:p>
          </table:table-cell>
          <table:table-cell office:value-type="float" office:value="0.539565880801563" calcext:value-type="float">
            <text:p>0.5395658808</text:p>
          </table:table-cell>
          <table:table-cell office:value-type="float" office:value="0.528085755678125" calcext:value-type="float">
            <text:p>0.5280857557</text:p>
          </table:table-cell>
          <table:table-cell office:value-type="float" office:value="0.516605630554688" calcext:value-type="float">
            <text:p>0.516605630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6" calcext:value-type="float">
            <text:p>36</text:p>
          </table:table-cell>
          <table:table-cell office:value-type="float" office:value="0.7438912031" calcext:value-type="float">
            <text:p>0.7438912031</text:p>
          </table:table-cell>
          <table:table-cell office:value-type="float" office:value="0.732267903051563" calcext:value-type="float">
            <text:p>0.7322679031</text:p>
          </table:table-cell>
          <table:table-cell office:value-type="float" office:value="0.720644603003125" calcext:value-type="float">
            <text:p>0.720644603</text:p>
          </table:table-cell>
          <table:table-cell office:value-type="float" office:value="0.709021302954688" calcext:value-type="float">
            <text:p>0.709021303</text:p>
          </table:table-cell>
          <table:table-cell office:value-type="float" office:value="0.69739800290625" calcext:value-type="float">
            <text:p>0.6973980029</text:p>
          </table:table-cell>
          <table:table-cell office:value-type="float" office:value="0.685774702857812" calcext:value-type="float">
            <text:p>0.6857747029</text:p>
          </table:table-cell>
          <table:table-cell office:value-type="float" office:value="0.674151402809375" calcext:value-type="float">
            <text:p>0.6741514028</text:p>
          </table:table-cell>
          <table:table-cell office:value-type="float" office:value="0.662528102760938" calcext:value-type="float">
            <text:p>0.6625281028</text:p>
          </table:table-cell>
          <table:table-cell office:value-type="float" office:value="0.6509048027125" calcext:value-type="float">
            <text:p>0.6509048027</text:p>
          </table:table-cell>
          <table:table-cell office:value-type="float" office:value="0.639281502664063" calcext:value-type="float">
            <text:p>0.6392815027</text:p>
          </table:table-cell>
          <table:table-cell office:value-type="float" office:value="0.627658202615625" calcext:value-type="float">
            <text:p>0.6276582026</text:p>
          </table:table-cell>
          <table:table-cell office:value-type="float" office:value="0.616034902567188" calcext:value-type="float">
            <text:p>0.6160349026</text:p>
          </table:table-cell>
          <table:table-cell office:value-type="float" office:value="0.60441160251875" calcext:value-type="float">
            <text:p>0.6044116025</text:p>
          </table:table-cell>
          <table:table-cell office:value-type="float" office:value="0.592788302470313" calcext:value-type="float">
            <text:p>0.5927883025</text:p>
          </table:table-cell>
          <table:table-cell office:value-type="float" office:value="0.581165002421875" calcext:value-type="float">
            <text:p>0.5811650024</text:p>
          </table:table-cell>
          <table:table-cell office:value-type="float" office:value="0.569541702373438" calcext:value-type="float">
            <text:p>0.5695417024</text:p>
          </table:table-cell>
          <table:table-cell office:value-type="float" office:value="0.557918402325" calcext:value-type="float">
            <text:p>0.5579184023</text:p>
          </table:table-cell>
          <table:table-cell office:value-type="float" office:value="0.546295102276563" calcext:value-type="float">
            <text:p>0.5462951023</text:p>
          </table:table-cell>
          <table:table-cell office:value-type="float" office:value="0.534671802228125" calcext:value-type="float">
            <text:p>0.5346718022</text:p>
          </table:table-cell>
          <table:table-cell office:value-type="float" office:value="0.523048502179688" calcext:value-type="float">
            <text:p>0.523048502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7" calcext:value-type="float">
            <text:p>37</text:p>
          </table:table-cell>
          <table:table-cell office:value-type="float" office:value="0.6264943251" calcext:value-type="float">
            <text:p>0.6264943251</text:p>
          </table:table-cell>
          <table:table-cell office:value-type="float" office:value="0.616705351270313" calcext:value-type="float">
            <text:p>0.6167053513</text:p>
          </table:table-cell>
          <table:table-cell office:value-type="float" office:value="0.606916377440625" calcext:value-type="float">
            <text:p>0.6069163774</text:p>
          </table:table-cell>
          <table:table-cell office:value-type="float" office:value="0.597127403610938" calcext:value-type="float">
            <text:p>0.5971274036</text:p>
          </table:table-cell>
          <table:table-cell office:value-type="float" office:value="0.58733842978125" calcext:value-type="float">
            <text:p>0.5873384298</text:p>
          </table:table-cell>
          <table:table-cell office:value-type="float" office:value="0.577549455951563" calcext:value-type="float">
            <text:p>0.577549456</text:p>
          </table:table-cell>
          <table:table-cell office:value-type="float" office:value="0.567760482121875" calcext:value-type="float">
            <text:p>0.5677604821</text:p>
          </table:table-cell>
          <table:table-cell office:value-type="float" office:value="0.557971508292188" calcext:value-type="float">
            <text:p>0.5579715083</text:p>
          </table:table-cell>
          <table:table-cell office:value-type="float" office:value="0.5481825344625" calcext:value-type="float">
            <text:p>0.5481825345</text:p>
          </table:table-cell>
          <table:table-cell office:value-type="float" office:value="0.538393560632813" calcext:value-type="float">
            <text:p>0.5383935606</text:p>
          </table:table-cell>
          <table:table-cell office:value-type="float" office:value="0.528604586803125" calcext:value-type="float">
            <text:p>0.5286045868</text:p>
          </table:table-cell>
          <table:table-cell office:value-type="float" office:value="0.518815612973438" calcext:value-type="float">
            <text:p>0.518815613</text:p>
          </table:table-cell>
          <table:table-cell office:value-type="float" office:value="0.50902663914375" calcext:value-type="float">
            <text:p>0.5090266391</text:p>
          </table:table-cell>
          <table:table-cell office:value-type="float" office:value="0.499237665314063" calcext:value-type="float">
            <text:p>0.4992376653</text:p>
          </table:table-cell>
          <table:table-cell office:value-type="float" office:value="0.489448691484375" calcext:value-type="float">
            <text:p>0.4894486915</text:p>
          </table:table-cell>
          <table:table-cell office:value-type="float" office:value="0.479659717654688" calcext:value-type="float">
            <text:p>0.4796597177</text:p>
          </table:table-cell>
          <table:table-cell office:value-type="float" office:value="0.469870743825" calcext:value-type="float">
            <text:p>0.4698707438</text:p>
          </table:table-cell>
          <table:table-cell office:value-type="float" office:value="0.460081769995313" calcext:value-type="float">
            <text:p>0.46008177</text:p>
          </table:table-cell>
          <table:table-cell office:value-type="float" office:value="0.450292796165625" calcext:value-type="float">
            <text:p>0.4502927962</text:p>
          </table:table-cell>
          <table:table-cell office:value-type="float" office:value="0.440503822335938" calcext:value-type="float">
            <text:p>0.440503822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8" calcext:value-type="float">
            <text:p>38</text:p>
          </table:table-cell>
          <table:table-cell office:value-type="float" office:value="0.6948681083" calcext:value-type="float">
            <text:p>0.6948681083</text:p>
          </table:table-cell>
          <table:table-cell office:value-type="float" office:value="0.684010794107813" calcext:value-type="float">
            <text:p>0.6840107941</text:p>
          </table:table-cell>
          <table:table-cell office:value-type="float" office:value="0.673153479915625" calcext:value-type="float">
            <text:p>0.6731534799</text:p>
          </table:table-cell>
          <table:table-cell office:value-type="float" office:value="0.662296165723437" calcext:value-type="float">
            <text:p>0.6622961657</text:p>
          </table:table-cell>
          <table:table-cell office:value-type="float" office:value="0.65143885153125" calcext:value-type="float">
            <text:p>0.6514388515</text:p>
          </table:table-cell>
          <table:table-cell office:value-type="float" office:value="0.640581537339062" calcext:value-type="float">
            <text:p>0.6405815373</text:p>
          </table:table-cell>
          <table:table-cell office:value-type="float" office:value="0.629724223146875" calcext:value-type="float">
            <text:p>0.6297242231</text:p>
          </table:table-cell>
          <table:table-cell office:value-type="float" office:value="0.618866908954688" calcext:value-type="float">
            <text:p>0.618866909</text:p>
          </table:table-cell>
          <table:table-cell office:value-type="float" office:value="0.6080095947625" calcext:value-type="float">
            <text:p>0.6080095948</text:p>
          </table:table-cell>
          <table:table-cell office:value-type="float" office:value="0.597152280570313" calcext:value-type="float">
            <text:p>0.5971522806</text:p>
          </table:table-cell>
          <table:table-cell office:value-type="float" office:value="0.586294966378125" calcext:value-type="float">
            <text:p>0.5862949664</text:p>
          </table:table-cell>
          <table:table-cell office:value-type="float" office:value="0.575437652185938" calcext:value-type="float">
            <text:p>0.5754376522</text:p>
          </table:table-cell>
          <table:table-cell office:value-type="float" office:value="0.56458033799375" calcext:value-type="float">
            <text:p>0.564580338</text:p>
          </table:table-cell>
          <table:table-cell office:value-type="float" office:value="0.553723023801563" calcext:value-type="float">
            <text:p>0.5537230238</text:p>
          </table:table-cell>
          <table:table-cell office:value-type="float" office:value="0.542865709609375" calcext:value-type="float">
            <text:p>0.5428657096</text:p>
          </table:table-cell>
          <table:table-cell office:value-type="float" office:value="0.532008395417188" calcext:value-type="float">
            <text:p>0.5320083954</text:p>
          </table:table-cell>
          <table:table-cell office:value-type="float" office:value="0.521151081225" calcext:value-type="float">
            <text:p>0.5211510812</text:p>
          </table:table-cell>
          <table:table-cell office:value-type="float" office:value="0.510293767032813" calcext:value-type="float">
            <text:p>0.510293767</text:p>
          </table:table-cell>
          <table:table-cell office:value-type="float" office:value="0.499436452840625" calcext:value-type="float">
            <text:p>0.4994364528</text:p>
          </table:table-cell>
          <table:table-cell office:value-type="float" office:value="0.488579138648438" calcext:value-type="float">
            <text:p>0.488579138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39" calcext:value-type="float">
            <text:p>39</text:p>
          </table:table-cell>
          <table:table-cell office:value-type="float" office:value="0.7224340541" calcext:value-type="float">
            <text:p>0.7224340541</text:p>
          </table:table-cell>
          <table:table-cell office:value-type="float" office:value="0.711146022004688" calcext:value-type="float">
            <text:p>0.711146022</text:p>
          </table:table-cell>
          <table:table-cell office:value-type="float" office:value="0.699857989909375" calcext:value-type="float">
            <text:p>0.6998579899</text:p>
          </table:table-cell>
          <table:table-cell office:value-type="float" office:value="0.688569957814063" calcext:value-type="float">
            <text:p>0.6885699578</text:p>
          </table:table-cell>
          <table:table-cell office:value-type="float" office:value="0.67728192571875" calcext:value-type="float">
            <text:p>0.6772819257</text:p>
          </table:table-cell>
          <table:table-cell office:value-type="float" office:value="0.665993893623438" calcext:value-type="float">
            <text:p>0.6659938936</text:p>
          </table:table-cell>
          <table:table-cell office:value-type="float" office:value="0.654705861528125" calcext:value-type="float">
            <text:p>0.6547058615</text:p>
          </table:table-cell>
          <table:table-cell office:value-type="float" office:value="0.643417829432813" calcext:value-type="float">
            <text:p>0.6434178294</text:p>
          </table:table-cell>
          <table:table-cell office:value-type="float" office:value="0.6321297973375" calcext:value-type="float">
            <text:p>0.6321297973</text:p>
          </table:table-cell>
          <table:table-cell office:value-type="float" office:value="0.620841765242188" calcext:value-type="float">
            <text:p>0.6208417652</text:p>
          </table:table-cell>
          <table:table-cell office:value-type="float" office:value="0.609553733146875" calcext:value-type="float">
            <text:p>0.6095537331</text:p>
          </table:table-cell>
          <table:table-cell office:value-type="float" office:value="0.598265701051563" calcext:value-type="float">
            <text:p>0.5982657011</text:p>
          </table:table-cell>
          <table:table-cell office:value-type="float" office:value="0.58697766895625" calcext:value-type="float">
            <text:p>0.586977669</text:p>
          </table:table-cell>
          <table:table-cell office:value-type="float" office:value="0.575689636860938" calcext:value-type="float">
            <text:p>0.5756896369</text:p>
          </table:table-cell>
          <table:table-cell office:value-type="float" office:value="0.564401604765625" calcext:value-type="float">
            <text:p>0.5644016048</text:p>
          </table:table-cell>
          <table:table-cell office:value-type="float" office:value="0.553113572670313" calcext:value-type="float">
            <text:p>0.5531135727</text:p>
          </table:table-cell>
          <table:table-cell office:value-type="float" office:value="0.541825540575" calcext:value-type="float">
            <text:p>0.5418255406</text:p>
          </table:table-cell>
          <table:table-cell office:value-type="float" office:value="0.530537508479688" calcext:value-type="float">
            <text:p>0.5305375085</text:p>
          </table:table-cell>
          <table:table-cell office:value-type="float" office:value="0.519249476384375" calcext:value-type="float">
            <text:p>0.5192494764</text:p>
          </table:table-cell>
          <table:table-cell office:value-type="float" office:value="0.507961444289063" calcext:value-type="float">
            <text:p>0.507961444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0" calcext:value-type="float">
            <text:p>40</text:p>
          </table:table-cell>
          <table:table-cell office:value-type="float" office:value="0.6948681083" calcext:value-type="float">
            <text:p>0.6948681083</text:p>
          </table:table-cell>
          <table:table-cell office:value-type="float" office:value="0.684010794107813" calcext:value-type="float">
            <text:p>0.6840107941</text:p>
          </table:table-cell>
          <table:table-cell office:value-type="float" office:value="0.673153479915625" calcext:value-type="float">
            <text:p>0.6731534799</text:p>
          </table:table-cell>
          <table:table-cell office:value-type="float" office:value="0.662296165723437" calcext:value-type="float">
            <text:p>0.6622961657</text:p>
          </table:table-cell>
          <table:table-cell office:value-type="float" office:value="0.65143885153125" calcext:value-type="float">
            <text:p>0.6514388515</text:p>
          </table:table-cell>
          <table:table-cell office:value-type="float" office:value="0.640581537339062" calcext:value-type="float">
            <text:p>0.6405815373</text:p>
          </table:table-cell>
          <table:table-cell office:value-type="float" office:value="0.629724223146875" calcext:value-type="float">
            <text:p>0.6297242231</text:p>
          </table:table-cell>
          <table:table-cell office:value-type="float" office:value="0.618866908954688" calcext:value-type="float">
            <text:p>0.618866909</text:p>
          </table:table-cell>
          <table:table-cell office:value-type="float" office:value="0.6080095947625" calcext:value-type="float">
            <text:p>0.6080095948</text:p>
          </table:table-cell>
          <table:table-cell office:value-type="float" office:value="0.597152280570313" calcext:value-type="float">
            <text:p>0.5971522806</text:p>
          </table:table-cell>
          <table:table-cell office:value-type="float" office:value="0.586294966378125" calcext:value-type="float">
            <text:p>0.5862949664</text:p>
          </table:table-cell>
          <table:table-cell office:value-type="float" office:value="0.575437652185938" calcext:value-type="float">
            <text:p>0.5754376522</text:p>
          </table:table-cell>
          <table:table-cell office:value-type="float" office:value="0.56458033799375" calcext:value-type="float">
            <text:p>0.564580338</text:p>
          </table:table-cell>
          <table:table-cell office:value-type="float" office:value="0.553723023801563" calcext:value-type="float">
            <text:p>0.5537230238</text:p>
          </table:table-cell>
          <table:table-cell office:value-type="float" office:value="0.542865709609375" calcext:value-type="float">
            <text:p>0.5428657096</text:p>
          </table:table-cell>
          <table:table-cell office:value-type="float" office:value="0.532008395417188" calcext:value-type="float">
            <text:p>0.5320083954</text:p>
          </table:table-cell>
          <table:table-cell office:value-type="float" office:value="0.521151081225" calcext:value-type="float">
            <text:p>0.5211510812</text:p>
          </table:table-cell>
          <table:table-cell office:value-type="float" office:value="0.510293767032813" calcext:value-type="float">
            <text:p>0.510293767</text:p>
          </table:table-cell>
          <table:table-cell office:value-type="float" office:value="0.499436452840625" calcext:value-type="float">
            <text:p>0.4994364528</text:p>
          </table:table-cell>
          <table:table-cell office:value-type="float" office:value="0.488579138648438" calcext:value-type="float">
            <text:p>0.488579138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1" calcext:value-type="float">
            <text:p>41</text:p>
          </table:table-cell>
          <table:table-cell office:value-type="float" office:value="0.7224340541" calcext:value-type="float">
            <text:p>0.7224340541</text:p>
          </table:table-cell>
          <table:table-cell office:value-type="float" office:value="0.711146022004688" calcext:value-type="float">
            <text:p>0.711146022</text:p>
          </table:table-cell>
          <table:table-cell office:value-type="float" office:value="0.699857989909375" calcext:value-type="float">
            <text:p>0.6998579899</text:p>
          </table:table-cell>
          <table:table-cell office:value-type="float" office:value="0.688569957814063" calcext:value-type="float">
            <text:p>0.6885699578</text:p>
          </table:table-cell>
          <table:table-cell office:value-type="float" office:value="0.67728192571875" calcext:value-type="float">
            <text:p>0.6772819257</text:p>
          </table:table-cell>
          <table:table-cell office:value-type="float" office:value="0.665993893623438" calcext:value-type="float">
            <text:p>0.6659938936</text:p>
          </table:table-cell>
          <table:table-cell office:value-type="float" office:value="0.654705861528125" calcext:value-type="float">
            <text:p>0.6547058615</text:p>
          </table:table-cell>
          <table:table-cell office:value-type="float" office:value="0.643417829432813" calcext:value-type="float">
            <text:p>0.6434178294</text:p>
          </table:table-cell>
          <table:table-cell office:value-type="float" office:value="0.6321297973375" calcext:value-type="float">
            <text:p>0.6321297973</text:p>
          </table:table-cell>
          <table:table-cell office:value-type="float" office:value="0.620841765242188" calcext:value-type="float">
            <text:p>0.6208417652</text:p>
          </table:table-cell>
          <table:table-cell office:value-type="float" office:value="0.609553733146875" calcext:value-type="float">
            <text:p>0.6095537331</text:p>
          </table:table-cell>
          <table:table-cell office:value-type="float" office:value="0.598265701051563" calcext:value-type="float">
            <text:p>0.5982657011</text:p>
          </table:table-cell>
          <table:table-cell office:value-type="float" office:value="0.58697766895625" calcext:value-type="float">
            <text:p>0.586977669</text:p>
          </table:table-cell>
          <table:table-cell office:value-type="float" office:value="0.575689636860938" calcext:value-type="float">
            <text:p>0.5756896369</text:p>
          </table:table-cell>
          <table:table-cell office:value-type="float" office:value="0.564401604765625" calcext:value-type="float">
            <text:p>0.5644016048</text:p>
          </table:table-cell>
          <table:table-cell office:value-type="float" office:value="0.553113572670313" calcext:value-type="float">
            <text:p>0.5531135727</text:p>
          </table:table-cell>
          <table:table-cell office:value-type="float" office:value="0.541825540575" calcext:value-type="float">
            <text:p>0.5418255406</text:p>
          </table:table-cell>
          <table:table-cell office:value-type="float" office:value="0.530537508479688" calcext:value-type="float">
            <text:p>0.5305375085</text:p>
          </table:table-cell>
          <table:table-cell office:value-type="float" office:value="0.519249476384375" calcext:value-type="float">
            <text:p>0.5192494764</text:p>
          </table:table-cell>
          <table:table-cell office:value-type="float" office:value="0.507961444289063" calcext:value-type="float">
            <text:p>0.507961444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2" calcext:value-type="float">
            <text:p>42</text:p>
          </table:table-cell>
          <table:table-cell office:value-type="float" office:value="0.7362170271" calcext:value-type="float">
            <text:p>0.7362170271</text:p>
          </table:table-cell>
          <table:table-cell office:value-type="float" office:value="0.724713636051563" calcext:value-type="float">
            <text:p>0.7247136361</text:p>
          </table:table-cell>
          <table:table-cell office:value-type="float" office:value="0.713210245003125" calcext:value-type="float">
            <text:p>0.713210245</text:p>
          </table:table-cell>
          <table:table-cell office:value-type="float" office:value="0.701706853954688" calcext:value-type="float">
            <text:p>0.701706854</text:p>
          </table:table-cell>
          <table:table-cell office:value-type="float" office:value="0.69020346290625" calcext:value-type="float">
            <text:p>0.6902034629</text:p>
          </table:table-cell>
          <table:table-cell office:value-type="float" office:value="0.678700071857813" calcext:value-type="float">
            <text:p>0.6787000719</text:p>
          </table:table-cell>
          <table:table-cell office:value-type="float" office:value="0.667196680809375" calcext:value-type="float">
            <text:p>0.6671966808</text:p>
          </table:table-cell>
          <table:table-cell office:value-type="float" office:value="0.655693289760938" calcext:value-type="float">
            <text:p>0.6556932898</text:p>
          </table:table-cell>
          <table:table-cell office:value-type="float" office:value="0.6441898987125" calcext:value-type="float">
            <text:p>0.6441898987</text:p>
          </table:table-cell>
          <table:table-cell office:value-type="float" office:value="0.632686507664063" calcext:value-type="float">
            <text:p>0.6326865077</text:p>
          </table:table-cell>
          <table:table-cell office:value-type="float" office:value="0.621183116615625" calcext:value-type="float">
            <text:p>0.6211831166</text:p>
          </table:table-cell>
          <table:table-cell office:value-type="float" office:value="0.609679725567188" calcext:value-type="float">
            <text:p>0.6096797256</text:p>
          </table:table-cell>
          <table:table-cell office:value-type="float" office:value="0.59817633451875" calcext:value-type="float">
            <text:p>0.5981763345</text:p>
          </table:table-cell>
          <table:table-cell office:value-type="float" office:value="0.586672943470312" calcext:value-type="float">
            <text:p>0.5866729435</text:p>
          </table:table-cell>
          <table:table-cell office:value-type="float" office:value="0.575169552421875" calcext:value-type="float">
            <text:p>0.5751695524</text:p>
          </table:table-cell>
          <table:table-cell office:value-type="float" office:value="0.563666161373438" calcext:value-type="float">
            <text:p>0.5636661614</text:p>
          </table:table-cell>
          <table:table-cell office:value-type="float" office:value="0.552162770325" calcext:value-type="float">
            <text:p>0.5521627703</text:p>
          </table:table-cell>
          <table:table-cell office:value-type="float" office:value="0.540659379276563" calcext:value-type="float">
            <text:p>0.5406593793</text:p>
          </table:table-cell>
          <table:table-cell office:value-type="float" office:value="0.529155988228125" calcext:value-type="float">
            <text:p>0.5291559882</text:p>
          </table:table-cell>
          <table:table-cell office:value-type="float" office:value="0.517652597179688" calcext:value-type="float">
            <text:p>0.51765259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3" calcext:value-type="float">
            <text:p>43</text:p>
          </table:table-cell>
          <table:table-cell office:value-type="float" office:value="0.7224340541" calcext:value-type="float">
            <text:p>0.7224340541</text:p>
          </table:table-cell>
          <table:table-cell office:value-type="float" office:value="0.711146022004688" calcext:value-type="float">
            <text:p>0.711146022</text:p>
          </table:table-cell>
          <table:table-cell office:value-type="float" office:value="0.699857989909375" calcext:value-type="float">
            <text:p>0.6998579899</text:p>
          </table:table-cell>
          <table:table-cell office:value-type="float" office:value="0.688569957814063" calcext:value-type="float">
            <text:p>0.6885699578</text:p>
          </table:table-cell>
          <table:table-cell office:value-type="float" office:value="0.67728192571875" calcext:value-type="float">
            <text:p>0.6772819257</text:p>
          </table:table-cell>
          <table:table-cell office:value-type="float" office:value="0.665993893623438" calcext:value-type="float">
            <text:p>0.6659938936</text:p>
          </table:table-cell>
          <table:table-cell office:value-type="float" office:value="0.654705861528125" calcext:value-type="float">
            <text:p>0.6547058615</text:p>
          </table:table-cell>
          <table:table-cell office:value-type="float" office:value="0.643417829432813" calcext:value-type="float">
            <text:p>0.6434178294</text:p>
          </table:table-cell>
          <table:table-cell office:value-type="float" office:value="0.6321297973375" calcext:value-type="float">
            <text:p>0.6321297973</text:p>
          </table:table-cell>
          <table:table-cell office:value-type="float" office:value="0.620841765242188" calcext:value-type="float">
            <text:p>0.6208417652</text:p>
          </table:table-cell>
          <table:table-cell office:value-type="float" office:value="0.609553733146875" calcext:value-type="float">
            <text:p>0.6095537331</text:p>
          </table:table-cell>
          <table:table-cell office:value-type="float" office:value="0.598265701051563" calcext:value-type="float">
            <text:p>0.5982657011</text:p>
          </table:table-cell>
          <table:table-cell office:value-type="float" office:value="0.58697766895625" calcext:value-type="float">
            <text:p>0.586977669</text:p>
          </table:table-cell>
          <table:table-cell office:value-type="float" office:value="0.575689636860938" calcext:value-type="float">
            <text:p>0.5756896369</text:p>
          </table:table-cell>
          <table:table-cell office:value-type="float" office:value="0.564401604765625" calcext:value-type="float">
            <text:p>0.5644016048</text:p>
          </table:table-cell>
          <table:table-cell office:value-type="float" office:value="0.553113572670313" calcext:value-type="float">
            <text:p>0.5531135727</text:p>
          </table:table-cell>
          <table:table-cell office:value-type="float" office:value="0.541825540575" calcext:value-type="float">
            <text:p>0.5418255406</text:p>
          </table:table-cell>
          <table:table-cell office:value-type="float" office:value="0.530537508479688" calcext:value-type="float">
            <text:p>0.5305375085</text:p>
          </table:table-cell>
          <table:table-cell office:value-type="float" office:value="0.519249476384375" calcext:value-type="float">
            <text:p>0.5192494764</text:p>
          </table:table-cell>
          <table:table-cell office:value-type="float" office:value="0.507961444289063" calcext:value-type="float">
            <text:p>0.507961444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4" calcext:value-type="float">
            <text:p>44</text:p>
          </table:table-cell>
          <table:table-cell office:value-type="float" office:value="0.7362170271" calcext:value-type="float">
            <text:p>0.7362170271</text:p>
          </table:table-cell>
          <table:table-cell office:value-type="float" office:value="0.724713636051563" calcext:value-type="float">
            <text:p>0.7247136361</text:p>
          </table:table-cell>
          <table:table-cell office:value-type="float" office:value="0.713210245003125" calcext:value-type="float">
            <text:p>0.713210245</text:p>
          </table:table-cell>
          <table:table-cell office:value-type="float" office:value="0.701706853954688" calcext:value-type="float">
            <text:p>0.701706854</text:p>
          </table:table-cell>
          <table:table-cell office:value-type="float" office:value="0.69020346290625" calcext:value-type="float">
            <text:p>0.6902034629</text:p>
          </table:table-cell>
          <table:table-cell office:value-type="float" office:value="0.678700071857813" calcext:value-type="float">
            <text:p>0.6787000719</text:p>
          </table:table-cell>
          <table:table-cell office:value-type="float" office:value="0.667196680809375" calcext:value-type="float">
            <text:p>0.6671966808</text:p>
          </table:table-cell>
          <table:table-cell office:value-type="float" office:value="0.655693289760938" calcext:value-type="float">
            <text:p>0.6556932898</text:p>
          </table:table-cell>
          <table:table-cell office:value-type="float" office:value="0.6441898987125" calcext:value-type="float">
            <text:p>0.6441898987</text:p>
          </table:table-cell>
          <table:table-cell office:value-type="float" office:value="0.632686507664063" calcext:value-type="float">
            <text:p>0.6326865077</text:p>
          </table:table-cell>
          <table:table-cell office:value-type="float" office:value="0.621183116615625" calcext:value-type="float">
            <text:p>0.6211831166</text:p>
          </table:table-cell>
          <table:table-cell office:value-type="float" office:value="0.609679725567188" calcext:value-type="float">
            <text:p>0.6096797256</text:p>
          </table:table-cell>
          <table:table-cell office:value-type="float" office:value="0.59817633451875" calcext:value-type="float">
            <text:p>0.5981763345</text:p>
          </table:table-cell>
          <table:table-cell office:value-type="float" office:value="0.586672943470312" calcext:value-type="float">
            <text:p>0.5866729435</text:p>
          </table:table-cell>
          <table:table-cell office:value-type="float" office:value="0.575169552421875" calcext:value-type="float">
            <text:p>0.5751695524</text:p>
          </table:table-cell>
          <table:table-cell office:value-type="float" office:value="0.563666161373438" calcext:value-type="float">
            <text:p>0.5636661614</text:p>
          </table:table-cell>
          <table:table-cell office:value-type="float" office:value="0.552162770325" calcext:value-type="float">
            <text:p>0.5521627703</text:p>
          </table:table-cell>
          <table:table-cell office:value-type="float" office:value="0.540659379276563" calcext:value-type="float">
            <text:p>0.5406593793</text:p>
          </table:table-cell>
          <table:table-cell office:value-type="float" office:value="0.529155988228125" calcext:value-type="float">
            <text:p>0.5291559882</text:p>
          </table:table-cell>
          <table:table-cell office:value-type="float" office:value="0.517652597179688" calcext:value-type="float">
            <text:p>0.517652597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5" calcext:value-type="float">
            <text:p>45</text:p>
          </table:table-cell>
          <table:table-cell office:value-type="float" office:value="0.7444868108" calcext:value-type="float">
            <text:p>0.7444868108</text:p>
          </table:table-cell>
          <table:table-cell office:value-type="float" office:value="0.73285420438125" calcext:value-type="float">
            <text:p>0.7328542044</text:p>
          </table:table-cell>
          <table:table-cell office:value-type="float" office:value="0.7212215979625" calcext:value-type="float">
            <text:p>0.721221598</text:p>
          </table:table-cell>
          <table:table-cell office:value-type="float" office:value="0.70958899154375" calcext:value-type="float">
            <text:p>0.7095889915</text:p>
          </table:table-cell>
          <table:table-cell office:value-type="float" office:value="0.697956385125" calcext:value-type="float">
            <text:p>0.6979563851</text:p>
          </table:table-cell>
          <table:table-cell office:value-type="float" office:value="0.68632377870625" calcext:value-type="float">
            <text:p>0.6863237787</text:p>
          </table:table-cell>
          <table:table-cell office:value-type="float" office:value="0.6746911722875" calcext:value-type="float">
            <text:p>0.6746911723</text:p>
          </table:table-cell>
          <table:table-cell office:value-type="float" office:value="0.66305856586875" calcext:value-type="float">
            <text:p>0.6630585659</text:p>
          </table:table-cell>
          <table:table-cell office:value-type="float" office:value="0.65142595945" calcext:value-type="float">
            <text:p>0.6514259595</text:p>
          </table:table-cell>
          <table:table-cell office:value-type="float" office:value="0.63979335303125" calcext:value-type="float">
            <text:p>0.639793353</text:p>
          </table:table-cell>
          <table:table-cell office:value-type="float" office:value="0.6281607466125" calcext:value-type="float">
            <text:p>0.6281607466</text:p>
          </table:table-cell>
          <table:table-cell office:value-type="float" office:value="0.61652814019375" calcext:value-type="float">
            <text:p>0.6165281402</text:p>
          </table:table-cell>
          <table:table-cell office:value-type="float" office:value="0.604895533775" calcext:value-type="float">
            <text:p>0.6048955338</text:p>
          </table:table-cell>
          <table:table-cell office:value-type="float" office:value="0.59326292735625" calcext:value-type="float">
            <text:p>0.5932629274</text:p>
          </table:table-cell>
          <table:table-cell office:value-type="float" office:value="0.5816303209375" calcext:value-type="float">
            <text:p>0.5816303209</text:p>
          </table:table-cell>
          <table:table-cell office:value-type="float" office:value="0.56999771451875" calcext:value-type="float">
            <text:p>0.5699977145</text:p>
          </table:table-cell>
          <table:table-cell office:value-type="float" office:value="0.5583651081" calcext:value-type="float">
            <text:p>0.5583651081</text:p>
          </table:table-cell>
          <table:table-cell office:value-type="float" office:value="0.54673250168125" calcext:value-type="float">
            <text:p>0.5467325017</text:p>
          </table:table-cell>
          <table:table-cell office:value-type="float" office:value="0.5350998952625" calcext:value-type="float">
            <text:p>0.5350998953</text:p>
          </table:table-cell>
          <table:table-cell office:value-type="float" office:value="0.52346728884375" calcext:value-type="float">
            <text:p>0.523467288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6" calcext:value-type="float">
            <text:p>46</text:p>
          </table:table-cell>
          <table:table-cell office:value-type="float" office:value="0.6552011188" calcext:value-type="float">
            <text:p>0.6552011188</text:p>
          </table:table-cell>
          <table:table-cell office:value-type="float" office:value="0.64496360131875" calcext:value-type="float">
            <text:p>0.6449636013</text:p>
          </table:table-cell>
          <table:table-cell office:value-type="float" office:value="0.6347260838375" calcext:value-type="float">
            <text:p>0.6347260838</text:p>
          </table:table-cell>
          <table:table-cell office:value-type="float" office:value="0.62448856635625" calcext:value-type="float">
            <text:p>0.6244885664</text:p>
          </table:table-cell>
          <table:table-cell office:value-type="float" office:value="0.614251048875" calcext:value-type="float">
            <text:p>0.6142510489</text:p>
          </table:table-cell>
          <table:table-cell office:value-type="float" office:value="0.60401353139375" calcext:value-type="float">
            <text:p>0.6040135314</text:p>
          </table:table-cell>
          <table:table-cell office:value-type="float" office:value="0.5937760139125" calcext:value-type="float">
            <text:p>0.5937760139</text:p>
          </table:table-cell>
          <table:table-cell office:value-type="float" office:value="0.58353849643125" calcext:value-type="float">
            <text:p>0.5835384964</text:p>
          </table:table-cell>
          <table:table-cell office:value-type="float" office:value="0.57330097895" calcext:value-type="float">
            <text:p>0.573300979</text:p>
          </table:table-cell>
          <table:table-cell office:value-type="float" office:value="0.56306346146875" calcext:value-type="float">
            <text:p>0.5630634615</text:p>
          </table:table-cell>
          <table:table-cell office:value-type="float" office:value="0.5528259439875" calcext:value-type="float">
            <text:p>0.552825944</text:p>
          </table:table-cell>
          <table:table-cell office:value-type="float" office:value="0.54258842650625" calcext:value-type="float">
            <text:p>0.5425884265</text:p>
          </table:table-cell>
          <table:table-cell office:value-type="float" office:value="0.532350909025" calcext:value-type="float">
            <text:p>0.532350909</text:p>
          </table:table-cell>
          <table:table-cell office:value-type="float" office:value="0.52211339154375" calcext:value-type="float">
            <text:p>0.5221133915</text:p>
          </table:table-cell>
          <table:table-cell office:value-type="float" office:value="0.5118758740625" calcext:value-type="float">
            <text:p>0.5118758741</text:p>
          </table:table-cell>
          <table:table-cell office:value-type="float" office:value="0.50163835658125" calcext:value-type="float">
            <text:p>0.5016383566</text:p>
          </table:table-cell>
          <table:table-cell office:value-type="float" office:value="0.4914008391" calcext:value-type="float">
            <text:p>0.4914008391</text:p>
          </table:table-cell>
          <table:table-cell office:value-type="float" office:value="0.48116332161875" calcext:value-type="float">
            <text:p>0.4811633216</text:p>
          </table:table-cell>
          <table:table-cell office:value-type="float" office:value="0.4709258041375" calcext:value-type="float">
            <text:p>0.4709258041</text:p>
          </table:table-cell>
          <table:table-cell office:value-type="float" office:value="0.46068828665625" calcext:value-type="float">
            <text:p>0.4606882867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7" calcext:value-type="float">
            <text:p>47</text:p>
          </table:table-cell>
          <table:table-cell office:value-type="float" office:value="0.7027312943" calcext:value-type="float">
            <text:p>0.7027312943</text:p>
          </table:table-cell>
          <table:table-cell office:value-type="float" office:value="0.691751117826563" calcext:value-type="float">
            <text:p>0.6917511178</text:p>
          </table:table-cell>
          <table:table-cell office:value-type="float" office:value="0.680770941353125" calcext:value-type="float">
            <text:p>0.6807709414</text:p>
          </table:table-cell>
          <table:table-cell office:value-type="float" office:value="0.669790764879688" calcext:value-type="float">
            <text:p>0.6697907649</text:p>
          </table:table-cell>
          <table:table-cell office:value-type="float" office:value="0.65881058840625" calcext:value-type="float">
            <text:p>0.6588105884</text:p>
          </table:table-cell>
          <table:table-cell office:value-type="float" office:value="0.647830411932813" calcext:value-type="float">
            <text:p>0.6478304119</text:p>
          </table:table-cell>
          <table:table-cell office:value-type="float" office:value="0.636850235459375" calcext:value-type="float">
            <text:p>0.6368502355</text:p>
          </table:table-cell>
          <table:table-cell office:value-type="float" office:value="0.625870058985938" calcext:value-type="float">
            <text:p>0.625870059</text:p>
          </table:table-cell>
          <table:table-cell office:value-type="float" office:value="0.6148898825125" calcext:value-type="float">
            <text:p>0.6148898825</text:p>
          </table:table-cell>
          <table:table-cell office:value-type="float" office:value="0.603909706039063" calcext:value-type="float">
            <text:p>0.603909706</text:p>
          </table:table-cell>
          <table:table-cell office:value-type="float" office:value="0.592929529565625" calcext:value-type="float">
            <text:p>0.5929295296</text:p>
          </table:table-cell>
          <table:table-cell office:value-type="float" office:value="0.581949353092188" calcext:value-type="float">
            <text:p>0.5819493531</text:p>
          </table:table-cell>
          <table:table-cell office:value-type="float" office:value="0.57096917661875" calcext:value-type="float">
            <text:p>0.5709691766</text:p>
          </table:table-cell>
          <table:table-cell office:value-type="float" office:value="0.559989000145313" calcext:value-type="float">
            <text:p>0.5599890001</text:p>
          </table:table-cell>
          <table:table-cell office:value-type="float" office:value="0.549008823671875" calcext:value-type="float">
            <text:p>0.5490088237</text:p>
          </table:table-cell>
          <table:table-cell office:value-type="float" office:value="0.538028647198438" calcext:value-type="float">
            <text:p>0.5380286472</text:p>
          </table:table-cell>
          <table:table-cell office:value-type="float" office:value="0.527048470725" calcext:value-type="float">
            <text:p>0.5270484707</text:p>
          </table:table-cell>
          <table:table-cell office:value-type="float" office:value="0.516068294251563" calcext:value-type="float">
            <text:p>0.5160682943</text:p>
          </table:table-cell>
          <table:table-cell office:value-type="float" office:value="0.505088117778125" calcext:value-type="float">
            <text:p>0.5050881178</text:p>
          </table:table-cell>
          <table:table-cell office:value-type="float" office:value="0.494107941304688" calcext:value-type="float">
            <text:p>0.494107941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8" calcext:value-type="float">
            <text:p>48</text:p>
          </table:table-cell>
          <table:table-cell office:value-type="float" office:value="0.7263656471" calcext:value-type="float">
            <text:p>0.7263656471</text:p>
          </table:table-cell>
          <table:table-cell office:value-type="float" office:value="0.715016183864063" calcext:value-type="float">
            <text:p>0.7150161839</text:p>
          </table:table-cell>
          <table:table-cell office:value-type="float" office:value="0.703666720628125" calcext:value-type="float">
            <text:p>0.7036667206</text:p>
          </table:table-cell>
          <table:table-cell office:value-type="float" office:value="0.692317257392188" calcext:value-type="float">
            <text:p>0.6923172574</text:p>
          </table:table-cell>
          <table:table-cell office:value-type="float" office:value="0.68096779415625" calcext:value-type="float">
            <text:p>0.6809677942</text:p>
          </table:table-cell>
          <table:table-cell office:value-type="float" office:value="0.669618330920313" calcext:value-type="float">
            <text:p>0.6696183309</text:p>
          </table:table-cell>
          <table:table-cell office:value-type="float" office:value="0.658268867684375" calcext:value-type="float">
            <text:p>0.6582688677</text:p>
          </table:table-cell>
          <table:table-cell office:value-type="float" office:value="0.646919404448438" calcext:value-type="float">
            <text:p>0.6469194044</text:p>
          </table:table-cell>
          <table:table-cell office:value-type="float" office:value="0.6355699412125" calcext:value-type="float">
            <text:p>0.6355699412</text:p>
          </table:table-cell>
          <table:table-cell office:value-type="float" office:value="0.624220477976563" calcext:value-type="float">
            <text:p>0.624220478</text:p>
          </table:table-cell>
          <table:table-cell office:value-type="float" office:value="0.612871014740625" calcext:value-type="float">
            <text:p>0.6128710147</text:p>
          </table:table-cell>
          <table:table-cell office:value-type="float" office:value="0.601521551504688" calcext:value-type="float">
            <text:p>0.6015215515</text:p>
          </table:table-cell>
          <table:table-cell office:value-type="float" office:value="0.59017208826875" calcext:value-type="float">
            <text:p>0.5901720883</text:p>
          </table:table-cell>
          <table:table-cell office:value-type="float" office:value="0.578822625032813" calcext:value-type="float">
            <text:p>0.578822625</text:p>
          </table:table-cell>
          <table:table-cell office:value-type="float" office:value="0.567473161796875" calcext:value-type="float">
            <text:p>0.5674731618</text:p>
          </table:table-cell>
          <table:table-cell office:value-type="float" office:value="0.556123698560938" calcext:value-type="float">
            <text:p>0.5561236986</text:p>
          </table:table-cell>
          <table:table-cell office:value-type="float" office:value="0.544774235325" calcext:value-type="float">
            <text:p>0.5447742353</text:p>
          </table:table-cell>
          <table:table-cell office:value-type="float" office:value="0.533424772089063" calcext:value-type="float">
            <text:p>0.5334247721</text:p>
          </table:table-cell>
          <table:table-cell office:value-type="float" office:value="0.522075308853125" calcext:value-type="float">
            <text:p>0.5220753089</text:p>
          </table:table-cell>
          <table:table-cell office:value-type="float" office:value="0.510725845617188" calcext:value-type="float">
            <text:p>0.510725845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49" calcext:value-type="float">
            <text:p>49</text:p>
          </table:table-cell>
          <table:table-cell office:value-type="float" office:value="0.7027312943" calcext:value-type="float">
            <text:p>0.7027312943</text:p>
          </table:table-cell>
          <table:table-cell office:value-type="float" office:value="0.691751117826563" calcext:value-type="float">
            <text:p>0.6917511178</text:p>
          </table:table-cell>
          <table:table-cell office:value-type="float" office:value="0.680770941353125" calcext:value-type="float">
            <text:p>0.6807709414</text:p>
          </table:table-cell>
          <table:table-cell office:value-type="float" office:value="0.669790764879688" calcext:value-type="float">
            <text:p>0.6697907649</text:p>
          </table:table-cell>
          <table:table-cell office:value-type="float" office:value="0.65881058840625" calcext:value-type="float">
            <text:p>0.6588105884</text:p>
          </table:table-cell>
          <table:table-cell office:value-type="float" office:value="0.647830411932813" calcext:value-type="float">
            <text:p>0.6478304119</text:p>
          </table:table-cell>
          <table:table-cell office:value-type="float" office:value="0.636850235459375" calcext:value-type="float">
            <text:p>0.6368502355</text:p>
          </table:table-cell>
          <table:table-cell office:value-type="float" office:value="0.625870058985938" calcext:value-type="float">
            <text:p>0.625870059</text:p>
          </table:table-cell>
          <table:table-cell office:value-type="float" office:value="0.6148898825125" calcext:value-type="float">
            <text:p>0.6148898825</text:p>
          </table:table-cell>
          <table:table-cell office:value-type="float" office:value="0.603909706039063" calcext:value-type="float">
            <text:p>0.603909706</text:p>
          </table:table-cell>
          <table:table-cell office:value-type="float" office:value="0.592929529565625" calcext:value-type="float">
            <text:p>0.5929295296</text:p>
          </table:table-cell>
          <table:table-cell office:value-type="float" office:value="0.581949353092188" calcext:value-type="float">
            <text:p>0.5819493531</text:p>
          </table:table-cell>
          <table:table-cell office:value-type="float" office:value="0.57096917661875" calcext:value-type="float">
            <text:p>0.5709691766</text:p>
          </table:table-cell>
          <table:table-cell office:value-type="float" office:value="0.559989000145313" calcext:value-type="float">
            <text:p>0.5599890001</text:p>
          </table:table-cell>
          <table:table-cell office:value-type="float" office:value="0.549008823671875" calcext:value-type="float">
            <text:p>0.5490088237</text:p>
          </table:table-cell>
          <table:table-cell office:value-type="float" office:value="0.538028647198438" calcext:value-type="float">
            <text:p>0.5380286472</text:p>
          </table:table-cell>
          <table:table-cell office:value-type="float" office:value="0.527048470725" calcext:value-type="float">
            <text:p>0.5270484707</text:p>
          </table:table-cell>
          <table:table-cell office:value-type="float" office:value="0.516068294251563" calcext:value-type="float">
            <text:p>0.5160682943</text:p>
          </table:table-cell>
          <table:table-cell office:value-type="float" office:value="0.505088117778125" calcext:value-type="float">
            <text:p>0.5050881178</text:p>
          </table:table-cell>
          <table:table-cell office:value-type="float" office:value="0.494107941304688" calcext:value-type="float">
            <text:p>0.494107941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0" calcext:value-type="float">
            <text:p>50</text:p>
          </table:table-cell>
          <table:table-cell office:value-type="float" office:value="0.7263656471" calcext:value-type="float">
            <text:p>0.7263656471</text:p>
          </table:table-cell>
          <table:table-cell office:value-type="float" office:value="0.715016183864063" calcext:value-type="float">
            <text:p>0.7150161839</text:p>
          </table:table-cell>
          <table:table-cell office:value-type="float" office:value="0.703666720628125" calcext:value-type="float">
            <text:p>0.7036667206</text:p>
          </table:table-cell>
          <table:table-cell office:value-type="float" office:value="0.692317257392188" calcext:value-type="float">
            <text:p>0.6923172574</text:p>
          </table:table-cell>
          <table:table-cell office:value-type="float" office:value="0.68096779415625" calcext:value-type="float">
            <text:p>0.6809677942</text:p>
          </table:table-cell>
          <table:table-cell office:value-type="float" office:value="0.669618330920313" calcext:value-type="float">
            <text:p>0.6696183309</text:p>
          </table:table-cell>
          <table:table-cell office:value-type="float" office:value="0.658268867684375" calcext:value-type="float">
            <text:p>0.6582688677</text:p>
          </table:table-cell>
          <table:table-cell office:value-type="float" office:value="0.646919404448438" calcext:value-type="float">
            <text:p>0.6469194044</text:p>
          </table:table-cell>
          <table:table-cell office:value-type="float" office:value="0.6355699412125" calcext:value-type="float">
            <text:p>0.6355699412</text:p>
          </table:table-cell>
          <table:table-cell office:value-type="float" office:value="0.624220477976563" calcext:value-type="float">
            <text:p>0.624220478</text:p>
          </table:table-cell>
          <table:table-cell office:value-type="float" office:value="0.612871014740625" calcext:value-type="float">
            <text:p>0.6128710147</text:p>
          </table:table-cell>
          <table:table-cell office:value-type="float" office:value="0.601521551504688" calcext:value-type="float">
            <text:p>0.6015215515</text:p>
          </table:table-cell>
          <table:table-cell office:value-type="float" office:value="0.59017208826875" calcext:value-type="float">
            <text:p>0.5901720883</text:p>
          </table:table-cell>
          <table:table-cell office:value-type="float" office:value="0.578822625032813" calcext:value-type="float">
            <text:p>0.578822625</text:p>
          </table:table-cell>
          <table:table-cell office:value-type="float" office:value="0.567473161796875" calcext:value-type="float">
            <text:p>0.5674731618</text:p>
          </table:table-cell>
          <table:table-cell office:value-type="float" office:value="0.556123698560938" calcext:value-type="float">
            <text:p>0.5561236986</text:p>
          </table:table-cell>
          <table:table-cell office:value-type="float" office:value="0.544774235325" calcext:value-type="float">
            <text:p>0.5447742353</text:p>
          </table:table-cell>
          <table:table-cell office:value-type="float" office:value="0.533424772089063" calcext:value-type="float">
            <text:p>0.5334247721</text:p>
          </table:table-cell>
          <table:table-cell office:value-type="float" office:value="0.522075308853125" calcext:value-type="float">
            <text:p>0.5220753089</text:p>
          </table:table-cell>
          <table:table-cell office:value-type="float" office:value="0.510725845617188" calcext:value-type="float">
            <text:p>0.510725845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1" calcext:value-type="float">
            <text:p>51</text:p>
          </table:table-cell>
          <table:table-cell office:value-type="float" office:value="0.7381828236" calcext:value-type="float">
            <text:p>0.7381828236</text:p>
          </table:table-cell>
          <table:table-cell office:value-type="float" office:value="0.72664871698125" calcext:value-type="float">
            <text:p>0.726648717</text:p>
          </table:table-cell>
          <table:table-cell office:value-type="float" office:value="0.7151146103625" calcext:value-type="float">
            <text:p>0.7151146104</text:p>
          </table:table-cell>
          <table:table-cell office:value-type="float" office:value="0.70358050374375" calcext:value-type="float">
            <text:p>0.7035805037</text:p>
          </table:table-cell>
          <table:table-cell office:value-type="float" office:value="0.692046397125" calcext:value-type="float">
            <text:p>0.6920463971</text:p>
          </table:table-cell>
          <table:table-cell office:value-type="float" office:value="0.68051229050625" calcext:value-type="float">
            <text:p>0.6805122905</text:p>
          </table:table-cell>
          <table:table-cell office:value-type="float" office:value="0.6689781838875" calcext:value-type="float">
            <text:p>0.6689781839</text:p>
          </table:table-cell>
          <table:table-cell office:value-type="float" office:value="0.65744407726875" calcext:value-type="float">
            <text:p>0.6574440773</text:p>
          </table:table-cell>
          <table:table-cell office:value-type="float" office:value="0.64590997065" calcext:value-type="float">
            <text:p>0.6459099707</text:p>
          </table:table-cell>
          <table:table-cell office:value-type="float" office:value="0.63437586403125" calcext:value-type="float">
            <text:p>0.634375864</text:p>
          </table:table-cell>
          <table:table-cell office:value-type="float" office:value="0.6228417574125" calcext:value-type="float">
            <text:p>0.6228417574</text:p>
          </table:table-cell>
          <table:table-cell office:value-type="float" office:value="0.61130765079375" calcext:value-type="float">
            <text:p>0.6113076508</text:p>
          </table:table-cell>
          <table:table-cell office:value-type="float" office:value="0.599773544175" calcext:value-type="float">
            <text:p>0.5997735442</text:p>
          </table:table-cell>
          <table:table-cell office:value-type="float" office:value="0.58823943755625" calcext:value-type="float">
            <text:p>0.5882394376</text:p>
          </table:table-cell>
          <table:table-cell office:value-type="float" office:value="0.5767053309375" calcext:value-type="float">
            <text:p>0.5767053309</text:p>
          </table:table-cell>
          <table:table-cell office:value-type="float" office:value="0.56517122431875" calcext:value-type="float">
            <text:p>0.5651712243</text:p>
          </table:table-cell>
          <table:table-cell office:value-type="float" office:value="0.5536371177" calcext:value-type="float">
            <text:p>0.5536371177</text:p>
          </table:table-cell>
          <table:table-cell office:value-type="float" office:value="0.54210301108125" calcext:value-type="float">
            <text:p>0.5421030111</text:p>
          </table:table-cell>
          <table:table-cell office:value-type="float" office:value="0.5305689044625" calcext:value-type="float">
            <text:p>0.5305689045</text:p>
          </table:table-cell>
          <table:table-cell office:value-type="float" office:value="0.51903479784375" calcext:value-type="float">
            <text:p>0.519034797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2" calcext:value-type="float">
            <text:p>52</text:p>
          </table:table-cell>
          <table:table-cell office:value-type="float" office:value="0.7263656471" calcext:value-type="float">
            <text:p>0.7263656471</text:p>
          </table:table-cell>
          <table:table-cell office:value-type="float" office:value="0.715016183864063" calcext:value-type="float">
            <text:p>0.7150161839</text:p>
          </table:table-cell>
          <table:table-cell office:value-type="float" office:value="0.703666720628125" calcext:value-type="float">
            <text:p>0.7036667206</text:p>
          </table:table-cell>
          <table:table-cell office:value-type="float" office:value="0.692317257392188" calcext:value-type="float">
            <text:p>0.6923172574</text:p>
          </table:table-cell>
          <table:table-cell office:value-type="float" office:value="0.68096779415625" calcext:value-type="float">
            <text:p>0.6809677942</text:p>
          </table:table-cell>
          <table:table-cell office:value-type="float" office:value="0.669618330920313" calcext:value-type="float">
            <text:p>0.6696183309</text:p>
          </table:table-cell>
          <table:table-cell office:value-type="float" office:value="0.658268867684375" calcext:value-type="float">
            <text:p>0.6582688677</text:p>
          </table:table-cell>
          <table:table-cell office:value-type="float" office:value="0.646919404448438" calcext:value-type="float">
            <text:p>0.6469194044</text:p>
          </table:table-cell>
          <table:table-cell office:value-type="float" office:value="0.6355699412125" calcext:value-type="float">
            <text:p>0.6355699412</text:p>
          </table:table-cell>
          <table:table-cell office:value-type="float" office:value="0.624220477976563" calcext:value-type="float">
            <text:p>0.624220478</text:p>
          </table:table-cell>
          <table:table-cell office:value-type="float" office:value="0.612871014740625" calcext:value-type="float">
            <text:p>0.6128710147</text:p>
          </table:table-cell>
          <table:table-cell office:value-type="float" office:value="0.601521551504688" calcext:value-type="float">
            <text:p>0.6015215515</text:p>
          </table:table-cell>
          <table:table-cell office:value-type="float" office:value="0.59017208826875" calcext:value-type="float">
            <text:p>0.5901720883</text:p>
          </table:table-cell>
          <table:table-cell office:value-type="float" office:value="0.578822625032813" calcext:value-type="float">
            <text:p>0.578822625</text:p>
          </table:table-cell>
          <table:table-cell office:value-type="float" office:value="0.567473161796875" calcext:value-type="float">
            <text:p>0.5674731618</text:p>
          </table:table-cell>
          <table:table-cell office:value-type="float" office:value="0.556123698560938" calcext:value-type="float">
            <text:p>0.5561236986</text:p>
          </table:table-cell>
          <table:table-cell office:value-type="float" office:value="0.544774235325" calcext:value-type="float">
            <text:p>0.5447742353</text:p>
          </table:table-cell>
          <table:table-cell office:value-type="float" office:value="0.533424772089063" calcext:value-type="float">
            <text:p>0.5334247721</text:p>
          </table:table-cell>
          <table:table-cell office:value-type="float" office:value="0.522075308853125" calcext:value-type="float">
            <text:p>0.5220753089</text:p>
          </table:table-cell>
          <table:table-cell office:value-type="float" office:value="0.510725845617188" calcext:value-type="float">
            <text:p>0.510725845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3" calcext:value-type="float">
            <text:p>53</text:p>
          </table:table-cell>
          <table:table-cell office:value-type="float" office:value="0.7381828236" calcext:value-type="float">
            <text:p>0.7381828236</text:p>
          </table:table-cell>
          <table:table-cell office:value-type="float" office:value="0.72664871698125" calcext:value-type="float">
            <text:p>0.726648717</text:p>
          </table:table-cell>
          <table:table-cell office:value-type="float" office:value="0.7151146103625" calcext:value-type="float">
            <text:p>0.7151146104</text:p>
          </table:table-cell>
          <table:table-cell office:value-type="float" office:value="0.70358050374375" calcext:value-type="float">
            <text:p>0.7035805037</text:p>
          </table:table-cell>
          <table:table-cell office:value-type="float" office:value="0.692046397125" calcext:value-type="float">
            <text:p>0.6920463971</text:p>
          </table:table-cell>
          <table:table-cell office:value-type="float" office:value="0.68051229050625" calcext:value-type="float">
            <text:p>0.6805122905</text:p>
          </table:table-cell>
          <table:table-cell office:value-type="float" office:value="0.6689781838875" calcext:value-type="float">
            <text:p>0.6689781839</text:p>
          </table:table-cell>
          <table:table-cell office:value-type="float" office:value="0.65744407726875" calcext:value-type="float">
            <text:p>0.6574440773</text:p>
          </table:table-cell>
          <table:table-cell office:value-type="float" office:value="0.64590997065" calcext:value-type="float">
            <text:p>0.6459099707</text:p>
          </table:table-cell>
          <table:table-cell office:value-type="float" office:value="0.63437586403125" calcext:value-type="float">
            <text:p>0.634375864</text:p>
          </table:table-cell>
          <table:table-cell office:value-type="float" office:value="0.6228417574125" calcext:value-type="float">
            <text:p>0.6228417574</text:p>
          </table:table-cell>
          <table:table-cell office:value-type="float" office:value="0.61130765079375" calcext:value-type="float">
            <text:p>0.6113076508</text:p>
          </table:table-cell>
          <table:table-cell office:value-type="float" office:value="0.599773544175" calcext:value-type="float">
            <text:p>0.5997735442</text:p>
          </table:table-cell>
          <table:table-cell office:value-type="float" office:value="0.58823943755625" calcext:value-type="float">
            <text:p>0.5882394376</text:p>
          </table:table-cell>
          <table:table-cell office:value-type="float" office:value="0.5767053309375" calcext:value-type="float">
            <text:p>0.5767053309</text:p>
          </table:table-cell>
          <table:table-cell office:value-type="float" office:value="0.56517122431875" calcext:value-type="float">
            <text:p>0.5651712243</text:p>
          </table:table-cell>
          <table:table-cell office:value-type="float" office:value="0.5536371177" calcext:value-type="float">
            <text:p>0.5536371177</text:p>
          </table:table-cell>
          <table:table-cell office:value-type="float" office:value="0.54210301108125" calcext:value-type="float">
            <text:p>0.5421030111</text:p>
          </table:table-cell>
          <table:table-cell office:value-type="float" office:value="0.5305689044625" calcext:value-type="float">
            <text:p>0.5305689045</text:p>
          </table:table-cell>
          <table:table-cell office:value-type="float" office:value="0.51903479784375" calcext:value-type="float">
            <text:p>0.519034797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4" calcext:value-type="float">
            <text:p>54</text:p>
          </table:table-cell>
          <table:table-cell office:value-type="float" office:value="0.7452731294" calcext:value-type="float">
            <text:p>0.7452731294</text:p>
          </table:table-cell>
          <table:table-cell office:value-type="float" office:value="0.733628236753125" calcext:value-type="float">
            <text:p>0.7336282368</text:p>
          </table:table-cell>
          <table:table-cell office:value-type="float" office:value="0.72198334410625" calcext:value-type="float">
            <text:p>0.7219833441</text:p>
          </table:table-cell>
          <table:table-cell office:value-type="float" office:value="0.710338451459375" calcext:value-type="float">
            <text:p>0.7103384515</text:p>
          </table:table-cell>
          <table:table-cell office:value-type="float" office:value="0.6986935588125" calcext:value-type="float">
            <text:p>0.6986935588</text:p>
          </table:table-cell>
          <table:table-cell office:value-type="float" office:value="0.687048666165625" calcext:value-type="float">
            <text:p>0.6870486662</text:p>
          </table:table-cell>
          <table:table-cell office:value-type="float" office:value="0.67540377351875" calcext:value-type="float">
            <text:p>0.6754037735</text:p>
          </table:table-cell>
          <table:table-cell office:value-type="float" office:value="0.663758880871875" calcext:value-type="float">
            <text:p>0.6637588809</text:p>
          </table:table-cell>
          <table:table-cell office:value-type="float" office:value="0.652113988225" calcext:value-type="float">
            <text:p>0.6521139882</text:p>
          </table:table-cell>
          <table:table-cell office:value-type="float" office:value="0.640469095578125" calcext:value-type="float">
            <text:p>0.6404690956</text:p>
          </table:table-cell>
          <table:table-cell office:value-type="float" office:value="0.62882420293125" calcext:value-type="float">
            <text:p>0.6288242029</text:p>
          </table:table-cell>
          <table:table-cell office:value-type="float" office:value="0.617179310284375" calcext:value-type="float">
            <text:p>0.6171793103</text:p>
          </table:table-cell>
          <table:table-cell office:value-type="float" office:value="0.6055344176375" calcext:value-type="float">
            <text:p>0.6055344176</text:p>
          </table:table-cell>
          <table:table-cell office:value-type="float" office:value="0.593889524990625" calcext:value-type="float">
            <text:p>0.593889525</text:p>
          </table:table-cell>
          <table:table-cell office:value-type="float" office:value="0.58224463234375" calcext:value-type="float">
            <text:p>0.5822446323</text:p>
          </table:table-cell>
          <table:table-cell office:value-type="float" office:value="0.570599739696875" calcext:value-type="float">
            <text:p>0.5705997397</text:p>
          </table:table-cell>
          <table:table-cell office:value-type="float" office:value="0.55895484705" calcext:value-type="float">
            <text:p>0.5589548471</text:p>
          </table:table-cell>
          <table:table-cell office:value-type="float" office:value="0.547309954403125" calcext:value-type="float">
            <text:p>0.5473099544</text:p>
          </table:table-cell>
          <table:table-cell office:value-type="float" office:value="0.53566506175625" calcext:value-type="float">
            <text:p>0.5356650618</text:p>
          </table:table-cell>
          <table:table-cell office:value-type="float" office:value="0.524020169109375" calcext:value-type="float">
            <text:p>0.5240201691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5" calcext:value-type="float">
            <text:p>55</text:p>
          </table:table-cell>
          <table:table-cell office:value-type="float" office:value="0.6590924472" calcext:value-type="float">
            <text:p>0.6590924472</text:p>
          </table:table-cell>
          <table:table-cell office:value-type="float" office:value="0.6487941277125" calcext:value-type="float">
            <text:p>0.6487941277</text:p>
          </table:table-cell>
          <table:table-cell office:value-type="float" office:value="0.638495808225" calcext:value-type="float">
            <text:p>0.6384958082</text:p>
          </table:table-cell>
          <table:table-cell office:value-type="float" office:value="0.6281974887375" calcext:value-type="float">
            <text:p>0.6281974887</text:p>
          </table:table-cell>
          <table:table-cell office:value-type="float" office:value="0.61789916925" calcext:value-type="float">
            <text:p>0.6178991693</text:p>
          </table:table-cell>
          <table:table-cell office:value-type="float" office:value="0.6076008497625" calcext:value-type="float">
            <text:p>0.6076008498</text:p>
          </table:table-cell>
          <table:table-cell office:value-type="float" office:value="0.597302530275" calcext:value-type="float">
            <text:p>0.5973025303</text:p>
          </table:table-cell>
          <table:table-cell office:value-type="float" office:value="0.5870042107875" calcext:value-type="float">
            <text:p>0.5870042108</text:p>
          </table:table-cell>
          <table:table-cell office:value-type="float" office:value="0.5767058913" calcext:value-type="float">
            <text:p>0.5767058913</text:p>
          </table:table-cell>
          <table:table-cell office:value-type="float" office:value="0.5664075718125" calcext:value-type="float">
            <text:p>0.5664075718</text:p>
          </table:table-cell>
          <table:table-cell office:value-type="float" office:value="0.556109252325" calcext:value-type="float">
            <text:p>0.5561092523</text:p>
          </table:table-cell>
          <table:table-cell office:value-type="float" office:value="0.5458109328375" calcext:value-type="float">
            <text:p>0.5458109328</text:p>
          </table:table-cell>
          <table:table-cell office:value-type="float" office:value="0.53551261335" calcext:value-type="float">
            <text:p>0.5355126134</text:p>
          </table:table-cell>
          <table:table-cell office:value-type="float" office:value="0.5252142938625" calcext:value-type="float">
            <text:p>0.5252142939</text:p>
          </table:table-cell>
          <table:table-cell office:value-type="float" office:value="0.514915974375" calcext:value-type="float">
            <text:p>0.5149159744</text:p>
          </table:table-cell>
          <table:table-cell office:value-type="float" office:value="0.5046176548875" calcext:value-type="float">
            <text:p>0.5046176549</text:p>
          </table:table-cell>
          <table:table-cell office:value-type="float" office:value="0.4943193354" calcext:value-type="float">
            <text:p>0.4943193354</text:p>
          </table:table-cell>
          <table:table-cell office:value-type="float" office:value="0.4840210159125" calcext:value-type="float">
            <text:p>0.4840210159</text:p>
          </table:table-cell>
          <table:table-cell office:value-type="float" office:value="0.473722696425" calcext:value-type="float">
            <text:p>0.4737226964</text:p>
          </table:table-cell>
          <table:table-cell office:value-type="float" office:value="0.4634243769375" calcext:value-type="float">
            <text:p>0.463424376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6" calcext:value-type="float">
            <text:p>56</text:p>
          </table:table-cell>
          <table:table-cell office:value-type="float" office:value="0.7073399931" calcext:value-type="float">
            <text:p>0.7073399931</text:p>
          </table:table-cell>
          <table:table-cell office:value-type="float" office:value="0.696287805707813" calcext:value-type="float">
            <text:p>0.6962878057</text:p>
          </table:table-cell>
          <table:table-cell office:value-type="float" office:value="0.685235618315625" calcext:value-type="float">
            <text:p>0.6852356183</text:p>
          </table:table-cell>
          <table:table-cell office:value-type="float" office:value="0.674183430923438" calcext:value-type="float">
            <text:p>0.6741834309</text:p>
          </table:table-cell>
          <table:table-cell office:value-type="float" office:value="0.66313124353125" calcext:value-type="float">
            <text:p>0.6631312435</text:p>
          </table:table-cell>
          <table:table-cell office:value-type="float" office:value="0.652079056139063" calcext:value-type="float">
            <text:p>0.6520790561</text:p>
          </table:table-cell>
          <table:table-cell office:value-type="float" office:value="0.641026868746875" calcext:value-type="float">
            <text:p>0.6410268687</text:p>
          </table:table-cell>
          <table:table-cell office:value-type="float" office:value="0.629974681354688" calcext:value-type="float">
            <text:p>0.6299746814</text:p>
          </table:table-cell>
          <table:table-cell office:value-type="float" office:value="0.6189224939625" calcext:value-type="float">
            <text:p>0.618922494</text:p>
          </table:table-cell>
          <table:table-cell office:value-type="float" office:value="0.607870306570313" calcext:value-type="float">
            <text:p>0.6078703066</text:p>
          </table:table-cell>
          <table:table-cell office:value-type="float" office:value="0.596818119178125" calcext:value-type="float">
            <text:p>0.5968181192</text:p>
          </table:table-cell>
          <table:table-cell office:value-type="float" office:value="0.585765931785938" calcext:value-type="float">
            <text:p>0.5857659318</text:p>
          </table:table-cell>
          <table:table-cell office:value-type="float" office:value="0.57471374439375" calcext:value-type="float">
            <text:p>0.5747137444</text:p>
          </table:table-cell>
          <table:table-cell office:value-type="float" office:value="0.563661557001563" calcext:value-type="float">
            <text:p>0.563661557</text:p>
          </table:table-cell>
          <table:table-cell office:value-type="float" office:value="0.552609369609375" calcext:value-type="float">
            <text:p>0.5526093696</text:p>
          </table:table-cell>
          <table:table-cell office:value-type="float" office:value="0.541557182217187" calcext:value-type="float">
            <text:p>0.5415571822</text:p>
          </table:table-cell>
          <table:table-cell office:value-type="float" office:value="0.530504994825" calcext:value-type="float">
            <text:p>0.5305049948</text:p>
          </table:table-cell>
          <table:table-cell office:value-type="float" office:value="0.519452807432813" calcext:value-type="float">
            <text:p>0.5194528074</text:p>
          </table:table-cell>
          <table:table-cell office:value-type="float" office:value="0.508400620040625" calcext:value-type="float">
            <text:p>0.50840062</text:p>
          </table:table-cell>
          <table:table-cell office:value-type="float" office:value="0.497348432648438" calcext:value-type="float">
            <text:p>0.49734843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7" calcext:value-type="float">
            <text:p>57</text:p>
          </table:table-cell>
          <table:table-cell office:value-type="float" office:value="0.7286699966" calcext:value-type="float">
            <text:p>0.7286699966</text:p>
          </table:table-cell>
          <table:table-cell office:value-type="float" office:value="0.717284527903125" calcext:value-type="float">
            <text:p>0.7172845279</text:p>
          </table:table-cell>
          <table:table-cell office:value-type="float" office:value="0.70589905920625" calcext:value-type="float">
            <text:p>0.7058990592</text:p>
          </table:table-cell>
          <table:table-cell office:value-type="float" office:value="0.694513590509375" calcext:value-type="float">
            <text:p>0.6945135905</text:p>
          </table:table-cell>
          <table:table-cell office:value-type="float" office:value="0.6831281218125" calcext:value-type="float">
            <text:p>0.6831281218</text:p>
          </table:table-cell>
          <table:table-cell office:value-type="float" office:value="0.671742653115625" calcext:value-type="float">
            <text:p>0.6717426531</text:p>
          </table:table-cell>
          <table:table-cell office:value-type="float" office:value="0.66035718441875" calcext:value-type="float">
            <text:p>0.6603571844</text:p>
          </table:table-cell>
          <table:table-cell office:value-type="float" office:value="0.648971715721875" calcext:value-type="float">
            <text:p>0.6489717157</text:p>
          </table:table-cell>
          <table:table-cell office:value-type="float" office:value="0.637586247025" calcext:value-type="float">
            <text:p>0.637586247</text:p>
          </table:table-cell>
          <table:table-cell office:value-type="float" office:value="0.626200778328125" calcext:value-type="float">
            <text:p>0.6262007783</text:p>
          </table:table-cell>
          <table:table-cell office:value-type="float" office:value="0.61481530963125" calcext:value-type="float">
            <text:p>0.6148153096</text:p>
          </table:table-cell>
          <table:table-cell office:value-type="float" office:value="0.603429840934375" calcext:value-type="float">
            <text:p>0.6034298409</text:p>
          </table:table-cell>
          <table:table-cell office:value-type="float" office:value="0.5920443722375" calcext:value-type="float">
            <text:p>0.5920443722</text:p>
          </table:table-cell>
          <table:table-cell office:value-type="float" office:value="0.580658903540625" calcext:value-type="float">
            <text:p>0.5806589035</text:p>
          </table:table-cell>
          <table:table-cell office:value-type="float" office:value="0.56927343484375" calcext:value-type="float">
            <text:p>0.5692734348</text:p>
          </table:table-cell>
          <table:table-cell office:value-type="float" office:value="0.557887966146875" calcext:value-type="float">
            <text:p>0.5578879661</text:p>
          </table:table-cell>
          <table:table-cell office:value-type="float" office:value="0.54650249745" calcext:value-type="float">
            <text:p>0.5465024975</text:p>
          </table:table-cell>
          <table:table-cell office:value-type="float" office:value="0.535117028753125" calcext:value-type="float">
            <text:p>0.5351170288</text:p>
          </table:table-cell>
          <table:table-cell office:value-type="float" office:value="0.52373156005625" calcext:value-type="float">
            <text:p>0.5237315601</text:p>
          </table:table-cell>
          <table:table-cell office:value-type="float" office:value="0.512346091359375" calcext:value-type="float">
            <text:p>0.512346091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8" calcext:value-type="float">
            <text:p>58</text:p>
          </table:table-cell>
          <table:table-cell office:value-type="float" office:value="0.7073399931" calcext:value-type="float">
            <text:p>0.7073399931</text:p>
          </table:table-cell>
          <table:table-cell office:value-type="float" office:value="0.696287805707813" calcext:value-type="float">
            <text:p>0.6962878057</text:p>
          </table:table-cell>
          <table:table-cell office:value-type="float" office:value="0.685235618315625" calcext:value-type="float">
            <text:p>0.6852356183</text:p>
          </table:table-cell>
          <table:table-cell office:value-type="float" office:value="0.674183430923438" calcext:value-type="float">
            <text:p>0.6741834309</text:p>
          </table:table-cell>
          <table:table-cell office:value-type="float" office:value="0.66313124353125" calcext:value-type="float">
            <text:p>0.6631312435</text:p>
          </table:table-cell>
          <table:table-cell office:value-type="float" office:value="0.652079056139063" calcext:value-type="float">
            <text:p>0.6520790561</text:p>
          </table:table-cell>
          <table:table-cell office:value-type="float" office:value="0.641026868746875" calcext:value-type="float">
            <text:p>0.6410268687</text:p>
          </table:table-cell>
          <table:table-cell office:value-type="float" office:value="0.629974681354688" calcext:value-type="float">
            <text:p>0.6299746814</text:p>
          </table:table-cell>
          <table:table-cell office:value-type="float" office:value="0.6189224939625" calcext:value-type="float">
            <text:p>0.618922494</text:p>
          </table:table-cell>
          <table:table-cell office:value-type="float" office:value="0.607870306570313" calcext:value-type="float">
            <text:p>0.6078703066</text:p>
          </table:table-cell>
          <table:table-cell office:value-type="float" office:value="0.596818119178125" calcext:value-type="float">
            <text:p>0.5968181192</text:p>
          </table:table-cell>
          <table:table-cell office:value-type="float" office:value="0.585765931785938" calcext:value-type="float">
            <text:p>0.5857659318</text:p>
          </table:table-cell>
          <table:table-cell office:value-type="float" office:value="0.57471374439375" calcext:value-type="float">
            <text:p>0.5747137444</text:p>
          </table:table-cell>
          <table:table-cell office:value-type="float" office:value="0.563661557001563" calcext:value-type="float">
            <text:p>0.563661557</text:p>
          </table:table-cell>
          <table:table-cell office:value-type="float" office:value="0.552609369609375" calcext:value-type="float">
            <text:p>0.5526093696</text:p>
          </table:table-cell>
          <table:table-cell office:value-type="float" office:value="0.541557182217187" calcext:value-type="float">
            <text:p>0.5415571822</text:p>
          </table:table-cell>
          <table:table-cell office:value-type="float" office:value="0.530504994825" calcext:value-type="float">
            <text:p>0.5305049948</text:p>
          </table:table-cell>
          <table:table-cell office:value-type="float" office:value="0.519452807432813" calcext:value-type="float">
            <text:p>0.5194528074</text:p>
          </table:table-cell>
          <table:table-cell office:value-type="float" office:value="0.508400620040625" calcext:value-type="float">
            <text:p>0.50840062</text:p>
          </table:table-cell>
          <table:table-cell office:value-type="float" office:value="0.497348432648438" calcext:value-type="float">
            <text:p>0.4973484326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59" calcext:value-type="float">
            <text:p>59</text:p>
          </table:table-cell>
          <table:table-cell office:value-type="float" office:value="0.7286699966" calcext:value-type="float">
            <text:p>0.7286699966</text:p>
          </table:table-cell>
          <table:table-cell office:value-type="float" office:value="0.717284527903125" calcext:value-type="float">
            <text:p>0.7172845279</text:p>
          </table:table-cell>
          <table:table-cell office:value-type="float" office:value="0.70589905920625" calcext:value-type="float">
            <text:p>0.7058990592</text:p>
          </table:table-cell>
          <table:table-cell office:value-type="float" office:value="0.694513590509375" calcext:value-type="float">
            <text:p>0.6945135905</text:p>
          </table:table-cell>
          <table:table-cell office:value-type="float" office:value="0.6831281218125" calcext:value-type="float">
            <text:p>0.6831281218</text:p>
          </table:table-cell>
          <table:table-cell office:value-type="float" office:value="0.671742653115625" calcext:value-type="float">
            <text:p>0.6717426531</text:p>
          </table:table-cell>
          <table:table-cell office:value-type="float" office:value="0.66035718441875" calcext:value-type="float">
            <text:p>0.6603571844</text:p>
          </table:table-cell>
          <table:table-cell office:value-type="float" office:value="0.648971715721875" calcext:value-type="float">
            <text:p>0.6489717157</text:p>
          </table:table-cell>
          <table:table-cell office:value-type="float" office:value="0.637586247025" calcext:value-type="float">
            <text:p>0.637586247</text:p>
          </table:table-cell>
          <table:table-cell office:value-type="float" office:value="0.626200778328125" calcext:value-type="float">
            <text:p>0.6262007783</text:p>
          </table:table-cell>
          <table:table-cell office:value-type="float" office:value="0.61481530963125" calcext:value-type="float">
            <text:p>0.6148153096</text:p>
          </table:table-cell>
          <table:table-cell office:value-type="float" office:value="0.603429840934375" calcext:value-type="float">
            <text:p>0.6034298409</text:p>
          </table:table-cell>
          <table:table-cell office:value-type="float" office:value="0.5920443722375" calcext:value-type="float">
            <text:p>0.5920443722</text:p>
          </table:table-cell>
          <table:table-cell office:value-type="float" office:value="0.580658903540625" calcext:value-type="float">
            <text:p>0.5806589035</text:p>
          </table:table-cell>
          <table:table-cell office:value-type="float" office:value="0.56927343484375" calcext:value-type="float">
            <text:p>0.5692734348</text:p>
          </table:table-cell>
          <table:table-cell office:value-type="float" office:value="0.557887966146875" calcext:value-type="float">
            <text:p>0.5578879661</text:p>
          </table:table-cell>
          <table:table-cell office:value-type="float" office:value="0.54650249745" calcext:value-type="float">
            <text:p>0.5465024975</text:p>
          </table:table-cell>
          <table:table-cell office:value-type="float" office:value="0.535117028753125" calcext:value-type="float">
            <text:p>0.5351170288</text:p>
          </table:table-cell>
          <table:table-cell office:value-type="float" office:value="0.52373156005625" calcext:value-type="float">
            <text:p>0.5237315601</text:p>
          </table:table-cell>
          <table:table-cell office:value-type="float" office:value="0.512346091359375" calcext:value-type="float">
            <text:p>0.512346091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0" calcext:value-type="float">
            <text:p>60</text:p>
          </table:table-cell>
          <table:table-cell office:value-type="float" office:value="0.7393349984" calcext:value-type="float">
            <text:p>0.7393349984</text:p>
          </table:table-cell>
          <table:table-cell office:value-type="float" office:value="0.72778288905" calcext:value-type="float">
            <text:p>0.7277828891</text:p>
          </table:table-cell>
          <table:table-cell office:value-type="float" office:value="0.7162307797" calcext:value-type="float">
            <text:p>0.7162307797</text:p>
          </table:table-cell>
          <table:table-cell office:value-type="float" office:value="0.70467867035" calcext:value-type="float">
            <text:p>0.7046786704</text:p>
          </table:table-cell>
          <table:table-cell office:value-type="float" office:value="0.693126561" calcext:value-type="float">
            <text:p>0.693126561</text:p>
          </table:table-cell>
          <table:table-cell office:value-type="float" office:value="0.68157445165" calcext:value-type="float">
            <text:p>0.6815744517</text:p>
          </table:table-cell>
          <table:table-cell office:value-type="float" office:value="0.6700223423" calcext:value-type="float">
            <text:p>0.6700223423</text:p>
          </table:table-cell>
          <table:table-cell office:value-type="float" office:value="0.65847023295" calcext:value-type="float">
            <text:p>0.658470233</text:p>
          </table:table-cell>
          <table:table-cell office:value-type="float" office:value="0.6469181236" calcext:value-type="float">
            <text:p>0.6469181236</text:p>
          </table:table-cell>
          <table:table-cell office:value-type="float" office:value="0.63536601425" calcext:value-type="float">
            <text:p>0.6353660143</text:p>
          </table:table-cell>
          <table:table-cell office:value-type="float" office:value="0.6238139049" calcext:value-type="float">
            <text:p>0.6238139049</text:p>
          </table:table-cell>
          <table:table-cell office:value-type="float" office:value="0.61226179555" calcext:value-type="float">
            <text:p>0.6122617956</text:p>
          </table:table-cell>
          <table:table-cell office:value-type="float" office:value="0.6007096862" calcext:value-type="float">
            <text:p>0.6007096862</text:p>
          </table:table-cell>
          <table:table-cell office:value-type="float" office:value="0.58915757685" calcext:value-type="float">
            <text:p>0.5891575769</text:p>
          </table:table-cell>
          <table:table-cell office:value-type="float" office:value="0.5776054675" calcext:value-type="float">
            <text:p>0.5776054675</text:p>
          </table:table-cell>
          <table:table-cell office:value-type="float" office:value="0.56605335815" calcext:value-type="float">
            <text:p>0.5660533582</text:p>
          </table:table-cell>
          <table:table-cell office:value-type="float" office:value="0.5545012488" calcext:value-type="float">
            <text:p>0.5545012488</text:p>
          </table:table-cell>
          <table:table-cell office:value-type="float" office:value="0.54294913945" calcext:value-type="float">
            <text:p>0.5429491395</text:p>
          </table:table-cell>
          <table:table-cell office:value-type="float" office:value="0.5313970301" calcext:value-type="float">
            <text:p>0.5313970301</text:p>
          </table:table-cell>
          <table:table-cell office:value-type="float" office:value="0.51984492075" calcext:value-type="float">
            <text:p>0.519844920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1" calcext:value-type="float">
            <text:p>61</text:p>
          </table:table-cell>
          <table:table-cell office:value-type="float" office:value="0.7286699966" calcext:value-type="float">
            <text:p>0.7286699966</text:p>
          </table:table-cell>
          <table:table-cell office:value-type="float" office:value="0.717284527903125" calcext:value-type="float">
            <text:p>0.7172845279</text:p>
          </table:table-cell>
          <table:table-cell office:value-type="float" office:value="0.70589905920625" calcext:value-type="float">
            <text:p>0.7058990592</text:p>
          </table:table-cell>
          <table:table-cell office:value-type="float" office:value="0.694513590509375" calcext:value-type="float">
            <text:p>0.6945135905</text:p>
          </table:table-cell>
          <table:table-cell office:value-type="float" office:value="0.6831281218125" calcext:value-type="float">
            <text:p>0.6831281218</text:p>
          </table:table-cell>
          <table:table-cell office:value-type="float" office:value="0.671742653115625" calcext:value-type="float">
            <text:p>0.6717426531</text:p>
          </table:table-cell>
          <table:table-cell office:value-type="float" office:value="0.66035718441875" calcext:value-type="float">
            <text:p>0.6603571844</text:p>
          </table:table-cell>
          <table:table-cell office:value-type="float" office:value="0.648971715721875" calcext:value-type="float">
            <text:p>0.6489717157</text:p>
          </table:table-cell>
          <table:table-cell office:value-type="float" office:value="0.637586247025" calcext:value-type="float">
            <text:p>0.637586247</text:p>
          </table:table-cell>
          <table:table-cell office:value-type="float" office:value="0.626200778328125" calcext:value-type="float">
            <text:p>0.6262007783</text:p>
          </table:table-cell>
          <table:table-cell office:value-type="float" office:value="0.61481530963125" calcext:value-type="float">
            <text:p>0.6148153096</text:p>
          </table:table-cell>
          <table:table-cell office:value-type="float" office:value="0.603429840934375" calcext:value-type="float">
            <text:p>0.6034298409</text:p>
          </table:table-cell>
          <table:table-cell office:value-type="float" office:value="0.5920443722375" calcext:value-type="float">
            <text:p>0.5920443722</text:p>
          </table:table-cell>
          <table:table-cell office:value-type="float" office:value="0.580658903540625" calcext:value-type="float">
            <text:p>0.5806589035</text:p>
          </table:table-cell>
          <table:table-cell office:value-type="float" office:value="0.56927343484375" calcext:value-type="float">
            <text:p>0.5692734348</text:p>
          </table:table-cell>
          <table:table-cell office:value-type="float" office:value="0.557887966146875" calcext:value-type="float">
            <text:p>0.5578879661</text:p>
          </table:table-cell>
          <table:table-cell office:value-type="float" office:value="0.54650249745" calcext:value-type="float">
            <text:p>0.5465024975</text:p>
          </table:table-cell>
          <table:table-cell office:value-type="float" office:value="0.535117028753125" calcext:value-type="float">
            <text:p>0.5351170288</text:p>
          </table:table-cell>
          <table:table-cell office:value-type="float" office:value="0.52373156005625" calcext:value-type="float">
            <text:p>0.5237315601</text:p>
          </table:table-cell>
          <table:table-cell office:value-type="float" office:value="0.512346091359375" calcext:value-type="float">
            <text:p>0.512346091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2" calcext:value-type="float">
            <text:p>62</text:p>
          </table:table-cell>
          <table:table-cell office:value-type="float" office:value="0.7393349984" calcext:value-type="float">
            <text:p>0.7393349984</text:p>
          </table:table-cell>
          <table:table-cell office:value-type="float" office:value="0.72778288905" calcext:value-type="float">
            <text:p>0.7277828891</text:p>
          </table:table-cell>
          <table:table-cell office:value-type="float" office:value="0.7162307797" calcext:value-type="float">
            <text:p>0.7162307797</text:p>
          </table:table-cell>
          <table:table-cell office:value-type="float" office:value="0.70467867035" calcext:value-type="float">
            <text:p>0.7046786704</text:p>
          </table:table-cell>
          <table:table-cell office:value-type="float" office:value="0.693126561" calcext:value-type="float">
            <text:p>0.693126561</text:p>
          </table:table-cell>
          <table:table-cell office:value-type="float" office:value="0.68157445165" calcext:value-type="float">
            <text:p>0.6815744517</text:p>
          </table:table-cell>
          <table:table-cell office:value-type="float" office:value="0.6700223423" calcext:value-type="float">
            <text:p>0.6700223423</text:p>
          </table:table-cell>
          <table:table-cell office:value-type="float" office:value="0.65847023295" calcext:value-type="float">
            <text:p>0.658470233</text:p>
          </table:table-cell>
          <table:table-cell office:value-type="float" office:value="0.6469181236" calcext:value-type="float">
            <text:p>0.6469181236</text:p>
          </table:table-cell>
          <table:table-cell office:value-type="float" office:value="0.63536601425" calcext:value-type="float">
            <text:p>0.6353660143</text:p>
          </table:table-cell>
          <table:table-cell office:value-type="float" office:value="0.6238139049" calcext:value-type="float">
            <text:p>0.6238139049</text:p>
          </table:table-cell>
          <table:table-cell office:value-type="float" office:value="0.61226179555" calcext:value-type="float">
            <text:p>0.6122617956</text:p>
          </table:table-cell>
          <table:table-cell office:value-type="float" office:value="0.6007096862" calcext:value-type="float">
            <text:p>0.6007096862</text:p>
          </table:table-cell>
          <table:table-cell office:value-type="float" office:value="0.58915757685" calcext:value-type="float">
            <text:p>0.5891575769</text:p>
          </table:table-cell>
          <table:table-cell office:value-type="float" office:value="0.5776054675" calcext:value-type="float">
            <text:p>0.5776054675</text:p>
          </table:table-cell>
          <table:table-cell office:value-type="float" office:value="0.56605335815" calcext:value-type="float">
            <text:p>0.5660533582</text:p>
          </table:table-cell>
          <table:table-cell office:value-type="float" office:value="0.5545012488" calcext:value-type="float">
            <text:p>0.5545012488</text:p>
          </table:table-cell>
          <table:table-cell office:value-type="float" office:value="0.54294913945" calcext:value-type="float">
            <text:p>0.5429491395</text:p>
          </table:table-cell>
          <table:table-cell office:value-type="float" office:value="0.5313970301" calcext:value-type="float">
            <text:p>0.5313970301</text:p>
          </table:table-cell>
          <table:table-cell office:value-type="float" office:value="0.51984492075" calcext:value-type="float">
            <text:p>0.5198449208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3" calcext:value-type="float">
            <text:p>63</text:p>
          </table:table-cell>
          <table:table-cell office:value-type="float" office:value="0.7457339993" calcext:value-type="float">
            <text:p>0.7457339993</text:p>
          </table:table-cell>
          <table:table-cell office:value-type="float" office:value="0.734081905560938" calcext:value-type="float">
            <text:p>0.7340819056</text:p>
          </table:table-cell>
          <table:table-cell office:value-type="float" office:value="0.722429811821875" calcext:value-type="float">
            <text:p>0.7224298118</text:p>
          </table:table-cell>
          <table:table-cell office:value-type="float" office:value="0.710777718082813" calcext:value-type="float">
            <text:p>0.7107777181</text:p>
          </table:table-cell>
          <table:table-cell office:value-type="float" office:value="0.69912562434375" calcext:value-type="float">
            <text:p>0.6991256243</text:p>
          </table:table-cell>
          <table:table-cell office:value-type="float" office:value="0.687473530604688" calcext:value-type="float">
            <text:p>0.6874735306</text:p>
          </table:table-cell>
          <table:table-cell office:value-type="float" office:value="0.675821436865625" calcext:value-type="float">
            <text:p>0.6758214369</text:p>
          </table:table-cell>
          <table:table-cell office:value-type="float" office:value="0.664169343126563" calcext:value-type="float">
            <text:p>0.6641693431</text:p>
          </table:table-cell>
          <table:table-cell office:value-type="float" office:value="0.6525172493875" calcext:value-type="float">
            <text:p>0.6525172494</text:p>
          </table:table-cell>
          <table:table-cell office:value-type="float" office:value="0.640865155648438" calcext:value-type="float">
            <text:p>0.6408651556</text:p>
          </table:table-cell>
          <table:table-cell office:value-type="float" office:value="0.629213061909375" calcext:value-type="float">
            <text:p>0.6292130619</text:p>
          </table:table-cell>
          <table:table-cell office:value-type="float" office:value="0.617560968170313" calcext:value-type="float">
            <text:p>0.6175609682</text:p>
          </table:table-cell>
          <table:table-cell office:value-type="float" office:value="0.60590887443125" calcext:value-type="float">
            <text:p>0.6059088744</text:p>
          </table:table-cell>
          <table:table-cell office:value-type="float" office:value="0.594256780692188" calcext:value-type="float">
            <text:p>0.5942567807</text:p>
          </table:table-cell>
          <table:table-cell office:value-type="float" office:value="0.582604686953125" calcext:value-type="float">
            <text:p>0.582604687</text:p>
          </table:table-cell>
          <table:table-cell office:value-type="float" office:value="0.570952593214063" calcext:value-type="float">
            <text:p>0.5709525932</text:p>
          </table:table-cell>
          <table:table-cell office:value-type="float" office:value="0.559300499475" calcext:value-type="float">
            <text:p>0.5593004995</text:p>
          </table:table-cell>
          <table:table-cell office:value-type="float" office:value="0.547648405735938" calcext:value-type="float">
            <text:p>0.5476484057</text:p>
          </table:table-cell>
          <table:table-cell office:value-type="float" office:value="0.535996311996875" calcext:value-type="float">
            <text:p>0.535996312</text:p>
          </table:table-cell>
          <table:table-cell office:value-type="float" office:value="0.524344218257813" calcext:value-type="float">
            <text:p>0.5243442183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4" calcext:value-type="float">
            <text:p>64</text:p>
          </table:table-cell>
          <table:table-cell office:value-type="float" office:value="0.6742358713" calcext:value-type="float">
            <text:p>0.6742358713</text:p>
          </table:table-cell>
          <table:table-cell office:value-type="float" office:value="0.663700935810938" calcext:value-type="float">
            <text:p>0.6637009358</text:p>
          </table:table-cell>
          <table:table-cell office:value-type="float" office:value="0.653166000321875" calcext:value-type="float">
            <text:p>0.6531660003</text:p>
          </table:table-cell>
          <table:table-cell office:value-type="float" office:value="0.642631064832813" calcext:value-type="float">
            <text:p>0.6426310648</text:p>
          </table:table-cell>
          <table:table-cell office:value-type="float" office:value="0.63209612934375" calcext:value-type="float">
            <text:p>0.6320961293</text:p>
          </table:table-cell>
          <table:table-cell office:value-type="float" office:value="0.621561193854688" calcext:value-type="float">
            <text:p>0.6215611939</text:p>
          </table:table-cell>
          <table:table-cell office:value-type="float" office:value="0.611026258365625" calcext:value-type="float">
            <text:p>0.6110262584</text:p>
          </table:table-cell>
          <table:table-cell office:value-type="float" office:value="0.600491322876563" calcext:value-type="float">
            <text:p>0.6004913229</text:p>
          </table:table-cell>
          <table:table-cell office:value-type="float" office:value="0.5899563873875" calcext:value-type="float">
            <text:p>0.5899563874</text:p>
          </table:table-cell>
          <table:table-cell office:value-type="float" office:value="0.579421451898438" calcext:value-type="float">
            <text:p>0.5794214519</text:p>
          </table:table-cell>
          <table:table-cell office:value-type="float" office:value="0.568886516409375" calcext:value-type="float">
            <text:p>0.5688865164</text:p>
          </table:table-cell>
          <table:table-cell office:value-type="float" office:value="0.558351580920313" calcext:value-type="float">
            <text:p>0.5583515809</text:p>
          </table:table-cell>
          <table:table-cell office:value-type="float" office:value="0.54781664543125" calcext:value-type="float">
            <text:p>0.5478166454</text:p>
          </table:table-cell>
          <table:table-cell office:value-type="float" office:value="0.537281709942188" calcext:value-type="float">
            <text:p>0.5372817099</text:p>
          </table:table-cell>
          <table:table-cell office:value-type="float" office:value="0.526746774453125" calcext:value-type="float">
            <text:p>0.5267467745</text:p>
          </table:table-cell>
          <table:table-cell office:value-type="float" office:value="0.516211838964063" calcext:value-type="float">
            <text:p>0.516211839</text:p>
          </table:table-cell>
          <table:table-cell office:value-type="float" office:value="0.505676903475" calcext:value-type="float">
            <text:p>0.5056769035</text:p>
          </table:table-cell>
          <table:table-cell office:value-type="float" office:value="0.495141967985938" calcext:value-type="float">
            <text:p>0.495141968</text:p>
          </table:table-cell>
          <table:table-cell office:value-type="float" office:value="0.484607032496875" calcext:value-type="float">
            <text:p>0.4846070325</text:p>
          </table:table-cell>
          <table:table-cell office:value-type="float" office:value="0.474072097007813" calcext:value-type="float">
            <text:p>0.474072097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5" calcext:value-type="float">
            <text:p>65</text:p>
          </table:table-cell>
          <table:table-cell office:value-type="float" office:value="0.7134243767" calcext:value-type="float">
            <text:p>0.7134243767</text:p>
          </table:table-cell>
          <table:table-cell office:value-type="float" office:value="0.702277120814063" calcext:value-type="float">
            <text:p>0.7022771208</text:p>
          </table:table-cell>
          <table:table-cell office:value-type="float" office:value="0.691129864928125" calcext:value-type="float">
            <text:p>0.6911298649</text:p>
          </table:table-cell>
          <table:table-cell office:value-type="float" office:value="0.679982609042188" calcext:value-type="float">
            <text:p>0.679982609</text:p>
          </table:table-cell>
          <table:table-cell office:value-type="float" office:value="0.66883535315625" calcext:value-type="float">
            <text:p>0.6688353532</text:p>
          </table:table-cell>
          <table:table-cell office:value-type="float" office:value="0.657688097270313" calcext:value-type="float">
            <text:p>0.6576880973</text:p>
          </table:table-cell>
          <table:table-cell office:value-type="float" office:value="0.646540841384375" calcext:value-type="float">
            <text:p>0.6465408414</text:p>
          </table:table-cell>
          <table:table-cell office:value-type="float" office:value="0.635393585498438" calcext:value-type="float">
            <text:p>0.6353935855</text:p>
          </table:table-cell>
          <table:table-cell office:value-type="float" office:value="0.6242463296125" calcext:value-type="float">
            <text:p>0.6242463296</text:p>
          </table:table-cell>
          <table:table-cell office:value-type="float" office:value="0.613099073726563" calcext:value-type="float">
            <text:p>0.6130990737</text:p>
          </table:table-cell>
          <table:table-cell office:value-type="float" office:value="0.601951817840625" calcext:value-type="float">
            <text:p>0.6019518178</text:p>
          </table:table-cell>
          <table:table-cell office:value-type="float" office:value="0.590804561954688" calcext:value-type="float">
            <text:p>0.590804562</text:p>
          </table:table-cell>
          <table:table-cell office:value-type="float" office:value="0.57965730606875" calcext:value-type="float">
            <text:p>0.5796573061</text:p>
          </table:table-cell>
          <table:table-cell office:value-type="float" office:value="0.568510050182813" calcext:value-type="float">
            <text:p>0.5685100502</text:p>
          </table:table-cell>
          <table:table-cell office:value-type="float" office:value="0.557362794296875" calcext:value-type="float">
            <text:p>0.5573627943</text:p>
          </table:table-cell>
          <table:table-cell office:value-type="float" office:value="0.546215538410938" calcext:value-type="float">
            <text:p>0.5462155384</text:p>
          </table:table-cell>
          <table:table-cell office:value-type="float" office:value="0.535068282525" calcext:value-type="float">
            <text:p>0.5350682825</text:p>
          </table:table-cell>
          <table:table-cell office:value-type="float" office:value="0.523921026639063" calcext:value-type="float">
            <text:p>0.5239210266</text:p>
          </table:table-cell>
          <table:table-cell office:value-type="float" office:value="0.512773770753125" calcext:value-type="float">
            <text:p>0.5127737708</text:p>
          </table:table-cell>
          <table:table-cell office:value-type="float" office:value="0.501626514867188" calcext:value-type="float">
            <text:p>0.501626514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6" calcext:value-type="float">
            <text:p>66</text:p>
          </table:table-cell>
          <table:table-cell office:value-type="float" office:value="0.7317121883" calcext:value-type="float">
            <text:p>0.7317121883</text:p>
          </table:table-cell>
          <table:table-cell office:value-type="float" office:value="0.720279185357813" calcext:value-type="float">
            <text:p>0.7202791854</text:p>
          </table:table-cell>
          <table:table-cell office:value-type="float" office:value="0.708846182415625" calcext:value-type="float">
            <text:p>0.7088461824</text:p>
          </table:table-cell>
          <table:table-cell office:value-type="float" office:value="0.697413179473438" calcext:value-type="float">
            <text:p>0.6974131795</text:p>
          </table:table-cell>
          <table:table-cell office:value-type="float" office:value="0.68598017653125" calcext:value-type="float">
            <text:p>0.6859801765</text:p>
          </table:table-cell>
          <table:table-cell office:value-type="float" office:value="0.674547173589063" calcext:value-type="float">
            <text:p>0.6745471736</text:p>
          </table:table-cell>
          <table:table-cell office:value-type="float" office:value="0.663114170646875" calcext:value-type="float">
            <text:p>0.6631141706</text:p>
          </table:table-cell>
          <table:table-cell office:value-type="float" office:value="0.651681167704688" calcext:value-type="float">
            <text:p>0.6516811677</text:p>
          </table:table-cell>
          <table:table-cell office:value-type="float" office:value="0.6402481647625" calcext:value-type="float">
            <text:p>0.6402481648</text:p>
          </table:table-cell>
          <table:table-cell office:value-type="float" office:value="0.628815161820313" calcext:value-type="float">
            <text:p>0.6288151618</text:p>
          </table:table-cell>
          <table:table-cell office:value-type="float" office:value="0.617382158878125" calcext:value-type="float">
            <text:p>0.6173821589</text:p>
          </table:table-cell>
          <table:table-cell office:value-type="float" office:value="0.605949155935938" calcext:value-type="float">
            <text:p>0.6059491559</text:p>
          </table:table-cell>
          <table:table-cell office:value-type="float" office:value="0.59451615299375" calcext:value-type="float">
            <text:p>0.594516153</text:p>
          </table:table-cell>
          <table:table-cell office:value-type="float" office:value="0.583083150051563" calcext:value-type="float">
            <text:p>0.5830831501</text:p>
          </table:table-cell>
          <table:table-cell office:value-type="float" office:value="0.571650147109375" calcext:value-type="float">
            <text:p>0.5716501471</text:p>
          </table:table-cell>
          <table:table-cell office:value-type="float" office:value="0.560217144167187" calcext:value-type="float">
            <text:p>0.5602171442</text:p>
          </table:table-cell>
          <table:table-cell office:value-type="float" office:value="0.548784141225" calcext:value-type="float">
            <text:p>0.5487841412</text:p>
          </table:table-cell>
          <table:table-cell office:value-type="float" office:value="0.537351138282813" calcext:value-type="float">
            <text:p>0.5373511383</text:p>
          </table:table-cell>
          <table:table-cell office:value-type="float" office:value="0.525918135340625" calcext:value-type="float">
            <text:p>0.5259181353</text:p>
          </table:table-cell>
          <table:table-cell office:value-type="float" office:value="0.514485132398438" calcext:value-type="float">
            <text:p>0.514485132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7" calcext:value-type="float">
            <text:p>67</text:p>
          </table:table-cell>
          <table:table-cell office:value-type="float" office:value="0.7134243767" calcext:value-type="float">
            <text:p>0.7134243767</text:p>
          </table:table-cell>
          <table:table-cell office:value-type="float" office:value="0.702277120814063" calcext:value-type="float">
            <text:p>0.7022771208</text:p>
          </table:table-cell>
          <table:table-cell office:value-type="float" office:value="0.691129864928125" calcext:value-type="float">
            <text:p>0.6911298649</text:p>
          </table:table-cell>
          <table:table-cell office:value-type="float" office:value="0.679982609042188" calcext:value-type="float">
            <text:p>0.679982609</text:p>
          </table:table-cell>
          <table:table-cell office:value-type="float" office:value="0.66883535315625" calcext:value-type="float">
            <text:p>0.6688353532</text:p>
          </table:table-cell>
          <table:table-cell office:value-type="float" office:value="0.657688097270313" calcext:value-type="float">
            <text:p>0.6576880973</text:p>
          </table:table-cell>
          <table:table-cell office:value-type="float" office:value="0.646540841384375" calcext:value-type="float">
            <text:p>0.6465408414</text:p>
          </table:table-cell>
          <table:table-cell office:value-type="float" office:value="0.635393585498438" calcext:value-type="float">
            <text:p>0.6353935855</text:p>
          </table:table-cell>
          <table:table-cell office:value-type="float" office:value="0.6242463296125" calcext:value-type="float">
            <text:p>0.6242463296</text:p>
          </table:table-cell>
          <table:table-cell office:value-type="float" office:value="0.613099073726563" calcext:value-type="float">
            <text:p>0.6130990737</text:p>
          </table:table-cell>
          <table:table-cell office:value-type="float" office:value="0.601951817840625" calcext:value-type="float">
            <text:p>0.6019518178</text:p>
          </table:table-cell>
          <table:table-cell office:value-type="float" office:value="0.590804561954688" calcext:value-type="float">
            <text:p>0.590804562</text:p>
          </table:table-cell>
          <table:table-cell office:value-type="float" office:value="0.57965730606875" calcext:value-type="float">
            <text:p>0.5796573061</text:p>
          </table:table-cell>
          <table:table-cell office:value-type="float" office:value="0.568510050182813" calcext:value-type="float">
            <text:p>0.5685100502</text:p>
          </table:table-cell>
          <table:table-cell office:value-type="float" office:value="0.557362794296875" calcext:value-type="float">
            <text:p>0.5573627943</text:p>
          </table:table-cell>
          <table:table-cell office:value-type="float" office:value="0.546215538410938" calcext:value-type="float">
            <text:p>0.5462155384</text:p>
          </table:table-cell>
          <table:table-cell office:value-type="float" office:value="0.535068282525" calcext:value-type="float">
            <text:p>0.5350682825</text:p>
          </table:table-cell>
          <table:table-cell office:value-type="float" office:value="0.523921026639063" calcext:value-type="float">
            <text:p>0.5239210266</text:p>
          </table:table-cell>
          <table:table-cell office:value-type="float" office:value="0.512773770753125" calcext:value-type="float">
            <text:p>0.5127737708</text:p>
          </table:table-cell>
          <table:table-cell office:value-type="float" office:value="0.501626514867188" calcext:value-type="float">
            <text:p>0.5016265149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8" calcext:value-type="float">
            <text:p>68</text:p>
          </table:table-cell>
          <table:table-cell office:value-type="float" office:value="0.7317121883" calcext:value-type="float">
            <text:p>0.7317121883</text:p>
          </table:table-cell>
          <table:table-cell office:value-type="float" office:value="0.720279185357813" calcext:value-type="float">
            <text:p>0.7202791854</text:p>
          </table:table-cell>
          <table:table-cell office:value-type="float" office:value="0.708846182415625" calcext:value-type="float">
            <text:p>0.7088461824</text:p>
          </table:table-cell>
          <table:table-cell office:value-type="float" office:value="0.697413179473438" calcext:value-type="float">
            <text:p>0.6974131795</text:p>
          </table:table-cell>
          <table:table-cell office:value-type="float" office:value="0.68598017653125" calcext:value-type="float">
            <text:p>0.6859801765</text:p>
          </table:table-cell>
          <table:table-cell office:value-type="float" office:value="0.674547173589063" calcext:value-type="float">
            <text:p>0.6745471736</text:p>
          </table:table-cell>
          <table:table-cell office:value-type="float" office:value="0.663114170646875" calcext:value-type="float">
            <text:p>0.6631141706</text:p>
          </table:table-cell>
          <table:table-cell office:value-type="float" office:value="0.651681167704688" calcext:value-type="float">
            <text:p>0.6516811677</text:p>
          </table:table-cell>
          <table:table-cell office:value-type="float" office:value="0.6402481647625" calcext:value-type="float">
            <text:p>0.6402481648</text:p>
          </table:table-cell>
          <table:table-cell office:value-type="float" office:value="0.628815161820313" calcext:value-type="float">
            <text:p>0.6288151618</text:p>
          </table:table-cell>
          <table:table-cell office:value-type="float" office:value="0.617382158878125" calcext:value-type="float">
            <text:p>0.6173821589</text:p>
          </table:table-cell>
          <table:table-cell office:value-type="float" office:value="0.605949155935938" calcext:value-type="float">
            <text:p>0.6059491559</text:p>
          </table:table-cell>
          <table:table-cell office:value-type="float" office:value="0.59451615299375" calcext:value-type="float">
            <text:p>0.594516153</text:p>
          </table:table-cell>
          <table:table-cell office:value-type="float" office:value="0.583083150051563" calcext:value-type="float">
            <text:p>0.5830831501</text:p>
          </table:table-cell>
          <table:table-cell office:value-type="float" office:value="0.571650147109375" calcext:value-type="float">
            <text:p>0.5716501471</text:p>
          </table:table-cell>
          <table:table-cell office:value-type="float" office:value="0.560217144167187" calcext:value-type="float">
            <text:p>0.5602171442</text:p>
          </table:table-cell>
          <table:table-cell office:value-type="float" office:value="0.548784141225" calcext:value-type="float">
            <text:p>0.5487841412</text:p>
          </table:table-cell>
          <table:table-cell office:value-type="float" office:value="0.537351138282813" calcext:value-type="float">
            <text:p>0.5373511383</text:p>
          </table:table-cell>
          <table:table-cell office:value-type="float" office:value="0.525918135340625" calcext:value-type="float">
            <text:p>0.5259181353</text:p>
          </table:table-cell>
          <table:table-cell office:value-type="float" office:value="0.514485132398438" calcext:value-type="float">
            <text:p>0.514485132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69" calcext:value-type="float">
            <text:p>69</text:p>
          </table:table-cell>
          <table:table-cell office:value-type="float" office:value="0.7408560941" calcext:value-type="float">
            <text:p>0.7408560941</text:p>
          </table:table-cell>
          <table:table-cell office:value-type="float" office:value="0.729280217629688" calcext:value-type="float">
            <text:p>0.7292802176</text:p>
          </table:table-cell>
          <table:table-cell office:value-type="float" office:value="0.717704341159375" calcext:value-type="float">
            <text:p>0.7177043412</text:p>
          </table:table-cell>
          <table:table-cell office:value-type="float" office:value="0.706128464689063" calcext:value-type="float">
            <text:p>0.7061284647</text:p>
          </table:table-cell>
          <table:table-cell office:value-type="float" office:value="0.69455258821875" calcext:value-type="float">
            <text:p>0.6945525882</text:p>
          </table:table-cell>
          <table:table-cell office:value-type="float" office:value="0.682976711748437" calcext:value-type="float">
            <text:p>0.6829767117</text:p>
          </table:table-cell>
          <table:table-cell office:value-type="float" office:value="0.671400835278125" calcext:value-type="float">
            <text:p>0.6714008353</text:p>
          </table:table-cell>
          <table:table-cell office:value-type="float" office:value="0.659824958807813" calcext:value-type="float">
            <text:p>0.6598249588</text:p>
          </table:table-cell>
          <table:table-cell office:value-type="float" office:value="0.6482490823375" calcext:value-type="float">
            <text:p>0.6482490823</text:p>
          </table:table-cell>
          <table:table-cell office:value-type="float" office:value="0.636673205867188" calcext:value-type="float">
            <text:p>0.6366732059</text:p>
          </table:table-cell>
          <table:table-cell office:value-type="float" office:value="0.625097329396875" calcext:value-type="float">
            <text:p>0.6250973294</text:p>
          </table:table-cell>
          <table:table-cell office:value-type="float" office:value="0.613521452926563" calcext:value-type="float">
            <text:p>0.6135214529</text:p>
          </table:table-cell>
          <table:table-cell office:value-type="float" office:value="0.60194557645625" calcext:value-type="float">
            <text:p>0.6019455765</text:p>
          </table:table-cell>
          <table:table-cell office:value-type="float" office:value="0.590369699985938" calcext:value-type="float">
            <text:p>0.5903697</text:p>
          </table:table-cell>
          <table:table-cell office:value-type="float" office:value="0.578793823515625" calcext:value-type="float">
            <text:p>0.5787938235</text:p>
          </table:table-cell>
          <table:table-cell office:value-type="float" office:value="0.567217947045312" calcext:value-type="float">
            <text:p>0.567217947</text:p>
          </table:table-cell>
          <table:table-cell office:value-type="float" office:value="0.555642070575" calcext:value-type="float">
            <text:p>0.5556420706</text:p>
          </table:table-cell>
          <table:table-cell office:value-type="float" office:value="0.544066194104687" calcext:value-type="float">
            <text:p>0.5440661941</text:p>
          </table:table-cell>
          <table:table-cell office:value-type="float" office:value="0.532490317634375" calcext:value-type="float">
            <text:p>0.5324903176</text:p>
          </table:table-cell>
          <table:table-cell office:value-type="float" office:value="0.520914441164063" calcext:value-type="float">
            <text:p>0.520914441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office:value-type="float" office:value="0.7317121883" calcext:value-type="float">
            <text:p>0.7317121883</text:p>
          </table:table-cell>
          <table:table-cell office:value-type="float" office:value="0.720279185357813" calcext:value-type="float">
            <text:p>0.7202791854</text:p>
          </table:table-cell>
          <table:table-cell office:value-type="float" office:value="0.708846182415625" calcext:value-type="float">
            <text:p>0.7088461824</text:p>
          </table:table-cell>
          <table:table-cell office:value-type="float" office:value="0.697413179473438" calcext:value-type="float">
            <text:p>0.6974131795</text:p>
          </table:table-cell>
          <table:table-cell office:value-type="float" office:value="0.68598017653125" calcext:value-type="float">
            <text:p>0.6859801765</text:p>
          </table:table-cell>
          <table:table-cell office:value-type="float" office:value="0.674547173589063" calcext:value-type="float">
            <text:p>0.6745471736</text:p>
          </table:table-cell>
          <table:table-cell office:value-type="float" office:value="0.663114170646875" calcext:value-type="float">
            <text:p>0.6631141706</text:p>
          </table:table-cell>
          <table:table-cell office:value-type="float" office:value="0.651681167704688" calcext:value-type="float">
            <text:p>0.6516811677</text:p>
          </table:table-cell>
          <table:table-cell office:value-type="float" office:value="0.6402481647625" calcext:value-type="float">
            <text:p>0.6402481648</text:p>
          </table:table-cell>
          <table:table-cell office:value-type="float" office:value="0.628815161820313" calcext:value-type="float">
            <text:p>0.6288151618</text:p>
          </table:table-cell>
          <table:table-cell office:value-type="float" office:value="0.617382158878125" calcext:value-type="float">
            <text:p>0.6173821589</text:p>
          </table:table-cell>
          <table:table-cell office:value-type="float" office:value="0.605949155935938" calcext:value-type="float">
            <text:p>0.6059491559</text:p>
          </table:table-cell>
          <table:table-cell office:value-type="float" office:value="0.59451615299375" calcext:value-type="float">
            <text:p>0.594516153</text:p>
          </table:table-cell>
          <table:table-cell office:value-type="float" office:value="0.583083150051563" calcext:value-type="float">
            <text:p>0.5830831501</text:p>
          </table:table-cell>
          <table:table-cell office:value-type="float" office:value="0.571650147109375" calcext:value-type="float">
            <text:p>0.5716501471</text:p>
          </table:table-cell>
          <table:table-cell office:value-type="float" office:value="0.560217144167187" calcext:value-type="float">
            <text:p>0.5602171442</text:p>
          </table:table-cell>
          <table:table-cell office:value-type="float" office:value="0.548784141225" calcext:value-type="float">
            <text:p>0.5487841412</text:p>
          </table:table-cell>
          <table:table-cell office:value-type="float" office:value="0.537351138282813" calcext:value-type="float">
            <text:p>0.5373511383</text:p>
          </table:table-cell>
          <table:table-cell office:value-type="float" office:value="0.525918135340625" calcext:value-type="float">
            <text:p>0.5259181353</text:p>
          </table:table-cell>
          <table:table-cell office:value-type="float" office:value="0.514485132398438" calcext:value-type="float">
            <text:p>0.5144851324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1" calcext:value-type="float">
            <text:p>71</text:p>
          </table:table-cell>
          <table:table-cell office:value-type="float" office:value="0.7408560941" calcext:value-type="float">
            <text:p>0.7408560941</text:p>
          </table:table-cell>
          <table:table-cell office:value-type="float" office:value="0.729280217629688" calcext:value-type="float">
            <text:p>0.7292802176</text:p>
          </table:table-cell>
          <table:table-cell office:value-type="float" office:value="0.717704341159375" calcext:value-type="float">
            <text:p>0.7177043412</text:p>
          </table:table-cell>
          <table:table-cell office:value-type="float" office:value="0.706128464689063" calcext:value-type="float">
            <text:p>0.7061284647</text:p>
          </table:table-cell>
          <table:table-cell office:value-type="float" office:value="0.69455258821875" calcext:value-type="float">
            <text:p>0.6945525882</text:p>
          </table:table-cell>
          <table:table-cell office:value-type="float" office:value="0.682976711748437" calcext:value-type="float">
            <text:p>0.6829767117</text:p>
          </table:table-cell>
          <table:table-cell office:value-type="float" office:value="0.671400835278125" calcext:value-type="float">
            <text:p>0.6714008353</text:p>
          </table:table-cell>
          <table:table-cell office:value-type="float" office:value="0.659824958807813" calcext:value-type="float">
            <text:p>0.6598249588</text:p>
          </table:table-cell>
          <table:table-cell office:value-type="float" office:value="0.6482490823375" calcext:value-type="float">
            <text:p>0.6482490823</text:p>
          </table:table-cell>
          <table:table-cell office:value-type="float" office:value="0.636673205867188" calcext:value-type="float">
            <text:p>0.6366732059</text:p>
          </table:table-cell>
          <table:table-cell office:value-type="float" office:value="0.625097329396875" calcext:value-type="float">
            <text:p>0.6250973294</text:p>
          </table:table-cell>
          <table:table-cell office:value-type="float" office:value="0.613521452926563" calcext:value-type="float">
            <text:p>0.6135214529</text:p>
          </table:table-cell>
          <table:table-cell office:value-type="float" office:value="0.60194557645625" calcext:value-type="float">
            <text:p>0.6019455765</text:p>
          </table:table-cell>
          <table:table-cell office:value-type="float" office:value="0.590369699985938" calcext:value-type="float">
            <text:p>0.5903697</text:p>
          </table:table-cell>
          <table:table-cell office:value-type="float" office:value="0.578793823515625" calcext:value-type="float">
            <text:p>0.5787938235</text:p>
          </table:table-cell>
          <table:table-cell office:value-type="float" office:value="0.567217947045312" calcext:value-type="float">
            <text:p>0.567217947</text:p>
          </table:table-cell>
          <table:table-cell office:value-type="float" office:value="0.555642070575" calcext:value-type="float">
            <text:p>0.5556420706</text:p>
          </table:table-cell>
          <table:table-cell office:value-type="float" office:value="0.544066194104687" calcext:value-type="float">
            <text:p>0.5440661941</text:p>
          </table:table-cell>
          <table:table-cell office:value-type="float" office:value="0.532490317634375" calcext:value-type="float">
            <text:p>0.5324903176</text:p>
          </table:table-cell>
          <table:table-cell office:value-type="float" office:value="0.520914441164063" calcext:value-type="float">
            <text:p>0.5209144412</text:p>
          </table:table-cell>
          <table:table-cell table:number-columns-repeated="63"/>
        </table:table-row>
        <table:table-row table:style-name="ro1"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0.7463424377" calcext:value-type="float">
            <text:p>0.7463424377</text:p>
          </table:table-cell>
          <table:table-cell office:value-type="float" office:value="0.734680837110938" calcext:value-type="float">
            <text:p>0.7346808371</text:p>
          </table:table-cell>
          <table:table-cell office:value-type="float" office:value="0.723019236521875" calcext:value-type="float">
            <text:p>0.7230192365</text:p>
          </table:table-cell>
          <table:table-cell office:value-type="float" office:value="0.711357635932813" calcext:value-type="float">
            <text:p>0.7113576359</text:p>
          </table:table-cell>
          <table:table-cell office:value-type="float" office:value="0.69969603534375" calcext:value-type="float">
            <text:p>0.6996960353</text:p>
          </table:table-cell>
          <table:table-cell office:value-type="float" office:value="0.688034434754688" calcext:value-type="float">
            <text:p>0.6880344348</text:p>
          </table:table-cell>
          <table:table-cell office:value-type="float" office:value="0.676372834165625" calcext:value-type="float">
            <text:p>0.6763728342</text:p>
          </table:table-cell>
          <table:table-cell office:value-type="float" office:value="0.664711233576563" calcext:value-type="float">
            <text:p>0.6647112336</text:p>
          </table:table-cell>
          <table:table-cell office:value-type="float" office:value="0.6530496329875" calcext:value-type="float">
            <text:p>0.653049633</text:p>
          </table:table-cell>
          <table:table-cell office:value-type="float" office:value="0.641388032398437" calcext:value-type="float">
            <text:p>0.6413880324</text:p>
          </table:table-cell>
          <table:table-cell office:value-type="float" office:value="0.629726431809375" calcext:value-type="float">
            <text:p>0.6297264318</text:p>
          </table:table-cell>
          <table:table-cell office:value-type="float" office:value="0.618064831220313" calcext:value-type="float">
            <text:p>0.6180648312</text:p>
          </table:table-cell>
          <table:table-cell office:value-type="float" office:value="0.60640323063125" calcext:value-type="float">
            <text:p>0.6064032306</text:p>
          </table:table-cell>
          <table:table-cell office:value-type="float" office:value="0.594741630042187" calcext:value-type="float">
            <text:p>0.59474163</text:p>
          </table:table-cell>
          <table:table-cell office:value-type="float" office:value="0.583080029453125" calcext:value-type="float">
            <text:p>0.5830800295</text:p>
          </table:table-cell>
          <table:table-cell office:value-type="float" office:value="0.571418428864063" calcext:value-type="float">
            <text:p>0.5714184289</text:p>
          </table:table-cell>
          <table:table-cell office:value-type="float" office:value="0.559756828275" calcext:value-type="float">
            <text:p>0.5597568283</text:p>
          </table:table-cell>
          <table:table-cell office:value-type="float" office:value="0.548095227685938" calcext:value-type="float">
            <text:p>0.5480952277</text:p>
          </table:table-cell>
          <table:table-cell office:value-type="float" office:value="0.536433627096875" calcext:value-type="float">
            <text:p>0.5364336271</text:p>
          </table:table-cell>
          <table:table-cell office:value-type="float" office:value="0.524772026507813" calcext:value-type="float">
            <text:p>0.524772026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6947180617" calcext:value-type="float">
            <text:p>0.6947180617</text:p>
          </table:table-cell>
          <table:table-cell office:value-type="float" office:value="0.683863091985938" calcext:value-type="float">
            <text:p>0.683863092</text:p>
          </table:table-cell>
          <table:table-cell office:value-type="float" office:value="0.673008122271875" calcext:value-type="float">
            <text:p>0.6730081223</text:p>
          </table:table-cell>
          <table:table-cell office:value-type="float" office:value="0.662153152557813" calcext:value-type="float">
            <text:p>0.6621531526</text:p>
          </table:table-cell>
          <table:table-cell office:value-type="float" office:value="0.65129818284375" calcext:value-type="float">
            <text:p>0.6512981828</text:p>
          </table:table-cell>
          <table:table-cell office:value-type="float" office:value="0.640443213129688" calcext:value-type="float">
            <text:p>0.6404432131</text:p>
          </table:table-cell>
          <table:table-cell office:value-type="float" office:value="0.629588243415625" calcext:value-type="float">
            <text:p>0.6295882434</text:p>
          </table:table-cell>
          <table:table-cell office:value-type="float" office:value="0.618733273701563" calcext:value-type="float">
            <text:p>0.6187332737</text:p>
          </table:table-cell>
          <table:table-cell office:value-type="float" office:value="0.6078783039875" calcext:value-type="float">
            <text:p>0.607878304</text:p>
          </table:table-cell>
          <table:table-cell office:value-type="float" office:value="0.597023334273438" calcext:value-type="float">
            <text:p>0.5970233343</text:p>
          </table:table-cell>
          <table:table-cell office:value-type="float" office:value="0.586168364559375" calcext:value-type="float">
            <text:p>0.5861683646</text:p>
          </table:table-cell>
          <table:table-cell office:value-type="float" office:value="0.575313394845313" calcext:value-type="float">
            <text:p>0.5753133948</text:p>
          </table:table-cell>
          <table:table-cell office:value-type="float" office:value="0.56445842513125" calcext:value-type="float">
            <text:p>0.5644584251</text:p>
          </table:table-cell>
          <table:table-cell office:value-type="float" office:value="0.553603455417188" calcext:value-type="float">
            <text:p>0.5536034554</text:p>
          </table:table-cell>
          <table:table-cell office:value-type="float" office:value="0.542748485703125" calcext:value-type="float">
            <text:p>0.5427484857</text:p>
          </table:table-cell>
          <table:table-cell office:value-type="float" office:value="0.531893515989063" calcext:value-type="float">
            <text:p>0.531893516</text:p>
          </table:table-cell>
          <table:table-cell office:value-type="float" office:value="0.521038546275" calcext:value-type="float">
            <text:p>0.5210385463</text:p>
          </table:table-cell>
          <table:table-cell office:value-type="float" office:value="0.510183576560938" calcext:value-type="float">
            <text:p>0.5101835766</text:p>
          </table:table-cell>
          <table:table-cell office:value-type="float" office:value="0.499328606846875" calcext:value-type="float">
            <text:p>0.4993286068</text:p>
          </table:table-cell>
          <table:table-cell office:value-type="float" office:value="0.488473637132813" calcext:value-type="float">
            <text:p>0.488473637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7202089262" calcext:value-type="float">
            <text:p>0.7202089262</text:p>
          </table:table-cell>
          <table:table-cell office:value-type="float" office:value="0.708955661728125" calcext:value-type="float">
            <text:p>0.7089556617</text:p>
          </table:table-cell>
          <table:table-cell office:value-type="float" office:value="0.69770239725625" calcext:value-type="float">
            <text:p>0.6977023973</text:p>
          </table:table-cell>
          <table:table-cell office:value-type="float" office:value="0.686449132784375" calcext:value-type="float">
            <text:p>0.6864491328</text:p>
          </table:table-cell>
          <table:table-cell office:value-type="float" office:value="0.6751958683125" calcext:value-type="float">
            <text:p>0.6751958683</text:p>
          </table:table-cell>
          <table:table-cell office:value-type="float" office:value="0.663942603840625" calcext:value-type="float">
            <text:p>0.6639426038</text:p>
          </table:table-cell>
          <table:table-cell office:value-type="float" office:value="0.65268933936875" calcext:value-type="float">
            <text:p>0.6526893394</text:p>
          </table:table-cell>
          <table:table-cell office:value-type="float" office:value="0.641436074896875" calcext:value-type="float">
            <text:p>0.6414360749</text:p>
          </table:table-cell>
          <table:table-cell office:value-type="float" office:value="0.630182810425" calcext:value-type="float">
            <text:p>0.6301828104</text:p>
          </table:table-cell>
          <table:table-cell office:value-type="float" office:value="0.618929545953125" calcext:value-type="float">
            <text:p>0.618929546</text:p>
          </table:table-cell>
          <table:table-cell office:value-type="float" office:value="0.60767628148125" calcext:value-type="float">
            <text:p>0.6076762815</text:p>
          </table:table-cell>
          <table:table-cell office:value-type="float" office:value="0.596423017009375" calcext:value-type="float">
            <text:p>0.596423017</text:p>
          </table:table-cell>
          <table:table-cell office:value-type="float" office:value="0.5851697525375" calcext:value-type="float">
            <text:p>0.5851697525</text:p>
          </table:table-cell>
          <table:table-cell office:value-type="float" office:value="0.573916488065625" calcext:value-type="float">
            <text:p>0.5739164881</text:p>
          </table:table-cell>
          <table:table-cell office:value-type="float" office:value="0.56266322359375" calcext:value-type="float">
            <text:p>0.5626632236</text:p>
          </table:table-cell>
          <table:table-cell office:value-type="float" office:value="0.551409959121875" calcext:value-type="float">
            <text:p>0.5514099591</text:p>
          </table:table-cell>
          <table:table-cell office:value-type="float" office:value="0.54015669465" calcext:value-type="float">
            <text:p>0.5401566947</text:p>
          </table:table-cell>
          <table:table-cell office:value-type="float" office:value="0.528903430178125" calcext:value-type="float">
            <text:p>0.5289034302</text:p>
          </table:table-cell>
          <table:table-cell office:value-type="float" office:value="0.51765016570625" calcext:value-type="float">
            <text:p>0.5176501657</text:p>
          </table:table-cell>
          <table:table-cell office:value-type="float" office:value="0.506396901234375" calcext:value-type="float">
            <text:p>0.506396901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7351044632" calcext:value-type="float">
            <text:p>0.7351044632</text:p>
          </table:table-cell>
          <table:table-cell office:value-type="float" office:value="0.7236184559625" calcext:value-type="float">
            <text:p>0.723618456</text:p>
          </table:table-cell>
          <table:table-cell office:value-type="float" office:value="0.712132448725" calcext:value-type="float">
            <text:p>0.7121324487</text:p>
          </table:table-cell>
          <table:table-cell office:value-type="float" office:value="0.7006464414875" calcext:value-type="float">
            <text:p>0.7006464415</text:p>
          </table:table-cell>
          <table:table-cell office:value-type="float" office:value="0.68916043425" calcext:value-type="float">
            <text:p>0.6891604343</text:p>
          </table:table-cell>
          <table:table-cell office:value-type="float" office:value="0.6776744270125" calcext:value-type="float">
            <text:p>0.677674427</text:p>
          </table:table-cell>
          <table:table-cell office:value-type="float" office:value="0.666188419775" calcext:value-type="float">
            <text:p>0.6661884198</text:p>
          </table:table-cell>
          <table:table-cell office:value-type="float" office:value="0.6547024125375" calcext:value-type="float">
            <text:p>0.6547024125</text:p>
          </table:table-cell>
          <table:table-cell office:value-type="float" office:value="0.6432164053" calcext:value-type="float">
            <text:p>0.6432164053</text:p>
          </table:table-cell>
          <table:table-cell office:value-type="float" office:value="0.6317303980625" calcext:value-type="float">
            <text:p>0.6317303981</text:p>
          </table:table-cell>
          <table:table-cell office:value-type="float" office:value="0.620244390825" calcext:value-type="float">
            <text:p>0.6202443908</text:p>
          </table:table-cell>
          <table:table-cell office:value-type="float" office:value="0.6087583835875" calcext:value-type="float">
            <text:p>0.6087583836</text:p>
          </table:table-cell>
          <table:table-cell office:value-type="float" office:value="0.59727237635" calcext:value-type="float">
            <text:p>0.5972723764</text:p>
          </table:table-cell>
          <table:table-cell office:value-type="float" office:value="0.5857863691125" calcext:value-type="float">
            <text:p>0.5857863691</text:p>
          </table:table-cell>
          <table:table-cell office:value-type="float" office:value="0.574300361875" calcext:value-type="float">
            <text:p>0.5743003619</text:p>
          </table:table-cell>
          <table:table-cell office:value-type="float" office:value="0.5628143546375" calcext:value-type="float">
            <text:p>0.5628143546</text:p>
          </table:table-cell>
          <table:table-cell office:value-type="float" office:value="0.5513283474" calcext:value-type="float">
            <text:p>0.5513283474</text:p>
          </table:table-cell>
          <table:table-cell office:value-type="float" office:value="0.5398423401625" calcext:value-type="float">
            <text:p>0.5398423402</text:p>
          </table:table-cell>
          <table:table-cell office:value-type="float" office:value="0.528356332925" calcext:value-type="float">
            <text:p>0.5283563329</text:p>
          </table:table-cell>
          <table:table-cell office:value-type="float" office:value="0.5168703256875" calcext:value-type="float">
            <text:p>0.516870325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7202089262" calcext:value-type="float">
            <text:p>0.7202089262</text:p>
          </table:table-cell>
          <table:table-cell office:value-type="float" office:value="0.708955661728125" calcext:value-type="float">
            <text:p>0.7089556617</text:p>
          </table:table-cell>
          <table:table-cell office:value-type="float" office:value="0.69770239725625" calcext:value-type="float">
            <text:p>0.6977023973</text:p>
          </table:table-cell>
          <table:table-cell office:value-type="float" office:value="0.686449132784375" calcext:value-type="float">
            <text:p>0.6864491328</text:p>
          </table:table-cell>
          <table:table-cell office:value-type="float" office:value="0.6751958683125" calcext:value-type="float">
            <text:p>0.6751958683</text:p>
          </table:table-cell>
          <table:table-cell office:value-type="float" office:value="0.663942603840625" calcext:value-type="float">
            <text:p>0.6639426038</text:p>
          </table:table-cell>
          <table:table-cell office:value-type="float" office:value="0.65268933936875" calcext:value-type="float">
            <text:p>0.6526893394</text:p>
          </table:table-cell>
          <table:table-cell office:value-type="float" office:value="0.641436074896875" calcext:value-type="float">
            <text:p>0.6414360749</text:p>
          </table:table-cell>
          <table:table-cell office:value-type="float" office:value="0.630182810425" calcext:value-type="float">
            <text:p>0.6301828104</text:p>
          </table:table-cell>
          <table:table-cell office:value-type="float" office:value="0.618929545953125" calcext:value-type="float">
            <text:p>0.618929546</text:p>
          </table:table-cell>
          <table:table-cell office:value-type="float" office:value="0.60767628148125" calcext:value-type="float">
            <text:p>0.6076762815</text:p>
          </table:table-cell>
          <table:table-cell office:value-type="float" office:value="0.596423017009375" calcext:value-type="float">
            <text:p>0.596423017</text:p>
          </table:table-cell>
          <table:table-cell office:value-type="float" office:value="0.5851697525375" calcext:value-type="float">
            <text:p>0.5851697525</text:p>
          </table:table-cell>
          <table:table-cell office:value-type="float" office:value="0.573916488065625" calcext:value-type="float">
            <text:p>0.5739164881</text:p>
          </table:table-cell>
          <table:table-cell office:value-type="float" office:value="0.56266322359375" calcext:value-type="float">
            <text:p>0.5626632236</text:p>
          </table:table-cell>
          <table:table-cell office:value-type="float" office:value="0.551409959121875" calcext:value-type="float">
            <text:p>0.5514099591</text:p>
          </table:table-cell>
          <table:table-cell office:value-type="float" office:value="0.54015669465" calcext:value-type="float">
            <text:p>0.5401566947</text:p>
          </table:table-cell>
          <table:table-cell office:value-type="float" office:value="0.528903430178125" calcext:value-type="float">
            <text:p>0.5289034302</text:p>
          </table:table-cell>
          <table:table-cell office:value-type="float" office:value="0.51765016570625" calcext:value-type="float">
            <text:p>0.5176501657</text:p>
          </table:table-cell>
          <table:table-cell office:value-type="float" office:value="0.506396901234375" calcext:value-type="float">
            <text:p>0.506396901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7351044632" calcext:value-type="float">
            <text:p>0.7351044632</text:p>
          </table:table-cell>
          <table:table-cell office:value-type="float" office:value="0.7236184559625" calcext:value-type="float">
            <text:p>0.723618456</text:p>
          </table:table-cell>
          <table:table-cell office:value-type="float" office:value="0.712132448725" calcext:value-type="float">
            <text:p>0.7121324487</text:p>
          </table:table-cell>
          <table:table-cell office:value-type="float" office:value="0.7006464414875" calcext:value-type="float">
            <text:p>0.7006464415</text:p>
          </table:table-cell>
          <table:table-cell office:value-type="float" office:value="0.68916043425" calcext:value-type="float">
            <text:p>0.6891604343</text:p>
          </table:table-cell>
          <table:table-cell office:value-type="float" office:value="0.6776744270125" calcext:value-type="float">
            <text:p>0.677674427</text:p>
          </table:table-cell>
          <table:table-cell office:value-type="float" office:value="0.666188419775" calcext:value-type="float">
            <text:p>0.6661884198</text:p>
          </table:table-cell>
          <table:table-cell office:value-type="float" office:value="0.6547024125375" calcext:value-type="float">
            <text:p>0.6547024125</text:p>
          </table:table-cell>
          <table:table-cell office:value-type="float" office:value="0.6432164053" calcext:value-type="float">
            <text:p>0.6432164053</text:p>
          </table:table-cell>
          <table:table-cell office:value-type="float" office:value="0.6317303980625" calcext:value-type="float">
            <text:p>0.6317303981</text:p>
          </table:table-cell>
          <table:table-cell office:value-type="float" office:value="0.620244390825" calcext:value-type="float">
            <text:p>0.6202443908</text:p>
          </table:table-cell>
          <table:table-cell office:value-type="float" office:value="0.6087583835875" calcext:value-type="float">
            <text:p>0.6087583836</text:p>
          </table:table-cell>
          <table:table-cell office:value-type="float" office:value="0.59727237635" calcext:value-type="float">
            <text:p>0.5972723764</text:p>
          </table:table-cell>
          <table:table-cell office:value-type="float" office:value="0.5857863691125" calcext:value-type="float">
            <text:p>0.5857863691</text:p>
          </table:table-cell>
          <table:table-cell office:value-type="float" office:value="0.574300361875" calcext:value-type="float">
            <text:p>0.5743003619</text:p>
          </table:table-cell>
          <table:table-cell office:value-type="float" office:value="0.5628143546375" calcext:value-type="float">
            <text:p>0.5628143546</text:p>
          </table:table-cell>
          <table:table-cell office:value-type="float" office:value="0.5513283474" calcext:value-type="float">
            <text:p>0.5513283474</text:p>
          </table:table-cell>
          <table:table-cell office:value-type="float" office:value="0.5398423401625" calcext:value-type="float">
            <text:p>0.5398423402</text:p>
          </table:table-cell>
          <table:table-cell office:value-type="float" office:value="0.528356332925" calcext:value-type="float">
            <text:p>0.5283563329</text:p>
          </table:table-cell>
          <table:table-cell office:value-type="float" office:value="0.5168703256875" calcext:value-type="float">
            <text:p>0.516870325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7425522315" calcext:value-type="float">
            <text:p>0.7425522315</text:p>
          </table:table-cell>
          <table:table-cell office:value-type="float" office:value="0.730949852882813" calcext:value-type="float">
            <text:p>0.7309498529</text:p>
          </table:table-cell>
          <table:table-cell office:value-type="float" office:value="0.719347474265625" calcext:value-type="float">
            <text:p>0.7193474743</text:p>
          </table:table-cell>
          <table:table-cell office:value-type="float" office:value="0.707745095648438" calcext:value-type="float">
            <text:p>0.7077450956</text:p>
          </table:table-cell>
          <table:table-cell office:value-type="float" office:value="0.69614271703125" calcext:value-type="float">
            <text:p>0.696142717</text:p>
          </table:table-cell>
          <table:table-cell office:value-type="float" office:value="0.684540338414063" calcext:value-type="float">
            <text:p>0.6845403384</text:p>
          </table:table-cell>
          <table:table-cell office:value-type="float" office:value="0.672937959796875" calcext:value-type="float">
            <text:p>0.6729379598</text:p>
          </table:table-cell>
          <table:table-cell office:value-type="float" office:value="0.661335581179688" calcext:value-type="float">
            <text:p>0.6613355812</text:p>
          </table:table-cell>
          <table:table-cell office:value-type="float" office:value="0.6497332025625" calcext:value-type="float">
            <text:p>0.6497332026</text:p>
          </table:table-cell>
          <table:table-cell office:value-type="float" office:value="0.638130823945313" calcext:value-type="float">
            <text:p>0.6381308239</text:p>
          </table:table-cell>
          <table:table-cell office:value-type="float" office:value="0.626528445328125" calcext:value-type="float">
            <text:p>0.6265284453</text:p>
          </table:table-cell>
          <table:table-cell office:value-type="float" office:value="0.614926066710938" calcext:value-type="float">
            <text:p>0.6149260667</text:p>
          </table:table-cell>
          <table:table-cell office:value-type="float" office:value="0.60332368809375" calcext:value-type="float">
            <text:p>0.6033236881</text:p>
          </table:table-cell>
          <table:table-cell office:value-type="float" office:value="0.591721309476563" calcext:value-type="float">
            <text:p>0.5917213095</text:p>
          </table:table-cell>
          <table:table-cell office:value-type="float" office:value="0.580118930859375" calcext:value-type="float">
            <text:p>0.5801189309</text:p>
          </table:table-cell>
          <table:table-cell office:value-type="float" office:value="0.568516552242188" calcext:value-type="float">
            <text:p>0.5685165522</text:p>
          </table:table-cell>
          <table:table-cell office:value-type="float" office:value="0.556914173625" calcext:value-type="float">
            <text:p>0.5569141736</text:p>
          </table:table-cell>
          <table:table-cell office:value-type="float" office:value="0.545311795007813" calcext:value-type="float">
            <text:p>0.545311795</text:p>
          </table:table-cell>
          <table:table-cell office:value-type="float" office:value="0.533709416390625" calcext:value-type="float">
            <text:p>0.5337094164</text:p>
          </table:table-cell>
          <table:table-cell office:value-type="float" office:value="0.522107037773438" calcext:value-type="float">
            <text:p>0.52210703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7351044632" calcext:value-type="float">
            <text:p>0.7351044632</text:p>
          </table:table-cell>
          <table:table-cell office:value-type="float" office:value="0.7236184559625" calcext:value-type="float">
            <text:p>0.723618456</text:p>
          </table:table-cell>
          <table:table-cell office:value-type="float" office:value="0.712132448725" calcext:value-type="float">
            <text:p>0.7121324487</text:p>
          </table:table-cell>
          <table:table-cell office:value-type="float" office:value="0.7006464414875" calcext:value-type="float">
            <text:p>0.7006464415</text:p>
          </table:table-cell>
          <table:table-cell office:value-type="float" office:value="0.68916043425" calcext:value-type="float">
            <text:p>0.6891604343</text:p>
          </table:table-cell>
          <table:table-cell office:value-type="float" office:value="0.6776744270125" calcext:value-type="float">
            <text:p>0.677674427</text:p>
          </table:table-cell>
          <table:table-cell office:value-type="float" office:value="0.666188419775" calcext:value-type="float">
            <text:p>0.6661884198</text:p>
          </table:table-cell>
          <table:table-cell office:value-type="float" office:value="0.6547024125375" calcext:value-type="float">
            <text:p>0.6547024125</text:p>
          </table:table-cell>
          <table:table-cell office:value-type="float" office:value="0.6432164053" calcext:value-type="float">
            <text:p>0.6432164053</text:p>
          </table:table-cell>
          <table:table-cell office:value-type="float" office:value="0.6317303980625" calcext:value-type="float">
            <text:p>0.6317303981</text:p>
          </table:table-cell>
          <table:table-cell office:value-type="float" office:value="0.620244390825" calcext:value-type="float">
            <text:p>0.6202443908</text:p>
          </table:table-cell>
          <table:table-cell office:value-type="float" office:value="0.6087583835875" calcext:value-type="float">
            <text:p>0.6087583836</text:p>
          </table:table-cell>
          <table:table-cell office:value-type="float" office:value="0.59727237635" calcext:value-type="float">
            <text:p>0.5972723764</text:p>
          </table:table-cell>
          <table:table-cell office:value-type="float" office:value="0.5857863691125" calcext:value-type="float">
            <text:p>0.5857863691</text:p>
          </table:table-cell>
          <table:table-cell office:value-type="float" office:value="0.574300361875" calcext:value-type="float">
            <text:p>0.5743003619</text:p>
          </table:table-cell>
          <table:table-cell office:value-type="float" office:value="0.5628143546375" calcext:value-type="float">
            <text:p>0.5628143546</text:p>
          </table:table-cell>
          <table:table-cell office:value-type="float" office:value="0.5513283474" calcext:value-type="float">
            <text:p>0.5513283474</text:p>
          </table:table-cell>
          <table:table-cell office:value-type="float" office:value="0.5398423401625" calcext:value-type="float">
            <text:p>0.5398423402</text:p>
          </table:table-cell>
          <table:table-cell office:value-type="float" office:value="0.528356332925" calcext:value-type="float">
            <text:p>0.5283563329</text:p>
          </table:table-cell>
          <table:table-cell office:value-type="float" office:value="0.5168703256875" calcext:value-type="float">
            <text:p>0.516870325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7425522315" calcext:value-type="float">
            <text:p>0.7425522315</text:p>
          </table:table-cell>
          <table:table-cell office:value-type="float" office:value="0.730949852882813" calcext:value-type="float">
            <text:p>0.7309498529</text:p>
          </table:table-cell>
          <table:table-cell office:value-type="float" office:value="0.719347474265625" calcext:value-type="float">
            <text:p>0.7193474743</text:p>
          </table:table-cell>
          <table:table-cell office:value-type="float" office:value="0.707745095648438" calcext:value-type="float">
            <text:p>0.7077450956</text:p>
          </table:table-cell>
          <table:table-cell office:value-type="float" office:value="0.69614271703125" calcext:value-type="float">
            <text:p>0.696142717</text:p>
          </table:table-cell>
          <table:table-cell office:value-type="float" office:value="0.684540338414063" calcext:value-type="float">
            <text:p>0.6845403384</text:p>
          </table:table-cell>
          <table:table-cell office:value-type="float" office:value="0.672937959796875" calcext:value-type="float">
            <text:p>0.6729379598</text:p>
          </table:table-cell>
          <table:table-cell office:value-type="float" office:value="0.661335581179688" calcext:value-type="float">
            <text:p>0.6613355812</text:p>
          </table:table-cell>
          <table:table-cell office:value-type="float" office:value="0.6497332025625" calcext:value-type="float">
            <text:p>0.6497332026</text:p>
          </table:table-cell>
          <table:table-cell office:value-type="float" office:value="0.638130823945313" calcext:value-type="float">
            <text:p>0.6381308239</text:p>
          </table:table-cell>
          <table:table-cell office:value-type="float" office:value="0.626528445328125" calcext:value-type="float">
            <text:p>0.6265284453</text:p>
          </table:table-cell>
          <table:table-cell office:value-type="float" office:value="0.614926066710938" calcext:value-type="float">
            <text:p>0.6149260667</text:p>
          </table:table-cell>
          <table:table-cell office:value-type="float" office:value="0.60332368809375" calcext:value-type="float">
            <text:p>0.6033236881</text:p>
          </table:table-cell>
          <table:table-cell office:value-type="float" office:value="0.591721309476563" calcext:value-type="float">
            <text:p>0.5917213095</text:p>
          </table:table-cell>
          <table:table-cell office:value-type="float" office:value="0.580118930859375" calcext:value-type="float">
            <text:p>0.5801189309</text:p>
          </table:table-cell>
          <table:table-cell office:value-type="float" office:value="0.568516552242188" calcext:value-type="float">
            <text:p>0.5685165522</text:p>
          </table:table-cell>
          <table:table-cell office:value-type="float" office:value="0.556914173625" calcext:value-type="float">
            <text:p>0.5569141736</text:p>
          </table:table-cell>
          <table:table-cell office:value-type="float" office:value="0.545311795007813" calcext:value-type="float">
            <text:p>0.545311795</text:p>
          </table:table-cell>
          <table:table-cell office:value-type="float" office:value="0.533709416390625" calcext:value-type="float">
            <text:p>0.5337094164</text:p>
          </table:table-cell>
          <table:table-cell office:value-type="float" office:value="0.522107037773438" calcext:value-type="float">
            <text:p>0.522107037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7470208926" calcext:value-type="float">
            <text:p>0.7470208926</text:p>
          </table:table-cell>
          <table:table-cell office:value-type="float" office:value="0.735348691153125" calcext:value-type="float">
            <text:p>0.7353486912</text:p>
          </table:table-cell>
          <table:table-cell office:value-type="float" office:value="0.72367648970625" calcext:value-type="float">
            <text:p>0.7236764897</text:p>
          </table:table-cell>
          <table:table-cell office:value-type="float" office:value="0.712004288259375" calcext:value-type="float">
            <text:p>0.7120042883</text:p>
          </table:table-cell>
          <table:table-cell office:value-type="float" office:value="0.7003320868125" calcext:value-type="float">
            <text:p>0.7003320868</text:p>
          </table:table-cell>
          <table:table-cell office:value-type="float" office:value="0.688659885365625" calcext:value-type="float">
            <text:p>0.6886598854</text:p>
          </table:table-cell>
          <table:table-cell office:value-type="float" office:value="0.67698768391875" calcext:value-type="float">
            <text:p>0.6769876839</text:p>
          </table:table-cell>
          <table:table-cell office:value-type="float" office:value="0.665315482471875" calcext:value-type="float">
            <text:p>0.6653154825</text:p>
          </table:table-cell>
          <table:table-cell office:value-type="float" office:value="0.653643281025" calcext:value-type="float">
            <text:p>0.653643281</text:p>
          </table:table-cell>
          <table:table-cell office:value-type="float" office:value="0.641971079578125" calcext:value-type="float">
            <text:p>0.6419710796</text:p>
          </table:table-cell>
          <table:table-cell office:value-type="float" office:value="0.63029887813125" calcext:value-type="float">
            <text:p>0.6302988781</text:p>
          </table:table-cell>
          <table:table-cell office:value-type="float" office:value="0.618626676684375" calcext:value-type="float">
            <text:p>0.6186266767</text:p>
          </table:table-cell>
          <table:table-cell office:value-type="float" office:value="0.6069544752375" calcext:value-type="float">
            <text:p>0.6069544752</text:p>
          </table:table-cell>
          <table:table-cell office:value-type="float" office:value="0.595282273790625" calcext:value-type="float">
            <text:p>0.5952822738</text:p>
          </table:table-cell>
          <table:table-cell office:value-type="float" office:value="0.58361007234375" calcext:value-type="float">
            <text:p>0.5836100723</text:p>
          </table:table-cell>
          <table:table-cell office:value-type="float" office:value="0.571937870896875" calcext:value-type="float">
            <text:p>0.5719378709</text:p>
          </table:table-cell>
          <table:table-cell office:value-type="float" office:value="0.56026566945" calcext:value-type="float">
            <text:p>0.5602656695</text:p>
          </table:table-cell>
          <table:table-cell office:value-type="float" office:value="0.548593468003125" calcext:value-type="float">
            <text:p>0.548593468</text:p>
          </table:table-cell>
          <table:table-cell office:value-type="float" office:value="0.53692126655625" calcext:value-type="float">
            <text:p>0.5369212666</text:p>
          </table:table-cell>
          <table:table-cell office:value-type="float" office:value="0.525249065109375" calcext:value-type="float">
            <text:p>0.525249065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ITIAL_FIRE_SIZE_MEAN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3503565527" calcext:value-type="float">
            <text:p>1.3503565527</text:p>
          </table:table-cell>
          <table:table-cell office:value-type="float" office:value="1.6289971594" calcext:value-type="float">
            <text:p>1.6289971594</text:p>
          </table:table-cell>
          <table:table-cell office:value-type="float" office:value="1.8068669523" calcext:value-type="float">
            <text:p>1.8068669523</text:p>
          </table:table-cell>
          <table:table-cell office:value-type="float" office:value="1.9710818241" calcext:value-type="float">
            <text:p>1.9710818241</text:p>
          </table:table-cell>
          <table:table-cell office:value-type="float" office:value="2.0402392911" calcext:value-type="float">
            <text:p>2.0402392911</text:p>
          </table:table-cell>
          <table:table-cell office:value-type="float" office:value="2.1595572464" calcext:value-type="float">
            <text:p>2.1595572464</text:p>
          </table:table-cell>
          <table:table-cell office:value-type="float" office:value="2.1824692999" calcext:value-type="float">
            <text:p>2.1824692999</text:p>
          </table:table-cell>
          <table:table-cell office:value-type="float" office:value="2.2710339891" calcext:value-type="float">
            <text:p>2.2710339891</text:p>
          </table:table-cell>
          <table:table-cell office:value-type="float" office:value="2.3484465995" calcext:value-type="float">
            <text:p>2.3484465995</text:p>
          </table:table-cell>
          <table:table-cell office:value-type="float" office:value="2.4022761781" calcext:value-type="float">
            <text:p>2.4022761781</text:p>
          </table:table-cell>
          <table:table-cell office:value-type="float" office:value="2.4171384475" calcext:value-type="float">
            <text:p>2.4171384475</text:p>
          </table:table-cell>
          <table:table-cell office:value-type="float" office:value="2.459939515" calcext:value-type="float">
            <text:p>2.459939515</text:p>
          </table:table-cell>
          <table:table-cell office:value-type="float" office:value="2.5130232298" calcext:value-type="float">
            <text:p>2.5130232298</text:p>
          </table:table-cell>
          <table:table-cell office:value-type="float" office:value="2.5597825658" calcext:value-type="float">
            <text:p>2.5597825658</text:p>
          </table:table-cell>
          <table:table-cell office:value-type="float" office:value="2.6061987512" calcext:value-type="float">
            <text:p>2.6061987512</text:p>
          </table:table-cell>
          <table:table-cell office:value-type="float" office:value="2.6480494358" calcext:value-type="float">
            <text:p>2.6480494358</text:p>
          </table:table-cell>
          <table:table-cell office:value-type="float" office:value="2.6882187707" calcext:value-type="float">
            <text:p>2.6882187707</text:p>
          </table:table-cell>
          <table:table-cell office:value-type="float" office:value="2.7256763332" calcext:value-type="float">
            <text:p>2.7256763332</text:p>
          </table:table-cell>
          <table:table-cell office:value-type="float" office:value="2.7610345118" calcext:value-type="float">
            <text:p>2.7610345118</text:p>
          </table:table-cell>
          <table:table-cell office:value-type="float" office:value="2.7919306802" calcext:value-type="float">
            <text:p>2.791930680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65155165" calcext:value-type="float">
            <text:p>1.2065155165</text:p>
          </table:table-cell>
          <table:table-cell office:value-type="float" office:value="1.4554751078" calcext:value-type="float">
            <text:p>1.4554751078</text:p>
          </table:table-cell>
          <table:table-cell office:value-type="float" office:value="1.6143980713" calcext:value-type="float">
            <text:p>1.6143980713</text:p>
          </table:table-cell>
          <table:table-cell office:value-type="float" office:value="1.7611206464" calcext:value-type="float">
            <text:p>1.7611206464</text:p>
          </table:table-cell>
          <table:table-cell office:value-type="float" office:value="1.822911406" calcext:value-type="float">
            <text:p>1.822911406</text:p>
          </table:table-cell>
          <table:table-cell office:value-type="float" office:value="1.9295195194" calcext:value-type="float">
            <text:p>1.9295195194</text:p>
          </table:table-cell>
          <table:table-cell office:value-type="float" office:value="1.949990963" calcext:value-type="float">
            <text:p>1.949990963</text:p>
          </table:table-cell>
          <table:table-cell office:value-type="float" office:value="2.0291216722" calcext:value-type="float">
            <text:p>2.0291216722</text:p>
          </table:table-cell>
          <table:table-cell office:value-type="float" office:value="2.0982882308" calcext:value-type="float">
            <text:p>2.0982882308</text:p>
          </table:table-cell>
          <table:table-cell office:value-type="float" office:value="2.1463838406" calcext:value-type="float">
            <text:p>2.1463838406</text:p>
          </table:table-cell>
          <table:table-cell office:value-type="float" office:value="2.1596629694" calcext:value-type="float">
            <text:p>2.1596629694</text:p>
          </table:table-cell>
          <table:table-cell office:value-type="float" office:value="2.1979048337" calcext:value-type="float">
            <text:p>2.1979048337</text:p>
          </table:table-cell>
          <table:table-cell office:value-type="float" office:value="2.2453340298" calcext:value-type="float">
            <text:p>2.2453340298</text:p>
          </table:table-cell>
          <table:table-cell office:value-type="float" office:value="2.2871125247" calcext:value-type="float">
            <text:p>2.2871125247</text:p>
          </table:table-cell>
          <table:table-cell office:value-type="float" office:value="2.3285844217" calcext:value-type="float">
            <text:p>2.3285844217</text:p>
          </table:table-cell>
          <table:table-cell office:value-type="float" office:value="2.3659771386" calcext:value-type="float">
            <text:p>2.3659771386</text:p>
          </table:table-cell>
          <table:table-cell office:value-type="float" office:value="2.4018676046" calcext:value-type="float">
            <text:p>2.4018676046</text:p>
          </table:table-cell>
          <table:table-cell office:value-type="float" office:value="2.4353351582" calcext:value-type="float">
            <text:p>2.4353351582</text:p>
          </table:table-cell>
          <table:table-cell office:value-type="float" office:value="2.466926956" calcext:value-type="float">
            <text:p>2.466926956</text:p>
          </table:table-cell>
          <table:table-cell office:value-type="float" office:value="2.4945320404" calcext:value-type="float">
            <text:p>2.49453204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037829625" calcext:value-type="float">
            <text:p>1.0037829625</text:p>
          </table:table-cell>
          <table:table-cell office:value-type="float" office:value="1.2109095121" calcext:value-type="float">
            <text:p>1.2109095121</text:p>
          </table:table-cell>
          <table:table-cell office:value-type="float" office:value="1.3431284193" calcext:value-type="float">
            <text:p>1.3431284193</text:p>
          </table:table-cell>
          <table:table-cell office:value-type="float" office:value="1.4651969871" calcext:value-type="float">
            <text:p>1.4651969871</text:p>
          </table:table-cell>
          <table:table-cell office:value-type="float" office:value="1.5166049556" calcext:value-type="float">
            <text:p>1.5166049556</text:p>
          </table:table-cell>
          <table:table-cell office:value-type="float" office:value="1.6052995529" calcext:value-type="float">
            <text:p>1.6052995529</text:p>
          </table:table-cell>
          <table:table-cell office:value-type="float" office:value="1.6223311502" calcext:value-type="float">
            <text:p>1.6223311502</text:p>
          </table:table-cell>
          <table:table-cell office:value-type="float" office:value="1.6881654115" calcext:value-type="float">
            <text:p>1.6881654115</text:p>
          </table:table-cell>
          <table:table-cell office:value-type="float" office:value="1.7457098127" calcext:value-type="float">
            <text:p>1.7457098127</text:p>
          </table:table-cell>
          <table:table-cell office:value-type="float" office:value="1.7857238474" calcext:value-type="float">
            <text:p>1.7857238474</text:p>
          </table:table-cell>
          <table:table-cell office:value-type="float" office:value="1.7967716649" calcext:value-type="float">
            <text:p>1.7967716649</text:p>
          </table:table-cell>
          <table:table-cell office:value-type="float" office:value="1.8285876932" calcext:value-type="float">
            <text:p>1.8285876932</text:p>
          </table:table-cell>
          <table:table-cell office:value-type="float" office:value="1.8680472926" calcext:value-type="float">
            <text:p>1.8680472926</text:p>
          </table:table-cell>
          <table:table-cell office:value-type="float" office:value="1.9028056864" calcext:value-type="float">
            <text:p>1.9028056864</text:p>
          </table:table-cell>
          <table:table-cell office:value-type="float" office:value="1.9373090003" calcext:value-type="float">
            <text:p>1.9373090003</text:p>
          </table:table-cell>
          <table:table-cell office:value-type="float" office:value="1.9684185647" calcext:value-type="float">
            <text:p>1.9684185647</text:p>
          </table:table-cell>
          <table:table-cell office:value-type="float" office:value="1.9982783035" calcext:value-type="float">
            <text:p>1.9982783035</text:p>
          </table:table-cell>
          <table:table-cell office:value-type="float" office:value="2.0261222556" calcext:value-type="float">
            <text:p>2.0261222556</text:p>
          </table:table-cell>
          <table:table-cell office:value-type="float" office:value="2.0524056377" calcext:value-type="float">
            <text:p>2.0524056377</text:p>
          </table:table-cell>
          <table:table-cell office:value-type="float" office:value="2.0753721997" calcext:value-type="float">
            <text:p>2.075372199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065155165" calcext:value-type="float">
            <text:p>1.2065155165</text:p>
          </table:table-cell>
          <table:table-cell office:value-type="float" office:value="1.4554751078" calcext:value-type="float">
            <text:p>1.4554751078</text:p>
          </table:table-cell>
          <table:table-cell office:value-type="float" office:value="1.6143980713" calcext:value-type="float">
            <text:p>1.6143980713</text:p>
          </table:table-cell>
          <table:table-cell office:value-type="float" office:value="1.7611206464" calcext:value-type="float">
            <text:p>1.7611206464</text:p>
          </table:table-cell>
          <table:table-cell office:value-type="float" office:value="1.822911406" calcext:value-type="float">
            <text:p>1.822911406</text:p>
          </table:table-cell>
          <table:table-cell office:value-type="float" office:value="1.9295195194" calcext:value-type="float">
            <text:p>1.9295195194</text:p>
          </table:table-cell>
          <table:table-cell office:value-type="float" office:value="1.949990963" calcext:value-type="float">
            <text:p>1.949990963</text:p>
          </table:table-cell>
          <table:table-cell office:value-type="float" office:value="2.0291216722" calcext:value-type="float">
            <text:p>2.0291216722</text:p>
          </table:table-cell>
          <table:table-cell office:value-type="float" office:value="2.0982882308" calcext:value-type="float">
            <text:p>2.0982882308</text:p>
          </table:table-cell>
          <table:table-cell office:value-type="float" office:value="2.1463838406" calcext:value-type="float">
            <text:p>2.1463838406</text:p>
          </table:table-cell>
          <table:table-cell office:value-type="float" office:value="2.1596629694" calcext:value-type="float">
            <text:p>2.1596629694</text:p>
          </table:table-cell>
          <table:table-cell office:value-type="float" office:value="2.1979048337" calcext:value-type="float">
            <text:p>2.1979048337</text:p>
          </table:table-cell>
          <table:table-cell office:value-type="float" office:value="2.2453340298" calcext:value-type="float">
            <text:p>2.2453340298</text:p>
          </table:table-cell>
          <table:table-cell office:value-type="float" office:value="2.2871125247" calcext:value-type="float">
            <text:p>2.2871125247</text:p>
          </table:table-cell>
          <table:table-cell office:value-type="float" office:value="2.3285844217" calcext:value-type="float">
            <text:p>2.3285844217</text:p>
          </table:table-cell>
          <table:table-cell office:value-type="float" office:value="2.3659771386" calcext:value-type="float">
            <text:p>2.3659771386</text:p>
          </table:table-cell>
          <table:table-cell office:value-type="float" office:value="2.4018676046" calcext:value-type="float">
            <text:p>2.4018676046</text:p>
          </table:table-cell>
          <table:table-cell office:value-type="float" office:value="2.4353351582" calcext:value-type="float">
            <text:p>2.4353351582</text:p>
          </table:table-cell>
          <table:table-cell office:value-type="float" office:value="2.466926956" calcext:value-type="float">
            <text:p>2.466926956</text:p>
          </table:table-cell>
          <table:table-cell office:value-type="float" office:value="2.4945320404" calcext:value-type="float">
            <text:p>2.494532040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037829625" calcext:value-type="float">
            <text:p>1.0037829625</text:p>
          </table:table-cell>
          <table:table-cell office:value-type="float" office:value="1.2109095121" calcext:value-type="float">
            <text:p>1.2109095121</text:p>
          </table:table-cell>
          <table:table-cell office:value-type="float" office:value="1.3431284193" calcext:value-type="float">
            <text:p>1.3431284193</text:p>
          </table:table-cell>
          <table:table-cell office:value-type="float" office:value="1.4651969871" calcext:value-type="float">
            <text:p>1.4651969871</text:p>
          </table:table-cell>
          <table:table-cell office:value-type="float" office:value="1.5166049556" calcext:value-type="float">
            <text:p>1.5166049556</text:p>
          </table:table-cell>
          <table:table-cell office:value-type="float" office:value="1.6052995529" calcext:value-type="float">
            <text:p>1.6052995529</text:p>
          </table:table-cell>
          <table:table-cell office:value-type="float" office:value="1.6223311502" calcext:value-type="float">
            <text:p>1.6223311502</text:p>
          </table:table-cell>
          <table:table-cell office:value-type="float" office:value="1.6881654115" calcext:value-type="float">
            <text:p>1.6881654115</text:p>
          </table:table-cell>
          <table:table-cell office:value-type="float" office:value="1.7457098127" calcext:value-type="float">
            <text:p>1.7457098127</text:p>
          </table:table-cell>
          <table:table-cell office:value-type="float" office:value="1.7857238474" calcext:value-type="float">
            <text:p>1.7857238474</text:p>
          </table:table-cell>
          <table:table-cell office:value-type="float" office:value="1.7967716649" calcext:value-type="float">
            <text:p>1.7967716649</text:p>
          </table:table-cell>
          <table:table-cell office:value-type="float" office:value="1.8285876932" calcext:value-type="float">
            <text:p>1.8285876932</text:p>
          </table:table-cell>
          <table:table-cell office:value-type="float" office:value="1.8680472926" calcext:value-type="float">
            <text:p>1.8680472926</text:p>
          </table:table-cell>
          <table:table-cell office:value-type="float" office:value="1.9028056864" calcext:value-type="float">
            <text:p>1.9028056864</text:p>
          </table:table-cell>
          <table:table-cell office:value-type="float" office:value="1.9373090003" calcext:value-type="float">
            <text:p>1.9373090003</text:p>
          </table:table-cell>
          <table:table-cell office:value-type="float" office:value="1.9684185647" calcext:value-type="float">
            <text:p>1.9684185647</text:p>
          </table:table-cell>
          <table:table-cell office:value-type="float" office:value="1.9982783035" calcext:value-type="float">
            <text:p>1.9982783035</text:p>
          </table:table-cell>
          <table:table-cell office:value-type="float" office:value="2.0261222556" calcext:value-type="float">
            <text:p>2.0261222556</text:p>
          </table:table-cell>
          <table:table-cell office:value-type="float" office:value="2.0524056377" calcext:value-type="float">
            <text:p>2.0524056377</text:p>
          </table:table-cell>
          <table:table-cell office:value-type="float" office:value="2.0753721997" calcext:value-type="float">
            <text:p>2.075372199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351158538" calcext:value-type="float">
            <text:p>0.8351158538</text:p>
          </table:table-cell>
          <table:table-cell office:value-type="float" office:value="1.0074386286" calcext:value-type="float">
            <text:p>1.0074386286</text:p>
          </table:table-cell>
          <table:table-cell office:value-type="float" office:value="1.1174406008" calcext:value-type="float">
            <text:p>1.1174406008</text:p>
          </table:table-cell>
          <table:table-cell office:value-type="float" office:value="1.21899781" calcext:value-type="float">
            <text:p>1.21899781</text:p>
          </table:table-cell>
          <table:table-cell office:value-type="float" office:value="1.2617676229" calcext:value-type="float">
            <text:p>1.2617676229</text:p>
          </table:table-cell>
          <table:table-cell office:value-type="float" office:value="1.3355587382" calcext:value-type="float">
            <text:p>1.3355587382</text:p>
          </table:table-cell>
          <table:table-cell office:value-type="float" office:value="1.3497284915" calcext:value-type="float">
            <text:p>1.3497284915</text:p>
          </table:table-cell>
          <table:table-cell office:value-type="float" office:value="1.4045005262" calcext:value-type="float">
            <text:p>1.4045005262</text:p>
          </table:table-cell>
          <table:table-cell office:value-type="float" office:value="1.4523756582" calcext:value-type="float">
            <text:p>1.4523756582</text:p>
          </table:table-cell>
          <table:table-cell office:value-type="float" office:value="1.4856660765" calcext:value-type="float">
            <text:p>1.4856660765</text:p>
          </table:table-cell>
          <table:table-cell office:value-type="float" office:value="1.4948575132" calcext:value-type="float">
            <text:p>1.4948575132</text:p>
          </table:table-cell>
          <table:table-cell office:value-type="float" office:value="1.5213274481" calcext:value-type="float">
            <text:p>1.5213274481</text:p>
          </table:table-cell>
          <table:table-cell office:value-type="float" office:value="1.5541565937" calcext:value-type="float">
            <text:p>1.5541565937</text:p>
          </table:table-cell>
          <table:table-cell office:value-type="float" office:value="1.5830744841" calcext:value-type="float">
            <text:p>1.5830744841</text:p>
          </table:table-cell>
          <table:table-cell office:value-type="float" office:value="1.6117801561" calcext:value-type="float">
            <text:p>1.6117801561</text:p>
          </table:table-cell>
          <table:table-cell office:value-type="float" office:value="1.6376623352" calcext:value-type="float">
            <text:p>1.6376623352</text:p>
          </table:table-cell>
          <table:table-cell office:value-type="float" office:value="1.6625046988" calcext:value-type="float">
            <text:p>1.6625046988</text:p>
          </table:table-cell>
          <table:table-cell office:value-type="float" office:value="1.6856699911" calcext:value-type="float">
            <text:p>1.6856699911</text:p>
          </table:table-cell>
          <table:table-cell office:value-type="float" office:value="1.7075369384" calcext:value-type="float">
            <text:p>1.7075369384</text:p>
          </table:table-cell>
          <table:table-cell office:value-type="float" office:value="1.7266443956" calcext:value-type="float">
            <text:p>1.726644395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0037829625" calcext:value-type="float">
            <text:p>1.0037829625</text:p>
          </table:table-cell>
          <table:table-cell office:value-type="float" office:value="1.2109095121" calcext:value-type="float">
            <text:p>1.2109095121</text:p>
          </table:table-cell>
          <table:table-cell office:value-type="float" office:value="1.3431284193" calcext:value-type="float">
            <text:p>1.3431284193</text:p>
          </table:table-cell>
          <table:table-cell office:value-type="float" office:value="1.4651969871" calcext:value-type="float">
            <text:p>1.4651969871</text:p>
          </table:table-cell>
          <table:table-cell office:value-type="float" office:value="1.5166049556" calcext:value-type="float">
            <text:p>1.5166049556</text:p>
          </table:table-cell>
          <table:table-cell office:value-type="float" office:value="1.6052995529" calcext:value-type="float">
            <text:p>1.6052995529</text:p>
          </table:table-cell>
          <table:table-cell office:value-type="float" office:value="1.6223311502" calcext:value-type="float">
            <text:p>1.6223311502</text:p>
          </table:table-cell>
          <table:table-cell office:value-type="float" office:value="1.6881654115" calcext:value-type="float">
            <text:p>1.6881654115</text:p>
          </table:table-cell>
          <table:table-cell office:value-type="float" office:value="1.7457098127" calcext:value-type="float">
            <text:p>1.7457098127</text:p>
          </table:table-cell>
          <table:table-cell office:value-type="float" office:value="1.7857238474" calcext:value-type="float">
            <text:p>1.7857238474</text:p>
          </table:table-cell>
          <table:table-cell office:value-type="float" office:value="1.7967716649" calcext:value-type="float">
            <text:p>1.7967716649</text:p>
          </table:table-cell>
          <table:table-cell office:value-type="float" office:value="1.8285876932" calcext:value-type="float">
            <text:p>1.8285876932</text:p>
          </table:table-cell>
          <table:table-cell office:value-type="float" office:value="1.8680472926" calcext:value-type="float">
            <text:p>1.8680472926</text:p>
          </table:table-cell>
          <table:table-cell office:value-type="float" office:value="1.9028056864" calcext:value-type="float">
            <text:p>1.9028056864</text:p>
          </table:table-cell>
          <table:table-cell office:value-type="float" office:value="1.9373090003" calcext:value-type="float">
            <text:p>1.9373090003</text:p>
          </table:table-cell>
          <table:table-cell office:value-type="float" office:value="1.9684185647" calcext:value-type="float">
            <text:p>1.9684185647</text:p>
          </table:table-cell>
          <table:table-cell office:value-type="float" office:value="1.9982783035" calcext:value-type="float">
            <text:p>1.9982783035</text:p>
          </table:table-cell>
          <table:table-cell office:value-type="float" office:value="2.0261222556" calcext:value-type="float">
            <text:p>2.0261222556</text:p>
          </table:table-cell>
          <table:table-cell office:value-type="float" office:value="2.0524056377" calcext:value-type="float">
            <text:p>2.0524056377</text:p>
          </table:table-cell>
          <table:table-cell office:value-type="float" office:value="2.0753721997" calcext:value-type="float">
            <text:p>2.075372199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351158538" calcext:value-type="float">
            <text:p>0.8351158538</text:p>
          </table:table-cell>
          <table:table-cell office:value-type="float" office:value="1.0074386286" calcext:value-type="float">
            <text:p>1.0074386286</text:p>
          </table:table-cell>
          <table:table-cell office:value-type="float" office:value="1.1174406008" calcext:value-type="float">
            <text:p>1.1174406008</text:p>
          </table:table-cell>
          <table:table-cell office:value-type="float" office:value="1.21899781" calcext:value-type="float">
            <text:p>1.21899781</text:p>
          </table:table-cell>
          <table:table-cell office:value-type="float" office:value="1.2617676229" calcext:value-type="float">
            <text:p>1.2617676229</text:p>
          </table:table-cell>
          <table:table-cell office:value-type="float" office:value="1.3355587382" calcext:value-type="float">
            <text:p>1.3355587382</text:p>
          </table:table-cell>
          <table:table-cell office:value-type="float" office:value="1.3497284915" calcext:value-type="float">
            <text:p>1.3497284915</text:p>
          </table:table-cell>
          <table:table-cell office:value-type="float" office:value="1.4045005262" calcext:value-type="float">
            <text:p>1.4045005262</text:p>
          </table:table-cell>
          <table:table-cell office:value-type="float" office:value="1.4523756582" calcext:value-type="float">
            <text:p>1.4523756582</text:p>
          </table:table-cell>
          <table:table-cell office:value-type="float" office:value="1.4856660765" calcext:value-type="float">
            <text:p>1.4856660765</text:p>
          </table:table-cell>
          <table:table-cell office:value-type="float" office:value="1.4948575132" calcext:value-type="float">
            <text:p>1.4948575132</text:p>
          </table:table-cell>
          <table:table-cell office:value-type="float" office:value="1.5213274481" calcext:value-type="float">
            <text:p>1.5213274481</text:p>
          </table:table-cell>
          <table:table-cell office:value-type="float" office:value="1.5541565937" calcext:value-type="float">
            <text:p>1.5541565937</text:p>
          </table:table-cell>
          <table:table-cell office:value-type="float" office:value="1.5830744841" calcext:value-type="float">
            <text:p>1.5830744841</text:p>
          </table:table-cell>
          <table:table-cell office:value-type="float" office:value="1.6117801561" calcext:value-type="float">
            <text:p>1.6117801561</text:p>
          </table:table-cell>
          <table:table-cell office:value-type="float" office:value="1.6376623352" calcext:value-type="float">
            <text:p>1.6376623352</text:p>
          </table:table-cell>
          <table:table-cell office:value-type="float" office:value="1.6625046988" calcext:value-type="float">
            <text:p>1.6625046988</text:p>
          </table:table-cell>
          <table:table-cell office:value-type="float" office:value="1.6856699911" calcext:value-type="float">
            <text:p>1.6856699911</text:p>
          </table:table-cell>
          <table:table-cell office:value-type="float" office:value="1.7075369384" calcext:value-type="float">
            <text:p>1.7075369384</text:p>
          </table:table-cell>
          <table:table-cell office:value-type="float" office:value="1.7266443956" calcext:value-type="float">
            <text:p>1.726644395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947901243" calcext:value-type="float">
            <text:p>0.6947901243</text:p>
          </table:table-cell>
          <table:table-cell office:value-type="float" office:value="0.8381572531" calcext:value-type="float">
            <text:p>0.8381572531</text:p>
          </table:table-cell>
          <table:table-cell office:value-type="float" office:value="0.9296754342" calcext:value-type="float">
            <text:p>0.9296754342</text:p>
          </table:table-cell>
          <table:table-cell office:value-type="float" office:value="1.014167838" calcext:value-type="float">
            <text:p>1.014167838</text:p>
          </table:table-cell>
          <table:table-cell office:value-type="float" office:value="1.0497509772" calcext:value-type="float">
            <text:p>1.0497509772</text:p>
          </table:table-cell>
          <table:table-cell office:value-type="float" office:value="1.1111428643" calcext:value-type="float">
            <text:p>1.1111428643</text:p>
          </table:table-cell>
          <table:table-cell office:value-type="float" office:value="1.1229316533" calcext:value-type="float">
            <text:p>1.1229316533</text:p>
          </table:table-cell>
          <table:table-cell office:value-type="float" office:value="1.1685002635" calcext:value-type="float">
            <text:p>1.1685002635</text:p>
          </table:table-cell>
          <table:table-cell office:value-type="float" office:value="1.2083308676" calcext:value-type="float">
            <text:p>1.2083308676</text:p>
          </table:table-cell>
          <table:table-cell office:value-type="float" office:value="1.2360274486" calcext:value-type="float">
            <text:p>1.2360274486</text:p>
          </table:table-cell>
          <table:table-cell office:value-type="float" office:value="1.2436744348" calcext:value-type="float">
            <text:p>1.2436744348</text:p>
          </table:table-cell>
          <table:table-cell office:value-type="float" office:value="1.2656965881" calcext:value-type="float">
            <text:p>1.2656965881</text:p>
          </table:table-cell>
          <table:table-cell office:value-type="float" office:value="1.2930094047" calcext:value-type="float">
            <text:p>1.2930094047</text:p>
          </table:table-cell>
          <table:table-cell office:value-type="float" office:value="1.31706818" calcext:value-type="float">
            <text:p>1.31706818</text:p>
          </table:table-cell>
          <table:table-cell office:value-type="float" office:value="1.3409503962" calcext:value-type="float">
            <text:p>1.3409503962</text:p>
          </table:table-cell>
          <table:table-cell office:value-type="float" office:value="1.3624835552" calcext:value-type="float">
            <text:p>1.3624835552</text:p>
          </table:table-cell>
          <table:table-cell office:value-type="float" office:value="1.3831516204" calcext:value-type="float">
            <text:p>1.3831516204</text:p>
          </table:table-cell>
          <table:table-cell office:value-type="float" office:value="1.402424415" calcext:value-type="float">
            <text:p>1.402424415</text:p>
          </table:table-cell>
          <table:table-cell office:value-type="float" office:value="1.4206170274" calcext:value-type="float">
            <text:p>1.4206170274</text:p>
          </table:table-cell>
          <table:table-cell office:value-type="float" office:value="1.4365138308" calcext:value-type="float">
            <text:p>1.43651383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3180872922" calcext:value-type="float">
            <text:p>1.3180872922</text:p>
          </table:table-cell>
          <table:table-cell office:value-type="float" office:value="1.5900692676" calcext:value-type="float">
            <text:p>1.5900692676</text:p>
          </table:table-cell>
          <table:table-cell office:value-type="float" office:value="1.7636885337" calcext:value-type="float">
            <text:p>1.7636885337</text:p>
          </table:table-cell>
          <table:table-cell office:value-type="float" office:value="1.9239791882" calcext:value-type="float">
            <text:p>1.9239791882</text:p>
          </table:table-cell>
          <table:table-cell office:value-type="float" office:value="1.99148401" calcext:value-type="float">
            <text:p>1.99148401</text:p>
          </table:table-cell>
          <table:table-cell office:value-type="float" office:value="2.1079506427" calcext:value-type="float">
            <text:p>2.1079506427</text:p>
          </table:table-cell>
          <table:table-cell office:value-type="float" office:value="2.1303151704" calcext:value-type="float">
            <text:p>2.1303151704</text:p>
          </table:table-cell>
          <table:table-cell office:value-type="float" office:value="2.216763443" calcext:value-type="float">
            <text:p>2.216763443</text:p>
          </table:table-cell>
          <table:table-cell office:value-type="float" office:value="2.2923261363" calcext:value-type="float">
            <text:p>2.2923261363</text:p>
          </table:table-cell>
          <table:table-cell office:value-type="float" office:value="2.3448693578" calcext:value-type="float">
            <text:p>2.3448693578</text:p>
          </table:table-cell>
          <table:table-cell office:value-type="float" office:value="2.3593764659" calcext:value-type="float">
            <text:p>2.3593764659</text:p>
          </table:table-cell>
          <table:table-cell office:value-type="float" office:value="2.4011547229" calcext:value-type="float">
            <text:p>2.4011547229</text:p>
          </table:table-cell>
          <table:table-cell office:value-type="float" office:value="2.4529699045" calcext:value-type="float">
            <text:p>2.4529699045</text:p>
          </table:table-cell>
          <table:table-cell office:value-type="float" office:value="2.4986118399" calcext:value-type="float">
            <text:p>2.4986118399</text:p>
          </table:table-cell>
          <table:table-cell office:value-type="float" office:value="2.5439188249" calcext:value-type="float">
            <text:p>2.5439188249</text:p>
          </table:table-cell>
          <table:table-cell office:value-type="float" office:value="2.5847694102" calcext:value-type="float">
            <text:p>2.5847694102</text:p>
          </table:table-cell>
          <table:table-cell office:value-type="float" office:value="2.6239788247" calcext:value-type="float">
            <text:p>2.6239788247</text:p>
          </table:table-cell>
          <table:table-cell office:value-type="float" office:value="2.6605412697" calcext:value-type="float">
            <text:p>2.6605412697</text:p>
          </table:table-cell>
          <table:table-cell office:value-type="float" office:value="2.6950544994" calcext:value-type="float">
            <text:p>2.6950544994</text:p>
          </table:table-cell>
          <table:table-cell office:value-type="float" office:value="2.7252123469" calcext:value-type="float">
            <text:p>2.725212346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6781868328" calcext:value-type="float">
            <text:p>0.6781868328</text:p>
          </table:table-cell>
          <table:table-cell office:value-type="float" office:value="0.8181279396" calcext:value-type="float">
            <text:p>0.8181279396</text:p>
          </table:table-cell>
          <table:table-cell office:value-type="float" office:value="0.9074591249" calcext:value-type="float">
            <text:p>0.9074591249</text:p>
          </table:table-cell>
          <table:table-cell office:value-type="float" office:value="0.9899324269" calcext:value-type="float">
            <text:p>0.9899324269</text:p>
          </table:table-cell>
          <table:table-cell office:value-type="float" office:value="1.0246652413" calcext:value-type="float">
            <text:p>1.0246652413</text:p>
          </table:table-cell>
          <table:table-cell office:value-type="float" office:value="1.084590056" calcext:value-type="float">
            <text:p>1.084590056</text:p>
          </table:table-cell>
          <table:table-cell office:value-type="float" office:value="1.0960971302" calcext:value-type="float">
            <text:p>1.0960971302</text:p>
          </table:table-cell>
          <table:table-cell office:value-type="float" office:value="1.1405767944" calcext:value-type="float">
            <text:p>1.1405767944</text:p>
          </table:table-cell>
          <table:table-cell office:value-type="float" office:value="1.1794555727" calcext:value-type="float">
            <text:p>1.1794555727</text:p>
          </table:table-cell>
          <table:table-cell office:value-type="float" office:value="1.2064902928" calcext:value-type="float">
            <text:p>1.2064902928</text:p>
          </table:table-cell>
          <table:table-cell office:value-type="float" office:value="1.2139545402" calcext:value-type="float">
            <text:p>1.2139545402</text:p>
          </table:table-cell>
          <table:table-cell office:value-type="float" office:value="1.2354504336" calcext:value-type="float">
            <text:p>1.2354504336</text:p>
          </table:table-cell>
          <table:table-cell office:value-type="float" office:value="1.26211056" calcext:value-type="float">
            <text:p>1.26211056</text:p>
          </table:table-cell>
          <table:table-cell office:value-type="float" office:value="1.2855944065" calcext:value-type="float">
            <text:p>1.2855944065</text:p>
          </table:table-cell>
          <table:table-cell office:value-type="float" office:value="1.3089059131" calcext:value-type="float">
            <text:p>1.3089059131</text:p>
          </table:table-cell>
          <table:table-cell office:value-type="float" office:value="1.3299244976" calcext:value-type="float">
            <text:p>1.3299244976</text:p>
          </table:table-cell>
          <table:table-cell office:value-type="float" office:value="1.3500986612" calcext:value-type="float">
            <text:p>1.3500986612</text:p>
          </table:table-cell>
          <table:table-cell office:value-type="float" office:value="1.3689108968" calcext:value-type="float">
            <text:p>1.3689108968</text:p>
          </table:table-cell>
          <table:table-cell office:value-type="float" office:value="1.3866687632" calcext:value-type="float">
            <text:p>1.3866687632</text:p>
          </table:table-cell>
          <table:table-cell office:value-type="float" office:value="1.4021856832" calcext:value-type="float">
            <text:p>1.402185683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2835908564" calcext:value-type="float">
            <text:p>1.2835908564</text:p>
          </table:table-cell>
          <table:table-cell office:value-type="float" office:value="1.548454632" calcext:value-type="float">
            <text:p>1.548454632</text:p>
          </table:table-cell>
          <table:table-cell office:value-type="float" office:value="1.7175300065" calcext:value-type="float">
            <text:p>1.7175300065</text:p>
          </table:table-cell>
          <table:table-cell office:value-type="float" office:value="1.8736256002" calcext:value-type="float">
            <text:p>1.8736256002</text:p>
          </table:table-cell>
          <table:table-cell office:value-type="float" office:value="1.9393637137" calcext:value-type="float">
            <text:p>1.9393637137</text:p>
          </table:table-cell>
          <table:table-cell office:value-type="float" office:value="2.0527822299" calcext:value-type="float">
            <text:p>2.0527822299</text:p>
          </table:table-cell>
          <table:table-cell office:value-type="float" office:value="2.0745614424" calcext:value-type="float">
            <text:p>2.0745614424</text:p>
          </table:table-cell>
          <table:table-cell office:value-type="float" office:value="2.1587472265" calcext:value-type="float">
            <text:p>2.1587472265</text:p>
          </table:table-cell>
          <table:table-cell office:value-type="float" office:value="2.2323323242" calcext:value-type="float">
            <text:p>2.2323323242</text:p>
          </table:table-cell>
          <table:table-cell office:value-type="float" office:value="2.2835004063" calcext:value-type="float">
            <text:p>2.2835004063</text:p>
          </table:table-cell>
          <table:table-cell office:value-type="float" office:value="2.2976278403" calcext:value-type="float">
            <text:p>2.2976278403</text:p>
          </table:table-cell>
          <table:table-cell office:value-type="float" office:value="2.3383126941" calcext:value-type="float">
            <text:p>2.3383126941</text:p>
          </table:table-cell>
          <table:table-cell office:value-type="float" office:value="2.3887717901" calcext:value-type="float">
            <text:p>2.3887717901</text:p>
          </table:table-cell>
          <table:table-cell office:value-type="float" office:value="2.4332192037" calcext:value-type="float">
            <text:p>2.4332192037</text:p>
          </table:table-cell>
          <table:table-cell office:value-type="float" office:value="2.477340433" calcext:value-type="float">
            <text:p>2.477340433</text:p>
          </table:table-cell>
          <table:table-cell office:value-type="float" office:value="2.5171218936" calcext:value-type="float">
            <text:p>2.5171218936</text:p>
          </table:table-cell>
          <table:table-cell office:value-type="float" office:value="2.5553051356" calcext:value-type="float">
            <text:p>2.5553051356</text:p>
          </table:table-cell>
          <table:table-cell office:value-type="float" office:value="2.5909106834" calcext:value-type="float">
            <text:p>2.5909106834</text:p>
          </table:table-cell>
          <table:table-cell office:value-type="float" office:value="2.6245206471" calcext:value-type="float">
            <text:p>2.6245206471</text:p>
          </table:table-cell>
          <table:table-cell office:value-type="float" office:value="2.6538892159" calcext:value-type="float">
            <text:p>2.65388921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6604376073" calcext:value-type="float">
            <text:p>0.6604376073</text:p>
          </table:table-cell>
          <table:table-cell office:value-type="float" office:value="0.7967162333" calcext:value-type="float">
            <text:p>0.7967162333</text:p>
          </table:table-cell>
          <table:table-cell office:value-type="float" office:value="0.8837094798" calcext:value-type="float">
            <text:p>0.8837094798</text:p>
          </table:table-cell>
          <table:table-cell office:value-type="float" office:value="0.9640243247" calcext:value-type="float">
            <text:p>0.9640243247</text:p>
          </table:table-cell>
          <table:table-cell office:value-type="float" office:value="0.9978481262" calcext:value-type="float">
            <text:p>0.9978481262</text:p>
          </table:table-cell>
          <table:table-cell office:value-type="float" office:value="1.0562046134" calcext:value-type="float">
            <text:p>1.0562046134</text:p>
          </table:table-cell>
          <table:table-cell office:value-type="float" office:value="1.0674105292" calcext:value-type="float">
            <text:p>1.0674105292</text:p>
          </table:table-cell>
          <table:table-cell office:value-type="float" office:value="1.1107260901" calcext:value-type="float">
            <text:p>1.1107260901</text:p>
          </table:table-cell>
          <table:table-cell office:value-type="float" office:value="1.148587349" calcext:value-type="float">
            <text:p>1.148587349</text:p>
          </table:table-cell>
          <table:table-cell office:value-type="float" office:value="1.1749145276" calcext:value-type="float">
            <text:p>1.1749145276</text:p>
          </table:table-cell>
          <table:table-cell office:value-type="float" office:value="1.1821834238" calcext:value-type="float">
            <text:p>1.1821834238</text:p>
          </table:table-cell>
          <table:table-cell office:value-type="float" office:value="1.2031167355" calcext:value-type="float">
            <text:p>1.2031167355</text:p>
          </table:table-cell>
          <table:table-cell office:value-type="float" office:value="1.2290791242" calcext:value-type="float">
            <text:p>1.2290791242</text:p>
          </table:table-cell>
          <table:table-cell office:value-type="float" office:value="1.2519483611" calcext:value-type="float">
            <text:p>1.2519483611</text:p>
          </table:table-cell>
          <table:table-cell office:value-type="float" office:value="1.2746497686" calcext:value-type="float">
            <text:p>1.2746497686</text:p>
          </table:table-cell>
          <table:table-cell office:value-type="float" office:value="1.2951182634" calcext:value-type="float">
            <text:p>1.2951182634</text:p>
          </table:table-cell>
          <table:table-cell office:value-type="float" office:value="1.3147644371" calcext:value-type="float">
            <text:p>1.3147644371</text:p>
          </table:table-cell>
          <table:table-cell office:value-type="float" office:value="1.3330843267" calcext:value-type="float">
            <text:p>1.3330843267</text:p>
          </table:table-cell>
          <table:table-cell office:value-type="float" office:value="1.3503774415" calcext:value-type="float">
            <text:p>1.3503774415</text:p>
          </table:table-cell>
          <table:table-cell office:value-type="float" office:value="1.3654882591" calcext:value-type="float">
            <text:p>1.36548825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3180872922" calcext:value-type="float">
            <text:p>1.3180872922</text:p>
          </table:table-cell>
          <table:table-cell office:value-type="float" office:value="1.5900692676" calcext:value-type="float">
            <text:p>1.5900692676</text:p>
          </table:table-cell>
          <table:table-cell office:value-type="float" office:value="1.7636885337" calcext:value-type="float">
            <text:p>1.7636885337</text:p>
          </table:table-cell>
          <table:table-cell office:value-type="float" office:value="1.9239791882" calcext:value-type="float">
            <text:p>1.9239791882</text:p>
          </table:table-cell>
          <table:table-cell office:value-type="float" office:value="1.99148401" calcext:value-type="float">
            <text:p>1.99148401</text:p>
          </table:table-cell>
          <table:table-cell office:value-type="float" office:value="2.1079506427" calcext:value-type="float">
            <text:p>2.1079506427</text:p>
          </table:table-cell>
          <table:table-cell office:value-type="float" office:value="2.1303151704" calcext:value-type="float">
            <text:p>2.1303151704</text:p>
          </table:table-cell>
          <table:table-cell office:value-type="float" office:value="2.216763443" calcext:value-type="float">
            <text:p>2.216763443</text:p>
          </table:table-cell>
          <table:table-cell office:value-type="float" office:value="2.2923261363" calcext:value-type="float">
            <text:p>2.2923261363</text:p>
          </table:table-cell>
          <table:table-cell office:value-type="float" office:value="2.3448693578" calcext:value-type="float">
            <text:p>2.3448693578</text:p>
          </table:table-cell>
          <table:table-cell office:value-type="float" office:value="2.3593764659" calcext:value-type="float">
            <text:p>2.3593764659</text:p>
          </table:table-cell>
          <table:table-cell office:value-type="float" office:value="2.4011547229" calcext:value-type="float">
            <text:p>2.4011547229</text:p>
          </table:table-cell>
          <table:table-cell office:value-type="float" office:value="2.4529699045" calcext:value-type="float">
            <text:p>2.4529699045</text:p>
          </table:table-cell>
          <table:table-cell office:value-type="float" office:value="2.4986118399" calcext:value-type="float">
            <text:p>2.4986118399</text:p>
          </table:table-cell>
          <table:table-cell office:value-type="float" office:value="2.5439188249" calcext:value-type="float">
            <text:p>2.5439188249</text:p>
          </table:table-cell>
          <table:table-cell office:value-type="float" office:value="2.5847694102" calcext:value-type="float">
            <text:p>2.5847694102</text:p>
          </table:table-cell>
          <table:table-cell office:value-type="float" office:value="2.6239788247" calcext:value-type="float">
            <text:p>2.6239788247</text:p>
          </table:table-cell>
          <table:table-cell office:value-type="float" office:value="2.6605412697" calcext:value-type="float">
            <text:p>2.6605412697</text:p>
          </table:table-cell>
          <table:table-cell office:value-type="float" office:value="2.6950544994" calcext:value-type="float">
            <text:p>2.6950544994</text:p>
          </table:table-cell>
          <table:table-cell office:value-type="float" office:value="2.7252123469" calcext:value-type="float">
            <text:p>2.725212346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1776836028" calcext:value-type="float">
            <text:p>1.1776836028</text:p>
          </table:table-cell>
          <table:table-cell office:value-type="float" office:value="1.4206938455" calcext:value-type="float">
            <text:p>1.4206938455</text:p>
          </table:table-cell>
          <table:table-cell office:value-type="float" office:value="1.5758190516" calcext:value-type="float">
            <text:p>1.5758190516</text:p>
          </table:table-cell>
          <table:table-cell office:value-type="float" office:value="1.7190354202" calcext:value-type="float">
            <text:p>1.7190354202</text:p>
          </table:table-cell>
          <table:table-cell office:value-type="float" office:value="1.7793495756" calcext:value-type="float">
            <text:p>1.7793495756</text:p>
          </table:table-cell>
          <table:table-cell office:value-type="float" office:value="1.8834100915" calcext:value-type="float">
            <text:p>1.8834100915</text:p>
          </table:table-cell>
          <table:table-cell office:value-type="float" office:value="1.9033923322" calcext:value-type="float">
            <text:p>1.9033923322</text:p>
          </table:table-cell>
          <table:table-cell office:value-type="float" office:value="1.9806320672" calcext:value-type="float">
            <text:p>1.9806320672</text:p>
          </table:table-cell>
          <table:table-cell office:value-type="float" office:value="2.0481457632" calcext:value-type="float">
            <text:p>2.0481457632</text:p>
          </table:table-cell>
          <table:table-cell office:value-type="float" office:value="2.0950920398" calcext:value-type="float">
            <text:p>2.0950920398</text:p>
          </table:table-cell>
          <table:table-cell office:value-type="float" office:value="2.1080538393" calcext:value-type="float">
            <text:p>2.1080538393</text:p>
          </table:table-cell>
          <table:table-cell office:value-type="float" office:value="2.1453818437" calcext:value-type="float">
            <text:p>2.1453818437</text:p>
          </table:table-cell>
          <table:table-cell office:value-type="float" office:value="2.1916776316" calcext:value-type="float">
            <text:p>2.1916776316</text:p>
          </table:table-cell>
          <table:table-cell office:value-type="float" office:value="2.2324577524" calcext:value-type="float">
            <text:p>2.2324577524</text:p>
          </table:table-cell>
          <table:table-cell office:value-type="float" office:value="2.2729386019" calcext:value-type="float">
            <text:p>2.2729386019</text:p>
          </table:table-cell>
          <table:table-cell office:value-type="float" office:value="2.3094377509" calcext:value-type="float">
            <text:p>2.3094377509</text:p>
          </table:table-cell>
          <table:table-cell office:value-type="float" office:value="2.3444705479" calcext:value-type="float">
            <text:p>2.3444705479</text:p>
          </table:table-cell>
          <table:table-cell office:value-type="float" office:value="2.3771383326" calcext:value-type="float">
            <text:p>2.3771383326</text:p>
          </table:table-cell>
          <table:table-cell office:value-type="float" office:value="2.4079751862" calcext:value-type="float">
            <text:p>2.4079751862</text:p>
          </table:table-cell>
          <table:table-cell office:value-type="float" office:value="2.4349205961" calcext:value-type="float">
            <text:p>2.43492059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797957171" calcext:value-type="float">
            <text:p>0.9797957171</text:p>
          </table:table-cell>
          <table:table-cell office:value-type="float" office:value="1.1819725958" calcext:value-type="float">
            <text:p>1.1819725958</text:p>
          </table:table-cell>
          <table:table-cell office:value-type="float" office:value="1.3110318883" calcext:value-type="float">
            <text:p>1.3110318883</text:p>
          </table:table-cell>
          <table:table-cell office:value-type="float" office:value="1.4301834026" calcext:value-type="float">
            <text:p>1.4301834026</text:p>
          </table:table-cell>
          <table:table-cell office:value-type="float" office:value="1.4803628828" calcext:value-type="float">
            <text:p>1.4803628828</text:p>
          </table:table-cell>
          <table:table-cell office:value-type="float" office:value="1.5669379592" calcext:value-type="float">
            <text:p>1.5669379592</text:p>
          </table:table-cell>
          <table:table-cell office:value-type="float" office:value="1.583562555" calcext:value-type="float">
            <text:p>1.583562555</text:p>
          </table:table-cell>
          <table:table-cell office:value-type="float" office:value="1.6478235851" calcext:value-type="float">
            <text:p>1.6478235851</text:p>
          </table:table-cell>
          <table:table-cell office:value-type="float" office:value="1.7039928568" calcext:value-type="float">
            <text:p>1.7039928568</text:p>
          </table:table-cell>
          <table:table-cell office:value-type="float" office:value="1.7430506823" calcext:value-type="float">
            <text:p>1.7430506823</text:p>
          </table:table-cell>
          <table:table-cell office:value-type="float" office:value="1.7538344919" calcext:value-type="float">
            <text:p>1.7538344919</text:p>
          </table:table-cell>
          <table:table-cell office:value-type="float" office:value="1.7848902175" calcext:value-type="float">
            <text:p>1.7848902175</text:p>
          </table:table-cell>
          <table:table-cell office:value-type="float" office:value="1.8234068569" calcext:value-type="float">
            <text:p>1.8234068569</text:p>
          </table:table-cell>
          <table:table-cell office:value-type="float" office:value="1.8573346348" calcext:value-type="float">
            <text:p>1.8573346348</text:p>
          </table:table-cell>
          <table:table-cell office:value-type="float" office:value="1.8910134284" calcext:value-type="float">
            <text:p>1.8910134284</text:p>
          </table:table-cell>
          <table:table-cell office:value-type="float" office:value="1.9213795724" calcext:value-type="float">
            <text:p>1.9213795724</text:p>
          </table:table-cell>
          <table:table-cell office:value-type="float" office:value="1.9505257577" calcext:value-type="float">
            <text:p>1.9505257577</text:p>
          </table:table-cell>
          <table:table-cell office:value-type="float" office:value="1.9777043271" calcext:value-type="float">
            <text:p>1.9777043271</text:p>
          </table:table-cell>
          <table:table-cell office:value-type="float" office:value="2.0033596193" calcext:value-type="float">
            <text:p>2.0033596193</text:p>
          </table:table-cell>
          <table:table-cell office:value-type="float" office:value="2.025777353" calcext:value-type="float">
            <text:p>2.02577735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8151592201" calcext:value-type="float">
            <text:p>0.8151592201</text:p>
          </table:table-cell>
          <table:table-cell office:value-type="float" office:value="0.9833640244" calcext:value-type="float">
            <text:p>0.9833640244</text:p>
          </table:table-cell>
          <table:table-cell office:value-type="float" office:value="1.0907372966" calcext:value-type="float">
            <text:p>1.0907372966</text:p>
          </table:table-cell>
          <table:table-cell office:value-type="float" office:value="1.1898676089" calcext:value-type="float">
            <text:p>1.1898676089</text:p>
          </table:table-cell>
          <table:table-cell office:value-type="float" office:value="1.2316153582" calcext:value-type="float">
            <text:p>1.2316153582</text:p>
          </table:table-cell>
          <table:table-cell office:value-type="float" office:value="1.3036430988" calcext:value-type="float">
            <text:p>1.3036430988</text:p>
          </table:table-cell>
          <table:table-cell office:value-type="float" office:value="1.3174742396" calcext:value-type="float">
            <text:p>1.3174742396</text:p>
          </table:table-cell>
          <table:table-cell office:value-type="float" office:value="1.3709373956" calcext:value-type="float">
            <text:p>1.3709373956</text:p>
          </table:table-cell>
          <table:table-cell office:value-type="float" office:value="1.417668463" calcext:value-type="float">
            <text:p>1.417668463</text:p>
          </table:table-cell>
          <table:table-cell office:value-type="float" office:value="1.4501633453" calcext:value-type="float">
            <text:p>1.4501633453</text:p>
          </table:table-cell>
          <table:table-cell office:value-type="float" office:value="1.4591351357" calcext:value-type="float">
            <text:p>1.4591351357</text:p>
          </table:table-cell>
          <table:table-cell office:value-type="float" office:value="1.4849725227" calcext:value-type="float">
            <text:p>1.4849725227</text:p>
          </table:table-cell>
          <table:table-cell office:value-type="float" office:value="1.5170171553" calcext:value-type="float">
            <text:p>1.5170171553</text:p>
          </table:table-cell>
          <table:table-cell office:value-type="float" office:value="1.5452439993" calcext:value-type="float">
            <text:p>1.5452439993</text:p>
          </table:table-cell>
          <table:table-cell office:value-type="float" office:value="1.5732636963" calcext:value-type="float">
            <text:p>1.5732636963</text:p>
          </table:table-cell>
          <table:table-cell office:value-type="float" office:value="1.5985273731" calcext:value-type="float">
            <text:p>1.5985273731</text:p>
          </table:table-cell>
          <table:table-cell office:value-type="float" office:value="1.6227760825" calcext:value-type="float">
            <text:p>1.6227760825</text:p>
          </table:table-cell>
          <table:table-cell office:value-type="float" office:value="1.6453877975" calcext:value-type="float">
            <text:p>1.6453877975</text:p>
          </table:table-cell>
          <table:table-cell office:value-type="float" office:value="1.6667321937" calcext:value-type="float">
            <text:p>1.6667321937</text:p>
          </table:table-cell>
          <table:table-cell office:value-type="float" office:value="1.685383043" calcext:value-type="float">
            <text:p>1.68538304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6781868328" calcext:value-type="float">
            <text:p>0.6781868328</text:p>
          </table:table-cell>
          <table:table-cell office:value-type="float" office:value="0.8181279396" calcext:value-type="float">
            <text:p>0.8181279396</text:p>
          </table:table-cell>
          <table:table-cell office:value-type="float" office:value="0.9074591249" calcext:value-type="float">
            <text:p>0.9074591249</text:p>
          </table:table-cell>
          <table:table-cell office:value-type="float" office:value="0.9899324269" calcext:value-type="float">
            <text:p>0.9899324269</text:p>
          </table:table-cell>
          <table:table-cell office:value-type="float" office:value="1.0246652413" calcext:value-type="float">
            <text:p>1.0246652413</text:p>
          </table:table-cell>
          <table:table-cell office:value-type="float" office:value="1.084590056" calcext:value-type="float">
            <text:p>1.084590056</text:p>
          </table:table-cell>
          <table:table-cell office:value-type="float" office:value="1.0960971302" calcext:value-type="float">
            <text:p>1.0960971302</text:p>
          </table:table-cell>
          <table:table-cell office:value-type="float" office:value="1.1405767944" calcext:value-type="float">
            <text:p>1.1405767944</text:p>
          </table:table-cell>
          <table:table-cell office:value-type="float" office:value="1.1794555727" calcext:value-type="float">
            <text:p>1.1794555727</text:p>
          </table:table-cell>
          <table:table-cell office:value-type="float" office:value="1.2064902928" calcext:value-type="float">
            <text:p>1.2064902928</text:p>
          </table:table-cell>
          <table:table-cell office:value-type="float" office:value="1.2139545402" calcext:value-type="float">
            <text:p>1.2139545402</text:p>
          </table:table-cell>
          <table:table-cell office:value-type="float" office:value="1.2354504336" calcext:value-type="float">
            <text:p>1.2354504336</text:p>
          </table:table-cell>
          <table:table-cell office:value-type="float" office:value="1.26211056" calcext:value-type="float">
            <text:p>1.26211056</text:p>
          </table:table-cell>
          <table:table-cell office:value-type="float" office:value="1.2855944065" calcext:value-type="float">
            <text:p>1.2855944065</text:p>
          </table:table-cell>
          <table:table-cell office:value-type="float" office:value="1.3089059131" calcext:value-type="float">
            <text:p>1.3089059131</text:p>
          </table:table-cell>
          <table:table-cell office:value-type="float" office:value="1.3299244976" calcext:value-type="float">
            <text:p>1.3299244976</text:p>
          </table:table-cell>
          <table:table-cell office:value-type="float" office:value="1.3500986612" calcext:value-type="float">
            <text:p>1.3500986612</text:p>
          </table:table-cell>
          <table:table-cell office:value-type="float" office:value="1.3689108968" calcext:value-type="float">
            <text:p>1.3689108968</text:p>
          </table:table-cell>
          <table:table-cell office:value-type="float" office:value="1.3866687632" calcext:value-type="float">
            <text:p>1.3866687632</text:p>
          </table:table-cell>
          <table:table-cell office:value-type="float" office:value="1.4021856832" calcext:value-type="float">
            <text:p>1.4021856832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.2835908564" calcext:value-type="float">
            <text:p>1.2835908564</text:p>
          </table:table-cell>
          <table:table-cell office:value-type="float" office:value="1.548454632" calcext:value-type="float">
            <text:p>1.548454632</text:p>
          </table:table-cell>
          <table:table-cell office:value-type="float" office:value="1.7175300065" calcext:value-type="float">
            <text:p>1.7175300065</text:p>
          </table:table-cell>
          <table:table-cell office:value-type="float" office:value="1.8736256002" calcext:value-type="float">
            <text:p>1.8736256002</text:p>
          </table:table-cell>
          <table:table-cell office:value-type="float" office:value="1.9393637137" calcext:value-type="float">
            <text:p>1.9393637137</text:p>
          </table:table-cell>
          <table:table-cell office:value-type="float" office:value="2.0527822299" calcext:value-type="float">
            <text:p>2.0527822299</text:p>
          </table:table-cell>
          <table:table-cell office:value-type="float" office:value="2.0745614424" calcext:value-type="float">
            <text:p>2.0745614424</text:p>
          </table:table-cell>
          <table:table-cell office:value-type="float" office:value="2.1587472265" calcext:value-type="float">
            <text:p>2.1587472265</text:p>
          </table:table-cell>
          <table:table-cell office:value-type="float" office:value="2.2323323242" calcext:value-type="float">
            <text:p>2.2323323242</text:p>
          </table:table-cell>
          <table:table-cell office:value-type="float" office:value="2.2835004063" calcext:value-type="float">
            <text:p>2.2835004063</text:p>
          </table:table-cell>
          <table:table-cell office:value-type="float" office:value="2.2976278403" calcext:value-type="float">
            <text:p>2.2976278403</text:p>
          </table:table-cell>
          <table:table-cell office:value-type="float" office:value="2.3383126941" calcext:value-type="float">
            <text:p>2.3383126941</text:p>
          </table:table-cell>
          <table:table-cell office:value-type="float" office:value="2.3887717901" calcext:value-type="float">
            <text:p>2.3887717901</text:p>
          </table:table-cell>
          <table:table-cell office:value-type="float" office:value="2.4332192037" calcext:value-type="float">
            <text:p>2.4332192037</text:p>
          </table:table-cell>
          <table:table-cell office:value-type="float" office:value="2.477340433" calcext:value-type="float">
            <text:p>2.477340433</text:p>
          </table:table-cell>
          <table:table-cell office:value-type="float" office:value="2.5171218936" calcext:value-type="float">
            <text:p>2.5171218936</text:p>
          </table:table-cell>
          <table:table-cell office:value-type="float" office:value="2.5553051356" calcext:value-type="float">
            <text:p>2.5553051356</text:p>
          </table:table-cell>
          <table:table-cell office:value-type="float" office:value="2.5909106834" calcext:value-type="float">
            <text:p>2.5909106834</text:p>
          </table:table-cell>
          <table:table-cell office:value-type="float" office:value="2.6245206471" calcext:value-type="float">
            <text:p>2.6245206471</text:p>
          </table:table-cell>
          <table:table-cell office:value-type="float" office:value="2.6538892159" calcext:value-type="float">
            <text:p>2.65388921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6604376073" calcext:value-type="float">
            <text:p>0.6604376073</text:p>
          </table:table-cell>
          <table:table-cell office:value-type="float" office:value="0.7967162333" calcext:value-type="float">
            <text:p>0.7967162333</text:p>
          </table:table-cell>
          <table:table-cell office:value-type="float" office:value="0.8837094798" calcext:value-type="float">
            <text:p>0.8837094798</text:p>
          </table:table-cell>
          <table:table-cell office:value-type="float" office:value="0.9640243247" calcext:value-type="float">
            <text:p>0.9640243247</text:p>
          </table:table-cell>
          <table:table-cell office:value-type="float" office:value="0.9978481262" calcext:value-type="float">
            <text:p>0.9978481262</text:p>
          </table:table-cell>
          <table:table-cell office:value-type="float" office:value="1.0562046134" calcext:value-type="float">
            <text:p>1.0562046134</text:p>
          </table:table-cell>
          <table:table-cell office:value-type="float" office:value="1.0674105292" calcext:value-type="float">
            <text:p>1.0674105292</text:p>
          </table:table-cell>
          <table:table-cell office:value-type="float" office:value="1.1107260901" calcext:value-type="float">
            <text:p>1.1107260901</text:p>
          </table:table-cell>
          <table:table-cell office:value-type="float" office:value="1.148587349" calcext:value-type="float">
            <text:p>1.148587349</text:p>
          </table:table-cell>
          <table:table-cell office:value-type="float" office:value="1.1749145276" calcext:value-type="float">
            <text:p>1.1749145276</text:p>
          </table:table-cell>
          <table:table-cell office:value-type="float" office:value="1.1821834238" calcext:value-type="float">
            <text:p>1.1821834238</text:p>
          </table:table-cell>
          <table:table-cell office:value-type="float" office:value="1.2031167355" calcext:value-type="float">
            <text:p>1.2031167355</text:p>
          </table:table-cell>
          <table:table-cell office:value-type="float" office:value="1.2290791242" calcext:value-type="float">
            <text:p>1.2290791242</text:p>
          </table:table-cell>
          <table:table-cell office:value-type="float" office:value="1.2519483611" calcext:value-type="float">
            <text:p>1.2519483611</text:p>
          </table:table-cell>
          <table:table-cell office:value-type="float" office:value="1.2746497686" calcext:value-type="float">
            <text:p>1.2746497686</text:p>
          </table:table-cell>
          <table:table-cell office:value-type="float" office:value="1.2951182634" calcext:value-type="float">
            <text:p>1.2951182634</text:p>
          </table:table-cell>
          <table:table-cell office:value-type="float" office:value="1.3147644371" calcext:value-type="float">
            <text:p>1.3147644371</text:p>
          </table:table-cell>
          <table:table-cell office:value-type="float" office:value="1.3330843267" calcext:value-type="float">
            <text:p>1.3330843267</text:p>
          </table:table-cell>
          <table:table-cell office:value-type="float" office:value="1.3503774415" calcext:value-type="float">
            <text:p>1.3503774415</text:p>
          </table:table-cell>
          <table:table-cell office:value-type="float" office:value="1.3654882591" calcext:value-type="float">
            <text:p>1.36548825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2465368704" calcext:value-type="float">
            <text:p>1.2465368704</text:p>
          </table:table-cell>
          <table:table-cell office:value-type="float" office:value="1.5037547059" calcext:value-type="float">
            <text:p>1.5037547059</text:p>
          </table:table-cell>
          <table:table-cell office:value-type="float" office:value="1.6679493067" calcext:value-type="float">
            <text:p>1.6679493067</text:p>
          </table:table-cell>
          <table:table-cell office:value-type="float" office:value="1.8195388198" calcext:value-type="float">
            <text:p>1.8195388198</text:p>
          </table:table-cell>
          <table:table-cell office:value-type="float" office:value="1.883379242" calcext:value-type="float">
            <text:p>1.883379242</text:p>
          </table:table-cell>
          <table:table-cell office:value-type="float" office:value="1.9935236556" calcext:value-type="float">
            <text:p>1.9935236556</text:p>
          </table:table-cell>
          <table:table-cell office:value-type="float" office:value="2.0146741579" calcext:value-type="float">
            <text:p>2.0146741579</text:p>
          </table:table-cell>
          <table:table-cell office:value-type="float" office:value="2.0964297137" calcext:value-type="float">
            <text:p>2.0964297137</text:p>
          </table:table-cell>
          <table:table-cell office:value-type="float" office:value="2.1678905978" calcext:value-type="float">
            <text:p>2.1678905978</text:p>
          </table:table-cell>
          <table:table-cell office:value-type="float" office:value="2.2175815882" calcext:value-type="float">
            <text:p>2.2175815882</text:p>
          </table:table-cell>
          <table:table-cell office:value-type="float" office:value="2.2313011993" calcext:value-type="float">
            <text:p>2.2313011993</text:p>
          </table:table-cell>
          <table:table-cell office:value-type="float" office:value="2.2708115853" calcext:value-type="float">
            <text:p>2.2708115853</text:p>
          </table:table-cell>
          <table:table-cell office:value-type="float" office:value="2.3198140563" calcext:value-type="float">
            <text:p>2.3198140563</text:p>
          </table:table-cell>
          <table:table-cell office:value-type="float" office:value="2.3629783867" calcext:value-type="float">
            <text:p>2.3629783867</text:p>
          </table:table-cell>
          <table:table-cell office:value-type="float" office:value="2.4058259489" calcext:value-type="float">
            <text:p>2.4058259489</text:p>
          </table:table-cell>
          <table:table-cell office:value-type="float" office:value="2.4444590205" calcext:value-type="float">
            <text:p>2.4444590205</text:p>
          </table:table-cell>
          <table:table-cell office:value-type="float" office:value="2.4815400099" calcext:value-type="float">
            <text:p>2.4815400099</text:p>
          </table:table-cell>
          <table:table-cell office:value-type="float" office:value="2.5161177166" calcext:value-type="float">
            <text:p>2.5161177166</text:p>
          </table:table-cell>
          <table:table-cell office:value-type="float" office:value="2.5487574466" calcext:value-type="float">
            <text:p>2.5487574466</text:p>
          </table:table-cell>
          <table:table-cell office:value-type="float" office:value="2.5772782199" calcext:value-type="float">
            <text:p>2.577278219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6413724623" calcext:value-type="float">
            <text:p>0.6413724623</text:p>
          </table:table-cell>
          <table:table-cell office:value-type="float" office:value="0.7737170728" calcext:value-type="float">
            <text:p>0.7737170728</text:p>
          </table:table-cell>
          <table:table-cell office:value-type="float" office:value="0.8581990467" calcext:value-type="float">
            <text:p>0.8581990467</text:p>
          </table:table-cell>
          <table:table-cell office:value-type="float" office:value="0.9361954073" calcext:value-type="float">
            <text:p>0.9361954073</text:p>
          </table:table-cell>
          <table:table-cell office:value-type="float" office:value="0.9690428021" calcext:value-type="float">
            <text:p>0.9690428021</text:p>
          </table:table-cell>
          <table:table-cell office:value-type="float" office:value="1.0257146868" calcext:value-type="float">
            <text:p>1.0257146868</text:p>
          </table:table-cell>
          <table:table-cell office:value-type="float" office:value="1.0365971165" calcext:value-type="float">
            <text:p>1.0365971165</text:p>
          </table:table-cell>
          <table:table-cell office:value-type="float" office:value="1.0786622678" calcext:value-type="float">
            <text:p>1.0786622678</text:p>
          </table:table-cell>
          <table:table-cell office:value-type="float" office:value="1.1154305691" calcext:value-type="float">
            <text:p>1.1154305691</text:p>
          </table:table-cell>
          <table:table-cell office:value-type="float" office:value="1.1409977493" calcext:value-type="float">
            <text:p>1.1409977493</text:p>
          </table:table-cell>
          <table:table-cell office:value-type="float" office:value="1.1480568111" calcext:value-type="float">
            <text:p>1.1480568111</text:p>
          </table:table-cell>
          <table:table-cell office:value-type="float" office:value="1.1683858316" calcext:value-type="float">
            <text:p>1.1683858316</text:p>
          </table:table-cell>
          <table:table-cell office:value-type="float" office:value="1.1935987524" calcext:value-type="float">
            <text:p>1.1935987524</text:p>
          </table:table-cell>
          <table:table-cell office:value-type="float" office:value="1.215807813" calcext:value-type="float">
            <text:p>1.215807813</text:p>
          </table:table-cell>
          <table:table-cell office:value-type="float" office:value="1.2378538889" calcext:value-type="float">
            <text:p>1.2378538889</text:p>
          </table:table-cell>
          <table:table-cell office:value-type="float" office:value="1.2577315106" calcext:value-type="float">
            <text:p>1.2577315106</text:p>
          </table:table-cell>
          <table:table-cell office:value-type="float" office:value="1.2768105495" calcext:value-type="float">
            <text:p>1.2768105495</text:p>
          </table:table-cell>
          <table:table-cell office:value-type="float" office:value="1.2946015907" calcext:value-type="float">
            <text:p>1.2946015907</text:p>
          </table:table-cell>
          <table:table-cell office:value-type="float" office:value="1.3113954975" calcext:value-type="float">
            <text:p>1.3113954975</text:p>
          </table:table-cell>
          <table:table-cell office:value-type="float" office:value="1.3260701044" calcext:value-type="float">
            <text:p>1.326070104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2835908564" calcext:value-type="float">
            <text:p>1.2835908564</text:p>
          </table:table-cell>
          <table:table-cell office:value-type="float" office:value="1.548454632" calcext:value-type="float">
            <text:p>1.548454632</text:p>
          </table:table-cell>
          <table:table-cell office:value-type="float" office:value="1.7175300065" calcext:value-type="float">
            <text:p>1.7175300065</text:p>
          </table:table-cell>
          <table:table-cell office:value-type="float" office:value="1.8736256002" calcext:value-type="float">
            <text:p>1.8736256002</text:p>
          </table:table-cell>
          <table:table-cell office:value-type="float" office:value="1.9393637137" calcext:value-type="float">
            <text:p>1.9393637137</text:p>
          </table:table-cell>
          <table:table-cell office:value-type="float" office:value="2.0527822299" calcext:value-type="float">
            <text:p>2.0527822299</text:p>
          </table:table-cell>
          <table:table-cell office:value-type="float" office:value="2.0745614424" calcext:value-type="float">
            <text:p>2.0745614424</text:p>
          </table:table-cell>
          <table:table-cell office:value-type="float" office:value="2.1587472265" calcext:value-type="float">
            <text:p>2.1587472265</text:p>
          </table:table-cell>
          <table:table-cell office:value-type="float" office:value="2.2323323242" calcext:value-type="float">
            <text:p>2.2323323242</text:p>
          </table:table-cell>
          <table:table-cell office:value-type="float" office:value="2.2835004063" calcext:value-type="float">
            <text:p>2.2835004063</text:p>
          </table:table-cell>
          <table:table-cell office:value-type="float" office:value="2.2976278403" calcext:value-type="float">
            <text:p>2.2976278403</text:p>
          </table:table-cell>
          <table:table-cell office:value-type="float" office:value="2.3383126941" calcext:value-type="float">
            <text:p>2.3383126941</text:p>
          </table:table-cell>
          <table:table-cell office:value-type="float" office:value="2.3887717901" calcext:value-type="float">
            <text:p>2.3887717901</text:p>
          </table:table-cell>
          <table:table-cell office:value-type="float" office:value="2.4332192037" calcext:value-type="float">
            <text:p>2.4332192037</text:p>
          </table:table-cell>
          <table:table-cell office:value-type="float" office:value="2.477340433" calcext:value-type="float">
            <text:p>2.477340433</text:p>
          </table:table-cell>
          <table:table-cell office:value-type="float" office:value="2.5171218936" calcext:value-type="float">
            <text:p>2.5171218936</text:p>
          </table:table-cell>
          <table:table-cell office:value-type="float" office:value="2.5553051356" calcext:value-type="float">
            <text:p>2.5553051356</text:p>
          </table:table-cell>
          <table:table-cell office:value-type="float" office:value="2.5909106834" calcext:value-type="float">
            <text:p>2.5909106834</text:p>
          </table:table-cell>
          <table:table-cell office:value-type="float" office:value="2.6245206471" calcext:value-type="float">
            <text:p>2.6245206471</text:p>
          </table:table-cell>
          <table:table-cell office:value-type="float" office:value="2.6538892159" calcext:value-type="float">
            <text:p>2.653889215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1468617544" calcext:value-type="float">
            <text:p>1.1468617544</text:p>
          </table:table-cell>
          <table:table-cell office:value-type="float" office:value="1.3835120334" calcext:value-type="float">
            <text:p>1.3835120334</text:p>
          </table:table-cell>
          <table:table-cell office:value-type="float" office:value="1.5345773668" calcext:value-type="float">
            <text:p>1.5345773668</text:p>
          </table:table-cell>
          <table:table-cell office:value-type="float" office:value="1.6740455358" calcext:value-type="float">
            <text:p>1.6740455358</text:p>
          </table:table-cell>
          <table:table-cell office:value-type="float" office:value="1.732781174" calcext:value-type="float">
            <text:p>1.732781174</text:p>
          </table:table-cell>
          <table:table-cell office:value-type="float" office:value="1.8341182611" calcext:value-type="float">
            <text:p>1.8341182611</text:p>
          </table:table-cell>
          <table:table-cell office:value-type="float" office:value="1.8535775349" calcext:value-type="float">
            <text:p>1.8535775349</text:p>
          </table:table-cell>
          <table:table-cell office:value-type="float" office:value="1.9287957835" calcext:value-type="float">
            <text:p>1.9287957835</text:p>
          </table:table-cell>
          <table:table-cell office:value-type="float" office:value="1.994542539" calcext:value-type="float">
            <text:p>1.994542539</text:p>
          </table:table-cell>
          <table:table-cell office:value-type="float" office:value="2.0402601569" calcext:value-type="float">
            <text:p>2.0402601569</text:p>
          </table:table-cell>
          <table:table-cell office:value-type="float" office:value="2.0528827256" calcext:value-type="float">
            <text:p>2.0528827256</text:p>
          </table:table-cell>
          <table:table-cell office:value-type="float" office:value="2.0892337969" calcext:value-type="float">
            <text:p>2.0892337969</text:p>
          </table:table-cell>
          <table:table-cell office:value-type="float" office:value="2.1343179506" calcext:value-type="float">
            <text:p>2.1343179506</text:p>
          </table:table-cell>
          <table:table-cell office:value-type="float" office:value="2.1740307909" calcext:value-type="float">
            <text:p>2.1740307909</text:p>
          </table:table-cell>
          <table:table-cell office:value-type="float" office:value="2.2134521924" calcext:value-type="float">
            <text:p>2.2134521924</text:p>
          </table:table-cell>
          <table:table-cell office:value-type="float" office:value="2.2489961007" calcext:value-type="float">
            <text:p>2.2489961007</text:p>
          </table:table-cell>
          <table:table-cell office:value-type="float" office:value="2.2831120339" calcext:value-type="float">
            <text:p>2.2831120339</text:p>
          </table:table-cell>
          <table:table-cell office:value-type="float" office:value="2.3149248508" calcext:value-type="float">
            <text:p>2.3149248508</text:p>
          </table:table-cell>
          <table:table-cell office:value-type="float" office:value="2.344954655" calcext:value-type="float">
            <text:p>2.344954655</text:p>
          </table:table-cell>
          <table:table-cell office:value-type="float" office:value="2.3711948608" calcext:value-type="float">
            <text:p>2.371194860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9541529086" calcext:value-type="float">
            <text:p>0.9541529086</text:p>
          </table:table-cell>
          <table:table-cell office:value-type="float" office:value="1.1510384976" calcext:value-type="float">
            <text:p>1.1510384976</text:p>
          </table:table-cell>
          <table:table-cell office:value-type="float" office:value="1.2767201037" calcext:value-type="float">
            <text:p>1.2767201037</text:p>
          </table:table-cell>
          <table:table-cell office:value-type="float" office:value="1.3927532338" calcext:value-type="float">
            <text:p>1.3927532338</text:p>
          </table:table-cell>
          <table:table-cell office:value-type="float" office:value="1.4416194374" calcext:value-type="float">
            <text:p>1.4416194374</text:p>
          </table:table-cell>
          <table:table-cell office:value-type="float" office:value="1.5259287066" calcext:value-type="float">
            <text:p>1.5259287066</text:p>
          </table:table-cell>
          <table:table-cell office:value-type="float" office:value="1.5421182104" calcext:value-type="float">
            <text:p>1.5421182104</text:p>
          </table:table-cell>
          <table:table-cell office:value-type="float" office:value="1.6046974274" calcext:value-type="float">
            <text:p>1.6046974274</text:p>
          </table:table-cell>
          <table:table-cell office:value-type="float" office:value="1.6593966602" calcext:value-type="float">
            <text:p>1.6593966602</text:p>
          </table:table-cell>
          <table:table-cell office:value-type="float" office:value="1.6974322804" calcext:value-type="float">
            <text:p>1.6974322804</text:p>
          </table:table-cell>
          <table:table-cell office:value-type="float" office:value="1.7079338605" calcext:value-type="float">
            <text:p>1.7079338605</text:p>
          </table:table-cell>
          <table:table-cell office:value-type="float" office:value="1.7381768086" calcext:value-type="float">
            <text:p>1.7381768086</text:p>
          </table:table-cell>
          <table:table-cell office:value-type="float" office:value="1.7756854064" calcext:value-type="float">
            <text:p>1.7756854064</text:p>
          </table:table-cell>
          <table:table-cell office:value-type="float" office:value="1.8087252405" calcext:value-type="float">
            <text:p>1.8087252405</text:p>
          </table:table-cell>
          <table:table-cell office:value-type="float" office:value="1.8415226066" calcext:value-type="float">
            <text:p>1.8415226066</text:p>
          </table:table-cell>
          <table:table-cell office:value-type="float" office:value="1.8710940205" calcext:value-type="float">
            <text:p>1.8710940205</text:p>
          </table:table-cell>
          <table:table-cell office:value-type="float" office:value="1.8994774038" calcext:value-type="float">
            <text:p>1.8994774038</text:p>
          </table:table-cell>
          <table:table-cell office:value-type="float" office:value="1.925944667" calcext:value-type="float">
            <text:p>1.925944667</text:p>
          </table:table-cell>
          <table:table-cell office:value-type="float" office:value="1.9509285195" calcext:value-type="float">
            <text:p>1.9509285195</text:p>
          </table:table-cell>
          <table:table-cell office:value-type="float" office:value="1.9727595455" calcext:value-type="float">
            <text:p>1.972759545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79382521" calcext:value-type="float">
            <text:p>0.79382521</text:p>
          </table:table-cell>
          <table:table-cell office:value-type="float" office:value="0.9576278276" calcext:value-type="float">
            <text:p>0.9576278276</text:p>
          </table:table-cell>
          <table:table-cell office:value-type="float" office:value="1.0621909709" calcext:value-type="float">
            <text:p>1.0621909709</text:p>
          </table:table-cell>
          <table:table-cell office:value-type="float" office:value="1.1587268857" calcext:value-type="float">
            <text:p>1.1587268857</text:p>
          </table:table-cell>
          <table:table-cell office:value-type="float" office:value="1.1993820302" calcext:value-type="float">
            <text:p>1.1993820302</text:p>
          </table:table-cell>
          <table:table-cell office:value-type="float" office:value="1.2695246905" calcext:value-type="float">
            <text:p>1.2695246905</text:p>
          </table:table-cell>
          <table:table-cell office:value-type="float" office:value="1.2829938484" calcext:value-type="float">
            <text:p>1.2829938484</text:p>
          </table:table-cell>
          <table:table-cell office:value-type="float" office:value="1.3350577887" calcext:value-type="float">
            <text:p>1.3350577887</text:p>
          </table:table-cell>
          <table:table-cell office:value-type="float" office:value="1.38056583" calcext:value-type="float">
            <text:p>1.38056583</text:p>
          </table:table-cell>
          <table:table-cell office:value-type="float" office:value="1.4122102697" calcext:value-type="float">
            <text:p>1.4122102697</text:p>
          </table:table-cell>
          <table:table-cell office:value-type="float" office:value="1.4209472541" calcext:value-type="float">
            <text:p>1.4209472541</text:p>
          </table:table-cell>
          <table:table-cell office:value-type="float" office:value="1.4461084356" calcext:value-type="float">
            <text:p>1.4461084356</text:p>
          </table:table-cell>
          <table:table-cell office:value-type="float" office:value="1.4773144094" calcext:value-type="float">
            <text:p>1.4773144094</text:p>
          </table:table-cell>
          <table:table-cell office:value-type="float" office:value="1.5048025121" calcext:value-type="float">
            <text:p>1.5048025121</text:p>
          </table:table-cell>
          <table:table-cell office:value-type="float" office:value="1.5320888892" calcext:value-type="float">
            <text:p>1.5320888892</text:p>
          </table:table-cell>
          <table:table-cell office:value-type="float" office:value="1.5566913754" calcext:value-type="float">
            <text:p>1.5566913754</text:p>
          </table:table-cell>
          <table:table-cell office:value-type="float" office:value="1.5803054577" calcext:value-type="float">
            <text:p>1.5803054577</text:p>
          </table:table-cell>
          <table:table-cell office:value-type="float" office:value="1.6023253882" calcext:value-type="float">
            <text:p>1.6023253882</text:p>
          </table:table-cell>
          <table:table-cell office:value-type="float" office:value="1.6231111677" calcext:value-type="float">
            <text:p>1.6231111677</text:p>
          </table:table-cell>
          <table:table-cell office:value-type="float" office:value="1.6412738947" calcext:value-type="float">
            <text:p>1.641273894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6604376073" calcext:value-type="float">
            <text:p>0.6604376073</text:p>
          </table:table-cell>
          <table:table-cell office:value-type="float" office:value="0.7967162333" calcext:value-type="float">
            <text:p>0.7967162333</text:p>
          </table:table-cell>
          <table:table-cell office:value-type="float" office:value="0.8837094798" calcext:value-type="float">
            <text:p>0.8837094798</text:p>
          </table:table-cell>
          <table:table-cell office:value-type="float" office:value="0.9640243247" calcext:value-type="float">
            <text:p>0.9640243247</text:p>
          </table:table-cell>
          <table:table-cell office:value-type="float" office:value="0.9978481262" calcext:value-type="float">
            <text:p>0.9978481262</text:p>
          </table:table-cell>
          <table:table-cell office:value-type="float" office:value="1.0562046134" calcext:value-type="float">
            <text:p>1.0562046134</text:p>
          </table:table-cell>
          <table:table-cell office:value-type="float" office:value="1.0674105292" calcext:value-type="float">
            <text:p>1.0674105292</text:p>
          </table:table-cell>
          <table:table-cell office:value-type="float" office:value="1.1107260901" calcext:value-type="float">
            <text:p>1.1107260901</text:p>
          </table:table-cell>
          <table:table-cell office:value-type="float" office:value="1.148587349" calcext:value-type="float">
            <text:p>1.148587349</text:p>
          </table:table-cell>
          <table:table-cell office:value-type="float" office:value="1.1749145276" calcext:value-type="float">
            <text:p>1.1749145276</text:p>
          </table:table-cell>
          <table:table-cell office:value-type="float" office:value="1.1821834238" calcext:value-type="float">
            <text:p>1.1821834238</text:p>
          </table:table-cell>
          <table:table-cell office:value-type="float" office:value="1.2031167355" calcext:value-type="float">
            <text:p>1.2031167355</text:p>
          </table:table-cell>
          <table:table-cell office:value-type="float" office:value="1.2290791242" calcext:value-type="float">
            <text:p>1.2290791242</text:p>
          </table:table-cell>
          <table:table-cell office:value-type="float" office:value="1.2519483611" calcext:value-type="float">
            <text:p>1.2519483611</text:p>
          </table:table-cell>
          <table:table-cell office:value-type="float" office:value="1.2746497686" calcext:value-type="float">
            <text:p>1.2746497686</text:p>
          </table:table-cell>
          <table:table-cell office:value-type="float" office:value="1.2951182634" calcext:value-type="float">
            <text:p>1.2951182634</text:p>
          </table:table-cell>
          <table:table-cell office:value-type="float" office:value="1.3147644371" calcext:value-type="float">
            <text:p>1.3147644371</text:p>
          </table:table-cell>
          <table:table-cell office:value-type="float" office:value="1.3330843267" calcext:value-type="float">
            <text:p>1.3330843267</text:p>
          </table:table-cell>
          <table:table-cell office:value-type="float" office:value="1.3503774415" calcext:value-type="float">
            <text:p>1.3503774415</text:p>
          </table:table-cell>
          <table:table-cell office:value-type="float" office:value="1.3654882591" calcext:value-type="float">
            <text:p>1.365488259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2465368704" calcext:value-type="float">
            <text:p>1.2465368704</text:p>
          </table:table-cell>
          <table:table-cell office:value-type="float" office:value="1.5037547059" calcext:value-type="float">
            <text:p>1.5037547059</text:p>
          </table:table-cell>
          <table:table-cell office:value-type="float" office:value="1.6679493067" calcext:value-type="float">
            <text:p>1.6679493067</text:p>
          </table:table-cell>
          <table:table-cell office:value-type="float" office:value="1.8195388198" calcext:value-type="float">
            <text:p>1.8195388198</text:p>
          </table:table-cell>
          <table:table-cell office:value-type="float" office:value="1.883379242" calcext:value-type="float">
            <text:p>1.883379242</text:p>
          </table:table-cell>
          <table:table-cell office:value-type="float" office:value="1.9935236556" calcext:value-type="float">
            <text:p>1.9935236556</text:p>
          </table:table-cell>
          <table:table-cell office:value-type="float" office:value="2.0146741579" calcext:value-type="float">
            <text:p>2.0146741579</text:p>
          </table:table-cell>
          <table:table-cell office:value-type="float" office:value="2.0964297137" calcext:value-type="float">
            <text:p>2.0964297137</text:p>
          </table:table-cell>
          <table:table-cell office:value-type="float" office:value="2.1678905978" calcext:value-type="float">
            <text:p>2.1678905978</text:p>
          </table:table-cell>
          <table:table-cell office:value-type="float" office:value="2.2175815882" calcext:value-type="float">
            <text:p>2.2175815882</text:p>
          </table:table-cell>
          <table:table-cell office:value-type="float" office:value="2.2313011993" calcext:value-type="float">
            <text:p>2.2313011993</text:p>
          </table:table-cell>
          <table:table-cell office:value-type="float" office:value="2.2708115853" calcext:value-type="float">
            <text:p>2.2708115853</text:p>
          </table:table-cell>
          <table:table-cell office:value-type="float" office:value="2.3198140563" calcext:value-type="float">
            <text:p>2.3198140563</text:p>
          </table:table-cell>
          <table:table-cell office:value-type="float" office:value="2.3629783867" calcext:value-type="float">
            <text:p>2.3629783867</text:p>
          </table:table-cell>
          <table:table-cell office:value-type="float" office:value="2.4058259489" calcext:value-type="float">
            <text:p>2.4058259489</text:p>
          </table:table-cell>
          <table:table-cell office:value-type="float" office:value="2.4444590205" calcext:value-type="float">
            <text:p>2.4444590205</text:p>
          </table:table-cell>
          <table:table-cell office:value-type="float" office:value="2.4815400099" calcext:value-type="float">
            <text:p>2.4815400099</text:p>
          </table:table-cell>
          <table:table-cell office:value-type="float" office:value="2.5161177166" calcext:value-type="float">
            <text:p>2.5161177166</text:p>
          </table:table-cell>
          <table:table-cell office:value-type="float" office:value="2.5487574466" calcext:value-type="float">
            <text:p>2.5487574466</text:p>
          </table:table-cell>
          <table:table-cell office:value-type="float" office:value="2.5772782199" calcext:value-type="float">
            <text:p>2.577278219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1137547879" calcext:value-type="float">
            <text:p>1.1137547879</text:p>
          </table:table-cell>
          <table:table-cell office:value-type="float" office:value="1.3435735785" calcext:value-type="float">
            <text:p>1.3435735785</text:p>
          </table:table-cell>
          <table:table-cell office:value-type="float" office:value="1.4902780419" calcext:value-type="float">
            <text:p>1.4902780419</text:p>
          </table:table-cell>
          <table:table-cell office:value-type="float" office:value="1.6257201215" calcext:value-type="float">
            <text:p>1.6257201215</text:p>
          </table:table-cell>
          <table:table-cell office:value-type="float" office:value="1.682760212" calcext:value-type="float">
            <text:p>1.682760212</text:p>
          </table:table-cell>
          <table:table-cell office:value-type="float" office:value="1.7811719565" calcext:value-type="float">
            <text:p>1.7811719565</text:p>
          </table:table-cell>
          <table:table-cell office:value-type="float" office:value="1.8000694908" calcext:value-type="float">
            <text:p>1.8000694908</text:p>
          </table:table-cell>
          <table:table-cell office:value-type="float" office:value="1.8731163809" calcext:value-type="float">
            <text:p>1.8731163809</text:p>
          </table:table-cell>
          <table:table-cell office:value-type="float" office:value="1.9369651957" calcext:value-type="float">
            <text:p>1.9369651957</text:p>
          </table:table-cell>
          <table:table-cell office:value-type="float" office:value="1.9813630629" calcext:value-type="float">
            <text:p>1.9813630629</text:p>
          </table:table-cell>
          <table:table-cell office:value-type="float" office:value="1.9936212503" calcext:value-type="float">
            <text:p>1.9936212503</text:p>
          </table:table-cell>
          <table:table-cell office:value-type="float" office:value="2.0289229591" calcext:value-type="float">
            <text:p>2.0289229591</text:p>
          </table:table-cell>
          <table:table-cell office:value-type="float" office:value="2.0727056486" calcext:value-type="float">
            <text:p>2.0727056486</text:p>
          </table:table-cell>
          <table:table-cell office:value-type="float" office:value="2.1112720807" calcext:value-type="float">
            <text:p>2.1112720807</text:p>
          </table:table-cell>
          <table:table-cell office:value-type="float" office:value="2.1495554871" calcext:value-type="float">
            <text:p>2.1495554871</text:p>
          </table:table-cell>
          <table:table-cell office:value-type="float" office:value="2.1840733337" calcext:value-type="float">
            <text:p>2.1840733337</text:p>
          </table:table-cell>
          <table:table-cell office:value-type="float" office:value="2.2172044271" calcext:value-type="float">
            <text:p>2.2172044271</text:p>
          </table:table-cell>
          <table:table-cell office:value-type="float" office:value="2.2480988894" calcext:value-type="float">
            <text:p>2.2480988894</text:p>
          </table:table-cell>
          <table:table-cell office:value-type="float" office:value="2.2772618098" calcext:value-type="float">
            <text:p>2.2772618098</text:p>
          </table:table-cell>
          <table:table-cell office:value-type="float" office:value="2.302744528" calcext:value-type="float">
            <text:p>2.302744528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9266089538" calcext:value-type="float">
            <text:p>0.9266089538</text:p>
          </table:table-cell>
          <table:table-cell office:value-type="float" office:value="1.1178109593" calcext:value-type="float">
            <text:p>1.1178109593</text:p>
          </table:table-cell>
          <table:table-cell office:value-type="float" office:value="1.2398644587" calcext:value-type="float">
            <text:p>1.2398644587</text:p>
          </table:table-cell>
          <table:table-cell office:value-type="float" office:value="1.352548009" calcext:value-type="float">
            <text:p>1.352548009</text:p>
          </table:table-cell>
          <table:table-cell office:value-type="float" office:value="1.4000035703" calcext:value-type="float">
            <text:p>1.4000035703</text:p>
          </table:table-cell>
          <table:table-cell office:value-type="float" office:value="1.4818790465" calcext:value-type="float">
            <text:p>1.4818790465</text:p>
          </table:table-cell>
          <table:table-cell office:value-type="float" office:value="1.4976012007" calcext:value-type="float">
            <text:p>1.4976012007</text:p>
          </table:table-cell>
          <table:table-cell office:value-type="float" office:value="1.5583739157" calcext:value-type="float">
            <text:p>1.5583739157</text:p>
          </table:table-cell>
          <table:table-cell office:value-type="float" office:value="1.6114941214" calcext:value-type="float">
            <text:p>1.6114941214</text:p>
          </table:table-cell>
          <table:table-cell office:value-type="float" office:value="1.6484317506" calcext:value-type="float">
            <text:p>1.6484317506</text:p>
          </table:table-cell>
          <table:table-cell office:value-type="float" office:value="1.6586301769" calcext:value-type="float">
            <text:p>1.6586301769</text:p>
          </table:table-cell>
          <table:table-cell office:value-type="float" office:value="1.6880000884" calcext:value-type="float">
            <text:p>1.6880000884</text:p>
          </table:table-cell>
          <table:table-cell office:value-type="float" office:value="1.7244259089" calcext:value-type="float">
            <text:p>1.7244259089</text:p>
          </table:table-cell>
          <table:table-cell office:value-type="float" office:value="1.7565119675" calcext:value-type="float">
            <text:p>1.7565119675</text:p>
          </table:table-cell>
          <table:table-cell office:value-type="float" office:value="1.7883625575" calcext:value-type="float">
            <text:p>1.7883625575</text:p>
          </table:table-cell>
          <table:table-cell office:value-type="float" office:value="1.8170803202" calcext:value-type="float">
            <text:p>1.8170803202</text:p>
          </table:table-cell>
          <table:table-cell office:value-type="float" office:value="1.8446443479" calcext:value-type="float">
            <text:p>1.8446443479</text:p>
          </table:table-cell>
          <table:table-cell office:value-type="float" office:value="1.8703475688" calcext:value-type="float">
            <text:p>1.8703475688</text:p>
          </table:table-cell>
          <table:table-cell office:value-type="float" office:value="1.8946102014" calcext:value-type="float">
            <text:p>1.8946102014</text:p>
          </table:table-cell>
          <table:table-cell office:value-type="float" office:value="1.9158110215" calcext:value-type="float">
            <text:p>1.915811021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7709095059" calcext:value-type="float">
            <text:p>0.7709095059</text:p>
          </table:table-cell>
          <table:table-cell office:value-type="float" office:value="0.9299835608" calcext:value-type="float">
            <text:p>0.9299835608</text:p>
          </table:table-cell>
          <table:table-cell office:value-type="float" office:value="1.0315282335" calcext:value-type="float">
            <text:p>1.0315282335</text:p>
          </table:table-cell>
          <table:table-cell office:value-type="float" office:value="1.1252774032" calcext:value-type="float">
            <text:p>1.1252774032</text:p>
          </table:table-cell>
          <table:table-cell office:value-type="float" office:value="1.1647589376" calcext:value-type="float">
            <text:p>1.1647589376</text:p>
          </table:table-cell>
          <table:table-cell office:value-type="float" office:value="1.2328767587" calcext:value-type="float">
            <text:p>1.2328767587</text:p>
          </table:table-cell>
          <table:table-cell office:value-type="float" office:value="1.2459570964" calcext:value-type="float">
            <text:p>1.2459570964</text:p>
          </table:table-cell>
          <table:table-cell office:value-type="float" office:value="1.296518084" calcext:value-type="float">
            <text:p>1.296518084</text:p>
          </table:table-cell>
          <table:table-cell office:value-type="float" office:value="1.3407124244" calcext:value-type="float">
            <text:p>1.3407124244</text:p>
          </table:table-cell>
          <table:table-cell office:value-type="float" office:value="1.3714433701" calcext:value-type="float">
            <text:p>1.3714433701</text:p>
          </table:table-cell>
          <table:table-cell office:value-type="float" office:value="1.37992814" calcext:value-type="float">
            <text:p>1.37992814</text:p>
          </table:table-cell>
          <table:table-cell office:value-type="float" office:value="1.4043629826" calcext:value-type="float">
            <text:p>1.4043629826</text:p>
          </table:table-cell>
          <table:table-cell office:value-type="float" office:value="1.4346681197" calcext:value-type="float">
            <text:p>1.4346681197</text:p>
          </table:table-cell>
          <table:table-cell office:value-type="float" office:value="1.4613627112" calcext:value-type="float">
            <text:p>1.4613627112</text:p>
          </table:table-cell>
          <table:table-cell office:value-type="float" office:value="1.4878614003" calcext:value-type="float">
            <text:p>1.4878614003</text:p>
          </table:table-cell>
          <table:table-cell office:value-type="float" office:value="1.5117536757" calcext:value-type="float">
            <text:p>1.5117536757</text:p>
          </table:table-cell>
          <table:table-cell office:value-type="float" office:value="1.5346860798" calcext:value-type="float">
            <text:p>1.5346860798</text:p>
          </table:table-cell>
          <table:table-cell office:value-type="float" office:value="1.5560703512" calcext:value-type="float">
            <text:p>1.5560703512</text:p>
          </table:table-cell>
          <table:table-cell office:value-type="float" office:value="1.5762560984" calcext:value-type="float">
            <text:p>1.5762560984</text:p>
          </table:table-cell>
          <table:table-cell office:value-type="float" office:value="1.5938945139" calcext:value-type="float">
            <text:p>1.593894513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6413724623" calcext:value-type="float">
            <text:p>0.6413724623</text:p>
          </table:table-cell>
          <table:table-cell office:value-type="float" office:value="0.7737170728" calcext:value-type="float">
            <text:p>0.7737170728</text:p>
          </table:table-cell>
          <table:table-cell office:value-type="float" office:value="0.8581990467" calcext:value-type="float">
            <text:p>0.8581990467</text:p>
          </table:table-cell>
          <table:table-cell office:value-type="float" office:value="0.9361954073" calcext:value-type="float">
            <text:p>0.9361954073</text:p>
          </table:table-cell>
          <table:table-cell office:value-type="float" office:value="0.9690428021" calcext:value-type="float">
            <text:p>0.9690428021</text:p>
          </table:table-cell>
          <table:table-cell office:value-type="float" office:value="1.0257146868" calcext:value-type="float">
            <text:p>1.0257146868</text:p>
          </table:table-cell>
          <table:table-cell office:value-type="float" office:value="1.0365971165" calcext:value-type="float">
            <text:p>1.0365971165</text:p>
          </table:table-cell>
          <table:table-cell office:value-type="float" office:value="1.0786622678" calcext:value-type="float">
            <text:p>1.0786622678</text:p>
          </table:table-cell>
          <table:table-cell office:value-type="float" office:value="1.1154305691" calcext:value-type="float">
            <text:p>1.1154305691</text:p>
          </table:table-cell>
          <table:table-cell office:value-type="float" office:value="1.1409977493" calcext:value-type="float">
            <text:p>1.1409977493</text:p>
          </table:table-cell>
          <table:table-cell office:value-type="float" office:value="1.1480568111" calcext:value-type="float">
            <text:p>1.1480568111</text:p>
          </table:table-cell>
          <table:table-cell office:value-type="float" office:value="1.1683858316" calcext:value-type="float">
            <text:p>1.1683858316</text:p>
          </table:table-cell>
          <table:table-cell office:value-type="float" office:value="1.1935987524" calcext:value-type="float">
            <text:p>1.1935987524</text:p>
          </table:table-cell>
          <table:table-cell office:value-type="float" office:value="1.215807813" calcext:value-type="float">
            <text:p>1.215807813</text:p>
          </table:table-cell>
          <table:table-cell office:value-type="float" office:value="1.2378538889" calcext:value-type="float">
            <text:p>1.2378538889</text:p>
          </table:table-cell>
          <table:table-cell office:value-type="float" office:value="1.2577315106" calcext:value-type="float">
            <text:p>1.2577315106</text:p>
          </table:table-cell>
          <table:table-cell office:value-type="float" office:value="1.2768105495" calcext:value-type="float">
            <text:p>1.2768105495</text:p>
          </table:table-cell>
          <table:table-cell office:value-type="float" office:value="1.2946015907" calcext:value-type="float">
            <text:p>1.2946015907</text:p>
          </table:table-cell>
          <table:table-cell office:value-type="float" office:value="1.3113954975" calcext:value-type="float">
            <text:p>1.3113954975</text:p>
          </table:table-cell>
          <table:table-cell office:value-type="float" office:value="1.3260701044" calcext:value-type="float">
            <text:p>1.326070104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.1506991735" calcext:value-type="float">
            <text:p>1.1506991735</text:p>
          </table:table-cell>
          <table:table-cell office:value-type="float" office:value="1.3881412884" calcext:value-type="float">
            <text:p>1.3881412884</text:p>
          </table:table-cell>
          <table:table-cell office:value-type="float" office:value="1.539712089" calcext:value-type="float">
            <text:p>1.539712089</text:p>
          </table:table-cell>
          <table:table-cell office:value-type="float" office:value="1.6796469209" calcext:value-type="float">
            <text:p>1.6796469209</text:p>
          </table:table-cell>
          <table:table-cell office:value-type="float" office:value="1.7385790896" calcext:value-type="float">
            <text:p>1.7385790896</text:p>
          </table:table-cell>
          <table:table-cell office:value-type="float" office:value="1.8402552523" calcext:value-type="float">
            <text:p>1.8402552523</text:p>
          </table:table-cell>
          <table:table-cell office:value-type="float" office:value="1.8597796372" calcext:value-type="float">
            <text:p>1.8597796372</text:p>
          </table:table-cell>
          <table:table-cell office:value-type="float" office:value="1.9352495673" calcext:value-type="float">
            <text:p>1.9352495673</text:p>
          </table:table-cell>
          <table:table-cell office:value-type="float" office:value="2.0012163126" calcext:value-type="float">
            <text:p>2.0012163126</text:p>
          </table:table-cell>
          <table:table-cell office:value-type="float" office:value="2.0470869025" calcext:value-type="float">
            <text:p>2.0470869025</text:p>
          </table:table-cell>
          <table:table-cell office:value-type="float" office:value="2.0597517065" calcext:value-type="float">
            <text:p>2.0597517065</text:p>
          </table:table-cell>
          <table:table-cell office:value-type="float" office:value="2.0962244091" calcext:value-type="float">
            <text:p>2.0962244091</text:p>
          </table:table-cell>
          <table:table-cell office:value-type="float" office:value="2.1414594151" calcext:value-type="float">
            <text:p>2.1414594151</text:p>
          </table:table-cell>
          <table:table-cell office:value-type="float" office:value="2.1813051353" calcext:value-type="float">
            <text:p>2.1813051353</text:p>
          </table:table-cell>
          <table:table-cell office:value-type="float" office:value="2.2208584414" calcext:value-type="float">
            <text:p>2.2208584414</text:p>
          </table:table-cell>
          <table:table-cell office:value-type="float" office:value="2.2565212803" calcext:value-type="float">
            <text:p>2.2565212803</text:p>
          </table:table-cell>
          <table:table-cell office:value-type="float" office:value="2.2907513659" calcext:value-type="float">
            <text:p>2.2907513659</text:p>
          </table:table-cell>
          <table:table-cell office:value-type="float" office:value="2.3226706291" calcext:value-type="float">
            <text:p>2.3226706291</text:p>
          </table:table-cell>
          <table:table-cell office:value-type="float" office:value="2.3528009135" calcext:value-type="float">
            <text:p>2.3528009135</text:p>
          </table:table-cell>
          <table:table-cell office:value-type="float" office:value="2.3791289195" calcext:value-type="float">
            <text:p>2.3791289195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0281257975" calcext:value-type="float">
            <text:p>1.0281257975</text:p>
          </table:table-cell>
          <table:table-cell office:value-type="float" office:value="1.2402753926" calcext:value-type="float">
            <text:p>1.2402753926</text:p>
          </table:table-cell>
          <table:table-cell office:value-type="float" office:value="1.375700753" calcext:value-type="float">
            <text:p>1.375700753</text:p>
          </table:table-cell>
          <table:table-cell office:value-type="float" office:value="1.5007296171" calcext:value-type="float">
            <text:p>1.5007296171</text:p>
          </table:table-cell>
          <table:table-cell office:value-type="float" office:value="1.5533842851" calcext:value-type="float">
            <text:p>1.5533842851</text:p>
          </table:table-cell>
          <table:table-cell office:value-type="float" office:value="1.6442298234" calcext:value-type="float">
            <text:p>1.6442298234</text:p>
          </table:table-cell>
          <table:table-cell office:value-type="float" office:value="1.6616744555" calcext:value-type="float">
            <text:p>1.6616744555</text:p>
          </table:table-cell>
          <table:table-cell office:value-type="float" office:value="1.7291052697" calcext:value-type="float">
            <text:p>1.7291052697</text:p>
          </table:table-cell>
          <table:table-cell office:value-type="float" office:value="1.7880451857" calcext:value-type="float">
            <text:p>1.7880451857</text:p>
          </table:table-cell>
          <table:table-cell office:value-type="float" office:value="1.8290296044" calcext:value-type="float">
            <text:p>1.8290296044</text:p>
          </table:table-cell>
          <table:table-cell office:value-type="float" office:value="1.8403453436" calcext:value-type="float">
            <text:p>1.8403453436</text:p>
          </table:table-cell>
          <table:table-cell office:value-type="float" office:value="1.8729329454" calcext:value-type="float">
            <text:p>1.8729329454</text:p>
          </table:table-cell>
          <table:table-cell office:value-type="float" office:value="1.9133494832" calcext:value-type="float">
            <text:p>1.9133494832</text:p>
          </table:table-cell>
          <table:table-cell office:value-type="float" office:value="1.9489508061" calcext:value-type="float">
            <text:p>1.9489508061</text:p>
          </table:table-cell>
          <table:table-cell office:value-type="float" office:value="1.9842908631" calcext:value-type="float">
            <text:p>1.9842908631</text:p>
          </table:table-cell>
          <table:table-cell office:value-type="float" office:value="2.0161548685" calcext:value-type="float">
            <text:p>2.0161548685</text:p>
          </table:table-cell>
          <table:table-cell office:value-type="float" office:value="2.0467387387" calcext:value-type="float">
            <text:p>2.0467387387</text:p>
          </table:table-cell>
          <table:table-cell office:value-type="float" office:value="2.075257937" calcext:value-type="float">
            <text:p>2.075257937</text:p>
          </table:table-cell>
          <table:table-cell office:value-type="float" office:value="2.1021787199" calcext:value-type="float">
            <text:p>2.1021787199</text:p>
          </table:table-cell>
          <table:table-cell office:value-type="float" office:value="2.1257022461" calcext:value-type="float">
            <text:p>2.12570224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855368327" calcext:value-type="float">
            <text:p>0.855368327</text:p>
          </table:table-cell>
          <table:table-cell office:value-type="float" office:value="1.0318701176" calcext:value-type="float">
            <text:p>1.0318701176</text:p>
          </table:table-cell>
          <table:table-cell office:value-type="float" office:value="1.144539758" calcext:value-type="float">
            <text:p>1.144539758</text:p>
          </table:table-cell>
          <table:table-cell office:value-type="float" office:value="1.2485598406" calcext:value-type="float">
            <text:p>1.2485598406</text:p>
          </table:table-cell>
          <table:table-cell office:value-type="float" office:value="1.2923668682" calcext:value-type="float">
            <text:p>1.2923668682</text:p>
          </table:table-cell>
          <table:table-cell office:value-type="float" office:value="1.3679474989" calcext:value-type="float">
            <text:p>1.3679474989</text:p>
          </table:table-cell>
          <table:table-cell office:value-type="float" office:value="1.3824608841" calcext:value-type="float">
            <text:p>1.3824608841</text:p>
          </table:table-cell>
          <table:table-cell office:value-type="float" office:value="1.4385612006" calcext:value-type="float">
            <text:p>1.4385612006</text:p>
          </table:table-cell>
          <table:table-cell office:value-type="float" office:value="1.4875973569" calcext:value-type="float">
            <text:p>1.4875973569</text:p>
          </table:table-cell>
          <table:table-cell office:value-type="float" office:value="1.5216951043" calcext:value-type="float">
            <text:p>1.5216951043</text:p>
          </table:table-cell>
          <table:table-cell office:value-type="float" office:value="1.5311094434" calcext:value-type="float">
            <text:p>1.5311094434</text:p>
          </table:table-cell>
          <table:table-cell office:value-type="float" office:value="1.5582213032" calcext:value-type="float">
            <text:p>1.5582213032</text:p>
          </table:table-cell>
          <table:table-cell office:value-type="float" office:value="1.5918465915" calcext:value-type="float">
            <text:p>1.5918465915</text:p>
          </table:table-cell>
          <table:table-cell office:value-type="float" office:value="1.6214657724" calcext:value-type="float">
            <text:p>1.6214657724</text:p>
          </table:table-cell>
          <table:table-cell office:value-type="float" office:value="1.6508675883" calcext:value-type="float">
            <text:p>1.6508675883</text:p>
          </table:table-cell>
          <table:table-cell office:value-type="float" office:value="1.6773774386" calcext:value-type="float">
            <text:p>1.6773774386</text:p>
          </table:table-cell>
          <table:table-cell office:value-type="float" office:value="1.7028222566" calcext:value-type="float">
            <text:p>1.7028222566</text:p>
          </table:table-cell>
          <table:table-cell office:value-type="float" office:value="1.7265493327" calcext:value-type="float">
            <text:p>1.7265493327</text:p>
          </table:table-cell>
          <table:table-cell office:value-type="float" office:value="1.7489465773" calcext:value-type="float">
            <text:p>1.7489465773</text:p>
          </table:table-cell>
          <table:table-cell office:value-type="float" office:value="1.7685174113" calcext:value-type="float">
            <text:p>1.768517411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0281257975" calcext:value-type="float">
            <text:p>1.0281257975</text:p>
          </table:table-cell>
          <table:table-cell office:value-type="float" office:value="1.2402753926" calcext:value-type="float">
            <text:p>1.2402753926</text:p>
          </table:table-cell>
          <table:table-cell office:value-type="float" office:value="1.375700753" calcext:value-type="float">
            <text:p>1.375700753</text:p>
          </table:table-cell>
          <table:table-cell office:value-type="float" office:value="1.5007296171" calcext:value-type="float">
            <text:p>1.5007296171</text:p>
          </table:table-cell>
          <table:table-cell office:value-type="float" office:value="1.5533842851" calcext:value-type="float">
            <text:p>1.5533842851</text:p>
          </table:table-cell>
          <table:table-cell office:value-type="float" office:value="1.6442298234" calcext:value-type="float">
            <text:p>1.6442298234</text:p>
          </table:table-cell>
          <table:table-cell office:value-type="float" office:value="1.6616744555" calcext:value-type="float">
            <text:p>1.6616744555</text:p>
          </table:table-cell>
          <table:table-cell office:value-type="float" office:value="1.7291052697" calcext:value-type="float">
            <text:p>1.7291052697</text:p>
          </table:table-cell>
          <table:table-cell office:value-type="float" office:value="1.7880451857" calcext:value-type="float">
            <text:p>1.7880451857</text:p>
          </table:table-cell>
          <table:table-cell office:value-type="float" office:value="1.8290296044" calcext:value-type="float">
            <text:p>1.8290296044</text:p>
          </table:table-cell>
          <table:table-cell office:value-type="float" office:value="1.8403453436" calcext:value-type="float">
            <text:p>1.8403453436</text:p>
          </table:table-cell>
          <table:table-cell office:value-type="float" office:value="1.8729329454" calcext:value-type="float">
            <text:p>1.8729329454</text:p>
          </table:table-cell>
          <table:table-cell office:value-type="float" office:value="1.9133494832" calcext:value-type="float">
            <text:p>1.9133494832</text:p>
          </table:table-cell>
          <table:table-cell office:value-type="float" office:value="1.9489508061" calcext:value-type="float">
            <text:p>1.9489508061</text:p>
          </table:table-cell>
          <table:table-cell office:value-type="float" office:value="1.9842908631" calcext:value-type="float">
            <text:p>1.9842908631</text:p>
          </table:table-cell>
          <table:table-cell office:value-type="float" office:value="2.0161548685" calcext:value-type="float">
            <text:p>2.0161548685</text:p>
          </table:table-cell>
          <table:table-cell office:value-type="float" office:value="2.0467387387" calcext:value-type="float">
            <text:p>2.0467387387</text:p>
          </table:table-cell>
          <table:table-cell office:value-type="float" office:value="2.075257937" calcext:value-type="float">
            <text:p>2.075257937</text:p>
          </table:table-cell>
          <table:table-cell office:value-type="float" office:value="2.1021787199" calcext:value-type="float">
            <text:p>2.1021787199</text:p>
          </table:table-cell>
          <table:table-cell office:value-type="float" office:value="2.1257022461" calcext:value-type="float">
            <text:p>2.1257022461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855368327" calcext:value-type="float">
            <text:p>0.855368327</text:p>
          </table:table-cell>
          <table:table-cell office:value-type="float" office:value="1.0318701176" calcext:value-type="float">
            <text:p>1.0318701176</text:p>
          </table:table-cell>
          <table:table-cell office:value-type="float" office:value="1.144539758" calcext:value-type="float">
            <text:p>1.144539758</text:p>
          </table:table-cell>
          <table:table-cell office:value-type="float" office:value="1.2485598406" calcext:value-type="float">
            <text:p>1.2485598406</text:p>
          </table:table-cell>
          <table:table-cell office:value-type="float" office:value="1.2923668682" calcext:value-type="float">
            <text:p>1.2923668682</text:p>
          </table:table-cell>
          <table:table-cell office:value-type="float" office:value="1.3679474989" calcext:value-type="float">
            <text:p>1.3679474989</text:p>
          </table:table-cell>
          <table:table-cell office:value-type="float" office:value="1.3824608841" calcext:value-type="float">
            <text:p>1.3824608841</text:p>
          </table:table-cell>
          <table:table-cell office:value-type="float" office:value="1.4385612006" calcext:value-type="float">
            <text:p>1.4385612006</text:p>
          </table:table-cell>
          <table:table-cell office:value-type="float" office:value="1.4875973569" calcext:value-type="float">
            <text:p>1.4875973569</text:p>
          </table:table-cell>
          <table:table-cell office:value-type="float" office:value="1.5216951043" calcext:value-type="float">
            <text:p>1.5216951043</text:p>
          </table:table-cell>
          <table:table-cell office:value-type="float" office:value="1.5311094434" calcext:value-type="float">
            <text:p>1.5311094434</text:p>
          </table:table-cell>
          <table:table-cell office:value-type="float" office:value="1.5582213032" calcext:value-type="float">
            <text:p>1.5582213032</text:p>
          </table:table-cell>
          <table:table-cell office:value-type="float" office:value="1.5918465915" calcext:value-type="float">
            <text:p>1.5918465915</text:p>
          </table:table-cell>
          <table:table-cell office:value-type="float" office:value="1.6214657724" calcext:value-type="float">
            <text:p>1.6214657724</text:p>
          </table:table-cell>
          <table:table-cell office:value-type="float" office:value="1.6508675883" calcext:value-type="float">
            <text:p>1.6508675883</text:p>
          </table:table-cell>
          <table:table-cell office:value-type="float" office:value="1.6773774386" calcext:value-type="float">
            <text:p>1.6773774386</text:p>
          </table:table-cell>
          <table:table-cell office:value-type="float" office:value="1.7028222566" calcext:value-type="float">
            <text:p>1.7028222566</text:p>
          </table:table-cell>
          <table:table-cell office:value-type="float" office:value="1.7265493327" calcext:value-type="float">
            <text:p>1.7265493327</text:p>
          </table:table-cell>
          <table:table-cell office:value-type="float" office:value="1.7489465773" calcext:value-type="float">
            <text:p>1.7489465773</text:p>
          </table:table-cell>
          <table:table-cell office:value-type="float" office:value="1.7685174113" calcext:value-type="float">
            <text:p>1.768517411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711639545" calcext:value-type="float">
            <text:p>0.711639545</text:p>
          </table:table-cell>
          <table:table-cell office:value-type="float" office:value="0.8584834835" calcext:value-type="float">
            <text:p>0.8584834835</text:p>
          </table:table-cell>
          <table:table-cell office:value-type="float" office:value="0.9522210806" calcext:value-type="float">
            <text:p>0.9522210806</text:p>
          </table:table-cell>
          <table:table-cell office:value-type="float" office:value="1.0387625177" calcext:value-type="float">
            <text:p>1.0387625177</text:p>
          </table:table-cell>
          <table:table-cell office:value-type="float" office:value="1.0752085869" calcext:value-type="float">
            <text:p>1.0752085869</text:p>
          </table:table-cell>
          <table:table-cell office:value-type="float" office:value="1.1380892944" calcext:value-type="float">
            <text:p>1.1380892944</text:p>
          </table:table-cell>
          <table:table-cell office:value-type="float" office:value="1.1501639745" calcext:value-type="float">
            <text:p>1.1501639745</text:p>
          </table:table-cell>
          <table:table-cell office:value-type="float" office:value="1.1968376733" calcext:value-type="float">
            <text:p>1.1968376733</text:p>
          </table:table-cell>
          <table:table-cell office:value-type="float" office:value="1.2376342131" calcext:value-type="float">
            <text:p>1.2376342131</text:p>
          </table:table-cell>
          <table:table-cell office:value-type="float" office:value="1.2660024665" calcext:value-type="float">
            <text:p>1.2660024665</text:p>
          </table:table-cell>
          <table:table-cell office:value-type="float" office:value="1.2738349005" calcext:value-type="float">
            <text:p>1.2738349005</text:p>
          </table:table-cell>
          <table:table-cell office:value-type="float" office:value="1.2963911151" calcext:value-type="float">
            <text:p>1.2963911151</text:p>
          </table:table-cell>
          <table:table-cell office:value-type="float" office:value="1.3243662974" calcext:value-type="float">
            <text:p>1.3243662974</text:p>
          </table:table-cell>
          <table:table-cell office:value-type="float" office:value="1.3490085243" calcext:value-type="float">
            <text:p>1.3490085243</text:p>
          </table:table-cell>
          <table:table-cell office:value-type="float" office:value="1.3734699104" calcext:value-type="float">
            <text:p>1.3734699104</text:p>
          </table:table-cell>
          <table:table-cell office:value-type="float" office:value="1.3955252721" calcext:value-type="float">
            <text:p>1.3955252721</text:p>
          </table:table-cell>
          <table:table-cell office:value-type="float" office:value="1.4166945604" calcext:value-type="float">
            <text:p>1.4166945604</text:p>
          </table:table-cell>
          <table:table-cell office:value-type="float" office:value="1.4364347414" calcext:value-type="float">
            <text:p>1.4364347414</text:p>
          </table:table-cell>
          <table:table-cell office:value-type="float" office:value="1.4550685445" calcext:value-type="float">
            <text:p>1.4550685445</text:p>
          </table:table-cell>
          <table:table-cell office:value-type="float" office:value="1.4713508629" calcext:value-type="float">
            <text:p>1.471350862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855368327" calcext:value-type="float">
            <text:p>0.855368327</text:p>
          </table:table-cell>
          <table:table-cell office:value-type="float" office:value="1.0318701176" calcext:value-type="float">
            <text:p>1.0318701176</text:p>
          </table:table-cell>
          <table:table-cell office:value-type="float" office:value="1.144539758" calcext:value-type="float">
            <text:p>1.144539758</text:p>
          </table:table-cell>
          <table:table-cell office:value-type="float" office:value="1.2485598406" calcext:value-type="float">
            <text:p>1.2485598406</text:p>
          </table:table-cell>
          <table:table-cell office:value-type="float" office:value="1.2923668682" calcext:value-type="float">
            <text:p>1.2923668682</text:p>
          </table:table-cell>
          <table:table-cell office:value-type="float" office:value="1.3679474989" calcext:value-type="float">
            <text:p>1.3679474989</text:p>
          </table:table-cell>
          <table:table-cell office:value-type="float" office:value="1.3824608841" calcext:value-type="float">
            <text:p>1.3824608841</text:p>
          </table:table-cell>
          <table:table-cell office:value-type="float" office:value="1.4385612006" calcext:value-type="float">
            <text:p>1.4385612006</text:p>
          </table:table-cell>
          <table:table-cell office:value-type="float" office:value="1.4875973569" calcext:value-type="float">
            <text:p>1.4875973569</text:p>
          </table:table-cell>
          <table:table-cell office:value-type="float" office:value="1.5216951043" calcext:value-type="float">
            <text:p>1.5216951043</text:p>
          </table:table-cell>
          <table:table-cell office:value-type="float" office:value="1.5311094434" calcext:value-type="float">
            <text:p>1.5311094434</text:p>
          </table:table-cell>
          <table:table-cell office:value-type="float" office:value="1.5582213032" calcext:value-type="float">
            <text:p>1.5582213032</text:p>
          </table:table-cell>
          <table:table-cell office:value-type="float" office:value="1.5918465915" calcext:value-type="float">
            <text:p>1.5918465915</text:p>
          </table:table-cell>
          <table:table-cell office:value-type="float" office:value="1.6214657724" calcext:value-type="float">
            <text:p>1.6214657724</text:p>
          </table:table-cell>
          <table:table-cell office:value-type="float" office:value="1.6508675883" calcext:value-type="float">
            <text:p>1.6508675883</text:p>
          </table:table-cell>
          <table:table-cell office:value-type="float" office:value="1.6773774386" calcext:value-type="float">
            <text:p>1.6773774386</text:p>
          </table:table-cell>
          <table:table-cell office:value-type="float" office:value="1.7028222566" calcext:value-type="float">
            <text:p>1.7028222566</text:p>
          </table:table-cell>
          <table:table-cell office:value-type="float" office:value="1.7265493327" calcext:value-type="float">
            <text:p>1.7265493327</text:p>
          </table:table-cell>
          <table:table-cell office:value-type="float" office:value="1.7489465773" calcext:value-type="float">
            <text:p>1.7489465773</text:p>
          </table:table-cell>
          <table:table-cell office:value-type="float" office:value="1.7685174113" calcext:value-type="float">
            <text:p>1.7685174113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711639545" calcext:value-type="float">
            <text:p>0.711639545</text:p>
          </table:table-cell>
          <table:table-cell office:value-type="float" office:value="0.8584834835" calcext:value-type="float">
            <text:p>0.8584834835</text:p>
          </table:table-cell>
          <table:table-cell office:value-type="float" office:value="0.9522210806" calcext:value-type="float">
            <text:p>0.9522210806</text:p>
          </table:table-cell>
          <table:table-cell office:value-type="float" office:value="1.0387625177" calcext:value-type="float">
            <text:p>1.0387625177</text:p>
          </table:table-cell>
          <table:table-cell office:value-type="float" office:value="1.0752085869" calcext:value-type="float">
            <text:p>1.0752085869</text:p>
          </table:table-cell>
          <table:table-cell office:value-type="float" office:value="1.1380892944" calcext:value-type="float">
            <text:p>1.1380892944</text:p>
          </table:table-cell>
          <table:table-cell office:value-type="float" office:value="1.1501639745" calcext:value-type="float">
            <text:p>1.1501639745</text:p>
          </table:table-cell>
          <table:table-cell office:value-type="float" office:value="1.1968376733" calcext:value-type="float">
            <text:p>1.1968376733</text:p>
          </table:table-cell>
          <table:table-cell office:value-type="float" office:value="1.2376342131" calcext:value-type="float">
            <text:p>1.2376342131</text:p>
          </table:table-cell>
          <table:table-cell office:value-type="float" office:value="1.2660024665" calcext:value-type="float">
            <text:p>1.2660024665</text:p>
          </table:table-cell>
          <table:table-cell office:value-type="float" office:value="1.2738349005" calcext:value-type="float">
            <text:p>1.2738349005</text:p>
          </table:table-cell>
          <table:table-cell office:value-type="float" office:value="1.2963911151" calcext:value-type="float">
            <text:p>1.2963911151</text:p>
          </table:table-cell>
          <table:table-cell office:value-type="float" office:value="1.3243662974" calcext:value-type="float">
            <text:p>1.3243662974</text:p>
          </table:table-cell>
          <table:table-cell office:value-type="float" office:value="1.3490085243" calcext:value-type="float">
            <text:p>1.3490085243</text:p>
          </table:table-cell>
          <table:table-cell office:value-type="float" office:value="1.3734699104" calcext:value-type="float">
            <text:p>1.3734699104</text:p>
          </table:table-cell>
          <table:table-cell office:value-type="float" office:value="1.3955252721" calcext:value-type="float">
            <text:p>1.3955252721</text:p>
          </table:table-cell>
          <table:table-cell office:value-type="float" office:value="1.4166945604" calcext:value-type="float">
            <text:p>1.4166945604</text:p>
          </table:table-cell>
          <table:table-cell office:value-type="float" office:value="1.4364347414" calcext:value-type="float">
            <text:p>1.4364347414</text:p>
          </table:table-cell>
          <table:table-cell office:value-type="float" office:value="1.4550685445" calcext:value-type="float">
            <text:p>1.4550685445</text:p>
          </table:table-cell>
          <table:table-cell office:value-type="float" office:value="1.4713508629" calcext:value-type="float">
            <text:p>1.4713508629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592061719" calcext:value-type="float">
            <text:p>0.592061719</text:p>
          </table:table-cell>
          <table:table-cell office:value-type="float" office:value="0.7142312573" calcext:value-type="float">
            <text:p>0.7142312573</text:p>
          </table:table-cell>
          <table:table-cell office:value-type="float" office:value="0.7922179899" calcext:value-type="float">
            <text:p>0.7922179899</text:p>
          </table:table-cell>
          <table:table-cell office:value-type="float" office:value="0.8642177436" calcext:value-type="float">
            <text:p>0.8642177436</text:p>
          </table:table-cell>
          <table:table-cell office:value-type="float" office:value="0.8945397269" calcext:value-type="float">
            <text:p>0.8945397269</text:p>
          </table:table-cell>
          <table:table-cell office:value-type="float" office:value="0.9468544978" calcext:value-type="float">
            <text:p>0.9468544978</text:p>
          </table:table-cell>
          <table:table-cell office:value-type="float" office:value="0.9569002518" calcext:value-type="float">
            <text:p>0.9569002518</text:p>
          </table:table-cell>
          <table:table-cell office:value-type="float" office:value="0.9957313013" calcext:value-type="float">
            <text:p>0.9957313013</text:p>
          </table:table-cell>
          <table:table-cell office:value-type="float" office:value="1.0296727393" calcext:value-type="float">
            <text:p>1.0296727393</text:p>
          </table:table-cell>
          <table:table-cell office:value-type="float" office:value="1.0532742339" calcext:value-type="float">
            <text:p>1.0532742339</text:p>
          </table:table-cell>
          <table:table-cell office:value-type="float" office:value="1.0597905726" calcext:value-type="float">
            <text:p>1.0597905726</text:p>
          </table:table-cell>
          <table:table-cell office:value-type="float" office:value="1.0785566338" calcext:value-type="float">
            <text:p>1.0785566338</text:p>
          </table:table-cell>
          <table:table-cell office:value-type="float" office:value="1.1018311055" calcext:value-type="float">
            <text:p>1.1018311055</text:p>
          </table:table-cell>
          <table:table-cell office:value-type="float" office:value="1.1223326633" calcext:value-type="float">
            <text:p>1.1223326633</text:p>
          </table:table-cell>
          <table:table-cell office:value-type="float" office:value="1.1426837672" calcext:value-type="float">
            <text:p>1.1426837672</text:p>
          </table:table-cell>
          <table:table-cell office:value-type="float" office:value="1.1610331344" calcext:value-type="float">
            <text:p>1.1610331344</text:p>
          </table:table-cell>
          <table:table-cell office:value-type="float" office:value="1.1786453165" calcext:value-type="float">
            <text:p>1.1786453165</text:p>
          </table:table-cell>
          <table:table-cell office:value-type="float" office:value="1.1950685262" calcext:value-type="float">
            <text:p>1.1950685262</text:p>
          </table:table-cell>
          <table:table-cell office:value-type="float" office:value="1.2105712643" calcext:value-type="float">
            <text:p>1.2105712643</text:p>
          </table:table-cell>
          <table:table-cell office:value-type="float" office:value="1.224117641" calcext:value-type="float">
            <text:p>1.22411764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ITIAL_FIRE_SIZE_SD</text:p>
          </table:table-cell>
          <table:table-cell office:value-type="string" calcext:value-type="string">
            <text:p>CONFIGURATION</text:p>
          </table:table-cell>
          <table:table-cell table:number-columns-repeated="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1379547905" calcext:value-type="float">
            <text:p>0.1379547905</text:p>
          </table:table-cell>
          <table:table-cell office:value-type="float" office:value="0.1194452649" calcext:value-type="float">
            <text:p>0.1194452649</text:p>
          </table:table-cell>
          <table:table-cell office:value-type="float" office:value="0.105315045" calcext:value-type="float">
            <text:p>0.105315045</text:p>
          </table:table-cell>
          <table:table-cell office:value-type="float" office:value="0.0941743424" calcext:value-type="float">
            <text:p>0.0941743424</text:p>
          </table:table-cell>
          <table:table-cell office:value-type="float" office:value="0.0851651835" calcext:value-type="float">
            <text:p>0.0851651835</text:p>
          </table:table-cell>
          <table:table-cell office:value-type="float" office:value="0.0777292401" calcext:value-type="float">
            <text:p>0.0777292401</text:p>
          </table:table-cell>
          <table:table-cell office:value-type="float" office:value="0.071487521" calcext:value-type="float">
            <text:p>0.071487521</text:p>
          </table:table-cell>
          <table:table-cell office:value-type="float" office:value="0.0661737193" calcext:value-type="float">
            <text:p>0.0661737193</text:p>
          </table:table-cell>
          <table:table-cell office:value-type="float" office:value="0.0615952301" calcext:value-type="float">
            <text:p>0.0615952301</text:p>
          </table:table-cell>
          <table:table-cell office:value-type="float" office:value="0.0576093037" calcext:value-type="float">
            <text:p>0.0576093037</text:p>
          </table:table-cell>
          <table:table-cell office:value-type="float" office:value="0.0541078948" calcext:value-type="float">
            <text:p>0.0541078948</text:p>
          </table:table-cell>
          <table:table-cell office:value-type="float" office:value="0.0510077205" calcext:value-type="float">
            <text:p>0.0510077205</text:p>
          </table:table-cell>
          <table:table-cell office:value-type="float" office:value="0.0482435505" calcext:value-type="float">
            <text:p>0.0482435505</text:p>
          </table:table-cell>
          <table:table-cell office:value-type="float" office:value="0.0457635676" calcext:value-type="float">
            <text:p>0.0457635676</text:p>
          </table:table-cell>
          <table:table-cell office:value-type="float" office:value="0.043526088" calcext:value-type="float">
            <text:p>0.043526088</text:p>
          </table:table-cell>
          <table:table-cell office:value-type="float" office:value="0.0414972004" calcext:value-type="float">
            <text:p>0.0414972004</text:p>
          </table:table-cell>
          <table:table-cell office:value-type="float" office:value="0.0396490344" calcext:value-type="float">
            <text:p>0.0396490344</text:p>
          </table:table-cell>
          <table:table-cell office:value-type="float" office:value="0.0379584731" calcext:value-type="float">
            <text:p>0.0379584731</text:p>
          </table:table-cell>
          <table:table-cell office:value-type="float" office:value="0.0364061811" calcext:value-type="float">
            <text:p>0.0364061811</text:p>
          </table:table-cell>
          <table:table-cell office:value-type="float" office:value="0.0349758614" calcext:value-type="float">
            <text:p>0.0349758614</text:p>
          </table:table-cell>
          <table:table-cell table:number-columns-repeated="63"/>
        </table:table-row>
        <calcext:conditional-formats>
          <calcext:conditional-format calcext:target-range-address="Vegetation1.X27:Vegetation1.AQ107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Vegetation1.AS27:Vegetation1.BL107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8T23:18:39.534627658</dc:date>
    <meta:editing-duration>PT10M36S</meta:editing-duration>
    <meta:editing-cycles>2</meta:editing-cycles>
    <meta:generator>LibreOffice/5.1.6.2$Linux_X86_64 LibreOffice_project/10m0$Build-2</meta:generator>
    <meta:document-statistic meta:table-count="1" meta:cell-count="156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07cm" svg:y="3.952cm" style:legend-expansion="high" chart:style-name="ch2"/>
        <chart:plot-area chart:style-name="ch3" table:cell-range-address="Vegetation1.X24:Vegetation1.AQ25" svg:x="0.32cm" svg:y="0.18cm" svg:width="13.467cm" svg:height="8.64cm">
          <chartooo:coordinate-region svg:x="0.941cm" svg:y="0.379cm" svg:width="12.4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getation1.X24:Vegetation1.AQ24" chart:class="chart:line">
            <chart:data-point chart:repeated="20"/>
          </chart:series>
          <chart:series chart:style-name="ch7" chart:values-cell-range-address="Vegetation1.X25:Vegetation1.AQ25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2.35550903076547">
                <text:p>2.35550903076547</text:p>
                <draw:g>
                  <svg:desc>Vegetation1.X24:Vegetation1.AQ24</svg:desc>
                </draw:g>
              </table:table-cell>
              <table:table-cell office:value-type="float" office:value="5.32161062115147">
                <text:p>5.32161062115147</text:p>
              </table:table-cell>
              <table:table-cell office:value-type="float" office:value="8.87465241531665">
                <text:p>8.87465241531665</text:p>
              </table:table-cell>
              <table:table-cell office:value-type="float" office:value="13.0245797378578">
                <text:p>13.0245797378578</text:p>
              </table:table-cell>
              <table:table-cell office:value-type="float" office:value="17.7022052501419">
                <text:p>17.7022052501419</text:p>
              </table:table-cell>
              <table:table-cell office:value-type="float" office:value="23.0073424039797">
                <text:p>23.0073424039797</text:p>
              </table:table-cell>
              <table:table-cell office:value-type="float" office:value="28.7812436482028">
                <text:p>28.7812436482028</text:p>
              </table:table-cell>
              <table:table-cell office:value-type="float" office:value="35.2225302154389">
                <text:p>35.2225302154389</text:p>
              </table:table-cell>
              <table:table-cell office:value-type="float" office:value="42.2448392325029">
                <text:p>42.2448392325029</text:p>
              </table:table-cell>
              <table:table-cell office:value-type="float" office:value="49.8152747607283">
                <text:p>49.8152747607283</text:p>
              </table:table-cell>
              <table:table-cell office:value-type="float" office:value="57.8747288554825">
                <text:p>57.8747288554825</text:p>
              </table:table-cell>
              <table:table-cell office:value-type="float" office:value="66.5979632775178">
                <text:p>66.5979632775178</text:p>
              </table:table-cell>
              <table:table-cell office:value-type="float" office:value="75.9625613964605">
                <text:p>75.9625613964605</text:p>
              </table:table-cell>
              <table:table-cell office:value-type="float" office:value="85.925536035219">
                <text:p>85.925536035219</text:p>
              </table:table-cell>
              <table:table-cell office:value-type="float" office:value="96.5151289877413">
                <text:p>96.5151289877413</text:p>
              </table:table-cell>
              <table:table-cell office:value-type="float" office:value="107.720346415338">
                <text:p>107.720346415338</text:p>
              </table:table-cell>
              <table:table-cell office:value-type="float" office:value="119.560781339113">
                <text:p>119.560781339113</text:p>
              </table:table-cell>
              <table:table-cell office:value-type="float" office:value="132.038365059999">
                <text:p>132.038365059999</text:p>
              </table:table-cell>
              <table:table-cell office:value-type="float" office:value="145.163662517489">
                <text:p>145.163662517489</text:p>
              </table:table-cell>
              <table:table-cell office:value-type="float" office:value="158.927197406073">
                <text:p>158.92719740607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1.7830447840841">
                <text:p>21.7830447840841</text:p>
                <draw:g>
                  <svg:desc>Vegetation1.X25:Vegetation1.AQ25</svg:desc>
                </draw:g>
              </table:table-cell>
              <table:table-cell office:value-type="float" office:value="24.8657889695628">
                <text:p>24.8657889695628</text:p>
              </table:table-cell>
              <table:table-cell office:value-type="float" office:value="27.8973569157799">
                <text:p>27.8973569157799</text:p>
              </table:table-cell>
              <table:table-cell office:value-type="float" office:value="30.8800943647385">
                <text:p>30.8800943647385</text:p>
              </table:table-cell>
              <table:table-cell office:value-type="float" office:value="33.8162807116714">
                <text:p>33.8162807116714</text:p>
              </table:table-cell>
              <table:table-cell office:value-type="float" office:value="36.7079779451702">
                <text:p>36.7079779451702</text:p>
              </table:table-cell>
              <table:table-cell office:value-type="float" office:value="39.5569941839959">
                <text:p>39.5569941839959</text:p>
              </table:table-cell>
              <table:table-cell office:value-type="float" office:value="42.3648898375597">
                <text:p>42.3648898375597</text:p>
              </table:table-cell>
              <table:table-cell office:value-type="float" office:value="45.1329986386063">
                <text:p>45.1329986386063</text:p>
              </table:table-cell>
              <table:table-cell office:value-type="float" office:value="47.8624522191228">
                <text:p>47.8624522191228</text:p>
              </table:table-cell>
              <table:table-cell office:value-type="float" office:value="50.5542041223348">
                <text:p>50.5542041223348</text:p>
              </table:table-cell>
              <table:table-cell office:value-type="float" office:value="53.2090514076008">
                <text:p>53.2090514076008</text:p>
              </table:table-cell>
              <table:table-cell office:value-type="float" office:value="55.8276536109789">
                <text:p>55.8276536109789</text:p>
              </table:table-cell>
              <table:table-cell office:value-type="float" office:value="58.4105491083563">
                <text:p>58.4105491083563</text:p>
              </table:table-cell>
              <table:table-cell office:value-type="float" office:value="60.9581690472855">
                <text:p>60.9581690472855</text:p>
              </table:table-cell>
              <table:table-cell office:value-type="float" office:value="63.4708493822267">
                <text:p>63.4708493822267</text:p>
              </table:table-cell>
              <table:table-cell office:value-type="float" office:value="65.9488411570413">
                <text:p>65.9488411570413</text:p>
              </table:table-cell>
              <table:table-cell office:value-type="float" office:value="68.3923192065285">
                <text:p>68.3923192065285</text:p>
              </table:table-cell>
              <table:table-cell office:value-type="float" office:value="70.8013897817557">
                <text:p>70.8013897817557</text:p>
              </table:table-cell>
              <table:table-cell office:value-type="float" office:value="73.1760970071601">
                <text:p>73.1760970071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